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2.542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2.43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2.051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1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ence Curve" table:style-name="ta1">
        <office:forms form:automatic-focus="false" form:apply-design-mode="false"/>
        <table:shapes>
          <draw:frame draw:z-index="0" draw:style-name="gr1" draw:text-style-name="P1" svg:width="25.496cm" svg:height="20.402cm" svg:x="24.01cm" svg:y="0.157cm">
            <draw:object draw:notify-on-update-of-ranges="'Experience Curve'.A2:'Experience Curve'.A201 'Experience Curve'.B1:'Experience Curve'.B1 'Experience Curve'.B2:'Experience Curve'.B201 'Experience Curve'.C1:'Experience Curve'.C1 'Experience Curve'.C2:'Experience Curve'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Current XP Required</text:p>
          </table:table-cell>
          <table:table-cell table:style-name="Default" office:value-type="string" calcext:value-type="string">
            <text:p>New XP Required</text:p>
          </table:table-cell>
          <table:table-cell office:value-type="string" calcext:value-type="string">
            <text:p>XP Gain / H</text:p>
          </table:table-cell>
          <table:table-cell table:style-name="Default" office:value-type="string" calcext:value-type="string">
            <text:p>Current H/Level</text:p>
          </table:table-cell>
          <table:table-cell table:style-name="Default" office:value-type="string" calcext:value-type="string">
            <text:p>New H/Level</text:p>
          </table:table-cell>
          <table:table-cell table:style-name="Default" office:value-type="string" calcext:value-type="string">
            <text:p>Current D/Level</text:p>
          </table:table-cell>
          <table:table-cell table:style-name="Default" office:value-type="string" calcext:value-type="string">
            <text:p>New D/Level</text:p>
          </table:table-cell>
          <table:table-cell office:value-type="string" calcext:value-type="string">
            <text:p>Level Reward</text:p>
          </table:table-cell>
          <table:table-cell office:value-type="string" calcext:value-type="string">
            <text:p>Cum. Rewar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5 - 2*[.$A2]^4 + 3*[.$A2]^3 - 4*[.$A2]^2 + 5*[.$A2] - 3" office:value-type="float" office:value="0" calcext:value-type="float">
            <text:p>0</text:p>
          </table:table-cell>
          <table:table-cell table:formula="of:=2^([.$A2]/6) + 1*[.$A2]^4 - 2" office:value-type="float" office:value="0.122462048309373" calcext:value-type="float">
            <text:p>0</text:p>
          </table:table-cell>
          <table:table-cell table:formula="of:=([.$A2]+1)*3600" office:value-type="float" office:value="7200" calcext:value-type="float">
            <text:p>7200</text:p>
          </table:table-cell>
          <table:table-cell table:formula="of:=[.B2]/[.D2]" office:value-type="float" office:value="0" calcext:value-type="float">
            <text:p>0.00</text:p>
          </table:table-cell>
          <table:table-cell table:formula="of:=[.C2]/[.D2]" office:value-type="float" office:value="0.0000170086178207463" calcext:value-type="float">
            <text:p>0.00</text:p>
          </table:table-cell>
          <table:table-cell table:formula="of:=[.B2]/[.D2]/24" office:value-type="float" office:value="0" calcext:value-type="float">
            <text:p>0.00</text:p>
          </table:table-cell>
          <table:table-cell table:formula="of:=[.C2]/[.D2]/24" office:value-type="float" office:value="0.000000708692409197761" calcext:value-type="float">
            <text:p>0.00</text:p>
          </table:table-cell>
          <table:table-cell table:formula="of:=20" office:value-type="float" office:value="20" calcext:value-type="float">
            <text:p>20</text:p>
          </table:table-cell>
          <table:table-cell table:formula="of:=SUM([.$I$2:.$I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5 - 2*[.$A3]^4 + 3*[.$A3]^3 - 4*[.$A3]^2 + 5*[.$A3] - 3" office:value-type="float" office:value="15" calcext:value-type="float">
            <text:p>15</text:p>
          </table:table-cell>
          <table:table-cell table:formula="of:=2^([.$A3]/6) + 1*[.$A3]^4 - 2" office:value-type="float" office:value="15.2599210498949" calcext:value-type="float">
            <text:p>15</text:p>
          </table:table-cell>
          <table:table-cell table:formula="of:=([.$A3]+1)*3600" office:value-type="float" office:value="10800" calcext:value-type="float">
            <text:p>10800</text:p>
          </table:table-cell>
          <table:table-cell table:formula="of:=[.B3]/[.D3]" office:value-type="float" office:value="0.00138888888888889" calcext:value-type="float">
            <text:p>0.00</text:p>
          </table:table-cell>
          <table:table-cell table:formula="of:=[.C3]/[.D3]" office:value-type="float" office:value="0.00141295565276804" calcext:value-type="float">
            <text:p>0.00</text:p>
          </table:table-cell>
          <table:table-cell table:formula="of:=[.B3]/[.D3]/24" office:value-type="float" office:value="0.0000578703703703704" calcext:value-type="float">
            <text:p>0.00</text:p>
          </table:table-cell>
          <table:table-cell table:formula="of:=[.C3]/[.D3]/24" office:value-type="float" office:value="0.0000588731521986685" calcext:value-type="float">
            <text:p>0.00</text:p>
          </table:table-cell>
          <table:table-cell table:formula="of:=[.I2]+[.A3]*20" office:value-type="float" office:value="60" calcext:value-type="float">
            <text:p>60</text:p>
          </table:table-cell>
          <table:table-cell table:formula="of:=SUM([.$I$2:.$I3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5 - 2*[.$A4]^4 + 3*[.$A4]^3 - 4*[.$A4]^2 + 5*[.$A4] - 3" office:value-type="float" office:value="138" calcext:value-type="float">
            <text:p>138</text:p>
          </table:table-cell>
          <table:table-cell table:formula="of:=2^([.$A4]/6) + 1*[.$A4]^4 - 2" office:value-type="float" office:value="80.4142135623731" calcext:value-type="float">
            <text:p>80</text:p>
          </table:table-cell>
          <table:table-cell table:formula="of:=([.$A4]+1)*3600" office:value-type="float" office:value="14400" calcext:value-type="float">
            <text:p>14400</text:p>
          </table:table-cell>
          <table:table-cell table:formula="of:=[.B4]/[.D4]" office:value-type="float" office:value="0.00958333333333333" calcext:value-type="float">
            <text:p>0.01</text:p>
          </table:table-cell>
          <table:table-cell table:formula="of:=[.C4]/[.D4]" office:value-type="float" office:value="0.00558432038627591" calcext:value-type="float">
            <text:p>0.01</text:p>
          </table:table-cell>
          <table:table-cell table:formula="of:=[.B4]/[.D4]/24" office:value-type="float" office:value="0.000399305555555556" calcext:value-type="float">
            <text:p>0.00</text:p>
          </table:table-cell>
          <table:table-cell table:formula="of:=[.C4]/[.D4]/24" office:value-type="float" office:value="0.00023268001609483" calcext:value-type="float">
            <text:p>0.00</text:p>
          </table:table-cell>
          <table:table-cell table:formula="of:=[.I3]+[.A4]*20" office:value-type="float" office:value="120" calcext:value-type="float">
            <text:p>120</text:p>
          </table:table-cell>
          <table:table-cell table:formula="of:=SUM([.$I$2:.$I4]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5 - 2*[.$A5]^4 + 3*[.$A5]^3 - 4*[.$A5]^2 + 5*[.$A5] - 3" office:value-type="float" office:value="657" calcext:value-type="float">
            <text:p>657</text:p>
          </table:table-cell>
          <table:table-cell table:formula="of:=2^([.$A5]/6) + 1*[.$A5]^4 - 2" office:value-type="float" office:value="255.587401051968" calcext:value-type="float">
            <text:p>256</text:p>
          </table:table-cell>
          <table:table-cell table:formula="of:=([.$A5]+1)*3600" office:value-type="float" office:value="18000" calcext:value-type="float">
            <text:p>18000</text:p>
          </table:table-cell>
          <table:table-cell table:formula="of:=[.B5]/[.D5]" office:value-type="float" office:value="0.0365" calcext:value-type="float">
            <text:p>0.04</text:p>
          </table:table-cell>
          <table:table-cell table:formula="of:=[.C5]/[.D5]" office:value-type="float" office:value="0.0141993000584427" calcext:value-type="float">
            <text:p>0.01</text:p>
          </table:table-cell>
          <table:table-cell table:formula="of:=[.B5]/[.D5]/24" office:value-type="float" office:value="0.00152083333333333" calcext:value-type="float">
            <text:p>0.00</text:p>
          </table:table-cell>
          <table:table-cell table:formula="of:=[.C5]/[.D5]/24" office:value-type="float" office:value="0.000591637502435112" calcext:value-type="float">
            <text:p>0.00</text:p>
          </table:table-cell>
          <table:table-cell table:formula="of:=[.I4]+[.A5]*20" office:value-type="float" office:value="200" calcext:value-type="float">
            <text:p>200</text:p>
          </table:table-cell>
          <table:table-cell table:formula="of:=SUM([.$I$2:.$I5])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5 - 2*[.$A6]^4 + 3*[.$A6]^3 - 4*[.$A6]^2 + 5*[.$A6] - 3" office:value-type="float" office:value="2172" calcext:value-type="float">
            <text:p>2,172</text:p>
          </table:table-cell>
          <table:table-cell table:formula="of:=2^([.$A6]/6) + 1*[.$A6]^4 - 2" office:value-type="float" office:value="624.781797436281" calcext:value-type="float">
            <text:p>625</text:p>
          </table:table-cell>
          <table:table-cell table:formula="of:=([.$A6]+1)*3600" office:value-type="float" office:value="21600" calcext:value-type="float">
            <text:p>21600</text:p>
          </table:table-cell>
          <table:table-cell table:formula="of:=[.B6]/[.D6]" office:value-type="float" office:value="0.100555555555556" calcext:value-type="float">
            <text:p>0.10</text:p>
          </table:table-cell>
          <table:table-cell table:formula="of:=[.C6]/[.D6]" office:value-type="float" office:value="0.0289250832146426" calcext:value-type="float">
            <text:p>0.03</text:p>
          </table:table-cell>
          <table:table-cell table:formula="of:=[.B6]/[.D6]/24" office:value-type="float" office:value="0.00418981481481482" calcext:value-type="float">
            <text:p>0.00</text:p>
          </table:table-cell>
          <table:table-cell table:formula="of:=[.C6]/[.D6]/24" office:value-type="float" office:value="0.00120521180061011" calcext:value-type="float">
            <text:p>0.00</text:p>
          </table:table-cell>
          <table:table-cell table:formula="of:=[.I5]+[.A6]*20" office:value-type="float" office:value="300" calcext:value-type="float">
            <text:p>300</text:p>
          </table:table-cell>
          <table:table-cell table:formula="of:=SUM([.$I$2:.$I6])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5 - 2*[.$A7]^4 + 3*[.$A7]^3 - 4*[.$A7]^2 + 5*[.$A7] - 3" office:value-type="float" office:value="5715" calcext:value-type="float">
            <text:p>5,715</text:p>
          </table:table-cell>
          <table:table-cell table:formula="of:=2^([.$A7]/6) + 1*[.$A7]^4 - 2" office:value-type="float" office:value="1296" calcext:value-type="float">
            <text:p>1,296</text:p>
          </table:table-cell>
          <table:table-cell table:formula="of:=([.$A7]+1)*3600" office:value-type="float" office:value="25200" calcext:value-type="float">
            <text:p>25200</text:p>
          </table:table-cell>
          <table:table-cell table:formula="of:=[.B7]/[.D7]" office:value-type="float" office:value="0.226785714285714" calcext:value-type="float">
            <text:p>0.23</text:p>
          </table:table-cell>
          <table:table-cell table:formula="of:=[.C7]/[.D7]" office:value-type="float" office:value="0.0514285714285714" calcext:value-type="float">
            <text:p>0.05</text:p>
          </table:table-cell>
          <table:table-cell table:formula="of:=[.B7]/[.D7]/24" office:value-type="float" office:value="0.00944940476190476" calcext:value-type="float">
            <text:p>0.01</text:p>
          </table:table-cell>
          <table:table-cell table:formula="of:=[.C7]/[.D7]/24" office:value-type="float" office:value="0.00214285714285714" calcext:value-type="float">
            <text:p>0.00</text:p>
          </table:table-cell>
          <table:table-cell table:formula="of:=[.I6]+[.A7]*20" office:value-type="float" office:value="420" calcext:value-type="float">
            <text:p>420</text:p>
          </table:table-cell>
          <table:table-cell table:formula="of:=SUM([.$I$2:.$I7])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5 - 2*[.$A8]^4 + 3*[.$A8]^3 - 4*[.$A8]^2 + 5*[.$A8] - 3" office:value-type="float" office:value="12870" calcext:value-type="float">
            <text:p>12,870</text:p>
          </table:table-cell>
          <table:table-cell table:formula="of:=2^([.$A8]/6) + 1*[.$A8]^4 - 2" office:value-type="float" office:value="2401.24492409662" calcext:value-type="float">
            <text:p>2,401</text:p>
          </table:table-cell>
          <table:table-cell table:formula="of:=([.$A8]+1)*3600" office:value-type="float" office:value="28800" calcext:value-type="float">
            <text:p>28800</text:p>
          </table:table-cell>
          <table:table-cell table:formula="of:=[.B8]/[.D8]" office:value-type="float" office:value="0.446875" calcext:value-type="float">
            <text:p>0.45</text:p>
          </table:table-cell>
          <table:table-cell table:formula="of:=[.C8]/[.D8]" office:value-type="float" office:value="0.0833765598644659" calcext:value-type="float">
            <text:p>0.08</text:p>
          </table:table-cell>
          <table:table-cell table:formula="of:=[.B8]/[.D8]/24" office:value-type="float" office:value="0.0186197916666667" calcext:value-type="float">
            <text:p>0.02</text:p>
          </table:table-cell>
          <table:table-cell table:formula="of:=[.C8]/[.D8]/24" office:value-type="float" office:value="0.00347402332768608" calcext:value-type="float">
            <text:p>0.00</text:p>
          </table:table-cell>
          <table:table-cell table:formula="of:=[.I7]+[.A8]*20" office:value-type="float" office:value="560" calcext:value-type="float">
            <text:p>560</text:p>
          </table:table-cell>
          <table:table-cell table:formula="of:=SUM([.$I$2:.$I8])"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5 - 2*[.$A9]^4 + 3*[.$A9]^3 - 4*[.$A9]^2 + 5*[.$A9] - 3" office:value-type="float" office:value="25893" calcext:value-type="float">
            <text:p>25,893</text:p>
          </table:table-cell>
          <table:table-cell table:formula="of:=2^([.$A9]/6) + 1*[.$A9]^4 - 2" office:value-type="float" office:value="4096.51984209979" calcext:value-type="float">
            <text:p>4,097</text:p>
          </table:table-cell>
          <table:table-cell table:formula="of:=([.$A9]+1)*3600" office:value-type="float" office:value="32400" calcext:value-type="float">
            <text:p>32400</text:p>
          </table:table-cell>
          <table:table-cell table:formula="of:=[.B9]/[.D9]" office:value-type="float" office:value="0.799166666666667" calcext:value-type="float">
            <text:p>0.80</text:p>
          </table:table-cell>
          <table:table-cell table:formula="of:=[.C9]/[.D9]" office:value-type="float" office:value="0.126435797595673" calcext:value-type="float">
            <text:p>0.13</text:p>
          </table:table-cell>
          <table:table-cell table:formula="of:=[.B9]/[.D9]/24" office:value-type="float" office:value="0.0332986111111111" calcext:value-type="float">
            <text:p>0.03</text:p>
          </table:table-cell>
          <table:table-cell table:formula="of:=[.C9]/[.D9]/24" office:value-type="float" office:value="0.00526815823315302" calcext:value-type="float">
            <text:p>0.01</text:p>
          </table:table-cell>
          <table:table-cell table:formula="of:=[.I8]+[.A9]*20" office:value-type="float" office:value="720" calcext:value-type="float">
            <text:p>720</text:p>
          </table:table-cell>
          <table:table-cell table:formula="of:=SUM([.$I$2:.$I9])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5 - 2*[.$A10]^4 + 3*[.$A10]^3 - 4*[.$A10]^2 + 5*[.$A10] - 3" office:value-type="float" office:value="47832" calcext:value-type="float">
            <text:p>47,832</text:p>
          </table:table-cell>
          <table:table-cell table:formula="of:=2^([.$A10]/6) + 1*[.$A10]^4 - 2" office:value-type="float" office:value="6561.82842712475" calcext:value-type="float">
            <text:p>6,562</text:p>
          </table:table-cell>
          <table:table-cell table:formula="of:=([.$A10]+1)*3600" office:value-type="float" office:value="36000" calcext:value-type="float">
            <text:p>36000</text:p>
          </table:table-cell>
          <table:table-cell table:formula="of:=[.B10]/[.D10]" office:value-type="float" office:value="1.32866666666667" calcext:value-type="float">
            <text:p>1.33</text:p>
          </table:table-cell>
          <table:table-cell table:formula="of:=[.C10]/[.D10]" office:value-type="float" office:value="0.182273011864576" calcext:value-type="float">
            <text:p>0.18</text:p>
          </table:table-cell>
          <table:table-cell table:formula="of:=[.B10]/[.D10]/24" office:value-type="float" office:value="0.0553611111111111" calcext:value-type="float">
            <text:p>0.06</text:p>
          </table:table-cell>
          <table:table-cell table:formula="of:=[.C10]/[.D10]/24" office:value-type="float" office:value="0.00759470882769068" calcext:value-type="float">
            <text:p>0.01</text:p>
          </table:table-cell>
          <table:table-cell table:formula="of:=[.I9]+[.A10]*20" office:value-type="float" office:value="900" calcext:value-type="float">
            <text:p>900</text:p>
          </table:table-cell>
          <table:table-cell table:formula="of:=SUM([.$I$2:.$I10])"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5 - 2*[.$A11]^4 + 3*[.$A11]^3 - 4*[.$A11]^2 + 5*[.$A11] - 3" office:value-type="float" office:value="82647" calcext:value-type="float">
            <text:p>82,647</text:p>
          </table:table-cell>
          <table:table-cell table:formula="of:=2^([.$A11]/6) + 1*[.$A11]^4 - 2" office:value-type="float" office:value="10001.1748021039" calcext:value-type="float">
            <text:p>10,001</text:p>
          </table:table-cell>
          <table:table-cell table:formula="of:=([.$A11]+1)*3600" office:value-type="float" office:value="39600" calcext:value-type="float">
            <text:p>39600</text:p>
          </table:table-cell>
          <table:table-cell table:formula="of:=[.B11]/[.D11]" office:value-type="float" office:value="2.08704545454545" calcext:value-type="float">
            <text:p>2.09</text:p>
          </table:table-cell>
          <table:table-cell table:formula="of:=[.C11]/[.D11]" office:value-type="float" office:value="0.252554919245049" calcext:value-type="float">
            <text:p>0.25</text:p>
          </table:table-cell>
          <table:table-cell table:formula="of:=[.B11]/[.D11]/24" office:value-type="float" office:value="0.0869602272727273" calcext:value-type="float">
            <text:p>0.09</text:p>
          </table:table-cell>
          <table:table-cell table:formula="of:=[.C11]/[.D11]/24" office:value-type="float" office:value="0.0105231216352104" calcext:value-type="float">
            <text:p>0.01</text:p>
          </table:table-cell>
          <table:table-cell table:formula="of:=[.I10]+[.A11]*20" office:value-type="float" office:value="1100" calcext:value-type="float">
            <text:p>1100</text:p>
          </table:table-cell>
          <table:table-cell table:formula="of:=SUM([.$I$2:.$I11])"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5 - 2*[.$A12]^4 + 3*[.$A12]^3 - 4*[.$A12]^2 + 5*[.$A12] - 3" office:value-type="float" office:value="135330" calcext:value-type="float">
            <text:p>135,330</text:p>
          </table:table-cell>
          <table:table-cell table:formula="of:=2^([.$A12]/6) + 1*[.$A12]^4 - 2" office:value-type="float" office:value="14642.5635948726" calcext:value-type="float">
            <text:p>14,643</text:p>
          </table:table-cell>
          <table:table-cell table:formula="of:=([.$A12]+1)*3600" office:value-type="float" office:value="43200" calcext:value-type="float">
            <text:p>43200</text:p>
          </table:table-cell>
          <table:table-cell table:formula="of:=[.B12]/[.D12]" office:value-type="float" office:value="3.13263888888889" calcext:value-type="float">
            <text:p>3.13</text:p>
          </table:table-cell>
          <table:table-cell table:formula="of:=[.C12]/[.D12]" office:value-type="float" office:value="0.338948231362791" calcext:value-type="float">
            <text:p>0.34</text:p>
          </table:table-cell>
          <table:table-cell table:formula="of:=[.B12]/[.D12]/24" office:value-type="float" office:value="0.13052662037037" calcext:value-type="float">
            <text:p>0.13</text:p>
          </table:table-cell>
          <table:table-cell table:formula="of:=[.C12]/[.D12]/24" office:value-type="float" office:value="0.0141228429734496" calcext:value-type="float">
            <text:p>0.01</text:p>
          </table:table-cell>
          <table:table-cell table:formula="of:=[.I11]+[.A12]*20" office:value-type="float" office:value="1320" calcext:value-type="float">
            <text:p>1320</text:p>
          </table:table-cell>
          <table:table-cell table:formula="of:=SUM([.$I$2:.$I12])" office:value-type="float" office:value="5720" calcext:value-type="float">
            <text:p>57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5 - 2*[.$A13]^4 + 3*[.$A13]^3 - 4*[.$A13]^2 + 5*[.$A13] - 3" office:value-type="float" office:value="212025" calcext:value-type="float">
            <text:p>212,025</text:p>
          </table:table-cell>
          <table:table-cell table:formula="of:=2^([.$A13]/6) + 1*[.$A13]^4 - 2" office:value-type="float" office:value="20738" calcext:value-type="float">
            <text:p>20,738</text:p>
          </table:table-cell>
          <table:table-cell table:formula="of:=([.$A13]+1)*3600" office:value-type="float" office:value="46800" calcext:value-type="float">
            <text:p>46800</text:p>
          </table:table-cell>
          <table:table-cell table:formula="of:=[.B13]/[.D13]" office:value-type="float" office:value="4.53044871794872" calcext:value-type="float">
            <text:p>4.53</text:p>
          </table:table-cell>
          <table:table-cell table:formula="of:=[.C13]/[.D13]" office:value-type="float" office:value="0.443119658119658" calcext:value-type="float">
            <text:p>0.44</text:p>
          </table:table-cell>
          <table:table-cell table:formula="of:=[.B13]/[.D13]/24" office:value-type="float" office:value="0.188768696581197" calcext:value-type="float">
            <text:p>0.19</text:p>
          </table:table-cell>
          <table:table-cell table:formula="of:=[.C13]/[.D13]/24" office:value-type="float" office:value="0.0184633190883191" calcext:value-type="float">
            <text:p>0.02</text:p>
          </table:table-cell>
          <table:table-cell table:formula="of:=[.I12]+[.A13]*20" office:value-type="float" office:value="1560" calcext:value-type="float">
            <text:p>1560</text:p>
          </table:table-cell>
          <table:table-cell table:formula="of:=SUM([.$I$2:.$I13])" office:value-type="float" office:value="7280" calcext:value-type="float">
            <text:p>72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5 - 2*[.$A14]^4 + 3*[.$A14]^3 - 4*[.$A14]^2 + 5*[.$A14] - 3" office:value-type="float" office:value="320148" calcext:value-type="float">
            <text:p>320,148</text:p>
          </table:table-cell>
          <table:table-cell table:formula="of:=2^([.$A14]/6) + 1*[.$A14]^4 - 2" office:value-type="float" office:value="28563.4898481932" calcext:value-type="float">
            <text:p>28,563</text:p>
          </table:table-cell>
          <table:table-cell table:formula="of:=([.$A14]+1)*3600" office:value-type="float" office:value="50400" calcext:value-type="float">
            <text:p>50400</text:p>
          </table:table-cell>
          <table:table-cell table:formula="of:=[.B14]/[.D14]" office:value-type="float" office:value="6.35214285714286" calcext:value-type="float">
            <text:p>6.35</text:p>
          </table:table-cell>
          <table:table-cell table:formula="of:=[.C14]/[.D14]" office:value-type="float" office:value="0.566735909686374" calcext:value-type="float">
            <text:p>0.57</text:p>
          </table:table-cell>
          <table:table-cell table:formula="of:=[.B14]/[.D14]/24" office:value-type="float" office:value="0.264672619047619" calcext:value-type="float">
            <text:p>0.26</text:p>
          </table:table-cell>
          <table:table-cell table:formula="of:=[.C14]/[.D14]/24" office:value-type="float" office:value="0.0236139962369322" calcext:value-type="float">
            <text:p>0.02</text:p>
          </table:table-cell>
          <table:table-cell table:formula="of:=[.I13]+[.A14]*20" office:value-type="float" office:value="1820" calcext:value-type="float">
            <text:p>1820</text:p>
          </table:table-cell>
          <table:table-cell table:formula="of:=SUM([.$I$2:.$I14])"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5 - 2*[.$A15]^4 + 3*[.$A15]^3 - 4*[.$A15]^2 + 5*[.$A15] - 3" office:value-type="float" office:value="468507" calcext:value-type="float">
            <text:p>468,507</text:p>
          </table:table-cell>
          <table:table-cell table:formula="of:=2^([.$A15]/6) + 1*[.$A15]^4 - 2" office:value-type="float" office:value="38419.0396841996" calcext:value-type="float">
            <text:p>38,419</text:p>
          </table:table-cell>
          <table:table-cell table:formula="of:=([.$A15]+1)*3600" office:value-type="float" office:value="54000" calcext:value-type="float">
            <text:p>54000</text:p>
          </table:table-cell>
          <table:table-cell table:formula="of:=[.B15]/[.D15]" office:value-type="float" office:value="8.67605555555556" calcext:value-type="float">
            <text:p>8.68</text:p>
          </table:table-cell>
          <table:table-cell table:formula="of:=[.C15]/[.D15]" office:value-type="float" office:value="0.711463697855548" calcext:value-type="float">
            <text:p>0.71</text:p>
          </table:table-cell>
          <table:table-cell table:formula="of:=[.B15]/[.D15]/24" office:value-type="float" office:value="0.361502314814815" calcext:value-type="float">
            <text:p>0.36</text:p>
          </table:table-cell>
          <table:table-cell table:formula="of:=[.C15]/[.D15]/24" office:value-type="float" office:value="0.0296443207439812" calcext:value-type="float">
            <text:p>0.03</text:p>
          </table:table-cell>
          <table:table-cell table:formula="of:=[.I14]+[.A15]*20" office:value-type="float" office:value="2100" calcext:value-type="float">
            <text:p>2100</text:p>
          </table:table-cell>
          <table:table-cell table:formula="of:=SUM([.$I$2:.$I15])" office:value-type="float" office:value="11200" calcext:value-type="float">
            <text:p>112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5 - 2*[.$A16]^4 + 3*[.$A16]^3 - 4*[.$A16]^2 + 5*[.$A16] - 3" office:value-type="float" office:value="667422" calcext:value-type="float">
            <text:p>667,422</text:p>
          </table:table-cell>
          <table:table-cell table:formula="of:=2^([.$A16]/6) + 1*[.$A16]^4 - 2" office:value-type="float" office:value="50628.6568542495" calcext:value-type="float">
            <text:p>50,629</text:p>
          </table:table-cell>
          <table:table-cell table:formula="of:=([.$A16]+1)*3600" office:value-type="float" office:value="57600" calcext:value-type="float">
            <text:p>57600</text:p>
          </table:table-cell>
          <table:table-cell table:formula="of:=[.B16]/[.D16]" office:value-type="float" office:value="11.5871875" calcext:value-type="float">
            <text:p>11.59</text:p>
          </table:table-cell>
          <table:table-cell table:formula="of:=[.C16]/[.D16]" office:value-type="float" office:value="0.878969737052943" calcext:value-type="float">
            <text:p>0.88</text:p>
          </table:table-cell>
          <table:table-cell table:formula="of:=[.B16]/[.D16]/24" office:value-type="float" office:value="0.482799479166667" calcext:value-type="float">
            <text:p>0.48</text:p>
          </table:table-cell>
          <table:table-cell table:formula="of:=[.C16]/[.D16]/24" office:value-type="float" office:value="0.0366237390438726" calcext:value-type="float">
            <text:p>0.04</text:p>
          </table:table-cell>
          <table:table-cell table:formula="of:=[.I15]+[.A16]*20" office:value-type="float" office:value="2400" calcext:value-type="float">
            <text:p>2400</text:p>
          </table:table-cell>
          <table:table-cell table:formula="of:=SUM([.$I$2:.$I16])" office:value-type="float" office:value="13600" calcext:value-type="float">
            <text:p>136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5 - 2*[.$A17]^4 + 3*[.$A17]^3 - 4*[.$A17]^2 + 5*[.$A17] - 3" office:value-type="float" office:value="928845" calcext:value-type="float">
            <text:p>928,845</text:p>
          </table:table-cell>
          <table:table-cell table:formula="of:=2^([.$A17]/6) + 1*[.$A17]^4 - 2" office:value-type="float" office:value="65540.3496042079" calcext:value-type="float">
            <text:p>65,540</text:p>
          </table:table-cell>
          <table:table-cell table:formula="of:=([.$A17]+1)*3600" office:value-type="float" office:value="61200" calcext:value-type="float">
            <text:p>61200</text:p>
          </table:table-cell>
          <table:table-cell table:formula="of:=[.B17]/[.D17]" office:value-type="float" office:value="15.1772058823529" calcext:value-type="float">
            <text:p>15.18</text:p>
          </table:table-cell>
          <table:table-cell table:formula="of:=[.C17]/[.D17]" office:value-type="float" office:value="1.0709207451668" calcext:value-type="float">
            <text:p>1.07</text:p>
          </table:table-cell>
          <table:table-cell table:formula="of:=[.B17]/[.D17]/24" office:value-type="float" office:value="0.632383578431373" calcext:value-type="float">
            <text:p>0.63</text:p>
          </table:table-cell>
          <table:table-cell table:formula="of:=[.C17]/[.D17]/24" office:value-type="float" office:value="0.0446216977152832" calcext:value-type="float">
            <text:p>0.04</text:p>
          </table:table-cell>
          <table:table-cell table:formula="of:=[.I16]+[.A17]*20" office:value-type="float" office:value="2720" calcext:value-type="float">
            <text:p>2720</text:p>
          </table:table-cell>
          <table:table-cell table:formula="of:=SUM([.$I$2:.$I17])" office:value-type="float" office:value="16320" calcext:value-type="float">
            <text:p>163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5 - 2*[.$A18]^4 + 3*[.$A18]^3 - 4*[.$A18]^2 + 5*[.$A18] - 3" office:value-type="float" office:value="1266480" calcext:value-type="float">
            <text:p>1,266,480</text:p>
          </table:table-cell>
          <table:table-cell table:formula="of:=2^([.$A18]/6) + 1*[.$A18]^4 - 2" office:value-type="float" office:value="83526.1271897451" calcext:value-type="float">
            <text:p>83,526</text:p>
          </table:table-cell>
          <table:table-cell table:formula="of:=([.$A18]+1)*3600" office:value-type="float" office:value="64800" calcext:value-type="float">
            <text:p>64800</text:p>
          </table:table-cell>
          <table:table-cell table:formula="of:=[.B18]/[.D18]" office:value-type="float" office:value="19.5444444444444" calcext:value-type="float">
            <text:p>19.54</text:p>
          </table:table-cell>
          <table:table-cell table:formula="of:=[.C18]/[.D18]" office:value-type="float" office:value="1.28898344428619" calcext:value-type="float">
            <text:p>1.29</text:p>
          </table:table-cell>
          <table:table-cell table:formula="of:=[.B18]/[.D18]/24" office:value-type="float" office:value="0.814351851851852" calcext:value-type="float">
            <text:p>0.81</text:p>
          </table:table-cell>
          <table:table-cell table:formula="of:=[.C18]/[.D18]/24" office:value-type="float" office:value="0.0537076435119246" calcext:value-type="float">
            <text:p>0.05</text:p>
          </table:table-cell>
          <table:table-cell table:formula="of:=[.I17]+[.A18]*20" office:value-type="float" office:value="3060" calcext:value-type="float">
            <text:p>3060</text:p>
          </table:table-cell>
          <table:table-cell table:formula="of:=SUM([.$I$2:.$I18])" office:value-type="float" office:value="19380" calcext:value-type="float">
            <text:p>1938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5 - 2*[.$A19]^4 + 3*[.$A19]^3 - 4*[.$A19]^2 + 5*[.$A19] - 3" office:value-type="float" office:value="1695903" calcext:value-type="float">
            <text:p>1,695,903</text:p>
          </table:table-cell>
          <table:table-cell table:formula="of:=2^([.$A19]/6) + 1*[.$A19]^4 - 2" office:value-type="float" office:value="104982" calcext:value-type="float">
            <text:p>104,982</text:p>
          </table:table-cell>
          <table:table-cell table:formula="of:=([.$A19]+1)*3600" office:value-type="float" office:value="68400" calcext:value-type="float">
            <text:p>68400</text:p>
          </table:table-cell>
          <table:table-cell table:formula="of:=[.B19]/[.D19]" office:value-type="float" office:value="24.7939035087719" calcext:value-type="float">
            <text:p>24.79</text:p>
          </table:table-cell>
          <table:table-cell table:formula="of:=[.C19]/[.D19]" office:value-type="float" office:value="1.53482456140351" calcext:value-type="float">
            <text:p>1.53</text:p>
          </table:table-cell>
          <table:table-cell table:formula="of:=[.B19]/[.D19]/24" office:value-type="float" office:value="1.0330793128655" calcext:value-type="float">
            <text:p>1.03</text:p>
          </table:table-cell>
          <table:table-cell table:formula="of:=[.C19]/[.D19]/24" office:value-type="float" office:value="0.0639510233918129" calcext:value-type="float">
            <text:p>0.06</text:p>
          </table:table-cell>
          <table:table-cell table:formula="of:=[.I18]+[.A19]*20" office:value-type="float" office:value="3420" calcext:value-type="float">
            <text:p>3420</text:p>
          </table:table-cell>
          <table:table-cell table:formula="of:=SUM([.$I$2:.$I19])" office:value-type="float" office:value="22800" calcext:value-type="float">
            <text:p>228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5 - 2*[.$A20]^4 + 3*[.$A20]^3 - 4*[.$A20]^2 + 5*[.$A20] - 3" office:value-type="float" office:value="2234682" calcext:value-type="float">
            <text:p>2,234,682</text:p>
          </table:table-cell>
          <table:table-cell table:formula="of:=2^([.$A20]/6) + 1*[.$A20]^4 - 2" office:value-type="float" office:value="130327.979696386" calcext:value-type="float">
            <text:p>130,328</text:p>
          </table:table-cell>
          <table:table-cell table:formula="of:=([.$A20]+1)*3600" office:value-type="float" office:value="72000" calcext:value-type="float">
            <text:p>72000</text:p>
          </table:table-cell>
          <table:table-cell table:formula="of:=[.B20]/[.D20]" office:value-type="float" office:value="31.03725" calcext:value-type="float">
            <text:p>31.04</text:p>
          </table:table-cell>
          <table:table-cell table:formula="of:=[.C20]/[.D20]" office:value-type="float" office:value="1.81011082911648" calcext:value-type="float">
            <text:p>1.81</text:p>
          </table:table-cell>
          <table:table-cell table:formula="of:=[.B20]/[.D20]/24" office:value-type="float" office:value="1.29321875" calcext:value-type="float">
            <text:p>1.29</text:p>
          </table:table-cell>
          <table:table-cell table:formula="of:=[.C20]/[.D20]/24" office:value-type="float" office:value="0.07542128454652" calcext:value-type="float">
            <text:p>0.08</text:p>
          </table:table-cell>
          <table:table-cell table:formula="of:=[.I19]+[.A20]*20" office:value-type="float" office:value="3800" calcext:value-type="float">
            <text:p>3800</text:p>
          </table:table-cell>
          <table:table-cell table:formula="of:=SUM([.$I$2:.$I20])" office:value-type="float" office:value="26600" calcext:value-type="float">
            <text:p>266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5 - 2*[.$A21]^4 + 3*[.$A21]^3 - 4*[.$A21]^2 + 5*[.$A21] - 3" office:value-type="float" office:value="2902497" calcext:value-type="float">
            <text:p>2,902,497</text:p>
          </table:table-cell>
          <table:table-cell table:formula="of:=2^([.$A21]/6) + 1*[.$A21]^4 - 2" office:value-type="float" office:value="160008.079368399" calcext:value-type="float">
            <text:p>160,008</text:p>
          </table:table-cell>
          <table:table-cell table:formula="of:=([.$A21]+1)*3600" office:value-type="float" office:value="75600" calcext:value-type="float">
            <text:p>75600</text:p>
          </table:table-cell>
          <table:table-cell table:formula="of:=[.B21]/[.D21]" office:value-type="float" office:value="38.3928174603175" calcext:value-type="float">
            <text:p>38.39</text:p>
          </table:table-cell>
          <table:table-cell table:formula="of:=[.C21]/[.D21]" office:value-type="float" office:value="2.11650898635449" calcext:value-type="float">
            <text:p>2.12</text:p>
          </table:table-cell>
          <table:table-cell table:formula="of:=[.B21]/[.D21]/24" office:value-type="float" office:value="1.59970072751323" calcext:value-type="float">
            <text:p>1.60</text:p>
          </table:table-cell>
          <table:table-cell table:formula="of:=[.C21]/[.D21]/24" office:value-type="float" office:value="0.0881878744314369" calcext:value-type="float">
            <text:p>0.09</text:p>
          </table:table-cell>
          <table:table-cell table:formula="of:=[.I20]+[.A21]*20" office:value-type="float" office:value="4200" calcext:value-type="float">
            <text:p>4200</text:p>
          </table:table-cell>
          <table:table-cell table:formula="of:=SUM([.$I$2:.$I21])" office:value-type="float" office:value="30800" calcext:value-type="float">
            <text:p>308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5 - 2*[.$A22]^4 + 3*[.$A22]^3 - 4*[.$A22]^2 + 5*[.$A22] - 3" office:value-type="float" office:value="3721260" calcext:value-type="float">
            <text:p>3,721,260</text:p>
          </table:table-cell>
          <table:table-cell table:formula="of:=2^([.$A22]/6) + 1*[.$A22]^4 - 2" office:value-type="float" office:value="194490.313708499" calcext:value-type="float">
            <text:p>194,490</text:p>
          </table:table-cell>
          <table:table-cell table:formula="of:=([.$A22]+1)*3600" office:value-type="float" office:value="79200" calcext:value-type="float">
            <text:p>79200</text:p>
          </table:table-cell>
          <table:table-cell table:formula="of:=[.B22]/[.D22]" office:value-type="float" office:value="46.9856060606061" calcext:value-type="float">
            <text:p>46.99</text:p>
          </table:table-cell>
          <table:table-cell table:formula="of:=[.C22]/[.D22]" office:value-type="float" office:value="2.45568577914771" calcext:value-type="float">
            <text:p>2.46</text:p>
          </table:table-cell>
          <table:table-cell table:formula="of:=[.B22]/[.D22]/24" office:value-type="float" office:value="1.95773358585859" calcext:value-type="float">
            <text:p>1.96</text:p>
          </table:table-cell>
          <table:table-cell table:formula="of:=[.C22]/[.D22]/24" office:value-type="float" office:value="0.102320240797821" calcext:value-type="float">
            <text:p>0.10</text:p>
          </table:table-cell>
          <table:table-cell table:formula="of:=[.I21]+[.A22]*20" office:value-type="float" office:value="4620" calcext:value-type="float">
            <text:p>4620</text:p>
          </table:table-cell>
          <table:table-cell table:formula="of:=SUM([.$I$2:.$I22])" office:value-type="float" office:value="35420" calcext:value-type="float">
            <text:p>354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5 - 2*[.$A23]^4 + 3*[.$A23]^3 - 4*[.$A23]^2 + 5*[.$A23] - 3" office:value-type="float" office:value="4715235" calcext:value-type="float">
            <text:p>4,715,235</text:p>
          </table:table-cell>
          <table:table-cell table:formula="of:=2^([.$A23]/6) + 1*[.$A23]^4 - 2" office:value-type="float" office:value="234266.699208416" calcext:value-type="float">
            <text:p>234,267</text:p>
          </table:table-cell>
          <table:table-cell table:formula="of:=([.$A23]+1)*3600" office:value-type="float" office:value="82800" calcext:value-type="float">
            <text:p>82800</text:p>
          </table:table-cell>
          <table:table-cell table:formula="of:=[.B23]/[.D23]" office:value-type="float" office:value="56.9472826086957" calcext:value-type="float">
            <text:p>56.95</text:p>
          </table:table-cell>
          <table:table-cell table:formula="of:=[.C23]/[.D23]" office:value-type="float" office:value="2.8293079614543" calcext:value-type="float">
            <text:p>2.83</text:p>
          </table:table-cell>
          <table:table-cell table:formula="of:=[.B23]/[.D23]/24" office:value-type="float" office:value="2.37280344202899" calcext:value-type="float">
            <text:p>2.37</text:p>
          </table:table-cell>
          <table:table-cell table:formula="of:=[.C23]/[.D23]/24" office:value-type="float" office:value="0.117887831727262" calcext:value-type="float">
            <text:p>0.12</text:p>
          </table:table-cell>
          <table:table-cell table:formula="of:=[.I22]+[.A23]*20" office:value-type="float" office:value="5060" calcext:value-type="float">
            <text:p>5060</text:p>
          </table:table-cell>
          <table:table-cell table:formula="of:=SUM([.$I$2:.$I23])" office:value-type="float" office:value="40480" calcext:value-type="float">
            <text:p>4048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5 - 2*[.$A24]^4 + 3*[.$A24]^3 - 4*[.$A24]^2 + 5*[.$A24] - 3" office:value-type="float" office:value="5911158" calcext:value-type="float">
            <text:p>5,911,158</text:p>
          </table:table-cell>
          <table:table-cell table:formula="of:=2^([.$A24]/6) + 1*[.$A24]^4 - 2" office:value-type="float" office:value="279853.25437949" calcext:value-type="float">
            <text:p>279,853</text:p>
          </table:table-cell>
          <table:table-cell table:formula="of:=([.$A24]+1)*3600" office:value-type="float" office:value="86400" calcext:value-type="float">
            <text:p>86400</text:p>
          </table:table-cell>
          <table:table-cell table:formula="of:=[.B24]/[.D24]" office:value-type="float" office:value="68.4161805555556" calcext:value-type="float">
            <text:p>68.42</text:p>
          </table:table-cell>
          <table:table-cell table:formula="of:=[.C24]/[.D24]" office:value-type="float" office:value="3.23904229605892" calcext:value-type="float">
            <text:p>3.24</text:p>
          </table:table-cell>
          <table:table-cell table:formula="of:=[.B24]/[.D24]/24" office:value-type="float" office:value="2.85067418981481" calcext:value-type="float">
            <text:p>2.85</text:p>
          </table:table-cell>
          <table:table-cell table:formula="of:=[.C24]/[.D24]/24" office:value-type="float" office:value="0.134960095669121" calcext:value-type="float">
            <text:p>0.13</text:p>
          </table:table-cell>
          <table:table-cell table:formula="of:=[.I23]+[.A24]*20" office:value-type="float" office:value="5520" calcext:value-type="float">
            <text:p>5520</text:p>
          </table:table-cell>
          <table:table-cell table:formula="of:=SUM([.$I$2:.$I24])" office:value-type="float" office:value="46000" calcext:value-type="float">
            <text:p>46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5 - 2*[.$A25]^4 + 3*[.$A25]^3 - 4*[.$A25]^2 + 5*[.$A25] - 3" office:value-type="float" office:value="7338357" calcext:value-type="float">
            <text:p>7,338,357</text:p>
          </table:table-cell>
          <table:table-cell table:formula="of:=2^([.$A25]/6) + 1*[.$A25]^4 - 2" office:value-type="float" office:value="331790" calcext:value-type="float">
            <text:p>331,790</text:p>
          </table:table-cell>
          <table:table-cell table:formula="of:=([.$A25]+1)*3600" office:value-type="float" office:value="90000" calcext:value-type="float">
            <text:p>90000</text:p>
          </table:table-cell>
          <table:table-cell table:formula="of:=[.B25]/[.D25]" office:value-type="float" office:value="81.5373" calcext:value-type="float">
            <text:p>81.54</text:p>
          </table:table-cell>
          <table:table-cell table:formula="of:=[.C25]/[.D25]" office:value-type="float" office:value="3.68655555555556" calcext:value-type="float">
            <text:p>3.69</text:p>
          </table:table-cell>
          <table:table-cell table:formula="of:=[.B25]/[.D25]/24" office:value-type="float" office:value="3.3973875" calcext:value-type="float">
            <text:p>3.40</text:p>
          </table:table-cell>
          <table:table-cell table:formula="of:=[.C25]/[.D25]/24" office:value-type="float" office:value="0.153606481481481" calcext:value-type="float">
            <text:p>0.15</text:p>
          </table:table-cell>
          <table:table-cell table:formula="of:=[.I24]+[.A25]*20" office:value-type="float" office:value="6000" calcext:value-type="float">
            <text:p>6000</text:p>
          </table:table-cell>
          <table:table-cell table:formula="of:=SUM([.$I$2:.$I25])" office:value-type="float" office:value="52000" calcext:value-type="float">
            <text:p>52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5 - 2*[.$A26]^4 + 3*[.$A26]^3 - 4*[.$A26]^2 + 5*[.$A26] - 3" office:value-type="float" office:value="9028872" calcext:value-type="float">
            <text:p>9,028,872</text:p>
          </table:table-cell>
          <table:table-cell table:formula="of:=2^([.$A26]/6) + 1*[.$A26]^4 - 2" office:value-type="float" office:value="390640.959392773" calcext:value-type="float">
            <text:p>390,641</text:p>
          </table:table-cell>
          <table:table-cell table:formula="of:=([.$A26]+1)*3600" office:value-type="float" office:value="93600" calcext:value-type="float">
            <text:p>93600</text:p>
          </table:table-cell>
          <table:table-cell table:formula="of:=[.B26]/[.D26]" office:value-type="float" office:value="96.4623076923077" calcext:value-type="float">
            <text:p>96.46</text:p>
          </table:table-cell>
          <table:table-cell table:formula="of:=[.C26]/[.D26]" office:value-type="float" office:value="4.17351452342706" calcext:value-type="float">
            <text:p>4.17</text:p>
          </table:table-cell>
          <table:table-cell table:formula="of:=[.B26]/[.D26]/24" office:value-type="float" office:value="4.01926282051282" calcext:value-type="float">
            <text:p>4.02</text:p>
          </table:table-cell>
          <table:table-cell table:formula="of:=[.C26]/[.D26]/24" office:value-type="float" office:value="0.173896438476128" calcext:value-type="float">
            <text:p>0.17</text:p>
          </table:table-cell>
          <table:table-cell table:formula="of:=[.I25]+[.A26]*20" office:value-type="float" office:value="6500" calcext:value-type="float">
            <text:p>6500</text:p>
          </table:table-cell>
          <table:table-cell table:formula="of:=SUM([.$I$2:.$I26])" office:value-type="float" office:value="58500" calcext:value-type="float">
            <text:p>585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5 - 2*[.$A27]^4 + 3*[.$A27]^3 - 4*[.$A27]^2 + 5*[.$A27] - 3" office:value-type="float" office:value="11017575" calcext:value-type="float">
            <text:p>11,017,575</text:p>
          </table:table-cell>
          <table:table-cell table:formula="of:=2^([.$A27]/6) + 1*[.$A27]^4 - 2" office:value-type="float" office:value="456994.158736798" calcext:value-type="float">
            <text:p>456,994</text:p>
          </table:table-cell>
          <table:table-cell table:formula="of:=([.$A27]+1)*3600" office:value-type="float" office:value="97200" calcext:value-type="float">
            <text:p>97200</text:p>
          </table:table-cell>
          <table:table-cell table:formula="of:=[.B27]/[.D27]" office:value-type="float" office:value="113.349537037037" calcext:value-type="float">
            <text:p>113.35</text:p>
          </table:table-cell>
          <table:table-cell table:formula="of:=[.C27]/[.D27]" office:value-type="float" office:value="4.70158599523455" calcext:value-type="float">
            <text:p>4.70</text:p>
          </table:table-cell>
          <table:table-cell table:formula="of:=[.B27]/[.D27]/24" office:value-type="float" office:value="4.72289737654321" calcext:value-type="float">
            <text:p>4.72</text:p>
          </table:table-cell>
          <table:table-cell table:formula="of:=[.C27]/[.D27]/24" office:value-type="float" office:value="0.195899416468106" calcext:value-type="float">
            <text:p>0.20</text:p>
          </table:table-cell>
          <table:table-cell table:formula="of:=[.I26]+[.A27]*20" office:value-type="float" office:value="7020" calcext:value-type="float">
            <text:p>7020</text:p>
          </table:table-cell>
          <table:table-cell table:formula="of:=SUM([.$I$2:.$I27])" office:value-type="float" office:value="65520" calcext:value-type="float">
            <text:p>655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5 - 2*[.$A28]^4 + 3*[.$A28]^3 - 4*[.$A28]^2 + 5*[.$A28] - 3" office:value-type="float" office:value="13342290" calcext:value-type="float">
            <text:p>13,342,290</text:p>
          </table:table-cell>
          <table:table-cell table:formula="of:=2^([.$A28]/6) + 1*[.$A28]^4 - 2" office:value-type="float" office:value="531461.627416998" calcext:value-type="float">
            <text:p>531,462</text:p>
          </table:table-cell>
          <table:table-cell table:formula="of:=([.$A28]+1)*3600" office:value-type="float" office:value="100800" calcext:value-type="float">
            <text:p>100800</text:p>
          </table:table-cell>
          <table:table-cell table:formula="of:=[.B28]/[.D28]" office:value-type="float" office:value="132.363988095238" calcext:value-type="float">
            <text:p>132.36</text:p>
          </table:table-cell>
          <table:table-cell table:formula="of:=[.C28]/[.D28]" office:value-type="float" office:value="5.27243677993054" calcext:value-type="float">
            <text:p>5.27</text:p>
          </table:table-cell>
          <table:table-cell table:formula="of:=[.B28]/[.D28]/24" office:value-type="float" office:value="5.51516617063492" calcext:value-type="float">
            <text:p>5.52</text:p>
          </table:table-cell>
          <table:table-cell table:formula="of:=[.C28]/[.D28]/24" office:value-type="float" office:value="0.219684865830439" calcext:value-type="float">
            <text:p>0.22</text:p>
          </table:table-cell>
          <table:table-cell table:formula="of:=[.I27]+[.A28]*20" office:value-type="float" office:value="7560" calcext:value-type="float">
            <text:p>7560</text:p>
          </table:table-cell>
          <table:table-cell table:formula="of:=SUM([.$I$2:.$I28])" office:value-type="float" office:value="73080" calcext:value-type="float">
            <text:p>7308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5 - 2*[.$A29]^4 + 3*[.$A29]^3 - 4*[.$A29]^2 + 5*[.$A29] - 3" office:value-type="float" office:value="16043913" calcext:value-type="float">
            <text:p>16,043,913</text:p>
          </table:table-cell>
          <table:table-cell table:formula="of:=2^([.$A29]/6) + 1*[.$A29]^4 - 2" office:value-type="float" office:value="614679.398416832" calcext:value-type="float">
            <text:p>614,679</text:p>
          </table:table-cell>
          <table:table-cell table:formula="of:=([.$A29]+1)*3600" office:value-type="float" office:value="104400" calcext:value-type="float">
            <text:p>104400</text:p>
          </table:table-cell>
          <table:table-cell table:formula="of:=[.B29]/[.D29]" office:value-type="float" office:value="153.677327586207" calcext:value-type="float">
            <text:p>153.68</text:p>
          </table:table-cell>
          <table:table-cell table:formula="of:=[.C29]/[.D29]" office:value-type="float" office:value="5.88773370131065" calcext:value-type="float">
            <text:p>5.89</text:p>
          </table:table-cell>
          <table:table-cell table:formula="of:=[.B29]/[.D29]/24" office:value-type="float" office:value="6.40322198275862" calcext:value-type="float">
            <text:p>6.40</text:p>
          </table:table-cell>
          <table:table-cell table:formula="of:=[.C29]/[.D29]/24" office:value-type="float" office:value="0.24532223755461" calcext:value-type="float">
            <text:p>0.25</text:p>
          </table:table-cell>
          <table:table-cell table:formula="of:=[.I28]+[.A29]*20" office:value-type="float" office:value="8120" calcext:value-type="float">
            <text:p>8120</text:p>
          </table:table-cell>
          <table:table-cell table:formula="of:=SUM([.$I$2:.$I29])" office:value-type="float" office:value="81200" calcext:value-type="float">
            <text:p>812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5 - 2*[.$A30]^4 + 3*[.$A30]^3 - 4*[.$A30]^2 + 5*[.$A30] - 3" office:value-type="float" office:value="19166532" calcext:value-type="float">
            <text:p>19,166,532</text:p>
          </table:table-cell>
          <table:table-cell table:formula="of:=2^([.$A30]/6) + 1*[.$A30]^4 - 2" office:value-type="float" office:value="707307.508758981" calcext:value-type="float">
            <text:p>707,308</text:p>
          </table:table-cell>
          <table:table-cell table:formula="of:=([.$A30]+1)*3600" office:value-type="float" office:value="108000" calcext:value-type="float">
            <text:p>108000</text:p>
          </table:table-cell>
          <table:table-cell table:formula="of:=[.B30]/[.D30]" office:value-type="float" office:value="177.467888888889" calcext:value-type="float">
            <text:p>177.47</text:p>
          </table:table-cell>
          <table:table-cell table:formula="of:=[.C30]/[.D30]" office:value-type="float" office:value="6.54914359962019" calcext:value-type="float">
            <text:p>6.55</text:p>
          </table:table-cell>
          <table:table-cell table:formula="of:=[.B30]/[.D30]/24" office:value-type="float" office:value="7.39449537037037" calcext:value-type="float">
            <text:p>7.39</text:p>
          </table:table-cell>
          <table:table-cell table:formula="of:=[.C30]/[.D30]/24" office:value-type="float" office:value="0.272880983317508" calcext:value-type="float">
            <text:p>0.27</text:p>
          </table:table-cell>
          <table:table-cell table:formula="of:=[.I29]+[.A30]*20" office:value-type="float" office:value="8700" calcext:value-type="float">
            <text:p>8700</text:p>
          </table:table-cell>
          <table:table-cell table:formula="of:=SUM([.$I$2:.$I30])" office:value-type="float" office:value="89900" calcext:value-type="float">
            <text:p>899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5 - 2*[.$A31]^4 + 3*[.$A31]^3 - 4*[.$A31]^2 + 5*[.$A31] - 3" office:value-type="float" office:value="22757547" calcext:value-type="float">
            <text:p>22,757,547</text:p>
          </table:table-cell>
          <table:table-cell table:formula="of:=2^([.$A31]/6) + 1*[.$A31]^4 - 2" office:value-type="float" office:value="810030" calcext:value-type="float">
            <text:p>810,030</text:p>
          </table:table-cell>
          <table:table-cell table:formula="of:=([.$A31]+1)*3600" office:value-type="float" office:value="111600" calcext:value-type="float">
            <text:p>111600</text:p>
          </table:table-cell>
          <table:table-cell table:formula="of:=[.B31]/[.D31]" office:value-type="float" office:value="203.920672043011" calcext:value-type="float">
            <text:p>203.92</text:p>
          </table:table-cell>
          <table:table-cell table:formula="of:=[.C31]/[.D31]" office:value-type="float" office:value="7.25833333333333" calcext:value-type="float">
            <text:p>7.26</text:p>
          </table:table-cell>
          <table:table-cell table:formula="of:=[.B31]/[.D31]/24" office:value-type="float" office:value="8.49669466845878" calcext:value-type="float">
            <text:p>8.50</text:p>
          </table:table-cell>
          <table:table-cell table:formula="of:=[.C31]/[.D31]/24" office:value-type="float" office:value="0.302430555555556" calcext:value-type="float">
            <text:p>0.30</text:p>
          </table:table-cell>
          <table:table-cell table:formula="of:=[.I30]+[.A31]*20" office:value-type="float" office:value="9300" calcext:value-type="float">
            <text:p>9300</text:p>
          </table:table-cell>
          <table:table-cell table:formula="of:=SUM([.$I$2:.$I31])" office:value-type="float" office:value="99200" calcext:value-type="float">
            <text:p>992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5 - 2*[.$A32]^4 + 3*[.$A32]^3 - 4*[.$A32]^2 + 5*[.$A32] - 3" office:value-type="float" office:value="26867790" calcext:value-type="float">
            <text:p>26,867,790</text:p>
          </table:table-cell>
          <table:table-cell table:formula="of:=2^([.$A32]/6) + 1*[.$A32]^4 - 2" office:value-type="float" office:value="923554.918785546" calcext:value-type="float">
            <text:p>923,555</text:p>
          </table:table-cell>
          <table:table-cell table:formula="of:=([.$A32]+1)*3600" office:value-type="float" office:value="115200" calcext:value-type="float">
            <text:p>115200</text:p>
          </table:table-cell>
          <table:table-cell table:formula="of:=[.B32]/[.D32]" office:value-type="float" office:value="233.22734375" calcext:value-type="float">
            <text:p>233.23</text:p>
          </table:table-cell>
          <table:table-cell table:formula="of:=[.C32]/[.D32]" office:value-type="float" office:value="8.01696978112453" calcext:value-type="float">
            <text:p>8.02</text:p>
          </table:table-cell>
          <table:table-cell table:formula="of:=[.B32]/[.D32]/24" office:value-type="float" office:value="9.71780598958333" calcext:value-type="float">
            <text:p>9.72</text:p>
          </table:table-cell>
          <table:table-cell table:formula="of:=[.C32]/[.D32]/24" office:value-type="float" office:value="0.334040407546855" calcext:value-type="float">
            <text:p>0.33</text:p>
          </table:table-cell>
          <table:table-cell table:formula="of:=[.I31]+[.A32]*20" office:value-type="float" office:value="9920" calcext:value-type="float">
            <text:p>9920</text:p>
          </table:table-cell>
          <table:table-cell table:formula="of:=SUM([.$I$2:.$I32])" office:value-type="float" office:value="109120" calcext:value-type="float">
            <text:p>109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5 - 2*[.$A33]^4 + 3*[.$A33]^3 - 4*[.$A33]^2 + 5*[.$A33] - 3" office:value-type="float" office:value="31551645" calcext:value-type="float">
            <text:p>31,551,645</text:p>
          </table:table-cell>
          <table:table-cell table:formula="of:=2^([.$A33]/6) + 1*[.$A33]^4 - 2" office:value-type="float" office:value="1048614.3174736" calcext:value-type="float">
            <text:p>1,048,614</text:p>
          </table:table-cell>
          <table:table-cell table:formula="of:=([.$A33]+1)*3600" office:value-type="float" office:value="118800" calcext:value-type="float">
            <text:p>118800</text:p>
          </table:table-cell>
          <table:table-cell table:formula="of:=[.B33]/[.D33]" office:value-type="float" office:value="265.586237373737" calcext:value-type="float">
            <text:p>265.59</text:p>
          </table:table-cell>
          <table:table-cell table:formula="of:=[.C33]/[.D33]" office:value-type="float" office:value="8.82671984405384" calcext:value-type="float">
            <text:p>8.83</text:p>
          </table:table-cell>
          <table:table-cell table:formula="of:=[.B33]/[.D33]/24" office:value-type="float" office:value="11.0660932239057" calcext:value-type="float">
            <text:p>11.07</text:p>
          </table:table-cell>
          <table:table-cell table:formula="of:=[.C33]/[.D33]/24" office:value-type="float" office:value="0.367779993502244" calcext:value-type="float">
            <text:p>0.37</text:p>
          </table:table-cell>
          <table:table-cell table:formula="of:=[.I32]+[.A33]*20" office:value-type="float" office:value="10560" calcext:value-type="float">
            <text:p>10560</text:p>
          </table:table-cell>
          <table:table-cell table:formula="of:=SUM([.$I$2:.$I33])" office:value-type="float" office:value="119680" calcext:value-type="float">
            <text:p>11968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5 - 2*[.$A34]^4 + 3*[.$A34]^3 - 4*[.$A34]^2 + 5*[.$A34] - 3" office:value-type="float" office:value="36867168" calcext:value-type="float">
            <text:p>36,867,168</text:p>
          </table:table-cell>
          <table:table-cell table:formula="of:=2^([.$A34]/6) + 1*[.$A34]^4 - 2" office:value-type="float" office:value="1185964.254834" calcext:value-type="float">
            <text:p>1,185,964</text:p>
          </table:table-cell>
          <table:table-cell table:formula="of:=([.$A34]+1)*3600" office:value-type="float" office:value="122400" calcext:value-type="float">
            <text:p>122400</text:p>
          </table:table-cell>
          <table:table-cell table:formula="of:=[.B34]/[.D34]" office:value-type="float" office:value="301.202352941176" calcext:value-type="float">
            <text:p>301.20</text:p>
          </table:table-cell>
          <table:table-cell table:formula="of:=[.C34]/[.D34]" office:value-type="float" office:value="9.68925044799016" calcext:value-type="float">
            <text:p>9.69</text:p>
          </table:table-cell>
          <table:table-cell table:formula="of:=[.B34]/[.D34]/24" office:value-type="float" office:value="12.5500980392157" calcext:value-type="float">
            <text:p>12.55</text:p>
          </table:table-cell>
          <table:table-cell table:formula="of:=[.C34]/[.D34]/24" office:value-type="float" office:value="0.403718768666257" calcext:value-type="float">
            <text:p>0.40</text:p>
          </table:table-cell>
          <table:table-cell table:formula="of:=[.I33]+[.A34]*20" office:value-type="float" office:value="11220" calcext:value-type="float">
            <text:p>11220</text:p>
          </table:table-cell>
          <table:table-cell table:formula="of:=SUM([.$I$2:.$I34])" office:value-type="float" office:value="130900" calcext:value-type="float">
            <text:p>1309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5 - 2*[.$A35]^4 + 3*[.$A35]^3 - 4*[.$A35]^2 + 5*[.$A35] - 3" office:value-type="float" office:value="42876207" calcext:value-type="float">
            <text:p>42,876,207</text:p>
          </table:table-cell>
          <table:table-cell table:formula="of:=2^([.$A35]/6) + 1*[.$A35]^4 - 2" office:value-type="float" office:value="1336384.79683366" calcext:value-type="float">
            <text:p>1,336,385</text:p>
          </table:table-cell>
          <table:table-cell table:formula="of:=([.$A35]+1)*3600" office:value-type="float" office:value="126000" calcext:value-type="float">
            <text:p>126000</text:p>
          </table:table-cell>
          <table:table-cell table:formula="of:=[.B35]/[.D35]" office:value-type="float" office:value="340.287357142857" calcext:value-type="float">
            <text:p>340.29</text:p>
          </table:table-cell>
          <table:table-cell table:formula="of:=[.C35]/[.D35]" office:value-type="float" office:value="10.6062285462989" calcext:value-type="float">
            <text:p>10.61</text:p>
          </table:table-cell>
          <table:table-cell table:formula="of:=[.B35]/[.D35]/24" office:value-type="float" office:value="14.1786398809524" calcext:value-type="float">
            <text:p>14.18</text:p>
          </table:table-cell>
          <table:table-cell table:formula="of:=[.C35]/[.D35]/24" office:value-type="float" office:value="0.441926189429121" calcext:value-type="float">
            <text:p>0.44</text:p>
          </table:table-cell>
          <table:table-cell table:formula="of:=[.I34]+[.A35]*20" office:value-type="float" office:value="11900" calcext:value-type="float">
            <text:p>11900</text:p>
          </table:table-cell>
          <table:table-cell table:formula="of:=SUM([.$I$2:.$I35])" office:value-type="float" office:value="142800" calcext:value-type="float">
            <text:p>1428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5 - 2*[.$A36]^4 + 3*[.$A36]^3 - 4*[.$A36]^2 + 5*[.$A36] - 3" office:value-type="float" office:value="49644522" calcext:value-type="float">
            <text:p>49,644,522</text:p>
          </table:table-cell>
          <table:table-cell table:formula="of:=2^([.$A36]/6) + 1*[.$A36]^4 - 2" office:value-type="float" office:value="1500680.01751796" calcext:value-type="float">
            <text:p>1,500,680</text:p>
          </table:table-cell>
          <table:table-cell table:formula="of:=([.$A36]+1)*3600" office:value-type="float" office:value="129600" calcext:value-type="float">
            <text:p>129600</text:p>
          </table:table-cell>
          <table:table-cell table:formula="of:=[.B36]/[.D36]" office:value-type="float" office:value="383.059583333333" calcext:value-type="float">
            <text:p>383.06</text:p>
          </table:table-cell>
          <table:table-cell table:formula="of:=[.C36]/[.D36]" office:value-type="float" office:value="11.5793211228238" calcext:value-type="float">
            <text:p>11.58</text:p>
          </table:table-cell>
          <table:table-cell table:formula="of:=[.B36]/[.D36]/24" office:value-type="float" office:value="15.9608159722222" calcext:value-type="float">
            <text:p>15.96</text:p>
          </table:table-cell>
          <table:table-cell table:formula="of:=[.C36]/[.D36]/24" office:value-type="float" office:value="0.482471713450991" calcext:value-type="float">
            <text:p>0.48</text:p>
          </table:table-cell>
          <table:table-cell table:formula="of:=[.I35]+[.A36]*20" office:value-type="float" office:value="12600" calcext:value-type="float">
            <text:p>12600</text:p>
          </table:table-cell>
          <table:table-cell table:formula="of:=SUM([.$I$2:.$I36])" office:value-type="float" office:value="155400" calcext:value-type="float">
            <text:p>1554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5 - 2*[.$A37]^4 + 3*[.$A37]^3 - 4*[.$A37]^2 + 5*[.$A37] - 3" office:value-type="float" office:value="57241905" calcext:value-type="float">
            <text:p>57,241,905</text:p>
          </table:table-cell>
          <table:table-cell table:formula="of:=2^([.$A37]/6) + 1*[.$A37]^4 - 2" office:value-type="float" office:value="1679678" calcext:value-type="float">
            <text:p>1,679,678</text:p>
          </table:table-cell>
          <table:table-cell table:formula="of:=([.$A37]+1)*3600" office:value-type="float" office:value="133200" calcext:value-type="float">
            <text:p>133200</text:p>
          </table:table-cell>
          <table:table-cell table:formula="of:=[.B37]/[.D37]" office:value-type="float" office:value="429.744031531532" calcext:value-type="float">
            <text:p>429.74</text:p>
          </table:table-cell>
          <table:table-cell table:formula="of:=[.C37]/[.D37]" office:value-type="float" office:value="12.6101951951952" calcext:value-type="float">
            <text:p>12.61</text:p>
          </table:table-cell>
          <table:table-cell table:formula="of:=[.B37]/[.D37]/24" office:value-type="float" office:value="17.9060013138138" calcext:value-type="float">
            <text:p>17.91</text:p>
          </table:table-cell>
          <table:table-cell table:formula="of:=[.C37]/[.D37]/24" office:value-type="float" office:value="0.5254247997998" calcext:value-type="float">
            <text:p>0.53</text:p>
          </table:table-cell>
          <table:table-cell table:formula="of:=[.I36]+[.A37]*20" office:value-type="float" office:value="13320" calcext:value-type="float">
            <text:p>13320</text:p>
          </table:table-cell>
          <table:table-cell table:formula="of:=SUM([.$I$2:.$I37])" office:value-type="float" office:value="168720" calcext:value-type="float">
            <text:p>1687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5 - 2*[.$A38]^4 + 3*[.$A38]^3 - 4*[.$A38]^2 + 5*[.$A38] - 3" office:value-type="float" office:value="65742300" calcext:value-type="float">
            <text:p>65,742,300</text:p>
          </table:table-cell>
          <table:table-cell table:formula="of:=2^([.$A38]/6) + 1*[.$A38]^4 - 2" office:value-type="float" office:value="1874230.83757109" calcext:value-type="float">
            <text:p>1,874,231</text:p>
          </table:table-cell>
          <table:table-cell table:formula="of:=([.$A38]+1)*3600" office:value-type="float" office:value="136800" calcext:value-type="float">
            <text:p>136800</text:p>
          </table:table-cell>
          <table:table-cell table:formula="of:=[.B38]/[.D38]" office:value-type="float" office:value="480.572368421053" calcext:value-type="float">
            <text:p>480.57</text:p>
          </table:table-cell>
          <table:table-cell table:formula="of:=[.C38]/[.D38]" office:value-type="float" office:value="13.7005178185021" calcext:value-type="float">
            <text:p>13.70</text:p>
          </table:table-cell>
          <table:table-cell table:formula="of:=[.B38]/[.D38]/24" office:value-type="float" office:value="20.0238486842105" calcext:value-type="float">
            <text:p>20.02</text:p>
          </table:table-cell>
          <table:table-cell table:formula="of:=[.C38]/[.D38]/24" office:value-type="float" office:value="0.570854909104256" calcext:value-type="float">
            <text:p>0.57</text:p>
          </table:table-cell>
          <table:table-cell table:formula="of:=[.I37]+[.A38]*20" office:value-type="float" office:value="14060" calcext:value-type="float">
            <text:p>14060</text:p>
          </table:table-cell>
          <table:table-cell table:formula="of:=SUM([.$I$2:.$I38])" office:value-type="float" office:value="182780" calcext:value-type="float">
            <text:p>18278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5 - 2*[.$A39]^4 + 3*[.$A39]^3 - 4*[.$A39]^2 + 5*[.$A39] - 3" office:value-type="float" office:value="75223923" calcext:value-type="float">
            <text:p>75,223,923</text:p>
          </table:table-cell>
          <table:table-cell table:formula="of:=2^([.$A39]/6) + 1*[.$A39]^4 - 2" office:value-type="float" office:value="2085214.63494719" calcext:value-type="float">
            <text:p>2,085,215</text:p>
          </table:table-cell>
          <table:table-cell table:formula="of:=([.$A39]+1)*3600" office:value-type="float" office:value="140400" calcext:value-type="float">
            <text:p>140400</text:p>
          </table:table-cell>
          <table:table-cell table:formula="of:=[.B39]/[.D39]" office:value-type="float" office:value="535.782927350427" calcext:value-type="float">
            <text:p>535.78</text:p>
          </table:table-cell>
          <table:table-cell table:formula="of:=[.C39]/[.D39]" office:value-type="float" office:value="14.8519560893675" calcext:value-type="float">
            <text:p>14.85</text:p>
          </table:table-cell>
          <table:table-cell table:formula="of:=[.B39]/[.D39]/24" office:value-type="float" office:value="22.3242886396011" calcext:value-type="float">
            <text:p>22.32</text:p>
          </table:table-cell>
          <table:table-cell table:formula="of:=[.C39]/[.D39]/24" office:value-type="float" office:value="0.618831503723645" calcext:value-type="float">
            <text:p>0.62</text:p>
          </table:table-cell>
          <table:table-cell table:formula="of:=[.I38]+[.A39]*20" office:value-type="float" office:value="14820" calcext:value-type="float">
            <text:p>14820</text:p>
          </table:table-cell>
          <table:table-cell table:formula="of:=SUM([.$I$2:.$I39])" office:value-type="float" office:value="197600" calcext:value-type="float">
            <text:p>1976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5 - 2*[.$A40]^4 + 3*[.$A40]^3 - 4*[.$A40]^2 + 5*[.$A40] - 3" office:value-type="float" office:value="85769382" calcext:value-type="float">
            <text:p>85,769,382</text:p>
          </table:table-cell>
          <table:table-cell table:formula="of:=2^([.$A40]/6) + 1*[.$A40]^4 - 2" office:value-type="float" office:value="2313529.50966799" calcext:value-type="float">
            <text:p>2,313,530</text:p>
          </table:table-cell>
          <table:table-cell table:formula="of:=([.$A40]+1)*3600" office:value-type="float" office:value="144000" calcext:value-type="float">
            <text:p>144000</text:p>
          </table:table-cell>
          <table:table-cell table:formula="of:=[.B40]/[.D40]" office:value-type="float" office:value="595.620708333333" calcext:value-type="float">
            <text:p>595.62</text:p>
          </table:table-cell>
          <table:table-cell table:formula="of:=[.C40]/[.D40]" office:value-type="float" office:value="16.0661771504722" calcext:value-type="float">
            <text:p>16.07</text:p>
          </table:table-cell>
          <table:table-cell table:formula="of:=[.B40]/[.D40]/24" office:value-type="float" office:value="24.8175295138889" calcext:value-type="float">
            <text:p>24.82</text:p>
          </table:table-cell>
          <table:table-cell table:formula="of:=[.C40]/[.D40]/24" office:value-type="float" office:value="0.66942404793634" calcext:value-type="float">
            <text:p>0.67</text:p>
          </table:table-cell>
          <table:table-cell table:formula="of:=[.I39]+[.A40]*20" office:value-type="float" office:value="15600" calcext:value-type="float">
            <text:p>15600</text:p>
          </table:table-cell>
          <table:table-cell table:formula="of:=SUM([.$I$2:.$I40])" office:value-type="float" office:value="213200" calcext:value-type="float">
            <text:p>2132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5 - 2*[.$A41]^4 + 3*[.$A41]^3 - 4*[.$A41]^2 + 5*[.$A41] - 3" office:value-type="float" office:value="97465797" calcext:value-type="float">
            <text:p>97,465,797</text:p>
          </table:table-cell>
          <table:table-cell table:formula="of:=2^([.$A41]/6) + 1*[.$A41]^4 - 2" office:value-type="float" office:value="2560099.59366733" calcext:value-type="float">
            <text:p>2,560,100</text:p>
          </table:table-cell>
          <table:table-cell table:formula="of:=([.$A41]+1)*3600" office:value-type="float" office:value="147600" calcext:value-type="float">
            <text:p>147600</text:p>
          </table:table-cell>
          <table:table-cell table:formula="of:=[.B41]/[.D41]" office:value-type="float" office:value="660.337378048781" calcext:value-type="float">
            <text:p>660.34</text:p>
          </table:table-cell>
          <table:table-cell table:formula="of:=[.C41]/[.D41]" office:value-type="float" office:value="17.3448481955781" calcext:value-type="float">
            <text:p>17.34</text:p>
          </table:table-cell>
          <table:table-cell table:formula="of:=[.B41]/[.D41]/24" office:value-type="float" office:value="27.5140574186992" calcext:value-type="float">
            <text:p>27.51</text:p>
          </table:table-cell>
          <table:table-cell table:formula="of:=[.C41]/[.D41]/24" office:value-type="float" office:value="0.722702008149087" calcext:value-type="float">
            <text:p>0.72</text:p>
          </table:table-cell>
          <table:table-cell table:formula="of:=[.I40]+[.A41]*20" office:value-type="float" office:value="16400" calcext:value-type="float">
            <text:p>16400</text:p>
          </table:table-cell>
          <table:table-cell table:formula="of:=SUM([.$I$2:.$I41])" office:value-type="float" office:value="229600" calcext:value-type="float">
            <text:p>2296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5 - 2*[.$A42]^4 + 3*[.$A42]^3 - 4*[.$A42]^2 + 5*[.$A42] - 3" office:value-type="float" office:value="110404920" calcext:value-type="float">
            <text:p>110,404,920</text:p>
          </table:table-cell>
          <table:table-cell table:formula="of:=2^([.$A42]/6) + 1*[.$A42]^4 - 2" office:value-type="float" office:value="2825873.03503592" calcext:value-type="float">
            <text:p>2,825,873</text:p>
          </table:table-cell>
          <table:table-cell table:formula="of:=([.$A42]+1)*3600" office:value-type="float" office:value="151200" calcext:value-type="float">
            <text:p>151200</text:p>
          </table:table-cell>
          <table:table-cell table:formula="of:=[.B42]/[.D42]" office:value-type="float" office:value="730.19126984127" calcext:value-type="float">
            <text:p>730.19</text:p>
          </table:table-cell>
          <table:table-cell table:formula="of:=[.C42]/[.D42]" office:value-type="float" office:value="18.6896364751053" calcext:value-type="float">
            <text:p>18.69</text:p>
          </table:table-cell>
          <table:table-cell table:formula="of:=[.B42]/[.D42]/24" office:value-type="float" office:value="30.4246362433862" calcext:value-type="float">
            <text:p>30.42</text:p>
          </table:table-cell>
          <table:table-cell table:formula="of:=[.C42]/[.D42]/24" office:value-type="float" office:value="0.778734853129388" calcext:value-type="float">
            <text:p>0.78</text:p>
          </table:table-cell>
          <table:table-cell table:formula="of:=[.I41]+[.A42]*20" office:value-type="float" office:value="17220" calcext:value-type="float">
            <text:p>17220</text:p>
          </table:table-cell>
          <table:table-cell table:formula="of:=SUM([.$I$2:.$I42])" office:value-type="float" office:value="246820" calcext:value-type="float">
            <text:p>24682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5 - 2*[.$A43]^4 + 3*[.$A43]^3 - 4*[.$A43]^2 + 5*[.$A43] - 3" office:value-type="float" office:value="124683255" calcext:value-type="float">
            <text:p>124,683,255</text:p>
          </table:table-cell>
          <table:table-cell table:formula="of:=2^([.$A43]/6) + 1*[.$A43]^4 - 2" office:value-type="float" office:value="3111822" calcext:value-type="float">
            <text:p>3,111,822</text:p>
          </table:table-cell>
          <table:table-cell table:formula="of:=([.$A43]+1)*3600" office:value-type="float" office:value="154800" calcext:value-type="float">
            <text:p>154800</text:p>
          </table:table-cell>
          <table:table-cell table:formula="of:=[.B43]/[.D43]" office:value-type="float" office:value="805.44738372093" calcext:value-type="float">
            <text:p>805.45</text:p>
          </table:table-cell>
          <table:table-cell table:formula="of:=[.C43]/[.D43]" office:value-type="float" office:value="20.1022093023256" calcext:value-type="float">
            <text:p>20.10</text:p>
          </table:table-cell>
          <table:table-cell table:formula="of:=[.B43]/[.D43]/24" office:value-type="float" office:value="33.5603076550388" calcext:value-type="float">
            <text:p>33.56</text:p>
          </table:table-cell>
          <table:table-cell table:formula="of:=[.C43]/[.D43]/24" office:value-type="float" office:value="0.837592054263566" calcext:value-type="float">
            <text:p>0.84</text:p>
          </table:table-cell>
          <table:table-cell table:formula="of:=[.I42]+[.A43]*20" office:value-type="float" office:value="18060" calcext:value-type="float">
            <text:p>18060</text:p>
          </table:table-cell>
          <table:table-cell table:formula="of:=SUM([.$I$2:.$I43])" office:value-type="float" office:value="264880" calcext:value-type="float">
            <text:p>26488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5 - 2*[.$A44]^4 + 3*[.$A44]^3 - 4*[.$A44]^2 + 5*[.$A44] - 3" office:value-type="float" office:value="140402178" calcext:value-type="float">
            <text:p>140,402,178</text:p>
          </table:table-cell>
          <table:table-cell table:formula="of:=2^([.$A44]/6) + 1*[.$A44]^4 - 2" office:value-type="float" office:value="3418942.67514218" calcext:value-type="float">
            <text:p>3,418,943</text:p>
          </table:table-cell>
          <table:table-cell table:formula="of:=([.$A44]+1)*3600" office:value-type="float" office:value="158400" calcext:value-type="float">
            <text:p>158400</text:p>
          </table:table-cell>
          <table:table-cell table:formula="of:=[.B44]/[.D44]" office:value-type="float" office:value="886.377386363636" calcext:value-type="float">
            <text:p>886.38</text:p>
          </table:table-cell>
          <table:table-cell table:formula="of:=[.C44]/[.D44]" office:value-type="float" office:value="21.5842340602411" calcext:value-type="float">
            <text:p>21.58</text:p>
          </table:table-cell>
          <table:table-cell table:formula="of:=[.B44]/[.D44]/24" office:value-type="float" office:value="36.9323910984849" calcext:value-type="float">
            <text:p>36.93</text:p>
          </table:table-cell>
          <table:table-cell table:formula="of:=[.C44]/[.D44]/24" office:value-type="float" office:value="0.899343085843377" calcext:value-type="float">
            <text:p>0.90</text:p>
          </table:table-cell>
          <table:table-cell table:formula="of:=[.I43]+[.A44]*20" office:value-type="float" office:value="18920" calcext:value-type="float">
            <text:p>18920</text:p>
          </table:table-cell>
          <table:table-cell table:formula="of:=SUM([.$I$2:.$I44])" office:value-type="float" office:value="283800" calcext:value-type="float">
            <text:p>2838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5 - 2*[.$A45]^4 + 3*[.$A45]^3 - 4*[.$A45]^2 + 5*[.$A45] - 3" office:value-type="float" office:value="157668057" calcext:value-type="float">
            <text:p>157,668,057</text:p>
          </table:table-cell>
          <table:table-cell table:formula="of:=2^([.$A45]/6) + 1*[.$A45]^4 - 2" office:value-type="float" office:value="3748255.26989439" calcext:value-type="float">
            <text:p>3,748,255</text:p>
          </table:table-cell>
          <table:table-cell table:formula="of:=([.$A45]+1)*3600" office:value-type="float" office:value="162000" calcext:value-type="float">
            <text:p>162000</text:p>
          </table:table-cell>
          <table:table-cell table:formula="of:=[.B45]/[.D45]" office:value-type="float" office:value="973.259611111111" calcext:value-type="float">
            <text:p>973.26</text:p>
          </table:table-cell>
          <table:table-cell table:formula="of:=[.C45]/[.D45]" office:value-type="float" office:value="23.1373782092246" calcext:value-type="float">
            <text:p>23.14</text:p>
          </table:table-cell>
          <table:table-cell table:formula="of:=[.B45]/[.D45]/24" office:value-type="float" office:value="40.5524837962963" calcext:value-type="float">
            <text:p>40.55</text:p>
          </table:table-cell>
          <table:table-cell table:formula="of:=[.C45]/[.D45]/24" office:value-type="float" office:value="0.964057425384359" calcext:value-type="float">
            <text:p>0.96</text:p>
          </table:table-cell>
          <table:table-cell table:formula="of:=[.I44]+[.A45]*20" office:value-type="float" office:value="19800" calcext:value-type="float">
            <text:p>19800</text:p>
          </table:table-cell>
          <table:table-cell table:formula="of:=SUM([.$I$2:.$I45])" office:value-type="float" office:value="303600" calcext:value-type="float">
            <text:p>3036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5 - 2*[.$A46]^4 + 3*[.$A46]^3 - 4*[.$A46]^2 + 5*[.$A46] - 3" office:value-type="float" office:value="176592372" calcext:value-type="float">
            <text:p>176,592,372</text:p>
          </table:table-cell>
          <table:table-cell table:formula="of:=2^([.$A46]/6) + 1*[.$A46]^4 - 2" office:value-type="float" office:value="4100804.01933598" calcext:value-type="float">
            <text:p>4,100,804</text:p>
          </table:table-cell>
          <table:table-cell table:formula="of:=([.$A46]+1)*3600" office:value-type="float" office:value="165600" calcext:value-type="float">
            <text:p>165600</text:p>
          </table:table-cell>
          <table:table-cell table:formula="of:=[.B46]/[.D46]" office:value-type="float" office:value="1066.37905797101" calcext:value-type="float">
            <text:p>1,066.38</text:p>
          </table:table-cell>
          <table:table-cell table:formula="of:=[.C46]/[.D46]" office:value-type="float" office:value="24.7633092955072" calcext:value-type="float">
            <text:p>24.76</text:p>
          </table:table-cell>
          <table:table-cell table:formula="of:=[.B46]/[.D46]/24" office:value-type="float" office:value="44.4324607487923" calcext:value-type="float">
            <text:p>44.43</text:p>
          </table:table-cell>
          <table:table-cell table:formula="of:=[.C46]/[.D46]/24" office:value-type="float" office:value="1.03180455397946" calcext:value-type="float">
            <text:p>1.03</text:p>
          </table:table-cell>
          <table:table-cell table:formula="of:=[.I45]+[.A46]*20" office:value-type="float" office:value="20700" calcext:value-type="float">
            <text:p>20700</text:p>
          </table:table-cell>
          <table:table-cell table:formula="of:=SUM([.$I$2:.$I46])" office:value-type="float" office:value="324300" calcext:value-type="float">
            <text:p>3243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5 - 2*[.$A47]^4 + 3*[.$A47]^3 - 4*[.$A47]^2 + 5*[.$A47] - 3" office:value-type="float" office:value="197291835" calcext:value-type="float">
            <text:p>197,291,835</text:p>
          </table:table-cell>
          <table:table-cell table:formula="of:=2^([.$A47]/6) + 1*[.$A47]^4 - 2" office:value-type="float" office:value="4477657.18733465" calcext:value-type="float">
            <text:p>4,477,657</text:p>
          </table:table-cell>
          <table:table-cell table:formula="of:=([.$A47]+1)*3600" office:value-type="float" office:value="169200" calcext:value-type="float">
            <text:p>169200</text:p>
          </table:table-cell>
          <table:table-cell table:formula="of:=[.B47]/[.D47]" office:value-type="float" office:value="1166.02739361702" calcext:value-type="float">
            <text:p>1,166.03</text:p>
          </table:table-cell>
          <table:table-cell table:formula="of:=[.C47]/[.D47]" office:value-type="float" office:value="26.4636949606067" calcext:value-type="float">
            <text:p>26.46</text:p>
          </table:table-cell>
          <table:table-cell table:formula="of:=[.B47]/[.D47]/24" office:value-type="float" office:value="48.5844747340426" calcext:value-type="float">
            <text:p>48.58</text:p>
          </table:table-cell>
          <table:table-cell table:formula="of:=[.C47]/[.D47]/24" office:value-type="float" office:value="1.10265395669195" calcext:value-type="float">
            <text:p>1.10</text:p>
          </table:table-cell>
          <table:table-cell table:formula="of:=[.I46]+[.A47]*20" office:value-type="float" office:value="21620" calcext:value-type="float">
            <text:p>21620</text:p>
          </table:table-cell>
          <table:table-cell table:formula="of:=SUM([.$I$2:.$I47])" office:value-type="float" office:value="345920" calcext:value-type="float">
            <text:p>34592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5 - 2*[.$A48]^4 + 3*[.$A48]^3 - 4*[.$A48]^2 + 5*[.$A48] - 3" office:value-type="float" office:value="219888510" calcext:value-type="float">
            <text:p>219,888,510</text:p>
          </table:table-cell>
          <table:table-cell table:formula="of:=2^([.$A48]/6) + 1*[.$A48]^4 - 2" office:value-type="float" office:value="4879907.07007184" calcext:value-type="float">
            <text:p>4,879,907</text:p>
          </table:table-cell>
          <table:table-cell table:formula="of:=([.$A48]+1)*3600" office:value-type="float" office:value="172800" calcext:value-type="float">
            <text:p>172800</text:p>
          </table:table-cell>
          <table:table-cell table:formula="of:=[.B48]/[.D48]" office:value-type="float" office:value="1272.50295138889" calcext:value-type="float">
            <text:p>1,272.50</text:p>
          </table:table-cell>
          <table:table-cell table:formula="of:=[.C48]/[.D48]" office:value-type="float" office:value="28.2402029518047" calcext:value-type="float">
            <text:p>28.24</text:p>
          </table:table-cell>
          <table:table-cell table:formula="of:=[.B48]/[.D48]/24" office:value-type="float" office:value="53.0209563078704" calcext:value-type="float">
            <text:p>53.02</text:p>
          </table:table-cell>
          <table:table-cell table:formula="of:=[.C48]/[.D48]/24" office:value-type="float" office:value="1.17667512299186" calcext:value-type="float">
            <text:p>1.18</text:p>
          </table:table-cell>
          <table:table-cell table:formula="of:=[.I47]+[.A48]*20" office:value-type="float" office:value="22560" calcext:value-type="float">
            <text:p>22560</text:p>
          </table:table-cell>
          <table:table-cell table:formula="of:=SUM([.$I$2:.$I48])" office:value-type="float" office:value="368480" calcext:value-type="float">
            <text:p>36848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5 - 2*[.$A49]^4 + 3*[.$A49]^3 - 4*[.$A49]^2 + 5*[.$A49] - 3" office:value-type="float" office:value="244509933" calcext:value-type="float">
            <text:p>244,509,933</text:p>
          </table:table-cell>
          <table:table-cell table:formula="of:=2^([.$A49]/6) + 1*[.$A49]^4 - 2" office:value-type="float" office:value="5308670" calcext:value-type="float">
            <text:p>5,308,670</text:p>
          </table:table-cell>
          <table:table-cell table:formula="of:=([.$A49]+1)*3600" office:value-type="float" office:value="176400" calcext:value-type="float">
            <text:p>176400</text:p>
          </table:table-cell>
          <table:table-cell table:formula="of:=[.B49]/[.D49]" office:value-type="float" office:value="1386.11073129252" calcext:value-type="float">
            <text:p>1,386.11</text:p>
          </table:table-cell>
          <table:table-cell table:formula="of:=[.C49]/[.D49]" office:value-type="float" office:value="30.0945011337869" calcext:value-type="float">
            <text:p>30.09</text:p>
          </table:table-cell>
          <table:table-cell table:formula="of:=[.B49]/[.D49]/24" office:value-type="float" office:value="57.7546138038549" calcext:value-type="float">
            <text:p>57.75</text:p>
          </table:table-cell>
          <table:table-cell table:formula="of:=[.C49]/[.D49]/24" office:value-type="float" office:value="1.25393754724112" calcext:value-type="float">
            <text:p>1.25</text:p>
          </table:table-cell>
          <table:table-cell table:formula="of:=[.I48]+[.A49]*20" office:value-type="float" office:value="23520" calcext:value-type="float">
            <text:p>23520</text:p>
          </table:table-cell>
          <table:table-cell table:formula="of:=SUM([.$I$2:.$I49])" office:value-type="float" office:value="392000" calcext:value-type="float">
            <text:p>3920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5 - 2*[.$A50]^4 + 3*[.$A50]^3 - 4*[.$A50]^2 + 5*[.$A50] - 3" office:value-type="float" office:value="271289232" calcext:value-type="float">
            <text:p>271,289,232</text:p>
          </table:table-cell>
          <table:table-cell table:formula="of:=2^([.$A50]/6) + 1*[.$A50]^4 - 2" office:value-type="float" office:value="5765086.35028437" calcext:value-type="float">
            <text:p>5,765,086</text:p>
          </table:table-cell>
          <table:table-cell table:formula="of:=([.$A50]+1)*3600" office:value-type="float" office:value="180000" calcext:value-type="float">
            <text:p>180000</text:p>
          </table:table-cell>
          <table:table-cell table:formula="of:=[.B50]/[.D50]" office:value-type="float" office:value="1507.1624" calcext:value-type="float">
            <text:p>1,507.16</text:p>
          </table:table-cell>
          <table:table-cell table:formula="of:=[.C50]/[.D50]" office:value-type="float" office:value="32.0282575015798" calcext:value-type="float">
            <text:p>32.03</text:p>
          </table:table-cell>
          <table:table-cell table:formula="of:=[.B50]/[.D50]/24" office:value-type="float" office:value="62.7984333333333" calcext:value-type="float">
            <text:p>62.80</text:p>
          </table:table-cell>
          <table:table-cell table:formula="of:=[.C50]/[.D50]/24" office:value-type="float" office:value="1.33451072923249" calcext:value-type="float">
            <text:p>1.33</text:p>
          </table:table-cell>
          <table:table-cell table:formula="of:=[.I49]+[.A50]*20" office:value-type="float" office:value="24500" calcext:value-type="float">
            <text:p>24500</text:p>
          </table:table-cell>
          <table:table-cell table:formula="of:=SUM([.$I$2:.$I50])" office:value-type="float" office:value="416500" calcext:value-type="float">
            <text:p>4165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5 - 2*[.$A51]^4 + 3*[.$A51]^3 - 4*[.$A51]^2 + 5*[.$A51] - 3" office:value-type="float" office:value="300365247" calcext:value-type="float">
            <text:p>300,365,247</text:p>
          </table:table-cell>
          <table:table-cell table:formula="of:=2^([.$A51]/6) + 1*[.$A51]^4 - 2" office:value-type="float" office:value="6250320.53978877" calcext:value-type="float">
            <text:p>6,250,321</text:p>
          </table:table-cell>
          <table:table-cell table:formula="of:=([.$A51]+1)*3600" office:value-type="float" office:value="183600" calcext:value-type="float">
            <text:p>183600</text:p>
          </table:table-cell>
          <table:table-cell table:formula="of:=[.B51]/[.D51]" office:value-type="float" office:value="1635.97629084967" calcext:value-type="float">
            <text:p>1,635.98</text:p>
          </table:table-cell>
          <table:table-cell table:formula="of:=[.C51]/[.D51]" office:value-type="float" office:value="34.043140194928" calcext:value-type="float">
            <text:p>34.04</text:p>
          </table:table-cell>
          <table:table-cell table:formula="of:=[.B51]/[.D51]/24" office:value-type="float" office:value="68.1656787854031" calcext:value-type="float">
            <text:p>68.17</text:p>
          </table:table-cell>
          <table:table-cell table:formula="of:=[.C51]/[.D51]/24" office:value-type="float" office:value="1.41846417478866" calcext:value-type="float">
            <text:p>1.42</text:p>
          </table:table-cell>
          <table:table-cell table:formula="of:=[.I50]+[.A51]*20" office:value-type="float" office:value="25500" calcext:value-type="float">
            <text:p>25500</text:p>
          </table:table-cell>
          <table:table-cell table:formula="of:=SUM([.$I$2:.$I51])" office:value-type="float" office:value="442000" calcext:value-type="float">
            <text:p>4420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5 - 2*[.$A52]^4 + 3*[.$A52]^3 - 4*[.$A52]^2 + 5*[.$A52] - 3" office:value-type="float" office:value="331882650" calcext:value-type="float">
            <text:p>331,882,650</text:p>
          </table:table-cell>
          <table:table-cell table:formula="of:=2^([.$A52]/6) + 1*[.$A52]^4 - 2" office:value-type="float" office:value="6765561.03867197" calcext:value-type="float">
            <text:p>6,765,561</text:p>
          </table:table-cell>
          <table:table-cell table:formula="of:=([.$A52]+1)*3600" office:value-type="float" office:value="187200" calcext:value-type="float">
            <text:p>187200</text:p>
          </table:table-cell>
          <table:table-cell table:formula="of:=[.B52]/[.D52]" office:value-type="float" office:value="1772.87740384615" calcext:value-type="float">
            <text:p>1,772.88</text:p>
          </table:table-cell>
          <table:table-cell table:formula="of:=[.C52]/[.D52]" office:value-type="float" office:value="36.1408175142733" calcext:value-type="float">
            <text:p>36.14</text:p>
          </table:table-cell>
          <table:table-cell table:formula="of:=[.B52]/[.D52]/24" office:value-type="float" office:value="73.8698918269231" calcext:value-type="float">
            <text:p>73.87</text:p>
          </table:table-cell>
          <table:table-cell table:formula="of:=[.C52]/[.D52]/24" office:value-type="float" office:value="1.50586739642806" calcext:value-type="float">
            <text:p>1.51</text:p>
          </table:table-cell>
          <table:table-cell table:formula="of:=[.I51]+[.A52]*20" office:value-type="float" office:value="26520" calcext:value-type="float">
            <text:p>26520</text:p>
          </table:table-cell>
          <table:table-cell table:formula="of:=SUM([.$I$2:.$I52])" office:value-type="float" office:value="468520" calcext:value-type="float">
            <text:p>4685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5 - 2*[.$A53]^4 + 3*[.$A53]^3 - 4*[.$A53]^2 + 5*[.$A53] - 3" office:value-type="float" office:value="365992065" calcext:value-type="float">
            <text:p>365,992,065</text:p>
          </table:table-cell>
          <table:table-cell table:formula="of:=2^([.$A53]/6) + 1*[.$A53]^4 - 2" office:value-type="float" office:value="7312020.3746693" calcext:value-type="float">
            <text:p>7,312,020</text:p>
          </table:table-cell>
          <table:table-cell table:formula="of:=([.$A53]+1)*3600" office:value-type="float" office:value="190800" calcext:value-type="float">
            <text:p>190800</text:p>
          </table:table-cell>
          <table:table-cell table:formula="of:=[.B53]/[.D53]" office:value-type="float" office:value="1918.19740566038" calcext:value-type="float">
            <text:p>1,918.20</text:p>
          </table:table-cell>
          <table:table-cell table:formula="of:=[.C53]/[.D53]" office:value-type="float" office:value="38.3229579385184" calcext:value-type="float">
            <text:p>38.32</text:p>
          </table:table-cell>
          <table:table-cell table:formula="of:=[.B53]/[.D53]/24" office:value-type="float" office:value="79.9248919025157" calcext:value-type="float">
            <text:p>79.92</text:p>
          </table:table-cell>
          <table:table-cell table:formula="of:=[.C53]/[.D53]/24" office:value-type="float" office:value="1.59678991410493" calcext:value-type="float">
            <text:p>1.60</text:p>
          </table:table-cell>
          <table:table-cell table:formula="of:=[.I52]+[.A53]*20" office:value-type="float" office:value="27560" calcext:value-type="float">
            <text:p>27560</text:p>
          </table:table-cell>
          <table:table-cell table:formula="of:=SUM([.$I$2:.$I53])" office:value-type="float" office:value="496080" calcext:value-type="float">
            <text:p>49608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5 - 2*[.$A54]^4 + 3*[.$A54]^3 - 4*[.$A54]^2 + 5*[.$A54] - 3" office:value-type="float" office:value="402850188" calcext:value-type="float">
            <text:p>402,850,188</text:p>
          </table:table-cell>
          <table:table-cell table:formula="of:=2^([.$A54]/6) + 1*[.$A54]^4 - 2" office:value-type="float" office:value="7890935.14014369" calcext:value-type="float">
            <text:p>7,890,935</text:p>
          </table:table-cell>
          <table:table-cell table:formula="of:=([.$A54]+1)*3600" office:value-type="float" office:value="194400" calcext:value-type="float">
            <text:p>194400</text:p>
          </table:table-cell>
          <table:table-cell table:formula="of:=[.B54]/[.D54]" office:value-type="float" office:value="2072.27462962963" calcext:value-type="float">
            <text:p>2,072.27</text:p>
          </table:table-cell>
          <table:table-cell table:formula="of:=[.C54]/[.D54]" office:value-type="float" office:value="40.5912301447721" calcext:value-type="float">
            <text:p>40.59</text:p>
          </table:table-cell>
          <table:table-cell table:formula="of:=[.B54]/[.D54]/24" office:value-type="float" office:value="86.3447762345679" calcext:value-type="float">
            <text:p>86.34</text:p>
          </table:table-cell>
          <table:table-cell table:formula="of:=[.C54]/[.D54]/24" office:value-type="float" office:value="1.69130125603217" calcext:value-type="float">
            <text:p>1.69</text:p>
          </table:table-cell>
          <table:table-cell table:formula="of:=[.I53]+[.A54]*20" office:value-type="float" office:value="28620" calcext:value-type="float">
            <text:p>28620</text:p>
          </table:table-cell>
          <table:table-cell table:formula="of:=SUM([.$I$2:.$I54])" office:value-type="float" office:value="524700" calcext:value-type="float">
            <text:p>5247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5 - 2*[.$A55]^4 + 3*[.$A55]^3 - 4*[.$A55]^2 + 5*[.$A55] - 3" office:value-type="float" office:value="442619907" calcext:value-type="float">
            <text:p>442,619,907</text:p>
          </table:table-cell>
          <table:table-cell table:formula="of:=2^([.$A55]/6) + 1*[.$A55]^4 - 2" office:value-type="float" office:value="8503566" calcext:value-type="float">
            <text:p>8,503,566</text:p>
          </table:table-cell>
          <table:table-cell table:formula="of:=([.$A55]+1)*3600" office:value-type="float" office:value="198000" calcext:value-type="float">
            <text:p>198000</text:p>
          </table:table-cell>
          <table:table-cell table:formula="of:=[.B55]/[.D55]" office:value-type="float" office:value="2235.45407575758" calcext:value-type="float">
            <text:p>2,235.45</text:p>
          </table:table-cell>
          <table:table-cell table:formula="of:=[.C55]/[.D55]" office:value-type="float" office:value="42.947303030303" calcext:value-type="float">
            <text:p>42.95</text:p>
          </table:table-cell>
          <table:table-cell table:formula="of:=[.B55]/[.D55]/24" office:value-type="float" office:value="93.1439198232323" calcext:value-type="float">
            <text:p>93.14</text:p>
          </table:table-cell>
          <table:table-cell table:formula="of:=[.C55]/[.D55]/24" office:value-type="float" office:value="1.78947095959596" calcext:value-type="float">
            <text:p>1.79</text:p>
          </table:table-cell>
          <table:table-cell table:formula="of:=[.I54]+[.A55]*20" office:value-type="float" office:value="29700" calcext:value-type="float">
            <text:p>29700</text:p>
          </table:table-cell>
          <table:table-cell table:formula="of:=SUM([.$I$2:.$I55])" office:value-type="float" office:value="554400" calcext:value-type="float">
            <text:p>5544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5 - 2*[.$A56]^4 + 3*[.$A56]^3 - 4*[.$A56]^2 + 5*[.$A56] - 3" office:value-type="float" office:value="485470422" calcext:value-type="float">
            <text:p>485,470,422</text:p>
          </table:table-cell>
          <table:table-cell table:formula="of:=2^([.$A56]/6) + 1*[.$A56]^4 - 2" office:value-type="float" office:value="9151197.70056873" calcext:value-type="float">
            <text:p>9,151,198</text:p>
          </table:table-cell>
          <table:table-cell table:formula="of:=([.$A56]+1)*3600" office:value-type="float" office:value="201600" calcext:value-type="float">
            <text:p>201600</text:p>
          </table:table-cell>
          <table:table-cell table:formula="of:=[.B56]/[.D56]" office:value-type="float" office:value="2408.08741071429" calcext:value-type="float">
            <text:p>2,408.09</text:p>
          </table:table-cell>
          <table:table-cell table:formula="of:=[.C56]/[.D56]" office:value-type="float" office:value="45.3928457369481" calcext:value-type="float">
            <text:p>45.39</text:p>
          </table:table-cell>
          <table:table-cell table:formula="of:=[.B56]/[.D56]/24" office:value-type="float" office:value="100.336975446429" calcext:value-type="float">
            <text:p>100.34</text:p>
          </table:table-cell>
          <table:table-cell table:formula="of:=[.C56]/[.D56]/24" office:value-type="float" office:value="1.89136857237284" calcext:value-type="float">
            <text:p>1.89</text:p>
          </table:table-cell>
          <table:table-cell table:formula="of:=[.I55]+[.A56]*20" office:value-type="float" office:value="30800" calcext:value-type="float">
            <text:p>30800</text:p>
          </table:table-cell>
          <table:table-cell table:formula="of:=SUM([.$I$2:.$I56])" office:value-type="float" office:value="585200" calcext:value-type="float">
            <text:p>58520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5 - 2*[.$A57]^4 + 3*[.$A57]^3 - 4*[.$A57]^2 + 5*[.$A57] - 3" office:value-type="float" office:value="531577365" calcext:value-type="float">
            <text:p>531,577,365</text:p>
          </table:table-cell>
          <table:table-cell table:formula="of:=2^([.$A57]/6) + 1*[.$A57]^4 - 2" office:value-type="float" office:value="9835139.07957755" calcext:value-type="float">
            <text:p>9,835,139</text:p>
          </table:table-cell>
          <table:table-cell table:formula="of:=([.$A57]+1)*3600" office:value-type="float" office:value="205200" calcext:value-type="float">
            <text:p>205200</text:p>
          </table:table-cell>
          <table:table-cell table:formula="of:=[.B57]/[.D57]" office:value-type="float" office:value="2590.53296783626" calcext:value-type="float">
            <text:p>2,590.53</text:p>
          </table:table-cell>
          <table:table-cell table:formula="of:=[.C57]/[.D57]" office:value-type="float" office:value="47.9295276782532" calcext:value-type="float">
            <text:p>47.93</text:p>
          </table:table-cell>
          <table:table-cell table:formula="of:=[.B57]/[.D57]/24" office:value-type="float" office:value="107.938873659844" calcext:value-type="float">
            <text:p>107.94</text:p>
          </table:table-cell>
          <table:table-cell table:formula="of:=[.C57]/[.D57]/24" office:value-type="float" office:value="1.99706365326055" calcext:value-type="float">
            <text:p>2.00</text:p>
          </table:table-cell>
          <table:table-cell table:formula="of:=[.I56]+[.A57]*20" office:value-type="float" office:value="31920" calcext:value-type="float">
            <text:p>31920</text:p>
          </table:table-cell>
          <table:table-cell table:formula="of:=SUM([.$I$2:.$I57])" office:value-type="float" office:value="617120" calcext:value-type="float">
            <text:p>61712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5 - 2*[.$A58]^4 + 3*[.$A58]^3 - 4*[.$A58]^2 + 5*[.$A58] - 3" office:value-type="float" office:value="581122920" calcext:value-type="float">
            <text:p>581,122,920</text:p>
          </table:table-cell>
          <table:table-cell table:formula="of:=2^([.$A58]/6) + 1*[.$A58]^4 - 2" office:value-type="float" office:value="10556723.0773439" calcext:value-type="float">
            <text:p>10,556,723</text:p>
          </table:table-cell>
          <table:table-cell table:formula="of:=([.$A58]+1)*3600" office:value-type="float" office:value="208800" calcext:value-type="float">
            <text:p>208800</text:p>
          </table:table-cell>
          <table:table-cell table:formula="of:=[.B58]/[.D58]" office:value-type="float" office:value="2783.15574712644" calcext:value-type="float">
            <text:p>2,783.16</text:p>
          </table:table-cell>
          <table:table-cell table:formula="of:=[.C58]/[.D58]" office:value-type="float" office:value="50.5590185696549" calcext:value-type="float">
            <text:p>50.56</text:p>
          </table:table-cell>
          <table:table-cell table:formula="of:=[.B58]/[.D58]/24" office:value-type="float" office:value="115.964822796935" calcext:value-type="float">
            <text:p>115.96</text:p>
          </table:table-cell>
          <table:table-cell table:formula="of:=[.C58]/[.D58]/24" office:value-type="float" office:value="2.10662577373562" calcext:value-type="float">
            <text:p>2.11</text:p>
          </table:table-cell>
          <table:table-cell table:formula="of:=[.I57]+[.A58]*20" office:value-type="float" office:value="33060" calcext:value-type="float">
            <text:p>33060</text:p>
          </table:table-cell>
          <table:table-cell table:formula="of:=SUM([.$I$2:.$I58])" office:value-type="float" office:value="650180" calcext:value-type="float">
            <text:p>65018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5 - 2*[.$A59]^4 + 3*[.$A59]^3 - 4*[.$A59]^2 + 5*[.$A59] - 3" office:value-type="float" office:value="634295943" calcext:value-type="float">
            <text:p>634,295,943</text:p>
          </table:table-cell>
          <table:table-cell table:formula="of:=2^([.$A59]/6) + 1*[.$A59]^4 - 2" office:value-type="float" office:value="11317306.7493386" calcext:value-type="float">
            <text:p>11,317,307</text:p>
          </table:table-cell>
          <table:table-cell table:formula="of:=([.$A59]+1)*3600" office:value-type="float" office:value="212400" calcext:value-type="float">
            <text:p>212400</text:p>
          </table:table-cell>
          <table:table-cell table:formula="of:=[.B59]/[.D59]" office:value-type="float" office:value="2986.32741525424" calcext:value-type="float">
            <text:p>2,986.33</text:p>
          </table:table-cell>
          <table:table-cell table:formula="of:=[.C59]/[.D59]" office:value-type="float" office:value="53.2829884620462" calcext:value-type="float">
            <text:p>53.28</text:p>
          </table:table-cell>
          <table:table-cell table:formula="of:=[.B59]/[.D59]/24" office:value-type="float" office:value="124.430308968927" calcext:value-type="float">
            <text:p>124.43</text:p>
          </table:table-cell>
          <table:table-cell table:formula="of:=[.C59]/[.D59]/24" office:value-type="float" office:value="2.22012451925192" calcext:value-type="float">
            <text:p>2.22</text:p>
          </table:table-cell>
          <table:table-cell table:formula="of:=[.I58]+[.A59]*20" office:value-type="float" office:value="34220" calcext:value-type="float">
            <text:p>34220</text:p>
          </table:table-cell>
          <table:table-cell table:formula="of:=SUM([.$I$2:.$I59])" office:value-type="float" office:value="684400" calcext:value-type="float">
            <text:p>6844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5 - 2*[.$A60]^4 + 3*[.$A60]^3 - 4*[.$A60]^2 + 5*[.$A60] - 3" office:value-type="float" office:value="691292082" calcext:value-type="float">
            <text:p>691,292,082</text:p>
          </table:table-cell>
          <table:table-cell table:formula="of:=2^([.$A60]/6) + 1*[.$A60]^4 - 2" office:value-type="float" office:value="12118271.2802874" calcext:value-type="float">
            <text:p>12,118,271</text:p>
          </table:table-cell>
          <table:table-cell table:formula="of:=([.$A60]+1)*3600" office:value-type="float" office:value="216000" calcext:value-type="float">
            <text:p>216000</text:p>
          </table:table-cell>
          <table:table-cell table:formula="of:=[.B60]/[.D60]" office:value-type="float" office:value="3200.42630555556" calcext:value-type="float">
            <text:p>3,200.43</text:p>
          </table:table-cell>
          <table:table-cell table:formula="of:=[.C60]/[.D60]" office:value-type="float" office:value="56.1031077791082" calcext:value-type="float">
            <text:p>56.10</text:p>
          </table:table-cell>
          <table:table-cell table:formula="of:=[.B60]/[.D60]/24" office:value-type="float" office:value="133.351096064815" calcext:value-type="float">
            <text:p>133.35</text:p>
          </table:table-cell>
          <table:table-cell table:formula="of:=[.C60]/[.D60]/24" office:value-type="float" office:value="2.33762949079618" calcext:value-type="float">
            <text:p>2.34</text:p>
          </table:table-cell>
          <table:table-cell table:formula="of:=[.I59]+[.A60]*20" office:value-type="float" office:value="35400" calcext:value-type="float">
            <text:p>35400</text:p>
          </table:table-cell>
          <table:table-cell table:formula="of:=SUM([.$I$2:.$I60])" office:value-type="float" office:value="719800" calcext:value-type="float">
            <text:p>7198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5 - 2*[.$A61]^4 + 3*[.$A61]^3 - 4*[.$A61]^2 + 5*[.$A61] - 3" office:value-type="float" office:value="752313897" calcext:value-type="float">
            <text:p>752,313,897</text:p>
          </table:table-cell>
          <table:table-cell table:formula="of:=2^([.$A61]/6) + 1*[.$A61]^4 - 2" office:value-type="float" office:value="12961022" calcext:value-type="float">
            <text:p>12,961,022</text:p>
          </table:table-cell>
          <table:table-cell table:formula="of:=([.$A61]+1)*3600" office:value-type="float" office:value="219600" calcext:value-type="float">
            <text:p>219600</text:p>
          </table:table-cell>
          <table:table-cell table:formula="of:=[.B61]/[.D61]" office:value-type="float" office:value="3425.83741803279" calcext:value-type="float">
            <text:p>3,425.84</text:p>
          </table:table-cell>
          <table:table-cell table:formula="of:=[.C61]/[.D61]" office:value-type="float" office:value="59.0210473588342" calcext:value-type="float">
            <text:p>59.02</text:p>
          </table:table-cell>
          <table:table-cell table:formula="of:=[.B61]/[.D61]/24" office:value-type="float" office:value="142.743225751366" calcext:value-type="float">
            <text:p>142.74</text:p>
          </table:table-cell>
          <table:table-cell table:formula="of:=[.C61]/[.D61]/24" office:value-type="float" office:value="2.45921030661809" calcext:value-type="float">
            <text:p>2.46</text:p>
          </table:table-cell>
          <table:table-cell table:formula="of:=[.I60]+[.A61]*20" office:value-type="float" office:value="36600" calcext:value-type="float">
            <text:p>36600</text:p>
          </table:table-cell>
          <table:table-cell table:formula="of:=SUM([.$I$2:.$I61])" office:value-type="float" office:value="756400" calcext:value-type="float">
            <text:p>7564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5 - 2*[.$A62]^4 + 3*[.$A62]^3 - 4*[.$A62]^2 + 5*[.$A62] - 3" office:value-type="float" office:value="817570980" calcext:value-type="float">
            <text:p>817,570,980</text:p>
          </table:table-cell>
          <table:table-cell table:formula="of:=2^([.$A62]/6) + 1*[.$A62]^4 - 2" office:value-type="float" office:value="13846988.4011375" calcext:value-type="float">
            <text:p>13,846,988</text:p>
          </table:table-cell>
          <table:table-cell table:formula="of:=([.$A62]+1)*3600" office:value-type="float" office:value="223200" calcext:value-type="float">
            <text:p>223200</text:p>
          </table:table-cell>
          <table:table-cell table:formula="of:=[.B62]/[.D62]" office:value-type="float" office:value="3662.95241935484" calcext:value-type="float">
            <text:p>3,662.95</text:p>
          </table:table-cell>
          <table:table-cell table:formula="of:=[.C62]/[.D62]" office:value-type="float" office:value="62.0384784997198" calcext:value-type="float">
            <text:p>62.04</text:p>
          </table:table-cell>
          <table:table-cell table:formula="of:=[.B62]/[.D62]/24" office:value-type="float" office:value="152.623017473118" calcext:value-type="float">
            <text:p>152.62</text:p>
          </table:table-cell>
          <table:table-cell table:formula="of:=[.C62]/[.D62]/24" office:value-type="float" office:value="2.58493660415499" calcext:value-type="float">
            <text:p>2.58</text:p>
          </table:table-cell>
          <table:table-cell table:formula="of:=[.I61]+[.A62]*20" office:value-type="float" office:value="37820" calcext:value-type="float">
            <text:p>37820</text:p>
          </table:table-cell>
          <table:table-cell table:formula="of:=SUM([.$I$2:.$I62])" office:value-type="float" office:value="794220" calcext:value-type="float">
            <text:p>79422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5 - 2*[.$A63]^4 + 3*[.$A63]^3 - 4*[.$A63]^2 + 5*[.$A63] - 3" office:value-type="float" office:value="887280075" calcext:value-type="float">
            <text:p>887,280,075</text:p>
          </table:table-cell>
          <table:table-cell table:formula="of:=2^([.$A63]/6) + 1*[.$A63]^4 - 2" office:value-type="float" office:value="14777624.1591551" calcext:value-type="float">
            <text:p>14,777,624</text:p>
          </table:table-cell>
          <table:table-cell table:formula="of:=([.$A63]+1)*3600" office:value-type="float" office:value="226800" calcext:value-type="float">
            <text:p>226800</text:p>
          </table:table-cell>
          <table:table-cell table:formula="of:=[.B63]/[.D63]" office:value-type="float" office:value="3912.16964285714" calcext:value-type="float">
            <text:p>3,912.17</text:p>
          </table:table-cell>
          <table:table-cell table:formula="of:=[.C63]/[.D63]" office:value-type="float" office:value="65.1570730121477" calcext:value-type="float">
            <text:p>65.16</text:p>
          </table:table-cell>
          <table:table-cell table:formula="of:=[.B63]/[.D63]/24" office:value-type="float" office:value="163.007068452381" calcext:value-type="float">
            <text:p>163.01</text:p>
          </table:table-cell>
          <table:table-cell table:formula="of:=[.C63]/[.D63]/24" office:value-type="float" office:value="2.71487804217282" calcext:value-type="float">
            <text:p>2.71</text:p>
          </table:table-cell>
          <table:table-cell table:formula="of:=[.I62]+[.A63]*20" office:value-type="float" office:value="39060" calcext:value-type="float">
            <text:p>39060</text:p>
          </table:table-cell>
          <table:table-cell table:formula="of:=SUM([.$I$2:.$I63])" office:value-type="float" office:value="833280" calcext:value-type="float">
            <text:p>83328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5 - 2*[.$A64]^4 + 3*[.$A64]^3 - 4*[.$A64]^2 + 5*[.$A64] - 3" office:value-type="float" office:value="961665198" calcext:value-type="float">
            <text:p>961,665,198</text:p>
          </table:table-cell>
          <table:table-cell table:formula="of:=2^([.$A64]/6) + 1*[.$A64]^4 - 2" office:value-type="float" office:value="15754407.1546879" calcext:value-type="float">
            <text:p>15,754,407</text:p>
          </table:table-cell>
          <table:table-cell table:formula="of:=([.$A64]+1)*3600" office:value-type="float" office:value="230400" calcext:value-type="float">
            <text:p>230400</text:p>
          </table:table-cell>
          <table:table-cell table:formula="of:=[.B64]/[.D64]" office:value-type="float" office:value="4173.89408854167" calcext:value-type="float">
            <text:p>4,173.89</text:p>
          </table:table-cell>
          <table:table-cell table:formula="of:=[.C64]/[.D64]" office:value-type="float" office:value="68.378503275555" calcext:value-type="float">
            <text:p>68.38</text:p>
          </table:table-cell>
          <table:table-cell table:formula="of:=[.B64]/[.D64]/24" office:value-type="float" office:value="173.912253689236" calcext:value-type="float">
            <text:p>173.91</text:p>
          </table:table-cell>
          <table:table-cell table:formula="of:=[.C64]/[.D64]/24" office:value-type="float" office:value="2.84910430314812" calcext:value-type="float">
            <text:p>2.85</text:p>
          </table:table-cell>
          <table:table-cell table:formula="of:=[.I63]+[.A64]*20" office:value-type="float" office:value="40320" calcext:value-type="float">
            <text:p>40320</text:p>
          </table:table-cell>
          <table:table-cell table:formula="of:=SUM([.$I$2:.$I64])" office:value-type="float" office:value="873600" calcext:value-type="float">
            <text:p>8736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5 - 2*[.$A65]^4 + 3*[.$A65]^3 - 4*[.$A65]^2 + 5*[.$A65] - 3" office:value-type="float" office:value="1040957757" calcext:value-type="float">
            <text:p>1,040,957,757</text:p>
          </table:table-cell>
          <table:table-cell table:formula="of:=2^([.$A65]/6) + 1*[.$A65]^4 - 2" office:value-type="float" office:value="16778839.4986772" calcext:value-type="float">
            <text:p>16,778,839</text:p>
          </table:table-cell>
          <table:table-cell table:formula="of:=([.$A65]+1)*3600" office:value-type="float" office:value="234000" calcext:value-type="float">
            <text:p>234000</text:p>
          </table:table-cell>
          <table:table-cell table:formula="of:=[.B65]/[.D65]" office:value-type="float" office:value="4448.53742307692" calcext:value-type="float">
            <text:p>4,448.54</text:p>
          </table:table-cell>
          <table:table-cell table:formula="of:=[.C65]/[.D65]" office:value-type="float" office:value="71.7044423020394" calcext:value-type="float">
            <text:p>71.70</text:p>
          </table:table-cell>
          <table:table-cell table:formula="of:=[.B65]/[.D65]/24" office:value-type="float" office:value="185.355725961538" calcext:value-type="float">
            <text:p>185.36</text:p>
          </table:table-cell>
          <table:table-cell table:formula="of:=[.C65]/[.D65]/24" office:value-type="float" office:value="2.98768509591831" calcext:value-type="float">
            <text:p>2.99</text:p>
          </table:table-cell>
          <table:table-cell table:formula="of:=[.I64]+[.A65]*20" office:value-type="float" office:value="41600" calcext:value-type="float">
            <text:p>41600</text:p>
          </table:table-cell>
          <table:table-cell table:formula="of:=SUM([.$I$2:.$I65])" office:value-type="float" office:value="915200" calcext:value-type="float">
            <text:p>9152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5 - 2*[.$A66]^4 + 3*[.$A66]^3 - 4*[.$A66]^2 + 5*[.$A66] - 3" office:value-type="float" office:value="1125396672" calcext:value-type="float">
            <text:p>1,125,396,672</text:p>
          </table:table-cell>
          <table:table-cell table:formula="of:=2^([.$A66]/6) + 1*[.$A66]^4 - 2" office:value-type="float" office:value="17852447.5605748" calcext:value-type="float">
            <text:p>17,852,448</text:p>
          </table:table-cell>
          <table:table-cell table:formula="of:=([.$A66]+1)*3600" office:value-type="float" office:value="237600" calcext:value-type="float">
            <text:p>237600</text:p>
          </table:table-cell>
          <table:table-cell table:formula="of:=[.B66]/[.D66]" office:value-type="float" office:value="4736.51797979798" calcext:value-type="float">
            <text:p>4,736.52</text:p>
          </table:table-cell>
          <table:table-cell table:formula="of:=[.C66]/[.D66]" office:value-type="float" office:value="75.1365638071328" calcext:value-type="float">
            <text:p>75.14</text:p>
          </table:table-cell>
          <table:table-cell table:formula="of:=[.B66]/[.D66]/24" office:value-type="float" office:value="197.354915824916" calcext:value-type="float">
            <text:p>197.35</text:p>
          </table:table-cell>
          <table:table-cell table:formula="of:=[.C66]/[.D66]/24" office:value-type="float" office:value="3.13069015863053" calcext:value-type="float">
            <text:p>3.13</text:p>
          </table:table-cell>
          <table:table-cell table:formula="of:=[.I65]+[.A66]*20" office:value-type="float" office:value="42900" calcext:value-type="float">
            <text:p>42900</text:p>
          </table:table-cell>
          <table:table-cell table:formula="of:=SUM([.$I$2:.$I66])" office:value-type="float" office:value="958100" calcext:value-type="float">
            <text:p>9581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5 - 2*[.$A67]^4 + 3*[.$A67]^3 - 4*[.$A67]^2 + 5*[.$A67] - 3" office:value-type="float" office:value="1215228495" calcext:value-type="float">
            <text:p>1,215,228,495</text:p>
          </table:table-cell>
          <table:table-cell table:formula="of:=2^([.$A67]/6) + 1*[.$A67]^4 - 2" office:value-type="float" office:value="18976782" calcext:value-type="float">
            <text:p>18,976,782</text:p>
          </table:table-cell>
          <table:table-cell table:formula="of:=([.$A67]+1)*3600" office:value-type="float" office:value="241200" calcext:value-type="float">
            <text:p>241200</text:p>
          </table:table-cell>
          <table:table-cell table:formula="of:=[.B67]/[.D67]" office:value-type="float" office:value="5038.26075870647" calcext:value-type="float">
            <text:p>5,038.26</text:p>
          </table:table-cell>
          <table:table-cell table:formula="of:=[.C67]/[.D67]" office:value-type="float" office:value="78.6765422885572" calcext:value-type="float">
            <text:p>78.68</text:p>
          </table:table-cell>
          <table:table-cell table:formula="of:=[.B67]/[.D67]/24" office:value-type="float" office:value="209.927531612769" calcext:value-type="float">
            <text:p>209.93</text:p>
          </table:table-cell>
          <table:table-cell table:formula="of:=[.C67]/[.D67]/24" office:value-type="float" office:value="3.27818926202322" calcext:value-type="float">
            <text:p>3.28</text:p>
          </table:table-cell>
          <table:table-cell table:formula="of:=[.I66]+[.A67]*20" office:value-type="float" office:value="44220" calcext:value-type="float">
            <text:p>44220</text:p>
          </table:table-cell>
          <table:table-cell table:formula="of:=SUM([.$I$2:.$I67])" office:value-type="float" office:value="1002320" calcext:value-type="float">
            <text:p>1002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5 - 2*[.$A68]^4 + 3*[.$A68]^3 - 4*[.$A68]^2 + 5*[.$A68] - 3" office:value-type="float" office:value="1310707530" calcext:value-type="float">
            <text:p>1,310,707,530</text:p>
          </table:table-cell>
          <table:table-cell table:formula="of:=2^([.$A68]/6) + 1*[.$A68]^4 - 2" office:value-type="float" office:value="20153417.8022749" calcext:value-type="float">
            <text:p>20,153,418</text:p>
          </table:table-cell>
          <table:table-cell table:formula="of:=([.$A68]+1)*3600" office:value-type="float" office:value="244800" calcext:value-type="float">
            <text:p>244800</text:p>
          </table:table-cell>
          <table:table-cell table:formula="of:=[.B68]/[.D68]" office:value-type="float" office:value="5354.19742647059" calcext:value-type="float">
            <text:p>5,354.20</text:p>
          </table:table-cell>
          <table:table-cell table:formula="of:=[.C68]/[.D68]" office:value-type="float" office:value="82.3260531138682" calcext:value-type="float">
            <text:p>82.33</text:p>
          </table:table-cell>
          <table:table-cell table:formula="of:=[.B68]/[.D68]/24" office:value-type="float" office:value="223.091559436275" calcext:value-type="float">
            <text:p>223.09</text:p>
          </table:table-cell>
          <table:table-cell table:formula="of:=[.C68]/[.D68]/24" office:value-type="float" office:value="3.43025221307784" calcext:value-type="float">
            <text:p>3.43</text:p>
          </table:table-cell>
          <table:table-cell table:formula="of:=[.I67]+[.A68]*20" office:value-type="float" office:value="45560" calcext:value-type="float">
            <text:p>45560</text:p>
          </table:table-cell>
          <table:table-cell table:formula="of:=SUM([.$I$2:.$I68])" office:value-type="float" office:value="1047880" calcext:value-type="float">
            <text:p>104788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5 - 2*[.$A69]^4 + 3*[.$A69]^3 - 4*[.$A69]^2 + 5*[.$A69] - 3" office:value-type="float" office:value="1412095953" calcext:value-type="float">
            <text:p>1,412,095,953</text:p>
          </table:table-cell>
          <table:table-cell table:formula="of:=2^([.$A69]/6) + 1*[.$A69]^4 - 2" office:value-type="float" office:value="21383954.3183102" calcext:value-type="float">
            <text:p>21,383,954</text:p>
          </table:table-cell>
          <table:table-cell table:formula="of:=([.$A69]+1)*3600" office:value-type="float" office:value="248400" calcext:value-type="float">
            <text:p>248400</text:p>
          </table:table-cell>
          <table:table-cell table:formula="of:=[.B69]/[.D69]" office:value-type="float" office:value="5684.76631642512" calcext:value-type="float">
            <text:p>5,684.77</text:p>
          </table:table-cell>
          <table:table-cell table:formula="of:=[.C69]/[.D69]" office:value-type="float" office:value="86.0867726179959" calcext:value-type="float">
            <text:p>86.09</text:p>
          </table:table-cell>
          <table:table-cell table:formula="of:=[.B69]/[.D69]/24" office:value-type="float" office:value="236.86526318438" calcext:value-type="float">
            <text:p>236.87</text:p>
          </table:table-cell>
          <table:table-cell table:formula="of:=[.C69]/[.D69]/24" office:value-type="float" office:value="3.58694885908316" calcext:value-type="float">
            <text:p>3.59</text:p>
          </table:table-cell>
          <table:table-cell table:formula="of:=[.I68]+[.A69]*20" office:value-type="float" office:value="46920" calcext:value-type="float">
            <text:p>46920</text:p>
          </table:table-cell>
          <table:table-cell table:formula="of:=SUM([.$I$2:.$I69])" office:value-type="float" office:value="1094800" calcext:value-type="float">
            <text:p>10948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5 - 2*[.$A70]^4 + 3*[.$A70]^3 - 4*[.$A70]^2 + 5*[.$A70] - 3" office:value-type="float" office:value="1519663932" calcext:value-type="float">
            <text:p>1,519,663,932</text:p>
          </table:table-cell>
          <table:table-cell table:formula="of:=2^([.$A70]/6) + 1*[.$A70]^4 - 2" office:value-type="float" office:value="22670015.3093757" calcext:value-type="float">
            <text:p>22,670,015</text:p>
          </table:table-cell>
          <table:table-cell table:formula="of:=([.$A70]+1)*3600" office:value-type="float" office:value="252000" calcext:value-type="float">
            <text:p>252000</text:p>
          </table:table-cell>
          <table:table-cell table:formula="of:=[.B70]/[.D70]" office:value-type="float" office:value="6030.41242857143" calcext:value-type="float">
            <text:p>6,030.41</text:p>
          </table:table-cell>
          <table:table-cell table:formula="of:=[.C70]/[.D70]" office:value-type="float" office:value="89.9603782118085" calcext:value-type="float">
            <text:p>89.96</text:p>
          </table:table-cell>
          <table:table-cell table:formula="of:=[.B70]/[.D70]/24" office:value-type="float" office:value="251.26718452381" calcext:value-type="float">
            <text:p>251.27</text:p>
          </table:table-cell>
          <table:table-cell table:formula="of:=[.C70]/[.D70]/24" office:value-type="float" office:value="3.74834909215869" calcext:value-type="float">
            <text:p>3.75</text:p>
          </table:table-cell>
          <table:table-cell table:formula="of:=[.I69]+[.A70]*20" office:value-type="float" office:value="48300" calcext:value-type="float">
            <text:p>48300</text:p>
          </table:table-cell>
          <table:table-cell table:formula="of:=SUM([.$I$2:.$I70])" office:value-type="float" office:value="1143100" calcext:value-type="float">
            <text:p>11431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5 - 2*[.$A71]^4 + 3*[.$A71]^3 - 4*[.$A71]^2 + 5*[.$A71] - 3" office:value-type="float" office:value="1633689747" calcext:value-type="float">
            <text:p>1,633,689,747</text:p>
          </table:table-cell>
          <table:table-cell table:formula="of:=2^([.$A71]/6) + 1*[.$A71]^4 - 2" office:value-type="float" office:value="24013248.9973544" calcext:value-type="float">
            <text:p>24,013,249</text:p>
          </table:table-cell>
          <table:table-cell table:formula="of:=([.$A71]+1)*3600" office:value-type="float" office:value="255600" calcext:value-type="float">
            <text:p>255600</text:p>
          </table:table-cell>
          <table:table-cell table:formula="of:=[.B71]/[.D71]" office:value-type="float" office:value="6391.58742957747" calcext:value-type="float">
            <text:p>6,391.59</text:p>
          </table:table-cell>
          <table:table-cell table:formula="of:=[.C71]/[.D71]" office:value-type="float" office:value="93.9485485029516" calcext:value-type="float">
            <text:p>93.95</text:p>
          </table:table-cell>
          <table:table-cell table:formula="of:=[.B71]/[.D71]/24" office:value-type="float" office:value="266.316142899061" calcext:value-type="float">
            <text:p>266.32</text:p>
          </table:table-cell>
          <table:table-cell table:formula="of:=[.C71]/[.D71]/24" office:value-type="float" office:value="3.91452285428965" calcext:value-type="float">
            <text:p>3.91</text:p>
          </table:table-cell>
          <table:table-cell table:formula="of:=[.I70]+[.A71]*20" office:value-type="float" office:value="49700" calcext:value-type="float">
            <text:p>49700</text:p>
          </table:table-cell>
          <table:table-cell table:formula="of:=SUM([.$I$2:.$I71])" office:value-type="float" office:value="1192800" calcext:value-type="float">
            <text:p>11928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5 - 2*[.$A72]^4 + 3*[.$A72]^3 - 4*[.$A72]^2 + 5*[.$A72] - 3" office:value-type="float" office:value="1754459910" calcext:value-type="float">
            <text:p>1,754,459,910</text:p>
          </table:table-cell>
          <table:table-cell table:formula="of:=2^([.$A72]/6) + 1*[.$A72]^4 - 2" office:value-type="float" office:value="25415328.1211495" calcext:value-type="float">
            <text:p>25,415,328</text:p>
          </table:table-cell>
          <table:table-cell table:formula="of:=([.$A72]+1)*3600" office:value-type="float" office:value="259200" calcext:value-type="float">
            <text:p>259200</text:p>
          </table:table-cell>
          <table:table-cell table:formula="of:=[.B72]/[.D72]" office:value-type="float" office:value="6768.74965277778" calcext:value-type="float">
            <text:p>6,768.75</text:p>
          </table:table-cell>
          <table:table-cell table:formula="of:=[.C72]/[.D72]" office:value-type="float" office:value="98.0529634303607" calcext:value-type="float">
            <text:p>98.05</text:p>
          </table:table-cell>
          <table:table-cell table:formula="of:=[.B72]/[.D72]/24" office:value-type="float" office:value="282.031235532407" calcext:value-type="float">
            <text:p>282.03</text:p>
          </table:table-cell>
          <table:table-cell table:formula="of:=[.C72]/[.D72]/24" office:value-type="float" office:value="4.0855401429317" calcext:value-type="float">
            <text:p>4.09</text:p>
          </table:table-cell>
          <table:table-cell table:formula="of:=[.I71]+[.A72]*20" office:value-type="float" office:value="51120" calcext:value-type="float">
            <text:p>51120</text:p>
          </table:table-cell>
          <table:table-cell table:formula="of:=SUM([.$I$2:.$I72])" office:value-type="float" office:value="1243920" calcext:value-type="float">
            <text:p>124392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5 - 2*[.$A73]^4 + 3*[.$A73]^3 - 4*[.$A73]^2 + 5*[.$A73] - 3" office:value-type="float" office:value="1882269285" calcext:value-type="float">
            <text:p>1,882,269,285</text:p>
          </table:table-cell>
          <table:table-cell table:formula="of:=2^([.$A73]/6) + 1*[.$A73]^4 - 2" office:value-type="float" office:value="26877950" calcext:value-type="float">
            <text:p>26,877,950</text:p>
          </table:table-cell>
          <table:table-cell table:formula="of:=([.$A73]+1)*3600" office:value-type="float" office:value="262800" calcext:value-type="float">
            <text:p>262800</text:p>
          </table:table-cell>
          <table:table-cell table:formula="of:=[.B73]/[.D73]" office:value-type="float" office:value="7162.36409817352" calcext:value-type="float">
            <text:p>7,162.36</text:p>
          </table:table-cell>
          <table:table-cell table:formula="of:=[.C73]/[.D73]" office:value-type="float" office:value="102.275304414003" calcext:value-type="float">
            <text:p>102.28</text:p>
          </table:table-cell>
          <table:table-cell table:formula="of:=[.B73]/[.D73]/24" office:value-type="float" office:value="298.431837423897" calcext:value-type="float">
            <text:p>298.43</text:p>
          </table:table-cell>
          <table:table-cell table:formula="of:=[.C73]/[.D73]/24" office:value-type="float" office:value="4.26147101725013" calcext:value-type="float">
            <text:p>4.26</text:p>
          </table:table-cell>
          <table:table-cell table:formula="of:=[.I72]+[.A73]*20" office:value-type="float" office:value="52560" calcext:value-type="float">
            <text:p>52560</text:p>
          </table:table-cell>
          <table:table-cell table:formula="of:=SUM([.$I$2:.$I73])" office:value-type="float" office:value="1296480" calcext:value-type="float">
            <text:p>129648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5 - 2*[.$A74]^4 + 3*[.$A74]^3 - 4*[.$A74]^2 + 5*[.$A74] - 3" office:value-type="float" office:value="2017421208" calcext:value-type="float">
            <text:p>2,017,421,208</text:p>
          </table:table-cell>
          <table:table-cell table:formula="of:=2^([.$A74]/6) + 1*[.$A74]^4 - 2" office:value-type="float" office:value="28402836.6045499" calcext:value-type="float">
            <text:p>28,402,837</text:p>
          </table:table-cell>
          <table:table-cell table:formula="of:=([.$A74]+1)*3600" office:value-type="float" office:value="266400" calcext:value-type="float">
            <text:p>266400</text:p>
          </table:table-cell>
          <table:table-cell table:formula="of:=[.B74]/[.D74]" office:value-type="float" office:value="7572.90243243243" calcext:value-type="float">
            <text:p>7,572.90</text:p>
          </table:table-cell>
          <table:table-cell table:formula="of:=[.C74]/[.D74]" office:value-type="float" office:value="106.617254521584" calcext:value-type="float">
            <text:p>106.62</text:p>
          </table:table-cell>
          <table:table-cell table:formula="of:=[.B74]/[.D74]/24" office:value-type="float" office:value="315.537601351351" calcext:value-type="float">
            <text:p>315.54</text:p>
          </table:table-cell>
          <table:table-cell table:formula="of:=[.C74]/[.D74]/24" office:value-type="float" office:value="4.44238560506598" calcext:value-type="float">
            <text:p>4.44</text:p>
          </table:table-cell>
          <table:table-cell table:formula="of:=[.I73]+[.A74]*20" office:value-type="float" office:value="54020" calcext:value-type="float">
            <text:p>54020</text:p>
          </table:table-cell>
          <table:table-cell table:formula="of:=SUM([.$I$2:.$I74])" office:value-type="float" office:value="1350500" calcext:value-type="float">
            <text:p>13505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5 - 2*[.$A75]^4 + 3*[.$A75]^3 - 4*[.$A75]^2 + 5*[.$A75] - 3" office:value-type="float" office:value="2160227607" calcext:value-type="float">
            <text:p>2,160,227,607</text:p>
          </table:table-cell>
          <table:table-cell table:formula="of:=2^([.$A75]/6) + 1*[.$A75]^4 - 2" office:value-type="float" office:value="29991734.6366204" calcext:value-type="float">
            <text:p>29,991,735</text:p>
          </table:table-cell>
          <table:table-cell table:formula="of:=([.$A75]+1)*3600" office:value-type="float" office:value="270000" calcext:value-type="float">
            <text:p>270000</text:p>
          </table:table-cell>
          <table:table-cell table:formula="of:=[.B75]/[.D75]" office:value-type="float" office:value="8000.84298888889" calcext:value-type="float">
            <text:p>8,000.84</text:p>
          </table:table-cell>
          <table:table-cell table:formula="of:=[.C75]/[.D75]" office:value-type="float" office:value="111.08049865415" calcext:value-type="float">
            <text:p>111.08</text:p>
          </table:table-cell>
          <table:table-cell table:formula="of:=[.B75]/[.D75]/24" office:value-type="float" office:value="333.36845787037" calcext:value-type="float">
            <text:p>333.37</text:p>
          </table:table-cell>
          <table:table-cell table:formula="of:=[.C75]/[.D75]/24" office:value-type="float" office:value="4.62835411058956" calcext:value-type="float">
            <text:p>4.63</text:p>
          </table:table-cell>
          <table:table-cell table:formula="of:=[.I74]+[.A75]*20" office:value-type="float" office:value="55500" calcext:value-type="float">
            <text:p>55500</text:p>
          </table:table-cell>
          <table:table-cell table:formula="of:=SUM([.$I$2:.$I75])" office:value-type="float" office:value="1406000" calcext:value-type="float">
            <text:p>1406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5 - 2*[.$A76]^4 + 3*[.$A76]^3 - 4*[.$A76]^2 + 5*[.$A76] - 3" office:value-type="float" office:value="2311009122" calcext:value-type="float">
            <text:p>2,311,009,122</text:p>
          </table:table-cell>
          <table:table-cell table:formula="of:=2^([.$A76]/6) + 1*[.$A76]^4 - 2" office:value-type="float" office:value="31646415.6187515" calcext:value-type="float">
            <text:p>31,646,416</text:p>
          </table:table-cell>
          <table:table-cell table:formula="of:=([.$A76]+1)*3600" office:value-type="float" office:value="273600" calcext:value-type="float">
            <text:p>273600</text:p>
          </table:table-cell>
          <table:table-cell table:formula="of:=[.B76]/[.D76]" office:value-type="float" office:value="8446.67076754386" calcext:value-type="float">
            <text:p>8,446.67</text:p>
          </table:table-cell>
          <table:table-cell table:formula="of:=[.C76]/[.D76]" office:value-type="float" office:value="115.666723752747" calcext:value-type="float">
            <text:p>115.67</text:p>
          </table:table-cell>
          <table:table-cell table:formula="of:=[.B76]/[.D76]/24" office:value-type="float" office:value="351.944615314327" calcext:value-type="float">
            <text:p>351.94</text:p>
          </table:table-cell>
          <table:table-cell table:formula="of:=[.C76]/[.D76]/24" office:value-type="float" office:value="4.81944682303111" calcext:value-type="float">
            <text:p>4.82</text:p>
          </table:table-cell>
          <table:table-cell table:formula="of:=[.I75]+[.A76]*20" office:value-type="float" office:value="57000" calcext:value-type="float">
            <text:p>57000</text:p>
          </table:table-cell>
          <table:table-cell table:formula="of:=SUM([.$I$2:.$I76])" office:value-type="float" office:value="1463000" calcext:value-type="float">
            <text:p>14630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5 - 2*[.$A77]^4 + 3*[.$A77]^3 - 4*[.$A77]^2 + 5*[.$A77] - 3" office:value-type="float" office:value="2470095225" calcext:value-type="float">
            <text:p>2,470,095,225</text:p>
          </table:table-cell>
          <table:table-cell table:formula="of:=2^([.$A77]/6) + 1*[.$A77]^4 - 2" office:value-type="float" office:value="33368675.9947089" calcext:value-type="float">
            <text:p>33,368,676</text:p>
          </table:table-cell>
          <table:table-cell table:formula="of:=([.$A77]+1)*3600" office:value-type="float" office:value="277200" calcext:value-type="float">
            <text:p>277200</text:p>
          </table:table-cell>
          <table:table-cell table:formula="of:=[.B77]/[.D77]" office:value-type="float" office:value="8910.87743506494" calcext:value-type="float">
            <text:p>8,910.88</text:p>
          </table:table-cell>
          <table:table-cell table:formula="of:=[.C77]/[.D77]" office:value-type="float" office:value="120.377619028531" calcext:value-type="float">
            <text:p>120.38</text:p>
          </table:table-cell>
          <table:table-cell table:formula="of:=[.B77]/[.D77]/24" office:value-type="float" office:value="371.286559794372" calcext:value-type="float">
            <text:p>371.29</text:p>
          </table:table-cell>
          <table:table-cell table:formula="of:=[.C77]/[.D77]/24" office:value-type="float" office:value="5.0157341261888" calcext:value-type="float">
            <text:p>5.02</text:p>
          </table:table-cell>
          <table:table-cell table:formula="of:=[.I76]+[.A77]*20" office:value-type="float" office:value="58520" calcext:value-type="float">
            <text:p>58520</text:p>
          </table:table-cell>
          <table:table-cell table:formula="of:=SUM([.$I$2:.$I77])" office:value-type="float" office:value="1521520" calcext:value-type="float">
            <text:p>152152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5 - 2*[.$A78]^4 + 3*[.$A78]^3 - 4*[.$A78]^2 + 5*[.$A78] - 3" office:value-type="float" office:value="2637824340" calcext:value-type="float">
            <text:p>2,637,824,340</text:p>
          </table:table-cell>
          <table:table-cell table:formula="of:=2^([.$A78]/6) + 1*[.$A78]^4 - 2" office:value-type="float" office:value="35160337.242299" calcext:value-type="float">
            <text:p>35,160,337</text:p>
          </table:table-cell>
          <table:table-cell table:formula="of:=([.$A78]+1)*3600" office:value-type="float" office:value="280800" calcext:value-type="float">
            <text:p>280800</text:p>
          </table:table-cell>
          <table:table-cell table:formula="of:=[.B78]/[.D78]" office:value-type="float" office:value="9393.96132478633" calcext:value-type="float">
            <text:p>9,393.96</text:p>
          </table:table-cell>
          <table:table-cell table:formula="of:=[.C78]/[.D78]" office:value-type="float" office:value="125.214876219014" calcext:value-type="float">
            <text:p>125.21</text:p>
          </table:table-cell>
          <table:table-cell table:formula="of:=[.B78]/[.D78]/24" office:value-type="float" office:value="391.41505519943" calcext:value-type="float">
            <text:p>391.42</text:p>
          </table:table-cell>
          <table:table-cell table:formula="of:=[.C78]/[.D78]/24" office:value-type="float" office:value="5.21728650912556" calcext:value-type="float">
            <text:p>5.22</text:p>
          </table:table-cell>
          <table:table-cell table:formula="of:=[.I77]+[.A78]*20" office:value-type="float" office:value="60060" calcext:value-type="float">
            <text:p>60060</text:p>
          </table:table-cell>
          <table:table-cell table:formula="of:=SUM([.$I$2:.$I78])" office:value-type="float" office:value="1581580" calcext:value-type="float">
            <text:p>158158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5 - 2*[.$A79]^4 + 3*[.$A79]^3 - 4*[.$A79]^2 + 5*[.$A79] - 3" office:value-type="float" office:value="2814543963" calcext:value-type="float">
            <text:p>2,814,543,963</text:p>
          </table:table-cell>
          <table:table-cell table:formula="of:=2^([.$A79]/6) + 1*[.$A79]^4 - 2" office:value-type="float" office:value="37023246" calcext:value-type="float">
            <text:p>37,023,246</text:p>
          </table:table-cell>
          <table:table-cell table:formula="of:=([.$A79]+1)*3600" office:value-type="float" office:value="284400" calcext:value-type="float">
            <text:p>284400</text:p>
          </table:table-cell>
          <table:table-cell table:formula="of:=[.B79]/[.D79]" office:value-type="float" office:value="9896.42743670886" calcext:value-type="float">
            <text:p>9,896.43</text:p>
          </table:table-cell>
          <table:table-cell table:formula="of:=[.C79]/[.D79]" office:value-type="float" office:value="130.180189873418" calcext:value-type="float">
            <text:p>130.18</text:p>
          </table:table-cell>
          <table:table-cell table:formula="of:=[.B79]/[.D79]/24" office:value-type="float" office:value="412.351143196203" calcext:value-type="float">
            <text:p>412.35</text:p>
          </table:table-cell>
          <table:table-cell table:formula="of:=[.C79]/[.D79]/24" office:value-type="float" office:value="5.42417457805907" calcext:value-type="float">
            <text:p>5.42</text:p>
          </table:table-cell>
          <table:table-cell table:formula="of:=[.I78]+[.A79]*20" office:value-type="float" office:value="61620" calcext:value-type="float">
            <text:p>61620</text:p>
          </table:table-cell>
          <table:table-cell table:formula="of:=SUM([.$I$2:.$I79])" office:value-type="float" office:value="1643200" calcext:value-type="float">
            <text:p>16432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5 - 2*[.$A80]^4 + 3*[.$A80]^3 - 4*[.$A80]^2 + 5*[.$A80] - 3" office:value-type="float" office:value="3000610782" calcext:value-type="float">
            <text:p>3,000,610,782</text:p>
          </table:table-cell>
          <table:table-cell table:formula="of:=2^([.$A80]/6) + 1*[.$A80]^4 - 2" office:value-type="float" office:value="38959274.2090998" calcext:value-type="float">
            <text:p>38,959,274</text:p>
          </table:table-cell>
          <table:table-cell table:formula="of:=([.$A80]+1)*3600" office:value-type="float" office:value="288000" calcext:value-type="float">
            <text:p>288000</text:p>
          </table:table-cell>
          <table:table-cell table:formula="of:=[.B80]/[.D80]" office:value-type="float" office:value="10418.7874375" calcext:value-type="float">
            <text:p>10,418.79</text:p>
          </table:table-cell>
          <table:table-cell table:formula="of:=[.C80]/[.D80]" office:value-type="float" office:value="135.275257670485" calcext:value-type="float">
            <text:p>135.28</text:p>
          </table:table-cell>
          <table:table-cell table:formula="of:=[.B80]/[.D80]/24" office:value-type="float" office:value="434.116143229167" calcext:value-type="float">
            <text:p>434.12</text:p>
          </table:table-cell>
          <table:table-cell table:formula="of:=[.C80]/[.D80]/24" office:value-type="float" office:value="5.63646906960355" calcext:value-type="float">
            <text:p>5.64</text:p>
          </table:table-cell>
          <table:table-cell table:formula="of:=[.I79]+[.A80]*20" office:value-type="float" office:value="63200" calcext:value-type="float">
            <text:p>63200</text:p>
          </table:table-cell>
          <table:table-cell table:formula="of:=SUM([.$I$2:.$I80])" office:value-type="float" office:value="1706400" calcext:value-type="float">
            <text:p>17064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5 - 2*[.$A81]^4 + 3*[.$A81]^3 - 4*[.$A81]^2 + 5*[.$A81] - 3" office:value-type="float" office:value="3196390797" calcext:value-type="float">
            <text:p>3,196,390,797</text:p>
          </table:table-cell>
          <table:table-cell table:formula="of:=2^([.$A81]/6) + 1*[.$A81]^4 - 2" office:value-type="float" office:value="40970319.2732407" calcext:value-type="float">
            <text:p>40,970,319</text:p>
          </table:table-cell>
          <table:table-cell table:formula="of:=([.$A81]+1)*3600" office:value-type="float" office:value="291600" calcext:value-type="float">
            <text:p>291600</text:p>
          </table:table-cell>
          <table:table-cell table:formula="of:=[.B81]/[.D81]" office:value-type="float" office:value="10961.5596604938" calcext:value-type="float">
            <text:p>10,961.56</text:p>
          </table:table-cell>
          <table:table-cell table:formula="of:=[.C81]/[.D81]" office:value-type="float" office:value="140.501780772431" calcext:value-type="float">
            <text:p>140.50</text:p>
          </table:table-cell>
          <table:table-cell table:formula="of:=[.B81]/[.D81]/24" office:value-type="float" office:value="456.731652520576" calcext:value-type="float">
            <text:p>456.73</text:p>
          </table:table-cell>
          <table:table-cell table:formula="of:=[.C81]/[.D81]/24" office:value-type="float" office:value="5.85424086551794" calcext:value-type="float">
            <text:p>5.85</text:p>
          </table:table-cell>
          <table:table-cell table:formula="of:=[.I80]+[.A81]*20" office:value-type="float" office:value="64800" calcext:value-type="float">
            <text:p>64800</text:p>
          </table:table-cell>
          <table:table-cell table:formula="of:=SUM([.$I$2:.$I81])" office:value-type="float" office:value="1771200" calcext:value-type="float">
            <text:p>17712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5 - 2*[.$A82]^4 + 3*[.$A82]^3 - 4*[.$A82]^2 + 5*[.$A82] - 3" office:value-type="float" office:value="3402259440" calcext:value-type="float">
            <text:p>3,402,259,440</text:p>
          </table:table-cell>
          <table:table-cell table:formula="of:=2^([.$A82]/6) + 1*[.$A82]^4 - 2" office:value-type="float" office:value="43058304.237503" calcext:value-type="float">
            <text:p>43,058,304</text:p>
          </table:table-cell>
          <table:table-cell table:formula="of:=([.$A82]+1)*3600" office:value-type="float" office:value="295200" calcext:value-type="float">
            <text:p>295200</text:p>
          </table:table-cell>
          <table:table-cell table:formula="of:=[.B82]/[.D82]" office:value-type="float" office:value="11525.2691056911" calcext:value-type="float">
            <text:p>11,525.27</text:p>
          </table:table-cell>
          <table:table-cell table:formula="of:=[.C82]/[.D82]" office:value-type="float" office:value="145.861464219184" calcext:value-type="float">
            <text:p>145.86</text:p>
          </table:table-cell>
          <table:table-cell table:formula="of:=[.B82]/[.D82]/24" office:value-type="float" office:value="480.219546070461" calcext:value-type="float">
            <text:p>480.22</text:p>
          </table:table-cell>
          <table:table-cell table:formula="of:=[.C82]/[.D82]/24" office:value-type="float" office:value="6.07756100913265" calcext:value-type="float">
            <text:p>6.08</text:p>
          </table:table-cell>
          <table:table-cell table:formula="of:=[.I81]+[.A82]*20" office:value-type="float" office:value="66420" calcext:value-type="float">
            <text:p>66420</text:p>
          </table:table-cell>
          <table:table-cell table:formula="of:=SUM([.$I$2:.$I82])" office:value-type="float" office:value="1837620" calcext:value-type="float">
            <text:p>183762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5 - 2*[.$A83]^4 + 3*[.$A83]^3 - 4*[.$A83]^2 + 5*[.$A83] - 3" office:value-type="float" office:value="3618601695" calcext:value-type="float">
            <text:p>3,618,601,695</text:p>
          </table:table-cell>
          <table:table-cell table:formula="of:=2^([.$A83]/6) + 1*[.$A83]^4 - 2" office:value-type="float" office:value="45225177.9894177" calcext:value-type="float">
            <text:p>45,225,178</text:p>
          </table:table-cell>
          <table:table-cell table:formula="of:=([.$A83]+1)*3600" office:value-type="float" office:value="298800" calcext:value-type="float">
            <text:p>298800</text:p>
          </table:table-cell>
          <table:table-cell table:formula="of:=[.B83]/[.D83]" office:value-type="float" office:value="12110.447439759" calcext:value-type="float">
            <text:p>12,110.45</text:p>
          </table:table-cell>
          <table:table-cell table:formula="of:=[.C83]/[.D83]" office:value-type="float" office:value="151.356017367529" calcext:value-type="float">
            <text:p>151.36</text:p>
          </table:table-cell>
          <table:table-cell table:formula="of:=[.B83]/[.D83]/24" office:value-type="float" office:value="504.601976656627" calcext:value-type="float">
            <text:p>504.60</text:p>
          </table:table-cell>
          <table:table-cell table:formula="of:=[.C83]/[.D83]/24" office:value-type="float" office:value="6.30650072364705" calcext:value-type="float">
            <text:p>6.31</text:p>
          </table:table-cell>
          <table:table-cell table:formula="of:=[.I82]+[.A83]*20" office:value-type="float" office:value="68060" calcext:value-type="float">
            <text:p>68060</text:p>
          </table:table-cell>
          <table:table-cell table:formula="of:=SUM([.$I$2:.$I83])" office:value-type="float" office:value="1905680" calcext:value-type="float">
            <text:p>190568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5 - 2*[.$A84]^4 + 3*[.$A84]^3 - 4*[.$A84]^2 + 5*[.$A84] - 3" office:value-type="float" office:value="3845812218" calcext:value-type="float">
            <text:p>3,845,812,218</text:p>
          </table:table-cell>
          <table:table-cell table:formula="of:=2^([.$A84]/6) + 1*[.$A84]^4 - 2" office:value-type="float" office:value="47472915.484598" calcext:value-type="float">
            <text:p>47,472,915</text:p>
          </table:table-cell>
          <table:table-cell table:formula="of:=([.$A84]+1)*3600" office:value-type="float" office:value="302400" calcext:value-type="float">
            <text:p>302400</text:p>
          </table:table-cell>
          <table:table-cell table:formula="of:=[.B84]/[.D84]" office:value-type="float" office:value="12717.6329960317" calcext:value-type="float">
            <text:p>12,717.63</text:p>
          </table:table-cell>
          <table:table-cell table:formula="of:=[.C84]/[.D84]" office:value-type="float" office:value="156.987154380284" calcext:value-type="float">
            <text:p>156.99</text:p>
          </table:table-cell>
          <table:table-cell table:formula="of:=[.B84]/[.D84]/24" office:value-type="float" office:value="529.901374834656" calcext:value-type="float">
            <text:p>529.90</text:p>
          </table:table-cell>
          <table:table-cell table:formula="of:=[.C84]/[.D84]/24" office:value-type="float" office:value="6.54113143251185" calcext:value-type="float">
            <text:p>6.54</text:p>
          </table:table-cell>
          <table:table-cell table:formula="of:=[.I83]+[.A84]*20" office:value-type="float" office:value="69720" calcext:value-type="float">
            <text:p>69720</text:p>
          </table:table-cell>
          <table:table-cell table:formula="of:=SUM([.$I$2:.$I84])" office:value-type="float" office:value="1975400" calcext:value-type="float">
            <text:p>19754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5 - 2*[.$A85]^4 + 3*[.$A85]^3 - 4*[.$A85]^2 + 5*[.$A85] - 3" office:value-type="float" office:value="4084295457" calcext:value-type="float">
            <text:p>4,084,295,457</text:p>
          </table:table-cell>
          <table:table-cell table:formula="of:=2^([.$A85]/6) + 1*[.$A85]^4 - 2" office:value-type="float" office:value="49803518" calcext:value-type="float">
            <text:p>49,803,518</text:p>
          </table:table-cell>
          <table:table-cell table:formula="of:=([.$A85]+1)*3600" office:value-type="float" office:value="306000" calcext:value-type="float">
            <text:p>306000</text:p>
          </table:table-cell>
          <table:table-cell table:formula="of:=[.B85]/[.D85]" office:value-type="float" office:value="13347.3707745098" calcext:value-type="float">
            <text:p>13,347.37</text:p>
          </table:table-cell>
          <table:table-cell table:formula="of:=[.C85]/[.D85]" office:value-type="float" office:value="162.756594771242" calcext:value-type="float">
            <text:p>162.76</text:p>
          </table:table-cell>
          <table:table-cell table:formula="of:=[.B85]/[.D85]/24" office:value-type="float" office:value="556.140448937908" calcext:value-type="float">
            <text:p>556.14</text:p>
          </table:table-cell>
          <table:table-cell table:formula="of:=[.C85]/[.D85]/24" office:value-type="float" office:value="6.78152478213508" calcext:value-type="float">
            <text:p>6.78</text:p>
          </table:table-cell>
          <table:table-cell table:formula="of:=[.I84]+[.A85]*20" office:value-type="float" office:value="71400" calcext:value-type="float">
            <text:p>71400</text:p>
          </table:table-cell>
          <table:table-cell table:formula="of:=SUM([.$I$2:.$I85])" office:value-type="float" office:value="2046800" calcext:value-type="float">
            <text:p>20468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5 - 2*[.$A86]^4 + 3*[.$A86]^3 - 4*[.$A86]^2 + 5*[.$A86] - 3" office:value-type="float" office:value="4334465772" calcext:value-type="float">
            <text:p>4,334,465,772</text:p>
          </table:table-cell>
          <table:table-cell table:formula="of:=2^([.$A86]/6) + 1*[.$A86]^4 - 2" office:value-type="float" office:value="52219013.4181995" calcext:value-type="float">
            <text:p>52,219,013</text:p>
          </table:table-cell>
          <table:table-cell table:formula="of:=([.$A86]+1)*3600" office:value-type="float" office:value="309600" calcext:value-type="float">
            <text:p>309600</text:p>
          </table:table-cell>
          <table:table-cell table:formula="of:=[.B86]/[.D86]" office:value-type="float" office:value="14000.2124418605" calcext:value-type="float">
            <text:p>14,000.21</text:p>
          </table:table-cell>
          <table:table-cell table:formula="of:=[.C86]/[.D86]" office:value-type="float" office:value="168.666064012272" calcext:value-type="float">
            <text:p>168.67</text:p>
          </table:table-cell>
          <table:table-cell table:formula="of:=[.B86]/[.D86]/24" office:value-type="float" office:value="583.342185077519" calcext:value-type="float">
            <text:p>583.34</text:p>
          </table:table-cell>
          <table:table-cell table:formula="of:=[.C86]/[.D86]/24" office:value-type="float" office:value="7.02775266717801" calcext:value-type="float">
            <text:p>7.03</text:p>
          </table:table-cell>
          <table:table-cell table:formula="of:=[.I85]+[.A86]*20" office:value-type="float" office:value="73100" calcext:value-type="float">
            <text:p>73100</text:p>
          </table:table-cell>
          <table:table-cell table:formula="of:=SUM([.$I$2:.$I86])" office:value-type="float" office:value="2119900" calcext:value-type="float">
            <text:p>21199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5 - 2*[.$A87]^4 + 3*[.$A87]^3 - 4*[.$A87]^2 + 5*[.$A87] - 3" office:value-type="float" office:value="4596747555" calcext:value-type="float">
            <text:p>4,596,747,555</text:p>
          </table:table-cell>
          <table:table-cell table:formula="of:=2^([.$A87]/6) + 1*[.$A87]^4 - 2" office:value-type="float" office:value="54721456.5464815" calcext:value-type="float">
            <text:p>54,721,457</text:p>
          </table:table-cell>
          <table:table-cell table:formula="of:=([.$A87]+1)*3600" office:value-type="float" office:value="313200" calcext:value-type="float">
            <text:p>313200</text:p>
          </table:table-cell>
          <table:table-cell table:formula="of:=[.B87]/[.D87]" office:value-type="float" office:value="14676.7163314176" calcext:value-type="float">
            <text:p>14,676.72</text:p>
          </table:table-cell>
          <table:table-cell table:formula="of:=[.C87]/[.D87]" office:value-type="float" office:value="174.717294209711" calcext:value-type="float">
            <text:p>174.72</text:p>
          </table:table-cell>
          <table:table-cell table:formula="of:=[.B87]/[.D87]/24" office:value-type="float" office:value="611.529847142401" calcext:value-type="float">
            <text:p>611.53</text:p>
          </table:table-cell>
          <table:table-cell table:formula="of:=[.C87]/[.D87]/24" office:value-type="float" office:value="7.27988725873796" calcext:value-type="float">
            <text:p>7.28</text:p>
          </table:table-cell>
          <table:table-cell table:formula="of:=[.I86]+[.A87]*20" office:value-type="float" office:value="74820" calcext:value-type="float">
            <text:p>74820</text:p>
          </table:table-cell>
          <table:table-cell table:formula="of:=SUM([.$I$2:.$I87])" office:value-type="float" office:value="2194720" calcext:value-type="float">
            <text:p>219472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5 - 2*[.$A88]^4 + 3*[.$A88]^3 - 4*[.$A88]^2 + 5*[.$A88] - 3" office:value-type="float" office:value="4871575350" calcext:value-type="float">
            <text:p>4,871,575,350</text:p>
          </table:table-cell>
          <table:table-cell table:formula="of:=2^([.$A88]/6) + 1*[.$A88]^4 - 2" office:value-type="float" office:value="57312929.4750059" calcext:value-type="float">
            <text:p>57,312,929</text:p>
          </table:table-cell>
          <table:table-cell table:formula="of:=([.$A88]+1)*3600" office:value-type="float" office:value="316800" calcext:value-type="float">
            <text:p>316800</text:p>
          </table:table-cell>
          <table:table-cell table:formula="of:=[.B88]/[.D88]" office:value-type="float" office:value="15377.4474431818" calcext:value-type="float">
            <text:p>15,377.45</text:p>
          </table:table-cell>
          <table:table-cell table:formula="of:=[.C88]/[.D88]" office:value-type="float" office:value="180.912024857973" calcext:value-type="float">
            <text:p>180.91</text:p>
          </table:table-cell>
          <table:table-cell table:formula="of:=[.B88]/[.D88]/24" office:value-type="float" office:value="640.726976799242" calcext:value-type="float">
            <text:p>640.73</text:p>
          </table:table-cell>
          <table:table-cell table:formula="of:=[.C88]/[.D88]/24" office:value-type="float" office:value="7.53800103574888" calcext:value-type="float">
            <text:p>7.54</text:p>
          </table:table-cell>
          <table:table-cell table:formula="of:=[.I87]+[.A88]*20" office:value-type="float" office:value="76560" calcext:value-type="float">
            <text:p>76560</text:p>
          </table:table-cell>
          <table:table-cell table:formula="of:=SUM([.$I$2:.$I88])" office:value-type="float" office:value="2271280" calcext:value-type="float">
            <text:p>227128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5 - 2*[.$A89]^4 + 3*[.$A89]^3 - 4*[.$A89]^2 + 5*[.$A89] - 3" office:value-type="float" office:value="5159393973" calcext:value-type="float">
            <text:p>5,159,393,973</text:p>
          </table:table-cell>
          <table:table-cell table:formula="of:=2^([.$A89]/6) + 1*[.$A89]^4 - 2" office:value-type="float" office:value="59995541.9788355" calcext:value-type="float">
            <text:p>59,995,542</text:p>
          </table:table-cell>
          <table:table-cell table:formula="of:=([.$A89]+1)*3600" office:value-type="float" office:value="320400" calcext:value-type="float">
            <text:p>320400</text:p>
          </table:table-cell>
          <table:table-cell table:formula="of:=[.B89]/[.D89]" office:value-type="float" office:value="16102.9774438202" calcext:value-type="float">
            <text:p>16,102.98</text:p>
          </table:table-cell>
          <table:table-cell table:formula="of:=[.C89]/[.D89]" office:value-type="float" office:value="187.252003679262" calcext:value-type="float">
            <text:p>187.25</text:p>
          </table:table-cell>
          <table:table-cell table:formula="of:=[.B89]/[.D89]/24" office:value-type="float" office:value="670.957393492509" calcext:value-type="float">
            <text:p>670.96</text:p>
          </table:table-cell>
          <table:table-cell table:formula="of:=[.C89]/[.D89]/24" office:value-type="float" office:value="7.80216681996924" calcext:value-type="float">
            <text:p>7.80</text:p>
          </table:table-cell>
          <table:table-cell table:formula="of:=[.I88]+[.A89]*20" office:value-type="float" office:value="78320" calcext:value-type="float">
            <text:p>78320</text:p>
          </table:table-cell>
          <table:table-cell table:formula="of:=SUM([.$I$2:.$I89])" office:value-type="float" office:value="2349600" calcext:value-type="float">
            <text:p>23496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5 - 2*[.$A90]^4 + 3*[.$A90]^3 - 4*[.$A90]^2 + 5*[.$A90] - 3" office:value-type="float" office:value="5460658632" calcext:value-type="float">
            <text:p>5,460,658,632</text:p>
          </table:table-cell>
          <table:table-cell table:formula="of:=2^([.$A90]/6) + 1*[.$A90]^4 - 2" office:value-type="float" office:value="62771431.969196" calcext:value-type="float">
            <text:p>62,771,432</text:p>
          </table:table-cell>
          <table:table-cell table:formula="of:=([.$A90]+1)*3600" office:value-type="float" office:value="324000" calcext:value-type="float">
            <text:p>324000</text:p>
          </table:table-cell>
          <table:table-cell table:formula="of:=[.B90]/[.D90]" office:value-type="float" office:value="16853.8846666667" calcext:value-type="float">
            <text:p>16,853.88</text:p>
          </table:table-cell>
          <table:table-cell table:formula="of:=[.C90]/[.D90]" office:value-type="float" office:value="193.738987559247" calcext:value-type="float">
            <text:p>193.74</text:p>
          </table:table-cell>
          <table:table-cell table:formula="of:=[.B90]/[.D90]/24" office:value-type="float" office:value="702.245194444444" calcext:value-type="float">
            <text:p>702.25</text:p>
          </table:table-cell>
          <table:table-cell table:formula="of:=[.C90]/[.D90]/24" office:value-type="float" office:value="8.07245781496862" calcext:value-type="float">
            <text:p>8.07</text:p>
          </table:table-cell>
          <table:table-cell table:formula="of:=[.I89]+[.A90]*20" office:value-type="float" office:value="80100" calcext:value-type="float">
            <text:p>80100</text:p>
          </table:table-cell>
          <table:table-cell table:formula="of:=SUM([.$I$2:.$I90])" office:value-type="float" office:value="2429700" calcext:value-type="float">
            <text:p>24297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5 - 2*[.$A91]^4 + 3*[.$A91]^3 - 4*[.$A91]^2 + 5*[.$A91] - 3" office:value-type="float" office:value="5775835047" calcext:value-type="float">
            <text:p>5,775,835,047</text:p>
          </table:table-cell>
          <table:table-cell table:formula="of:=2^([.$A91]/6) + 1*[.$A91]^4 - 2" office:value-type="float" office:value="65642766" calcext:value-type="float">
            <text:p>65,642,766</text:p>
          </table:table-cell>
          <table:table-cell table:formula="of:=([.$A91]+1)*3600" office:value-type="float" office:value="327600" calcext:value-type="float">
            <text:p>327600</text:p>
          </table:table-cell>
          <table:table-cell table:formula="of:=[.B91]/[.D91]" office:value-type="float" office:value="17630.7541117216" calcext:value-type="float">
            <text:p>17,630.75</text:p>
          </table:table-cell>
          <table:table-cell table:formula="of:=[.C91]/[.D91]" office:value-type="float" office:value="200.374743589744" calcext:value-type="float">
            <text:p>200.37</text:p>
          </table:table-cell>
          <table:table-cell table:formula="of:=[.B91]/[.D91]/24" office:value-type="float" office:value="734.614754655067" calcext:value-type="float">
            <text:p>734.61</text:p>
          </table:table-cell>
          <table:table-cell table:formula="of:=[.C91]/[.D91]/24" office:value-type="float" office:value="8.34894764957265" calcext:value-type="float">
            <text:p>8.35</text:p>
          </table:table-cell>
          <table:table-cell table:formula="of:=[.I90]+[.A91]*20" office:value-type="float" office:value="81900" calcext:value-type="float">
            <text:p>81900</text:p>
          </table:table-cell>
          <table:table-cell table:formula="of:=SUM([.$I$2:.$I91])" office:value-type="float" office:value="2511600" calcext:value-type="float">
            <text:p>25116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5 - 2*[.$A92]^4 + 3*[.$A92]^3 - 4*[.$A92]^2 + 5*[.$A92] - 3" office:value-type="float" office:value="6105399570" calcext:value-type="float">
            <text:p>6,105,399,570</text:p>
          </table:table-cell>
          <table:table-cell table:formula="of:=2^([.$A92]/6) + 1*[.$A92]^4 - 2" office:value-type="float" office:value="68611739.836399" calcext:value-type="float">
            <text:p>68,611,740</text:p>
          </table:table-cell>
          <table:table-cell table:formula="of:=([.$A92]+1)*3600" office:value-type="float" office:value="331200" calcext:value-type="float">
            <text:p>331200</text:p>
          </table:table-cell>
          <table:table-cell table:formula="of:=[.B92]/[.D92]" office:value-type="float" office:value="18434.1774456522" calcext:value-type="float">
            <text:p>18,434.18</text:p>
          </table:table-cell>
          <table:table-cell table:formula="of:=[.C92]/[.D92]" office:value-type="float" office:value="207.161050230673" calcext:value-type="float">
            <text:p>207.16</text:p>
          </table:table-cell>
          <table:table-cell table:formula="of:=[.B92]/[.D92]/24" office:value-type="float" office:value="768.090726902174" calcext:value-type="float">
            <text:p>768.09</text:p>
          </table:table-cell>
          <table:table-cell table:formula="of:=[.C92]/[.D92]/24" office:value-type="float" office:value="8.63171042627806" calcext:value-type="float">
            <text:p>8.63</text:p>
          </table:table-cell>
          <table:table-cell table:formula="of:=[.I91]+[.A92]*20" office:value-type="float" office:value="83720" calcext:value-type="float">
            <text:p>83720</text:p>
          </table:table-cell>
          <table:table-cell table:formula="of:=SUM([.$I$2:.$I92])" office:value-type="float" office:value="2595320" calcext:value-type="float">
            <text:p>259532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5 - 2*[.$A93]^4 + 3*[.$A93]^3 - 4*[.$A93]^2 + 5*[.$A93] - 3" office:value-type="float" office:value="6449839305" calcext:value-type="float">
            <text:p>6,449,839,305</text:p>
          </table:table-cell>
          <table:table-cell table:formula="of:=2^([.$A93]/6) + 1*[.$A93]^4 - 2" office:value-type="float" office:value="71680579.092963" calcext:value-type="float">
            <text:p>71,680,579</text:p>
          </table:table-cell>
          <table:table-cell table:formula="of:=([.$A93]+1)*3600" office:value-type="float" office:value="334800" calcext:value-type="float">
            <text:p>334800</text:p>
          </table:table-cell>
          <table:table-cell table:formula="of:=[.B93]/[.D93]" office:value-type="float" office:value="19264.7530017921" calcext:value-type="float">
            <text:p>19,264.75</text:p>
          </table:table-cell>
          <table:table-cell table:formula="of:=[.C93]/[.D93]" office:value-type="float" office:value="214.099698605027" calcext:value-type="float">
            <text:p>214.10</text:p>
          </table:table-cell>
          <table:table-cell table:formula="of:=[.B93]/[.D93]/24" office:value-type="float" office:value="802.698041741338" calcext:value-type="float">
            <text:p>802.70</text:p>
          </table:table-cell>
          <table:table-cell table:formula="of:=[.C93]/[.D93]/24" office:value-type="float" office:value="8.92082077520945" calcext:value-type="float">
            <text:p>8.92</text:p>
          </table:table-cell>
          <table:table-cell table:formula="of:=[.I92]+[.A93]*20" office:value-type="float" office:value="85560" calcext:value-type="float">
            <text:p>85560</text:p>
          </table:table-cell>
          <table:table-cell table:formula="of:=SUM([.$I$2:.$I93])" office:value-type="float" office:value="2680880" calcext:value-type="float">
            <text:p>268088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5 - 2*[.$A94]^4 + 3*[.$A94]^3 - 4*[.$A94]^2 + 5*[.$A94] - 3" office:value-type="float" office:value="6809652228" calcext:value-type="float">
            <text:p>6,809,652,228</text:p>
          </table:table-cell>
          <table:table-cell table:formula="of:=2^([.$A94]/6) + 1*[.$A94]^4 - 2" office:value-type="float" office:value="74851539.9500118" calcext:value-type="float">
            <text:p>74,851,540</text:p>
          </table:table-cell>
          <table:table-cell table:formula="of:=([.$A94]+1)*3600" office:value-type="float" office:value="338400" calcext:value-type="float">
            <text:p>338400</text:p>
          </table:table-cell>
          <table:table-cell table:formula="of:=[.B94]/[.D94]" office:value-type="float" office:value="20123.0857801418" calcext:value-type="float">
            <text:p>20,123.09</text:p>
          </table:table-cell>
          <table:table-cell table:formula="of:=[.C94]/[.D94]" office:value-type="float" office:value="221.192493942115" calcext:value-type="float">
            <text:p>221.19</text:p>
          </table:table-cell>
          <table:table-cell table:formula="of:=[.B94]/[.D94]/24" office:value-type="float" office:value="838.46190750591" calcext:value-type="float">
            <text:p>838.46</text:p>
          </table:table-cell>
          <table:table-cell table:formula="of:=[.C94]/[.D94]/24" office:value-type="float" office:value="9.21635391425481" calcext:value-type="float">
            <text:p>9.22</text:p>
          </table:table-cell>
          <table:table-cell table:formula="of:=[.I93]+[.A94]*20" office:value-type="float" office:value="87420" calcext:value-type="float">
            <text:p>87420</text:p>
          </table:table-cell>
          <table:table-cell table:formula="of:=SUM([.$I$2:.$I94])" office:value-type="float" office:value="2768300" calcext:value-type="float">
            <text:p>27683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5 - 2*[.$A95]^4 + 3*[.$A95]^3 - 4*[.$A95]^2 + 5*[.$A95] - 3" office:value-type="float" office:value="7185347307" calcext:value-type="float">
            <text:p>7,185,347,307</text:p>
          </table:table-cell>
          <table:table-cell table:formula="of:=2^([.$A95]/6) + 1*[.$A95]^4 - 2" office:value-type="float" office:value="78126909.9576709" calcext:value-type="float">
            <text:p>78,126,910</text:p>
          </table:table-cell>
          <table:table-cell table:formula="of:=([.$A95]+1)*3600" office:value-type="float" office:value="342000" calcext:value-type="float">
            <text:p>342000</text:p>
          </table:table-cell>
          <table:table-cell table:formula="of:=[.B95]/[.D95]" office:value-type="float" office:value="21009.7874473684" calcext:value-type="float">
            <text:p>21,009.79</text:p>
          </table:table-cell>
          <table:table-cell table:formula="of:=[.C95]/[.D95]" office:value-type="float" office:value="228.441257186172" calcext:value-type="float">
            <text:p>228.44</text:p>
          </table:table-cell>
          <table:table-cell table:formula="of:=[.B95]/[.D95]/24" office:value-type="float" office:value="875.407810307018" calcext:value-type="float">
            <text:p>875.41</text:p>
          </table:table-cell>
          <table:table-cell table:formula="of:=[.C95]/[.D95]/24" office:value-type="float" office:value="9.51838571609051" calcext:value-type="float">
            <text:p>9.52</text:p>
          </table:table-cell>
          <table:table-cell table:formula="of:=[.I94]+[.A95]*20" office:value-type="float" office:value="89300" calcext:value-type="float">
            <text:p>89300</text:p>
          </table:table-cell>
          <table:table-cell table:formula="of:=SUM([.$I$2:.$I95])" office:value-type="float" office:value="2857600" calcext:value-type="float">
            <text:p>28576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5 - 2*[.$A96]^4 + 3*[.$A96]^3 - 4*[.$A96]^2 + 5*[.$A96] - 3" office:value-type="float" office:value="7577444622" calcext:value-type="float">
            <text:p>7,577,444,622</text:p>
          </table:table-cell>
          <table:table-cell table:formula="of:=2^([.$A96]/6) + 1*[.$A96]^4 - 2" office:value-type="float" office:value="81509008.938392" calcext:value-type="float">
            <text:p>81,509,009</text:p>
          </table:table-cell>
          <table:table-cell table:formula="of:=([.$A96]+1)*3600" office:value-type="float" office:value="345600" calcext:value-type="float">
            <text:p>345600</text:p>
          </table:table-cell>
          <table:table-cell table:formula="of:=[.B96]/[.D96]" office:value-type="float" office:value="21925.4763368056" calcext:value-type="float">
            <text:p>21,925.48</text:p>
          </table:table-cell>
          <table:table-cell table:formula="of:=[.C96]/[.D96]" office:value-type="float" office:value="235.847826789329" calcext:value-type="float">
            <text:p>235.85</text:p>
          </table:table-cell>
          <table:table-cell table:formula="of:=[.B96]/[.D96]/24" office:value-type="float" office:value="913.561514033565" calcext:value-type="float">
            <text:p>913.56</text:p>
          </table:table-cell>
          <table:table-cell table:formula="of:=[.C96]/[.D96]/24" office:value-type="float" office:value="9.8269927828887" calcext:value-type="float">
            <text:p>9.83</text:p>
          </table:table-cell>
          <table:table-cell table:formula="of:=[.I95]+[.A96]*20" office:value-type="float" office:value="91200" calcext:value-type="float">
            <text:p>91200</text:p>
          </table:table-cell>
          <table:table-cell table:formula="of:=SUM([.$I$2:.$I96])" office:value-type="float" office:value="2948800" calcext:value-type="float">
            <text:p>29488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5 - 2*[.$A97]^4 + 3*[.$A97]^3 - 4*[.$A97]^2 + 5*[.$A97] - 3" office:value-type="float" office:value="7986475485" calcext:value-type="float">
            <text:p>7,986,475,485</text:p>
          </table:table-cell>
          <table:table-cell table:formula="of:=2^([.$A97]/6) + 1*[.$A97]^4 - 2" office:value-type="float" office:value="85000190" calcext:value-type="float">
            <text:p>85,000,190</text:p>
          </table:table-cell>
          <table:table-cell table:formula="of:=([.$A97]+1)*3600" office:value-type="float" office:value="349200" calcext:value-type="float">
            <text:p>349200</text:p>
          </table:table-cell>
          <table:table-cell table:formula="of:=[.B97]/[.D97]" office:value-type="float" office:value="22870.7774484536" calcext:value-type="float">
            <text:p>22,870.78</text:p>
          </table:table-cell>
          <table:table-cell table:formula="of:=[.C97]/[.D97]" office:value-type="float" office:value="243.414060710195" calcext:value-type="float">
            <text:p>243.41</text:p>
          </table:table-cell>
          <table:table-cell table:formula="of:=[.B97]/[.D97]/24" office:value-type="float" office:value="952.949060352234" calcext:value-type="float">
            <text:p>952.95</text:p>
          </table:table-cell>
          <table:table-cell table:formula="of:=[.C97]/[.D97]/24" office:value-type="float" office:value="10.1422525295914" calcext:value-type="float">
            <text:p>10.14</text:p>
          </table:table-cell>
          <table:table-cell table:formula="of:=[.I96]+[.A97]*20" office:value-type="float" office:value="93120" calcext:value-type="float">
            <text:p>93120</text:p>
          </table:table-cell>
          <table:table-cell table:formula="of:=SUM([.$I$2:.$I97])" office:value-type="float" office:value="3041920" calcext:value-type="float">
            <text:p>30419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5 - 2*[.$A98]^4 + 3*[.$A98]^3 - 4*[.$A98]^2 + 5*[.$A98] - 3" office:value-type="float" office:value="8412982560" calcext:value-type="float">
            <text:p>8,412,982,560</text:p>
          </table:table-cell>
          <table:table-cell table:formula="of:=2^([.$A98]/6) + 1*[.$A98]^4 - 2" office:value-type="float" office:value="88602840.672798" calcext:value-type="float">
            <text:p>88,602,841</text:p>
          </table:table-cell>
          <table:table-cell table:formula="of:=([.$A98]+1)*3600" office:value-type="float" office:value="352800" calcext:value-type="float">
            <text:p>352800</text:p>
          </table:table-cell>
          <table:table-cell table:formula="of:=[.B98]/[.D98]" office:value-type="float" office:value="23846.3224489796" calcext:value-type="float">
            <text:p>23,846.32</text:p>
          </table:table-cell>
          <table:table-cell table:formula="of:=[.C98]/[.D98]" office:value-type="float" office:value="251.141838641718" calcext:value-type="float">
            <text:p>251.14</text:p>
          </table:table-cell>
          <table:table-cell table:formula="of:=[.B98]/[.D98]/24" office:value-type="float" office:value="993.596768707483" calcext:value-type="float">
            <text:p>993.60</text:p>
          </table:table-cell>
          <table:table-cell table:formula="of:=[.C98]/[.D98]/24" office:value-type="float" office:value="10.4642432767382" calcext:value-type="float">
            <text:p>10.46</text:p>
          </table:table-cell>
          <table:table-cell table:formula="of:=[.I97]+[.A98]*20" office:value-type="float" office:value="95060" calcext:value-type="float">
            <text:p>95060</text:p>
          </table:table-cell>
          <table:table-cell table:formula="of:=SUM([.$I$2:.$I98])" office:value-type="float" office:value="3136980" calcext:value-type="float">
            <text:p>313698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5 - 2*[.$A99]^4 + 3*[.$A99]^3 - 4*[.$A99]^2 + 5*[.$A99] - 3" office:value-type="float" office:value="8857519983" calcext:value-type="float">
            <text:p>8,857,519,983</text:p>
          </table:table-cell>
          <table:table-cell table:formula="of:=2^([.$A99]/6) + 1*[.$A99]^4 - 2" office:value-type="float" office:value="92319384.1859259" calcext:value-type="float">
            <text:p>92,319,384</text:p>
          </table:table-cell>
          <table:table-cell table:formula="of:=([.$A99]+1)*3600" office:value-type="float" office:value="356400" calcext:value-type="float">
            <text:p>356400</text:p>
          </table:table-cell>
          <table:table-cell table:formula="of:=[.B99]/[.D99]" office:value-type="float" office:value="24852.7496717172" calcext:value-type="float">
            <text:p>24,852.75</text:p>
          </table:table-cell>
          <table:table-cell table:formula="of:=[.C99]/[.D99]" office:value-type="float" office:value="259.033064494742" calcext:value-type="float">
            <text:p>259.03</text:p>
          </table:table-cell>
          <table:table-cell table:formula="of:=[.B99]/[.D99]/24" office:value-type="float" office:value="1035.53123632155" calcext:value-type="float">
            <text:p>1,035.53</text:p>
          </table:table-cell>
          <table:table-cell table:formula="of:=[.C99]/[.D99]/24" office:value-type="float" office:value="10.7930443539476" calcext:value-type="float">
            <text:p>10.79</text:p>
          </table:table-cell>
          <table:table-cell table:formula="of:=[.I98]+[.A99]*20" office:value-type="float" office:value="97020" calcext:value-type="float">
            <text:p>97020</text:p>
          </table:table-cell>
          <table:table-cell table:formula="of:=SUM([.$I$2:.$I99])" office:value-type="float" office:value="3234000" calcext:value-type="float">
            <text:p>32340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5 - 2*[.$A100]^4 + 3*[.$A100]^3 - 4*[.$A100]^2 + 5*[.$A100] - 3" office:value-type="float" office:value="9320653482" calcext:value-type="float">
            <text:p>9,320,653,482</text:p>
          </table:table-cell>
          <table:table-cell table:formula="of:=2^([.$A100]/6) + 1*[.$A100]^4 - 2" office:value-type="float" office:value="96152280.9000237" calcext:value-type="float">
            <text:p>96,152,281</text:p>
          </table:table-cell>
          <table:table-cell table:formula="of:=([.$A100]+1)*3600" office:value-type="float" office:value="360000" calcext:value-type="float">
            <text:p>360000</text:p>
          </table:table-cell>
          <table:table-cell table:formula="of:=[.B100]/[.D100]" office:value-type="float" office:value="25890.7041166667" calcext:value-type="float">
            <text:p>25,890.70</text:p>
          </table:table-cell>
          <table:table-cell table:formula="of:=[.C100]/[.D100]" office:value-type="float" office:value="267.089669166732" calcext:value-type="float">
            <text:p>267.09</text:p>
          </table:table-cell>
          <table:table-cell table:formula="of:=[.B100]/[.D100]/24" office:value-type="float" office:value="1078.77933819444" calcext:value-type="float">
            <text:p>1,078.78</text:p>
          </table:table-cell>
          <table:table-cell table:formula="of:=[.C100]/[.D100]/24" office:value-type="float" office:value="11.1287362152805" calcext:value-type="float">
            <text:p>11.13</text:p>
          </table:table-cell>
          <table:table-cell table:formula="of:=[.I99]+[.A100]*20" office:value-type="float" office:value="99000" calcext:value-type="float">
            <text:p>99000</text:p>
          </table:table-cell>
          <table:table-cell table:formula="of:=SUM([.$I$2:.$I100])" office:value-type="float" office:value="3333000" calcext:value-type="float">
            <text:p>33330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5 - 2*[.$A101]^4 + 3*[.$A101]^3 - 4*[.$A101]^2 + 5*[.$A101] - 3" office:value-type="float" office:value="9802960497" calcext:value-type="float">
            <text:p>9,802,960,497</text:p>
          </table:table-cell>
          <table:table-cell table:formula="of:=2^([.$A101]/6) + 1*[.$A101]^4 - 2" office:value-type="float" office:value="100104029.915342" calcext:value-type="float">
            <text:p>100,104,030</text:p>
          </table:table-cell>
          <table:table-cell table:formula="of:=([.$A101]+1)*3600" office:value-type="float" office:value="363600" calcext:value-type="float">
            <text:p>363600</text:p>
          </table:table-cell>
          <table:table-cell table:formula="of:=[.B101]/[.D101]" office:value-type="float" office:value="26960.837450495" calcext:value-type="float">
            <text:p>26,960.84</text:p>
          </table:table-cell>
          <table:table-cell table:formula="of:=[.C101]/[.D101]" office:value-type="float" office:value="275.313613628553" calcext:value-type="float">
            <text:p>275.31</text:p>
          </table:table-cell>
          <table:table-cell table:formula="of:=[.B101]/[.D101]/24" office:value-type="float" office:value="1123.36822710396" calcext:value-type="float">
            <text:p>1,123.37</text:p>
          </table:table-cell>
          <table:table-cell table:formula="of:=[.C101]/[.D101]/24" office:value-type="float" office:value="11.4714005678564" calcext:value-type="float">
            <text:p>11.47</text:p>
          </table:table-cell>
          <table:table-cell table:formula="of:=[.I100]+[.A101]*20" office:value-type="float" office:value="101000" calcext:value-type="float">
            <text:p>101000</text:p>
          </table:table-cell>
          <table:table-cell table:formula="of:=SUM([.$I$2:.$I101])" office:value-type="float" office:value="3434000" calcext:value-type="float">
            <text:p>3434000</text:p>
          </table:table-cell>
          <table:table-cell/>
          <table:table-cell table:formula="of:=TEXT(0; [.I2]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5 - 2*[.$A102]^4 + 3*[.$A102]^3 - 4*[.$A102]^2 + 5*[.$A102] - 3" office:value-type="float" office:value="10305030300" calcext:value-type="float">
            <text:p>10,305,030,300</text:p>
          </table:table-cell>
          <table:table-cell table:formula="of:=2^([.$A102]/6) + 1*[.$A102]^4 - 2" office:value-type="float" office:value="104177170.876784" calcext:value-type="float">
            <text:p>104,177,171</text:p>
          </table:table-cell>
          <table:table-cell table:formula="of:=([.$A102]+1)*3600" office:value-type="float" office:value="367200" calcext:value-type="float">
            <text:p>367200</text:p>
          </table:table-cell>
          <table:table-cell table:formula="of:=[.B102]/[.D102]" office:value-type="float" office:value="28063.8080065359" calcext:value-type="float">
            <text:p>28,063.81</text:p>
          </table:table-cell>
          <table:table-cell table:formula="of:=[.C102]/[.D102]" office:value-type="float" office:value="283.70689236597" calcext:value-type="float">
            <text:p>283.71</text:p>
          </table:table-cell>
          <table:table-cell table:formula="of:=[.B102]/[.D102]/24" office:value-type="float" office:value="1169.32533360566" calcext:value-type="float">
            <text:p>1,169.33</text:p>
          </table:table-cell>
          <table:table-cell table:formula="of:=[.C102]/[.D102]/24" office:value-type="float" office:value="11.8211205152487" calcext:value-type="float">
            <text:p>11.82</text:p>
          </table:table-cell>
          <table:table-cell table:formula="of:=[.I101]+[.A102]*20" office:value-type="float" office:value="103020" calcext:value-type="float">
            <text:p>103020</text:p>
          </table:table-cell>
          <table:table-cell table:formula="of:=SUM([.$I$2:.$I102])" office:value-type="float" office:value="3537020" calcext:value-type="float">
            <text:p>353702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5 - 2*[.$A103]^4 + 3*[.$A103]^3 - 4*[.$A103]^2 + 5*[.$A103] - 3" office:value-type="float" office:value="10827464115" calcext:value-type="float">
            <text:p>10,827,464,115</text:p>
          </table:table-cell>
          <table:table-cell table:formula="of:=2^([.$A103]/6) + 1*[.$A103]^4 - 2" office:value-type="float" office:value="108374286" calcext:value-type="float">
            <text:p>108,374,286</text:p>
          </table:table-cell>
          <table:table-cell table:formula="of:=([.$A103]+1)*3600" office:value-type="float" office:value="370800" calcext:value-type="float">
            <text:p>370800</text:p>
          </table:table-cell>
          <table:table-cell table:formula="of:=[.B103]/[.D103]" office:value-type="float" office:value="29200.2807847896" calcext:value-type="float">
            <text:p>29,200.28</text:p>
          </table:table-cell>
          <table:table-cell table:formula="of:=[.C103]/[.D103]" office:value-type="float" office:value="292.271537216829" calcext:value-type="float">
            <text:p>292.27</text:p>
          </table:table-cell>
          <table:table-cell table:formula="of:=[.B103]/[.D103]/24" office:value-type="float" office:value="1216.6783660329" calcext:value-type="float">
            <text:p>1,216.68</text:p>
          </table:table-cell>
          <table:table-cell table:formula="of:=[.C103]/[.D103]/24" office:value-type="float" office:value="12.1779807173679" calcext:value-type="float">
            <text:p>12.18</text:p>
          </table:table-cell>
          <table:table-cell table:formula="of:=[.I102]+[.A103]*20" office:value-type="float" office:value="105060" calcext:value-type="float">
            <text:p>105060</text:p>
          </table:table-cell>
          <table:table-cell table:formula="of:=SUM([.$I$2:.$I103])" office:value-type="float" office:value="3642080" calcext:value-type="float">
            <text:p>364208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5 - 2*[.$A104]^4 + 3*[.$A104]^3 - 4*[.$A104]^2 + 5*[.$A104] - 3" office:value-type="float" office:value="11370875238" calcext:value-type="float">
            <text:p>11,370,875,238</text:p>
          </table:table-cell>
          <table:table-cell table:formula="of:=2^([.$A104]/6) + 1*[.$A104]^4 - 2" office:value-type="float" office:value="112698002.345596" calcext:value-type="float">
            <text:p>112,698,002</text:p>
          </table:table-cell>
          <table:table-cell table:formula="of:=([.$A104]+1)*3600" office:value-type="float" office:value="374400" calcext:value-type="float">
            <text:p>374400</text:p>
          </table:table-cell>
          <table:table-cell table:formula="of:=[.B104]/[.D104]" office:value-type="float" office:value="30370.9274519231" calcext:value-type="float">
            <text:p>30,370.93</text:p>
          </table:table-cell>
          <table:table-cell table:formula="of:=[.C104]/[.D104]" office:value-type="float" office:value="301.009621649562" calcext:value-type="float">
            <text:p>301.01</text:p>
          </table:table-cell>
          <table:table-cell table:formula="of:=[.B104]/[.D104]/24" office:value-type="float" office:value="1265.4553104968" calcext:value-type="float">
            <text:p>1,265.46</text:p>
          </table:table-cell>
          <table:table-cell table:formula="of:=[.C104]/[.D104]/24" office:value-type="float" office:value="12.5420675687317" calcext:value-type="float">
            <text:p>12.54</text:p>
          </table:table-cell>
          <table:table-cell table:formula="of:=[.I103]+[.A104]*20" office:value-type="float" office:value="107120" calcext:value-type="float">
            <text:p>107120</text:p>
          </table:table-cell>
          <table:table-cell table:formula="of:=SUM([.$I$2:.$I104])" office:value-type="float" office:value="3749200" calcext:value-type="float">
            <text:p>37492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5 - 2*[.$A105]^4 + 3*[.$A105]^3 - 4*[.$A105]^2 + 5*[.$A105] - 3" office:value-type="float" office:value="11935889157" calcext:value-type="float">
            <text:p>11,935,889,157</text:p>
          </table:table-cell>
          <table:table-cell table:formula="of:=2^([.$A105]/6) + 1*[.$A105]^4 - 2" office:value-type="float" office:value="117150994.371852" calcext:value-type="float">
            <text:p>117,150,994</text:p>
          </table:table-cell>
          <table:table-cell table:formula="of:=([.$A105]+1)*3600" office:value-type="float" office:value="378000" calcext:value-type="float">
            <text:p>378000</text:p>
          </table:table-cell>
          <table:table-cell table:formula="of:=[.B105]/[.D105]" office:value-type="float" office:value="31576.4263412698" calcext:value-type="float">
            <text:p>31,576.43</text:p>
          </table:table-cell>
          <table:table-cell table:formula="of:=[.C105]/[.D105]" office:value-type="float" office:value="309.923265534" calcext:value-type="float">
            <text:p>309.92</text:p>
          </table:table-cell>
          <table:table-cell table:formula="of:=[.B105]/[.D105]/24" office:value-type="float" office:value="1315.68443088624" calcext:value-type="float">
            <text:p>1,315.68</text:p>
          </table:table-cell>
          <table:table-cell table:formula="of:=[.C105]/[.D105]/24" office:value-type="float" office:value="12.91346939725" calcext:value-type="float">
            <text:p>12.91</text:p>
          </table:table-cell>
          <table:table-cell table:formula="of:=[.I104]+[.A105]*20" office:value-type="float" office:value="109200" calcext:value-type="float">
            <text:p>109200</text:p>
          </table:table-cell>
          <table:table-cell table:formula="of:=SUM([.$I$2:.$I105])" office:value-type="float" office:value="3858400" calcext:value-type="float">
            <text:p>38584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5 - 2*[.$A106]^4 + 3*[.$A106]^3 - 4*[.$A106]^2 + 5*[.$A106] - 3" office:value-type="float" office:value="12523143672" calcext:value-type="float">
            <text:p>12,523,143,672</text:p>
          </table:table-cell>
          <table:table-cell table:formula="of:=2^([.$A106]/6) + 1*[.$A106]^4 - 2" office:value-type="float" office:value="121735986.800047" calcext:value-type="float">
            <text:p>121,735,987</text:p>
          </table:table-cell>
          <table:table-cell table:formula="of:=([.$A106]+1)*3600" office:value-type="float" office:value="381600" calcext:value-type="float">
            <text:p>381600</text:p>
          </table:table-cell>
          <table:table-cell table:formula="of:=[.B106]/[.D106]" office:value-type="float" office:value="32817.4624528302" calcext:value-type="float">
            <text:p>32,817.46</text:p>
          </table:table-cell>
          <table:table-cell table:formula="of:=[.C106]/[.D106]" office:value-type="float" office:value="319.01464046134" calcext:value-type="float">
            <text:p>319.01</text:p>
          </table:table-cell>
          <table:table-cell table:formula="of:=[.B106]/[.D106]/24" office:value-type="float" office:value="1367.39426886792" calcext:value-type="float">
            <text:p>1,367.39</text:p>
          </table:table-cell>
          <table:table-cell table:formula="of:=[.C106]/[.D106]/24" office:value-type="float" office:value="13.2922766858892" calcext:value-type="float">
            <text:p>13.29</text:p>
          </table:table-cell>
          <table:table-cell table:formula="of:=[.I105]+[.A106]*20" office:value-type="float" office:value="111300" calcext:value-type="float">
            <text:p>111300</text:p>
          </table:table-cell>
          <table:table-cell table:formula="of:=SUM([.$I$2:.$I106])" office:value-type="float" office:value="3969700" calcext:value-type="float">
            <text:p>39697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5 - 2*[.$A107]^4 + 3*[.$A107]^3 - 4*[.$A107]^2 + 5*[.$A107] - 3" office:value-type="float" office:value="13133289015" calcext:value-type="float">
            <text:p>13,133,289,015</text:p>
          </table:table-cell>
          <table:table-cell table:formula="of:=2^([.$A107]/6) + 1*[.$A107]^4 - 2" office:value-type="float" office:value="126455757.830684" calcext:value-type="float">
            <text:p>126,455,758</text:p>
          </table:table-cell>
          <table:table-cell table:formula="of:=([.$A107]+1)*3600" office:value-type="float" office:value="385200" calcext:value-type="float">
            <text:p>385200</text:p>
          </table:table-cell>
          <table:table-cell table:formula="of:=[.B107]/[.D107]" office:value-type="float" office:value="34094.727453271" calcext:value-type="float">
            <text:p>34,094.73</text:p>
          </table:table-cell>
          <table:table-cell table:formula="of:=[.C107]/[.D107]" office:value-type="float" office:value="328.285975676749" calcext:value-type="float">
            <text:p>328.29</text:p>
          </table:table-cell>
          <table:table-cell table:formula="of:=[.B107]/[.D107]/24" office:value-type="float" office:value="1420.61364388629" calcext:value-type="float">
            <text:p>1,420.61</text:p>
          </table:table-cell>
          <table:table-cell table:formula="of:=[.C107]/[.D107]/24" office:value-type="float" office:value="13.6785823198645" calcext:value-type="float">
            <text:p>13.68</text:p>
          </table:table-cell>
          <table:table-cell table:formula="of:=[.I106]+[.A107]*20" office:value-type="float" office:value="113420" calcext:value-type="float">
            <text:p>113420</text:p>
          </table:table-cell>
          <table:table-cell table:formula="of:=SUM([.$I$2:.$I107])" office:value-type="float" office:value="4083120" calcext:value-type="float">
            <text:p>408312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5 - 2*[.$A108]^4 + 3*[.$A108]^3 - 4*[.$A108]^2 + 5*[.$A108] - 3" office:value-type="float" office:value="13766987970" calcext:value-type="float">
            <text:p>13,766,987,970</text:p>
          </table:table-cell>
          <table:table-cell table:formula="of:=2^([.$A108]/6) + 1*[.$A108]^4 - 2" office:value-type="float" office:value="131313142.753568" calcext:value-type="float">
            <text:p>131,313,143</text:p>
          </table:table-cell>
          <table:table-cell table:formula="of:=([.$A108]+1)*3600" office:value-type="float" office:value="388800" calcext:value-type="float">
            <text:p>388800</text:p>
          </table:table-cell>
          <table:table-cell table:formula="of:=[.B108]/[.D108]" office:value-type="float" office:value="35408.9196759259" calcext:value-type="float">
            <text:p>35,408.92</text:p>
          </table:table-cell>
          <table:table-cell table:formula="of:=[.C108]/[.D108]" office:value-type="float" office:value="337.739564695391" calcext:value-type="float">
            <text:p>337.74</text:p>
          </table:table-cell>
          <table:table-cell table:formula="of:=[.B108]/[.D108]/24" office:value-type="float" office:value="1475.37165316358" calcext:value-type="float">
            <text:p>1,475.37</text:p>
          </table:table-cell>
          <table:table-cell table:formula="of:=[.C108]/[.D108]/24" office:value-type="float" office:value="14.072481862308" calcext:value-type="float">
            <text:p>14.07</text:p>
          </table:table-cell>
          <table:table-cell table:formula="of:=[.I107]+[.A108]*20" office:value-type="float" office:value="115560" calcext:value-type="float">
            <text:p>115560</text:p>
          </table:table-cell>
          <table:table-cell table:formula="of:=SUM([.$I$2:.$I108])" office:value-type="float" office:value="4198680" calcext:value-type="float">
            <text:p>419868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5 - 2*[.$A109]^4 + 3*[.$A109]^3 - 4*[.$A109]^2 + 5*[.$A109] - 3" office:value-type="float" office:value="14424915993" calcext:value-type="float">
            <text:p>14,424,915,993</text:p>
          </table:table-cell>
          <table:table-cell table:formula="of:=2^([.$A109]/6) + 1*[.$A109]^4 - 2" office:value-type="float" office:value="136311038" calcext:value-type="float">
            <text:p>136,311,038</text:p>
          </table:table-cell>
          <table:table-cell table:formula="of:=([.$A109]+1)*3600" office:value-type="float" office:value="392400" calcext:value-type="float">
            <text:p>392400</text:p>
          </table:table-cell>
          <table:table-cell table:formula="of:=[.B109]/[.D109]" office:value-type="float" office:value="36760.7441207951" calcext:value-type="float">
            <text:p>36,760.74</text:p>
          </table:table-cell>
          <table:table-cell table:formula="of:=[.C109]/[.D109]" office:value-type="float" office:value="347.377772680938" calcext:value-type="float">
            <text:p>347.38</text:p>
          </table:table-cell>
          <table:table-cell table:formula="of:=[.B109]/[.D109]/24" office:value-type="float" office:value="1531.6976716998" calcext:value-type="float">
            <text:p>1,531.70</text:p>
          </table:table-cell>
          <table:table-cell table:formula="of:=[.C109]/[.D109]/24" office:value-type="float" office:value="14.4740738617057" calcext:value-type="float">
            <text:p>14.47</text:p>
          </table:table-cell>
          <table:table-cell table:formula="of:=[.I108]+[.A109]*20" office:value-type="float" office:value="117720" calcext:value-type="float">
            <text:p>117720</text:p>
          </table:table-cell>
          <table:table-cell table:formula="of:=SUM([.$I$2:.$I109])" office:value-type="float" office:value="4316400" calcext:value-type="float">
            <text:p>431640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5 - 2*[.$A110]^4 + 3*[.$A110]^3 - 4*[.$A110]^2 + 5*[.$A110] - 3" office:value-type="float" office:value="15107761332" calcext:value-type="float">
            <text:p>15,107,761,332</text:p>
          </table:table-cell>
          <table:table-cell table:formula="of:=2^([.$A110]/6) + 1*[.$A110]^4 - 2" office:value-type="float" office:value="141452405.691192" calcext:value-type="float">
            <text:p>141,452,406</text:p>
          </table:table-cell>
          <table:table-cell table:formula="of:=([.$A110]+1)*3600" office:value-type="float" office:value="396000" calcext:value-type="float">
            <text:p>396000</text:p>
          </table:table-cell>
          <table:table-cell table:formula="of:=[.B110]/[.D110]" office:value-type="float" office:value="38150.9124545455" calcext:value-type="float">
            <text:p>38,150.91</text:p>
          </table:table-cell>
          <table:table-cell table:formula="of:=[.C110]/[.D110]" office:value-type="float" office:value="357.203044674727" calcext:value-type="float">
            <text:p>357.20</text:p>
          </table:table-cell>
          <table:table-cell table:formula="of:=[.B110]/[.D110]/24" office:value-type="float" office:value="1589.62135227273" calcext:value-type="float">
            <text:p>1,589.62</text:p>
          </table:table-cell>
          <table:table-cell table:formula="of:=[.C110]/[.D110]/24" office:value-type="float" office:value="14.8834601947803" calcext:value-type="float">
            <text:p>14.88</text:p>
          </table:table-cell>
          <table:table-cell table:formula="of:=[.I109]+[.A110]*20" office:value-type="float" office:value="119900" calcext:value-type="float">
            <text:p>119900</text:p>
          </table:table-cell>
          <table:table-cell table:formula="of:=SUM([.$I$2:.$I110])" office:value-type="float" office:value="4436300" calcext:value-type="float">
            <text:p>44363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5 - 2*[.$A111]^4 + 3*[.$A111]^3 - 4*[.$A111]^2 + 5*[.$A111] - 3" office:value-type="float" office:value="15816225147" calcext:value-type="float">
            <text:p>15,816,225,147</text:p>
          </table:table-cell>
          <table:table-cell table:formula="of:=2^([.$A111]/6) + 1*[.$A111]^4 - 2" office:value-type="float" office:value="146740278.743704" calcext:value-type="float">
            <text:p>146,740,279</text:p>
          </table:table-cell>
          <table:table-cell table:formula="of:=([.$A111]+1)*3600" office:value-type="float" office:value="399600" calcext:value-type="float">
            <text:p>399600</text:p>
          </table:table-cell>
          <table:table-cell table:formula="of:=[.B111]/[.D111]" office:value-type="float" office:value="39580.1430105105" calcext:value-type="float">
            <text:p>39,580.14</text:p>
          </table:table-cell>
          <table:table-cell table:formula="of:=[.C111]/[.D111]" office:value-type="float" office:value="367.217914774033" calcext:value-type="float">
            <text:p>367.22</text:p>
          </table:table-cell>
          <table:table-cell table:formula="of:=[.B111]/[.D111]/24" office:value-type="float" office:value="1649.17262543794" calcext:value-type="float">
            <text:p>1,649.17</text:p>
          </table:table-cell>
          <table:table-cell table:formula="of:=[.C111]/[.D111]/24" office:value-type="float" office:value="15.300746448918" calcext:value-type="float">
            <text:p>15.30</text:p>
          </table:table-cell>
          <table:table-cell table:formula="of:=[.I110]+[.A111]*20" office:value-type="float" office:value="122100" calcext:value-type="float">
            <text:p>122100</text:p>
          </table:table-cell>
          <table:table-cell table:formula="of:=SUM([.$I$2:.$I111])" office:value-type="float" office:value="4558400" calcext:value-type="float">
            <text:p>45584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5 - 2*[.$A112]^4 + 3*[.$A112]^3 - 4*[.$A112]^2 + 5*[.$A112] - 3" office:value-type="float" office:value="16551021630" calcext:value-type="float">
            <text:p>16,551,021,630</text:p>
          </table:table-cell>
          <table:table-cell table:formula="of:=2^([.$A112]/6) + 1*[.$A112]^4 - 2" office:value-type="float" office:value="152177766.600095" calcext:value-type="float">
            <text:p>152,177,767</text:p>
          </table:table-cell>
          <table:table-cell table:formula="of:=([.$A112]+1)*3600" office:value-type="float" office:value="403200" calcext:value-type="float">
            <text:p>403200</text:p>
          </table:table-cell>
          <table:table-cell table:formula="of:=[.B112]/[.D112]" office:value-type="float" office:value="41049.1607886905" calcext:value-type="float">
            <text:p>41,049.16</text:p>
          </table:table-cell>
          <table:table-cell table:formula="of:=[.C112]/[.D112]" office:value-type="float" office:value="377.425016369283" calcext:value-type="float">
            <text:p>377.43</text:p>
          </table:table-cell>
          <table:table-cell table:formula="of:=[.B112]/[.D112]/24" office:value-type="float" office:value="1710.38169952877" calcext:value-type="float">
            <text:p>1,710.38</text:p>
          </table:table-cell>
          <table:table-cell table:formula="of:=[.C112]/[.D112]/24" office:value-type="float" office:value="15.7260423487201" calcext:value-type="float">
            <text:p>15.73</text:p>
          </table:table-cell>
          <table:table-cell table:formula="of:=[.I111]+[.A112]*20" office:value-type="float" office:value="124320" calcext:value-type="float">
            <text:p>124320</text:p>
          </table:table-cell>
          <table:table-cell table:formula="of:=SUM([.$I$2:.$I112])" office:value-type="float" office:value="4682720" calcext:value-type="float">
            <text:p>468272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5 - 2*[.$A113]^4 + 3*[.$A113]^3 - 4*[.$A113]^2 + 5*[.$A113] - 3" office:value-type="float" office:value="17312878125" calcext:value-type="float">
            <text:p>17,312,878,125</text:p>
          </table:table-cell>
          <table:table-cell table:formula="of:=2^([.$A113]/6) + 1*[.$A113]^4 - 2" office:value-type="float" office:value="157768061.661367" calcext:value-type="float">
            <text:p>157,768,062</text:p>
          </table:table-cell>
          <table:table-cell table:formula="of:=([.$A113]+1)*3600" office:value-type="float" office:value="406800" calcext:value-type="float">
            <text:p>406800</text:p>
          </table:table-cell>
          <table:table-cell table:formula="of:=[.B113]/[.D113]" office:value-type="float" office:value="42558.6974557522" calcext:value-type="float">
            <text:p>42,558.70</text:p>
          </table:table-cell>
          <table:table-cell table:formula="of:=[.C113]/[.D113]" office:value-type="float" office:value="387.827093562849" calcext:value-type="float">
            <text:p>387.83</text:p>
          </table:table-cell>
          <table:table-cell table:formula="of:=[.B113]/[.D113]/24" office:value-type="float" office:value="1773.27906065634" calcext:value-type="float">
            <text:p>1,773.28</text:p>
          </table:table-cell>
          <table:table-cell table:formula="of:=[.C113]/[.D113]/24" office:value-type="float" office:value="16.1594622317854" calcext:value-type="float">
            <text:p>16.16</text:p>
          </table:table-cell>
          <table:table-cell table:formula="of:=[.I112]+[.A113]*20" office:value-type="float" office:value="126560" calcext:value-type="float">
            <text:p>126560</text:p>
          </table:table-cell>
          <table:table-cell table:formula="of:=SUM([.$I$2:.$I113])" office:value-type="float" office:value="4809280" calcext:value-type="float">
            <text:p>480928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5 - 2*[.$A114]^4 + 3*[.$A114]^3 - 4*[.$A114]^2 + 5*[.$A114] - 3" office:value-type="float" office:value="18102535248" calcext:value-type="float">
            <text:p>18,102,535,248</text:p>
          </table:table-cell>
          <table:table-cell table:formula="of:=2^([.$A114]/6) + 1*[.$A114]^4 - 2" office:value-type="float" office:value="163514446.507136" calcext:value-type="float">
            <text:p>163,514,447</text:p>
          </table:table-cell>
          <table:table-cell table:formula="of:=([.$A114]+1)*3600" office:value-type="float" office:value="410400" calcext:value-type="float">
            <text:p>410400</text:p>
          </table:table-cell>
          <table:table-cell table:formula="of:=[.B114]/[.D114]" office:value-type="float" office:value="44109.4913450292" calcext:value-type="float">
            <text:p>44,109.49</text:p>
          </table:table-cell>
          <table:table-cell table:formula="of:=[.C114]/[.D114]" office:value-type="float" office:value="398.427013906278" calcext:value-type="float">
            <text:p>398.43</text:p>
          </table:table-cell>
          <table:table-cell table:formula="of:=[.B114]/[.D114]/24" office:value-type="float" office:value="1837.89547270955" calcext:value-type="float">
            <text:p>1,837.90</text:p>
          </table:table-cell>
          <table:table-cell table:formula="of:=[.C114]/[.D114]/24" office:value-type="float" office:value="16.6011255794282" calcext:value-type="float">
            <text:p>16.60</text:p>
          </table:table-cell>
          <table:table-cell table:formula="of:=[.I113]+[.A114]*20" office:value-type="float" office:value="128820" calcext:value-type="float">
            <text:p>128820</text:p>
          </table:table-cell>
          <table:table-cell table:formula="of:=SUM([.$I$2:.$I114])" office:value-type="float" office:value="4938100" calcext:value-type="float">
            <text:p>49381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5 - 2*[.$A115]^4 + 3*[.$A115]^3 - 4*[.$A115]^2 + 5*[.$A115] - 3" office:value-type="float" office:value="18920747007" calcext:value-type="float">
            <text:p>18,920,747,007</text:p>
          </table:table-cell>
          <table:table-cell table:formula="of:=2^([.$A115]/6) + 1*[.$A115]^4 - 2" office:value-type="float" office:value="169420302" calcext:value-type="float">
            <text:p>169,420,302</text:p>
          </table:table-cell>
          <table:table-cell table:formula="of:=([.$A115]+1)*3600" office:value-type="float" office:value="414000" calcext:value-type="float">
            <text:p>414000</text:p>
          </table:table-cell>
          <table:table-cell table:formula="of:=[.B115]/[.D115]" office:value-type="float" office:value="45702.2874565217" calcext:value-type="float">
            <text:p>45,702.29</text:p>
          </table:table-cell>
          <table:table-cell table:formula="of:=[.C115]/[.D115]" office:value-type="float" office:value="409.227782608696" calcext:value-type="float">
            <text:p>409.23</text:p>
          </table:table-cell>
          <table:table-cell table:formula="of:=[.B115]/[.D115]/24" office:value-type="float" office:value="1904.26197735507" calcext:value-type="float">
            <text:p>1,904.26</text:p>
          </table:table-cell>
          <table:table-cell table:formula="of:=[.C115]/[.D115]/24" office:value-type="float" office:value="17.0511576086957" calcext:value-type="float">
            <text:p>17.05</text:p>
          </table:table-cell>
          <table:table-cell table:formula="of:=[.I114]+[.A115]*20" office:value-type="float" office:value="131100" calcext:value-type="float">
            <text:p>131100</text:p>
          </table:table-cell>
          <table:table-cell table:formula="of:=SUM([.$I$2:.$I115])" office:value-type="float" office:value="5069200" calcext:value-type="float">
            <text:p>506920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5 - 2*[.$A116]^4 + 3*[.$A116]^3 - 4*[.$A116]^2 + 5*[.$A116] - 3" office:value-type="float" office:value="19768280922" calcext:value-type="float">
            <text:p>19,768,280,922</text:p>
          </table:table-cell>
          <table:table-cell table:formula="of:=2^([.$A116]/6) + 1*[.$A116]^4 - 2" office:value-type="float" office:value="175489116.382384" calcext:value-type="float">
            <text:p>175,489,116</text:p>
          </table:table-cell>
          <table:table-cell table:formula="of:=([.$A116]+1)*3600" office:value-type="float" office:value="417600" calcext:value-type="float">
            <text:p>417600</text:p>
          </table:table-cell>
          <table:table-cell table:formula="of:=[.B116]/[.D116]" office:value-type="float" office:value="47337.8374568966" calcext:value-type="float">
            <text:p>47,337.84</text:p>
          </table:table-cell>
          <table:table-cell table:formula="of:=[.C116]/[.D116]" office:value-type="float" office:value="420.232558386935" calcext:value-type="float">
            <text:p>420.23</text:p>
          </table:table-cell>
          <table:table-cell table:formula="of:=[.B116]/[.D116]/24" office:value-type="float" office:value="1972.40989403736" calcext:value-type="float">
            <text:p>1,972.41</text:p>
          </table:table-cell>
          <table:table-cell table:formula="of:=[.C116]/[.D116]/24" office:value-type="float" office:value="17.509689932789" calcext:value-type="float">
            <text:p>17.51</text:p>
          </table:table-cell>
          <table:table-cell table:formula="of:=[.I115]+[.A116]*20" office:value-type="float" office:value="133400" calcext:value-type="float">
            <text:p>133400</text:p>
          </table:table-cell>
          <table:table-cell table:formula="of:=SUM([.$I$2:.$I116])" office:value-type="float" office:value="5202600" calcext:value-type="float">
            <text:p>52026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5 - 2*[.$A117]^4 + 3*[.$A117]^3 - 4*[.$A117]^2 + 5*[.$A117] - 3" office:value-type="float" office:value="20645918145" calcext:value-type="float">
            <text:p>20,645,918,145</text:p>
          </table:table-cell>
          <table:table-cell table:formula="of:=2^([.$A117]/6) + 1*[.$A117]^4 - 2" office:value-type="float" office:value="181724495.487407" calcext:value-type="float">
            <text:p>181,724,495</text:p>
          </table:table-cell>
          <table:table-cell table:formula="of:=([.$A117]+1)*3600" office:value-type="float" office:value="421200" calcext:value-type="float">
            <text:p>421200</text:p>
          </table:table-cell>
          <table:table-cell table:formula="of:=[.B117]/[.D117]" office:value-type="float" office:value="49016.8996794872" calcext:value-type="float">
            <text:p>49,016.90</text:p>
          </table:table-cell>
          <table:table-cell table:formula="of:=[.C117]/[.D117]" office:value-type="float" office:value="431.444671147691" calcext:value-type="float">
            <text:p>431.44</text:p>
          </table:table-cell>
          <table:table-cell table:formula="of:=[.B117]/[.D117]/24" office:value-type="float" office:value="2042.37081997863" calcext:value-type="float">
            <text:p>2,042.37</text:p>
          </table:table-cell>
          <table:table-cell table:formula="of:=[.C117]/[.D117]/24" office:value-type="float" office:value="17.9768612978204" calcext:value-type="float">
            <text:p>17.98</text:p>
          </table:table-cell>
          <table:table-cell table:formula="of:=[.I116]+[.A117]*20" office:value-type="float" office:value="135720" calcext:value-type="float">
            <text:p>135720</text:p>
          </table:table-cell>
          <table:table-cell table:formula="of:=SUM([.$I$2:.$I117])" office:value-type="float" office:value="5338320" calcext:value-type="float">
            <text:p>533832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5 - 2*[.$A118]^4 + 3*[.$A118]^3 - 4*[.$A118]^2 + 5*[.$A118] - 3" office:value-type="float" office:value="21554453580" calcext:value-type="float">
            <text:p>21,554,453,580</text:p>
          </table:table-cell>
          <table:table-cell table:formula="of:=2^([.$A118]/6) + 1*[.$A118]^4 - 2" office:value-type="float" office:value="188130174.200189" calcext:value-type="float">
            <text:p>188,130,174</text:p>
          </table:table-cell>
          <table:table-cell table:formula="of:=([.$A118]+1)*3600" office:value-type="float" office:value="424800" calcext:value-type="float">
            <text:p>424800</text:p>
          </table:table-cell>
          <table:table-cell table:formula="of:=[.B118]/[.D118]" office:value-type="float" office:value="50740.2391242938" calcext:value-type="float">
            <text:p>50,740.24</text:p>
          </table:table-cell>
          <table:table-cell table:formula="of:=[.C118]/[.D118]" office:value-type="float" office:value="442.867641714194" calcext:value-type="float">
            <text:p>442.87</text:p>
          </table:table-cell>
          <table:table-cell table:formula="of:=[.B118]/[.D118]/24" office:value-type="float" office:value="2114.17663017891" calcext:value-type="float">
            <text:p>2,114.18</text:p>
          </table:table-cell>
          <table:table-cell table:formula="of:=[.C118]/[.D118]/24" office:value-type="float" office:value="18.4528184047581" calcext:value-type="float">
            <text:p>18.45</text:p>
          </table:table-cell>
          <table:table-cell table:formula="of:=[.I117]+[.A118]*20" office:value-type="float" office:value="138060" calcext:value-type="float">
            <text:p>138060</text:p>
          </table:table-cell>
          <table:table-cell table:formula="of:=SUM([.$I$2:.$I118])" office:value-type="float" office:value="5476380" calcext:value-type="float">
            <text:p>547638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5 - 2*[.$A119]^4 + 3*[.$A119]^3 - 4*[.$A119]^2 + 5*[.$A119] - 3" office:value-type="float" office:value="22494696003" calcext:value-type="float">
            <text:p>22,494,696,003</text:p>
          </table:table-cell>
          <table:table-cell table:formula="of:=2^([.$A119]/6) + 1*[.$A119]^4 - 2" office:value-type="float" office:value="194710029.322734" calcext:value-type="float">
            <text:p>194,710,029</text:p>
          </table:table-cell>
          <table:table-cell table:formula="of:=([.$A119]+1)*3600" office:value-type="float" office:value="428400" calcext:value-type="float">
            <text:p>428400</text:p>
          </table:table-cell>
          <table:table-cell table:formula="of:=[.B119]/[.D119]" office:value-type="float" office:value="52508.6274579832" calcext:value-type="float">
            <text:p>52,508.63</text:p>
          </table:table-cell>
          <table:table-cell table:formula="of:=[.C119]/[.D119]" office:value-type="float" office:value="454.505203834581" calcext:value-type="float">
            <text:p>454.51</text:p>
          </table:table-cell>
          <table:table-cell table:formula="of:=[.B119]/[.D119]/24" office:value-type="float" office:value="2187.85947741597" calcext:value-type="float">
            <text:p>2,187.86</text:p>
          </table:table-cell>
          <table:table-cell table:formula="of:=[.C119]/[.D119]/24" office:value-type="float" office:value="18.9377168264409" calcext:value-type="float">
            <text:p>18.94</text:p>
          </table:table-cell>
          <table:table-cell table:formula="of:=[.I118]+[.A119]*20" office:value-type="float" office:value="140420" calcext:value-type="float">
            <text:p>140420</text:p>
          </table:table-cell>
          <table:table-cell table:formula="of:=SUM([.$I$2:.$I119])" office:value-type="float" office:value="5616800" calcext:value-type="float">
            <text:p>56168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5 - 2*[.$A120]^4 + 3*[.$A120]^3 - 4*[.$A120]^2 + 5*[.$A120] - 3" office:value-type="float" office:value="23467468182" calcext:value-type="float">
            <text:p>23,467,468,182</text:p>
          </table:table-cell>
          <table:table-cell table:formula="of:=2^([.$A120]/6) + 1*[.$A120]^4 - 2" office:value-type="float" office:value="201468094.014273" calcext:value-type="float">
            <text:p>201,468,094</text:p>
          </table:table-cell>
          <table:table-cell table:formula="of:=([.$A120]+1)*3600" office:value-type="float" office:value="432000" calcext:value-type="float">
            <text:p>432000</text:p>
          </table:table-cell>
          <table:table-cell table:formula="of:=[.B120]/[.D120]" office:value-type="float" office:value="54322.8430138889" calcext:value-type="float">
            <text:p>54,322.84</text:p>
          </table:table-cell>
          <table:table-cell table:formula="of:=[.C120]/[.D120]" office:value-type="float" office:value="466.361328736742" calcext:value-type="float">
            <text:p>466.36</text:p>
          </table:table-cell>
          <table:table-cell table:formula="of:=[.B120]/[.D120]/24" office:value-type="float" office:value="2263.45179224537" calcext:value-type="float">
            <text:p>2,263.45</text:p>
          </table:table-cell>
          <table:table-cell table:formula="of:=[.C120]/[.D120]/24" office:value-type="float" office:value="19.4317220306976" calcext:value-type="float">
            <text:p>19.43</text:p>
          </table:table-cell>
          <table:table-cell table:formula="of:=[.I119]+[.A120]*20" office:value-type="float" office:value="142800" calcext:value-type="float">
            <text:p>142800</text:p>
          </table:table-cell>
          <table:table-cell table:formula="of:=SUM([.$I$2:.$I120])" office:value-type="float" office:value="5759600" calcext:value-type="float">
            <text:p>575960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5 - 2*[.$A121]^4 + 3*[.$A121]^3 - 4*[.$A121]^2 + 5*[.$A121] - 3" office:value-type="float" office:value="24473606997" calcext:value-type="float">
            <text:p>24,473,606,997</text:p>
          </table:table-cell>
          <table:table-cell table:formula="of:=2^([.$A121]/6) + 1*[.$A121]^4 - 2" office:value-type="float" office:value="208408574" calcext:value-type="float">
            <text:p>208,408,574</text:p>
          </table:table-cell>
          <table:table-cell table:formula="of:=([.$A121]+1)*3600" office:value-type="float" office:value="435600" calcext:value-type="float">
            <text:p>435600</text:p>
          </table:table-cell>
          <table:table-cell table:formula="of:=[.B121]/[.D121]" office:value-type="float" office:value="56183.670792011" calcext:value-type="float">
            <text:p>56,183.67</text:p>
          </table:table-cell>
          <table:table-cell table:formula="of:=[.C121]/[.D121]" office:value-type="float" office:value="478.440252525253" calcext:value-type="float">
            <text:p>478.44</text:p>
          </table:table-cell>
          <table:table-cell table:formula="of:=[.B121]/[.D121]/24" office:value-type="float" office:value="2340.98628300046" calcext:value-type="float">
            <text:p>2,340.99</text:p>
          </table:table-cell>
          <table:table-cell table:formula="of:=[.C121]/[.D121]/24" office:value-type="float" office:value="19.9350105218855" calcext:value-type="float">
            <text:p>19.94</text:p>
          </table:table-cell>
          <table:table-cell table:formula="of:=[.I120]+[.A121]*20" office:value-type="float" office:value="145200" calcext:value-type="float">
            <text:p>145200</text:p>
          </table:table-cell>
          <table:table-cell table:formula="of:=SUM([.$I$2:.$I121])" office:value-type="float" office:value="5904800" calcext:value-type="float">
            <text:p>590480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5 - 2*[.$A122]^4 + 3*[.$A122]^3 - 4*[.$A122]^2 + 5*[.$A122] - 3" office:value-type="float" office:value="25513963560" calcext:value-type="float">
            <text:p>25,513,963,560</text:p>
          </table:table-cell>
          <table:table-cell table:formula="of:=2^([.$A122]/6) + 1*[.$A122]^4 - 2" office:value-type="float" office:value="215535865.764768" calcext:value-type="float">
            <text:p>215,535,866</text:p>
          </table:table-cell>
          <table:table-cell table:formula="of:=([.$A122]+1)*3600" office:value-type="float" office:value="439200" calcext:value-type="float">
            <text:p>439200</text:p>
          </table:table-cell>
          <table:table-cell table:formula="of:=[.B122]/[.D122]" office:value-type="float" office:value="58091.9024590164" calcext:value-type="float">
            <text:p>58,091.90</text:p>
          </table:table-cell>
          <table:table-cell table:formula="of:=[.C122]/[.D122]" office:value-type="float" office:value="490.746506750383" calcext:value-type="float">
            <text:p>490.75</text:p>
          </table:table-cell>
          <table:table-cell table:formula="of:=[.B122]/[.D122]/24" office:value-type="float" office:value="2420.49593579235" calcext:value-type="float">
            <text:p>2,420.50</text:p>
          </table:table-cell>
          <table:table-cell table:formula="of:=[.C122]/[.D122]/24" office:value-type="float" office:value="20.4477711145993" calcext:value-type="float">
            <text:p>20.45</text:p>
          </table:table-cell>
          <table:table-cell table:formula="of:=[.I121]+[.A122]*20" office:value-type="float" office:value="147620" calcext:value-type="float">
            <text:p>147620</text:p>
          </table:table-cell>
          <table:table-cell table:formula="of:=SUM([.$I$2:.$I122])" office:value-type="float" office:value="6052420" calcext:value-type="float">
            <text:p>60524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5 - 2*[.$A123]^4 + 3*[.$A123]^3 - 4*[.$A123]^2 + 5*[.$A123] - 3" office:value-type="float" office:value="26589403335" calcext:value-type="float">
            <text:p>26,589,403,335</text:p>
          </table:table-cell>
          <table:table-cell table:formula="of:=2^([.$A123]/6) + 1*[.$A123]^4 - 2" office:value-type="float" office:value="222854576.974815" calcext:value-type="float">
            <text:p>222,854,577</text:p>
          </table:table-cell>
          <table:table-cell table:formula="of:=([.$A123]+1)*3600" office:value-type="float" office:value="442800" calcext:value-type="float">
            <text:p>442800</text:p>
          </table:table-cell>
          <table:table-cell table:formula="of:=[.B123]/[.D123]" office:value-type="float" office:value="60048.3363482385" calcext:value-type="float">
            <text:p>60,048.34</text:p>
          </table:table-cell>
          <table:table-cell table:formula="of:=[.C123]/[.D123]" office:value-type="float" office:value="503.284952517648" calcext:value-type="float">
            <text:p>503.28</text:p>
          </table:table-cell>
          <table:table-cell table:formula="of:=[.B123]/[.D123]/24" office:value-type="float" office:value="2502.01401450994" calcext:value-type="float">
            <text:p>2,502.01</text:p>
          </table:table-cell>
          <table:table-cell table:formula="of:=[.C123]/[.D123]/24" office:value-type="float" office:value="20.970206354902" calcext:value-type="float">
            <text:p>20.97</text:p>
          </table:table-cell>
          <table:table-cell table:formula="of:=[.I122]+[.A123]*20" office:value-type="float" office:value="150060" calcext:value-type="float">
            <text:p>150060</text:p>
          </table:table-cell>
          <table:table-cell table:formula="of:=SUM([.$I$2:.$I123])" office:value-type="float" office:value="6202480" calcext:value-type="float">
            <text:p>620248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5 - 2*[.$A124]^4 + 3*[.$A124]^3 - 4*[.$A124]^2 + 5*[.$A124] - 3" office:value-type="float" office:value="27700806258" calcext:value-type="float">
            <text:p>27,700,806,258</text:p>
          </table:table-cell>
          <table:table-cell table:formula="of:=2^([.$A124]/6) + 1*[.$A124]^4 - 2" office:value-type="float" office:value="230369549.400379" calcext:value-type="float">
            <text:p>230,369,549</text:p>
          </table:table-cell>
          <table:table-cell table:formula="of:=([.$A124]+1)*3600" office:value-type="float" office:value="446400" calcext:value-type="float">
            <text:p>446400</text:p>
          </table:table-cell>
          <table:table-cell table:formula="of:=[.B124]/[.D124]" office:value-type="float" office:value="62053.7774596774" calcext:value-type="float">
            <text:p>62,053.78</text:p>
          </table:table-cell>
          <table:table-cell table:formula="of:=[.C124]/[.D124]" office:value-type="float" office:value="516.060818549236" calcext:value-type="float">
            <text:p>516.06</text:p>
          </table:table-cell>
          <table:table-cell table:formula="of:=[.B124]/[.D124]/24" office:value-type="float" office:value="2585.57406081989" calcext:value-type="float">
            <text:p>2,585.57</text:p>
          </table:table-cell>
          <table:table-cell table:formula="of:=[.C124]/[.D124]/24" office:value-type="float" office:value="21.5025341062182" calcext:value-type="float">
            <text:p>21.50</text:p>
          </table:table-cell>
          <table:table-cell table:formula="of:=[.I123]+[.A124]*20" office:value-type="float" office:value="152520" calcext:value-type="float">
            <text:p>152520</text:p>
          </table:table-cell>
          <table:table-cell table:formula="of:=SUM([.$I$2:.$I124])" office:value-type="float" office:value="6355000" calcext:value-type="float">
            <text:p>63550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5 - 2*[.$A125]^4 + 3*[.$A125]^3 - 4*[.$A125]^2 + 5*[.$A125] - 3" office:value-type="float" office:value="28849066857" calcext:value-type="float">
            <text:p>28,849,066,857</text:p>
          </table:table-cell>
          <table:table-cell table:formula="of:=2^([.$A125]/6) + 1*[.$A125]^4 - 2" office:value-type="float" office:value="238085884.645469" calcext:value-type="float">
            <text:p>238,085,885</text:p>
          </table:table-cell>
          <table:table-cell table:formula="of:=([.$A125]+1)*3600" office:value-type="float" office:value="450000" calcext:value-type="float">
            <text:p>450000</text:p>
          </table:table-cell>
          <table:table-cell table:formula="of:=[.B125]/[.D125]" office:value-type="float" office:value="64109.03746" calcext:value-type="float">
            <text:p>64,109.04</text:p>
          </table:table-cell>
          <table:table-cell table:formula="of:=[.C125]/[.D125]" office:value-type="float" office:value="529.079743656597" calcext:value-type="float">
            <text:p>529.08</text:p>
          </table:table-cell>
          <table:table-cell table:formula="of:=[.B125]/[.D125]/24" office:value-type="float" office:value="2671.20989416667" calcext:value-type="float">
            <text:p>2,671.21</text:p>
          </table:table-cell>
          <table:table-cell table:formula="of:=[.C125]/[.D125]/24" office:value-type="float" office:value="22.0449893190249" calcext:value-type="float">
            <text:p>22.04</text:p>
          </table:table-cell>
          <table:table-cell table:formula="of:=[.I124]+[.A125]*20" office:value-type="float" office:value="155000" calcext:value-type="float">
            <text:p>155000</text:p>
          </table:table-cell>
          <table:table-cell table:formula="of:=SUM([.$I$2:.$I125])" office:value-type="float" office:value="6510000" calcext:value-type="float">
            <text:p>65100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5 - 2*[.$A126]^4 + 3*[.$A126]^3 - 4*[.$A126]^2 + 5*[.$A126] - 3" office:value-type="float" office:value="30035094372" calcext:value-type="float">
            <text:p>30,035,094,372</text:p>
          </table:table-cell>
          <table:table-cell table:formula="of:=2^([.$A126]/6) + 1*[.$A126]^4 - 2" office:value-type="float" office:value="246008973.028545" calcext:value-type="float">
            <text:p>246,008,973</text:p>
          </table:table-cell>
          <table:table-cell table:formula="of:=([.$A126]+1)*3600" office:value-type="float" office:value="453600" calcext:value-type="float">
            <text:p>453600</text:p>
          </table:table-cell>
          <table:table-cell table:formula="of:=[.B126]/[.D126]" office:value-type="float" office:value="66214.9346825397" calcext:value-type="float">
            <text:p>66,214.93</text:p>
          </table:table-cell>
          <table:table-cell table:formula="of:=[.C126]/[.D126]" office:value-type="float" office:value="542.347824137005" calcext:value-type="float">
            <text:p>542.35</text:p>
          </table:table-cell>
          <table:table-cell table:formula="of:=[.B126]/[.D126]/24" office:value-type="float" office:value="2758.95561177249" calcext:value-type="float">
            <text:p>2,758.96</text:p>
          </table:table-cell>
          <table:table-cell table:formula="of:=[.C126]/[.D126]/24" office:value-type="float" office:value="22.5978260057085" calcext:value-type="float">
            <text:p>22.60</text:p>
          </table:table-cell>
          <table:table-cell table:formula="of:=[.I125]+[.A126]*20" office:value-type="float" office:value="157500" calcext:value-type="float">
            <text:p>157500</text:p>
          </table:table-cell>
          <table:table-cell table:formula="of:=SUM([.$I$2:.$I126])" office:value-type="float" office:value="6667500" calcext:value-type="float">
            <text:p>66675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5 - 2*[.$A127]^4 + 3*[.$A127]^3 - 4*[.$A127]^2 + 5*[.$A127] - 3" office:value-type="float" office:value="31259812875" calcext:value-type="float">
            <text:p>31,259,812,875</text:p>
          </table:table-cell>
          <table:table-cell table:formula="of:=2^([.$A127]/6) + 1*[.$A127]^4 - 2" office:value-type="float" office:value="254144526" calcext:value-type="float">
            <text:p>254,144,526</text:p>
          </table:table-cell>
          <table:table-cell table:formula="of:=([.$A127]+1)*3600" office:value-type="float" office:value="457200" calcext:value-type="float">
            <text:p>457200</text:p>
          </table:table-cell>
          <table:table-cell table:formula="of:=[.B127]/[.D127]" office:value-type="float" office:value="68372.2941272966" calcext:value-type="float">
            <text:p>68,372.29</text:p>
          </table:table-cell>
          <table:table-cell table:formula="of:=[.C127]/[.D127]" office:value-type="float" office:value="555.871666666667" calcext:value-type="float">
            <text:p>555.87</text:p>
          </table:table-cell>
          <table:table-cell table:formula="of:=[.B127]/[.D127]/24" office:value-type="float" office:value="2848.84558863736" calcext:value-type="float">
            <text:p>2,848.85</text:p>
          </table:table-cell>
          <table:table-cell table:formula="of:=[.C127]/[.D127]/24" office:value-type="float" office:value="23.1613194444444" calcext:value-type="float">
            <text:p>23.16</text:p>
          </table:table-cell>
          <table:table-cell table:formula="of:=[.I126]+[.A127]*20" office:value-type="float" office:value="160020" calcext:value-type="float">
            <text:p>160020</text:p>
          </table:table-cell>
          <table:table-cell table:formula="of:=SUM([.$I$2:.$I127])" office:value-type="float" office:value="6827520" calcext:value-type="float">
            <text:p>682752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5 - 2*[.$A128]^4 + 3*[.$A128]^3 - 4*[.$A128]^2 + 5*[.$A128] - 3" office:value-type="float" office:value="32524161390" calcext:value-type="float">
            <text:p>32,524,161,390</text:p>
          </table:table-cell>
          <table:table-cell table:formula="of:=2^([.$A128]/6) + 1*[.$A128]^4 - 2" office:value-type="float" office:value="262498612.529536" calcext:value-type="float">
            <text:p>262,498,613</text:p>
          </table:table-cell>
          <table:table-cell table:formula="of:=([.$A128]+1)*3600" office:value-type="float" office:value="460800" calcext:value-type="float">
            <text:p>460800</text:p>
          </table:table-cell>
          <table:table-cell table:formula="of:=[.B128]/[.D128]" office:value-type="float" office:value="70581.9474609375" calcext:value-type="float">
            <text:p>70,581.95</text:p>
          </table:table-cell>
          <table:table-cell table:formula="of:=[.C128]/[.D128]" office:value-type="float" office:value="569.658447329722" calcext:value-type="float">
            <text:p>569.66</text:p>
          </table:table-cell>
          <table:table-cell table:formula="of:=[.B128]/[.D128]/24" office:value-type="float" office:value="2940.91447753906" calcext:value-type="float">
            <text:p>2,940.91</text:p>
          </table:table-cell>
          <table:table-cell table:formula="of:=[.C128]/[.D128]/24" office:value-type="float" office:value="23.7357686387384" calcext:value-type="float">
            <text:p>23.74</text:p>
          </table:table-cell>
          <table:table-cell table:formula="of:=[.I127]+[.A128]*20" office:value-type="float" office:value="162560" calcext:value-type="float">
            <text:p>162560</text:p>
          </table:table-cell>
          <table:table-cell table:formula="of:=SUM([.$I$2:.$I128])" office:value-type="float" office:value="6990080" calcext:value-type="float">
            <text:p>699008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5 - 2*[.$A129]^4 + 3*[.$A129]^3 - 4*[.$A129]^2 + 5*[.$A129] - 3" office:value-type="float" office:value="33829094013" calcext:value-type="float">
            <text:p>33,829,094,013</text:p>
          </table:table-cell>
          <table:table-cell table:formula="of:=2^([.$A129]/6) + 1*[.$A129]^4 - 2" office:value-type="float" office:value="271077699.949629" calcext:value-type="float">
            <text:p>271,077,700</text:p>
          </table:table-cell>
          <table:table-cell table:formula="of:=([.$A129]+1)*3600" office:value-type="float" office:value="464400" calcext:value-type="float">
            <text:p>464400</text:p>
          </table:table-cell>
          <table:table-cell table:formula="of:=[.B129]/[.D129]" office:value-type="float" office:value="72844.7330167959" calcext:value-type="float">
            <text:p>72,844.73</text:p>
          </table:table-cell>
          <table:table-cell table:formula="of:=[.C129]/[.D129]" office:value-type="float" office:value="583.715977497048" calcext:value-type="float">
            <text:p>583.72</text:p>
          </table:table-cell>
          <table:table-cell table:formula="of:=[.B129]/[.D129]/24" office:value-type="float" office:value="3035.19720903316" calcext:value-type="float">
            <text:p>3,035.20</text:p>
          </table:table-cell>
          <table:table-cell table:formula="of:=[.C129]/[.D129]/24" office:value-type="float" office:value="24.321499062377" calcext:value-type="float">
            <text:p>24.32</text:p>
          </table:table-cell>
          <table:table-cell table:formula="of:=[.I128]+[.A129]*20" office:value-type="float" office:value="165120" calcext:value-type="float">
            <text:p>165120</text:p>
          </table:table-cell>
          <table:table-cell table:formula="of:=SUM([.$I$2:.$I129])" office:value-type="float" office:value="7155200" calcext:value-type="float">
            <text:p>715520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5 - 2*[.$A130]^4 + 3*[.$A130]^3 - 4*[.$A130]^2 + 5*[.$A130] - 3" office:value-type="float" office:value="35175580032" calcext:value-type="float">
            <text:p>35,175,580,032</text:p>
          </table:table-cell>
          <table:table-cell table:formula="of:=2^([.$A130]/6) + 1*[.$A130]^4 - 2" office:value-type="float" office:value="279888699.800758" calcext:value-type="float">
            <text:p>279,888,700</text:p>
          </table:table-cell>
          <table:table-cell table:formula="of:=([.$A130]+1)*3600" office:value-type="float" office:value="468000" calcext:value-type="float">
            <text:p>468000</text:p>
          </table:table-cell>
          <table:table-cell table:formula="of:=[.B130]/[.D130]" office:value-type="float" office:value="75161.4957948718" calcext:value-type="float">
            <text:p>75,161.50</text:p>
          </table:table-cell>
          <table:table-cell table:formula="of:=[.C130]/[.D130]" office:value-type="float" office:value="598.052777352047" calcext:value-type="float">
            <text:p>598.05</text:p>
          </table:table-cell>
          <table:table-cell table:formula="of:=[.B130]/[.D130]/24" office:value-type="float" office:value="3131.72899145299" calcext:value-type="float">
            <text:p>3,131.73</text:p>
          </table:table-cell>
          <table:table-cell table:formula="of:=[.C130]/[.D130]/24" office:value-type="float" office:value="24.9188657230019" calcext:value-type="float">
            <text:p>24.92</text:p>
          </table:table-cell>
          <table:table-cell table:formula="of:=[.I129]+[.A130]*20" office:value-type="float" office:value="167700" calcext:value-type="float">
            <text:p>167700</text:p>
          </table:table-cell>
          <table:table-cell table:formula="of:=SUM([.$I$2:.$I130])" office:value-type="float" office:value="7322900" calcext:value-type="float">
            <text:p>73229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5 - 2*[.$A131]^4 + 3*[.$A131]^3 - 4*[.$A131]^2 + 5*[.$A131] - 3" office:value-type="float" office:value="36564604047" calcext:value-type="float">
            <text:p>36,564,604,047</text:p>
          </table:table-cell>
          <table:table-cell table:formula="of:=2^([.$A131]/6) + 1*[.$A131]^4 - 2" office:value-type="float" office:value="288939019.290937" calcext:value-type="float">
            <text:p>288,939,019</text:p>
          </table:table-cell>
          <table:table-cell table:formula="of:=([.$A131]+1)*3600" office:value-type="float" office:value="471600" calcext:value-type="float">
            <text:p>471600</text:p>
          </table:table-cell>
          <table:table-cell table:formula="of:=[.B131]/[.D131]" office:value-type="float" office:value="77533.0874618321" calcext:value-type="float">
            <text:p>77,533.09</text:p>
          </table:table-cell>
          <table:table-cell table:formula="of:=[.C131]/[.D131]" office:value-type="float" office:value="612.678157953641" calcext:value-type="float">
            <text:p>612.68</text:p>
          </table:table-cell>
          <table:table-cell table:formula="of:=[.B131]/[.D131]/24" office:value-type="float" office:value="3230.54531090967" calcext:value-type="float">
            <text:p>3,230.55</text:p>
          </table:table-cell>
          <table:table-cell table:formula="of:=[.C131]/[.D131]/24" office:value-type="float" office:value="25.5282565814017" calcext:value-type="float">
            <text:p>25.53</text:p>
          </table:table-cell>
          <table:table-cell table:formula="of:=[.I130]+[.A131]*20" office:value-type="float" office:value="170300" calcext:value-type="float">
            <text:p>170300</text:p>
          </table:table-cell>
          <table:table-cell table:formula="of:=SUM([.$I$2:.$I131])" office:value-type="float" office:value="7493200" calcext:value-type="float">
            <text:p>74932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5 - 2*[.$A132]^4 + 3*[.$A132]^3 - 4*[.$A132]^2 + 5*[.$A132] - 3" office:value-type="float" office:value="37997166090" calcext:value-type="float">
            <text:p>37,997,166,090</text:p>
          </table:table-cell>
          <table:table-cell table:formula="of:=2^([.$A132]/6) + 1*[.$A132]^4 - 2" office:value-type="float" office:value="298236619.057091" calcext:value-type="float">
            <text:p>298,236,619</text:p>
          </table:table-cell>
          <table:table-cell table:formula="of:=([.$A132]+1)*3600" office:value-type="float" office:value="475200" calcext:value-type="float">
            <text:p>475200</text:p>
          </table:table-cell>
          <table:table-cell table:formula="of:=[.B132]/[.D132]" office:value-type="float" office:value="79960.3663510101" calcext:value-type="float">
            <text:p>79,960.37</text:p>
          </table:table-cell>
          <table:table-cell table:formula="of:=[.C132]/[.D132]" office:value-type="float" office:value="627.602312830578" calcext:value-type="float">
            <text:p>627.60</text:p>
          </table:table-cell>
          <table:table-cell table:formula="of:=[.B132]/[.D132]/24" office:value-type="float" office:value="3331.68193129209" calcext:value-type="float">
            <text:p>3,331.68</text:p>
          </table:table-cell>
          <table:table-cell table:formula="of:=[.C132]/[.D132]/24" office:value-type="float" office:value="26.1500963679408" calcext:value-type="float">
            <text:p>26.15</text:p>
          </table:table-cell>
          <table:table-cell table:formula="of:=[.I131]+[.A132]*20" office:value-type="float" office:value="172920" calcext:value-type="float">
            <text:p>172920</text:p>
          </table:table-cell>
          <table:table-cell table:formula="of:=SUM([.$I$2:.$I132])" office:value-type="float" office:value="7666120" calcext:value-type="float">
            <text:p>766612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5 - 2*[.$A133]^4 + 3*[.$A133]^3 - 4*[.$A133]^2 + 5*[.$A133] - 3" office:value-type="float" office:value="39474281745" calcext:value-type="float">
            <text:p>39,474,281,745</text:p>
          </table:table-cell>
          <table:table-cell table:formula="of:=2^([.$A133]/6) + 1*[.$A133]^4 - 2" office:value-type="float" office:value="307790078" calcext:value-type="float">
            <text:p>307,790,078</text:p>
          </table:table-cell>
          <table:table-cell table:formula="of:=([.$A133]+1)*3600" office:value-type="float" office:value="478800" calcext:value-type="float">
            <text:p>478800</text:p>
          </table:table-cell>
          <table:table-cell table:formula="of:=[.B133]/[.D133]" office:value-type="float" office:value="82444.197462406" calcext:value-type="float">
            <text:p>82,444.20</text:p>
          </table:table-cell>
          <table:table-cell table:formula="of:=[.C133]/[.D133]" office:value-type="float" office:value="642.83642021721" calcext:value-type="float">
            <text:p>642.84</text:p>
          </table:table-cell>
          <table:table-cell table:formula="of:=[.B133]/[.D133]/24" office:value-type="float" office:value="3435.17489426692" calcext:value-type="float">
            <text:p>3,435.17</text:p>
          </table:table-cell>
          <table:table-cell table:formula="of:=[.C133]/[.D133]/24" office:value-type="float" office:value="26.7848508423837" calcext:value-type="float">
            <text:p>26.78</text:p>
          </table:table-cell>
          <table:table-cell table:formula="of:=[.I132]+[.A133]*20" office:value-type="float" office:value="175560" calcext:value-type="float">
            <text:p>175560</text:p>
          </table:table-cell>
          <table:table-cell table:formula="of:=SUM([.$I$2:.$I133])" office:value-type="float" office:value="7841680" calcext:value-type="float">
            <text:p>784168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5 - 2*[.$A134]^4 + 3*[.$A134]^3 - 4*[.$A134]^2 + 5*[.$A134] - 3" office:value-type="float" office:value="40996982268" calcext:value-type="float">
            <text:p>40,996,982,268</text:p>
          </table:table-cell>
          <table:table-cell table:formula="of:=2^([.$A134]/6) + 1*[.$A134]^4 - 2" office:value-type="float" office:value="317608666.059072" calcext:value-type="float">
            <text:p>317,608,666</text:p>
          </table:table-cell>
          <table:table-cell table:formula="of:=([.$A134]+1)*3600" office:value-type="float" office:value="482400" calcext:value-type="float">
            <text:p>482400</text:p>
          </table:table-cell>
          <table:table-cell table:formula="of:=[.B134]/[.D134]" office:value-type="float" office:value="84985.4524626866" calcext:value-type="float">
            <text:p>84,985.45</text:p>
          </table:table-cell>
          <table:table-cell table:formula="of:=[.C134]/[.D134]" office:value-type="float" office:value="658.392757170548" calcext:value-type="float">
            <text:p>658.39</text:p>
          </table:table-cell>
          <table:table-cell table:formula="of:=[.B134]/[.D134]/24" office:value-type="float" office:value="3541.06051927861" calcext:value-type="float">
            <text:p>3,541.06</text:p>
          </table:table-cell>
          <table:table-cell table:formula="of:=[.C134]/[.D134]/24" office:value-type="float" office:value="27.4330315487728" calcext:value-type="float">
            <text:p>27.43</text:p>
          </table:table-cell>
          <table:table-cell table:formula="of:=[.I133]+[.A134]*20" office:value-type="float" office:value="178220" calcext:value-type="float">
            <text:p>178220</text:p>
          </table:table-cell>
          <table:table-cell table:formula="of:=SUM([.$I$2:.$I134])" office:value-type="float" office:value="8019900" calcext:value-type="float">
            <text:p>80199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5 - 2*[.$A135]^4 + 3*[.$A135]^3 - 4*[.$A135]^2 + 5*[.$A135] - 3" office:value-type="float" office:value="42566314707" calcext:value-type="float">
            <text:p>42,566,314,707</text:p>
          </table:table-cell>
          <table:table-cell table:formula="of:=2^([.$A135]/6) + 1*[.$A135]^4 - 2" office:value-type="float" office:value="327702425.899258" calcext:value-type="float">
            <text:p>327,702,426</text:p>
          </table:table-cell>
          <table:table-cell table:formula="of:=([.$A135]+1)*3600" office:value-type="float" office:value="486000" calcext:value-type="float">
            <text:p>486000</text:p>
          </table:table-cell>
          <table:table-cell table:formula="of:=[.B135]/[.D135]" office:value-type="float" office:value="87585.0096851852" calcext:value-type="float">
            <text:p>87,585.01</text:p>
          </table:table-cell>
          <table:table-cell table:formula="of:=[.C135]/[.D135]" office:value-type="float" office:value="674.284826953206" calcext:value-type="float">
            <text:p>674.28</text:p>
          </table:table-cell>
          <table:table-cell table:formula="of:=[.B135]/[.D135]/24" office:value-type="float" office:value="3649.37540354938" calcext:value-type="float">
            <text:p>3,649.38</text:p>
          </table:table-cell>
          <table:table-cell table:formula="of:=[.C135]/[.D135]/24" office:value-type="float" office:value="28.0952011230503" calcext:value-type="float">
            <text:p>28.10</text:p>
          </table:table-cell>
          <table:table-cell table:formula="of:=[.I134]+[.A135]*20" office:value-type="float" office:value="180900" calcext:value-type="float">
            <text:p>180900</text:p>
          </table:table-cell>
          <table:table-cell table:formula="of:=SUM([.$I$2:.$I135])" office:value-type="float" office:value="8200800" calcext:value-type="float">
            <text:p>820080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5 - 2*[.$A136]^4 + 3*[.$A136]^3 - 4*[.$A136]^2 + 5*[.$A136] - 3" office:value-type="float" office:value="44183342022" calcext:value-type="float">
            <text:p>44,183,342,022</text:p>
          </table:table-cell>
          <table:table-cell table:formula="of:=2^([.$A136]/6) + 1*[.$A136]^4 - 2" office:value-type="float" office:value="338082264.601516" calcext:value-type="float">
            <text:p>338,082,265</text:p>
          </table:table-cell>
          <table:table-cell table:formula="of:=([.$A136]+1)*3600" office:value-type="float" office:value="489600" calcext:value-type="float">
            <text:p>489600</text:p>
          </table:table-cell>
          <table:table-cell table:formula="of:=[.B136]/[.D136]" office:value-type="float" office:value="90243.754129902" calcext:value-type="float">
            <text:p>90,243.75</text:p>
          </table:table-cell>
          <table:table-cell table:formula="of:=[.C136]/[.D136]" office:value-type="float" office:value="690.527501228586" calcext:value-type="float">
            <text:p>690.53</text:p>
          </table:table-cell>
          <table:table-cell table:formula="of:=[.B136]/[.D136]/24" office:value-type="float" office:value="3760.15642207925" calcext:value-type="float">
            <text:p>3,760.16</text:p>
          </table:table-cell>
          <table:table-cell table:formula="of:=[.C136]/[.D136]/24" office:value-type="float" office:value="28.7719792178578" calcext:value-type="float">
            <text:p>28.77</text:p>
          </table:table-cell>
          <table:table-cell table:formula="of:=[.I135]+[.A136]*20" office:value-type="float" office:value="183600" calcext:value-type="float">
            <text:p>183600</text:p>
          </table:table-cell>
          <table:table-cell table:formula="of:=SUM([.$I$2:.$I136])" office:value-type="float" office:value="8384400" calcext:value-type="float">
            <text:p>838440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5 - 2*[.$A137]^4 + 3*[.$A137]^3 - 4*[.$A137]^2 + 5*[.$A137] - 3" office:value-type="float" office:value="45849143205" calcext:value-type="float">
            <text:p>45,849,143,205</text:p>
          </table:table-cell>
          <table:table-cell table:formula="of:=2^([.$A137]/6) + 1*[.$A137]^4 - 2" office:value-type="float" office:value="348760056.581874" calcext:value-type="float">
            <text:p>348,760,057</text:p>
          </table:table-cell>
          <table:table-cell table:formula="of:=([.$A137]+1)*3600" office:value-type="float" office:value="493200" calcext:value-type="float">
            <text:p>493200</text:p>
          </table:table-cell>
          <table:table-cell table:formula="of:=[.B137]/[.D137]" office:value-type="float" office:value="92962.5774635037" calcext:value-type="float">
            <text:p>92,962.58</text:p>
          </table:table-cell>
          <table:table-cell table:formula="of:=[.C137]/[.D137]" office:value-type="float" office:value="707.137178795366" calcext:value-type="float">
            <text:p>707.14</text:p>
          </table:table-cell>
          <table:table-cell table:formula="of:=[.B137]/[.D137]/24" office:value-type="float" office:value="3873.44072764599" calcext:value-type="float">
            <text:p>3,873.44</text:p>
          </table:table-cell>
          <table:table-cell table:formula="of:=[.C137]/[.D137]/24" office:value-type="float" office:value="29.4640491164736" calcext:value-type="float">
            <text:p>29.46</text:p>
          </table:table-cell>
          <table:table-cell table:formula="of:=[.I136]+[.A137]*20" office:value-type="float" office:value="186320" calcext:value-type="float">
            <text:p>186320</text:p>
          </table:table-cell>
          <table:table-cell table:formula="of:=SUM([.$I$2:.$I137])" office:value-type="float" office:value="8570720" calcext:value-type="float">
            <text:p>857072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5 - 2*[.$A138]^4 + 3*[.$A138]^3 - 4*[.$A138]^2 + 5*[.$A138] - 3" office:value-type="float" office:value="47564813400" calcext:value-type="float">
            <text:p>47,564,813,400</text:p>
          </table:table-cell>
          <table:table-cell table:formula="of:=2^([.$A138]/6) + 1*[.$A138]^4 - 2" office:value-type="float" office:value="359748759.114182" calcext:value-type="float">
            <text:p>359,748,759</text:p>
          </table:table-cell>
          <table:table-cell table:formula="of:=([.$A138]+1)*3600" office:value-type="float" office:value="496800" calcext:value-type="float">
            <text:p>496800</text:p>
          </table:table-cell>
          <table:table-cell table:formula="of:=[.B138]/[.D138]" office:value-type="float" office:value="95742.3780193237" calcext:value-type="float">
            <text:p>95,742.38</text:p>
          </table:table-cell>
          <table:table-cell table:formula="of:=[.C138]/[.D138]" office:value-type="float" office:value="724.131962790221" calcext:value-type="float">
            <text:p>724.13</text:p>
          </table:table-cell>
          <table:table-cell table:formula="of:=[.B138]/[.D138]/24" office:value-type="float" office:value="3989.26575080515" calcext:value-type="float">
            <text:p>3,989.27</text:p>
          </table:table-cell>
          <table:table-cell table:formula="of:=[.C138]/[.D138]/24" office:value-type="float" office:value="30.1721651162592" calcext:value-type="float">
            <text:p>30.17</text:p>
          </table:table-cell>
          <table:table-cell table:formula="of:=[.I137]+[.A138]*20" office:value-type="float" office:value="189060" calcext:value-type="float">
            <text:p>189060</text:p>
          </table:table-cell>
          <table:table-cell table:formula="of:=SUM([.$I$2:.$I138])" office:value-type="float" office:value="8759780" calcext:value-type="float">
            <text:p>875978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5 - 2*[.$A139]^4 + 3*[.$A139]^3 - 4*[.$A139]^2 + 5*[.$A139] - 3" office:value-type="float" office:value="49331464023" calcext:value-type="float">
            <text:p>49,331,464,023</text:p>
          </table:table-cell>
          <table:table-cell table:formula="of:=2^([.$A139]/6) + 1*[.$A139]^4 - 2" office:value-type="float" office:value="371062542" calcext:value-type="float">
            <text:p>371,062,542</text:p>
          </table:table-cell>
          <table:table-cell table:formula="of:=([.$A139]+1)*3600" office:value-type="float" office:value="500400" calcext:value-type="float">
            <text:p>500400</text:p>
          </table:table-cell>
          <table:table-cell table:formula="of:=[.B139]/[.D139]" office:value-type="float" office:value="98584.0607973621" calcext:value-type="float">
            <text:p>98,584.06</text:p>
          </table:table-cell>
          <table:table-cell table:formula="of:=[.C139]/[.D139]" office:value-type="float" office:value="741.53185851319" calcext:value-type="float">
            <text:p>741.53</text:p>
          </table:table-cell>
          <table:table-cell table:formula="of:=[.B139]/[.D139]/24" office:value-type="float" office:value="4107.66919989009" calcext:value-type="float">
            <text:p>4,107.67</text:p>
          </table:table-cell>
          <table:table-cell table:formula="of:=[.C139]/[.D139]/24" office:value-type="float" office:value="30.8971607713829" calcext:value-type="float">
            <text:p>30.90</text:p>
          </table:table-cell>
          <table:table-cell table:formula="of:=[.I138]+[.A139]*20" office:value-type="float" office:value="191820" calcext:value-type="float">
            <text:p>191820</text:p>
          </table:table-cell>
          <table:table-cell table:formula="of:=SUM([.$I$2:.$I139])" office:value-type="float" office:value="8951600" calcext:value-type="float">
            <text:p>895160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5 - 2*[.$A140]^4 + 3*[.$A140]^3 - 4*[.$A140]^2 + 5*[.$A140] - 3" office:value-type="float" office:value="51150222882" calcext:value-type="float">
            <text:p>51,150,222,882</text:p>
          </table:table-cell>
          <table:table-cell table:formula="of:=2^([.$A140]/6) + 1*[.$A140]^4 - 2" office:value-type="float" office:value="382716933.118144" calcext:value-type="float">
            <text:p>382,716,933</text:p>
          </table:table-cell>
          <table:table-cell table:formula="of:=([.$A140]+1)*3600" office:value-type="float" office:value="504000" calcext:value-type="float">
            <text:p>504000</text:p>
          </table:table-cell>
          <table:table-cell table:formula="of:=[.B140]/[.D140]" office:value-type="float" office:value="101488.537464286" calcext:value-type="float">
            <text:p>101,488.54</text:p>
          </table:table-cell>
          <table:table-cell table:formula="of:=[.C140]/[.D140]" office:value-type="float" office:value="759.358994282033" calcext:value-type="float">
            <text:p>759.36</text:p>
          </table:table-cell>
          <table:table-cell table:formula="of:=[.B140]/[.D140]/24" office:value-type="float" office:value="4228.68906101191" calcext:value-type="float">
            <text:p>4,228.69</text:p>
          </table:table-cell>
          <table:table-cell table:formula="of:=[.C140]/[.D140]/24" office:value-type="float" office:value="31.6399580950847" calcext:value-type="float">
            <text:p>31.64</text:p>
          </table:table-cell>
          <table:table-cell table:formula="of:=[.I139]+[.A140]*20" office:value-type="float" office:value="194600" calcext:value-type="float">
            <text:p>194600</text:p>
          </table:table-cell>
          <table:table-cell table:formula="of:=SUM([.$I$2:.$I140])" office:value-type="float" office:value="9146200" calcext:value-type="float">
            <text:p>914620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5 - 2*[.$A141]^4 + 3*[.$A141]^3 - 4*[.$A141]^2 + 5*[.$A141] - 3" office:value-type="float" office:value="53022234297" calcext:value-type="float">
            <text:p>53,022,234,297</text:p>
          </table:table-cell>
          <table:table-cell table:formula="of:=2^([.$A141]/6) + 1*[.$A141]^4 - 2" office:value-type="float" office:value="394728981.798517" calcext:value-type="float">
            <text:p>394,728,982</text:p>
          </table:table-cell>
          <table:table-cell table:formula="of:=([.$A141]+1)*3600" office:value-type="float" office:value="507600" calcext:value-type="float">
            <text:p>507600</text:p>
          </table:table-cell>
          <table:table-cell table:formula="of:=[.B141]/[.D141]" office:value-type="float" office:value="104456.726353428" calcext:value-type="float">
            <text:p>104,456.73</text:p>
          </table:table-cell>
          <table:table-cell table:formula="of:=[.C141]/[.D141]" office:value-type="float" office:value="777.637868003382" calcext:value-type="float">
            <text:p>777.64</text:p>
          </table:table-cell>
          <table:table-cell table:formula="of:=[.B141]/[.D141]/24" office:value-type="float" office:value="4352.3635980595" calcext:value-type="float">
            <text:p>4,352.36</text:p>
          </table:table-cell>
          <table:table-cell table:formula="of:=[.C141]/[.D141]/24" office:value-type="float" office:value="32.4015778334742" calcext:value-type="float">
            <text:p>32.40</text:p>
          </table:table-cell>
          <table:table-cell table:formula="of:=[.I140]+[.A141]*20" office:value-type="float" office:value="197400" calcext:value-type="float">
            <text:p>197400</text:p>
          </table:table-cell>
          <table:table-cell table:formula="of:=SUM([.$I$2:.$I141])" office:value-type="float" office:value="9343600" calcext:value-type="float">
            <text:p>93436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5 - 2*[.$A142]^4 + 3*[.$A142]^3 - 4*[.$A142]^2 + 5*[.$A142] - 3" office:value-type="float" office:value="54948659220" calcext:value-type="float">
            <text:p>54,948,659,220</text:p>
          </table:table-cell>
          <table:table-cell table:formula="of:=2^([.$A142]/6) + 1*[.$A142]^4 - 2" office:value-type="float" office:value="407117442.203031" calcext:value-type="float">
            <text:p>407,117,442</text:p>
          </table:table-cell>
          <table:table-cell table:formula="of:=([.$A142]+1)*3600" office:value-type="float" office:value="511200" calcext:value-type="float">
            <text:p>511200</text:p>
          </table:table-cell>
          <table:table-cell table:formula="of:=[.B142]/[.D142]" office:value-type="float" office:value="107489.552464789" calcext:value-type="float">
            <text:p>107,489.55</text:p>
          </table:table-cell>
          <table:table-cell table:formula="of:=[.C142]/[.D142]" office:value-type="float" office:value="796.395622462894" calcext:value-type="float">
            <text:p>796.40</text:p>
          </table:table-cell>
          <table:table-cell table:formula="of:=[.B142]/[.D142]/24" office:value-type="float" office:value="4478.73135269953" calcext:value-type="float">
            <text:p>4,478.73</text:p>
          </table:table-cell>
          <table:table-cell table:formula="of:=[.C142]/[.D142]/24" office:value-type="float" office:value="33.1831509359539" calcext:value-type="float">
            <text:p>33.18</text:p>
          </table:table-cell>
          <table:table-cell table:formula="of:=[.I141]+[.A142]*20" office:value-type="float" office:value="200220" calcext:value-type="float">
            <text:p>200220</text:p>
          </table:table-cell>
          <table:table-cell table:formula="of:=SUM([.$I$2:.$I142])" office:value-type="float" office:value="9543820" calcext:value-type="float">
            <text:p>95438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5 - 2*[.$A143]^4 + 3*[.$A143]^3 - 4*[.$A143]^2 + 5*[.$A143] - 3" office:value-type="float" office:value="56930675355" calcext:value-type="float">
            <text:p>56,930,675,355</text:p>
          </table:table-cell>
          <table:table-cell table:formula="of:=2^([.$A143]/6) + 1*[.$A143]^4 - 2" office:value-type="float" office:value="419902979.163749" calcext:value-type="float">
            <text:p>419,902,979</text:p>
          </table:table-cell>
          <table:table-cell table:formula="of:=([.$A143]+1)*3600" office:value-type="float" office:value="514800" calcext:value-type="float">
            <text:p>514800</text:p>
          </table:table-cell>
          <table:table-cell table:formula="of:=[.B143]/[.D143]" office:value-type="float" office:value="110587.947465035" calcext:value-type="float">
            <text:p>110,587.95</text:p>
          </table:table-cell>
          <table:table-cell table:formula="of:=[.C143]/[.D143]" office:value-type="float" office:value="815.662352687935" calcext:value-type="float">
            <text:p>815.66</text:p>
          </table:table-cell>
          <table:table-cell table:formula="of:=[.B143]/[.D143]/24" office:value-type="float" office:value="4607.83114437646" calcext:value-type="float">
            <text:p>4,607.83</text:p>
          </table:table-cell>
          <table:table-cell table:formula="of:=[.C143]/[.D143]/24" office:value-type="float" office:value="33.9859313619973" calcext:value-type="float">
            <text:p>33.99</text:p>
          </table:table-cell>
          <table:table-cell table:formula="of:=[.I142]+[.A143]*20" office:value-type="float" office:value="203060" calcext:value-type="float">
            <text:p>203060</text:p>
          </table:table-cell>
          <table:table-cell table:formula="of:=SUM([.$I$2:.$I143])" office:value-type="float" office:value="9746880" calcext:value-type="float">
            <text:p>974688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5 - 2*[.$A144]^4 + 3*[.$A144]^3 - 4*[.$A144]^2 + 5*[.$A144] - 3" office:value-type="float" office:value="58969477278" calcext:value-type="float">
            <text:p>58,969,477,278</text:p>
          </table:table-cell>
          <table:table-cell table:formula="of:=2^([.$A144]/6) + 1*[.$A144]^4 - 2" office:value-type="float" office:value="433108399.228364" calcext:value-type="float">
            <text:p>433,108,399</text:p>
          </table:table-cell>
          <table:table-cell table:formula="of:=([.$A144]+1)*3600" office:value-type="float" office:value="518400" calcext:value-type="float">
            <text:p>518400</text:p>
          </table:table-cell>
          <table:table-cell table:formula="of:=[.B144]/[.D144]" office:value-type="float" office:value="113752.8496875" calcext:value-type="float">
            <text:p>113,752.85</text:p>
          </table:table-cell>
          <table:table-cell table:formula="of:=[.C144]/[.D144]" office:value-type="float" office:value="835.471449128788" calcext:value-type="float">
            <text:p>835.47</text:p>
          </table:table-cell>
          <table:table-cell table:formula="of:=[.B144]/[.D144]/24" office:value-type="float" office:value="4739.7020703125" calcext:value-type="float">
            <text:p>4,739.70</text:p>
          </table:table-cell>
          <table:table-cell table:formula="of:=[.C144]/[.D144]/24" office:value-type="float" office:value="34.8113103803662" calcext:value-type="float">
            <text:p>34.81</text:p>
          </table:table-cell>
          <table:table-cell table:formula="of:=[.I143]+[.A144]*20" office:value-type="float" office:value="205920" calcext:value-type="float">
            <text:p>205920</text:p>
          </table:table-cell>
          <table:table-cell table:formula="of:=SUM([.$I$2:.$I144])" office:value-type="float" office:value="9952800" calcext:value-type="float">
            <text:p>99528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5 - 2*[.$A145]^4 + 3*[.$A145]^3 - 4*[.$A145]^2 + 5*[.$A145] - 3" office:value-type="float" office:value="61066276557" calcext:value-type="float">
            <text:p>61,066,276,557</text:p>
          </table:table-cell>
          <table:table-cell table:formula="of:=2^([.$A145]/6) + 1*[.$A145]^4 - 2" office:value-type="float" office:value="446758910" calcext:value-type="float">
            <text:p>446,758,910</text:p>
          </table:table-cell>
          <table:table-cell table:formula="of:=([.$A145]+1)*3600" office:value-type="float" office:value="522000" calcext:value-type="float">
            <text:p>522000</text:p>
          </table:table-cell>
          <table:table-cell table:formula="of:=[.B145]/[.D145]" office:value-type="float" office:value="116985.204132184" calcext:value-type="float">
            <text:p>116,985.20</text:p>
          </table:table-cell>
          <table:table-cell table:formula="of:=[.C145]/[.D145]" office:value-type="float" office:value="855.859980842912" calcext:value-type="float">
            <text:p>855.86</text:p>
          </table:table-cell>
          <table:table-cell table:formula="of:=[.B145]/[.D145]/24" office:value-type="float" office:value="4874.38350550766" calcext:value-type="float">
            <text:p>4,874.38</text:p>
          </table:table-cell>
          <table:table-cell table:formula="of:=[.C145]/[.D145]/24" office:value-type="float" office:value="35.6608325351213" calcext:value-type="float">
            <text:p>35.66</text:p>
          </table:table-cell>
          <table:table-cell table:formula="of:=[.I144]+[.A145]*20" office:value-type="float" office:value="208800" calcext:value-type="float">
            <text:p>208800</text:p>
          </table:table-cell>
          <table:table-cell table:formula="of:=SUM([.$I$2:.$I145])" office:value-type="float" office:value="10161600" calcext:value-type="float">
            <text:p>1016160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5 - 2*[.$A146]^4 + 3*[.$A146]^3 - 4*[.$A146]^2 + 5*[.$A146] - 3" office:value-type="float" office:value="63222301872" calcext:value-type="float">
            <text:p>63,222,301,872</text:p>
          </table:table-cell>
          <table:table-cell table:formula="of:=2^([.$A146]/6) + 1*[.$A146]^4 - 2" office:value-type="float" office:value="460882411.236289" calcext:value-type="float">
            <text:p>460,882,411</text:p>
          </table:table-cell>
          <table:table-cell table:formula="of:=([.$A146]+1)*3600" office:value-type="float" office:value="525600" calcext:value-type="float">
            <text:p>525600</text:p>
          </table:table-cell>
          <table:table-cell table:formula="of:=[.B146]/[.D146]" office:value-type="float" office:value="120285.962465753" calcext:value-type="float">
            <text:p>120,285.96</text:p>
          </table:table-cell>
          <table:table-cell table:formula="of:=[.C146]/[.D146]" office:value-type="float" office:value="876.869123356714" calcext:value-type="float">
            <text:p>876.87</text:p>
          </table:table-cell>
          <table:table-cell table:formula="of:=[.B146]/[.D146]/24" office:value-type="float" office:value="5011.91510273973" calcext:value-type="float">
            <text:p>5,011.92</text:p>
          </table:table-cell>
          <table:table-cell table:formula="of:=[.C146]/[.D146]/24" office:value-type="float" office:value="36.5362134731964" calcext:value-type="float">
            <text:p>36.54</text:p>
          </table:table-cell>
          <table:table-cell table:formula="of:=[.I145]+[.A146]*20" office:value-type="float" office:value="211700" calcext:value-type="float">
            <text:p>211700</text:p>
          </table:table-cell>
          <table:table-cell table:formula="of:=SUM([.$I$2:.$I146])" office:value-type="float" office:value="10373300" calcext:value-type="float">
            <text:p>103733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5 - 2*[.$A147]^4 + 3*[.$A147]^3 - 4*[.$A147]^2 + 5*[.$A147] - 3" office:value-type="float" office:value="65438799135" calcext:value-type="float">
            <text:p>65,438,799,135</text:p>
          </table:table-cell>
          <table:table-cell table:formula="of:=2^([.$A147]/6) + 1*[.$A147]^4 - 2" office:value-type="float" office:value="475509821.597033" calcext:value-type="float">
            <text:p>475,509,822</text:p>
          </table:table-cell>
          <table:table-cell table:formula="of:=([.$A147]+1)*3600" office:value-type="float" office:value="529200" calcext:value-type="float">
            <text:p>529200</text:p>
          </table:table-cell>
          <table:table-cell table:formula="of:=[.B147]/[.D147]" office:value-type="float" office:value="123656.083021542" calcext:value-type="float">
            <text:p>123,656.08</text:p>
          </table:table-cell>
          <table:table-cell table:formula="of:=[.C147]/[.D147]" office:value-type="float" office:value="898.544636426744" calcext:value-type="float">
            <text:p>898.54</text:p>
          </table:table-cell>
          <table:table-cell table:formula="of:=[.B147]/[.D147]/24" office:value-type="float" office:value="5152.33679256425" calcext:value-type="float">
            <text:p>5,152.34</text:p>
          </table:table-cell>
          <table:table-cell table:formula="of:=[.C147]/[.D147]/24" office:value-type="float" office:value="37.4393598511143" calcext:value-type="float">
            <text:p>37.44</text:p>
          </table:table-cell>
          <table:table-cell table:formula="of:=[.I146]+[.A147]*20" office:value-type="float" office:value="214620" calcext:value-type="float">
            <text:p>214620</text:p>
          </table:table-cell>
          <table:table-cell table:formula="of:=SUM([.$I$2:.$I147])" office:value-type="float" office:value="10587920" calcext:value-type="float">
            <text:p>1058792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5 - 2*[.$A148]^4 + 3*[.$A148]^3 - 4*[.$A148]^2 + 5*[.$A148] - 3" office:value-type="float" office:value="67717031610" calcext:value-type="float">
            <text:p>67,717,031,610</text:p>
          </table:table-cell>
          <table:table-cell table:formula="of:=2^([.$A148]/6) + 1*[.$A148]^4 - 2" office:value-type="float" office:value="490675445.406063" calcext:value-type="float">
            <text:p>490,675,445</text:p>
          </table:table-cell>
          <table:table-cell table:formula="of:=([.$A148]+1)*3600" office:value-type="float" office:value="532800" calcext:value-type="float">
            <text:p>532800</text:p>
          </table:table-cell>
          <table:table-cell table:formula="of:=[.B148]/[.D148]" office:value-type="float" office:value="127096.53079955" calcext:value-type="float">
            <text:p>127,096.53</text:p>
          </table:table-cell>
          <table:table-cell table:formula="of:=[.C148]/[.D148]" office:value-type="float" office:value="920.937397533902" calcext:value-type="float">
            <text:p>920.94</text:p>
          </table:table-cell>
          <table:table-cell table:formula="of:=[.B148]/[.D148]/24" office:value-type="float" office:value="5295.68878331457" calcext:value-type="float">
            <text:p>5,295.69</text:p>
          </table:table-cell>
          <table:table-cell table:formula="of:=[.C148]/[.D148]/24" office:value-type="float" office:value="38.3723915639126" calcext:value-type="float">
            <text:p>38.37</text:p>
          </table:table-cell>
          <table:table-cell table:formula="of:=[.I147]+[.A148]*20" office:value-type="float" office:value="217560" calcext:value-type="float">
            <text:p>217560</text:p>
          </table:table-cell>
          <table:table-cell table:formula="of:=SUM([.$I$2:.$I148])" office:value-type="float" office:value="10805480" calcext:value-type="float">
            <text:p>1080548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5 - 2*[.$A149]^4 + 3*[.$A149]^3 - 4*[.$A149]^2 + 5*[.$A149] - 3" office:value-type="float" office:value="70058280033" calcext:value-type="float">
            <text:p>70,058,280,033</text:p>
          </table:table-cell>
          <table:table-cell table:formula="of:=2^([.$A149]/6) + 1*[.$A149]^4 - 2" office:value-type="float" office:value="506417384.327498" calcext:value-type="float">
            <text:p>506,417,384</text:p>
          </table:table-cell>
          <table:table-cell table:formula="of:=([.$A149]+1)*3600" office:value-type="float" office:value="536400" calcext:value-type="float">
            <text:p>536400</text:p>
          </table:table-cell>
          <table:table-cell table:formula="of:=[.B149]/[.D149]" office:value-type="float" office:value="130608.277466443" calcext:value-type="float">
            <text:p>130,608.28</text:p>
          </table:table-cell>
          <table:table-cell table:formula="of:=[.C149]/[.D149]" office:value-type="float" office:value="944.103997627699" calcext:value-type="float">
            <text:p>944.10</text:p>
          </table:table-cell>
          <table:table-cell table:formula="of:=[.B149]/[.D149]/24" office:value-type="float" office:value="5442.01156110179" calcext:value-type="float">
            <text:p>5,442.01</text:p>
          </table:table-cell>
          <table:table-cell table:formula="of:=[.C149]/[.D149]/24" office:value-type="float" office:value="39.3376665678208" calcext:value-type="float">
            <text:p>39.34</text:p>
          </table:table-cell>
          <table:table-cell table:formula="of:=[.I148]+[.A149]*20" office:value-type="float" office:value="220520" calcext:value-type="float">
            <text:p>220520</text:p>
          </table:table-cell>
          <table:table-cell table:formula="of:=SUM([.$I$2:.$I149])" office:value-type="float" office:value="11026000" calcext:value-type="float">
            <text:p>110260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5 - 2*[.$A150]^4 + 3*[.$A150]^3 - 4*[.$A150]^2 + 5*[.$A150] - 3" office:value-type="float" office:value="72463842732" calcext:value-type="float">
            <text:p>72,463,842,732</text:p>
          </table:table-cell>
          <table:table-cell table:formula="of:=2^([.$A150]/6) + 1*[.$A150]^4 - 2" office:value-type="float" office:value="522777999.456727" calcext:value-type="float">
            <text:p>522,777,999</text:p>
          </table:table-cell>
          <table:table-cell table:formula="of:=([.$A150]+1)*3600" office:value-type="float" office:value="540000" calcext:value-type="float">
            <text:p>540000</text:p>
          </table:table-cell>
          <table:table-cell table:formula="of:=[.B150]/[.D150]" office:value-type="float" office:value="134192.301355556" calcext:value-type="float">
            <text:p>134,192.30</text:p>
          </table:table-cell>
          <table:table-cell table:formula="of:=[.C150]/[.D150]" office:value-type="float" office:value="968.107406401347" calcext:value-type="float">
            <text:p>968.11</text:p>
          </table:table-cell>
          <table:table-cell table:formula="of:=[.B150]/[.D150]/24" office:value-type="float" office:value="5591.34588981482" calcext:value-type="float">
            <text:p>5,591.35</text:p>
          </table:table-cell>
          <table:table-cell table:formula="of:=[.C150]/[.D150]/24" office:value-type="float" office:value="40.3378086000561" calcext:value-type="float">
            <text:p>40.34</text:p>
          </table:table-cell>
          <table:table-cell table:formula="of:=[.I149]+[.A150]*20" office:value-type="float" office:value="223500" calcext:value-type="float">
            <text:p>223500</text:p>
          </table:table-cell>
          <table:table-cell table:formula="of:=SUM([.$I$2:.$I150])" office:value-type="float" office:value="11249500" calcext:value-type="float">
            <text:p>1124950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5 - 2*[.$A151]^4 + 3*[.$A151]^3 - 4*[.$A151]^2 + 5*[.$A151] - 3" office:value-type="float" office:value="74935035747" calcext:value-type="float">
            <text:p>74,935,035,747</text:p>
          </table:table-cell>
          <table:table-cell table:formula="of:=2^([.$A151]/6) + 1*[.$A151]^4 - 2" office:value-type="float" office:value="539804430" calcext:value-type="float">
            <text:p>539,804,430</text:p>
          </table:table-cell>
          <table:table-cell table:formula="of:=([.$A151]+1)*3600" office:value-type="float" office:value="543600" calcext:value-type="float">
            <text:p>543600</text:p>
          </table:table-cell>
          <table:table-cell table:formula="of:=[.B151]/[.D151]" office:value-type="float" office:value="137849.587466887" calcext:value-type="float">
            <text:p>137,849.59</text:p>
          </table:table-cell>
          <table:table-cell table:formula="of:=[.C151]/[.D151]" office:value-type="float" office:value="993.017715231788" calcext:value-type="float">
            <text:p>993.02</text:p>
          </table:table-cell>
          <table:table-cell table:formula="of:=[.B151]/[.D151]/24" office:value-type="float" office:value="5743.73281112031" calcext:value-type="float">
            <text:p>5,743.73</text:p>
          </table:table-cell>
          <table:table-cell table:formula="of:=[.C151]/[.D151]/24" office:value-type="float" office:value="41.3757381346578" calcext:value-type="float">
            <text:p>41.38</text:p>
          </table:table-cell>
          <table:table-cell table:formula="of:=[.I150]+[.A151]*20" office:value-type="float" office:value="226500" calcext:value-type="float">
            <text:p>226500</text:p>
          </table:table-cell>
          <table:table-cell table:formula="of:=SUM([.$I$2:.$I151])" office:value-type="float" office:value="11476000" calcext:value-type="float">
            <text:p>11476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5 - 2*[.$A152]^4 + 3*[.$A152]^3 - 4*[.$A152]^2 + 5*[.$A152] - 3" office:value-type="float" office:value="77473192950" calcext:value-type="float">
            <text:p>77,473,192,950</text:p>
          </table:table-cell>
          <table:table-cell table:formula="of:=2^([.$A152]/6) + 1*[.$A152]^4 - 2" office:value-type="float" office:value="557549175.472578" calcext:value-type="float">
            <text:p>557,549,175</text:p>
          </table:table-cell>
          <table:table-cell table:formula="of:=([.$A152]+1)*3600" office:value-type="float" office:value="547200" calcext:value-type="float">
            <text:p>547200</text:p>
          </table:table-cell>
          <table:table-cell table:formula="of:=[.B152]/[.D152]" office:value-type="float" office:value="141581.127467105" calcext:value-type="float">
            <text:p>141,581.13</text:p>
          </table:table-cell>
          <table:table-cell table:formula="of:=[.C152]/[.D152]" office:value-type="float" office:value="1018.9129668724" calcext:value-type="float">
            <text:p>1,018.91</text:p>
          </table:table-cell>
          <table:table-cell table:formula="of:=[.B152]/[.D152]/24" office:value-type="float" office:value="5899.21364446272" calcext:value-type="float">
            <text:p>5,899.21</text:p>
          </table:table-cell>
          <table:table-cell table:formula="of:=[.C152]/[.D152]/24" office:value-type="float" office:value="42.4547069530167" calcext:value-type="float">
            <text:p>42.45</text:p>
          </table:table-cell>
          <table:table-cell table:formula="of:=[.I151]+[.A152]*20" office:value-type="float" office:value="229520" calcext:value-type="float">
            <text:p>229520</text:p>
          </table:table-cell>
          <table:table-cell table:formula="of:=SUM([.$I$2:.$I152])" office:value-type="float" office:value="11705520" calcext:value-type="float">
            <text:p>1170552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5 - 2*[.$A153]^4 + 3*[.$A153]^3 - 4*[.$A153]^2 + 5*[.$A153] - 3" office:value-type="float" office:value="80079666165" calcext:value-type="float">
            <text:p>80,079,666,165</text:p>
          </table:table-cell>
          <table:table-cell table:formula="of:=2^([.$A153]/6) + 1*[.$A153]^4 - 2" office:value-type="float" office:value="576070749.194066" calcext:value-type="float">
            <text:p>576,070,749</text:p>
          </table:table-cell>
          <table:table-cell table:formula="of:=([.$A153]+1)*3600" office:value-type="float" office:value="550800" calcext:value-type="float">
            <text:p>550800</text:p>
          </table:table-cell>
          <table:table-cell table:formula="of:=[.B153]/[.D153]" office:value-type="float" office:value="145387.919689543" calcext:value-type="float">
            <text:p>145,387.92</text:p>
          </table:table-cell>
          <table:table-cell table:formula="of:=[.C153]/[.D153]" office:value-type="float" office:value="1045.88008205168" calcext:value-type="float">
            <text:p>1,045.88</text:p>
          </table:table-cell>
          <table:table-cell table:formula="of:=[.B153]/[.D153]/24" office:value-type="float" office:value="6057.82998706427" calcext:value-type="float">
            <text:p>6,057.83</text:p>
          </table:table-cell>
          <table:table-cell table:formula="of:=[.C153]/[.D153]/24" office:value-type="float" office:value="43.5783367521534" calcext:value-type="float">
            <text:p>43.58</text:p>
          </table:table-cell>
          <table:table-cell table:formula="of:=[.I152]+[.A153]*20" office:value-type="float" office:value="232560" calcext:value-type="float">
            <text:p>232560</text:p>
          </table:table-cell>
          <table:table-cell table:formula="of:=SUM([.$I$2:.$I153])" office:value-type="float" office:value="11938080" calcext:value-type="float">
            <text:p>1193808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5 - 2*[.$A154]^4 + 3*[.$A154]^3 - 4*[.$A154]^2 + 5*[.$A154] - 3" office:value-type="float" office:value="82755825288" calcext:value-type="float">
            <text:p>82,755,825,288</text:p>
          </table:table-cell>
          <table:table-cell table:formula="of:=2^([.$A154]/6) + 1*[.$A154]^4 - 2" office:value-type="float" office:value="595434411.812126" calcext:value-type="float">
            <text:p>595,434,412</text:p>
          </table:table-cell>
          <table:table-cell table:formula="of:=([.$A154]+1)*3600" office:value-type="float" office:value="554400" calcext:value-type="float">
            <text:p>554400</text:p>
          </table:table-cell>
          <table:table-cell table:formula="of:=[.B154]/[.D154]" office:value-type="float" office:value="149270.969134199" calcext:value-type="float">
            <text:p>149,270.97</text:p>
          </table:table-cell>
          <table:table-cell table:formula="of:=[.C154]/[.D154]" office:value-type="float" office:value="1074.01589432202" calcext:value-type="float">
            <text:p>1,074.02</text:p>
          </table:table-cell>
          <table:table-cell table:formula="of:=[.B154]/[.D154]/24" office:value-type="float" office:value="6219.62371392496" calcext:value-type="float">
            <text:p>6,219.62</text:p>
          </table:table-cell>
          <table:table-cell table:formula="of:=[.C154]/[.D154]/24" office:value-type="float" office:value="44.7506622634174" calcext:value-type="float">
            <text:p>44.75</text:p>
          </table:table-cell>
          <table:table-cell table:formula="of:=[.I153]+[.A154]*20" office:value-type="float" office:value="235620" calcext:value-type="float">
            <text:p>235620</text:p>
          </table:table-cell>
          <table:table-cell table:formula="of:=SUM([.$I$2:.$I154])" office:value-type="float" office:value="12173700" calcext:value-type="float">
            <text:p>1217370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5 - 2*[.$A155]^4 + 3*[.$A155]^3 - 4*[.$A155]^2 + 5*[.$A155] - 3" office:value-type="float" office:value="85503058407" calcext:value-type="float">
            <text:p>85,503,058,407</text:p>
          </table:table-cell>
          <table:table-cell table:formula="of:=2^([.$A155]/6) + 1*[.$A155]^4 - 2" office:value-type="float" office:value="615712994.654995" calcext:value-type="float">
            <text:p>615,712,995</text:p>
          </table:table-cell>
          <table:table-cell table:formula="of:=([.$A155]+1)*3600" office:value-type="float" office:value="558000" calcext:value-type="float">
            <text:p>558000</text:p>
          </table:table-cell>
          <table:table-cell table:formula="of:=[.B155]/[.D155]" office:value-type="float" office:value="153231.287467742" calcext:value-type="float">
            <text:p>153,231.29</text:p>
          </table:table-cell>
          <table:table-cell table:formula="of:=[.C155]/[.D155]" office:value-type="float" office:value="1103.42830583333" calcext:value-type="float">
            <text:p>1,103.43</text:p>
          </table:table-cell>
          <table:table-cell table:formula="of:=[.B155]/[.D155]/24" office:value-type="float" office:value="6384.63697782258" calcext:value-type="float">
            <text:p>6,384.64</text:p>
          </table:table-cell>
          <table:table-cell table:formula="of:=[.C155]/[.D155]/24" office:value-type="float" office:value="45.9761794097219" calcext:value-type="float">
            <text:p>45.98</text:p>
          </table:table-cell>
          <table:table-cell table:formula="of:=[.I154]+[.A155]*20" office:value-type="float" office:value="238700" calcext:value-type="float">
            <text:p>238700</text:p>
          </table:table-cell>
          <table:table-cell table:formula="of:=SUM([.$I$2:.$I155])" office:value-type="float" office:value="12412400" calcext:value-type="float">
            <text:p>1241240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5 - 2*[.$A156]^4 + 3*[.$A156]^3 - 4*[.$A156]^2 + 5*[.$A156] - 3" office:value-type="float" office:value="88322771922" calcext:value-type="float">
            <text:p>88,322,771,922</text:p>
          </table:table-cell>
          <table:table-cell table:formula="of:=2^([.$A156]/6) + 1*[.$A156]^4 - 2" office:value-type="float" office:value="636987823.913454" calcext:value-type="float">
            <text:p>636,987,824</text:p>
          </table:table-cell>
          <table:table-cell table:formula="of:=([.$A156]+1)*3600" office:value-type="float" office:value="561600" calcext:value-type="float">
            <text:p>561600</text:p>
          </table:table-cell>
          <table:table-cell table:formula="of:=[.B156]/[.D156]" office:value-type="float" office:value="157269.893023504" calcext:value-type="float">
            <text:p>157,269.89</text:p>
          </table:table-cell>
          <table:table-cell table:formula="of:=[.C156]/[.D156]" office:value-type="float" office:value="1134.23757819347" calcext:value-type="float">
            <text:p>1,134.24</text:p>
          </table:table-cell>
          <table:table-cell table:formula="of:=[.B156]/[.D156]/24" office:value-type="float" office:value="6552.91220931268" calcext:value-type="float">
            <text:p>6,552.91</text:p>
          </table:table-cell>
          <table:table-cell table:formula="of:=[.C156]/[.D156]/24" office:value-type="float" office:value="47.2598990913947" calcext:value-type="float">
            <text:p>47.26</text:p>
          </table:table-cell>
          <table:table-cell table:formula="of:=[.I155]+[.A156]*20" office:value-type="float" office:value="241800" calcext:value-type="float">
            <text:p>241800</text:p>
          </table:table-cell>
          <table:table-cell table:formula="of:=SUM([.$I$2:.$I156])" office:value-type="float" office:value="12654200" calcext:value-type="float">
            <text:p>126542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5 - 2*[.$A157]^4 + 3*[.$A157]^3 - 4*[.$A157]^2 + 5*[.$A157] - 3" office:value-type="float" office:value="91216390665" calcext:value-type="float">
            <text:p>91,216,390,665</text:p>
          </table:table-cell>
          <table:table-cell table:formula="of:=2^([.$A157]/6) + 1*[.$A157]^4 - 2" office:value-type="float" office:value="659349758" calcext:value-type="float">
            <text:p>659,349,758</text:p>
          </table:table-cell>
          <table:table-cell table:formula="of:=([.$A157]+1)*3600" office:value-type="float" office:value="565200" calcext:value-type="float">
            <text:p>565200</text:p>
          </table:table-cell>
          <table:table-cell table:formula="of:=[.B157]/[.D157]" office:value-type="float" office:value="161387.810801486" calcext:value-type="float">
            <text:p>161,387.81</text:p>
          </table:table-cell>
          <table:table-cell table:formula="of:=[.C157]/[.D157]" office:value-type="float" office:value="1166.57777423921" calcext:value-type="float">
            <text:p>1,166.58</text:p>
          </table:table-cell>
          <table:table-cell table:formula="of:=[.B157]/[.D157]/24" office:value-type="float" office:value="6724.49211672859" calcext:value-type="float">
            <text:p>6,724.49</text:p>
          </table:table-cell>
          <table:table-cell table:formula="of:=[.C157]/[.D157]/24" office:value-type="float" office:value="48.607407259967" calcext:value-type="float">
            <text:p>48.61</text:p>
          </table:table-cell>
          <table:table-cell table:formula="of:=[.I156]+[.A157]*20" office:value-type="float" office:value="244920" calcext:value-type="float">
            <text:p>244920</text:p>
          </table:table-cell>
          <table:table-cell table:formula="of:=SUM([.$I$2:.$I157])" office:value-type="float" office:value="12899120" calcext:value-type="float">
            <text:p>1289912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5 - 2*[.$A158]^4 + 3*[.$A158]^3 - 4*[.$A158]^2 + 5*[.$A158] - 3" office:value-type="float" office:value="94185358020" calcext:value-type="float">
            <text:p>94,185,358,020</text:p>
          </table:table-cell>
          <table:table-cell table:formula="of:=2^([.$A158]/6) + 1*[.$A158]^4 - 2" office:value-type="float" office:value="682900351.945155" calcext:value-type="float">
            <text:p>682,900,352</text:p>
          </table:table-cell>
          <table:table-cell table:formula="of:=([.$A158]+1)*3600" office:value-type="float" office:value="568800" calcext:value-type="float">
            <text:p>568800</text:p>
          </table:table-cell>
          <table:table-cell table:formula="of:=[.B158]/[.D158]" office:value-type="float" office:value="165586.072468354" calcext:value-type="float">
            <text:p>165,586.07</text:p>
          </table:table-cell>
          <table:table-cell table:formula="of:=[.C158]/[.D158]" office:value-type="float" office:value="1200.59836839866" calcext:value-type="float">
            <text:p>1,200.60</text:p>
          </table:table-cell>
          <table:table-cell table:formula="of:=[.B158]/[.D158]/24" office:value-type="float" office:value="6899.41968618143" calcext:value-type="float">
            <text:p>6,899.42</text:p>
          </table:table-cell>
          <table:table-cell table:formula="of:=[.C158]/[.D158]/24" office:value-type="float" office:value="50.0249320166106" calcext:value-type="float">
            <text:p>50.02</text:p>
          </table:table-cell>
          <table:table-cell table:formula="of:=[.I157]+[.A158]*20" office:value-type="float" office:value="248060" calcext:value-type="float">
            <text:p>248060</text:p>
          </table:table-cell>
          <table:table-cell table:formula="of:=SUM([.$I$2:.$I158])" office:value-type="float" office:value="13147180" calcext:value-type="float">
            <text:p>1314718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5 - 2*[.$A159]^4 + 3*[.$A159]^3 - 4*[.$A159]^2 + 5*[.$A159] - 3" office:value-type="float" office:value="97231136043" calcext:value-type="float">
            <text:p>97,231,136,043</text:p>
          </table:table-cell>
          <table:table-cell table:formula="of:=2^([.$A159]/6) + 1*[.$A159]^4 - 2" office:value-type="float" office:value="707753164.388132" calcext:value-type="float">
            <text:p>707,753,164</text:p>
          </table:table-cell>
          <table:table-cell table:formula="of:=([.$A159]+1)*3600" office:value-type="float" office:value="572400" calcext:value-type="float">
            <text:p>572400</text:p>
          </table:table-cell>
          <table:table-cell table:formula="of:=[.B159]/[.D159]" office:value-type="float" office:value="169865.716357442" calcext:value-type="float">
            <text:p>169,865.72</text:p>
          </table:table-cell>
          <table:table-cell table:formula="of:=[.C159]/[.D159]" office:value-type="float" office:value="1236.46604540205" calcext:value-type="float">
            <text:p>1,236.47</text:p>
          </table:table-cell>
          <table:table-cell table:formula="of:=[.B159]/[.D159]/24" office:value-type="float" office:value="7077.7381815601" calcext:value-type="float">
            <text:p>7,077.74</text:p>
          </table:table-cell>
          <table:table-cell table:formula="of:=[.C159]/[.D159]/24" office:value-type="float" office:value="51.5194185584187" calcext:value-type="float">
            <text:p>51.52</text:p>
          </table:table-cell>
          <table:table-cell table:formula="of:=[.I158]+[.A159]*20" office:value-type="float" office:value="251220" calcext:value-type="float">
            <text:p>251220</text:p>
          </table:table-cell>
          <table:table-cell table:formula="of:=SUM([.$I$2:.$I159])" office:value-type="float" office:value="13398400" calcext:value-type="float">
            <text:p>133984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5 - 2*[.$A160]^4 + 3*[.$A160]^3 - 4*[.$A160]^2 + 5*[.$A160] - 3" office:value-type="float" office:value="100355205582" calcext:value-type="float">
            <text:p>100,355,205,582</text:p>
          </table:table-cell>
          <table:table-cell table:formula="of:=2^([.$A160]/6) + 1*[.$A160]^4 - 2" office:value-type="float" office:value="734035224.624252" calcext:value-type="float">
            <text:p>734,035,225</text:p>
          </table:table-cell>
          <table:table-cell table:formula="of:=([.$A160]+1)*3600" office:value-type="float" office:value="576000" calcext:value-type="float">
            <text:p>576000</text:p>
          </table:table-cell>
          <table:table-cell table:formula="of:=[.B160]/[.D160]" office:value-type="float" office:value="174227.78746875" calcext:value-type="float">
            <text:p>174,227.79</text:p>
          </table:table-cell>
          <table:table-cell table:formula="of:=[.C160]/[.D160]" office:value-type="float" office:value="1274.3667094171" calcext:value-type="float">
            <text:p>1,274.37</text:p>
          </table:table-cell>
          <table:table-cell table:formula="of:=[.B160]/[.D160]/24" office:value-type="float" office:value="7259.49114453125" calcext:value-type="float">
            <text:p>7,259.49</text:p>
          </table:table-cell>
          <table:table-cell table:formula="of:=[.C160]/[.D160]/24" office:value-type="float" office:value="53.0986128923793" calcext:value-type="float">
            <text:p>53.10</text:p>
          </table:table-cell>
          <table:table-cell table:formula="of:=[.I159]+[.A160]*20" office:value-type="float" office:value="254400" calcext:value-type="float">
            <text:p>254400</text:p>
          </table:table-cell>
          <table:table-cell table:formula="of:=SUM([.$I$2:.$I160])" office:value-type="float" office:value="13652800" calcext:value-type="float">
            <text:p>136528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5 - 2*[.$A161]^4 + 3*[.$A161]^3 - 4*[.$A161]^2 + 5*[.$A161] - 3" office:value-type="float" office:value="103559066397" calcext:value-type="float">
            <text:p>103,559,066,397</text:p>
          </table:table-cell>
          <table:table-cell table:formula="of:=2^([.$A161]/6) + 1*[.$A161]^4 - 2" office:value-type="float" office:value="761888679.309991" calcext:value-type="float">
            <text:p>761,888,679</text:p>
          </table:table-cell>
          <table:table-cell table:formula="of:=([.$A161]+1)*3600" office:value-type="float" office:value="579600" calcext:value-type="float">
            <text:p>579600</text:p>
          </table:table-cell>
          <table:table-cell table:formula="of:=[.B161]/[.D161]" office:value-type="float" office:value="178673.337468944" calcext:value-type="float">
            <text:p>178,673.34</text:p>
          </table:table-cell>
          <table:table-cell table:formula="of:=[.C161]/[.D161]" office:value-type="float" office:value="1314.50772827811" calcext:value-type="float">
            <text:p>1,314.51</text:p>
          </table:table-cell>
          <table:table-cell table:formula="of:=[.B161]/[.D161]/24" office:value-type="float" office:value="7444.72239453934" calcext:value-type="float">
            <text:p>7,444.72</text:p>
          </table:table-cell>
          <table:table-cell table:formula="of:=[.C161]/[.D161]/24" office:value-type="float" office:value="54.7711553449211" calcext:value-type="float">
            <text:p>54.77</text:p>
          </table:table-cell>
          <table:table-cell table:formula="of:=[.I160]+[.A161]*20" office:value-type="float" office:value="257600" calcext:value-type="float">
            <text:p>257600</text:p>
          </table:table-cell>
          <table:table-cell table:formula="of:=SUM([.$I$2:.$I161])" office:value-type="float" office:value="13910400" calcext:value-type="float">
            <text:p>1391040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5 - 2*[.$A162]^4 + 3*[.$A162]^3 - 4*[.$A162]^2 + 5*[.$A162] - 3" office:value-type="float" office:value="106844237280" calcext:value-type="float">
            <text:p>106,844,237,280</text:p>
          </table:table-cell>
          <table:table-cell table:formula="of:=2^([.$A162]/6) + 1*[.$A162]^4 - 2" office:value-type="float" office:value="791472640.826909" calcext:value-type="float">
            <text:p>791,472,641</text:p>
          </table:table-cell>
          <table:table-cell table:formula="of:=([.$A162]+1)*3600" office:value-type="float" office:value="583200" calcext:value-type="float">
            <text:p>583200</text:p>
          </table:table-cell>
          <table:table-cell table:formula="of:=[.B162]/[.D162]" office:value-type="float" office:value="183203.424691358" calcext:value-type="float">
            <text:p>183,203.42</text:p>
          </table:table-cell>
          <table:table-cell table:formula="of:=[.C162]/[.D162]" office:value-type="float" office:value="1357.12044037536" calcext:value-type="float">
            <text:p>1,357.12</text:p>
          </table:table-cell>
          <table:table-cell table:formula="of:=[.B162]/[.D162]/24" office:value-type="float" office:value="7633.47602880658" calcext:value-type="float">
            <text:p>7,633.48</text:p>
          </table:table-cell>
          <table:table-cell table:formula="of:=[.C162]/[.D162]/24" office:value-type="float" office:value="56.5466850156399" calcext:value-type="float">
            <text:p>56.55</text:p>
          </table:table-cell>
          <table:table-cell table:formula="of:=[.I161]+[.A162]*20" office:value-type="float" office:value="260820" calcext:value-type="float">
            <text:p>260820</text:p>
          </table:table-cell>
          <table:table-cell table:formula="of:=SUM([.$I$2:.$I162])" office:value-type="float" office:value="14171220" calcext:value-type="float">
            <text:p>1417122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5 - 2*[.$A163]^4 + 3*[.$A163]^3 - 4*[.$A163]^2 + 5*[.$A163] - 3" office:value-type="float" office:value="110212256175" calcext:value-type="float">
            <text:p>110,212,256,175</text:p>
          </table:table-cell>
          <table:table-cell table:formula="of:=2^([.$A163]/6) + 1*[.$A163]^4 - 2" office:value-type="float" office:value="822965262" calcext:value-type="float">
            <text:p>822,965,262</text:p>
          </table:table-cell>
          <table:table-cell table:formula="of:=([.$A163]+1)*3600" office:value-type="float" office:value="586800" calcext:value-type="float">
            <text:p>586800</text:p>
          </table:table-cell>
          <table:table-cell table:formula="of:=[.B163]/[.D163]" office:value-type="float" office:value="187819.114135992" calcext:value-type="float">
            <text:p>187,819.11</text:p>
          </table:table-cell>
          <table:table-cell table:formula="of:=[.C163]/[.D163]" office:value-type="float" office:value="1402.46295501023" calcext:value-type="float">
            <text:p>1,402.46</text:p>
          </table:table-cell>
          <table:table-cell table:formula="of:=[.B163]/[.D163]/24" office:value-type="float" office:value="7825.79642233299" calcext:value-type="float">
            <text:p>7,825.80</text:p>
          </table:table-cell>
          <table:table-cell table:formula="of:=[.C163]/[.D163]/24" office:value-type="float" office:value="58.4359564587594" calcext:value-type="float">
            <text:p>58.44</text:p>
          </table:table-cell>
          <table:table-cell table:formula="of:=[.I162]+[.A163]*20" office:value-type="float" office:value="264060" calcext:value-type="float">
            <text:p>264060</text:p>
          </table:table-cell>
          <table:table-cell table:formula="of:=SUM([.$I$2:.$I163])" office:value-type="float" office:value="14435280" calcext:value-type="float">
            <text:p>1443528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5 - 2*[.$A164]^4 + 3*[.$A164]^3 - 4*[.$A164]^2 + 5*[.$A164] - 3" office:value-type="float" office:value="113664680298" calcext:value-type="float">
            <text:p>113,664,680,298</text:p>
          </table:table-cell>
          <table:table-cell table:formula="of:=2^([.$A164]/6) + 1*[.$A164]^4 - 2" office:value-type="float" office:value="856566064.89031" calcext:value-type="float">
            <text:p>856,566,065</text:p>
          </table:table-cell>
          <table:table-cell table:formula="of:=([.$A164]+1)*3600" office:value-type="float" office:value="590400" calcext:value-type="float">
            <text:p>590400</text:p>
          </table:table-cell>
          <table:table-cell table:formula="of:=[.B164]/[.D164]" office:value-type="float" office:value="192521.477469512" calcext:value-type="float">
            <text:p>192,521.48</text:p>
          </table:table-cell>
          <table:table-cell table:formula="of:=[.C164]/[.D164]" office:value-type="float" office:value="1450.82328064077" calcext:value-type="float">
            <text:p>1,450.82</text:p>
          </table:table-cell>
          <table:table-cell table:formula="of:=[.B164]/[.D164]/24" office:value-type="float" office:value="8021.72822789634" calcext:value-type="float">
            <text:p>8,021.73</text:p>
          </table:table-cell>
          <table:table-cell table:formula="of:=[.C164]/[.D164]/24" office:value-type="float" office:value="60.4509700266987" calcext:value-type="float">
            <text:p>60.45</text:p>
          </table:table-cell>
          <table:table-cell table:formula="of:=[.I163]+[.A164]*20" office:value-type="float" office:value="267320" calcext:value-type="float">
            <text:p>267320</text:p>
          </table:table-cell>
          <table:table-cell table:formula="of:=SUM([.$I$2:.$I164])" office:value-type="float" office:value="14702600" calcext:value-type="float">
            <text:p>1470260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5 - 2*[.$A165]^4 + 3*[.$A165]^3 - 4*[.$A165]^2 + 5*[.$A165] - 3" office:value-type="float" office:value="117203086257" calcext:value-type="float">
            <text:p>117,203,086,257</text:p>
          </table:table-cell>
          <table:table-cell table:formula="of:=2^([.$A165]/6) + 1*[.$A165]^4 - 2" office:value-type="float" office:value="892498554.776264" calcext:value-type="float">
            <text:p>892,498,555</text:p>
          </table:table-cell>
          <table:table-cell table:formula="of:=([.$A165]+1)*3600" office:value-type="float" office:value="594000" calcext:value-type="float">
            <text:p>594000</text:p>
          </table:table-cell>
          <table:table-cell table:formula="of:=[.B165]/[.D165]" office:value-type="float" office:value="197311.593025253" calcext:value-type="float">
            <text:p>197,311.59</text:p>
          </table:table-cell>
          <table:table-cell table:formula="of:=[.C165]/[.D165]" office:value-type="float" office:value="1502.52281948866" calcext:value-type="float">
            <text:p>1,502.52</text:p>
          </table:table-cell>
          <table:table-cell table:formula="of:=[.B165]/[.D165]/24" office:value-type="float" office:value="8221.31637605219" calcext:value-type="float">
            <text:p>8,221.32</text:p>
          </table:table-cell>
          <table:table-cell table:formula="of:=[.C165]/[.D165]/24" office:value-type="float" office:value="62.6051174786942" calcext:value-type="float">
            <text:p>62.61</text:p>
          </table:table-cell>
          <table:table-cell table:formula="of:=[.I164]+[.A165]*20" office:value-type="float" office:value="270600" calcext:value-type="float">
            <text:p>270600</text:p>
          </table:table-cell>
          <table:table-cell table:formula="of:=SUM([.$I$2:.$I165])" office:value-type="float" office:value="14973200" calcext:value-type="float">
            <text:p>1497320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5 - 2*[.$A166]^4 + 3*[.$A166]^3 - 4*[.$A166]^2 + 5*[.$A166] - 3" office:value-type="float" office:value="120829070172" calcext:value-type="float">
            <text:p>120,829,070,172</text:p>
          </table:table-cell>
          <table:table-cell table:formula="of:=2^([.$A166]/6) + 1*[.$A166]^4 - 2" office:value-type="float" office:value="931013154.248503" calcext:value-type="float">
            <text:p>931,013,154</text:p>
          </table:table-cell>
          <table:table-cell table:formula="of:=([.$A166]+1)*3600" office:value-type="float" office:value="597600" calcext:value-type="float">
            <text:p>597600</text:p>
          </table:table-cell>
          <table:table-cell table:formula="of:=[.B166]/[.D166]" office:value-type="float" office:value="202190.545803213" calcext:value-type="float">
            <text:p>202,190.55</text:p>
          </table:table-cell>
          <table:table-cell table:formula="of:=[.C166]/[.D166]" office:value-type="float" office:value="1557.92027150017" calcext:value-type="float">
            <text:p>1,557.92</text:p>
          </table:table-cell>
          <table:table-cell table:formula="of:=[.B166]/[.D166]/24" office:value-type="float" office:value="8424.60607513387" calcext:value-type="float">
            <text:p>8,424.61</text:p>
          </table:table-cell>
          <table:table-cell table:formula="of:=[.C166]/[.D166]/24" office:value-type="float" office:value="64.9133446458405" calcext:value-type="float">
            <text:p>64.91</text:p>
          </table:table-cell>
          <table:table-cell table:formula="of:=[.I165]+[.A166]*20" office:value-type="float" office:value="273900" calcext:value-type="float">
            <text:p>273900</text:p>
          </table:table-cell>
          <table:table-cell table:formula="of:=SUM([.$I$2:.$I166])" office:value-type="float" office:value="15247100" calcext:value-type="float">
            <text:p>1524710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5 - 2*[.$A167]^4 + 3*[.$A167]^3 - 4*[.$A167]^2 + 5*[.$A167] - 3" office:value-type="float" office:value="124544247795" calcext:value-type="float">
            <text:p>124,544,247,795</text:p>
          </table:table-cell>
          <table:table-cell table:formula="of:=2^([.$A167]/6) + 1*[.$A167]^4 - 2" office:value-type="float" office:value="972390496.619982" calcext:value-type="float">
            <text:p>972,390,497</text:p>
          </table:table-cell>
          <table:table-cell table:formula="of:=([.$A167]+1)*3600" office:value-type="float" office:value="601200" calcext:value-type="float">
            <text:p>601200</text:p>
          </table:table-cell>
          <table:table-cell table:formula="of:=[.B167]/[.D167]" office:value-type="float" office:value="207159.42747006" calcext:value-type="float">
            <text:p>207,159.43</text:p>
          </table:table-cell>
          <table:table-cell table:formula="of:=[.C167]/[.D167]" office:value-type="float" office:value="1617.41599570855" calcext:value-type="float">
            <text:p>1,617.42</text:p>
          </table:table-cell>
          <table:table-cell table:formula="of:=[.B167]/[.D167]/24" office:value-type="float" office:value="8631.6428112525" calcext:value-type="float">
            <text:p>8,631.64</text:p>
          </table:table-cell>
          <table:table-cell table:formula="of:=[.C167]/[.D167]/24" office:value-type="float" office:value="67.392333154523" calcext:value-type="float">
            <text:p>67.39</text:p>
          </table:table-cell>
          <table:table-cell table:formula="of:=[.I166]+[.A167]*20" office:value-type="float" office:value="277220" calcext:value-type="float">
            <text:p>277220</text:p>
          </table:table-cell>
          <table:table-cell table:formula="of:=SUM([.$I$2:.$I167])" office:value-type="float" office:value="15524320" calcext:value-type="float">
            <text:p>1552432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5 - 2*[.$A168]^4 + 3*[.$A168]^3 - 4*[.$A168]^2 + 5*[.$A168] - 3" office:value-type="float" office:value="128350254630" calcext:value-type="float">
            <text:p>128,350,254,630</text:p>
          </table:table-cell>
          <table:table-cell table:formula="of:=2^([.$A168]/6) + 1*[.$A168]^4 - 2" office:value-type="float" office:value="1016945122.65382" calcext:value-type="float">
            <text:p>1,016,945,123</text:p>
          </table:table-cell>
          <table:table-cell table:formula="of:=([.$A168]+1)*3600" office:value-type="float" office:value="604800" calcext:value-type="float">
            <text:p>604800</text:p>
          </table:table-cell>
          <table:table-cell table:formula="of:=[.B168]/[.D168]" office:value-type="float" office:value="212219.336359127" calcext:value-type="float">
            <text:p>212,219.34</text:p>
          </table:table-cell>
          <table:table-cell table:formula="of:=[.C168]/[.D168]" office:value-type="float" office:value="1681.4568826948" calcext:value-type="float">
            <text:p>1,681.46</text:p>
          </table:table-cell>
          <table:table-cell table:formula="of:=[.B168]/[.D168]/24" office:value-type="float" office:value="8842.47234829696" calcext:value-type="float">
            <text:p>8,842.47</text:p>
          </table:table-cell>
          <table:table-cell table:formula="of:=[.C168]/[.D168]/24" office:value-type="float" office:value="70.0607034456168" calcext:value-type="float">
            <text:p>70.06</text:p>
          </table:table-cell>
          <table:table-cell table:formula="of:=[.I167]+[.A168]*20" office:value-type="float" office:value="280560" calcext:value-type="float">
            <text:p>280560</text:p>
          </table:table-cell>
          <table:table-cell table:formula="of:=SUM([.$I$2:.$I168])" office:value-type="float" office:value="15804880" calcext:value-type="float">
            <text:p>1580488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5 - 2*[.$A169]^4 + 3*[.$A169]^3 - 4*[.$A169]^2 + 5*[.$A169] - 3" office:value-type="float" office:value="132248746053" calcext:value-type="float">
            <text:p>132,248,746,053</text:p>
          </table:table-cell>
          <table:table-cell table:formula="of:=2^([.$A169]/6) + 1*[.$A169]^4 - 2" office:value-type="float" office:value="1065029630" calcext:value-type="float">
            <text:p>1,065,029,630</text:p>
          </table:table-cell>
          <table:table-cell table:formula="of:=([.$A169]+1)*3600" office:value-type="float" office:value="608400" calcext:value-type="float">
            <text:p>608400</text:p>
          </table:table-cell>
          <table:table-cell table:formula="of:=[.B169]/[.D169]" office:value-type="float" office:value="217371.377470414" calcext:value-type="float">
            <text:p>217,371.38</text:p>
          </table:table-cell>
          <table:table-cell table:formula="of:=[.C169]/[.D169]" office:value-type="float" office:value="1750.54179815911" calcext:value-type="float">
            <text:p>1,750.54</text:p>
          </table:table-cell>
          <table:table-cell table:formula="of:=[.B169]/[.D169]/24" office:value-type="float" office:value="9057.14072793393" calcext:value-type="float">
            <text:p>9,057.14</text:p>
          </table:table-cell>
          <table:table-cell table:formula="of:=[.C169]/[.D169]/24" office:value-type="float" office:value="72.9392415899628" calcext:value-type="float">
            <text:p>72.94</text:p>
          </table:table-cell>
          <table:table-cell table:formula="of:=[.I168]+[.A169]*20" office:value-type="float" office:value="283920" calcext:value-type="float">
            <text:p>283920</text:p>
          </table:table-cell>
          <table:table-cell table:formula="of:=SUM([.$I$2:.$I169])" office:value-type="float" office:value="16088800" calcext:value-type="float">
            <text:p>160888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5 - 2*[.$A170]^4 + 3*[.$A170]^3 - 4*[.$A170]^2 + 5*[.$A170] - 3" office:value-type="float" office:value="136241397432" calcext:value-type="float">
            <text:p>136,241,397,432</text:p>
          </table:table-cell>
          <table:table-cell table:formula="of:=2^([.$A170]/6) + 1*[.$A170]^4 - 2" office:value-type="float" office:value="1117039330.78062" calcext:value-type="float">
            <text:p>1,117,039,331</text:p>
          </table:table-cell>
          <table:table-cell table:formula="of:=([.$A170]+1)*3600" office:value-type="float" office:value="612000" calcext:value-type="float">
            <text:p>612000</text:p>
          </table:table-cell>
          <table:table-cell table:formula="of:=[.B170]/[.D170]" office:value-type="float" office:value="222616.662470588" calcext:value-type="float">
            <text:p>222,616.66</text:p>
          </table:table-cell>
          <table:table-cell table:formula="of:=[.C170]/[.D170]" office:value-type="float" office:value="1825.22766467422" calcext:value-type="float">
            <text:p>1,825.23</text:p>
          </table:table-cell>
          <table:table-cell table:formula="of:=[.B170]/[.D170]/24" office:value-type="float" office:value="9275.69426960784" calcext:value-type="float">
            <text:p>9,275.69</text:p>
          </table:table-cell>
          <table:table-cell table:formula="of:=[.C170]/[.D170]/24" office:value-type="float" office:value="76.051152694759" calcext:value-type="float">
            <text:p>76.05</text:p>
          </table:table-cell>
          <table:table-cell table:formula="of:=[.I169]+[.A170]*20" office:value-type="float" office:value="287300" calcext:value-type="float">
            <text:p>287300</text:p>
          </table:table-cell>
          <table:table-cell table:formula="of:=SUM([.$I$2:.$I170])" office:value-type="float" office:value="16376100" calcext:value-type="float">
            <text:p>1637610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5 - 2*[.$A171]^4 + 3*[.$A171]^3 - 4*[.$A171]^2 + 5*[.$A171] - 3" office:value-type="float" office:value="140329904247" calcext:value-type="float">
            <text:p>140,329,904,247</text:p>
          </table:table-cell>
          <table:table-cell table:formula="of:=2^([.$A171]/6) + 1*[.$A171]^4 - 2" office:value-type="float" office:value="1173417479.55253" calcext:value-type="float">
            <text:p>1,173,417,480</text:p>
          </table:table-cell>
          <table:table-cell table:formula="of:=([.$A171]+1)*3600" office:value-type="float" office:value="615600" calcext:value-type="float">
            <text:p>615600</text:p>
          </table:table-cell>
          <table:table-cell table:formula="of:=[.B171]/[.D171]" office:value-type="float" office:value="227956.309692982" calcext:value-type="float">
            <text:p>227,956.31</text:p>
          </table:table-cell>
          <table:table-cell table:formula="of:=[.C171]/[.D171]" office:value-type="float" office:value="1906.13625658306" calcext:value-type="float">
            <text:p>1,906.14</text:p>
          </table:table-cell>
          <table:table-cell table:formula="of:=[.B171]/[.D171]/24" office:value-type="float" office:value="9498.17957054094" calcext:value-type="float">
            <text:p>9,498.18</text:p>
          </table:table-cell>
          <table:table-cell table:formula="of:=[.C171]/[.D171]/24" office:value-type="float" office:value="79.422344024294" calcext:value-type="float">
            <text:p>79.42</text:p>
          </table:table-cell>
          <table:table-cell table:formula="of:=[.I170]+[.A171]*20" office:value-type="float" office:value="290700" calcext:value-type="float">
            <text:p>290700</text:p>
          </table:table-cell>
          <table:table-cell table:formula="of:=SUM([.$I$2:.$I171])" office:value-type="float" office:value="16666800" calcext:value-type="float">
            <text:p>1666680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5 - 2*[.$A172]^4 + 3*[.$A172]^3 - 4*[.$A172]^2 + 5*[.$A172] - 3" office:value-type="float" office:value="144515982210" calcext:value-type="float">
            <text:p>144,515,982,210</text:p>
          </table:table-cell>
          <table:table-cell table:formula="of:=2^([.$A172]/6) + 1*[.$A172]^4 - 2" office:value-type="float" office:value="1234661141.49701" calcext:value-type="float">
            <text:p>1,234,661,141</text:p>
          </table:table-cell>
          <table:table-cell table:formula="of:=([.$A172]+1)*3600" office:value-type="float" office:value="619200" calcext:value-type="float">
            <text:p>619200</text:p>
          </table:table-cell>
          <table:table-cell table:formula="of:=[.B172]/[.D172]" office:value-type="float" office:value="233391.444137597" calcext:value-type="float">
            <text:p>233,391.44</text:p>
          </table:table-cell>
          <table:table-cell table:formula="of:=[.C172]/[.D172]" office:value-type="float" office:value="1993.96179182333" calcext:value-type="float">
            <text:p>1,993.96</text:p>
          </table:table-cell>
          <table:table-cell table:formula="of:=[.B172]/[.D172]/24" office:value-type="float" office:value="9724.6435057332" calcext:value-type="float">
            <text:p>9,724.64</text:p>
          </table:table-cell>
          <table:table-cell table:formula="of:=[.C172]/[.D172]/24" office:value-type="float" office:value="83.0817413259721" calcext:value-type="float">
            <text:p>83.08</text:p>
          </table:table-cell>
          <table:table-cell table:formula="of:=[.I171]+[.A172]*20" office:value-type="float" office:value="294120" calcext:value-type="float">
            <text:p>294120</text:p>
          </table:table-cell>
          <table:table-cell table:formula="of:=SUM([.$I$2:.$I172])" office:value-type="float" office:value="16960920" calcext:value-type="float">
            <text:p>1696092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5 - 2*[.$A173]^4 + 3*[.$A173]^3 - 4*[.$A173]^2 + 5*[.$A173] - 3" office:value-type="float" office:value="148801367385" calcext:value-type="float">
            <text:p>148,801,367,385</text:p>
          </table:table-cell>
          <table:table-cell table:formula="of:=2^([.$A173]/6) + 1*[.$A173]^4 - 2" office:value-type="float" office:value="1301327779.23996" calcext:value-type="float">
            <text:p>1,301,327,779</text:p>
          </table:table-cell>
          <table:table-cell table:formula="of:=([.$A173]+1)*3600" office:value-type="float" office:value="622800" calcext:value-type="float">
            <text:p>622800</text:p>
          </table:table-cell>
          <table:table-cell table:formula="of:=[.B173]/[.D173]" office:value-type="float" office:value="238923.197471098" calcext:value-type="float">
            <text:p>238,923.20</text:p>
          </table:table-cell>
          <table:table-cell table:formula="of:=[.C173]/[.D173]" office:value-type="float" office:value="2089.47941432236" calcext:value-type="float">
            <text:p>2,089.48</text:p>
          </table:table-cell>
          <table:table-cell table:formula="of:=[.B173]/[.D173]/24" office:value-type="float" office:value="9955.13322796243" calcext:value-type="float">
            <text:p>9,955.13</text:p>
          </table:table-cell>
          <table:table-cell table:formula="of:=[.C173]/[.D173]/24" office:value-type="float" office:value="87.0616422634315" calcext:value-type="float">
            <text:p>87.06</text:p>
          </table:table-cell>
          <table:table-cell table:formula="of:=[.I172]+[.A173]*20" office:value-type="float" office:value="297560" calcext:value-type="float">
            <text:p>297560</text:p>
          </table:table-cell>
          <table:table-cell table:formula="of:=SUM([.$I$2:.$I173])" office:value-type="float" office:value="17258480" calcext:value-type="float">
            <text:p>1725848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5 - 2*[.$A174]^4 + 3*[.$A174]^3 - 4*[.$A174]^2 + 5*[.$A174] - 3" office:value-type="float" office:value="153187816308" calcext:value-type="float">
            <text:p>153,187,816,308</text:p>
          </table:table-cell>
          <table:table-cell table:formula="of:=2^([.$A174]/6) + 1*[.$A174]^4 - 2" office:value-type="float" office:value="1374042646.30763" calcext:value-type="float">
            <text:p>1,374,042,646</text:p>
          </table:table-cell>
          <table:table-cell table:formula="of:=([.$A174]+1)*3600" office:value-type="float" office:value="626400" calcext:value-type="float">
            <text:p>626400</text:p>
          </table:table-cell>
          <table:table-cell table:formula="of:=[.B174]/[.D174]" office:value-type="float" office:value="244552.70802682" calcext:value-type="float">
            <text:p>244,552.71</text:p>
          </table:table-cell>
          <table:table-cell table:formula="of:=[.C174]/[.D174]" office:value-type="float" office:value="2193.55467162777" calcext:value-type="float">
            <text:p>2,193.55</text:p>
          </table:table-cell>
          <table:table-cell table:formula="of:=[.B174]/[.D174]/24" office:value-type="float" office:value="10189.6961677842" calcext:value-type="float">
            <text:p>10,189.70</text:p>
          </table:table-cell>
          <table:table-cell table:formula="of:=[.C174]/[.D174]/24" office:value-type="float" office:value="91.3981113178237" calcext:value-type="float">
            <text:p>91.40</text:p>
          </table:table-cell>
          <table:table-cell table:formula="of:=[.I173]+[.A174]*20" office:value-type="float" office:value="301020" calcext:value-type="float">
            <text:p>301020</text:p>
          </table:table-cell>
          <table:table-cell table:formula="of:=SUM([.$I$2:.$I174])" office:value-type="float" office:value="17559500" calcext:value-type="float">
            <text:p>175595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5 - 2*[.$A175]^4 + 3*[.$A175]^3 - 4*[.$A175]^2 + 5*[.$A175] - 3" office:value-type="float" office:value="157677106107" calcext:value-type="float">
            <text:p>157,677,106,107</text:p>
          </table:table-cell>
          <table:table-cell table:formula="of:=2^([.$A175]/6) + 1*[.$A175]^4 - 2" office:value-type="float" office:value="1453507086" calcext:value-type="float">
            <text:p>1,453,507,086</text:p>
          </table:table-cell>
          <table:table-cell table:formula="of:=([.$A175]+1)*3600" office:value-type="float" office:value="630000" calcext:value-type="float">
            <text:p>630000</text:p>
          </table:table-cell>
          <table:table-cell table:formula="of:=[.B175]/[.D175]" office:value-type="float" office:value="250281.120804762" calcext:value-type="float">
            <text:p>250,281.12</text:p>
          </table:table-cell>
          <table:table-cell table:formula="of:=[.C175]/[.D175]" office:value-type="float" office:value="2307.15410476191" calcext:value-type="float">
            <text:p>2,307.15</text:p>
          </table:table-cell>
          <table:table-cell table:formula="of:=[.B175]/[.D175]/24" office:value-type="float" office:value="10428.3800335317" calcext:value-type="float">
            <text:p>10,428.38</text:p>
          </table:table-cell>
          <table:table-cell table:formula="of:=[.C175]/[.D175]/24" office:value-type="float" office:value="96.131421031746" calcext:value-type="float">
            <text:p>96.13</text:p>
          </table:table-cell>
          <table:table-cell table:formula="of:=[.I174]+[.A175]*20" office:value-type="float" office:value="304500" calcext:value-type="float">
            <text:p>304500</text:p>
          </table:table-cell>
          <table:table-cell table:formula="of:=SUM([.$I$2:.$I175])" office:value-type="float" office:value="17864000" calcext:value-type="float">
            <text:p>1786400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5 - 2*[.$A176]^4 + 3*[.$A176]^3 - 4*[.$A176]^2 + 5*[.$A176] - 3" office:value-type="float" office:value="162271034622" calcext:value-type="float">
            <text:p>162,271,034,622</text:p>
          </table:table-cell>
          <table:table-cell table:formula="of:=2^([.$A176]/6) + 1*[.$A176]^4 - 2" office:value-type="float" office:value="1540507846.56124" calcext:value-type="float">
            <text:p>1,540,507,847</text:p>
          </table:table-cell>
          <table:table-cell table:formula="of:=([.$A176]+1)*3600" office:value-type="float" office:value="633600" calcext:value-type="float">
            <text:p>633600</text:p>
          </table:table-cell>
          <table:table-cell table:formula="of:=[.B176]/[.D176]" office:value-type="float" office:value="256109.587471591" calcext:value-type="float">
            <text:p>256,109.59</text:p>
          </table:table-cell>
          <table:table-cell table:formula="of:=[.C176]/[.D176]" office:value-type="float" office:value="2431.35708106257" calcext:value-type="float">
            <text:p>2,431.36</text:p>
          </table:table-cell>
          <table:table-cell table:formula="of:=[.B176]/[.D176]/24" office:value-type="float" office:value="10671.2328113163" calcext:value-type="float">
            <text:p>10,671.23</text:p>
          </table:table-cell>
          <table:table-cell table:formula="of:=[.C176]/[.D176]/24" office:value-type="float" office:value="101.306545044274" calcext:value-type="float">
            <text:p>101.31</text:p>
          </table:table-cell>
          <table:table-cell table:formula="of:=[.I175]+[.A176]*20" office:value-type="float" office:value="308000" calcext:value-type="float">
            <text:p>308000</text:p>
          </table:table-cell>
          <table:table-cell table:formula="of:=SUM([.$I$2:.$I176])" office:value-type="float" office:value="18172000" calcext:value-type="float">
            <text:p>1817200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5 - 2*[.$A177]^4 + 3*[.$A177]^3 - 4*[.$A177]^2 + 5*[.$A177] - 3" office:value-type="float" office:value="166971420525" calcext:value-type="float">
            <text:p>166,971,420,525</text:p>
          </table:table-cell>
          <table:table-cell table:formula="of:=2^([.$A177]/6) + 1*[.$A177]^4 - 2" office:value-type="float" office:value="1635927537.10506" calcext:value-type="float">
            <text:p>1,635,927,537</text:p>
          </table:table-cell>
          <table:table-cell table:formula="of:=([.$A177]+1)*3600" office:value-type="float" office:value="637200" calcext:value-type="float">
            <text:p>637200</text:p>
          </table:table-cell>
          <table:table-cell table:formula="of:=[.B177]/[.D177]" office:value-type="float" office:value="262039.26636064" calcext:value-type="float">
            <text:p>262,039.27</text:p>
          </table:table-cell>
          <table:table-cell table:formula="of:=[.C177]/[.D177]" office:value-type="float" office:value="2567.36901617241" calcext:value-type="float">
            <text:p>2,567.37</text:p>
          </table:table-cell>
          <table:table-cell table:formula="of:=[.B177]/[.D177]/24" office:value-type="float" office:value="10918.3027650267" calcext:value-type="float">
            <text:p>10,918.30</text:p>
          </table:table-cell>
          <table:table-cell table:formula="of:=[.C177]/[.D177]/24" office:value-type="float" office:value="106.973709007184" calcext:value-type="float">
            <text:p>106.97</text:p>
          </table:table-cell>
          <table:table-cell table:formula="of:=[.I176]+[.A177]*20" office:value-type="float" office:value="311520" calcext:value-type="float">
            <text:p>311520</text:p>
          </table:table-cell>
          <table:table-cell table:formula="of:=SUM([.$I$2:.$I177])" office:value-type="float" office:value="18483520" calcext:value-type="float">
            <text:p>1848352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5 - 2*[.$A178]^4 + 3*[.$A178]^3 - 4*[.$A178]^2 + 5*[.$A178] - 3" office:value-type="float" office:value="171780103440" calcext:value-type="float">
            <text:p>171,780,103,440</text:p>
          </table:table-cell>
          <table:table-cell table:formula="of:=2^([.$A178]/6) + 1*[.$A178]^4 - 2" office:value-type="float" office:value="1740756363.99401" calcext:value-type="float">
            <text:p>1,740,756,364</text:p>
          </table:table-cell>
          <table:table-cell table:formula="of:=([.$A178]+1)*3600" office:value-type="float" office:value="640800" calcext:value-type="float">
            <text:p>640800</text:p>
          </table:table-cell>
          <table:table-cell table:formula="of:=[.B178]/[.D178]" office:value-type="float" office:value="268071.32247191" calcext:value-type="float">
            <text:p>268,071.32</text:p>
          </table:table-cell>
          <table:table-cell table:formula="of:=[.C178]/[.D178]" office:value-type="float" office:value="2716.53614855495" calcext:value-type="float">
            <text:p>2,716.54</text:p>
          </table:table-cell>
          <table:table-cell table:formula="of:=[.B178]/[.D178]/24" office:value-type="float" office:value="11169.6384363296" calcext:value-type="float">
            <text:p>11,169.64</text:p>
          </table:table-cell>
          <table:table-cell table:formula="of:=[.C178]/[.D178]/24" office:value-type="float" office:value="113.18900618979" calcext:value-type="float">
            <text:p>113.19</text:p>
          </table:table-cell>
          <table:table-cell table:formula="of:=[.I177]+[.A178]*20" office:value-type="float" office:value="315060" calcext:value-type="float">
            <text:p>315060</text:p>
          </table:table-cell>
          <table:table-cell table:formula="of:=SUM([.$I$2:.$I178])" office:value-type="float" office:value="18798580" calcext:value-type="float">
            <text:p>1879858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5 - 2*[.$A179]^4 + 3*[.$A179]^3 - 4*[.$A179]^2 + 5*[.$A179] - 3" office:value-type="float" office:value="176698944063" calcext:value-type="float">
            <text:p>176,698,944,063</text:p>
          </table:table-cell>
          <table:table-cell table:formula="of:=2^([.$A179]/6) + 1*[.$A179]^4 - 2" office:value-type="float" office:value="1856105304.47993" calcext:value-type="float">
            <text:p>1,856,105,304</text:p>
          </table:table-cell>
          <table:table-cell table:formula="of:=([.$A179]+1)*3600" office:value-type="float" office:value="644400" calcext:value-type="float">
            <text:p>644400</text:p>
          </table:table-cell>
          <table:table-cell table:formula="of:=[.B179]/[.D179]" office:value-type="float" office:value="274206.927472067" calcext:value-type="float">
            <text:p>274,206.93</text:p>
          </table:table-cell>
          <table:table-cell table:formula="of:=[.C179]/[.D179]" office:value-type="float" office:value="2880.3620491619" calcext:value-type="float">
            <text:p>2,880.36</text:p>
          </table:table-cell>
          <table:table-cell table:formula="of:=[.B179]/[.D179]/24" office:value-type="float" office:value="11425.2886446695" calcext:value-type="float">
            <text:p>11,425.29</text:p>
          </table:table-cell>
          <table:table-cell table:formula="of:=[.C179]/[.D179]/24" office:value-type="float" office:value="120.015085381746" calcext:value-type="float">
            <text:p>120.02</text:p>
          </table:table-cell>
          <table:table-cell table:formula="of:=[.I178]+[.A179]*20" office:value-type="float" office:value="318620" calcext:value-type="float">
            <text:p>318620</text:p>
          </table:table-cell>
          <table:table-cell table:formula="of:=SUM([.$I$2:.$I179])" office:value-type="float" office:value="19117200" calcext:value-type="float">
            <text:p>1911720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5 - 2*[.$A180]^4 + 3*[.$A180]^3 - 4*[.$A180]^2 + 5*[.$A180] - 3" office:value-type="float" office:value="181729824282" calcext:value-type="float">
            <text:p>181,729,824,282</text:p>
          </table:table-cell>
          <table:table-cell table:formula="of:=2^([.$A180]/6) + 1*[.$A180]^4 - 2" office:value-type="float" office:value="1983220893.61527" calcext:value-type="float">
            <text:p>1,983,220,894</text:p>
          </table:table-cell>
          <table:table-cell table:formula="of:=([.$A180]+1)*3600" office:value-type="float" office:value="648000" calcext:value-type="float">
            <text:p>648000</text:p>
          </table:table-cell>
          <table:table-cell table:formula="of:=[.B180]/[.D180]" office:value-type="float" office:value="280447.259694444" calcext:value-type="float">
            <text:p>280,447.26</text:p>
          </table:table-cell>
          <table:table-cell table:formula="of:=[.C180]/[.D180]" office:value-type="float" office:value="3060.52607039393" calcext:value-type="float">
            <text:p>3,060.53</text:p>
          </table:table-cell>
          <table:table-cell table:formula="of:=[.B180]/[.D180]/24" office:value-type="float" office:value="11685.3024872685" calcext:value-type="float">
            <text:p>11,685.30</text:p>
          </table:table-cell>
          <table:table-cell table:formula="of:=[.C180]/[.D180]/24" office:value-type="float" office:value="127.521919599747" calcext:value-type="float">
            <text:p>127.52</text:p>
          </table:table-cell>
          <table:table-cell table:formula="of:=[.I179]+[.A180]*20" office:value-type="float" office:value="322200" calcext:value-type="float">
            <text:p>322200</text:p>
          </table:table-cell>
          <table:table-cell table:formula="of:=SUM([.$I$2:.$I180])" office:value-type="float" office:value="19439400" calcext:value-type="float">
            <text:p>1943940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5 - 2*[.$A181]^4 + 3*[.$A181]^3 - 4*[.$A181]^2 + 5*[.$A181] - 3" office:value-type="float" office:value="186874647297" calcext:value-type="float">
            <text:p>186,874,647,297</text:p>
          </table:table-cell>
          <table:table-cell table:formula="of:=2^([.$A181]/6) + 1*[.$A181]^4 - 2" office:value-type="float" office:value="2123501822" calcext:value-type="float">
            <text:p>2,123,501,822</text:p>
          </table:table-cell>
          <table:table-cell table:formula="of:=([.$A181]+1)*3600" office:value-type="float" office:value="651600" calcext:value-type="float">
            <text:p>651600</text:p>
          </table:table-cell>
          <table:table-cell table:formula="of:=[.B181]/[.D181]" office:value-type="float" office:value="286793.504139042" calcext:value-type="float">
            <text:p>286,793.50</text:p>
          </table:table-cell>
          <table:table-cell table:formula="of:=[.C181]/[.D181]" office:value-type="float" office:value="3258.90396255371" calcext:value-type="float">
            <text:p>3,258.90</text:p>
          </table:table-cell>
          <table:table-cell table:formula="of:=[.B181]/[.D181]/24" office:value-type="float" office:value="11949.7293391268" calcext:value-type="float">
            <text:p>11,949.73</text:p>
          </table:table-cell>
          <table:table-cell table:formula="of:=[.C181]/[.D181]/24" office:value-type="float" office:value="135.787665106405" calcext:value-type="float">
            <text:p>135.79</text:p>
          </table:table-cell>
          <table:table-cell table:formula="of:=[.I180]+[.A181]*20" office:value-type="float" office:value="325800" calcext:value-type="float">
            <text:p>325800</text:p>
          </table:table-cell>
          <table:table-cell table:formula="of:=SUM([.$I$2:.$I181])" office:value-type="float" office:value="19765200" calcext:value-type="float">
            <text:p>19765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5 - 2*[.$A182]^4 + 3*[.$A182]^3 - 4*[.$A182]^2 + 5*[.$A182] - 3" office:value-type="float" office:value="192135337740" calcext:value-type="float">
            <text:p>192,135,337,740</text:p>
          </table:table-cell>
          <table:table-cell table:formula="of:=2^([.$A182]/6) + 1*[.$A182]^4 - 2" office:value-type="float" office:value="2278517566.12248" calcext:value-type="float">
            <text:p>2,278,517,566</text:p>
          </table:table-cell>
          <table:table-cell table:formula="of:=([.$A182]+1)*3600" office:value-type="float" office:value="655200" calcext:value-type="float">
            <text:p>655200</text:p>
          </table:table-cell>
          <table:table-cell table:formula="of:=[.B182]/[.D182]" office:value-type="float" office:value="293246.852472528" calcext:value-type="float">
            <text:p>293,246.85</text:p>
          </table:table-cell>
          <table:table-cell table:formula="of:=[.C182]/[.D182]" office:value-type="float" office:value="3477.59091288535" calcext:value-type="float">
            <text:p>3,477.59</text:p>
          </table:table-cell>
          <table:table-cell table:formula="of:=[.B182]/[.D182]/24" office:value-type="float" office:value="12218.618853022" calcext:value-type="float">
            <text:p>12,218.62</text:p>
          </table:table-cell>
          <table:table-cell table:formula="of:=[.C182]/[.D182]/24" office:value-type="float" office:value="144.899621370223" calcext:value-type="float">
            <text:p>144.90</text:p>
          </table:table-cell>
          <table:table-cell table:formula="of:=[.I181]+[.A182]*20" office:value-type="float" office:value="329420" calcext:value-type="float">
            <text:p>329420</text:p>
          </table:table-cell>
          <table:table-cell table:formula="of:=SUM([.$I$2:.$I182])" office:value-type="float" office:value="20094620" calcext:value-type="float">
            <text:p>2009462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5 - 2*[.$A183]^4 + 3*[.$A183]^3 - 4*[.$A183]^2 + 5*[.$A183] - 3" office:value-type="float" office:value="197513841795" calcext:value-type="float">
            <text:p>197,513,841,795</text:p>
          </table:table-cell>
          <table:table-cell table:formula="of:=2^([.$A183]/6) + 1*[.$A183]^4 - 2" office:value-type="float" office:value="2450029300.21012" calcext:value-type="float">
            <text:p>2,450,029,300</text:p>
          </table:table-cell>
          <table:table-cell table:formula="of:=([.$A183]+1)*3600" office:value-type="float" office:value="658800" calcext:value-type="float">
            <text:p>658800</text:p>
          </table:table-cell>
          <table:table-cell table:formula="of:=[.B183]/[.D183]" office:value-type="float" office:value="299808.503028233" calcext:value-type="float">
            <text:p>299,808.50</text:p>
          </table:table-cell>
          <table:table-cell table:formula="of:=[.C183]/[.D183]" office:value-type="float" office:value="3718.92729236508" calcext:value-type="float">
            <text:p>3,718.93</text:p>
          </table:table-cell>
          <table:table-cell table:formula="of:=[.B183]/[.D183]/24" office:value-type="float" office:value="12492.0209595097" calcext:value-type="float">
            <text:p>12,492.02</text:p>
          </table:table-cell>
          <table:table-cell table:formula="of:=[.C183]/[.D183]/24" office:value-type="float" office:value="154.955303848545" calcext:value-type="float">
            <text:p>154.96</text:p>
          </table:table-cell>
          <table:table-cell table:formula="of:=[.I182]+[.A183]*20" office:value-type="float" office:value="333060" calcext:value-type="float">
            <text:p>333060</text:p>
          </table:table-cell>
          <table:table-cell table:formula="of:=SUM([.$I$2:.$I183])" office:value-type="float" office:value="20427680" calcext:value-type="float">
            <text:p>2042768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5 - 2*[.$A184]^4 + 3*[.$A184]^3 - 4*[.$A184]^2 + 5*[.$A184] - 3" office:value-type="float" office:value="203012127318" calcext:value-type="float">
            <text:p>203,012,127,318</text:p>
          </table:table-cell>
          <table:table-cell table:formula="of:=2^([.$A184]/6) + 1*[.$A184]^4 - 2" office:value-type="float" office:value="2640013368.98802" calcext:value-type="float">
            <text:p>2,640,013,369</text:p>
          </table:table-cell>
          <table:table-cell table:formula="of:=([.$A184]+1)*3600" office:value-type="float" office:value="662400" calcext:value-type="float">
            <text:p>662400</text:p>
          </table:table-cell>
          <table:table-cell table:formula="of:=[.B184]/[.D184]" office:value-type="float" office:value="306479.660806159" calcext:value-type="float">
            <text:p>306,479.66</text:p>
          </table:table-cell>
          <table:table-cell table:formula="of:=[.C184]/[.D184]" office:value-type="float" office:value="3985.52742902782" calcext:value-type="float">
            <text:p>3,985.53</text:p>
          </table:table-cell>
          <table:table-cell table:formula="of:=[.B184]/[.D184]/24" office:value-type="float" office:value="12769.9858669233" calcext:value-type="float">
            <text:p>12,769.99</text:p>
          </table:table-cell>
          <table:table-cell table:formula="of:=[.C184]/[.D184]/24" office:value-type="float" office:value="166.063642876159" calcext:value-type="float">
            <text:p>166.06</text:p>
          </table:table-cell>
          <table:table-cell table:formula="of:=[.I183]+[.A184]*20" office:value-type="float" office:value="336720" calcext:value-type="float">
            <text:p>336720</text:p>
          </table:table-cell>
          <table:table-cell table:formula="of:=SUM([.$I$2:.$I184])" office:value-type="float" office:value="20764400" calcext:value-type="float">
            <text:p>207644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5 - 2*[.$A185]^4 + 3*[.$A185]^3 - 4*[.$A185]^2 + 5*[.$A185] - 3" office:value-type="float" office:value="208632183957" calcext:value-type="float">
            <text:p>208,632,183,957</text:p>
          </table:table-cell>
          <table:table-cell table:formula="of:=2^([.$A185]/6) + 1*[.$A185]^4 - 2" office:value-type="float" office:value="2850687634.95985" calcext:value-type="float">
            <text:p>2,850,687,635</text:p>
          </table:table-cell>
          <table:table-cell table:formula="of:=([.$A185]+1)*3600" office:value-type="float" office:value="666000" calcext:value-type="float">
            <text:p>666000</text:p>
          </table:table-cell>
          <table:table-cell table:formula="of:=[.B185]/[.D185]" office:value-type="float" office:value="313261.537472973" calcext:value-type="float">
            <text:p>313,261.54</text:p>
          </table:table-cell>
          <table:table-cell table:formula="of:=[.C185]/[.D185]" office:value-type="float" office:value="4280.31176420399" calcext:value-type="float">
            <text:p>4,280.31</text:p>
          </table:table-cell>
          <table:table-cell table:formula="of:=[.B185]/[.D185]/24" office:value-type="float" office:value="13052.5640613739" calcext:value-type="float">
            <text:p>13,052.56</text:p>
          </table:table-cell>
          <table:table-cell table:formula="of:=[.C185]/[.D185]/24" office:value-type="float" office:value="178.346323508499" calcext:value-type="float">
            <text:p>178.35</text:p>
          </table:table-cell>
          <table:table-cell table:formula="of:=[.I184]+[.A185]*20" office:value-type="float" office:value="340400" calcext:value-type="float">
            <text:p>340400</text:p>
          </table:table-cell>
          <table:table-cell table:formula="of:=SUM([.$I$2:.$I185])" office:value-type="float" office:value="21104800" calcext:value-type="float">
            <text:p>211048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5 - 2*[.$A186]^4 + 3*[.$A186]^3 - 4*[.$A186]^2 + 5*[.$A186] - 3" office:value-type="float" office:value="214376023272" calcext:value-type="float">
            <text:p>214,376,023,272</text:p>
          </table:table-cell>
          <table:table-cell table:formula="of:=2^([.$A186]/6) + 1*[.$A186]^4 - 2" office:value-type="float" office:value="3084541052.23054" calcext:value-type="float">
            <text:p>3,084,541,052</text:p>
          </table:table-cell>
          <table:table-cell table:formula="of:=([.$A186]+1)*3600" office:value-type="float" office:value="669600" calcext:value-type="float">
            <text:p>669600</text:p>
          </table:table-cell>
          <table:table-cell table:formula="of:=[.B186]/[.D186]" office:value-type="float" office:value="320155.351362007" calcext:value-type="float">
            <text:p>320,155.35</text:p>
          </table:table-cell>
          <table:table-cell table:formula="of:=[.C186]/[.D186]" office:value-type="float" office:value="4606.5427900695" calcext:value-type="float">
            <text:p>4,606.54</text:p>
          </table:table-cell>
          <table:table-cell table:formula="of:=[.B186]/[.D186]/24" office:value-type="float" office:value="13339.8063067503" calcext:value-type="float">
            <text:p>13,339.81</text:p>
          </table:table-cell>
          <table:table-cell table:formula="of:=[.C186]/[.D186]/24" office:value-type="float" office:value="191.939282919563" calcext:value-type="float">
            <text:p>191.94</text:p>
          </table:table-cell>
          <table:table-cell table:formula="of:=[.I185]+[.A186]*20" office:value-type="float" office:value="344100" calcext:value-type="float">
            <text:p>344100</text:p>
          </table:table-cell>
          <table:table-cell table:formula="of:=SUM([.$I$2:.$I186])" office:value-type="float" office:value="21448900" calcext:value-type="float">
            <text:p>214489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5 - 2*[.$A187]^4 + 3*[.$A187]^3 - 4*[.$A187]^2 + 5*[.$A187] - 3" office:value-type="float" office:value="220245678855" calcext:value-type="float">
            <text:p>220,245,678,855</text:p>
          </table:table-cell>
          <table:table-cell table:formula="of:=2^([.$A187]/6) + 1*[.$A187]^4 - 2" office:value-type="float" office:value="3344366862" calcext:value-type="float">
            <text:p>3,344,366,862</text:p>
          </table:table-cell>
          <table:table-cell table:formula="of:=([.$A187]+1)*3600" office:value-type="float" office:value="673200" calcext:value-type="float">
            <text:p>673200</text:p>
          </table:table-cell>
          <table:table-cell table:formula="of:=[.B187]/[.D187]" office:value-type="float" office:value="327162.327473262" calcext:value-type="float">
            <text:p>327,162.33</text:p>
          </table:table-cell>
          <table:table-cell table:formula="of:=[.C187]/[.D187]" office:value-type="float" office:value="4967.86521390374" calcext:value-type="float">
            <text:p>4,967.87</text:p>
          </table:table-cell>
          <table:table-cell table:formula="of:=[.B187]/[.D187]/24" office:value-type="float" office:value="13631.7636447193" calcext:value-type="float">
            <text:p>13,631.76</text:p>
          </table:table-cell>
          <table:table-cell table:formula="of:=[.C187]/[.D187]/24" office:value-type="float" office:value="206.994383912656" calcext:value-type="float">
            <text:p>206.99</text:p>
          </table:table-cell>
          <table:table-cell table:formula="of:=[.I186]+[.A187]*20" office:value-type="float" office:value="347820" calcext:value-type="float">
            <text:p>347820</text:p>
          </table:table-cell>
          <table:table-cell table:formula="of:=SUM([.$I$2:.$I187])" office:value-type="float" office:value="21796720" calcext:value-type="float">
            <text:p>2179672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5 - 2*[.$A188]^4 + 3*[.$A188]^3 - 4*[.$A188]^2 + 5*[.$A188] - 3" office:value-type="float" office:value="226243206450" calcext:value-type="float">
            <text:p>226,243,206,450</text:p>
          </table:table-cell>
          <table:table-cell table:formula="of:=2^([.$A188]/6) + 1*[.$A188]^4 - 2" office:value-type="float" office:value="3633299853.24497" calcext:value-type="float">
            <text:p>3,633,299,853</text:p>
          </table:table-cell>
          <table:table-cell table:formula="of:=([.$A188]+1)*3600" office:value-type="float" office:value="676800" calcext:value-type="float">
            <text:p>676800</text:p>
          </table:table-cell>
          <table:table-cell table:formula="of:=[.B188]/[.D188]" office:value-type="float" office:value="334283.697473404" calcext:value-type="float">
            <text:p>334,283.70</text:p>
          </table:table-cell>
          <table:table-cell table:formula="of:=[.C188]/[.D188]" office:value-type="float" office:value="5368.35084699315" calcext:value-type="float">
            <text:p>5,368.35</text:p>
          </table:table-cell>
          <table:table-cell table:formula="of:=[.B188]/[.D188]/24" office:value-type="float" office:value="13928.4873947252" calcext:value-type="float">
            <text:p>13,928.49</text:p>
          </table:table-cell>
          <table:table-cell table:formula="of:=[.C188]/[.D188]/24" office:value-type="float" office:value="223.681285291381" calcext:value-type="float">
            <text:p>223.68</text:p>
          </table:table-cell>
          <table:table-cell table:formula="of:=[.I187]+[.A188]*20" office:value-type="float" office:value="351560" calcext:value-type="float">
            <text:p>351560</text:p>
          </table:table-cell>
          <table:table-cell table:formula="of:=SUM([.$I$2:.$I188])" office:value-type="float" office:value="22148280" calcext:value-type="float">
            <text:p>2214828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5 - 2*[.$A189]^4 + 3*[.$A189]^3 - 4*[.$A189]^2 + 5*[.$A189] - 3" office:value-type="float" office:value="232370684073" calcext:value-type="float">
            <text:p>232,370,684,073</text:p>
          </table:table-cell>
          <table:table-cell table:formula="of:=2^([.$A189]/6) + 1*[.$A189]^4 - 2" office:value-type="float" office:value="3954858186.42023" calcext:value-type="float">
            <text:p>3,954,858,186</text:p>
          </table:table-cell>
          <table:table-cell table:formula="of:=([.$A189]+1)*3600" office:value-type="float" office:value="680400" calcext:value-type="float">
            <text:p>680400</text:p>
          </table:table-cell>
          <table:table-cell table:formula="of:=[.B189]/[.D189]" office:value-type="float" office:value="341520.699695767" calcext:value-type="float">
            <text:p>341,520.70</text:p>
          </table:table-cell>
          <table:table-cell table:formula="of:=[.C189]/[.D189]" office:value-type="float" office:value="5812.54877486806" calcext:value-type="float">
            <text:p>5,812.55</text:p>
          </table:table-cell>
          <table:table-cell table:formula="of:=[.B189]/[.D189]/24" office:value-type="float" office:value="14230.0291539903" calcext:value-type="float">
            <text:p>14,230.03</text:p>
          </table:table-cell>
          <table:table-cell table:formula="of:=[.C189]/[.D189]/24" office:value-type="float" office:value="242.189532286169" calcext:value-type="float">
            <text:p>242.19</text:p>
          </table:table-cell>
          <table:table-cell table:formula="of:=[.I188]+[.A189]*20" office:value-type="float" office:value="355320" calcext:value-type="float">
            <text:p>355320</text:p>
          </table:table-cell>
          <table:table-cell table:formula="of:=SUM([.$I$2:.$I189])" office:value-type="float" office:value="22503600" calcext:value-type="float">
            <text:p>225036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5 - 2*[.$A190]^4 + 3*[.$A190]^3 - 4*[.$A190]^2 + 5*[.$A190] - 3" office:value-type="float" office:value="238630212132" calcext:value-type="float">
            <text:p>238,630,212,132</text:p>
          </table:table-cell>
          <table:table-cell table:formula="of:=2^([.$A190]/6) + 1*[.$A190]^4 - 2" office:value-type="float" office:value="4312990338.97605" calcext:value-type="float">
            <text:p>4,312,990,339</text:p>
          </table:table-cell>
          <table:table-cell table:formula="of:=([.$A190]+1)*3600" office:value-type="float" office:value="684000" calcext:value-type="float">
            <text:p>684000</text:p>
          </table:table-cell>
          <table:table-cell table:formula="of:=[.B190]/[.D190]" office:value-type="float" office:value="348874.579140351" calcext:value-type="float">
            <text:p>348,874.58</text:p>
          </table:table-cell>
          <table:table-cell table:formula="of:=[.C190]/[.D190]" office:value-type="float" office:value="6305.54143125153" calcext:value-type="float">
            <text:p>6,305.54</text:p>
          </table:table-cell>
          <table:table-cell table:formula="of:=[.B190]/[.D190]/24" office:value-type="float" office:value="14536.4407975146" calcext:value-type="float">
            <text:p>14,536.44</text:p>
          </table:table-cell>
          <table:table-cell table:formula="of:=[.C190]/[.D190]/24" office:value-type="float" office:value="262.730892968814" calcext:value-type="float">
            <text:p>262.73</text:p>
          </table:table-cell>
          <table:table-cell table:formula="of:=[.I189]+[.A190]*20" office:value-type="float" office:value="359100" calcext:value-type="float">
            <text:p>359100</text:p>
          </table:table-cell>
          <table:table-cell table:formula="of:=SUM([.$I$2:.$I190])" office:value-type="float" office:value="22862700" calcext:value-type="float">
            <text:p>228627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5 - 2*[.$A191]^4 + 3*[.$A191]^3 - 4*[.$A191]^2 + 5*[.$A191] - 3" office:value-type="float" office:value="245023913547" calcext:value-type="float">
            <text:p>245,023,913,547</text:p>
          </table:table-cell>
          <table:table-cell table:formula="of:=2^([.$A191]/6) + 1*[.$A191]^4 - 2" office:value-type="float" office:value="4712127799.91971" calcext:value-type="float">
            <text:p>4,712,127,800</text:p>
          </table:table-cell>
          <table:table-cell table:formula="of:=([.$A191]+1)*3600" office:value-type="float" office:value="687600" calcext:value-type="float">
            <text:p>687600</text:p>
          </table:table-cell>
          <table:table-cell table:formula="of:=[.B191]/[.D191]" office:value-type="float" office:value="356346.587473822" calcext:value-type="float">
            <text:p>356,346.59</text:p>
          </table:table-cell>
          <table:table-cell table:formula="of:=[.C191]/[.D191]" office:value-type="float" office:value="6853.00727155281" calcext:value-type="float">
            <text:p>6,853.01</text:p>
          </table:table-cell>
          <table:table-cell table:formula="of:=[.B191]/[.D191]/24" office:value-type="float" office:value="14847.7744780759" calcext:value-type="float">
            <text:p>14,847.77</text:p>
          </table:table-cell>
          <table:table-cell table:formula="of:=[.C191]/[.D191]/24" office:value-type="float" office:value="285.541969648034" calcext:value-type="float">
            <text:p>285.54</text:p>
          </table:table-cell>
          <table:table-cell table:formula="of:=[.I190]+[.A191]*20" office:value-type="float" office:value="362900" calcext:value-type="float">
            <text:p>362900</text:p>
          </table:table-cell>
          <table:table-cell table:formula="of:=SUM([.$I$2:.$I191])" office:value-type="float" office:value="23225600" calcext:value-type="float">
            <text:p>232256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5 - 2*[.$A192]^4 + 3*[.$A192]^3 - 4*[.$A192]^2 + 5*[.$A192] - 3" office:value-type="float" office:value="251553933870" calcext:value-type="float">
            <text:p>251,553,933,870</text:p>
          </table:table-cell>
          <table:table-cell table:formula="of:=2^([.$A192]/6) + 1*[.$A192]^4 - 2" office:value-type="float" office:value="5157244217.46108" calcext:value-type="float">
            <text:p>5,157,244,217</text:p>
          </table:table-cell>
          <table:table-cell table:formula="of:=([.$A192]+1)*3600" office:value-type="float" office:value="691200" calcext:value-type="float">
            <text:p>691200</text:p>
          </table:table-cell>
          <table:table-cell table:formula="of:=[.B192]/[.D192]" office:value-type="float" office:value="363937.983029514" calcext:value-type="float">
            <text:p>363,937.98</text:p>
          </table:table-cell>
          <table:table-cell table:formula="of:=[.C192]/[.D192]" office:value-type="float" office:value="7461.29082387309" calcext:value-type="float">
            <text:p>7,461.29</text:p>
          </table:table-cell>
          <table:table-cell table:formula="of:=[.B192]/[.D192]/24" office:value-type="float" office:value="15164.0826262297" calcext:value-type="float">
            <text:p>15,164.08</text:p>
          </table:table-cell>
          <table:table-cell table:formula="of:=[.C192]/[.D192]/24" office:value-type="float" office:value="310.887117661379" calcext:value-type="float">
            <text:p>310.89</text:p>
          </table:table-cell>
          <table:table-cell table:formula="of:=[.I191]+[.A192]*20" office:value-type="float" office:value="366720" calcext:value-type="float">
            <text:p>366720</text:p>
          </table:table-cell>
          <table:table-cell table:formula="of:=SUM([.$I$2:.$I192])" office:value-type="float" office:value="23592320" calcext:value-type="float">
            <text:p>2359232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5 - 2*[.$A193]^4 + 3*[.$A193]^3 - 4*[.$A193]^2 + 5*[.$A193] - 3" office:value-type="float" office:value="258222441405" calcext:value-type="float">
            <text:p>258,222,441,405</text:p>
          </table:table-cell>
          <table:table-cell table:formula="of:=2^([.$A193]/6) + 1*[.$A193]^4 - 2" office:value-type="float" office:value="5653921790" calcext:value-type="float">
            <text:p>5,653,921,790</text:p>
          </table:table-cell>
          <table:table-cell table:formula="of:=([.$A193]+1)*3600" office:value-type="float" office:value="694800" calcext:value-type="float">
            <text:p>694800</text:p>
          </table:table-cell>
          <table:table-cell table:formula="of:=[.B193]/[.D193]" office:value-type="float" office:value="371650.030807427" calcext:value-type="float">
            <text:p>371,650.03</text:p>
          </table:table-cell>
          <table:table-cell table:formula="of:=[.C193]/[.D193]" office:value-type="float" office:value="8137.48098733449" calcext:value-type="float">
            <text:p>8,137.48</text:p>
          </table:table-cell>
          <table:table-cell table:formula="of:=[.B193]/[.D193]/24" office:value-type="float" office:value="15485.4179503094" calcext:value-type="float">
            <text:p>15,485.42</text:p>
          </table:table-cell>
          <table:table-cell table:formula="of:=[.C193]/[.D193]/24" office:value-type="float" office:value="339.061707805604" calcext:value-type="float">
            <text:p>339.06</text:p>
          </table:table-cell>
          <table:table-cell table:formula="of:=[.I192]+[.A193]*20" office:value-type="float" office:value="370560" calcext:value-type="float">
            <text:p>370560</text:p>
          </table:table-cell>
          <table:table-cell table:formula="of:=SUM([.$I$2:.$I193])" office:value-type="float" office:value="23962880" calcext:value-type="float">
            <text:p>2396288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5 - 2*[.$A194]^4 + 3*[.$A194]^3 - 4*[.$A194]^2 + 5*[.$A194] - 3" office:value-type="float" office:value="265031627328" calcext:value-type="float">
            <text:p>265,031,627,328</text:p>
          </table:table-cell>
          <table:table-cell table:formula="of:=2^([.$A194]/6) + 1*[.$A194]^4 - 2" office:value-type="float" office:value="6208425787.48992" calcext:value-type="float">
            <text:p>6,208,425,787</text:p>
          </table:table-cell>
          <table:table-cell table:formula="of:=([.$A194]+1)*3600" office:value-type="float" office:value="698400" calcext:value-type="float">
            <text:p>698400</text:p>
          </table:table-cell>
          <table:table-cell table:formula="of:=[.B194]/[.D194]" office:value-type="float" office:value="379484.002474227" calcext:value-type="float">
            <text:p>379,484.00</text:p>
          </table:table-cell>
          <table:table-cell table:formula="of:=[.C194]/[.D194]" office:value-type="float" office:value="8889.4985502433" calcext:value-type="float">
            <text:p>8,889.50</text:p>
          </table:table-cell>
          <table:table-cell table:formula="of:=[.B194]/[.D194]/24" office:value-type="float" office:value="15811.8334364261" calcext:value-type="float">
            <text:p>15,811.83</text:p>
          </table:table-cell>
          <table:table-cell table:formula="of:=[.C194]/[.D194]/24" office:value-type="float" office:value="370.395772926804" calcext:value-type="float">
            <text:p>370.40</text:p>
          </table:table-cell>
          <table:table-cell table:formula="of:=[.I193]+[.A194]*20" office:value-type="float" office:value="374420" calcext:value-type="float">
            <text:p>374420</text:p>
          </table:table-cell>
          <table:table-cell table:formula="of:=SUM([.$I$2:.$I194])" office:value-type="float" office:value="24337300" calcext:value-type="float">
            <text:p>2433730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5 - 2*[.$A195]^4 + 3*[.$A195]^3 - 4*[.$A195]^2 + 5*[.$A195] - 3" office:value-type="float" office:value="271983705807" calcext:value-type="float">
            <text:p>271,983,705,807</text:p>
          </table:table-cell>
          <table:table-cell table:formula="of:=2^([.$A195]/6) + 1*[.$A195]^4 - 2" office:value-type="float" office:value="6827788198.84047" calcext:value-type="float">
            <text:p>6,827,788,199</text:p>
          </table:table-cell>
          <table:table-cell table:formula="of:=([.$A195]+1)*3600" office:value-type="float" office:value="702000" calcext:value-type="float">
            <text:p>702000</text:p>
          </table:table-cell>
          <table:table-cell table:formula="of:=[.B195]/[.D195]" office:value-type="float" office:value="387441.176363248" calcext:value-type="float">
            <text:p>387,441.18</text:p>
          </table:table-cell>
          <table:table-cell table:formula="of:=[.C195]/[.D195]" office:value-type="float" office:value="9726.19401544227" calcext:value-type="float">
            <text:p>9,726.19</text:p>
          </table:table-cell>
          <table:table-cell table:formula="of:=[.B195]/[.D195]/24" office:value-type="float" office:value="16143.3823484687" calcext:value-type="float">
            <text:p>16,143.38</text:p>
          </table:table-cell>
          <table:table-cell table:formula="of:=[.C195]/[.D195]/24" office:value-type="float" office:value="405.258083976761" calcext:value-type="float">
            <text:p>405.26</text:p>
          </table:table-cell>
          <table:table-cell table:formula="of:=[.I194]+[.A195]*20" office:value-type="float" office:value="378300" calcext:value-type="float">
            <text:p>378300</text:p>
          </table:table-cell>
          <table:table-cell table:formula="of:=SUM([.$I$2:.$I195])" office:value-type="float" office:value="24715600" calcext:value-type="float">
            <text:p>2471560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5 - 2*[.$A196]^4 + 3*[.$A196]^3 - 4*[.$A196]^2 + 5*[.$A196] - 3" office:value-type="float" office:value="279080914122" calcext:value-type="float">
            <text:p>279,080,914,122</text:p>
          </table:table-cell>
          <table:table-cell table:formula="of:=2^([.$A196]/6) + 1*[.$A196]^4 - 2" office:value-type="float" office:value="7519901622.9521" calcext:value-type="float">
            <text:p>7,519,901,623</text:p>
          </table:table-cell>
          <table:table-cell table:formula="of:=([.$A196]+1)*3600" office:value-type="float" office:value="705600" calcext:value-type="float">
            <text:p>705600</text:p>
          </table:table-cell>
          <table:table-cell table:formula="of:=[.B196]/[.D196]" office:value-type="float" office:value="395522.83747449" calcext:value-type="float">
            <text:p>395,522.84</text:p>
          </table:table-cell>
          <table:table-cell table:formula="of:=[.C196]/[.D196]" office:value-type="float" office:value="10657.4569486283" calcext:value-type="float">
            <text:p>10,657.46</text:p>
          </table:table-cell>
          <table:table-cell table:formula="of:=[.B196]/[.D196]/24" office:value-type="float" office:value="16480.1182281037" calcext:value-type="float">
            <text:p>16,480.12</text:p>
          </table:table-cell>
          <table:table-cell table:formula="of:=[.C196]/[.D196]/24" office:value-type="float" office:value="444.060706192844" calcext:value-type="float">
            <text:p>444.06</text:p>
          </table:table-cell>
          <table:table-cell table:formula="of:=[.I195]+[.A196]*20" office:value-type="float" office:value="382200" calcext:value-type="float">
            <text:p>382200</text:p>
          </table:table-cell>
          <table:table-cell table:formula="of:=SUM([.$I$2:.$I196])" office:value-type="float" office:value="25097800" calcext:value-type="float">
            <text:p>250978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5 - 2*[.$A197]^4 + 3*[.$A197]^3 - 4*[.$A197]^2 + 5*[.$A197] - 3" office:value-type="float" office:value="286325512785" calcext:value-type="float">
            <text:p>286,325,512,785</text:p>
          </table:table-cell>
          <table:table-cell table:formula="of:=2^([.$A197]/6) + 1*[.$A197]^4 - 2" office:value-type="float" office:value="8293624657.8394" calcext:value-type="float">
            <text:p>8,293,624,658</text:p>
          </table:table-cell>
          <table:table-cell table:formula="of:=([.$A197]+1)*3600" office:value-type="float" office:value="709200" calcext:value-type="float">
            <text:p>709200</text:p>
          </table:table-cell>
          <table:table-cell table:formula="of:=[.B197]/[.D197]" office:value-type="float" office:value="403730.277474619" calcext:value-type="float">
            <text:p>403,730.28</text:p>
          </table:table-cell>
          <table:table-cell table:formula="of:=[.C197]/[.D197]" office:value-type="float" office:value="11694.3382090234" calcext:value-type="float">
            <text:p>11,694.34</text:p>
          </table:table-cell>
          <table:table-cell table:formula="of:=[.B197]/[.D197]/24" office:value-type="float" office:value="16822.0948947758" calcext:value-type="float">
            <text:p>16,822.09</text:p>
          </table:table-cell>
          <table:table-cell table:formula="of:=[.C197]/[.D197]/24" office:value-type="float" office:value="487.264092042642" calcext:value-type="float">
            <text:p>487.26</text:p>
          </table:table-cell>
          <table:table-cell table:formula="of:=[.I196]+[.A197]*20" office:value-type="float" office:value="386120" calcext:value-type="float">
            <text:p>386120</text:p>
          </table:table-cell>
          <table:table-cell table:formula="of:=SUM([.$I$2:.$I197])" office:value-type="float" office:value="25483920" calcext:value-type="float">
            <text:p>2548392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5 - 2*[.$A198]^4 + 3*[.$A198]^3 - 4*[.$A198]^2 + 5*[.$A198] - 3" office:value-type="float" office:value="293719785660" calcext:value-type="float">
            <text:p>293,719,785,660</text:p>
          </table:table-cell>
          <table:table-cell table:formula="of:=2^([.$A198]/6) + 1*[.$A198]^4 - 2" office:value-type="float" office:value="9158900195.92217" calcext:value-type="float">
            <text:p>9,158,900,196</text:p>
          </table:table-cell>
          <table:table-cell table:formula="of:=([.$A198]+1)*3600" office:value-type="float" office:value="712800" calcext:value-type="float">
            <text:p>712800</text:p>
          </table:table-cell>
          <table:table-cell table:formula="of:=[.B198]/[.D198]" office:value-type="float" office:value="412064.79469697" calcext:value-type="float">
            <text:p>412,064.79</text:p>
          </table:table-cell>
          <table:table-cell table:formula="of:=[.C198]/[.D198]" office:value-type="float" office:value="12849.1865823824" calcext:value-type="float">
            <text:p>12,849.19</text:p>
          </table:table-cell>
          <table:table-cell table:formula="of:=[.B198]/[.D198]/24" office:value-type="float" office:value="17169.3664457071" calcext:value-type="float">
            <text:p>17,169.37</text:p>
          </table:table-cell>
          <table:table-cell table:formula="of:=[.C198]/[.D198]/24" office:value-type="float" office:value="535.382774265933" calcext:value-type="float">
            <text:p>535.38</text:p>
          </table:table-cell>
          <table:table-cell table:formula="of:=[.I197]+[.A198]*20" office:value-type="float" office:value="390060" calcext:value-type="float">
            <text:p>390060</text:p>
          </table:table-cell>
          <table:table-cell table:formula="of:=SUM([.$I$2:.$I198])" office:value-type="float" office:value="25873980" calcext:value-type="float">
            <text:p>2587398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5 - 2*[.$A199]^4 + 3*[.$A199]^3 - 4*[.$A199]^2 + 5*[.$A199] - 3" office:value-type="float" office:value="301266040083" calcext:value-type="float">
            <text:p>301,266,040,083</text:p>
          </table:table-cell>
          <table:table-cell table:formula="of:=2^([.$A199]/6) + 1*[.$A199]^4 - 2" office:value-type="float" office:value="10126888206" calcext:value-type="float">
            <text:p>10,126,888,206</text:p>
          </table:table-cell>
          <table:table-cell table:formula="of:=([.$A199]+1)*3600" office:value-type="float" office:value="716400" calcext:value-type="float">
            <text:p>716400</text:p>
          </table:table-cell>
          <table:table-cell table:formula="of:=[.B199]/[.D199]" office:value-type="float" office:value="420527.694141541" calcext:value-type="float">
            <text:p>420,527.69</text:p>
          </table:table-cell>
          <table:table-cell table:formula="of:=[.C199]/[.D199]" office:value-type="float" office:value="14135.8015159129" calcext:value-type="float">
            <text:p>14,135.80</text:p>
          </table:table-cell>
          <table:table-cell table:formula="of:=[.B199]/[.D199]/24" office:value-type="float" office:value="17521.9872558975" calcext:value-type="float">
            <text:p>17,521.99</text:p>
          </table:table-cell>
          <table:table-cell table:formula="of:=[.C199]/[.D199]/24" office:value-type="float" office:value="588.991729829704" calcext:value-type="float">
            <text:p>588.99</text:p>
          </table:table-cell>
          <table:table-cell table:formula="of:=[.I198]+[.A199]*20" office:value-type="float" office:value="394020" calcext:value-type="float">
            <text:p>394020</text:p>
          </table:table-cell>
          <table:table-cell table:formula="of:=SUM([.$I$2:.$I199])" office:value-type="float" office:value="26268000" calcext:value-type="float">
            <text:p>262680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5 - 2*[.$A200]^4 + 3*[.$A200]^3 - 4*[.$A200]^2 + 5*[.$A200] - 3" office:value-type="float" office:value="308966606982" calcext:value-type="float">
            <text:p>308,966,606,982</text:p>
          </table:table-cell>
          <table:table-cell table:formula="of:=2^([.$A200]/6) + 1*[.$A200]^4 - 2" office:value-type="float" office:value="11210114775.9798" calcext:value-type="float">
            <text:p>11,210,114,776</text:p>
          </table:table-cell>
          <table:table-cell table:formula="of:=([.$A200]+1)*3600" office:value-type="float" office:value="720000" calcext:value-type="float">
            <text:p>720000</text:p>
          </table:table-cell>
          <table:table-cell table:formula="of:=[.B200]/[.D200]" office:value-type="float" office:value="429120.287475" calcext:value-type="float">
            <text:p>429,120.29</text:p>
          </table:table-cell>
          <table:table-cell table:formula="of:=[.C200]/[.D200]" office:value-type="float" office:value="15569.6038555276" calcext:value-type="float">
            <text:p>15,569.60</text:p>
          </table:table-cell>
          <table:table-cell table:formula="of:=[.B200]/[.D200]/24" office:value-type="float" office:value="17880.011978125" calcext:value-type="float">
            <text:p>17,880.01</text:p>
          </table:table-cell>
          <table:table-cell table:formula="of:=[.C200]/[.D200]/24" office:value-type="float" office:value="648.733493980315" calcext:value-type="float">
            <text:p>648.73</text:p>
          </table:table-cell>
          <table:table-cell table:formula="of:=[.I199]+[.A200]*20" office:value-type="float" office:value="398000" calcext:value-type="float">
            <text:p>398000</text:p>
          </table:table-cell>
          <table:table-cell table:formula="of:=SUM([.$I$2:.$I200])" office:value-type="float" office:value="26666000" calcext:value-type="float">
            <text:p>26666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5 - 2*[.$A201]^4 + 3*[.$A201]^3 - 4*[.$A201]^2 + 5*[.$A201] - 3" office:value-type="float" office:value="316823840997" calcext:value-type="float">
            <text:p>316,823,840,997</text:p>
          </table:table-cell>
          <table:table-cell table:formula="of:=2^([.$A201]/6) + 1*[.$A201]^4 - 2" office:value-type="float" office:value="12422639407.6809" calcext:value-type="float">
            <text:p>12,422,639,408</text:p>
          </table:table-cell>
          <table:table-cell table:formula="of:=([.$A201]+1)*3600" office:value-type="float" office:value="723600" calcext:value-type="float">
            <text:p>723600</text:p>
          </table:table-cell>
          <table:table-cell table:formula="of:=[.B201]/[.D201]" office:value-type="float" office:value="437843.89303068" calcext:value-type="float">
            <text:p>437,843.89</text:p>
          </table:table-cell>
          <table:table-cell table:formula="of:=[.C201]/[.D201]" office:value-type="float" office:value="17167.8267104491" calcext:value-type="float">
            <text:p>17,167.83</text:p>
          </table:table-cell>
          <table:table-cell table:formula="of:=[.B201]/[.D201]/24" office:value-type="float" office:value="18243.495542945" calcext:value-type="float">
            <text:p>18,243.50</text:p>
          </table:table-cell>
          <table:table-cell table:formula="of:=[.C201]/[.D201]/24" office:value-type="float" office:value="715.326112935378" calcext:value-type="float">
            <text:p>715.33</text:p>
          </table:table-cell>
          <table:table-cell table:formula="of:=[.I200]+[.A201]*20" office:value-type="float" office:value="402000" calcext:value-type="float">
            <text:p>402000</text:p>
          </table:table-cell>
          <table:table-cell table:formula="of:=SUM([.$I$2:.$I201])" office:value-type="float" office:value="27068000" calcext:value-type="float">
            <text:p>270680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5 - 2*[.$A202]^4 + 3*[.$A202]^3 - 4*[.$A202]^2 + 5*[.$A202] - 3" office:value-type="float" office:value="324840120600" calcext:value-type="float">
            <text:p>324,840,120,600</text:p>
          </table:table-cell>
          <table:table-cell table:formula="of:=2^([.$A202]/6) + 1*[.$A202]^4 - 2" office:value-type="float" office:value="13780242798.9042" calcext:value-type="float">
            <text:p>13,780,242,799</text:p>
          </table:table-cell>
          <table:table-cell table:formula="of:=([.$A202]+1)*3600" office:value-type="float" office:value="727200" calcext:value-type="float">
            <text:p>727200</text:p>
          </table:table-cell>
          <table:table-cell table:formula="of:=[.B202]/[.D202]" office:value-type="float" office:value="446699.835808581" calcext:value-type="float">
            <text:p>446,699.84</text:p>
          </table:table-cell>
          <table:table-cell table:formula="of:=[.C202]/[.D202]" office:value-type="float" office:value="18949.7288213754" calcext:value-type="float">
            <text:p>18,949.73</text:p>
          </table:table-cell>
          <table:table-cell table:formula="of:=[.B202]/[.D202]/24" office:value-type="float" office:value="18612.4931586909" calcext:value-type="float">
            <text:p>18,612.49</text:p>
          </table:table-cell>
          <table:table-cell table:formula="of:=[.C202]/[.D202]/24" office:value-type="float" office:value="789.572034223976" calcext:value-type="float">
            <text:p>789.57</text:p>
          </table:table-cell>
          <table:table-cell table:formula="of:=[.I201]+[.A202]*20" office:value-type="float" office:value="406020" calcext:value-type="float">
            <text:p>406020</text:p>
          </table:table-cell>
          <table:table-cell table:formula="of:=SUM([.$I$2:.$I202])" office:value-type="float" office:value="27474020" calcext:value-type="float">
            <text:p>2747402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5 - 2*[.$A203]^4 + 3*[.$A203]^3 - 4*[.$A203]^2 + 5*[.$A203] - 3" office:value-type="float" office:value="333017848215" calcext:value-type="float">
            <text:p>333,017,848,215</text:p>
          </table:table-cell>
          <table:table-cell table:formula="of:=2^([.$A203]/6) + 1*[.$A203]^4 - 2" office:value-type="float" office:value="15300637621.6788" calcext:value-type="float">
            <text:p>15,300,637,622</text:p>
          </table:table-cell>
          <table:table-cell table:formula="of:=([.$A203]+1)*3600" office:value-type="float" office:value="730800" calcext:value-type="float">
            <text:p>730800</text:p>
          </table:table-cell>
          <table:table-cell table:formula="of:=[.B203]/[.D203]" office:value-type="float" office:value="455689.447475369" calcext:value-type="float">
            <text:p>455,689.45</text:p>
          </table:table-cell>
          <table:table-cell table:formula="of:=[.C203]/[.D203]" office:value-type="float" office:value="20936.8330893251" calcext:value-type="float">
            <text:p>20,936.83</text:p>
          </table:table-cell>
          <table:table-cell table:formula="of:=[.B203]/[.D203]/24" office:value-type="float" office:value="18987.0603114737" calcext:value-type="float">
            <text:p>18,987.06</text:p>
          </table:table-cell>
          <table:table-cell table:formula="of:=[.C203]/[.D203]/24" office:value-type="float" office:value="872.368045388547" calcext:value-type="float">
            <text:p>872.37</text:p>
          </table:table-cell>
          <table:table-cell table:formula="of:=[.I202]+[.A203]*20" office:value-type="float" office:value="410060" calcext:value-type="float">
            <text:p>410060</text:p>
          </table:table-cell>
          <table:table-cell table:formula="of:=SUM([.$I$2:.$I203])" office:value-type="float" office:value="27884080" calcext:value-type="float">
            <text:p>2788408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5 - 2*[.$A204]^4 + 3*[.$A204]^3 - 4*[.$A204]^2 + 5*[.$A204] - 3" office:value-type="float" office:value="341359450338" calcext:value-type="float">
            <text:p>341,359,450,338</text:p>
          </table:table-cell>
          <table:table-cell table:formula="of:=2^([.$A204]/6) + 1*[.$A204]^4 - 2" office:value-type="float" office:value="17003705112.8443" calcext:value-type="float">
            <text:p>17,003,705,113</text:p>
          </table:table-cell>
          <table:table-cell table:formula="of:=([.$A204]+1)*3600" office:value-type="float" office:value="734400" calcext:value-type="float">
            <text:p>734400</text:p>
          </table:table-cell>
          <table:table-cell table:formula="of:=[.B204]/[.D204]" office:value-type="float" office:value="464814.066364379" calcext:value-type="float">
            <text:p>464,814.07</text:p>
          </table:table-cell>
          <table:table-cell table:formula="of:=[.C204]/[.D204]" office:value-type="float" office:value="23153.1932364438" calcext:value-type="float">
            <text:p>23,153.19</text:p>
          </table:table-cell>
          <table:table-cell table:formula="of:=[.B204]/[.D204]/24" office:value-type="float" office:value="19367.2527651825" calcext:value-type="float">
            <text:p>19,367.25</text:p>
          </table:table-cell>
          <table:table-cell table:formula="of:=[.C204]/[.D204]/24" office:value-type="float" office:value="964.716384851826" calcext:value-type="float">
            <text:p>964.72</text:p>
          </table:table-cell>
          <table:table-cell table:formula="of:=[.I203]+[.A204]*20" office:value-type="float" office:value="414120" calcext:value-type="float">
            <text:p>414120</text:p>
          </table:table-cell>
          <table:table-cell table:formula="of:=SUM([.$I$2:.$I204])" office:value-type="float" office:value="28298200" calcext:value-type="float">
            <text:p>282982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5 - 2*[.$A205]^4 + 3*[.$A205]^3 - 4*[.$A205]^2 + 5*[.$A205] - 3" office:value-type="float" office:value="349867377657" calcext:value-type="float">
            <text:p>349,867,377,657</text:p>
          </table:table-cell>
          <table:table-cell table:formula="of:=2^([.$A205]/6) + 1*[.$A205]^4 - 2" office:value-type="float" office:value="18911760638" calcext:value-type="float">
            <text:p>18,911,760,638</text:p>
          </table:table-cell>
          <table:table-cell table:formula="of:=([.$A205]+1)*3600" office:value-type="float" office:value="738000" calcext:value-type="float">
            <text:p>738000</text:p>
          </table:table-cell>
          <table:table-cell table:formula="of:=[.B205]/[.D205]" office:value-type="float" office:value="474075.03747561" calcext:value-type="float">
            <text:p>474,075.04</text:p>
          </table:table-cell>
          <table:table-cell table:formula="of:=[.C205]/[.D205]" office:value-type="float" office:value="25625.6919214092" calcext:value-type="float">
            <text:p>25,625.69</text:p>
          </table:table-cell>
          <table:table-cell table:formula="of:=[.B205]/[.D205]/24" office:value-type="float" office:value="19753.1265614837" calcext:value-type="float">
            <text:p>19,753.13</text:p>
          </table:table-cell>
          <table:table-cell table:formula="of:=[.C205]/[.D205]/24" office:value-type="float" office:value="1067.73716339205" calcext:value-type="float">
            <text:p>1,067.74</text:p>
          </table:table-cell>
          <table:table-cell table:formula="of:=[.I204]+[.A205]*20" office:value-type="float" office:value="418200" calcext:value-type="float">
            <text:p>418200</text:p>
          </table:table-cell>
          <table:table-cell table:formula="of:=SUM([.$I$2:.$I205])" office:value-type="float" office:value="28716400" calcext:value-type="float">
            <text:p>2871640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5 - 2*[.$A206]^4 + 3*[.$A206]^3 - 4*[.$A206]^2 + 5*[.$A206] - 3" office:value-type="float" office:value="358544105172" calcext:value-type="float">
            <text:p>358,544,105,172</text:p>
          </table:table-cell>
          <table:table-cell table:formula="of:=2^([.$A206]/6) + 1*[.$A206]^4 - 2" office:value-type="float" office:value="21049851776.9597" calcext:value-type="float">
            <text:p>21,049,851,777</text:p>
          </table:table-cell>
          <table:table-cell table:formula="of:=([.$A206]+1)*3600" office:value-type="float" office:value="741600" calcext:value-type="float">
            <text:p>741600</text:p>
          </table:table-cell>
          <table:table-cell table:formula="of:=[.B206]/[.D206]" office:value-type="float" office:value="483473.712475728" calcext:value-type="float">
            <text:p>483,473.71</text:p>
          </table:table-cell>
          <table:table-cell table:formula="of:=[.C206]/[.D206]" office:value-type="float" office:value="28384.3740250265" calcext:value-type="float">
            <text:p>28,384.37</text:p>
          </table:table-cell>
          <table:table-cell table:formula="of:=[.B206]/[.D206]/24" office:value-type="float" office:value="20144.738019822" calcext:value-type="float">
            <text:p>20,144.74</text:p>
          </table:table-cell>
          <table:table-cell table:formula="of:=[.C206]/[.D206]/24" office:value-type="float" office:value="1182.68225104277" calcext:value-type="float">
            <text:p>1,182.68</text:p>
          </table:table-cell>
          <table:table-cell table:formula="of:=[.I205]+[.A206]*20" office:value-type="float" office:value="422300" calcext:value-type="float">
            <text:p>422300</text:p>
          </table:table-cell>
          <table:table-cell table:formula="of:=SUM([.$I$2:.$I206])" office:value-type="float" office:value="29138700" calcext:value-type="float">
            <text:p>2913870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5 - 2*[.$A207]^4 + 3*[.$A207]^3 - 4*[.$A207]^2 + 5*[.$A207] - 3" office:value-type="float" office:value="367392132315" calcext:value-type="float">
            <text:p>367,392,132,315</text:p>
          </table:table-cell>
          <table:table-cell table:formula="of:=2^([.$A207]/6) + 1*[.$A207]^4 - 2" office:value-type="float" office:value="23446092913.3619" calcext:value-type="float">
            <text:p>23,446,092,913</text:p>
          </table:table-cell>
          <table:table-cell table:formula="of:=([.$A207]+1)*3600" office:value-type="float" office:value="745200" calcext:value-type="float">
            <text:p>745200</text:p>
          </table:table-cell>
          <table:table-cell table:formula="of:=[.B207]/[.D207]" office:value-type="float" office:value="493011.449698068" calcext:value-type="float">
            <text:p>493,011.45</text:p>
          </table:table-cell>
          <table:table-cell table:formula="of:=[.C207]/[.D207]" office:value-type="float" office:value="31462.8192610868" calcext:value-type="float">
            <text:p>31,462.82</text:p>
          </table:table-cell>
          <table:table-cell table:formula="of:=[.B207]/[.D207]/24" office:value-type="float" office:value="20542.1437374195" calcext:value-type="float">
            <text:p>20,542.14</text:p>
          </table:table-cell>
          <table:table-cell table:formula="of:=[.C207]/[.D207]/24" office:value-type="float" office:value="1310.95080254528" calcext:value-type="float">
            <text:p>1,310.95</text:p>
          </table:table-cell>
          <table:table-cell table:formula="of:=[.I206]+[.A207]*20" office:value-type="float" office:value="426420" calcext:value-type="float">
            <text:p>426420</text:p>
          </table:table-cell>
          <table:table-cell table:formula="of:=SUM([.$I$2:.$I207])" office:value-type="float" office:value="29565120" calcext:value-type="float">
            <text:p>2956512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5 - 2*[.$A208]^4 + 3*[.$A208]^3 - 4*[.$A208]^2 + 5*[.$A208] - 3" office:value-type="float" office:value="376413983070" calcext:value-type="float">
            <text:p>376,413,983,070</text:p>
          </table:table-cell>
          <table:table-cell table:formula="of:=2^([.$A208]/6) + 1*[.$A208]^4 - 2" office:value-type="float" office:value="26132040798.8084" calcext:value-type="float">
            <text:p>26,132,040,799</text:p>
          </table:table-cell>
          <table:table-cell table:formula="of:=([.$A208]+1)*3600" office:value-type="float" office:value="748800" calcext:value-type="float">
            <text:p>748800</text:p>
          </table:table-cell>
          <table:table-cell table:formula="of:=[.B208]/[.D208]" office:value-type="float" office:value="502689.614142628" calcext:value-type="float">
            <text:p>502,689.61</text:p>
          </table:table-cell>
          <table:table-cell table:formula="of:=[.C208]/[.D208]" office:value-type="float" office:value="34898.5587590924" calcext:value-type="float">
            <text:p>34,898.56</text:p>
          </table:table-cell>
          <table:table-cell table:formula="of:=[.B208]/[.D208]/24" office:value-type="float" office:value="20945.4005892762" calcext:value-type="float">
            <text:p>20,945.40</text:p>
          </table:table-cell>
          <table:table-cell table:formula="of:=[.C208]/[.D208]/24" office:value-type="float" office:value="1454.10661496218" calcext:value-type="float">
            <text:p>1,454.11</text:p>
          </table:table-cell>
          <table:table-cell table:formula="of:=[.I207]+[.A208]*20" office:value-type="float" office:value="430560" calcext:value-type="float">
            <text:p>430560</text:p>
          </table:table-cell>
          <table:table-cell table:formula="of:=SUM([.$I$2:.$I208])" office:value-type="float" office:value="29995680" calcext:value-type="float">
            <text:p>2999568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5 - 2*[.$A209]^4 + 3*[.$A209]^3 - 4*[.$A209]^2 + 5*[.$A209] - 3" office:value-type="float" office:value="385612206093" calcext:value-type="float">
            <text:p>385,612,206,093</text:p>
          </table:table-cell>
          <table:table-cell table:formula="of:=2^([.$A209]/6) + 1*[.$A209]^4 - 2" office:value-type="float" office:value="29143116109.3576" calcext:value-type="float">
            <text:p>29,143,116,109</text:p>
          </table:table-cell>
          <table:table-cell table:formula="of:=([.$A209]+1)*3600" office:value-type="float" office:value="752400" calcext:value-type="float">
            <text:p>752400</text:p>
          </table:table-cell>
          <table:table-cell table:formula="of:=[.B209]/[.D209]" office:value-type="float" office:value="512509.577476077" calcext:value-type="float">
            <text:p>512,509.58</text:p>
          </table:table-cell>
          <table:table-cell table:formula="of:=[.C209]/[.D209]" office:value-type="float" office:value="38733.5408152015" calcext:value-type="float">
            <text:p>38,733.54</text:p>
          </table:table-cell>
          <table:table-cell table:formula="of:=[.B209]/[.D209]/24" office:value-type="float" office:value="21354.5657281699" calcext:value-type="float">
            <text:p>21,354.57</text:p>
          </table:table-cell>
          <table:table-cell table:formula="of:=[.C209]/[.D209]/24" office:value-type="float" office:value="1613.89753396673" calcext:value-type="float">
            <text:p>1,613.90</text:p>
          </table:table-cell>
          <table:table-cell table:formula="of:=[.I208]+[.A209]*20" office:value-type="float" office:value="434720" calcext:value-type="float">
            <text:p>434720</text:p>
          </table:table-cell>
          <table:table-cell table:formula="of:=SUM([.$I$2:.$I209])" office:value-type="float" office:value="30430400" calcext:value-type="float">
            <text:p>3043040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5 - 2*[.$A210]^4 + 3*[.$A210]^3 - 4*[.$A210]^2 + 5*[.$A210] - 3" office:value-type="float" office:value="394989374832" calcext:value-type="float">
            <text:p>394,989,374,832</text:p>
          </table:table-cell>
          <table:table-cell table:formula="of:=2^([.$A210]/6) + 1*[.$A210]^4 - 2" office:value-type="float" office:value="32519076626.6887" calcext:value-type="float">
            <text:p>32,519,076,627</text:p>
          </table:table-cell>
          <table:table-cell table:formula="of:=([.$A210]+1)*3600" office:value-type="float" office:value="756000" calcext:value-type="float">
            <text:p>756000</text:p>
          </table:table-cell>
          <table:table-cell table:formula="of:=[.B210]/[.D210]" office:value-type="float" office:value="522472.718031746" calcext:value-type="float">
            <text:p>522,472.72</text:p>
          </table:table-cell>
          <table:table-cell table:formula="of:=[.C210]/[.D210]" office:value-type="float" office:value="43014.6516226041" calcext:value-type="float">
            <text:p>43,014.65</text:p>
          </table:table-cell>
          <table:table-cell table:formula="of:=[.B210]/[.D210]/24" office:value-type="float" office:value="21769.6965846561" calcext:value-type="float">
            <text:p>21,769.70</text:p>
          </table:table-cell>
          <table:table-cell table:formula="of:=[.C210]/[.D210]/24" office:value-type="float" office:value="1792.27715094184" calcext:value-type="float">
            <text:p>1,792.28</text:p>
          </table:table-cell>
          <table:table-cell table:formula="of:=[.I209]+[.A210]*20" office:value-type="float" office:value="438900" calcext:value-type="float">
            <text:p>438900</text:p>
          </table:table-cell>
          <table:table-cell table:formula="of:=SUM([.$I$2:.$I210])" office:value-type="float" office:value="30869300" calcext:value-type="float">
            <text:p>308693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5 - 2*[.$A211]^4 + 3*[.$A211]^3 - 4*[.$A211]^2 + 5*[.$A211] - 3" office:value-type="float" office:value="404548087647" calcext:value-type="float">
            <text:p>404,548,087,647</text:p>
          </table:table-cell>
          <table:table-cell table:formula="of:=2^([.$A211]/6) + 1*[.$A211]^4 - 2" office:value-type="float" office:value="36304548366" calcext:value-type="float">
            <text:p>36,304,548,366</text:p>
          </table:table-cell>
          <table:table-cell table:formula="of:=([.$A211]+1)*3600" office:value-type="float" office:value="759600" calcext:value-type="float">
            <text:p>759600</text:p>
          </table:table-cell>
          <table:table-cell table:formula="of:=[.B211]/[.D211]" office:value-type="float" office:value="532580.420809637" calcext:value-type="float">
            <text:p>532,580.42</text:p>
          </table:table-cell>
          <table:table-cell table:formula="of:=[.C211]/[.D211]" office:value-type="float" office:value="47794.2974802528" calcext:value-type="float">
            <text:p>47,794.30</text:p>
          </table:table-cell>
          <table:table-cell table:formula="of:=[.B211]/[.D211]/24" office:value-type="float" office:value="22190.8508670682" calcext:value-type="float">
            <text:p>22,190.85</text:p>
          </table:table-cell>
          <table:table-cell table:formula="of:=[.C211]/[.D211]/24" office:value-type="float" office:value="1991.4290616772" calcext:value-type="float">
            <text:p>1,991.43</text:p>
          </table:table-cell>
          <table:table-cell table:formula="of:=[.I210]+[.A211]*20" office:value-type="float" office:value="443100" calcext:value-type="float">
            <text:p>443100</text:p>
          </table:table-cell>
          <table:table-cell table:formula="of:=SUM([.$I$2:.$I211])" office:value-type="float" office:value="31312400" calcext:value-type="float">
            <text:p>313124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5 - 2*[.$A212]^4 + 3*[.$A212]^3 - 4*[.$A212]^2 + 5*[.$A212] - 3" office:value-type="float" office:value="414290967930" calcext:value-type="float">
            <text:p>414,290,967,930</text:p>
          </table:table-cell>
          <table:table-cell table:formula="of:=2^([.$A212]/6) + 1*[.$A212]^4 - 2" office:value-type="float" office:value="40549621746.9194" calcext:value-type="float">
            <text:p>40,549,621,747</text:p>
          </table:table-cell>
          <table:table-cell table:formula="of:=([.$A212]+1)*3600" office:value-type="float" office:value="763200" calcext:value-type="float">
            <text:p>763200</text:p>
          </table:table-cell>
          <table:table-cell table:formula="of:=[.B212]/[.D212]" office:value-type="float" office:value="542834.077476415" calcext:value-type="float">
            <text:p>542,834.08</text:p>
          </table:table-cell>
          <table:table-cell table:formula="of:=[.C212]/[.D212]" office:value-type="float" office:value="53131.05574806" calcext:value-type="float">
            <text:p>53,131.06</text:p>
          </table:table-cell>
          <table:table-cell table:formula="of:=[.B212]/[.D212]/24" office:value-type="float" office:value="22618.0865615173" calcext:value-type="float">
            <text:p>22,618.09</text:p>
          </table:table-cell>
          <table:table-cell table:formula="of:=[.C212]/[.D212]/24" office:value-type="float" office:value="2213.7939895025" calcext:value-type="float">
            <text:p>2,213.79</text:p>
          </table:table-cell>
          <table:table-cell table:formula="of:=[.I211]+[.A212]*20" office:value-type="float" office:value="447320" calcext:value-type="float">
            <text:p>447320</text:p>
          </table:table-cell>
          <table:table-cell table:formula="of:=SUM([.$I$2:.$I212])" office:value-type="float" office:value="31759720" calcext:value-type="float">
            <text:p>3175972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5 - 2*[.$A213]^4 + 3*[.$A213]^3 - 4*[.$A213]^2 + 5*[.$A213] - 3" office:value-type="float" office:value="424220664225" calcext:value-type="float">
            <text:p>424,220,664,225</text:p>
          </table:table-cell>
          <table:table-cell table:formula="of:=2^([.$A213]/6) + 1*[.$A213]^4 - 2" office:value-type="float" office:value="45310520772.7238" calcext:value-type="float">
            <text:p>45,310,520,773</text:p>
          </table:table-cell>
          <table:table-cell table:formula="of:=([.$A213]+1)*3600" office:value-type="float" office:value="766800" calcext:value-type="float">
            <text:p>766800</text:p>
          </table:table-cell>
          <table:table-cell table:formula="of:=[.B213]/[.D213]" office:value-type="float" office:value="553235.086365415" calcext:value-type="float">
            <text:p>553,235.09</text:p>
          </table:table-cell>
          <table:table-cell table:formula="of:=[.C213]/[.D213]" office:value-type="float" office:value="59090.4026770002" calcext:value-type="float">
            <text:p>59,090.40</text:p>
          </table:table-cell>
          <table:table-cell table:formula="of:=[.B213]/[.D213]/24" office:value-type="float" office:value="23051.4619318923" calcext:value-type="float">
            <text:p>23,051.46</text:p>
          </table:table-cell>
          <table:table-cell table:formula="of:=[.C213]/[.D213]/24" office:value-type="float" office:value="2462.10011154168" calcext:value-type="float">
            <text:p>2,462.10</text:p>
          </table:table-cell>
          <table:table-cell table:formula="of:=[.I212]+[.A213]*20" office:value-type="float" office:value="451560" calcext:value-type="float">
            <text:p>451560</text:p>
          </table:table-cell>
          <table:table-cell table:formula="of:=SUM([.$I$2:.$I213])" office:value-type="float" office:value="32211280" calcext:value-type="float">
            <text:p>322112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5 - 2*[.$A214]^4 + 3*[.$A214]^3 - 4*[.$A214]^2 + 5*[.$A214] - 3" office:value-type="float" office:value="434339850348" calcext:value-type="float">
            <text:p>434,339,850,348</text:p>
          </table:table-cell>
          <table:table-cell table:formula="of:=2^([.$A214]/6) + 1*[.$A214]^4 - 2" office:value-type="float" office:value="50650354158.6168" calcext:value-type="float">
            <text:p>50,650,354,159</text:p>
          </table:table-cell>
          <table:table-cell table:formula="of:=([.$A214]+1)*3600" office:value-type="float" office:value="770400" calcext:value-type="float">
            <text:p>770400</text:p>
          </table:table-cell>
          <table:table-cell table:formula="of:=[.B214]/[.D214]" office:value-type="float" office:value="563784.852476636" calcext:value-type="float">
            <text:p>563,784.85</text:p>
          </table:table-cell>
          <table:table-cell table:formula="of:=[.C214]/[.D214]" office:value-type="float" office:value="65745.5272048505" calcext:value-type="float">
            <text:p>65,745.53</text:p>
          </table:table-cell>
          <table:table-cell table:formula="of:=[.B214]/[.D214]/24" office:value-type="float" office:value="23491.0355198598" calcext:value-type="float">
            <text:p>23,491.04</text:p>
          </table:table-cell>
          <table:table-cell table:formula="of:=[.C214]/[.D214]/24" office:value-type="float" office:value="2739.39696686877" calcext:value-type="float">
            <text:p>2,739.40</text:p>
          </table:table-cell>
          <table:table-cell table:formula="of:=[.I213]+[.A214]*20" office:value-type="float" office:value="455820" calcext:value-type="float">
            <text:p>455820</text:p>
          </table:table-cell>
          <table:table-cell table:formula="of:=SUM([.$I$2:.$I214])" office:value-type="float" office:value="32667100" calcext:value-type="float">
            <text:p>3266710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5 - 2*[.$A215]^4 + 3*[.$A215]^3 - 4*[.$A215]^2 + 5*[.$A215] - 3" office:value-type="float" office:value="444651225507" calcext:value-type="float">
            <text:p>444,651,225,507</text:p>
          </table:table-cell>
          <table:table-cell table:formula="of:=2^([.$A215]/6) + 1*[.$A215]^4 - 2" office:value-type="float" office:value="56639958444.7152" calcext:value-type="float">
            <text:p>56,639,958,445</text:p>
          </table:table-cell>
          <table:table-cell table:formula="of:=([.$A215]+1)*3600" office:value-type="float" office:value="774000" calcext:value-type="float">
            <text:p>774000</text:p>
          </table:table-cell>
          <table:table-cell table:formula="of:=[.B215]/[.D215]" office:value-type="float" office:value="574484.787476744" calcext:value-type="float">
            <text:p>574,484.79</text:p>
          </table:table-cell>
          <table:table-cell table:formula="of:=[.C215]/[.D215]" office:value-type="float" office:value="73178.240884645" calcext:value-type="float">
            <text:p>73,178.24</text:p>
          </table:table-cell>
          <table:table-cell table:formula="of:=[.B215]/[.D215]/24" office:value-type="float" office:value="23936.8661448643" calcext:value-type="float">
            <text:p>23,936.87</text:p>
          </table:table-cell>
          <table:table-cell table:formula="of:=[.C215]/[.D215]/24" office:value-type="float" office:value="3049.09337019354" calcext:value-type="float">
            <text:p>3,049.09</text:p>
          </table:table-cell>
          <table:table-cell table:formula="of:=[.I214]+[.A215]*20" office:value-type="float" office:value="460100" calcext:value-type="float">
            <text:p>460100</text:p>
          </table:table-cell>
          <table:table-cell table:formula="of:=SUM([.$I$2:.$I215])" office:value-type="float" office:value="33127200" calcext:value-type="float">
            <text:p>3312720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5 - 2*[.$A216]^4 + 3*[.$A216]^3 - 4*[.$A216]^2 + 5*[.$A216] - 3" office:value-type="float" office:value="455157514422" calcext:value-type="float">
            <text:p>455,157,514,422</text:p>
          </table:table-cell>
          <table:table-cell table:formula="of:=2^([.$A216]/6) + 1*[.$A216]^4 - 2" office:value-type="float" office:value="63358844358.3774" calcext:value-type="float">
            <text:p>63,358,844,358</text:p>
          </table:table-cell>
          <table:table-cell table:formula="of:=([.$A216]+1)*3600" office:value-type="float" office:value="777600" calcext:value-type="float">
            <text:p>777600</text:p>
          </table:table-cell>
          <table:table-cell table:formula="of:=[.B216]/[.D216]" office:value-type="float" office:value="585336.309699074" calcext:value-type="float">
            <text:p>585,336.31</text:p>
          </table:table-cell>
          <table:table-cell table:formula="of:=[.C216]/[.D216]" office:value-type="float" office:value="81479.9953168433" calcext:value-type="float">
            <text:p>81,480.00</text:p>
          </table:table-cell>
          <table:table-cell table:formula="of:=[.B216]/[.D216]/24" office:value-type="float" office:value="24389.0129041281" calcext:value-type="float">
            <text:p>24,389.01</text:p>
          </table:table-cell>
          <table:table-cell table:formula="of:=[.C216]/[.D216]/24" office:value-type="float" office:value="3394.99980486847" calcext:value-type="float">
            <text:p>3,395.00</text:p>
          </table:table-cell>
          <table:table-cell table:formula="of:=[.I215]+[.A216]*20" office:value-type="float" office:value="464400" calcext:value-type="float">
            <text:p>464400</text:p>
          </table:table-cell>
          <table:table-cell table:formula="of:=SUM([.$I$2:.$I216])" office:value-type="float" office:value="33591600" calcext:value-type="float">
            <text:p>335916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5 - 2*[.$A217]^4 + 3*[.$A217]^3 - 4*[.$A217]^2 + 5*[.$A217] - 3" office:value-type="float" office:value="465861467445" calcext:value-type="float">
            <text:p>465,861,467,445</text:p>
          </table:table-cell>
          <table:table-cell table:formula="of:=2^([.$A217]/6) + 1*[.$A217]^4 - 2" office:value-type="float" office:value="70896259070" calcext:value-type="float">
            <text:p>70,896,259,070</text:p>
          </table:table-cell>
          <table:table-cell table:formula="of:=([.$A217]+1)*3600" office:value-type="float" office:value="781200" calcext:value-type="float">
            <text:p>781200</text:p>
          </table:table-cell>
          <table:table-cell table:formula="of:=[.B217]/[.D217]" office:value-type="float" office:value="596340.844143625" calcext:value-type="float">
            <text:p>596,340.84</text:p>
          </table:table-cell>
          <table:table-cell table:formula="of:=[.C217]/[.D217]" office:value-type="float" office:value="90753.0198028674" calcext:value-type="float">
            <text:p>90,753.02</text:p>
          </table:table-cell>
          <table:table-cell table:formula="of:=[.B217]/[.D217]/24" office:value-type="float" office:value="24847.5351726511" calcext:value-type="float">
            <text:p>24,847.54</text:p>
          </table:table-cell>
          <table:table-cell table:formula="of:=[.C217]/[.D217]/24" office:value-type="float" office:value="3781.37582511947" calcext:value-type="float">
            <text:p>3,781.38</text:p>
          </table:table-cell>
          <table:table-cell table:formula="of:=[.I216]+[.A217]*20" office:value-type="float" office:value="468720" calcext:value-type="float">
            <text:p>468720</text:p>
          </table:table-cell>
          <table:table-cell table:formula="of:=SUM([.$I$2:.$I217])" office:value-type="float" office:value="34060320" calcext:value-type="float">
            <text:p>3406032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5 - 2*[.$A218]^4 + 3*[.$A218]^3 - 4*[.$A218]^2 + 5*[.$A218] - 3" office:value-type="float" office:value="476765860680" calcext:value-type="float">
            <text:p>476,765,860,680</text:p>
          </table:table-cell>
          <table:table-cell table:formula="of:=2^([.$A218]/6) + 1*[.$A218]^4 - 2" office:value-type="float" office:value="79352378534.8388" calcext:value-type="float">
            <text:p>79,352,378,535</text:p>
          </table:table-cell>
          <table:table-cell table:formula="of:=([.$A218]+1)*3600" office:value-type="float" office:value="784800" calcext:value-type="float">
            <text:p>784800</text:p>
          </table:table-cell>
          <table:table-cell table:formula="of:=[.B218]/[.D218]" office:value-type="float" office:value="607499.822477064" calcext:value-type="float">
            <text:p>607,499.82</text:p>
          </table:table-cell>
          <table:table-cell table:formula="of:=[.C218]/[.D218]" office:value-type="float" office:value="101111.593443984" calcext:value-type="float">
            <text:p>101,111.59</text:p>
          </table:table-cell>
          <table:table-cell table:formula="of:=[.B218]/[.D218]/24" office:value-type="float" office:value="25312.492603211" calcext:value-type="float">
            <text:p>25,312.49</text:p>
          </table:table-cell>
          <table:table-cell table:formula="of:=[.C218]/[.D218]/24" office:value-type="float" office:value="4212.98306016601" calcext:value-type="float">
            <text:p>4,212.98</text:p>
          </table:table-cell>
          <table:table-cell table:formula="of:=[.I217]+[.A218]*20" office:value-type="float" office:value="473060" calcext:value-type="float">
            <text:p>473060</text:p>
          </table:table-cell>
          <table:table-cell table:formula="of:=SUM([.$I$2:.$I218])" office:value-type="float" office:value="34533380" calcext:value-type="float">
            <text:p>3453338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5 - 2*[.$A219]^4 + 3*[.$A219]^3 - 4*[.$A219]^2 + 5*[.$A219] - 3" office:value-type="float" office:value="487873496103" calcext:value-type="float">
            <text:p>487,873,496,103</text:p>
          </table:table-cell>
          <table:table-cell table:formula="of:=2^([.$A219]/6) + 1*[.$A219]^4 - 2" office:value-type="float" office:value="88839645851.4476" calcext:value-type="float">
            <text:p>88,839,645,851</text:p>
          </table:table-cell>
          <table:table-cell table:formula="of:=([.$A219]+1)*3600" office:value-type="float" office:value="788400" calcext:value-type="float">
            <text:p>788400</text:p>
          </table:table-cell>
          <table:table-cell table:formula="of:=[.B219]/[.D219]" office:value-type="float" office:value="618814.683032725" calcext:value-type="float">
            <text:p>618,814.68</text:p>
          </table:table-cell>
          <table:table-cell table:formula="of:=[.C219]/[.D219]" office:value-type="float" office:value="112683.467594429" calcext:value-type="float">
            <text:p>112,683.47</text:p>
          </table:table-cell>
          <table:table-cell table:formula="of:=[.B219]/[.D219]/24" office:value-type="float" office:value="25783.9451263635" calcext:value-type="float">
            <text:p>25,783.95</text:p>
          </table:table-cell>
          <table:table-cell table:formula="of:=[.C219]/[.D219]/24" office:value-type="float" office:value="4695.1444831012" calcext:value-type="float">
            <text:p>4,695.14</text:p>
          </table:table-cell>
          <table:table-cell table:formula="of:=[.I218]+[.A219]*20" office:value-type="float" office:value="477420" calcext:value-type="float">
            <text:p>477420</text:p>
          </table:table-cell>
          <table:table-cell table:formula="of:=SUM([.$I$2:.$I219])" office:value-type="float" office:value="35010800" calcext:value-type="float">
            <text:p>3501080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5 - 2*[.$A220]^4 + 3*[.$A220]^3 - 4*[.$A220]^2 + 5*[.$A220] - 3" office:value-type="float" office:value="499187201682" calcext:value-type="float">
            <text:p>499,187,201,682</text:p>
          </table:table-cell>
          <table:table-cell table:formula="of:=2^([.$A220]/6) + 1*[.$A220]^4 - 2" office:value-type="float" office:value="99484273518.2336" calcext:value-type="float">
            <text:p>99,484,273,518</text:p>
          </table:table-cell>
          <table:table-cell table:formula="of:=([.$A220]+1)*3600" office:value-type="float" office:value="792000" calcext:value-type="float">
            <text:p>792000</text:p>
          </table:table-cell>
          <table:table-cell table:formula="of:=[.B220]/[.D220]" office:value-type="float" office:value="630286.870810606" calcext:value-type="float">
            <text:p>630,286.87</text:p>
          </table:table-cell>
          <table:table-cell table:formula="of:=[.C220]/[.D220]" office:value-type="float" office:value="125611.456462416" calcext:value-type="float">
            <text:p>125,611.46</text:p>
          </table:table-cell>
          <table:table-cell table:formula="of:=[.B220]/[.D220]/24" office:value-type="float" office:value="26261.9529504419" calcext:value-type="float">
            <text:p>26,261.95</text:p>
          </table:table-cell>
          <table:table-cell table:formula="of:=[.C220]/[.D220]/24" office:value-type="float" office:value="5233.81068593401" calcext:value-type="float">
            <text:p>5,233.81</text:p>
          </table:table-cell>
          <table:table-cell table:formula="of:=[.I219]+[.A220]*20" office:value-type="float" office:value="481800" calcext:value-type="float">
            <text:p>481800</text:p>
          </table:table-cell>
          <table:table-cell table:formula="of:=SUM([.$I$2:.$I220])" office:value-type="float" office:value="35492600" calcext:value-type="float">
            <text:p>3549260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5 - 2*[.$A221]^4 + 3*[.$A221]^3 - 4*[.$A221]^2 + 5*[.$A221] - 3" office:value-type="float" office:value="510709831497" calcext:value-type="float">
            <text:p>510,709,831,497</text:p>
          </table:table-cell>
          <table:table-cell table:formula="of:=2^([.$A221]/6) + 1*[.$A221]^4 - 2" office:value-type="float" office:value="111427929659.43" calcext:value-type="float">
            <text:p>111,427,929,659</text:p>
          </table:table-cell>
          <table:table-cell table:formula="of:=([.$A221]+1)*3600" office:value-type="float" office:value="795600" calcext:value-type="float">
            <text:p>795600</text:p>
          </table:table-cell>
          <table:table-cell table:formula="of:=[.B221]/[.D221]" office:value-type="float" office:value="641917.837477376" calcext:value-type="float">
            <text:p>641,917.84</text:p>
          </table:table-cell>
          <table:table-cell table:formula="of:=[.C221]/[.D221]" office:value-type="float" office:value="140055.215760973" calcext:value-type="float">
            <text:p>140,055.22</text:p>
          </table:table-cell>
          <table:table-cell table:formula="of:=[.B221]/[.D221]/24" office:value-type="float" office:value="26746.5765615573" calcext:value-type="float">
            <text:p>26,746.58</text:p>
          </table:table-cell>
          <table:table-cell table:formula="of:=[.C221]/[.D221]/24" office:value-type="float" office:value="5835.63399004056" calcext:value-type="float">
            <text:p>5,835.63</text:p>
          </table:table-cell>
          <table:table-cell table:formula="of:=[.I220]+[.A221]*20" office:value-type="float" office:value="486200" calcext:value-type="float">
            <text:p>486200</text:p>
          </table:table-cell>
          <table:table-cell table:formula="of:=SUM([.$I$2:.$I221])" office:value-type="float" office:value="35978800" calcext:value-type="float">
            <text:p>3597880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5 - 2*[.$A222]^4 + 3*[.$A222]^3 - 4*[.$A222]^2 + 5*[.$A222] - 3" office:value-type="float" office:value="522444265860" calcext:value-type="float">
            <text:p>522,444,265,860</text:p>
          </table:table-cell>
          <table:table-cell table:formula="of:=2^([.$A222]/6) + 1*[.$A222]^4 - 2" office:value-type="float" office:value="124829630749.755" calcext:value-type="float">
            <text:p>124,829,630,750</text:p>
          </table:table-cell>
          <table:table-cell table:formula="of:=([.$A222]+1)*3600" office:value-type="float" office:value="799200" calcext:value-type="float">
            <text:p>799200</text:p>
          </table:table-cell>
          <table:table-cell table:formula="of:=[.B222]/[.D222]" office:value-type="float" office:value="653709.041366366" calcext:value-type="float">
            <text:p>653,709.04</text:p>
          </table:table-cell>
          <table:table-cell table:formula="of:=[.C222]/[.D222]" office:value-type="float" office:value="156193.231668862" calcext:value-type="float">
            <text:p>156,193.23</text:p>
          </table:table-cell>
          <table:table-cell table:formula="of:=[.B222]/[.D222]/24" office:value-type="float" office:value="27237.8767235986" calcext:value-type="float">
            <text:p>27,237.88</text:p>
          </table:table-cell>
          <table:table-cell table:formula="of:=[.C222]/[.D222]/24" office:value-type="float" office:value="6508.05131953593" calcext:value-type="float">
            <text:p>6,508.05</text:p>
          </table:table-cell>
          <table:table-cell table:formula="of:=[.I221]+[.A222]*20" office:value-type="float" office:value="490620" calcext:value-type="float">
            <text:p>490620</text:p>
          </table:table-cell>
          <table:table-cell table:formula="of:=SUM([.$I$2:.$I222])" office:value-type="float" office:value="36469420" calcext:value-type="float">
            <text:p>3646942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5 - 2*[.$A223]^4 + 3*[.$A223]^3 - 4*[.$A223]^2 + 5*[.$A223] - 3" office:value-type="float" office:value="534393411435" calcext:value-type="float">
            <text:p>534,393,411,435</text:p>
          </table:table-cell>
          <table:table-cell table:formula="of:=2^([.$A223]/6) + 1*[.$A223]^4 - 2" office:value-type="float" office:value="139867866126" calcext:value-type="float">
            <text:p>139,867,866,126</text:p>
          </table:table-cell>
          <table:table-cell table:formula="of:=([.$A223]+1)*3600" office:value-type="float" office:value="802800" calcext:value-type="float">
            <text:p>802800</text:p>
          </table:table-cell>
          <table:table-cell table:formula="of:=[.B223]/[.D223]" office:value-type="float" office:value="665661.947477578" calcext:value-type="float">
            <text:p>665,661.95</text:p>
          </table:table-cell>
          <table:table-cell table:formula="of:=[.C223]/[.D223]" office:value-type="float" office:value="174225.045" calcext:value-type="float">
            <text:p>174,225.05</text:p>
          </table:table-cell>
          <table:table-cell table:formula="of:=[.B223]/[.D223]/24" office:value-type="float" office:value="27735.9144782324" calcext:value-type="float">
            <text:p>27,735.91</text:p>
          </table:table-cell>
          <table:table-cell table:formula="of:=[.C223]/[.D223]/24" office:value-type="float" office:value="7259.376875" calcext:value-type="float">
            <text:p>7,259.38</text:p>
          </table:table-cell>
          <table:table-cell table:formula="of:=[.I222]+[.A223]*20" office:value-type="float" office:value="495060" calcext:value-type="float">
            <text:p>495060</text:p>
          </table:table-cell>
          <table:table-cell table:formula="of:=SUM([.$I$2:.$I223])" office:value-type="float" office:value="36964480" calcext:value-type="float">
            <text:p>3696448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5 - 2*[.$A224]^4 + 3*[.$A224]^3 - 4*[.$A224]^2 + 5*[.$A224] - 3" office:value-type="float" office:value="546560201358" calcext:value-type="float">
            <text:p>546,560,201,358</text:p>
          </table:table-cell>
          <table:table-cell table:formula="of:=2^([.$A224]/6) + 1*[.$A224]^4 - 2" office:value-type="float" office:value="156742982670.678" calcext:value-type="float">
            <text:p>156,742,982,671</text:p>
          </table:table-cell>
          <table:table-cell table:formula="of:=([.$A224]+1)*3600" office:value-type="float" office:value="806400" calcext:value-type="float">
            <text:p>806400</text:p>
          </table:table-cell>
          <table:table-cell table:formula="of:=[.B224]/[.D224]" office:value-type="float" office:value="677778.027477679" calcext:value-type="float">
            <text:p>677,778.03</text:p>
          </table:table-cell>
          <table:table-cell table:formula="of:=[.C224]/[.D224]" office:value-type="float" office:value="194373.7384309" calcext:value-type="float">
            <text:p>194,373.74</text:p>
          </table:table-cell>
          <table:table-cell table:formula="of:=[.B224]/[.D224]/24" office:value-type="float" office:value="28240.7511449033" calcext:value-type="float">
            <text:p>28,240.75</text:p>
          </table:table-cell>
          <table:table-cell table:formula="of:=[.C224]/[.D224]/24" office:value-type="float" office:value="8098.90576795415" calcext:value-type="float">
            <text:p>8,098.91</text:p>
          </table:table-cell>
          <table:table-cell table:formula="of:=[.I223]+[.A224]*20" office:value-type="float" office:value="499520" calcext:value-type="float">
            <text:p>499520</text:p>
          </table:table-cell>
          <table:table-cell table:formula="of:=SUM([.$I$2:.$I224])" office:value-type="float" office:value="37464000" calcext:value-type="float">
            <text:p>3746400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5 - 2*[.$A225]^4 + 3*[.$A225]^3 - 4*[.$A225]^2 + 5*[.$A225] - 3" office:value-type="float" office:value="558947595357" calcext:value-type="float">
            <text:p>558,947,595,357</text:p>
          </table:table-cell>
          <table:table-cell table:formula="of:=2^([.$A225]/6) + 1*[.$A225]^4 - 2" office:value-type="float" office:value="175679861528.895" calcext:value-type="float">
            <text:p>175,679,861,529</text:p>
          </table:table-cell>
          <table:table-cell table:formula="of:=([.$A225]+1)*3600" office:value-type="float" office:value="810000" calcext:value-type="float">
            <text:p>810000</text:p>
          </table:table-cell>
          <table:table-cell table:formula="of:=[.B225]/[.D225]" office:value-type="float" office:value="690058.7597" calcext:value-type="float">
            <text:p>690,058.76</text:p>
          </table:table-cell>
          <table:table-cell table:formula="of:=[.C225]/[.D225]" office:value-type="float" office:value="216888.717936908" calcext:value-type="float">
            <text:p>216,888.72</text:p>
          </table:table-cell>
          <table:table-cell table:formula="of:=[.B225]/[.D225]/24" office:value-type="float" office:value="28752.4483208333" calcext:value-type="float">
            <text:p>28,752.45</text:p>
          </table:table-cell>
          <table:table-cell table:formula="of:=[.C225]/[.D225]/24" office:value-type="float" office:value="9037.02991403782" calcext:value-type="float">
            <text:p>9,037.03</text:p>
          </table:table-cell>
          <table:table-cell table:formula="of:=[.I224]+[.A225]*20" office:value-type="float" office:value="504000" calcext:value-type="float">
            <text:p>504000</text:p>
          </table:table-cell>
          <table:table-cell table:formula="of:=SUM([.$I$2:.$I225])" office:value-type="float" office:value="37968000" calcext:value-type="float">
            <text:p>379680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5 - 2*[.$A226]^4 + 3*[.$A226]^3 - 4*[.$A226]^2 + 5*[.$A226] - 3" office:value-type="float" office:value="571558579872" calcext:value-type="float">
            <text:p>571,558,579,872</text:p>
          </table:table-cell>
          <table:table-cell table:formula="of:=2^([.$A226]/6) + 1*[.$A226]^4 - 2" office:value-type="float" office:value="196930922621.467" calcext:value-type="float">
            <text:p>196,930,922,621</text:p>
          </table:table-cell>
          <table:table-cell table:formula="of:=([.$A226]+1)*3600" office:value-type="float" office:value="813600" calcext:value-type="float">
            <text:p>813600</text:p>
          </table:table-cell>
          <table:table-cell table:formula="of:=[.B226]/[.D226]" office:value-type="float" office:value="702505.629144543" calcext:value-type="float">
            <text:p>702,505.63</text:p>
          </table:table-cell>
          <table:table-cell table:formula="of:=[.C226]/[.D226]" office:value-type="float" office:value="242048.823281056" calcext:value-type="float">
            <text:p>242,048.82</text:p>
          </table:table-cell>
          <table:table-cell table:formula="of:=[.B226]/[.D226]/24" office:value-type="float" office:value="29271.0678810226" calcext:value-type="float">
            <text:p>29,271.07</text:p>
          </table:table-cell>
          <table:table-cell table:formula="of:=[.C226]/[.D226]/24" office:value-type="float" office:value="10085.3676367107" calcext:value-type="float">
            <text:p>10,085.37</text:p>
          </table:table-cell>
          <table:table-cell table:formula="of:=[.I225]+[.A226]*20" office:value-type="float" office:value="508500" calcext:value-type="float">
            <text:p>508500</text:p>
          </table:table-cell>
          <table:table-cell table:formula="of:=SUM([.$I$2:.$I226])" office:value-type="float" office:value="38476500" calcext:value-type="float">
            <text:p>3847650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5 - 2*[.$A227]^4 + 3*[.$A227]^3 - 4*[.$A227]^2 + 5*[.$A227] - 3" office:value-type="float" office:value="584396168175" calcext:value-type="float">
            <text:p>584,396,168,175</text:p>
          </table:table-cell>
          <table:table-cell table:formula="of:=2^([.$A227]/6) + 1*[.$A227]^4 - 2" office:value-type="float" office:value="220779497096.861" calcext:value-type="float">
            <text:p>220,779,497,097</text:p>
          </table:table-cell>
          <table:table-cell table:formula="of:=([.$A227]+1)*3600" office:value-type="float" office:value="817200" calcext:value-type="float">
            <text:p>817200</text:p>
          </table:table-cell>
          <table:table-cell table:formula="of:=[.B227]/[.D227]" office:value-type="float" office:value="715120.127477974" calcext:value-type="float">
            <text:p>715,120.13</text:p>
          </table:table-cell>
          <table:table-cell table:formula="of:=[.C227]/[.D227]" office:value-type="float" office:value="270165.806530667" calcext:value-type="float">
            <text:p>270,165.81</text:p>
          </table:table-cell>
          <table:table-cell table:formula="of:=[.B227]/[.D227]/24" office:value-type="float" office:value="29796.6719782489" calcext:value-type="float">
            <text:p>29,796.67</text:p>
          </table:table-cell>
          <table:table-cell table:formula="of:=[.C227]/[.D227]/24" office:value-type="float" office:value="11256.9086054444" calcext:value-type="float">
            <text:p>11,256.91</text:p>
          </table:table-cell>
          <table:table-cell table:formula="of:=[.I226]+[.A227]*20" office:value-type="float" office:value="513020" calcext:value-type="float">
            <text:p>513020</text:p>
          </table:table-cell>
          <table:table-cell table:formula="of:=SUM([.$I$2:.$I227])" office:value-type="float" office:value="38989520" calcext:value-type="float">
            <text:p>3898952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5 - 2*[.$A228]^4 + 3*[.$A228]^3 - 4*[.$A228]^2 + 5*[.$A228] - 3" office:value-type="float" office:value="597463400490" calcext:value-type="float">
            <text:p>597,463,400,490</text:p>
          </table:table-cell>
          <table:table-cell table:formula="of:=2^([.$A228]/6) + 1*[.$A228]^4 - 2" office:value-type="float" office:value="247543612780.509" calcext:value-type="float">
            <text:p>247,543,612,781</text:p>
          </table:table-cell>
          <table:table-cell table:formula="of:=([.$A228]+1)*3600" office:value-type="float" office:value="820800" calcext:value-type="float">
            <text:p>820800</text:p>
          </table:table-cell>
          <table:table-cell table:formula="of:=[.B228]/[.D228]" office:value-type="float" office:value="727903.753033626" calcext:value-type="float">
            <text:p>727,903.75</text:p>
          </table:table-cell>
          <table:table-cell table:formula="of:=[.C228]/[.D228]" office:value-type="float" office:value="301588.222198476" calcext:value-type="float">
            <text:p>301,588.22</text:p>
          </table:table-cell>
          <table:table-cell table:formula="of:=[.B228]/[.D228]/24" office:value-type="float" office:value="30329.3230430677" calcext:value-type="float">
            <text:p>30,329.32</text:p>
          </table:table-cell>
          <table:table-cell table:formula="of:=[.C228]/[.D228]/24" office:value-type="float" office:value="12566.1759249365" calcext:value-type="float">
            <text:p>12,566.18</text:p>
          </table:table-cell>
          <table:table-cell table:formula="of:=[.I227]+[.A228]*20" office:value-type="float" office:value="517560" calcext:value-type="float">
            <text:p>517560</text:p>
          </table:table-cell>
          <table:table-cell table:formula="of:=SUM([.$I$2:.$I228])" office:value-type="float" office:value="39507080" calcext:value-type="float">
            <text:p>3950708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5 - 2*[.$A229]^4 + 3*[.$A229]^3 - 4*[.$A229]^2 + 5*[.$A229] - 3" office:value-type="float" office:value="610763344113" calcext:value-type="float">
            <text:p>610,763,344,113</text:p>
          </table:table-cell>
          <table:table-cell table:formula="of:=2^([.$A229]/6) + 1*[.$A229]^4 - 2" office:value-type="float" office:value="277580243198" calcext:value-type="float">
            <text:p>277,580,243,198</text:p>
          </table:table-cell>
          <table:table-cell table:formula="of:=([.$A229]+1)*3600" office:value-type="float" office:value="824400" calcext:value-type="float">
            <text:p>824400</text:p>
          </table:table-cell>
          <table:table-cell table:formula="of:=[.B229]/[.D229]" office:value-type="float" office:value="740858.010811499" calcext:value-type="float">
            <text:p>740,858.01</text:p>
          </table:table-cell>
          <table:table-cell table:formula="of:=[.C229]/[.D229]" office:value-type="float" office:value="336705.777775352" calcext:value-type="float">
            <text:p>336,705.78</text:p>
          </table:table-cell>
          <table:table-cell table:formula="of:=[.B229]/[.D229]/24" office:value-type="float" office:value="30869.0837838125" calcext:value-type="float">
            <text:p>30,869.08</text:p>
          </table:table-cell>
          <table:table-cell table:formula="of:=[.C229]/[.D229]/24" office:value-type="float" office:value="14029.4074073063" calcext:value-type="float">
            <text:p>14,029.41</text:p>
          </table:table-cell>
          <table:table-cell table:formula="of:=[.I228]+[.A229]*20" office:value-type="float" office:value="522120" calcext:value-type="float">
            <text:p>522120</text:p>
          </table:table-cell>
          <table:table-cell table:formula="of:=SUM([.$I$2:.$I229])" office:value-type="float" office:value="40029200" calcext:value-type="float">
            <text:p>4002920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5 - 2*[.$A230]^4 + 3*[.$A230]^3 - 4*[.$A230]^2 + 5*[.$A230] - 3" office:value-type="float" office:value="624299093532" calcext:value-type="float">
            <text:p>624,299,093,532</text:p>
          </table:table-cell>
          <table:table-cell table:formula="of:=2^([.$A230]/6) + 1*[.$A230]^4 - 2" office:value-type="float" office:value="311290076942.355" calcext:value-type="float">
            <text:p>311,290,076,942</text:p>
          </table:table-cell>
          <table:table-cell table:formula="of:=([.$A230]+1)*3600" office:value-type="float" office:value="828000" calcext:value-type="float">
            <text:p>828000</text:p>
          </table:table-cell>
          <table:table-cell table:formula="of:=[.B230]/[.D230]" office:value-type="float" office:value="753984.412478261" calcext:value-type="float">
            <text:p>753,984.41</text:p>
          </table:table-cell>
          <table:table-cell table:formula="of:=[.C230]/[.D230]" office:value-type="float" office:value="375954.199205743" calcext:value-type="float">
            <text:p>375,954.20</text:p>
          </table:table-cell>
          <table:table-cell table:formula="of:=[.B230]/[.D230]/24" office:value-type="float" office:value="31416.0171865942" calcext:value-type="float">
            <text:p>31,416.02</text:p>
          </table:table-cell>
          <table:table-cell table:formula="of:=[.C230]/[.D230]/24" office:value-type="float" office:value="15664.7583002393" calcext:value-type="float">
            <text:p>15,664.76</text:p>
          </table:table-cell>
          <table:table-cell table:formula="of:=[.I229]+[.A230]*20" office:value-type="float" office:value="526700" calcext:value-type="float">
            <text:p>526700</text:p>
          </table:table-cell>
          <table:table-cell table:formula="of:=SUM([.$I$2:.$I230])" office:value-type="float" office:value="40555900" calcext:value-type="float">
            <text:p>405559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5 - 2*[.$A231]^4 + 3*[.$A231]^3 - 4*[.$A231]^2 + 5*[.$A231] - 3" office:value-type="float" office:value="638073770547" calcext:value-type="float">
            <text:p>638,073,770,547</text:p>
          </table:table-cell>
          <table:table-cell table:formula="of:=2^([.$A231]/6) + 1*[.$A231]^4 - 2" office:value-type="float" office:value="349122871107.79" calcext:value-type="float">
            <text:p>349,122,871,108</text:p>
          </table:table-cell>
          <table:table-cell table:formula="of:=([.$A231]+1)*3600" office:value-type="float" office:value="831600" calcext:value-type="float">
            <text:p>831600</text:p>
          </table:table-cell>
          <table:table-cell table:formula="of:=[.B231]/[.D231]" office:value-type="float" office:value="767284.476367244" calcext:value-type="float">
            <text:p>767,284.48</text:p>
          </table:table-cell>
          <table:table-cell table:formula="of:=[.C231]/[.D231]" office:value-type="float" office:value="419820.67232779" calcext:value-type="float">
            <text:p>419,820.67</text:p>
          </table:table-cell>
          <table:table-cell table:formula="of:=[.B231]/[.D231]/24" office:value-type="float" office:value="31970.1865153018" calcext:value-type="float">
            <text:p>31,970.19</text:p>
          </table:table-cell>
          <table:table-cell table:formula="of:=[.C231]/[.D231]/24" office:value-type="float" office:value="17492.5280136579" calcext:value-type="float">
            <text:p>17,492.53</text:p>
          </table:table-cell>
          <table:table-cell table:formula="of:=[.I230]+[.A231]*20" office:value-type="float" office:value="531300" calcext:value-type="float">
            <text:p>531300</text:p>
          </table:table-cell>
          <table:table-cell table:formula="of:=SUM([.$I$2:.$I231])" office:value-type="float" office:value="41087200" calcext:value-type="float">
            <text:p>4108720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5 - 2*[.$A232]^4 + 3*[.$A232]^3 - 4*[.$A232]^2 + 5*[.$A232] - 3" office:value-type="float" office:value="652090524390" calcext:value-type="float">
            <text:p>652,090,524,390</text:p>
          </table:table-cell>
          <table:table-cell table:formula="of:=2^([.$A232]/6) + 1*[.$A232]^4 - 2" office:value-type="float" office:value="391583460315.934" calcext:value-type="float">
            <text:p>391,583,460,316</text:p>
          </table:table-cell>
          <table:table-cell table:formula="of:=([.$A232]+1)*3600" office:value-type="float" office:value="835200" calcext:value-type="float">
            <text:p>835200</text:p>
          </table:table-cell>
          <table:table-cell table:formula="of:=[.B232]/[.D232]" office:value-type="float" office:value="780759.727478448" calcext:value-type="float">
            <text:p>780,759.73</text:p>
          </table:table-cell>
          <table:table-cell table:formula="of:=[.C232]/[.D232]" office:value-type="float" office:value="468849.928539193" calcext:value-type="float">
            <text:p>468,849.93</text:p>
          </table:table-cell>
          <table:table-cell table:formula="of:=[.B232]/[.D232]/24" office:value-type="float" office:value="32531.655311602" calcext:value-type="float">
            <text:p>32,531.66</text:p>
          </table:table-cell>
          <table:table-cell table:formula="of:=[.C232]/[.D232]/24" office:value-type="float" office:value="19535.4136891331" calcext:value-type="float">
            <text:p>19,535.41</text:p>
          </table:table-cell>
          <table:table-cell table:formula="of:=[.I231]+[.A232]*20" office:value-type="float" office:value="535920" calcext:value-type="float">
            <text:p>535920</text:p>
          </table:table-cell>
          <table:table-cell table:formula="of:=SUM([.$I$2:.$I232])" office:value-type="float" office:value="41623120" calcext:value-type="float">
            <text:p>4162312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5 - 2*[.$A233]^4 + 3*[.$A233]^3 - 4*[.$A233]^2 + 5*[.$A233] - 3" office:value-type="float" office:value="666352531845" calcext:value-type="float">
            <text:p>666,352,531,845</text:p>
          </table:table-cell>
          <table:table-cell table:formula="of:=2^([.$A233]/6) + 1*[.$A233]^4 - 2" office:value-type="float" office:value="439238501619.722" calcext:value-type="float">
            <text:p>439,238,501,620</text:p>
          </table:table-cell>
          <table:table-cell table:formula="of:=([.$A233]+1)*3600" office:value-type="float" office:value="838800" calcext:value-type="float">
            <text:p>838800</text:p>
          </table:table-cell>
          <table:table-cell table:formula="of:=[.B233]/[.D233]" office:value-type="float" office:value="794411.697478541" calcext:value-type="float">
            <text:p>794,411.70</text:p>
          </table:table-cell>
          <table:table-cell table:formula="of:=[.C233]/[.D233]" office:value-type="float" office:value="523651.051048786" calcext:value-type="float">
            <text:p>523,651.05</text:p>
          </table:table-cell>
          <table:table-cell table:formula="of:=[.B233]/[.D233]/24" office:value-type="float" office:value="33100.4873949392" calcext:value-type="float">
            <text:p>33,100.49</text:p>
          </table:table-cell>
          <table:table-cell table:formula="of:=[.C233]/[.D233]/24" office:value-type="float" office:value="21818.7937936994" calcext:value-type="float">
            <text:p>21,818.79</text:p>
          </table:table-cell>
          <table:table-cell table:formula="of:=[.I232]+[.A233]*20" office:value-type="float" office:value="540560" calcext:value-type="float">
            <text:p>540560</text:p>
          </table:table-cell>
          <table:table-cell table:formula="of:=SUM([.$I$2:.$I233])" office:value-type="float" office:value="42163680" calcext:value-type="float">
            <text:p>4216368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5 - 2*[.$A234]^4 + 3*[.$A234]^3 - 4*[.$A234]^2 + 5*[.$A234] - 3" office:value-type="float" office:value="680862997368" calcext:value-type="float">
            <text:p>680,862,997,368</text:p>
          </table:table-cell>
          <table:table-cell table:formula="of:=2^([.$A234]/6) + 1*[.$A234]^4 - 2" office:value-type="float" office:value="492724045402.019" calcext:value-type="float">
            <text:p>492,724,045,402</text:p>
          </table:table-cell>
          <table:table-cell table:formula="of:=([.$A234]+1)*3600" office:value-type="float" office:value="842400" calcext:value-type="float">
            <text:p>842400</text:p>
          </table:table-cell>
          <table:table-cell table:formula="of:=[.B234]/[.D234]" office:value-type="float" office:value="808241.924700855" calcext:value-type="float">
            <text:p>808,241.92</text:p>
          </table:table-cell>
          <table:table-cell table:formula="of:=[.C234]/[.D234]" office:value-type="float" office:value="584905.0871344" calcext:value-type="float">
            <text:p>584,905.09</text:p>
          </table:table-cell>
          <table:table-cell table:formula="of:=[.B234]/[.D234]/24" office:value-type="float" office:value="33676.7468625356" calcext:value-type="float">
            <text:p>33,676.75</text:p>
          </table:table-cell>
          <table:table-cell table:formula="of:=[.C234]/[.D234]/24" office:value-type="float" office:value="24371.0452972667" calcext:value-type="float">
            <text:p>24,371.05</text:p>
          </table:table-cell>
          <table:table-cell table:formula="of:=[.I233]+[.A234]*20" office:value-type="float" office:value="545220" calcext:value-type="float">
            <text:p>545220</text:p>
          </table:table-cell>
          <table:table-cell table:formula="of:=SUM([.$I$2:.$I234])" office:value-type="float" office:value="42708900" calcext:value-type="float">
            <text:p>4270890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5 - 2*[.$A235]^4 + 3*[.$A235]^3 - 4*[.$A235]^2 + 5*[.$A235] - 3" office:value-type="float" office:value="695625153207" calcext:value-type="float">
            <text:p>695,625,153,207</text:p>
          </table:table-cell>
          <table:table-cell table:formula="of:=2^([.$A235]/6) + 1*[.$A235]^4 - 2" office:value-type="float" office:value="552754033422" calcext:value-type="float">
            <text:p>552,754,033,422</text:p>
          </table:table-cell>
          <table:table-cell table:formula="of:=([.$A235]+1)*3600" office:value-type="float" office:value="846000" calcext:value-type="float">
            <text:p>846000</text:p>
          </table:table-cell>
          <table:table-cell table:formula="of:=[.B235]/[.D235]" office:value-type="float" office:value="822251.95414539" calcext:value-type="float">
            <text:p>822,251.95</text:p>
          </table:table-cell>
          <table:table-cell table:formula="of:=[.C235]/[.D235]" office:value-type="float" office:value="653373.561964539" calcext:value-type="float">
            <text:p>653,373.56</text:p>
          </table:table-cell>
          <table:table-cell table:formula="of:=[.B235]/[.D235]/24" office:value-type="float" office:value="34260.4980893913" calcext:value-type="float">
            <text:p>34,260.50</text:p>
          </table:table-cell>
          <table:table-cell table:formula="of:=[.C235]/[.D235]/24" office:value-type="float" office:value="27223.8984151891" calcext:value-type="float">
            <text:p>27,223.90</text:p>
          </table:table-cell>
          <table:table-cell table:formula="of:=[.I234]+[.A235]*20" office:value-type="float" office:value="549900" calcext:value-type="float">
            <text:p>549900</text:p>
          </table:table-cell>
          <table:table-cell table:formula="of:=SUM([.$I$2:.$I235])" office:value-type="float" office:value="43258800" calcext:value-type="float">
            <text:p>4325880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5 - 2*[.$A236]^4 + 3*[.$A236]^3 - 4*[.$A236]^2 + 5*[.$A236] - 3" office:value-type="float" office:value="710642259522" calcext:value-type="float">
            <text:p>710,642,259,522</text:p>
          </table:table-cell>
          <table:table-cell table:formula="of:=2^([.$A236]/6) + 1*[.$A236]^4 - 2" office:value-type="float" office:value="620129837549.71" calcext:value-type="float">
            <text:p>620,129,837,550</text:p>
          </table:table-cell>
          <table:table-cell table:formula="of:=([.$A236]+1)*3600" office:value-type="float" office:value="849600" calcext:value-type="float">
            <text:p>849600</text:p>
          </table:table-cell>
          <table:table-cell table:formula="of:=[.B236]/[.D236]" office:value-type="float" office:value="836443.337478814" calcext:value-type="float">
            <text:p>836,443.34</text:p>
          </table:table-cell>
          <table:table-cell table:formula="of:=[.C236]/[.D236]" office:value-type="float" office:value="729908.000882427" calcext:value-type="float">
            <text:p>729,908.00</text:p>
          </table:table-cell>
          <table:table-cell table:formula="of:=[.B236]/[.D236]/24" office:value-type="float" office:value="34851.8057282839" calcext:value-type="float">
            <text:p>34,851.81</text:p>
          </table:table-cell>
          <table:table-cell table:formula="of:=[.C236]/[.D236]/24" office:value-type="float" office:value="30412.8333701011" calcext:value-type="float">
            <text:p>30,412.83</text:p>
          </table:table-cell>
          <table:table-cell table:formula="of:=[.I235]+[.A236]*20" office:value-type="float" office:value="554600" calcext:value-type="float">
            <text:p>554600</text:p>
          </table:table-cell>
          <table:table-cell table:formula="of:=SUM([.$I$2:.$I236])" office:value-type="float" office:value="43813400" calcext:value-type="float">
            <text:p>4381340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5 - 2*[.$A237]^4 + 3*[.$A237]^3 - 4*[.$A237]^2 + 5*[.$A237] - 3" office:value-type="float" office:value="725917604505" calcext:value-type="float">
            <text:p>725,917,604,505</text:p>
          </table:table-cell>
          <table:table-cell table:formula="of:=2^([.$A237]/6) + 1*[.$A237]^4 - 2" office:value-type="float" office:value="695750966633.581" calcext:value-type="float">
            <text:p>695,750,966,634</text:p>
          </table:table-cell>
          <table:table-cell table:formula="of:=([.$A237]+1)*3600" office:value-type="float" office:value="853200" calcext:value-type="float">
            <text:p>853200</text:p>
          </table:table-cell>
          <table:table-cell table:formula="of:=[.B237]/[.D237]" office:value-type="float" office:value="850817.633034459" calcext:value-type="float">
            <text:p>850,817.63</text:p>
          </table:table-cell>
          <table:table-cell table:formula="of:=[.C237]/[.D237]" office:value-type="float" office:value="815460.579739312" calcext:value-type="float">
            <text:p>815,460.58</text:p>
          </table:table-cell>
          <table:table-cell table:formula="of:=[.B237]/[.D237]/24" office:value-type="float" office:value="35450.7347097691" calcext:value-type="float">
            <text:p>35,450.73</text:p>
          </table:table-cell>
          <table:table-cell table:formula="of:=[.C237]/[.D237]/24" office:value-type="float" office:value="33977.5241558047" calcext:value-type="float">
            <text:p>33,977.52</text:p>
          </table:table-cell>
          <table:table-cell table:formula="of:=[.I236]+[.A237]*20" office:value-type="float" office:value="559320" calcext:value-type="float">
            <text:p>559320</text:p>
          </table:table-cell>
          <table:table-cell table:formula="of:=SUM([.$I$2:.$I237])" office:value-type="float" office:value="44372720" calcext:value-type="float">
            <text:p>4437272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5 - 2*[.$A238]^4 + 3*[.$A238]^3 - 4*[.$A238]^2 + 5*[.$A238] - 3" office:value-type="float" office:value="741454504500" calcext:value-type="float">
            <text:p>741,454,504,500</text:p>
          </table:table-cell>
          <table:table-cell table:formula="of:=2^([.$A238]/6) + 1*[.$A238]^4 - 2" office:value-type="float" office:value="780627084552.869" calcext:value-type="float">
            <text:p>780,627,084,553</text:p>
          </table:table-cell>
          <table:table-cell table:formula="of:=([.$A238]+1)*3600" office:value-type="float" office:value="856800" calcext:value-type="float">
            <text:p>856800</text:p>
          </table:table-cell>
          <table:table-cell table:formula="of:=[.B238]/[.D238]" office:value-type="float" office:value="865376.405812325" calcext:value-type="float">
            <text:p>865,376.41</text:p>
          </table:table-cell>
          <table:table-cell table:formula="of:=[.C238]/[.D238]" office:value-type="float" office:value="911096.037059838" calcext:value-type="float">
            <text:p>911,096.04</text:p>
          </table:table-cell>
          <table:table-cell table:formula="of:=[.B238]/[.D238]/24" office:value-type="float" office:value="36057.3502421802" calcext:value-type="float">
            <text:p>36,057.35</text:p>
          </table:table-cell>
          <table:table-cell table:formula="of:=[.C238]/[.D238]/24" office:value-type="float" office:value="37962.3348774932" calcext:value-type="float">
            <text:p>37,962.33</text:p>
          </table:table-cell>
          <table:table-cell table:formula="of:=[.I237]+[.A238]*20" office:value-type="float" office:value="564060" calcext:value-type="float">
            <text:p>564060</text:p>
          </table:table-cell>
          <table:table-cell table:formula="of:=SUM([.$I$2:.$I238])" office:value-type="float" office:value="44936780" calcext:value-type="float">
            <text:p>4493678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5 - 2*[.$A239]^4 + 3*[.$A239]^3 - 4*[.$A239]^2 + 5*[.$A239] - 3" office:value-type="float" office:value="757256304123" calcext:value-type="float">
            <text:p>757,256,304,123</text:p>
          </table:table-cell>
          <table:table-cell table:formula="of:=2^([.$A239]/6) + 1*[.$A239]^4 - 2" office:value-type="float" office:value="875891500025.444" calcext:value-type="float">
            <text:p>875,891,500,025</text:p>
          </table:table-cell>
          <table:table-cell table:formula="of:=([.$A239]+1)*3600" office:value-type="float" office:value="860400" calcext:value-type="float">
            <text:p>860400</text:p>
          </table:table-cell>
          <table:table-cell table:formula="of:=[.B239]/[.D239]" office:value-type="float" office:value="880121.22747908" calcext:value-type="float">
            <text:p>880,121.23</text:p>
          </table:table-cell>
          <table:table-cell table:formula="of:=[.C239]/[.D239]" office:value-type="float" office:value="1018004.99770507" calcext:value-type="float">
            <text:p>1,018,005.00</text:p>
          </table:table-cell>
          <table:table-cell table:formula="of:=[.B239]/[.D239]/24" office:value-type="float" office:value="36671.7178116283" calcext:value-type="float">
            <text:p>36,671.72</text:p>
          </table:table-cell>
          <table:table-cell table:formula="of:=[.C239]/[.D239]/24" office:value-type="float" office:value="42416.874904378" calcext:value-type="float">
            <text:p>42,416.87</text:p>
          </table:table-cell>
          <table:table-cell table:formula="of:=[.I238]+[.A239]*20" office:value-type="float" office:value="568820" calcext:value-type="float">
            <text:p>568820</text:p>
          </table:table-cell>
          <table:table-cell table:formula="of:=SUM([.$I$2:.$I239])" office:value-type="float" office:value="45505600" calcext:value-type="float">
            <text:p>4550560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5 - 2*[.$A240]^4 + 3*[.$A240]^3 - 4*[.$A240]^2 + 5*[.$A240] - 3" office:value-type="float" office:value="773326376382" calcext:value-type="float">
            <text:p>773,326,376,382</text:p>
          </table:table-cell>
          <table:table-cell table:formula="of:=2^([.$A240]/6) + 1*[.$A240]^4 - 2" office:value-type="float" office:value="982816308405.038" calcext:value-type="float">
            <text:p>982,816,308,405</text:p>
          </table:table-cell>
          <table:table-cell table:formula="of:=([.$A240]+1)*3600" office:value-type="float" office:value="864000" calcext:value-type="float">
            <text:p>864000</text:p>
          </table:table-cell>
          <table:table-cell table:formula="of:=[.B240]/[.D240]" office:value-type="float" office:value="895053.676368056" calcext:value-type="float">
            <text:p>895,053.68</text:p>
          </table:table-cell>
          <table:table-cell table:formula="of:=[.C240]/[.D240]" office:value-type="float" office:value="1137518.87546879" calcext:value-type="float">
            <text:p>1,137,518.88</text:p>
          </table:table-cell>
          <table:table-cell table:formula="of:=[.B240]/[.D240]/24" office:value-type="float" office:value="37293.9031820023" calcext:value-type="float">
            <text:p>37,293.90</text:p>
          </table:table-cell>
          <table:table-cell table:formula="of:=[.C240]/[.D240]/24" office:value-type="float" office:value="47396.6198111997" calcext:value-type="float">
            <text:p>47,396.62</text:p>
          </table:table-cell>
          <table:table-cell table:formula="of:=[.I239]+[.A240]*20" office:value-type="float" office:value="573600" calcext:value-type="float">
            <text:p>573600</text:p>
          </table:table-cell>
          <table:table-cell table:formula="of:=SUM([.$I$2:.$I240])" office:value-type="float" office:value="46079200" calcext:value-type="float">
            <text:p>4607920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5 - 2*[.$A241]^4 + 3*[.$A241]^3 - 4*[.$A241]^2 + 5*[.$A241] - 3" office:value-type="float" office:value="789668122797" calcext:value-type="float">
            <text:p>789,668,122,797</text:p>
          </table:table-cell>
          <table:table-cell table:formula="of:=2^([.$A241]/6) + 1*[.$A241]^4 - 2" office:value-type="float" office:value="1102829387774" calcext:value-type="float">
            <text:p>1,102,829,387,774</text:p>
          </table:table-cell>
          <table:table-cell table:formula="of:=([.$A241]+1)*3600" office:value-type="float" office:value="867600" calcext:value-type="float">
            <text:p>867600</text:p>
          </table:table-cell>
          <table:table-cell table:formula="of:=[.B241]/[.D241]" office:value-type="float" office:value="910175.337479253" calcext:value-type="float">
            <text:p>910,175.34</text:p>
          </table:table-cell>
          <table:table-cell table:formula="of:=[.C241]/[.D241]" office:value-type="float" office:value="1271126.54192485" calcext:value-type="float">
            <text:p>1,271,126.54</text:p>
          </table:table-cell>
          <table:table-cell table:formula="of:=[.B241]/[.D241]/24" office:value-type="float" office:value="37923.9723949689" calcext:value-type="float">
            <text:p>37,923.97</text:p>
          </table:table-cell>
          <table:table-cell table:formula="of:=[.C241]/[.D241]/24" office:value-type="float" office:value="52963.6059135354" calcext:value-type="float">
            <text:p>52,963.61</text:p>
          </table:table-cell>
          <table:table-cell table:formula="of:=[.I240]+[.A241]*20" office:value-type="float" office:value="578400" calcext:value-type="float">
            <text:p>578400</text:p>
          </table:table-cell>
          <table:table-cell table:formula="of:=SUM([.$I$2:.$I241])" office:value-type="float" office:value="46657600" calcext:value-type="float">
            <text:p>4665760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5 - 2*[.$A242]^4 + 3*[.$A242]^3 - 4*[.$A242]^2 + 5*[.$A242] - 3" office:value-type="float" office:value="806284973520" calcext:value-type="float">
            <text:p>806,284,973,520</text:p>
          </table:table-cell>
          <table:table-cell table:formula="of:=2^([.$A242]/6) + 1*[.$A242]^4 - 2" office:value-type="float" office:value="1237533476412.42" calcext:value-type="float">
            <text:p>1,237,533,476,412</text:p>
          </table:table-cell>
          <table:table-cell table:formula="of:=([.$A242]+1)*3600" office:value-type="float" office:value="871200" calcext:value-type="float">
            <text:p>871200</text:p>
          </table:table-cell>
          <table:table-cell table:formula="of:=[.B242]/[.D242]" office:value-type="float" office:value="925487.802479339" calcext:value-type="float">
            <text:p>925,487.80</text:p>
          </table:table-cell>
          <table:table-cell table:formula="of:=[.C242]/[.D242]" office:value-type="float" office:value="1420492.97108864" calcext:value-type="float">
            <text:p>1,420,492.97</text:p>
          </table:table-cell>
          <table:table-cell table:formula="of:=[.B242]/[.D242]/24" office:value-type="float" office:value="38561.9917699725" calcext:value-type="float">
            <text:p>38,561.99</text:p>
          </table:table-cell>
          <table:table-cell table:formula="of:=[.C242]/[.D242]/24" office:value-type="float" office:value="59187.2071286932" calcext:value-type="float">
            <text:p>59,187.21</text:p>
          </table:table-cell>
          <table:table-cell table:formula="of:=[.I241]+[.A242]*20" office:value-type="float" office:value="583220" calcext:value-type="float">
            <text:p>583220</text:p>
          </table:table-cell>
          <table:table-cell table:formula="of:=SUM([.$I$2:.$I242])" office:value-type="float" office:value="47240820" calcext:value-type="float">
            <text:p>4724082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5 - 2*[.$A243]^4 + 3*[.$A243]^3 - 4*[.$A243]^2 + 5*[.$A243] - 3" office:value-type="float" office:value="823180387455" calcext:value-type="float">
            <text:p>823,180,387,455</text:p>
          </table:table-cell>
          <table:table-cell table:formula="of:=2^([.$A243]/6) + 1*[.$A243]^4 - 2" office:value-type="float" office:value="1388727586533.16" calcext:value-type="float">
            <text:p>1,388,727,586,533</text:p>
          </table:table-cell>
          <table:table-cell table:formula="of:=([.$A243]+1)*3600" office:value-type="float" office:value="874800" calcext:value-type="float">
            <text:p>874800</text:p>
          </table:table-cell>
          <table:table-cell table:formula="of:=[.B243]/[.D243]" office:value-type="float" office:value="940992.669701646" calcext:value-type="float">
            <text:p>940,992.67</text:p>
          </table:table-cell>
          <table:table-cell table:formula="of:=[.C243]/[.D243]" office:value-type="float" office:value="1587480.09434518" calcext:value-type="float">
            <text:p>1,587,480.09</text:p>
          </table:table-cell>
          <table:table-cell table:formula="of:=[.B243]/[.D243]/24" office:value-type="float" office:value="39208.0279042353" calcext:value-type="float">
            <text:p>39,208.03</text:p>
          </table:table-cell>
          <table:table-cell table:formula="of:=[.C243]/[.D243]/24" office:value-type="float" office:value="66145.0039310491" calcext:value-type="float">
            <text:p>66,145.00</text:p>
          </table:table-cell>
          <table:table-cell table:formula="of:=[.I242]+[.A243]*20" office:value-type="float" office:value="588060" calcext:value-type="float">
            <text:p>588060</text:p>
          </table:table-cell>
          <table:table-cell table:formula="of:=SUM([.$I$2:.$I243])" office:value-type="float" office:value="47828880" calcext:value-type="float">
            <text:p>4782888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5 - 2*[.$A244]^4 + 3*[.$A244]^3 - 4*[.$A244]^2 + 5*[.$A244] - 3" office:value-type="float" office:value="840357852378" calcext:value-type="float">
            <text:p>840,357,852,378</text:p>
          </table:table-cell>
          <table:table-cell table:formula="of:=2^([.$A244]/6) + 1*[.$A244]^4 - 2" office:value-type="float" office:value="1558431040386.74" calcext:value-type="float">
            <text:p>1,558,431,040,387</text:p>
          </table:table-cell>
          <table:table-cell table:formula="of:=([.$A244]+1)*3600" office:value-type="float" office:value="878400" calcext:value-type="float">
            <text:p>878400</text:p>
          </table:table-cell>
          <table:table-cell table:formula="of:=[.B244]/[.D244]" office:value-type="float" office:value="956691.544146175" calcext:value-type="float">
            <text:p>956,691.54</text:p>
          </table:table-cell>
          <table:table-cell table:formula="of:=[.C244]/[.D244]" office:value-type="float" office:value="1774170.12794483" calcext:value-type="float">
            <text:p>1,774,170.13</text:p>
          </table:table-cell>
          <table:table-cell table:formula="of:=[.B244]/[.D244]/24" office:value-type="float" office:value="39862.1476727573" calcext:value-type="float">
            <text:p>39,862.15</text:p>
          </table:table-cell>
          <table:table-cell table:formula="of:=[.C244]/[.D244]/24" office:value-type="float" office:value="73923.7553310345" calcext:value-type="float">
            <text:p>73,923.76</text:p>
          </table:table-cell>
          <table:table-cell table:formula="of:=[.I243]+[.A244]*20" office:value-type="float" office:value="592920" calcext:value-type="float">
            <text:p>592920</text:p>
          </table:table-cell>
          <table:table-cell table:formula="of:=SUM([.$I$2:.$I244])" office:value-type="float" office:value="48421800" calcext:value-type="float">
            <text:p>4842180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5 - 2*[.$A245]^4 + 3*[.$A245]^3 - 4*[.$A245]^2 + 5*[.$A245] - 3" office:value-type="float" office:value="857820885057" calcext:value-type="float">
            <text:p>857,820,885,057</text:p>
          </table:table-cell>
          <table:table-cell table:formula="of:=2^([.$A245]/6) + 1*[.$A245]^4 - 2" office:value-type="float" office:value="1748910449876.89" calcext:value-type="float">
            <text:p>1,748,910,449,877</text:p>
          </table:table-cell>
          <table:table-cell table:formula="of:=([.$A245]+1)*3600" office:value-type="float" office:value="882000" calcext:value-type="float">
            <text:p>882000</text:p>
          </table:table-cell>
          <table:table-cell table:formula="of:=[.B245]/[.D245]" office:value-type="float" office:value="972586.037479592" calcext:value-type="float">
            <text:p>972,586.04</text:p>
          </table:table-cell>
          <table:table-cell table:formula="of:=[.C245]/[.D245]" office:value-type="float" office:value="1982891.66652708" calcext:value-type="float">
            <text:p>1,982,891.67</text:p>
          </table:table-cell>
          <table:table-cell table:formula="of:=[.B245]/[.D245]/24" office:value-type="float" office:value="40524.4182283163" calcext:value-type="float">
            <text:p>40,524.42</text:p>
          </table:table-cell>
          <table:table-cell table:formula="of:=[.C245]/[.D245]/24" office:value-type="float" office:value="82620.4861052951" calcext:value-type="float">
            <text:p>82,620.49</text:p>
          </table:table-cell>
          <table:table-cell table:formula="of:=[.I244]+[.A245]*20" office:value-type="float" office:value="597800" calcext:value-type="float">
            <text:p>597800</text:p>
          </table:table-cell>
          <table:table-cell table:formula="of:=SUM([.$I$2:.$I245])" office:value-type="float" office:value="49019600" calcext:value-type="float">
            <text:p>4901960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5 - 2*[.$A246]^4 + 3*[.$A246]^3 - 4*[.$A246]^2 + 5*[.$A246] - 3" office:value-type="float" office:value="875573031372" calcext:value-type="float">
            <text:p>875,573,031,372</text:p>
          </table:table-cell>
          <table:table-cell table:formula="of:=2^([.$A246]/6) + 1*[.$A246]^4 - 2" office:value-type="float" office:value="1962710000155.08" calcext:value-type="float">
            <text:p>1,962,710,000,155</text:p>
          </table:table-cell>
          <table:table-cell table:formula="of:=([.$A246]+1)*3600" office:value-type="float" office:value="885600" calcext:value-type="float">
            <text:p>885600</text:p>
          </table:table-cell>
          <table:table-cell table:formula="of:=[.B246]/[.D246]" office:value-type="float" office:value="988677.76803523" calcext:value-type="float">
            <text:p>988,677.77</text:p>
          </table:table-cell>
          <table:table-cell table:formula="of:=[.C246]/[.D246]" office:value-type="float" office:value="2216248.87099715" calcext:value-type="float">
            <text:p>2,216,248.87</text:p>
          </table:table-cell>
          <table:table-cell table:formula="of:=[.B246]/[.D246]/24" office:value-type="float" office:value="41194.9070014679" calcext:value-type="float">
            <text:p>41,194.91</text:p>
          </table:table-cell>
          <table:table-cell table:formula="of:=[.C246]/[.D246]/24" office:value-type="float" office:value="92343.7029582146" calcext:value-type="float">
            <text:p>92,343.70</text:p>
          </table:table-cell>
          <table:table-cell table:formula="of:=[.I245]+[.A246]*20" office:value-type="float" office:value="602700" calcext:value-type="float">
            <text:p>602700</text:p>
          </table:table-cell>
          <table:table-cell table:formula="of:=SUM([.$I$2:.$I246])" office:value-type="float" office:value="49622300" calcext:value-type="float">
            <text:p>4962230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5 - 2*[.$A247]^4 + 3*[.$A247]^3 - 4*[.$A247]^2 + 5*[.$A247] - 3" office:value-type="float" office:value="893617866435" calcext:value-type="float">
            <text:p>893,617,866,435</text:p>
          </table:table-cell>
          <table:table-cell table:formula="of:=2^([.$A247]/6) + 1*[.$A247]^4 - 2" office:value-type="float" office:value="2202685441806" calcext:value-type="float">
            <text:p>2,202,685,441,806</text:p>
          </table:table-cell>
          <table:table-cell table:formula="of:=([.$A247]+1)*3600" office:value-type="float" office:value="889200" calcext:value-type="float">
            <text:p>889200</text:p>
          </table:table-cell>
          <table:table-cell table:formula="of:=[.B247]/[.D247]" office:value-type="float" office:value="1004968.36081309" calcext:value-type="float">
            <text:p>1,004,968.36</text:p>
          </table:table-cell>
          <table:table-cell table:formula="of:=[.C247]/[.D247]" office:value-type="float" office:value="2477154.11809042" calcext:value-type="float">
            <text:p>2,477,154.12</text:p>
          </table:table-cell>
          <table:table-cell table:formula="of:=[.B247]/[.D247]/24" office:value-type="float" office:value="41873.6817005454" calcext:value-type="float">
            <text:p>41,873.68</text:p>
          </table:table-cell>
          <table:table-cell table:formula="of:=[.C247]/[.D247]/24" office:value-type="float" office:value="103214.754920434" calcext:value-type="float">
            <text:p>103,214.75</text:p>
          </table:table-cell>
          <table:table-cell table:formula="of:=[.I246]+[.A247]*20" office:value-type="float" office:value="607620" calcext:value-type="float">
            <text:p>607620</text:p>
          </table:table-cell>
          <table:table-cell table:formula="of:=SUM([.$I$2:.$I247])" office:value-type="float" office:value="50229920" calcext:value-type="float">
            <text:p>5022992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5 - 2*[.$A248]^4 + 3*[.$A248]^3 - 4*[.$A248]^2 + 5*[.$A248] - 3" office:value-type="float" office:value="911958994710" calcext:value-type="float">
            <text:p>911,958,994,710</text:p>
          </table:table-cell>
          <table:table-cell table:formula="of:=2^([.$A248]/6) + 1*[.$A248]^4 - 2" office:value-type="float" office:value="2472042245785.84" calcext:value-type="float">
            <text:p>2,472,042,245,786</text:p>
          </table:table-cell>
          <table:table-cell table:formula="of:=([.$A248]+1)*3600" office:value-type="float" office:value="892800" calcext:value-type="float">
            <text:p>892800</text:p>
          </table:table-cell>
          <table:table-cell table:formula="of:=[.B248]/[.D248]" office:value-type="float" office:value="1021459.44747984" calcext:value-type="float">
            <text:p>1,021,459.45</text:p>
          </table:table-cell>
          <table:table-cell table:formula="of:=[.C248]/[.D248]" office:value-type="float" office:value="2768864.52260959" calcext:value-type="float">
            <text:p>2,768,864.52</text:p>
          </table:table-cell>
          <table:table-cell table:formula="of:=[.B248]/[.D248]/24" office:value-type="float" office:value="42560.8103116599" calcext:value-type="float">
            <text:p>42,560.81</text:p>
          </table:table-cell>
          <table:table-cell table:formula="of:=[.C248]/[.D248]/24" office:value-type="float" office:value="115369.355108733" calcext:value-type="float">
            <text:p>115,369.36</text:p>
          </table:table-cell>
          <table:table-cell table:formula="of:=[.I247]+[.A248]*20" office:value-type="float" office:value="612560" calcext:value-type="float">
            <text:p>612560</text:p>
          </table:table-cell>
          <table:table-cell table:formula="of:=SUM([.$I$2:.$I248])" office:value-type="float" office:value="50842480" calcext:value-type="float">
            <text:p>5084248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5 - 2*[.$A249]^4 + 3*[.$A249]^3 - 4*[.$A249]^2 + 5*[.$A249] - 3" office:value-type="float" office:value="930600050133" calcext:value-type="float">
            <text:p>930,600,050,133</text:p>
          </table:table-cell>
          <table:table-cell table:formula="of:=2^([.$A249]/6) + 1*[.$A249]^4 - 2" office:value-type="float" office:value="2774378430892.32" calcext:value-type="float">
            <text:p>2,774,378,430,892</text:p>
          </table:table-cell>
          <table:table-cell table:formula="of:=([.$A249]+1)*3600" office:value-type="float" office:value="896400" calcext:value-type="float">
            <text:p>896400</text:p>
          </table:table-cell>
          <table:table-cell table:formula="of:=[.B249]/[.D249]" office:value-type="float" office:value="1038152.66636881" calcext:value-type="float">
            <text:p>1,038,152.67</text:p>
          </table:table-cell>
          <table:table-cell table:formula="of:=[.C249]/[.D249]" office:value-type="float" office:value="3095022.79216011" calcext:value-type="float">
            <text:p>3,095,022.79</text:p>
          </table:table-cell>
          <table:table-cell table:formula="of:=[.B249]/[.D249]/24" office:value-type="float" office:value="43256.3610987004" calcext:value-type="float">
            <text:p>43,256.36</text:p>
          </table:table-cell>
          <table:table-cell table:formula="of:=[.C249]/[.D249]/24" office:value-type="float" office:value="128959.283006671" calcext:value-type="float">
            <text:p>128,959.28</text:p>
          </table:table-cell>
          <table:table-cell table:formula="of:=[.I248]+[.A249]*20" office:value-type="float" office:value="617520" calcext:value-type="float">
            <text:p>617520</text:p>
          </table:table-cell>
          <table:table-cell table:formula="of:=SUM([.$I$2:.$I249])" office:value-type="float" office:value="51460000" calcext:value-type="float">
            <text:p>514600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5 - 2*[.$A250]^4 + 3*[.$A250]^3 - 4*[.$A250]^2 + 5*[.$A250] - 3" office:value-type="float" office:value="949544696232" calcext:value-type="float">
            <text:p>949,544,696,232</text:p>
          </table:table-cell>
          <table:table-cell table:formula="of:=2^([.$A250]/6) + 1*[.$A250]^4 - 2" office:value-type="float" office:value="3113732635974.48" calcext:value-type="float">
            <text:p>3,113,732,635,974</text:p>
          </table:table-cell>
          <table:table-cell table:formula="of:=([.$A250]+1)*3600" office:value-type="float" office:value="900000" calcext:value-type="float">
            <text:p>900000</text:p>
          </table:table-cell>
          <table:table-cell table:formula="of:=[.B250]/[.D250]" office:value-type="float" office:value="1055049.66248" calcext:value-type="float">
            <text:p>1,055,049.66</text:p>
          </table:table-cell>
          <table:table-cell table:formula="of:=[.C250]/[.D250]" office:value-type="float" office:value="3459702.92886053" calcext:value-type="float">
            <text:p>3,459,702.93</text:p>
          </table:table-cell>
          <table:table-cell table:formula="of:=[.B250]/[.D250]/24" office:value-type="float" office:value="43960.4026033333" calcext:value-type="float">
            <text:p>43,960.40</text:p>
          </table:table-cell>
          <table:table-cell table:formula="of:=[.C250]/[.D250]/24" office:value-type="float" office:value="144154.288702522" calcext:value-type="float">
            <text:p>144,154.29</text:p>
          </table:table-cell>
          <table:table-cell table:formula="of:=[.I249]+[.A250]*20" office:value-type="float" office:value="622500" calcext:value-type="float">
            <text:p>622500</text:p>
          </table:table-cell>
          <table:table-cell table:formula="of:=SUM([.$I$2:.$I250])" office:value-type="float" office:value="52082500" calcext:value-type="float">
            <text:p>5208250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5 - 2*[.$A251]^4 + 3*[.$A251]^3 - 4*[.$A251]^2 + 5*[.$A251] - 3" office:value-type="float" office:value="968796626247" calcext:value-type="float">
            <text:p>968,796,626,247</text:p>
          </table:table-cell>
          <table:table-cell table:formula="of:=2^([.$A251]/6) + 1*[.$A251]^4 - 2" office:value-type="float" office:value="3494638079163.77" calcext:value-type="float">
            <text:p>3,494,638,079,164</text:p>
          </table:table-cell>
          <table:table-cell table:formula="of:=([.$A251]+1)*3600" office:value-type="float" office:value="903600" calcext:value-type="float">
            <text:p>903600</text:p>
          </table:table-cell>
          <table:table-cell table:formula="of:=[.B251]/[.D251]" office:value-type="float" office:value="1072152.08748008" calcext:value-type="float">
            <text:p>1,072,152.09</text:p>
          </table:table-cell>
          <table:table-cell table:formula="of:=[.C251]/[.D251]" office:value-type="float" office:value="3867461.35365624" calcext:value-type="float">
            <text:p>3,867,461.35</text:p>
          </table:table-cell>
          <table:table-cell table:formula="of:=[.B251]/[.D251]/24" office:value-type="float" office:value="44673.0036450033" calcext:value-type="float">
            <text:p>44,673.00</text:p>
          </table:table-cell>
          <table:table-cell table:formula="of:=[.C251]/[.D251]/24" office:value-type="float" office:value="161144.22306901" calcext:value-type="float">
            <text:p>161,144.22</text:p>
          </table:table-cell>
          <table:table-cell table:formula="of:=[.I250]+[.A251]*20" office:value-type="float" office:value="627500" calcext:value-type="float">
            <text:p>627500</text:p>
          </table:table-cell>
          <table:table-cell table:formula="of:=SUM([.$I$2:.$I251])" office:value-type="float" office:value="52710000" calcext:value-type="float">
            <text:p>52710000</text:p>
          </table:table-cell>
          <table:table-cell table:number-columns-repeated="2"/>
        </table:table-row>
      </table:table>
      <table:table table:name="Armour+Barrier Curve" table:style-name="ta1">
        <office:forms form:automatic-focus="false" form:apply-design-mode="false"/>
        <table:shapes>
          <draw:frame draw:z-index="0" draw:style-name="gr1" draw:text-style-name="P1" svg:width="33.275cm" svg:height="20.037cm" svg:x="16.296cm" svg:y="0.203cm">
            <draw:object draw:notify-on-update-of-ranges="'Armour+Barrier Curve'.D14:'Armour+Barrier Curve'.D213 'Armour+Barrier Curve'.E13:'Armour+Barrier Curve'.E13 'Armour+Barrier Curve'.E14:'Armour+Barrier Curve'.E213 'Armour+Barrier Curve'.F13:'Armour+Barrier Curve'.F13 'Armour+Barrier Curve'.F14:'Armour+Barrier Curve'.F2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ce7"/>
        <table:table-column table:style-name="co8" table:default-cell-style-name="ce7"/>
        <table:table-row table:style-name="ro1">
          <table:table-cell table:style-name="ce5" table:number-columns-repeated="3"/>
          <table:table-cell office:value-type="string" calcext:value-type="string">
            <text:p>Flat Armour/Barrier</text:p>
          </table:table-cell>
          <table:table-cell table:style-name="Default" office:value-type="string" calcext:value-type="string">
            <text:p>% Armour/Barrier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Base Multi</text:p>
          </table:table-cell>
          <table:table-cell table:style-name="ce5" office:value-type="string" calcext:value-type="string">
            <text:p>Slot Multi</text:p>
          </table:table-cell>
          <table:table-cell table:style-name="ce5" office:value-type="string" calcext:value-type="string">
            <text:p>Max</text:p>
          </table:table-cell>
          <table:table-cell office:value-type="float" office:value="1000" calcext:value-type="float">
            <text:p>10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5" table:formula="of:=4/3" office:value-type="float" office:value="1.33333333333333" calcext:value-type="float">
            <text:p>1.33333333333333</text:p>
          </table:table-cell>
          <table:table-cell table:style-name="ce5" table:formula="of:=16/7" office:value-type="float" office:value="2.28571428571429" calcext:value-type="float">
            <text:p>2.28571428571429</text:p>
          </table:table-cell>
          <table:table-cell table:style-name="ce5" office:value-type="string" calcext:value-type="string">
            <text:p>Per level</text:p>
          </table:table-cell>
          <table:table-cell table:style-name="ce6" table:formula="of:=[.D2]/200" office:value-type="float" office:value="5" calcext:value-type="float">
            <text:p>5</text:p>
          </table:table-cell>
          <table:table-cell table:formula="of:=[.E2]/200" office:value-type="percentage" office:value="0.005" calcext:value-type="percentage">
            <text:p>0.50%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ivis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9]-1)*0.02" office:value-type="float" office:value="2.98" calcext:value-type="float">
            <text:p>2.98</text:p>
          </table:table-cell>
          <table:table-cell table:formula="of:=1.5*[.$A9]*[.$B9]" office:value-type="float" office:value="447" calcext:value-type="float">
            <text:p>447</text:p>
          </table:table-cell>
          <table:table-cell table:formula="of:=([.$C9]+[.$D$3]*[.$A$3]*([.$A9]-1))*(1+[.$E$3]*[.$B$3]*[.$A9])" office:value-type="float" office:value="2372.14285714286" calcext:value-type="float">
            <text:p>2372.14285714286</text:p>
          </table:table-cell>
          <table:table-cell table:formula="of:=LOG(1+[.$D9]/[.$B$6];[.$C$6])/[.$D$6]" office:value-type="percentage" office:value="0.561743249921276" calcext:value-type="percentage">
            <text:p>56.17%</text:p>
          </table:table-cell>
          <table:table-cell table:formula="of:=1.7/PI()*ATAN([.$D9]*[.$B$7])" office:value-type="percentage" office:value="0.556678802819996" calcext:value-type="percentage">
            <text:p>55.67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10]-1)*0.02" office:value-type="float" office:value="4.98" calcext:value-type="float">
            <text:p>4.98</text:p>
          </table:table-cell>
          <table:table-cell table:formula="of:=1.5*[.$A10]*[.$B10]" office:value-type="float" office:value="1494" calcext:value-type="float">
            <text:p>1494</text:p>
          </table:table-cell>
          <table:table-cell table:formula="of:=([.$C10]+[.$D$3]*[.$A$3]*([.$A10]-1))*(1+[.$E$3]*[.$B$3]*[.$A10])" office:value-type="float" office:value="9267.90476190476" calcext:value-type="float">
            <text:p>9267.90476190476</text:p>
          </table:table-cell>
          <table:table-cell table:formula="of:=LOG(1+[.$D10]/[.$B$6];[.$C$6])/[.$D$6]" office:value-type="percentage" office:value="0.756782754294909" calcext:value-type="percentage">
            <text:p>75.68%</text:p>
          </table:table-cell>
          <table:table-cell table:formula="of:=1.7/PI()*ATAN([.$D10]*[.$B$7])" office:value-type="percentage" office:value="0.767241085646786" calcext:value-type="percentage">
            <text:p>76.72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1.5*[.$A11]*[.$B11]" office:value-type="float" office:value="2250" calcext:value-type="float">
            <text:p>2250</text:p>
          </table:table-cell>
          <table:table-cell table:formula="of:=([.$C11]+[.$D$3]*[.$A$3]*([.$A11]-1))*(1+[.$E$3]*[.$B$3]*[.$A11])" office:value-type="float" office:value="18791.9047619048" calcext:value-type="float">
            <text:p>18791.9047619048</text:p>
          </table:table-cell>
          <table:table-cell table:formula="of:=LOG(1+[.$D11]/[.$B$6];[.$C$6])/[.$D$6]" office:value-type="percentage" office:value="0.858718266649095" calcext:value-type="percentage">
            <text:p>85.87%</text:p>
          </table:table-cell>
          <table:table-cell table:formula="of:=1.7/PI()*ATAN([.$D11]*[.$B$7])" office:value-type="percentage" office:value="0.808942199591354" calcext:value-type="percentage">
            <text:p>80.89%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Armour/Barrier</text:p>
          </table:table-cell>
          <table:table-cell table:style-name="Default" office:value-type="string" calcext:value-type="string">
            <text:p>Armour/Barrier Effect</text:p>
          </table:table-cell>
          <table:table-cell table:style-name="Default" office:value-type="string" calcext:value-type="string">
            <text:p>New 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$A14]-1)*0.02" office:value-type="float" office:value="1" calcext:value-type="float">
            <text:p>1</text:p>
          </table:table-cell>
          <table:table-cell table:formula="of:=1.5*[.$A14]*[.$B14]" office:value-type="float" office:value="1.5" calcext:value-type="float">
            <text:p>1.5</text:p>
          </table:table-cell>
          <table:table-cell table:formula="of:=([.$C14]+[.$D$3]*[.$A$3]*([.$A14]-1))*(1+[.$E$3]*[.$B$3]*([.$A14]-1))" office:value-type="float" office:value="1.5" calcext:value-type="float">
            <text:p>1.5</text:p>
          </table:table-cell>
          <table:table-cell table:formula="of:=LOG(1+[.$D14]/[.$B$6];[.$C$6])/[.$D$6]" office:value-type="percentage" office:value="0.00427907490172407" calcext:value-type="percentage">
            <text:p>0.43%</text:p>
          </table:table-cell>
          <table:table-cell table:formula="of:=1.7/PI()*ATAN([.$D14]*[.$B$7])" office:value-type="percentage" office:value="0.000568182938030898" calcext:value-type="percentage">
            <text:p>0.0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$A15]-1)*0.02" office:value-type="float" office:value="1.02" calcext:value-type="float">
            <text:p>1.02</text:p>
          </table:table-cell>
          <table:table-cell table:formula="of:=1.5*[.$A15]*[.$B15]" office:value-type="float" office:value="3.06" calcext:value-type="float">
            <text:p>3.06</text:p>
          </table:table-cell>
          <table:table-cell table:formula="of:=([.$C15]+[.$D$3]*[.$A$3]*([.$A15]-1))*(1+[.$E$3]*[.$B$3]*([.$A15]-1))" office:value-type="float" office:value="9.83782857142855" calcext:value-type="float">
            <text:p>9.83782857142855</text:p>
          </table:table-cell>
          <table:table-cell table:formula="of:=LOG(1+[.$D15]/[.$B$6];[.$C$6])/[.$D$6]" office:value-type="percentage" office:value="0.0260019402951366" calcext:value-type="percentage">
            <text:p>2.60%</text:p>
          </table:table-cell>
          <table:table-cell table:formula="of:=1.7/PI()*ATAN([.$D15]*[.$B$7])" office:value-type="percentage" office:value="0.00372640002481357" calcext:value-type="percentage">
            <text:p>0.3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$A16]-1)*0.02" office:value-type="float" office:value="1.04" calcext:value-type="float">
            <text:p>1.04</text:p>
          </table:table-cell>
          <table:table-cell table:formula="of:=1.5*[.$A16]*[.$B16]" office:value-type="float" office:value="4.68" calcext:value-type="float">
            <text:p>4.68</text:p>
          </table:table-cell>
          <table:table-cell table:formula="of:=([.$C16]+[.$D$3]*[.$A$3]*([.$A16]-1))*(1+[.$E$3]*[.$B$3]*([.$A16]-1))" office:value-type="float" office:value="18.4250666666666" calcext:value-type="float">
            <text:p>18.4250666666666</text:p>
          </table:table-cell>
          <table:table-cell table:formula="of:=LOG(1+[.$D16]/[.$B$6];[.$C$6])/[.$D$6]" office:value-type="percentage" office:value="0.0454150749600835" calcext:value-type="percentage">
            <text:p>4.54%</text:p>
          </table:table-cell>
          <table:table-cell table:formula="of:=1.7/PI()*ATAN([.$D16]*[.$B$7])" office:value-type="percentage" office:value="0.00697882128875554" calcext:value-type="percentage">
            <text:p>0.7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$A17]-1)*0.02" office:value-type="float" office:value="1.06" calcext:value-type="float">
            <text:p>1.06</text:p>
          </table:table-cell>
          <table:table-cell table:formula="of:=1.5*[.$A17]*[.$B17]" office:value-type="float" office:value="6.36" calcext:value-type="float">
            <text:p>6.36</text:p>
          </table:table-cell>
          <table:table-cell table:formula="of:=([.$C17]+[.$D$3]*[.$A$3]*([.$A17]-1))*(1+[.$E$3]*[.$B$3]*([.$A17]-1))" office:value-type="float" office:value="27.2637714285714" calcext:value-type="float">
            <text:p>27.2637714285714</text:p>
          </table:table-cell>
          <table:table-cell table:formula="of:=LOG(1+[.$D17]/[.$B$6];[.$C$6])/[.$D$6]" office:value-type="percentage" office:value="0.0630019663124895" calcext:value-type="percentage">
            <text:p>6.30%</text:p>
          </table:table-cell>
          <table:table-cell table:formula="of:=1.7/PI()*ATAN([.$D17]*[.$B$7])" office:value-type="percentage" office:value="0.0103259567663962" calcext:value-type="percentage">
            <text:p>1.0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$A18]-1)*0.02" office:value-type="float" office:value="1.08" calcext:value-type="float">
            <text:p>1.08</text:p>
          </table:table-cell>
          <table:table-cell table:formula="of:=1.5*[.$A18]*[.$B18]" office:value-type="float" office:value="8.1" calcext:value-type="float">
            <text:p>8.1</text:p>
          </table:table-cell>
          <table:table-cell table:formula="of:=([.$C18]+[.$D$3]*[.$A$3]*([.$A18]-1))*(1+[.$E$3]*[.$B$3]*([.$A18]-1))" office:value-type="float" office:value="36.3559999999999" calcext:value-type="float">
            <text:p>36.3559999999999</text:p>
          </table:table-cell>
          <table:table-cell table:formula="of:=LOG(1+[.$D18]/[.$B$6];[.$C$6])/[.$D$6]" office:value-type="percentage" office:value="0.0791075044405144" calcext:value-type="percentage">
            <text:p>7.91%</text:p>
          </table:table-cell>
          <table:table-cell table:formula="of:=1.7/PI()*ATAN([.$D18]*[.$B$7])" office:value-type="percentage" office:value="0.0137682724428685" calcext:value-type="percentage">
            <text:p>1.3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$A19]-1)*0.02" office:value-type="float" office:value="1.1" calcext:value-type="float">
            <text:p>1.1</text:p>
          </table:table-cell>
          <table:table-cell table:formula="of:=1.5*[.$A19]*[.$B19]" office:value-type="float" office:value="9.9" calcext:value-type="float">
            <text:p>9.9</text:p>
          </table:table-cell>
          <table:table-cell table:formula="of:=([.$C19]+[.$D$3]*[.$A$3]*([.$A19]-1))*(1+[.$E$3]*[.$B$3]*([.$A19]-1))" office:value-type="float" office:value="45.7038095238094" calcext:value-type="float">
            <text:p>45.7038095238094</text:p>
          </table:table-cell>
          <table:table-cell table:formula="of:=LOG(1+[.$D19]/[.$B$6];[.$C$6])/[.$D$6]" office:value-type="percentage" office:value="0.0939864070098486" calcext:value-type="percentage">
            <text:p>9.40%</text:p>
          </table:table-cell>
          <table:table-cell table:formula="of:=1.7/PI()*ATAN([.$D19]*[.$B$7])" office:value-type="percentage" office:value="0.0173061866846205" calcext:value-type="percentage">
            <text:p>1.7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$A20]-1)*0.02" office:value-type="float" office:value="1.12" calcext:value-type="float">
            <text:p>1.12</text:p>
          </table:table-cell>
          <table:table-cell table:formula="of:=1.5*[.$A20]*[.$B20]" office:value-type="float" office:value="11.76" calcext:value-type="float">
            <text:p>11.76</text:p>
          </table:table-cell>
          <table:table-cell table:formula="of:=([.$C20]+[.$D$3]*[.$A$3]*([.$A20]-1))*(1+[.$E$3]*[.$B$3]*([.$A20]-1))" office:value-type="float" office:value="55.3092571428571" calcext:value-type="float">
            <text:p>55.3092571428571</text:p>
          </table:table-cell>
          <table:table-cell table:formula="of:=LOG(1+[.$D20]/[.$B$6];[.$C$6])/[.$D$6]" office:value-type="percentage" office:value="0.107832181635336" calcext:value-type="percentage">
            <text:p>10.78%</text:p>
          </table:table-cell>
          <table:table-cell table:formula="of:=1.7/PI()*ATAN([.$D20]*[.$B$7])" office:value-type="percentage" office:value="0.020940066546064" calcext:value-type="percentage">
            <text:p>2.09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$A21]-1)*0.02" office:value-type="float" office:value="1.14" calcext:value-type="float">
            <text:p>1.14</text:p>
          </table:table-cell>
          <table:table-cell table:formula="of:=1.5*[.$A21]*[.$B21]" office:value-type="float" office:value="13.68" calcext:value-type="float">
            <text:p>13.68</text:p>
          </table:table-cell>
          <table:table-cell table:formula="of:=([.$C21]+[.$D$3]*[.$A$3]*([.$A21]-1))*(1+[.$E$3]*[.$B$3]*([.$A21]-1))" office:value-type="float" office:value="65.1743999999999" calcext:value-type="float">
            <text:p>65.1743999999999</text:p>
          </table:table-cell>
          <table:table-cell table:formula="of:=LOG(1+[.$D21]/[.$B$6];[.$C$6])/[.$D$6]" office:value-type="percentage" office:value="0.120795318047132" calcext:value-type="percentage">
            <text:p>12.08%</text:p>
          </table:table-cell>
          <table:table-cell table:formula="of:=1.7/PI()*ATAN([.$D21]*[.$B$7])" office:value-type="percentage" office:value="0.0246702239573704" calcext:value-type="percentage">
            <text:p>2.4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$A22]-1)*0.02" office:value-type="float" office:value="1.16" calcext:value-type="float">
            <text:p>1.16</text:p>
          </table:table-cell>
          <table:table-cell table:formula="of:=1.5*[.$A22]*[.$B22]" office:value-type="float" office:value="15.66" calcext:value-type="float">
            <text:p>15.66</text:p>
          </table:table-cell>
          <table:table-cell table:formula="of:=([.$C22]+[.$D$3]*[.$A$3]*([.$A22]-1))*(1+[.$E$3]*[.$B$3]*([.$A22]-1))" office:value-type="float" office:value="75.3012952380951" calcext:value-type="float">
            <text:p>75.3012952380951</text:p>
          </table:table-cell>
          <table:table-cell table:formula="of:=LOG(1+[.$D22]/[.$B$6];[.$C$6])/[.$D$6]" office:value-type="percentage" office:value="0.132995185326188" calcext:value-type="percentage">
            <text:p>13.30%</text:p>
          </table:table-cell>
          <table:table-cell table:formula="of:=1.7/PI()*ATAN([.$D22]*[.$B$7])" office:value-type="percentage" office:value="0.028496911802172" calcext:value-type="percentage">
            <text:p>2.8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$A23]-1)*0.02" office:value-type="float" office:value="1.18" calcext:value-type="float">
            <text:p>1.18</text:p>
          </table:table-cell>
          <table:table-cell table:formula="of:=1.5*[.$A23]*[.$B23]" office:value-type="float" office:value="17.7" calcext:value-type="float">
            <text:p>17.7</text:p>
          </table:table-cell>
          <table:table-cell table:formula="of:=([.$C23]+[.$D$3]*[.$A$3]*([.$A23]-1))*(1+[.$E$3]*[.$B$3]*([.$A23]-1))" office:value-type="float" office:value="85.6919999999998" calcext:value-type="float">
            <text:p>85.6919999999998</text:p>
          </table:table-cell>
          <table:table-cell table:formula="of:=LOG(1+[.$D23]/[.$B$6];[.$C$6])/[.$D$6]" office:value-type="percentage" office:value="0.144528079785695" calcext:value-type="percentage">
            <text:p>14.45%</text:p>
          </table:table-cell>
          <table:table-cell table:formula="of:=1.7/PI()*ATAN([.$D23]*[.$B$7])" office:value-type="percentage" office:value="0.0324203198955669" calcext:value-type="percentage">
            <text:p>3.2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$A24]-1)*0.02" office:value-type="float" office:value="1.2" calcext:value-type="float">
            <text:p>1.2</text:p>
          </table:table-cell>
          <table:table-cell table:formula="of:=1.5*[.$A24]*[.$B24]" office:value-type="float" office:value="19.8" calcext:value-type="float">
            <text:p>19.8</text:p>
          </table:table-cell>
          <table:table-cell table:formula="of:=([.$C24]+[.$D$3]*[.$A$3]*([.$A24]-1))*(1+[.$E$3]*[.$B$3]*([.$A24]-1))" office:value-type="float" office:value="96.3485714285713" calcext:value-type="float">
            <text:p>96.3485714285713</text:p>
          </table:table-cell>
          <table:table-cell table:formula="of:=LOG(1+[.$D24]/[.$B$6];[.$C$6])/[.$D$6]" office:value-type="percentage" office:value="0.155472827706341" calcext:value-type="percentage">
            <text:p>15.55%</text:p>
          </table:table-cell>
          <table:table-cell table:formula="of:=1.7/PI()*ATAN([.$D24]*[.$B$7])" office:value-type="percentage" office:value="0.0364405708745716" calcext:value-type="percentage">
            <text:p>3.64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$A25]-1)*0.02" office:value-type="float" office:value="1.22" calcext:value-type="float">
            <text:p>1.22</text:p>
          </table:table-cell>
          <table:table-cell table:formula="of:=1.5*[.$A25]*[.$B25]" office:value-type="float" office:value="21.96" calcext:value-type="float">
            <text:p>21.96</text:p>
          </table:table-cell>
          <table:table-cell table:formula="of:=([.$C25]+[.$D$3]*[.$A$3]*([.$A25]-1))*(1+[.$E$3]*[.$B$3]*([.$A25]-1))" office:value-type="float" office:value="107.273066666666" calcext:value-type="float">
            <text:p>107.273066666666</text:p>
          </table:table-cell>
          <table:table-cell table:formula="of:=LOG(1+[.$D25]/[.$B$6];[.$C$6])/[.$D$6]" office:value-type="percentage" office:value="0.165894783613119" calcext:value-type="percentage">
            <text:p>16.59%</text:p>
          </table:table-cell>
          <table:table-cell table:formula="of:=1.7/PI()*ATAN([.$D25]*[.$B$7])" office:value-type="percentage" office:value="0.0405577160149905" calcext:value-type="percentage">
            <text:p>4.06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$A26]-1)*0.02" office:value-type="float" office:value="1.24" calcext:value-type="float">
            <text:p>1.24</text:p>
          </table:table-cell>
          <table:table-cell table:formula="of:=1.5*[.$A26]*[.$B26]" office:value-type="float" office:value="24.18" calcext:value-type="float">
            <text:p>24.18</text:p>
          </table:table-cell>
          <table:table-cell table:formula="of:=([.$C26]+[.$D$3]*[.$A$3]*([.$A26]-1))*(1+[.$E$3]*[.$B$3]*([.$A26]-1))" office:value-type="float" office:value="118.467542857143" calcext:value-type="float">
            <text:p>118.467542857143</text:p>
          </table:table-cell>
          <table:table-cell table:formula="of:=LOG(1+[.$D26]/[.$B$6];[.$C$6])/[.$D$6]" office:value-type="percentage" office:value="0.175848745758645" calcext:value-type="percentage">
            <text:p>17.58%</text:p>
          </table:table-cell>
          <table:table-cell table:formula="of:=1.7/PI()*ATAN([.$D26]*[.$B$7])" office:value-type="percentage" office:value="0.0447717309905861" calcext:value-type="percentage">
            <text:p>4.48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$A27]-1)*0.02" office:value-type="float" office:value="1.26" calcext:value-type="float">
            <text:p>1.26</text:p>
          </table:table-cell>
          <table:table-cell table:formula="of:=1.5*[.$A27]*[.$B27]" office:value-type="float" office:value="26.46" calcext:value-type="float">
            <text:p>26.46</text:p>
          </table:table-cell>
          <table:table-cell table:formula="of:=([.$C27]+[.$D$3]*[.$A$3]*([.$A27]-1))*(1+[.$E$3]*[.$B$3]*([.$A27]-1))" office:value-type="float" office:value="129.934057142857" calcext:value-type="float">
            <text:p>129.934057142857</text:p>
          </table:table-cell>
          <table:table-cell table:formula="of:=LOG(1+[.$D27]/[.$B$6];[.$C$6])/[.$D$6]" office:value-type="percentage" office:value="0.185381122725897" calcext:value-type="percentage">
            <text:p>18.54%</text:p>
          </table:table-cell>
          <table:table-cell table:formula="of:=1.7/PI()*ATAN([.$D27]*[.$B$7])" office:value-type="percentage" office:value="0.0490825115924051" calcext:value-type="percentage">
            <text:p>4.9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$A28]-1)*0.02" office:value-type="float" office:value="1.28" calcext:value-type="float">
            <text:p>1.28</text:p>
          </table:table-cell>
          <table:table-cell table:formula="of:=1.5*[.$A28]*[.$B28]" office:value-type="float" office:value="28.8" calcext:value-type="float">
            <text:p>28.8</text:p>
          </table:table-cell>
          <table:table-cell table:formula="of:=([.$C28]+[.$D$3]*[.$A$3]*([.$A28]-1))*(1+[.$E$3]*[.$B$3]*([.$A28]-1))" office:value-type="float" office:value="141.674666666666" calcext:value-type="float">
            <text:p>141.674666666666</text:p>
          </table:table-cell>
          <table:table-cell table:formula="of:=LOG(1+[.$D28]/[.$B$6];[.$C$6])/[.$D$6]" office:value-type="percentage" office:value="0.194531570776561" calcext:value-type="percentage">
            <text:p>19.45%</text:p>
          </table:table-cell>
          <table:table-cell table:formula="of:=1.7/PI()*ATAN([.$D28]*[.$B$7])" office:value-type="percentage" office:value="0.053489869428145" calcext:value-type="percentage">
            <text:p>5.3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$A29]-1)*0.02" office:value-type="float" office:value="1.3" calcext:value-type="float">
            <text:p>1.3</text:p>
          </table:table-cell>
          <table:table-cell table:formula="of:=1.5*[.$A29]*[.$B29]" office:value-type="float" office:value="31.2" calcext:value-type="float">
            <text:p>31.2</text:p>
          </table:table-cell>
          <table:table-cell table:formula="of:=([.$C29]+[.$D$3]*[.$A$3]*([.$A29]-1))*(1+[.$E$3]*[.$B$3]*([.$A29]-1))" office:value-type="float" office:value="153.691428571428" calcext:value-type="float">
            <text:p>153.691428571428</text:p>
          </table:table-cell>
          <table:table-cell table:formula="of:=LOG(1+[.$D29]/[.$B$6];[.$C$6])/[.$D$6]" office:value-type="percentage" office:value="0.203334249912672" calcext:value-type="percentage">
            <text:p>20.33%</text:p>
          </table:table-cell>
          <table:table-cell table:formula="of:=1.7/PI()*ATAN([.$D29]*[.$B$7])" office:value-type="percentage" office:value="0.0579935276234966" calcext:value-type="percentage">
            <text:p>5.8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$A30]-1)*0.02" office:value-type="float" office:value="1.32" calcext:value-type="float">
            <text:p>1.32</text:p>
          </table:table-cell>
          <table:table-cell table:formula="of:=1.5*[.$A30]*[.$B30]" office:value-type="float" office:value="33.66" calcext:value-type="float">
            <text:p>33.66</text:p>
          </table:table-cell>
          <table:table-cell table:formula="of:=([.$C30]+[.$D$3]*[.$A$3]*([.$A30]-1))*(1+[.$E$3]*[.$B$3]*([.$A30]-1))" office:value-type="float" office:value="165.9864" calcext:value-type="float">
            <text:p>165.9864</text:p>
          </table:table-cell>
          <table:table-cell table:formula="of:=LOG(1+[.$D30]/[.$B$6];[.$C$6])/[.$D$6]" office:value-type="percentage" office:value="0.211818800495551" calcext:value-type="percentage">
            <text:p>21.18%</text:p>
          </table:table-cell>
          <table:table-cell table:formula="of:=1.7/PI()*ATAN([.$D30]*[.$B$7])" office:value-type="percentage" office:value="0.0625931165494622" calcext:value-type="percentage">
            <text:p>6.26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$A31]-1)*0.02" office:value-type="float" office:value="1.34" calcext:value-type="float">
            <text:p>1.34</text:p>
          </table:table-cell>
          <table:table-cell table:formula="of:=1.5*[.$A31]*[.$B31]" office:value-type="float" office:value="36.18" calcext:value-type="float">
            <text:p>36.18</text:p>
          </table:table-cell>
          <table:table-cell table:formula="of:=([.$C31]+[.$D$3]*[.$A$3]*([.$A31]-1))*(1+[.$E$3]*[.$B$3]*([.$A31]-1))" office:value-type="float" office:value="178.561638095238" calcext:value-type="float">
            <text:p>178.561638095238</text:p>
          </table:table-cell>
          <table:table-cell table:formula="of:=LOG(1+[.$D31]/[.$B$6];[.$C$6])/[.$D$6]" office:value-type="percentage" office:value="0.220011111875643" calcext:value-type="percentage">
            <text:p>22.00%</text:p>
          </table:table-cell>
          <table:table-cell table:formula="of:=1.7/PI()*ATAN([.$D31]*[.$B$7])" office:value-type="percentage" office:value="0.0672881696016913" calcext:value-type="percentage">
            <text:p>6.7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$A32]-1)*0.02" office:value-type="float" office:value="1.36" calcext:value-type="float">
            <text:p>1.36</text:p>
          </table:table-cell>
          <table:table-cell table:formula="of:=1.5*[.$A32]*[.$B32]" office:value-type="float" office:value="38.76" calcext:value-type="float">
            <text:p>38.76</text:p>
          </table:table-cell>
          <table:table-cell table:formula="of:=([.$C32]+[.$D$3]*[.$A$3]*([.$A32]-1))*(1+[.$E$3]*[.$B$3]*([.$A32]-1))" office:value-type="float" office:value="191.4192" calcext:value-type="float">
            <text:p>191.4192</text:p>
          </table:table-cell>
          <table:table-cell table:formula="of:=LOG(1+[.$D32]/[.$B$6];[.$C$6])/[.$D$6]" office:value-type="percentage" office:value="0.227933934038299" calcext:value-type="percentage">
            <text:p>22.79%</text:p>
          </table:table-cell>
          <table:table-cell table:formula="of:=1.7/PI()*ATAN([.$D32]*[.$B$7])" office:value-type="percentage" office:value="0.0720781190598672" calcext:value-type="percentage">
            <text:p>7.21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$A33]-1)*0.02" office:value-type="float" office:value="1.38" calcext:value-type="float">
            <text:p>1.38</text:p>
          </table:table-cell>
          <table:table-cell table:formula="of:=1.5*[.$A33]*[.$B33]" office:value-type="float" office:value="41.4" calcext:value-type="float">
            <text:p>41.4</text:p>
          </table:table-cell>
          <table:table-cell table:formula="of:=([.$C33]+[.$D$3]*[.$A$3]*([.$A33]-1))*(1+[.$E$3]*[.$B$3]*([.$A33]-1))" office:value-type="float" office:value="204.561142857143" calcext:value-type="float">
            <text:p>204.561142857143</text:p>
          </table:table-cell>
          <table:table-cell table:formula="of:=LOG(1+[.$D33]/[.$B$6];[.$C$6])/[.$D$6]" office:value-type="percentage" office:value="0.235607369248095" calcext:value-type="percentage">
            <text:p>23.56%</text:p>
          </table:table-cell>
          <table:table-cell table:formula="of:=1.7/PI()*ATAN([.$D33]*[.$B$7])" office:value-type="percentage" office:value="0.0769622920570927" calcext:value-type="percentage">
            <text:p>7.7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$A34]-1)*0.02" office:value-type="float" office:value="1.4" calcext:value-type="float">
            <text:p>1.4</text:p>
          </table:table-cell>
          <table:table-cell table:formula="of:=1.5*[.$A34]*[.$B34]" office:value-type="float" office:value="44.1" calcext:value-type="float">
            <text:p>44.1</text:p>
          </table:table-cell>
          <table:table-cell table:formula="of:=([.$C34]+[.$D$3]*[.$A$3]*([.$A34]-1))*(1+[.$E$3]*[.$B$3]*([.$A34]-1))" office:value-type="float" office:value="217.989523809524" calcext:value-type="float">
            <text:p>217.989523809524</text:p>
          </table:table-cell>
          <table:table-cell table:formula="of:=LOG(1+[.$D34]/[.$B$6];[.$C$6])/[.$D$6]" office:value-type="percentage" office:value="0.243049270891815" calcext:value-type="percentage">
            <text:p>24.30%</text:p>
          </table:table-cell>
          <table:table-cell table:formula="of:=1.7/PI()*ATAN([.$D34]*[.$B$7])" office:value-type="percentage" office:value="0.0819399066910145" calcext:value-type="percentage">
            <text:p>8.19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([.$A35]-1)*0.02" office:value-type="float" office:value="1.42" calcext:value-type="float">
            <text:p>1.42</text:p>
          </table:table-cell>
          <table:table-cell table:formula="of:=1.5*[.$A35]*[.$B35]" office:value-type="float" office:value="46.86" calcext:value-type="float">
            <text:p>46.86</text:p>
          </table:table-cell>
          <table:table-cell table:formula="of:=([.$C35]+[.$D$3]*[.$A$3]*([.$A35]-1))*(1+[.$E$3]*[.$B$3]*([.$A35]-1))" office:value-type="float" office:value="231.7064" calcext:value-type="float">
            <text:p>231.7064</text:p>
          </table:table-cell>
          <table:table-cell table:formula="of:=LOG(1+[.$D35]/[.$B$6];[.$C$6])/[.$D$6]" office:value-type="percentage" office:value="0.250275569787654" calcext:value-type="percentage">
            <text:p>25.03%</text:p>
          </table:table-cell>
          <table:table-cell table:formula="of:=1.7/PI()*ATAN([.$D35]*[.$B$7])" office:value-type="percentage" office:value="0.087010068310067" calcext:value-type="percentage">
            <text:p>8.7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([.$A36]-1)*0.02" office:value-type="float" office:value="1.44" calcext:value-type="float">
            <text:p>1.44</text:p>
          </table:table-cell>
          <table:table-cell table:formula="of:=1.5*[.$A36]*[.$B36]" office:value-type="float" office:value="49.68" calcext:value-type="float">
            <text:p>49.68</text:p>
          </table:table-cell>
          <table:table-cell table:formula="of:=([.$C36]+[.$D$3]*[.$A$3]*([.$A36]-1))*(1+[.$E$3]*[.$B$3]*([.$A36]-1))" office:value-type="float" office:value="245.713828571428" calcext:value-type="float">
            <text:p>245.713828571428</text:p>
          </table:table-cell>
          <table:table-cell table:formula="of:=LOG(1+[.$D36]/[.$B$6];[.$C$6])/[.$D$6]" office:value-type="percentage" office:value="0.257300543244337" calcext:value-type="percentage">
            <text:p>25.73%</text:p>
          </table:table-cell>
          <table:table-cell table:formula="of:=1.7/PI()*ATAN([.$D36]*[.$B$7])" office:value-type="percentage" office:value="0.0921717660096576" calcext:value-type="percentage">
            <text:p>9.22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([.$A37]-1)*0.02" office:value-type="float" office:value="1.46" calcext:value-type="float">
            <text:p>1.46</text:p>
          </table:table-cell>
          <table:table-cell table:formula="of:=1.5*[.$A37]*[.$B37]" office:value-type="float" office:value="52.56" calcext:value-type="float">
            <text:p>52.56</text:p>
          </table:table-cell>
          <table:table-cell table:formula="of:=([.$C37]+[.$D$3]*[.$A$3]*([.$A37]-1))*(1+[.$E$3]*[.$B$3]*([.$A37]-1))" office:value-type="float" office:value="260.013866666666" calcext:value-type="float">
            <text:p>260.013866666666</text:p>
          </table:table-cell>
          <table:table-cell table:formula="of:=LOG(1+[.$D37]/[.$B$6];[.$C$6])/[.$D$6]" office:value-type="percentage" office:value="0.264137038523213" calcext:value-type="percentage">
            <text:p>26.41%</text:p>
          </table:table-cell>
          <table:table-cell table:formula="of:=1.7/PI()*ATAN([.$D37]*[.$B$7])" office:value-type="percentage" office:value="0.0974238693743176" calcext:value-type="percentage">
            <text:p>9.74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([.$A38]-1)*0.02" office:value-type="float" office:value="1.48" calcext:value-type="float">
            <text:p>1.48</text:p>
          </table:table-cell>
          <table:table-cell table:formula="of:=1.5*[.$A38]*[.$B38]" office:value-type="float" office:value="55.5" calcext:value-type="float">
            <text:p>55.5</text:p>
          </table:table-cell>
          <table:table-cell table:formula="of:=([.$C38]+[.$D$3]*[.$A$3]*([.$A38]-1))*(1+[.$E$3]*[.$B$3]*([.$A38]-1))" office:value-type="float" office:value="274.608571428571" calcext:value-type="float">
            <text:p>274.608571428571</text:p>
          </table:table-cell>
          <table:table-cell table:formula="of:=LOG(1+[.$D38]/[.$B$6];[.$C$6])/[.$D$6]" office:value-type="percentage" office:value="0.27079665967923" calcext:value-type="percentage">
            <text:p>27.08%</text:p>
          </table:table-cell>
          <table:table-cell table:formula="of:=1.7/PI()*ATAN([.$D38]*[.$B$7])" office:value-type="percentage" office:value="0.102765125502767" calcext:value-type="percentage">
            <text:p>10.28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([.$A39]-1)*0.02" office:value-type="float" office:value="1.5" calcext:value-type="float">
            <text:p>1.5</text:p>
          </table:table-cell>
          <table:table-cell table:formula="of:=1.5*[.$A39]*[.$B39]" office:value-type="float" office:value="58.5" calcext:value-type="float">
            <text:p>58.5</text:p>
          </table:table-cell>
          <table:table-cell table:formula="of:=([.$C39]+[.$D$3]*[.$A$3]*([.$A39]-1))*(1+[.$E$3]*[.$B$3]*([.$A39]-1))" office:value-type="float" office:value="289.5" calcext:value-type="float">
            <text:p>289.5</text:p>
          </table:table-cell>
          <table:table-cell table:formula="of:=LOG(1+[.$D39]/[.$B$6];[.$C$6])/[.$D$6]" office:value-type="percentage" office:value="0.277289924760167" calcext:value-type="percentage">
            <text:p>27.73%</text:p>
          </table:table-cell>
          <table:table-cell table:formula="of:=1.7/PI()*ATAN([.$D39]*[.$B$7])" office:value-type="percentage" office:value="0.10819415635343" calcext:value-type="percentage">
            <text:p>10.82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([.$A40]-1)*0.02" office:value-type="float" office:value="1.52" calcext:value-type="float">
            <text:p>1.52</text:p>
          </table:table-cell>
          <table:table-cell table:formula="of:=1.5*[.$A40]*[.$B40]" office:value-type="float" office:value="61.56" calcext:value-type="float">
            <text:p>61.56</text:p>
          </table:table-cell>
          <table:table-cell table:formula="of:=([.$C40]+[.$D$3]*[.$A$3]*([.$A40]-1))*(1+[.$E$3]*[.$B$3]*([.$A40]-1))" office:value-type="float" office:value="304.690209523809" calcext:value-type="float">
            <text:p>304.690209523809</text:p>
          </table:table-cell>
          <table:table-cell table:formula="of:=LOG(1+[.$D40]/[.$B$6];[.$C$6])/[.$D$6]" office:value-type="percentage" office:value="0.283626398838967" calcext:value-type="percentage">
            <text:p>28.36%</text:p>
          </table:table-cell>
          <table:table-cell table:formula="of:=1.7/PI()*ATAN([.$D40]*[.$B$7])" office:value-type="percentage" office:value="0.113709456448179" calcext:value-type="percentage">
            <text:p>11.37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([.$A41]-1)*0.02" office:value-type="float" office:value="1.54" calcext:value-type="float">
            <text:p>1.54</text:p>
          </table:table-cell>
          <table:table-cell table:formula="of:=1.5*[.$A41]*[.$B41]" office:value-type="float" office:value="64.68" calcext:value-type="float">
            <text:p>64.68</text:p>
          </table:table-cell>
          <table:table-cell table:formula="of:=([.$C41]+[.$D$3]*[.$A$3]*([.$A41]-1))*(1+[.$E$3]*[.$B$3]*([.$A41]-1))" office:value-type="float" office:value="320.181257142857" calcext:value-type="float">
            <text:p>320.181257142857</text:p>
          </table:table-cell>
          <table:table-cell table:formula="of:=LOG(1+[.$D41]/[.$B$6];[.$C$6])/[.$D$6]" office:value-type="percentage" office:value="0.289814807209112" calcext:value-type="percentage">
            <text:p>28.98%</text:p>
          </table:table-cell>
          <table:table-cell table:formula="of:=1.7/PI()*ATAN([.$D41]*[.$B$7])" office:value-type="percentage" office:value="0.119309390971877" calcext:value-type="percentage">
            <text:p>11.93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([.$A42]-1)*0.02" office:value-type="float" office:value="1.56" calcext:value-type="float">
            <text:p>1.56</text:p>
          </table:table-cell>
          <table:table-cell table:formula="of:=1.5*[.$A42]*[.$B42]" office:value-type="float" office:value="67.86" calcext:value-type="float">
            <text:p>67.86</text:p>
          </table:table-cell>
          <table:table-cell table:formula="of:=([.$C42]+[.$D$3]*[.$A$3]*([.$A42]-1))*(1+[.$E$3]*[.$B$3]*([.$A42]-1))" office:value-type="float" office:value="335.9752" calcext:value-type="float">
            <text:p>335.9752</text:p>
          </table:table-cell>
          <table:table-cell table:formula="of:=LOG(1+[.$D42]/[.$B$6];[.$C$6])/[.$D$6]" office:value-type="percentage" office:value="0.29586313219381" calcext:value-type="percentage">
            <text:p>29.59%</text:p>
          </table:table-cell>
          <table:table-cell table:formula="of:=1.7/PI()*ATAN([.$D42]*[.$B$7])" office:value-type="percentage" office:value="0.124992194304679" calcext:value-type="percentage">
            <text:p>12.5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([.$A43]-1)*0.02" office:value-type="float" office:value="1.58" calcext:value-type="float">
            <text:p>1.58</text:p>
          </table:table-cell>
          <table:table-cell table:formula="of:=1.5*[.$A43]*[.$B43]" office:value-type="float" office:value="71.1" calcext:value-type="float">
            <text:p>71.1</text:p>
          </table:table-cell>
          <table:table-cell table:formula="of:=([.$C43]+[.$D$3]*[.$A$3]*([.$A43]-1))*(1+[.$E$3]*[.$B$3]*([.$A43]-1))" office:value-type="float" office:value="352.074095238095" calcext:value-type="float">
            <text:p>352.074095238095</text:p>
          </table:table-cell>
          <table:table-cell table:formula="of:=LOG(1+[.$D43]/[.$B$6];[.$C$6])/[.$D$6]" office:value-type="percentage" office:value="0.301778696338895" calcext:value-type="percentage">
            <text:p>30.18%</text:p>
          </table:table-cell>
          <table:table-cell table:formula="of:=1.7/PI()*ATAN([.$D43]*[.$B$7])" office:value-type="percentage" office:value="0.130755969022935" calcext:value-type="percentage">
            <text:p>13.08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([.$A44]-1)*0.02" office:value-type="float" office:value="1.6" calcext:value-type="float">
            <text:p>1.6</text:p>
          </table:table-cell>
          <table:table-cell table:formula="of:=1.5*[.$A44]*[.$B44]" office:value-type="float" office:value="74.4" calcext:value-type="float">
            <text:p>74.4</text:p>
          </table:table-cell>
          <table:table-cell table:formula="of:=([.$C44]+[.$D$3]*[.$A$3]*([.$A44]-1))*(1+[.$E$3]*[.$B$3]*([.$A44]-1))" office:value-type="float" office:value="368.48" calcext:value-type="float">
            <text:p>368.48</text:p>
          </table:table-cell>
          <table:table-cell table:formula="of:=LOG(1+[.$D44]/[.$B$6];[.$C$6])/[.$D$6]" office:value-type="percentage" office:value="0.307568234227787" calcext:value-type="percentage">
            <text:p>30.76%</text:p>
          </table:table-cell>
          <table:table-cell table:formula="of:=1.7/PI()*ATAN([.$D44]*[.$B$7])" office:value-type="percentage" office:value="0.136598685402895" calcext:value-type="percentage">
            <text:p>13.6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([.$A45]-1)*0.02" office:value-type="float" office:value="1.62" calcext:value-type="float">
            <text:p>1.62</text:p>
          </table:table-cell>
          <table:table-cell table:formula="of:=1.5*[.$A45]*[.$B45]" office:value-type="float" office:value="77.76" calcext:value-type="float">
            <text:p>77.76</text:p>
          </table:table-cell>
          <table:table-cell table:formula="of:=([.$C45]+[.$D$3]*[.$A$3]*([.$A45]-1))*(1+[.$E$3]*[.$B$3]*([.$A45]-1))" office:value-type="float" office:value="385.194971428571" calcext:value-type="float">
            <text:p>385.194971428571</text:p>
          </table:table-cell>
          <table:table-cell table:formula="of:=LOG(1+[.$D45]/[.$B$6];[.$C$6])/[.$D$6]" office:value-type="percentage" office:value="0.313237954738868" calcext:value-type="percentage">
            <text:p>31.32%</text:p>
          </table:table-cell>
          <table:table-cell table:formula="of:=1.7/PI()*ATAN([.$D45]*[.$B$7])" office:value-type="percentage" office:value="0.142518181459288" calcext:value-type="percentage">
            <text:p>14.25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([.$A46]-1)*0.02" office:value-type="float" office:value="1.64" calcext:value-type="float">
            <text:p>1.64</text:p>
          </table:table-cell>
          <table:table-cell table:formula="of:=1.5*[.$A46]*[.$B46]" office:value-type="float" office:value="81.18" calcext:value-type="float">
            <text:p>81.18</text:p>
          </table:table-cell>
          <table:table-cell table:formula="of:=([.$C46]+[.$D$3]*[.$A$3]*([.$A46]-1))*(1+[.$E$3]*[.$B$3]*([.$A46]-1))" office:value-type="float" office:value="402.221066666666" calcext:value-type="float">
            <text:p>402.221066666666</text:p>
          </table:table-cell>
          <table:table-cell table:formula="of:=LOG(1+[.$D46]/[.$B$6];[.$C$6])/[.$D$6]" office:value-type="percentage" office:value="0.318793595234448" calcext:value-type="percentage">
            <text:p>31.88%</text:p>
          </table:table-cell>
          <table:table-cell table:formula="of:=1.7/PI()*ATAN([.$D46]*[.$B$7])" office:value-type="percentage" office:value="0.148512163548118" calcext:value-type="percentage">
            <text:p>14.85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([.$A47]-1)*0.02" office:value-type="float" office:value="1.66" calcext:value-type="float">
            <text:p>1.66</text:p>
          </table:table-cell>
          <table:table-cell table:formula="of:=1.5*[.$A47]*[.$B47]" office:value-type="float" office:value="84.66" calcext:value-type="float">
            <text:p>84.66</text:p>
          </table:table-cell>
          <table:table-cell table:formula="of:=([.$C47]+[.$D$3]*[.$A$3]*([.$A47]-1))*(1+[.$E$3]*[.$B$3]*([.$A47]-1))" office:value-type="float" office:value="419.560342857142" calcext:value-type="float">
            <text:p>419.560342857142</text:p>
          </table:table-cell>
          <table:table-cell table:formula="of:=LOG(1+[.$D47]/[.$B$6];[.$C$6])/[.$D$6]" office:value-type="percentage" office:value="0.324240468906534" calcext:value-type="percentage">
            <text:p>32.42%</text:p>
          </table:table-cell>
          <table:table-cell table:formula="of:=1.7/PI()*ATAN([.$D47]*[.$B$7])" office:value-type="percentage" office:value="0.154578207559782" calcext:value-type="percentage">
            <text:p>15.46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([.$A48]-1)*0.02" office:value-type="float" office:value="1.68" calcext:value-type="float">
            <text:p>1.68</text:p>
          </table:table-cell>
          <table:table-cell table:formula="of:=1.5*[.$A48]*[.$B48]" office:value-type="float" office:value="88.2" calcext:value-type="float">
            <text:p>88.2</text:p>
          </table:table-cell>
          <table:table-cell table:formula="of:=([.$C48]+[.$D$3]*[.$A$3]*([.$A48]-1))*(1+[.$E$3]*[.$B$3]*([.$A48]-1))" office:value-type="float" office:value="437.214857142857" calcext:value-type="float">
            <text:p>437.214857142857</text:p>
          </table:table-cell>
          <table:table-cell table:formula="of:=LOG(1+[.$D48]/[.$B$6];[.$C$6])/[.$D$6]" office:value-type="percentage" office:value="0.329583506292749" calcext:value-type="percentage">
            <text:p>32.96%</text:p>
          </table:table-cell>
          <table:table-cell table:formula="of:=1.7/PI()*ATAN([.$D48]*[.$B$7])" office:value-type="percentage" office:value="0.16071376072482" calcext:value-type="percentage">
            <text:p>16.07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([.$A49]-1)*0.02" office:value-type="float" office:value="1.7" calcext:value-type="float">
            <text:p>1.7</text:p>
          </table:table-cell>
          <table:table-cell table:formula="of:=1.5*[.$A49]*[.$B49]" office:value-type="float" office:value="91.8" calcext:value-type="float">
            <text:p>91.8</text:p>
          </table:table-cell>
          <table:table-cell table:formula="of:=([.$C49]+[.$D$3]*[.$A$3]*([.$A49]-1))*(1+[.$E$3]*[.$B$3]*([.$A49]-1))" office:value-type="float" office:value="455.186666666666" calcext:value-type="float">
            <text:p>455.186666666666</text:p>
          </table:table-cell>
          <table:table-cell table:formula="of:=LOG(1+[.$D49]/[.$B$6];[.$C$6])/[.$D$6]" office:value-type="percentage" office:value="0.334827291804814" calcext:value-type="percentage">
            <text:p>33.48%</text:p>
          </table:table-cell>
          <table:table-cell table:formula="of:=1.7/PI()*ATAN([.$D49]*[.$B$7])" office:value-type="percentage" office:value="0.166916144050252" calcext:value-type="percentage">
            <text:p>16.69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([.$A50]-1)*0.02" office:value-type="float" office:value="1.72" calcext:value-type="float">
            <text:p>1.72</text:p>
          </table:table-cell>
          <table:table-cell table:formula="of:=1.5*[.$A50]*[.$B50]" office:value-type="float" office:value="95.46" calcext:value-type="float">
            <text:p>95.46</text:p>
          </table:table-cell>
          <table:table-cell table:formula="of:=([.$C50]+[.$D$3]*[.$A$3]*([.$A50]-1))*(1+[.$E$3]*[.$B$3]*([.$A50]-1))" office:value-type="float" office:value="473.477828571428" calcext:value-type="float">
            <text:p>473.477828571428</text:p>
          </table:table-cell>
          <table:table-cell table:formula="of:=LOG(1+[.$D50]/[.$B$6];[.$C$6])/[.$D$6]" office:value-type="percentage" office:value="0.33997609597318" calcext:value-type="percentage">
            <text:p>34.00%</text:p>
          </table:table-cell>
          <table:table-cell table:formula="of:=1.7/PI()*ATAN([.$D50]*[.$B$7])" office:value-type="percentage" office:value="0.173182555399683" calcext:value-type="percentage">
            <text:p>17.32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([.$A51]-1)*0.02" office:value-type="float" office:value="1.74" calcext:value-type="float">
            <text:p>1.74</text:p>
          </table:table-cell>
          <table:table-cell table:formula="of:=1.5*[.$A51]*[.$B51]" office:value-type="float" office:value="99.18" calcext:value-type="float">
            <text:p>99.18</text:p>
          </table:table-cell>
          <table:table-cell table:formula="of:=([.$C51]+[.$D$3]*[.$A$3]*([.$A51]-1))*(1+[.$E$3]*[.$B$3]*([.$A51]-1))" office:value-type="float" office:value="492.090399999999" calcext:value-type="float">
            <text:p>492.090399999999</text:p>
          </table:table-cell>
          <table:table-cell table:formula="of:=LOG(1+[.$D51]/[.$B$6];[.$C$6])/[.$D$6]" office:value-type="percentage" office:value="0.345033903998224" calcext:value-type="percentage">
            <text:p>34.50%</text:p>
          </table:table-cell>
          <table:table-cell table:formula="of:=1.7/PI()*ATAN([.$D51]*[.$B$7])" office:value-type="percentage" office:value="0.179510073225015" calcext:value-type="percentage">
            <text:p>17.95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([.$A52]-1)*0.02" office:value-type="float" office:value="1.76" calcext:value-type="float">
            <text:p>1.76</text:p>
          </table:table-cell>
          <table:table-cell table:formula="of:=1.5*[.$A52]*[.$B52]" office:value-type="float" office:value="102.96" calcext:value-type="float">
            <text:p>102.96</text:p>
          </table:table-cell>
          <table:table-cell table:formula="of:=([.$C52]+[.$D$3]*[.$A$3]*([.$A52]-1))*(1+[.$E$3]*[.$B$3]*([.$A52]-1))" office:value-type="float" office:value="511.026438095237" calcext:value-type="float">
            <text:p>511.026438095237</text:p>
          </table:table-cell>
          <table:table-cell table:formula="of:=LOG(1+[.$D52]/[.$B$6];[.$C$6])/[.$D$6]" office:value-type="percentage" office:value="0.350004441105484" calcext:value-type="percentage">
            <text:p>35.00%</text:p>
          </table:table-cell>
          <table:table-cell table:formula="of:=1.7/PI()*ATAN([.$D52]*[.$B$7])" office:value-type="percentage" office:value="0.185895660951964" calcext:value-type="percentage">
            <text:p>18.59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([.$A53]-1)*0.02" office:value-type="float" office:value="1.78" calcext:value-type="float">
            <text:p>1.78</text:p>
          </table:table-cell>
          <table:table-cell table:formula="of:=1.5*[.$A53]*[.$B53]" office:value-type="float" office:value="106.8" calcext:value-type="float">
            <text:p>106.8</text:p>
          </table:table-cell>
          <table:table-cell table:formula="of:=([.$C53]+[.$D$3]*[.$A$3]*([.$A53]-1))*(1+[.$E$3]*[.$B$3]*([.$A53]-1))" office:value-type="float" office:value="530.287999999999" calcext:value-type="float">
            <text:p>530.287999999999</text:p>
          </table:table-cell>
          <table:table-cell table:formula="of:=LOG(1+[.$D53]/[.$B$6];[.$C$6])/[.$D$6]" office:value-type="percentage" office:value="0.354891195125933" calcext:value-type="percentage">
            <text:p>35.49%</text:p>
          </table:table-cell>
          <table:table-cell table:formula="of:=1.7/PI()*ATAN([.$D53]*[.$B$7])" office:value-type="percentage" office:value="0.192336172015528" calcext:value-type="percentage">
            <text:p>19.23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([.$A54]-1)*0.02" office:value-type="float" office:value="1.8" calcext:value-type="float">
            <text:p>1.8</text:p>
          </table:table-cell>
          <table:table-cell table:formula="of:=1.5*[.$A54]*[.$B54]" office:value-type="float" office:value="110.7" calcext:value-type="float">
            <text:p>110.7</text:p>
          </table:table-cell>
          <table:table-cell table:formula="of:=([.$C54]+[.$D$3]*[.$A$3]*([.$A54]-1))*(1+[.$E$3]*[.$B$3]*([.$A54]-1))" office:value-type="float" office:value="549.877142857142" calcext:value-type="float">
            <text:p>549.877142857142</text:p>
          </table:table-cell>
          <table:table-cell table:formula="of:=LOG(1+[.$D54]/[.$B$6];[.$C$6])/[.$D$6]" office:value-type="percentage" office:value="0.359697436658871" calcext:value-type="percentage">
            <text:p>35.97%</text:p>
          </table:table-cell>
          <table:table-cell table:formula="of:=1.7/PI()*ATAN([.$D54]*[.$B$7])" office:value-type="percentage" office:value="0.198828355535256" calcext:value-type="percentage">
            <text:p>19.88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([.$A55]-1)*0.02" office:value-type="float" office:value="1.82" calcext:value-type="float">
            <text:p>1.82</text:p>
          </table:table-cell>
          <table:table-cell table:formula="of:=1.5*[.$A55]*[.$B55]" office:value-type="float" office:value="114.66" calcext:value-type="float">
            <text:p>114.66</text:p>
          </table:table-cell>
          <table:table-cell table:formula="of:=([.$C55]+[.$D$3]*[.$A$3]*([.$A55]-1))*(1+[.$E$3]*[.$B$3]*([.$A55]-1))" office:value-type="float" office:value="569.795923809523" calcext:value-type="float">
            <text:p>569.795923809523</text:p>
          </table:table-cell>
          <table:table-cell table:formula="of:=LOG(1+[.$D55]/[.$B$6];[.$C$6])/[.$D$6]" office:value-type="percentage" office:value="0.364426237122365" calcext:value-type="percentage">
            <text:p>36.44%</text:p>
          </table:table-cell>
          <table:table-cell table:formula="of:=1.7/PI()*ATAN([.$D55]*[.$B$7])" office:value-type="percentage" office:value="0.205368862613732" calcext:value-type="percentage">
            <text:p>20.54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([.$A56]-1)*0.02" office:value-type="float" office:value="1.84" calcext:value-type="float">
            <text:p>1.84</text:p>
          </table:table-cell>
          <table:table-cell table:formula="of:=1.5*[.$A56]*[.$B56]" office:value-type="float" office:value="118.68" calcext:value-type="float">
            <text:p>118.68</text:p>
          </table:table-cell>
          <table:table-cell table:formula="of:=([.$C56]+[.$D$3]*[.$A$3]*([.$A56]-1))*(1+[.$E$3]*[.$B$3]*([.$A56]-1))" office:value-type="float" office:value="590.046399999999" calcext:value-type="float">
            <text:p>590.046399999999</text:p>
          </table:table-cell>
          <table:table-cell table:formula="of:=LOG(1+[.$D56]/[.$B$6];[.$C$6])/[.$D$6]" office:value-type="percentage" office:value="0.36908048495216" calcext:value-type="percentage">
            <text:p>36.91%</text:p>
          </table:table-cell>
          <table:table-cell table:formula="of:=1.7/PI()*ATAN([.$D56]*[.$B$7])" office:value-type="percentage" office:value="0.211954253235107" calcext:value-type="percentage">
            <text:p>21.2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([.$A57]-1)*0.02" office:value-type="float" office:value="1.86" calcext:value-type="float">
            <text:p>1.86</text:p>
          </table:table-cell>
          <table:table-cell table:formula="of:=1.5*[.$A57]*[.$B57]" office:value-type="float" office:value="122.76" calcext:value-type="float">
            <text:p>122.76</text:p>
          </table:table-cell>
          <table:table-cell table:formula="of:=([.$C57]+[.$D$3]*[.$A$3]*([.$A57]-1))*(1+[.$E$3]*[.$B$3]*([.$A57]-1))" office:value-type="float" office:value="610.630628571428" calcext:value-type="float">
            <text:p>610.630628571428</text:p>
          </table:table-cell>
          <table:table-cell table:formula="of:=LOG(1+[.$D57]/[.$B$6];[.$C$6])/[.$D$6]" office:value-type="percentage" office:value="0.373662900173076" calcext:value-type="percentage">
            <text:p>37.37%</text:p>
          </table:table-cell>
          <table:table-cell table:formula="of:=1.7/PI()*ATAN([.$D57]*[.$B$7])" office:value-type="percentage" office:value="0.218581003733999" calcext:value-type="percentage">
            <text:p>21.86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([.$A58]-1)*0.02" office:value-type="float" office:value="1.88" calcext:value-type="float">
            <text:p>1.88</text:p>
          </table:table-cell>
          <table:table-cell table:formula="of:=1.5*[.$A58]*[.$B58]" office:value-type="float" office:value="126.9" calcext:value-type="float">
            <text:p>126.9</text:p>
          </table:table-cell>
          <table:table-cell table:formula="of:=([.$C58]+[.$D$3]*[.$A$3]*([.$A58]-1))*(1+[.$E$3]*[.$B$3]*([.$A58]-1))" office:value-type="float" office:value="631.550666666666" calcext:value-type="float">
            <text:p>631.550666666666</text:p>
          </table:table-cell>
          <table:table-cell table:formula="of:=LOG(1+[.$D58]/[.$B$6];[.$C$6])/[.$D$6]" office:value-type="percentage" office:value="0.378176047535905" calcext:value-type="percentage">
            <text:p>37.82%</text:p>
          </table:table-cell>
          <table:table-cell table:formula="of:=1.7/PI()*ATAN([.$D58]*[.$B$7])" office:value-type="percentage" office:value="0.225245514798707" calcext:value-type="percentage">
            <text:p>22.52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([.$A59]-1)*0.02" office:value-type="float" office:value="1.9" calcext:value-type="float">
            <text:p>1.9</text:p>
          </table:table-cell>
          <table:table-cell table:formula="of:=1.5*[.$A59]*[.$B59]" office:value-type="float" office:value="131.1" calcext:value-type="float">
            <text:p>131.1</text:p>
          </table:table-cell>
          <table:table-cell table:formula="of:=([.$C59]+[.$D$3]*[.$A$3]*([.$A59]-1))*(1+[.$E$3]*[.$B$3]*([.$A59]-1))" office:value-type="float" office:value="652.808571428571" calcext:value-type="float">
            <text:p>652.808571428571</text:p>
          </table:table-cell>
          <table:table-cell table:formula="of:=LOG(1+[.$D59]/[.$B$6];[.$C$6])/[.$D$6]" office:value-type="percentage" office:value="0.382622348386578" calcext:value-type="percentage">
            <text:p>38.26%</text:p>
          </table:table-cell>
          <table:table-cell table:formula="of:=1.7/PI()*ATAN([.$D59]*[.$B$7])" office:value-type="percentage" office:value="0.231944119966499" calcext:value-type="percentage">
            <text:p>23.19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([.$A60]-1)*0.02" office:value-type="float" office:value="1.92" calcext:value-type="float">
            <text:p>1.92</text:p>
          </table:table-cell>
          <table:table-cell table:formula="of:=1.5*[.$A60]*[.$B60]" office:value-type="float" office:value="135.36" calcext:value-type="float">
            <text:p>135.36</text:p>
          </table:table-cell>
          <table:table-cell table:formula="of:=([.$C60]+[.$D$3]*[.$A$3]*([.$A60]-1))*(1+[.$E$3]*[.$B$3]*([.$A60]-1))" office:value-type="float" office:value="674.406399999999" calcext:value-type="float">
            <text:p>674.406399999999</text:p>
          </table:table-cell>
          <table:table-cell table:formula="of:=LOG(1+[.$D60]/[.$B$6];[.$C$6])/[.$D$6]" office:value-type="percentage" office:value="0.387004091412145" calcext:value-type="percentage">
            <text:p>38.70%</text:p>
          </table:table-cell>
          <table:table-cell table:formula="of:=1.7/PI()*ATAN([.$D60]*[.$B$7])" office:value-type="percentage" office:value="0.238673094562962" calcext:value-type="percentage">
            <text:p>23.87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([.$A61]-1)*0.02" office:value-type="float" office:value="1.94" calcext:value-type="float">
            <text:p>1.94</text:p>
          </table:table-cell>
          <table:table-cell table:formula="of:=1.5*[.$A61]*[.$B61]" office:value-type="float" office:value="139.68" calcext:value-type="float">
            <text:p>139.68</text:p>
          </table:table-cell>
          <table:table-cell table:formula="of:=([.$C61]+[.$D$3]*[.$A$3]*([.$A61]-1))*(1+[.$E$3]*[.$B$3]*([.$A61]-1))" office:value-type="float" office:value="696.346209523809" calcext:value-type="float">
            <text:p>696.346209523809</text:p>
          </table:table-cell>
          <table:table-cell table:formula="of:=LOG(1+[.$D61]/[.$B$6];[.$C$6])/[.$D$6]" office:value-type="percentage" office:value="0.391323442389233" calcext:value-type="percentage">
            <text:p>39.13%</text:p>
          </table:table-cell>
          <table:table-cell table:formula="of:=1.7/PI()*ATAN([.$D61]*[.$B$7])" office:value-type="percentage" office:value="0.245428665032028" calcext:value-type="percentage">
            <text:p>24.54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([.$A62]-1)*0.02" office:value-type="float" office:value="1.96" calcext:value-type="float">
            <text:p>1.96</text:p>
          </table:table-cell>
          <table:table-cell table:formula="of:=1.5*[.$A62]*[.$B62]" office:value-type="float" office:value="144.06" calcext:value-type="float">
            <text:p>144.06</text:p>
          </table:table-cell>
          <table:table-cell table:formula="of:=([.$C62]+[.$D$3]*[.$A$3]*([.$A62]-1))*(1+[.$E$3]*[.$B$3]*([.$A62]-1))" office:value-type="float" office:value="718.630057142856" calcext:value-type="float">
            <text:p>718.630057142856</text:p>
          </table:table-cell>
          <table:table-cell table:formula="of:=LOG(1+[.$D62]/[.$B$6];[.$C$6])/[.$D$6]" office:value-type="percentage" office:value="0.395582453044506" calcext:value-type="percentage">
            <text:p>39.56%</text:p>
          </table:table-cell>
          <table:table-cell table:formula="of:=1.7/PI()*ATAN([.$D62]*[.$B$7])" office:value-type="percentage" office:value="0.252207018598547" calcext:value-type="percentage">
            <text:p>25.22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([.$A63]-1)*0.02" office:value-type="float" office:value="1.98" calcext:value-type="float">
            <text:p>1.98</text:p>
          </table:table-cell>
          <table:table-cell table:formula="of:=1.5*[.$A63]*[.$B63]" office:value-type="float" office:value="148.5" calcext:value-type="float">
            <text:p>148.5</text:p>
          </table:table-cell>
          <table:table-cell table:formula="of:=([.$C63]+[.$D$3]*[.$A$3]*([.$A63]-1))*(1+[.$E$3]*[.$B$3]*([.$A63]-1))" office:value-type="float" office:value="741.259999999999" calcext:value-type="float">
            <text:p>741.259999999999</text:p>
          </table:table-cell>
          <table:table-cell table:formula="of:=LOG(1+[.$D63]/[.$B$6];[.$C$6])/[.$D$6]" office:value-type="percentage" office:value="0.399783069122847" calcext:value-type="percentage">
            <text:p>39.98%</text:p>
          </table:table-cell>
          <table:table-cell table:formula="of:=1.7/PI()*ATAN([.$D63]*[.$B$7])" office:value-type="percentage" office:value="0.259004313201083" calcext:value-type="percentage">
            <text:p>25.9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([.$A64]-1)*0.02" office:value-type="float" office:value="2" calcext:value-type="float">
            <text:p>2</text:p>
          </table:table-cell>
          <table:table-cell table:formula="of:=1.5*[.$A64]*[.$B64]" office:value-type="float" office:value="153" calcext:value-type="float">
            <text:p>153</text:p>
          </table:table-cell>
          <table:table-cell table:formula="of:=([.$C64]+[.$D$3]*[.$A$3]*([.$A64]-1))*(1+[.$E$3]*[.$B$3]*([.$A64]-1))" office:value-type="float" office:value="764.238095238095" calcext:value-type="float">
            <text:p>764.238095238095</text:p>
          </table:table-cell>
          <table:table-cell table:formula="of:=LOG(1+[.$D64]/[.$B$6];[.$C$6])/[.$D$6]" office:value-type="percentage" office:value="0.40392713774715" calcext:value-type="percentage">
            <text:p>40.39%</text:p>
          </table:table-cell>
          <table:table-cell table:formula="of:=1.7/PI()*ATAN([.$D64]*[.$B$7])" office:value-type="percentage" office:value="0.265816687629273" calcext:value-type="percentage">
            <text:p>26.58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([.$A65]-1)*0.02" office:value-type="float" office:value="2.02" calcext:value-type="float">
            <text:p>2.02</text:p>
          </table:table-cell>
          <table:table-cell table:formula="of:=1.5*[.$A65]*[.$B65]" office:value-type="float" office:value="157.56" calcext:value-type="float">
            <text:p>157.56</text:p>
          </table:table-cell>
          <table:table-cell table:formula="of:=([.$C65]+[.$D$3]*[.$A$3]*([.$A65]-1))*(1+[.$E$3]*[.$B$3]*([.$A65]-1))" office:value-type="float" office:value="787.566399999999" calcext:value-type="float">
            <text:p>787.566399999999</text:p>
          </table:table-cell>
          <table:table-cell table:formula="of:=LOG(1+[.$D65]/[.$B$6];[.$C$6])/[.$D$6]" office:value-type="percentage" office:value="0.408016414143393" calcext:value-type="percentage">
            <text:p>40.80%</text:p>
          </table:table-cell>
          <table:table-cell table:formula="of:=1.7/PI()*ATAN([.$D65]*[.$B$7])" office:value-type="percentage" office:value="0.272640271797438" calcext:value-type="percentage">
            <text:p>27.26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([.$A66]-1)*0.02" office:value-type="float" office:value="2.04" calcext:value-type="float">
            <text:p>2.04</text:p>
          </table:table-cell>
          <table:table-cell table:formula="of:=1.5*[.$A66]*[.$B66]" office:value-type="float" office:value="162.18" calcext:value-type="float">
            <text:p>162.18</text:p>
          </table:table-cell>
          <table:table-cell table:formula="of:=([.$C66]+[.$D$3]*[.$A$3]*([.$A66]-1))*(1+[.$E$3]*[.$B$3]*([.$A66]-1))" office:value-type="float" office:value="811.246971428571" calcext:value-type="float">
            <text:p>811.246971428571</text:p>
          </table:table-cell>
          <table:table-cell table:formula="of:=LOG(1+[.$D66]/[.$B$6];[.$C$6])/[.$D$6]" office:value-type="percentage" office:value="0.412052567795864" calcext:value-type="percentage">
            <text:p>41.21%</text:p>
          </table:table-cell>
          <table:table-cell table:formula="of:=1.7/PI()*ATAN([.$D66]*[.$B$7])" office:value-type="percentage" office:value="0.279471197084424" calcext:value-type="percentage">
            <text:p>27.95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([.$A67]-1)*0.02" office:value-type="float" office:value="2.06" calcext:value-type="float">
            <text:p>2.06</text:p>
          </table:table-cell>
          <table:table-cell table:formula="of:=1.5*[.$A67]*[.$B67]" office:value-type="float" office:value="166.86" calcext:value-type="float">
            <text:p>166.86</text:p>
          </table:table-cell>
          <table:table-cell table:formula="of:=([.$C67]+[.$D$3]*[.$A$3]*([.$A67]-1))*(1+[.$E$3]*[.$B$3]*([.$A67]-1))" office:value-type="float" office:value="835.281866666666" calcext:value-type="float">
            <text:p>835.281866666666</text:p>
          </table:table-cell>
          <table:table-cell table:formula="of:=LOG(1+[.$D67]/[.$B$6];[.$C$6])/[.$D$6]" office:value-type="percentage" office:value="0.416037188089798" calcext:value-type="percentage">
            <text:p>41.60%</text:p>
          </table:table-cell>
          <table:table-cell table:formula="of:=1.7/PI()*ATAN([.$D67]*[.$B$7])" office:value-type="percentage" office:value="0.286305606668762" calcext:value-type="percentage">
            <text:p>28.63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$A68]-1)*0.02" office:value-type="float" office:value="2.08" calcext:value-type="float">
            <text:p>2.08</text:p>
          </table:table-cell>
          <table:table-cell table:formula="of:=1.5*[.$A68]*[.$B68]" office:value-type="float" office:value="171.6" calcext:value-type="float">
            <text:p>171.6</text:p>
          </table:table-cell>
          <table:table-cell table:formula="of:=([.$C68]+[.$D$3]*[.$A$3]*([.$A68]-1))*(1+[.$E$3]*[.$B$3]*([.$A68]-1))" office:value-type="float" office:value="859.673142857142" calcext:value-type="float">
            <text:p>859.673142857142</text:p>
          </table:table-cell>
          <table:table-cell table:formula="of:=LOG(1+[.$D68]/[.$B$6];[.$C$6])/[.$D$6]" office:value-type="percentage" office:value="0.419971789492063" calcext:value-type="percentage">
            <text:p>42.00%</text:p>
          </table:table-cell>
          <table:table-cell table:formula="of:=1.7/PI()*ATAN([.$D68]*[.$B$7])" office:value-type="percentage" office:value="0.293139665788322" calcext:value-type="percentage">
            <text:p>29.31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([.$A69]-1)*0.02" office:value-type="float" office:value="2.1" calcext:value-type="float">
            <text:p>2.1</text:p>
          </table:table-cell>
          <table:table-cell table:formula="of:=1.5*[.$A69]*[.$B69]" office:value-type="float" office:value="176.4" calcext:value-type="float">
            <text:p>176.4</text:p>
          </table:table-cell>
          <table:table-cell table:formula="of:=([.$C69]+[.$D$3]*[.$A$3]*([.$A69]-1))*(1+[.$E$3]*[.$B$3]*([.$A69]-1))" office:value-type="float" office:value="884.422857142857" calcext:value-type="float">
            <text:p>884.422857142857</text:p>
          </table:table-cell>
          <table:table-cell table:formula="of:=LOG(1+[.$D69]/[.$B$6];[.$C$6])/[.$D$6]" office:value-type="percentage" office:value="0.423857816314765" calcext:value-type="percentage">
            <text:p>42.39%</text:p>
          </table:table-cell>
          <table:table-cell table:formula="of:=1.7/PI()*ATAN([.$D69]*[.$B$7])" office:value-type="percentage" office:value="0.299969571854563" calcext:value-type="percentage">
            <text:p>30.0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([.$A70]-1)*0.02" office:value-type="float" office:value="2.12" calcext:value-type="float">
            <text:p>2.12</text:p>
          </table:table-cell>
          <table:table-cell table:formula="of:=1.5*[.$A70]*[.$B70]" office:value-type="float" office:value="181.26" calcext:value-type="float">
            <text:p>181.26</text:p>
          </table:table-cell>
          <table:table-cell table:formula="of:=([.$C70]+[.$D$3]*[.$A$3]*([.$A70]-1))*(1+[.$E$3]*[.$B$3]*([.$A70]-1))" office:value-type="float" office:value="909.533066666666" calcext:value-type="float">
            <text:p>909.533066666666</text:p>
          </table:table-cell>
          <table:table-cell table:formula="of:=LOG(1+[.$D70]/[.$B$6];[.$C$6])/[.$D$6]" office:value-type="percentage" office:value="0.427696647101653" calcext:value-type="percentage">
            <text:p>42.77%</text:p>
          </table:table-cell>
          <table:table-cell table:formula="of:=1.7/PI()*ATAN([.$D70]*[.$B$7])" office:value-type="percentage" office:value="0.30679156435333" calcext:value-type="percentage">
            <text:p>30.68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([.$A71]-1)*0.02" office:value-type="float" office:value="2.14" calcext:value-type="float">
            <text:p>2.14</text:p>
          </table:table-cell>
          <table:table-cell table:formula="of:=1.5*[.$A71]*[.$B71]" office:value-type="float" office:value="186.18" calcext:value-type="float">
            <text:p>186.18</text:p>
          </table:table-cell>
          <table:table-cell table:formula="of:=([.$C71]+[.$D$3]*[.$A$3]*([.$A71]-1))*(1+[.$E$3]*[.$B$3]*([.$A71]-1))" office:value-type="float" office:value="935.005828571428" calcext:value-type="float">
            <text:p>935.005828571428</text:p>
          </table:table-cell>
          <table:table-cell table:formula="of:=LOG(1+[.$D71]/[.$B$6];[.$C$6])/[.$D$6]" office:value-type="percentage" office:value="0.431489598672788" calcext:value-type="percentage">
            <text:p>43.15%</text:p>
          </table:table-cell>
          <table:table-cell table:formula="of:=1.7/PI()*ATAN([.$D71]*[.$B$7])" office:value-type="percentage" office:value="0.313601934466861" calcext:value-type="percentage">
            <text:p>31.36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([.$A72]-1)*0.02" office:value-type="float" office:value="2.16" calcext:value-type="float">
            <text:p>2.16</text:p>
          </table:table-cell>
          <table:table-cell table:formula="of:=1.5*[.$A72]*[.$B72]" office:value-type="float" office:value="191.16" calcext:value-type="float">
            <text:p>191.16</text:p>
          </table:table-cell>
          <table:table-cell table:formula="of:=([.$C72]+[.$D$3]*[.$A$3]*([.$A72]-1))*(1+[.$E$3]*[.$B$3]*([.$A72]-1))" office:value-type="float" office:value="960.843199999999" calcext:value-type="float">
            <text:p>960.843199999999</text:p>
          </table:table-cell>
          <table:table-cell table:formula="of:=LOG(1+[.$D72]/[.$B$6];[.$C$6])/[.$D$6]" office:value-type="percentage" office:value="0.435237929859127" calcext:value-type="percentage">
            <text:p>43.52%</text:p>
          </table:table-cell>
          <table:table-cell table:formula="of:=1.7/PI()*ATAN([.$D72]*[.$B$7])" office:value-type="percentage" office:value="0.320397034355113" calcext:value-type="percentage">
            <text:p>32.04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([.$A73]-1)*0.02" office:value-type="float" office:value="2.18" calcext:value-type="float">
            <text:p>2.18</text:p>
          </table:table-cell>
          <table:table-cell table:formula="of:=1.5*[.$A73]*[.$B73]" office:value-type="float" office:value="196.2" calcext:value-type="float">
            <text:p>196.2</text:p>
          </table:table-cell>
          <table:table-cell table:formula="of:=([.$C73]+[.$D$3]*[.$A$3]*([.$A73]-1))*(1+[.$E$3]*[.$B$3]*([.$A73]-1))" office:value-type="float" office:value="987.047238095237" calcext:value-type="float">
            <text:p>987.047238095237</text:p>
          </table:table-cell>
          <table:table-cell table:formula="of:=LOG(1+[.$D73]/[.$B$6];[.$C$6])/[.$D$6]" office:value-type="percentage" office:value="0.438942844955266" calcext:value-type="percentage">
            <text:p>43.89%</text:p>
          </table:table-cell>
          <table:table-cell table:formula="of:=1.7/PI()*ATAN([.$D73]*[.$B$7])" office:value-type="percentage" office:value="0.327173286038768" calcext:value-type="percentage">
            <text:p>32.72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([.$A74]-1)*0.02" office:value-type="float" office:value="2.2" calcext:value-type="float">
            <text:p>2.2</text:p>
          </table:table-cell>
          <table:table-cell table:formula="of:=1.5*[.$A74]*[.$B74]" office:value-type="float" office:value="201.3" calcext:value-type="float">
            <text:p>201.3</text:p>
          </table:table-cell>
          <table:table-cell table:formula="of:=([.$C74]+[.$D$3]*[.$A$3]*([.$A74]-1))*(1+[.$E$3]*[.$B$3]*([.$A74]-1))" office:value-type="float" office:value="1013.62" calcext:value-type="float">
            <text:p>1013.62</text:p>
          </table:table-cell>
          <table:table-cell table:formula="of:=LOG(1+[.$D74]/[.$B$6];[.$C$6])/[.$D$6]" office:value-type="percentage" office:value="0.442605496915651" calcext:value-type="percentage">
            <text:p>44.26%</text:p>
          </table:table-cell>
          <table:table-cell table:formula="of:=1.7/PI()*ATAN([.$D74]*[.$B$7])" office:value-type="percentage" office:value="0.333927189831098" calcext:value-type="percentage">
            <text:p>33.39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([.$A75]-1)*0.02" office:value-type="float" office:value="2.22" calcext:value-type="float">
            <text:p>2.22</text:p>
          </table:table-cell>
          <table:table-cell table:formula="of:=1.5*[.$A75]*[.$B75]" office:value-type="float" office:value="206.46" calcext:value-type="float">
            <text:p>206.46</text:p>
          </table:table-cell>
          <table:table-cell table:formula="of:=([.$C75]+[.$D$3]*[.$A$3]*([.$A75]-1))*(1+[.$E$3]*[.$B$3]*([.$A75]-1))" office:value-type="float" office:value="1040.56354285714" calcext:value-type="float">
            <text:p>1040.56354285714</text:p>
          </table:table-cell>
          <table:table-cell table:formula="of:=LOG(1+[.$D75]/[.$B$6];[.$C$6])/[.$D$6]" office:value-type="percentage" office:value="0.446226990316923" calcext:value-type="percentage">
            <text:p>44.62%</text:p>
          </table:table-cell>
          <table:table-cell table:formula="of:=1.7/PI()*ATAN([.$D75]*[.$B$7])" office:value-type="percentage" office:value="0.34065533227129" calcext:value-type="percentage">
            <text:p>34.07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([.$A76]-1)*0.02" office:value-type="float" office:value="2.24" calcext:value-type="float">
            <text:p>2.24</text:p>
          </table:table-cell>
          <table:table-cell table:formula="of:=1.5*[.$A76]*[.$B76]" office:value-type="float" office:value="211.68" calcext:value-type="float">
            <text:p>211.68</text:p>
          </table:table-cell>
          <table:table-cell table:formula="of:=([.$C76]+[.$D$3]*[.$A$3]*([.$A76]-1))*(1+[.$E$3]*[.$B$3]*([.$A76]-1))" office:value-type="float" office:value="1067.87992380952" calcext:value-type="float">
            <text:p>1067.87992380952</text:p>
          </table:table-cell>
          <table:table-cell table:formula="of:=LOG(1+[.$D76]/[.$B$6];[.$C$6])/[.$D$6]" office:value-type="percentage" office:value="0.449808384106771" calcext:value-type="percentage">
            <text:p>44.98%</text:p>
          </table:table-cell>
          <table:table-cell table:formula="of:=1.7/PI()*ATAN([.$D76]*[.$B$7])" office:value-type="percentage" office:value="0.347354393517664" calcext:value-type="percentage">
            <text:p>34.74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([.$A77]-1)*0.02" office:value-type="float" office:value="2.26" calcext:value-type="float">
            <text:p>2.26</text:p>
          </table:table-cell>
          <table:table-cell table:formula="of:=1.5*[.$A77]*[.$B77]" office:value-type="float" office:value="216.96" calcext:value-type="float">
            <text:p>216.96</text:p>
          </table:table-cell>
          <table:table-cell table:formula="of:=([.$C77]+[.$D$3]*[.$A$3]*([.$A77]-1))*(1+[.$E$3]*[.$B$3]*([.$A77]-1))" office:value-type="float" office:value="1095.5712" calcext:value-type="float">
            <text:p>1095.5712</text:p>
          </table:table-cell>
          <table:table-cell table:formula="of:=LOG(1+[.$D77]/[.$B$6];[.$C$6])/[.$D$6]" office:value-type="percentage" office:value="0.453350694157607" calcext:value-type="percentage">
            <text:p>45.34%</text:p>
          </table:table-cell>
          <table:table-cell table:formula="of:=1.7/PI()*ATAN([.$D77]*[.$B$7])" office:value-type="percentage" office:value="0.354021154165402" calcext:value-type="percentage">
            <text:p>35.4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([.$A78]-1)*0.02" office:value-type="float" office:value="2.28" calcext:value-type="float">
            <text:p>2.28</text:p>
          </table:table-cell>
          <table:table-cell table:formula="of:=1.5*[.$A78]*[.$B78]" office:value-type="float" office:value="222.3" calcext:value-type="float">
            <text:p>222.3</text:p>
          </table:table-cell>
          <table:table-cell table:formula="of:=([.$C78]+[.$D$3]*[.$A$3]*([.$A78]-1))*(1+[.$E$3]*[.$B$3]*([.$A78]-1))" office:value-type="float" office:value="1123.63942857143" calcext:value-type="float">
            <text:p>1123.63942857143</text:p>
          </table:table-cell>
          <table:table-cell table:formula="of:=LOG(1+[.$D78]/[.$B$6];[.$C$6])/[.$D$6]" office:value-type="percentage" office:value="0.456854895641568" calcext:value-type="percentage">
            <text:p>45.69%</text:p>
          </table:table-cell>
          <table:table-cell table:formula="of:=1.7/PI()*ATAN([.$D78]*[.$B$7])" office:value-type="percentage" office:value="0.360652501459833" calcext:value-type="percentage">
            <text:p>36.07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([.$A79]-1)*0.02" office:value-type="float" office:value="2.3" calcext:value-type="float">
            <text:p>2.3</text:p>
          </table:table-cell>
          <table:table-cell table:formula="of:=1.5*[.$A79]*[.$B79]" office:value-type="float" office:value="227.7" calcext:value-type="float">
            <text:p>227.7</text:p>
          </table:table-cell>
          <table:table-cell table:formula="of:=([.$C79]+[.$D$3]*[.$A$3]*([.$A79]-1))*(1+[.$E$3]*[.$B$3]*([.$A79]-1))" office:value-type="float" office:value="1152.08666666667" calcext:value-type="float">
            <text:p>1152.08666666667</text:p>
          </table:table-cell>
          <table:table-cell table:formula="of:=LOG(1+[.$D79]/[.$B$6];[.$C$6])/[.$D$6]" office:value-type="percentage" office:value="0.460321925241749" calcext:value-type="percentage">
            <text:p>46.03%</text:p>
          </table:table-cell>
          <table:table-cell table:formula="of:=1.7/PI()*ATAN([.$D79]*[.$B$7])" office:value-type="percentage" office:value="0.367245434882815" calcext:value-type="percentage">
            <text:p>36.72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([.$A80]-1)*0.02" office:value-type="float" office:value="2.32" calcext:value-type="float">
            <text:p>2.32</text:p>
          </table:table-cell>
          <table:table-cell table:formula="of:=1.5*[.$A80]*[.$B80]" office:value-type="float" office:value="233.16" calcext:value-type="float">
            <text:p>233.16</text:p>
          </table:table-cell>
          <table:table-cell table:formula="of:=([.$C80]+[.$D$3]*[.$A$3]*([.$A80]-1))*(1+[.$E$3]*[.$B$3]*([.$A80]-1))" office:value-type="float" office:value="1180.91497142857" calcext:value-type="float">
            <text:p>1180.91497142857</text:p>
          </table:table-cell>
          <table:table-cell table:formula="of:=LOG(1+[.$D80]/[.$B$6];[.$C$6])/[.$D$6]" office:value-type="percentage" office:value="0.463752683213116" calcext:value-type="percentage">
            <text:p>46.38%</text:p>
          </table:table-cell>
          <table:table-cell table:formula="of:=1.7/PI()*ATAN([.$D80]*[.$B$7])" office:value-type="percentage" office:value="0.373797071096349" calcext:value-type="percentage">
            <text:p>37.38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([.$A81]-1)*0.02" office:value-type="float" office:value="2.34" calcext:value-type="float">
            <text:p>2.34</text:p>
          </table:table-cell>
          <table:table-cell table:formula="of:=1.5*[.$A81]*[.$B81]" office:value-type="float" office:value="238.68" calcext:value-type="float">
            <text:p>238.68</text:p>
          </table:table-cell>
          <table:table-cell table:formula="of:=([.$C81]+[.$D$3]*[.$A$3]*([.$A81]-1))*(1+[.$E$3]*[.$B$3]*([.$A81]-1))" office:value-type="float" office:value="1210.1264" calcext:value-type="float">
            <text:p>1210.1264</text:p>
          </table:table-cell>
          <table:table-cell table:formula="of:=LOG(1+[.$D81]/[.$B$6];[.$C$6])/[.$D$6]" office:value-type="percentage" office:value="0.467148035305288" calcext:value-type="percentage">
            <text:p>46.71%</text:p>
          </table:table-cell>
          <table:table-cell table:formula="of:=1.7/PI()*ATAN([.$D81]*[.$B$7])" office:value-type="percentage" office:value="0.380304648233944" calcext:value-type="percentage">
            <text:p>38.03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([.$A82]-1)*0.02" office:value-type="float" office:value="2.36" calcext:value-type="float">
            <text:p>2.36</text:p>
          </table:table-cell>
          <table:table-cell table:formula="of:=1.5*[.$A82]*[.$B82]" office:value-type="float" office:value="244.26" calcext:value-type="float">
            <text:p>244.26</text:p>
          </table:table-cell>
          <table:table-cell table:formula="of:=([.$C82]+[.$D$3]*[.$A$3]*([.$A82]-1))*(1+[.$E$3]*[.$B$3]*([.$A82]-1))" office:value-type="float" office:value="1239.72300952381" calcext:value-type="float">
            <text:p>1239.72300952381</text:p>
          </table:table-cell>
          <table:table-cell table:formula="of:=LOG(1+[.$D82]/[.$B$6];[.$C$6])/[.$D$6]" office:value-type="percentage" office:value="0.470508814558236" calcext:value-type="percentage">
            <text:p>47.05%</text:p>
          </table:table-cell>
          <table:table-cell table:formula="of:=1.7/PI()*ATAN([.$D82]*[.$B$7])" office:value-type="percentage" office:value="0.386765529536578" calcext:value-type="percentage">
            <text:p>38.68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([.$A83]-1)*0.02" office:value-type="float" office:value="2.38" calcext:value-type="float">
            <text:p>2.38</text:p>
          </table:table-cell>
          <table:table-cell table:formula="of:=1.5*[.$A83]*[.$B83]" office:value-type="float" office:value="249.9" calcext:value-type="float">
            <text:p>249.9</text:p>
          </table:table-cell>
          <table:table-cell table:formula="of:=([.$C83]+[.$D$3]*[.$A$3]*([.$A83]-1))*(1+[.$E$3]*[.$B$3]*([.$A83]-1))" office:value-type="float" office:value="1269.70685714286" calcext:value-type="float">
            <text:p>1269.70685714286</text:p>
          </table:table-cell>
          <table:table-cell table:formula="of:=LOG(1+[.$D83]/[.$B$6];[.$C$6])/[.$D$6]" office:value-type="percentage" office:value="0.473835822980912" calcext:value-type="percentage">
            <text:p>47.38%</text:p>
          </table:table-cell>
          <table:table-cell table:formula="of:=1.7/PI()*ATAN([.$D83]*[.$B$7])" office:value-type="percentage" office:value="0.393177206336051" calcext:value-type="percentage">
            <text:p>39.32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([.$A84]-1)*0.02" office:value-type="float" office:value="2.4" calcext:value-type="float">
            <text:p>2.4</text:p>
          </table:table-cell>
          <table:table-cell table:formula="of:=1.5*[.$A84]*[.$B84]" office:value-type="float" office:value="255.6" calcext:value-type="float">
            <text:p>255.6</text:p>
          </table:table-cell>
          <table:table-cell table:formula="of:=([.$C84]+[.$D$3]*[.$A$3]*([.$A84]-1))*(1+[.$E$3]*[.$B$3]*([.$A84]-1))" office:value-type="float" office:value="1300.08" calcext:value-type="float">
            <text:p>1300.08</text:p>
          </table:table-cell>
          <table:table-cell table:formula="of:=LOG(1+[.$D84]/[.$B$6];[.$C$6])/[.$D$6]" office:value-type="percentage" office:value="0.477129833121923" calcext:value-type="percentage">
            <text:p>47.71%</text:p>
          </table:table-cell>
          <table:table-cell table:formula="of:=1.7/PI()*ATAN([.$D84]*[.$B$7])" office:value-type="percentage" office:value="0.399537300394185" calcext:value-type="percentage">
            <text:p>39.95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([.$A85]-1)*0.02" office:value-type="float" office:value="2.42" calcext:value-type="float">
            <text:p>2.42</text:p>
          </table:table-cell>
          <table:table-cell table:formula="of:=1.5*[.$A85]*[.$B85]" office:value-type="float" office:value="261.36" calcext:value-type="float">
            <text:p>261.36</text:p>
          </table:table-cell>
          <table:table-cell table:formula="of:=([.$C85]+[.$D$3]*[.$A$3]*([.$A85]-1))*(1+[.$E$3]*[.$B$3]*([.$A85]-1))" office:value-type="float" office:value="1330.84449523809" calcext:value-type="float">
            <text:p>1330.84449523809</text:p>
          </table:table-cell>
          <table:table-cell table:formula="of:=LOG(1+[.$D85]/[.$B$6];[.$C$6])/[.$D$6]" office:value-type="percentage" office:value="0.480391589540536" calcext:value-type="percentage">
            <text:p>48.04%</text:p>
          </table:table-cell>
          <table:table-cell table:formula="of:=1.7/PI()*ATAN([.$D85]*[.$B$7])" office:value-type="percentage" office:value="0.405843565611562" calcext:value-type="percentage">
            <text:p>40.58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([.$A86]-1)*0.02" office:value-type="float" office:value="2.44" calcext:value-type="float">
            <text:p>2.44</text:p>
          </table:table-cell>
          <table:table-cell table:formula="of:=1.5*[.$A86]*[.$B86]" office:value-type="float" office:value="267.18" calcext:value-type="float">
            <text:p>267.18</text:p>
          </table:table-cell>
          <table:table-cell table:formula="of:=([.$C86]+[.$D$3]*[.$A$3]*([.$A86]-1))*(1+[.$E$3]*[.$B$3]*([.$A86]-1))" office:value-type="float" office:value="1362.0024" calcext:value-type="float">
            <text:p>1362.0024</text:p>
          </table:table-cell>
          <table:table-cell table:formula="of:=LOG(1+[.$D86]/[.$B$6];[.$C$6])/[.$D$6]" office:value-type="percentage" office:value="0.483621810185576" calcext:value-type="percentage">
            <text:p>48.36%</text:p>
          </table:table-cell>
          <table:table-cell table:formula="of:=1.7/PI()*ATAN([.$D86]*[.$B$7])" office:value-type="percentage" office:value="0.412093889124245" calcext:value-type="percentage">
            <text:p>41.21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([.$A87]-1)*0.02" office:value-type="float" office:value="2.46" calcext:value-type="float">
            <text:p>2.46</text:p>
          </table:table-cell>
          <table:table-cell table:formula="of:=1.5*[.$A87]*[.$B87]" office:value-type="float" office:value="273.06" calcext:value-type="float">
            <text:p>273.06</text:p>
          </table:table-cell>
          <table:table-cell table:formula="of:=([.$C87]+[.$D$3]*[.$A$3]*([.$A87]-1))*(1+[.$E$3]*[.$B$3]*([.$A87]-1))" office:value-type="float" office:value="1393.55577142857" calcext:value-type="float">
            <text:p>1393.55577142857</text:p>
          </table:table-cell>
          <table:table-cell table:formula="of:=LOG(1+[.$D87]/[.$B$6];[.$C$6])/[.$D$6]" office:value-type="percentage" office:value="0.486821187689089" calcext:value-type="percentage">
            <text:p>48.68%</text:p>
          </table:table-cell>
          <table:table-cell table:formula="of:=1.7/PI()*ATAN([.$D87]*[.$B$7])" office:value-type="percentage" office:value="0.418286291811221" calcext:value-type="percentage">
            <text:p>41.83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([.$A88]-1)*0.02" office:value-type="float" office:value="2.48" calcext:value-type="float">
            <text:p>2.48</text:p>
          </table:table-cell>
          <table:table-cell table:formula="of:=1.5*[.$A88]*[.$B88]" office:value-type="float" office:value="279" calcext:value-type="float">
            <text:p>279</text:p>
          </table:table-cell>
          <table:table-cell table:formula="of:=([.$C88]+[.$D$3]*[.$A$3]*([.$A88]-1))*(1+[.$E$3]*[.$B$3]*([.$A88]-1))" office:value-type="float" office:value="1425.50666666667" calcext:value-type="float">
            <text:p>1425.50666666667</text:p>
          </table:table-cell>
          <table:table-cell table:formula="of:=LOG(1+[.$D88]/[.$B$6];[.$C$6])/[.$D$6]" office:value-type="percentage" office:value="0.48999039058109" calcext:value-type="percentage">
            <text:p>49.00%</text:p>
          </table:table-cell>
          <table:table-cell table:formula="of:=1.7/PI()*ATAN([.$D88]*[.$B$7])" office:value-type="percentage" office:value="0.424418928239007" calcext:value-type="percentage">
            <text:p>42.44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([.$A89]-1)*0.02" office:value-type="float" office:value="2.5" calcext:value-type="float">
            <text:p>2.5</text:p>
          </table:table-cell>
          <table:table-cell table:formula="of:=1.5*[.$A89]*[.$B89]" office:value-type="float" office:value="285" calcext:value-type="float">
            <text:p>285</text:p>
          </table:table-cell>
          <table:table-cell table:formula="of:=([.$C89]+[.$D$3]*[.$A$3]*([.$A89]-1))*(1+[.$E$3]*[.$B$3]*([.$A89]-1))" office:value-type="float" office:value="1457.85714285714" calcext:value-type="float">
            <text:p>1457.85714285714</text:p>
          </table:table-cell>
          <table:table-cell table:formula="of:=LOG(1+[.$D89]/[.$B$6];[.$C$6])/[.$D$6]" office:value-type="percentage" office:value="0.493130064431133" calcext:value-type="percentage">
            <text:p>49.31%</text:p>
          </table:table-cell>
          <table:table-cell table:formula="of:=1.7/PI()*ATAN([.$D89]*[.$B$7])" office:value-type="percentage" office:value="0.430490086073084" calcext:value-type="percentage">
            <text:p>43.05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([.$A90]-1)*0.02" office:value-type="float" office:value="2.52" calcext:value-type="float">
            <text:p>2.52</text:p>
          </table:table-cell>
          <table:table-cell table:formula="of:=1.5*[.$A90]*[.$B90]" office:value-type="float" office:value="291.06" calcext:value-type="float">
            <text:p>291.06</text:p>
          </table:table-cell>
          <table:table-cell table:formula="of:=([.$C90]+[.$D$3]*[.$A$3]*([.$A90]-1))*(1+[.$E$3]*[.$B$3]*([.$A90]-1))" office:value-type="float" office:value="1490.60925714286" calcext:value-type="float">
            <text:p>1490.60925714286</text:p>
          </table:table-cell>
          <table:table-cell table:formula="of:=LOG(1+[.$D90]/[.$B$6];[.$C$6])/[.$D$6]" office:value-type="percentage" office:value="0.496240832921981" calcext:value-type="percentage">
            <text:p>49.62%</text:p>
          </table:table-cell>
          <table:table-cell table:formula="of:=1.7/PI()*ATAN([.$D90]*[.$B$7])" office:value-type="percentage" office:value="0.43649818498843" calcext:value-type="percentage">
            <text:p>43.65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([.$A91]-1)*0.02" office:value-type="float" office:value="2.54" calcext:value-type="float">
            <text:p>2.54</text:p>
          </table:table-cell>
          <table:table-cell table:formula="of:=1.5*[.$A91]*[.$B91]" office:value-type="float" office:value="297.18" calcext:value-type="float">
            <text:p>297.18</text:p>
          </table:table-cell>
          <table:table-cell table:formula="of:=([.$C91]+[.$D$3]*[.$A$3]*([.$A91]-1))*(1+[.$E$3]*[.$B$3]*([.$A91]-1))" office:value-type="float" office:value="1523.76506666667" calcext:value-type="float">
            <text:p>1523.76506666667</text:p>
          </table:table-cell>
          <table:table-cell table:formula="of:=LOG(1+[.$D91]/[.$B$6];[.$C$6])/[.$D$6]" office:value-type="percentage" office:value="0.499323298860204" calcext:value-type="percentage">
            <text:p>49.93%</text:p>
          </table:table-cell>
          <table:table-cell table:formula="of:=1.7/PI()*ATAN([.$D91]*[.$B$7])" office:value-type="percentage" office:value="0.442441775113556" calcext:value-type="percentage">
            <text:p>44.24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([.$A92]-1)*0.02" office:value-type="float" office:value="2.56" calcext:value-type="float">
            <text:p>2.56</text:p>
          </table:table-cell>
          <table:table-cell table:formula="of:=1.5*[.$A92]*[.$B92]" office:value-type="float" office:value="303.36" calcext:value-type="float">
            <text:p>303.36</text:p>
          </table:table-cell>
          <table:table-cell table:formula="of:=([.$C92]+[.$D$3]*[.$A$3]*([.$A92]-1))*(1+[.$E$3]*[.$B$3]*([.$A92]-1))" office:value-type="float" office:value="1557.32662857143" calcext:value-type="float">
            <text:p>1557.32662857143</text:p>
          </table:table-cell>
          <table:table-cell table:formula="of:=LOG(1+[.$D92]/[.$B$6];[.$C$6])/[.$D$6]" office:value-type="percentage" office:value="0.502378045128148" calcext:value-type="percentage">
            <text:p>50.24%</text:p>
          </table:table-cell>
          <table:table-cell table:formula="of:=1.7/PI()*ATAN([.$D92]*[.$B$7])" office:value-type="percentage" office:value="0.448319535043976" calcext:value-type="percentage">
            <text:p>44.83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([.$A93]-1)*0.02" office:value-type="float" office:value="2.58" calcext:value-type="float">
            <text:p>2.58</text:p>
          </table:table-cell>
          <table:table-cell table:formula="of:=1.5*[.$A93]*[.$B93]" office:value-type="float" office:value="309.6" calcext:value-type="float">
            <text:p>309.6</text:p>
          </table:table-cell>
          <table:table-cell table:formula="of:=([.$C93]+[.$D$3]*[.$A$3]*([.$A93]-1))*(1+[.$E$3]*[.$B$3]*([.$A93]-1))" office:value-type="float" office:value="1591.296" calcext:value-type="float">
            <text:p>1591.296</text:p>
          </table:table-cell>
          <table:table-cell table:formula="of:=LOG(1+[.$D93]/[.$B$6];[.$C$6])/[.$D$6]" office:value-type="percentage" office:value="0.505405635581326" calcext:value-type="percentage">
            <text:p>50.54%</text:p>
          </table:table-cell>
          <table:table-cell table:formula="of:=1.7/PI()*ATAN([.$D93]*[.$B$7])" office:value-type="percentage" office:value="0.454130269462115" calcext:value-type="percentage">
            <text:p>45.41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([.$A94]-1)*0.02" office:value-type="float" office:value="2.6" calcext:value-type="float">
            <text:p>2.6</text:p>
          </table:table-cell>
          <table:table-cell table:formula="of:=1.5*[.$A94]*[.$B94]" office:value-type="float" office:value="315.9" calcext:value-type="float">
            <text:p>315.9</text:p>
          </table:table-cell>
          <table:table-cell table:formula="of:=([.$C94]+[.$D$3]*[.$A$3]*([.$A94]-1))*(1+[.$E$3]*[.$B$3]*([.$A94]-1))" office:value-type="float" office:value="1625.67523809524" calcext:value-type="float">
            <text:p>1625.67523809524</text:p>
          </table:table-cell>
          <table:table-cell table:formula="of:=LOG(1+[.$D94]/[.$B$6];[.$C$6])/[.$D$6]" office:value-type="percentage" office:value="0.508406615894997" calcext:value-type="percentage">
            <text:p>50.84%</text:p>
          </table:table-cell>
          <table:table-cell table:formula="of:=1.7/PI()*ATAN([.$D94]*[.$B$7])" office:value-type="percentage" office:value="0.459872906401257" calcext:value-type="percentage">
            <text:p>45.99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([.$A95]-1)*0.02" office:value-type="float" office:value="2.62" calcext:value-type="float">
            <text:p>2.62</text:p>
          </table:table-cell>
          <table:table-cell table:formula="of:=1.5*[.$A95]*[.$B95]" office:value-type="float" office:value="322.26" calcext:value-type="float">
            <text:p>322.26</text:p>
          </table:table-cell>
          <table:table-cell table:formula="of:=([.$C95]+[.$D$3]*[.$A$3]*([.$A95]-1))*(1+[.$E$3]*[.$B$3]*([.$A95]-1))" office:value-type="float" office:value="1660.4664" calcext:value-type="float">
            <text:p>1660.4664</text:p>
          </table:table-cell>
          <table:table-cell table:formula="of:=LOG(1+[.$D95]/[.$B$6];[.$C$6])/[.$D$6]" office:value-type="percentage" office:value="0.51138151436337" calcext:value-type="percentage">
            <text:p>51.14%</text:p>
          </table:table-cell>
          <table:table-cell table:formula="of:=1.7/PI()*ATAN([.$D95]*[.$B$7])" office:value-type="percentage" office:value="0.465546494191224" calcext:value-type="percentage">
            <text:p>46.55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([.$A96]-1)*0.02" office:value-type="float" office:value="2.64" calcext:value-type="float">
            <text:p>2.64</text:p>
          </table:table-cell>
          <table:table-cell table:formula="of:=1.5*[.$A96]*[.$B96]" office:value-type="float" office:value="328.68" calcext:value-type="float">
            <text:p>328.68</text:p>
          </table:table-cell>
          <table:table-cell table:formula="of:=([.$C96]+[.$D$3]*[.$A$3]*([.$A96]-1))*(1+[.$E$3]*[.$B$3]*([.$A96]-1))" office:value-type="float" office:value="1695.67154285714" calcext:value-type="float">
            <text:p>1695.67154285714</text:p>
          </table:table-cell>
          <table:table-cell table:formula="of:=LOG(1+[.$D96]/[.$B$6];[.$C$6])/[.$D$6]" office:value-type="percentage" office:value="0.514330842654602" calcext:value-type="percentage">
            <text:p>51.43%</text:p>
          </table:table-cell>
          <table:table-cell table:formula="of:=1.7/PI()*ATAN([.$D96]*[.$B$7])" office:value-type="percentage" office:value="0.471150198123257" calcext:value-type="percentage">
            <text:p>47.12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([.$A97]-1)*0.02" office:value-type="float" office:value="2.66" calcext:value-type="float">
            <text:p>2.66</text:p>
          </table:table-cell>
          <table:table-cell table:formula="of:=1.5*[.$A97]*[.$B97]" office:value-type="float" office:value="335.16" calcext:value-type="float">
            <text:p>335.16</text:p>
          </table:table-cell>
          <table:table-cell table:formula="of:=([.$C97]+[.$D$3]*[.$A$3]*([.$A97]-1))*(1+[.$E$3]*[.$B$3]*([.$A97]-1))" office:value-type="float" office:value="1731.29272380952" calcext:value-type="float">
            <text:p>1731.29272380952</text:p>
          </table:table-cell>
          <table:table-cell table:formula="of:=LOG(1+[.$D97]/[.$B$6];[.$C$6])/[.$D$6]" office:value-type="percentage" office:value="0.517255096524531" calcext:value-type="percentage">
            <text:p>51.73%</text:p>
          </table:table-cell>
          <table:table-cell table:formula="of:=1.7/PI()*ATAN([.$D97]*[.$B$7])" office:value-type="percentage" office:value="0.476683296870885" calcext:value-type="percentage">
            <text:p>47.67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([.$A98]-1)*0.02" office:value-type="float" office:value="2.68" calcext:value-type="float">
            <text:p>2.68</text:p>
          </table:table-cell>
          <table:table-cell table:formula="of:=1.5*[.$A98]*[.$B98]" office:value-type="float" office:value="341.7" calcext:value-type="float">
            <text:p>341.7</text:p>
          </table:table-cell>
          <table:table-cell table:formula="of:=([.$C98]+[.$D$3]*[.$A$3]*([.$A98]-1))*(1+[.$E$3]*[.$B$3]*([.$A98]-1))" office:value-type="float" office:value="1767.332" calcext:value-type="float">
            <text:p>1767.332</text:p>
          </table:table-cell>
          <table:table-cell table:formula="of:=LOG(1+[.$D98]/[.$B$6];[.$C$6])/[.$D$6]" office:value-type="percentage" office:value="0.520154756491841" calcext:value-type="percentage">
            <text:p>52.02%</text:p>
          </table:table-cell>
          <table:table-cell table:formula="of:=1.7/PI()*ATAN([.$D98]*[.$B$7])" office:value-type="percentage" office:value="0.482145178702664" calcext:value-type="percentage">
            <text:p>48.21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([.$A99]-1)*0.02" office:value-type="float" office:value="2.7" calcext:value-type="float">
            <text:p>2.7</text:p>
          </table:table-cell>
          <table:table-cell table:formula="of:=1.5*[.$A99]*[.$B99]" office:value-type="float" office:value="348.3" calcext:value-type="float">
            <text:p>348.3</text:p>
          </table:table-cell>
          <table:table-cell table:formula="of:=([.$C99]+[.$D$3]*[.$A$3]*([.$A99]-1))*(1+[.$E$3]*[.$B$3]*([.$A99]-1))" office:value-type="float" office:value="1803.79142857143" calcext:value-type="float">
            <text:p>1803.79142857143</text:p>
          </table:table-cell>
          <table:table-cell table:formula="of:=LOG(1+[.$D99]/[.$B$6];[.$C$6])/[.$D$6]" office:value-type="percentage" office:value="0.523030288477154" calcext:value-type="percentage">
            <text:p>52.30%</text:p>
          </table:table-cell>
          <table:table-cell table:formula="of:=1.7/PI()*ATAN([.$D99]*[.$B$7])" office:value-type="percentage" office:value="0.487535337521384" calcext:value-type="percentage">
            <text:p>48.75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([.$A100]-1)*0.02" office:value-type="float" office:value="2.72" calcext:value-type="float">
            <text:p>2.72</text:p>
          </table:table-cell>
          <table:table-cell table:formula="of:=1.5*[.$A100]*[.$B100]" office:value-type="float" office:value="354.96" calcext:value-type="float">
            <text:p>354.96</text:p>
          </table:table-cell>
          <table:table-cell table:formula="of:=([.$C100]+[.$D$3]*[.$A$3]*([.$A100]-1))*(1+[.$E$3]*[.$B$3]*([.$A100]-1))" office:value-type="float" office:value="1840.67306666667" calcext:value-type="float">
            <text:p>1840.67306666667</text:p>
          </table:table-cell>
          <table:table-cell table:formula="of:=LOG(1+[.$D100]/[.$B$6];[.$C$6])/[.$D$6]" office:value-type="percentage" office:value="0.525882144408367" calcext:value-type="percentage">
            <text:p>52.59%</text:p>
          </table:table-cell>
          <table:table-cell table:formula="of:=1.7/PI()*ATAN([.$D100]*[.$B$7])" office:value-type="percentage" office:value="0.492853368762917" calcext:value-type="percentage">
            <text:p>49.29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([.$A101]-1)*0.02" office:value-type="float" office:value="2.74" calcext:value-type="float">
            <text:p>2.74</text:p>
          </table:table-cell>
          <table:table-cell table:formula="of:=1.5*[.$A101]*[.$B101]" office:value-type="float" office:value="361.68" calcext:value-type="float">
            <text:p>361.68</text:p>
          </table:table-cell>
          <table:table-cell table:formula="of:=([.$C101]+[.$D$3]*[.$A$3]*([.$A101]-1))*(1+[.$E$3]*[.$B$3]*([.$A101]-1))" office:value-type="float" office:value="1877.97897142857" calcext:value-type="float">
            <text:p>1877.97897142857</text:p>
          </table:table-cell>
          <table:table-cell table:formula="of:=LOG(1+[.$D101]/[.$B$6];[.$C$6])/[.$D$6]" office:value-type="percentage" office:value="0.528710762794369" calcext:value-type="percentage">
            <text:p>52.87%</text:p>
          </table:table-cell>
          <table:table-cell table:formula="of:=1.7/PI()*ATAN([.$D101]*[.$B$7])" office:value-type="percentage" office:value="0.498098965186187" calcext:value-type="percentage">
            <text:p>49.81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([.$A102]-1)*0.02" office:value-type="float" office:value="2.76" calcext:value-type="float">
            <text:p>2.76</text:p>
          </table:table-cell>
          <table:table-cell table:formula="of:=1.5*[.$A102]*[.$B102]" office:value-type="float" office:value="368.46" calcext:value-type="float">
            <text:p>368.46</text:p>
          </table:table-cell>
          <table:table-cell table:formula="of:=([.$C102]+[.$D$3]*[.$A$3]*([.$A102]-1))*(1+[.$E$3]*[.$B$3]*([.$A102]-1))" office:value-type="float" office:value="1915.7112" calcext:value-type="float">
            <text:p>1915.7112</text:p>
          </table:table-cell>
          <table:table-cell table:formula="of:=LOG(1+[.$D102]/[.$B$6];[.$C$6])/[.$D$6]" office:value-type="percentage" office:value="0.531516569269115" calcext:value-type="percentage">
            <text:p>53.15%</text:p>
          </table:table-cell>
          <table:table-cell table:formula="of:=1.7/PI()*ATAN([.$D102]*[.$B$7])" office:value-type="percentage" office:value="0.503271912583961" calcext:value-type="percentage">
            <text:p>50.33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([.$A103]-1)*0.02" office:value-type="float" office:value="2.78" calcext:value-type="float">
            <text:p>2.78</text:p>
          </table:table-cell>
          <table:table-cell table:formula="of:=1.5*[.$A103]*[.$B103]" office:value-type="float" office:value="375.3" calcext:value-type="float">
            <text:p>375.3</text:p>
          </table:table-cell>
          <table:table-cell table:formula="of:=([.$C103]+[.$D$3]*[.$A$3]*([.$A103]-1))*(1+[.$E$3]*[.$B$3]*([.$A103]-1))" office:value-type="float" office:value="1953.87180952381" calcext:value-type="float">
            <text:p>1953.87180952381</text:p>
          </table:table-cell>
          <table:table-cell table:formula="of:=LOG(1+[.$D103]/[.$B$6];[.$C$6])/[.$D$6]" office:value-type="percentage" office:value="0.534299977107899" calcext:value-type="percentage">
            <text:p>53.43%</text:p>
          </table:table-cell>
          <table:table-cell table:formula="of:=1.7/PI()*ATAN([.$D103]*[.$B$7])" office:value-type="percentage" office:value="0.508372085442204" calcext:value-type="percentage">
            <text:p>50.84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([.$A104]-1)*0.02" office:value-type="float" office:value="2.8" calcext:value-type="float">
            <text:p>2.8</text:p>
          </table:table-cell>
          <table:table-cell table:formula="of:=1.5*[.$A104]*[.$B104]" office:value-type="float" office:value="382.2" calcext:value-type="float">
            <text:p>382.2</text:p>
          </table:table-cell>
          <table:table-cell table:formula="of:=([.$C104]+[.$D$3]*[.$A$3]*([.$A104]-1))*(1+[.$E$3]*[.$B$3]*([.$A104]-1))" office:value-type="float" office:value="1992.46285714286" calcext:value-type="float">
            <text:p>1992.46285714286</text:p>
          </table:table-cell>
          <table:table-cell table:formula="of:=LOG(1+[.$D104]/[.$B$6];[.$C$6])/[.$D$6]" office:value-type="percentage" office:value="0.537061387717536" calcext:value-type="percentage">
            <text:p>53.71%</text:p>
          </table:table-cell>
          <table:table-cell table:formula="of:=1.7/PI()*ATAN([.$D104]*[.$B$7])" office:value-type="percentage" office:value="0.51339944257379" calcext:value-type="percentage">
            <text:p>51.34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([.$A105]-1)*0.02" office:value-type="float" office:value="2.82" calcext:value-type="float">
            <text:p>2.82</text:p>
          </table:table-cell>
          <table:table-cell table:formula="of:=1.5*[.$A105]*[.$B105]" office:value-type="float" office:value="389.16" calcext:value-type="float">
            <text:p>389.16</text:p>
          </table:table-cell>
          <table:table-cell table:formula="of:=([.$C105]+[.$D$3]*[.$A$3]*([.$A105]-1))*(1+[.$E$3]*[.$B$3]*([.$A105]-1))" office:value-type="float" office:value="2031.4864" calcext:value-type="float">
            <text:p>2031.4864</text:p>
          </table:table-cell>
          <table:table-cell table:formula="of:=LOG(1+[.$D105]/[.$B$6];[.$C$6])/[.$D$6]" office:value-type="percentage" office:value="0.539801191102022" calcext:value-type="percentage">
            <text:p>53.98%</text:p>
          </table:table-cell>
          <table:table-cell table:formula="of:=1.7/PI()*ATAN([.$D105]*[.$B$7])" office:value-type="percentage" office:value="0.518354022750239" calcext:value-type="percentage">
            <text:p>51.84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([.$A106]-1)*0.02" office:value-type="float" office:value="2.84" calcext:value-type="float">
            <text:p>2.84</text:p>
          </table:table-cell>
          <table:table-cell table:formula="of:=1.5*[.$A106]*[.$B106]" office:value-type="float" office:value="396.18" calcext:value-type="float">
            <text:p>396.18</text:p>
          </table:table-cell>
          <table:table-cell table:formula="of:=([.$C106]+[.$D$3]*[.$A$3]*([.$A106]-1))*(1+[.$E$3]*[.$B$3]*([.$A106]-1))" office:value-type="float" office:value="2070.94449523809" calcext:value-type="float">
            <text:p>2070.94449523809</text:p>
          </table:table-cell>
          <table:table-cell table:formula="of:=LOG(1+[.$D106]/[.$B$6];[.$C$6])/[.$D$6]" office:value-type="percentage" office:value="0.542519766305155" calcext:value-type="percentage">
            <text:p>54.25%</text:p>
          </table:table-cell>
          <table:table-cell table:formula="of:=1.7/PI()*ATAN([.$D106]*[.$B$7])" office:value-type="percentage" office:value="0.523235940353179" calcext:value-type="percentage">
            <text:p>52.32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([.$A107]-1)*0.02" office:value-type="float" office:value="2.86" calcext:value-type="float">
            <text:p>2.86</text:p>
          </table:table-cell>
          <table:table-cell table:formula="of:=1.5*[.$A107]*[.$B107]" office:value-type="float" office:value="403.26" calcext:value-type="float">
            <text:p>403.26</text:p>
          </table:table-cell>
          <table:table-cell table:formula="of:=([.$C107]+[.$D$3]*[.$A$3]*([.$A107]-1))*(1+[.$E$3]*[.$B$3]*([.$A107]-1))" office:value-type="float" office:value="2110.8392" calcext:value-type="float">
            <text:p>2110.8392</text:p>
          </table:table-cell>
          <table:table-cell table:formula="of:=LOG(1+[.$D107]/[.$B$6];[.$C$6])/[.$D$6]" office:value-type="percentage" office:value="0.545217481831488" calcext:value-type="percentage">
            <text:p>54.52%</text:p>
          </table:table-cell>
          <table:table-cell table:formula="of:=1.7/PI()*ATAN([.$D107]*[.$B$7])" office:value-type="percentage" office:value="0.528045381065094" calcext:value-type="percentage">
            <text:p>52.8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([.$A108]-1)*0.02" office:value-type="float" office:value="2.88" calcext:value-type="float">
            <text:p>2.88</text:p>
          </table:table-cell>
          <table:table-cell table:formula="of:=1.5*[.$A108]*[.$B108]" office:value-type="float" office:value="410.4" calcext:value-type="float">
            <text:p>410.4</text:p>
          </table:table-cell>
          <table:table-cell table:formula="of:=([.$C108]+[.$D$3]*[.$A$3]*([.$A108]-1))*(1+[.$E$3]*[.$B$3]*([.$A108]-1))" office:value-type="float" office:value="2151.17257142857" calcext:value-type="float">
            <text:p>2151.17257142857</text:p>
          </table:table-cell>
          <table:table-cell table:formula="of:=LOG(1+[.$D108]/[.$B$6];[.$C$6])/[.$D$6]" office:value-type="percentage" office:value="0.547894696046876" calcext:value-type="percentage">
            <text:p>54.79%</text:p>
          </table:table-cell>
          <table:table-cell table:formula="of:=1.7/PI()*ATAN([.$D108]*[.$B$7])" office:value-type="percentage" office:value="0.532782597616958" calcext:value-type="percentage">
            <text:p>53.28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([.$A109]-1)*0.02" office:value-type="float" office:value="2.9" calcext:value-type="float">
            <text:p>2.9</text:p>
          </table:table-cell>
          <table:table-cell table:formula="of:=1.5*[.$A109]*[.$B109]" office:value-type="float" office:value="417.6" calcext:value-type="float">
            <text:p>417.6</text:p>
          </table:table-cell>
          <table:table-cell table:formula="of:=([.$C109]+[.$D$3]*[.$A$3]*([.$A109]-1))*(1+[.$E$3]*[.$B$3]*([.$A109]-1))" office:value-type="float" office:value="2191.94666666667" calcext:value-type="float">
            <text:p>2191.94666666667</text:p>
          </table:table-cell>
          <table:table-cell table:formula="of:=LOG(1+[.$D109]/[.$B$6];[.$C$6])/[.$D$6]" office:value-type="percentage" office:value="0.55055175755982" calcext:value-type="percentage">
            <text:p>55.06%</text:p>
          </table:table-cell>
          <table:table-cell table:formula="of:=1.7/PI()*ATAN([.$D109]*[.$B$7])" office:value-type="percentage" office:value="0.537447905608357" calcext:value-type="percentage">
            <text:p>53.74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([.$A110]-1)*0.02" office:value-type="float" office:value="2.92" calcext:value-type="float">
            <text:p>2.92</text:p>
          </table:table-cell>
          <table:table-cell table:formula="of:=1.5*[.$A110]*[.$B110]" office:value-type="float" office:value="424.86" calcext:value-type="float">
            <text:p>424.86</text:p>
          </table:table-cell>
          <table:table-cell table:formula="of:=([.$C110]+[.$D$3]*[.$A$3]*([.$A110]-1))*(1+[.$E$3]*[.$B$3]*([.$A110]-1))" office:value-type="float" office:value="2233.16354285714" calcext:value-type="float">
            <text:p>2233.16354285714</text:p>
          </table:table-cell>
          <table:table-cell table:formula="of:=LOG(1+[.$D110]/[.$B$6];[.$C$6])/[.$D$6]" office:value-type="percentage" office:value="0.553189005584705" calcext:value-type="percentage">
            <text:p>55.32%</text:p>
          </table:table-cell>
          <table:table-cell table:formula="of:=1.7/PI()*ATAN([.$D110]*[.$B$7])" office:value-type="percentage" office:value="0.542041679413807" calcext:value-type="percentage">
            <text:p>54.2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([.$A111]-1)*0.02" office:value-type="float" office:value="2.94" calcext:value-type="float">
            <text:p>2.94</text:p>
          </table:table-cell>
          <table:table-cell table:formula="of:=1.5*[.$A111]*[.$B111]" office:value-type="float" office:value="432.18" calcext:value-type="float">
            <text:p>432.18</text:p>
          </table:table-cell>
          <table:table-cell table:formula="of:=([.$C111]+[.$D$3]*[.$A$3]*([.$A111]-1))*(1+[.$E$3]*[.$B$3]*([.$A111]-1))" office:value-type="float" office:value="2274.82525714286" calcext:value-type="float">
            <text:p>2274.82525714286</text:p>
          </table:table-cell>
          <table:table-cell table:formula="of:=LOG(1+[.$D111]/[.$B$6];[.$C$6])/[.$D$6]" office:value-type="percentage" office:value="0.555806770287959" calcext:value-type="percentage">
            <text:p>55.58%</text:p>
          </table:table-cell>
          <table:table-cell table:formula="of:=1.7/PI()*ATAN([.$D111]*[.$B$7])" office:value-type="percentage" office:value="0.546564348187153" calcext:value-type="percentage">
            <text:p>54.66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([.$A112]-1)*0.02" office:value-type="float" office:value="2.96" calcext:value-type="float">
            <text:p>2.96</text:p>
          </table:table-cell>
          <table:table-cell table:formula="of:=1.5*[.$A112]*[.$B112]" office:value-type="float" office:value="439.56" calcext:value-type="float">
            <text:p>439.56</text:p>
          </table:table-cell>
          <table:table-cell table:formula="of:=([.$C112]+[.$D$3]*[.$A$3]*([.$A112]-1))*(1+[.$E$3]*[.$B$3]*([.$A112]-1))" office:value-type="float" office:value="2316.93386666667" calcext:value-type="float">
            <text:p>2316.93386666667</text:p>
          </table:table-cell>
          <table:table-cell table:formula="of:=LOG(1+[.$D112]/[.$B$6];[.$C$6])/[.$D$6]" office:value-type="percentage" office:value="0.558405373118125" calcext:value-type="percentage">
            <text:p>55.84%</text:p>
          </table:table-cell>
          <table:table-cell table:formula="of:=1.7/PI()*ATAN([.$D112]*[.$B$7])" office:value-type="percentage" office:value="0.551016391974215" calcext:value-type="percentage">
            <text:p>55.1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113]-1)*0.02" office:value-type="float" office:value="2.98" calcext:value-type="float">
            <text:p>2.98</text:p>
          </table:table-cell>
          <table:table-cell table:formula="of:=1.5*[.$A113]*[.$B113]" office:value-type="float" office:value="447" calcext:value-type="float">
            <text:p>447</text:p>
          </table:table-cell>
          <table:table-cell table:formula="of:=([.$C113]+[.$D$3]*[.$A$3]*([.$A113]-1))*(1+[.$E$3]*[.$B$3]*([.$A113]-1))" office:value-type="float" office:value="2359.49142857143" calcext:value-type="float">
            <text:p>2359.49142857143</text:p>
          </table:table-cell>
          <table:table-cell table:formula="of:=LOG(1+[.$D113]/[.$B$6];[.$C$6])/[.$D$6]" office:value-type="percentage" office:value="0.560985127120704" calcext:value-type="percentage">
            <text:p>56.10%</text:p>
          </table:table-cell>
          <table:table-cell table:formula="of:=1.7/PI()*ATAN([.$D113]*[.$B$7])" office:value-type="percentage" office:value="0.555398337942193" calcext:value-type="percentage">
            <text:p>55.54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([.$A114]-1)*0.02" office:value-type="float" office:value="3" calcext:value-type="float">
            <text:p>3</text:p>
          </table:table-cell>
          <table:table-cell table:formula="of:=1.5*[.$A114]*[.$B114]" office:value-type="float" office:value="454.5" calcext:value-type="float">
            <text:p>454.5</text:p>
          </table:table-cell>
          <table:table-cell table:formula="of:=([.$C114]+[.$D$3]*[.$A$3]*([.$A114]-1))*(1+[.$E$3]*[.$B$3]*([.$A114]-1))" office:value-type="float" office:value="2402.5" calcext:value-type="float">
            <text:p>2402.5</text:p>
          </table:table-cell>
          <table:table-cell table:formula="of:=LOG(1+[.$D114]/[.$B$6];[.$C$6])/[.$D$6]" office:value-type="percentage" office:value="0.563546337238656" calcext:value-type="percentage">
            <text:p>56.35%</text:p>
          </table:table-cell>
          <table:table-cell table:formula="of:=1.7/PI()*ATAN([.$D114]*[.$B$7])" office:value-type="percentage" office:value="0.559710756732852" calcext:value-type="percentage">
            <text:p>55.97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([.$A115]-1)*0.02" office:value-type="float" office:value="3.02" calcext:value-type="float">
            <text:p>3.02</text:p>
          </table:table-cell>
          <table:table-cell table:formula="of:=1.5*[.$A115]*[.$B115]" office:value-type="float" office:value="462.06" calcext:value-type="float">
            <text:p>462.06</text:p>
          </table:table-cell>
          <table:table-cell table:formula="of:=([.$C115]+[.$D$3]*[.$A$3]*([.$A115]-1))*(1+[.$E$3]*[.$B$3]*([.$A115]-1))" office:value-type="float" office:value="2445.96163809524" calcext:value-type="float">
            <text:p>2445.96163809524</text:p>
          </table:table-cell>
          <table:table-cell table:formula="of:=LOG(1+[.$D115]/[.$B$6];[.$C$6])/[.$D$6]" office:value-type="percentage" office:value="0.56608930059931" calcext:value-type="percentage">
            <text:p>56.61%</text:p>
          </table:table-cell>
          <table:table-cell table:formula="of:=1.7/PI()*ATAN([.$D115]*[.$B$7])" office:value-type="percentage" office:value="0.563954258945046" calcext:value-type="percentage">
            <text:p>56.4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([.$A116]-1)*0.02" office:value-type="float" office:value="3.04" calcext:value-type="float">
            <text:p>3.04</text:p>
          </table:table-cell>
          <table:table-cell table:formula="of:=1.5*[.$A116]*[.$B116]" office:value-type="float" office:value="469.68" calcext:value-type="float">
            <text:p>469.68</text:p>
          </table:table-cell>
          <table:table-cell table:formula="of:=([.$C116]+[.$D$3]*[.$A$3]*([.$A116]-1))*(1+[.$E$3]*[.$B$3]*([.$A116]-1))" office:value-type="float" office:value="2489.8784" calcext:value-type="float">
            <text:p>2489.8784</text:p>
          </table:table-cell>
          <table:table-cell table:formula="of:=LOG(1+[.$D116]/[.$B$6];[.$C$6])/[.$D$6]" office:value-type="percentage" office:value="0.568614306788451" calcext:value-type="percentage">
            <text:p>56.86%</text:p>
          </table:table-cell>
          <table:table-cell table:formula="of:=1.7/PI()*ATAN([.$D116]*[.$B$7])" office:value-type="percentage" office:value="0.56812949175087" calcext:value-type="percentage">
            <text:p>56.81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([.$A117]-1)*0.02" office:value-type="float" office:value="3.06" calcext:value-type="float">
            <text:p>3.06</text:p>
          </table:table-cell>
          <table:table-cell table:formula="of:=1.5*[.$A117]*[.$B117]" office:value-type="float" office:value="477.36" calcext:value-type="float">
            <text:p>477.36</text:p>
          </table:table-cell>
          <table:table-cell table:formula="of:=([.$C117]+[.$D$3]*[.$A$3]*([.$A117]-1))*(1+[.$E$3]*[.$B$3]*([.$A117]-1))" office:value-type="float" office:value="2534.25234285714" calcext:value-type="float">
            <text:p>2534.25234285714</text:p>
          </table:table-cell>
          <table:table-cell table:formula="of:=LOG(1+[.$D117]/[.$B$6];[.$C$6])/[.$D$6]" office:value-type="percentage" office:value="0.571121638112245" calcext:value-type="percentage">
            <text:p>57.11%</text:p>
          </table:table-cell>
          <table:table-cell table:formula="of:=1.7/PI()*ATAN([.$D117]*[.$B$7])" office:value-type="percentage" office:value="0.572237135648509" calcext:value-type="percentage">
            <text:p>57.22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([.$A118]-1)*0.02" office:value-type="float" office:value="3.08" calcext:value-type="float">
            <text:p>3.08</text:p>
          </table:table-cell>
          <table:table-cell table:formula="of:=1.5*[.$A118]*[.$B118]" office:value-type="float" office:value="485.1" calcext:value-type="float">
            <text:p>485.1</text:p>
          </table:table-cell>
          <table:table-cell table:formula="of:=([.$C118]+[.$D$3]*[.$A$3]*([.$A118]-1))*(1+[.$E$3]*[.$B$3]*([.$A118]-1))" office:value-type="float" office:value="2579.08552380952" calcext:value-type="float">
            <text:p>2579.08552380952</text:p>
          </table:table-cell>
          <table:table-cell table:formula="of:=LOG(1+[.$D118]/[.$B$6];[.$C$6])/[.$D$6]" office:value-type="percentage" office:value="0.57361156984768" calcext:value-type="percentage">
            <text:p>57.36%</text:p>
          </table:table-cell>
          <table:table-cell table:formula="of:=1.7/PI()*ATAN([.$D118]*[.$B$7])" office:value-type="percentage" office:value="0.576277901353763" calcext:value-type="percentage">
            <text:p>57.63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([.$A119]-1)*0.02" office:value-type="float" office:value="3.1" calcext:value-type="float">
            <text:p>3.1</text:p>
          </table:table-cell>
          <table:table-cell table:formula="of:=1.5*[.$A119]*[.$B119]" office:value-type="float" office:value="492.9" calcext:value-type="float">
            <text:p>492.9</text:p>
          </table:table-cell>
          <table:table-cell table:formula="of:=([.$C119]+[.$D$3]*[.$A$3]*([.$A119]-1))*(1+[.$E$3]*[.$B$3]*([.$A119]-1))" office:value-type="float" office:value="2624.38" calcext:value-type="float">
            <text:p>2624.38</text:p>
          </table:table-cell>
          <table:table-cell table:formula="of:=LOG(1+[.$D119]/[.$B$6];[.$C$6])/[.$D$6]" office:value-type="percentage" office:value="0.576084370482109" calcext:value-type="percentage">
            <text:p>57.61%</text:p>
          </table:table-cell>
          <table:table-cell table:formula="of:=1.7/PI()*ATAN([.$D119]*[.$B$7])" office:value-type="percentage" office:value="0.580252526831234" calcext:value-type="percentage">
            <text:p>58.03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([.$A120]-1)*0.02" office:value-type="float" office:value="3.12" calcext:value-type="float">
            <text:p>3.12</text:p>
          </table:table-cell>
          <table:table-cell table:formula="of:=1.5*[.$A120]*[.$B120]" office:value-type="float" office:value="500.76" calcext:value-type="float">
            <text:p>500.76</text:p>
          </table:table-cell>
          <table:table-cell table:formula="of:=([.$C120]+[.$D$3]*[.$A$3]*([.$A120]-1))*(1+[.$E$3]*[.$B$3]*([.$A120]-1))" office:value-type="float" office:value="2670.13782857143" calcext:value-type="float">
            <text:p>2670.13782857143</text:p>
          </table:table-cell>
          <table:table-cell table:formula="of:=LOG(1+[.$D120]/[.$B$6];[.$C$6])/[.$D$6]" office:value-type="percentage" office:value="0.578540301942469" calcext:value-type="percentage">
            <text:p>57.85%</text:p>
          </table:table-cell>
          <table:table-cell table:formula="of:=1.7/PI()*ATAN([.$D120]*[.$B$7])" office:value-type="percentage" office:value="0.584161774465302" calcext:value-type="percentage">
            <text:p>58.42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([.$A121]-1)*0.02" office:value-type="float" office:value="3.14" calcext:value-type="float">
            <text:p>3.14</text:p>
          </table:table-cell>
          <table:table-cell table:formula="of:=1.5*[.$A121]*[.$B121]" office:value-type="float" office:value="508.68" calcext:value-type="float">
            <text:p>508.68</text:p>
          </table:table-cell>
          <table:table-cell table:formula="of:=([.$C121]+[.$D$3]*[.$A$3]*([.$A121]-1))*(1+[.$E$3]*[.$B$3]*([.$A121]-1))" office:value-type="float" office:value="2716.36106666667" calcext:value-type="float">
            <text:p>2716.36106666667</text:p>
          </table:table-cell>
          <table:table-cell table:formula="of:=LOG(1+[.$D121]/[.$B$6];[.$C$6])/[.$D$6]" office:value-type="percentage" office:value="0.580979619814724" calcext:value-type="percentage">
            <text:p>58.10%</text:p>
          </table:table-cell>
          <table:table-cell table:formula="of:=1.7/PI()*ATAN([.$D121]*[.$B$7])" office:value-type="percentage" office:value="0.588006428370191" calcext:value-type="percentage">
            <text:p>58.80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([.$A122]-1)*0.02" office:value-type="float" office:value="3.16" calcext:value-type="float">
            <text:p>3.16</text:p>
          </table:table-cell>
          <table:table-cell table:formula="of:=1.5*[.$A122]*[.$B122]" office:value-type="float" office:value="516.66" calcext:value-type="float">
            <text:p>516.66</text:p>
          </table:table-cell>
          <table:table-cell table:formula="of:=([.$C122]+[.$D$3]*[.$A$3]*([.$A122]-1))*(1+[.$E$3]*[.$B$3]*([.$A122]-1))" office:value-type="float" office:value="2763.05177142857" calcext:value-type="float">
            <text:p>2763.05177142857</text:p>
          </table:table-cell>
          <table:table-cell table:formula="of:=LOG(1+[.$D122]/[.$B$6];[.$C$6])/[.$D$6]" office:value-type="percentage" office:value="0.583402573554016" calcext:value-type="percentage">
            <text:p>58.34%</text:p>
          </table:table-cell>
          <table:table-cell table:formula="of:=1.7/PI()*ATAN([.$D122]*[.$B$7])" office:value-type="percentage" office:value="0.591787291837769" calcext:value-type="percentage">
            <text:p>59.18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([.$A123]-1)*0.02" office:value-type="float" office:value="3.18" calcext:value-type="float">
            <text:p>3.18</text:p>
          </table:table-cell>
          <table:table-cell table:formula="of:=1.5*[.$A123]*[.$B123]" office:value-type="float" office:value="524.7" calcext:value-type="float">
            <text:p>524.7</text:p>
          </table:table-cell>
          <table:table-cell table:formula="of:=([.$C123]+[.$D$3]*[.$A$3]*([.$A123]-1))*(1+[.$E$3]*[.$B$3]*([.$A123]-1))" office:value-type="float" office:value="2810.212" calcext:value-type="float">
            <text:p>2810.212</text:p>
          </table:table-cell>
          <table:table-cell table:formula="of:=LOG(1+[.$D123]/[.$B$6];[.$C$6])/[.$D$6]" office:value-type="percentage" office:value="0.585809406686012" calcext:value-type="percentage">
            <text:p>58.58%</text:p>
          </table:table-cell>
          <table:table-cell table:formula="of:=1.7/PI()*ATAN([.$D123]*[.$B$7])" office:value-type="percentage" office:value="0.595505184921085" calcext:value-type="percentage">
            <text:p>59.55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([.$A124]-1)*0.02" office:value-type="float" office:value="3.2" calcext:value-type="float">
            <text:p>3.2</text:p>
          </table:table-cell>
          <table:table-cell table:formula="of:=1.5*[.$A124]*[.$B124]" office:value-type="float" office:value="532.8" calcext:value-type="float">
            <text:p>532.8</text:p>
          </table:table-cell>
          <table:table-cell table:formula="of:=([.$C124]+[.$D$3]*[.$A$3]*([.$A124]-1))*(1+[.$E$3]*[.$B$3]*([.$A124]-1))" office:value-type="float" office:value="2857.84380952381" calcext:value-type="float">
            <text:p>2857.84380952381</text:p>
          </table:table-cell>
          <table:table-cell table:formula="of:=LOG(1+[.$D124]/[.$B$6];[.$C$6])/[.$D$6]" office:value-type="percentage" office:value="0.588200356999884" calcext:value-type="percentage">
            <text:p>58.82%</text:p>
          </table:table-cell>
          <table:table-cell table:formula="of:=1.7/PI()*ATAN([.$D124]*[.$B$7])" office:value-type="percentage" office:value="0.599160942151152" calcext:value-type="percentage">
            <text:p>59.92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([.$A125]-1)*0.02" office:value-type="float" office:value="3.22" calcext:value-type="float">
            <text:p>3.22</text:p>
          </table:table-cell>
          <table:table-cell table:formula="of:=1.5*[.$A125]*[.$B125]" office:value-type="float" office:value="540.96" calcext:value-type="float">
            <text:p>540.96</text:p>
          </table:table-cell>
          <table:table-cell table:formula="of:=([.$C125]+[.$D$3]*[.$A$3]*([.$A125]-1))*(1+[.$E$3]*[.$B$3]*([.$A125]-1))" office:value-type="float" office:value="2905.94925714286" calcext:value-type="float">
            <text:p>2905.94925714286</text:p>
          </table:table-cell>
          <table:table-cell table:formula="of:=LOG(1+[.$D125]/[.$B$6];[.$C$6])/[.$D$6]" office:value-type="percentage" office:value="0.590575656733343" calcext:value-type="percentage">
            <text:p>59.06%</text:p>
          </table:table-cell>
          <table:table-cell table:formula="of:=1.7/PI()*ATAN([.$D125]*[.$B$7])" office:value-type="percentage" office:value="0.602755410384023" calcext:value-type="percentage">
            <text:p>60.28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([.$A126]-1)*0.02" office:value-type="float" office:value="3.24" calcext:value-type="float">
            <text:p>3.24</text:p>
          </table:table-cell>
          <table:table-cell table:formula="of:=1.5*[.$A126]*[.$B126]" office:value-type="float" office:value="549.18" calcext:value-type="float">
            <text:p>549.18</text:p>
          </table:table-cell>
          <table:table-cell table:formula="of:=([.$C126]+[.$D$3]*[.$A$3]*([.$A126]-1))*(1+[.$E$3]*[.$B$3]*([.$A126]-1))" office:value-type="float" office:value="2954.5304" calcext:value-type="float">
            <text:p>2954.5304</text:p>
          </table:table-cell>
          <table:table-cell table:formula="of:=LOG(1+[.$D126]/[.$B$6];[.$C$6])/[.$D$6]" office:value-type="percentage" office:value="0.592935532750123" calcext:value-type="percentage">
            <text:p>59.29%</text:p>
          </table:table-cell>
          <table:table-cell table:formula="of:=1.7/PI()*ATAN([.$D126]*[.$B$7])" office:value-type="percentage" office:value="0.606289446774822" calcext:value-type="percentage">
            <text:p>60.63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([.$A127]-1)*0.02" office:value-type="float" office:value="3.26" calcext:value-type="float">
            <text:p>3.26</text:p>
          </table:table-cell>
          <table:table-cell table:formula="of:=1.5*[.$A127]*[.$B127]" office:value-type="float" office:value="557.46" calcext:value-type="float">
            <text:p>557.46</text:p>
          </table:table-cell>
          <table:table-cell table:formula="of:=([.$C127]+[.$D$3]*[.$A$3]*([.$A127]-1))*(1+[.$E$3]*[.$B$3]*([.$A127]-1))" office:value-type="float" office:value="3003.58929523809" calcext:value-type="float">
            <text:p>3003.58929523809</text:p>
          </table:table-cell>
          <table:table-cell table:formula="of:=LOG(1+[.$D127]/[.$B$6];[.$C$6])/[.$D$6]" office:value-type="percentage" office:value="0.595280206710279" calcext:value-type="percentage">
            <text:p>59.53%</text:p>
          </table:table-cell>
          <table:table-cell table:formula="of:=1.7/PI()*ATAN([.$D127]*[.$B$7])" office:value-type="percentage" office:value="0.609763916875094" calcext:value-type="percentage">
            <text:p>60.98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([.$A128]-1)*0.02" office:value-type="float" office:value="3.28" calcext:value-type="float">
            <text:p>3.28</text:p>
          </table:table-cell>
          <table:table-cell table:formula="of:=1.5*[.$A128]*[.$B128]" office:value-type="float" office:value="565.8" calcext:value-type="float">
            <text:p>565.8</text:p>
          </table:table-cell>
          <table:table-cell table:formula="of:=([.$C128]+[.$D$3]*[.$A$3]*([.$A128]-1))*(1+[.$E$3]*[.$B$3]*([.$A128]-1))" office:value-type="float" office:value="3053.128" calcext:value-type="float">
            <text:p>3053.128</text:p>
          </table:table-cell>
          <table:table-cell table:formula="of:=LOG(1+[.$D128]/[.$B$6];[.$C$6])/[.$D$6]" office:value-type="percentage" office:value="0.597609895233663" calcext:value-type="percentage">
            <text:p>59.76%</text:p>
          </table:table-cell>
          <table:table-cell table:formula="of:=1.7/PI()*ATAN([.$D128]*[.$B$7])" office:value-type="percentage" office:value="0.613179692849583" calcext:value-type="percentage">
            <text:p>61.32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([.$A129]-1)*0.02" office:value-type="float" office:value="3.3" calcext:value-type="float">
            <text:p>3.3</text:p>
          </table:table-cell>
          <table:table-cell table:formula="of:=1.5*[.$A129]*[.$B129]" office:value-type="float" office:value="574.2" calcext:value-type="float">
            <text:p>574.2</text:p>
          </table:table-cell>
          <table:table-cell table:formula="of:=([.$C129]+[.$D$3]*[.$A$3]*([.$A129]-1))*(1+[.$E$3]*[.$B$3]*([.$A129]-1))" office:value-type="float" office:value="3103.14857142857" calcext:value-type="float">
            <text:p>3103.14857142857</text:p>
          </table:table-cell>
          <table:table-cell table:formula="of:=LOG(1+[.$D129]/[.$B$6];[.$C$6])/[.$D$6]" office:value-type="percentage" office:value="0.59992481005689" calcext:value-type="percentage">
            <text:p>59.99%</text:p>
          </table:table-cell>
          <table:table-cell table:formula="of:=1.7/PI()*ATAN([.$D129]*[.$B$7])" office:value-type="percentage" office:value="0.616537651808346" calcext:value-type="percentage">
            <text:p>61.65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([.$A130]-1)*0.02" office:value-type="float" office:value="3.32" calcext:value-type="float">
            <text:p>3.32</text:p>
          </table:table-cell>
          <table:table-cell table:formula="of:=1.5*[.$A130]*[.$B130]" office:value-type="float" office:value="582.66" calcext:value-type="float">
            <text:p>582.66</text:p>
          </table:table-cell>
          <table:table-cell table:formula="of:=([.$C130]+[.$D$3]*[.$A$3]*([.$A130]-1))*(1+[.$E$3]*[.$B$3]*([.$A130]-1))" office:value-type="float" office:value="3153.65306666667" calcext:value-type="float">
            <text:p>3153.65306666667</text:p>
          </table:table-cell>
          <table:table-cell table:formula="of:=LOG(1+[.$D130]/[.$B$6];[.$C$6])/[.$D$6]" office:value-type="percentage" office:value="0.602225158184124" calcext:value-type="percentage">
            <text:p>60.22%</text:p>
          </table:table-cell>
          <table:table-cell table:formula="of:=1.7/PI()*ATAN([.$D130]*[.$B$7])" office:value-type="percentage" office:value="0.619838674249964" calcext:value-type="percentage">
            <text:p>61.98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([.$A131]-1)*0.02" office:value-type="float" office:value="3.34" calcext:value-type="float">
            <text:p>3.34</text:p>
          </table:table-cell>
          <table:table-cell table:formula="of:=1.5*[.$A131]*[.$B131]" office:value-type="float" office:value="591.18" calcext:value-type="float">
            <text:p>591.18</text:p>
          </table:table-cell>
          <table:table-cell table:formula="of:=([.$C131]+[.$D$3]*[.$A$3]*([.$A131]-1))*(1+[.$E$3]*[.$B$3]*([.$A131]-1))" office:value-type="float" office:value="3204.64354285714" calcext:value-type="float">
            <text:p>3204.64354285714</text:p>
          </table:table-cell>
          <table:table-cell table:formula="of:=LOG(1+[.$D131]/[.$B$6];[.$C$6])/[.$D$6]" office:value-type="percentage" office:value="0.604511142031965" calcext:value-type="percentage">
            <text:p>60.45%</text:p>
          </table:table-cell>
          <table:table-cell table:formula="of:=1.7/PI()*ATAN([.$D131]*[.$B$7])" office:value-type="percentage" office:value="0.623083642611498" calcext:value-type="percentage">
            <text:p>62.31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([.$A132]-1)*0.02" office:value-type="float" office:value="3.36" calcext:value-type="float">
            <text:p>3.36</text:p>
          </table:table-cell>
          <table:table-cell table:formula="of:=1.5*[.$A132]*[.$B132]" office:value-type="float" office:value="599.76" calcext:value-type="float">
            <text:p>599.76</text:p>
          </table:table-cell>
          <table:table-cell table:formula="of:=([.$C132]+[.$D$3]*[.$A$3]*([.$A132]-1))*(1+[.$E$3]*[.$B$3]*([.$A132]-1))" office:value-type="float" office:value="3256.12205714286" calcext:value-type="float">
            <text:p>3256.12205714286</text:p>
          </table:table-cell>
          <table:table-cell table:formula="of:=LOG(1+[.$D132]/[.$B$6];[.$C$6])/[.$D$6]" office:value-type="percentage" office:value="0.606782959568719" calcext:value-type="percentage">
            <text:p>60.68%</text:p>
          </table:table-cell>
          <table:table-cell table:formula="of:=1.7/PI()*ATAN([.$D132]*[.$B$7])" office:value-type="percentage" office:value="0.626273439920793" calcext:value-type="percentage">
            <text:p>62.63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([.$A133]-1)*0.02" office:value-type="float" office:value="3.38" calcext:value-type="float">
            <text:p>3.38</text:p>
          </table:table-cell>
          <table:table-cell table:formula="of:=1.5*[.$A133]*[.$B133]" office:value-type="float" office:value="608.4" calcext:value-type="float">
            <text:p>608.4</text:p>
          </table:table-cell>
          <table:table-cell table:formula="of:=([.$C133]+[.$D$3]*[.$A$3]*([.$A133]-1))*(1+[.$E$3]*[.$B$3]*([.$A133]-1))" office:value-type="float" office:value="3308.09066666667" calcext:value-type="float">
            <text:p>3308.09066666667</text:p>
          </table:table-cell>
          <table:table-cell table:formula="of:=LOG(1+[.$D133]/[.$B$6];[.$C$6])/[.$D$6]" office:value-type="percentage" office:value="0.609040804448315" calcext:value-type="percentage">
            <text:p>60.90%</text:p>
          </table:table-cell>
          <table:table-cell table:formula="of:=1.7/PI()*ATAN([.$D133]*[.$B$7])" office:value-type="percentage" office:value="0.62940894854668" calcext:value-type="percentage">
            <text:p>62.94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([.$A134]-1)*0.02" office:value-type="float" office:value="3.4" calcext:value-type="float">
            <text:p>3.4</text:p>
          </table:table-cell>
          <table:table-cell table:formula="of:=1.5*[.$A134]*[.$B134]" office:value-type="float" office:value="617.1" calcext:value-type="float">
            <text:p>617.1</text:p>
          </table:table-cell>
          <table:table-cell table:formula="of:=([.$C134]+[.$D$3]*[.$A$3]*([.$A134]-1))*(1+[.$E$3]*[.$B$3]*([.$A134]-1))" office:value-type="float" office:value="3360.55142857143" calcext:value-type="float">
            <text:p>3360.55142857143</text:p>
          </table:table-cell>
          <table:table-cell table:formula="of:=LOG(1+[.$D134]/[.$B$6];[.$C$6])/[.$D$6]" office:value-type="percentage" office:value="0.611284866139116" calcext:value-type="percentage">
            <text:p>61.13%</text:p>
          </table:table-cell>
          <table:table-cell table:formula="of:=1.7/PI()*ATAN([.$D134]*[.$B$7])" office:value-type="percentage" office:value="0.632491049042637" calcext:value-type="percentage">
            <text:p>63.25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([.$A135]-1)*0.02" office:value-type="float" office:value="3.42" calcext:value-type="float">
            <text:p>3.42</text:p>
          </table:table-cell>
          <table:table-cell table:formula="of:=1.5*[.$A135]*[.$B135]" office:value-type="float" office:value="625.86" calcext:value-type="float">
            <text:p>625.86</text:p>
          </table:table-cell>
          <table:table-cell table:formula="of:=([.$C135]+[.$D$3]*[.$A$3]*([.$A135]-1))*(1+[.$E$3]*[.$B$3]*([.$A135]-1))" office:value-type="float" office:value="3413.5064" calcext:value-type="float">
            <text:p>3413.5064</text:p>
          </table:table-cell>
          <table:table-cell table:formula="of:=LOG(1+[.$D135]/[.$B$6];[.$C$6])/[.$D$6]" office:value-type="percentage" office:value="0.613515330047862" calcext:value-type="percentage">
            <text:p>61.35%</text:p>
          </table:table-cell>
          <table:table-cell table:formula="of:=1.7/PI()*ATAN([.$D135]*[.$B$7])" office:value-type="percentage" office:value="0.635520619079487" calcext:value-type="percentage">
            <text:p>63.55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([.$A136]-1)*0.02" office:value-type="float" office:value="3.44" calcext:value-type="float">
            <text:p>3.44</text:p>
          </table:table-cell>
          <table:table-cell table:formula="of:=1.5*[.$A136]*[.$B136]" office:value-type="float" office:value="634.68" calcext:value-type="float">
            <text:p>634.68</text:p>
          </table:table-cell>
          <table:table-cell table:formula="of:=([.$C136]+[.$D$3]*[.$A$3]*([.$A136]-1))*(1+[.$E$3]*[.$B$3]*([.$A136]-1))" office:value-type="float" office:value="3466.95763809524" calcext:value-type="float">
            <text:p>3466.95763809524</text:p>
          </table:table-cell>
          <table:table-cell table:formula="of:=LOG(1+[.$D136]/[.$B$6];[.$C$6])/[.$D$6]" office:value-type="percentage" office:value="0.615732377638956" calcext:value-type="percentage">
            <text:p>61.57%</text:p>
          </table:table-cell>
          <table:table-cell table:formula="of:=1.7/PI()*ATAN([.$D136]*[.$B$7])" office:value-type="percentage" office:value="0.638498532462787" calcext:value-type="percentage">
            <text:p>63.85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([.$A137]-1)*0.02" office:value-type="float" office:value="3.46" calcext:value-type="float">
            <text:p>3.46</text:p>
          </table:table-cell>
          <table:table-cell table:formula="of:=1.5*[.$A137]*[.$B137]" office:value-type="float" office:value="643.56" calcext:value-type="float">
            <text:p>643.56</text:p>
          </table:table-cell>
          <table:table-cell table:formula="of:=([.$C137]+[.$D$3]*[.$A$3]*([.$A137]-1))*(1+[.$E$3]*[.$B$3]*([.$A137]-1))" office:value-type="float" office:value="3520.9072" calcext:value-type="float">
            <text:p>3520.9072</text:p>
          </table:table-cell>
          <table:table-cell table:formula="of:=LOG(1+[.$D137]/[.$B$6];[.$C$6])/[.$D$6]" office:value-type="percentage" office:value="0.617936186549323" calcext:value-type="percentage">
            <text:p>61.79%</text:p>
          </table:table-cell>
          <table:table-cell table:formula="of:=1.7/PI()*ATAN([.$D137]*[.$B$7])" office:value-type="percentage" office:value="0.641425658230587" calcext:value-type="percentage">
            <text:p>64.14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([.$A138]-1)*0.02" office:value-type="float" office:value="3.48" calcext:value-type="float">
            <text:p>3.48</text:p>
          </table:table-cell>
          <table:table-cell table:formula="of:=1.5*[.$A138]*[.$B138]" office:value-type="float" office:value="652.5" calcext:value-type="float">
            <text:p>652.5</text:p>
          </table:table-cell>
          <table:table-cell table:formula="of:=([.$C138]+[.$D$3]*[.$A$3]*([.$A138]-1))*(1+[.$E$3]*[.$B$3]*([.$A138]-1))" office:value-type="float" office:value="3575.35714285714" calcext:value-type="float">
            <text:p>3575.35714285714</text:p>
          </table:table-cell>
          <table:table-cell table:formula="of:=LOG(1+[.$D138]/[.$B$6];[.$C$6])/[.$D$6]" office:value-type="percentage" office:value="0.620126930699017" calcext:value-type="percentage">
            <text:p>62.01%</text:p>
          </table:table-cell>
          <table:table-cell table:formula="of:=1.7/PI()*ATAN([.$D138]*[.$B$7])" office:value-type="percentage" office:value="0.644302859827362" calcext:value-type="percentage">
            <text:p>64.43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([.$A139]-1)*0.02" office:value-type="float" office:value="3.5" calcext:value-type="float">
            <text:p>3.5</text:p>
          </table:table-cell>
          <table:table-cell table:formula="of:=1.5*[.$A139]*[.$B139]" office:value-type="float" office:value="661.5" calcext:value-type="float">
            <text:p>661.5</text:p>
          </table:table-cell>
          <table:table-cell table:formula="of:=([.$C139]+[.$D$3]*[.$A$3]*([.$A139]-1))*(1+[.$E$3]*[.$B$3]*([.$A139]-1))" office:value-type="float" office:value="3630.30952380952" calcext:value-type="float">
            <text:p>3630.30952380952</text:p>
          </table:table-cell>
          <table:table-cell table:formula="of:=LOG(1+[.$D139]/[.$B$6];[.$C$6])/[.$D$6]" office:value-type="percentage" office:value="0.62230478039779" calcext:value-type="percentage">
            <text:p>62.23%</text:p>
          </table:table-cell>
          <table:table-cell table:formula="of:=1.7/PI()*ATAN([.$D139]*[.$B$7])" office:value-type="percentage" office:value="0.647130994350013" calcext:value-type="percentage">
            <text:p>64.71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([.$A140]-1)*0.02" office:value-type="float" office:value="3.52" calcext:value-type="float">
            <text:p>3.52</text:p>
          </table:table-cell>
          <table:table-cell table:formula="of:=1.5*[.$A140]*[.$B140]" office:value-type="float" office:value="670.56" calcext:value-type="float">
            <text:p>670.56</text:p>
          </table:table-cell>
          <table:table-cell table:formula="of:=([.$C140]+[.$D$3]*[.$A$3]*([.$A140]-1))*(1+[.$E$3]*[.$B$3]*([.$A140]-1))" office:value-type="float" office:value="3685.7664" calcext:value-type="float">
            <text:p>3685.7664</text:p>
          </table:table-cell>
          <table:table-cell table:formula="of:=LOG(1+[.$D140]/[.$B$6];[.$C$6])/[.$D$6]" office:value-type="percentage" office:value="0.62446990244778" calcext:value-type="percentage">
            <text:p>62.45%</text:p>
          </table:table-cell>
          <table:table-cell table:formula="of:=1.7/PI()*ATAN([.$D140]*[.$B$7])" office:value-type="percentage" office:value="0.649910911861914" calcext:value-type="percentage">
            <text:p>64.99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([.$A141]-1)*0.02" office:value-type="float" office:value="3.54" calcext:value-type="float">
            <text:p>3.54</text:p>
          </table:table-cell>
          <table:table-cell table:formula="of:=1.5*[.$A141]*[.$B141]" office:value-type="float" office:value="679.68" calcext:value-type="float">
            <text:p>679.68</text:p>
          </table:table-cell>
          <table:table-cell table:formula="of:=([.$C141]+[.$D$3]*[.$A$3]*([.$A141]-1))*(1+[.$E$3]*[.$B$3]*([.$A141]-1))" office:value-type="float" office:value="3741.72982857143" calcext:value-type="float">
            <text:p>3741.72982857143</text:p>
          </table:table-cell>
          <table:table-cell table:formula="of:=LOG(1+[.$D141]/[.$B$6];[.$C$6])/[.$D$6]" office:value-type="percentage" office:value="0.626622460242503" calcext:value-type="percentage">
            <text:p>62.66%</text:p>
          </table:table-cell>
          <table:table-cell table:formula="of:=1.7/PI()*ATAN([.$D141]*[.$B$7])" office:value-type="percentage" office:value="0.652643454771159" calcext:value-type="percentage">
            <text:p>65.26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([.$A142]-1)*0.02" office:value-type="float" office:value="3.56" calcext:value-type="float">
            <text:p>3.56</text:p>
          </table:table-cell>
          <table:table-cell table:formula="of:=1.5*[.$A142]*[.$B142]" office:value-type="float" office:value="688.86" calcext:value-type="float">
            <text:p>688.86</text:p>
          </table:table-cell>
          <table:table-cell table:formula="of:=([.$C142]+[.$D$3]*[.$A$3]*([.$A142]-1))*(1+[.$E$3]*[.$B$3]*([.$A142]-1))" office:value-type="float" office:value="3798.20186666667" calcext:value-type="float">
            <text:p>3798.20186666667</text:p>
          </table:table-cell>
          <table:table-cell table:formula="of:=LOG(1+[.$D142]/[.$B$6];[.$C$6])/[.$D$6]" office:value-type="percentage" office:value="0.628762613862302" calcext:value-type="percentage">
            <text:p>62.88%</text:p>
          </table:table-cell>
          <table:table-cell table:formula="of:=1.7/PI()*ATAN([.$D142]*[.$B$7])" office:value-type="percentage" office:value="0.655329457269226" calcext:value-type="percentage">
            <text:p>65.53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([.$A143]-1)*0.02" office:value-type="float" office:value="3.58" calcext:value-type="float">
            <text:p>3.58</text:p>
          </table:table-cell>
          <table:table-cell table:formula="of:=1.5*[.$A143]*[.$B143]" office:value-type="float" office:value="698.1" calcext:value-type="float">
            <text:p>698.1</text:p>
          </table:table-cell>
          <table:table-cell table:formula="of:=([.$C143]+[.$D$3]*[.$A$3]*([.$A143]-1))*(1+[.$E$3]*[.$B$3]*([.$A143]-1))" office:value-type="float" office:value="3855.18457142857" calcext:value-type="float">
            <text:p>3855.18457142857</text:p>
          </table:table-cell>
          <table:table-cell table:formula="of:=LOG(1+[.$D143]/[.$B$6];[.$C$6])/[.$D$6]" office:value-type="percentage" office:value="0.630890520166411" calcext:value-type="percentage">
            <text:p>63.09%</text:p>
          </table:table-cell>
          <table:table-cell table:formula="of:=1.7/PI()*ATAN([.$D143]*[.$B$7])" office:value-type="percentage" office:value="0.657969744826467" calcext:value-type="percentage">
            <text:p>65.8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([.$A144]-1)*0.02" office:value-type="float" office:value="3.6" calcext:value-type="float">
            <text:p>3.6</text:p>
          </table:table-cell>
          <table:table-cell table:formula="of:=1.5*[.$A144]*[.$B144]" office:value-type="float" office:value="707.4" calcext:value-type="float">
            <text:p>707.4</text:p>
          </table:table-cell>
          <table:table-cell table:formula="of:=([.$C144]+[.$D$3]*[.$A$3]*([.$A144]-1))*(1+[.$E$3]*[.$B$3]*([.$A144]-1))" office:value-type="float" office:value="3912.68" calcext:value-type="float">
            <text:p>3912.68</text:p>
          </table:table-cell>
          <table:table-cell table:formula="of:=LOG(1+[.$D144]/[.$B$6];[.$C$6])/[.$D$6]" office:value-type="percentage" office:value="0.63300633288177" calcext:value-type="percentage">
            <text:p>63.30%</text:p>
          </table:table-cell>
          <table:table-cell table:formula="of:=1.7/PI()*ATAN([.$D144]*[.$B$7])" office:value-type="percentage" office:value="0.660565133740928" calcext:value-type="percentage">
            <text:p>66.06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([.$A145]-1)*0.02" office:value-type="float" office:value="3.62" calcext:value-type="float">
            <text:p>3.62</text:p>
          </table:table-cell>
          <table:table-cell table:formula="of:=1.5*[.$A145]*[.$B145]" office:value-type="float" office:value="716.76" calcext:value-type="float">
            <text:p>716.76</text:p>
          </table:table-cell>
          <table:table-cell table:formula="of:=([.$C145]+[.$D$3]*[.$A$3]*([.$A145]-1))*(1+[.$E$3]*[.$B$3]*([.$A145]-1))" office:value-type="float" office:value="3970.69020952381" calcext:value-type="float">
            <text:p>3970.69020952381</text:p>
          </table:table-cell>
          <table:table-cell table:formula="of:=LOG(1+[.$D145]/[.$B$6];[.$C$6])/[.$D$6]" office:value-type="percentage" office:value="0.635110202688746" calcext:value-type="percentage">
            <text:p>63.51%</text:p>
          </table:table-cell>
          <table:table-cell table:formula="of:=1.7/PI()*ATAN([.$D145]*[.$B$7])" office:value-type="percentage" office:value="0.66311643073717" calcext:value-type="percentage">
            <text:p>66.31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([.$A146]-1)*0.02" office:value-type="float" office:value="3.64" calcext:value-type="float">
            <text:p>3.64</text:p>
          </table:table-cell>
          <table:table-cell table:formula="of:=1.5*[.$A146]*[.$B146]" office:value-type="float" office:value="726.18" calcext:value-type="float">
            <text:p>726.18</text:p>
          </table:table-cell>
          <table:table-cell table:formula="of:=([.$C146]+[.$D$3]*[.$A$3]*([.$A146]-1))*(1+[.$E$3]*[.$B$3]*([.$A146]-1))" office:value-type="float" office:value="4029.21725714286" calcext:value-type="float">
            <text:p>4029.21725714286</text:p>
          </table:table-cell>
          <table:table-cell table:formula="of:=LOG(1+[.$D146]/[.$B$6];[.$C$6])/[.$D$6]" office:value-type="percentage" office:value="0.637202277303869" calcext:value-type="percentage">
            <text:p>63.72%</text:p>
          </table:table-cell>
          <table:table-cell table:formula="of:=1.7/PI()*ATAN([.$D146]*[.$B$7])" office:value-type="percentage" office:value="0.665624432611876" calcext:value-type="percentage">
            <text:p>66.56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([.$A147]-1)*0.02" office:value-type="float" office:value="3.66" calcext:value-type="float">
            <text:p>3.66</text:p>
          </table:table-cell>
          <table:table-cell table:formula="of:=1.5*[.$A147]*[.$B147]" office:value-type="float" office:value="735.66" calcext:value-type="float">
            <text:p>735.66</text:p>
          </table:table-cell>
          <table:table-cell table:formula="of:=([.$C147]+[.$D$3]*[.$A$3]*([.$A147]-1))*(1+[.$E$3]*[.$B$3]*([.$A147]-1))" office:value-type="float" office:value="4088.2632" calcext:value-type="float">
            <text:p>4088.2632</text:p>
          </table:table-cell>
          <table:table-cell table:formula="of:=LOG(1+[.$D147]/[.$B$6];[.$C$6])/[.$D$6]" office:value-type="percentage" office:value="0.639282701559727" calcext:value-type="percentage">
            <text:p>63.93%</text:p>
          </table:table-cell>
          <table:table-cell table:formula="of:=1.7/PI()*ATAN([.$D147]*[.$B$7])" office:value-type="percentage" office:value="0.668089925923212" calcext:value-type="percentage">
            <text:p>66.81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([.$A148]-1)*0.02" office:value-type="float" office:value="3.68" calcext:value-type="float">
            <text:p>3.68</text:p>
          </table:table-cell>
          <table:table-cell table:formula="of:=1.5*[.$A148]*[.$B148]" office:value-type="float" office:value="745.2" calcext:value-type="float">
            <text:p>745.2</text:p>
          </table:table-cell>
          <table:table-cell table:formula="of:=([.$C148]+[.$D$3]*[.$A$3]*([.$A148]-1))*(1+[.$E$3]*[.$B$3]*([.$A148]-1))" office:value-type="float" office:value="4147.8300952381" calcext:value-type="float">
            <text:p>4147.8300952381</text:p>
          </table:table-cell>
          <table:table-cell table:formula="of:=LOG(1+[.$D148]/[.$B$6];[.$C$6])/[.$D$6]" office:value-type="percentage" office:value="0.641351617482126" calcext:value-type="percentage">
            <text:p>64.14%</text:p>
          </table:table-cell>
          <table:table-cell table:formula="of:=1.7/PI()*ATAN([.$D148]*[.$B$7])" office:value-type="percentage" office:value="0.67051368672099" calcext:value-type="percentage">
            <text:p>67.05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([.$A149]-1)*0.02" office:value-type="float" office:value="3.7" calcext:value-type="float">
            <text:p>3.7</text:p>
          </table:table-cell>
          <table:table-cell table:formula="of:=1.5*[.$A149]*[.$B149]" office:value-type="float" office:value="754.8" calcext:value-type="float">
            <text:p>754.8</text:p>
          </table:table-cell>
          <table:table-cell table:formula="of:=([.$C149]+[.$D$3]*[.$A$3]*([.$A149]-1))*(1+[.$E$3]*[.$B$3]*([.$A149]-1))" office:value-type="float" office:value="4207.92" calcext:value-type="float">
            <text:p>4207.92</text:p>
          </table:table-cell>
          <table:table-cell table:formula="of:=LOG(1+[.$D149]/[.$B$6];[.$C$6])/[.$D$6]" office:value-type="percentage" office:value="0.643409164364639" calcext:value-type="percentage">
            <text:p>64.34%</text:p>
          </table:table-cell>
          <table:table-cell table:formula="of:=1.7/PI()*ATAN([.$D149]*[.$B$7])" office:value-type="percentage" office:value="0.672896480314892" calcext:value-type="percentage">
            <text:p>67.29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([.$A150]-1)*0.02" office:value-type="float" office:value="3.72" calcext:value-type="float">
            <text:p>3.72</text:p>
          </table:table-cell>
          <table:table-cell table:formula="of:=1.5*[.$A150]*[.$B150]" office:value-type="float" office:value="764.46" calcext:value-type="float">
            <text:p>764.46</text:p>
          </table:table-cell>
          <table:table-cell table:formula="of:=([.$C150]+[.$D$3]*[.$A$3]*([.$A150]-1))*(1+[.$E$3]*[.$B$3]*([.$A150]-1))" office:value-type="float" office:value="4268.53497142857" calcext:value-type="float">
            <text:p>4268.53497142857</text:p>
          </table:table-cell>
          <table:table-cell table:formula="of:=LOG(1+[.$D150]/[.$B$6];[.$C$6])/[.$D$6]" office:value-type="percentage" office:value="0.645455478840633" calcext:value-type="percentage">
            <text:p>64.55%</text:p>
          </table:table-cell>
          <table:table-cell table:formula="of:=1.7/PI()*ATAN([.$D150]*[.$B$7])" office:value-type="percentage" office:value="0.67523906107808" calcext:value-type="percentage">
            <text:p>67.52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([.$A151]-1)*0.02" office:value-type="float" office:value="3.74" calcext:value-type="float">
            <text:p>3.74</text:p>
          </table:table-cell>
          <table:table-cell table:formula="of:=1.5*[.$A151]*[.$B151]" office:value-type="float" office:value="774.18" calcext:value-type="float">
            <text:p>774.18</text:p>
          </table:table-cell>
          <table:table-cell table:formula="of:=([.$C151]+[.$D$3]*[.$A$3]*([.$A151]-1))*(1+[.$E$3]*[.$B$3]*([.$A151]-1))" office:value-type="float" office:value="4329.67706666667" calcext:value-type="float">
            <text:p>4329.67706666667</text:p>
          </table:table-cell>
          <table:table-cell table:formula="of:=LOG(1+[.$D151]/[.$B$6];[.$C$6])/[.$D$6]" office:value-type="percentage" office:value="0.647490694952897" calcext:value-type="percentage">
            <text:p>64.75%</text:p>
          </table:table-cell>
          <table:table-cell table:formula="of:=1.7/PI()*ATAN([.$D151]*[.$B$7])" office:value-type="percentage" office:value="0.677542172283708" calcext:value-type="percentage">
            <text:p>67.75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([.$A152]-1)*0.02" office:value-type="float" office:value="3.76" calcext:value-type="float">
            <text:p>3.76</text:p>
          </table:table-cell>
          <table:table-cell table:formula="of:=1.5*[.$A152]*[.$B152]" office:value-type="float" office:value="783.96" calcext:value-type="float">
            <text:p>783.96</text:p>
          </table:table-cell>
          <table:table-cell table:formula="of:=([.$C152]+[.$D$3]*[.$A$3]*([.$A152]-1))*(1+[.$E$3]*[.$B$3]*([.$A152]-1))" office:value-type="float" office:value="4391.34834285714" calcext:value-type="float">
            <text:p>4391.34834285714</text:p>
          </table:table-cell>
          <table:table-cell table:formula="of:=LOG(1+[.$D152]/[.$B$6];[.$C$6])/[.$D$6]" office:value-type="percentage" office:value="0.649514944220959" calcext:value-type="percentage">
            <text:p>64.95%</text:p>
          </table:table-cell>
          <table:table-cell table:formula="of:=1.7/PI()*ATAN([.$D152]*[.$B$7])" office:value-type="percentage" office:value="0.679806545971939" calcext:value-type="percentage">
            <text:p>67.98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([.$A153]-1)*0.02" office:value-type="float" office:value="3.78" calcext:value-type="float">
            <text:p>3.78</text:p>
          </table:table-cell>
          <table:table-cell table:formula="of:=1.5*[.$A153]*[.$B153]" office:value-type="float" office:value="793.8" calcext:value-type="float">
            <text:p>793.8</text:p>
          </table:table-cell>
          <table:table-cell table:formula="of:=([.$C153]+[.$D$3]*[.$A$3]*([.$A153]-1))*(1+[.$E$3]*[.$B$3]*([.$A153]-1))" office:value-type="float" office:value="4453.55085714286" calcext:value-type="float">
            <text:p>4453.55085714286</text:p>
          </table:table-cell>
          <table:table-cell table:formula="of:=LOG(1+[.$D153]/[.$B$6];[.$C$6])/[.$D$6]" office:value-type="percentage" office:value="0.651528355706177" calcext:value-type="percentage">
            <text:p>65.15%</text:p>
          </table:table-cell>
          <table:table-cell table:formula="of:=1.7/PI()*ATAN([.$D153]*[.$B$7])" office:value-type="percentage" office:value="0.682032902845237" calcext:value-type="percentage">
            <text:p>68.2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([.$A154]-1)*0.02" office:value-type="float" office:value="3.8" calcext:value-type="float">
            <text:p>3.8</text:p>
          </table:table-cell>
          <table:table-cell table:formula="of:=1.5*[.$A154]*[.$B154]" office:value-type="float" office:value="803.7" calcext:value-type="float">
            <text:p>803.7</text:p>
          </table:table-cell>
          <table:table-cell table:formula="of:=([.$C154]+[.$D$3]*[.$A$3]*([.$A154]-1))*(1+[.$E$3]*[.$B$3]*([.$A154]-1))" office:value-type="float" office:value="4516.28666666667" calcext:value-type="float">
            <text:p>4516.28666666667</text:p>
          </table:table-cell>
          <table:table-cell table:formula="of:=LOG(1+[.$D154]/[.$B$6];[.$C$6])/[.$D$6]" office:value-type="percentage" office:value="0.653531056074709" calcext:value-type="percentage">
            <text:p>65.35%</text:p>
          </table:table-cell>
          <table:table-cell table:formula="of:=1.7/PI()*ATAN([.$D154]*[.$B$7])" office:value-type="percentage" office:value="0.68422195218979" calcext:value-type="percentage">
            <text:p>68.42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([.$A155]-1)*0.02" office:value-type="float" office:value="3.82" calcext:value-type="float">
            <text:p>3.82</text:p>
          </table:table-cell>
          <table:table-cell table:formula="of:=1.5*[.$A155]*[.$B155]" office:value-type="float" office:value="813.66" calcext:value-type="float">
            <text:p>813.66</text:p>
          </table:table-cell>
          <table:table-cell table:formula="of:=([.$C155]+[.$D$3]*[.$A$3]*([.$A155]-1))*(1+[.$E$3]*[.$B$3]*([.$A155]-1))" office:value-type="float" office:value="4579.55782857143" calcext:value-type="float">
            <text:p>4579.55782857143</text:p>
          </table:table-cell>
          <table:table-cell table:formula="of:=LOG(1+[.$D155]/[.$B$6];[.$C$6])/[.$D$6]" office:value-type="percentage" office:value="0.65552316965843" calcext:value-type="percentage">
            <text:p>65.55%</text:p>
          </table:table-cell>
          <table:table-cell table:formula="of:=1.7/PI()*ATAN([.$D155]*[.$B$7])" office:value-type="percentage" office:value="0.686374391821061" calcext:value-type="percentage">
            <text:p>68.64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([.$A156]-1)*0.02" office:value-type="float" office:value="3.84" calcext:value-type="float">
            <text:p>3.84</text:p>
          </table:table-cell>
          <table:table-cell table:formula="of:=1.5*[.$A156]*[.$B156]" office:value-type="float" office:value="823.68" calcext:value-type="float">
            <text:p>823.68</text:p>
          </table:table-cell>
          <table:table-cell table:formula="of:=([.$C156]+[.$D$3]*[.$A$3]*([.$A156]-1))*(1+[.$E$3]*[.$B$3]*([.$A156]-1))" office:value-type="float" office:value="4643.3664" calcext:value-type="float">
            <text:p>4643.3664</text:p>
          </table:table-cell>
          <table:table-cell table:formula="of:=LOG(1+[.$D156]/[.$B$6];[.$C$6])/[.$D$6]" office:value-type="percentage" office:value="0.657504818513888" calcext:value-type="percentage">
            <text:p>65.75%</text:p>
          </table:table-cell>
          <table:table-cell table:formula="of:=1.7/PI()*ATAN([.$D156]*[.$B$7])" office:value-type="percentage" office:value="0.688490908051587" calcext:value-type="percentage">
            <text:p>68.85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([.$A157]-1)*0.02" office:value-type="float" office:value="3.86" calcext:value-type="float">
            <text:p>3.86</text:p>
          </table:table-cell>
          <table:table-cell table:formula="of:=1.5*[.$A157]*[.$B157]" office:value-type="float" office:value="833.76" calcext:value-type="float">
            <text:p>833.76</text:p>
          </table:table-cell>
          <table:table-cell table:formula="of:=([.$C157]+[.$D$3]*[.$A$3]*([.$A157]-1))*(1+[.$E$3]*[.$B$3]*([.$A157]-1))" office:value-type="float" office:value="4707.71443809524" calcext:value-type="float">
            <text:p>4707.71443809524</text:p>
          </table:table-cell>
          <table:table-cell table:formula="of:=LOG(1+[.$D157]/[.$B$6];[.$C$6])/[.$D$6]" office:value-type="percentage" office:value="0.65947612247937" calcext:value-type="percentage">
            <text:p>65.95%</text:p>
          </table:table-cell>
          <table:table-cell table:formula="of:=1.7/PI()*ATAN([.$D157]*[.$B$7])" office:value-type="percentage" office:value="0.69057217567922" calcext:value-type="percentage">
            <text:p>69.06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([.$A158]-1)*0.02" office:value-type="float" office:value="3.88" calcext:value-type="float">
            <text:p>3.88</text:p>
          </table:table-cell>
          <table:table-cell table:formula="of:=1.5*[.$A158]*[.$B158]" office:value-type="float" office:value="843.9" calcext:value-type="float">
            <text:p>843.9</text:p>
          </table:table-cell>
          <table:table-cell table:formula="of:=([.$C158]+[.$D$3]*[.$A$3]*([.$A158]-1))*(1+[.$E$3]*[.$B$3]*([.$A158]-1))" office:value-type="float" office:value="4772.604" calcext:value-type="float">
            <text:p>4772.604</text:p>
          </table:table-cell>
          <table:table-cell table:formula="of:=LOG(1+[.$D158]/[.$B$6];[.$C$6])/[.$D$6]" office:value-type="percentage" office:value="0.661437199230149" calcext:value-type="percentage">
            <text:p>66.14%</text:p>
          </table:table-cell>
          <table:table-cell table:formula="of:=1.7/PI()*ATAN([.$D158]*[.$B$7])" office:value-type="percentage" office:value="0.692618857994149" calcext:value-type="percentage">
            <text:p>69.26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([.$A159]-1)*0.02" office:value-type="float" office:value="3.9" calcext:value-type="float">
            <text:p>3.9</text:p>
          </table:table-cell>
          <table:table-cell table:formula="of:=1.5*[.$A159]*[.$B159]" office:value-type="float" office:value="854.1" calcext:value-type="float">
            <text:p>854.1</text:p>
          </table:table-cell>
          <table:table-cell table:formula="of:=([.$C159]+[.$D$3]*[.$A$3]*([.$A159]-1))*(1+[.$E$3]*[.$B$3]*([.$A159]-1))" office:value-type="float" office:value="4838.03714285714" calcext:value-type="float">
            <text:p>4838.03714285714</text:p>
          </table:table-cell>
          <table:table-cell table:formula="of:=LOG(1+[.$D159]/[.$B$6];[.$C$6])/[.$D$6]" office:value-type="percentage" office:value="0.663388164331995" calcext:value-type="percentage">
            <text:p>66.34%</text:p>
          </table:table-cell>
          <table:table-cell table:formula="of:=1.7/PI()*ATAN([.$D159]*[.$B$7])" office:value-type="percentage" office:value="0.694631606803133" calcext:value-type="percentage">
            <text:p>69.46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([.$A160]-1)*0.02" office:value-type="float" office:value="3.92" calcext:value-type="float">
            <text:p>3.92</text:p>
          </table:table-cell>
          <table:table-cell table:formula="of:=1.5*[.$A160]*[.$B160]" office:value-type="float" office:value="864.36" calcext:value-type="float">
            <text:p>864.36</text:p>
          </table:table-cell>
          <table:table-cell table:formula="of:=([.$C160]+[.$D$3]*[.$A$3]*([.$A160]-1))*(1+[.$E$3]*[.$B$3]*([.$A160]-1))" office:value-type="float" office:value="4904.01592380952" calcext:value-type="float">
            <text:p>4904.01592380952</text:p>
          </table:table-cell>
          <table:table-cell table:formula="of:=LOG(1+[.$D160]/[.$B$6];[.$C$6])/[.$D$6]" office:value-type="percentage" office:value="0.665329131292992" calcext:value-type="percentage">
            <text:p>66.53%</text:p>
          </table:table-cell>
          <table:table-cell table:formula="of:=1.7/PI()*ATAN([.$D160]*[.$B$7])" office:value-type="percentage" office:value="0.69661106246945" calcext:value-type="percentage">
            <text:p>69.66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([.$A161]-1)*0.02" office:value-type="float" office:value="3.94" calcext:value-type="float">
            <text:p>3.94</text:p>
          </table:table-cell>
          <table:table-cell table:formula="of:=1.5*[.$A161]*[.$B161]" office:value-type="float" office:value="874.68" calcext:value-type="float">
            <text:p>874.68</text:p>
          </table:table-cell>
          <table:table-cell table:formula="of:=([.$C161]+[.$D$3]*[.$A$3]*([.$A161]-1))*(1+[.$E$3]*[.$B$3]*([.$A161]-1))" office:value-type="float" office:value="4970.5424" calcext:value-type="float">
            <text:p>4970.5424</text:p>
          </table:table-cell>
          <table:table-cell table:formula="of:=LOG(1+[.$D161]/[.$B$6];[.$C$6])/[.$D$6]" office:value-type="percentage" office:value="0.667260211613754" calcext:value-type="percentage">
            <text:p>66.73%</text:p>
          </table:table-cell>
          <table:table-cell table:formula="of:=1.7/PI()*ATAN([.$D161]*[.$B$7])" office:value-type="percentage" office:value="0.698557853967191" calcext:value-type="percentage">
            <text:p>69.86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([.$A162]-1)*0.02" office:value-type="float" office:value="3.96" calcext:value-type="float">
            <text:p>3.96</text:p>
          </table:table-cell>
          <table:table-cell table:formula="of:=1.5*[.$A162]*[.$B162]" office:value-type="float" office:value="885.06" calcext:value-type="float">
            <text:p>885.06</text:p>
          </table:table-cell>
          <table:table-cell table:formula="of:=([.$C162]+[.$D$3]*[.$A$3]*([.$A162]-1))*(1+[.$E$3]*[.$B$3]*([.$A162]-1))" office:value-type="float" office:value="5037.61862857143" calcext:value-type="float">
            <text:p>5037.61862857143</text:p>
          </table:table-cell>
          <table:table-cell table:formula="of:=LOG(1+[.$D162]/[.$B$6];[.$C$6])/[.$D$6]" office:value-type="percentage" office:value="0.669181514836076" calcext:value-type="percentage">
            <text:p>66.92%</text:p>
          </table:table-cell>
          <table:table-cell table:formula="of:=1.7/PI()*ATAN([.$D162]*[.$B$7])" office:value-type="percentage" office:value="0.700472598948594" calcext:value-type="percentage">
            <text:p>70.05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([.$A163]-1)*0.02" office:value-type="float" office:value="3.98" calcext:value-type="float">
            <text:p>3.98</text:p>
          </table:table-cell>
          <table:table-cell table:formula="of:=1.5*[.$A163]*[.$B163]" office:value-type="float" office:value="895.5" calcext:value-type="float">
            <text:p>895.5</text:p>
          </table:table-cell>
          <table:table-cell table:formula="of:=([.$C163]+[.$D$3]*[.$A$3]*([.$A163]-1))*(1+[.$E$3]*[.$B$3]*([.$A163]-1))" office:value-type="float" office:value="5105.24666666667" calcext:value-type="float">
            <text:p>5105.24666666667</text:p>
          </table:table-cell>
          <table:table-cell table:formula="of:=LOG(1+[.$D163]/[.$B$6];[.$C$6])/[.$D$6]" office:value-type="percentage" office:value="0.671093148590095" calcext:value-type="percentage">
            <text:p>67.11%</text:p>
          </table:table-cell>
          <table:table-cell table:formula="of:=1.7/PI()*ATAN([.$D163]*[.$B$7])" office:value-type="percentage" office:value="0.702355903823209" calcext:value-type="percentage">
            <text:p>70.24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([.$A164]-1)*0.02" office:value-type="float" office:value="4" calcext:value-type="float">
            <text:p>4</text:p>
          </table:table-cell>
          <table:table-cell table:formula="of:=1.5*[.$A164]*[.$B164]" office:value-type="float" office:value="906" calcext:value-type="float">
            <text:p>906</text:p>
          </table:table-cell>
          <table:table-cell table:formula="of:=([.$C164]+[.$D$3]*[.$A$3]*([.$A164]-1))*(1+[.$E$3]*[.$B$3]*([.$A164]-1))" office:value-type="float" office:value="5173.42857142857" calcext:value-type="float">
            <text:p>5173.42857142857</text:p>
          </table:table-cell>
          <table:table-cell table:formula="of:=LOG(1+[.$D164]/[.$B$6];[.$C$6])/[.$D$6]" office:value-type="percentage" office:value="0.672995218640008" calcext:value-type="percentage">
            <text:p>67.30%</text:p>
          </table:table-cell>
          <table:table-cell table:formula="of:=1.7/PI()*ATAN([.$D164]*[.$B$7])" office:value-type="percentage" office:value="0.704208363847764" calcext:value-type="percentage">
            <text:p>70.42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([.$A165]-1)*0.02" office:value-type="float" office:value="4.02" calcext:value-type="float">
            <text:p>4.02</text:p>
          </table:table-cell>
          <table:table-cell table:formula="of:=1.5*[.$A165]*[.$B165]" office:value-type="float" office:value="916.56" calcext:value-type="float">
            <text:p>916.56</text:p>
          </table:table-cell>
          <table:table-cell table:formula="of:=([.$C165]+[.$D$3]*[.$A$3]*([.$A165]-1))*(1+[.$E$3]*[.$B$3]*([.$A165]-1))" office:value-type="float" office:value="5242.1664" calcext:value-type="float">
            <text:p>5242.1664</text:p>
          </table:table-cell>
          <table:table-cell table:formula="of:=LOG(1+[.$D165]/[.$B$6];[.$C$6])/[.$D$6]" office:value-type="percentage" office:value="0.674887828928399" calcext:value-type="percentage">
            <text:p>67.49%</text:p>
          </table:table-cell>
          <table:table-cell table:formula="of:=1.7/PI()*ATAN([.$D165]*[.$B$7])" office:value-type="percentage" office:value="0.706030563225658" calcext:value-type="percentage">
            <text:p>70.6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([.$A166]-1)*0.02" office:value-type="float" office:value="4.04" calcext:value-type="float">
            <text:p>4.04</text:p>
          </table:table-cell>
          <table:table-cell table:formula="of:=1.5*[.$A166]*[.$B166]" office:value-type="float" office:value="927.18" calcext:value-type="float">
            <text:p>927.18</text:p>
          </table:table-cell>
          <table:table-cell table:formula="of:=([.$C166]+[.$D$3]*[.$A$3]*([.$A166]-1))*(1+[.$E$3]*[.$B$3]*([.$A166]-1))" office:value-type="float" office:value="5311.46220952381" calcext:value-type="float">
            <text:p>5311.46220952381</text:p>
          </table:table-cell>
          <table:table-cell table:formula="of:=LOG(1+[.$D166]/[.$B$6];[.$C$6])/[.$D$6]" office:value-type="percentage" office:value="0.676771081619241" calcext:value-type="percentage">
            <text:p>67.68%</text:p>
          </table:table-cell>
          <table:table-cell table:formula="of:=1.7/PI()*ATAN([.$D166]*[.$B$7])" office:value-type="percentage" office:value="0.707823075215113" calcext:value-type="percentage">
            <text:p>70.78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([.$A167]-1)*0.02" office:value-type="float" office:value="4.06" calcext:value-type="float">
            <text:p>4.06</text:p>
          </table:table-cell>
          <table:table-cell table:formula="of:=1.5*[.$A167]*[.$B167]" office:value-type="float" office:value="937.86" calcext:value-type="float">
            <text:p>937.86</text:p>
          </table:table-cell>
          <table:table-cell table:formula="of:=([.$C167]+[.$D$3]*[.$A$3]*([.$A167]-1))*(1+[.$E$3]*[.$B$3]*([.$A167]-1))" office:value-type="float" office:value="5381.31805714286" calcext:value-type="float">
            <text:p>5381.31805714286</text:p>
          </table:table-cell>
          <table:table-cell table:formula="of:=LOG(1+[.$D167]/[.$B$6];[.$C$6])/[.$D$6]" office:value-type="percentage" office:value="0.678645077139593" calcext:value-type="percentage">
            <text:p>67.86%</text:p>
          </table:table-cell>
          <table:table-cell table:formula="of:=1.7/PI()*ATAN([.$D167]*[.$B$7])" office:value-type="percentage" office:value="0.709586462245063" calcext:value-type="percentage">
            <text:p>70.96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([.$A168]-1)*0.02" office:value-type="float" office:value="4.08" calcext:value-type="float">
            <text:p>4.08</text:p>
          </table:table-cell>
          <table:table-cell table:formula="of:=1.5*[.$A168]*[.$B168]" office:value-type="float" office:value="948.6" calcext:value-type="float">
            <text:p>948.6</text:p>
          </table:table-cell>
          <table:table-cell table:formula="of:=([.$C168]+[.$D$3]*[.$A$3]*([.$A168]-1))*(1+[.$E$3]*[.$B$3]*([.$A168]-1))" office:value-type="float" office:value="5451.736" calcext:value-type="float">
            <text:p>5451.736</text:p>
          </table:table-cell>
          <table:table-cell table:formula="of:=LOG(1+[.$D168]/[.$B$6];[.$C$6])/[.$D$6]" office:value-type="percentage" office:value="0.680509914220071" calcext:value-type="percentage">
            <text:p>68.05%</text:p>
          </table:table-cell>
          <table:table-cell table:formula="of:=1.7/PI()*ATAN([.$D168]*[.$B$7])" office:value-type="percentage" office:value="0.711321276037906" calcext:value-type="percentage">
            <text:p>71.13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([.$A169]-1)*0.02" office:value-type="float" office:value="4.1" calcext:value-type="float">
            <text:p>4.1</text:p>
          </table:table-cell>
          <table:table-cell table:formula="of:=1.5*[.$A169]*[.$B169]" office:value-type="float" office:value="959.4" calcext:value-type="float">
            <text:p>959.4</text:p>
          </table:table-cell>
          <table:table-cell table:formula="of:=([.$C169]+[.$D$3]*[.$A$3]*([.$A169]-1))*(1+[.$E$3]*[.$B$3]*([.$A169]-1))" office:value-type="float" office:value="5522.7180952381" calcext:value-type="float">
            <text:p>5522.7180952381</text:p>
          </table:table-cell>
          <table:table-cell table:formula="of:=LOG(1+[.$D169]/[.$B$6];[.$C$6])/[.$D$6]" office:value-type="percentage" office:value="0.682365689934114" calcext:value-type="percentage">
            <text:p>68.24%</text:p>
          </table:table-cell>
          <table:table-cell table:formula="of:=1.7/PI()*ATAN([.$D169]*[.$B$7])" office:value-type="percentage" office:value="0.713028057738356" calcext:value-type="percentage">
            <text:p>71.3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([.$A170]-1)*0.02" office:value-type="float" office:value="4.12" calcext:value-type="float">
            <text:p>4.12</text:p>
          </table:table-cell>
          <table:table-cell table:formula="of:=1.5*[.$A170]*[.$B170]" office:value-type="float" office:value="970.26" calcext:value-type="float">
            <text:p>970.26</text:p>
          </table:table-cell>
          <table:table-cell table:formula="of:=([.$C170]+[.$D$3]*[.$A$3]*([.$A170]-1))*(1+[.$E$3]*[.$B$3]*([.$A170]-1))" office:value-type="float" office:value="5594.2664" calcext:value-type="float">
            <text:p>5594.2664</text:p>
          </table:table-cell>
          <table:table-cell table:formula="of:=LOG(1+[.$D170]/[.$B$6];[.$C$6])/[.$D$6]" office:value-type="percentage" office:value="0.684212499736102" calcext:value-type="percentage">
            <text:p>68.42%</text:p>
          </table:table-cell>
          <table:table-cell table:formula="of:=1.7/PI()*ATAN([.$D170]*[.$B$7])" office:value-type="percentage" office:value="0.714707338047627" calcext:value-type="percentage">
            <text:p>71.47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([.$A171]-1)*0.02" office:value-type="float" office:value="4.14" calcext:value-type="float">
            <text:p>4.14</text:p>
          </table:table-cell>
          <table:table-cell table:formula="of:=1.5*[.$A171]*[.$B171]" office:value-type="float" office:value="981.18" calcext:value-type="float">
            <text:p>981.18</text:p>
          </table:table-cell>
          <table:table-cell table:formula="of:=([.$C171]+[.$D$3]*[.$A$3]*([.$A171]-1))*(1+[.$E$3]*[.$B$3]*([.$A171]-1))" office:value-type="float" office:value="5666.38297142857" calcext:value-type="float">
            <text:p>5666.38297142857</text:p>
          </table:table-cell>
          <table:table-cell table:formula="of:=LOG(1+[.$D171]/[.$B$6];[.$C$6])/[.$D$6]" office:value-type="percentage" office:value="0.686050437498353" calcext:value-type="percentage">
            <text:p>68.61%</text:p>
          </table:table-cell>
          <table:table-cell table:formula="of:=1.7/PI()*ATAN([.$D171]*[.$B$7])" office:value-type="percentage" office:value="0.716359637362285" calcext:value-type="percentage">
            <text:p>71.64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([.$A172]-1)*0.02" office:value-type="float" office:value="4.16" calcext:value-type="float">
            <text:p>4.16</text:p>
          </table:table-cell>
          <table:table-cell table:formula="of:=1.5*[.$A172]*[.$B172]" office:value-type="float" office:value="992.16" calcext:value-type="float">
            <text:p>992.16</text:p>
          </table:table-cell>
          <table:table-cell table:formula="of:=([.$C172]+[.$D$3]*[.$A$3]*([.$A172]-1))*(1+[.$E$3]*[.$B$3]*([.$A172]-1))" office:value-type="float" office:value="5739.06986666667" calcext:value-type="float">
            <text:p>5739.06986666667</text:p>
          </table:table-cell>
          <table:table-cell table:formula="of:=LOG(1+[.$D172]/[.$B$6];[.$C$6])/[.$D$6]" office:value-type="percentage" office:value="0.687879595547056" calcext:value-type="percentage">
            <text:p>68.79%</text:p>
          </table:table-cell>
          <table:table-cell table:formula="of:=1.7/PI()*ATAN([.$D172]*[.$B$7])" office:value-type="percentage" office:value="0.717985465917124" calcext:value-type="percentage">
            <text:p>71.80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([.$A173]-1)*0.02" office:value-type="float" office:value="4.18" calcext:value-type="float">
            <text:p>4.18</text:p>
          </table:table-cell>
          <table:table-cell table:formula="of:=1.5*[.$A173]*[.$B173]" office:value-type="float" office:value="1003.2" calcext:value-type="float">
            <text:p>1003.2</text:p>
          </table:table-cell>
          <table:table-cell table:formula="of:=([.$C173]+[.$D$3]*[.$A$3]*([.$A173]-1))*(1+[.$E$3]*[.$B$3]*([.$A173]-1))" office:value-type="float" office:value="5812.32914285714" calcext:value-type="float">
            <text:p>5812.32914285714</text:p>
          </table:table-cell>
          <table:table-cell table:formula="of:=LOG(1+[.$D173]/[.$B$6];[.$C$6])/[.$D$6]" office:value-type="percentage" office:value="0.689700064697163" calcext:value-type="percentage">
            <text:p>68.97%</text:p>
          </table:table-cell>
          <table:table-cell table:formula="of:=1.7/PI()*ATAN([.$D173]*[.$B$7])" office:value-type="percentage" office:value="0.719585323931485" calcext:value-type="percentage">
            <text:p>71.96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([.$A174]-1)*0.02" office:value-type="float" office:value="4.2" calcext:value-type="float">
            <text:p>4.2</text:p>
          </table:table-cell>
          <table:table-cell table:formula="of:=1.5*[.$A174]*[.$B174]" office:value-type="float" office:value="1014.3" calcext:value-type="float">
            <text:p>1014.3</text:p>
          </table:table-cell>
          <table:table-cell table:formula="of:=([.$C174]+[.$D$3]*[.$A$3]*([.$A174]-1))*(1+[.$E$3]*[.$B$3]*([.$A174]-1))" office:value-type="float" office:value="5886.16285714286" calcext:value-type="float">
            <text:p>5886.16285714286</text:p>
          </table:table-cell>
          <table:table-cell table:formula="of:=LOG(1+[.$D174]/[.$B$6];[.$C$6])/[.$D$6]" office:value-type="percentage" office:value="0.691511934286284" calcext:value-type="percentage">
            <text:p>69.15%</text:p>
          </table:table-cell>
          <table:table-cell table:formula="of:=1.7/PI()*ATAN([.$D174]*[.$B$7])" office:value-type="percentage" office:value="0.721159701758471" calcext:value-type="percentage">
            <text:p>72.12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([.$A175]-1)*0.02" office:value-type="float" office:value="4.22" calcext:value-type="float">
            <text:p>4.22</text:p>
          </table:table-cell>
          <table:table-cell table:formula="of:=1.5*[.$A175]*[.$B175]" office:value-type="float" office:value="1025.46" calcext:value-type="float">
            <text:p>1025.46</text:p>
          </table:table-cell>
          <table:table-cell table:formula="of:=([.$C175]+[.$D$3]*[.$A$3]*([.$A175]-1))*(1+[.$E$3]*[.$B$3]*([.$A175]-1))" office:value-type="float" office:value="5960.57306666667" calcext:value-type="float">
            <text:p>5960.57306666667</text:p>
          </table:table-cell>
          <table:table-cell table:formula="of:=LOG(1+[.$D175]/[.$B$6];[.$C$6])/[.$D$6]" office:value-type="percentage" office:value="0.693315292207611" calcext:value-type="percentage">
            <text:p>69.33%</text:p>
          </table:table-cell>
          <table:table-cell table:formula="of:=1.7/PI()*ATAN([.$D175]*[.$B$7])" office:value-type="percentage" office:value="0.722709080036562" calcext:value-type="percentage">
            <text:p>72.27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([.$A176]-1)*0.02" office:value-type="float" office:value="4.24" calcext:value-type="float">
            <text:p>4.24</text:p>
          </table:table-cell>
          <table:table-cell table:formula="of:=1.5*[.$A176]*[.$B176]" office:value-type="float" office:value="1036.68" calcext:value-type="float">
            <text:p>1036.68</text:p>
          </table:table-cell>
          <table:table-cell table:formula="of:=([.$C176]+[.$D$3]*[.$A$3]*([.$A176]-1))*(1+[.$E$3]*[.$B$3]*([.$A176]-1))" office:value-type="float" office:value="6035.56182857143" calcext:value-type="float">
            <text:p>6035.56182857143</text:p>
          </table:table-cell>
          <table:table-cell table:formula="of:=LOG(1+[.$D176]/[.$B$6];[.$C$6])/[.$D$6]" office:value-type="percentage" office:value="0.69511022494192" calcext:value-type="percentage">
            <text:p>69.51%</text:p>
          </table:table-cell>
          <table:table-cell table:formula="of:=1.7/PI()*ATAN([.$D176]*[.$B$7])" office:value-type="percentage" office:value="0.724233929843167" calcext:value-type="percentage">
            <text:p>72.42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([.$A177]-1)*0.02" office:value-type="float" office:value="4.26" calcext:value-type="float">
            <text:p>4.26</text:p>
          </table:table-cell>
          <table:table-cell table:formula="of:=1.5*[.$A177]*[.$B177]" office:value-type="float" office:value="1047.96" calcext:value-type="float">
            <text:p>1047.96</text:p>
          </table:table-cell>
          <table:table-cell table:formula="of:=([.$C177]+[.$D$3]*[.$A$3]*([.$A177]-1))*(1+[.$E$3]*[.$B$3]*([.$A177]-1))" office:value-type="float" office:value="6111.1312" calcext:value-type="float">
            <text:p>6111.1312</text:p>
          </table:table-cell>
          <table:table-cell table:formula="of:=LOG(1+[.$D177]/[.$B$6];[.$C$6])/[.$D$6]" office:value-type="percentage" office:value="0.696896817588666" calcext:value-type="percentage">
            <text:p>69.69%</text:p>
          </table:table-cell>
          <table:table-cell table:formula="of:=1.7/PI()*ATAN([.$D177]*[.$B$7])" office:value-type="percentage" office:value="0.725734712849691" calcext:value-type="percentage">
            <text:p>72.57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([.$A178]-1)*0.02" office:value-type="float" office:value="4.28" calcext:value-type="float">
            <text:p>4.28</text:p>
          </table:table-cell>
          <table:table-cell table:formula="of:=1.5*[.$A178]*[.$B178]" office:value-type="float" office:value="1059.3" calcext:value-type="float">
            <text:p>1059.3</text:p>
          </table:table-cell>
          <table:table-cell table:formula="of:=([.$C178]+[.$D$3]*[.$A$3]*([.$A178]-1))*(1+[.$E$3]*[.$B$3]*([.$A178]-1))" office:value-type="float" office:value="6187.28323809524" calcext:value-type="float">
            <text:p>6187.28323809524</text:p>
          </table:table-cell>
          <table:table-cell table:formula="of:=LOG(1+[.$D178]/[.$B$6];[.$C$6])/[.$D$6]" office:value-type="percentage" office:value="0.698675153896211" calcext:value-type="percentage">
            <text:p>69.87%</text:p>
          </table:table-cell>
          <table:table-cell table:formula="of:=1.7/PI()*ATAN([.$D178]*[.$B$7])" office:value-type="percentage" office:value="0.727211881477719" calcext:value-type="percentage">
            <text:p>72.72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([.$A179]-1)*0.02" office:value-type="float" office:value="4.3" calcext:value-type="float">
            <text:p>4.3</text:p>
          </table:table-cell>
          <table:table-cell table:formula="of:=1.5*[.$A179]*[.$B179]" office:value-type="float" office:value="1070.7" calcext:value-type="float">
            <text:p>1070.7</text:p>
          </table:table-cell>
          <table:table-cell table:formula="of:=([.$C179]+[.$D$3]*[.$A$3]*([.$A179]-1))*(1+[.$E$3]*[.$B$3]*([.$A179]-1))" office:value-type="float" office:value="6264.02" calcext:value-type="float">
            <text:p>6264.02</text:p>
          </table:table-cell>
          <table:table-cell table:formula="of:=LOG(1+[.$D179]/[.$B$6];[.$C$6])/[.$D$6]" office:value-type="percentage" office:value="0.70044531629121" calcext:value-type="percentage">
            <text:p>70.04%</text:p>
          </table:table-cell>
          <table:table-cell table:formula="of:=1.7/PI()*ATAN([.$D179]*[.$B$7])" office:value-type="percentage" office:value="0.728665879055969" calcext:value-type="percentage">
            <text:p>72.87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([.$A180]-1)*0.02" office:value-type="float" office:value="4.32" calcext:value-type="float">
            <text:p>4.32</text:p>
          </table:table-cell>
          <table:table-cell table:formula="of:=1.5*[.$A180]*[.$B180]" office:value-type="float" office:value="1082.16" calcext:value-type="float">
            <text:p>1082.16</text:p>
          </table:table-cell>
          <table:table-cell table:formula="of:=([.$C180]+[.$D$3]*[.$A$3]*([.$A180]-1))*(1+[.$E$3]*[.$B$3]*([.$A180]-1))" office:value-type="float" office:value="6341.34354285714" calcext:value-type="float">
            <text:p>6341.34354285714</text:p>
          </table:table-cell>
          <table:table-cell table:formula="of:=LOG(1+[.$D180]/[.$B$6];[.$C$6])/[.$D$6]" office:value-type="percentage" office:value="0.702207385907192" calcext:value-type="percentage">
            <text:p>70.22%</text:p>
          </table:table-cell>
          <table:table-cell table:formula="of:=1.7/PI()*ATAN([.$D180]*[.$B$7])" office:value-type="percentage" office:value="0.730097139977684" calcext:value-type="percentage">
            <text:p>73.01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([.$A181]-1)*0.02" office:value-type="float" office:value="4.34" calcext:value-type="float">
            <text:p>4.34</text:p>
          </table:table-cell>
          <table:table-cell table:formula="of:=1.5*[.$A181]*[.$B181]" office:value-type="float" office:value="1093.68" calcext:value-type="float">
            <text:p>1093.68</text:p>
          </table:table-cell>
          <table:table-cell table:formula="of:=([.$C181]+[.$D$3]*[.$A$3]*([.$A181]-1))*(1+[.$E$3]*[.$B$3]*([.$A181]-1))" office:value-type="float" office:value="6419.25592380953" calcext:value-type="float">
            <text:p>6419.25592380953</text:p>
          </table:table-cell>
          <table:table-cell table:formula="of:=LOG(1+[.$D181]/[.$B$6];[.$C$6])/[.$D$6]" office:value-type="percentage" office:value="0.70396144261235" calcext:value-type="percentage">
            <text:p>70.40%</text:p>
          </table:table-cell>
          <table:table-cell table:formula="of:=1.7/PI()*ATAN([.$D181]*[.$B$7])" office:value-type="percentage" office:value="0.731506089858153" calcext:value-type="percentage">
            <text:p>73.15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([.$A182]-1)*0.02" office:value-type="float" office:value="4.36" calcext:value-type="float">
            <text:p>4.36</text:p>
          </table:table-cell>
          <table:table-cell table:formula="of:=1.5*[.$A182]*[.$B182]" office:value-type="float" office:value="1105.26" calcext:value-type="float">
            <text:p>1105.26</text:p>
          </table:table-cell>
          <table:table-cell table:formula="of:=([.$C182]+[.$D$3]*[.$A$3]*([.$A182]-1))*(1+[.$E$3]*[.$B$3]*([.$A182]-1))" office:value-type="float" office:value="6497.7592" calcext:value-type="float">
            <text:p>6497.7592</text:p>
          </table:table-cell>
          <table:table-cell table:formula="of:=LOG(1+[.$D182]/[.$B$6];[.$C$6])/[.$D$6]" office:value-type="percentage" office:value="0.705707565036573" calcext:value-type="percentage">
            <text:p>70.57%</text:p>
          </table:table-cell>
          <table:table-cell table:formula="of:=1.7/PI()*ATAN([.$D182]*[.$B$7])" office:value-type="percentage" office:value="0.7328931456921" calcext:value-type="percentage">
            <text:p>73.29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([.$A183]-1)*0.02" office:value-type="float" office:value="4.38" calcext:value-type="float">
            <text:p>4.38</text:p>
          </table:table-cell>
          <table:table-cell table:formula="of:=1.5*[.$A183]*[.$B183]" office:value-type="float" office:value="1116.9" calcext:value-type="float">
            <text:p>1116.9</text:p>
          </table:table-cell>
          <table:table-cell table:formula="of:=([.$C183]+[.$D$3]*[.$A$3]*([.$A183]-1))*(1+[.$E$3]*[.$B$3]*([.$A183]-1))" office:value-type="float" office:value="6576.85542857143" calcext:value-type="float">
            <text:p>6576.85542857143</text:p>
          </table:table-cell>
          <table:table-cell table:formula="of:=LOG(1+[.$D183]/[.$B$6];[.$C$6])/[.$D$6]" office:value-type="percentage" office:value="0.70744583059775" calcext:value-type="percentage">
            <text:p>70.74%</text:p>
          </table:table-cell>
          <table:table-cell table:formula="of:=1.7/PI()*ATAN([.$D183]*[.$B$7])" office:value-type="percentage" office:value="0.734258716010686" calcext:value-type="percentage">
            <text:p>73.43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([.$A184]-1)*0.02" office:value-type="float" office:value="4.4" calcext:value-type="float">
            <text:p>4.4</text:p>
          </table:table-cell>
          <table:table-cell table:formula="of:=1.5*[.$A184]*[.$B184]" office:value-type="float" office:value="1128.6" calcext:value-type="float">
            <text:p>1128.6</text:p>
          </table:table-cell>
          <table:table-cell table:formula="of:=([.$C184]+[.$D$3]*[.$A$3]*([.$A184]-1))*(1+[.$E$3]*[.$B$3]*([.$A184]-1))" office:value-type="float" office:value="6656.54666666667" calcext:value-type="float">
            <text:p>6656.54666666667</text:p>
          </table:table-cell>
          <table:table-cell table:formula="of:=LOG(1+[.$D184]/[.$B$6];[.$C$6])/[.$D$6]" office:value-type="percentage" office:value="0.709176315527358" calcext:value-type="percentage">
            <text:p>70.92%</text:p>
          </table:table-cell>
          <table:table-cell table:formula="of:=1.7/PI()*ATAN([.$D184]*[.$B$7])" office:value-type="percentage" office:value="0.735603201037893" calcext:value-type="percentage">
            <text:p>73.56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([.$A185]-1)*0.02" office:value-type="float" office:value="4.42" calcext:value-type="float">
            <text:p>4.42</text:p>
          </table:table-cell>
          <table:table-cell table:formula="of:=1.5*[.$A185]*[.$B185]" office:value-type="float" office:value="1140.36" calcext:value-type="float">
            <text:p>1140.36</text:p>
          </table:table-cell>
          <table:table-cell table:formula="of:=([.$C185]+[.$D$3]*[.$A$3]*([.$A185]-1))*(1+[.$E$3]*[.$B$3]*([.$A185]-1))" office:value-type="float" office:value="6736.83497142857" calcext:value-type="float">
            <text:p>6736.83497142857</text:p>
          </table:table-cell>
          <table:table-cell table:formula="of:=LOG(1+[.$D185]/[.$B$6];[.$C$6])/[.$D$6]" office:value-type="percentage" office:value="0.71089909489537" calcext:value-type="percentage">
            <text:p>71.09%</text:p>
          </table:table-cell>
          <table:table-cell table:formula="of:=1.7/PI()*ATAN([.$D185]*[.$B$7])" office:value-type="percentage" office:value="0.73692699284609" calcext:value-type="percentage">
            <text:p>73.69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([.$A186]-1)*0.02" office:value-type="float" office:value="4.44" calcext:value-type="float">
            <text:p>4.44</text:p>
          </table:table-cell>
          <table:table-cell table:formula="of:=1.5*[.$A186]*[.$B186]" office:value-type="float" office:value="1152.18" calcext:value-type="float">
            <text:p>1152.18</text:p>
          </table:table-cell>
          <table:table-cell table:formula="of:=([.$C186]+[.$D$3]*[.$A$3]*([.$A186]-1))*(1+[.$E$3]*[.$B$3]*([.$A186]-1))" office:value-type="float" office:value="6817.7224" calcext:value-type="float">
            <text:p>6817.7224</text:p>
          </table:table-cell>
          <table:table-cell table:formula="of:=LOG(1+[.$D186]/[.$B$6];[.$C$6])/[.$D$6]" office:value-type="percentage" office:value="0.712614242634494" calcext:value-type="percentage">
            <text:p>71.26%</text:p>
          </table:table-cell>
          <table:table-cell table:formula="of:=1.7/PI()*ATAN([.$D186]*[.$B$7])" office:value-type="percentage" office:value="0.738230475510597" calcext:value-type="percentage">
            <text:p>73.82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([.$A187]-1)*0.02" office:value-type="float" office:value="4.46" calcext:value-type="float">
            <text:p>4.46</text:p>
          </table:table-cell>
          <table:table-cell table:formula="of:=1.5*[.$A187]*[.$B187]" office:value-type="float" office:value="1164.06" calcext:value-type="float">
            <text:p>1164.06</text:p>
          </table:table-cell>
          <table:table-cell table:formula="of:=([.$C187]+[.$D$3]*[.$A$3]*([.$A187]-1))*(1+[.$E$3]*[.$B$3]*([.$A187]-1))" office:value-type="float" office:value="6899.21100952381" calcext:value-type="float">
            <text:p>6899.21100952381</text:p>
          </table:table-cell>
          <table:table-cell table:formula="of:=LOG(1+[.$D187]/[.$B$6];[.$C$6])/[.$D$6]" office:value-type="percentage" office:value="0.714321831563774" calcext:value-type="percentage">
            <text:p>71.43%</text:p>
          </table:table-cell>
          <table:table-cell table:formula="of:=1.7/PI()*ATAN([.$D187]*[.$B$7])" office:value-type="percentage" office:value="0.739514025263067" calcext:value-type="percentage">
            <text:p>73.95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([.$A188]-1)*0.02" office:value-type="float" office:value="4.48" calcext:value-type="float">
            <text:p>4.48</text:p>
          </table:table-cell>
          <table:table-cell table:formula="of:=1.5*[.$A188]*[.$B188]" office:value-type="float" office:value="1176" calcext:value-type="float">
            <text:p>1176</text:p>
          </table:table-cell>
          <table:table-cell table:formula="of:=([.$C188]+[.$D$3]*[.$A$3]*([.$A188]-1))*(1+[.$E$3]*[.$B$3]*([.$A188]-1))" office:value-type="float" office:value="6981.30285714286" calcext:value-type="float">
            <text:p>6981.30285714286</text:p>
          </table:table-cell>
          <table:table-cell table:formula="of:=LOG(1+[.$D188]/[.$B$6];[.$C$6])/[.$D$6]" office:value-type="percentage" office:value="0.716021933411567" calcext:value-type="percentage">
            <text:p>71.60%</text:p>
          </table:table-cell>
          <table:table-cell table:formula="of:=1.7/PI()*ATAN([.$D188]*[.$B$7])" office:value-type="percentage" office:value="0.740778010643548" calcext:value-type="percentage">
            <text:p>74.08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([.$A189]-1)*0.02" office:value-type="float" office:value="4.5" calcext:value-type="float">
            <text:p>4.5</text:p>
          </table:table-cell>
          <table:table-cell table:formula="of:=1.5*[.$A189]*[.$B189]" office:value-type="float" office:value="1188" calcext:value-type="float">
            <text:p>1188</text:p>
          </table:table-cell>
          <table:table-cell table:formula="of:=([.$C189]+[.$D$3]*[.$A$3]*([.$A189]-1))*(1+[.$E$3]*[.$B$3]*([.$A189]-1))" office:value-type="float" office:value="7064" calcext:value-type="float">
            <text:p>7064</text:p>
          </table:table-cell>
          <table:table-cell table:formula="of:=LOG(1+[.$D189]/[.$B$6];[.$C$6])/[.$D$6]" office:value-type="percentage" office:value="0.717714618837914" calcext:value-type="percentage">
            <text:p>71.77%</text:p>
          </table:table-cell>
          <table:table-cell table:formula="of:=1.7/PI()*ATAN([.$D189]*[.$B$7])" office:value-type="percentage" office:value="0.742022792651087" calcext:value-type="percentage">
            <text:p>74.2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([.$A190]-1)*0.02" office:value-type="float" office:value="4.52" calcext:value-type="float">
            <text:p>4.52</text:p>
          </table:table-cell>
          <table:table-cell table:formula="of:=1.5*[.$A190]*[.$B190]" office:value-type="float" office:value="1200.06" calcext:value-type="float">
            <text:p>1200.06</text:p>
          </table:table-cell>
          <table:table-cell table:formula="of:=([.$C190]+[.$D$3]*[.$A$3]*([.$A190]-1))*(1+[.$E$3]*[.$B$3]*([.$A190]-1))" office:value-type="float" office:value="7147.3044952381" calcext:value-type="float">
            <text:p>7147.3044952381</text:p>
          </table:table-cell>
          <table:table-cell table:formula="of:=LOG(1+[.$D190]/[.$B$6];[.$C$6])/[.$D$6]" office:value-type="percentage" office:value="0.719399957456341" calcext:value-type="percentage">
            <text:p>71.94%</text:p>
          </table:table-cell>
          <table:table-cell table:formula="of:=1.7/PI()*ATAN([.$D190]*[.$B$7])" office:value-type="percentage" office:value="0.743248724892748" calcext:value-type="percentage">
            <text:p>74.32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([.$A191]-1)*0.02" office:value-type="float" office:value="4.54" calcext:value-type="float">
            <text:p>4.54</text:p>
          </table:table-cell>
          <table:table-cell table:formula="of:=1.5*[.$A191]*[.$B191]" office:value-type="float" office:value="1212.18" calcext:value-type="float">
            <text:p>1212.18</text:p>
          </table:table-cell>
          <table:table-cell table:formula="of:=([.$C191]+[.$D$3]*[.$A$3]*([.$A191]-1))*(1+[.$E$3]*[.$B$3]*([.$A191]-1))" office:value-type="float" office:value="7231.2184" calcext:value-type="float">
            <text:p>7231.2184</text:p>
          </table:table-cell>
          <table:table-cell table:formula="of:=LOG(1+[.$D191]/[.$B$6];[.$C$6])/[.$D$6]" office:value-type="percentage" office:value="0.721078017855077" calcext:value-type="percentage">
            <text:p>72.11%</text:p>
          </table:table-cell>
          <table:table-cell table:formula="of:=1.7/PI()*ATAN([.$D191]*[.$B$7])" office:value-type="percentage" office:value="0.744456153730943" calcext:value-type="percentage">
            <text:p>74.45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([.$A192]-1)*0.02" office:value-type="float" office:value="4.56" calcext:value-type="float">
            <text:p>4.56</text:p>
          </table:table-cell>
          <table:table-cell table:formula="of:=1.5*[.$A192]*[.$B192]" office:value-type="float" office:value="1224.36" calcext:value-type="float">
            <text:p>1224.36</text:p>
          </table:table-cell>
          <table:table-cell table:formula="of:=([.$C192]+[.$D$3]*[.$A$3]*([.$A192]-1))*(1+[.$E$3]*[.$B$3]*([.$A192]-1))" office:value-type="float" office:value="7315.74377142857" calcext:value-type="float">
            <text:p>7315.74377142857</text:p>
          </table:table-cell>
          <table:table-cell table:formula="of:=LOG(1+[.$D192]/[.$B$6];[.$C$6])/[.$D$6]" office:value-type="percentage" office:value="0.722748867617744" calcext:value-type="percentage">
            <text:p>72.27%</text:p>
          </table:table-cell>
          <table:table-cell table:formula="of:=1.7/PI()*ATAN([.$D192]*[.$B$7])" office:value-type="percentage" office:value="0.745645418428984" calcext:value-type="percentage">
            <text:p>74.56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([.$A193]-1)*0.02" office:value-type="float" office:value="4.58" calcext:value-type="float">
            <text:p>4.58</text:p>
          </table:table-cell>
          <table:table-cell table:formula="of:=1.5*[.$A193]*[.$B193]" office:value-type="float" office:value="1236.6" calcext:value-type="float">
            <text:p>1236.6</text:p>
          </table:table-cell>
          <table:table-cell table:formula="of:=([.$C193]+[.$D$3]*[.$A$3]*([.$A193]-1))*(1+[.$E$3]*[.$B$3]*([.$A193]-1))" office:value-type="float" office:value="7400.88266666667" calcext:value-type="float">
            <text:p>7400.88266666667</text:p>
          </table:table-cell>
          <table:table-cell table:formula="of:=LOG(1+[.$D193]/[.$B$6];[.$C$6])/[.$D$6]" office:value-type="percentage" office:value="0.724412573343502" calcext:value-type="percentage">
            <text:p>72.44%</text:p>
          </table:table-cell>
          <table:table-cell table:formula="of:=1.7/PI()*ATAN([.$D193]*[.$B$7])" office:value-type="percentage" office:value="0.746816851294765" calcext:value-type="percentage">
            <text:p>74.68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([.$A194]-1)*0.02" office:value-type="float" office:value="4.6" calcext:value-type="float">
            <text:p>4.6</text:p>
          </table:table-cell>
          <table:table-cell table:formula="of:=1.5*[.$A194]*[.$B194]" office:value-type="float" office:value="1248.9" calcext:value-type="float">
            <text:p>1248.9</text:p>
          </table:table-cell>
          <table:table-cell table:formula="of:=([.$C194]+[.$D$3]*[.$A$3]*([.$A194]-1))*(1+[.$E$3]*[.$B$3]*([.$A194]-1))" office:value-type="float" office:value="7486.63714285714" calcext:value-type="float">
            <text:p>7486.63714285714</text:p>
          </table:table-cell>
          <table:table-cell table:formula="of:=LOG(1+[.$D194]/[.$B$6];[.$C$6])/[.$D$6]" office:value-type="percentage" office:value="0.72606920066669" calcext:value-type="percentage">
            <text:p>72.61%</text:p>
          </table:table-cell>
          <table:table-cell table:formula="of:=1.7/PI()*ATAN([.$D194]*[.$B$7])" office:value-type="percentage" office:value="0.747970777822511" calcext:value-type="percentage">
            <text:p>74.8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([.$A195]-1)*0.02" office:value-type="float" office:value="4.62" calcext:value-type="float">
            <text:p>4.62</text:p>
          </table:table-cell>
          <table:table-cell table:formula="of:=1.5*[.$A195]*[.$B195]" office:value-type="float" office:value="1261.26" calcext:value-type="float">
            <text:p>1261.26</text:p>
          </table:table-cell>
          <table:table-cell table:formula="of:=([.$C195]+[.$D$3]*[.$A$3]*([.$A195]-1))*(1+[.$E$3]*[.$B$3]*([.$A195]-1))" office:value-type="float" office:value="7573.00925714286" calcext:value-type="float">
            <text:p>7573.00925714286</text:p>
          </table:table-cell>
          <table:table-cell table:formula="of:=LOG(1+[.$D195]/[.$B$6];[.$C$6])/[.$D$6]" office:value-type="percentage" office:value="0.727718814275967" calcext:value-type="percentage">
            <text:p>72.77%</text:p>
          </table:table-cell>
          <table:table-cell table:formula="of:=1.7/PI()*ATAN([.$D195]*[.$B$7])" office:value-type="percentage" office:value="0.749107516832519" calcext:value-type="percentage">
            <text:p>74.91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([.$A196]-1)*0.02" office:value-type="float" office:value="4.64" calcext:value-type="float">
            <text:p>4.64</text:p>
          </table:table-cell>
          <table:table-cell table:formula="of:=1.5*[.$A196]*[.$B196]" office:value-type="float" office:value="1273.68" calcext:value-type="float">
            <text:p>1273.68</text:p>
          </table:table-cell>
          <table:table-cell table:formula="of:=([.$C196]+[.$D$3]*[.$A$3]*([.$A196]-1))*(1+[.$E$3]*[.$B$3]*([.$A196]-1))" office:value-type="float" office:value="7660.00106666667" calcext:value-type="float">
            <text:p>7660.00106666667</text:p>
          </table:table-cell>
          <table:table-cell table:formula="of:=LOG(1+[.$D196]/[.$B$6];[.$C$6])/[.$D$6]" office:value-type="percentage" office:value="0.72936147793297" calcext:value-type="percentage">
            <text:p>72.94%</text:p>
          </table:table-cell>
          <table:table-cell table:formula="of:=1.7/PI()*ATAN([.$D196]*[.$B$7])" office:value-type="percentage" office:value="0.750227380608855" calcext:value-type="percentage">
            <text:p>75.02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([.$A197]-1)*0.02" office:value-type="float" office:value="4.66" calcext:value-type="float">
            <text:p>4.66</text:p>
          </table:table-cell>
          <table:table-cell table:formula="of:=1.5*[.$A197]*[.$B197]" office:value-type="float" office:value="1286.16" calcext:value-type="float">
            <text:p>1286.16</text:p>
          </table:table-cell>
          <table:table-cell table:formula="of:=([.$C197]+[.$D$3]*[.$A$3]*([.$A197]-1))*(1+[.$E$3]*[.$B$3]*([.$A197]-1))" office:value-type="float" office:value="7747.61462857143" calcext:value-type="float">
            <text:p>7747.61462857143</text:p>
          </table:table-cell>
          <table:table-cell table:formula="of:=LOG(1+[.$D197]/[.$B$6];[.$C$6])/[.$D$6]" office:value-type="percentage" office:value="0.730997254490502" calcext:value-type="percentage">
            <text:p>73.10%</text:p>
          </table:table-cell>
          <table:table-cell table:formula="of:=1.7/PI()*ATAN([.$D197]*[.$B$7])" office:value-type="percentage" office:value="0.751330675034942" calcext:value-type="percentage">
            <text:p>75.13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([.$A198]-1)*0.02" office:value-type="float" office:value="4.68" calcext:value-type="float">
            <text:p>4.68</text:p>
          </table:table-cell>
          <table:table-cell table:formula="of:=1.5*[.$A198]*[.$B198]" office:value-type="float" office:value="1298.7" calcext:value-type="float">
            <text:p>1298.7</text:p>
          </table:table-cell>
          <table:table-cell table:formula="of:=([.$C198]+[.$D$3]*[.$A$3]*([.$A198]-1))*(1+[.$E$3]*[.$B$3]*([.$A198]-1))" office:value-type="float" office:value="7835.852" calcext:value-type="float">
            <text:p>7835.852</text:p>
          </table:table-cell>
          <table:table-cell table:formula="of:=LOG(1+[.$D198]/[.$B$6];[.$C$6])/[.$D$6]" office:value-type="percentage" office:value="0.732626205910275" calcext:value-type="percentage">
            <text:p>73.26%</text:p>
          </table:table-cell>
          <table:table-cell table:formula="of:=1.7/PI()*ATAN([.$D198]*[.$B$7])" office:value-type="percentage" office:value="0.75241769972702" calcext:value-type="percentage">
            <text:p>75.24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([.$A199]-1)*0.02" office:value-type="float" office:value="4.7" calcext:value-type="float">
            <text:p>4.7</text:p>
          </table:table-cell>
          <table:table-cell table:formula="of:=1.5*[.$A199]*[.$B199]" office:value-type="float" office:value="1311.3" calcext:value-type="float">
            <text:p>1311.3</text:p>
          </table:table-cell>
          <table:table-cell table:formula="of:=([.$C199]+[.$D$3]*[.$A$3]*([.$A199]-1))*(1+[.$E$3]*[.$B$3]*([.$A199]-1))" office:value-type="float" office:value="7924.71523809524" calcext:value-type="float">
            <text:p>7924.71523809524</text:p>
          </table:table-cell>
          <table:table-cell table:formula="of:=LOG(1+[.$D199]/[.$B$6];[.$C$6])/[.$D$6]" office:value-type="percentage" office:value="0.734248393280204" calcext:value-type="percentage">
            <text:p>73.42%</text:p>
          </table:table-cell>
          <table:table-cell table:formula="of:=1.7/PI()*ATAN([.$D199]*[.$B$7])" office:value-type="percentage" office:value="0.753488748165435" calcext:value-type="percentage">
            <text:p>75.35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([.$A200]-1)*0.02" office:value-type="float" office:value="4.72" calcext:value-type="float">
            <text:p>4.72</text:p>
          </table:table-cell>
          <table:table-cell table:formula="of:=1.5*[.$A200]*[.$B200]" office:value-type="float" office:value="1323.96" calcext:value-type="float">
            <text:p>1323.96</text:p>
          </table:table-cell>
          <table:table-cell table:formula="of:=([.$C200]+[.$D$3]*[.$A$3]*([.$A200]-1))*(1+[.$E$3]*[.$B$3]*([.$A200]-1))" office:value-type="float" office:value="8014.2064" calcext:value-type="float">
            <text:p>8014.2064</text:p>
          </table:table-cell>
          <table:table-cell table:formula="of:=LOG(1+[.$D200]/[.$B$6];[.$C$6])/[.$D$6]" office:value-type="percentage" office:value="0.735863876831282" calcext:value-type="percentage">
            <text:p>73.59%</text:p>
          </table:table-cell>
          <table:table-cell table:formula="of:=1.7/PI()*ATAN([.$D200]*[.$B$7])" office:value-type="percentage" office:value="0.754544107823738" calcext:value-type="percentage">
            <text:p>75.45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([.$A201]-1)*0.02" office:value-type="float" office:value="4.74" calcext:value-type="float">
            <text:p>4.74</text:p>
          </table:table-cell>
          <table:table-cell table:formula="of:=1.5*[.$A201]*[.$B201]" office:value-type="float" office:value="1336.68" calcext:value-type="float">
            <text:p>1336.68</text:p>
          </table:table-cell>
          <table:table-cell table:formula="of:=([.$C201]+[.$D$3]*[.$A$3]*([.$A201]-1))*(1+[.$E$3]*[.$B$3]*([.$A201]-1))" office:value-type="float" office:value="8104.32754285714" calcext:value-type="float">
            <text:p>8104.32754285714</text:p>
          </table:table-cell>
          <table:table-cell table:formula="of:=LOG(1+[.$D201]/[.$B$6];[.$C$6])/[.$D$6]" office:value-type="percentage" office:value="0.737472715954033" calcext:value-type="percentage">
            <text:p>73.75%</text:p>
          </table:table-cell>
          <table:table-cell table:formula="of:=1.7/PI()*ATAN([.$D201]*[.$B$7])" office:value-type="percentage" office:value="0.755584060295581" calcext:value-type="percentage">
            <text:p>75.56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([.$A202]-1)*0.02" office:value-type="float" office:value="4.76" calcext:value-type="float">
            <text:p>4.76</text:p>
          </table:table-cell>
          <table:table-cell table:formula="of:=1.5*[.$A202]*[.$B202]" office:value-type="float" office:value="1349.46" calcext:value-type="float">
            <text:p>1349.46</text:p>
          </table:table-cell>
          <table:table-cell table:formula="of:=([.$C202]+[.$D$3]*[.$A$3]*([.$A202]-1))*(1+[.$E$3]*[.$B$3]*([.$A202]-1))" office:value-type="float" office:value="8195.08072380953" calcext:value-type="float">
            <text:p>8195.08072380953</text:p>
          </table:table-cell>
          <table:table-cell table:formula="of:=LOG(1+[.$D202]/[.$B$6];[.$C$6])/[.$D$6]" office:value-type="percentage" office:value="0.739074969214573" calcext:value-type="percentage">
            <text:p>73.91%</text:p>
          </table:table-cell>
          <table:table-cell table:formula="of:=1.7/PI()*ATAN([.$D202]*[.$B$7])" office:value-type="percentage" office:value="0.756608881419382" calcext:value-type="percentage">
            <text:p>75.66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([.$A203]-1)*0.02" office:value-type="float" office:value="4.78" calcext:value-type="float">
            <text:p>4.78</text:p>
          </table:table-cell>
          <table:table-cell table:formula="of:=1.5*[.$A203]*[.$B203]" office:value-type="float" office:value="1362.3" calcext:value-type="float">
            <text:p>1362.3</text:p>
          </table:table-cell>
          <table:table-cell table:formula="of:=([.$C203]+[.$D$3]*[.$A$3]*([.$A203]-1))*(1+[.$E$3]*[.$B$3]*([.$A203]-1))" office:value-type="float" office:value="8286.468" calcext:value-type="float">
            <text:p>8286.468</text:p>
          </table:table-cell>
          <table:table-cell table:formula="of:=LOG(1+[.$D203]/[.$B$6];[.$C$6])/[.$D$6]" office:value-type="percentage" office:value="0.740670694370277" calcext:value-type="percentage">
            <text:p>74.07%</text:p>
          </table:table-cell>
          <table:table-cell table:formula="of:=1.7/PI()*ATAN([.$D203]*[.$B$7])" office:value-type="percentage" office:value="0.757618841400781" calcext:value-type="percentage">
            <text:p>75.76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([.$A204]-1)*0.02" office:value-type="float" office:value="4.8" calcext:value-type="float">
            <text:p>4.8</text:p>
          </table:table-cell>
          <table:table-cell table:formula="of:=1.5*[.$A204]*[.$B204]" office:value-type="float" office:value="1375.2" calcext:value-type="float">
            <text:p>1375.2</text:p>
          </table:table-cell>
          <table:table-cell table:formula="of:=([.$C204]+[.$D$3]*[.$A$3]*([.$A204]-1))*(1+[.$E$3]*[.$B$3]*([.$A204]-1))" office:value-type="float" office:value="8378.49142857143" calcext:value-type="float">
            <text:p>8378.49142857143</text:p>
          </table:table-cell>
          <table:table-cell table:formula="of:=LOG(1+[.$D204]/[.$B$6];[.$C$6])/[.$D$6]" office:value-type="percentage" office:value="0.742259948385063" calcext:value-type="percentage">
            <text:p>74.23%</text:p>
          </table:table-cell>
          <table:table-cell table:formula="of:=1.7/PI()*ATAN([.$D204]*[.$B$7])" office:value-type="percentage" office:value="0.758614204932841" calcext:value-type="percentage">
            <text:p>75.86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([.$A205]-1)*0.02" office:value-type="float" office:value="4.82" calcext:value-type="float">
            <text:p>4.82</text:p>
          </table:table-cell>
          <table:table-cell table:formula="of:=1.5*[.$A205]*[.$B205]" office:value-type="float" office:value="1388.16" calcext:value-type="float">
            <text:p>1388.16</text:p>
          </table:table-cell>
          <table:table-cell table:formula="of:=([.$C205]+[.$D$3]*[.$A$3]*([.$A205]-1))*(1+[.$E$3]*[.$B$3]*([.$A205]-1))" office:value-type="float" office:value="8471.15306666667" calcext:value-type="float">
            <text:p>8471.15306666667</text:p>
          </table:table-cell>
          <table:table-cell table:formula="of:=LOG(1+[.$D205]/[.$B$6];[.$C$6])/[.$D$6]" office:value-type="percentage" office:value="0.74384278744432" calcext:value-type="percentage">
            <text:p>74.38%</text:p>
          </table:table-cell>
          <table:table-cell table:formula="of:=1.7/PI()*ATAN([.$D205]*[.$B$7])" office:value-type="percentage" office:value="0.759595231314045" calcext:value-type="percentage">
            <text:p>75.96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([.$A206]-1)*0.02" office:value-type="float" office:value="4.84" calcext:value-type="float">
            <text:p>4.84</text:p>
          </table:table-cell>
          <table:table-cell table:formula="of:=1.5*[.$A206]*[.$B206]" office:value-type="float" office:value="1401.18" calcext:value-type="float">
            <text:p>1401.18</text:p>
          </table:table-cell>
          <table:table-cell table:formula="of:=([.$C206]+[.$D$3]*[.$A$3]*([.$A206]-1))*(1+[.$E$3]*[.$B$3]*([.$A206]-1))" office:value-type="float" office:value="8564.45497142857" calcext:value-type="float">
            <text:p>8564.45497142857</text:p>
          </table:table-cell>
          <table:table-cell table:formula="of:=LOG(1+[.$D206]/[.$B$6];[.$C$6])/[.$D$6]" office:value-type="percentage" office:value="0.745419266969467" calcext:value-type="percentage">
            <text:p>74.54%</text:p>
          </table:table-cell>
          <table:table-cell table:formula="of:=1.7/PI()*ATAN([.$D206]*[.$B$7])" office:value-type="percentage" office:value="0.76056217456405" calcext:value-type="percentage">
            <text:p>76.06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([.$A207]-1)*0.02" office:value-type="float" office:value="4.86" calcext:value-type="float">
            <text:p>4.86</text:p>
          </table:table-cell>
          <table:table-cell table:formula="of:=1.5*[.$A207]*[.$B207]" office:value-type="float" office:value="1414.26" calcext:value-type="float">
            <text:p>1414.26</text:p>
          </table:table-cell>
          <table:table-cell table:formula="of:=([.$C207]+[.$D$3]*[.$A$3]*([.$A207]-1))*(1+[.$E$3]*[.$B$3]*([.$A207]-1))" office:value-type="float" office:value="8658.3992" calcext:value-type="float">
            <text:p>8658.3992</text:p>
          </table:table-cell>
          <table:table-cell table:formula="of:=LOG(1+[.$D207]/[.$B$6];[.$C$6])/[.$D$6]" office:value-type="percentage" office:value="0.746989441632181" calcext:value-type="percentage">
            <text:p>74.70%</text:p>
          </table:table-cell>
          <table:table-cell table:formula="of:=1.7/PI()*ATAN([.$D207]*[.$B$7])" office:value-type="percentage" office:value="0.761515283537239" calcext:value-type="percentage">
            <text:p>76.15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([.$A208]-1)*0.02" office:value-type="float" office:value="4.88" calcext:value-type="float">
            <text:p>4.88</text:p>
          </table:table-cell>
          <table:table-cell table:formula="of:=1.5*[.$A208]*[.$B208]" office:value-type="float" office:value="1427.4" calcext:value-type="float">
            <text:p>1427.4</text:p>
          </table:table-cell>
          <table:table-cell table:formula="of:=([.$C208]+[.$D$3]*[.$A$3]*([.$A208]-1))*(1+[.$E$3]*[.$B$3]*([.$A208]-1))" office:value-type="float" office:value="8752.98780952381" calcext:value-type="float">
            <text:p>8752.98780952381</text:p>
          </table:table-cell>
          <table:table-cell table:formula="of:=LOG(1+[.$D208]/[.$B$6];[.$C$6])/[.$D$6]" office:value-type="percentage" office:value="0.74855336536827" calcext:value-type="percentage">
            <text:p>74.86%</text:p>
          </table:table-cell>
          <table:table-cell table:formula="of:=1.7/PI()*ATAN([.$D208]*[.$B$7])" office:value-type="percentage" office:value="0.76245480203406" calcext:value-type="percentage">
            <text:p>76.25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([.$A209]-1)*0.02" office:value-type="float" office:value="4.9" calcext:value-type="float">
            <text:p>4.9</text:p>
          </table:table-cell>
          <table:table-cell table:formula="of:=1.5*[.$A209]*[.$B209]" office:value-type="float" office:value="1440.6" calcext:value-type="float">
            <text:p>1440.6</text:p>
          </table:table-cell>
          <table:table-cell table:formula="of:=([.$C209]+[.$D$3]*[.$A$3]*([.$A209]-1))*(1+[.$E$3]*[.$B$3]*([.$A209]-1))" office:value-type="float" office:value="8848.22285714286" calcext:value-type="float">
            <text:p>8848.22285714286</text:p>
          </table:table-cell>
          <table:table-cell table:formula="of:=LOG(1+[.$D209]/[.$B$6];[.$C$6])/[.$D$6]" office:value-type="percentage" office:value="0.750111091391237" calcext:value-type="percentage">
            <text:p>75.01%</text:p>
          </table:table-cell>
          <table:table-cell table:formula="of:=1.7/PI()*ATAN([.$D209]*[.$B$7])" office:value-type="percentage" office:value="0.763380968910181" calcext:value-type="percentage">
            <text:p>76.34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([.$A210]-1)*0.02" office:value-type="float" office:value="4.92" calcext:value-type="float">
            <text:p>4.92</text:p>
          </table:table-cell>
          <table:table-cell table:formula="of:=1.5*[.$A210]*[.$B210]" office:value-type="float" office:value="1453.86" calcext:value-type="float">
            <text:p>1453.86</text:p>
          </table:table-cell>
          <table:table-cell table:formula="of:=([.$C210]+[.$D$3]*[.$A$3]*([.$A210]-1))*(1+[.$E$3]*[.$B$3]*([.$A210]-1))" office:value-type="float" office:value="8944.1064" calcext:value-type="float">
            <text:p>8944.1064</text:p>
          </table:table-cell>
          <table:table-cell table:formula="of:=LOG(1+[.$D210]/[.$B$6];[.$C$6])/[.$D$6]" office:value-type="percentage" office:value="0.751662672205519" calcext:value-type="percentage">
            <text:p>75.17%</text:p>
          </table:table-cell>
          <table:table-cell table:formula="of:=1.7/PI()*ATAN([.$D210]*[.$B$7])" office:value-type="percentage" office:value="0.764294018183474" calcext:value-type="percentage">
            <text:p>76.43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([.$A211]-1)*0.02" office:value-type="float" office:value="4.94" calcext:value-type="float">
            <text:p>4.94</text:p>
          </table:table-cell>
          <table:table-cell table:formula="of:=1.5*[.$A211]*[.$B211]" office:value-type="float" office:value="1467.18" calcext:value-type="float">
            <text:p>1467.18</text:p>
          </table:table-cell>
          <table:table-cell table:formula="of:=([.$C211]+[.$D$3]*[.$A$3]*([.$A211]-1))*(1+[.$E$3]*[.$B$3]*([.$A211]-1))" office:value-type="float" office:value="9040.6404952381" calcext:value-type="float">
            <text:p>9040.6404952381</text:p>
          </table:table-cell>
          <table:table-cell table:formula="of:=LOG(1+[.$D211]/[.$B$6];[.$C$6])/[.$D$6]" office:value-type="percentage" office:value="0.753208159619414" calcext:value-type="percentage">
            <text:p>75.32%</text:p>
          </table:table-cell>
          <table:table-cell table:formula="of:=1.7/PI()*ATAN([.$D211]*[.$B$7])" office:value-type="percentage" office:value="0.765194179138842" calcext:value-type="percentage">
            <text:p>76.52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([.$A212]-1)*0.02" office:value-type="float" office:value="4.96" calcext:value-type="float">
            <text:p>4.96</text:p>
          </table:table-cell>
          <table:table-cell table:formula="of:=1.5*[.$A212]*[.$B212]" office:value-type="float" office:value="1480.56" calcext:value-type="float">
            <text:p>1480.56</text:p>
          </table:table-cell>
          <table:table-cell table:formula="of:=([.$C212]+[.$D$3]*[.$A$3]*([.$A212]-1))*(1+[.$E$3]*[.$B$3]*([.$A212]-1))" office:value-type="float" office:value="9137.8272" calcext:value-type="float">
            <text:p>9137.8272</text:p>
          </table:table-cell>
          <table:table-cell table:formula="of:=LOG(1+[.$D212]/[.$B$6];[.$C$6])/[.$D$6]" office:value-type="percentage" office:value="0.754747604757716" calcext:value-type="percentage">
            <text:p>75.47%</text:p>
          </table:table-cell>
          <table:table-cell table:formula="of:=1.7/PI()*ATAN([.$D212]*[.$B$7])" office:value-type="percentage" office:value="0.766081676430915" calcext:value-type="percentage">
            <text:p>76.61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213]-1)*0.02" office:value-type="float" office:value="4.98" calcext:value-type="float">
            <text:p>4.98</text:p>
          </table:table-cell>
          <table:table-cell table:formula="of:=1.5*[.$A213]*[.$B213]" office:value-type="float" office:value="1494" calcext:value-type="float">
            <text:p>1494</text:p>
          </table:table-cell>
          <table:table-cell table:formula="of:=([.$C213]+[.$D$3]*[.$A$3]*([.$A213]-1))*(1+[.$E$3]*[.$B$3]*([.$A213]-1))" office:value-type="float" office:value="9235.66857142857" calcext:value-type="float">
            <text:p>9235.66857142857</text:p>
          </table:table-cell>
          <table:table-cell table:formula="of:=LOG(1+[.$D213]/[.$B$6];[.$C$6])/[.$D$6]" office:value-type="percentage" office:value="0.756281058074058" calcext:value-type="percentage">
            <text:p>75.63%</text:p>
          </table:table-cell>
          <table:table-cell table:formula="of:=1.7/PI()*ATAN([.$D213]*[.$B$7])" office:value-type="percentage" office:value="0.766956730184638" calcext:value-type="percentage">
            <text:p>76.7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formula="of:=1.5*[.$A214]*[.$B214]" office:value-type="float" office:value="1507.5" calcext:value-type="float">
            <text:p>1507.5</text:p>
          </table:table-cell>
          <table:table-cell table:formula="of:=([.$C214]+[.$D$3]*[.$A$3]*([.$A214]-1))*(1+[.$E$3]*[.$B$3]*([.$A214]-1))" office:value-type="float" office:value="9334.16666666667" calcext:value-type="float">
            <text:p>9334.16666666667</text:p>
          </table:table-cell>
          <table:table-cell table:formula="of:=LOG(1+[.$D214]/[.$B$6];[.$C$6])/[.$D$6]" office:value-type="percentage" office:value="0.757808569362965" calcext:value-type="percentage">
            <text:p>75.78%</text:p>
          </table:table-cell>
          <table:table-cell table:formula="of:=1.7/PI()*ATAN([.$D214]*[.$B$7])" office:value-type="percentage" office:value="0.767819556093777" calcext:value-type="percentage">
            <text:p>76.78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formula="of:=1.5*[.$A215]*[.$B215]" office:value-type="float" office:value="1515" calcext:value-type="float">
            <text:p>1515</text:p>
          </table:table-cell>
          <table:table-cell table:formula="of:=([.$C215]+[.$D$3]*[.$A$3]*([.$A215]-1))*(1+[.$E$3]*[.$B$3]*([.$A215]-1))" office:value-type="float" office:value="9413.34285714286" calcext:value-type="float">
            <text:p>9413.34285714286</text:p>
          </table:table-cell>
          <table:table-cell table:formula="of:=LOG(1+[.$D215]/[.$B$6];[.$C$6])/[.$D$6]" office:value-type="percentage" office:value="0.75902485684661" calcext:value-type="percentage">
            <text:p>75.90%</text:p>
          </table:table-cell>
          <table:table-cell table:formula="of:=1.7/PI()*ATAN([.$D215]*[.$B$7])" office:value-type="percentage" office:value="0.768500331970006" calcext:value-type="percentage">
            <text:p>76.85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formula="of:=1.5*[.$A216]*[.$B216]" office:value-type="float" office:value="1522.5" calcext:value-type="float">
            <text:p>1522.5</text:p>
          </table:table-cell>
          <table:table-cell table:formula="of:=([.$C216]+[.$D$3]*[.$A$3]*([.$A216]-1))*(1+[.$E$3]*[.$B$3]*([.$A216]-1))" office:value-type="float" office:value="9492.84285714286" calcext:value-type="float">
            <text:p>9492.84285714286</text:p>
          </table:table-cell>
          <table:table-cell table:formula="of:=LOG(1+[.$D216]/[.$B$6];[.$C$6])/[.$D$6]" office:value-type="percentage" office:value="0.760235922661115" calcext:value-type="percentage">
            <text:p>76.02%</text:p>
          </table:table-cell>
          <table:table-cell table:formula="of:=1.7/PI()*ATAN([.$D216]*[.$B$7])" office:value-type="percentage" office:value="0.769172721223713" calcext:value-type="percentage">
            <text:p>76.92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1.5*[.$A217]*[.$B217]" office:value-type="float" office:value="1530" calcext:value-type="float">
            <text:p>1530</text:p>
          </table:table-cell>
          <table:table-cell table:formula="of:=([.$C217]+[.$D$3]*[.$A$3]*([.$A217]-1))*(1+[.$E$3]*[.$B$3]*([.$A217]-1))" office:value-type="float" office:value="9572.66666666667" calcext:value-type="float">
            <text:p>9572.66666666667</text:p>
          </table:table-cell>
          <table:table-cell table:formula="of:=LOG(1+[.$D217]/[.$B$6];[.$C$6])/[.$D$6]" office:value-type="percentage" office:value="0.761441812523351" calcext:value-type="percentage">
            <text:p>76.14%</text:p>
          </table:table-cell>
          <table:table-cell table:formula="of:=1.7/PI()*ATAN([.$D217]*[.$B$7])" office:value-type="percentage" office:value="0.769836859416459" calcext:value-type="percentage">
            <text:p>76.98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formula="of:=1.5*[.$A218]*[.$B218]" office:value-type="float" office:value="1537.5" calcext:value-type="float">
            <text:p>1537.5</text:p>
          </table:table-cell>
          <table:table-cell table:formula="of:=([.$C218]+[.$D$3]*[.$A$3]*([.$A218]-1))*(1+[.$E$3]*[.$B$3]*([.$A218]-1))" office:value-type="float" office:value="9652.81428571429" calcext:value-type="float">
            <text:p>9652.81428571429</text:p>
          </table:table-cell>
          <table:table-cell table:formula="of:=LOG(1+[.$D218]/[.$B$6];[.$C$6])/[.$D$6]" office:value-type="percentage" office:value="0.762642571539846" calcext:value-type="percentage">
            <text:p>76.26%</text:p>
          </table:table-cell>
          <table:table-cell table:formula="of:=1.7/PI()*ATAN([.$D218]*[.$B$7])" office:value-type="percentage" office:value="0.77049287943959" calcext:value-type="percentage">
            <text:p>77.05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1.5*[.$A219]*[.$B219]" office:value-type="float" office:value="1545" calcext:value-type="float">
            <text:p>1545</text:p>
          </table:table-cell>
          <table:table-cell table:formula="of:=([.$C219]+[.$D$3]*[.$A$3]*([.$A219]-1))*(1+[.$E$3]*[.$B$3]*([.$A219]-1))" office:value-type="float" office:value="9733.28571428572" calcext:value-type="float">
            <text:p>9733.28571428572</text:p>
          </table:table-cell>
          <table:table-cell table:formula="of:=LOG(1+[.$D219]/[.$B$6];[.$C$6])/[.$D$6]" office:value-type="percentage" office:value="0.76383824421778" calcext:value-type="percentage">
            <text:p>76.38%</text:p>
          </table:table-cell>
          <table:table-cell table:formula="of:=1.7/PI()*ATAN([.$D219]*[.$B$7])" office:value-type="percentage" office:value="0.771140911574981" calcext:value-type="percentage">
            <text:p>77.11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formula="of:=1.5*[.$A220]*[.$B220]" office:value-type="float" office:value="1552.5" calcext:value-type="float">
            <text:p>1552.5</text:p>
          </table:table-cell>
          <table:table-cell table:formula="of:=([.$C220]+[.$D$3]*[.$A$3]*([.$A220]-1))*(1+[.$E$3]*[.$B$3]*([.$A220]-1))" office:value-type="float" office:value="9814.08095238096" calcext:value-type="float">
            <text:p>9814.08095238096</text:p>
          </table:table-cell>
          <table:table-cell table:formula="of:=LOG(1+[.$D220]/[.$B$6];[.$C$6])/[.$D$6]" office:value-type="percentage" office:value="0.765028874475751" calcext:value-type="percentage">
            <text:p>76.50%</text:p>
          </table:table-cell>
          <table:table-cell table:formula="of:=1.7/PI()*ATAN([.$D220]*[.$B$7])" office:value-type="percentage" office:value="0.771781083554263" calcext:value-type="percentage">
            <text:p>77.18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table:formula="of:=1.5*[.$A221]*[.$B221]" office:value-type="float" office:value="1560" calcext:value-type="float">
            <text:p>1560</text:p>
          </table:table-cell>
          <table:table-cell table:formula="of:=([.$C221]+[.$D$3]*[.$A$3]*([.$A221]-1))*(1+[.$E$3]*[.$B$3]*([.$A221]-1))" office:value-type="float" office:value="9895.2" calcext:value-type="float">
            <text:p>9895.2</text:p>
          </table:table-cell>
          <table:table-cell table:formula="of:=LOG(1+[.$D221]/[.$B$6];[.$C$6])/[.$D$6]" office:value-type="percentage" office:value="0.766214505654282" calcext:value-type="percentage">
            <text:p>76.62%</text:p>
          </table:table-cell>
          <table:table-cell table:formula="of:=1.7/PI()*ATAN([.$D221]*[.$B$7])" office:value-type="percentage" office:value="0.772413520616574" calcext:value-type="percentage">
            <text:p>77.24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1.5*[.$A222]*[.$B222]" office:value-type="float" office:value="1567.5" calcext:value-type="float">
            <text:p>1567.5</text:p>
          </table:table-cell>
          <table:table-cell table:formula="of:=([.$C222]+[.$D$3]*[.$A$3]*([.$A222]-1))*(1+[.$E$3]*[.$B$3]*([.$A222]-1))" office:value-type="float" office:value="9976.64285714286" calcext:value-type="float">
            <text:p>9976.64285714286</text:p>
          </table:table-cell>
          <table:table-cell table:formula="of:=LOG(1+[.$D222]/[.$B$6];[.$C$6])/[.$D$6]" office:value-type="percentage" office:value="0.767395180526103" calcext:value-type="percentage">
            <text:p>76.74%</text:p>
          </table:table-cell>
          <table:table-cell table:formula="of:=1.7/PI()*ATAN([.$D222]*[.$B$7])" office:value-type="percentage" office:value="0.773038345564858" calcext:value-type="percentage">
            <text:p>77.3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1.5*[.$A223]*[.$B223]" office:value-type="float" office:value="1575" calcext:value-type="float">
            <text:p>1575</text:p>
          </table:table-cell>
          <table:table-cell table:formula="of:=([.$C223]+[.$D$3]*[.$A$3]*([.$A223]-1))*(1+[.$E$3]*[.$B$3]*([.$A223]-1))" office:value-type="float" office:value="10058.4095238095" calcext:value-type="float">
            <text:p>10058.4095238095</text:p>
          </table:table-cell>
          <table:table-cell table:formula="of:=LOG(1+[.$D223]/[.$B$6];[.$C$6])/[.$D$6]" office:value-type="percentage" office:value="0.768570941306193" calcext:value-type="percentage">
            <text:p>76.86%</text:p>
          </table:table-cell>
          <table:table-cell table:formula="of:=1.7/PI()*ATAN([.$D223]*[.$B$7])" office:value-type="percentage" office:value="0.773655678820762" calcext:value-type="percentage">
            <text:p>77.37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1.5*[.$A224]*[.$B224]" office:value-type="float" office:value="1582.5" calcext:value-type="float">
            <text:p>1582.5</text:p>
          </table:table-cell>
          <table:table-cell table:formula="of:=([.$C224]+[.$D$3]*[.$A$3]*([.$A224]-1))*(1+[.$E$3]*[.$B$3]*([.$A224]-1))" office:value-type="float" office:value="10140.5" calcext:value-type="float">
            <text:p>10140.5</text:p>
          </table:table-cell>
          <table:table-cell table:formula="of:=LOG(1+[.$D224]/[.$B$6];[.$C$6])/[.$D$6]" office:value-type="percentage" office:value="0.7697418296616" calcext:value-type="percentage">
            <text:p>76.97%</text:p>
          </table:table-cell>
          <table:table-cell table:formula="of:=1.7/PI()*ATAN([.$D224]*[.$B$7])" office:value-type="percentage" office:value="0.774265638478164" calcext:value-type="percentage">
            <text:p>77.43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formula="of:=1.5*[.$A225]*[.$B225]" office:value-type="float" office:value="1590" calcext:value-type="float">
            <text:p>1590</text:p>
          </table:table-cell>
          <table:table-cell table:formula="of:=([.$C225]+[.$D$3]*[.$A$3]*([.$A225]-1))*(1+[.$E$3]*[.$B$3]*([.$A225]-1))" office:value-type="float" office:value="10222.9142857143" calcext:value-type="float">
            <text:p>10222.9142857143</text:p>
          </table:table-cell>
          <table:table-cell table:formula="of:=LOG(1+[.$D225]/[.$B$6];[.$C$6])/[.$D$6]" office:value-type="percentage" office:value="0.770907886721051" calcext:value-type="percentage">
            <text:p>77.09%</text:p>
          </table:table-cell>
          <table:table-cell table:formula="of:=1.7/PI()*ATAN([.$D225]*[.$B$7])" office:value-type="percentage" office:value="0.774868340355369" calcext:value-type="percentage">
            <text:p>77.49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formula="of:=1.5*[.$A226]*[.$B226]" office:value-type="float" office:value="1597.5" calcext:value-type="float">
            <text:p>1597.5</text:p>
          </table:table-cell>
          <table:table-cell table:formula="of:=([.$C226]+[.$D$3]*[.$A$3]*([.$A226]-1))*(1+[.$E$3]*[.$B$3]*([.$A226]-1))" office:value-type="float" office:value="10305.6523809524" calcext:value-type="float">
            <text:p>10305.6523809524</text:p>
          </table:table-cell>
          <table:table-cell table:formula="of:=LOG(1+[.$D226]/[.$B$6];[.$C$6])/[.$D$6]" office:value-type="percentage" office:value="0.772069153084334" calcext:value-type="percentage">
            <text:p>77.21%</text:p>
          </table:table-cell>
          <table:table-cell table:formula="of:=1.7/PI()*ATAN([.$D226]*[.$B$7])" office:value-type="percentage" office:value="0.775463898046005" calcext:value-type="percentage">
            <text:p>77.55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formula="of:=1.5*[.$A227]*[.$B227]" office:value-type="float" office:value="1605" calcext:value-type="float">
            <text:p>1605</text:p>
          </table:table-cell>
          <table:table-cell table:formula="of:=([.$C227]+[.$D$3]*[.$A$3]*([.$A227]-1))*(1+[.$E$3]*[.$B$3]*([.$A227]-1))" office:value-type="float" office:value="10388.7142857143" calcext:value-type="float">
            <text:p>10388.7142857143</text:p>
          </table:table-cell>
          <table:table-cell table:formula="of:=LOG(1+[.$D227]/[.$B$6];[.$C$6])/[.$D$6]" office:value-type="percentage" office:value="0.773225668831488" calcext:value-type="percentage">
            <text:p>77.32%</text:p>
          </table:table-cell>
          <table:table-cell table:formula="of:=1.7/PI()*ATAN([.$D227]*[.$B$7])" office:value-type="percentage" office:value="0.776052422968653" calcext:value-type="percentage">
            <text:p>77.61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formula="of:=1.5*[.$A228]*[.$B228]" office:value-type="float" office:value="1612.5" calcext:value-type="float">
            <text:p>1612.5</text:p>
          </table:table-cell>
          <table:table-cell table:formula="of:=([.$C228]+[.$D$3]*[.$A$3]*([.$A228]-1))*(1+[.$E$3]*[.$B$3]*([.$A228]-1))" office:value-type="float" office:value="10472.1" calcext:value-type="float">
            <text:p>10472.1</text:p>
          </table:table-cell>
          <table:table-cell table:formula="of:=LOG(1+[.$D228]/[.$B$6];[.$C$6])/[.$D$6]" office:value-type="percentage" office:value="0.774377473531786" calcext:value-type="percentage">
            <text:p>77.44%</text:p>
          </table:table-cell>
          <table:table-cell table:formula="of:=1.7/PI()*ATAN([.$D228]*[.$B$7])" office:value-type="percentage" office:value="0.776634024415253" calcext:value-type="percentage">
            <text:p>77.66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formula="of:=1.5*[.$A229]*[.$B229]" office:value-type="float" office:value="1620" calcext:value-type="float">
            <text:p>1620</text:p>
          </table:table-cell>
          <table:table-cell table:formula="of:=([.$C229]+[.$D$3]*[.$A$3]*([.$A229]-1))*(1+[.$E$3]*[.$B$3]*([.$A229]-1))" office:value-type="float" office:value="10555.8095238095" calcext:value-type="float">
            <text:p>10555.8095238095</text:p>
          </table:table-cell>
          <table:table-cell table:formula="of:=LOG(1+[.$D229]/[.$B$6];[.$C$6])/[.$D$6]" office:value-type="percentage" office:value="0.775524606252516" calcext:value-type="percentage">
            <text:p>77.55%</text:p>
          </table:table-cell>
          <table:table-cell table:formula="of:=1.7/PI()*ATAN([.$D229]*[.$B$7])" office:value-type="percentage" office:value="0.777208809598305" calcext:value-type="percentage">
            <text:p>77.72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formula="of:=1.5*[.$A230]*[.$B230]" office:value-type="float" office:value="1627.5" calcext:value-type="float">
            <text:p>1627.5</text:p>
          </table:table-cell>
          <table:table-cell table:formula="of:=([.$C230]+[.$D$3]*[.$A$3]*([.$A230]-1))*(1+[.$E$3]*[.$B$3]*([.$A230]-1))" office:value-type="float" office:value="10639.8428571429" calcext:value-type="float">
            <text:p>10639.8428571429</text:p>
          </table:table-cell>
          <table:table-cell table:formula="of:=LOG(1+[.$D230]/[.$B$6];[.$C$6])/[.$D$6]" office:value-type="percentage" office:value="0.776667105567585" calcext:value-type="percentage">
            <text:p>77.67%</text:p>
          </table:table-cell>
          <table:table-cell table:formula="of:=1.7/PI()*ATAN([.$D230]*[.$B$7])" office:value-type="percentage" office:value="0.777776883696907" calcext:value-type="percentage">
            <text:p>77.78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formula="of:=1.5*[.$A231]*[.$B231]" office:value-type="float" office:value="1635" calcext:value-type="float">
            <text:p>1635</text:p>
          </table:table-cell>
          <table:table-cell table:formula="of:=([.$C231]+[.$D$3]*[.$A$3]*([.$A231]-1))*(1+[.$E$3]*[.$B$3]*([.$A231]-1))" office:value-type="float" office:value="10724.2" calcext:value-type="float">
            <text:p>10724.2</text:p>
          </table:table-cell>
          <table:table-cell table:formula="of:=LOG(1+[.$D231]/[.$B$6];[.$C$6])/[.$D$6]" office:value-type="percentage" office:value="0.777805009565924" calcext:value-type="percentage">
            <text:p>77.78%</text:p>
          </table:table-cell>
          <table:table-cell table:formula="of:=1.7/PI()*ATAN([.$D231]*[.$B$7])" office:value-type="percentage" office:value="0.778338349901653" calcext:value-type="percentage">
            <text:p>77.83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table:formula="of:=1.5*[.$A232]*[.$B232]" office:value-type="float" office:value="1642.5" calcext:value-type="float">
            <text:p>1642.5</text:p>
          </table:table-cell>
          <table:table-cell table:formula="of:=([.$C232]+[.$D$3]*[.$A$3]*([.$A232]-1))*(1+[.$E$3]*[.$B$3]*([.$A232]-1))" office:value-type="float" office:value="10808.880952381" calcext:value-type="float">
            <text:p>10808.880952381</text:p>
          </table:table-cell>
          <table:table-cell table:formula="of:=LOG(1+[.$D232]/[.$B$6];[.$C$6])/[.$D$6]" office:value-type="percentage" office:value="0.778938355859718" calcext:value-type="percentage">
            <text:p>77.89%</text:p>
          </table:table-cell>
          <table:table-cell table:formula="of:=1.7/PI()*ATAN([.$D232]*[.$B$7])" office:value-type="percentage" office:value="0.778893309458428" calcext:value-type="percentage">
            <text:p>77.89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1.5*[.$A233]*[.$B233]" office:value-type="float" office:value="1650" calcext:value-type="float">
            <text:p>1650</text:p>
          </table:table-cell>
          <table:table-cell table:formula="of:=([.$C233]+[.$D$3]*[.$A$3]*([.$A233]-1))*(1+[.$E$3]*[.$B$3]*([.$A233]-1))" office:value-type="float" office:value="10893.8857142857" calcext:value-type="float">
            <text:p>10893.8857142857</text:p>
          </table:table-cell>
          <table:table-cell table:formula="of:=LOG(1+[.$D233]/[.$B$6];[.$C$6])/[.$D$6]" office:value-type="percentage" office:value="0.780067181592464" calcext:value-type="percentage">
            <text:p>78.01%</text:p>
          </table:table-cell>
          <table:table-cell table:formula="of:=1.7/PI()*ATAN([.$D233]*[.$B$7])" office:value-type="percentage" office:value="0.779441861711125" calcext:value-type="percentage">
            <text:p>77.94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1.5*[.$A234]*[.$B234]" office:value-type="float" office:value="1657.5" calcext:value-type="float">
            <text:p>1657.5</text:p>
          </table:table-cell>
          <table:table-cell table:formula="of:=([.$C234]+[.$D$3]*[.$A$3]*([.$A234]-1))*(1+[.$E$3]*[.$B$3]*([.$A234]-1))" office:value-type="float" office:value="10979.2142857143" calcext:value-type="float">
            <text:p>10979.2142857143</text:p>
          </table:table-cell>
          <table:table-cell table:formula="of:=LOG(1+[.$D234]/[.$B$6];[.$C$6])/[.$D$6]" office:value-type="percentage" office:value="0.781191523446845" calcext:value-type="percentage">
            <text:p>78.12%</text:p>
          </table:table-cell>
          <table:table-cell table:formula="of:=1.7/PI()*ATAN([.$D234]*[.$B$7])" office:value-type="percentage" office:value="0.779984104143313" calcext:value-type="percentage">
            <text:p>78.0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formula="of:=1.5*[.$A235]*[.$B235]" office:value-type="float" office:value="1665" calcext:value-type="float">
            <text:p>1665</text:p>
          </table:table-cell>
          <table:table-cell table:formula="of:=([.$C235]+[.$D$3]*[.$A$3]*([.$A235]-1))*(1+[.$E$3]*[.$B$3]*([.$A235]-1))" office:value-type="float" office:value="11064.8666666667" calcext:value-type="float">
            <text:p>11064.8666666667</text:p>
          </table:table-cell>
          <table:table-cell table:formula="of:=LOG(1+[.$D235]/[.$B$6];[.$C$6])/[.$D$6]" office:value-type="percentage" office:value="0.782311417652453" calcext:value-type="percentage">
            <text:p>78.23%</text:p>
          </table:table-cell>
          <table:table-cell table:formula="of:=1.7/PI()*ATAN([.$D235]*[.$B$7])" office:value-type="percentage" office:value="0.78052013241888" calcext:value-type="percentage">
            <text:p>78.05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formula="of:=1.5*[.$A236]*[.$B236]" office:value-type="float" office:value="1672.5" calcext:value-type="float">
            <text:p>1672.5</text:p>
          </table:table-cell>
          <table:table-cell table:formula="of:=([.$C236]+[.$D$3]*[.$A$3]*([.$A236]-1))*(1+[.$E$3]*[.$B$3]*([.$A236]-1))" office:value-type="float" office:value="11150.8428571429" calcext:value-type="float">
            <text:p>11150.8428571429</text:p>
          </table:table-cell>
          <table:table-cell table:formula="of:=LOG(1+[.$D236]/[.$B$6];[.$C$6])/[.$D$6]" office:value-type="percentage" office:value="0.783426899993333" calcext:value-type="percentage">
            <text:p>78.34%</text:p>
          </table:table-cell>
          <table:table-cell table:formula="of:=1.7/PI()*ATAN([.$D236]*[.$B$7])" office:value-type="percentage" office:value="0.781050040421688" calcext:value-type="percentage">
            <text:p>78.11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formula="of:=1.5*[.$A237]*[.$B237]" office:value-type="float" office:value="1680" calcext:value-type="float">
            <text:p>1680</text:p>
          </table:table-cell>
          <table:table-cell table:formula="of:=([.$C237]+[.$D$3]*[.$A$3]*([.$A237]-1))*(1+[.$E$3]*[.$B$3]*([.$A237]-1))" office:value-type="float" office:value="11237.1428571429" calcext:value-type="float">
            <text:p>11237.1428571429</text:p>
          </table:table-cell>
          <table:table-cell table:formula="of:=LOG(1+[.$D237]/[.$B$6];[.$C$6])/[.$D$6]" office:value-type="percentage" office:value="0.784538005815382" calcext:value-type="percentage">
            <text:p>78.45%</text:p>
          </table:table-cell>
          <table:table-cell table:formula="of:=1.7/PI()*ATAN([.$D237]*[.$B$7])" office:value-type="percentage" office:value="0.781573920294256" calcext:value-type="percentage">
            <text:p>78.16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1.5*[.$A238]*[.$B238]" office:value-type="float" office:value="1687.5" calcext:value-type="float">
            <text:p>1687.5</text:p>
          </table:table-cell>
          <table:table-cell table:formula="of:=([.$C238]+[.$D$3]*[.$A$3]*([.$A238]-1))*(1+[.$E$3]*[.$B$3]*([.$A238]-1))" office:value-type="float" office:value="11323.7666666667" calcext:value-type="float">
            <text:p>11323.7666666667</text:p>
          </table:table-cell>
          <table:table-cell table:formula="of:=LOG(1+[.$D238]/[.$B$6];[.$C$6])/[.$D$6]" office:value-type="percentage" office:value="0.785644770033581" calcext:value-type="percentage">
            <text:p>78.56%</text:p>
          </table:table-cell>
          <table:table-cell table:formula="of:=1.7/PI()*ATAN([.$D238]*[.$B$7])" office:value-type="percentage" office:value="0.782091862475499" calcext:value-type="percentage">
            <text:p>78.21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formula="of:=1.5*[.$A239]*[.$B239]" office:value-type="float" office:value="1695" calcext:value-type="float">
            <text:p>1695</text:p>
          </table:table-cell>
          <table:table-cell table:formula="of:=([.$C239]+[.$D$3]*[.$A$3]*([.$A239]-1))*(1+[.$E$3]*[.$B$3]*([.$A239]-1))" office:value-type="float" office:value="11410.7142857143" calcext:value-type="float">
            <text:p>11410.7142857143</text:p>
          </table:table-cell>
          <table:table-cell table:formula="of:=LOG(1+[.$D239]/[.$B$6];[.$C$6])/[.$D$6]" office:value-type="percentage" office:value="0.786747227139089" calcext:value-type="percentage">
            <text:p>78.67%</text:p>
          </table:table-cell>
          <table:table-cell table:formula="of:=1.7/PI()*ATAN([.$D239]*[.$B$7])" office:value-type="percentage" office:value="0.782603955737551" calcext:value-type="percentage">
            <text:p>78.26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1.5*[.$A240]*[.$B240]" office:value-type="float" office:value="1702.5" calcext:value-type="float">
            <text:p>1702.5</text:p>
          </table:table-cell>
          <table:table-cell table:formula="of:=([.$C240]+[.$D$3]*[.$A$3]*([.$A240]-1))*(1+[.$E$3]*[.$B$3]*([.$A240]-1))" office:value-type="float" office:value="11497.9857142857" calcext:value-type="float">
            <text:p>11497.9857142857</text:p>
          </table:table-cell>
          <table:table-cell table:formula="of:=LOG(1+[.$D240]/[.$B$6];[.$C$6])/[.$D$6]" office:value-type="percentage" office:value="0.787845411206177" calcext:value-type="percentage">
            <text:p>78.78%</text:p>
          </table:table-cell>
          <table:table-cell table:formula="of:=1.7/PI()*ATAN([.$D240]*[.$B$7])" office:value-type="percentage" office:value="0.783110287221693" calcext:value-type="percentage">
            <text:p>78.31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formula="of:=1.5*[.$A241]*[.$B241]" office:value-type="float" office:value="1710" calcext:value-type="float">
            <text:p>1710</text:p>
          </table:table-cell>
          <table:table-cell table:formula="of:=([.$C241]+[.$D$3]*[.$A$3]*([.$A241]-1))*(1+[.$E$3]*[.$B$3]*([.$A241]-1))" office:value-type="float" office:value="11585.580952381" calcext:value-type="float">
            <text:p>11585.580952381</text:p>
          </table:table-cell>
          <table:table-cell table:formula="of:=LOG(1+[.$D241]/[.$B$6];[.$C$6])/[.$D$6]" office:value-type="percentage" office:value="0.78893935589903" calcext:value-type="percentage">
            <text:p>78.89%</text:p>
          </table:table-cell>
          <table:table-cell table:formula="of:=1.7/PI()*ATAN([.$D241]*[.$B$7])" office:value-type="percentage" office:value="0.783610942473411" calcext:value-type="percentage">
            <text:p>78.36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formula="of:=1.5*[.$A242]*[.$B242]" office:value-type="float" office:value="1717.5" calcext:value-type="float">
            <text:p>1717.5</text:p>
          </table:table-cell>
          <table:table-cell table:formula="of:=([.$C242]+[.$D$3]*[.$A$3]*([.$A242]-1))*(1+[.$E$3]*[.$B$3]*([.$A242]-1))" office:value-type="float" office:value="11673.5" calcext:value-type="float">
            <text:p>11673.5</text:p>
          </table:table-cell>
          <table:table-cell table:formula="of:=LOG(1+[.$D242]/[.$B$6];[.$C$6])/[.$D$6]" office:value-type="percentage" office:value="0.7900290944784" calcext:value-type="percentage">
            <text:p>79.00%</text:p>
          </table:table-cell>
          <table:table-cell table:formula="of:=1.7/PI()*ATAN([.$D242]*[.$B$7])" office:value-type="percentage" office:value="0.784106005476607" calcext:value-type="percentage">
            <text:p>78.41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1.5*[.$A243]*[.$B243]" office:value-type="float" office:value="1725" calcext:value-type="float">
            <text:p>1725</text:p>
          </table:table-cell>
          <table:table-cell table:formula="of:=([.$C243]+[.$D$3]*[.$A$3]*([.$A243]-1))*(1+[.$E$3]*[.$B$3]*([.$A243]-1))" office:value-type="float" office:value="11761.7428571429" calcext:value-type="float">
            <text:p>11761.7428571429</text:p>
          </table:table-cell>
          <table:table-cell table:formula="of:=LOG(1+[.$D243]/[.$B$6];[.$C$6])/[.$D$6]" office:value-type="percentage" office:value="0.791114659808128" calcext:value-type="percentage">
            <text:p>79.11%</text:p>
          </table:table-cell>
          <table:table-cell table:formula="of:=1.7/PI()*ATAN([.$D243]*[.$B$7])" office:value-type="percentage" office:value="0.78459555868698" calcext:value-type="percentage">
            <text:p>78.46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formula="of:=1.5*[.$A244]*[.$B244]" office:value-type="float" office:value="1732.5" calcext:value-type="float">
            <text:p>1732.5</text:p>
          </table:table-cell>
          <table:table-cell table:formula="of:=([.$C244]+[.$D$3]*[.$A$3]*([.$A244]-1))*(1+[.$E$3]*[.$B$3]*([.$A244]-1))" office:value-type="float" office:value="11850.3095238095" calcext:value-type="float">
            <text:p>11850.3095238095</text:p>
          </table:table-cell>
          <table:table-cell table:formula="of:=LOG(1+[.$D244]/[.$B$6];[.$C$6])/[.$D$6]" office:value-type="percentage" office:value="0.792196084361535" calcext:value-type="percentage">
            <text:p>79.22%</text:p>
          </table:table-cell>
          <table:table-cell table:formula="of:=1.7/PI()*ATAN([.$D244]*[.$B$7])" office:value-type="percentage" office:value="0.78507968306461" calcext:value-type="percentage">
            <text:p>78.51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table:formula="of:=1.5*[.$A245]*[.$B245]" office:value-type="float" office:value="1740" calcext:value-type="float">
            <text:p>1740</text:p>
          </table:table-cell>
          <table:table-cell table:formula="of:=([.$C245]+[.$D$3]*[.$A$3]*([.$A245]-1))*(1+[.$E$3]*[.$B$3]*([.$A245]-1))" office:value-type="float" office:value="11939.2" calcext:value-type="float">
            <text:p>11939.2</text:p>
          </table:table-cell>
          <table:table-cell table:formula="of:=LOG(1+[.$D245]/[.$B$6];[.$C$6])/[.$D$6]" office:value-type="percentage" office:value="0.793273400227674" calcext:value-type="percentage">
            <text:p>79.33%</text:p>
          </table:table-cell>
          <table:table-cell table:formula="of:=1.7/PI()*ATAN([.$D245]*[.$B$7])" office:value-type="percentage" office:value="0.785558458105753" calcext:value-type="percentage">
            <text:p>78.56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table:formula="of:=1.5*[.$A246]*[.$B246]" office:value-type="float" office:value="1747.5" calcext:value-type="float">
            <text:p>1747.5</text:p>
          </table:table-cell>
          <table:table-cell table:formula="of:=([.$C246]+[.$D$3]*[.$A$3]*([.$A246]-1))*(1+[.$E$3]*[.$B$3]*([.$A246]-1))" office:value-type="float" office:value="12028.4142857143" calcext:value-type="float">
            <text:p>12028.4142857143</text:p>
          </table:table-cell>
          <table:table-cell table:formula="of:=LOG(1+[.$D246]/[.$B$6];[.$C$6])/[.$D$6]" office:value-type="percentage" office:value="0.794346639117469" calcext:value-type="percentage">
            <text:p>79.43%</text:p>
          </table:table-cell>
          <table:table-cell table:formula="of:=1.7/PI()*ATAN([.$D246]*[.$B$7])" office:value-type="percentage" office:value="0.786031961873876" calcext:value-type="percentage">
            <text:p>78.6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table:formula="of:=1.5*[.$A247]*[.$B247]" office:value-type="float" office:value="1755" calcext:value-type="float">
            <text:p>1755</text:p>
          </table:table-cell>
          <table:table-cell table:formula="of:=([.$C247]+[.$D$3]*[.$A$3]*([.$A247]-1))*(1+[.$E$3]*[.$B$3]*([.$A247]-1))" office:value-type="float" office:value="12117.9523809524" calcext:value-type="float">
            <text:p>12117.9523809524</text:p>
          </table:table-cell>
          <table:table-cell table:formula="of:=LOG(1+[.$D247]/[.$B$6];[.$C$6])/[.$D$6]" office:value-type="percentage" office:value="0.795415832369716" calcext:value-type="percentage">
            <text:p>79.54%</text:p>
          </table:table-cell>
          <table:table-cell table:formula="of:=1.7/PI()*ATAN([.$D247]*[.$B$7])" office:value-type="percentage" office:value="0.786500271029952" calcext:value-type="percentage">
            <text:p>78.65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formula="of:=1.5*[.$A248]*[.$B248]" office:value-type="float" office:value="1762.5" calcext:value-type="float">
            <text:p>1762.5</text:p>
          </table:table-cell>
          <table:table-cell table:formula="of:=([.$C248]+[.$D$3]*[.$A$3]*([.$A248]-1))*(1+[.$E$3]*[.$B$3]*([.$A248]-1))" office:value-type="float" office:value="12207.8142857143" calcext:value-type="float">
            <text:p>12207.8142857143</text:p>
          </table:table-cell>
          <table:table-cell table:formula="of:=LOG(1+[.$D248]/[.$B$6];[.$C$6])/[.$D$6]" office:value-type="percentage" office:value="0.796481010956976" calcext:value-type="percentage">
            <text:p>79.65%</text:p>
          </table:table-cell>
          <table:table-cell table:formula="of:=1.7/PI()*ATAN([.$D248]*[.$B$7])" office:value-type="percentage" office:value="0.786963460862022" calcext:value-type="percentage">
            <text:p>78.7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table:formula="of:=1.5*[.$A249]*[.$B249]" office:value-type="float" office:value="1770" calcext:value-type="float">
            <text:p>1770</text:p>
          </table:table-cell>
          <table:table-cell table:formula="of:=([.$C249]+[.$D$3]*[.$A$3]*([.$A249]-1))*(1+[.$E$3]*[.$B$3]*([.$A249]-1))" office:value-type="float" office:value="12298" calcext:value-type="float">
            <text:p>12298</text:p>
          </table:table-cell>
          <table:table-cell table:formula="of:=LOG(1+[.$D249]/[.$B$6];[.$C$6])/[.$D$6]" office:value-type="percentage" office:value="0.797542205491346" calcext:value-type="percentage">
            <text:p>79.75%</text:p>
          </table:table-cell>
          <table:table-cell table:formula="of:=1.7/PI()*ATAN([.$D249]*[.$B$7])" office:value-type="percentage" office:value="0.787421605314069" calcext:value-type="percentage">
            <text:p>78.74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1.5*[.$A250]*[.$B250]" office:value-type="float" office:value="1777.5" calcext:value-type="float">
            <text:p>1777.5</text:p>
          </table:table-cell>
          <table:table-cell table:formula="of:=([.$C250]+[.$D$3]*[.$A$3]*([.$A250]-1))*(1+[.$E$3]*[.$B$3]*([.$A250]-1))" office:value-type="float" office:value="12388.5095238095" calcext:value-type="float">
            <text:p>12388.5095238095</text:p>
          </table:table-cell>
          <table:table-cell table:formula="of:=LOG(1+[.$D250]/[.$B$6];[.$C$6])/[.$D$6]" office:value-type="percentage" office:value="0.798599446230111" calcext:value-type="percentage">
            <text:p>79.86%</text:p>
          </table:table-cell>
          <table:table-cell table:formula="of:=1.7/PI()*ATAN([.$D250]*[.$B$7])" office:value-type="percentage" office:value="0.78787477701419" calcext:value-type="percentage">
            <text:p>78.79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table:formula="of:=1.5*[.$A251]*[.$B251]" office:value-type="float" office:value="1785" calcext:value-type="float">
            <text:p>1785</text:p>
          </table:table-cell>
          <table:table-cell table:formula="of:=([.$C251]+[.$D$3]*[.$A$3]*([.$A251]-1))*(1+[.$E$3]*[.$B$3]*([.$A251]-1))" office:value-type="float" office:value="12479.3428571429" calcext:value-type="float">
            <text:p>12479.3428571429</text:p>
          </table:table-cell>
          <table:table-cell table:formula="of:=LOG(1+[.$D251]/[.$B$6];[.$C$6])/[.$D$6]" office:value-type="percentage" office:value="0.799652763081288" calcext:value-type="percentage">
            <text:p>79.97%</text:p>
          </table:table-cell>
          <table:table-cell table:formula="of:=1.7/PI()*ATAN([.$D251]*[.$B$7])" office:value-type="percentage" office:value="0.788323047302105" calcext:value-type="percentage">
            <text:p>78.83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1.5*[.$A252]*[.$B252]" office:value-type="float" office:value="1792.5" calcext:value-type="float">
            <text:p>1792.5</text:p>
          </table:table-cell>
          <table:table-cell table:formula="of:=([.$C252]+[.$D$3]*[.$A$3]*([.$A252]-1))*(1+[.$E$3]*[.$B$3]*([.$A252]-1))" office:value-type="float" office:value="12570.5" calcext:value-type="float">
            <text:p>12570.5</text:p>
          </table:table-cell>
          <table:table-cell table:formula="of:=LOG(1+[.$D252]/[.$B$6];[.$C$6])/[.$D$6]" office:value-type="percentage" office:value="0.800702185609067" calcext:value-type="percentage">
            <text:p>80.07%</text:p>
          </table:table-cell>
          <table:table-cell table:formula="of:=1.7/PI()*ATAN([.$D252]*[.$B$7])" office:value-type="percentage" office:value="0.788766486256021" calcext:value-type="percentage">
            <text:p>78.88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1.5*[.$A253]*[.$B253]" office:value-type="float" office:value="1800" calcext:value-type="float">
            <text:p>1800</text:p>
          </table:table-cell>
          <table:table-cell table:formula="of:=([.$C253]+[.$D$3]*[.$A$3]*([.$A253]-1))*(1+[.$E$3]*[.$B$3]*([.$A253]-1))" office:value-type="float" office:value="12661.980952381" calcext:value-type="float">
            <text:p>12661.980952381</text:p>
          </table:table-cell>
          <table:table-cell table:formula="of:=LOG(1+[.$D253]/[.$B$6];[.$C$6])/[.$D$6]" office:value-type="percentage" office:value="0.801747743039131" calcext:value-type="percentage">
            <text:p>80.17%</text:p>
          </table:table-cell>
          <table:table-cell table:formula="of:=1.7/PI()*ATAN([.$D253]*[.$B$7])" office:value-type="percentage" office:value="0.789205162718856" calcext:value-type="percentage">
            <text:p>78.92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formula="of:=1.5*[.$A254]*[.$B254]" office:value-type="float" office:value="1807.5" calcext:value-type="float">
            <text:p>1807.5</text:p>
          </table:table-cell>
          <table:table-cell table:formula="of:=([.$C254]+[.$D$3]*[.$A$3]*([.$A254]-1))*(1+[.$E$3]*[.$B$3]*([.$A254]-1))" office:value-type="float" office:value="12753.7857142857" calcext:value-type="float">
            <text:p>12753.7857142857</text:p>
          </table:table-cell>
          <table:table-cell table:formula="of:=LOG(1+[.$D254]/[.$B$6];[.$C$6])/[.$D$6]" office:value-type="percentage" office:value="0.802789464263884" calcext:value-type="percentage">
            <text:p>80.28%</text:p>
          </table:table-cell>
          <table:table-cell table:formula="of:=1.7/PI()*ATAN([.$D254]*[.$B$7])" office:value-type="percentage" office:value="0.78963914432384" calcext:value-type="percentage">
            <text:p>78.96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formula="of:=1.5*[.$A255]*[.$B255]" office:value-type="float" office:value="1815" calcext:value-type="float">
            <text:p>1815</text:p>
          </table:table-cell>
          <table:table-cell table:formula="of:=([.$C255]+[.$D$3]*[.$A$3]*([.$A255]-1))*(1+[.$E$3]*[.$B$3]*([.$A255]-1))" office:value-type="float" office:value="12845.9142857143" calcext:value-type="float">
            <text:p>12845.9142857143</text:p>
          </table:table-cell>
          <table:table-cell table:formula="of:=LOG(1+[.$D255]/[.$B$6];[.$C$6])/[.$D$6]" office:value-type="percentage" office:value="0.803827377847574" calcext:value-type="percentage">
            <text:p>80.38%</text:p>
          </table:table-cell>
          <table:table-cell table:formula="of:=1.7/PI()*ATAN([.$D255]*[.$B$7])" office:value-type="percentage" office:value="0.790068497519529" calcext:value-type="percentage">
            <text:p>79.01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formula="of:=1.5*[.$A256]*[.$B256]" office:value-type="float" office:value="1822.5" calcext:value-type="float">
            <text:p>1822.5</text:p>
          </table:table-cell>
          <table:table-cell table:formula="of:=([.$C256]+[.$D$3]*[.$A$3]*([.$A256]-1))*(1+[.$E$3]*[.$B$3]*([.$A256]-1))" office:value-type="float" office:value="12938.3666666667" calcext:value-type="float">
            <text:p>12938.3666666667</text:p>
          </table:table-cell>
          <table:table-cell table:formula="of:=LOG(1+[.$D256]/[.$B$6];[.$C$6])/[.$D$6]" office:value-type="percentage" office:value="0.804861512031315" calcext:value-type="percentage">
            <text:p>80.49%</text:p>
          </table:table-cell>
          <table:table-cell table:formula="of:=1.7/PI()*ATAN([.$D256]*[.$B$7])" office:value-type="percentage" office:value="0.790493287594219" calcext:value-type="percentage">
            <text:p>79.05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table:formula="of:=1.5*[.$A257]*[.$B257]" office:value-type="float" office:value="1830" calcext:value-type="float">
            <text:p>1830</text:p>
          </table:table-cell>
          <table:table-cell table:formula="of:=([.$C257]+[.$D$3]*[.$A$3]*([.$A257]-1))*(1+[.$E$3]*[.$B$3]*([.$A257]-1))" office:value-type="float" office:value="13031.1428571429" calcext:value-type="float">
            <text:p>13031.1428571429</text:p>
          </table:table-cell>
          <table:table-cell table:formula="of:=LOG(1+[.$D257]/[.$B$6];[.$C$6])/[.$D$6]" office:value-type="percentage" office:value="0.805891894738013" calcext:value-type="percentage">
            <text:p>80.59%</text:p>
          </table:table-cell>
          <table:table-cell table:formula="of:=1.7/PI()*ATAN([.$D257]*[.$B$7])" office:value-type="percentage" office:value="0.790913578699793" calcext:value-type="percentage">
            <text:p>79.09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formula="of:=1.5*[.$A258]*[.$B258]" office:value-type="float" office:value="1837.5" calcext:value-type="float">
            <text:p>1837.5</text:p>
          </table:table-cell>
          <table:table-cell table:formula="of:=([.$C258]+[.$D$3]*[.$A$3]*([.$A258]-1))*(1+[.$E$3]*[.$B$3]*([.$A258]-1))" office:value-type="float" office:value="13124.2428571429" calcext:value-type="float">
            <text:p>13124.2428571429</text:p>
          </table:table-cell>
          <table:table-cell table:formula="of:=LOG(1+[.$D258]/[.$B$6];[.$C$6])/[.$D$6]" office:value-type="percentage" office:value="0.806918553577197" calcext:value-type="percentage">
            <text:p>80.69%</text:p>
          </table:table-cell>
          <table:table-cell table:formula="of:=1.7/PI()*ATAN([.$D258]*[.$B$7])" office:value-type="percentage" office:value="0.791329433875018" calcext:value-type="percentage">
            <text:p>79.13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formula="of:=1.5*[.$A259]*[.$B259]" office:value-type="float" office:value="1845" calcext:value-type="float">
            <text:p>1845</text:p>
          </table:table-cell>
          <table:table-cell table:formula="of:=([.$C259]+[.$D$3]*[.$A$3]*([.$A259]-1))*(1+[.$E$3]*[.$B$3]*([.$A259]-1))" office:value-type="float" office:value="13217.6666666667" calcext:value-type="float">
            <text:p>13217.6666666667</text:p>
          </table:table-cell>
          <table:table-cell table:formula="of:=LOG(1+[.$D259]/[.$B$6];[.$C$6])/[.$D$6]" office:value-type="percentage" office:value="0.807941515849759" calcext:value-type="percentage">
            <text:p>80.79%</text:p>
          </table:table-cell>
          <table:table-cell table:formula="of:=1.7/PI()*ATAN([.$D259]*[.$B$7])" office:value-type="percentage" office:value="0.791740915068288" calcext:value-type="percentage">
            <text:p>79.17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1.5*[.$A260]*[.$B260]" office:value-type="float" office:value="1852.5" calcext:value-type="float">
            <text:p>1852.5</text:p>
          </table:table-cell>
          <table:table-cell table:formula="of:=([.$C260]+[.$D$3]*[.$A$3]*([.$A260]-1))*(1+[.$E$3]*[.$B$3]*([.$A260]-1))" office:value-type="float" office:value="13311.4142857143" calcext:value-type="float">
            <text:p>13311.4142857143</text:p>
          </table:table-cell>
          <table:table-cell table:formula="of:=LOG(1+[.$D260]/[.$B$6];[.$C$6])/[.$D$6]" office:value-type="percentage" office:value="0.808960808552603" calcext:value-type="percentage">
            <text:p>80.90%</text:p>
          </table:table-cell>
          <table:table-cell table:formula="of:=1.7/PI()*ATAN([.$D260]*[.$B$7])" office:value-type="percentage" office:value="0.792148083159849" calcext:value-type="percentage">
            <text:p>79.21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formula="of:=1.5*[.$A261]*[.$B261]" office:value-type="float" office:value="1860" calcext:value-type="float">
            <text:p>1860</text:p>
          </table:table-cell>
          <table:table-cell table:formula="of:=([.$C261]+[.$D$3]*[.$A$3]*([.$A261]-1))*(1+[.$E$3]*[.$B$3]*([.$A261]-1))" office:value-type="float" office:value="13405.4857142857" calcext:value-type="float">
            <text:p>13405.4857142857</text:p>
          </table:table-cell>
          <table:table-cell table:formula="of:=LOG(1+[.$D261]/[.$B$6];[.$C$6])/[.$D$6]" office:value-type="percentage" office:value="0.809976458383204" calcext:value-type="percentage">
            <text:p>81.00%</text:p>
          </table:table-cell>
          <table:table-cell table:formula="of:=1.7/PI()*ATAN([.$D261]*[.$B$7])" office:value-type="percentage" office:value="0.792550997983501" calcext:value-type="percentage">
            <text:p>79.26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formula="of:=1.5*[.$A262]*[.$B262]" office:value-type="float" office:value="1867.5" calcext:value-type="float">
            <text:p>1867.5</text:p>
          </table:table-cell>
          <table:table-cell table:formula="of:=([.$C262]+[.$D$3]*[.$A$3]*([.$A262]-1))*(1+[.$E$3]*[.$B$3]*([.$A262]-1))" office:value-type="float" office:value="13499.880952381" calcext:value-type="float">
            <text:p>13499.880952381</text:p>
          </table:table-cell>
          <table:table-cell table:formula="of:=LOG(1+[.$D262]/[.$B$6];[.$C$6])/[.$D$6]" office:value-type="percentage" office:value="0.810988491744085" calcext:value-type="percentage">
            <text:p>81.10%</text:p>
          </table:table-cell>
          <table:table-cell table:formula="of:=1.7/PI()*ATAN([.$D262]*[.$B$7])" office:value-type="percentage" office:value="0.792949718347808" calcext:value-type="percentage">
            <text:p>79.29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1.5*[.$A263]*[.$B263]" office:value-type="float" office:value="1875" calcext:value-type="float">
            <text:p>1875</text:p>
          </table:table-cell>
          <table:table-cell table:formula="of:=([.$C263]+[.$D$3]*[.$A$3]*([.$A263]-1))*(1+[.$E$3]*[.$B$3]*([.$A263]-1))" office:value-type="float" office:value="13594.6" calcext:value-type="float">
            <text:p>13594.6</text:p>
          </table:table-cell>
          <table:table-cell table:formula="of:=LOG(1+[.$D263]/[.$B$6];[.$C$6])/[.$D$6]" office:value-type="percentage" office:value="0.811996934747201" calcext:value-type="percentage">
            <text:p>81.20%</text:p>
          </table:table-cell>
          <table:table-cell table:formula="of:=1.7/PI()*ATAN([.$D263]*[.$B$7])" office:value-type="percentage" office:value="0.793344302056809" calcext:value-type="percentage">
            <text:p>79.33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formula="of:=1.5*[.$A264]*[.$B264]" office:value-type="float" office:value="1882.5" calcext:value-type="float">
            <text:p>1882.5</text:p>
          </table:table-cell>
          <table:table-cell table:formula="of:=([.$C264]+[.$D$3]*[.$A$3]*([.$A264]-1))*(1+[.$E$3]*[.$B$3]*([.$A264]-1))" office:value-type="float" office:value="13689.6428571429" calcext:value-type="float">
            <text:p>13689.6428571429</text:p>
          </table:table-cell>
          <table:table-cell table:formula="of:=LOG(1+[.$D264]/[.$B$6];[.$C$6])/[.$D$6]" office:value-type="percentage" office:value="0.813001813218255" calcext:value-type="percentage">
            <text:p>81.30%</text:p>
          </table:table-cell>
          <table:table-cell table:formula="of:=1.7/PI()*ATAN([.$D264]*[.$B$7])" office:value-type="percentage" office:value="0.793734805930256" calcext:value-type="percentage">
            <text:p>79.37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table:formula="of:=1.5*[.$A265]*[.$B265]" office:value-type="float" office:value="1890" calcext:value-type="float">
            <text:p>1890</text:p>
          </table:table-cell>
          <table:table-cell table:formula="of:=([.$C265]+[.$D$3]*[.$A$3]*([.$A265]-1))*(1+[.$E$3]*[.$B$3]*([.$A265]-1))" office:value-type="float" office:value="13785.0095238095" calcext:value-type="float">
            <text:p>13785.0095238095</text:p>
          </table:table-cell>
          <table:table-cell table:formula="of:=LOG(1+[.$D265]/[.$B$6];[.$C$6])/[.$D$6]" office:value-type="percentage" office:value="0.814003152700917" calcext:value-type="percentage">
            <text:p>81.40%</text:p>
          </table:table-cell>
          <table:table-cell table:formula="of:=1.7/PI()*ATAN([.$D265]*[.$B$7])" office:value-type="percentage" office:value="0.794121285823395" calcext:value-type="percentage">
            <text:p>79.41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formula="of:=1.5*[.$A266]*[.$B266]" office:value-type="float" office:value="1897.5" calcext:value-type="float">
            <text:p>1897.5</text:p>
          </table:table-cell>
          <table:table-cell table:formula="of:=([.$C266]+[.$D$3]*[.$A$3]*([.$A266]-1))*(1+[.$E$3]*[.$B$3]*([.$A266]-1))" office:value-type="float" office:value="13880.7" calcext:value-type="float">
            <text:p>13880.7</text:p>
          </table:table-cell>
          <table:table-cell table:formula="of:=LOG(1+[.$D266]/[.$B$6];[.$C$6])/[.$D$6]" office:value-type="percentage" office:value="0.815000978460979" calcext:value-type="percentage">
            <text:p>81.50%</text:p>
          </table:table-cell>
          <table:table-cell table:formula="of:=1.7/PI()*ATAN([.$D266]*[.$B$7])" office:value-type="percentage" office:value="0.794503796646281" calcext:value-type="percentage">
            <text:p>79.45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formula="of:=1.5*[.$A267]*[.$B267]" office:value-type="float" office:value="1905" calcext:value-type="float">
            <text:p>1905</text:p>
          </table:table-cell>
          <table:table-cell table:formula="of:=([.$C267]+[.$D$3]*[.$A$3]*([.$A267]-1))*(1+[.$E$3]*[.$B$3]*([.$A267]-1))" office:value-type="float" office:value="13976.7142857143" calcext:value-type="float">
            <text:p>13976.7142857143</text:p>
          </table:table-cell>
          <table:table-cell table:formula="of:=LOG(1+[.$D267]/[.$B$6];[.$C$6])/[.$D$6]" office:value-type="percentage" office:value="0.815995315490421" calcext:value-type="percentage">
            <text:p>81.60%</text:p>
          </table:table-cell>
          <table:table-cell table:formula="of:=1.7/PI()*ATAN([.$D267]*[.$B$7])" office:value-type="percentage" office:value="0.794882392382662" calcext:value-type="percentage">
            <text:p>79.49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1.5*[.$A268]*[.$B268]" office:value-type="float" office:value="1912.5" calcext:value-type="float">
            <text:p>1912.5</text:p>
          </table:table-cell>
          <table:table-cell table:formula="of:=([.$C268]+[.$D$3]*[.$A$3]*([.$A268]-1))*(1+[.$E$3]*[.$B$3]*([.$A268]-1))" office:value-type="float" office:value="14073.0523809524" calcext:value-type="float">
            <text:p>14073.0523809524</text:p>
          </table:table-cell>
          <table:table-cell table:formula="of:=LOG(1+[.$D268]/[.$B$6];[.$C$6])/[.$D$6]" office:value-type="percentage" office:value="0.816986188511412" calcext:value-type="percentage">
            <text:p>81.70%</text:p>
          </table:table-cell>
          <table:table-cell table:formula="of:=1.7/PI()*ATAN([.$D268]*[.$B$7])" office:value-type="percentage" office:value="0.795257126108431" calcext:value-type="percentage">
            <text:p>79.53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1.5*[.$A269]*[.$B269]" office:value-type="float" office:value="1920" calcext:value-type="float">
            <text:p>1920</text:p>
          </table:table-cell>
          <table:table-cell table:formula="of:=([.$C269]+[.$D$3]*[.$A$3]*([.$A269]-1))*(1+[.$E$3]*[.$B$3]*([.$A269]-1))" office:value-type="float" office:value="14169.7142857143" calcext:value-type="float">
            <text:p>14169.7142857143</text:p>
          </table:table-cell>
          <table:table-cell table:formula="of:=LOG(1+[.$D269]/[.$B$6];[.$C$6])/[.$D$6]" office:value-type="percentage" office:value="0.81797362198023" calcext:value-type="percentage">
            <text:p>81.80%</text:p>
          </table:table-cell>
          <table:table-cell table:formula="of:=1.7/PI()*ATAN([.$D269]*[.$B$7])" office:value-type="percentage" office:value="0.795628050009653" calcext:value-type="percentage">
            <text:p>79.56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1.5*[.$A270]*[.$B270]" office:value-type="float" office:value="1927.5" calcext:value-type="float">
            <text:p>1927.5</text:p>
          </table:table-cell>
          <table:table-cell table:formula="of:=([.$C270]+[.$D$3]*[.$A$3]*([.$A270]-1))*(1+[.$E$3]*[.$B$3]*([.$A270]-1))" office:value-type="float" office:value="14266.7" calcext:value-type="float">
            <text:p>14266.7</text:p>
          </table:table-cell>
          <table:table-cell table:formula="of:=LOG(1+[.$D270]/[.$B$6];[.$C$6])/[.$D$6]" office:value-type="percentage" office:value="0.818957640091114" calcext:value-type="percentage">
            <text:p>81.90%</text:p>
          </table:table-cell>
          <table:table-cell table:formula="of:=1.7/PI()*ATAN([.$D270]*[.$B$7])" office:value-type="percentage" office:value="0.795995215400197" calcext:value-type="percentage">
            <text:p>79.60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table:formula="of:=1.5*[.$A271]*[.$B271]" office:value-type="float" office:value="1935" calcext:value-type="float">
            <text:p>1935</text:p>
          </table:table-cell>
          <table:table-cell table:formula="of:=([.$C271]+[.$D$3]*[.$A$3]*([.$A271]-1))*(1+[.$E$3]*[.$B$3]*([.$A271]-1))" office:value-type="float" office:value="14364.0095238095" calcext:value-type="float">
            <text:p>14364.0095238095</text:p>
          </table:table-cell>
          <table:table-cell table:formula="of:=LOG(1+[.$D271]/[.$B$6];[.$C$6])/[.$D$6]" office:value-type="percentage" office:value="0.819938266780043" calcext:value-type="percentage">
            <text:p>81.99%</text:p>
          </table:table-cell>
          <table:table-cell table:formula="of:=1.7/PI()*ATAN([.$D271]*[.$B$7])" office:value-type="percentage" office:value="0.796358672738949" calcext:value-type="percentage">
            <text:p>79.64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formula="of:=1.5*[.$A272]*[.$B272]" office:value-type="float" office:value="1942.5" calcext:value-type="float">
            <text:p>1942.5</text:p>
          </table:table-cell>
          <table:table-cell table:formula="of:=([.$C272]+[.$D$3]*[.$A$3]*([.$A272]-1))*(1+[.$E$3]*[.$B$3]*([.$A272]-1))" office:value-type="float" office:value="14461.6428571429" calcext:value-type="float">
            <text:p>14461.6428571429</text:p>
          </table:table-cell>
          <table:table-cell table:formula="of:=LOG(1+[.$D272]/[.$B$6];[.$C$6])/[.$D$6]" office:value-type="percentage" office:value="0.820915525728451" calcext:value-type="percentage">
            <text:p>82.09%</text:p>
          </table:table-cell>
          <table:table-cell table:formula="of:=1.7/PI()*ATAN([.$D272]*[.$B$7])" office:value-type="percentage" office:value="0.796718471646659" calcext:value-type="percentage">
            <text:p>79.67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formula="of:=1.5*[.$A273]*[.$B273]" office:value-type="float" office:value="1950" calcext:value-type="float">
            <text:p>1950</text:p>
          </table:table-cell>
          <table:table-cell table:formula="of:=([.$C273]+[.$D$3]*[.$A$3]*([.$A273]-1))*(1+[.$E$3]*[.$B$3]*([.$A273]-1))" office:value-type="float" office:value="14559.6" calcext:value-type="float">
            <text:p>14559.6</text:p>
          </table:table-cell>
          <table:table-cell table:formula="of:=LOG(1+[.$D273]/[.$B$6];[.$C$6])/[.$D$6]" office:value-type="percentage" office:value="0.821889440366871" calcext:value-type="percentage">
            <text:p>82.19%</text:p>
          </table:table-cell>
          <table:table-cell table:formula="of:=1.7/PI()*ATAN([.$D273]*[.$B$7])" office:value-type="percentage" office:value="0.797074660922393" calcext:value-type="percentage">
            <text:p>79.71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table:formula="of:=1.5*[.$A274]*[.$B274]" office:value-type="float" office:value="1957.5" calcext:value-type="float">
            <text:p>1957.5</text:p>
          </table:table-cell>
          <table:table-cell table:formula="of:=([.$C274]+[.$D$3]*[.$A$3]*([.$A274]-1))*(1+[.$E$3]*[.$B$3]*([.$A274]-1))" office:value-type="float" office:value="14657.880952381" calcext:value-type="float">
            <text:p>14657.880952381</text:p>
          </table:table-cell>
          <table:table-cell table:formula="of:=LOG(1+[.$D274]/[.$B$6];[.$C$6])/[.$D$6]" office:value-type="percentage" office:value="0.822860033878512" calcext:value-type="percentage">
            <text:p>82.29%</text:p>
          </table:table-cell>
          <table:table-cell table:formula="of:=1.7/PI()*ATAN([.$D274]*[.$B$7])" office:value-type="percentage" office:value="0.797427288559621" calcext:value-type="percentage">
            <text:p>79.74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1.5*[.$A275]*[.$B275]" office:value-type="float" office:value="1965" calcext:value-type="float">
            <text:p>1965</text:p>
          </table:table-cell>
          <table:table-cell table:formula="of:=([.$C275]+[.$D$3]*[.$A$3]*([.$A275]-1))*(1+[.$E$3]*[.$B$3]*([.$A275]-1))" office:value-type="float" office:value="14756.4857142857" calcext:value-type="float">
            <text:p>14756.4857142857</text:p>
          </table:table-cell>
          <table:table-cell table:formula="of:=LOG(1+[.$D275]/[.$B$6];[.$C$6])/[.$D$6]" office:value-type="percentage" office:value="0.823827329202774" calcext:value-type="percentage">
            <text:p>82.38%</text:p>
          </table:table-cell>
          <table:table-cell table:formula="of:=1.7/PI()*ATAN([.$D275]*[.$B$7])" office:value-type="percentage" office:value="0.79777640176195" calcext:value-type="percentage">
            <text:p>79.78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table:formula="of:=1.5*[.$A276]*[.$B276]" office:value-type="float" office:value="1972.5" calcext:value-type="float">
            <text:p>1972.5</text:p>
          </table:table-cell>
          <table:table-cell table:formula="of:=([.$C276]+[.$D$3]*[.$A$3]*([.$A276]-1))*(1+[.$E$3]*[.$B$3]*([.$A276]-1))" office:value-type="float" office:value="14855.4142857143" calcext:value-type="float">
            <text:p>14855.4142857143</text:p>
          </table:table-cell>
          <table:table-cell table:formula="of:=LOG(1+[.$D276]/[.$B$6];[.$C$6])/[.$D$6]" office:value-type="percentage" office:value="0.824791349038702" calcext:value-type="percentage">
            <text:p>82.48%</text:p>
          </table:table-cell>
          <table:table-cell table:formula="of:=1.7/PI()*ATAN([.$D276]*[.$B$7])" office:value-type="percentage" office:value="0.798122046958496" calcext:value-type="percentage">
            <text:p>79.81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formula="of:=1.5*[.$A277]*[.$B277]" office:value-type="float" office:value="1980" calcext:value-type="float">
            <text:p>1980</text:p>
          </table:table-cell>
          <table:table-cell table:formula="of:=([.$C277]+[.$D$3]*[.$A$3]*([.$A277]-1))*(1+[.$E$3]*[.$B$3]*([.$A277]-1))" office:value-type="float" office:value="14954.6666666667" calcext:value-type="float">
            <text:p>14954.6666666667</text:p>
          </table:table-cell>
          <table:table-cell table:formula="of:=LOG(1+[.$D277]/[.$B$6];[.$C$6])/[.$D$6]" office:value-type="percentage" office:value="0.825752115848376" calcext:value-type="percentage">
            <text:p>82.58%</text:p>
          </table:table-cell>
          <table:table-cell table:formula="of:=1.7/PI()*ATAN([.$D277]*[.$B$7])" office:value-type="percentage" office:value="0.798464269818922" calcext:value-type="percentage">
            <text:p>79.85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formula="of:=1.5*[.$A278]*[.$B278]" office:value-type="float" office:value="1987.5" calcext:value-type="float">
            <text:p>1987.5</text:p>
          </table:table-cell>
          <table:table-cell table:formula="of:=([.$C278]+[.$D$3]*[.$A$3]*([.$A278]-1))*(1+[.$E$3]*[.$B$3]*([.$A278]-1))" office:value-type="float" office:value="15054.2428571429" calcext:value-type="float">
            <text:p>15054.2428571429</text:p>
          </table:table-cell>
          <table:table-cell table:formula="of:=LOG(1+[.$D278]/[.$B$6];[.$C$6])/[.$D$6]" office:value-type="percentage" office:value="0.826709651860236" calcext:value-type="percentage">
            <text:p>82.67%</text:p>
          </table:table-cell>
          <table:table-cell table:formula="of:=1.7/PI()*ATAN([.$D278]*[.$B$7])" office:value-type="percentage" office:value="0.798803115268142" calcext:value-type="percentage">
            <text:p>79.88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formula="of:=1.5*[.$A279]*[.$B279]" office:value-type="float" office:value="1995" calcext:value-type="float">
            <text:p>1995</text:p>
          </table:table-cell>
          <table:table-cell table:formula="of:=([.$C279]+[.$D$3]*[.$A$3]*([.$A279]-1))*(1+[.$E$3]*[.$B$3]*([.$A279]-1))" office:value-type="float" office:value="15154.1428571429" calcext:value-type="float">
            <text:p>15154.1428571429</text:p>
          </table:table-cell>
          <table:table-cell table:formula="of:=LOG(1+[.$D279]/[.$B$6];[.$C$6])/[.$D$6]" office:value-type="percentage" office:value="0.82766397907236" calcext:value-type="percentage">
            <text:p>82.77%</text:p>
          </table:table-cell>
          <table:table-cell table:formula="of:=1.7/PI()*ATAN([.$D279]*[.$B$7])" office:value-type="percentage" office:value="0.799138627500689" calcext:value-type="percentage">
            <text:p>79.91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formula="of:=1.5*[.$A280]*[.$B280]" office:value-type="float" office:value="2002.5" calcext:value-type="float">
            <text:p>2002.5</text:p>
          </table:table-cell>
          <table:table-cell table:formula="of:=([.$C280]+[.$D$3]*[.$A$3]*([.$A280]-1))*(1+[.$E$3]*[.$B$3]*([.$A280]-1))" office:value-type="float" office:value="15254.3666666667" calcext:value-type="float">
            <text:p>15254.3666666667</text:p>
          </table:table-cell>
          <table:table-cell table:formula="of:=LOG(1+[.$D280]/[.$B$6];[.$C$6])/[.$D$6]" office:value-type="percentage" office:value="0.828615119255673" calcext:value-type="percentage">
            <text:p>82.86%</text:p>
          </table:table-cell>
          <table:table-cell table:formula="of:=1.7/PI()*ATAN([.$D280]*[.$B$7])" office:value-type="percentage" office:value="0.799470849994779" calcext:value-type="percentage">
            <text:p>79.95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formula="of:=1.5*[.$A281]*[.$B281]" office:value-type="float" office:value="2010" calcext:value-type="float">
            <text:p>2010</text:p>
          </table:table-cell>
          <table:table-cell table:formula="of:=([.$C281]+[.$D$3]*[.$A$3]*([.$A281]-1))*(1+[.$E$3]*[.$B$3]*([.$A281]-1))" office:value-type="float" office:value="15354.9142857143" calcext:value-type="float">
            <text:p>15354.9142857143</text:p>
          </table:table-cell>
          <table:table-cell table:formula="of:=LOG(1+[.$D281]/[.$B$6];[.$C$6])/[.$D$6]" office:value-type="percentage" office:value="0.829563093957105" calcext:value-type="percentage">
            <text:p>82.96%</text:p>
          </table:table-cell>
          <table:table-cell table:formula="of:=1.7/PI()*ATAN([.$D281]*[.$B$7])" office:value-type="percentage" office:value="0.799799825526057" calcext:value-type="percentage">
            <text:p>79.98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formula="of:=1.5*[.$A282]*[.$B282]" office:value-type="float" office:value="2017.5" calcext:value-type="float">
            <text:p>2017.5</text:p>
          </table:table-cell>
          <table:table-cell table:formula="of:=([.$C282]+[.$D$3]*[.$A$3]*([.$A282]-1))*(1+[.$E$3]*[.$B$3]*([.$A282]-1))" office:value-type="float" office:value="15455.7857142857" calcext:value-type="float">
            <text:p>15455.7857142857</text:p>
          </table:table-cell>
          <table:table-cell table:formula="of:=LOG(1+[.$D282]/[.$B$6];[.$C$6])/[.$D$6]" office:value-type="percentage" office:value="0.830507924502693" calcext:value-type="percentage">
            <text:p>83.05%</text:p>
          </table:table-cell>
          <table:table-cell table:formula="of:=1.7/PI()*ATAN([.$D282]*[.$B$7])" office:value-type="percentage" office:value="0.800125596181045" calcext:value-type="percentage">
            <text:p>80.01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formula="of:=1.5*[.$A283]*[.$B283]" office:value-type="float" office:value="2025" calcext:value-type="float">
            <text:p>2025</text:p>
          </table:table-cell>
          <table:table-cell table:formula="of:=([.$C283]+[.$D$3]*[.$A$3]*([.$A283]-1))*(1+[.$E$3]*[.$B$3]*([.$A283]-1))" office:value-type="float" office:value="15556.980952381" calcext:value-type="float">
            <text:p>15556.980952381</text:p>
          </table:table-cell>
          <table:table-cell table:formula="of:=LOG(1+[.$D283]/[.$B$6];[.$C$6])/[.$D$6]" office:value-type="percentage" office:value="0.831449632000626" calcext:value-type="percentage">
            <text:p>83.14%</text:p>
          </table:table-cell>
          <table:table-cell table:formula="of:=1.7/PI()*ATAN([.$D283]*[.$B$7])" office:value-type="percentage" office:value="0.800448203370288" calcext:value-type="percentage">
            <text:p>80.04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1.5*[.$A284]*[.$B284]" office:value-type="float" office:value="2032.5" calcext:value-type="float">
            <text:p>2032.5</text:p>
          </table:table-cell>
          <table:table-cell table:formula="of:=([.$C284]+[.$D$3]*[.$A$3]*([.$A284]-1))*(1+[.$E$3]*[.$B$3]*([.$A284]-1))" office:value-type="float" office:value="15658.5" calcext:value-type="float">
            <text:p>15658.5</text:p>
          </table:table-cell>
          <table:table-cell table:formula="of:=LOG(1+[.$D284]/[.$B$6];[.$C$6])/[.$D$6]" office:value-type="percentage" office:value="0.832388237344245" calcext:value-type="percentage">
            <text:p>83.24%</text:p>
          </table:table-cell>
          <table:table-cell table:formula="of:=1.7/PI()*ATAN([.$D284]*[.$B$7])" office:value-type="percentage" office:value="0.800767687841224" calcext:value-type="percentage">
            <text:p>80.08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formula="of:=1.5*[.$A285]*[.$B285]" office:value-type="float" office:value="2040" calcext:value-type="float">
            <text:p>2040</text:p>
          </table:table-cell>
          <table:table-cell table:formula="of:=([.$C285]+[.$D$3]*[.$A$3]*([.$A285]-1))*(1+[.$E$3]*[.$B$3]*([.$A285]-1))" office:value-type="float" office:value="15760.3428571429" calcext:value-type="float">
            <text:p>15760.3428571429</text:p>
          </table:table-cell>
          <table:table-cell table:formula="of:=LOG(1+[.$D285]/[.$B$6];[.$C$6])/[.$D$6]" office:value-type="percentage" office:value="0.83332376121498" calcext:value-type="percentage">
            <text:p>83.33%</text:p>
          </table:table-cell>
          <table:table-cell table:formula="of:=1.7/PI()*ATAN([.$D285]*[.$B$7])" office:value-type="percentage" office:value="0.801084089690762" calcext:value-type="percentage">
            <text:p>80.11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formula="of:=1.5*[.$A286]*[.$B286]" office:value-type="float" office:value="2047.5" calcext:value-type="float">
            <text:p>2047.5</text:p>
          </table:table-cell>
          <table:table-cell table:formula="of:=([.$C286]+[.$D$3]*[.$A$3]*([.$A286]-1))*(1+[.$E$3]*[.$B$3]*([.$A286]-1))" office:value-type="float" office:value="15862.5095238095" calcext:value-type="float">
            <text:p>15862.5095238095</text:p>
          </table:table-cell>
          <table:table-cell table:formula="of:=LOG(1+[.$D286]/[.$B$6];[.$C$6])/[.$D$6]" office:value-type="percentage" office:value="0.834256224085243" calcext:value-type="percentage">
            <text:p>83.43%</text:p>
          </table:table-cell>
          <table:table-cell table:formula="of:=1.7/PI()*ATAN([.$D286]*[.$B$7])" office:value-type="percentage" office:value="0.801397448377593" calcext:value-type="percentage">
            <text:p>80.14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formula="of:=1.5*[.$A287]*[.$B287]" office:value-type="float" office:value="2055" calcext:value-type="float">
            <text:p>2055</text:p>
          </table:table-cell>
          <table:table-cell table:formula="of:=([.$C287]+[.$D$3]*[.$A$3]*([.$A287]-1))*(1+[.$E$3]*[.$B$3]*([.$A287]-1))" office:value-type="float" office:value="15965" calcext:value-type="float">
            <text:p>15965</text:p>
          </table:table-cell>
          <table:table-cell table:formula="of:=LOG(1+[.$D287]/[.$B$6];[.$C$6])/[.$D$6]" office:value-type="percentage" office:value="0.835185646221274" calcext:value-type="percentage">
            <text:p>83.52%</text:p>
          </table:table-cell>
          <table:table-cell table:formula="of:=1.7/PI()*ATAN([.$D287]*[.$B$7])" office:value-type="percentage" office:value="0.801707802734233" calcext:value-type="percentage">
            <text:p>80.17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1.5*[.$A288]*[.$B288]" office:value-type="float" office:value="2062.5" calcext:value-type="float">
            <text:p>2062.5</text:p>
          </table:table-cell>
          <table:table-cell table:formula="of:=([.$C288]+[.$D$3]*[.$A$3]*([.$A288]-1))*(1+[.$E$3]*[.$B$3]*([.$A288]-1))" office:value-type="float" office:value="16067.8142857143" calcext:value-type="float">
            <text:p>16067.8142857143</text:p>
          </table:table-cell>
          <table:table-cell table:formula="of:=LOG(1+[.$D288]/[.$B$6];[.$C$6])/[.$D$6]" office:value-type="percentage" office:value="0.836112047685931" calcext:value-type="percentage">
            <text:p>83.61%</text:p>
          </table:table-cell>
          <table:table-cell table:formula="of:=1.7/PI()*ATAN([.$D288]*[.$B$7])" office:value-type="percentage" office:value="0.802015190978804" calcext:value-type="percentage">
            <text:p>80.20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formula="of:=1.5*[.$A289]*[.$B289]" office:value-type="float" office:value="2070" calcext:value-type="float">
            <text:p>2070</text:p>
          </table:table-cell>
          <table:table-cell table:formula="of:=([.$C289]+[.$D$3]*[.$A$3]*([.$A289]-1))*(1+[.$E$3]*[.$B$3]*([.$A289]-1))" office:value-type="float" office:value="16170.9523809524" calcext:value-type="float">
            <text:p>16170.9523809524</text:p>
          </table:table-cell>
          <table:table-cell table:formula="of:=LOG(1+[.$D289]/[.$B$6];[.$C$6])/[.$D$6]" office:value-type="percentage" office:value="0.837035448341437" calcext:value-type="percentage">
            <text:p>83.70%</text:p>
          </table:table-cell>
          <table:table-cell table:formula="of:=1.7/PI()*ATAN([.$D289]*[.$B$7])" office:value-type="percentage" office:value="0.802319650726559" calcext:value-type="percentage">
            <text:p>80.23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formula="of:=1.5*[.$A290]*[.$B290]" office:value-type="float" office:value="2077.5" calcext:value-type="float">
            <text:p>2077.5</text:p>
          </table:table-cell>
          <table:table-cell table:formula="of:=([.$C290]+[.$D$3]*[.$A$3]*([.$A290]-1))*(1+[.$E$3]*[.$B$3]*([.$A290]-1))" office:value-type="float" office:value="16274.4142857143" calcext:value-type="float">
            <text:p>16274.4142857143</text:p>
          </table:table-cell>
          <table:table-cell table:formula="of:=LOG(1+[.$D290]/[.$B$6];[.$C$6])/[.$D$6]" office:value-type="percentage" office:value="0.837955867852077" calcext:value-type="percentage">
            <text:p>83.80%</text:p>
          </table:table-cell>
          <table:table-cell table:formula="of:=1.7/PI()*ATAN([.$D290]*[.$B$7])" office:value-type="percentage" office:value="0.802621219001165" calcext:value-type="percentage">
            <text:p>80.26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formula="of:=1.5*[.$A291]*[.$B291]" office:value-type="float" office:value="2085" calcext:value-type="float">
            <text:p>2085</text:p>
          </table:table-cell>
          <table:table-cell table:formula="of:=([.$C291]+[.$D$3]*[.$A$3]*([.$A291]-1))*(1+[.$E$3]*[.$B$3]*([.$A291]-1))" office:value-type="float" office:value="16378.2" calcext:value-type="float">
            <text:p>16378.2</text:p>
          </table:table-cell>
          <table:table-cell table:formula="of:=LOG(1+[.$D291]/[.$B$6];[.$C$6])/[.$D$6]" office:value-type="percentage" office:value="0.838873325686858" calcext:value-type="percentage">
            <text:p>83.89%</text:p>
          </table:table-cell>
          <table:table-cell table:formula="of:=1.7/PI()*ATAN([.$D291]*[.$B$7])" office:value-type="percentage" office:value="0.802919932245735" calcext:value-type="percentage">
            <text:p>80.29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formula="of:=1.5*[.$A292]*[.$B292]" office:value-type="float" office:value="2092.5" calcext:value-type="float">
            <text:p>2092.5</text:p>
          </table:table-cell>
          <table:table-cell table:formula="of:=([.$C292]+[.$D$3]*[.$A$3]*([.$A292]-1))*(1+[.$E$3]*[.$B$3]*([.$A292]-1))" office:value-type="float" office:value="16482.3095238095" calcext:value-type="float">
            <text:p>16482.3095238095</text:p>
          </table:table-cell>
          <table:table-cell table:formula="of:=LOG(1+[.$D292]/[.$B$6];[.$C$6])/[.$D$6]" office:value-type="percentage" office:value="0.839787841122109" calcext:value-type="percentage">
            <text:p>83.98%</text:p>
          </table:table-cell>
          <table:table-cell table:formula="of:=1.7/PI()*ATAN([.$D292]*[.$B$7])" office:value-type="percentage" office:value="0.803215826333633" calcext:value-type="percentage">
            <text:p>80.32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formula="of:=1.5*[.$A293]*[.$B293]" office:value-type="float" office:value="2100" calcext:value-type="float">
            <text:p>2100</text:p>
          </table:table-cell>
          <table:table-cell table:formula="of:=([.$C293]+[.$D$3]*[.$A$3]*([.$A293]-1))*(1+[.$E$3]*[.$B$3]*([.$A293]-1))" office:value-type="float" office:value="16586.7428571429" calcext:value-type="float">
            <text:p>16586.7428571429</text:p>
          </table:table-cell>
          <table:table-cell table:formula="of:=LOG(1+[.$D293]/[.$B$6];[.$C$6])/[.$D$6]" office:value-type="percentage" office:value="0.840699433244052" calcext:value-type="percentage">
            <text:p>84.07%</text:p>
          </table:table-cell>
          <table:table-cell table:formula="of:=1.7/PI()*ATAN([.$D293]*[.$B$7])" office:value-type="percentage" office:value="0.80350893657904" calcext:value-type="percentage">
            <text:p>80.35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.5*[.$A294]*[.$B294]" office:value-type="float" office:value="2107.5" calcext:value-type="float">
            <text:p>2107.5</text:p>
          </table:table-cell>
          <table:table-cell table:formula="of:=([.$C294]+[.$D$3]*[.$A$3]*([.$A294]-1))*(1+[.$E$3]*[.$B$3]*([.$A294]-1))" office:value-type="float" office:value="16691.5" calcext:value-type="float">
            <text:p>16691.5</text:p>
          </table:table-cell>
          <table:table-cell table:formula="of:=LOG(1+[.$D294]/[.$B$6];[.$C$6])/[.$D$6]" office:value-type="percentage" office:value="0.841608120951322" calcext:value-type="percentage">
            <text:p>84.16%</text:p>
          </table:table-cell>
          <table:table-cell table:formula="of:=1.7/PI()*ATAN([.$D294]*[.$B$7])" office:value-type="percentage" office:value="0.8037992977473" calcext:value-type="percentage">
            <text:p>80.38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1.5*[.$A295]*[.$B295]" office:value-type="float" office:value="2115" calcext:value-type="float">
            <text:p>2115</text:p>
          </table:table-cell>
          <table:table-cell table:formula="of:=([.$C295]+[.$D$3]*[.$A$3]*([.$A295]-1))*(1+[.$E$3]*[.$B$3]*([.$A295]-1))" office:value-type="float" office:value="16796.580952381" calcext:value-type="float">
            <text:p>16796.580952381</text:p>
          </table:table-cell>
          <table:table-cell table:formula="of:=LOG(1+[.$D295]/[.$B$6];[.$C$6])/[.$D$6]" office:value-type="percentage" office:value="0.842513922957446" calcext:value-type="percentage">
            <text:p>84.25%</text:p>
          </table:table-cell>
          <table:table-cell table:formula="of:=1.7/PI()*ATAN([.$D295]*[.$B$7])" office:value-type="percentage" office:value="0.804086944065044" calcext:value-type="percentage">
            <text:p>80.41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formula="of:=1.5*[.$A296]*[.$B296]" office:value-type="float" office:value="2122.5" calcext:value-type="float">
            <text:p>2122.5</text:p>
          </table:table-cell>
          <table:table-cell table:formula="of:=([.$C296]+[.$D$3]*[.$A$3]*([.$A296]-1))*(1+[.$E$3]*[.$B$3]*([.$A296]-1))" office:value-type="float" office:value="16901.9857142857" calcext:value-type="float">
            <text:p>16901.9857142857</text:p>
          </table:table-cell>
          <table:table-cell table:formula="of:=LOG(1+[.$D296]/[.$B$6];[.$C$6])/[.$D$6]" office:value-type="percentage" office:value="0.843416857793282" calcext:value-type="percentage">
            <text:p>84.34%</text:p>
          </table:table-cell>
          <table:table-cell table:formula="of:=1.7/PI()*ATAN([.$D296]*[.$B$7])" office:value-type="percentage" office:value="0.804371909230101" calcext:value-type="percentage">
            <text:p>80.44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1.5*[.$A297]*[.$B297]" office:value-type="float" office:value="2130" calcext:value-type="float">
            <text:p>2130</text:p>
          </table:table-cell>
          <table:table-cell table:formula="of:=([.$C297]+[.$D$3]*[.$A$3]*([.$A297]-1))*(1+[.$E$3]*[.$B$3]*([.$A297]-1))" office:value-type="float" office:value="17007.7142857143" calcext:value-type="float">
            <text:p>17007.7142857143</text:p>
          </table:table-cell>
          <table:table-cell table:formula="of:=LOG(1+[.$D297]/[.$B$6];[.$C$6])/[.$D$6]" office:value-type="percentage" office:value="0.844316943809416" calcext:value-type="percentage">
            <text:p>84.43%</text:p>
          </table:table-cell>
          <table:table-cell table:formula="of:=1.7/PI()*ATAN([.$D297]*[.$B$7])" office:value-type="percentage" office:value="0.804654226421195" calcext:value-type="percentage">
            <text:p>80.47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1.5*[.$A298]*[.$B298]" office:value-type="float" office:value="2137.5" calcext:value-type="float">
            <text:p>2137.5</text:p>
          </table:table-cell>
          <table:table-cell table:formula="of:=([.$C298]+[.$D$3]*[.$A$3]*([.$A298]-1))*(1+[.$E$3]*[.$B$3]*([.$A298]-1))" office:value-type="float" office:value="17113.7666666667" calcext:value-type="float">
            <text:p>17113.7666666667</text:p>
          </table:table-cell>
          <table:table-cell table:formula="of:=LOG(1+[.$D298]/[.$B$6];[.$C$6])/[.$D$6]" office:value-type="percentage" office:value="0.845214199178525" calcext:value-type="percentage">
            <text:p>84.52%</text:p>
          </table:table-cell>
          <table:table-cell table:formula="of:=1.7/PI()*ATAN([.$D298]*[.$B$7])" office:value-type="percentage" office:value="0.804933928307446" calcext:value-type="percentage">
            <text:p>80.49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formula="of:=1.5*[.$A299]*[.$B299]" office:value-type="float" office:value="2145" calcext:value-type="float">
            <text:p>2145</text:p>
          </table:table-cell>
          <table:table-cell table:formula="of:=([.$C299]+[.$D$3]*[.$A$3]*([.$A299]-1))*(1+[.$E$3]*[.$B$3]*([.$A299]-1))" office:value-type="float" office:value="17220.1428571429" calcext:value-type="float">
            <text:p>17220.1428571429</text:p>
          </table:table-cell>
          <table:table-cell table:formula="of:=LOG(1+[.$D299]/[.$B$6];[.$C$6])/[.$D$6]" office:value-type="percentage" office:value="0.846108641897688" calcext:value-type="percentage">
            <text:p>84.61%</text:p>
          </table:table-cell>
          <table:table-cell table:formula="of:=1.7/PI()*ATAN([.$D299]*[.$B$7])" office:value-type="percentage" office:value="0.805211047057661" calcext:value-type="percentage">
            <text:p>80.52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formula="of:=1.5*[.$A300]*[.$B300]" office:value-type="float" office:value="2152.5" calcext:value-type="float">
            <text:p>2152.5</text:p>
          </table:table-cell>
          <table:table-cell table:formula="of:=([.$C300]+[.$D$3]*[.$A$3]*([.$A300]-1))*(1+[.$E$3]*[.$B$3]*([.$A300]-1))" office:value-type="float" office:value="17326.8428571429" calcext:value-type="float">
            <text:p>17326.8428571429</text:p>
          </table:table-cell>
          <table:table-cell table:formula="of:=LOG(1+[.$D300]/[.$B$6];[.$C$6])/[.$D$6]" office:value-type="percentage" office:value="0.847000289790676" calcext:value-type="percentage">
            <text:p>84.70%</text:p>
          </table:table-cell>
          <table:table-cell table:formula="of:=1.7/PI()*ATAN([.$D300]*[.$B$7])" office:value-type="percentage" office:value="0.805485614349438" calcext:value-type="percentage">
            <text:p>80.55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formula="of:=1.5*[.$A301]*[.$B301]" office:value-type="float" office:value="2160" calcext:value-type="float">
            <text:p>2160</text:p>
          </table:table-cell>
          <table:table-cell table:formula="of:=([.$C301]+[.$D$3]*[.$A$3]*([.$A301]-1))*(1+[.$E$3]*[.$B$3]*([.$A301]-1))" office:value-type="float" office:value="17433.8666666667" calcext:value-type="float">
            <text:p>17433.8666666667</text:p>
          </table:table-cell>
          <table:table-cell table:formula="of:=LOG(1+[.$D301]/[.$B$6];[.$C$6])/[.$D$6]" office:value-type="percentage" office:value="0.84788916051019" calcext:value-type="percentage">
            <text:p>84.79%</text:p>
          </table:table-cell>
          <table:table-cell table:formula="of:=1.7/PI()*ATAN([.$D301]*[.$B$7])" office:value-type="percentage" office:value="0.805757661378076" calcext:value-type="percentage">
            <text:p>80.58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formula="of:=1.5*[.$A302]*[.$B302]" office:value-type="float" office:value="2167.5" calcext:value-type="float">
            <text:p>2167.5</text:p>
          </table:table-cell>
          <table:table-cell table:formula="of:=([.$C302]+[.$D$3]*[.$A$3]*([.$A302]-1))*(1+[.$E$3]*[.$B$3]*([.$A302]-1))" office:value-type="float" office:value="17541.2142857143" calcext:value-type="float">
            <text:p>17541.2142857143</text:p>
          </table:table-cell>
          <table:table-cell table:formula="of:=LOG(1+[.$D302]/[.$B$6];[.$C$6])/[.$D$6]" office:value-type="percentage" office:value="0.848775271540074" calcext:value-type="percentage">
            <text:p>84.88%</text:p>
          </table:table-cell>
          <table:table-cell table:formula="of:=1.7/PI()*ATAN([.$D302]*[.$B$7])" office:value-type="percentage" office:value="0.806027218865298" calcext:value-type="percentage">
            <text:p>80.60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1.5*[.$A303]*[.$B303]" office:value-type="float" office:value="2175" calcext:value-type="float">
            <text:p>2175</text:p>
          </table:table-cell>
          <table:table-cell table:formula="of:=([.$C303]+[.$D$3]*[.$A$3]*([.$A303]-1))*(1+[.$E$3]*[.$B$3]*([.$A303]-1))" office:value-type="float" office:value="17648.8857142857" calcext:value-type="float">
            <text:p>17648.8857142857</text:p>
          </table:table-cell>
          <table:table-cell table:formula="of:=LOG(1+[.$D303]/[.$B$6];[.$C$6])/[.$D$6]" office:value-type="percentage" office:value="0.849658640197481" calcext:value-type="percentage">
            <text:p>84.97%</text:p>
          </table:table-cell>
          <table:table-cell table:formula="of:=1.7/PI()*ATAN([.$D303]*[.$B$7])" office:value-type="percentage" office:value="0.806294317067795" calcext:value-type="percentage">
            <text:p>80.63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formula="of:=1.5*[.$A304]*[.$B304]" office:value-type="float" office:value="2182.5" calcext:value-type="float">
            <text:p>2182.5</text:p>
          </table:table-cell>
          <table:table-cell table:formula="of:=([.$C304]+[.$D$3]*[.$A$3]*([.$A304]-1))*(1+[.$E$3]*[.$B$3]*([.$A304]-1))" office:value-type="float" office:value="17756.880952381" calcext:value-type="float">
            <text:p>17756.880952381</text:p>
          </table:table-cell>
          <table:table-cell table:formula="of:=LOG(1+[.$D304]/[.$B$6];[.$C$6])/[.$D$6]" office:value-type="percentage" office:value="0.850539283635012" calcext:value-type="percentage">
            <text:p>85.05%</text:p>
          </table:table-cell>
          <table:table-cell table:formula="of:=1.7/PI()*ATAN([.$D304]*[.$B$7])" office:value-type="percentage" office:value="0.806558985785594" calcext:value-type="percentage">
            <text:p>80.66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1.5*[.$A305]*[.$B305]" office:value-type="float" office:value="2190" calcext:value-type="float">
            <text:p>2190</text:p>
          </table:table-cell>
          <table:table-cell table:formula="of:=([.$C305]+[.$D$3]*[.$A$3]*([.$A305]-1))*(1+[.$E$3]*[.$B$3]*([.$A305]-1))" office:value-type="float" office:value="17865.2" calcext:value-type="float">
            <text:p>17865.2</text:p>
          </table:table-cell>
          <table:table-cell table:formula="of:=LOG(1+[.$D305]/[.$B$6];[.$C$6])/[.$D$6]" office:value-type="percentage" office:value="0.851417218842821" calcext:value-type="percentage">
            <text:p>85.14%</text:p>
          </table:table-cell>
          <table:table-cell table:formula="of:=1.7/PI()*ATAN([.$D305]*[.$B$7])" office:value-type="percentage" office:value="0.806821254370245" calcext:value-type="percentage">
            <text:p>80.68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table:formula="of:=1.5*[.$A306]*[.$B306]" office:value-type="float" office:value="2197.5" calcext:value-type="float">
            <text:p>2197.5</text:p>
          </table:table-cell>
          <table:table-cell table:formula="of:=([.$C306]+[.$D$3]*[.$A$3]*([.$A306]-1))*(1+[.$E$3]*[.$B$3]*([.$A306]-1))" office:value-type="float" office:value="17973.8428571429" calcext:value-type="float">
            <text:p>17973.8428571429</text:p>
          </table:table-cell>
          <table:table-cell table:formula="of:=LOG(1+[.$D306]/[.$B$6];[.$C$6])/[.$D$6]" office:value-type="percentage" office:value="0.852292462650678" calcext:value-type="percentage">
            <text:p>85.23%</text:p>
          </table:table-cell>
          <table:table-cell table:formula="of:=1.7/PI()*ATAN([.$D306]*[.$B$7])" office:value-type="percentage" office:value="0.807081151732849" calcext:value-type="percentage">
            <text:p>80.71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formula="of:=1.5*[.$A307]*[.$B307]" office:value-type="float" office:value="2205" calcext:value-type="float">
            <text:p>2205</text:p>
          </table:table-cell>
          <table:table-cell table:formula="of:=([.$C307]+[.$D$3]*[.$A$3]*([.$A307]-1))*(1+[.$E$3]*[.$B$3]*([.$A307]-1))" office:value-type="float" office:value="18082.8095238095" calcext:value-type="float">
            <text:p>18082.8095238095</text:p>
          </table:table-cell>
          <table:table-cell table:formula="of:=LOG(1+[.$D307]/[.$B$6];[.$C$6])/[.$D$6]" office:value-type="percentage" office:value="0.853165031730009" calcext:value-type="percentage">
            <text:p>85.32%</text:p>
          </table:table-cell>
          <table:table-cell table:formula="of:=1.7/PI()*ATAN([.$D307]*[.$B$7])" office:value-type="percentage" office:value="0.807338706351915" calcext:value-type="percentage">
            <text:p>80.73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formula="of:=1.5*[.$A308]*[.$B308]" office:value-type="float" office:value="2212.5" calcext:value-type="float">
            <text:p>2212.5</text:p>
          </table:table-cell>
          <table:table-cell table:formula="of:=([.$C308]+[.$D$3]*[.$A$3]*([.$A308]-1))*(1+[.$E$3]*[.$B$3]*([.$A308]-1))" office:value-type="float" office:value="18192.1" calcext:value-type="float">
            <text:p>18192.1</text:p>
          </table:table-cell>
          <table:table-cell table:formula="of:=LOG(1+[.$D308]/[.$B$6];[.$C$6])/[.$D$6]" office:value-type="percentage" office:value="0.854034942595894" calcext:value-type="percentage">
            <text:p>85.40%</text:p>
          </table:table-cell>
          <table:table-cell table:formula="of:=1.7/PI()*ATAN([.$D308]*[.$B$7])" office:value-type="percentage" office:value="0.807593946281052" calcext:value-type="percentage">
            <text:p>80.76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formula="of:=1.5*[.$A309]*[.$B309]" office:value-type="float" office:value="2220" calcext:value-type="float">
            <text:p>2220</text:p>
          </table:table-cell>
          <table:table-cell table:formula="of:=([.$C309]+[.$D$3]*[.$A$3]*([.$A309]-1))*(1+[.$E$3]*[.$B$3]*([.$A309]-1))" office:value-type="float" office:value="18301.7142857143" calcext:value-type="float">
            <text:p>18301.7142857143</text:p>
          </table:table-cell>
          <table:table-cell table:formula="of:=LOG(1+[.$D309]/[.$B$6];[.$C$6])/[.$D$6]" office:value-type="percentage" office:value="0.854902211609041" calcext:value-type="percentage">
            <text:p>85.49%</text:p>
          </table:table-cell>
          <table:table-cell table:formula="of:=1.7/PI()*ATAN([.$D309]*[.$B$7])" office:value-type="percentage" office:value="0.807846899156513" calcext:value-type="percentage">
            <text:p>80.78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formula="of:=1.5*[.$A310]*[.$B310]" office:value-type="float" office:value="2227.5" calcext:value-type="float">
            <text:p>2227.5</text:p>
          </table:table-cell>
          <table:table-cell table:formula="of:=([.$C310]+[.$D$3]*[.$A$3]*([.$A310]-1))*(1+[.$E$3]*[.$B$3]*([.$A310]-1))" office:value-type="float" office:value="18411.6523809524" calcext:value-type="float">
            <text:p>18411.6523809524</text:p>
          </table:table-cell>
          <table:table-cell table:formula="of:=LOG(1+[.$D310]/[.$B$6];[.$C$6])/[.$D$6]" office:value-type="percentage" office:value="0.855766854977726" calcext:value-type="percentage">
            <text:p>85.58%</text:p>
          </table:table-cell>
          <table:table-cell table:formula="of:=1.7/PI()*ATAN([.$D310]*[.$B$7])" office:value-type="percentage" office:value="0.808097592204579" calcext:value-type="percentage">
            <text:p>80.81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formula="of:=1.5*[.$A311]*[.$B311]" office:value-type="float" office:value="2235" calcext:value-type="float">
            <text:p>2235</text:p>
          </table:table-cell>
          <table:table-cell table:formula="of:=([.$C311]+[.$D$3]*[.$A$3]*([.$A311]-1))*(1+[.$E$3]*[.$B$3]*([.$A311]-1))" office:value-type="float" office:value="18521.9142857143" calcext:value-type="float">
            <text:p>18521.9142857143</text:p>
          </table:table-cell>
          <table:table-cell table:formula="of:=LOG(1+[.$D311]/[.$B$6];[.$C$6])/[.$D$6]" office:value-type="percentage" office:value="0.856628888759698" calcext:value-type="percentage">
            <text:p>85.66%</text:p>
          </table:table-cell>
          <table:table-cell table:formula="of:=1.7/PI()*ATAN([.$D311]*[.$B$7])" office:value-type="percentage" office:value="0.808346052248788" calcext:value-type="percentage">
            <text:p>80.83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formula="of:=1.5*[.$A312]*[.$B312]" office:value-type="float" office:value="2242.5" calcext:value-type="float">
            <text:p>2242.5</text:p>
          </table:table-cell>
          <table:table-cell table:formula="of:=([.$C312]+[.$D$3]*[.$A$3]*([.$A312]-1))*(1+[.$E$3]*[.$B$3]*([.$A312]-1))" office:value-type="float" office:value="18632.5" calcext:value-type="float">
            <text:p>18632.5</text:p>
          </table:table-cell>
          <table:table-cell table:formula="of:=LOG(1+[.$D312]/[.$B$6];[.$C$6])/[.$D$6]" office:value-type="percentage" office:value="0.857488328864063" calcext:value-type="percentage">
            <text:p>85.75%</text:p>
          </table:table-cell>
          <table:table-cell table:formula="of:=1.7/PI()*ATAN([.$D312]*[.$B$7])" office:value-type="percentage" office:value="0.808592305717027" calcext:value-type="percentage">
            <text:p>80.86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1.5*[.$A313]*[.$B313]" office:value-type="float" office:value="2250" calcext:value-type="float">
            <text:p>2250</text:p>
          </table:table-cell>
          <table:table-cell table:formula="of:=([.$C313]+[.$D$3]*[.$A$3]*([.$A313]-1))*(1+[.$E$3]*[.$B$3]*([.$A313]-1))" office:value-type="float" office:value="18743.4095238095" calcext:value-type="float">
            <text:p>18743.4095238095</text:p>
          </table:table-cell>
          <table:table-cell table:formula="of:=LOG(1+[.$D313]/[.$B$6];[.$C$6])/[.$D$6]" office:value-type="percentage" office:value="0.858345191053127" calcext:value-type="percentage">
            <text:p>85.83%</text:p>
          </table:table-cell>
          <table:table-cell table:formula="of:=1.7/PI()*ATAN([.$D313]*[.$B$7])" office:value-type="percentage" office:value="0.808836378648474" calcext:value-type="percentage">
            <text:p>80.88%</text:p>
          </table:table-cell>
        </table:table-row>
      </table:table>
      <table:table table:name="Damage Calc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table:style-name="ce5" office:value-type="string" calcext:value-type="string">
            <text:p>Weapon</text:p>
          </table:table-cell>
          <table:table-cell table:style-name="ce5" table:number-columns-repeated="2"/>
          <table:table-cell table:style-name="ce5" office:value-type="string" calcext:value-type="string">
            <text:p>Action Speed</text:p>
          </table:table-cell>
          <table:table-cell table:style-name="ce5" office:value-type="string" calcext:value-type="string">
            <text:p>Crit Rating</text:p>
          </table:table-cell>
          <table:table-cell table:style-name="ce5" office:value-type="string" calcext:value-type="string">
            <text:p>Crit Multi</text:p>
          </table:table-cell>
          <table:table-cell table:style-name="ce5" office:value-type="string" calcext:value-type="string">
            <text:p>Flat Damage</text:p>
          </table:table-cell>
          <table:table-cell table:style-name="ce5" office:value-type="string" calcext:value-type="string">
            <text:p>% Damage</text:p>
          </table:table-cell>
          <table:table-cell table:style-name="ce5" table:number-columns-repeated="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ax</text:p>
          </table:table-cell>
          <table:table-cell table:style-name="ce9" office:value-type="percentage" office:value="0.5" calcext:value-type="percentage">
            <text:p>50.00%</text:p>
          </table:table-cell>
          <table:table-cell table:number-columns-repeated="2" table:style-name="ce9" office:value-type="percentage" office:value="1" calcext:value-type="percentage">
            <text:p>100.00%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percentage" office:value="0.75" calcext:value-type="percentage">
            <text:p>75.00%</text:p>
          </table:table-cell>
          <table:table-cell table:style-name="ce9" table:number-columns-repeated="3"/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er level</text:p>
          </table:table-cell>
          <table:table-cell table:style-name="ce9" table:formula="of:=[.D2]/200" office:value-type="percentage" office:value="0.0025" calcext:value-type="percentage">
            <text:p>0.25%</text:p>
          </table:table-cell>
          <table:table-cell table:style-name="ce9" table:formula="of:=[.E2]/200" office:value-type="percentage" office:value="0.005" calcext:value-type="percentage">
            <text:p>0.50%</text:p>
          </table:table-cell>
          <table:table-cell table:style-name="ce9" table:formula="of:=[.F2]/200" office:value-type="percentage" office:value="0.005" calcext:value-type="percentage">
            <text:p>0.50%</text:p>
          </table:table-cell>
          <table:table-cell table:style-name="ce5" table:formula="of:=[.G2]/200" office:value-type="float" office:value="1" calcext:value-type="float">
            <text:p>1</text:p>
          </table:table-cell>
          <table:table-cell table:style-name="ce9" table:formula="of:=[.H2]/200" office:value-type="percentage" office:value="0.00375" calcext:value-type="percentage">
            <text:p>0.38%</text:p>
          </table:table-cell>
          <table:table-cell table:style-name="ce9" table:number-columns-repeated="3"/>
          <table:table-cell table:style-name="ce5" table:number-columns-repeated="5"/>
        </table:table-row>
        <table:table-row table:style-name="ro1">
          <table:table-cell table:style-name="ce5" table:number-columns-repeated="3"/>
          <table:table-cell table:style-name="ce9" table:number-columns-repeated="3"/>
          <table:table-cell table:style-name="ce5"/>
          <table:table-cell table:style-name="ce9" table:number-columns-repeated="4"/>
          <table:table-cell table:style-name="ce5"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5]-1)*0.02" office:value-type="float" office:value="2.98" calcext:value-type="float">
            <text:p>2.98</text:p>
          </table:table-cell>
          <table:table-cell table:formula="of:=2*[.$A5]*[.$B5]" office:value-type="float" office:value="596" calcext:value-type="float">
            <text:p>596</text:p>
          </table:table-cell>
          <table:table-cell table:formula="of:=1.5*[.$A5]*[.$B5]" office:value-type="float" office:value="447" calcext:value-type="float">
            <text:p>447</text:p>
          </table:table-cell>
          <table:table-cell table:formula="of:=0.05+([.$D5]*(1+([.$A5]-1)*[.$E$3]))/4000" office:value-type="percentage" office:value="0.21706625" calcext:value-type="percentage">
            <text:p>21.71%</text:p>
          </table:table-cell>
          <table:table-cell table:formula="of:=2+(([.$A5]-1)*[.$F$3])" office:value-type="float" office:value="2.495" calcext:value-type="float">
            <text:p>2.495</text:p>
          </table:table-cell>
          <table:table-cell table:formula="of:=10+([.$C5]/4)" office:value-type="float" office:value="159" calcext:value-type="float">
            <text:p>159</text:p>
          </table:table-cell>
          <table:table-cell table:formula="of:=([.$G5]+([.$G$3]*[.$A5]))*(1+([.$A5]-1)*[.$H$3])*((1-[.$E5])+[.$E5]*[.F5])" office:value-type="float" office:value="470.406129565476" calcext:value-type="float">
            <text:p>470.406129565476</text:p>
          </table:table-cell>
          <table:table-cell table:formula="of:=1/(1+([.$A5]-1)*[.$D$3])" office:value-type="float" office:value="0.801603206412826" calcext:value-type="float">
            <text:p>0.801603206412826</text:p>
          </table:table-cell>
          <table:table-cell table:formula="of:=[.$H5]/[.$I5]" office:value-type="float" office:value="586.831646632932" calcext:value-type="float">
            <text:p>586.831646632932</text:p>
          </table:table-cell>
          <table:table-cell table:formula="of:=[.$J5]*3" office:value-type="float" office:value="1760.4949398988" calcext:value-type="float">
            <text:p>1760.4949398988</text:p>
          </table:table-cell>
          <table:table-cell table:formula="of:=[.$K5]*60" office:value-type="float" office:value="105629.696393928" calcext:value-type="float">
            <text:p>105629.696393928</text:p>
          </table:table-cell>
          <table:table-cell table:style-name="ce5"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6]-1)*0.02" office:value-type="float" office:value="4.98" calcext:value-type="float">
            <text:p>4.98</text:p>
          </table:table-cell>
          <table:table-cell table:formula="of:=2*[.$A6]*[.$B6]" office:value-type="float" office:value="1992" calcext:value-type="float">
            <text:p>1992</text:p>
          </table:table-cell>
          <table:table-cell table:formula="of:=1.5*[.$A6]*[.$B6]" office:value-type="float" office:value="1494" calcext:value-type="float">
            <text:p>1494</text:p>
          </table:table-cell>
          <table:table-cell table:formula="of:=0.05+([.$D6]*(1+([.$A6]-1)*[.$E$3]))/4000" office:value-type="percentage" office:value="0.7951325" calcext:value-type="percentage">
            <text:p>79.51%</text:p>
          </table:table-cell>
          <table:table-cell table:formula="of:=2+(([.$A6]-1)*[.$F$3])" office:value-type="float" office:value="2.995" calcext:value-type="float">
            <text:p>2.995</text:p>
          </table:table-cell>
          <table:table-cell table:formula="of:=10+([.$C6]/4)" office:value-type="float" office:value="508" calcext:value-type="float">
            <text:p>508</text:p>
          </table:table-cell>
          <table:table-cell table:formula="of:=([.$G6]+([.$G$3]*[.$A6]))*(1+([.$A6]-1)*[.$H$3])*((1-[.$E6])+[.$E6]*[.F6])" office:value-type="float" office:value="3197.54589097144" calcext:value-type="float">
            <text:p>3197.54589097144</text:p>
          </table:table-cell>
          <table:table-cell table:formula="of:=1/(1+([.$A6]-1)*[.$D$3])" office:value-type="float" office:value="0.667779632721202" calcext:value-type="float">
            <text:p>0.667779632721202</text:p>
          </table:table-cell>
          <table:table-cell table:formula="of:=[.$H6]/[.$I6]" office:value-type="float" office:value="4788.32497172973" calcext:value-type="float">
            <text:p>4788.32497172973</text:p>
          </table:table-cell>
          <table:table-cell table:formula="of:=[.$J6]*3" office:value-type="float" office:value="14364.9749151892" calcext:value-type="float">
            <text:p>14364.9749151892</text:p>
          </table:table-cell>
          <table:table-cell table:formula="of:=[.$K6]*60" office:value-type="float" office:value="861898.494911351" calcext:value-type="float">
            <text:p>861898.494911351</text:p>
          </table:table-cell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9" table:number-columns-repeated="3"/>
          <table:table-cell table:style-name="ce5"/>
          <table:table-cell table:style-name="ce9" table:number-columns-repeated="4"/>
          <table:table-cell table:style-name="ce5" table:number-columns-repeated="5"/>
        </table:table-row>
        <table:table-row table:style-name="ro1">
          <table:table-cell table:style-name="ce12" office:value-type="string" calcext:value-type="string" table:number-columns-spanned="16" table:number-rows-spanned="1">
            <text:p>Player Character Stats</text:p>
          </table:table-cell>
          <table:covered-table-cell table:number-columns-repeated="6" table:style-name="ce12"/>
          <table:covered-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Main Stat</text:p>
          </table:table-cell>
          <table:table-cell office:value-type="string" calcext:value-type="string">
            <text:p>Base Crit Rating</text:p>
          </table:table-cell>
          <table:table-cell table:style-name="Default" office:value-type="string" calcext:value-type="string">
            <text:p>Crit Chance</text:p>
          </table:table-cell>
          <table:table-cell office:value-type="string" calcext:value-type="string">
            <text:p>Crit Multi</text:p>
          </table:table-cell>
          <table:table-cell office:value-type="string" calcext:value-type="string">
            <text:p>Base Damage</text:p>
          </table:table-cell>
          <table:table-cell office:value-type="string" calcext:value-type="string">
            <text:p>Hit Damage</text:p>
          </table:table-cell>
          <table:table-cell office:value-type="string" calcext:value-type="string">
            <text:p>Action 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Party DPS</text:p>
          </table:table-cell>
          <table:table-cell office:value-type="string" calcext:value-type="string">
            <text:p>Party DP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$A10]-1)*0.02" office:value-type="float" office:value="1" calcext:value-type="float">
            <text:p>1</text:p>
          </table:table-cell>
          <table:table-cell table:formula="of:=2*[.$A10]*[.$B10]" office:value-type="float" office:value="2" calcext:value-type="float">
            <text:p>2</text:p>
          </table:table-cell>
          <table:table-cell table:formula="of:=1.5*[.$A10]*[.$B10]" office:value-type="float" office:value="1.5" calcext:value-type="float">
            <text:p>1.5</text:p>
          </table:table-cell>
          <table:table-cell table:formula="of:=0.05+([.$D10]*(1+([.$A10]-1)*[.$E$3]))/4000" office:value-type="percentage" office:value="0.050375" calcext:value-type="percentage">
            <text:p>5.04%</text:p>
          </table:table-cell>
          <table:table-cell table:formula="of:=2+(([.$A10]-1)*[.$F$3])" office:value-type="float" office:value="2" calcext:value-type="float">
            <text:p>2</text:p>
          </table:table-cell>
          <table:table-cell table:formula="of:=10+([.$C10]/4)" office:value-type="float" office:value="10.5" calcext:value-type="float">
            <text:p>10.5</text:p>
          </table:table-cell>
          <table:table-cell table:formula="of:=([.$G10]+([.$G$3]*[.$A10]))*(1+([.$A10]-1)*[.$H$3])*((1-[.$E10])+[.$E10]*[.F10])" office:value-type="float" office:value="12.0793125" calcext:value-type="float">
            <text:p>12.0793125</text:p>
          </table:table-cell>
          <table:table-cell table:formula="of:=1/(1+([.$A10]-1)*[.$D$3])" office:value-type="float" office:value="1" calcext:value-type="float">
            <text:p>1</text:p>
          </table:table-cell>
          <table:table-cell table:formula="of:=[.$H10]/[.$I10]" office:value-type="float" office:value="12.0793125" calcext:value-type="float">
            <text:p>12.0793125</text:p>
          </table:table-cell>
          <table:table-cell table:formula="of:=[.$J10]*3" office:value-type="float" office:value="36.2379375" calcext:value-type="float">
            <text:p>36.2379375</text:p>
          </table:table-cell>
          <table:table-cell table:formula="of:=[.$K10]*60" office:value-type="float" office:value="2174.27625" calcext:value-type="float">
            <text:p>2174.276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$A11]-1)*0.02" office:value-type="float" office:value="1.02" calcext:value-type="float">
            <text:p>1.02</text:p>
          </table:table-cell>
          <table:table-cell table:formula="of:=2*[.$A11]*[.$B11]" office:value-type="float" office:value="4.08" calcext:value-type="float">
            <text:p>4.08</text:p>
          </table:table-cell>
          <table:table-cell table:formula="of:=1.5*[.$A11]*[.$B11]" office:value-type="float" office:value="3.06" calcext:value-type="float">
            <text:p>3.06</text:p>
          </table:table-cell>
          <table:table-cell table:formula="of:=0.05+([.$D11]*(1+([.$A11]-1)*[.$E$3]))/4000" office:value-type="percentage" office:value="0.050768825" calcext:value-type="percentage">
            <text:p>5.08%</text:p>
          </table:table-cell>
          <table:table-cell table:formula="of:=2+(([.$A11]-1)*[.$F$3])" office:value-type="float" office:value="2.005" calcext:value-type="float">
            <text:p>2.005</text:p>
          </table:table-cell>
          <table:table-cell table:formula="of:=10+([.$C11]/4)" office:value-type="float" office:value="11.02" calcext:value-type="float">
            <text:p>11.02</text:p>
          </table:table-cell>
          <table:table-cell table:formula="of:=([.$G11]+([.$G$3]*[.$A11]))*(1+([.$A11]-1)*[.$H$3])*((1-[.$E11])+[.$E11]*[.F11])" office:value-type="float" office:value="13.7356313338275" calcext:value-type="float">
            <text:p>13.7356313338275</text:p>
          </table:table-cell>
          <table:table-cell table:formula="of:=1/(1+([.$A11]-1)*[.$D$3])" office:value-type="float" office:value="0.997506234413965" calcext:value-type="float">
            <text:p>0.997506234413965</text:p>
          </table:table-cell>
          <table:table-cell table:formula="of:=[.$H11]/[.$I11]" office:value-type="float" office:value="13.7699704121621" calcext:value-type="float">
            <text:p>13.7699704121621</text:p>
          </table:table-cell>
          <table:table-cell table:formula="of:=[.$J11]*3" office:value-type="float" office:value="41.3099112364863" calcext:value-type="float">
            <text:p>41.3099112364863</text:p>
          </table:table-cell>
          <table:table-cell table:formula="of:=[.$K11]*60" office:value-type="float" office:value="2478.59467418918" calcext:value-type="float">
            <text:p>2478.594674189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$A12]-1)*0.02" office:value-type="float" office:value="1.04" calcext:value-type="float">
            <text:p>1.04</text:p>
          </table:table-cell>
          <table:table-cell table:formula="of:=2*[.$A12]*[.$B12]" office:value-type="float" office:value="6.24" calcext:value-type="float">
            <text:p>6.24</text:p>
          </table:table-cell>
          <table:table-cell table:formula="of:=1.5*[.$A12]*[.$B12]" office:value-type="float" office:value="4.68" calcext:value-type="float">
            <text:p>4.68</text:p>
          </table:table-cell>
          <table:table-cell table:formula="of:=0.05+([.$D12]*(1+([.$A12]-1)*[.$E$3]))/4000" office:value-type="percentage" office:value="0.0511817" calcext:value-type="percentage">
            <text:p>5.12%</text:p>
          </table:table-cell>
          <table:table-cell table:formula="of:=2+(([.$A12]-1)*[.$F$3])" office:value-type="float" office:value="2.01" calcext:value-type="float">
            <text:p>2.01</text:p>
          </table:table-cell>
          <table:table-cell table:formula="of:=10+([.$C12]/4)" office:value-type="float" office:value="11.56" calcext:value-type="float">
            <text:p>11.56</text:p>
          </table:table-cell>
          <table:table-cell table:formula="of:=([.$G12]+([.$G$3]*[.$A12]))*(1+([.$A12]-1)*[.$H$3])*((1-[.$E12])+[.$E12]*[.F12])" office:value-type="float" office:value="15.4275025395764" calcext:value-type="float">
            <text:p>15.4275025395764</text:p>
          </table:table-cell>
          <table:table-cell table:formula="of:=1/(1+([.$A12]-1)*[.$D$3])" office:value-type="float" office:value="0.995024875621891" calcext:value-type="float">
            <text:p>0.995024875621891</text:p>
          </table:table-cell>
          <table:table-cell table:formula="of:=[.$H12]/[.$I12]" office:value-type="float" office:value="15.5046400522743" calcext:value-type="float">
            <text:p>15.5046400522743</text:p>
          </table:table-cell>
          <table:table-cell table:formula="of:=[.$J12]*3" office:value-type="float" office:value="46.5139201568228" calcext:value-type="float">
            <text:p>46.5139201568228</text:p>
          </table:table-cell>
          <table:table-cell table:formula="of:=[.$K12]*60" office:value-type="float" office:value="2790.83520940937" calcext:value-type="float">
            <text:p>2790.835209409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$A13]-1)*0.02" office:value-type="float" office:value="1.06" calcext:value-type="float">
            <text:p>1.06</text:p>
          </table:table-cell>
          <table:table-cell table:formula="of:=2*[.$A13]*[.$B13]" office:value-type="float" office:value="8.48" calcext:value-type="float">
            <text:p>8.48</text:p>
          </table:table-cell>
          <table:table-cell table:formula="of:=1.5*[.$A13]*[.$B13]" office:value-type="float" office:value="6.36" calcext:value-type="float">
            <text:p>6.36</text:p>
          </table:table-cell>
          <table:table-cell table:formula="of:=0.05+([.$D13]*(1+([.$A13]-1)*[.$E$3]))/4000" office:value-type="percentage" office:value="0.05161385" calcext:value-type="percentage">
            <text:p>5.16%</text:p>
          </table:table-cell>
          <table:table-cell table:formula="of:=2+(([.$A13]-1)*[.$F$3])" office:value-type="float" office:value="2.015" calcext:value-type="float">
            <text:p>2.015</text:p>
          </table:table-cell>
          <table:table-cell table:formula="of:=10+([.$C13]/4)" office:value-type="float" office:value="12.12" calcext:value-type="float">
            <text:p>12.12</text:p>
          </table:table-cell>
          <table:table-cell table:formula="of:=([.$G13]+([.$G$3]*[.$A13]))*(1+([.$A13]-1)*[.$H$3])*((1-[.$E13])+[.$E13]*[.F13])" office:value-type="float" office:value="17.155346065203" calcext:value-type="float">
            <text:p>17.155346065203</text:p>
          </table:table-cell>
          <table:table-cell table:formula="of:=1/(1+([.$A13]-1)*[.$D$3])" office:value-type="float" office:value="0.992555831265509" calcext:value-type="float">
            <text:p>0.992555831265509</text:p>
          </table:table-cell>
          <table:table-cell table:formula="of:=[.$H13]/[.$I13]" office:value-type="float" office:value="17.284011160692" calcext:value-type="float">
            <text:p>17.284011160692</text:p>
          </table:table-cell>
          <table:table-cell table:formula="of:=[.$J13]*3" office:value-type="float" office:value="51.852033482076" calcext:value-type="float">
            <text:p>51.852033482076</text:p>
          </table:table-cell>
          <table:table-cell table:formula="of:=[.$K13]*60" office:value-type="float" office:value="3111.12200892456" calcext:value-type="float">
            <text:p>3111.1220089245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$A14]-1)*0.02" office:value-type="float" office:value="1.08" calcext:value-type="float">
            <text:p>1.08</text:p>
          </table:table-cell>
          <table:table-cell table:formula="of:=2*[.$A14]*[.$B14]" office:value-type="float" office:value="10.8" calcext:value-type="float">
            <text:p>10.8</text:p>
          </table:table-cell>
          <table:table-cell table:formula="of:=1.5*[.$A14]*[.$B14]" office:value-type="float" office:value="8.1" calcext:value-type="float">
            <text:p>8.1</text:p>
          </table:table-cell>
          <table:table-cell table:formula="of:=0.05+([.$D14]*(1+([.$A14]-1)*[.$E$3]))/4000" office:value-type="percentage" office:value="0.0520655" calcext:value-type="percentage">
            <text:p>5.21%</text:p>
          </table:table-cell>
          <table:table-cell table:formula="of:=2+(([.$A14]-1)*[.$F$3])" office:value-type="float" office:value="2.02" calcext:value-type="float">
            <text:p>2.02</text:p>
          </table:table-cell>
          <table:table-cell table:formula="of:=10+([.$C14]/4)" office:value-type="float" office:value="12.7" calcext:value-type="float">
            <text:p>12.7</text:p>
          </table:table-cell>
          <table:table-cell table:formula="of:=([.$G14]+([.$G$3]*[.$A14]))*(1+([.$A14]-1)*[.$H$3])*((1-[.$E14])+[.$E14]*[.F14])" office:value-type="float" office:value="18.919590395055" calcext:value-type="float">
            <text:p>18.919590395055</text:p>
          </table:table-cell>
          <table:table-cell table:formula="of:=1/(1+([.$A14]-1)*[.$D$3])" office:value-type="float" office:value="0.99009900990099" calcext:value-type="float">
            <text:p>0.99009900990099</text:p>
          </table:table-cell>
          <table:table-cell table:formula="of:=[.$H14]/[.$I14]" office:value-type="float" office:value="19.1087862990056" calcext:value-type="float">
            <text:p>19.1087862990056</text:p>
          </table:table-cell>
          <table:table-cell table:formula="of:=[.$J14]*3" office:value-type="float" office:value="57.3263588970167" calcext:value-type="float">
            <text:p>57.3263588970167</text:p>
          </table:table-cell>
          <table:table-cell table:formula="of:=[.$K14]*60" office:value-type="float" office:value="3439.581533821" calcext:value-type="float">
            <text:p>3439.5815338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$A15]-1)*0.02" office:value-type="float" office:value="1.1" calcext:value-type="float">
            <text:p>1.1</text:p>
          </table:table-cell>
          <table:table-cell table:formula="of:=2*[.$A15]*[.$B15]" office:value-type="float" office:value="13.2" calcext:value-type="float">
            <text:p>13.2</text:p>
          </table:table-cell>
          <table:table-cell table:formula="of:=1.5*[.$A15]*[.$B15]" office:value-type="float" office:value="9.9" calcext:value-type="float">
            <text:p>9.9</text:p>
          </table:table-cell>
          <table:table-cell table:formula="of:=0.05+([.$D15]*(1+([.$A15]-1)*[.$E$3]))/4000" office:value-type="percentage" office:value="0.052536875" calcext:value-type="percentage">
            <text:p>5.25%</text:p>
          </table:table-cell>
          <table:table-cell table:formula="of:=2+(([.$A15]-1)*[.$F$3])" office:value-type="float" office:value="2.025" calcext:value-type="float">
            <text:p>2.025</text:p>
          </table:table-cell>
          <table:table-cell table:formula="of:=10+([.$C15]/4)" office:value-type="float" office:value="13.3" calcext:value-type="float">
            <text:p>13.3</text:p>
          </table:table-cell>
          <table:table-cell table:formula="of:=([.$G15]+([.$G$3]*[.$A15]))*(1+([.$A15]-1)*[.$H$3])*((1-[.$E15])+[.$E15]*[.F15])" office:value-type="float" office:value="20.7206728058691" calcext:value-type="float">
            <text:p>20.7206728058691</text:p>
          </table:table-cell>
          <table:table-cell table:formula="of:=1/(1+([.$A15]-1)*[.$D$3])" office:value-type="float" office:value="0.987654320987654" calcext:value-type="float">
            <text:p>0.987654320987654</text:p>
          </table:table-cell>
          <table:table-cell table:formula="of:=[.$H15]/[.$I15]" office:value-type="float" office:value="20.9796812159425" calcext:value-type="float">
            <text:p>20.9796812159425</text:p>
          </table:table-cell>
          <table:table-cell table:formula="of:=[.$J15]*3" office:value-type="float" office:value="62.9390436478275" calcext:value-type="float">
            <text:p>62.9390436478275</text:p>
          </table:table-cell>
          <table:table-cell table:formula="of:=[.$K15]*60" office:value-type="float" office:value="3776.34261886965" calcext:value-type="float">
            <text:p>3776.342618869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$A16]-1)*0.02" office:value-type="float" office:value="1.12" calcext:value-type="float">
            <text:p>1.12</text:p>
          </table:table-cell>
          <table:table-cell table:formula="of:=2*[.$A16]*[.$B16]" office:value-type="float" office:value="15.68" calcext:value-type="float">
            <text:p>15.68</text:p>
          </table:table-cell>
          <table:table-cell table:formula="of:=1.5*[.$A16]*[.$B16]" office:value-type="float" office:value="11.76" calcext:value-type="float">
            <text:p>11.76</text:p>
          </table:table-cell>
          <table:table-cell table:formula="of:=0.05+([.$D16]*(1+([.$A16]-1)*[.$E$3]))/4000" office:value-type="percentage" office:value="0.0530282" calcext:value-type="percentage">
            <text:p>5.30%</text:p>
          </table:table-cell>
          <table:table-cell table:formula="of:=2+(([.$A16]-1)*[.$F$3])" office:value-type="float" office:value="2.03" calcext:value-type="float">
            <text:p>2.03</text:p>
          </table:table-cell>
          <table:table-cell table:formula="of:=10+([.$C16]/4)" office:value-type="float" office:value="13.92" calcext:value-type="float">
            <text:p>13.92</text:p>
          </table:table-cell>
          <table:table-cell table:formula="of:=([.$G16]+([.$G$3]*[.$A16]))*(1+([.$A16]-1)*[.$H$3])*((1-[.$E16])+[.$E16]*[.F16])" office:value-type="float" office:value="22.5590396272722" calcext:value-type="float">
            <text:p>22.5590396272722</text:p>
          </table:table-cell>
          <table:table-cell table:formula="of:=1/(1+([.$A16]-1)*[.$D$3])" office:value-type="float" office:value="0.985221674876847" calcext:value-type="float">
            <text:p>0.985221674876847</text:p>
          </table:table-cell>
          <table:table-cell table:formula="of:=[.$H16]/[.$I16]" office:value-type="float" office:value="22.8974252216813" calcext:value-type="float">
            <text:p>22.8974252216813</text:p>
          </table:table-cell>
          <table:table-cell table:formula="of:=[.$J16]*3" office:value-type="float" office:value="68.6922756650438" calcext:value-type="float">
            <text:p>68.6922756650438</text:p>
          </table:table-cell>
          <table:table-cell table:formula="of:=[.$K16]*60" office:value-type="float" office:value="4121.53653990263" calcext:value-type="float">
            <text:p>4121.5365399026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$A17]-1)*0.02" office:value-type="float" office:value="1.14" calcext:value-type="float">
            <text:p>1.14</text:p>
          </table:table-cell>
          <table:table-cell table:formula="of:=2*[.$A17]*[.$B17]" office:value-type="float" office:value="18.24" calcext:value-type="float">
            <text:p>18.24</text:p>
          </table:table-cell>
          <table:table-cell table:formula="of:=1.5*[.$A17]*[.$B17]" office:value-type="float" office:value="13.68" calcext:value-type="float">
            <text:p>13.68</text:p>
          </table:table-cell>
          <table:table-cell table:formula="of:=0.05+([.$D17]*(1+([.$A17]-1)*[.$E$3]))/4000" office:value-type="percentage" office:value="0.0535397" calcext:value-type="percentage">
            <text:p>5.35%</text:p>
          </table:table-cell>
          <table:table-cell table:formula="of:=2+(([.$A17]-1)*[.$F$3])" office:value-type="float" office:value="2.035" calcext:value-type="float">
            <text:p>2.035</text:p>
          </table:table-cell>
          <table:table-cell table:formula="of:=10+([.$C17]/4)" office:value-type="float" office:value="14.56" calcext:value-type="float">
            <text:p>14.56</text:p>
          </table:table-cell>
          <table:table-cell table:formula="of:=([.$G17]+([.$G$3]*[.$A17]))*(1+([.$A17]-1)*[.$H$3])*((1-[.$E17])+[.$E17]*[.F17])" office:value-type="float" office:value="24.4351465068219" calcext:value-type="float">
            <text:p>24.4351465068219</text:p>
          </table:table-cell>
          <table:table-cell table:formula="of:=1/(1+([.$A17]-1)*[.$D$3])" office:value-type="float" office:value="0.982800982800983" calcext:value-type="float">
            <text:p>0.982800982800983</text:p>
          </table:table-cell>
          <table:table-cell table:formula="of:=[.$H17]/[.$I17]" office:value-type="float" office:value="24.8627615706913" calcext:value-type="float">
            <text:p>24.8627615706913</text:p>
          </table:table-cell>
          <table:table-cell table:formula="of:=[.$J17]*3" office:value-type="float" office:value="74.5882847120739" calcext:value-type="float">
            <text:p>74.5882847120739</text:p>
          </table:table-cell>
          <table:table-cell table:formula="of:=[.$K17]*60" office:value-type="float" office:value="4475.29708272443" calcext:value-type="float">
            <text:p>4475.297082724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$A18]-1)*0.02" office:value-type="float" office:value="1.16" calcext:value-type="float">
            <text:p>1.16</text:p>
          </table:table-cell>
          <table:table-cell table:formula="of:=2*[.$A18]*[.$B18]" office:value-type="float" office:value="20.88" calcext:value-type="float">
            <text:p>20.88</text:p>
          </table:table-cell>
          <table:table-cell table:formula="of:=1.5*[.$A18]*[.$B18]" office:value-type="float" office:value="15.66" calcext:value-type="float">
            <text:p>15.66</text:p>
          </table:table-cell>
          <table:table-cell table:formula="of:=0.05+([.$D18]*(1+([.$A18]-1)*[.$E$3]))/4000" office:value-type="percentage" office:value="0.0540716" calcext:value-type="percentage">
            <text:p>5.41%</text:p>
          </table:table-cell>
          <table:table-cell table:formula="of:=2+(([.$A18]-1)*[.$F$3])" office:value-type="float" office:value="2.04" calcext:value-type="float">
            <text:p>2.04</text:p>
          </table:table-cell>
          <table:table-cell table:formula="of:=10+([.$C18]/4)" office:value-type="float" office:value="15.22" calcext:value-type="float">
            <text:p>15.22</text:p>
          </table:table-cell>
          <table:table-cell table:formula="of:=([.$G18]+([.$G$3]*[.$A18]))*(1+([.$A18]-1)*[.$H$3])*((1-[.$E18])+[.$E18]*[.F18])" office:value-type="float" office:value="26.3494586796224" calcext:value-type="float">
            <text:p>26.3494586796224</text:p>
          </table:table-cell>
          <table:table-cell table:formula="of:=1/(1+([.$A18]-1)*[.$D$3])" office:value-type="float" office:value="0.980392156862745" calcext:value-type="float">
            <text:p>0.980392156862745</text:p>
          </table:table-cell>
          <table:table-cell table:formula="of:=[.$H18]/[.$I18]" office:value-type="float" office:value="26.8764478532149" calcext:value-type="float">
            <text:p>26.8764478532149</text:p>
          </table:table-cell>
          <table:table-cell table:formula="of:=[.$J18]*3" office:value-type="float" office:value="80.6293435596446" calcext:value-type="float">
            <text:p>80.6293435596446</text:p>
          </table:table-cell>
          <table:table-cell table:formula="of:=[.$K18]*60" office:value-type="float" office:value="4837.76061357867" calcext:value-type="float">
            <text:p>4837.7606135786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$A19]-1)*0.02" office:value-type="float" office:value="1.18" calcext:value-type="float">
            <text:p>1.18</text:p>
          </table:table-cell>
          <table:table-cell table:formula="of:=2*[.$A19]*[.$B19]" office:value-type="float" office:value="23.6" calcext:value-type="float">
            <text:p>23.6</text:p>
          </table:table-cell>
          <table:table-cell table:formula="of:=1.5*[.$A19]*[.$B19]" office:value-type="float" office:value="17.7" calcext:value-type="float">
            <text:p>17.7</text:p>
          </table:table-cell>
          <table:table-cell table:formula="of:=0.05+([.$D19]*(1+([.$A19]-1)*[.$E$3]))/4000" office:value-type="percentage" office:value="0.054624125" calcext:value-type="percentage">
            <text:p>5.46%</text:p>
          </table:table-cell>
          <table:table-cell table:formula="of:=2+(([.$A19]-1)*[.$F$3])" office:value-type="float" office:value="2.045" calcext:value-type="float">
            <text:p>2.045</text:p>
          </table:table-cell>
          <table:table-cell table:formula="of:=10+([.$C19]/4)" office:value-type="float" office:value="15.9" calcext:value-type="float">
            <text:p>15.9</text:p>
          </table:table-cell>
          <table:table-cell table:formula="of:=([.$G19]+([.$G$3]*[.$A19]))*(1+([.$A19]-1)*[.$H$3])*((1-[.$E19])+[.$E19]*[.F19])" office:value-type="float" office:value="28.3024512425501" calcext:value-type="float">
            <text:p>28.3024512425501</text:p>
          </table:table-cell>
          <table:table-cell table:formula="of:=1/(1+([.$A19]-1)*[.$D$3])" office:value-type="float" office:value="0.97799511002445" calcext:value-type="float">
            <text:p>0.97799511002445</text:p>
          </table:table-cell>
          <table:table-cell table:formula="of:=[.$H19]/[.$I19]" office:value-type="float" office:value="28.9392563955075" calcext:value-type="float">
            <text:p>28.9392563955075</text:p>
          </table:table-cell>
          <table:table-cell table:formula="of:=[.$J19]*3" office:value-type="float" office:value="86.8177691865224" calcext:value-type="float">
            <text:p>86.8177691865224</text:p>
          </table:table-cell>
          <table:table-cell table:formula="of:=[.$K19]*60" office:value-type="float" office:value="5209.06615119134" calcext:value-type="float">
            <text:p>5209.066151191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$A20]-1)*0.02" office:value-type="float" office:value="1.2" calcext:value-type="float">
            <text:p>1.2</text:p>
          </table:table-cell>
          <table:table-cell table:formula="of:=2*[.$A20]*[.$B20]" office:value-type="float" office:value="26.4" calcext:value-type="float">
            <text:p>26.4</text:p>
          </table:table-cell>
          <table:table-cell table:formula="of:=1.5*[.$A20]*[.$B20]" office:value-type="float" office:value="19.8" calcext:value-type="float">
            <text:p>19.8</text:p>
          </table:table-cell>
          <table:table-cell table:formula="of:=0.05+([.$D20]*(1+([.$A20]-1)*[.$E$3]))/4000" office:value-type="percentage" office:value="0.0551975" calcext:value-type="percentage">
            <text:p>5.52%</text:p>
          </table:table-cell>
          <table:table-cell table:formula="of:=2+(([.$A20]-1)*[.$F$3])" office:value-type="float" office:value="2.05" calcext:value-type="float">
            <text:p>2.05</text:p>
          </table:table-cell>
          <table:table-cell table:formula="of:=10+([.$C20]/4)" office:value-type="float" office:value="16.6" calcext:value-type="float">
            <text:p>16.6</text:p>
          </table:table-cell>
          <table:table-cell table:formula="of:=([.$G20]+([.$G$3]*[.$A20]))*(1+([.$A20]-1)*[.$H$3])*((1-[.$E20])+[.$E20]*[.F20])" office:value-type="float" office:value="30.294609433125" calcext:value-type="float">
            <text:p>30.294609433125</text:p>
          </table:table-cell>
          <table:table-cell table:formula="of:=1/(1+([.$A20]-1)*[.$D$3])" office:value-type="float" office:value="0.975609756097561" calcext:value-type="float">
            <text:p>0.975609756097561</text:p>
          </table:table-cell>
          <table:table-cell table:formula="of:=[.$H20]/[.$I20]" office:value-type="float" office:value="31.0519746689531" calcext:value-type="float">
            <text:p>31.0519746689531</text:p>
          </table:table-cell>
          <table:table-cell table:formula="of:=[.$J20]*3" office:value-type="float" office:value="93.1559240068594" calcext:value-type="float">
            <text:p>93.1559240068594</text:p>
          </table:table-cell>
          <table:table-cell table:formula="of:=[.$K20]*60" office:value-type="float" office:value="5589.35544041156" calcext:value-type="float">
            <text:p>5589.355440411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$A21]-1)*0.02" office:value-type="float" office:value="1.22" calcext:value-type="float">
            <text:p>1.22</text:p>
          </table:table-cell>
          <table:table-cell table:formula="of:=2*[.$A21]*[.$B21]" office:value-type="float" office:value="29.28" calcext:value-type="float">
            <text:p>29.28</text:p>
          </table:table-cell>
          <table:table-cell table:formula="of:=1.5*[.$A21]*[.$B21]" office:value-type="float" office:value="21.96" calcext:value-type="float">
            <text:p>21.96</text:p>
          </table:table-cell>
          <table:table-cell table:formula="of:=0.05+([.$D21]*(1+([.$A21]-1)*[.$E$3]))/4000" office:value-type="percentage" office:value="0.05579195" calcext:value-type="percentage">
            <text:p>5.58%</text:p>
          </table:table-cell>
          <table:table-cell table:formula="of:=2+(([.$A21]-1)*[.$F$3])" office:value-type="float" office:value="2.055" calcext:value-type="float">
            <text:p>2.055</text:p>
          </table:table-cell>
          <table:table-cell table:formula="of:=10+([.$C21]/4)" office:value-type="float" office:value="17.32" calcext:value-type="float">
            <text:p>17.32</text:p>
          </table:table-cell>
          <table:table-cell table:formula="of:=([.$G21]+([.$G$3]*[.$A21]))*(1+([.$A21]-1)*[.$H$3])*((1-[.$E21])+[.$E21]*[.F21])" office:value-type="float" office:value="32.3264289130635" calcext:value-type="float">
            <text:p>32.3264289130635</text:p>
          </table:table-cell>
          <table:table-cell table:formula="of:=1/(1+([.$A21]-1)*[.$D$3])" office:value-type="float" office:value="0.97323600973236" calcext:value-type="float">
            <text:p>0.97323600973236</text:p>
          </table:table-cell>
          <table:table-cell table:formula="of:=[.$H21]/[.$I21]" office:value-type="float" office:value="33.2154057081728" calcext:value-type="float">
            <text:p>33.2154057081728</text:p>
          </table:table-cell>
          <table:table-cell table:formula="of:=[.$J21]*3" office:value-type="float" office:value="99.6462171245183" calcext:value-type="float">
            <text:p>99.6462171245183</text:p>
          </table:table-cell>
          <table:table-cell table:formula="of:=[.$K21]*60" office:value-type="float" office:value="5978.7730274711" calcext:value-type="float">
            <text:p>5978.773027471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$A22]-1)*0.02" office:value-type="float" office:value="1.24" calcext:value-type="float">
            <text:p>1.24</text:p>
          </table:table-cell>
          <table:table-cell table:formula="of:=2*[.$A22]*[.$B22]" office:value-type="float" office:value="32.24" calcext:value-type="float">
            <text:p>32.24</text:p>
          </table:table-cell>
          <table:table-cell table:formula="of:=1.5*[.$A22]*[.$B22]" office:value-type="float" office:value="24.18" calcext:value-type="float">
            <text:p>24.18</text:p>
          </table:table-cell>
          <table:table-cell table:formula="of:=0.05+([.$D22]*(1+([.$A22]-1)*[.$E$3]))/4000" office:value-type="percentage" office:value="0.0564077" calcext:value-type="percentage">
            <text:p>5.64%</text:p>
          </table:table-cell>
          <table:table-cell table:formula="of:=2+(([.$A22]-1)*[.$F$3])" office:value-type="float" office:value="2.06" calcext:value-type="float">
            <text:p>2.06</text:p>
          </table:table-cell>
          <table:table-cell table:formula="of:=10+([.$C22]/4)" office:value-type="float" office:value="18.06" calcext:value-type="float">
            <text:p>18.06</text:p>
          </table:table-cell>
          <table:table-cell table:formula="of:=([.$G22]+([.$G$3]*[.$A22]))*(1+([.$A22]-1)*[.$H$3])*((1-[.$E22])+[.$E22]*[.F22])" office:value-type="float" office:value="34.3984160565474" calcext:value-type="float">
            <text:p>34.3984160565474</text:p>
          </table:table-cell>
          <table:table-cell table:formula="of:=1/(1+([.$A22]-1)*[.$D$3])" office:value-type="float" office:value="0.970873786407767" calcext:value-type="float">
            <text:p>0.970873786407767</text:p>
          </table:table-cell>
          <table:table-cell table:formula="of:=[.$H22]/[.$I22]" office:value-type="float" office:value="35.4303685382438" calcext:value-type="float">
            <text:p>35.4303685382438</text:p>
          </table:table-cell>
          <table:table-cell table:formula="of:=[.$J22]*3" office:value-type="float" office:value="106.291105614731" calcext:value-type="float">
            <text:p>106.291105614731</text:p>
          </table:table-cell>
          <table:table-cell table:formula="of:=[.$K22]*60" office:value-type="float" office:value="6377.46633688389" calcext:value-type="float">
            <text:p>6377.4663368838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$A23]-1)*0.02" office:value-type="float" office:value="1.26" calcext:value-type="float">
            <text:p>1.26</text:p>
          </table:table-cell>
          <table:table-cell table:formula="of:=2*[.$A23]*[.$B23]" office:value-type="float" office:value="35.28" calcext:value-type="float">
            <text:p>35.28</text:p>
          </table:table-cell>
          <table:table-cell table:formula="of:=1.5*[.$A23]*[.$B23]" office:value-type="float" office:value="26.46" calcext:value-type="float">
            <text:p>26.46</text:p>
          </table:table-cell>
          <table:table-cell table:formula="of:=0.05+([.$D23]*(1+([.$A23]-1)*[.$E$3]))/4000" office:value-type="percentage" office:value="0.057044975" calcext:value-type="percentage">
            <text:p>5.70%</text:p>
          </table:table-cell>
          <table:table-cell table:formula="of:=2+(([.$A23]-1)*[.$F$3])" office:value-type="float" office:value="2.065" calcext:value-type="float">
            <text:p>2.065</text:p>
          </table:table-cell>
          <table:table-cell table:formula="of:=10+([.$C23]/4)" office:value-type="float" office:value="18.82" calcext:value-type="float">
            <text:p>18.82</text:p>
          </table:table-cell>
          <table:table-cell table:formula="of:=([.$G23]+([.$G$3]*[.$A23]))*(1+([.$A23]-1)*[.$H$3])*((1-[.$E23])+[.$E23]*[.F23])" office:value-type="float" office:value="36.511088243245" calcext:value-type="float">
            <text:p>36.511088243245</text:p>
          </table:table-cell>
          <table:table-cell table:formula="of:=1/(1+([.$A23]-1)*[.$D$3])" office:value-type="float" office:value="0.968523002421308" calcext:value-type="float">
            <text:p>0.968523002421308</text:p>
          </table:table-cell>
          <table:table-cell table:formula="of:=[.$H23]/[.$I23]" office:value-type="float" office:value="37.6976986111505" calcext:value-type="float">
            <text:p>37.6976986111505</text:p>
          </table:table-cell>
          <table:table-cell table:formula="of:=[.$J23]*3" office:value-type="float" office:value="113.093095833452" calcext:value-type="float">
            <text:p>113.093095833452</text:p>
          </table:table-cell>
          <table:table-cell table:formula="of:=[.$K23]*60" office:value-type="float" office:value="6785.58575000709" calcext:value-type="float">
            <text:p>6785.5857500070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$A24]-1)*0.02" office:value-type="float" office:value="1.28" calcext:value-type="float">
            <text:p>1.28</text:p>
          </table:table-cell>
          <table:table-cell table:formula="of:=2*[.$A24]*[.$B24]" office:value-type="float" office:value="38.4" calcext:value-type="float">
            <text:p>38.4</text:p>
          </table:table-cell>
          <table:table-cell table:formula="of:=1.5*[.$A24]*[.$B24]" office:value-type="float" office:value="28.8" calcext:value-type="float">
            <text:p>28.8</text:p>
          </table:table-cell>
          <table:table-cell table:formula="of:=0.05+([.$D24]*(1+([.$A24]-1)*[.$E$3]))/4000" office:value-type="percentage" office:value="0.057704" calcext:value-type="percentage">
            <text:p>5.77%</text:p>
          </table:table-cell>
          <table:table-cell table:formula="of:=2+(([.$A24]-1)*[.$F$3])" office:value-type="float" office:value="2.07" calcext:value-type="float">
            <text:p>2.07</text:p>
          </table:table-cell>
          <table:table-cell table:formula="of:=10+([.$C24]/4)" office:value-type="float" office:value="19.6" calcext:value-type="float">
            <text:p>19.6</text:p>
          </table:table-cell>
          <table:table-cell table:formula="of:=([.$G24]+([.$G$3]*[.$A24]))*(1+([.$A24]-1)*[.$H$3])*((1-[.$E24])+[.$E24]*[.F24])" office:value-type="float" office:value="38.66497415612" calcext:value-type="float">
            <text:p>38.66497415612</text:p>
          </table:table-cell>
          <table:table-cell table:formula="of:=1/(1+([.$A24]-1)*[.$D$3])" office:value-type="float" office:value="0.966183574879227" calcext:value-type="float">
            <text:p>0.966183574879227</text:p>
          </table:table-cell>
          <table:table-cell table:formula="of:=[.$H24]/[.$I24]" office:value-type="float" office:value="40.0182482515842" calcext:value-type="float">
            <text:p>40.0182482515842</text:p>
          </table:table-cell>
          <table:table-cell table:formula="of:=[.$J24]*3" office:value-type="float" office:value="120.054744754753" calcext:value-type="float">
            <text:p>120.054744754753</text:p>
          </table:table-cell>
          <table:table-cell table:formula="of:=[.$K24]*60" office:value-type="float" office:value="7203.28468528515" calcext:value-type="float">
            <text:p>7203.284685285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$A25]-1)*0.02" office:value-type="float" office:value="1.3" calcext:value-type="float">
            <text:p>1.3</text:p>
          </table:table-cell>
          <table:table-cell table:formula="of:=2*[.$A25]*[.$B25]" office:value-type="float" office:value="41.6" calcext:value-type="float">
            <text:p>41.6</text:p>
          </table:table-cell>
          <table:table-cell table:formula="of:=1.5*[.$A25]*[.$B25]" office:value-type="float" office:value="31.2" calcext:value-type="float">
            <text:p>31.2</text:p>
          </table:table-cell>
          <table:table-cell table:formula="of:=0.05+([.$D25]*(1+([.$A25]-1)*[.$E$3]))/4000" office:value-type="percentage" office:value="0.058385" calcext:value-type="percentage">
            <text:p>5.84%</text:p>
          </table:table-cell>
          <table:table-cell table:formula="of:=2+(([.$A25]-1)*[.$F$3])" office:value-type="float" office:value="2.075" calcext:value-type="float">
            <text:p>2.075</text:p>
          </table:table-cell>
          <table:table-cell table:formula="of:=10+([.$C25]/4)" office:value-type="float" office:value="20.4" calcext:value-type="float">
            <text:p>20.4</text:p>
          </table:table-cell>
          <table:table-cell table:formula="of:=([.$G25]+([.$G$3]*[.$A25]))*(1+([.$A25]-1)*[.$H$3])*((1-[.$E25])+[.$E25]*[.F25])" office:value-type="float" office:value="40.8606140840625" calcext:value-type="float">
            <text:p>40.8606140840625</text:p>
          </table:table-cell>
          <table:table-cell table:formula="of:=1/(1+([.$A25]-1)*[.$D$3])" office:value-type="float" office:value="0.963855421686747" calcext:value-type="float">
            <text:p>0.963855421686747</text:p>
          </table:table-cell>
          <table:table-cell table:formula="of:=[.$H25]/[.$I25]" office:value-type="float" office:value="42.3928871122148" calcext:value-type="float">
            <text:p>42.3928871122148</text:p>
          </table:table-cell>
          <table:table-cell table:formula="of:=[.$J25]*3" office:value-type="float" office:value="127.178661336645" calcext:value-type="float">
            <text:p>127.178661336645</text:p>
          </table:table-cell>
          <table:table-cell table:formula="of:=[.$K25]*60" office:value-type="float" office:value="7630.71968019867" calcext:value-type="float">
            <text:p>7630.719680198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$A26]-1)*0.02" office:value-type="float" office:value="1.32" calcext:value-type="float">
            <text:p>1.32</text:p>
          </table:table-cell>
          <table:table-cell table:formula="of:=2*[.$A26]*[.$B26]" office:value-type="float" office:value="44.88" calcext:value-type="float">
            <text:p>44.88</text:p>
          </table:table-cell>
          <table:table-cell table:formula="of:=1.5*[.$A26]*[.$B26]" office:value-type="float" office:value="33.66" calcext:value-type="float">
            <text:p>33.66</text:p>
          </table:table-cell>
          <table:table-cell table:formula="of:=0.05+([.$D26]*(1+([.$A26]-1)*[.$E$3]))/4000" office:value-type="percentage" office:value="0.0590882" calcext:value-type="percentage">
            <text:p>5.91%</text:p>
          </table:table-cell>
          <table:table-cell table:formula="of:=2+(([.$A26]-1)*[.$F$3])" office:value-type="float" office:value="2.08" calcext:value-type="float">
            <text:p>2.08</text:p>
          </table:table-cell>
          <table:table-cell table:formula="of:=10+([.$C26]/4)" office:value-type="float" office:value="21.22" calcext:value-type="float">
            <text:p>21.22</text:p>
          </table:table-cell>
          <table:table-cell table:formula="of:=([.$G26]+([.$G$3]*[.$A26]))*(1+([.$A26]-1)*[.$H$3])*((1-[.$E26])+[.$E26]*[.F26])" office:value-type="float" office:value="43.0985602293792" calcext:value-type="float">
            <text:p>43.0985602293792</text:p>
          </table:table-cell>
          <table:table-cell table:formula="of:=1/(1+([.$A26]-1)*[.$D$3])" office:value-type="float" office:value="0.961538461538462" calcext:value-type="float">
            <text:p>0.961538461538462</text:p>
          </table:table-cell>
          <table:table-cell table:formula="of:=[.$H26]/[.$I26]" office:value-type="float" office:value="44.8225026385544" calcext:value-type="float">
            <text:p>44.8225026385544</text:p>
          </table:table-cell>
          <table:table-cell table:formula="of:=[.$J26]*3" office:value-type="float" office:value="134.467507915663" calcext:value-type="float">
            <text:p>134.467507915663</text:p>
          </table:table-cell>
          <table:table-cell table:formula="of:=[.$K26]*60" office:value-type="float" office:value="8068.05047493979" calcext:value-type="float">
            <text:p>8068.0504749397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$A27]-1)*0.02" office:value-type="float" office:value="1.34" calcext:value-type="float">
            <text:p>1.34</text:p>
          </table:table-cell>
          <table:table-cell table:formula="of:=2*[.$A27]*[.$B27]" office:value-type="float" office:value="48.24" calcext:value-type="float">
            <text:p>48.24</text:p>
          </table:table-cell>
          <table:table-cell table:formula="of:=1.5*[.$A27]*[.$B27]" office:value-type="float" office:value="36.18" calcext:value-type="float">
            <text:p>36.18</text:p>
          </table:table-cell>
          <table:table-cell table:formula="of:=0.05+([.$D27]*(1+([.$A27]-1)*[.$E$3]))/4000" office:value-type="percentage" office:value="0.059813825" calcext:value-type="percentage">
            <text:p>5.98%</text:p>
          </table:table-cell>
          <table:table-cell table:formula="of:=2+(([.$A27]-1)*[.$F$3])" office:value-type="float" office:value="2.085" calcext:value-type="float">
            <text:p>2.085</text:p>
          </table:table-cell>
          <table:table-cell table:formula="of:=10+([.$C27]/4)" office:value-type="float" office:value="22.06" calcext:value-type="float">
            <text:p>22.06</text:p>
          </table:table-cell>
          <table:table-cell table:formula="of:=([.$G27]+([.$G$3]*[.$A27]))*(1+([.$A27]-1)*[.$H$3])*((1-[.$E27])+[.$E27]*[.F27])" office:value-type="float" office:value="45.3793770201767" calcext:value-type="float">
            <text:p>45.3793770201767</text:p>
          </table:table-cell>
          <table:table-cell table:formula="of:=1/(1+([.$A27]-1)*[.$D$3])" office:value-type="float" office:value="0.959232613908873" calcext:value-type="float">
            <text:p>0.959232613908873</text:p>
          </table:table-cell>
          <table:table-cell table:formula="of:=[.$H27]/[.$I27]" office:value-type="float" office:value="47.3080005435342" calcext:value-type="float">
            <text:p>47.3080005435342</text:p>
          </table:table-cell>
          <table:table-cell table:formula="of:=[.$J27]*3" office:value-type="float" office:value="141.924001630603" calcext:value-type="float">
            <text:p>141.924001630603</text:p>
          </table:table-cell>
          <table:table-cell table:formula="of:=[.$K27]*60" office:value-type="float" office:value="8515.44009783616" calcext:value-type="float">
            <text:p>8515.440097836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$A28]-1)*0.02" office:value-type="float" office:value="1.36" calcext:value-type="float">
            <text:p>1.36</text:p>
          </table:table-cell>
          <table:table-cell table:formula="of:=2*[.$A28]*[.$B28]" office:value-type="float" office:value="51.68" calcext:value-type="float">
            <text:p>51.68</text:p>
          </table:table-cell>
          <table:table-cell table:formula="of:=1.5*[.$A28]*[.$B28]" office:value-type="float" office:value="38.76" calcext:value-type="float">
            <text:p>38.76</text:p>
          </table:table-cell>
          <table:table-cell table:formula="of:=0.05+([.$D28]*(1+([.$A28]-1)*[.$E$3]))/4000" office:value-type="percentage" office:value="0.0605621" calcext:value-type="percentage">
            <text:p>6.06%</text:p>
          </table:table-cell>
          <table:table-cell table:formula="of:=2+(([.$A28]-1)*[.$F$3])" office:value-type="float" office:value="2.09" calcext:value-type="float">
            <text:p>2.09</text:p>
          </table:table-cell>
          <table:table-cell table:formula="of:=10+([.$C28]/4)" office:value-type="float" office:value="22.92" calcext:value-type="float">
            <text:p>22.92</text:p>
          </table:table-cell>
          <table:table-cell table:formula="of:=([.$G28]+([.$G$3]*[.$A28]))*(1+([.$A28]-1)*[.$H$3])*((1-[.$E28])+[.$E28]*[.F28])" office:value-type="float" office:value="47.7036414276744" calcext:value-type="float">
            <text:p>47.7036414276744</text:p>
          </table:table-cell>
          <table:table-cell table:formula="of:=1/(1+([.$A28]-1)*[.$D$3])" office:value-type="float" office:value="0.956937799043062" calcext:value-type="float">
            <text:p>0.956937799043062</text:p>
          </table:table-cell>
          <table:table-cell table:formula="of:=[.$H28]/[.$I28]" office:value-type="float" office:value="49.8503052919197" calcext:value-type="float">
            <text:p>49.8503052919197</text:p>
          </table:table-cell>
          <table:table-cell table:formula="of:=[.$J28]*3" office:value-type="float" office:value="149.550915875759" calcext:value-type="float">
            <text:p>149.550915875759</text:p>
          </table:table-cell>
          <table:table-cell table:formula="of:=[.$K28]*60" office:value-type="float" office:value="8973.05495254555" calcext:value-type="float">
            <text:p>8973.0549525455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$A29]-1)*0.02" office:value-type="float" office:value="1.38" calcext:value-type="float">
            <text:p>1.38</text:p>
          </table:table-cell>
          <table:table-cell table:formula="of:=2*[.$A29]*[.$B29]" office:value-type="float" office:value="55.2" calcext:value-type="float">
            <text:p>55.2</text:p>
          </table:table-cell>
          <table:table-cell table:formula="of:=1.5*[.$A29]*[.$B29]" office:value-type="float" office:value="41.4" calcext:value-type="float">
            <text:p>41.4</text:p>
          </table:table-cell>
          <table:table-cell table:formula="of:=0.05+([.$D29]*(1+([.$A29]-1)*[.$E$3]))/4000" office:value-type="percentage" office:value="0.06133325" calcext:value-type="percentage">
            <text:p>6.13%</text:p>
          </table:table-cell>
          <table:table-cell table:formula="of:=2+(([.$A29]-1)*[.$F$3])" office:value-type="float" office:value="2.095" calcext:value-type="float">
            <text:p>2.095</text:p>
          </table:table-cell>
          <table:table-cell table:formula="of:=10+([.$C29]/4)" office:value-type="float" office:value="23.8" calcext:value-type="float">
            <text:p>23.8</text:p>
          </table:table-cell>
          <table:table-cell table:formula="of:=([.$G29]+([.$G$3]*[.$A29]))*(1+([.$A29]-1)*[.$H$3])*((1-[.$E29])+[.$E29]*[.F29])" office:value-type="float" office:value="50.0719432884816" calcext:value-type="float">
            <text:p>50.0719432884816</text:p>
          </table:table-cell>
          <table:table-cell table:formula="of:=1/(1+([.$A29]-1)*[.$D$3])" office:value-type="float" office:value="0.954653937947494" calcext:value-type="float">
            <text:p>0.954653937947494</text:p>
          </table:table-cell>
          <table:table-cell table:formula="of:=[.$H29]/[.$I29]" office:value-type="float" office:value="52.4503605946844" calcext:value-type="float">
            <text:p>52.4503605946844</text:p>
          </table:table-cell>
          <table:table-cell table:formula="of:=[.$J29]*3" office:value-type="float" office:value="157.351081784053" calcext:value-type="float">
            <text:p>157.351081784053</text:p>
          </table:table-cell>
          <table:table-cell table:formula="of:=[.$K29]*60" office:value-type="float" office:value="9441.0649070432" calcext:value-type="float">
            <text:p>9441.06490704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$A30]-1)*0.02" office:value-type="float" office:value="1.4" calcext:value-type="float">
            <text:p>1.4</text:p>
          </table:table-cell>
          <table:table-cell table:formula="of:=2*[.$A30]*[.$B30]" office:value-type="float" office:value="58.8" calcext:value-type="float">
            <text:p>58.8</text:p>
          </table:table-cell>
          <table:table-cell table:formula="of:=1.5*[.$A30]*[.$B30]" office:value-type="float" office:value="44.1" calcext:value-type="float">
            <text:p>44.1</text:p>
          </table:table-cell>
          <table:table-cell table:formula="of:=0.05+([.$D30]*(1+([.$A30]-1)*[.$E$3]))/4000" office:value-type="percentage" office:value="0.0621275" calcext:value-type="percentage">
            <text:p>6.21%</text:p>
          </table:table-cell>
          <table:table-cell table:formula="of:=2+(([.$A30]-1)*[.$F$3])" office:value-type="float" office:value="2.1" calcext:value-type="float">
            <text:p>2.1</text:p>
          </table:table-cell>
          <table:table-cell table:formula="of:=10+([.$C30]/4)" office:value-type="float" office:value="24.7" calcext:value-type="float">
            <text:p>24.7</text:p>
          </table:table-cell>
          <table:table-cell table:formula="of:=([.$G30]+([.$G$3]*[.$A30]))*(1+([.$A30]-1)*[.$H$3])*((1-[.$E30])+[.$E30]*[.F30])" office:value-type="float" office:value="52.484885631875" calcext:value-type="float">
            <text:p>52.484885631875</text:p>
          </table:table-cell>
          <table:table-cell table:formula="of:=1/(1+([.$A30]-1)*[.$D$3])" office:value-type="float" office:value="0.952380952380952" calcext:value-type="float">
            <text:p>0.952380952380952</text:p>
          </table:table-cell>
          <table:table-cell table:formula="of:=[.$H30]/[.$I30]" office:value-type="float" office:value="55.1091299134688" calcext:value-type="float">
            <text:p>55.1091299134688</text:p>
          </table:table-cell>
          <table:table-cell table:formula="of:=[.$J30]*3" office:value-type="float" office:value="165.327389740406" calcext:value-type="float">
            <text:p>165.327389740406</text:p>
          </table:table-cell>
          <table:table-cell table:formula="of:=[.$K30]*60" office:value-type="float" office:value="9919.64338442438" calcext:value-type="float">
            <text:p>9919.6433844243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([.$A31]-1)*0.02" office:value-type="float" office:value="1.42" calcext:value-type="float">
            <text:p>1.42</text:p>
          </table:table-cell>
          <table:table-cell table:formula="of:=2*[.$A31]*[.$B31]" office:value-type="float" office:value="62.48" calcext:value-type="float">
            <text:p>62.48</text:p>
          </table:table-cell>
          <table:table-cell table:formula="of:=1.5*[.$A31]*[.$B31]" office:value-type="float" office:value="46.86" calcext:value-type="float">
            <text:p>46.86</text:p>
          </table:table-cell>
          <table:table-cell table:formula="of:=0.05+([.$D31]*(1+([.$A31]-1)*[.$E$3]))/4000" office:value-type="percentage" office:value="0.062945075" calcext:value-type="percentage">
            <text:p>6.29%</text:p>
          </table:table-cell>
          <table:table-cell table:formula="of:=2+(([.$A31]-1)*[.$F$3])" office:value-type="float" office:value="2.105" calcext:value-type="float">
            <text:p>2.105</text:p>
          </table:table-cell>
          <table:table-cell table:formula="of:=10+([.$C31]/4)" office:value-type="float" office:value="25.62" calcext:value-type="float">
            <text:p>25.62</text:p>
          </table:table-cell>
          <table:table-cell table:formula="of:=([.$G31]+([.$G$3]*[.$A31]))*(1+([.$A31]-1)*[.$H$3])*((1-[.$E31])+[.$E31]*[.F31])" office:value-type="float" office:value="54.9430850121118" calcext:value-type="float">
            <text:p>54.9430850121118</text:p>
          </table:table-cell>
          <table:table-cell table:formula="of:=1/(1+([.$A31]-1)*[.$D$3])" office:value-type="float" office:value="0.950118764845606" calcext:value-type="float">
            <text:p>0.950118764845606</text:p>
          </table:table-cell>
          <table:table-cell table:formula="of:=[.$H31]/[.$I31]" office:value-type="float" office:value="57.8275969752477" calcext:value-type="float">
            <text:p>57.8275969752477</text:p>
          </table:table-cell>
          <table:table-cell table:formula="of:=[.$J31]*3" office:value-type="float" office:value="173.482790925743" calcext:value-type="float">
            <text:p>173.482790925743</text:p>
          </table:table-cell>
          <table:table-cell table:formula="of:=[.$K31]*60" office:value-type="float" office:value="10408.9674555446" calcext:value-type="float">
            <text:p>10408.967455544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([.$A32]-1)*0.02" office:value-type="float" office:value="1.44" calcext:value-type="float">
            <text:p>1.44</text:p>
          </table:table-cell>
          <table:table-cell table:formula="of:=2*[.$A32]*[.$B32]" office:value-type="float" office:value="66.24" calcext:value-type="float">
            <text:p>66.24</text:p>
          </table:table-cell>
          <table:table-cell table:formula="of:=1.5*[.$A32]*[.$B32]" office:value-type="float" office:value="49.68" calcext:value-type="float">
            <text:p>49.68</text:p>
          </table:table-cell>
          <table:table-cell table:formula="of:=0.05+([.$D32]*(1+([.$A32]-1)*[.$E$3]))/4000" office:value-type="percentage" office:value="0.0637862" calcext:value-type="percentage">
            <text:p>6.38%</text:p>
          </table:table-cell>
          <table:table-cell table:formula="of:=2+(([.$A32]-1)*[.$F$3])" office:value-type="float" office:value="2.11" calcext:value-type="float">
            <text:p>2.11</text:p>
          </table:table-cell>
          <table:table-cell table:formula="of:=10+([.$C32]/4)" office:value-type="float" office:value="26.56" calcext:value-type="float">
            <text:p>26.56</text:p>
          </table:table-cell>
          <table:table-cell table:formula="of:=([.$G32]+([.$G$3]*[.$A32]))*(1+([.$A32]-1)*[.$H$3])*((1-[.$E32])+[.$E32]*[.F32])" office:value-type="float" office:value="57.4471718458134" calcext:value-type="float">
            <text:p>57.4471718458134</text:p>
          </table:table-cell>
          <table:table-cell table:formula="of:=1/(1+([.$A32]-1)*[.$D$3])" office:value-type="float" office:value="0.947867298578199" calcext:value-type="float">
            <text:p>0.947867298578199</text:p>
          </table:table-cell>
          <table:table-cell table:formula="of:=[.$H32]/[.$I32]" office:value-type="float" office:value="60.6067662973331" calcext:value-type="float">
            <text:p>60.6067662973331</text:p>
          </table:table-cell>
          <table:table-cell table:formula="of:=[.$J32]*3" office:value-type="float" office:value="181.820298891999" calcext:value-type="float">
            <text:p>181.820298891999</text:p>
          </table:table-cell>
          <table:table-cell table:formula="of:=[.$K32]*60" office:value-type="float" office:value="10909.21793352" calcext:value-type="float">
            <text:p>10909.2179335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([.$A33]-1)*0.02" office:value-type="float" office:value="1.46" calcext:value-type="float">
            <text:p>1.46</text:p>
          </table:table-cell>
          <table:table-cell table:formula="of:=2*[.$A33]*[.$B33]" office:value-type="float" office:value="70.08" calcext:value-type="float">
            <text:p>70.08</text:p>
          </table:table-cell>
          <table:table-cell table:formula="of:=1.5*[.$A33]*[.$B33]" office:value-type="float" office:value="52.56" calcext:value-type="float">
            <text:p>52.56</text:p>
          </table:table-cell>
          <table:table-cell table:formula="of:=0.05+([.$D33]*(1+([.$A33]-1)*[.$E$3]))/4000" office:value-type="percentage" office:value="0.0646511" calcext:value-type="percentage">
            <text:p>6.47%</text:p>
          </table:table-cell>
          <table:table-cell table:formula="of:=2+(([.$A33]-1)*[.$F$3])" office:value-type="float" office:value="2.115" calcext:value-type="float">
            <text:p>2.115</text:p>
          </table:table-cell>
          <table:table-cell table:formula="of:=10+([.$C33]/4)" office:value-type="float" office:value="27.52" calcext:value-type="float">
            <text:p>27.52</text:p>
          </table:table-cell>
          <table:table-cell table:formula="of:=([.$G33]+([.$G$3]*[.$A33]))*(1+([.$A33]-1)*[.$H$3])*((1-[.$E33])+[.$E33]*[.F33])" office:value-type="float" office:value="59.9977907544554" calcext:value-type="float">
            <text:p>59.9977907544554</text:p>
          </table:table-cell>
          <table:table-cell table:formula="of:=1/(1+([.$A33]-1)*[.$D$3])" office:value-type="float" office:value="0.945626477541371" calcext:value-type="float">
            <text:p>0.945626477541371</text:p>
          </table:table-cell>
          <table:table-cell table:formula="of:=[.$H33]/[.$I33]" office:value-type="float" office:value="63.4476637228366" calcext:value-type="float">
            <text:p>63.4476637228366</text:p>
          </table:table-cell>
          <table:table-cell table:formula="of:=[.$J33]*3" office:value-type="float" office:value="190.34299116851" calcext:value-type="float">
            <text:p>190.34299116851</text:p>
          </table:table-cell>
          <table:table-cell table:formula="of:=[.$K33]*60" office:value-type="float" office:value="11420.5794701106" calcext:value-type="float">
            <text:p>11420.57947011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([.$A34]-1)*0.02" office:value-type="float" office:value="1.48" calcext:value-type="float">
            <text:p>1.48</text:p>
          </table:table-cell>
          <table:table-cell table:formula="of:=2*[.$A34]*[.$B34]" office:value-type="float" office:value="74" calcext:value-type="float">
            <text:p>74</text:p>
          </table:table-cell>
          <table:table-cell table:formula="of:=1.5*[.$A34]*[.$B34]" office:value-type="float" office:value="55.5" calcext:value-type="float">
            <text:p>55.5</text:p>
          </table:table-cell>
          <table:table-cell table:formula="of:=0.05+([.$D34]*(1+([.$A34]-1)*[.$E$3]))/4000" office:value-type="percentage" office:value="0.06554" calcext:value-type="percentage">
            <text:p>6.55%</text:p>
          </table:table-cell>
          <table:table-cell table:formula="of:=2+(([.$A34]-1)*[.$F$3])" office:value-type="float" office:value="2.12" calcext:value-type="float">
            <text:p>2.12</text:p>
          </table:table-cell>
          <table:table-cell table:formula="of:=10+([.$C34]/4)" office:value-type="float" office:value="28.5" calcext:value-type="float">
            <text:p>28.5</text:p>
          </table:table-cell>
          <table:table-cell table:formula="of:=([.$G34]+([.$G$3]*[.$A34]))*(1+([.$A34]-1)*[.$H$3])*((1-[.$E34])+[.$E34]*[.F34])" office:value-type="float" office:value="62.595600912" calcext:value-type="float">
            <text:p>62.595600912</text:p>
          </table:table-cell>
          <table:table-cell table:formula="of:=1/(1+([.$A34]-1)*[.$D$3])" office:value-type="float" office:value="0.943396226415094" calcext:value-type="float">
            <text:p>0.943396226415094</text:p>
          </table:table-cell>
          <table:table-cell table:formula="of:=[.$H34]/[.$I34]" office:value-type="float" office:value="66.35133696672" calcext:value-type="float">
            <text:p>66.35133696672</text:p>
          </table:table-cell>
          <table:table-cell table:formula="of:=[.$J34]*3" office:value-type="float" office:value="199.05401090016" calcext:value-type="float">
            <text:p>199.05401090016</text:p>
          </table:table-cell>
          <table:table-cell table:formula="of:=[.$K34]*60" office:value-type="float" office:value="11943.2406540096" calcext:value-type="float">
            <text:p>11943.240654009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([.$A35]-1)*0.02" office:value-type="float" office:value="1.5" calcext:value-type="float">
            <text:p>1.5</text:p>
          </table:table-cell>
          <table:table-cell table:formula="of:=2*[.$A35]*[.$B35]" office:value-type="float" office:value="78" calcext:value-type="float">
            <text:p>78</text:p>
          </table:table-cell>
          <table:table-cell table:formula="of:=1.5*[.$A35]*[.$B35]" office:value-type="float" office:value="58.5" calcext:value-type="float">
            <text:p>58.5</text:p>
          </table:table-cell>
          <table:table-cell table:formula="of:=0.05+([.$D35]*(1+([.$A35]-1)*[.$E$3]))/4000" office:value-type="percentage" office:value="0.066453125" calcext:value-type="percentage">
            <text:p>6.65%</text:p>
          </table:table-cell>
          <table:table-cell table:formula="of:=2+(([.$A35]-1)*[.$F$3])" office:value-type="float" office:value="2.125" calcext:value-type="float">
            <text:p>2.125</text:p>
          </table:table-cell>
          <table:table-cell table:formula="of:=10+([.$C35]/4)" office:value-type="float" office:value="29.5" calcext:value-type="float">
            <text:p>29.5</text:p>
          </table:table-cell>
          <table:table-cell table:formula="of:=([.$G35]+([.$G$3]*[.$A35]))*(1+([.$A35]-1)*[.$H$3])*((1-[.$E35])+[.$E35]*[.F35])" office:value-type="float" office:value="65.2412763977051" calcext:value-type="float">
            <text:p>65.2412763977051</text:p>
          </table:table-cell>
          <table:table-cell table:formula="of:=1/(1+([.$A35]-1)*[.$D$3])" office:value-type="float" office:value="0.941176470588235" calcext:value-type="float">
            <text:p>0.941176470588235</text:p>
          </table:table-cell>
          <table:table-cell table:formula="of:=[.$H35]/[.$I35]" office:value-type="float" office:value="69.3188561725617" calcext:value-type="float">
            <text:p>69.3188561725617</text:p>
          </table:table-cell>
          <table:table-cell table:formula="of:=[.$J35]*3" office:value-type="float" office:value="207.956568517685" calcext:value-type="float">
            <text:p>207.956568517685</text:p>
          </table:table-cell>
          <table:table-cell table:formula="of:=[.$K35]*60" office:value-type="float" office:value="12477.3941110611" calcext:value-type="float">
            <text:p>12477.394111061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([.$A36]-1)*0.02" office:value-type="float" office:value="1.52" calcext:value-type="float">
            <text:p>1.52</text:p>
          </table:table-cell>
          <table:table-cell table:formula="of:=2*[.$A36]*[.$B36]" office:value-type="float" office:value="82.08" calcext:value-type="float">
            <text:p>82.08</text:p>
          </table:table-cell>
          <table:table-cell table:formula="of:=1.5*[.$A36]*[.$B36]" office:value-type="float" office:value="61.56" calcext:value-type="float">
            <text:p>61.56</text:p>
          </table:table-cell>
          <table:table-cell table:formula="of:=0.05+([.$D36]*(1+([.$A36]-1)*[.$E$3]))/4000" office:value-type="percentage" office:value="0.0673907" calcext:value-type="percentage">
            <text:p>6.74%</text:p>
          </table:table-cell>
          <table:table-cell table:formula="of:=2+(([.$A36]-1)*[.$F$3])" office:value-type="float" office:value="2.13" calcext:value-type="float">
            <text:p>2.13</text:p>
          </table:table-cell>
          <table:table-cell table:formula="of:=10+([.$C36]/4)" office:value-type="float" office:value="30.52" calcext:value-type="float">
            <text:p>30.52</text:p>
          </table:table-cell>
          <table:table-cell table:formula="of:=([.$G36]+([.$G$3]*[.$A36]))*(1+([.$A36]-1)*[.$H$3])*((1-[.$E36])+[.$E36]*[.F36])" office:value-type="float" office:value="67.9355065541462" calcext:value-type="float">
            <text:p>67.9355065541462</text:p>
          </table:table-cell>
          <table:table-cell table:formula="of:=1/(1+([.$A36]-1)*[.$D$3])" office:value-type="float" office:value="0.938967136150235" calcext:value-type="float">
            <text:p>0.938967136150235</text:p>
          </table:table-cell>
          <table:table-cell table:formula="of:=[.$H36]/[.$I36]" office:value-type="float" office:value="72.3513144801657" calcext:value-type="float">
            <text:p>72.3513144801657</text:p>
          </table:table-cell>
          <table:table-cell table:formula="of:=[.$J36]*3" office:value-type="float" office:value="217.053943440497" calcext:value-type="float">
            <text:p>217.053943440497</text:p>
          </table:table-cell>
          <table:table-cell table:formula="of:=[.$K36]*60" office:value-type="float" office:value="13023.2366064298" calcext:value-type="float">
            <text:p>13023.23660642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([.$A37]-1)*0.02" office:value-type="float" office:value="1.54" calcext:value-type="float">
            <text:p>1.54</text:p>
          </table:table-cell>
          <table:table-cell table:formula="of:=2*[.$A37]*[.$B37]" office:value-type="float" office:value="86.24" calcext:value-type="float">
            <text:p>86.24</text:p>
          </table:table-cell>
          <table:table-cell table:formula="of:=1.5*[.$A37]*[.$B37]" office:value-type="float" office:value="64.68" calcext:value-type="float">
            <text:p>64.68</text:p>
          </table:table-cell>
          <table:table-cell table:formula="of:=0.05+([.$D37]*(1+([.$A37]-1)*[.$E$3]))/4000" office:value-type="percentage" office:value="0.06835295" calcext:value-type="percentage">
            <text:p>6.84%</text:p>
          </table:table-cell>
          <table:table-cell table:formula="of:=2+(([.$A37]-1)*[.$F$3])" office:value-type="float" office:value="2.135" calcext:value-type="float">
            <text:p>2.135</text:p>
          </table:table-cell>
          <table:table-cell table:formula="of:=10+([.$C37]/4)" office:value-type="float" office:value="31.56" calcext:value-type="float">
            <text:p>31.56</text:p>
          </table:table-cell>
          <table:table-cell table:formula="of:=([.$G37]+([.$G$3]*[.$A37]))*(1+([.$A37]-1)*[.$H$3])*((1-[.$E37])+[.$E37]*[.F37])" office:value-type="float" office:value="70.6789963504867" calcext:value-type="float">
            <text:p>70.6789963504867</text:p>
          </table:table-cell>
          <table:table-cell table:formula="of:=1/(1+([.$A37]-1)*[.$D$3])" office:value-type="float" office:value="0.936768149882904" calcext:value-type="float">
            <text:p>0.936768149882904</text:p>
          </table:table-cell>
          <table:table-cell table:formula="of:=[.$H37]/[.$I37]" office:value-type="float" office:value="75.4498286041446" calcext:value-type="float">
            <text:p>75.4498286041446</text:p>
          </table:table-cell>
          <table:table-cell table:formula="of:=[.$J37]*3" office:value-type="float" office:value="226.349485812434" calcext:value-type="float">
            <text:p>226.349485812434</text:p>
          </table:table-cell>
          <table:table-cell table:formula="of:=[.$K37]*60" office:value-type="float" office:value="13580.969148746" calcext:value-type="float">
            <text:p>13580.96914874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([.$A38]-1)*0.02" office:value-type="float" office:value="1.56" calcext:value-type="float">
            <text:p>1.56</text:p>
          </table:table-cell>
          <table:table-cell table:formula="of:=2*[.$A38]*[.$B38]" office:value-type="float" office:value="90.48" calcext:value-type="float">
            <text:p>90.48</text:p>
          </table:table-cell>
          <table:table-cell table:formula="of:=1.5*[.$A38]*[.$B38]" office:value-type="float" office:value="67.86" calcext:value-type="float">
            <text:p>67.86</text:p>
          </table:table-cell>
          <table:table-cell table:formula="of:=0.05+([.$D38]*(1+([.$A38]-1)*[.$E$3]))/4000" office:value-type="percentage" office:value="0.0693401" calcext:value-type="percentage">
            <text:p>6.93%</text:p>
          </table:table-cell>
          <table:table-cell table:formula="of:=2+(([.$A38]-1)*[.$F$3])" office:value-type="float" office:value="2.14" calcext:value-type="float">
            <text:p>2.14</text:p>
          </table:table-cell>
          <table:table-cell table:formula="of:=10+([.$C38]/4)" office:value-type="float" office:value="32.62" calcext:value-type="float">
            <text:p>32.62</text:p>
          </table:table-cell>
          <table:table-cell table:formula="of:=([.$G38]+([.$G$3]*[.$A38]))*(1+([.$A38]-1)*[.$H$3])*((1-[.$E38])+[.$E38]*[.F38])" office:value-type="float" office:value="73.4724667510314" calcext:value-type="float">
            <text:p>73.4724667510314</text:p>
          </table:table-cell>
          <table:table-cell table:formula="of:=1/(1+([.$A38]-1)*[.$D$3])" office:value-type="float" office:value="0.934579439252336" calcext:value-type="float">
            <text:p>0.934579439252336</text:p>
          </table:table-cell>
          <table:table-cell table:formula="of:=[.$H38]/[.$I38]" office:value-type="float" office:value="78.6155394236036" calcext:value-type="float">
            <text:p>78.6155394236036</text:p>
          </table:table-cell>
          <table:table-cell table:formula="of:=[.$J38]*3" office:value-type="float" office:value="235.846618270811" calcext:value-type="float">
            <text:p>235.846618270811</text:p>
          </table:table-cell>
          <table:table-cell table:formula="of:=[.$K38]*60" office:value-type="float" office:value="14150.7970962487" calcext:value-type="float">
            <text:p>14150.797096248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([.$A39]-1)*0.02" office:value-type="float" office:value="1.58" calcext:value-type="float">
            <text:p>1.58</text:p>
          </table:table-cell>
          <table:table-cell table:formula="of:=2*[.$A39]*[.$B39]" office:value-type="float" office:value="94.8" calcext:value-type="float">
            <text:p>94.8</text:p>
          </table:table-cell>
          <table:table-cell table:formula="of:=1.5*[.$A39]*[.$B39]" office:value-type="float" office:value="71.1" calcext:value-type="float">
            <text:p>71.1</text:p>
          </table:table-cell>
          <table:table-cell table:formula="of:=0.05+([.$D39]*(1+([.$A39]-1)*[.$E$3]))/4000" office:value-type="percentage" office:value="0.070352375" calcext:value-type="percentage">
            <text:p>7.04%</text:p>
          </table:table-cell>
          <table:table-cell table:formula="of:=2+(([.$A39]-1)*[.$F$3])" office:value-type="float" office:value="2.145" calcext:value-type="float">
            <text:p>2.145</text:p>
          </table:table-cell>
          <table:table-cell table:formula="of:=10+([.$C39]/4)" office:value-type="float" office:value="33.7" calcext:value-type="float">
            <text:p>33.7</text:p>
          </table:table-cell>
          <table:table-cell table:formula="of:=([.$G39]+([.$G$3]*[.$A39]))*(1+([.$A39]-1)*[.$H$3])*((1-[.$E39])+[.$E39]*[.F39])" office:value-type="float" office:value="76.3166550890991" calcext:value-type="float">
            <text:p>76.3166550890991</text:p>
          </table:table-cell>
          <table:table-cell table:formula="of:=1/(1+([.$A39]-1)*[.$D$3])" office:value-type="float" office:value="0.932400932400932" calcext:value-type="float">
            <text:p>0.932400932400932</text:p>
          </table:table-cell>
          <table:table-cell table:formula="of:=[.$H39]/[.$I39]" office:value-type="float" office:value="81.8496125830588" calcext:value-type="float">
            <text:p>81.8496125830588</text:p>
          </table:table-cell>
          <table:table-cell table:formula="of:=[.$J39]*3" office:value-type="float" office:value="245.548837749176" calcext:value-type="float">
            <text:p>245.548837749176</text:p>
          </table:table-cell>
          <table:table-cell table:formula="of:=[.$K39]*60" office:value-type="float" office:value="14732.9302649506" calcext:value-type="float">
            <text:p>14732.93026495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([.$A40]-1)*0.02" office:value-type="float" office:value="1.6" calcext:value-type="float">
            <text:p>1.6</text:p>
          </table:table-cell>
          <table:table-cell table:formula="of:=2*[.$A40]*[.$B40]" office:value-type="float" office:value="99.2" calcext:value-type="float">
            <text:p>99.2</text:p>
          </table:table-cell>
          <table:table-cell table:formula="of:=1.5*[.$A40]*[.$B40]" office:value-type="float" office:value="74.4" calcext:value-type="float">
            <text:p>74.4</text:p>
          </table:table-cell>
          <table:table-cell table:formula="of:=0.05+([.$D40]*(1+([.$A40]-1)*[.$E$3]))/4000" office:value-type="percentage" office:value="0.07139" calcext:value-type="percentage">
            <text:p>7.14%</text:p>
          </table:table-cell>
          <table:table-cell table:formula="of:=2+(([.$A40]-1)*[.$F$3])" office:value-type="float" office:value="2.15" calcext:value-type="float">
            <text:p>2.15</text:p>
          </table:table-cell>
          <table:table-cell table:formula="of:=10+([.$C40]/4)" office:value-type="float" office:value="34.8" calcext:value-type="float">
            <text:p>34.8</text:p>
          </table:table-cell>
          <table:table-cell table:formula="of:=([.$G40]+([.$G$3]*[.$A40]))*(1+([.$A40]-1)*[.$H$3])*((1-[.$E40])+[.$E40]*[.F40])" office:value-type="float" office:value="79.21231544625" calcext:value-type="float">
            <text:p>79.21231544625</text:p>
          </table:table-cell>
          <table:table-cell table:formula="of:=1/(1+([.$A40]-1)*[.$D$3])" office:value-type="float" office:value="0.930232558139535" calcext:value-type="float">
            <text:p>0.930232558139535</text:p>
          </table:table-cell>
          <table:table-cell table:formula="of:=[.$H40]/[.$I40]" office:value-type="float" office:value="85.1532391047188" calcext:value-type="float">
            <text:p>85.1532391047188</text:p>
          </table:table-cell>
          <table:table-cell table:formula="of:=[.$J40]*3" office:value-type="float" office:value="255.459717314156" calcext:value-type="float">
            <text:p>255.459717314156</text:p>
          </table:table-cell>
          <table:table-cell table:formula="of:=[.$K40]*60" office:value-type="float" office:value="15327.5830388494" calcext:value-type="float">
            <text:p>15327.583038849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([.$A41]-1)*0.02" office:value-type="float" office:value="1.62" calcext:value-type="float">
            <text:p>1.62</text:p>
          </table:table-cell>
          <table:table-cell table:formula="of:=2*[.$A41]*[.$B41]" office:value-type="float" office:value="103.68" calcext:value-type="float">
            <text:p>103.68</text:p>
          </table:table-cell>
          <table:table-cell table:formula="of:=1.5*[.$A41]*[.$B41]" office:value-type="float" office:value="77.76" calcext:value-type="float">
            <text:p>77.76</text:p>
          </table:table-cell>
          <table:table-cell table:formula="of:=0.05+([.$D41]*(1+([.$A41]-1)*[.$E$3]))/4000" office:value-type="percentage" office:value="0.0724532" calcext:value-type="percentage">
            <text:p>7.25%</text:p>
          </table:table-cell>
          <table:table-cell table:formula="of:=2+(([.$A41]-1)*[.$F$3])" office:value-type="float" office:value="2.155" calcext:value-type="float">
            <text:p>2.155</text:p>
          </table:table-cell>
          <table:table-cell table:formula="of:=10+([.$C41]/4)" office:value-type="float" office:value="35.92" calcext:value-type="float">
            <text:p>35.92</text:p>
          </table:table-cell>
          <table:table-cell table:formula="of:=([.$G41]+([.$G$3]*[.$A41]))*(1+([.$A41]-1)*[.$H$3])*((1-[.$E41])+[.$E41]*[.F41])" office:value-type="float" office:value="82.1602190369022" calcext:value-type="float">
            <text:p>82.1602190369022</text:p>
          </table:table-cell>
          <table:table-cell table:formula="of:=1/(1+([.$A41]-1)*[.$D$3])" office:value-type="float" office:value="0.928074245939675" calcext:value-type="float">
            <text:p>0.928074245939675</text:p>
          </table:table-cell>
          <table:table-cell table:formula="of:=[.$H41]/[.$I41]" office:value-type="float" office:value="88.5276360122621" calcext:value-type="float">
            <text:p>88.5276360122621</text:p>
          </table:table-cell>
          <table:table-cell table:formula="of:=[.$J41]*3" office:value-type="float" office:value="265.582908036786" calcext:value-type="float">
            <text:p>265.582908036786</text:p>
          </table:table-cell>
          <table:table-cell table:formula="of:=[.$K41]*60" office:value-type="float" office:value="15934.9744822072" calcext:value-type="float">
            <text:p>15934.974482207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([.$A42]-1)*0.02" office:value-type="float" office:value="1.64" calcext:value-type="float">
            <text:p>1.64</text:p>
          </table:table-cell>
          <table:table-cell table:formula="of:=2*[.$A42]*[.$B42]" office:value-type="float" office:value="108.24" calcext:value-type="float">
            <text:p>108.24</text:p>
          </table:table-cell>
          <table:table-cell table:formula="of:=1.5*[.$A42]*[.$B42]" office:value-type="float" office:value="81.18" calcext:value-type="float">
            <text:p>81.18</text:p>
          </table:table-cell>
          <table:table-cell table:formula="of:=0.05+([.$D42]*(1+([.$A42]-1)*[.$E$3]))/4000" office:value-type="percentage" office:value="0.0735422" calcext:value-type="percentage">
            <text:p>7.35%</text:p>
          </table:table-cell>
          <table:table-cell table:formula="of:=2+(([.$A42]-1)*[.$F$3])" office:value-type="float" office:value="2.16" calcext:value-type="float">
            <text:p>2.16</text:p>
          </table:table-cell>
          <table:table-cell table:formula="of:=10+([.$C42]/4)" office:value-type="float" office:value="37.06" calcext:value-type="float">
            <text:p>37.06</text:p>
          </table:table-cell>
          <table:table-cell table:formula="of:=([.$G42]+([.$G$3]*[.$A42]))*(1+([.$A42]-1)*[.$H$3])*((1-[.$E42])+[.$E42]*[.F42])" office:value-type="float" office:value="85.1611545983744" calcext:value-type="float">
            <text:p>85.1611545983744</text:p>
          </table:table-cell>
          <table:table-cell table:formula="of:=1/(1+([.$A42]-1)*[.$D$3])" office:value-type="float" office:value="0.925925925925926" calcext:value-type="float">
            <text:p>0.925925925925926</text:p>
          </table:table-cell>
          <table:table-cell table:formula="of:=[.$H42]/[.$I42]" office:value-type="float" office:value="91.9740469662444" calcext:value-type="float">
            <text:p>91.9740469662444</text:p>
          </table:table-cell>
          <table:table-cell table:formula="of:=[.$J42]*3" office:value-type="float" office:value="275.922140898733" calcext:value-type="float">
            <text:p>275.922140898733</text:p>
          </table:table-cell>
          <table:table-cell table:formula="of:=[.$K42]*60" office:value-type="float" office:value="16555.328453924" calcext:value-type="float">
            <text:p>16555.32845392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([.$A43]-1)*0.02" office:value-type="float" office:value="1.66" calcext:value-type="float">
            <text:p>1.66</text:p>
          </table:table-cell>
          <table:table-cell table:formula="of:=2*[.$A43]*[.$B43]" office:value-type="float" office:value="112.88" calcext:value-type="float">
            <text:p>112.88</text:p>
          </table:table-cell>
          <table:table-cell table:formula="of:=1.5*[.$A43]*[.$B43]" office:value-type="float" office:value="84.66" calcext:value-type="float">
            <text:p>84.66</text:p>
          </table:table-cell>
          <table:table-cell table:formula="of:=0.05+([.$D43]*(1+([.$A43]-1)*[.$E$3]))/4000" office:value-type="percentage" office:value="0.074657225" calcext:value-type="percentage">
            <text:p>7.47%</text:p>
          </table:table-cell>
          <table:table-cell table:formula="of:=2+(([.$A43]-1)*[.$F$3])" office:value-type="float" office:value="2.165" calcext:value-type="float">
            <text:p>2.165</text:p>
          </table:table-cell>
          <table:table-cell table:formula="of:=10+([.$C43]/4)" office:value-type="float" office:value="38.22" calcext:value-type="float">
            <text:p>38.22</text:p>
          </table:table-cell>
          <table:table-cell table:formula="of:=([.$G43]+([.$G$3]*[.$A43]))*(1+([.$A43]-1)*[.$H$3])*((1-[.$E43])+[.$E43]*[.F43])" office:value-type="float" office:value="88.2159287863887" calcext:value-type="float">
            <text:p>88.2159287863887</text:p>
          </table:table-cell>
          <table:table-cell table:formula="of:=1/(1+([.$A43]-1)*[.$D$3])" office:value-type="float" office:value="0.92378752886836" calcext:value-type="float">
            <text:p>0.92378752886836</text:p>
          </table:table-cell>
          <table:table-cell table:formula="of:=[.$H43]/[.$I43]" office:value-type="float" office:value="95.4937429112658" calcext:value-type="float">
            <text:p>95.4937429112658</text:p>
          </table:table-cell>
          <table:table-cell table:formula="of:=[.$J43]*3" office:value-type="float" office:value="286.481228733797" calcext:value-type="float">
            <text:p>286.481228733797</text:p>
          </table:table-cell>
          <table:table-cell table:formula="of:=[.$K43]*60" office:value-type="float" office:value="17188.8737240278" calcext:value-type="float">
            <text:p>17188.873724027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([.$A44]-1)*0.02" office:value-type="float" office:value="1.68" calcext:value-type="float">
            <text:p>1.68</text:p>
          </table:table-cell>
          <table:table-cell table:formula="of:=2*[.$A44]*[.$B44]" office:value-type="float" office:value="117.6" calcext:value-type="float">
            <text:p>117.6</text:p>
          </table:table-cell>
          <table:table-cell table:formula="of:=1.5*[.$A44]*[.$B44]" office:value-type="float" office:value="88.2" calcext:value-type="float">
            <text:p>88.2</text:p>
          </table:table-cell>
          <table:table-cell table:formula="of:=0.05+([.$D44]*(1+([.$A44]-1)*[.$E$3]))/4000" office:value-type="percentage" office:value="0.0757985" calcext:value-type="percentage">
            <text:p>7.58%</text:p>
          </table:table-cell>
          <table:table-cell table:formula="of:=2+(([.$A44]-1)*[.$F$3])" office:value-type="float" office:value="2.17" calcext:value-type="float">
            <text:p>2.17</text:p>
          </table:table-cell>
          <table:table-cell table:formula="of:=10+([.$C44]/4)" office:value-type="float" office:value="39.4" calcext:value-type="float">
            <text:p>39.4</text:p>
          </table:table-cell>
          <table:table-cell table:formula="of:=([.$G44]+([.$G$3]*[.$A44]))*(1+([.$A44]-1)*[.$H$3])*((1-[.$E44])+[.$E44]*[.F44])" office:value-type="float" office:value="91.32536657607" calcext:value-type="float">
            <text:p>91.32536657607</text:p>
          </table:table-cell>
          <table:table-cell table:formula="of:=1/(1+([.$A44]-1)*[.$D$3])" office:value-type="float" office:value="0.921658986175115" calcext:value-type="float">
            <text:p>0.921658986175115</text:p>
          </table:table-cell>
          <table:table-cell table:formula="of:=[.$H44]/[.$I44]" office:value-type="float" office:value="99.088022735036" calcext:value-type="float">
            <text:p>99.088022735036</text:p>
          </table:table-cell>
          <table:table-cell table:formula="of:=[.$J44]*3" office:value-type="float" office:value="297.264068205108" calcext:value-type="float">
            <text:p>297.264068205108</text:p>
          </table:table-cell>
          <table:table-cell table:formula="of:=[.$K44]*60" office:value-type="float" office:value="17835.8440923065" calcext:value-type="float">
            <text:p>17835.844092306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([.$A45]-1)*0.02" office:value-type="float" office:value="1.7" calcext:value-type="float">
            <text:p>1.7</text:p>
          </table:table-cell>
          <table:table-cell table:formula="of:=2*[.$A45]*[.$B45]" office:value-type="float" office:value="122.4" calcext:value-type="float">
            <text:p>122.4</text:p>
          </table:table-cell>
          <table:table-cell table:formula="of:=1.5*[.$A45]*[.$B45]" office:value-type="float" office:value="91.8" calcext:value-type="float">
            <text:p>91.8</text:p>
          </table:table-cell>
          <table:table-cell table:formula="of:=0.05+([.$D45]*(1+([.$A45]-1)*[.$E$3]))/4000" office:value-type="percentage" office:value="0.07696625" calcext:value-type="percentage">
            <text:p>7.70%</text:p>
          </table:table-cell>
          <table:table-cell table:formula="of:=2+(([.$A45]-1)*[.$F$3])" office:value-type="float" office:value="2.175" calcext:value-type="float">
            <text:p>2.175</text:p>
          </table:table-cell>
          <table:table-cell table:formula="of:=10+([.$C45]/4)" office:value-type="float" office:value="40.6" calcext:value-type="float">
            <text:p>40.6</text:p>
          </table:table-cell>
          <table:table-cell table:formula="of:=([.$G45]+([.$G$3]*[.$A45]))*(1+([.$A45]-1)*[.$H$3])*((1-[.$E45])+[.$E45]*[.F45])" office:value-type="float" office:value="94.4903116684766" calcext:value-type="float">
            <text:p>94.4903116684766</text:p>
          </table:table-cell>
          <table:table-cell table:formula="of:=1/(1+([.$A45]-1)*[.$D$3])" office:value-type="float" office:value="0.919540229885058" calcext:value-type="float">
            <text:p>0.919540229885058</text:p>
          </table:table-cell>
          <table:table-cell table:formula="of:=[.$H45]/[.$I45]" office:value-type="float" office:value="102.758213939468" calcext:value-type="float">
            <text:p>102.758213939468</text:p>
          </table:table-cell>
          <table:table-cell table:formula="of:=[.$J45]*3" office:value-type="float" office:value="308.274641818405" calcext:value-type="float">
            <text:p>308.274641818405</text:p>
          </table:table-cell>
          <table:table-cell table:formula="of:=[.$K45]*60" office:value-type="float" office:value="18496.4785091043" calcext:value-type="float">
            <text:p>18496.478509104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([.$A46]-1)*0.02" office:value-type="float" office:value="1.72" calcext:value-type="float">
            <text:p>1.72</text:p>
          </table:table-cell>
          <table:table-cell table:formula="of:=2*[.$A46]*[.$B46]" office:value-type="float" office:value="127.28" calcext:value-type="float">
            <text:p>127.28</text:p>
          </table:table-cell>
          <table:table-cell table:formula="of:=1.5*[.$A46]*[.$B46]" office:value-type="float" office:value="95.46" calcext:value-type="float">
            <text:p>95.46</text:p>
          </table:table-cell>
          <table:table-cell table:formula="of:=0.05+([.$D46]*(1+([.$A46]-1)*[.$E$3]))/4000" office:value-type="percentage" office:value="0.0781607" calcext:value-type="percentage">
            <text:p>7.82%</text:p>
          </table:table-cell>
          <table:table-cell table:formula="of:=2+(([.$A46]-1)*[.$F$3])" office:value-type="float" office:value="2.18" calcext:value-type="float">
            <text:p>2.18</text:p>
          </table:table-cell>
          <table:table-cell table:formula="of:=10+([.$C46]/4)" office:value-type="float" office:value="41.82" calcext:value-type="float">
            <text:p>41.82</text:p>
          </table:table-cell>
          <table:table-cell table:formula="of:=([.$G46]+([.$G$3]*[.$A46]))*(1+([.$A46]-1)*[.$H$3])*((1-[.$E46])+[.$E46]*[.F46])" office:value-type="float" office:value="97.7116269026982" calcext:value-type="float">
            <text:p>97.7116269026982</text:p>
          </table:table-cell>
          <table:table-cell table:formula="of:=1/(1+([.$A46]-1)*[.$D$3])" office:value-type="float" office:value="0.91743119266055" calcext:value-type="float">
            <text:p>0.91743119266055</text:p>
          </table:table-cell>
          <table:table-cell table:formula="of:=[.$H46]/[.$I46]" office:value-type="float" office:value="106.505673323941" calcext:value-type="float">
            <text:p>106.505673323941</text:p>
          </table:table-cell>
          <table:table-cell table:formula="of:=[.$J46]*3" office:value-type="float" office:value="319.517019971823" calcext:value-type="float">
            <text:p>319.517019971823</text:p>
          </table:table-cell>
          <table:table-cell table:formula="of:=[.$K46]*60" office:value-type="float" office:value="19171.0211983094" calcext:value-type="float">
            <text:p>19171.021198309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([.$A47]-1)*0.02" office:value-type="float" office:value="1.74" calcext:value-type="float">
            <text:p>1.74</text:p>
          </table:table-cell>
          <table:table-cell table:formula="of:=2*[.$A47]*[.$B47]" office:value-type="float" office:value="132.24" calcext:value-type="float">
            <text:p>132.24</text:p>
          </table:table-cell>
          <table:table-cell table:formula="of:=1.5*[.$A47]*[.$B47]" office:value-type="float" office:value="99.18" calcext:value-type="float">
            <text:p>99.18</text:p>
          </table:table-cell>
          <table:table-cell table:formula="of:=0.05+([.$D47]*(1+([.$A47]-1)*[.$E$3]))/4000" office:value-type="percentage" office:value="0.079382075" calcext:value-type="percentage">
            <text:p>7.94%</text:p>
          </table:table-cell>
          <table:table-cell table:formula="of:=2+(([.$A47]-1)*[.$F$3])" office:value-type="float" office:value="2.185" calcext:value-type="float">
            <text:p>2.185</text:p>
          </table:table-cell>
          <table:table-cell table:formula="of:=10+([.$C47]/4)" office:value-type="float" office:value="43.06" calcext:value-type="float">
            <text:p>43.06</text:p>
          </table:table-cell>
          <table:table-cell table:formula="of:=([.$G47]+([.$G$3]*[.$A47]))*(1+([.$A47]-1)*[.$H$3])*((1-[.$E47])+[.$E47]*[.F47])" office:value-type="float" office:value="100.990194673557" calcext:value-type="float">
            <text:p>100.990194673557</text:p>
          </table:table-cell>
          <table:table-cell table:formula="of:=1/(1+([.$A47]-1)*[.$D$3])" office:value-type="float" office:value="0.91533180778032" calcext:value-type="float">
            <text:p>0.91533180778032</text:p>
          </table:table-cell>
          <table:table-cell table:formula="of:=[.$H47]/[.$I47]" office:value-type="float" office:value="110.331787680861" calcext:value-type="float">
            <text:p>110.331787680861</text:p>
          </table:table-cell>
          <table:table-cell table:formula="of:=[.$J47]*3" office:value-type="float" office:value="330.995363042582" calcext:value-type="float">
            <text:p>330.995363042582</text:p>
          </table:table-cell>
          <table:table-cell table:formula="of:=[.$K47]*60" office:value-type="float" office:value="19859.7217825549" calcext:value-type="float">
            <text:p>19859.721782554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([.$A48]-1)*0.02" office:value-type="float" office:value="1.76" calcext:value-type="float">
            <text:p>1.76</text:p>
          </table:table-cell>
          <table:table-cell table:formula="of:=2*[.$A48]*[.$B48]" office:value-type="float" office:value="137.28" calcext:value-type="float">
            <text:p>137.28</text:p>
          </table:table-cell>
          <table:table-cell table:formula="of:=1.5*[.$A48]*[.$B48]" office:value-type="float" office:value="102.96" calcext:value-type="float">
            <text:p>102.96</text:p>
          </table:table-cell>
          <table:table-cell table:formula="of:=0.05+([.$D48]*(1+([.$A48]-1)*[.$E$3]))/4000" office:value-type="percentage" office:value="0.0806306" calcext:value-type="percentage">
            <text:p>8.06%</text:p>
          </table:table-cell>
          <table:table-cell table:formula="of:=2+(([.$A48]-1)*[.$F$3])" office:value-type="float" office:value="2.19" calcext:value-type="float">
            <text:p>2.19</text:p>
          </table:table-cell>
          <table:table-cell table:formula="of:=10+([.$C48]/4)" office:value-type="float" office:value="44.32" calcext:value-type="float">
            <text:p>44.32</text:p>
          </table:table-cell>
          <table:table-cell table:formula="of:=([.$G48]+([.$G$3]*[.$A48]))*(1+([.$A48]-1)*[.$H$3])*((1-[.$E48])+[.$E48]*[.F48])" office:value-type="float" office:value="104.326917354943" calcext:value-type="float">
            <text:p>104.326917354943</text:p>
          </table:table-cell>
          <table:table-cell table:formula="of:=1/(1+([.$A48]-1)*[.$D$3])" office:value-type="float" office:value="0.91324200913242" calcext:value-type="float">
            <text:p>0.91324200913242</text:p>
          </table:table-cell>
          <table:table-cell table:formula="of:=[.$H48]/[.$I48]" office:value-type="float" office:value="114.237974503663" calcext:value-type="float">
            <text:p>114.237974503663</text:p>
          </table:table-cell>
          <table:table-cell table:formula="of:=[.$J48]*3" office:value-type="float" office:value="342.713923510989" calcext:value-type="float">
            <text:p>342.713923510989</text:p>
          </table:table-cell>
          <table:table-cell table:formula="of:=[.$K48]*60" office:value-type="float" office:value="20562.8354106593" calcext:value-type="float">
            <text:p>20562.835410659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([.$A49]-1)*0.02" office:value-type="float" office:value="1.78" calcext:value-type="float">
            <text:p>1.78</text:p>
          </table:table-cell>
          <table:table-cell table:formula="of:=2*[.$A49]*[.$B49]" office:value-type="float" office:value="142.4" calcext:value-type="float">
            <text:p>142.4</text:p>
          </table:table-cell>
          <table:table-cell table:formula="of:=1.5*[.$A49]*[.$B49]" office:value-type="float" office:value="106.8" calcext:value-type="float">
            <text:p>106.8</text:p>
          </table:table-cell>
          <table:table-cell table:formula="of:=0.05+([.$D49]*(1+([.$A49]-1)*[.$E$3]))/4000" office:value-type="percentage" office:value="0.0819065" calcext:value-type="percentage">
            <text:p>8.19%</text:p>
          </table:table-cell>
          <table:table-cell table:formula="of:=2+(([.$A49]-1)*[.$F$3])" office:value-type="float" office:value="2.195" calcext:value-type="float">
            <text:p>2.195</text:p>
          </table:table-cell>
          <table:table-cell table:formula="of:=10+([.$C49]/4)" office:value-type="float" office:value="45.6" calcext:value-type="float">
            <text:p>45.6</text:p>
          </table:table-cell>
          <table:table-cell table:formula="of:=([.$G49]+([.$G$3]*[.$A49]))*(1+([.$A49]-1)*[.$H$3])*((1-[.$E49])+[.$E49]*[.F49])" office:value-type="float" office:value="107.722717728833" calcext:value-type="float">
            <text:p>107.722717728833</text:p>
          </table:table-cell>
          <table:table-cell table:formula="of:=1/(1+([.$A49]-1)*[.$D$3])" office:value-type="float" office:value="0.911161731207289" calcext:value-type="float">
            <text:p>0.911161731207289</text:p>
          </table:table-cell>
          <table:table-cell table:formula="of:=[.$H49]/[.$I49]" office:value-type="float" office:value="118.225682707394" calcext:value-type="float">
            <text:p>118.225682707394</text:p>
          </table:table-cell>
          <table:table-cell table:formula="of:=[.$J49]*3" office:value-type="float" office:value="354.677048122181" calcext:value-type="float">
            <text:p>354.677048122181</text:p>
          </table:table-cell>
          <table:table-cell table:formula="of:=[.$K49]*60" office:value-type="float" office:value="21280.6228873309" calcext:value-type="float">
            <text:p>21280.622887330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([.$A50]-1)*0.02" office:value-type="float" office:value="1.8" calcext:value-type="float">
            <text:p>1.8</text:p>
          </table:table-cell>
          <table:table-cell table:formula="of:=2*[.$A50]*[.$B50]" office:value-type="float" office:value="147.6" calcext:value-type="float">
            <text:p>147.6</text:p>
          </table:table-cell>
          <table:table-cell table:formula="of:=1.5*[.$A50]*[.$B50]" office:value-type="float" office:value="110.7" calcext:value-type="float">
            <text:p>110.7</text:p>
          </table:table-cell>
          <table:table-cell table:formula="of:=0.05+([.$D50]*(1+([.$A50]-1)*[.$E$3]))/4000" office:value-type="percentage" office:value="0.08321" calcext:value-type="percentage">
            <text:p>8.32%</text:p>
          </table:table-cell>
          <table:table-cell table:formula="of:=2+(([.$A50]-1)*[.$F$3])" office:value-type="float" office:value="2.2" calcext:value-type="float">
            <text:p>2.2</text:p>
          </table:table-cell>
          <table:table-cell table:formula="of:=10+([.$C50]/4)" office:value-type="float" office:value="46.9" calcext:value-type="float">
            <text:p>46.9</text:p>
          </table:table-cell>
          <table:table-cell table:formula="of:=([.$G50]+([.$G$3]*[.$A50]))*(1+([.$A50]-1)*[.$H$3])*((1-[.$E50])+[.$E50]*[.F50])" office:value-type="float" office:value="111.17853942" calcext:value-type="float">
            <text:p>111.17853942</text:p>
          </table:table-cell>
          <table:table-cell table:formula="of:=1/(1+([.$A50]-1)*[.$D$3])" office:value-type="float" office:value="0.909090909090909" calcext:value-type="float">
            <text:p>0.909090909090909</text:p>
          </table:table-cell>
          <table:table-cell table:formula="of:=[.$H50]/[.$I50]" office:value-type="float" office:value="122.296393362" calcext:value-type="float">
            <text:p>122.296393362</text:p>
          </table:table-cell>
          <table:table-cell table:formula="of:=[.$J50]*3" office:value-type="float" office:value="366.889180086" calcext:value-type="float">
            <text:p>366.889180086</text:p>
          </table:table-cell>
          <table:table-cell table:formula="of:=[.$K50]*60" office:value-type="float" office:value="22013.35080516" calcext:value-type="float">
            <text:p>22013.3508051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([.$A51]-1)*0.02" office:value-type="float" office:value="1.82" calcext:value-type="float">
            <text:p>1.82</text:p>
          </table:table-cell>
          <table:table-cell table:formula="of:=2*[.$A51]*[.$B51]" office:value-type="float" office:value="152.88" calcext:value-type="float">
            <text:p>152.88</text:p>
          </table:table-cell>
          <table:table-cell table:formula="of:=1.5*[.$A51]*[.$B51]" office:value-type="float" office:value="114.66" calcext:value-type="float">
            <text:p>114.66</text:p>
          </table:table-cell>
          <table:table-cell table:formula="of:=0.05+([.$D51]*(1+([.$A51]-1)*[.$E$3]))/4000" office:value-type="percentage" office:value="0.084541325" calcext:value-type="percentage">
            <text:p>8.45%</text:p>
          </table:table-cell>
          <table:table-cell table:formula="of:=2+(([.$A51]-1)*[.$F$3])" office:value-type="float" office:value="2.205" calcext:value-type="float">
            <text:p>2.205</text:p>
          </table:table-cell>
          <table:table-cell table:formula="of:=10+([.$C51]/4)" office:value-type="float" office:value="48.22" calcext:value-type="float">
            <text:p>48.22</text:p>
          </table:table-cell>
          <table:table-cell table:formula="of:=([.$G51]+([.$G$3]*[.$A51]))*(1+([.$A51]-1)*[.$H$3])*((1-[.$E51])+[.$E51]*[.F51])" office:value-type="float" office:value="114.695347336489" calcext:value-type="float">
            <text:p>114.695347336489</text:p>
          </table:table-cell>
          <table:table-cell table:formula="of:=1/(1+([.$A51]-1)*[.$D$3])" office:value-type="float" office:value="0.90702947845805" calcext:value-type="float">
            <text:p>0.90702947845805</text:p>
          </table:table-cell>
          <table:table-cell table:formula="of:=[.$H51]/[.$I51]" office:value-type="float" office:value="126.451620438479" calcext:value-type="float">
            <text:p>126.451620438479</text:p>
          </table:table-cell>
          <table:table-cell table:formula="of:=[.$J51]*3" office:value-type="float" office:value="379.354861315438" calcext:value-type="float">
            <text:p>379.354861315438</text:p>
          </table:table-cell>
          <table:table-cell table:formula="of:=[.$K51]*60" office:value-type="float" office:value="22761.2916789263" calcext:value-type="float">
            <text:p>22761.291678926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([.$A52]-1)*0.02" office:value-type="float" office:value="1.84" calcext:value-type="float">
            <text:p>1.84</text:p>
          </table:table-cell>
          <table:table-cell table:formula="of:=2*[.$A52]*[.$B52]" office:value-type="float" office:value="158.24" calcext:value-type="float">
            <text:p>158.24</text:p>
          </table:table-cell>
          <table:table-cell table:formula="of:=1.5*[.$A52]*[.$B52]" office:value-type="float" office:value="118.68" calcext:value-type="float">
            <text:p>118.68</text:p>
          </table:table-cell>
          <table:table-cell table:formula="of:=0.05+([.$D52]*(1+([.$A52]-1)*[.$E$3]))/4000" office:value-type="percentage" office:value="0.0859007" calcext:value-type="percentage">
            <text:p>8.59%</text:p>
          </table:table-cell>
          <table:table-cell table:formula="of:=2+(([.$A52]-1)*[.$F$3])" office:value-type="float" office:value="2.21" calcext:value-type="float">
            <text:p>2.21</text:p>
          </table:table-cell>
          <table:table-cell table:formula="of:=10+([.$C52]/4)" office:value-type="float" office:value="49.56" calcext:value-type="float">
            <text:p>49.56</text:p>
          </table:table-cell>
          <table:table-cell table:formula="of:=([.$G52]+([.$G$3]*[.$A52]))*(1+([.$A52]-1)*[.$H$3])*((1-[.$E52])+[.$E52]*[.F52])" office:value-type="float" office:value="118.274128115855" calcext:value-type="float">
            <text:p>118.274128115855</text:p>
          </table:table-cell>
          <table:table-cell table:formula="of:=1/(1+([.$A52]-1)*[.$D$3])" office:value-type="float" office:value="0.904977375565611" calcext:value-type="float">
            <text:p>0.904977375565611</text:p>
          </table:table-cell>
          <table:table-cell table:formula="of:=[.$H52]/[.$I52]" office:value-type="float" office:value="130.69291156802" calcext:value-type="float">
            <text:p>130.69291156802</text:p>
          </table:table-cell>
          <table:table-cell table:formula="of:=[.$J52]*3" office:value-type="float" office:value="392.078734704061" calcext:value-type="float">
            <text:p>392.078734704061</text:p>
          </table:table-cell>
          <table:table-cell table:formula="of:=[.$K52]*60" office:value-type="float" office:value="23524.7240822436" calcext:value-type="float">
            <text:p>23524.724082243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([.$A53]-1)*0.02" office:value-type="float" office:value="1.86" calcext:value-type="float">
            <text:p>1.86</text:p>
          </table:table-cell>
          <table:table-cell table:formula="of:=2*[.$A53]*[.$B53]" office:value-type="float" office:value="163.68" calcext:value-type="float">
            <text:p>163.68</text:p>
          </table:table-cell>
          <table:table-cell table:formula="of:=1.5*[.$A53]*[.$B53]" office:value-type="float" office:value="122.76" calcext:value-type="float">
            <text:p>122.76</text:p>
          </table:table-cell>
          <table:table-cell table:formula="of:=0.05+([.$D53]*(1+([.$A53]-1)*[.$E$3]))/4000" office:value-type="percentage" office:value="0.08728835" calcext:value-type="percentage">
            <text:p>8.73%</text:p>
          </table:table-cell>
          <table:table-cell table:formula="of:=2+(([.$A53]-1)*[.$F$3])" office:value-type="float" office:value="2.215" calcext:value-type="float">
            <text:p>2.215</text:p>
          </table:table-cell>
          <table:table-cell table:formula="of:=10+([.$C53]/4)" office:value-type="float" office:value="50.92" calcext:value-type="float">
            <text:p>50.92</text:p>
          </table:table-cell>
          <table:table-cell table:formula="of:=([.$G53]+([.$G$3]*[.$A53]))*(1+([.$A53]-1)*[.$H$3])*((1-[.$E53])+[.$E53]*[.F53])" office:value-type="float" office:value="121.915890577225" calcext:value-type="float">
            <text:p>121.915890577225</text:p>
          </table:table-cell>
          <table:table-cell table:formula="of:=1/(1+([.$A53]-1)*[.$D$3])" office:value-type="float" office:value="0.90293453724605" calcext:value-type="float">
            <text:p>0.90293453724605</text:p>
          </table:table-cell>
          <table:table-cell table:formula="of:=[.$H53]/[.$I53]" office:value-type="float" office:value="135.021848814276" calcext:value-type="float">
            <text:p>135.021848814276</text:p>
          </table:table-cell>
          <table:table-cell table:formula="of:=[.$J53]*3" office:value-type="float" office:value="405.065546442829" calcext:value-type="float">
            <text:p>405.065546442829</text:p>
          </table:table-cell>
          <table:table-cell table:formula="of:=[.$K53]*60" office:value-type="float" office:value="24303.9327865697" calcext:value-type="float">
            <text:p>24303.932786569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([.$A54]-1)*0.02" office:value-type="float" office:value="1.88" calcext:value-type="float">
            <text:p>1.88</text:p>
          </table:table-cell>
          <table:table-cell table:formula="of:=2*[.$A54]*[.$B54]" office:value-type="float" office:value="169.2" calcext:value-type="float">
            <text:p>169.2</text:p>
          </table:table-cell>
          <table:table-cell table:formula="of:=1.5*[.$A54]*[.$B54]" office:value-type="float" office:value="126.9" calcext:value-type="float">
            <text:p>126.9</text:p>
          </table:table-cell>
          <table:table-cell table:formula="of:=0.05+([.$D54]*(1+([.$A54]-1)*[.$E$3]))/4000" office:value-type="percentage" office:value="0.0887045" calcext:value-type="percentage">
            <text:p>8.87%</text:p>
          </table:table-cell>
          <table:table-cell table:formula="of:=2+(([.$A54]-1)*[.$F$3])" office:value-type="float" office:value="2.22" calcext:value-type="float">
            <text:p>2.22</text:p>
          </table:table-cell>
          <table:table-cell table:formula="of:=10+([.$C54]/4)" office:value-type="float" office:value="52.3" calcext:value-type="float">
            <text:p>52.3</text:p>
          </table:table-cell>
          <table:table-cell table:formula="of:=([.$G54]+([.$G$3]*[.$A54]))*(1+([.$A54]-1)*[.$H$3])*((1-[.$E54])+[.$E54]*[.F54])" office:value-type="float" office:value="125.621666179205" calcext:value-type="float">
            <text:p>125.621666179205</text:p>
          </table:table-cell>
          <table:table-cell table:formula="of:=1/(1+([.$A54]-1)*[.$D$3])" office:value-type="float" office:value="0.900900900900901" calcext:value-type="float">
            <text:p>0.900900900900901</text:p>
          </table:table-cell>
          <table:table-cell table:formula="of:=[.$H54]/[.$I54]" office:value-type="float" office:value="139.440049458918" calcext:value-type="float">
            <text:p>139.440049458918</text:p>
          </table:table-cell>
          <table:table-cell table:formula="of:=[.$J54]*3" office:value-type="float" office:value="418.320148376753" calcext:value-type="float">
            <text:p>418.320148376753</text:p>
          </table:table-cell>
          <table:table-cell table:formula="of:=[.$K54]*60" office:value-type="float" office:value="25099.2089026052" calcext:value-type="float">
            <text:p>25099.208902605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([.$A55]-1)*0.02" office:value-type="float" office:value="1.9" calcext:value-type="float">
            <text:p>1.9</text:p>
          </table:table-cell>
          <table:table-cell table:formula="of:=2*[.$A55]*[.$B55]" office:value-type="float" office:value="174.8" calcext:value-type="float">
            <text:p>174.8</text:p>
          </table:table-cell>
          <table:table-cell table:formula="of:=1.5*[.$A55]*[.$B55]" office:value-type="float" office:value="131.1" calcext:value-type="float">
            <text:p>131.1</text:p>
          </table:table-cell>
          <table:table-cell table:formula="of:=0.05+([.$D55]*(1+([.$A55]-1)*[.$E$3]))/4000" office:value-type="percentage" office:value="0.090149375" calcext:value-type="percentage">
            <text:p>9.01%</text:p>
          </table:table-cell>
          <table:table-cell table:formula="of:=2+(([.$A55]-1)*[.$F$3])" office:value-type="float" office:value="2.225" calcext:value-type="float">
            <text:p>2.225</text:p>
          </table:table-cell>
          <table:table-cell table:formula="of:=10+([.$C55]/4)" office:value-type="float" office:value="53.7" calcext:value-type="float">
            <text:p>53.7</text:p>
          </table:table-cell>
          <table:table-cell table:formula="of:=([.$G55]+([.$G$3]*[.$A55]))*(1+([.$A55]-1)*[.$H$3])*((1-[.$E55])+[.$E55]*[.F55])" office:value-type="float" office:value="129.392509483682" calcext:value-type="float">
            <text:p>129.392509483682</text:p>
          </table:table-cell>
          <table:table-cell table:formula="of:=1/(1+([.$A55]-1)*[.$D$3])" office:value-type="float" office:value="0.898876404494382" calcext:value-type="float">
            <text:p>0.898876404494382</text:p>
          </table:table-cell>
          <table:table-cell table:formula="of:=[.$H55]/[.$I55]" office:value-type="float" office:value="143.949166800596" calcext:value-type="float">
            <text:p>143.949166800596</text:p>
          </table:table-cell>
          <table:table-cell table:formula="of:=[.$J55]*3" office:value-type="float" office:value="431.847500401787" calcext:value-type="float">
            <text:p>431.847500401787</text:p>
          </table:table-cell>
          <table:table-cell table:formula="of:=[.$K55]*60" office:value-type="float" office:value="25910.8500241072" calcext:value-type="float">
            <text:p>25910.850024107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([.$A56]-1)*0.02" office:value-type="float" office:value="1.92" calcext:value-type="float">
            <text:p>1.92</text:p>
          </table:table-cell>
          <table:table-cell table:formula="of:=2*[.$A56]*[.$B56]" office:value-type="float" office:value="180.48" calcext:value-type="float">
            <text:p>180.48</text:p>
          </table:table-cell>
          <table:table-cell table:formula="of:=1.5*[.$A56]*[.$B56]" office:value-type="float" office:value="135.36" calcext:value-type="float">
            <text:p>135.36</text:p>
          </table:table-cell>
          <table:table-cell table:formula="of:=0.05+([.$D56]*(1+([.$A56]-1)*[.$E$3]))/4000" office:value-type="percentage" office:value="0.0916232" calcext:value-type="percentage">
            <text:p>9.16%</text:p>
          </table:table-cell>
          <table:table-cell table:formula="of:=2+(([.$A56]-1)*[.$F$3])" office:value-type="float" office:value="2.23" calcext:value-type="float">
            <text:p>2.23</text:p>
          </table:table-cell>
          <table:table-cell table:formula="of:=10+([.$C56]/4)" office:value-type="float" office:value="55.12" calcext:value-type="float">
            <text:p>55.12</text:p>
          </table:table-cell>
          <table:table-cell table:formula="of:=([.$G56]+([.$G$3]*[.$A56]))*(1+([.$A56]-1)*[.$H$3])*((1-[.$E56])+[.$E56]*[.F56])" office:value-type="float" office:value="133.229498625535" calcext:value-type="float">
            <text:p>133.229498625535</text:p>
          </table:table-cell>
          <table:table-cell table:formula="of:=1/(1+([.$A56]-1)*[.$D$3])" office:value-type="float" office:value="0.896860986547085" calcext:value-type="float">
            <text:p>0.896860986547085</text:p>
          </table:table-cell>
          <table:table-cell table:formula="of:=[.$H56]/[.$I56]" office:value-type="float" office:value="148.550890967472" calcext:value-type="float">
            <text:p>148.550890967472</text:p>
          </table:table-cell>
          <table:table-cell table:formula="of:=[.$J56]*3" office:value-type="float" office:value="445.652672902415" calcext:value-type="float">
            <text:p>445.652672902415</text:p>
          </table:table-cell>
          <table:table-cell table:formula="of:=[.$K56]*60" office:value-type="float" office:value="26739.1603741449" calcext:value-type="float">
            <text:p>26739.160374144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([.$A57]-1)*0.02" office:value-type="float" office:value="1.94" calcext:value-type="float">
            <text:p>1.94</text:p>
          </table:table-cell>
          <table:table-cell table:formula="of:=2*[.$A57]*[.$B57]" office:value-type="float" office:value="186.24" calcext:value-type="float">
            <text:p>186.24</text:p>
          </table:table-cell>
          <table:table-cell table:formula="of:=1.5*[.$A57]*[.$B57]" office:value-type="float" office:value="139.68" calcext:value-type="float">
            <text:p>139.68</text:p>
          </table:table-cell>
          <table:table-cell table:formula="of:=0.05+([.$D57]*(1+([.$A57]-1)*[.$E$3]))/4000" office:value-type="percentage" office:value="0.0931262" calcext:value-type="percentage">
            <text:p>9.31%</text:p>
          </table:table-cell>
          <table:table-cell table:formula="of:=2+(([.$A57]-1)*[.$F$3])" office:value-type="float" office:value="2.235" calcext:value-type="float">
            <text:p>2.235</text:p>
          </table:table-cell>
          <table:table-cell table:formula="of:=10+([.$C57]/4)" office:value-type="float" office:value="56.56" calcext:value-type="float">
            <text:p>56.56</text:p>
          </table:table-cell>
          <table:table-cell table:formula="of:=([.$G57]+([.$G$3]*[.$A57]))*(1+([.$A57]-1)*[.$H$3])*((1-[.$E57])+[.$E57]*[.F57])" office:value-type="float" office:value="137.133735788316" calcext:value-type="float">
            <text:p>137.133735788316</text:p>
          </table:table-cell>
          <table:table-cell table:formula="of:=1/(1+([.$A57]-1)*[.$D$3])" office:value-type="float" office:value="0.894854586129754" calcext:value-type="float">
            <text:p>0.894854586129754</text:p>
          </table:table-cell>
          <table:table-cell table:formula="of:=[.$H57]/[.$I57]" office:value-type="float" office:value="153.246949743443" calcext:value-type="float">
            <text:p>153.246949743443</text:p>
          </table:table-cell>
          <table:table-cell table:formula="of:=[.$J57]*3" office:value-type="float" office:value="459.740849230329" calcext:value-type="float">
            <text:p>459.740849230329</text:p>
          </table:table-cell>
          <table:table-cell table:formula="of:=[.$K57]*60" office:value-type="float" office:value="27584.4509538197" calcext:value-type="float">
            <text:p>27584.450953819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([.$A58]-1)*0.02" office:value-type="float" office:value="1.96" calcext:value-type="float">
            <text:p>1.96</text:p>
          </table:table-cell>
          <table:table-cell table:formula="of:=2*[.$A58]*[.$B58]" office:value-type="float" office:value="192.08" calcext:value-type="float">
            <text:p>192.08</text:p>
          </table:table-cell>
          <table:table-cell table:formula="of:=1.5*[.$A58]*[.$B58]" office:value-type="float" office:value="144.06" calcext:value-type="float">
            <text:p>144.06</text:p>
          </table:table-cell>
          <table:table-cell table:formula="of:=0.05+([.$D58]*(1+([.$A58]-1)*[.$E$3]))/4000" office:value-type="percentage" office:value="0.0946586" calcext:value-type="percentage">
            <text:p>9.47%</text:p>
          </table:table-cell>
          <table:table-cell table:formula="of:=2+(([.$A58]-1)*[.$F$3])" office:value-type="float" office:value="2.24" calcext:value-type="float">
            <text:p>2.24</text:p>
          </table:table-cell>
          <table:table-cell table:formula="of:=10+([.$C58]/4)" office:value-type="float" office:value="58.02" calcext:value-type="float">
            <text:p>58.02</text:p>
          </table:table-cell>
          <table:table-cell table:formula="of:=([.$G58]+([.$G$3]*[.$A58]))*(1+([.$A58]-1)*[.$H$3])*((1-[.$E58])+[.$E58]*[.F58])" office:value-type="float" office:value="141.10634768591" calcext:value-type="float">
            <text:p>141.10634768591</text:p>
          </table:table-cell>
          <table:table-cell table:formula="of:=1/(1+([.$A58]-1)*[.$D$3])" office:value-type="float" office:value="0.892857142857143" calcext:value-type="float">
            <text:p>0.892857142857143</text:p>
          </table:table-cell>
          <table:table-cell table:formula="of:=[.$H58]/[.$I58]" office:value-type="float" office:value="158.03910940822" calcext:value-type="float">
            <text:p>158.03910940822</text:p>
          </table:table-cell>
          <table:table-cell table:formula="of:=[.$J58]*3" office:value-type="float" office:value="474.117328224659" calcext:value-type="float">
            <text:p>474.117328224659</text:p>
          </table:table-cell>
          <table:table-cell table:formula="of:=[.$K58]*60" office:value-type="float" office:value="28447.0396934795" calcext:value-type="float">
            <text:p>28447.039693479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([.$A59]-1)*0.02" office:value-type="float" office:value="1.98" calcext:value-type="float">
            <text:p>1.98</text:p>
          </table:table-cell>
          <table:table-cell table:formula="of:=2*[.$A59]*[.$B59]" office:value-type="float" office:value="198" calcext:value-type="float">
            <text:p>198</text:p>
          </table:table-cell>
          <table:table-cell table:formula="of:=1.5*[.$A59]*[.$B59]" office:value-type="float" office:value="148.5" calcext:value-type="float">
            <text:p>148.5</text:p>
          </table:table-cell>
          <table:table-cell table:formula="of:=0.05+([.$D59]*(1+([.$A59]-1)*[.$E$3]))/4000" office:value-type="percentage" office:value="0.096220625" calcext:value-type="percentage">
            <text:p>9.62%</text:p>
          </table:table-cell>
          <table:table-cell table:formula="of:=2+(([.$A59]-1)*[.$F$3])" office:value-type="float" office:value="2.245" calcext:value-type="float">
            <text:p>2.245</text:p>
          </table:table-cell>
          <table:table-cell table:formula="of:=10+([.$C59]/4)" office:value-type="float" office:value="59.5" calcext:value-type="float">
            <text:p>59.5</text:p>
          </table:table-cell>
          <table:table-cell table:formula="of:=([.$G59]+([.$G$3]*[.$A59]))*(1+([.$A59]-1)*[.$H$3])*((1-[.$E59])+[.$E59]*[.F59])" office:value-type="float" office:value="145.148486050236" calcext:value-type="float">
            <text:p>145.148486050236</text:p>
          </table:table-cell>
          <table:table-cell table:formula="of:=1/(1+([.$A59]-1)*[.$D$3])" office:value-type="float" office:value="0.89086859688196" calcext:value-type="float">
            <text:p>0.89086859688196</text:p>
          </table:table-cell>
          <table:table-cell table:formula="of:=[.$H59]/[.$I59]" office:value-type="float" office:value="162.92917559139" calcext:value-type="float">
            <text:p>162.92917559139</text:p>
          </table:table-cell>
          <table:table-cell table:formula="of:=[.$J59]*3" office:value-type="float" office:value="488.787526774171" calcext:value-type="float">
            <text:p>488.787526774171</text:p>
          </table:table-cell>
          <table:table-cell table:formula="of:=[.$K59]*60" office:value-type="float" office:value="29327.2516064503" calcext:value-type="float">
            <text:p>29327.251606450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([.$A60]-1)*0.02" office:value-type="float" office:value="2" calcext:value-type="float">
            <text:p>2</text:p>
          </table:table-cell>
          <table:table-cell table:formula="of:=2*[.$A60]*[.$B60]" office:value-type="float" office:value="204" calcext:value-type="float">
            <text:p>204</text:p>
          </table:table-cell>
          <table:table-cell table:formula="of:=1.5*[.$A60]*[.$B60]" office:value-type="float" office:value="153" calcext:value-type="float">
            <text:p>153</text:p>
          </table:table-cell>
          <table:table-cell table:formula="of:=0.05+([.$D60]*(1+([.$A60]-1)*[.$E$3]))/4000" office:value-type="percentage" office:value="0.0978125" calcext:value-type="percentage">
            <text:p>9.78%</text:p>
          </table:table-cell>
          <table:table-cell table:formula="of:=2+(([.$A60]-1)*[.$F$3])" office:value-type="float" office:value="2.25" calcext:value-type="float">
            <text:p>2.25</text:p>
          </table:table-cell>
          <table:table-cell table:formula="of:=10+([.$C60]/4)" office:value-type="float" office:value="61" calcext:value-type="float">
            <text:p>61</text:p>
          </table:table-cell>
          <table:table-cell table:formula="of:=([.$G60]+([.$G$3]*[.$A60]))*(1+([.$A60]-1)*[.$H$3])*((1-[.$E60])+[.$E60]*[.F60])" office:value-type="float" office:value="149.261328125" calcext:value-type="float">
            <text:p>149.261328125</text:p>
          </table:table-cell>
          <table:table-cell table:formula="of:=1/(1+([.$A60]-1)*[.$D$3])" office:value-type="float" office:value="0.888888888888889" calcext:value-type="float">
            <text:p>0.888888888888889</text:p>
          </table:table-cell>
          <table:table-cell table:formula="of:=[.$H60]/[.$I60]" office:value-type="float" office:value="167.918994140625" calcext:value-type="float">
            <text:p>167.918994140625</text:p>
          </table:table-cell>
          <table:table-cell table:formula="of:=[.$J60]*3" office:value-type="float" office:value="503.756982421875" calcext:value-type="float">
            <text:p>503.756982421875</text:p>
          </table:table-cell>
          <table:table-cell table:formula="of:=[.$K60]*60" office:value-type="float" office:value="30225.4189453125" calcext:value-type="float">
            <text:p>30225.41894531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([.$A61]-1)*0.02" office:value-type="float" office:value="2.02" calcext:value-type="float">
            <text:p>2.02</text:p>
          </table:table-cell>
          <table:table-cell table:formula="of:=2*[.$A61]*[.$B61]" office:value-type="float" office:value="210.08" calcext:value-type="float">
            <text:p>210.08</text:p>
          </table:table-cell>
          <table:table-cell table:formula="of:=1.5*[.$A61]*[.$B61]" office:value-type="float" office:value="157.56" calcext:value-type="float">
            <text:p>157.56</text:p>
          </table:table-cell>
          <table:table-cell table:formula="of:=0.05+([.$D61]*(1+([.$A61]-1)*[.$E$3]))/4000" office:value-type="percentage" office:value="0.09943445" calcext:value-type="percentage">
            <text:p>9.94%</text:p>
          </table:table-cell>
          <table:table-cell table:formula="of:=2+(([.$A61]-1)*[.$F$3])" office:value-type="float" office:value="2.255" calcext:value-type="float">
            <text:p>2.255</text:p>
          </table:table-cell>
          <table:table-cell table:formula="of:=10+([.$C61]/4)" office:value-type="float" office:value="62.52" calcext:value-type="float">
            <text:p>62.52</text:p>
          </table:table-cell>
          <table:table-cell table:formula="of:=([.$G61]+([.$G$3]*[.$A61]))*(1+([.$A61]-1)*[.$H$3])*((1-[.$E61])+[.$E61]*[.F61])" office:value-type="float" office:value="153.446077165553" calcext:value-type="float">
            <text:p>153.446077165553</text:p>
          </table:table-cell>
          <table:table-cell table:formula="of:=1/(1+([.$A61]-1)*[.$D$3])" office:value-type="float" office:value="0.886917960088692" calcext:value-type="float">
            <text:p>0.886917960088692</text:p>
          </table:table-cell>
          <table:table-cell table:formula="of:=[.$H61]/[.$I61]" office:value-type="float" office:value="173.010452004161" calcext:value-type="float">
            <text:p>173.010452004161</text:p>
          </table:table-cell>
          <table:table-cell table:formula="of:=[.$J61]*3" office:value-type="float" office:value="519.031356012482" calcext:value-type="float">
            <text:p>519.031356012482</text:p>
          </table:table-cell>
          <table:table-cell table:formula="of:=[.$K61]*60" office:value-type="float" office:value="31141.8813607489" calcext:value-type="float">
            <text:p>31141.881360748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([.$A62]-1)*0.02" office:value-type="float" office:value="2.04" calcext:value-type="float">
            <text:p>2.04</text:p>
          </table:table-cell>
          <table:table-cell table:formula="of:=2*[.$A62]*[.$B62]" office:value-type="float" office:value="216.24" calcext:value-type="float">
            <text:p>216.24</text:p>
          </table:table-cell>
          <table:table-cell table:formula="of:=1.5*[.$A62]*[.$B62]" office:value-type="float" office:value="162.18" calcext:value-type="float">
            <text:p>162.18</text:p>
          </table:table-cell>
          <table:table-cell table:formula="of:=0.05+([.$D62]*(1+([.$A62]-1)*[.$E$3]))/4000" office:value-type="percentage" office:value="0.1010867" calcext:value-type="percentage">
            <text:p>10.11%</text:p>
          </table:table-cell>
          <table:table-cell table:formula="of:=2+(([.$A62]-1)*[.$F$3])" office:value-type="float" office:value="2.26" calcext:value-type="float">
            <text:p>2.26</text:p>
          </table:table-cell>
          <table:table-cell table:formula="of:=10+([.$C62]/4)" office:value-type="float" office:value="64.06" calcext:value-type="float">
            <text:p>64.06</text:p>
          </table:table-cell>
          <table:table-cell table:formula="of:=([.$G62]+([.$G$3]*[.$A62]))*(1+([.$A62]-1)*[.$H$3])*((1-[.$E62])+[.$E62]*[.F62])" office:value-type="float" office:value="157.703962944881" calcext:value-type="float">
            <text:p>157.703962944881</text:p>
          </table:table-cell>
          <table:table-cell table:formula="of:=1/(1+([.$A62]-1)*[.$D$3])" office:value-type="float" office:value="0.884955752212389" calcext:value-type="float">
            <text:p>0.884955752212389</text:p>
          </table:table-cell>
          <table:table-cell table:formula="of:=[.$H62]/[.$I62]" office:value-type="float" office:value="178.205478127716" calcext:value-type="float">
            <text:p>178.205478127716</text:p>
          </table:table-cell>
          <table:table-cell table:formula="of:=[.$J62]*3" office:value-type="float" office:value="534.616434383148" calcext:value-type="float">
            <text:p>534.616434383148</text:p>
          </table:table-cell>
          <table:table-cell table:formula="of:=[.$K62]*60" office:value-type="float" office:value="32076.9860629889" calcext:value-type="float">
            <text:p>32076.986062988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([.$A63]-1)*0.02" office:value-type="float" office:value="2.06" calcext:value-type="float">
            <text:p>2.06</text:p>
          </table:table-cell>
          <table:table-cell table:formula="of:=2*[.$A63]*[.$B63]" office:value-type="float" office:value="222.48" calcext:value-type="float">
            <text:p>222.48</text:p>
          </table:table-cell>
          <table:table-cell table:formula="of:=1.5*[.$A63]*[.$B63]" office:value-type="float" office:value="166.86" calcext:value-type="float">
            <text:p>166.86</text:p>
          </table:table-cell>
          <table:table-cell table:formula="of:=0.05+([.$D63]*(1+([.$A63]-1)*[.$E$3]))/4000" office:value-type="percentage" office:value="0.102769475" calcext:value-type="percentage">
            <text:p>10.28%</text:p>
          </table:table-cell>
          <table:table-cell table:formula="of:=2+(([.$A63]-1)*[.$F$3])" office:value-type="float" office:value="2.265" calcext:value-type="float">
            <text:p>2.265</text:p>
          </table:table-cell>
          <table:table-cell table:formula="of:=10+([.$C63]/4)" office:value-type="float" office:value="65.62" calcext:value-type="float">
            <text:p>65.62</text:p>
          </table:table-cell>
          <table:table-cell table:formula="of:=([.$G63]+([.$G$3]*[.$A63]))*(1+([.$A63]-1)*[.$H$3])*((1-[.$E63])+[.$E63]*[.F63])" office:value-type="float" office:value="162.036242265768" calcext:value-type="float">
            <text:p>162.036242265768</text:p>
          </table:table-cell>
          <table:table-cell table:formula="of:=1/(1+([.$A63]-1)*[.$D$3])" office:value-type="float" office:value="0.883002207505519" calcext:value-type="float">
            <text:p>0.883002207505519</text:p>
          </table:table-cell>
          <table:table-cell table:formula="of:=[.$H63]/[.$I63]" office:value-type="float" office:value="183.506044365982" calcext:value-type="float">
            <text:p>183.506044365982</text:p>
          </table:table-cell>
          <table:table-cell table:formula="of:=[.$J63]*3" office:value-type="float" office:value="550.518133097947" calcext:value-type="float">
            <text:p>550.518133097947</text:p>
          </table:table-cell>
          <table:table-cell table:formula="of:=[.$K63]*60" office:value-type="float" office:value="33031.0879858768" calcext:value-type="float">
            <text:p>33031.087985876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$A64]-1)*0.02" office:value-type="float" office:value="2.08" calcext:value-type="float">
            <text:p>2.08</text:p>
          </table:table-cell>
          <table:table-cell table:formula="of:=2*[.$A64]*[.$B64]" office:value-type="float" office:value="228.8" calcext:value-type="float">
            <text:p>228.8</text:p>
          </table:table-cell>
          <table:table-cell table:formula="of:=1.5*[.$A64]*[.$B64]" office:value-type="float" office:value="171.6" calcext:value-type="float">
            <text:p>171.6</text:p>
          </table:table-cell>
          <table:table-cell table:formula="of:=0.05+([.$D64]*(1+([.$A64]-1)*[.$E$3]))/4000" office:value-type="percentage" office:value="0.104483" calcext:value-type="percentage">
            <text:p>10.45%</text:p>
          </table:table-cell>
          <table:table-cell table:formula="of:=2+(([.$A64]-1)*[.$F$3])" office:value-type="float" office:value="2.27" calcext:value-type="float">
            <text:p>2.27</text:p>
          </table:table-cell>
          <table:table-cell table:formula="of:=10+([.$C64]/4)" office:value-type="float" office:value="67.2" calcext:value-type="float">
            <text:p>67.2</text:p>
          </table:table-cell>
          <table:table-cell table:formula="of:=([.$G64]+([.$G$3]*[.$A64]))*(1+([.$A64]-1)*[.$H$3])*((1-[.$E64])+[.$E64]*[.F64])" office:value-type="float" office:value="166.444199479155" calcext:value-type="float">
            <text:p>166.444199479155</text:p>
          </table:table-cell>
          <table:table-cell table:formula="of:=1/(1+([.$A64]-1)*[.$D$3])" office:value-type="float" office:value="0.881057268722467" calcext:value-type="float">
            <text:p>0.881057268722467</text:p>
          </table:table-cell>
          <table:table-cell table:formula="of:=[.$H64]/[.$I64]" office:value-type="float" office:value="188.914166408841" calcext:value-type="float">
            <text:p>188.914166408841</text:p>
          </table:table-cell>
          <table:table-cell table:formula="of:=[.$J64]*3" office:value-type="float" office:value="566.742499226523" calcext:value-type="float">
            <text:p>566.742499226523</text:p>
          </table:table-cell>
          <table:table-cell table:formula="of:=[.$K64]*60" office:value-type="float" office:value="34004.5499535914" calcext:value-type="float">
            <text:p>34004.549953591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([.$A65]-1)*0.02" office:value-type="float" office:value="2.1" calcext:value-type="float">
            <text:p>2.1</text:p>
          </table:table-cell>
          <table:table-cell table:formula="of:=2*[.$A65]*[.$B65]" office:value-type="float" office:value="235.2" calcext:value-type="float">
            <text:p>235.2</text:p>
          </table:table-cell>
          <table:table-cell table:formula="of:=1.5*[.$A65]*[.$B65]" office:value-type="float" office:value="176.4" calcext:value-type="float">
            <text:p>176.4</text:p>
          </table:table-cell>
          <table:table-cell table:formula="of:=0.05+([.$D65]*(1+([.$A65]-1)*[.$E$3]))/4000" office:value-type="percentage" office:value="0.1062275" calcext:value-type="percentage">
            <text:p>10.62%</text:p>
          </table:table-cell>
          <table:table-cell table:formula="of:=2+(([.$A65]-1)*[.$F$3])" office:value-type="float" office:value="2.275" calcext:value-type="float">
            <text:p>2.275</text:p>
          </table:table-cell>
          <table:table-cell table:formula="of:=10+([.$C65]/4)" office:value-type="float" office:value="68.8" calcext:value-type="float">
            <text:p>68.8</text:p>
          </table:table-cell>
          <table:table-cell table:formula="of:=([.$G65]+([.$G$3]*[.$A65]))*(1+([.$A65]-1)*[.$H$3])*((1-[.$E65])+[.$E65]*[.F65])" office:value-type="float" office:value="170.92914700875" calcext:value-type="float">
            <text:p>170.92914700875</text:p>
          </table:table-cell>
          <table:table-cell table:formula="of:=1/(1+([.$A65]-1)*[.$D$3])" office:value-type="float" office:value="0.879120879120879" calcext:value-type="float">
            <text:p>0.879120879120879</text:p>
          </table:table-cell>
          <table:table-cell table:formula="of:=[.$H65]/[.$I65]" office:value-type="float" office:value="194.431904722453" calcext:value-type="float">
            <text:p>194.431904722453</text:p>
          </table:table-cell>
          <table:table-cell table:formula="of:=[.$J65]*3" office:value-type="float" office:value="583.295714167359" calcext:value-type="float">
            <text:p>583.295714167359</text:p>
          </table:table-cell>
          <table:table-cell table:formula="of:=[.$K65]*60" office:value-type="float" office:value="34997.7428500416" calcext:value-type="float">
            <text:p>34997.742850041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([.$A66]-1)*0.02" office:value-type="float" office:value="2.12" calcext:value-type="float">
            <text:p>2.12</text:p>
          </table:table-cell>
          <table:table-cell table:formula="of:=2*[.$A66]*[.$B66]" office:value-type="float" office:value="241.68" calcext:value-type="float">
            <text:p>241.68</text:p>
          </table:table-cell>
          <table:table-cell table:formula="of:=1.5*[.$A66]*[.$B66]" office:value-type="float" office:value="181.26" calcext:value-type="float">
            <text:p>181.26</text:p>
          </table:table-cell>
          <table:table-cell table:formula="of:=0.05+([.$D66]*(1+([.$A66]-1)*[.$E$3]))/4000" office:value-type="percentage" office:value="0.1080032" calcext:value-type="percentage">
            <text:p>10.80%</text:p>
          </table:table-cell>
          <table:table-cell table:formula="of:=2+(([.$A66]-1)*[.$F$3])" office:value-type="float" office:value="2.28" calcext:value-type="float">
            <text:p>2.28</text:p>
          </table:table-cell>
          <table:table-cell table:formula="of:=10+([.$C66]/4)" office:value-type="float" office:value="70.42" calcext:value-type="float">
            <text:p>70.42</text:p>
          </table:table-cell>
          <table:table-cell table:formula="of:=([.$G66]+([.$G$3]*[.$A66]))*(1+([.$A66]-1)*[.$H$3])*((1-[.$E66])+[.$E66]*[.F66])" office:value-type="float" office:value="175.492425881907" calcext:value-type="float">
            <text:p>175.492425881907</text:p>
          </table:table-cell>
          <table:table-cell table:formula="of:=1/(1+([.$A66]-1)*[.$D$3])" office:value-type="float" office:value="0.87719298245614" calcext:value-type="float">
            <text:p>0.87719298245614</text:p>
          </table:table-cell>
          <table:table-cell table:formula="of:=[.$H66]/[.$I66]" office:value-type="float" office:value="200.061365505374" calcext:value-type="float">
            <text:p>200.061365505374</text:p>
          </table:table-cell>
          <table:table-cell table:formula="of:=[.$J66]*3" office:value-type="float" office:value="600.184096516123" calcext:value-type="float">
            <text:p>600.184096516123</text:p>
          </table:table-cell>
          <table:table-cell table:formula="of:=[.$K66]*60" office:value-type="float" office:value="36011.0457909674" calcext:value-type="float">
            <text:p>36011.045790967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([.$A67]-1)*0.02" office:value-type="float" office:value="2.14" calcext:value-type="float">
            <text:p>2.14</text:p>
          </table:table-cell>
          <table:table-cell table:formula="of:=2*[.$A67]*[.$B67]" office:value-type="float" office:value="248.24" calcext:value-type="float">
            <text:p>248.24</text:p>
          </table:table-cell>
          <table:table-cell table:formula="of:=1.5*[.$A67]*[.$B67]" office:value-type="float" office:value="186.18" calcext:value-type="float">
            <text:p>186.18</text:p>
          </table:table-cell>
          <table:table-cell table:formula="of:=0.05+([.$D67]*(1+([.$A67]-1)*[.$E$3]))/4000" office:value-type="percentage" office:value="0.109810325" calcext:value-type="percentage">
            <text:p>10.98%</text:p>
          </table:table-cell>
          <table:table-cell table:formula="of:=2+(([.$A67]-1)*[.$F$3])" office:value-type="float" office:value="2.285" calcext:value-type="float">
            <text:p>2.285</text:p>
          </table:table-cell>
          <table:table-cell table:formula="of:=10+([.$C67]/4)" office:value-type="float" office:value="72.06" calcext:value-type="float">
            <text:p>72.06</text:p>
          </table:table-cell>
          <table:table-cell table:formula="of:=([.$G67]+([.$G$3]*[.$A67]))*(1+([.$A67]-1)*[.$H$3])*((1-[.$E67])+[.$E67]*[.F67])" office:value-type="float" office:value="180.13540626682" calcext:value-type="float">
            <text:p>180.13540626682</text:p>
          </table:table-cell>
          <table:table-cell table:formula="of:=1/(1+([.$A67]-1)*[.$D$3])" office:value-type="float" office:value="0.87527352297593" calcext:value-type="float">
            <text:p>0.87527352297593</text:p>
          </table:table-cell>
          <table:table-cell table:formula="of:=[.$H67]/[.$I67]" office:value-type="float" office:value="205.804701659841" calcext:value-type="float">
            <text:p>205.804701659841</text:p>
          </table:table-cell>
          <table:table-cell table:formula="of:=[.$J67]*3" office:value-type="float" office:value="617.414104979524" calcext:value-type="float">
            <text:p>617.414104979524</text:p>
          </table:table-cell>
          <table:table-cell table:formula="of:=[.$K67]*60" office:value-type="float" office:value="37044.8462987714" calcext:value-type="float">
            <text:p>37044.846298771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([.$A68]-1)*0.02" office:value-type="float" office:value="2.16" calcext:value-type="float">
            <text:p>2.16</text:p>
          </table:table-cell>
          <table:table-cell table:formula="of:=2*[.$A68]*[.$B68]" office:value-type="float" office:value="254.88" calcext:value-type="float">
            <text:p>254.88</text:p>
          </table:table-cell>
          <table:table-cell table:formula="of:=1.5*[.$A68]*[.$B68]" office:value-type="float" office:value="191.16" calcext:value-type="float">
            <text:p>191.16</text:p>
          </table:table-cell>
          <table:table-cell table:formula="of:=0.05+([.$D68]*(1+([.$A68]-1)*[.$E$3]))/4000" office:value-type="percentage" office:value="0.1116491" calcext:value-type="percentage">
            <text:p>11.16%</text:p>
          </table:table-cell>
          <table:table-cell table:formula="of:=2+(([.$A68]-1)*[.$F$3])" office:value-type="float" office:value="2.29" calcext:value-type="float">
            <text:p>2.29</text:p>
          </table:table-cell>
          <table:table-cell table:formula="of:=10+([.$C68]/4)" office:value-type="float" office:value="73.72" calcext:value-type="float">
            <text:p>73.72</text:p>
          </table:table-cell>
          <table:table-cell table:formula="of:=([.$G68]+([.$G$3]*[.$A68]))*(1+([.$A68]-1)*[.$H$3])*((1-[.$E68])+[.$E68]*[.F68])" office:value-type="float" office:value="184.859488016057" calcext:value-type="float">
            <text:p>184.859488016057</text:p>
          </table:table-cell>
          <table:table-cell table:formula="of:=1/(1+([.$A68]-1)*[.$D$3])" office:value-type="float" office:value="0.873362445414847" calcext:value-type="float">
            <text:p>0.873362445414847</text:p>
          </table:table-cell>
          <table:table-cell table:formula="of:=[.$H68]/[.$I68]" office:value-type="float" office:value="211.664113778386" calcext:value-type="float">
            <text:p>211.664113778386</text:p>
          </table:table-cell>
          <table:table-cell table:formula="of:=[.$J68]*3" office:value-type="float" office:value="634.992341335157" calcext:value-type="float">
            <text:p>634.992341335157</text:p>
          </table:table-cell>
          <table:table-cell table:formula="of:=[.$K68]*60" office:value-type="float" office:value="38099.5404801094" calcext:value-type="float">
            <text:p>38099.540480109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([.$A69]-1)*0.02" office:value-type="float" office:value="2.18" calcext:value-type="float">
            <text:p>2.18</text:p>
          </table:table-cell>
          <table:table-cell table:formula="of:=2*[.$A69]*[.$B69]" office:value-type="float" office:value="261.6" calcext:value-type="float">
            <text:p>261.6</text:p>
          </table:table-cell>
          <table:table-cell table:formula="of:=1.5*[.$A69]*[.$B69]" office:value-type="float" office:value="196.2" calcext:value-type="float">
            <text:p>196.2</text:p>
          </table:table-cell>
          <table:table-cell table:formula="of:=0.05+([.$D69]*(1+([.$A69]-1)*[.$E$3]))/4000" office:value-type="percentage" office:value="0.11351975" calcext:value-type="percentage">
            <text:p>11.35%</text:p>
          </table:table-cell>
          <table:table-cell table:formula="of:=2+(([.$A69]-1)*[.$F$3])" office:value-type="float" office:value="2.295" calcext:value-type="float">
            <text:p>2.295</text:p>
          </table:table-cell>
          <table:table-cell table:formula="of:=10+([.$C69]/4)" office:value-type="float" office:value="75.4" calcext:value-type="float">
            <text:p>75.4</text:p>
          </table:table-cell>
          <table:table-cell table:formula="of:=([.$G69]+([.$G$3]*[.$A69]))*(1+([.$A69]-1)*[.$H$3])*((1-[.$E69])+[.$E69]*[.F69])" office:value-type="float" office:value="189.66610121649" calcext:value-type="float">
            <text:p>189.66610121649</text:p>
          </table:table-cell>
          <table:table-cell table:formula="of:=1/(1+([.$A69]-1)*[.$D$3])" office:value-type="float" office:value="0.871459694989107" calcext:value-type="float">
            <text:p>0.871459694989107</text:p>
          </table:table-cell>
          <table:table-cell table:formula="of:=[.$H69]/[.$I69]" office:value-type="float" office:value="217.641851145923" calcext:value-type="float">
            <text:p>217.641851145923</text:p>
          </table:table-cell>
          <table:table-cell table:formula="of:=[.$J69]*3" office:value-type="float" office:value="652.925553437768" calcext:value-type="float">
            <text:p>652.925553437768</text:p>
          </table:table-cell>
          <table:table-cell table:formula="of:=[.$K69]*60" office:value-type="float" office:value="39175.5332062661" calcext:value-type="float">
            <text:p>39175.53320626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([.$A70]-1)*0.02" office:value-type="float" office:value="2.2" calcext:value-type="float">
            <text:p>2.2</text:p>
          </table:table-cell>
          <table:table-cell table:formula="of:=2*[.$A70]*[.$B70]" office:value-type="float" office:value="268.4" calcext:value-type="float">
            <text:p>268.4</text:p>
          </table:table-cell>
          <table:table-cell table:formula="of:=1.5*[.$A70]*[.$B70]" office:value-type="float" office:value="201.3" calcext:value-type="float">
            <text:p>201.3</text:p>
          </table:table-cell>
          <table:table-cell table:formula="of:=0.05+([.$D70]*(1+([.$A70]-1)*[.$E$3]))/4000" office:value-type="percentage" office:value="0.1154225" calcext:value-type="percentage">
            <text:p>11.54%</text:p>
          </table:table-cell>
          <table:table-cell table:formula="of:=2+(([.$A70]-1)*[.$F$3])" office:value-type="float" office:value="2.3" calcext:value-type="float">
            <text:p>2.3</text:p>
          </table:table-cell>
          <table:table-cell table:formula="of:=10+([.$C70]/4)" office:value-type="float" office:value="77.1" calcext:value-type="float">
            <text:p>77.1</text:p>
          </table:table-cell>
          <table:table-cell table:formula="of:=([.$G70]+([.$G$3]*[.$A70]))*(1+([.$A70]-1)*[.$H$3])*((1-[.$E70])+[.$E70]*[.F70])" office:value-type="float" office:value="194.556706745625" calcext:value-type="float">
            <text:p>194.556706745625</text:p>
          </table:table-cell>
          <table:table-cell table:formula="of:=1/(1+([.$A70]-1)*[.$D$3])" office:value-type="float" office:value="0.869565217391304" calcext:value-type="float">
            <text:p>0.869565217391304</text:p>
          </table:table-cell>
          <table:table-cell table:formula="of:=[.$H70]/[.$I70]" office:value-type="float" office:value="223.740212757469" calcext:value-type="float">
            <text:p>223.740212757469</text:p>
          </table:table-cell>
          <table:table-cell table:formula="of:=[.$J70]*3" office:value-type="float" office:value="671.220638272406" calcext:value-type="float">
            <text:p>671.220638272406</text:p>
          </table:table-cell>
          <table:table-cell table:formula="of:=[.$K70]*60" office:value-type="float" office:value="40273.2382963444" calcext:value-type="float">
            <text:p>40273.238296344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([.$A71]-1)*0.02" office:value-type="float" office:value="2.22" calcext:value-type="float">
            <text:p>2.22</text:p>
          </table:table-cell>
          <table:table-cell table:formula="of:=2*[.$A71]*[.$B71]" office:value-type="float" office:value="275.28" calcext:value-type="float">
            <text:p>275.28</text:p>
          </table:table-cell>
          <table:table-cell table:formula="of:=1.5*[.$A71]*[.$B71]" office:value-type="float" office:value="206.46" calcext:value-type="float">
            <text:p>206.46</text:p>
          </table:table-cell>
          <table:table-cell table:formula="of:=0.05+([.$D71]*(1+([.$A71]-1)*[.$E$3]))/4000" office:value-type="percentage" office:value="0.117357575" calcext:value-type="percentage">
            <text:p>11.74%</text:p>
          </table:table-cell>
          <table:table-cell table:formula="of:=2+(([.$A71]-1)*[.$F$3])" office:value-type="float" office:value="2.305" calcext:value-type="float">
            <text:p>2.305</text:p>
          </table:table-cell>
          <table:table-cell table:formula="of:=10+([.$C71]/4)" office:value-type="float" office:value="78.82" calcext:value-type="float">
            <text:p>78.82</text:p>
          </table:table-cell>
          <table:table-cell table:formula="of:=([.$G71]+([.$G$3]*[.$A71]))*(1+([.$A71]-1)*[.$H$3])*((1-[.$E71])+[.$E71]*[.F71])" office:value-type="float" office:value="199.532796834397" calcext:value-type="float">
            <text:p>199.532796834397</text:p>
          </table:table-cell>
          <table:table-cell table:formula="of:=1/(1+([.$A71]-1)*[.$D$3])" office:value-type="float" office:value="0.867678958785249" calcext:value-type="float">
            <text:p>0.867678958785249</text:p>
          </table:table-cell>
          <table:table-cell table:formula="of:=[.$H71]/[.$I71]" office:value-type="float" office:value="229.961548351643" calcext:value-type="float">
            <text:p>229.961548351643</text:p>
          </table:table-cell>
          <table:table-cell table:formula="of:=[.$J71]*3" office:value-type="float" office:value="689.884645054929" calcext:value-type="float">
            <text:p>689.884645054929</text:p>
          </table:table-cell>
          <table:table-cell table:formula="of:=[.$K71]*60" office:value-type="float" office:value="41393.0787032957" calcext:value-type="float">
            <text:p>41393.078703295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([.$A72]-1)*0.02" office:value-type="float" office:value="2.24" calcext:value-type="float">
            <text:p>2.24</text:p>
          </table:table-cell>
          <table:table-cell table:formula="of:=2*[.$A72]*[.$B72]" office:value-type="float" office:value="282.24" calcext:value-type="float">
            <text:p>282.24</text:p>
          </table:table-cell>
          <table:table-cell table:formula="of:=1.5*[.$A72]*[.$B72]" office:value-type="float" office:value="211.68" calcext:value-type="float">
            <text:p>211.68</text:p>
          </table:table-cell>
          <table:table-cell table:formula="of:=0.05+([.$D72]*(1+([.$A72]-1)*[.$E$3]))/4000" office:value-type="percentage" office:value="0.1193252" calcext:value-type="percentage">
            <text:p>11.93%</text:p>
          </table:table-cell>
          <table:table-cell table:formula="of:=2+(([.$A72]-1)*[.$F$3])" office:value-type="float" office:value="2.31" calcext:value-type="float">
            <text:p>2.31</text:p>
          </table:table-cell>
          <table:table-cell table:formula="of:=10+([.$C72]/4)" office:value-type="float" office:value="80.56" calcext:value-type="float">
            <text:p>80.56</text:p>
          </table:table-cell>
          <table:table-cell table:formula="of:=([.$G72]+([.$G$3]*[.$A72]))*(1+([.$A72]-1)*[.$H$3])*((1-[.$E72])+[.$E72]*[.F72])" office:value-type="float" office:value="204.595895636452" calcext:value-type="float">
            <text:p>204.595895636452</text:p>
          </table:table-cell>
          <table:table-cell table:formula="of:=1/(1+([.$A72]-1)*[.$D$3])" office:value-type="float" office:value="0.865800865800866" calcext:value-type="float">
            <text:p>0.865800865800866</text:p>
          </table:table-cell>
          <table:table-cell table:formula="of:=[.$H72]/[.$I72]" office:value-type="float" office:value="236.308259460103" calcext:value-type="float">
            <text:p>236.308259460103</text:p>
          </table:table-cell>
          <table:table-cell table:formula="of:=[.$J72]*3" office:value-type="float" office:value="708.924778380308" calcext:value-type="float">
            <text:p>708.924778380308</text:p>
          </table:table-cell>
          <table:table-cell table:formula="of:=[.$K72]*60" office:value-type="float" office:value="42535.4867028185" calcext:value-type="float">
            <text:p>42535.486702818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([.$A73]-1)*0.02" office:value-type="float" office:value="2.26" calcext:value-type="float">
            <text:p>2.26</text:p>
          </table:table-cell>
          <table:table-cell table:formula="of:=2*[.$A73]*[.$B73]" office:value-type="float" office:value="289.28" calcext:value-type="float">
            <text:p>289.28</text:p>
          </table:table-cell>
          <table:table-cell table:formula="of:=1.5*[.$A73]*[.$B73]" office:value-type="float" office:value="216.96" calcext:value-type="float">
            <text:p>216.96</text:p>
          </table:table-cell>
          <table:table-cell table:formula="of:=0.05+([.$D73]*(1+([.$A73]-1)*[.$E$3]))/4000" office:value-type="percentage" office:value="0.1213256" calcext:value-type="percentage">
            <text:p>12.13%</text:p>
          </table:table-cell>
          <table:table-cell table:formula="of:=2+(([.$A73]-1)*[.$F$3])" office:value-type="float" office:value="2.315" calcext:value-type="float">
            <text:p>2.315</text:p>
          </table:table-cell>
          <table:table-cell table:formula="of:=10+([.$C73]/4)" office:value-type="float" office:value="82.32" calcext:value-type="float">
            <text:p>82.32</text:p>
          </table:table-cell>
          <table:table-cell table:formula="of:=([.$G73]+([.$G$3]*[.$A73]))*(1+([.$A73]-1)*[.$H$3])*((1-[.$E73])+[.$E73]*[.F73])" office:value-type="float" office:value="209.747559803948" calcext:value-type="float">
            <text:p>209.747559803948</text:p>
          </table:table-cell>
          <table:table-cell table:formula="of:=1/(1+([.$A73]-1)*[.$D$3])" office:value-type="float" office:value="0.863930885529158" calcext:value-type="float">
            <text:p>0.863930885529158</text:p>
          </table:table-cell>
          <table:table-cell table:formula="of:=[.$H73]/[.$I73]" office:value-type="float" office:value="242.78280047307" calcext:value-type="float">
            <text:p>242.78280047307</text:p>
          </table:table-cell>
          <table:table-cell table:formula="of:=[.$J73]*3" office:value-type="float" office:value="728.348401419211" calcext:value-type="float">
            <text:p>728.348401419211</text:p>
          </table:table-cell>
          <table:table-cell table:formula="of:=[.$K73]*60" office:value-type="float" office:value="43700.9040851527" calcext:value-type="float">
            <text:p>43700.904085152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([.$A74]-1)*0.02" office:value-type="float" office:value="2.28" calcext:value-type="float">
            <text:p>2.28</text:p>
          </table:table-cell>
          <table:table-cell table:formula="of:=2*[.$A74]*[.$B74]" office:value-type="float" office:value="296.4" calcext:value-type="float">
            <text:p>296.4</text:p>
          </table:table-cell>
          <table:table-cell table:formula="of:=1.5*[.$A74]*[.$B74]" office:value-type="float" office:value="222.3" calcext:value-type="float">
            <text:p>222.3</text:p>
          </table:table-cell>
          <table:table-cell table:formula="of:=0.05+([.$D74]*(1+([.$A74]-1)*[.$E$3]))/4000" office:value-type="percentage" office:value="0.123359" calcext:value-type="percentage">
            <text:p>12.34%</text:p>
          </table:table-cell>
          <table:table-cell table:formula="of:=2+(([.$A74]-1)*[.$F$3])" office:value-type="float" office:value="2.32" calcext:value-type="float">
            <text:p>2.32</text:p>
          </table:table-cell>
          <table:table-cell table:formula="of:=10+([.$C74]/4)" office:value-type="float" office:value="84.1" calcext:value-type="float">
            <text:p>84.1</text:p>
          </table:table-cell>
          <table:table-cell table:formula="of:=([.$G74]+([.$G$3]*[.$A74]))*(1+([.$A74]-1)*[.$H$3])*((1-[.$E74])+[.$E74]*[.F74])" office:value-type="float" office:value="214.98937906992" calcext:value-type="float">
            <text:p>214.98937906992</text:p>
          </table:table-cell>
          <table:table-cell table:formula="of:=1/(1+([.$A74]-1)*[.$D$3])" office:value-type="float" office:value="0.862068965517241" calcext:value-type="float">
            <text:p>0.862068965517241</text:p>
          </table:table-cell>
          <table:table-cell table:formula="of:=[.$H74]/[.$I74]" office:value-type="float" office:value="249.387679721107" calcext:value-type="float">
            <text:p>249.387679721107</text:p>
          </table:table-cell>
          <table:table-cell table:formula="of:=[.$J74]*3" office:value-type="float" office:value="748.163039163322" calcext:value-type="float">
            <text:p>748.163039163322</text:p>
          </table:table-cell>
          <table:table-cell table:formula="of:=[.$K74]*60" office:value-type="float" office:value="44889.7823497993" calcext:value-type="float">
            <text:p>44889.782349799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([.$A75]-1)*0.02" office:value-type="float" office:value="2.3" calcext:value-type="float">
            <text:p>2.3</text:p>
          </table:table-cell>
          <table:table-cell table:formula="of:=2*[.$A75]*[.$B75]" office:value-type="float" office:value="303.6" calcext:value-type="float">
            <text:p>303.6</text:p>
          </table:table-cell>
          <table:table-cell table:formula="of:=1.5*[.$A75]*[.$B75]" office:value-type="float" office:value="227.7" calcext:value-type="float">
            <text:p>227.7</text:p>
          </table:table-cell>
          <table:table-cell table:formula="of:=0.05+([.$D75]*(1+([.$A75]-1)*[.$E$3]))/4000" office:value-type="percentage" office:value="0.125425625" calcext:value-type="percentage">
            <text:p>12.54%</text:p>
          </table:table-cell>
          <table:table-cell table:formula="of:=2+(([.$A75]-1)*[.$F$3])" office:value-type="float" office:value="2.325" calcext:value-type="float">
            <text:p>2.325</text:p>
          </table:table-cell>
          <table:table-cell table:formula="of:=10+([.$C75]/4)" office:value-type="float" office:value="85.9" calcext:value-type="float">
            <text:p>85.9</text:p>
          </table:table-cell>
          <table:table-cell table:formula="of:=([.$G75]+([.$G$3]*[.$A75]))*(1+([.$A75]-1)*[.$H$3])*((1-[.$E75])+[.$E75]*[.F75])" office:value-type="float" office:value="220.322976837236" calcext:value-type="float">
            <text:p>220.322976837236</text:p>
          </table:table-cell>
          <table:table-cell table:formula="of:=1/(1+([.$A75]-1)*[.$D$3])" office:value-type="float" office:value="0.860215053763441" calcext:value-type="float">
            <text:p>0.860215053763441</text:p>
          </table:table-cell>
          <table:table-cell table:formula="of:=[.$H75]/[.$I75]" office:value-type="float" office:value="256.125460573287" calcext:value-type="float">
            <text:p>256.125460573287</text:p>
          </table:table-cell>
          <table:table-cell table:formula="of:=[.$J75]*3" office:value-type="float" office:value="768.376381719862" calcext:value-type="float">
            <text:p>768.376381719862</text:p>
          </table:table-cell>
          <table:table-cell table:formula="of:=[.$K75]*60" office:value-type="float" office:value="46102.5829031917" calcext:value-type="float">
            <text:p>46102.582903191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([.$A76]-1)*0.02" office:value-type="float" office:value="2.32" calcext:value-type="float">
            <text:p>2.32</text:p>
          </table:table-cell>
          <table:table-cell table:formula="of:=2*[.$A76]*[.$B76]" office:value-type="float" office:value="310.88" calcext:value-type="float">
            <text:p>310.88</text:p>
          </table:table-cell>
          <table:table-cell table:formula="of:=1.5*[.$A76]*[.$B76]" office:value-type="float" office:value="233.16" calcext:value-type="float">
            <text:p>233.16</text:p>
          </table:table-cell>
          <table:table-cell table:formula="of:=0.05+([.$D76]*(1+([.$A76]-1)*[.$E$3]))/4000" office:value-type="percentage" office:value="0.1275257" calcext:value-type="percentage">
            <text:p>12.75%</text:p>
          </table:table-cell>
          <table:table-cell table:formula="of:=2+(([.$A76]-1)*[.$F$3])" office:value-type="float" office:value="2.33" calcext:value-type="float">
            <text:p>2.33</text:p>
          </table:table-cell>
          <table:table-cell table:formula="of:=10+([.$C76]/4)" office:value-type="float" office:value="87.72" calcext:value-type="float">
            <text:p>87.72</text:p>
          </table:table-cell>
          <table:table-cell table:formula="of:=([.$G76]+([.$G$3]*[.$A76]))*(1+([.$A76]-1)*[.$H$3])*((1-[.$E76])+[.$E76]*[.F76])" office:value-type="float" office:value="225.750010774189" calcext:value-type="float">
            <text:p>225.750010774189</text:p>
          </table:table-cell>
          <table:table-cell table:formula="of:=1/(1+([.$A76]-1)*[.$D$3])" office:value-type="float" office:value="0.858369098712446" calcext:value-type="float">
            <text:p>0.858369098712446</text:p>
          </table:table-cell>
          <table:table-cell table:formula="of:=[.$H76]/[.$I76]" office:value-type="float" office:value="262.99876255193" calcext:value-type="float">
            <text:p>262.99876255193</text:p>
          </table:table-cell>
          <table:table-cell table:formula="of:=[.$J76]*3" office:value-type="float" office:value="788.996287655791" calcext:value-type="float">
            <text:p>788.996287655791</text:p>
          </table:table-cell>
          <table:table-cell table:formula="of:=[.$K76]*60" office:value-type="float" office:value="47339.7772593475" calcext:value-type="float">
            <text:p>47339.777259347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([.$A77]-1)*0.02" office:value-type="float" office:value="2.34" calcext:value-type="float">
            <text:p>2.34</text:p>
          </table:table-cell>
          <table:table-cell table:formula="of:=2*[.$A77]*[.$B77]" office:value-type="float" office:value="318.24" calcext:value-type="float">
            <text:p>318.24</text:p>
          </table:table-cell>
          <table:table-cell table:formula="of:=1.5*[.$A77]*[.$B77]" office:value-type="float" office:value="238.68" calcext:value-type="float">
            <text:p>238.68</text:p>
          </table:table-cell>
          <table:table-cell table:formula="of:=0.05+([.$D77]*(1+([.$A77]-1)*[.$E$3]))/4000" office:value-type="percentage" office:value="0.12965945" calcext:value-type="percentage">
            <text:p>12.97%</text:p>
          </table:table-cell>
          <table:table-cell table:formula="of:=2+(([.$A77]-1)*[.$F$3])" office:value-type="float" office:value="2.335" calcext:value-type="float">
            <text:p>2.335</text:p>
          </table:table-cell>
          <table:table-cell table:formula="of:=10+([.$C77]/4)" office:value-type="float" office:value="89.56" calcext:value-type="float">
            <text:p>89.56</text:p>
          </table:table-cell>
          <table:table-cell table:formula="of:=([.$G77]+([.$G$3]*[.$A77]))*(1+([.$A77]-1)*[.$H$3])*((1-[.$E77])+[.$E77]*[.F77])" office:value-type="float" office:value="231.272173416747" calcext:value-type="float">
            <text:p>231.272173416747</text:p>
          </table:table-cell>
          <table:table-cell table:formula="of:=1/(1+([.$A77]-1)*[.$D$3])" office:value-type="float" office:value="0.856531049250535" calcext:value-type="float">
            <text:p>0.856531049250535</text:p>
          </table:table-cell>
          <table:table-cell table:formula="of:=[.$H77]/[.$I77]" office:value-type="float" office:value="270.010262464052" calcext:value-type="float">
            <text:p>270.010262464052</text:p>
          </table:table-cell>
          <table:table-cell table:formula="of:=[.$J77]*3" office:value-type="float" office:value="810.030787392156" calcext:value-type="float">
            <text:p>810.030787392156</text:p>
          </table:table-cell>
          <table:table-cell table:formula="of:=[.$K77]*60" office:value-type="float" office:value="48601.8472435294" calcext:value-type="float">
            <text:p>48601.847243529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([.$A78]-1)*0.02" office:value-type="float" office:value="2.36" calcext:value-type="float">
            <text:p>2.36</text:p>
          </table:table-cell>
          <table:table-cell table:formula="of:=2*[.$A78]*[.$B78]" office:value-type="float" office:value="325.68" calcext:value-type="float">
            <text:p>325.68</text:p>
          </table:table-cell>
          <table:table-cell table:formula="of:=1.5*[.$A78]*[.$B78]" office:value-type="float" office:value="244.26" calcext:value-type="float">
            <text:p>244.26</text:p>
          </table:table-cell>
          <table:table-cell table:formula="of:=0.05+([.$D78]*(1+([.$A78]-1)*[.$E$3]))/4000" office:value-type="percentage" office:value="0.1318271" calcext:value-type="percentage">
            <text:p>13.18%</text:p>
          </table:table-cell>
          <table:table-cell table:formula="of:=2+(([.$A78]-1)*[.$F$3])" office:value-type="float" office:value="2.34" calcext:value-type="float">
            <text:p>2.34</text:p>
          </table:table-cell>
          <table:table-cell table:formula="of:=10+([.$C78]/4)" office:value-type="float" office:value="91.42" calcext:value-type="float">
            <text:p>91.42</text:p>
          </table:table-cell>
          <table:table-cell table:formula="of:=([.$G78]+([.$G$3]*[.$A78]))*(1+([.$A78]-1)*[.$H$3])*((1-[.$E78])+[.$E78]*[.F78])" office:value-type="float" office:value="236.891192777509" calcext:value-type="float">
            <text:p>236.891192777509</text:p>
          </table:table-cell>
          <table:table-cell table:formula="of:=1/(1+([.$A78]-1)*[.$D$3])" office:value-type="float" office:value="0.854700854700855" calcext:value-type="float">
            <text:p>0.854700854700855</text:p>
          </table:table-cell>
          <table:table-cell table:formula="of:=[.$H78]/[.$I78]" office:value-type="float" office:value="277.162695549686" calcext:value-type="float">
            <text:p>277.162695549686</text:p>
          </table:table-cell>
          <table:table-cell table:formula="of:=[.$J78]*3" office:value-type="float" office:value="831.488086649058" calcext:value-type="float">
            <text:p>831.488086649058</text:p>
          </table:table-cell>
          <table:table-cell table:formula="of:=[.$K78]*60" office:value-type="float" office:value="49889.2851989435" calcext:value-type="float">
            <text:p>49889.285198943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([.$A79]-1)*0.02" office:value-type="float" office:value="2.38" calcext:value-type="float">
            <text:p>2.38</text:p>
          </table:table-cell>
          <table:table-cell table:formula="of:=2*[.$A79]*[.$B79]" office:value-type="float" office:value="333.2" calcext:value-type="float">
            <text:p>333.2</text:p>
          </table:table-cell>
          <table:table-cell table:formula="of:=1.5*[.$A79]*[.$B79]" office:value-type="float" office:value="249.9" calcext:value-type="float">
            <text:p>249.9</text:p>
          </table:table-cell>
          <table:table-cell table:formula="of:=0.05+([.$D79]*(1+([.$A79]-1)*[.$E$3]))/4000" office:value-type="percentage" office:value="0.134028875" calcext:value-type="percentage">
            <text:p>13.40%</text:p>
          </table:table-cell>
          <table:table-cell table:formula="of:=2+(([.$A79]-1)*[.$F$3])" office:value-type="float" office:value="2.345" calcext:value-type="float">
            <text:p>2.345</text:p>
          </table:table-cell>
          <table:table-cell table:formula="of:=10+([.$C79]/4)" office:value-type="float" office:value="93.3" calcext:value-type="float">
            <text:p>93.3</text:p>
          </table:table-cell>
          <table:table-cell table:formula="of:=([.$G79]+([.$G$3]*[.$A79]))*(1+([.$A79]-1)*[.$H$3])*((1-[.$E79])+[.$E79]*[.F79])" office:value-type="float" office:value="242.608832961399" calcext:value-type="float">
            <text:p>242.608832961399</text:p>
          </table:table-cell>
          <table:table-cell table:formula="of:=1/(1+([.$A79]-1)*[.$D$3])" office:value-type="float" office:value="0.852878464818763" calcext:value-type="float">
            <text:p>0.852878464818763</text:p>
          </table:table-cell>
          <table:table-cell table:formula="of:=[.$H79]/[.$I79]" office:value-type="float" office:value="284.458856647241" calcext:value-type="float">
            <text:p>284.458856647241</text:p>
          </table:table-cell>
          <table:table-cell table:formula="of:=[.$J79]*3" office:value-type="float" office:value="853.376569941722" calcext:value-type="float">
            <text:p>853.376569941722</text:p>
          </table:table-cell>
          <table:table-cell table:formula="of:=[.$K79]*60" office:value-type="float" office:value="51202.5941965033" calcext:value-type="float">
            <text:p>51202.594196503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([.$A80]-1)*0.02" office:value-type="float" office:value="2.4" calcext:value-type="float">
            <text:p>2.4</text:p>
          </table:table-cell>
          <table:table-cell table:formula="of:=2*[.$A80]*[.$B80]" office:value-type="float" office:value="340.8" calcext:value-type="float">
            <text:p>340.8</text:p>
          </table:table-cell>
          <table:table-cell table:formula="of:=1.5*[.$A80]*[.$B80]" office:value-type="float" office:value="255.6" calcext:value-type="float">
            <text:p>255.6</text:p>
          </table:table-cell>
          <table:table-cell table:formula="of:=0.05+([.$D80]*(1+([.$A80]-1)*[.$E$3]))/4000" office:value-type="percentage" office:value="0.136265" calcext:value-type="percentage">
            <text:p>13.63%</text:p>
          </table:table-cell>
          <table:table-cell table:formula="of:=2+(([.$A80]-1)*[.$F$3])" office:value-type="float" office:value="2.35" calcext:value-type="float">
            <text:p>2.35</text:p>
          </table:table-cell>
          <table:table-cell table:formula="of:=10+([.$C80]/4)" office:value-type="float" office:value="95.2" calcext:value-type="float">
            <text:p>95.2</text:p>
          </table:table-cell>
          <table:table-cell table:formula="of:=([.$G80]+([.$G$3]*[.$A80]))*(1+([.$A80]-1)*[.$H$3])*((1-[.$E80])+[.$E80]*[.F80])" office:value-type="float" office:value="248.426894788125" calcext:value-type="float">
            <text:p>248.426894788125</text:p>
          </table:table-cell>
          <table:table-cell table:formula="of:=1/(1+([.$A80]-1)*[.$D$3])" office:value-type="float" office:value="0.851063829787234" calcext:value-type="float">
            <text:p>0.851063829787234</text:p>
          </table:table-cell>
          <table:table-cell table:formula="of:=[.$H80]/[.$I80]" office:value-type="float" office:value="291.901601376047" calcext:value-type="float">
            <text:p>291.901601376047</text:p>
          </table:table-cell>
          <table:table-cell table:formula="of:=[.$J80]*3" office:value-type="float" office:value="875.704804128141" calcext:value-type="float">
            <text:p>875.704804128141</text:p>
          </table:table-cell>
          <table:table-cell table:formula="of:=[.$K80]*60" office:value-type="float" office:value="52542.2882476884" calcext:value-type="float">
            <text:p>52542.288247688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([.$A81]-1)*0.02" office:value-type="float" office:value="2.42" calcext:value-type="float">
            <text:p>2.42</text:p>
          </table:table-cell>
          <table:table-cell table:formula="of:=2*[.$A81]*[.$B81]" office:value-type="float" office:value="348.48" calcext:value-type="float">
            <text:p>348.48</text:p>
          </table:table-cell>
          <table:table-cell table:formula="of:=1.5*[.$A81]*[.$B81]" office:value-type="float" office:value="261.36" calcext:value-type="float">
            <text:p>261.36</text:p>
          </table:table-cell>
          <table:table-cell table:formula="of:=0.05+([.$D81]*(1+([.$A81]-1)*[.$E$3]))/4000" office:value-type="percentage" office:value="0.1385357" calcext:value-type="percentage">
            <text:p>13.85%</text:p>
          </table:table-cell>
          <table:table-cell table:formula="of:=2+(([.$A81]-1)*[.$F$3])" office:value-type="float" office:value="2.355" calcext:value-type="float">
            <text:p>2.355</text:p>
          </table:table-cell>
          <table:table-cell table:formula="of:=10+([.$C81]/4)" office:value-type="float" office:value="97.12" calcext:value-type="float">
            <text:p>97.12</text:p>
          </table:table-cell>
          <table:table-cell table:formula="of:=([.$G81]+([.$G$3]*[.$A81]))*(1+([.$A81]-1)*[.$H$3])*((1-[.$E81])+[.$E81]*[.F81])" office:value-type="float" office:value="254.347216421453" calcext:value-type="float">
            <text:p>254.347216421453</text:p>
          </table:table-cell>
          <table:table-cell table:formula="of:=1/(1+([.$A81]-1)*[.$D$3])" office:value-type="float" office:value="0.849256900212314" calcext:value-type="float">
            <text:p>0.849256900212314</text:p>
          </table:table-cell>
          <table:table-cell table:formula="of:=[.$H81]/[.$I81]" office:value-type="float" office:value="299.493847336261" calcext:value-type="float">
            <text:p>299.493847336261</text:p>
          </table:table-cell>
          <table:table-cell table:formula="of:=[.$J81]*3" office:value-type="float" office:value="898.481542008782" calcext:value-type="float">
            <text:p>898.481542008782</text:p>
          </table:table-cell>
          <table:table-cell table:formula="of:=[.$K81]*60" office:value-type="float" office:value="53908.8925205269" calcext:value-type="float">
            <text:p>53908.892520526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([.$A82]-1)*0.02" office:value-type="float" office:value="2.44" calcext:value-type="float">
            <text:p>2.44</text:p>
          </table:table-cell>
          <table:table-cell table:formula="of:=2*[.$A82]*[.$B82]" office:value-type="float" office:value="356.24" calcext:value-type="float">
            <text:p>356.24</text:p>
          </table:table-cell>
          <table:table-cell table:formula="of:=1.5*[.$A82]*[.$B82]" office:value-type="float" office:value="267.18" calcext:value-type="float">
            <text:p>267.18</text:p>
          </table:table-cell>
          <table:table-cell table:formula="of:=0.05+([.$D82]*(1+([.$A82]-1)*[.$E$3]))/4000" office:value-type="percentage" office:value="0.1408412" calcext:value-type="percentage">
            <text:p>14.08%</text:p>
          </table:table-cell>
          <table:table-cell table:formula="of:=2+(([.$A82]-1)*[.$F$3])" office:value-type="float" office:value="2.36" calcext:value-type="float">
            <text:p>2.36</text:p>
          </table:table-cell>
          <table:table-cell table:formula="of:=10+([.$C82]/4)" office:value-type="float" office:value="99.06" calcext:value-type="float">
            <text:p>99.06</text:p>
          </table:table-cell>
          <table:table-cell table:formula="of:=([.$G82]+([.$G$3]*[.$A82]))*(1+([.$A82]-1)*[.$H$3])*((1-[.$E82])+[.$E82]*[.F82])" office:value-type="float" office:value="260.371674005318" calcext:value-type="float">
            <text:p>260.371674005318</text:p>
          </table:table-cell>
          <table:table-cell table:formula="of:=1/(1+([.$A82]-1)*[.$D$3])" office:value-type="float" office:value="0.847457627118644" calcext:value-type="float">
            <text:p>0.847457627118644</text:p>
          </table:table-cell>
          <table:table-cell table:formula="of:=[.$H82]/[.$I82]" office:value-type="float" office:value="307.238575326276" calcext:value-type="float">
            <text:p>307.238575326276</text:p>
          </table:table-cell>
          <table:table-cell table:formula="of:=[.$J82]*3" office:value-type="float" office:value="921.715725978827" calcext:value-type="float">
            <text:p>921.715725978827</text:p>
          </table:table-cell>
          <table:table-cell table:formula="of:=[.$K82]*60" office:value-type="float" office:value="55302.9435587296" calcext:value-type="float">
            <text:p>55302.943558729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([.$A83]-1)*0.02" office:value-type="float" office:value="2.46" calcext:value-type="float">
            <text:p>2.46</text:p>
          </table:table-cell>
          <table:table-cell table:formula="of:=2*[.$A83]*[.$B83]" office:value-type="float" office:value="364.08" calcext:value-type="float">
            <text:p>364.08</text:p>
          </table:table-cell>
          <table:table-cell table:formula="of:=1.5*[.$A83]*[.$B83]" office:value-type="float" office:value="273.06" calcext:value-type="float">
            <text:p>273.06</text:p>
          </table:table-cell>
          <table:table-cell table:formula="of:=0.05+([.$D83]*(1+([.$A83]-1)*[.$E$3]))/4000" office:value-type="percentage" office:value="0.143181725" calcext:value-type="percentage">
            <text:p>14.32%</text:p>
          </table:table-cell>
          <table:table-cell table:formula="of:=2+(([.$A83]-1)*[.$F$3])" office:value-type="float" office:value="2.365" calcext:value-type="float">
            <text:p>2.365</text:p>
          </table:table-cell>
          <table:table-cell table:formula="of:=10+([.$C83]/4)" office:value-type="float" office:value="101.02" calcext:value-type="float">
            <text:p>101.02</text:p>
          </table:table-cell>
          <table:table-cell table:formula="of:=([.$G83]+([.$G$3]*[.$A83]))*(1+([.$A83]-1)*[.$H$3])*((1-[.$E83])+[.$E83]*[.F83])" office:value-type="float" office:value="266.502182306821" calcext:value-type="float">
            <text:p>266.502182306821</text:p>
          </table:table-cell>
          <table:table-cell table:formula="of:=1/(1+([.$A83]-1)*[.$D$3])" office:value-type="float" office:value="0.845665961945032" calcext:value-type="float">
            <text:p>0.845665961945032</text:p>
          </table:table-cell>
          <table:table-cell table:formula="of:=[.$H83]/[.$I83]" office:value-type="float" office:value="315.138830577815" calcext:value-type="float">
            <text:p>315.138830577815</text:p>
          </table:table-cell>
          <table:table-cell table:formula="of:=[.$J83]*3" office:value-type="float" office:value="945.416491733446" calcext:value-type="float">
            <text:p>945.416491733446</text:p>
          </table:table-cell>
          <table:table-cell table:formula="of:=[.$K83]*60" office:value-type="float" office:value="56724.9895040068" calcext:value-type="float">
            <text:p>56724.989504006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([.$A84]-1)*0.02" office:value-type="float" office:value="2.48" calcext:value-type="float">
            <text:p>2.48</text:p>
          </table:table-cell>
          <table:table-cell table:formula="of:=2*[.$A84]*[.$B84]" office:value-type="float" office:value="372" calcext:value-type="float">
            <text:p>372</text:p>
          </table:table-cell>
          <table:table-cell table:formula="of:=1.5*[.$A84]*[.$B84]" office:value-type="float" office:value="279" calcext:value-type="float">
            <text:p>279</text:p>
          </table:table-cell>
          <table:table-cell table:formula="of:=0.05+([.$D84]*(1+([.$A84]-1)*[.$E$3]))/4000" office:value-type="percentage" office:value="0.1455575" calcext:value-type="percentage">
            <text:p>14.56%</text:p>
          </table:table-cell>
          <table:table-cell table:formula="of:=2+(([.$A84]-1)*[.$F$3])" office:value-type="float" office:value="2.37" calcext:value-type="float">
            <text:p>2.37</text:p>
          </table:table-cell>
          <table:table-cell table:formula="of:=10+([.$C84]/4)" office:value-type="float" office:value="103" calcext:value-type="float">
            <text:p>103</text:p>
          </table:table-cell>
          <table:table-cell table:formula="of:=([.$G84]+([.$G$3]*[.$A84]))*(1+([.$A84]-1)*[.$H$3])*((1-[.$E84])+[.$E84]*[.F84])" office:value-type="float" office:value="272.740695366125" calcext:value-type="float">
            <text:p>272.740695366125</text:p>
          </table:table-cell>
          <table:table-cell table:formula="of:=1/(1+([.$A84]-1)*[.$D$3])" office:value-type="float" office:value="0.843881856540084" calcext:value-type="float">
            <text:p>0.843881856540084</text:p>
          </table:table-cell>
          <table:table-cell table:formula="of:=[.$H84]/[.$I84]" office:value-type="float" office:value="323.197724008858" calcext:value-type="float">
            <text:p>323.197724008858</text:p>
          </table:table-cell>
          <table:table-cell table:formula="of:=[.$J84]*3" office:value-type="float" office:value="969.593172026575" calcext:value-type="float">
            <text:p>969.593172026575</text:p>
          </table:table-cell>
          <table:table-cell table:formula="of:=[.$K84]*60" office:value-type="float" office:value="58175.5903215945" calcext:value-type="float">
            <text:p>58175.590321594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([.$A85]-1)*0.02" office:value-type="float" office:value="2.5" calcext:value-type="float">
            <text:p>2.5</text:p>
          </table:table-cell>
          <table:table-cell table:formula="of:=2*[.$A85]*[.$B85]" office:value-type="float" office:value="380" calcext:value-type="float">
            <text:p>380</text:p>
          </table:table-cell>
          <table:table-cell table:formula="of:=1.5*[.$A85]*[.$B85]" office:value-type="float" office:value="285" calcext:value-type="float">
            <text:p>285</text:p>
          </table:table-cell>
          <table:table-cell table:formula="of:=0.05+([.$D85]*(1+([.$A85]-1)*[.$E$3]))/4000" office:value-type="percentage" office:value="0.14796875" calcext:value-type="percentage">
            <text:p>14.80%</text:p>
          </table:table-cell>
          <table:table-cell table:formula="of:=2+(([.$A85]-1)*[.$F$3])" office:value-type="float" office:value="2.375" calcext:value-type="float">
            <text:p>2.375</text:p>
          </table:table-cell>
          <table:table-cell table:formula="of:=10+([.$C85]/4)" office:value-type="float" office:value="105" calcext:value-type="float">
            <text:p>105</text:p>
          </table:table-cell>
          <table:table-cell table:formula="of:=([.$G85]+([.$G$3]*[.$A85]))*(1+([.$A85]-1)*[.$H$3])*((1-[.$E85])+[.$E85]*[.F85])" office:value-type="float" office:value="279.08920715332" calcext:value-type="float">
            <text:p>279.08920715332</text:p>
          </table:table-cell>
          <table:table-cell table:formula="of:=1/(1+([.$A85]-1)*[.$D$3])" office:value-type="float" office:value="0.842105263157895" calcext:value-type="float">
            <text:p>0.842105263157895</text:p>
          </table:table-cell>
          <table:table-cell table:formula="of:=[.$H85]/[.$I85]" office:value-type="float" office:value="331.418433494568" calcext:value-type="float">
            <text:p>331.418433494568</text:p>
          </table:table-cell>
          <table:table-cell table:formula="of:=[.$J85]*3" office:value-type="float" office:value="994.255300483704" calcext:value-type="float">
            <text:p>994.255300483704</text:p>
          </table:table-cell>
          <table:table-cell table:formula="of:=[.$K85]*60" office:value-type="float" office:value="59655.3180290222" calcext:value-type="float">
            <text:p>59655.318029022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([.$A86]-1)*0.02" office:value-type="float" office:value="2.52" calcext:value-type="float">
            <text:p>2.52</text:p>
          </table:table-cell>
          <table:table-cell table:formula="of:=2*[.$A86]*[.$B86]" office:value-type="float" office:value="388.08" calcext:value-type="float">
            <text:p>388.08</text:p>
          </table:table-cell>
          <table:table-cell table:formula="of:=1.5*[.$A86]*[.$B86]" office:value-type="float" office:value="291.06" calcext:value-type="float">
            <text:p>291.06</text:p>
          </table:table-cell>
          <table:table-cell table:formula="of:=0.05+([.$D86]*(1+([.$A86]-1)*[.$E$3]))/4000" office:value-type="percentage" office:value="0.1504157" calcext:value-type="percentage">
            <text:p>15.04%</text:p>
          </table:table-cell>
          <table:table-cell table:formula="of:=2+(([.$A86]-1)*[.$F$3])" office:value-type="float" office:value="2.38" calcext:value-type="float">
            <text:p>2.38</text:p>
          </table:table-cell>
          <table:table-cell table:formula="of:=10+([.$C86]/4)" office:value-type="float" office:value="107.02" calcext:value-type="float">
            <text:p>107.02</text:p>
          </table:table-cell>
          <table:table-cell table:formula="of:=([.$G86]+([.$G$3]*[.$A86]))*(1+([.$A86]-1)*[.$H$3])*((1-[.$E86])+[.$E86]*[.F86])" office:value-type="float" office:value="285.549752232256" calcext:value-type="float">
            <text:p>285.549752232256</text:p>
          </table:table-cell>
          <table:table-cell table:formula="of:=1/(1+([.$A86]-1)*[.$D$3])" office:value-type="float" office:value="0.840336134453782" calcext:value-type="float">
            <text:p>0.840336134453782</text:p>
          </table:table-cell>
          <table:table-cell table:formula="of:=[.$H86]/[.$I86]" office:value-type="float" office:value="339.804205156385" calcext:value-type="float">
            <text:p>339.804205156385</text:p>
          </table:table-cell>
          <table:table-cell table:formula="of:=[.$J86]*3" office:value-type="float" office:value="1019.41261546915" calcext:value-type="float">
            <text:p>1019.41261546915</text:p>
          </table:table-cell>
          <table:table-cell table:formula="of:=[.$K86]*60" office:value-type="float" office:value="61164.7569281493" calcext:value-type="float">
            <text:p>61164.756928149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([.$A87]-1)*0.02" office:value-type="float" office:value="2.54" calcext:value-type="float">
            <text:p>2.54</text:p>
          </table:table-cell>
          <table:table-cell table:formula="of:=2*[.$A87]*[.$B87]" office:value-type="float" office:value="396.24" calcext:value-type="float">
            <text:p>396.24</text:p>
          </table:table-cell>
          <table:table-cell table:formula="of:=1.5*[.$A87]*[.$B87]" office:value-type="float" office:value="297.18" calcext:value-type="float">
            <text:p>297.18</text:p>
          </table:table-cell>
          <table:table-cell table:formula="of:=0.05+([.$D87]*(1+([.$A87]-1)*[.$E$3]))/4000" office:value-type="percentage" office:value="0.152898575" calcext:value-type="percentage">
            <text:p>15.29%</text:p>
          </table:table-cell>
          <table:table-cell table:formula="of:=2+(([.$A87]-1)*[.$F$3])" office:value-type="float" office:value="2.385" calcext:value-type="float">
            <text:p>2.385</text:p>
          </table:table-cell>
          <table:table-cell table:formula="of:=10+([.$C87]/4)" office:value-type="float" office:value="109.06" calcext:value-type="float">
            <text:p>109.06</text:p>
          </table:table-cell>
          <table:table-cell table:formula="of:=([.$G87]+([.$G$3]*[.$A87]))*(1+([.$A87]-1)*[.$H$3])*((1-[.$E87])+[.$E87]*[.F87])" office:value-type="float" office:value="292.124406431403" calcext:value-type="float">
            <text:p>292.124406431403</text:p>
          </table:table-cell>
          <table:table-cell table:formula="of:=1/(1+([.$A87]-1)*[.$D$3])" office:value-type="float" office:value="0.838574423480084" calcext:value-type="float">
            <text:p>0.838574423480084</text:p>
          </table:table-cell>
          <table:table-cell table:formula="of:=[.$H87]/[.$I87]" office:value-type="float" office:value="348.358354669448" calcext:value-type="float">
            <text:p>348.358354669448</text:p>
          </table:table-cell>
          <table:table-cell table:formula="of:=[.$J87]*3" office:value-type="float" office:value="1045.07506400834" calcext:value-type="float">
            <text:p>1045.07506400834</text:p>
          </table:table-cell>
          <table:table-cell table:formula="of:=[.$K87]*60" office:value-type="float" office:value="62704.5038405007" calcext:value-type="float">
            <text:p>62704.503840500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([.$A88]-1)*0.02" office:value-type="float" office:value="2.56" calcext:value-type="float">
            <text:p>2.56</text:p>
          </table:table-cell>
          <table:table-cell table:formula="of:=2*[.$A88]*[.$B88]" office:value-type="float" office:value="404.48" calcext:value-type="float">
            <text:p>404.48</text:p>
          </table:table-cell>
          <table:table-cell table:formula="of:=1.5*[.$A88]*[.$B88]" office:value-type="float" office:value="303.36" calcext:value-type="float">
            <text:p>303.36</text:p>
          </table:table-cell>
          <table:table-cell table:formula="of:=0.05+([.$D88]*(1+([.$A88]-1)*[.$E$3]))/4000" office:value-type="percentage" office:value="0.1554176" calcext:value-type="percentage">
            <text:p>15.54%</text:p>
          </table:table-cell>
          <table:table-cell table:formula="of:=2+(([.$A88]-1)*[.$F$3])" office:value-type="float" office:value="2.39" calcext:value-type="float">
            <text:p>2.39</text:p>
          </table:table-cell>
          <table:table-cell table:formula="of:=10+([.$C88]/4)" office:value-type="float" office:value="111.12" calcext:value-type="float">
            <text:p>111.12</text:p>
          </table:table-cell>
          <table:table-cell table:formula="of:=([.$G88]+([.$G$3]*[.$A88]))*(1+([.$A88]-1)*[.$H$3])*((1-[.$E88])+[.$E88]*[.F88])" office:value-type="float" office:value="298.815287521766" calcext:value-type="float">
            <text:p>298.815287521766</text:p>
          </table:table-cell>
          <table:table-cell table:formula="of:=1/(1+([.$A88]-1)*[.$D$3])" office:value-type="float" office:value="0.836820083682008" calcext:value-type="float">
            <text:p>0.836820083682008</text:p>
          </table:table-cell>
          <table:table-cell table:formula="of:=[.$H88]/[.$I88]" office:value-type="float" office:value="357.084268588511" calcext:value-type="float">
            <text:p>357.084268588511</text:p>
          </table:table-cell>
          <table:table-cell table:formula="of:=[.$J88]*3" office:value-type="float" office:value="1071.25280576553" calcext:value-type="float">
            <text:p>1071.25280576553</text:p>
          </table:table-cell>
          <table:table-cell table:formula="of:=[.$K88]*60" office:value-type="float" office:value="64275.168345932" calcext:value-type="float">
            <text:p>64275.16834593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([.$A89]-1)*0.02" office:value-type="float" office:value="2.58" calcext:value-type="float">
            <text:p>2.58</text:p>
          </table:table-cell>
          <table:table-cell table:formula="of:=2*[.$A89]*[.$B89]" office:value-type="float" office:value="412.8" calcext:value-type="float">
            <text:p>412.8</text:p>
          </table:table-cell>
          <table:table-cell table:formula="of:=1.5*[.$A89]*[.$B89]" office:value-type="float" office:value="309.6" calcext:value-type="float">
            <text:p>309.6</text:p>
          </table:table-cell>
          <table:table-cell table:formula="of:=0.05+([.$D89]*(1+([.$A89]-1)*[.$E$3]))/4000" office:value-type="percentage" office:value="0.157973" calcext:value-type="percentage">
            <text:p>15.80%</text:p>
          </table:table-cell>
          <table:table-cell table:formula="of:=2+(([.$A89]-1)*[.$F$3])" office:value-type="float" office:value="2.395" calcext:value-type="float">
            <text:p>2.395</text:p>
          </table:table-cell>
          <table:table-cell table:formula="of:=10+([.$C89]/4)" office:value-type="float" office:value="113.2" calcext:value-type="float">
            <text:p>113.2</text:p>
          </table:table-cell>
          <table:table-cell table:formula="of:=([.$G89]+([.$G$3]*[.$A89]))*(1+([.$A89]-1)*[.$H$3])*((1-[.$E89])+[.$E89]*[.F89])" office:value-type="float" office:value="305.624555901893" calcext:value-type="float">
            <text:p>305.624555901893</text:p>
          </table:table-cell>
          <table:table-cell table:formula="of:=1/(1+([.$A89]-1)*[.$D$3])" office:value-type="float" office:value="0.835073068893528" calcext:value-type="float">
            <text:p>0.835073068893528</text:p>
          </table:table-cell>
          <table:table-cell table:formula="of:=[.$H89]/[.$I89]" office:value-type="float" office:value="365.985405692516" calcext:value-type="float">
            <text:p>365.985405692516</text:p>
          </table:table-cell>
          <table:table-cell table:formula="of:=[.$J89]*3" office:value-type="float" office:value="1097.95621707755" calcext:value-type="float">
            <text:p>1097.95621707755</text:p>
          </table:table-cell>
          <table:table-cell table:formula="of:=[.$K89]*60" office:value-type="float" office:value="65877.3730246529" calcext:value-type="float">
            <text:p>65877.373024652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([.$A90]-1)*0.02" office:value-type="float" office:value="2.6" calcext:value-type="float">
            <text:p>2.6</text:p>
          </table:table-cell>
          <table:table-cell table:formula="of:=2*[.$A90]*[.$B90]" office:value-type="float" office:value="421.2" calcext:value-type="float">
            <text:p>421.2</text:p>
          </table:table-cell>
          <table:table-cell table:formula="of:=1.5*[.$A90]*[.$B90]" office:value-type="float" office:value="315.9" calcext:value-type="float">
            <text:p>315.9</text:p>
          </table:table-cell>
          <table:table-cell table:formula="of:=0.05+([.$D90]*(1+([.$A90]-1)*[.$E$3]))/4000" office:value-type="percentage" office:value="0.160565" calcext:value-type="percentage">
            <text:p>16.06%</text:p>
          </table:table-cell>
          <table:table-cell table:formula="of:=2+(([.$A90]-1)*[.$F$3])" office:value-type="float" office:value="2.4" calcext:value-type="float">
            <text:p>2.4</text:p>
          </table:table-cell>
          <table:table-cell table:formula="of:=10+([.$C90]/4)" office:value-type="float" office:value="115.3" calcext:value-type="float">
            <text:p>115.3</text:p>
          </table:table-cell>
          <table:table-cell table:formula="of:=([.$G90]+([.$G$3]*[.$A90]))*(1+([.$A90]-1)*[.$H$3])*((1-[.$E90])+[.$E90]*[.F90])" office:value-type="float" office:value="312.55441529" calcext:value-type="float">
            <text:p>312.55441529</text:p>
          </table:table-cell>
          <table:table-cell table:formula="of:=1/(1+([.$A90]-1)*[.$D$3])" office:value-type="float" office:value="0.833333333333333" calcext:value-type="float">
            <text:p>0.833333333333333</text:p>
          </table:table-cell>
          <table:table-cell table:formula="of:=[.$H90]/[.$I90]" office:value-type="float" office:value="375.065298348" calcext:value-type="float">
            <text:p>375.065298348</text:p>
          </table:table-cell>
          <table:table-cell table:formula="of:=[.$J90]*3" office:value-type="float" office:value="1125.195895044" calcext:value-type="float">
            <text:p>1125.195895044</text:p>
          </table:table-cell>
          <table:table-cell table:formula="of:=[.$K90]*60" office:value-type="float" office:value="67511.75370264" calcext:value-type="float">
            <text:p>67511.7537026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([.$A91]-1)*0.02" office:value-type="float" office:value="2.62" calcext:value-type="float">
            <text:p>2.62</text:p>
          </table:table-cell>
          <table:table-cell table:formula="of:=2*[.$A91]*[.$B91]" office:value-type="float" office:value="429.68" calcext:value-type="float">
            <text:p>429.68</text:p>
          </table:table-cell>
          <table:table-cell table:formula="of:=1.5*[.$A91]*[.$B91]" office:value-type="float" office:value="322.26" calcext:value-type="float">
            <text:p>322.26</text:p>
          </table:table-cell>
          <table:table-cell table:formula="of:=0.05+([.$D91]*(1+([.$A91]-1)*[.$E$3]))/4000" office:value-type="percentage" office:value="0.163193825" calcext:value-type="percentage">
            <text:p>16.32%</text:p>
          </table:table-cell>
          <table:table-cell table:formula="of:=2+(([.$A91]-1)*[.$F$3])" office:value-type="float" office:value="2.405" calcext:value-type="float">
            <text:p>2.405</text:p>
          </table:table-cell>
          <table:table-cell table:formula="of:=10+([.$C91]/4)" office:value-type="float" office:value="117.42" calcext:value-type="float">
            <text:p>117.42</text:p>
          </table:table-cell>
          <table:table-cell table:formula="of:=([.$G91]+([.$G$3]*[.$A91]))*(1+([.$A91]-1)*[.$H$3])*((1-[.$E91])+[.$E91]*[.F91])" office:value-type="float" office:value="319.607113423274" calcext:value-type="float">
            <text:p>319.607113423274</text:p>
          </table:table-cell>
          <table:table-cell table:formula="of:=1/(1+([.$A91]-1)*[.$D$3])" office:value-type="float" office:value="0.831600831600832" calcext:value-type="float">
            <text:p>0.831600831600832</text:p>
          </table:table-cell>
          <table:table-cell table:formula="of:=[.$H91]/[.$I91]" office:value-type="float" office:value="384.327553891486" calcext:value-type="float">
            <text:p>384.327553891486</text:p>
          </table:table-cell>
          <table:table-cell table:formula="of:=[.$J91]*3" office:value-type="float" office:value="1152.98266167446" calcext:value-type="float">
            <text:p>1152.98266167446</text:p>
          </table:table-cell>
          <table:table-cell table:formula="of:=[.$K91]*60" office:value-type="float" office:value="69178.9597004676" calcext:value-type="float">
            <text:p>69178.959700467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([.$A92]-1)*0.02" office:value-type="float" office:value="2.64" calcext:value-type="float">
            <text:p>2.64</text:p>
          </table:table-cell>
          <table:table-cell table:formula="of:=2*[.$A92]*[.$B92]" office:value-type="float" office:value="438.24" calcext:value-type="float">
            <text:p>438.24</text:p>
          </table:table-cell>
          <table:table-cell table:formula="of:=1.5*[.$A92]*[.$B92]" office:value-type="float" office:value="328.68" calcext:value-type="float">
            <text:p>328.68</text:p>
          </table:table-cell>
          <table:table-cell table:formula="of:=0.05+([.$D92]*(1+([.$A92]-1)*[.$E$3]))/4000" office:value-type="percentage" office:value="0.1658597" calcext:value-type="percentage">
            <text:p>16.59%</text:p>
          </table:table-cell>
          <table:table-cell table:formula="of:=2+(([.$A92]-1)*[.$F$3])" office:value-type="float" office:value="2.41" calcext:value-type="float">
            <text:p>2.41</text:p>
          </table:table-cell>
          <table:table-cell table:formula="of:=10+([.$C92]/4)" office:value-type="float" office:value="119.56" calcext:value-type="float">
            <text:p>119.56</text:p>
          </table:table-cell>
          <table:table-cell table:formula="of:=([.$G92]+([.$G$3]*[.$A92]))*(1+([.$A92]-1)*[.$H$3])*((1-[.$E92])+[.$E92]*[.F92])" office:value-type="float" office:value="326.784942764354" calcext:value-type="float">
            <text:p>326.784942764354</text:p>
          </table:table-cell>
          <table:table-cell table:formula="of:=1/(1+([.$A92]-1)*[.$D$3])" office:value-type="float" office:value="0.829875518672199" calcext:value-type="float">
            <text:p>0.829875518672199</text:p>
          </table:table-cell>
          <table:table-cell table:formula="of:=[.$H92]/[.$I92]" office:value-type="float" office:value="393.775856031047" calcext:value-type="float">
            <text:p>393.775856031047</text:p>
          </table:table-cell>
          <table:table-cell table:formula="of:=[.$J92]*3" office:value-type="float" office:value="1181.32756809314" calcext:value-type="float">
            <text:p>1181.32756809314</text:p>
          </table:table-cell>
          <table:table-cell table:formula="of:=[.$K92]*60" office:value-type="float" office:value="70879.6540855885" calcext:value-type="float">
            <text:p>70879.654085588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([.$A93]-1)*0.02" office:value-type="float" office:value="2.66" calcext:value-type="float">
            <text:p>2.66</text:p>
          </table:table-cell>
          <table:table-cell table:formula="of:=2*[.$A93]*[.$B93]" office:value-type="float" office:value="446.88" calcext:value-type="float">
            <text:p>446.88</text:p>
          </table:table-cell>
          <table:table-cell table:formula="of:=1.5*[.$A93]*[.$B93]" office:value-type="float" office:value="335.16" calcext:value-type="float">
            <text:p>335.16</text:p>
          </table:table-cell>
          <table:table-cell table:formula="of:=0.05+([.$D93]*(1+([.$A93]-1)*[.$E$3]))/4000" office:value-type="percentage" office:value="0.16856285" calcext:value-type="percentage">
            <text:p>16.86%</text:p>
          </table:table-cell>
          <table:table-cell table:formula="of:=2+(([.$A93]-1)*[.$F$3])" office:value-type="float" office:value="2.415" calcext:value-type="float">
            <text:p>2.415</text:p>
          </table:table-cell>
          <table:table-cell table:formula="of:=10+([.$C93]/4)" office:value-type="float" office:value="121.72" calcext:value-type="float">
            <text:p>121.72</text:p>
          </table:table-cell>
          <table:table-cell table:formula="of:=([.$G93]+([.$G$3]*[.$A93]))*(1+([.$A93]-1)*[.$H$3])*((1-[.$E93])+[.$E93]*[.F93])" office:value-type="float" office:value="334.090241215064" calcext:value-type="float">
            <text:p>334.090241215064</text:p>
          </table:table-cell>
          <table:table-cell table:formula="of:=1/(1+([.$A93]-1)*[.$D$3])" office:value-type="float" office:value="0.82815734989648" calcext:value-type="float">
            <text:p>0.82815734989648</text:p>
          </table:table-cell>
          <table:table-cell table:formula="of:=[.$H93]/[.$I93]" office:value-type="float" office:value="403.41396626719" calcext:value-type="float">
            <text:p>403.41396626719</text:p>
          </table:table-cell>
          <table:table-cell table:formula="of:=[.$J93]*3" office:value-type="float" office:value="1210.24189880157" calcext:value-type="float">
            <text:p>1210.24189880157</text:p>
          </table:table-cell>
          <table:table-cell table:formula="of:=[.$K93]*60" office:value-type="float" office:value="72614.5139280942" calcext:value-type="float">
            <text:p>72614.513928094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([.$A94]-1)*0.02" office:value-type="float" office:value="2.68" calcext:value-type="float">
            <text:p>2.68</text:p>
          </table:table-cell>
          <table:table-cell table:formula="of:=2*[.$A94]*[.$B94]" office:value-type="float" office:value="455.6" calcext:value-type="float">
            <text:p>455.6</text:p>
          </table:table-cell>
          <table:table-cell table:formula="of:=1.5*[.$A94]*[.$B94]" office:value-type="float" office:value="341.7" calcext:value-type="float">
            <text:p>341.7</text:p>
          </table:table-cell>
          <table:table-cell table:formula="of:=0.05+([.$D94]*(1+([.$A94]-1)*[.$E$3]))/4000" office:value-type="percentage" office:value="0.1713035" calcext:value-type="percentage">
            <text:p>17.13%</text:p>
          </table:table-cell>
          <table:table-cell table:formula="of:=2+(([.$A94]-1)*[.$F$3])" office:value-type="float" office:value="2.42" calcext:value-type="float">
            <text:p>2.42</text:p>
          </table:table-cell>
          <table:table-cell table:formula="of:=10+([.$C94]/4)" office:value-type="float" office:value="123.9" calcext:value-type="float">
            <text:p>123.9</text:p>
          </table:table-cell>
          <table:table-cell table:formula="of:=([.$G94]+([.$G$3]*[.$A94]))*(1+([.$A94]-1)*[.$H$3])*((1-[.$E94])+[.$E94]*[.F94])" office:value-type="float" office:value="341.525392837395" calcext:value-type="float">
            <text:p>341.525392837395</text:p>
          </table:table-cell>
          <table:table-cell table:formula="of:=1/(1+([.$A94]-1)*[.$D$3])" office:value-type="float" office:value="0.826446280991736" calcext:value-type="float">
            <text:p>0.826446280991736</text:p>
          </table:table-cell>
          <table:table-cell table:formula="of:=[.$H94]/[.$I94]" office:value-type="float" office:value="413.245725333248" calcext:value-type="float">
            <text:p>413.245725333248</text:p>
          </table:table-cell>
          <table:table-cell table:formula="of:=[.$J94]*3" office:value-type="float" office:value="1239.73717599974" calcext:value-type="float">
            <text:p>1239.73717599974</text:p>
          </table:table-cell>
          <table:table-cell table:formula="of:=[.$K94]*60" office:value-type="float" office:value="74384.2305599846" calcext:value-type="float">
            <text:p>74384.230559984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([.$A95]-1)*0.02" office:value-type="float" office:value="2.7" calcext:value-type="float">
            <text:p>2.7</text:p>
          </table:table-cell>
          <table:table-cell table:formula="of:=2*[.$A95]*[.$B95]" office:value-type="float" office:value="464.4" calcext:value-type="float">
            <text:p>464.4</text:p>
          </table:table-cell>
          <table:table-cell table:formula="of:=1.5*[.$A95]*[.$B95]" office:value-type="float" office:value="348.3" calcext:value-type="float">
            <text:p>348.3</text:p>
          </table:table-cell>
          <table:table-cell table:formula="of:=0.05+([.$D95]*(1+([.$A95]-1)*[.$E$3]))/4000" office:value-type="percentage" office:value="0.174081875" calcext:value-type="percentage">
            <text:p>17.41%</text:p>
          </table:table-cell>
          <table:table-cell table:formula="of:=2+(([.$A95]-1)*[.$F$3])" office:value-type="float" office:value="2.425" calcext:value-type="float">
            <text:p>2.425</text:p>
          </table:table-cell>
          <table:table-cell table:formula="of:=10+([.$C95]/4)" office:value-type="float" office:value="126.1" calcext:value-type="float">
            <text:p>126.1</text:p>
          </table:table-cell>
          <table:table-cell table:formula="of:=([.$G95]+([.$G$3]*[.$A95]))*(1+([.$A95]-1)*[.$H$3])*((1-[.$E95])+[.$E95]*[.F95])" office:value-type="float" office:value="349.092828581807" calcext:value-type="float">
            <text:p>349.092828581807</text:p>
          </table:table-cell>
          <table:table-cell table:formula="of:=1/(1+([.$A95]-1)*[.$D$3])" office:value-type="float" office:value="0.824742268041237" calcext:value-type="float">
            <text:p>0.824742268041237</text:p>
          </table:table-cell>
          <table:table-cell table:formula="of:=[.$H95]/[.$I95]" office:value-type="float" office:value="423.275054655441" calcext:value-type="float">
            <text:p>423.275054655441</text:p>
          </table:table-cell>
          <table:table-cell table:formula="of:=[.$J95]*3" office:value-type="float" office:value="1269.82516396632" calcext:value-type="float">
            <text:p>1269.82516396632</text:p>
          </table:table-cell>
          <table:table-cell table:formula="of:=[.$K95]*60" office:value-type="float" office:value="76189.5098379793" calcext:value-type="float">
            <text:p>76189.50983797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([.$A96]-1)*0.02" office:value-type="float" office:value="2.72" calcext:value-type="float">
            <text:p>2.72</text:p>
          </table:table-cell>
          <table:table-cell table:formula="of:=2*[.$A96]*[.$B96]" office:value-type="float" office:value="473.28" calcext:value-type="float">
            <text:p>473.28</text:p>
          </table:table-cell>
          <table:table-cell table:formula="of:=1.5*[.$A96]*[.$B96]" office:value-type="float" office:value="354.96" calcext:value-type="float">
            <text:p>354.96</text:p>
          </table:table-cell>
          <table:table-cell table:formula="of:=0.05+([.$D96]*(1+([.$A96]-1)*[.$E$3]))/4000" office:value-type="percentage" office:value="0.1768982" calcext:value-type="percentage">
            <text:p>17.69%</text:p>
          </table:table-cell>
          <table:table-cell table:formula="of:=2+(([.$A96]-1)*[.$F$3])" office:value-type="float" office:value="2.43" calcext:value-type="float">
            <text:p>2.43</text:p>
          </table:table-cell>
          <table:table-cell table:formula="of:=10+([.$C96]/4)" office:value-type="float" office:value="128.32" calcext:value-type="float">
            <text:p>128.32</text:p>
          </table:table-cell>
          <table:table-cell table:formula="of:=([.$G96]+([.$G$3]*[.$A96]))*(1+([.$A96]-1)*[.$H$3])*((1-[.$E96])+[.$E96]*[.F96])" office:value-type="float" office:value="356.795027022858" calcext:value-type="float">
            <text:p>356.795027022858</text:p>
          </table:table-cell>
          <table:table-cell table:formula="of:=1/(1+([.$A96]-1)*[.$D$3])" office:value-type="float" office:value="0.823045267489712" calcext:value-type="float">
            <text:p>0.823045267489712</text:p>
          </table:table-cell>
          <table:table-cell table:formula="of:=[.$H96]/[.$I96]" office:value-type="float" office:value="433.505957832773" calcext:value-type="float">
            <text:p>433.505957832773</text:p>
          </table:table-cell>
          <table:table-cell table:formula="of:=[.$J96]*3" office:value-type="float" office:value="1300.51787349832" calcext:value-type="float">
            <text:p>1300.51787349832</text:p>
          </table:table-cell>
          <table:table-cell table:formula="of:=[.$K96]*60" office:value-type="float" office:value="78031.0724098991" calcext:value-type="float">
            <text:p>78031.072409899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([.$A97]-1)*0.02" office:value-type="float" office:value="2.74" calcext:value-type="float">
            <text:p>2.74</text:p>
          </table:table-cell>
          <table:table-cell table:formula="of:=2*[.$A97]*[.$B97]" office:value-type="float" office:value="482.24" calcext:value-type="float">
            <text:p>482.24</text:p>
          </table:table-cell>
          <table:table-cell table:formula="of:=1.5*[.$A97]*[.$B97]" office:value-type="float" office:value="361.68" calcext:value-type="float">
            <text:p>361.68</text:p>
          </table:table-cell>
          <table:table-cell table:formula="of:=0.05+([.$D97]*(1+([.$A97]-1)*[.$E$3]))/4000" office:value-type="percentage" office:value="0.1797527" calcext:value-type="percentage">
            <text:p>17.98%</text:p>
          </table:table-cell>
          <table:table-cell table:formula="of:=2+(([.$A97]-1)*[.$F$3])" office:value-type="float" office:value="2.435" calcext:value-type="float">
            <text:p>2.435</text:p>
          </table:table-cell>
          <table:table-cell table:formula="of:=10+([.$C97]/4)" office:value-type="float" office:value="130.56" calcext:value-type="float">
            <text:p>130.56</text:p>
          </table:table-cell>
          <table:table-cell table:formula="of:=([.$G97]+([.$G$3]*[.$A97]))*(1+([.$A97]-1)*[.$H$3])*((1-[.$E97])+[.$E97]*[.F97])" office:value-type="float" office:value="364.634515102217" calcext:value-type="float">
            <text:p>364.634515102217</text:p>
          </table:table-cell>
          <table:table-cell table:formula="of:=1/(1+([.$A97]-1)*[.$D$3])" office:value-type="float" office:value="0.82135523613963" calcext:value-type="float">
            <text:p>0.82135523613963</text:p>
          </table:table-cell>
          <table:table-cell table:formula="of:=[.$H97]/[.$I97]" office:value-type="float" office:value="443.94252213695" calcext:value-type="float">
            <text:p>443.94252213695</text:p>
          </table:table-cell>
          <table:table-cell table:formula="of:=[.$J97]*3" office:value-type="float" office:value="1331.82756641085" calcext:value-type="float">
            <text:p>1331.82756641085</text:p>
          </table:table-cell>
          <table:table-cell table:formula="of:=[.$K97]*60" office:value-type="float" office:value="79909.653984651" calcext:value-type="float">
            <text:p>79909.65398465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([.$A98]-1)*0.02" office:value-type="float" office:value="2.76" calcext:value-type="float">
            <text:p>2.76</text:p>
          </table:table-cell>
          <table:table-cell table:formula="of:=2*[.$A98]*[.$B98]" office:value-type="float" office:value="491.28" calcext:value-type="float">
            <text:p>491.28</text:p>
          </table:table-cell>
          <table:table-cell table:formula="of:=1.5*[.$A98]*[.$B98]" office:value-type="float" office:value="368.46" calcext:value-type="float">
            <text:p>368.46</text:p>
          </table:table-cell>
          <table:table-cell table:formula="of:=0.05+([.$D98]*(1+([.$A98]-1)*[.$E$3]))/4000" office:value-type="percentage" office:value="0.1826456" calcext:value-type="percentage">
            <text:p>18.26%</text:p>
          </table:table-cell>
          <table:table-cell table:formula="of:=2+(([.$A98]-1)*[.$F$3])" office:value-type="float" office:value="2.44" calcext:value-type="float">
            <text:p>2.44</text:p>
          </table:table-cell>
          <table:table-cell table:formula="of:=10+([.$C98]/4)" office:value-type="float" office:value="132.82" calcext:value-type="float">
            <text:p>132.82</text:p>
          </table:table-cell>
          <table:table-cell table:formula="of:=([.$G98]+([.$G$3]*[.$A98]))*(1+([.$A98]-1)*[.$H$3])*((1-[.$E98])+[.$E98]*[.F98])" office:value-type="float" office:value="372.613868879078" calcext:value-type="float">
            <text:p>372.613868879078</text:p>
          </table:table-cell>
          <table:table-cell table:formula="of:=1/(1+([.$A98]-1)*[.$D$3])" office:value-type="float" office:value="0.819672131147541" calcext:value-type="float">
            <text:p>0.819672131147541</text:p>
          </table:table-cell>
          <table:table-cell table:formula="of:=[.$H98]/[.$I98]" office:value-type="float" office:value="454.588920032476" calcext:value-type="float">
            <text:p>454.588920032476</text:p>
          </table:table-cell>
          <table:table-cell table:formula="of:=[.$J98]*3" office:value-type="float" office:value="1363.76676009743" calcext:value-type="float">
            <text:p>1363.76676009743</text:p>
          </table:table-cell>
          <table:table-cell table:formula="of:=[.$K98]*60" office:value-type="float" office:value="81826.0056058456" calcext:value-type="float">
            <text:p>81826.005605845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([.$A99]-1)*0.02" office:value-type="float" office:value="2.78" calcext:value-type="float">
            <text:p>2.78</text:p>
          </table:table-cell>
          <table:table-cell table:formula="of:=2*[.$A99]*[.$B99]" office:value-type="float" office:value="500.4" calcext:value-type="float">
            <text:p>500.4</text:p>
          </table:table-cell>
          <table:table-cell table:formula="of:=1.5*[.$A99]*[.$B99]" office:value-type="float" office:value="375.3" calcext:value-type="float">
            <text:p>375.3</text:p>
          </table:table-cell>
          <table:table-cell table:formula="of:=0.05+([.$D99]*(1+([.$A99]-1)*[.$E$3]))/4000" office:value-type="percentage" office:value="0.185577125" calcext:value-type="percentage">
            <text:p>18.56%</text:p>
          </table:table-cell>
          <table:table-cell table:formula="of:=2+(([.$A99]-1)*[.$F$3])" office:value-type="float" office:value="2.445" calcext:value-type="float">
            <text:p>2.445</text:p>
          </table:table-cell>
          <table:table-cell table:formula="of:=10+([.$C99]/4)" office:value-type="float" office:value="135.1" calcext:value-type="float">
            <text:p>135.1</text:p>
          </table:table-cell>
          <table:table-cell table:formula="of:=([.$G99]+([.$G$3]*[.$A99]))*(1+([.$A99]-1)*[.$H$3])*((1-[.$E99])+[.$E99]*[.F99])" office:value-type="float" office:value="380.735714288025" calcext:value-type="float">
            <text:p>380.735714288025</text:p>
          </table:table-cell>
          <table:table-cell table:formula="of:=1/(1+([.$A99]-1)*[.$D$3])" office:value-type="float" office:value="0.81799591002045" calcext:value-type="float">
            <text:p>0.81799591002045</text:p>
          </table:table-cell>
          <table:table-cell table:formula="of:=[.$H99]/[.$I99]" office:value-type="float" office:value="465.449410717111" calcext:value-type="float">
            <text:p>465.449410717111</text:p>
          </table:table-cell>
          <table:table-cell table:formula="of:=[.$J99]*3" office:value-type="float" office:value="1396.34823215133" calcext:value-type="float">
            <text:p>1396.34823215133</text:p>
          </table:table-cell>
          <table:table-cell table:formula="of:=[.$K99]*60" office:value-type="float" office:value="83780.8939290799" calcext:value-type="float">
            <text:p>83780.893929079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([.$A100]-1)*0.02" office:value-type="float" office:value="2.8" calcext:value-type="float">
            <text:p>2.8</text:p>
          </table:table-cell>
          <table:table-cell table:formula="of:=2*[.$A100]*[.$B100]" office:value-type="float" office:value="509.6" calcext:value-type="float">
            <text:p>509.6</text:p>
          </table:table-cell>
          <table:table-cell table:formula="of:=1.5*[.$A100]*[.$B100]" office:value-type="float" office:value="382.2" calcext:value-type="float">
            <text:p>382.2</text:p>
          </table:table-cell>
          <table:table-cell table:formula="of:=0.05+([.$D100]*(1+([.$A100]-1)*[.$E$3]))/4000" office:value-type="percentage" office:value="0.1885475" calcext:value-type="percentage">
            <text:p>18.85%</text:p>
          </table:table-cell>
          <table:table-cell table:formula="of:=2+(([.$A100]-1)*[.$F$3])" office:value-type="float" office:value="2.45" calcext:value-type="float">
            <text:p>2.45</text:p>
          </table:table-cell>
          <table:table-cell table:formula="of:=10+([.$C100]/4)" office:value-type="float" office:value="137.4" calcext:value-type="float">
            <text:p>137.4</text:p>
          </table:table-cell>
          <table:table-cell table:formula="of:=([.$G100]+([.$G$3]*[.$A100]))*(1+([.$A100]-1)*[.$H$3])*((1-[.$E100])+[.$E100]*[.F100])" office:value-type="float" office:value="389.002727904375" calcext:value-type="float">
            <text:p>389.002727904375</text:p>
          </table:table-cell>
          <table:table-cell table:formula="of:=1/(1+([.$A100]-1)*[.$D$3])" office:value-type="float" office:value="0.816326530612245" calcext:value-type="float">
            <text:p>0.816326530612245</text:p>
          </table:table-cell>
          <table:table-cell table:formula="of:=[.$H100]/[.$I100]" office:value-type="float" office:value="476.528341682859" calcext:value-type="float">
            <text:p>476.528341682859</text:p>
          </table:table-cell>
          <table:table-cell table:formula="of:=[.$J100]*3" office:value-type="float" office:value="1429.58502504858" calcext:value-type="float">
            <text:p>1429.58502504858</text:p>
          </table:table-cell>
          <table:table-cell table:formula="of:=[.$K100]*60" office:value-type="float" office:value="85775.1015029147" calcext:value-type="float">
            <text:p>85775.101502914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([.$A101]-1)*0.02" office:value-type="float" office:value="2.82" calcext:value-type="float">
            <text:p>2.82</text:p>
          </table:table-cell>
          <table:table-cell table:formula="of:=2*[.$A101]*[.$B101]" office:value-type="float" office:value="518.88" calcext:value-type="float">
            <text:p>518.88</text:p>
          </table:table-cell>
          <table:table-cell table:formula="of:=1.5*[.$A101]*[.$B101]" office:value-type="float" office:value="389.16" calcext:value-type="float">
            <text:p>389.16</text:p>
          </table:table-cell>
          <table:table-cell table:formula="of:=0.05+([.$D101]*(1+([.$A101]-1)*[.$E$3]))/4000" office:value-type="percentage" office:value="0.19155695" calcext:value-type="percentage">
            <text:p>19.16%</text:p>
          </table:table-cell>
          <table:table-cell table:formula="of:=2+(([.$A101]-1)*[.$F$3])" office:value-type="float" office:value="2.455" calcext:value-type="float">
            <text:p>2.455</text:p>
          </table:table-cell>
          <table:table-cell table:formula="of:=10+([.$C101]/4)" office:value-type="float" office:value="139.72" calcext:value-type="float">
            <text:p>139.72</text:p>
          </table:table-cell>
          <table:table-cell table:formula="of:=([.$G101]+([.$G$3]*[.$A101]))*(1+([.$A101]-1)*[.$H$3])*((1-[.$E101])+[.$E101]*[.F101])" office:value-type="float" office:value="397.41763771704" calcext:value-type="float">
            <text:p>397.41763771704</text:p>
          </table:table-cell>
          <table:table-cell table:formula="of:=1/(1+([.$A101]-1)*[.$D$3])" office:value-type="float" office:value="0.814663951120163" calcext:value-type="float">
            <text:p>0.814663951120163</text:p>
          </table:table-cell>
          <table:table-cell table:formula="of:=[.$H101]/[.$I101]" office:value-type="float" office:value="487.830150297666" calcext:value-type="float">
            <text:p>487.830150297666</text:p>
          </table:table-cell>
          <table:table-cell table:formula="of:=[.$J101]*3" office:value-type="float" office:value="1463.490450893" calcext:value-type="float">
            <text:p>1463.490450893</text:p>
          </table:table-cell>
          <table:table-cell table:formula="of:=[.$K101]*60" office:value-type="float" office:value="87809.4270535799" calcext:value-type="float">
            <text:p>87809.427053579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([.$A102]-1)*0.02" office:value-type="float" office:value="2.84" calcext:value-type="float">
            <text:p>2.84</text:p>
          </table:table-cell>
          <table:table-cell table:formula="of:=2*[.$A102]*[.$B102]" office:value-type="float" office:value="528.24" calcext:value-type="float">
            <text:p>528.24</text:p>
          </table:table-cell>
          <table:table-cell table:formula="of:=1.5*[.$A102]*[.$B102]" office:value-type="float" office:value="396.18" calcext:value-type="float">
            <text:p>396.18</text:p>
          </table:table-cell>
          <table:table-cell table:formula="of:=0.05+([.$D102]*(1+([.$A102]-1)*[.$E$3]))/4000" office:value-type="percentage" office:value="0.1946057" calcext:value-type="percentage">
            <text:p>19.46%</text:p>
          </table:table-cell>
          <table:table-cell table:formula="of:=2+(([.$A102]-1)*[.$F$3])" office:value-type="float" office:value="2.46" calcext:value-type="float">
            <text:p>2.46</text:p>
          </table:table-cell>
          <table:table-cell table:formula="of:=10+([.$C102]/4)" office:value-type="float" office:value="142.06" calcext:value-type="float">
            <text:p>142.06</text:p>
          </table:table-cell>
          <table:table-cell table:formula="of:=([.$G102]+([.$G$3]*[.$A102]))*(1+([.$A102]-1)*[.$H$3])*((1-[.$E102])+[.$E102]*[.F102])" office:value-type="float" office:value="405.983223908935" calcext:value-type="float">
            <text:p>405.983223908935</text:p>
          </table:table-cell>
          <table:table-cell table:formula="of:=1/(1+([.$A102]-1)*[.$D$3])" office:value-type="float" office:value="0.813008130081301" calcext:value-type="float">
            <text:p>0.813008130081301</text:p>
          </table:table-cell>
          <table:table-cell table:formula="of:=[.$H102]/[.$I102]" office:value-type="float" office:value="499.359365407991" calcext:value-type="float">
            <text:p>499.359365407991</text:p>
          </table:table-cell>
          <table:table-cell table:formula="of:=[.$J102]*3" office:value-type="float" office:value="1498.07809622397" calcext:value-type="float">
            <text:p>1498.07809622397</text:p>
          </table:table-cell>
          <table:table-cell table:formula="of:=[.$K102]*60" office:value-type="float" office:value="89884.6857734383" calcext:value-type="float">
            <text:p>89884.685773438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([.$A103]-1)*0.02" office:value-type="float" office:value="2.86" calcext:value-type="float">
            <text:p>2.86</text:p>
          </table:table-cell>
          <table:table-cell table:formula="of:=2*[.$A103]*[.$B103]" office:value-type="float" office:value="537.68" calcext:value-type="float">
            <text:p>537.68</text:p>
          </table:table-cell>
          <table:table-cell table:formula="of:=1.5*[.$A103]*[.$B103]" office:value-type="float" office:value="403.26" calcext:value-type="float">
            <text:p>403.26</text:p>
          </table:table-cell>
          <table:table-cell table:formula="of:=0.05+([.$D103]*(1+([.$A103]-1)*[.$E$3]))/4000" office:value-type="percentage" office:value="0.197693975" calcext:value-type="percentage">
            <text:p>19.77%</text:p>
          </table:table-cell>
          <table:table-cell table:formula="of:=2+(([.$A103]-1)*[.$F$3])" office:value-type="float" office:value="2.465" calcext:value-type="float">
            <text:p>2.465</text:p>
          </table:table-cell>
          <table:table-cell table:formula="of:=10+([.$C103]/4)" office:value-type="float" office:value="144.42" calcext:value-type="float">
            <text:p>144.42</text:p>
          </table:table-cell>
          <table:table-cell table:formula="of:=([.$G103]+([.$G$3]*[.$A103]))*(1+([.$A103]-1)*[.$H$3])*((1-[.$E103])+[.$E103]*[.F103])" office:value-type="float" office:value="414.702319644984" calcext:value-type="float">
            <text:p>414.702319644984</text:p>
          </table:table-cell>
          <table:table-cell table:formula="of:=1/(1+([.$A103]-1)*[.$D$3])" office:value-type="float" office:value="0.811359026369169" calcext:value-type="float">
            <text:p>0.811359026369169</text:p>
          </table:table-cell>
          <table:table-cell table:formula="of:=[.$H103]/[.$I103]" office:value-type="float" office:value="511.120608962442" calcext:value-type="float">
            <text:p>511.120608962442</text:p>
          </table:table-cell>
          <table:table-cell table:formula="of:=[.$J103]*3" office:value-type="float" office:value="1533.36182688733" calcext:value-type="float">
            <text:p>1533.36182688733</text:p>
          </table:table-cell>
          <table:table-cell table:formula="of:=[.$K103]*60" office:value-type="float" office:value="92001.7096132396" calcext:value-type="float">
            <text:p>92001.709613239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([.$A104]-1)*0.02" office:value-type="float" office:value="2.88" calcext:value-type="float">
            <text:p>2.88</text:p>
          </table:table-cell>
          <table:table-cell table:formula="of:=2*[.$A104]*[.$B104]" office:value-type="float" office:value="547.2" calcext:value-type="float">
            <text:p>547.2</text:p>
          </table:table-cell>
          <table:table-cell table:formula="of:=1.5*[.$A104]*[.$B104]" office:value-type="float" office:value="410.4" calcext:value-type="float">
            <text:p>410.4</text:p>
          </table:table-cell>
          <table:table-cell table:formula="of:=0.05+([.$D104]*(1+([.$A104]-1)*[.$E$3]))/4000" office:value-type="percentage" office:value="0.200822" calcext:value-type="percentage">
            <text:p>20.08%</text:p>
          </table:table-cell>
          <table:table-cell table:formula="of:=2+(([.$A104]-1)*[.$F$3])" office:value-type="float" office:value="2.47" calcext:value-type="float">
            <text:p>2.47</text:p>
          </table:table-cell>
          <table:table-cell table:formula="of:=10+([.$C104]/4)" office:value-type="float" office:value="146.8" calcext:value-type="float">
            <text:p>146.8</text:p>
          </table:table-cell>
          <table:table-cell table:formula="of:=([.$G104]+([.$G$3]*[.$A104]))*(1+([.$A104]-1)*[.$H$3])*((1-[.$E104])+[.$E104]*[.F104])" office:value-type="float" office:value="423.57781186773" calcext:value-type="float">
            <text:p>423.57781186773</text:p>
          </table:table-cell>
          <table:table-cell table:formula="of:=1/(1+([.$A104]-1)*[.$D$3])" office:value-type="float" office:value="0.809716599190283" calcext:value-type="float">
            <text:p>0.809716599190283</text:p>
          </table:table-cell>
          <table:table-cell table:formula="of:=[.$H104]/[.$I104]" office:value-type="float" office:value="523.118597656646" calcext:value-type="float">
            <text:p>523.118597656646</text:p>
          </table:table-cell>
          <table:table-cell table:formula="of:=[.$J104]*3" office:value-type="float" office:value="1569.35579296994" calcext:value-type="float">
            <text:p>1569.35579296994</text:p>
          </table:table-cell>
          <table:table-cell table:formula="of:=[.$K104]*60" office:value-type="float" office:value="94161.3475781964" calcext:value-type="float">
            <text:p>94161.347578196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([.$A105]-1)*0.02" office:value-type="float" office:value="2.9" calcext:value-type="float">
            <text:p>2.9</text:p>
          </table:table-cell>
          <table:table-cell table:formula="of:=2*[.$A105]*[.$B105]" office:value-type="float" office:value="556.8" calcext:value-type="float">
            <text:p>556.8</text:p>
          </table:table-cell>
          <table:table-cell table:formula="of:=1.5*[.$A105]*[.$B105]" office:value-type="float" office:value="417.6" calcext:value-type="float">
            <text:p>417.6</text:p>
          </table:table-cell>
          <table:table-cell table:formula="of:=0.05+([.$D105]*(1+([.$A105]-1)*[.$E$3]))/4000" office:value-type="percentage" office:value="0.20399" calcext:value-type="percentage">
            <text:p>20.40%</text:p>
          </table:table-cell>
          <table:table-cell table:formula="of:=2+(([.$A105]-1)*[.$F$3])" office:value-type="float" office:value="2.475" calcext:value-type="float">
            <text:p>2.475</text:p>
          </table:table-cell>
          <table:table-cell table:formula="of:=10+([.$C105]/4)" office:value-type="float" office:value="149.2" calcext:value-type="float">
            <text:p>149.2</text:p>
          </table:table-cell>
          <table:table-cell table:formula="of:=([.$G105]+([.$G$3]*[.$A105]))*(1+([.$A105]-1)*[.$H$3])*((1-[.$E105])+[.$E105]*[.F105])" office:value-type="float" office:value="432.612642100625" calcext:value-type="float">
            <text:p>432.612642100625</text:p>
          </table:table-cell>
          <table:table-cell table:formula="of:=1/(1+([.$A105]-1)*[.$D$3])" office:value-type="float" office:value="0.808080808080808" calcext:value-type="float">
            <text:p>0.808080808080808</text:p>
          </table:table-cell>
          <table:table-cell table:formula="of:=[.$H105]/[.$I105]" office:value-type="float" office:value="535.358144599523" calcext:value-type="float">
            <text:p>535.358144599523</text:p>
          </table:table-cell>
          <table:table-cell table:formula="of:=[.$J105]*3" office:value-type="float" office:value="1606.07443379857" calcext:value-type="float">
            <text:p>1606.07443379857</text:p>
          </table:table-cell>
          <table:table-cell table:formula="of:=[.$K105]*60" office:value-type="float" office:value="96364.4660279142" calcext:value-type="float">
            <text:p>96364.466027914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([.$A106]-1)*0.02" office:value-type="float" office:value="2.92" calcext:value-type="float">
            <text:p>2.92</text:p>
          </table:table-cell>
          <table:table-cell table:formula="of:=2*[.$A106]*[.$B106]" office:value-type="float" office:value="566.48" calcext:value-type="float">
            <text:p>566.48</text:p>
          </table:table-cell>
          <table:table-cell table:formula="of:=1.5*[.$A106]*[.$B106]" office:value-type="float" office:value="424.86" calcext:value-type="float">
            <text:p>424.86</text:p>
          </table:table-cell>
          <table:table-cell table:formula="of:=0.05+([.$D106]*(1+([.$A106]-1)*[.$E$3]))/4000" office:value-type="percentage" office:value="0.2071982" calcext:value-type="percentage">
            <text:p>20.72%</text:p>
          </table:table-cell>
          <table:table-cell table:formula="of:=2+(([.$A106]-1)*[.$F$3])" office:value-type="float" office:value="2.48" calcext:value-type="float">
            <text:p>2.48</text:p>
          </table:table-cell>
          <table:table-cell table:formula="of:=10+([.$C106]/4)" office:value-type="float" office:value="151.62" calcext:value-type="float">
            <text:p>151.62</text:p>
          </table:table-cell>
          <table:table-cell table:formula="of:=([.$G106]+([.$G$3]*[.$A106]))*(1+([.$A106]-1)*[.$H$3])*((1-[.$E106])+[.$E106]*[.F106])" office:value-type="float" office:value="441.809807258995" calcext:value-type="float">
            <text:p>441.809807258995</text:p>
          </table:table-cell>
          <table:table-cell table:formula="of:=1/(1+([.$A106]-1)*[.$D$3])" office:value-type="float" office:value="0.806451612903226" calcext:value-type="float">
            <text:p>0.806451612903226</text:p>
          </table:table-cell>
          <table:table-cell table:formula="of:=[.$H106]/[.$I106]" office:value-type="float" office:value="547.844161001154" calcext:value-type="float">
            <text:p>547.844161001154</text:p>
          </table:table-cell>
          <table:table-cell table:formula="of:=[.$J106]*3" office:value-type="float" office:value="1643.53248300346" calcext:value-type="float">
            <text:p>1643.53248300346</text:p>
          </table:table-cell>
          <table:table-cell table:formula="of:=[.$K106]*60" office:value-type="float" office:value="98611.9489802077" calcext:value-type="float">
            <text:p>98611.948980207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([.$A107]-1)*0.02" office:value-type="float" office:value="2.94" calcext:value-type="float">
            <text:p>2.94</text:p>
          </table:table-cell>
          <table:table-cell table:formula="of:=2*[.$A107]*[.$B107]" office:value-type="float" office:value="576.24" calcext:value-type="float">
            <text:p>576.24</text:p>
          </table:table-cell>
          <table:table-cell table:formula="of:=1.5*[.$A107]*[.$B107]" office:value-type="float" office:value="432.18" calcext:value-type="float">
            <text:p>432.18</text:p>
          </table:table-cell>
          <table:table-cell table:formula="of:=0.05+([.$D107]*(1+([.$A107]-1)*[.$E$3]))/4000" office:value-type="percentage" office:value="0.210446825" calcext:value-type="percentage">
            <text:p>21.04%</text:p>
          </table:table-cell>
          <table:table-cell table:formula="of:=2+(([.$A107]-1)*[.$F$3])" office:value-type="float" office:value="2.485" calcext:value-type="float">
            <text:p>2.485</text:p>
          </table:table-cell>
          <table:table-cell table:formula="of:=10+([.$C107]/4)" office:value-type="float" office:value="154.06" calcext:value-type="float">
            <text:p>154.06</text:p>
          </table:table-cell>
          <table:table-cell table:formula="of:=([.$G107]+([.$G$3]*[.$A107]))*(1+([.$A107]-1)*[.$H$3])*((1-[.$E107])+[.$E107]*[.F107])" office:value-type="float" office:value="451.172360468745" calcext:value-type="float">
            <text:p>451.172360468745</text:p>
          </table:table-cell>
          <table:table-cell table:formula="of:=1/(1+([.$A107]-1)*[.$D$3])" office:value-type="float" office:value="0.804828973843058" calcext:value-type="float">
            <text:p>0.804828973843058</text:p>
          </table:table-cell>
          <table:table-cell table:formula="of:=[.$H107]/[.$I107]" office:value-type="float" office:value="560.581657882415" calcext:value-type="float">
            <text:p>560.581657882415</text:p>
          </table:table-cell>
          <table:table-cell table:formula="of:=[.$J107]*3" office:value-type="float" office:value="1681.74497364725" calcext:value-type="float">
            <text:p>1681.74497364725</text:p>
          </table:table-cell>
          <table:table-cell table:formula="of:=[.$K107]*60" office:value-type="float" office:value="100904.698418835" calcext:value-type="float">
            <text:p>100904.69841883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([.$A108]-1)*0.02" office:value-type="float" office:value="2.96" calcext:value-type="float">
            <text:p>2.96</text:p>
          </table:table-cell>
          <table:table-cell table:formula="of:=2*[.$A108]*[.$B108]" office:value-type="float" office:value="586.08" calcext:value-type="float">
            <text:p>586.08</text:p>
          </table:table-cell>
          <table:table-cell table:formula="of:=1.5*[.$A108]*[.$B108]" office:value-type="float" office:value="439.56" calcext:value-type="float">
            <text:p>439.56</text:p>
          </table:table-cell>
          <table:table-cell table:formula="of:=0.05+([.$D108]*(1+([.$A108]-1)*[.$E$3]))/4000" office:value-type="percentage" office:value="0.2137361" calcext:value-type="percentage">
            <text:p>21.37%</text:p>
          </table:table-cell>
          <table:table-cell table:formula="of:=2+(([.$A108]-1)*[.$F$3])" office:value-type="float" office:value="2.49" calcext:value-type="float">
            <text:p>2.49</text:p>
          </table:table-cell>
          <table:table-cell table:formula="of:=10+([.$C108]/4)" office:value-type="float" office:value="156.52" calcext:value-type="float">
            <text:p>156.52</text:p>
          </table:table-cell>
          <table:table-cell table:formula="of:=([.$G108]+([.$G$3]*[.$A108]))*(1+([.$A108]-1)*[.$H$3])*((1-[.$E108])+[.$E108]*[.F108])" office:value-type="float" office:value="460.703411892821" calcext:value-type="float">
            <text:p>460.703411892821</text:p>
          </table:table-cell>
          <table:table-cell table:formula="of:=1/(1+([.$A108]-1)*[.$D$3])" office:value-type="float" office:value="0.803212851405622" calcext:value-type="float">
            <text:p>0.803212851405622</text:p>
          </table:table-cell>
          <table:table-cell table:formula="of:=[.$H108]/[.$I108]" office:value-type="float" office:value="573.575747806562" calcext:value-type="float">
            <text:p>573.575747806562</text:p>
          </table:table-cell>
          <table:table-cell table:formula="of:=[.$J108]*3" office:value-type="float" office:value="1720.72724341968" calcext:value-type="float">
            <text:p>1720.72724341968</text:p>
          </table:table-cell>
          <table:table-cell table:formula="of:=[.$K108]*60" office:value-type="float" office:value="103243.634605181" calcext:value-type="float">
            <text:p>103243.6346051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109]-1)*0.02" office:value-type="float" office:value="2.98" calcext:value-type="float">
            <text:p>2.98</text:p>
          </table:table-cell>
          <table:table-cell table:formula="of:=2*[.$A109]*[.$B109]" office:value-type="float" office:value="596" calcext:value-type="float">
            <text:p>596</text:p>
          </table:table-cell>
          <table:table-cell table:formula="of:=1.5*[.$A109]*[.$B109]" office:value-type="float" office:value="447" calcext:value-type="float">
            <text:p>447</text:p>
          </table:table-cell>
          <table:table-cell table:formula="of:=0.05+([.$D109]*(1+([.$A109]-1)*[.$E$3]))/4000" office:value-type="percentage" office:value="0.21706625" calcext:value-type="percentage">
            <text:p>21.71%</text:p>
          </table:table-cell>
          <table:table-cell table:formula="of:=2+(([.$A109]-1)*[.$F$3])" office:value-type="float" office:value="2.495" calcext:value-type="float">
            <text:p>2.495</text:p>
          </table:table-cell>
          <table:table-cell table:formula="of:=10+([.$C109]/4)" office:value-type="float" office:value="159" calcext:value-type="float">
            <text:p>159</text:p>
          </table:table-cell>
          <table:table-cell table:formula="of:=([.$G109]+([.$G$3]*[.$A109]))*(1+([.$A109]-1)*[.$H$3])*((1-[.$E109])+[.$E109]*[.F109])" office:value-type="float" office:value="470.406129565476" calcext:value-type="float">
            <text:p>470.406129565476</text:p>
          </table:table-cell>
          <table:table-cell table:formula="of:=1/(1+([.$A109]-1)*[.$D$3])" office:value-type="float" office:value="0.801603206412826" calcext:value-type="float">
            <text:p>0.801603206412826</text:p>
          </table:table-cell>
          <table:table-cell table:formula="of:=[.$H109]/[.$I109]" office:value-type="float" office:value="586.831646632932" calcext:value-type="float">
            <text:p>586.831646632932</text:p>
          </table:table-cell>
          <table:table-cell table:formula="of:=[.$J109]*3" office:value-type="float" office:value="1760.4949398988" calcext:value-type="float">
            <text:p>1760.4949398988</text:p>
          </table:table-cell>
          <table:table-cell table:formula="of:=[.$K109]*60" office:value-type="float" office:value="105629.696393928" calcext:value-type="float">
            <text:p>105629.69639392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([.$A110]-1)*0.02" office:value-type="float" office:value="3" calcext:value-type="float">
            <text:p>3</text:p>
          </table:table-cell>
          <table:table-cell table:formula="of:=2*[.$A110]*[.$B110]" office:value-type="float" office:value="606" calcext:value-type="float">
            <text:p>606</text:p>
          </table:table-cell>
          <table:table-cell table:formula="of:=1.5*[.$A110]*[.$B110]" office:value-type="float" office:value="454.5" calcext:value-type="float">
            <text:p>454.5</text:p>
          </table:table-cell>
          <table:table-cell table:formula="of:=0.05+([.$D110]*(1+([.$A110]-1)*[.$E$3]))/4000" office:value-type="percentage" office:value="0.2204375" calcext:value-type="percentage">
            <text:p>22.04%</text:p>
          </table:table-cell>
          <table:table-cell table:formula="of:=2+(([.$A110]-1)*[.$F$3])" office:value-type="float" office:value="2.5" calcext:value-type="float">
            <text:p>2.5</text:p>
          </table:table-cell>
          <table:table-cell table:formula="of:=10+([.$C110]/4)" office:value-type="float" office:value="161.5" calcext:value-type="float">
            <text:p>161.5</text:p>
          </table:table-cell>
          <table:table-cell table:formula="of:=([.$G110]+([.$G$3]*[.$A110]))*(1+([.$A110]-1)*[.$H$3])*((1-[.$E110])+[.$E110]*[.F110])" office:value-type="float" office:value="480.283740234375" calcext:value-type="float">
            <text:p>480.283740234375</text:p>
          </table:table-cell>
          <table:table-cell table:formula="of:=1/(1+([.$A110]-1)*[.$D$3])" office:value-type="float" office:value="0.8" calcext:value-type="float">
            <text:p>0.8</text:p>
          </table:table-cell>
          <table:table-cell table:formula="of:=[.$H110]/[.$I110]" office:value-type="float" office:value="600.354675292969" calcext:value-type="float">
            <text:p>600.354675292969</text:p>
          </table:table-cell>
          <table:table-cell table:formula="of:=[.$J110]*3" office:value-type="float" office:value="1801.06402587891" calcext:value-type="float">
            <text:p>1801.06402587891</text:p>
          </table:table-cell>
          <table:table-cell table:formula="of:=[.$K110]*60" office:value-type="float" office:value="108063.841552734" calcext:value-type="float">
            <text:p>108063.84155273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([.$A111]-1)*0.02" office:value-type="float" office:value="3.02" calcext:value-type="float">
            <text:p>3.02</text:p>
          </table:table-cell>
          <table:table-cell table:formula="of:=2*[.$A111]*[.$B111]" office:value-type="float" office:value="616.08" calcext:value-type="float">
            <text:p>616.08</text:p>
          </table:table-cell>
          <table:table-cell table:formula="of:=1.5*[.$A111]*[.$B111]" office:value-type="float" office:value="462.06" calcext:value-type="float">
            <text:p>462.06</text:p>
          </table:table-cell>
          <table:table-cell table:formula="of:=0.05+([.$D111]*(1+([.$A111]-1)*[.$E$3]))/4000" office:value-type="percentage" office:value="0.223850075" calcext:value-type="percentage">
            <text:p>22.39%</text:p>
          </table:table-cell>
          <table:table-cell table:formula="of:=2+(([.$A111]-1)*[.$F$3])" office:value-type="float" office:value="2.505" calcext:value-type="float">
            <text:p>2.505</text:p>
          </table:table-cell>
          <table:table-cell table:formula="of:=10+([.$C111]/4)" office:value-type="float" office:value="164.02" calcext:value-type="float">
            <text:p>164.02</text:p>
          </table:table-cell>
          <table:table-cell table:formula="of:=([.$G111]+([.$G$3]*[.$A111]))*(1+([.$A111]-1)*[.$H$3])*((1-[.$E111])+[.$E111]*[.F111])" office:value-type="float" office:value="490.339530210555" calcext:value-type="float">
            <text:p>490.339530210555</text:p>
          </table:table-cell>
          <table:table-cell table:formula="of:=1/(1+([.$A111]-1)*[.$D$3])" office:value-type="float" office:value="0.798403193612775" calcext:value-type="float">
            <text:p>0.798403193612775</text:p>
          </table:table-cell>
          <table:table-cell table:formula="of:=[.$H111]/[.$I111]" office:value-type="float" office:value="614.15026158872" calcext:value-type="float">
            <text:p>614.15026158872</text:p>
          </table:table-cell>
          <table:table-cell table:formula="of:=[.$J111]*3" office:value-type="float" office:value="1842.45078476616" calcext:value-type="float">
            <text:p>1842.45078476616</text:p>
          </table:table-cell>
          <table:table-cell table:formula="of:=[.$K111]*60" office:value-type="float" office:value="110547.04708597" calcext:value-type="float">
            <text:p>110547.0470859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([.$A112]-1)*0.02" office:value-type="float" office:value="3.04" calcext:value-type="float">
            <text:p>3.04</text:p>
          </table:table-cell>
          <table:table-cell table:formula="of:=2*[.$A112]*[.$B112]" office:value-type="float" office:value="626.24" calcext:value-type="float">
            <text:p>626.24</text:p>
          </table:table-cell>
          <table:table-cell table:formula="of:=1.5*[.$A112]*[.$B112]" office:value-type="float" office:value="469.68" calcext:value-type="float">
            <text:p>469.68</text:p>
          </table:table-cell>
          <table:table-cell table:formula="of:=0.05+([.$D112]*(1+([.$A112]-1)*[.$E$3]))/4000" office:value-type="percentage" office:value="0.2273042" calcext:value-type="percentage">
            <text:p>22.73%</text:p>
          </table:table-cell>
          <table:table-cell table:formula="of:=2+(([.$A112]-1)*[.$F$3])" office:value-type="float" office:value="2.51" calcext:value-type="float">
            <text:p>2.51</text:p>
          </table:table-cell>
          <table:table-cell table:formula="of:=10+([.$C112]/4)" office:value-type="float" office:value="166.56" calcext:value-type="float">
            <text:p>166.56</text:p>
          </table:table-cell>
          <table:table-cell table:formula="of:=([.$G112]+([.$G$3]*[.$A112]))*(1+([.$A112]-1)*[.$H$3])*((1-[.$E112])+[.$E112]*[.F112])" office:value-type="float" office:value="500.576846226311" calcext:value-type="float">
            <text:p>500.576846226311</text:p>
          </table:table-cell>
          <table:table-cell table:formula="of:=1/(1+([.$A112]-1)*[.$D$3])" office:value-type="float" office:value="0.796812749003984" calcext:value-type="float">
            <text:p>0.796812749003984</text:p>
          </table:table-cell>
          <table:table-cell table:formula="of:=[.$H112]/[.$I112]" office:value-type="float" office:value="628.223942014021" calcext:value-type="float">
            <text:p>628.223942014021</text:p>
          </table:table-cell>
          <table:table-cell table:formula="of:=[.$J112]*3" office:value-type="float" office:value="1884.67182604206" calcext:value-type="float">
            <text:p>1884.67182604206</text:p>
          </table:table-cell>
          <table:table-cell table:formula="of:=[.$K112]*60" office:value-type="float" office:value="113080.309562524" calcext:value-type="float">
            <text:p>113080.30956252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([.$A113]-1)*0.02" office:value-type="float" office:value="3.06" calcext:value-type="float">
            <text:p>3.06</text:p>
          </table:table-cell>
          <table:table-cell table:formula="of:=2*[.$A113]*[.$B113]" office:value-type="float" office:value="636.48" calcext:value-type="float">
            <text:p>636.48</text:p>
          </table:table-cell>
          <table:table-cell table:formula="of:=1.5*[.$A113]*[.$B113]" office:value-type="float" office:value="477.36" calcext:value-type="float">
            <text:p>477.36</text:p>
          </table:table-cell>
          <table:table-cell table:formula="of:=0.05+([.$D113]*(1+([.$A113]-1)*[.$E$3]))/4000" office:value-type="percentage" office:value="0.2308001" calcext:value-type="percentage">
            <text:p>23.08%</text:p>
          </table:table-cell>
          <table:table-cell table:formula="of:=2+(([.$A113]-1)*[.$F$3])" office:value-type="float" office:value="2.515" calcext:value-type="float">
            <text:p>2.515</text:p>
          </table:table-cell>
          <table:table-cell table:formula="of:=10+([.$C113]/4)" office:value-type="float" office:value="169.12" calcext:value-type="float">
            <text:p>169.12</text:p>
          </table:table-cell>
          <table:table-cell table:formula="of:=([.$G113]+([.$G$3]*[.$A113]))*(1+([.$A113]-1)*[.$H$3])*((1-[.$E113])+[.$E113]*[.F113])" office:value-type="float" office:value="510.999096301009" calcext:value-type="float">
            <text:p>510.999096301009</text:p>
          </table:table-cell>
          <table:table-cell table:formula="of:=1/(1+([.$A113]-1)*[.$D$3])" office:value-type="float" office:value="0.795228628230616" calcext:value-type="float">
            <text:p>0.795228628230616</text:p>
          </table:table-cell>
          <table:table-cell table:formula="of:=[.$H113]/[.$I113]" office:value-type="float" office:value="642.581363598519" calcext:value-type="float">
            <text:p>642.581363598519</text:p>
          </table:table-cell>
          <table:table-cell table:formula="of:=[.$J113]*3" office:value-type="float" office:value="1927.74409079556" calcext:value-type="float">
            <text:p>1927.74409079556</text:p>
          </table:table-cell>
          <table:table-cell table:formula="of:=[.$K113]*60" office:value-type="float" office:value="115664.645447733" calcext:value-type="float">
            <text:p>115664.64544773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([.$A114]-1)*0.02" office:value-type="float" office:value="3.08" calcext:value-type="float">
            <text:p>3.08</text:p>
          </table:table-cell>
          <table:table-cell table:formula="of:=2*[.$A114]*[.$B114]" office:value-type="float" office:value="646.8" calcext:value-type="float">
            <text:p>646.8</text:p>
          </table:table-cell>
          <table:table-cell table:formula="of:=1.5*[.$A114]*[.$B114]" office:value-type="float" office:value="485.1" calcext:value-type="float">
            <text:p>485.1</text:p>
          </table:table-cell>
          <table:table-cell table:formula="of:=0.05+([.$D114]*(1+([.$A114]-1)*[.$E$3]))/4000" office:value-type="percentage" office:value="0.234338" calcext:value-type="percentage">
            <text:p>23.43%</text:p>
          </table:table-cell>
          <table:table-cell table:formula="of:=2+(([.$A114]-1)*[.$F$3])" office:value-type="float" office:value="2.52" calcext:value-type="float">
            <text:p>2.52</text:p>
          </table:table-cell>
          <table:table-cell table:formula="of:=10+([.$C114]/4)" office:value-type="float" office:value="171.7" calcext:value-type="float">
            <text:p>171.7</text:p>
          </table:table-cell>
          <table:table-cell table:formula="of:=([.$G114]+([.$G$3]*[.$A114]))*(1+([.$A114]-1)*[.$H$3])*((1-[.$E114])+[.$E114]*[.F114])" office:value-type="float" office:value="521.60975061488" calcext:value-type="float">
            <text:p>521.60975061488</text:p>
          </table:table-cell>
          <table:table-cell table:formula="of:=1/(1+([.$A114]-1)*[.$D$3])" office:value-type="float" office:value="0.793650793650794" calcext:value-type="float">
            <text:p>0.793650793650794</text:p>
          </table:table-cell>
          <table:table-cell table:formula="of:=[.$H114]/[.$I114]" office:value-type="float" office:value="657.228285774749" calcext:value-type="float">
            <text:p>657.228285774749</text:p>
          </table:table-cell>
          <table:table-cell table:formula="of:=[.$J114]*3" office:value-type="float" office:value="1971.68485732425" calcext:value-type="float">
            <text:p>1971.68485732425</text:p>
          </table:table-cell>
          <table:table-cell table:formula="of:=[.$K114]*60" office:value-type="float" office:value="118301.091439455" calcext:value-type="float">
            <text:p>118301.09143945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([.$A115]-1)*0.02" office:value-type="float" office:value="3.1" calcext:value-type="float">
            <text:p>3.1</text:p>
          </table:table-cell>
          <table:table-cell table:formula="of:=2*[.$A115]*[.$B115]" office:value-type="float" office:value="657.2" calcext:value-type="float">
            <text:p>657.2</text:p>
          </table:table-cell>
          <table:table-cell table:formula="of:=1.5*[.$A115]*[.$B115]" office:value-type="float" office:value="492.9" calcext:value-type="float">
            <text:p>492.9</text:p>
          </table:table-cell>
          <table:table-cell table:formula="of:=0.05+([.$D115]*(1+([.$A115]-1)*[.$E$3]))/4000" office:value-type="percentage" office:value="0.237918125" calcext:value-type="percentage">
            <text:p>23.79%</text:p>
          </table:table-cell>
          <table:table-cell table:formula="of:=2+(([.$A115]-1)*[.$F$3])" office:value-type="float" office:value="2.525" calcext:value-type="float">
            <text:p>2.525</text:p>
          </table:table-cell>
          <table:table-cell table:formula="of:=10+([.$C115]/4)" office:value-type="float" office:value="174.3" calcext:value-type="float">
            <text:p>174.3</text:p>
          </table:table-cell>
          <table:table-cell table:formula="of:=([.$G115]+([.$G$3]*[.$A115]))*(1+([.$A115]-1)*[.$H$3])*((1-[.$E115])+[.$E115]*[.F115])" office:value-type="float" office:value="532.41234239083" calcext:value-type="float">
            <text:p>532.41234239083</text:p>
          </table:table-cell>
          <table:table-cell table:formula="of:=1/(1+([.$A115]-1)*[.$D$3])" office:value-type="float" office:value="0.792079207920792" calcext:value-type="float">
            <text:p>0.792079207920792</text:p>
          </table:table-cell>
          <table:table-cell table:formula="of:=[.$H115]/[.$I115]" office:value-type="float" office:value="672.170582268423" calcext:value-type="float">
            <text:p>672.170582268423</text:p>
          </table:table-cell>
          <table:table-cell table:formula="of:=[.$J115]*3" office:value-type="float" office:value="2016.51174680527" calcext:value-type="float">
            <text:p>2016.51174680527</text:p>
          </table:table-cell>
          <table:table-cell table:formula="of:=[.$K115]*60" office:value-type="float" office:value="120990.704808316" calcext:value-type="float">
            <text:p>120990.70480831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([.$A116]-1)*0.02" office:value-type="float" office:value="3.12" calcext:value-type="float">
            <text:p>3.12</text:p>
          </table:table-cell>
          <table:table-cell table:formula="of:=2*[.$A116]*[.$B116]" office:value-type="float" office:value="667.68" calcext:value-type="float">
            <text:p>667.68</text:p>
          </table:table-cell>
          <table:table-cell table:formula="of:=1.5*[.$A116]*[.$B116]" office:value-type="float" office:value="500.76" calcext:value-type="float">
            <text:p>500.76</text:p>
          </table:table-cell>
          <table:table-cell table:formula="of:=0.05+([.$D116]*(1+([.$A116]-1)*[.$E$3]))/4000" office:value-type="percentage" office:value="0.2415407" calcext:value-type="percentage">
            <text:p>24.15%</text:p>
          </table:table-cell>
          <table:table-cell table:formula="of:=2+(([.$A116]-1)*[.$F$3])" office:value-type="float" office:value="2.53" calcext:value-type="float">
            <text:p>2.53</text:p>
          </table:table-cell>
          <table:table-cell table:formula="of:=10+([.$C116]/4)" office:value-type="float" office:value="176.92" calcext:value-type="float">
            <text:p>176.92</text:p>
          </table:table-cell>
          <table:table-cell table:formula="of:=([.$G116]+([.$G$3]*[.$A116]))*(1+([.$A116]-1)*[.$H$3])*((1-[.$E116])+[.$E116]*[.F116])" office:value-type="float" office:value="543.410468784292" calcext:value-type="float">
            <text:p>543.410468784292</text:p>
          </table:table-cell>
          <table:table-cell table:formula="of:=1/(1+([.$A116]-1)*[.$D$3])" office:value-type="float" office:value="0.790513833992095" calcext:value-type="float">
            <text:p>0.790513833992095</text:p>
          </table:table-cell>
          <table:table-cell table:formula="of:=[.$H116]/[.$I116]" office:value-type="float" office:value="687.41424301213" calcext:value-type="float">
            <text:p>687.41424301213</text:p>
          </table:table-cell>
          <table:table-cell table:formula="of:=[.$J116]*3" office:value-type="float" office:value="2062.24272903639" calcext:value-type="float">
            <text:p>2062.24272903639</text:p>
          </table:table-cell>
          <table:table-cell table:formula="of:=[.$K116]*60" office:value-type="float" office:value="123734.563742183" calcext:value-type="float">
            <text:p>123734.56374218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([.$A117]-1)*0.02" office:value-type="float" office:value="3.14" calcext:value-type="float">
            <text:p>3.14</text:p>
          </table:table-cell>
          <table:table-cell table:formula="of:=2*[.$A117]*[.$B117]" office:value-type="float" office:value="678.24" calcext:value-type="float">
            <text:p>678.24</text:p>
          </table:table-cell>
          <table:table-cell table:formula="of:=1.5*[.$A117]*[.$B117]" office:value-type="float" office:value="508.68" calcext:value-type="float">
            <text:p>508.68</text:p>
          </table:table-cell>
          <table:table-cell table:formula="of:=0.05+([.$D117]*(1+([.$A117]-1)*[.$E$3]))/4000" office:value-type="percentage" office:value="0.24520595" calcext:value-type="percentage">
            <text:p>24.52%</text:p>
          </table:table-cell>
          <table:table-cell table:formula="of:=2+(([.$A117]-1)*[.$F$3])" office:value-type="float" office:value="2.535" calcext:value-type="float">
            <text:p>2.535</text:p>
          </table:table-cell>
          <table:table-cell table:formula="of:=10+([.$C117]/4)" office:value-type="float" office:value="179.56" calcext:value-type="float">
            <text:p>179.56</text:p>
          </table:table-cell>
          <table:table-cell table:formula="of:=([.$G117]+([.$G$3]*[.$A117]))*(1+([.$A117]-1)*[.$H$3])*((1-[.$E117])+[.$E117]*[.F117])" office:value-type="float" office:value="554.607791781165" calcext:value-type="float">
            <text:p>554.607791781165</text:p>
          </table:table-cell>
          <table:table-cell table:formula="of:=1/(1+([.$A117]-1)*[.$D$3])" office:value-type="float" office:value="0.788954635108481" calcext:value-type="float">
            <text:p>0.788954635108481</text:p>
          </table:table-cell>
          <table:table-cell table:formula="of:=[.$H117]/[.$I117]" office:value-type="float" office:value="702.965376082626" calcext:value-type="float">
            <text:p>702.965376082626</text:p>
          </table:table-cell>
          <table:table-cell table:formula="of:=[.$J117]*3" office:value-type="float" office:value="2108.89612824788" calcext:value-type="float">
            <text:p>2108.89612824788</text:p>
          </table:table-cell>
          <table:table-cell table:formula="of:=[.$K117]*60" office:value-type="float" office:value="126533.767694873" calcext:value-type="float">
            <text:p>126533.76769487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([.$A118]-1)*0.02" office:value-type="float" office:value="3.16" calcext:value-type="float">
            <text:p>3.16</text:p>
          </table:table-cell>
          <table:table-cell table:formula="of:=2*[.$A118]*[.$B118]" office:value-type="float" office:value="688.88" calcext:value-type="float">
            <text:p>688.88</text:p>
          </table:table-cell>
          <table:table-cell table:formula="of:=1.5*[.$A118]*[.$B118]" office:value-type="float" office:value="516.66" calcext:value-type="float">
            <text:p>516.66</text:p>
          </table:table-cell>
          <table:table-cell table:formula="of:=0.05+([.$D118]*(1+([.$A118]-1)*[.$E$3]))/4000" office:value-type="percentage" office:value="0.2489141" calcext:value-type="percentage">
            <text:p>24.89%</text:p>
          </table:table-cell>
          <table:table-cell table:formula="of:=2+(([.$A118]-1)*[.$F$3])" office:value-type="float" office:value="2.54" calcext:value-type="float">
            <text:p>2.54</text:p>
          </table:table-cell>
          <table:table-cell table:formula="of:=10+([.$C118]/4)" office:value-type="float" office:value="182.22" calcext:value-type="float">
            <text:p>182.22</text:p>
          </table:table-cell>
          <table:table-cell table:formula="of:=([.$G118]+([.$G$3]*[.$A118]))*(1+([.$A118]-1)*[.$H$3])*((1-[.$E118])+[.$E118]*[.F118])" office:value-type="float" office:value="566.008039103867" calcext:value-type="float">
            <text:p>566.008039103867</text:p>
          </table:table-cell>
          <table:table-cell table:formula="of:=1/(1+([.$A118]-1)*[.$D$3])" office:value-type="float" office:value="0.78740157480315" calcext:value-type="float">
            <text:p>0.78740157480315</text:p>
          </table:table-cell>
          <table:table-cell table:formula="of:=[.$H118]/[.$I118]" office:value-type="float" office:value="718.830209661912" calcext:value-type="float">
            <text:p>718.830209661912</text:p>
          </table:table-cell>
          <table:table-cell table:formula="of:=[.$J118]*3" office:value-type="float" office:value="2156.49062898574" calcext:value-type="float">
            <text:p>2156.49062898574</text:p>
          </table:table-cell>
          <table:table-cell table:formula="of:=[.$K118]*60" office:value-type="float" office:value="129389.437739144" calcext:value-type="float">
            <text:p>129389.43773914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([.$A119]-1)*0.02" office:value-type="float" office:value="3.18" calcext:value-type="float">
            <text:p>3.18</text:p>
          </table:table-cell>
          <table:table-cell table:formula="of:=2*[.$A119]*[.$B119]" office:value-type="float" office:value="699.6" calcext:value-type="float">
            <text:p>699.6</text:p>
          </table:table-cell>
          <table:table-cell table:formula="of:=1.5*[.$A119]*[.$B119]" office:value-type="float" office:value="524.7" calcext:value-type="float">
            <text:p>524.7</text:p>
          </table:table-cell>
          <table:table-cell table:formula="of:=0.05+([.$D119]*(1+([.$A119]-1)*[.$E$3]))/4000" office:value-type="percentage" office:value="0.252665375" calcext:value-type="percentage">
            <text:p>25.27%</text:p>
          </table:table-cell>
          <table:table-cell table:formula="of:=2+(([.$A119]-1)*[.$F$3])" office:value-type="float" office:value="2.545" calcext:value-type="float">
            <text:p>2.545</text:p>
          </table:table-cell>
          <table:table-cell table:formula="of:=10+([.$C119]/4)" office:value-type="float" office:value="184.9" calcext:value-type="float">
            <text:p>184.9</text:p>
          </table:table-cell>
          <table:table-cell table:formula="of:=([.$G119]+([.$G$3]*[.$A119]))*(1+([.$A119]-1)*[.$H$3])*((1-[.$E119])+[.$E119]*[.F119])" office:value-type="float" office:value="577.615005125552" calcext:value-type="float">
            <text:p>577.615005125552</text:p>
          </table:table-cell>
          <table:table-cell table:formula="of:=1/(1+([.$A119]-1)*[.$D$3])" office:value-type="float" office:value="0.785854616895874" calcext:value-type="float">
            <text:p>0.785854616895874</text:p>
          </table:table-cell>
          <table:table-cell table:formula="of:=[.$H119]/[.$I119]" office:value-type="float" office:value="735.015094022264" calcext:value-type="float">
            <text:p>735.015094022264</text:p>
          </table:table-cell>
          <table:table-cell table:formula="of:=[.$J119]*3" office:value-type="float" office:value="2205.04528206679" calcext:value-type="float">
            <text:p>2205.04528206679</text:p>
          </table:table-cell>
          <table:table-cell table:formula="of:=[.$K119]*60" office:value-type="float" office:value="132302.716924008" calcext:value-type="float">
            <text:p>132302.7169240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([.$A120]-1)*0.02" office:value-type="float" office:value="3.2" calcext:value-type="float">
            <text:p>3.2</text:p>
          </table:table-cell>
          <table:table-cell table:formula="of:=2*[.$A120]*[.$B120]" office:value-type="float" office:value="710.4" calcext:value-type="float">
            <text:p>710.4</text:p>
          </table:table-cell>
          <table:table-cell table:formula="of:=1.5*[.$A120]*[.$B120]" office:value-type="float" office:value="532.8" calcext:value-type="float">
            <text:p>532.8</text:p>
          </table:table-cell>
          <table:table-cell table:formula="of:=0.05+([.$D120]*(1+([.$A120]-1)*[.$E$3]))/4000" office:value-type="percentage" office:value="0.25646" calcext:value-type="percentage">
            <text:p>25.65%</text:p>
          </table:table-cell>
          <table:table-cell table:formula="of:=2+(([.$A120]-1)*[.$F$3])" office:value-type="float" office:value="2.55" calcext:value-type="float">
            <text:p>2.55</text:p>
          </table:table-cell>
          <table:table-cell table:formula="of:=10+([.$C120]/4)" office:value-type="float" office:value="187.6" calcext:value-type="float">
            <text:p>187.6</text:p>
          </table:table-cell>
          <table:table-cell table:formula="of:=([.$G120]+([.$G$3]*[.$A120]))*(1+([.$A120]-1)*[.$H$3])*((1-[.$E120])+[.$E120]*[.F120])" office:value-type="float" office:value="589.4325517925" calcext:value-type="float">
            <text:p>589.4325517925</text:p>
          </table:table-cell>
          <table:table-cell table:formula="of:=1/(1+([.$A120]-1)*[.$D$3])" office:value-type="float" office:value="0.784313725490196" calcext:value-type="float">
            <text:p>0.784313725490196</text:p>
          </table:table-cell>
          <table:table-cell table:formula="of:=[.$H120]/[.$I120]" office:value-type="float" office:value="751.526503535437" calcext:value-type="float">
            <text:p>751.526503535437</text:p>
          </table:table-cell>
          <table:table-cell table:formula="of:=[.$J120]*3" office:value-type="float" office:value="2254.57951060631" calcext:value-type="float">
            <text:p>2254.57951060631</text:p>
          </table:table-cell>
          <table:table-cell table:formula="of:=[.$K120]*60" office:value-type="float" office:value="135274.770636379" calcext:value-type="float">
            <text:p>135274.77063637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([.$A121]-1)*0.02" office:value-type="float" office:value="3.22" calcext:value-type="float">
            <text:p>3.22</text:p>
          </table:table-cell>
          <table:table-cell table:formula="of:=2*[.$A121]*[.$B121]" office:value-type="float" office:value="721.28" calcext:value-type="float">
            <text:p>721.28</text:p>
          </table:table-cell>
          <table:table-cell table:formula="of:=1.5*[.$A121]*[.$B121]" office:value-type="float" office:value="540.96" calcext:value-type="float">
            <text:p>540.96</text:p>
          </table:table-cell>
          <table:table-cell table:formula="of:=0.05+([.$D121]*(1+([.$A121]-1)*[.$E$3]))/4000" office:value-type="percentage" office:value="0.2602982" calcext:value-type="percentage">
            <text:p>26.03%</text:p>
          </table:table-cell>
          <table:table-cell table:formula="of:=2+(([.$A121]-1)*[.$F$3])" office:value-type="float" office:value="2.555" calcext:value-type="float">
            <text:p>2.555</text:p>
          </table:table-cell>
          <table:table-cell table:formula="of:=10+([.$C121]/4)" office:value-type="float" office:value="190.32" calcext:value-type="float">
            <text:p>190.32</text:p>
          </table:table-cell>
          <table:table-cell table:formula="of:=([.$G121]+([.$G$3]*[.$A121]))*(1+([.$A121]-1)*[.$H$3])*((1-[.$E121])+[.$E121]*[.F121])" office:value-type="float" office:value="601.464609554751" calcext:value-type="float">
            <text:p>601.464609554751</text:p>
          </table:table-cell>
          <table:table-cell table:formula="of:=1/(1+([.$A121]-1)*[.$D$3])" office:value-type="float" office:value="0.782778864970646" calcext:value-type="float">
            <text:p>0.782778864970646</text:p>
          </table:table-cell>
          <table:table-cell table:formula="of:=[.$H121]/[.$I121]" office:value-type="float" office:value="768.371038706194" calcext:value-type="float">
            <text:p>768.371038706194</text:p>
          </table:table-cell>
          <table:table-cell table:formula="of:=[.$J121]*3" office:value-type="float" office:value="2305.11311611858" calcext:value-type="float">
            <text:p>2305.11311611858</text:p>
          </table:table-cell>
          <table:table-cell table:formula="of:=[.$K121]*60" office:value-type="float" office:value="138306.786967115" calcext:value-type="float">
            <text:p>138306.78696711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([.$A122]-1)*0.02" office:value-type="float" office:value="3.24" calcext:value-type="float">
            <text:p>3.24</text:p>
          </table:table-cell>
          <table:table-cell table:formula="of:=2*[.$A122]*[.$B122]" office:value-type="float" office:value="732.24" calcext:value-type="float">
            <text:p>732.24</text:p>
          </table:table-cell>
          <table:table-cell table:formula="of:=1.5*[.$A122]*[.$B122]" office:value-type="float" office:value="549.18" calcext:value-type="float">
            <text:p>549.18</text:p>
          </table:table-cell>
          <table:table-cell table:formula="of:=0.05+([.$D122]*(1+([.$A122]-1)*[.$E$3]))/4000" office:value-type="percentage" office:value="0.2641802" calcext:value-type="percentage">
            <text:p>26.42%</text:p>
          </table:table-cell>
          <table:table-cell table:formula="of:=2+(([.$A122]-1)*[.$F$3])" office:value-type="float" office:value="2.56" calcext:value-type="float">
            <text:p>2.56</text:p>
          </table:table-cell>
          <table:table-cell table:formula="of:=10+([.$C122]/4)" office:value-type="float" office:value="193.06" calcext:value-type="float">
            <text:p>193.06</text:p>
          </table:table-cell>
          <table:table-cell table:formula="of:=([.$G122]+([.$G$3]*[.$A122]))*(1+([.$A122]-1)*[.$H$3])*((1-[.$E122])+[.$E122]*[.F122])" office:value-type="float" office:value="613.715178304982" calcext:value-type="float">
            <text:p>613.715178304982</text:p>
          </table:table-cell>
          <table:table-cell table:formula="of:=1/(1+([.$A122]-1)*[.$D$3])" office:value-type="float" office:value="0.78125" calcext:value-type="float">
            <text:p>0.78125</text:p>
          </table:table-cell>
          <table:table-cell table:formula="of:=[.$H122]/[.$I122]" office:value-type="float" office:value="785.555428230377" calcext:value-type="float">
            <text:p>785.555428230377</text:p>
          </table:table-cell>
          <table:table-cell table:formula="of:=[.$J122]*3" office:value-type="float" office:value="2356.66628469113" calcext:value-type="float">
            <text:p>2356.66628469113</text:p>
          </table:table-cell>
          <table:table-cell table:formula="of:=[.$K122]*60" office:value-type="float" office:value="141399.977081468" calcext:value-type="float">
            <text:p>141399.97708146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([.$A123]-1)*0.02" office:value-type="float" office:value="3.26" calcext:value-type="float">
            <text:p>3.26</text:p>
          </table:table-cell>
          <table:table-cell table:formula="of:=2*[.$A123]*[.$B123]" office:value-type="float" office:value="743.28" calcext:value-type="float">
            <text:p>743.28</text:p>
          </table:table-cell>
          <table:table-cell table:formula="of:=1.5*[.$A123]*[.$B123]" office:value-type="float" office:value="557.46" calcext:value-type="float">
            <text:p>557.46</text:p>
          </table:table-cell>
          <table:table-cell table:formula="of:=0.05+([.$D123]*(1+([.$A123]-1)*[.$E$3]))/4000" office:value-type="percentage" office:value="0.268106225" calcext:value-type="percentage">
            <text:p>26.81%</text:p>
          </table:table-cell>
          <table:table-cell table:formula="of:=2+(([.$A123]-1)*[.$F$3])" office:value-type="float" office:value="2.565" calcext:value-type="float">
            <text:p>2.565</text:p>
          </table:table-cell>
          <table:table-cell table:formula="of:=10+([.$C123]/4)" office:value-type="float" office:value="195.82" calcext:value-type="float">
            <text:p>195.82</text:p>
          </table:table-cell>
          <table:table-cell table:formula="of:=([.$G123]+([.$G$3]*[.$A123]))*(1+([.$A123]-1)*[.$H$3])*((1-[.$E123])+[.$E123]*[.F123])" office:value-type="float" office:value="626.188328325695" calcext:value-type="float">
            <text:p>626.188328325695</text:p>
          </table:table-cell>
          <table:table-cell table:formula="of:=1/(1+([.$A123]-1)*[.$D$3])" office:value-type="float" office:value="0.779727095516569" calcext:value-type="float">
            <text:p>0.779727095516569</text:p>
          </table:table-cell>
          <table:table-cell table:formula="of:=[.$H123]/[.$I123]" office:value-type="float" office:value="803.086531077704" calcext:value-type="float">
            <text:p>803.086531077704</text:p>
          </table:table-cell>
          <table:table-cell table:formula="of:=[.$J123]*3" office:value-type="float" office:value="2409.25959323311" calcext:value-type="float">
            <text:p>2409.25959323311</text:p>
          </table:table-cell>
          <table:table-cell table:formula="of:=[.$K123]*60" office:value-type="float" office:value="144555.575593987" calcext:value-type="float">
            <text:p>144555.57559398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([.$A124]-1)*0.02" office:value-type="float" office:value="3.28" calcext:value-type="float">
            <text:p>3.28</text:p>
          </table:table-cell>
          <table:table-cell table:formula="of:=2*[.$A124]*[.$B124]" office:value-type="float" office:value="754.4" calcext:value-type="float">
            <text:p>754.4</text:p>
          </table:table-cell>
          <table:table-cell table:formula="of:=1.5*[.$A124]*[.$B124]" office:value-type="float" office:value="565.8" calcext:value-type="float">
            <text:p>565.8</text:p>
          </table:table-cell>
          <table:table-cell table:formula="of:=0.05+([.$D124]*(1+([.$A124]-1)*[.$E$3]))/4000" office:value-type="percentage" office:value="0.2720765" calcext:value-type="percentage">
            <text:p>27.21%</text:p>
          </table:table-cell>
          <table:table-cell table:formula="of:=2+(([.$A124]-1)*[.$F$3])" office:value-type="float" office:value="2.57" calcext:value-type="float">
            <text:p>2.57</text:p>
          </table:table-cell>
          <table:table-cell table:formula="of:=10+([.$C124]/4)" office:value-type="float" office:value="198.6" calcext:value-type="float">
            <text:p>198.6</text:p>
          </table:table-cell>
          <table:table-cell table:formula="of:=([.$G124]+([.$G$3]*[.$A124]))*(1+([.$A124]-1)*[.$H$3])*((1-[.$E124])+[.$E124]*[.F124])" office:value-type="float" office:value="638.88820124472" calcext:value-type="float">
            <text:p>638.88820124472</text:p>
          </table:table-cell>
          <table:table-cell table:formula="of:=1/(1+([.$A124]-1)*[.$D$3])" office:value-type="float" office:value="0.778210116731517" calcext:value-type="float">
            <text:p>0.778210116731517</text:p>
          </table:table-cell>
          <table:table-cell table:formula="of:=[.$H124]/[.$I124]" office:value-type="float" office:value="820.971338599465" calcext:value-type="float">
            <text:p>820.971338599465</text:p>
          </table:table-cell>
          <table:table-cell table:formula="of:=[.$J124]*3" office:value-type="float" office:value="2462.9140157984" calcext:value-type="float">
            <text:p>2462.9140157984</text:p>
          </table:table-cell>
          <table:table-cell table:formula="of:=[.$K124]*60" office:value-type="float" office:value="147774.840947904" calcext:value-type="float">
            <text:p>147774.84094790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([.$A125]-1)*0.02" office:value-type="float" office:value="3.3" calcext:value-type="float">
            <text:p>3.3</text:p>
          </table:table-cell>
          <table:table-cell table:formula="of:=2*[.$A125]*[.$B125]" office:value-type="float" office:value="765.6" calcext:value-type="float">
            <text:p>765.6</text:p>
          </table:table-cell>
          <table:table-cell table:formula="of:=1.5*[.$A125]*[.$B125]" office:value-type="float" office:value="574.2" calcext:value-type="float">
            <text:p>574.2</text:p>
          </table:table-cell>
          <table:table-cell table:formula="of:=0.05+([.$D125]*(1+([.$A125]-1)*[.$E$3]))/4000" office:value-type="percentage" office:value="0.27609125" calcext:value-type="percentage">
            <text:p>27.61%</text:p>
          </table:table-cell>
          <table:table-cell table:formula="of:=2+(([.$A125]-1)*[.$F$3])" office:value-type="float" office:value="2.575" calcext:value-type="float">
            <text:p>2.575</text:p>
          </table:table-cell>
          <table:table-cell table:formula="of:=10+([.$C125]/4)" office:value-type="float" office:value="201.4" calcext:value-type="float">
            <text:p>201.4</text:p>
          </table:table-cell>
          <table:table-cell table:formula="of:=([.$G125]+([.$G$3]*[.$A125]))*(1+([.$A125]-1)*[.$H$3])*((1-[.$E125])+[.$E125]*[.F125])" office:value-type="float" office:value="651.819010999102" calcext:value-type="float">
            <text:p>651.819010999102</text:p>
          </table:table-cell>
          <table:table-cell table:formula="of:=1/(1+([.$A125]-1)*[.$D$3])" office:value-type="float" office:value="0.776699029126214" calcext:value-type="float">
            <text:p>0.776699029126214</text:p>
          </table:table-cell>
          <table:table-cell table:formula="of:=[.$H125]/[.$I125]" office:value-type="float" office:value="839.216976661343" calcext:value-type="float">
            <text:p>839.216976661343</text:p>
          </table:table-cell>
          <table:table-cell table:formula="of:=[.$J125]*3" office:value-type="float" office:value="2517.65092998403" calcext:value-type="float">
            <text:p>2517.65092998403</text:p>
          </table:table-cell>
          <table:table-cell table:formula="of:=[.$K125]*60" office:value-type="float" office:value="151059.055799042" calcext:value-type="float">
            <text:p>151059.05579904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([.$A126]-1)*0.02" office:value-type="float" office:value="3.32" calcext:value-type="float">
            <text:p>3.32</text:p>
          </table:table-cell>
          <table:table-cell table:formula="of:=2*[.$A126]*[.$B126]" office:value-type="float" office:value="776.88" calcext:value-type="float">
            <text:p>776.88</text:p>
          </table:table-cell>
          <table:table-cell table:formula="of:=1.5*[.$A126]*[.$B126]" office:value-type="float" office:value="582.66" calcext:value-type="float">
            <text:p>582.66</text:p>
          </table:table-cell>
          <table:table-cell table:formula="of:=0.05+([.$D126]*(1+([.$A126]-1)*[.$E$3]))/4000" office:value-type="percentage" office:value="0.2801507" calcext:value-type="percentage">
            <text:p>28.02%</text:p>
          </table:table-cell>
          <table:table-cell table:formula="of:=2+(([.$A126]-1)*[.$F$3])" office:value-type="float" office:value="2.58" calcext:value-type="float">
            <text:p>2.58</text:p>
          </table:table-cell>
          <table:table-cell table:formula="of:=10+([.$C126]/4)" office:value-type="float" office:value="204.22" calcext:value-type="float">
            <text:p>204.22</text:p>
          </table:table-cell>
          <table:table-cell table:formula="of:=([.$G126]+([.$G$3]*[.$A126]))*(1+([.$A126]-1)*[.$H$3])*((1-[.$E126])+[.$E126]*[.F126])" office:value-type="float" office:value="664.985044807374" calcext:value-type="float">
            <text:p>664.985044807374</text:p>
          </table:table-cell>
          <table:table-cell table:formula="of:=1/(1+([.$A126]-1)*[.$D$3])" office:value-type="float" office:value="0.775193798449612" calcext:value-type="float">
            <text:p>0.775193798449612</text:p>
          </table:table-cell>
          <table:table-cell table:formula="of:=[.$H126]/[.$I126]" office:value-type="float" office:value="857.830707801513" calcext:value-type="float">
            <text:p>857.830707801513</text:p>
          </table:table-cell>
          <table:table-cell table:formula="of:=[.$J126]*3" office:value-type="float" office:value="2573.49212340454" calcext:value-type="float">
            <text:p>2573.49212340454</text:p>
          </table:table-cell>
          <table:table-cell table:formula="of:=[.$K126]*60" office:value-type="float" office:value="154409.527404272" calcext:value-type="float">
            <text:p>154409.52740427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([.$A127]-1)*0.02" office:value-type="float" office:value="3.34" calcext:value-type="float">
            <text:p>3.34</text:p>
          </table:table-cell>
          <table:table-cell table:formula="of:=2*[.$A127]*[.$B127]" office:value-type="float" office:value="788.24" calcext:value-type="float">
            <text:p>788.24</text:p>
          </table:table-cell>
          <table:table-cell table:formula="of:=1.5*[.$A127]*[.$B127]" office:value-type="float" office:value="591.18" calcext:value-type="float">
            <text:p>591.18</text:p>
          </table:table-cell>
          <table:table-cell table:formula="of:=0.05+([.$D127]*(1+([.$A127]-1)*[.$E$3]))/4000" office:value-type="percentage" office:value="0.284255075" calcext:value-type="percentage">
            <text:p>28.43%</text:p>
          </table:table-cell>
          <table:table-cell table:formula="of:=2+(([.$A127]-1)*[.$F$3])" office:value-type="float" office:value="2.585" calcext:value-type="float">
            <text:p>2.585</text:p>
          </table:table-cell>
          <table:table-cell table:formula="of:=10+([.$C127]/4)" office:value-type="float" office:value="207.06" calcext:value-type="float">
            <text:p>207.06</text:p>
          </table:table-cell>
          <table:table-cell table:formula="of:=([.$G127]+([.$G$3]*[.$A127]))*(1+([.$A127]-1)*[.$H$3])*((1-[.$E127])+[.$E127]*[.F127])" office:value-type="float" office:value="678.390664150282" calcext:value-type="float">
            <text:p>678.390664150282</text:p>
          </table:table-cell>
          <table:table-cell table:formula="of:=1/(1+([.$A127]-1)*[.$D$3])" office:value-type="float" office:value="0.773694390715667" calcext:value-type="float">
            <text:p>0.773694390715667</text:p>
          </table:table-cell>
          <table:table-cell table:formula="of:=[.$H127]/[.$I127]" office:value-type="float" office:value="876.81993341424" calcext:value-type="float">
            <text:p>876.81993341424</text:p>
          </table:table-cell>
          <table:table-cell table:formula="of:=[.$J127]*3" office:value-type="float" office:value="2630.45980024272" calcext:value-type="float">
            <text:p>2630.45980024272</text:p>
          </table:table-cell>
          <table:table-cell table:formula="of:=[.$K127]*60" office:value-type="float" office:value="157827.588014563" calcext:value-type="float">
            <text:p>157827.58801456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([.$A128]-1)*0.02" office:value-type="float" office:value="3.36" calcext:value-type="float">
            <text:p>3.36</text:p>
          </table:table-cell>
          <table:table-cell table:formula="of:=2*[.$A128]*[.$B128]" office:value-type="float" office:value="799.68" calcext:value-type="float">
            <text:p>799.68</text:p>
          </table:table-cell>
          <table:table-cell table:formula="of:=1.5*[.$A128]*[.$B128]" office:value-type="float" office:value="599.76" calcext:value-type="float">
            <text:p>599.76</text:p>
          </table:table-cell>
          <table:table-cell table:formula="of:=0.05+([.$D128]*(1+([.$A128]-1)*[.$E$3]))/4000" office:value-type="percentage" office:value="0.2884046" calcext:value-type="percentage">
            <text:p>28.84%</text:p>
          </table:table-cell>
          <table:table-cell table:formula="of:=2+(([.$A128]-1)*[.$F$3])" office:value-type="float" office:value="2.59" calcext:value-type="float">
            <text:p>2.59</text:p>
          </table:table-cell>
          <table:table-cell table:formula="of:=10+([.$C128]/4)" office:value-type="float" office:value="209.92" calcext:value-type="float">
            <text:p>209.92</text:p>
          </table:table-cell>
          <table:table-cell table:formula="of:=([.$G128]+([.$G$3]*[.$A128]))*(1+([.$A128]-1)*[.$H$3])*((1-[.$E128])+[.$E128]*[.F128])" office:value-type="float" office:value="692.040305759969" calcext:value-type="float">
            <text:p>692.040305759969</text:p>
          </table:table-cell>
          <table:table-cell table:formula="of:=1/(1+([.$A128]-1)*[.$D$3])" office:value-type="float" office:value="0.772200772200772" calcext:value-type="float">
            <text:p>0.772200772200772</text:p>
          </table:table-cell>
          <table:table-cell table:formula="of:=[.$H128]/[.$I128]" office:value-type="float" office:value="896.19219595916" calcext:value-type="float">
            <text:p>896.19219595916</text:p>
          </table:table-cell>
          <table:table-cell table:formula="of:=[.$J128]*3" office:value-type="float" office:value="2688.57658787748" calcext:value-type="float">
            <text:p>2688.57658787748</text:p>
          </table:table-cell>
          <table:table-cell table:formula="of:=[.$K128]*60" office:value-type="float" office:value="161314.595272649" calcext:value-type="float">
            <text:p>161314.59527264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([.$A129]-1)*0.02" office:value-type="float" office:value="3.38" calcext:value-type="float">
            <text:p>3.38</text:p>
          </table:table-cell>
          <table:table-cell table:formula="of:=2*[.$A129]*[.$B129]" office:value-type="float" office:value="811.2" calcext:value-type="float">
            <text:p>811.2</text:p>
          </table:table-cell>
          <table:table-cell table:formula="of:=1.5*[.$A129]*[.$B129]" office:value-type="float" office:value="608.4" calcext:value-type="float">
            <text:p>608.4</text:p>
          </table:table-cell>
          <table:table-cell table:formula="of:=0.05+([.$D129]*(1+([.$A129]-1)*[.$E$3]))/4000" office:value-type="percentage" office:value="0.2925995" calcext:value-type="percentage">
            <text:p>29.26%</text:p>
          </table:table-cell>
          <table:table-cell table:formula="of:=2+(([.$A129]-1)*[.$F$3])" office:value-type="float" office:value="2.595" calcext:value-type="float">
            <text:p>2.595</text:p>
          </table:table-cell>
          <table:table-cell table:formula="of:=10+([.$C129]/4)" office:value-type="float" office:value="212.8" calcext:value-type="float">
            <text:p>212.8</text:p>
          </table:table-cell>
          <table:table-cell table:formula="of:=([.$G129]+([.$G$3]*[.$A129]))*(1+([.$A129]-1)*[.$H$3])*((1-[.$E129])+[.$E129]*[.F129])" office:value-type="float" office:value="705.93848261768" calcext:value-type="float">
            <text:p>705.93848261768</text:p>
          </table:table-cell>
          <table:table-cell table:formula="of:=1/(1+([.$A129]-1)*[.$D$3])" office:value-type="float" office:value="0.770712909441233" calcext:value-type="float">
            <text:p>0.770712909441233</text:p>
          </table:table-cell>
          <table:table-cell table:formula="of:=[.$H129]/[.$I129]" office:value-type="float" office:value="915.95518119644" calcext:value-type="float">
            <text:p>915.95518119644</text:p>
          </table:table-cell>
          <table:table-cell table:formula="of:=[.$J129]*3" office:value-type="float" office:value="2747.86554358932" calcext:value-type="float">
            <text:p>2747.86554358932</text:p>
          </table:table-cell>
          <table:table-cell table:formula="of:=[.$K129]*60" office:value-type="float" office:value="164871.932615359" calcext:value-type="float">
            <text:p>164871.93261535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([.$A130]-1)*0.02" office:value-type="float" office:value="3.4" calcext:value-type="float">
            <text:p>3.4</text:p>
          </table:table-cell>
          <table:table-cell table:formula="of:=2*[.$A130]*[.$B130]" office:value-type="float" office:value="822.8" calcext:value-type="float">
            <text:p>822.8</text:p>
          </table:table-cell>
          <table:table-cell table:formula="of:=1.5*[.$A130]*[.$B130]" office:value-type="float" office:value="617.1" calcext:value-type="float">
            <text:p>617.1</text:p>
          </table:table-cell>
          <table:table-cell table:formula="of:=0.05+([.$D130]*(1+([.$A130]-1)*[.$E$3]))/4000" office:value-type="percentage" office:value="0.29684" calcext:value-type="percentage">
            <text:p>29.68%</text:p>
          </table:table-cell>
          <table:table-cell table:formula="of:=2+(([.$A130]-1)*[.$F$3])" office:value-type="float" office:value="2.6" calcext:value-type="float">
            <text:p>2.6</text:p>
          </table:table-cell>
          <table:table-cell table:formula="of:=10+([.$C130]/4)" office:value-type="float" office:value="215.7" calcext:value-type="float">
            <text:p>215.7</text:p>
          </table:table-cell>
          <table:table-cell table:formula="of:=([.$G130]+([.$G$3]*[.$A130]))*(1+([.$A130]-1)*[.$H$3])*((1-[.$E130])+[.$E130]*[.F130])" office:value-type="float" office:value="720.08978496" calcext:value-type="float">
            <text:p>720.08978496</text:p>
          </table:table-cell>
          <table:table-cell table:formula="of:=1/(1+([.$A130]-1)*[.$D$3])" office:value-type="float" office:value="0.769230769230769" calcext:value-type="float">
            <text:p>0.769230769230769</text:p>
          </table:table-cell>
          <table:table-cell table:formula="of:=[.$H130]/[.$I130]" office:value-type="float" office:value="936.116720448" calcext:value-type="float">
            <text:p>936.116720448</text:p>
          </table:table-cell>
          <table:table-cell table:formula="of:=[.$J130]*3" office:value-type="float" office:value="2808.350161344" calcext:value-type="float">
            <text:p>2808.350161344</text:p>
          </table:table-cell>
          <table:table-cell table:formula="of:=[.$K130]*60" office:value-type="float" office:value="168501.00968064" calcext:value-type="float">
            <text:p>168501.0096806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([.$A131]-1)*0.02" office:value-type="float" office:value="3.42" calcext:value-type="float">
            <text:p>3.42</text:p>
          </table:table-cell>
          <table:table-cell table:formula="of:=2*[.$A131]*[.$B131]" office:value-type="float" office:value="834.48" calcext:value-type="float">
            <text:p>834.48</text:p>
          </table:table-cell>
          <table:table-cell table:formula="of:=1.5*[.$A131]*[.$B131]" office:value-type="float" office:value="625.86" calcext:value-type="float">
            <text:p>625.86</text:p>
          </table:table-cell>
          <table:table-cell table:formula="of:=0.05+([.$D131]*(1+([.$A131]-1)*[.$E$3]))/4000" office:value-type="percentage" office:value="0.301126325" calcext:value-type="percentage">
            <text:p>30.11%</text:p>
          </table:table-cell>
          <table:table-cell table:formula="of:=2+(([.$A131]-1)*[.$F$3])" office:value-type="float" office:value="2.605" calcext:value-type="float">
            <text:p>2.605</text:p>
          </table:table-cell>
          <table:table-cell table:formula="of:=10+([.$C131]/4)" office:value-type="float" office:value="218.62" calcext:value-type="float">
            <text:p>218.62</text:p>
          </table:table-cell>
          <table:table-cell table:formula="of:=([.$G131]+([.$G$3]*[.$A131]))*(1+([.$A131]-1)*[.$H$3])*((1-[.$E131])+[.$E131]*[.F131])" office:value-type="float" office:value="734.49888129368" calcext:value-type="float">
            <text:p>734.49888129368</text:p>
          </table:table-cell>
          <table:table-cell table:formula="of:=1/(1+([.$A131]-1)*[.$D$3])" office:value-type="float" office:value="0.767754318618042" calcext:value-type="float">
            <text:p>0.767754318618042</text:p>
          </table:table-cell>
          <table:table-cell table:formula="of:=[.$H131]/[.$I131]" office:value-type="float" office:value="956.684792885018" calcext:value-type="float">
            <text:p>956.684792885018</text:p>
          </table:table-cell>
          <table:table-cell table:formula="of:=[.$J131]*3" office:value-type="float" office:value="2870.05437865506" calcext:value-type="float">
            <text:p>2870.05437865506</text:p>
          </table:table-cell>
          <table:table-cell table:formula="of:=[.$K131]*60" office:value-type="float" office:value="172203.262719303" calcext:value-type="float">
            <text:p>172203.26271930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([.$A132]-1)*0.02" office:value-type="float" office:value="3.44" calcext:value-type="float">
            <text:p>3.44</text:p>
          </table:table-cell>
          <table:table-cell table:formula="of:=2*[.$A132]*[.$B132]" office:value-type="float" office:value="846.24" calcext:value-type="float">
            <text:p>846.24</text:p>
          </table:table-cell>
          <table:table-cell table:formula="of:=1.5*[.$A132]*[.$B132]" office:value-type="float" office:value="634.68" calcext:value-type="float">
            <text:p>634.68</text:p>
          </table:table-cell>
          <table:table-cell table:formula="of:=0.05+([.$D132]*(1+([.$A132]-1)*[.$E$3]))/4000" office:value-type="percentage" office:value="0.3054587" calcext:value-type="percentage">
            <text:p>30.55%</text:p>
          </table:table-cell>
          <table:table-cell table:formula="of:=2+(([.$A132]-1)*[.$F$3])" office:value-type="float" office:value="2.61" calcext:value-type="float">
            <text:p>2.61</text:p>
          </table:table-cell>
          <table:table-cell table:formula="of:=10+([.$C132]/4)" office:value-type="float" office:value="221.56" calcext:value-type="float">
            <text:p>221.56</text:p>
          </table:table-cell>
          <table:table-cell table:formula="of:=([.$G132]+([.$G$3]*[.$A132]))*(1+([.$A132]-1)*[.$H$3])*((1-[.$E132])+[.$E132]*[.F132])" office:value-type="float" office:value="749.170519419074" calcext:value-type="float">
            <text:p>749.170519419074</text:p>
          </table:table-cell>
          <table:table-cell table:formula="of:=1/(1+([.$A132]-1)*[.$D$3])" office:value-type="float" office:value="0.766283524904215" calcext:value-type="float">
            <text:p>0.766283524904215</text:p>
          </table:table-cell>
          <table:table-cell table:formula="of:=[.$H132]/[.$I132]" office:value-type="float" office:value="977.667527841891" calcext:value-type="float">
            <text:p>977.667527841891</text:p>
          </table:table-cell>
          <table:table-cell table:formula="of:=[.$J132]*3" office:value-type="float" office:value="2933.00258352567" calcext:value-type="float">
            <text:p>2933.00258352567</text:p>
          </table:table-cell>
          <table:table-cell table:formula="of:=[.$K132]*60" office:value-type="float" office:value="175980.15501154" calcext:value-type="float">
            <text:p>175980.1550115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([.$A133]-1)*0.02" office:value-type="float" office:value="3.46" calcext:value-type="float">
            <text:p>3.46</text:p>
          </table:table-cell>
          <table:table-cell table:formula="of:=2*[.$A133]*[.$B133]" office:value-type="float" office:value="858.08" calcext:value-type="float">
            <text:p>858.08</text:p>
          </table:table-cell>
          <table:table-cell table:formula="of:=1.5*[.$A133]*[.$B133]" office:value-type="float" office:value="643.56" calcext:value-type="float">
            <text:p>643.56</text:p>
          </table:table-cell>
          <table:table-cell table:formula="of:=0.05+([.$D133]*(1+([.$A133]-1)*[.$E$3]))/4000" office:value-type="percentage" office:value="0.30983735" calcext:value-type="percentage">
            <text:p>30.98%</text:p>
          </table:table-cell>
          <table:table-cell table:formula="of:=2+(([.$A133]-1)*[.$F$3])" office:value-type="float" office:value="2.615" calcext:value-type="float">
            <text:p>2.615</text:p>
          </table:table-cell>
          <table:table-cell table:formula="of:=10+([.$C133]/4)" office:value-type="float" office:value="224.52" calcext:value-type="float">
            <text:p>224.52</text:p>
          </table:table-cell>
          <table:table-cell table:formula="of:=([.$G133]+([.$G$3]*[.$A133]))*(1+([.$A133]-1)*[.$H$3])*((1-[.$E133])+[.$E133]*[.F133])" office:value-type="float" office:value="764.109527462221" calcext:value-type="float">
            <text:p>764.109527462221</text:p>
          </table:table-cell>
          <table:table-cell table:formula="of:=1/(1+([.$A133]-1)*[.$D$3])" office:value-type="float" office:value="0.764818355640535" calcext:value-type="float">
            <text:p>0.764818355640535</text:p>
          </table:table-cell>
          <table:table-cell table:formula="of:=[.$H133]/[.$I133]" office:value-type="float" office:value="999.073207156854" calcext:value-type="float">
            <text:p>999.073207156854</text:p>
          </table:table-cell>
          <table:table-cell table:formula="of:=[.$J133]*3" office:value-type="float" office:value="2997.21962147056" calcext:value-type="float">
            <text:p>2997.21962147056</text:p>
          </table:table-cell>
          <table:table-cell table:formula="of:=[.$K133]*60" office:value-type="float" office:value="179833.177288234" calcext:value-type="float">
            <text:p>179833.17728823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([.$A134]-1)*0.02" office:value-type="float" office:value="3.48" calcext:value-type="float">
            <text:p>3.48</text:p>
          </table:table-cell>
          <table:table-cell table:formula="of:=2*[.$A134]*[.$B134]" office:value-type="float" office:value="870" calcext:value-type="float">
            <text:p>870</text:p>
          </table:table-cell>
          <table:table-cell table:formula="of:=1.5*[.$A134]*[.$B134]" office:value-type="float" office:value="652.5" calcext:value-type="float">
            <text:p>652.5</text:p>
          </table:table-cell>
          <table:table-cell table:formula="of:=0.05+([.$D134]*(1+([.$A134]-1)*[.$E$3]))/4000" office:value-type="percentage" office:value="0.3142625" calcext:value-type="percentage">
            <text:p>31.43%</text:p>
          </table:table-cell>
          <table:table-cell table:formula="of:=2+(([.$A134]-1)*[.$F$3])" office:value-type="float" office:value="2.62" calcext:value-type="float">
            <text:p>2.62</text:p>
          </table:table-cell>
          <table:table-cell table:formula="of:=10+([.$C134]/4)" office:value-type="float" office:value="227.5" calcext:value-type="float">
            <text:p>227.5</text:p>
          </table:table-cell>
          <table:table-cell table:formula="of:=([.$G134]+([.$G$3]*[.$A134]))*(1+([.$A134]-1)*[.$H$3])*((1-[.$E134])+[.$E134]*[.F134])" office:value-type="float" office:value="779.320814915625" calcext:value-type="float">
            <text:p>779.320814915625</text:p>
          </table:table-cell>
          <table:table-cell table:formula="of:=1/(1+([.$A134]-1)*[.$D$3])" office:value-type="float" office:value="0.763358778625954" calcext:value-type="float">
            <text:p>0.763358778625954</text:p>
          </table:table-cell>
          <table:table-cell table:formula="of:=[.$H134]/[.$I134]" office:value-type="float" office:value="1020.91026753947" calcext:value-type="float">
            <text:p>1020.91026753947</text:p>
          </table:table-cell>
          <table:table-cell table:formula="of:=[.$J134]*3" office:value-type="float" office:value="3062.73080261841" calcext:value-type="float">
            <text:p>3062.73080261841</text:p>
          </table:table-cell>
          <table:table-cell table:formula="of:=[.$K134]*60" office:value-type="float" office:value="183763.848157104" calcext:value-type="float">
            <text:p>183763.84815710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([.$A135]-1)*0.02" office:value-type="float" office:value="3.5" calcext:value-type="float">
            <text:p>3.5</text:p>
          </table:table-cell>
          <table:table-cell table:formula="of:=2*[.$A135]*[.$B135]" office:value-type="float" office:value="882" calcext:value-type="float">
            <text:p>882</text:p>
          </table:table-cell>
          <table:table-cell table:formula="of:=1.5*[.$A135]*[.$B135]" office:value-type="float" office:value="661.5" calcext:value-type="float">
            <text:p>661.5</text:p>
          </table:table-cell>
          <table:table-cell table:formula="of:=0.05+([.$D135]*(1+([.$A135]-1)*[.$E$3]))/4000" office:value-type="percentage" office:value="0.318734375" calcext:value-type="percentage">
            <text:p>31.87%</text:p>
          </table:table-cell>
          <table:table-cell table:formula="of:=2+(([.$A135]-1)*[.$F$3])" office:value-type="float" office:value="2.625" calcext:value-type="float">
            <text:p>2.625</text:p>
          </table:table-cell>
          <table:table-cell table:formula="of:=10+([.$C135]/4)" office:value-type="float" office:value="230.5" calcext:value-type="float">
            <text:p>230.5</text:p>
          </table:table-cell>
          <table:table-cell table:formula="of:=([.$G135]+([.$G$3]*[.$A135]))*(1+([.$A135]-1)*[.$H$3])*((1-[.$E135])+[.$E135]*[.F135])" office:value-type="float" office:value="794.809373687744" calcext:value-type="float">
            <text:p>794.809373687744</text:p>
          </table:table-cell>
          <table:table-cell table:formula="of:=1/(1+([.$A135]-1)*[.$D$3])" office:value-type="float" office:value="0.761904761904762" calcext:value-type="float">
            <text:p>0.761904761904762</text:p>
          </table:table-cell>
          <table:table-cell table:formula="of:=[.$H135]/[.$I135]" office:value-type="float" office:value="1043.18730296516" calcext:value-type="float">
            <text:p>1043.18730296516</text:p>
          </table:table-cell>
          <table:table-cell table:formula="of:=[.$J135]*3" office:value-type="float" office:value="3129.56190889549" calcext:value-type="float">
            <text:p>3129.56190889549</text:p>
          </table:table-cell>
          <table:table-cell table:formula="of:=[.$K135]*60" office:value-type="float" office:value="187773.71453373" calcext:value-type="float">
            <text:p>187773.7145337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([.$A136]-1)*0.02" office:value-type="float" office:value="3.52" calcext:value-type="float">
            <text:p>3.52</text:p>
          </table:table-cell>
          <table:table-cell table:formula="of:=2*[.$A136]*[.$B136]" office:value-type="float" office:value="894.08" calcext:value-type="float">
            <text:p>894.08</text:p>
          </table:table-cell>
          <table:table-cell table:formula="of:=1.5*[.$A136]*[.$B136]" office:value-type="float" office:value="670.56" calcext:value-type="float">
            <text:p>670.56</text:p>
          </table:table-cell>
          <table:table-cell table:formula="of:=0.05+([.$D136]*(1+([.$A136]-1)*[.$E$3]))/4000" office:value-type="percentage" office:value="0.3232532" calcext:value-type="percentage">
            <text:p>32.33%</text:p>
          </table:table-cell>
          <table:table-cell table:formula="of:=2+(([.$A136]-1)*[.$F$3])" office:value-type="float" office:value="2.63" calcext:value-type="float">
            <text:p>2.63</text:p>
          </table:table-cell>
          <table:table-cell table:formula="of:=10+([.$C136]/4)" office:value-type="float" office:value="233.52" calcext:value-type="float">
            <text:p>233.52</text:p>
          </table:table-cell>
          <table:table-cell table:formula="of:=([.$G136]+([.$G$3]*[.$A136]))*(1+([.$A136]-1)*[.$H$3])*((1-[.$E136])+[.$E136]*[.F136])" office:value-type="float" office:value="810.580279161241" calcext:value-type="float">
            <text:p>810.580279161241</text:p>
          </table:table-cell>
          <table:table-cell table:formula="of:=1/(1+([.$A136]-1)*[.$D$3])" office:value-type="float" office:value="0.760456273764259" calcext:value-type="float">
            <text:p>0.760456273764259</text:p>
          </table:table-cell>
          <table:table-cell table:formula="of:=[.$H136]/[.$I136]" office:value-type="float" office:value="1065.91306709703" calcext:value-type="float">
            <text:p>1065.91306709703</text:p>
          </table:table-cell>
          <table:table-cell table:formula="of:=[.$J136]*3" office:value-type="float" office:value="3197.7392012911" calcext:value-type="float">
            <text:p>3197.7392012911</text:p>
          </table:table-cell>
          <table:table-cell table:formula="of:=[.$K136]*60" office:value-type="float" office:value="191864.352077466" calcext:value-type="float">
            <text:p>191864.35207746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([.$A137]-1)*0.02" office:value-type="float" office:value="3.54" calcext:value-type="float">
            <text:p>3.54</text:p>
          </table:table-cell>
          <table:table-cell table:formula="of:=2*[.$A137]*[.$B137]" office:value-type="float" office:value="906.24" calcext:value-type="float">
            <text:p>906.24</text:p>
          </table:table-cell>
          <table:table-cell table:formula="of:=1.5*[.$A137]*[.$B137]" office:value-type="float" office:value="679.68" calcext:value-type="float">
            <text:p>679.68</text:p>
          </table:table-cell>
          <table:table-cell table:formula="of:=0.05+([.$D137]*(1+([.$A137]-1)*[.$E$3]))/4000" office:value-type="percentage" office:value="0.3278192" calcext:value-type="percentage">
            <text:p>32.78%</text:p>
          </table:table-cell>
          <table:table-cell table:formula="of:=2+(([.$A137]-1)*[.$F$3])" office:value-type="float" office:value="2.635" calcext:value-type="float">
            <text:p>2.635</text:p>
          </table:table-cell>
          <table:table-cell table:formula="of:=10+([.$C137]/4)" office:value-type="float" office:value="236.56" calcext:value-type="float">
            <text:p>236.56</text:p>
          </table:table-cell>
          <table:table-cell table:formula="of:=([.$G137]+([.$G$3]*[.$A137]))*(1+([.$A137]-1)*[.$H$3])*((1-[.$E137])+[.$E137]*[.F137])" office:value-type="float" office:value="826.638691260026" calcext:value-type="float">
            <text:p>826.638691260026</text:p>
          </table:table-cell>
          <table:table-cell table:formula="of:=1/(1+([.$A137]-1)*[.$D$3])" office:value-type="float" office:value="0.759013282732448" calcext:value-type="float">
            <text:p>0.759013282732448</text:p>
          </table:table-cell>
          <table:table-cell table:formula="of:=[.$H137]/[.$I137]" office:value-type="float" office:value="1089.09647573508" calcext:value-type="float">
            <text:p>1089.09647573508</text:p>
          </table:table-cell>
          <table:table-cell table:formula="of:=[.$J137]*3" office:value-type="float" office:value="3267.28942720525" calcext:value-type="float">
            <text:p>3267.28942720525</text:p>
          </table:table-cell>
          <table:table-cell table:formula="of:=[.$K137]*60" office:value-type="float" office:value="196037.365632315" calcext:value-type="float">
            <text:p>196037.36563231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([.$A138]-1)*0.02" office:value-type="float" office:value="3.56" calcext:value-type="float">
            <text:p>3.56</text:p>
          </table:table-cell>
          <table:table-cell table:formula="of:=2*[.$A138]*[.$B138]" office:value-type="float" office:value="918.48" calcext:value-type="float">
            <text:p>918.48</text:p>
          </table:table-cell>
          <table:table-cell table:formula="of:=1.5*[.$A138]*[.$B138]" office:value-type="float" office:value="688.86" calcext:value-type="float">
            <text:p>688.86</text:p>
          </table:table-cell>
          <table:table-cell table:formula="of:=0.05+([.$D138]*(1+([.$A138]-1)*[.$E$3]))/4000" office:value-type="percentage" office:value="0.3324326" calcext:value-type="percentage">
            <text:p>33.24%</text:p>
          </table:table-cell>
          <table:table-cell table:formula="of:=2+(([.$A138]-1)*[.$F$3])" office:value-type="float" office:value="2.64" calcext:value-type="float">
            <text:p>2.64</text:p>
          </table:table-cell>
          <table:table-cell table:formula="of:=10+([.$C138]/4)" office:value-type="float" office:value="239.62" calcext:value-type="float">
            <text:p>239.62</text:p>
          </table:table-cell>
          <table:table-cell table:formula="of:=([.$G138]+([.$G$3]*[.$A138]))*(1+([.$A138]-1)*[.$H$3])*((1-[.$E138])+[.$E138]*[.F138])" office:value-type="float" office:value="842.989855525127" calcext:value-type="float">
            <text:p>842.989855525127</text:p>
          </table:table-cell>
          <table:table-cell table:formula="of:=1/(1+([.$A138]-1)*[.$D$3])" office:value-type="float" office:value="0.757575757575758" calcext:value-type="float">
            <text:p>0.757575757575758</text:p>
          </table:table-cell>
          <table:table-cell table:formula="of:=[.$H138]/[.$I138]" office:value-type="float" office:value="1112.74660929317" calcext:value-type="float">
            <text:p>1112.74660929317</text:p>
          </table:table-cell>
          <table:table-cell table:formula="of:=[.$J138]*3" office:value-type="float" office:value="3338.2398278795" calcext:value-type="float">
            <text:p>3338.2398278795</text:p>
          </table:table-cell>
          <table:table-cell table:formula="of:=[.$K138]*60" office:value-type="float" office:value="200294.38967277" calcext:value-type="float">
            <text:p>200294.3896727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([.$A139]-1)*0.02" office:value-type="float" office:value="3.58" calcext:value-type="float">
            <text:p>3.58</text:p>
          </table:table-cell>
          <table:table-cell table:formula="of:=2*[.$A139]*[.$B139]" office:value-type="float" office:value="930.8" calcext:value-type="float">
            <text:p>930.8</text:p>
          </table:table-cell>
          <table:table-cell table:formula="of:=1.5*[.$A139]*[.$B139]" office:value-type="float" office:value="698.1" calcext:value-type="float">
            <text:p>698.1</text:p>
          </table:table-cell>
          <table:table-cell table:formula="of:=0.05+([.$D139]*(1+([.$A139]-1)*[.$E$3]))/4000" office:value-type="percentage" office:value="0.337093625" calcext:value-type="percentage">
            <text:p>33.71%</text:p>
          </table:table-cell>
          <table:table-cell table:formula="of:=2+(([.$A139]-1)*[.$F$3])" office:value-type="float" office:value="2.645" calcext:value-type="float">
            <text:p>2.645</text:p>
          </table:table-cell>
          <table:table-cell table:formula="of:=10+([.$C139]/4)" office:value-type="float" office:value="242.7" calcext:value-type="float">
            <text:p>242.7</text:p>
          </table:table-cell>
          <table:table-cell table:formula="of:=([.$G139]+([.$G$3]*[.$A139]))*(1+([.$A139]-1)*[.$H$3])*((1-[.$E139])+[.$E139]*[.F139])" office:value-type="float" office:value="859.639104199416" calcext:value-type="float">
            <text:p>859.639104199416</text:p>
          </table:table-cell>
          <table:table-cell table:formula="of:=1/(1+([.$A139]-1)*[.$D$3])" office:value-type="float" office:value="0.756143667296786" calcext:value-type="float">
            <text:p>0.756143667296786</text:p>
          </table:table-cell>
          <table:table-cell table:formula="of:=[.$H139]/[.$I139]" office:value-type="float" office:value="1136.87271530373" calcext:value-type="float">
            <text:p>1136.87271530373</text:p>
          </table:table-cell>
          <table:table-cell table:formula="of:=[.$J139]*3" office:value-type="float" office:value="3410.61814591119" calcext:value-type="float">
            <text:p>3410.61814591119</text:p>
          </table:table-cell>
          <table:table-cell table:formula="of:=[.$K139]*60" office:value-type="float" office:value="204637.088754671" calcext:value-type="float">
            <text:p>204637.08875467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([.$A140]-1)*0.02" office:value-type="float" office:value="3.6" calcext:value-type="float">
            <text:p>3.6</text:p>
          </table:table-cell>
          <table:table-cell table:formula="of:=2*[.$A140]*[.$B140]" office:value-type="float" office:value="943.2" calcext:value-type="float">
            <text:p>943.2</text:p>
          </table:table-cell>
          <table:table-cell table:formula="of:=1.5*[.$A140]*[.$B140]" office:value-type="float" office:value="707.4" calcext:value-type="float">
            <text:p>707.4</text:p>
          </table:table-cell>
          <table:table-cell table:formula="of:=0.05+([.$D140]*(1+([.$A140]-1)*[.$E$3]))/4000" office:value-type="percentage" office:value="0.3418025" calcext:value-type="percentage">
            <text:p>34.18%</text:p>
          </table:table-cell>
          <table:table-cell table:formula="of:=2+(([.$A140]-1)*[.$F$3])" office:value-type="float" office:value="2.65" calcext:value-type="float">
            <text:p>2.65</text:p>
          </table:table-cell>
          <table:table-cell table:formula="of:=10+([.$C140]/4)" office:value-type="float" office:value="245.8" calcext:value-type="float">
            <text:p>245.8</text:p>
          </table:table-cell>
          <table:table-cell table:formula="of:=([.$G140]+([.$G$3]*[.$A140]))*(1+([.$A140]-1)*[.$H$3])*((1-[.$E140])+[.$E140]*[.F140])" office:value-type="float" office:value="876.59185732125" calcext:value-type="float">
            <text:p>876.59185732125</text:p>
          </table:table-cell>
          <table:table-cell table:formula="of:=1/(1+([.$A140]-1)*[.$D$3])" office:value-type="float" office:value="0.754716981132076" calcext:value-type="float">
            <text:p>0.754716981132076</text:p>
          </table:table-cell>
          <table:table-cell table:formula="of:=[.$H140]/[.$I140]" office:value-type="float" office:value="1161.48421095066" calcext:value-type="float">
            <text:p>1161.48421095066</text:p>
          </table:table-cell>
          <table:table-cell table:formula="of:=[.$J140]*3" office:value-type="float" office:value="3484.45263285197" calcext:value-type="float">
            <text:p>3484.45263285197</text:p>
          </table:table-cell>
          <table:table-cell table:formula="of:=[.$K140]*60" office:value-type="float" office:value="209067.157971118" calcext:value-type="float">
            <text:p>209067.15797111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([.$A141]-1)*0.02" office:value-type="float" office:value="3.62" calcext:value-type="float">
            <text:p>3.62</text:p>
          </table:table-cell>
          <table:table-cell table:formula="of:=2*[.$A141]*[.$B141]" office:value-type="float" office:value="955.68" calcext:value-type="float">
            <text:p>955.68</text:p>
          </table:table-cell>
          <table:table-cell table:formula="of:=1.5*[.$A141]*[.$B141]" office:value-type="float" office:value="716.76" calcext:value-type="float">
            <text:p>716.76</text:p>
          </table:table-cell>
          <table:table-cell table:formula="of:=0.05+([.$D141]*(1+([.$A141]-1)*[.$E$3]))/4000" office:value-type="percentage" office:value="0.34655945" calcext:value-type="percentage">
            <text:p>34.66%</text:p>
          </table:table-cell>
          <table:table-cell table:formula="of:=2+(([.$A141]-1)*[.$F$3])" office:value-type="float" office:value="2.655" calcext:value-type="float">
            <text:p>2.655</text:p>
          </table:table-cell>
          <table:table-cell table:formula="of:=10+([.$C141]/4)" office:value-type="float" office:value="248.92" calcext:value-type="float">
            <text:p>248.92</text:p>
          </table:table-cell>
          <table:table-cell table:formula="of:=([.$G141]+([.$G$3]*[.$A141]))*(1+([.$A141]-1)*[.$H$3])*((1-[.$E141])+[.$E141]*[.F141])" office:value-type="float" office:value="893.853623827024" calcext:value-type="float">
            <text:p>893.853623827024</text:p>
          </table:table-cell>
          <table:table-cell table:formula="of:=1/(1+([.$A141]-1)*[.$D$3])" office:value-type="float" office:value="0.753295668549906" calcext:value-type="float">
            <text:p>0.753295668549906</text:p>
          </table:table-cell>
          <table:table-cell table:formula="of:=[.$H141]/[.$I141]" office:value-type="float" office:value="1186.59068563037" calcext:value-type="float">
            <text:p>1186.59068563037</text:p>
          </table:table-cell>
          <table:table-cell table:formula="of:=[.$J141]*3" office:value-type="float" office:value="3559.77205689112" calcext:value-type="float">
            <text:p>3559.77205689112</text:p>
          </table:table-cell>
          <table:table-cell table:formula="of:=[.$K141]*60" office:value-type="float" office:value="213586.323413467" calcext:value-type="float">
            <text:p>213586.32341346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([.$A142]-1)*0.02" office:value-type="float" office:value="3.64" calcext:value-type="float">
            <text:p>3.64</text:p>
          </table:table-cell>
          <table:table-cell table:formula="of:=2*[.$A142]*[.$B142]" office:value-type="float" office:value="968.24" calcext:value-type="float">
            <text:p>968.24</text:p>
          </table:table-cell>
          <table:table-cell table:formula="of:=1.5*[.$A142]*[.$B142]" office:value-type="float" office:value="726.18" calcext:value-type="float">
            <text:p>726.18</text:p>
          </table:table-cell>
          <table:table-cell table:formula="of:=0.05+([.$D142]*(1+([.$A142]-1)*[.$E$3]))/4000" office:value-type="percentage" office:value="0.3513647" calcext:value-type="percentage">
            <text:p>35.14%</text:p>
          </table:table-cell>
          <table:table-cell table:formula="of:=2+(([.$A142]-1)*[.$F$3])" office:value-type="float" office:value="2.66" calcext:value-type="float">
            <text:p>2.66</text:p>
          </table:table-cell>
          <table:table-cell table:formula="of:=10+([.$C142]/4)" office:value-type="float" office:value="252.06" calcext:value-type="float">
            <text:p>252.06</text:p>
          </table:table-cell>
          <table:table-cell table:formula="of:=([.$G142]+([.$G$3]*[.$A142]))*(1+([.$A142]-1)*[.$H$3])*((1-[.$E142])+[.$E142]*[.F142])" office:value-type="float" office:value="911.430002662709" calcext:value-type="float">
            <text:p>911.430002662709</text:p>
          </table:table-cell>
          <table:table-cell table:formula="of:=1/(1+([.$A142]-1)*[.$D$3])" office:value-type="float" office:value="0.75187969924812" calcext:value-type="float">
            <text:p>0.75187969924812</text:p>
          </table:table-cell>
          <table:table-cell table:formula="of:=[.$H142]/[.$I142]" office:value-type="float" office:value="1212.2019035414" calcext:value-type="float">
            <text:p>1212.2019035414</text:p>
          </table:table-cell>
          <table:table-cell table:formula="of:=[.$J142]*3" office:value-type="float" office:value="3636.60571062421" calcext:value-type="float">
            <text:p>3636.60571062421</text:p>
          </table:table-cell>
          <table:table-cell table:formula="of:=[.$K142]*60" office:value-type="float" office:value="218196.342637453" calcext:value-type="float">
            <text:p>218196.34263745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([.$A143]-1)*0.02" office:value-type="float" office:value="3.66" calcext:value-type="float">
            <text:p>3.66</text:p>
          </table:table-cell>
          <table:table-cell table:formula="of:=2*[.$A143]*[.$B143]" office:value-type="float" office:value="980.88" calcext:value-type="float">
            <text:p>980.88</text:p>
          </table:table-cell>
          <table:table-cell table:formula="of:=1.5*[.$A143]*[.$B143]" office:value-type="float" office:value="735.66" calcext:value-type="float">
            <text:p>735.66</text:p>
          </table:table-cell>
          <table:table-cell table:formula="of:=0.05+([.$D143]*(1+([.$A143]-1)*[.$E$3]))/4000" office:value-type="percentage" office:value="0.356218475" calcext:value-type="percentage">
            <text:p>35.62%</text:p>
          </table:table-cell>
          <table:table-cell table:formula="of:=2+(([.$A143]-1)*[.$F$3])" office:value-type="float" office:value="2.665" calcext:value-type="float">
            <text:p>2.665</text:p>
          </table:table-cell>
          <table:table-cell table:formula="of:=10+([.$C143]/4)" office:value-type="float" office:value="255.22" calcext:value-type="float">
            <text:p>255.22</text:p>
          </table:table-cell>
          <table:table-cell table:formula="of:=([.$G143]+([.$G$3]*[.$A143]))*(1+([.$A143]-1)*[.$H$3])*((1-[.$E143])+[.$E143]*[.F143])" office:value-type="float" office:value="929.326683904392" calcext:value-type="float">
            <text:p>929.326683904392</text:p>
          </table:table-cell>
          <table:table-cell table:formula="of:=1/(1+([.$A143]-1)*[.$D$3])" office:value-type="float" office:value="0.75046904315197" calcext:value-type="float">
            <text:p>0.75046904315197</text:p>
          </table:table-cell>
          <table:table-cell table:formula="of:=[.$H143]/[.$I143]" office:value-type="float" office:value="1238.3278063026" calcext:value-type="float">
            <text:p>1238.3278063026</text:p>
          </table:table-cell>
          <table:table-cell table:formula="of:=[.$J143]*3" office:value-type="float" office:value="3714.98341890781" calcext:value-type="float">
            <text:p>3714.98341890781</text:p>
          </table:table-cell>
          <table:table-cell table:formula="of:=[.$K143]*60" office:value-type="float" office:value="222899.005134468" calcext:value-type="float">
            <text:p>222899.00513446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([.$A144]-1)*0.02" office:value-type="float" office:value="3.68" calcext:value-type="float">
            <text:p>3.68</text:p>
          </table:table-cell>
          <table:table-cell table:formula="of:=2*[.$A144]*[.$B144]" office:value-type="float" office:value="993.6" calcext:value-type="float">
            <text:p>993.6</text:p>
          </table:table-cell>
          <table:table-cell table:formula="of:=1.5*[.$A144]*[.$B144]" office:value-type="float" office:value="745.2" calcext:value-type="float">
            <text:p>745.2</text:p>
          </table:table-cell>
          <table:table-cell table:formula="of:=0.05+([.$D144]*(1+([.$A144]-1)*[.$E$3]))/4000" office:value-type="percentage" office:value="0.361121" calcext:value-type="percentage">
            <text:p>36.11%</text:p>
          </table:table-cell>
          <table:table-cell table:formula="of:=2+(([.$A144]-1)*[.$F$3])" office:value-type="float" office:value="2.67" calcext:value-type="float">
            <text:p>2.67</text:p>
          </table:table-cell>
          <table:table-cell table:formula="of:=10+([.$C144]/4)" office:value-type="float" office:value="258.4" calcext:value-type="float">
            <text:p>258.4</text:p>
          </table:table-cell>
          <table:table-cell table:formula="of:=([.$G144]+([.$G$3]*[.$A144]))*(1+([.$A144]-1)*[.$H$3])*((1-[.$E144])+[.$E144]*[.F144])" office:value-type="float" office:value="947.549449887845" calcext:value-type="float">
            <text:p>947.549449887845</text:p>
          </table:table-cell>
          <table:table-cell table:formula="of:=1/(1+([.$A144]-1)*[.$D$3])" office:value-type="float" office:value="0.749063670411985" calcext:value-type="float">
            <text:p>0.749063670411985</text:p>
          </table:table-cell>
          <table:table-cell table:formula="of:=[.$H144]/[.$I144]" office:value-type="float" office:value="1264.97851560027" calcext:value-type="float">
            <text:p>1264.97851560027</text:p>
          </table:table-cell>
          <table:table-cell table:formula="of:=[.$J144]*3" office:value-type="float" office:value="3794.93554680082" calcext:value-type="float">
            <text:p>3794.93554680082</text:p>
          </table:table-cell>
          <table:table-cell table:formula="of:=[.$K144]*60" office:value-type="float" office:value="227696.132808049" calcext:value-type="float">
            <text:p>227696.13280804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([.$A145]-1)*0.02" office:value-type="float" office:value="3.7" calcext:value-type="float">
            <text:p>3.7</text:p>
          </table:table-cell>
          <table:table-cell table:formula="of:=2*[.$A145]*[.$B145]" office:value-type="float" office:value="1006.4" calcext:value-type="float">
            <text:p>1006.4</text:p>
          </table:table-cell>
          <table:table-cell table:formula="of:=1.5*[.$A145]*[.$B145]" office:value-type="float" office:value="754.8" calcext:value-type="float">
            <text:p>754.8</text:p>
          </table:table-cell>
          <table:table-cell table:formula="of:=0.05+([.$D145]*(1+([.$A145]-1)*[.$E$3]))/4000" office:value-type="percentage" office:value="0.3660725" calcext:value-type="percentage">
            <text:p>36.61%</text:p>
          </table:table-cell>
          <table:table-cell table:formula="of:=2+(([.$A145]-1)*[.$F$3])" office:value-type="float" office:value="2.675" calcext:value-type="float">
            <text:p>2.675</text:p>
          </table:table-cell>
          <table:table-cell table:formula="of:=10+([.$C145]/4)" office:value-type="float" office:value="261.6" calcext:value-type="float">
            <text:p>261.6</text:p>
          </table:table-cell>
          <table:table-cell table:formula="of:=([.$G145]+([.$G$3]*[.$A145]))*(1+([.$A145]-1)*[.$H$3])*((1-[.$E145])+[.$E145]*[.F145])" office:value-type="float" office:value="966.104176347188" calcext:value-type="float">
            <text:p>966.104176347188</text:p>
          </table:table-cell>
          <table:table-cell table:formula="of:=1/(1+([.$A145]-1)*[.$D$3])" office:value-type="float" office:value="0.747663551401869" calcext:value-type="float">
            <text:p>0.747663551401869</text:p>
          </table:table-cell>
          <table:table-cell table:formula="of:=[.$H145]/[.$I145]" office:value-type="float" office:value="1292.16433586436" calcext:value-type="float">
            <text:p>1292.16433586436</text:p>
          </table:table-cell>
          <table:table-cell table:formula="of:=[.$J145]*3" office:value-type="float" office:value="3876.49300759309" calcext:value-type="float">
            <text:p>3876.49300759309</text:p>
          </table:table-cell>
          <table:table-cell table:formula="of:=[.$K145]*60" office:value-type="float" office:value="232589.580455585" calcext:value-type="float">
            <text:p>232589.58045558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([.$A146]-1)*0.02" office:value-type="float" office:value="3.72" calcext:value-type="float">
            <text:p>3.72</text:p>
          </table:table-cell>
          <table:table-cell table:formula="of:=2*[.$A146]*[.$B146]" office:value-type="float" office:value="1019.28" calcext:value-type="float">
            <text:p>1019.28</text:p>
          </table:table-cell>
          <table:table-cell table:formula="of:=1.5*[.$A146]*[.$B146]" office:value-type="float" office:value="764.46" calcext:value-type="float">
            <text:p>764.46</text:p>
          </table:table-cell>
          <table:table-cell table:formula="of:=0.05+([.$D146]*(1+([.$A146]-1)*[.$E$3]))/4000" office:value-type="percentage" office:value="0.3710732" calcext:value-type="percentage">
            <text:p>37.11%</text:p>
          </table:table-cell>
          <table:table-cell table:formula="of:=2+(([.$A146]-1)*[.$F$3])" office:value-type="float" office:value="2.68" calcext:value-type="float">
            <text:p>2.68</text:p>
          </table:table-cell>
          <table:table-cell table:formula="of:=10+([.$C146]/4)" office:value-type="float" office:value="264.82" calcext:value-type="float">
            <text:p>264.82</text:p>
          </table:table-cell>
          <table:table-cell table:formula="of:=([.$G146]+([.$G$3]*[.$A146]))*(1+([.$A146]-1)*[.$H$3])*((1-[.$E146])+[.$E146]*[.F146])" office:value-type="float" office:value="984.996833562643" calcext:value-type="float">
            <text:p>984.996833562643</text:p>
          </table:table-cell>
          <table:table-cell table:formula="of:=1/(1+([.$A146]-1)*[.$D$3])" office:value-type="float" office:value="0.746268656716418" calcext:value-type="float">
            <text:p>0.746268656716418</text:p>
          </table:table-cell>
          <table:table-cell table:formula="of:=[.$H146]/[.$I146]" office:value-type="float" office:value="1319.89575697394" calcext:value-type="float">
            <text:p>1319.89575697394</text:p>
          </table:table-cell>
          <table:table-cell table:formula="of:=[.$J146]*3" office:value-type="float" office:value="3959.68727092183" calcext:value-type="float">
            <text:p>3959.68727092183</text:p>
          </table:table-cell>
          <table:table-cell table:formula="of:=[.$K146]*60" office:value-type="float" office:value="237581.23625531" calcext:value-type="float">
            <text:p>237581.2362553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([.$A147]-1)*0.02" office:value-type="float" office:value="3.74" calcext:value-type="float">
            <text:p>3.74</text:p>
          </table:table-cell>
          <table:table-cell table:formula="of:=2*[.$A147]*[.$B147]" office:value-type="float" office:value="1032.24" calcext:value-type="float">
            <text:p>1032.24</text:p>
          </table:table-cell>
          <table:table-cell table:formula="of:=1.5*[.$A147]*[.$B147]" office:value-type="float" office:value="774.18" calcext:value-type="float">
            <text:p>774.18</text:p>
          </table:table-cell>
          <table:table-cell table:formula="of:=0.05+([.$D147]*(1+([.$A147]-1)*[.$E$3]))/4000" office:value-type="percentage" office:value="0.376123325" calcext:value-type="percentage">
            <text:p>37.61%</text:p>
          </table:table-cell>
          <table:table-cell table:formula="of:=2+(([.$A147]-1)*[.$F$3])" office:value-type="float" office:value="2.685" calcext:value-type="float">
            <text:p>2.685</text:p>
          </table:table-cell>
          <table:table-cell table:formula="of:=10+([.$C147]/4)" office:value-type="float" office:value="268.06" calcext:value-type="float">
            <text:p>268.06</text:p>
          </table:table-cell>
          <table:table-cell table:formula="of:=([.$G147]+([.$G$3]*[.$A147]))*(1+([.$A147]-1)*[.$H$3])*((1-[.$E147])+[.$E147]*[.F147])" office:value-type="float" office:value="1004.23348751745" calcext:value-type="float">
            <text:p>1004.23348751745</text:p>
          </table:table-cell>
          <table:table-cell table:formula="of:=1/(1+([.$A147]-1)*[.$D$3])" office:value-type="float" office:value="0.74487895716946" calcext:value-type="float">
            <text:p>0.74487895716946</text:p>
          </table:table-cell>
          <table:table-cell table:formula="of:=[.$H147]/[.$I147]" office:value-type="float" office:value="1348.18345699218" calcext:value-type="float">
            <text:p>1348.18345699218</text:p>
          </table:table-cell>
          <table:table-cell table:formula="of:=[.$J147]*3" office:value-type="float" office:value="4044.55037097654" calcext:value-type="float">
            <text:p>4044.55037097654</text:p>
          </table:table-cell>
          <table:table-cell table:formula="of:=[.$K147]*60" office:value-type="float" office:value="242673.022258592" calcext:value-type="float">
            <text:p>242673.02225859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([.$A148]-1)*0.02" office:value-type="float" office:value="3.76" calcext:value-type="float">
            <text:p>3.76</text:p>
          </table:table-cell>
          <table:table-cell table:formula="of:=2*[.$A148]*[.$B148]" office:value-type="float" office:value="1045.28" calcext:value-type="float">
            <text:p>1045.28</text:p>
          </table:table-cell>
          <table:table-cell table:formula="of:=1.5*[.$A148]*[.$B148]" office:value-type="float" office:value="783.96" calcext:value-type="float">
            <text:p>783.96</text:p>
          </table:table-cell>
          <table:table-cell table:formula="of:=0.05+([.$D148]*(1+([.$A148]-1)*[.$E$3]))/4000" office:value-type="percentage" office:value="0.3812231" calcext:value-type="percentage">
            <text:p>38.12%</text:p>
          </table:table-cell>
          <table:table-cell table:formula="of:=2+(([.$A148]-1)*[.$F$3])" office:value-type="float" office:value="2.69" calcext:value-type="float">
            <text:p>2.69</text:p>
          </table:table-cell>
          <table:table-cell table:formula="of:=10+([.$C148]/4)" office:value-type="float" office:value="271.32" calcext:value-type="float">
            <text:p>271.32</text:p>
          </table:table-cell>
          <table:table-cell table:formula="of:=([.$G148]+([.$G$3]*[.$A148]))*(1+([.$A148]-1)*[.$H$3])*((1-[.$E148])+[.$E148]*[.F148])" office:value-type="float" office:value="1023.82030106396" calcext:value-type="float">
            <text:p>1023.82030106396</text:p>
          </table:table-cell>
          <table:table-cell table:formula="of:=1/(1+([.$A148]-1)*[.$D$3])" office:value-type="float" office:value="0.743494423791822" calcext:value-type="float">
            <text:p>0.743494423791822</text:p>
          </table:table-cell>
          <table:table-cell table:formula="of:=[.$H148]/[.$I148]" office:value-type="float" office:value="1377.03830493103" calcext:value-type="float">
            <text:p>1377.03830493103</text:p>
          </table:table-cell>
          <table:table-cell table:formula="of:=[.$J148]*3" office:value-type="float" office:value="4131.11491479309" calcext:value-type="float">
            <text:p>4131.11491479309</text:p>
          </table:table-cell>
          <table:table-cell table:formula="of:=[.$K148]*60" office:value-type="float" office:value="247866.894887586" calcext:value-type="float">
            <text:p>247866.89488758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([.$A149]-1)*0.02" office:value-type="float" office:value="3.78" calcext:value-type="float">
            <text:p>3.78</text:p>
          </table:table-cell>
          <table:table-cell table:formula="of:=2*[.$A149]*[.$B149]" office:value-type="float" office:value="1058.4" calcext:value-type="float">
            <text:p>1058.4</text:p>
          </table:table-cell>
          <table:table-cell table:formula="of:=1.5*[.$A149]*[.$B149]" office:value-type="float" office:value="793.8" calcext:value-type="float">
            <text:p>793.8</text:p>
          </table:table-cell>
          <table:table-cell table:formula="of:=0.05+([.$D149]*(1+([.$A149]-1)*[.$E$3]))/4000" office:value-type="percentage" office:value="0.38637275" calcext:value-type="percentage">
            <text:p>38.64%</text:p>
          </table:table-cell>
          <table:table-cell table:formula="of:=2+(([.$A149]-1)*[.$F$3])" office:value-type="float" office:value="2.695" calcext:value-type="float">
            <text:p>2.695</text:p>
          </table:table-cell>
          <table:table-cell table:formula="of:=10+([.$C149]/4)" office:value-type="float" office:value="274.6" calcext:value-type="float">
            <text:p>274.6</text:p>
          </table:table-cell>
          <table:table-cell table:formula="of:=([.$G149]+([.$G$3]*[.$A149]))*(1+([.$A149]-1)*[.$H$3])*((1-[.$E149])+[.$E149]*[.F149])" office:value-type="float" office:value="1043.76353509894" calcext:value-type="float">
            <text:p>1043.76353509894</text:p>
          </table:table-cell>
          <table:table-cell table:formula="of:=1/(1+([.$A149]-1)*[.$D$3])" office:value-type="float" office:value="0.742115027829314" calcext:value-type="float">
            <text:p>0.742115027829314</text:p>
          </table:table-cell>
          <table:table-cell table:formula="of:=[.$H149]/[.$I149]" office:value-type="float" office:value="1406.47136354582" calcext:value-type="float">
            <text:p>1406.47136354582</text:p>
          </table:table-cell>
          <table:table-cell table:formula="of:=[.$J149]*3" office:value-type="float" office:value="4219.41409063747" calcext:value-type="float">
            <text:p>4219.41409063747</text:p>
          </table:table-cell>
          <table:table-cell table:formula="of:=[.$K149]*60" office:value-type="float" office:value="253164.845438248" calcext:value-type="float">
            <text:p>253164.84543824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([.$A150]-1)*0.02" office:value-type="float" office:value="3.8" calcext:value-type="float">
            <text:p>3.8</text:p>
          </table:table-cell>
          <table:table-cell table:formula="of:=2*[.$A150]*[.$B150]" office:value-type="float" office:value="1071.6" calcext:value-type="float">
            <text:p>1071.6</text:p>
          </table:table-cell>
          <table:table-cell table:formula="of:=1.5*[.$A150]*[.$B150]" office:value-type="float" office:value="803.7" calcext:value-type="float">
            <text:p>803.7</text:p>
          </table:table-cell>
          <table:table-cell table:formula="of:=0.05+([.$D150]*(1+([.$A150]-1)*[.$E$3]))/4000" office:value-type="percentage" office:value="0.3915725" calcext:value-type="percentage">
            <text:p>39.16%</text:p>
          </table:table-cell>
          <table:table-cell table:formula="of:=2+(([.$A150]-1)*[.$F$3])" office:value-type="float" office:value="2.7" calcext:value-type="float">
            <text:p>2.7</text:p>
          </table:table-cell>
          <table:table-cell table:formula="of:=10+([.$C150]/4)" office:value-type="float" office:value="277.9" calcext:value-type="float">
            <text:p>277.9</text:p>
          </table:table-cell>
          <table:table-cell table:formula="of:=([.$G150]+([.$G$3]*[.$A150]))*(1+([.$A150]-1)*[.$H$3])*((1-[.$E150])+[.$E150]*[.F150])" office:value-type="float" office:value="1064.06954974813" calcext:value-type="float">
            <text:p>1064.06954974813</text:p>
          </table:table-cell>
          <table:table-cell table:formula="of:=1/(1+([.$A150]-1)*[.$D$3])" office:value-type="float" office:value="0.740740740740741" calcext:value-type="float">
            <text:p>0.740740740740741</text:p>
          </table:table-cell>
          <table:table-cell table:formula="of:=[.$H150]/[.$I150]" office:value-type="float" office:value="1436.49389215997" calcext:value-type="float">
            <text:p>1436.49389215997</text:p>
          </table:table-cell>
          <table:table-cell table:formula="of:=[.$J150]*3" office:value-type="float" office:value="4309.48167647991" calcext:value-type="float">
            <text:p>4309.48167647991</text:p>
          </table:table-cell>
          <table:table-cell table:formula="of:=[.$K150]*60" office:value-type="float" office:value="258568.900588794" calcext:value-type="float">
            <text:p>258568.90058879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([.$A151]-1)*0.02" office:value-type="float" office:value="3.82" calcext:value-type="float">
            <text:p>3.82</text:p>
          </table:table-cell>
          <table:table-cell table:formula="of:=2*[.$A151]*[.$B151]" office:value-type="float" office:value="1084.88" calcext:value-type="float">
            <text:p>1084.88</text:p>
          </table:table-cell>
          <table:table-cell table:formula="of:=1.5*[.$A151]*[.$B151]" office:value-type="float" office:value="813.66" calcext:value-type="float">
            <text:p>813.66</text:p>
          </table:table-cell>
          <table:table-cell table:formula="of:=0.05+([.$D151]*(1+([.$A151]-1)*[.$E$3]))/4000" office:value-type="percentage" office:value="0.396822575" calcext:value-type="percentage">
            <text:p>39.68%</text:p>
          </table:table-cell>
          <table:table-cell table:formula="of:=2+(([.$A151]-1)*[.$F$3])" office:value-type="float" office:value="2.705" calcext:value-type="float">
            <text:p>2.705</text:p>
          </table:table-cell>
          <table:table-cell table:formula="of:=10+([.$C151]/4)" office:value-type="float" office:value="281.22" calcext:value-type="float">
            <text:p>281.22</text:p>
          </table:table-cell>
          <table:table-cell table:formula="of:=([.$G151]+([.$G$3]*[.$A151]))*(1+([.$A151]-1)*[.$H$3])*((1-[.$E151])+[.$E151]*[.F151])" office:value-type="float" office:value="1084.74480556009" calcext:value-type="float">
            <text:p>1084.74480556009</text:p>
          </table:table-cell>
          <table:table-cell table:formula="of:=1/(1+([.$A151]-1)*[.$D$3])" office:value-type="float" office:value="0.739371534195934" calcext:value-type="float">
            <text:p>0.739371534195934</text:p>
          </table:table-cell>
          <table:table-cell table:formula="of:=[.$H151]/[.$I151]" office:value-type="float" office:value="1467.11734952002" calcext:value-type="float">
            <text:p>1467.11734952002</text:p>
          </table:table-cell>
          <table:table-cell table:formula="of:=[.$J151]*3" office:value-type="float" office:value="4401.35204856005" calcext:value-type="float">
            <text:p>4401.35204856005</text:p>
          </table:table-cell>
          <table:table-cell table:formula="of:=[.$K151]*60" office:value-type="float" office:value="264081.122913603" calcext:value-type="float">
            <text:p>264081.12291360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([.$A152]-1)*0.02" office:value-type="float" office:value="3.84" calcext:value-type="float">
            <text:p>3.84</text:p>
          </table:table-cell>
          <table:table-cell table:formula="of:=2*[.$A152]*[.$B152]" office:value-type="float" office:value="1098.24" calcext:value-type="float">
            <text:p>1098.24</text:p>
          </table:table-cell>
          <table:table-cell table:formula="of:=1.5*[.$A152]*[.$B152]" office:value-type="float" office:value="823.68" calcext:value-type="float">
            <text:p>823.68</text:p>
          </table:table-cell>
          <table:table-cell table:formula="of:=0.05+([.$D152]*(1+([.$A152]-1)*[.$E$3]))/4000" office:value-type="percentage" office:value="0.4021232" calcext:value-type="percentage">
            <text:p>40.21%</text:p>
          </table:table-cell>
          <table:table-cell table:formula="of:=2+(([.$A152]-1)*[.$F$3])" office:value-type="float" office:value="2.71" calcext:value-type="float">
            <text:p>2.71</text:p>
          </table:table-cell>
          <table:table-cell table:formula="of:=10+([.$C152]/4)" office:value-type="float" office:value="284.56" calcext:value-type="float">
            <text:p>284.56</text:p>
          </table:table-cell>
          <table:table-cell table:formula="of:=([.$G152]+([.$G$3]*[.$A152]))*(1+([.$A152]-1)*[.$H$3])*((1-[.$E152])+[.$E152]*[.F152])" office:value-type="float" office:value="1105.79586470939" calcext:value-type="float">
            <text:p>1105.79586470939</text:p>
          </table:table-cell>
          <table:table-cell table:formula="of:=1/(1+([.$A152]-1)*[.$D$3])" office:value-type="float" office:value="0.738007380073801" calcext:value-type="float">
            <text:p>0.738007380073801</text:p>
          </table:table-cell>
          <table:table-cell table:formula="of:=[.$H152]/[.$I152]" office:value-type="float" office:value="1498.35339668122" calcext:value-type="float">
            <text:p>1498.35339668122</text:p>
          </table:table-cell>
          <table:table-cell table:formula="of:=[.$J152]*3" office:value-type="float" office:value="4495.06019004367" calcext:value-type="float">
            <text:p>4495.06019004367</text:p>
          </table:table-cell>
          <table:table-cell table:formula="of:=[.$K152]*60" office:value-type="float" office:value="269703.61140262" calcext:value-type="float">
            <text:p>269703.6114026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([.$A153]-1)*0.02" office:value-type="float" office:value="3.86" calcext:value-type="float">
            <text:p>3.86</text:p>
          </table:table-cell>
          <table:table-cell table:formula="of:=2*[.$A153]*[.$B153]" office:value-type="float" office:value="1111.68" calcext:value-type="float">
            <text:p>1111.68</text:p>
          </table:table-cell>
          <table:table-cell table:formula="of:=1.5*[.$A153]*[.$B153]" office:value-type="float" office:value="833.76" calcext:value-type="float">
            <text:p>833.76</text:p>
          </table:table-cell>
          <table:table-cell table:formula="of:=0.05+([.$D153]*(1+([.$A153]-1)*[.$E$3]))/4000" office:value-type="percentage" office:value="0.4074746" calcext:value-type="percentage">
            <text:p>40.75%</text:p>
          </table:table-cell>
          <table:table-cell table:formula="of:=2+(([.$A153]-1)*[.$F$3])" office:value-type="float" office:value="2.715" calcext:value-type="float">
            <text:p>2.715</text:p>
          </table:table-cell>
          <table:table-cell table:formula="of:=10+([.$C153]/4)" office:value-type="float" office:value="287.92" calcext:value-type="float">
            <text:p>287.92</text:p>
          </table:table-cell>
          <table:table-cell table:formula="of:=([.$G153]+([.$G$3]*[.$A153]))*(1+([.$A153]-1)*[.$H$3])*((1-[.$E153])+[.$E153]*[.F153])" office:value-type="float" office:value="1127.22939220914" calcext:value-type="float">
            <text:p>1127.22939220914</text:p>
          </table:table-cell>
          <table:table-cell table:formula="of:=1/(1+([.$A153]-1)*[.$D$3])" office:value-type="float" office:value="0.736648250460405" calcext:value-type="float">
            <text:p>0.736648250460405</text:p>
          </table:table-cell>
          <table:table-cell table:formula="of:=[.$H153]/[.$I153]" office:value-type="float" office:value="1530.2138999239" calcext:value-type="float">
            <text:p>1530.2138999239</text:p>
          </table:table-cell>
          <table:table-cell table:formula="of:=[.$J153]*3" office:value-type="float" office:value="4590.64169977171" calcext:value-type="float">
            <text:p>4590.64169977171</text:p>
          </table:table-cell>
          <table:table-cell table:formula="of:=[.$K153]*60" office:value-type="float" office:value="275438.501986303" calcext:value-type="float">
            <text:p>275438.50198630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([.$A154]-1)*0.02" office:value-type="float" office:value="3.88" calcext:value-type="float">
            <text:p>3.88</text:p>
          </table:table-cell>
          <table:table-cell table:formula="of:=2*[.$A154]*[.$B154]" office:value-type="float" office:value="1125.2" calcext:value-type="float">
            <text:p>1125.2</text:p>
          </table:table-cell>
          <table:table-cell table:formula="of:=1.5*[.$A154]*[.$B154]" office:value-type="float" office:value="843.9" calcext:value-type="float">
            <text:p>843.9</text:p>
          </table:table-cell>
          <table:table-cell table:formula="of:=0.05+([.$D154]*(1+([.$A154]-1)*[.$E$3]))/4000" office:value-type="percentage" office:value="0.412877" calcext:value-type="percentage">
            <text:p>41.29%</text:p>
          </table:table-cell>
          <table:table-cell table:formula="of:=2+(([.$A154]-1)*[.$F$3])" office:value-type="float" office:value="2.72" calcext:value-type="float">
            <text:p>2.72</text:p>
          </table:table-cell>
          <table:table-cell table:formula="of:=10+([.$C154]/4)" office:value-type="float" office:value="291.3" calcext:value-type="float">
            <text:p>291.3</text:p>
          </table:table-cell>
          <table:table-cell table:formula="of:=([.$G154]+([.$G$3]*[.$A154]))*(1+([.$A154]-1)*[.$H$3])*((1-[.$E154])+[.$E154]*[.F154])" office:value-type="float" office:value="1149.05215713288" calcext:value-type="float">
            <text:p>1149.05215713288</text:p>
          </table:table-cell>
          <table:table-cell table:formula="of:=1/(1+([.$A154]-1)*[.$D$3])" office:value-type="float" office:value="0.735294117647059" calcext:value-type="float">
            <text:p>0.735294117647059</text:p>
          </table:table-cell>
          <table:table-cell table:formula="of:=[.$H154]/[.$I154]" office:value-type="float" office:value="1562.71093370072" calcext:value-type="float">
            <text:p>1562.71093370072</text:p>
          </table:table-cell>
          <table:table-cell table:formula="of:=[.$J154]*3" office:value-type="float" office:value="4688.13280110215" calcext:value-type="float">
            <text:p>4688.13280110215</text:p>
          </table:table-cell>
          <table:table-cell table:formula="of:=[.$K154]*60" office:value-type="float" office:value="281287.968066129" calcext:value-type="float">
            <text:p>281287.96806612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([.$A155]-1)*0.02" office:value-type="float" office:value="3.9" calcext:value-type="float">
            <text:p>3.9</text:p>
          </table:table-cell>
          <table:table-cell table:formula="of:=2*[.$A155]*[.$B155]" office:value-type="float" office:value="1138.8" calcext:value-type="float">
            <text:p>1138.8</text:p>
          </table:table-cell>
          <table:table-cell table:formula="of:=1.5*[.$A155]*[.$B155]" office:value-type="float" office:value="854.1" calcext:value-type="float">
            <text:p>854.1</text:p>
          </table:table-cell>
          <table:table-cell table:formula="of:=0.05+([.$D155]*(1+([.$A155]-1)*[.$E$3]))/4000" office:value-type="percentage" office:value="0.418330625" calcext:value-type="percentage">
            <text:p>41.83%</text:p>
          </table:table-cell>
          <table:table-cell table:formula="of:=2+(([.$A155]-1)*[.$F$3])" office:value-type="float" office:value="2.725" calcext:value-type="float">
            <text:p>2.725</text:p>
          </table:table-cell>
          <table:table-cell table:formula="of:=10+([.$C155]/4)" office:value-type="float" office:value="294.7" calcext:value-type="float">
            <text:p>294.7</text:p>
          </table:table-cell>
          <table:table-cell table:formula="of:=([.$G155]+([.$G$3]*[.$A155]))*(1+([.$A155]-1)*[.$H$3])*((1-[.$E155])+[.$E155]*[.F155])" office:value-type="float" office:value="1171.27103384599" calcext:value-type="float">
            <text:p>1171.27103384599</text:p>
          </table:table-cell>
          <table:table-cell table:formula="of:=1/(1+([.$A155]-1)*[.$D$3])" office:value-type="float" office:value="0.73394495412844" calcext:value-type="float">
            <text:p>0.73394495412844</text:p>
          </table:table-cell>
          <table:table-cell table:formula="of:=[.$H155]/[.$I155]" office:value-type="float" office:value="1595.85678361516" calcext:value-type="float">
            <text:p>1595.85678361516</text:p>
          </table:table-cell>
          <table:table-cell table:formula="of:=[.$J155]*3" office:value-type="float" office:value="4787.57035084547" calcext:value-type="float">
            <text:p>4787.57035084547</text:p>
          </table:table-cell>
          <table:table-cell table:formula="of:=[.$K155]*60" office:value-type="float" office:value="287254.221050728" calcext:value-type="float">
            <text:p>287254.22105072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([.$A156]-1)*0.02" office:value-type="float" office:value="3.92" calcext:value-type="float">
            <text:p>3.92</text:p>
          </table:table-cell>
          <table:table-cell table:formula="of:=2*[.$A156]*[.$B156]" office:value-type="float" office:value="1152.48" calcext:value-type="float">
            <text:p>1152.48</text:p>
          </table:table-cell>
          <table:table-cell table:formula="of:=1.5*[.$A156]*[.$B156]" office:value-type="float" office:value="864.36" calcext:value-type="float">
            <text:p>864.36</text:p>
          </table:table-cell>
          <table:table-cell table:formula="of:=0.05+([.$D156]*(1+([.$A156]-1)*[.$E$3]))/4000" office:value-type="percentage" office:value="0.4238357" calcext:value-type="percentage">
            <text:p>42.38%</text:p>
          </table:table-cell>
          <table:table-cell table:formula="of:=2+(([.$A156]-1)*[.$F$3])" office:value-type="float" office:value="2.73" calcext:value-type="float">
            <text:p>2.73</text:p>
          </table:table-cell>
          <table:table-cell table:formula="of:=10+([.$C156]/4)" office:value-type="float" office:value="298.12" calcext:value-type="float">
            <text:p>298.12</text:p>
          </table:table-cell>
          <table:table-cell table:formula="of:=([.$G156]+([.$G$3]*[.$A156]))*(1+([.$A156]-1)*[.$H$3])*((1-[.$E156])+[.$E156]*[.F156])" office:value-type="float" office:value="1193.89300324646" calcext:value-type="float">
            <text:p>1193.89300324646</text:p>
          </table:table-cell>
          <table:table-cell table:formula="of:=1/(1+([.$A156]-1)*[.$D$3])" office:value-type="float" office:value="0.732600732600733" calcext:value-type="float">
            <text:p>0.732600732600733</text:p>
          </table:table-cell>
          <table:table-cell table:formula="of:=[.$H156]/[.$I156]" office:value-type="float" office:value="1629.66394943141" calcext:value-type="float">
            <text:p>1629.66394943141</text:p>
          </table:table-cell>
          <table:table-cell table:formula="of:=[.$J156]*3" office:value-type="float" office:value="4888.99184829423" calcext:value-type="float">
            <text:p>4888.99184829423</text:p>
          </table:table-cell>
          <table:table-cell table:formula="of:=[.$K156]*60" office:value-type="float" office:value="293339.510897654" calcext:value-type="float">
            <text:p>293339.510897654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([.$A157]-1)*0.02" office:value-type="float" office:value="3.94" calcext:value-type="float">
            <text:p>3.94</text:p>
          </table:table-cell>
          <table:table-cell table:formula="of:=2*[.$A157]*[.$B157]" office:value-type="float" office:value="1166.24" calcext:value-type="float">
            <text:p>1166.24</text:p>
          </table:table-cell>
          <table:table-cell table:formula="of:=1.5*[.$A157]*[.$B157]" office:value-type="float" office:value="874.68" calcext:value-type="float">
            <text:p>874.68</text:p>
          </table:table-cell>
          <table:table-cell table:formula="of:=0.05+([.$D157]*(1+([.$A157]-1)*[.$E$3]))/4000" office:value-type="percentage" office:value="0.42939245" calcext:value-type="percentage">
            <text:p>42.94%</text:p>
          </table:table-cell>
          <table:table-cell table:formula="of:=2+(([.$A157]-1)*[.$F$3])" office:value-type="float" office:value="2.735" calcext:value-type="float">
            <text:p>2.735</text:p>
          </table:table-cell>
          <table:table-cell table:formula="of:=10+([.$C157]/4)" office:value-type="float" office:value="301.56" calcext:value-type="float">
            <text:p>301.56</text:p>
          </table:table-cell>
          <table:table-cell table:formula="of:=([.$G157]+([.$G$3]*[.$A157]))*(1+([.$A157]-1)*[.$H$3])*((1-[.$E157])+[.$E157]*[.F157])" office:value-type="float" office:value="1216.92515401524" calcext:value-type="float">
            <text:p>1216.92515401524</text:p>
          </table:table-cell>
          <table:table-cell table:formula="of:=1/(1+([.$A157]-1)*[.$D$3])" office:value-type="float" office:value="0.731261425959781" calcext:value-type="float">
            <text:p>0.731261425959781</text:p>
          </table:table-cell>
          <table:table-cell table:formula="of:=[.$H157]/[.$I157]" office:value-type="float" office:value="1664.14514811584" calcext:value-type="float">
            <text:p>1664.14514811584</text:p>
          </table:table-cell>
          <table:table-cell table:formula="of:=[.$J157]*3" office:value-type="float" office:value="4992.43544434752" calcext:value-type="float">
            <text:p>4992.43544434752</text:p>
          </table:table-cell>
          <table:table-cell table:formula="of:=[.$K157]*60" office:value-type="float" office:value="299546.126660851" calcext:value-type="float">
            <text:p>299546.12666085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([.$A158]-1)*0.02" office:value-type="float" office:value="3.96" calcext:value-type="float">
            <text:p>3.96</text:p>
          </table:table-cell>
          <table:table-cell table:formula="of:=2*[.$A158]*[.$B158]" office:value-type="float" office:value="1180.08" calcext:value-type="float">
            <text:p>1180.08</text:p>
          </table:table-cell>
          <table:table-cell table:formula="of:=1.5*[.$A158]*[.$B158]" office:value-type="float" office:value="885.06" calcext:value-type="float">
            <text:p>885.06</text:p>
          </table:table-cell>
          <table:table-cell table:formula="of:=0.05+([.$D158]*(1+([.$A158]-1)*[.$E$3]))/4000" office:value-type="percentage" office:value="0.4350011" calcext:value-type="percentage">
            <text:p>43.50%</text:p>
          </table:table-cell>
          <table:table-cell table:formula="of:=2+(([.$A158]-1)*[.$F$3])" office:value-type="float" office:value="2.74" calcext:value-type="float">
            <text:p>2.74</text:p>
          </table:table-cell>
          <table:table-cell table:formula="of:=10+([.$C158]/4)" office:value-type="float" office:value="305.02" calcext:value-type="float">
            <text:p>305.02</text:p>
          </table:table-cell>
          <table:table-cell table:formula="of:=([.$G158]+([.$G$3]*[.$A158]))*(1+([.$A158]-1)*[.$H$3])*((1-[.$E158])+[.$E158]*[.F158])" office:value-type="float" office:value="1240.37468387611" calcext:value-type="float">
            <text:p>1240.37468387611</text:p>
          </table:table-cell>
          <table:table-cell table:formula="of:=1/(1+([.$A158]-1)*[.$D$3])" office:value-type="float" office:value="0.72992700729927" calcext:value-type="float">
            <text:p>0.72992700729927</text:p>
          </table:table-cell>
          <table:table-cell table:formula="of:=[.$H158]/[.$I158]" office:value-type="float" office:value="1699.31331691026" calcext:value-type="float">
            <text:p>1699.31331691026</text:p>
          </table:table-cell>
          <table:table-cell table:formula="of:=[.$J158]*3" office:value-type="float" office:value="5097.93995073079" calcext:value-type="float">
            <text:p>5097.93995073079</text:p>
          </table:table-cell>
          <table:table-cell table:formula="of:=[.$K158]*60" office:value-type="float" office:value="305876.397043848" calcext:value-type="float">
            <text:p>305876.39704384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([.$A159]-1)*0.02" office:value-type="float" office:value="3.98" calcext:value-type="float">
            <text:p>3.98</text:p>
          </table:table-cell>
          <table:table-cell table:formula="of:=2*[.$A159]*[.$B159]" office:value-type="float" office:value="1194" calcext:value-type="float">
            <text:p>1194</text:p>
          </table:table-cell>
          <table:table-cell table:formula="of:=1.5*[.$A159]*[.$B159]" office:value-type="float" office:value="895.5" calcext:value-type="float">
            <text:p>895.5</text:p>
          </table:table-cell>
          <table:table-cell table:formula="of:=0.05+([.$D159]*(1+([.$A159]-1)*[.$E$3]))/4000" office:value-type="percentage" office:value="0.440661875" calcext:value-type="percentage">
            <text:p>44.07%</text:p>
          </table:table-cell>
          <table:table-cell table:formula="of:=2+(([.$A159]-1)*[.$F$3])" office:value-type="float" office:value="2.745" calcext:value-type="float">
            <text:p>2.745</text:p>
          </table:table-cell>
          <table:table-cell table:formula="of:=10+([.$C159]/4)" office:value-type="float" office:value="308.5" calcext:value-type="float">
            <text:p>308.5</text:p>
          </table:table-cell>
          <table:table-cell table:formula="of:=([.$G159]+([.$G$3]*[.$A159]))*(1+([.$A159]-1)*[.$H$3])*((1-[.$E159])+[.$E159]*[.F159])" office:value-type="float" office:value="1264.24890086506" calcext:value-type="float">
            <text:p>1264.24890086506</text:p>
          </table:table-cell>
          <table:table-cell table:formula="of:=1/(1+([.$A159]-1)*[.$D$3])" office:value-type="float" office:value="0.728597449908925" calcext:value-type="float">
            <text:p>0.728597449908925</text:p>
          </table:table-cell>
          <table:table-cell table:formula="of:=[.$H159]/[.$I159]" office:value-type="float" office:value="1735.18161643729" calcext:value-type="float">
            <text:p>1735.18161643729</text:p>
          </table:table-cell>
          <table:table-cell table:formula="of:=[.$J159]*3" office:value-type="float" office:value="5205.54484931187" calcext:value-type="float">
            <text:p>5205.54484931187</text:p>
          </table:table-cell>
          <table:table-cell table:formula="of:=[.$K159]*60" office:value-type="float" office:value="312332.690958712" calcext:value-type="float">
            <text:p>312332.69095871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([.$A160]-1)*0.02" office:value-type="float" office:value="4" calcext:value-type="float">
            <text:p>4</text:p>
          </table:table-cell>
          <table:table-cell table:formula="of:=2*[.$A160]*[.$B160]" office:value-type="float" office:value="1208" calcext:value-type="float">
            <text:p>1208</text:p>
          </table:table-cell>
          <table:table-cell table:formula="of:=1.5*[.$A160]*[.$B160]" office:value-type="float" office:value="906" calcext:value-type="float">
            <text:p>906</text:p>
          </table:table-cell>
          <table:table-cell table:formula="of:=0.05+([.$D160]*(1+([.$A160]-1)*[.$E$3]))/4000" office:value-type="percentage" office:value="0.446375" calcext:value-type="percentage">
            <text:p>44.64%</text:p>
          </table:table-cell>
          <table:table-cell table:formula="of:=2+(([.$A160]-1)*[.$F$3])" office:value-type="float" office:value="2.75" calcext:value-type="float">
            <text:p>2.75</text:p>
          </table:table-cell>
          <table:table-cell table:formula="of:=10+([.$C160]/4)" office:value-type="float" office:value="312" calcext:value-type="float">
            <text:p>312</text:p>
          </table:table-cell>
          <table:table-cell table:formula="of:=([.$G160]+([.$G$3]*[.$A160]))*(1+([.$A160]-1)*[.$H$3])*((1-[.$E160])+[.$E160]*[.F160])" office:value-type="float" office:value="1288.55522460938" calcext:value-type="float">
            <text:p>1288.55522460938</text:p>
          </table:table-cell>
          <table:table-cell table:formula="of:=1/(1+([.$A160]-1)*[.$D$3])" office:value-type="float" office:value="0.727272727272727" calcext:value-type="float">
            <text:p>0.727272727272727</text:p>
          </table:table-cell>
          <table:table-cell table:formula="of:=[.$H160]/[.$I160]" office:value-type="float" office:value="1771.76343383789" calcext:value-type="float">
            <text:p>1771.76343383789</text:p>
          </table:table-cell>
          <table:table-cell table:formula="of:=[.$J160]*3" office:value-type="float" office:value="5315.29030151367" calcext:value-type="float">
            <text:p>5315.29030151367</text:p>
          </table:table-cell>
          <table:table-cell table:formula="of:=[.$K160]*60" office:value-type="float" office:value="318917.41809082" calcext:value-type="float">
            <text:p>318917.4180908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([.$A161]-1)*0.02" office:value-type="float" office:value="4.02" calcext:value-type="float">
            <text:p>4.02</text:p>
          </table:table-cell>
          <table:table-cell table:formula="of:=2*[.$A161]*[.$B161]" office:value-type="float" office:value="1222.08" calcext:value-type="float">
            <text:p>1222.08</text:p>
          </table:table-cell>
          <table:table-cell table:formula="of:=1.5*[.$A161]*[.$B161]" office:value-type="float" office:value="916.56" calcext:value-type="float">
            <text:p>916.56</text:p>
          </table:table-cell>
          <table:table-cell table:formula="of:=0.05+([.$D161]*(1+([.$A161]-1)*[.$E$3]))/4000" office:value-type="percentage" office:value="0.4521407" calcext:value-type="percentage">
            <text:p>45.21%</text:p>
          </table:table-cell>
          <table:table-cell table:formula="of:=2+(([.$A161]-1)*[.$F$3])" office:value-type="float" office:value="2.755" calcext:value-type="float">
            <text:p>2.755</text:p>
          </table:table-cell>
          <table:table-cell table:formula="of:=10+([.$C161]/4)" office:value-type="float" office:value="315.52" calcext:value-type="float">
            <text:p>315.52</text:p>
          </table:table-cell>
          <table:table-cell table:formula="of:=([.$G161]+([.$G$3]*[.$A161]))*(1+([.$A161]-1)*[.$H$3])*((1-[.$E161])+[.$E161]*[.F161])" office:value-type="float" office:value="1313.3011876163" calcext:value-type="float">
            <text:p>1313.3011876163</text:p>
          </table:table-cell>
          <table:table-cell table:formula="of:=1/(1+([.$A161]-1)*[.$D$3])" office:value-type="float" office:value="0.725952813067151" calcext:value-type="float">
            <text:p>0.725952813067151</text:p>
          </table:table-cell>
          <table:table-cell table:formula="of:=[.$H161]/[.$I161]" office:value-type="float" office:value="1809.07238594145" calcext:value-type="float">
            <text:p>1809.07238594145</text:p>
          </table:table-cell>
          <table:table-cell table:formula="of:=[.$J161]*3" office:value-type="float" office:value="5427.21715782434" calcext:value-type="float">
            <text:p>5427.21715782434</text:p>
          </table:table-cell>
          <table:table-cell table:formula="of:=[.$K161]*60" office:value-type="float" office:value="325633.029469461" calcext:value-type="float">
            <text:p>325633.02946946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([.$A162]-1)*0.02" office:value-type="float" office:value="4.04" calcext:value-type="float">
            <text:p>4.04</text:p>
          </table:table-cell>
          <table:table-cell table:formula="of:=2*[.$A162]*[.$B162]" office:value-type="float" office:value="1236.24" calcext:value-type="float">
            <text:p>1236.24</text:p>
          </table:table-cell>
          <table:table-cell table:formula="of:=1.5*[.$A162]*[.$B162]" office:value-type="float" office:value="927.18" calcext:value-type="float">
            <text:p>927.18</text:p>
          </table:table-cell>
          <table:table-cell table:formula="of:=0.05+([.$D162]*(1+([.$A162]-1)*[.$E$3]))/4000" office:value-type="percentage" office:value="0.4579592" calcext:value-type="percentage">
            <text:p>45.80%</text:p>
          </table:table-cell>
          <table:table-cell table:formula="of:=2+(([.$A162]-1)*[.$F$3])" office:value-type="float" office:value="2.76" calcext:value-type="float">
            <text:p>2.76</text:p>
          </table:table-cell>
          <table:table-cell table:formula="of:=10+([.$C162]/4)" office:value-type="float" office:value="319.06" calcext:value-type="float">
            <text:p>319.06</text:p>
          </table:table-cell>
          <table:table-cell table:formula="of:=([.$G162]+([.$G$3]*[.$A162]))*(1+([.$A162]-1)*[.$H$3])*((1-[.$E162])+[.$E162]*[.F162])" office:value-type="float" office:value="1338.49443657137" calcext:value-type="float">
            <text:p>1338.49443657137</text:p>
          </table:table-cell>
          <table:table-cell table:formula="of:=1/(1+([.$A162]-1)*[.$D$3])" office:value-type="float" office:value="0.72463768115942" calcext:value-type="float">
            <text:p>0.72463768115942</text:p>
          </table:table-cell>
          <table:table-cell table:formula="of:=[.$H162]/[.$I162]" office:value-type="float" office:value="1847.12232246849" calcext:value-type="float">
            <text:p>1847.12232246849</text:p>
          </table:table-cell>
          <table:table-cell table:formula="of:=[.$J162]*3" office:value-type="float" office:value="5541.36696740545" calcext:value-type="float">
            <text:p>5541.36696740545</text:p>
          </table:table-cell>
          <table:table-cell table:formula="of:=[.$K162]*60" office:value-type="float" office:value="332482.018044327" calcext:value-type="float">
            <text:p>332482.01804432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([.$A163]-1)*0.02" office:value-type="float" office:value="4.06" calcext:value-type="float">
            <text:p>4.06</text:p>
          </table:table-cell>
          <table:table-cell table:formula="of:=2*[.$A163]*[.$B163]" office:value-type="float" office:value="1250.48" calcext:value-type="float">
            <text:p>1250.48</text:p>
          </table:table-cell>
          <table:table-cell table:formula="of:=1.5*[.$A163]*[.$B163]" office:value-type="float" office:value="937.86" calcext:value-type="float">
            <text:p>937.86</text:p>
          </table:table-cell>
          <table:table-cell table:formula="of:=0.05+([.$D163]*(1+([.$A163]-1)*[.$E$3]))/4000" office:value-type="percentage" office:value="0.463830725" calcext:value-type="percentage">
            <text:p>46.38%</text:p>
          </table:table-cell>
          <table:table-cell table:formula="of:=2+(([.$A163]-1)*[.$F$3])" office:value-type="float" office:value="2.765" calcext:value-type="float">
            <text:p>2.765</text:p>
          </table:table-cell>
          <table:table-cell table:formula="of:=10+([.$C163]/4)" office:value-type="float" office:value="322.62" calcext:value-type="float">
            <text:p>322.62</text:p>
          </table:table-cell>
          <table:table-cell table:formula="of:=([.$G163]+([.$G$3]*[.$A163]))*(1+([.$A163]-1)*[.$H$3])*((1-[.$E163])+[.$E163]*[.F163])" office:value-type="float" office:value="1364.14273364651" calcext:value-type="float">
            <text:p>1364.14273364651</text:p>
          </table:table-cell>
          <table:table-cell table:formula="of:=1/(1+([.$A163]-1)*[.$D$3])" office:value-type="float" office:value="0.723327305605787" calcext:value-type="float">
            <text:p>0.723327305605787</text:p>
          </table:table-cell>
          <table:table-cell table:formula="of:=[.$H163]/[.$I163]" office:value-type="float" office:value="1885.9273292663" calcext:value-type="float">
            <text:p>1885.9273292663</text:p>
          </table:table-cell>
          <table:table-cell table:formula="of:=[.$J163]*3" office:value-type="float" office:value="5657.78198779891" calcext:value-type="float">
            <text:p>5657.78198779891</text:p>
          </table:table-cell>
          <table:table-cell table:formula="of:=[.$K163]*60" office:value-type="float" office:value="339466.919267934" calcext:value-type="float">
            <text:p>339466.91926793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([.$A164]-1)*0.02" office:value-type="float" office:value="4.08" calcext:value-type="float">
            <text:p>4.08</text:p>
          </table:table-cell>
          <table:table-cell table:formula="of:=2*[.$A164]*[.$B164]" office:value-type="float" office:value="1264.8" calcext:value-type="float">
            <text:p>1264.8</text:p>
          </table:table-cell>
          <table:table-cell table:formula="of:=1.5*[.$A164]*[.$B164]" office:value-type="float" office:value="948.6" calcext:value-type="float">
            <text:p>948.6</text:p>
          </table:table-cell>
          <table:table-cell table:formula="of:=0.05+([.$D164]*(1+([.$A164]-1)*[.$E$3]))/4000" office:value-type="percentage" office:value="0.4697555" calcext:value-type="percentage">
            <text:p>46.98%</text:p>
          </table:table-cell>
          <table:table-cell table:formula="of:=2+(([.$A164]-1)*[.$F$3])" office:value-type="float" office:value="2.77" calcext:value-type="float">
            <text:p>2.77</text:p>
          </table:table-cell>
          <table:table-cell table:formula="of:=10+([.$C164]/4)" office:value-type="float" office:value="326.2" calcext:value-type="float">
            <text:p>326.2</text:p>
          </table:table-cell>
          <table:table-cell table:formula="of:=([.$G164]+([.$G$3]*[.$A164]))*(1+([.$A164]-1)*[.$H$3])*((1-[.$E164])+[.$E164]*[.F164])" office:value-type="float" office:value="1390.25395781786" calcext:value-type="float">
            <text:p>1390.25395781786</text:p>
          </table:table-cell>
          <table:table-cell table:formula="of:=1/(1+([.$A164]-1)*[.$D$3])" office:value-type="float" office:value="0.72202166064982" calcext:value-type="float">
            <text:p>0.72202166064982</text:p>
          </table:table-cell>
          <table:table-cell table:formula="of:=[.$H164]/[.$I164]" office:value-type="float" office:value="1925.50173157773" calcext:value-type="float">
            <text:p>1925.50173157773</text:p>
          </table:table-cell>
          <table:table-cell table:formula="of:=[.$J164]*3" office:value-type="float" office:value="5776.50519473319" calcext:value-type="float">
            <text:p>5776.50519473319</text:p>
          </table:table-cell>
          <table:table-cell table:formula="of:=[.$K164]*60" office:value-type="float" office:value="346590.311683991" calcext:value-type="float">
            <text:p>346590.31168399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([.$A165]-1)*0.02" office:value-type="float" office:value="4.1" calcext:value-type="float">
            <text:p>4.1</text:p>
          </table:table-cell>
          <table:table-cell table:formula="of:=2*[.$A165]*[.$B165]" office:value-type="float" office:value="1279.2" calcext:value-type="float">
            <text:p>1279.2</text:p>
          </table:table-cell>
          <table:table-cell table:formula="of:=1.5*[.$A165]*[.$B165]" office:value-type="float" office:value="959.4" calcext:value-type="float">
            <text:p>959.4</text:p>
          </table:table-cell>
          <table:table-cell table:formula="of:=0.05+([.$D165]*(1+([.$A165]-1)*[.$E$3]))/4000" office:value-type="percentage" office:value="0.47573375" calcext:value-type="percentage">
            <text:p>47.57%</text:p>
          </table:table-cell>
          <table:table-cell table:formula="of:=2+(([.$A165]-1)*[.$F$3])" office:value-type="float" office:value="2.775" calcext:value-type="float">
            <text:p>2.775</text:p>
          </table:table-cell>
          <table:table-cell table:formula="of:=10+([.$C165]/4)" office:value-type="float" office:value="329.8" calcext:value-type="float">
            <text:p>329.8</text:p>
          </table:table-cell>
          <table:table-cell table:formula="of:=([.$G165]+([.$G$3]*[.$A165]))*(1+([.$A165]-1)*[.$H$3])*((1-[.$E165])+[.$E165]*[.F165])" office:value-type="float" office:value="1416.83610619332" calcext:value-type="float">
            <text:p>1416.83610619332</text:p>
          </table:table-cell>
          <table:table-cell table:formula="of:=1/(1+([.$A165]-1)*[.$D$3])" office:value-type="float" office:value="0.720720720720721" calcext:value-type="float">
            <text:p>0.720720720720721</text:p>
          </table:table-cell>
          <table:table-cell table:formula="of:=[.$H165]/[.$I165]" office:value-type="float" office:value="1965.86009734323" calcext:value-type="float">
            <text:p>1965.86009734323</text:p>
          </table:table-cell>
          <table:table-cell table:formula="of:=[.$J165]*3" office:value-type="float" office:value="5897.58029202969" calcext:value-type="float">
            <text:p>5897.58029202969</text:p>
          </table:table-cell>
          <table:table-cell table:formula="of:=[.$K165]*60" office:value-type="float" office:value="353854.817521782" calcext:value-type="float">
            <text:p>353854.81752178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([.$A166]-1)*0.02" office:value-type="float" office:value="4.12" calcext:value-type="float">
            <text:p>4.12</text:p>
          </table:table-cell>
          <table:table-cell table:formula="of:=2*[.$A166]*[.$B166]" office:value-type="float" office:value="1293.68" calcext:value-type="float">
            <text:p>1293.68</text:p>
          </table:table-cell>
          <table:table-cell table:formula="of:=1.5*[.$A166]*[.$B166]" office:value-type="float" office:value="970.26" calcext:value-type="float">
            <text:p>970.26</text:p>
          </table:table-cell>
          <table:table-cell table:formula="of:=0.05+([.$D166]*(1+([.$A166]-1)*[.$E$3]))/4000" office:value-type="percentage" office:value="0.4817657" calcext:value-type="percentage">
            <text:p>48.18%</text:p>
          </table:table-cell>
          <table:table-cell table:formula="of:=2+(([.$A166]-1)*[.$F$3])" office:value-type="float" office:value="2.78" calcext:value-type="float">
            <text:p>2.78</text:p>
          </table:table-cell>
          <table:table-cell table:formula="of:=10+([.$C166]/4)" office:value-type="float" office:value="333.42" calcext:value-type="float">
            <text:p>333.42</text:p>
          </table:table-cell>
          <table:table-cell table:formula="of:=([.$G166]+([.$G$3]*[.$A166]))*(1+([.$A166]-1)*[.$H$3])*((1-[.$E166])+[.$E166]*[.F166])" office:value-type="float" office:value="1443.89729535005" calcext:value-type="float">
            <text:p>1443.89729535005</text:p>
          </table:table-cell>
          <table:table-cell table:formula="of:=1/(1+([.$A166]-1)*[.$D$3])" office:value-type="float" office:value="0.719424460431655" calcext:value-type="float">
            <text:p>0.719424460431655</text:p>
          </table:table-cell>
          <table:table-cell table:formula="of:=[.$H166]/[.$I166]" office:value-type="float" office:value="2007.01724053657" calcext:value-type="float">
            <text:p>2007.01724053657</text:p>
          </table:table-cell>
          <table:table-cell table:formula="of:=[.$J166]*3" office:value-type="float" office:value="6021.05172160972" calcext:value-type="float">
            <text:p>6021.05172160972</text:p>
          </table:table-cell>
          <table:table-cell table:formula="of:=[.$K166]*60" office:value-type="float" office:value="361263.103296583" calcext:value-type="float">
            <text:p>361263.10329658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([.$A167]-1)*0.02" office:value-type="float" office:value="4.14" calcext:value-type="float">
            <text:p>4.14</text:p>
          </table:table-cell>
          <table:table-cell table:formula="of:=2*[.$A167]*[.$B167]" office:value-type="float" office:value="1308.24" calcext:value-type="float">
            <text:p>1308.24</text:p>
          </table:table-cell>
          <table:table-cell table:formula="of:=1.5*[.$A167]*[.$B167]" office:value-type="float" office:value="981.18" calcext:value-type="float">
            <text:p>981.18</text:p>
          </table:table-cell>
          <table:table-cell table:formula="of:=0.05+([.$D167]*(1+([.$A167]-1)*[.$E$3]))/4000" office:value-type="percentage" office:value="0.487851575" calcext:value-type="percentage">
            <text:p>48.79%</text:p>
          </table:table-cell>
          <table:table-cell table:formula="of:=2+(([.$A167]-1)*[.$F$3])" office:value-type="float" office:value="2.785" calcext:value-type="float">
            <text:p>2.785</text:p>
          </table:table-cell>
          <table:table-cell table:formula="of:=10+([.$C167]/4)" office:value-type="float" office:value="337.06" calcext:value-type="float">
            <text:p>337.06</text:p>
          </table:table-cell>
          <table:table-cell table:formula="of:=([.$G167]+([.$G$3]*[.$A167]))*(1+([.$A167]-1)*[.$H$3])*((1-[.$E167])+[.$E167]*[.F167])" office:value-type="float" office:value="1471.44576268169" calcext:value-type="float">
            <text:p>1471.44576268169</text:p>
          </table:table-cell>
          <table:table-cell table:formula="of:=1/(1+([.$A167]-1)*[.$D$3])" office:value-type="float" office:value="0.718132854578097" calcext:value-type="float">
            <text:p>0.718132854578097</text:p>
          </table:table-cell>
          <table:table-cell table:formula="of:=[.$H167]/[.$I167]" office:value-type="float" office:value="2048.98822453426" calcext:value-type="float">
            <text:p>2048.98822453426</text:p>
          </table:table-cell>
          <table:table-cell table:formula="of:=[.$J167]*3" office:value-type="float" office:value="6146.96467360278" calcext:value-type="float">
            <text:p>6146.96467360278</text:p>
          </table:table-cell>
          <table:table-cell table:formula="of:=[.$K167]*60" office:value-type="float" office:value="368817.880416167" calcext:value-type="float">
            <text:p>368817.88041616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([.$A168]-1)*0.02" office:value-type="float" office:value="4.16" calcext:value-type="float">
            <text:p>4.16</text:p>
          </table:table-cell>
          <table:table-cell table:formula="of:=2*[.$A168]*[.$B168]" office:value-type="float" office:value="1322.88" calcext:value-type="float">
            <text:p>1322.88</text:p>
          </table:table-cell>
          <table:table-cell table:formula="of:=1.5*[.$A168]*[.$B168]" office:value-type="float" office:value="992.16" calcext:value-type="float">
            <text:p>992.16</text:p>
          </table:table-cell>
          <table:table-cell table:formula="of:=0.05+([.$D168]*(1+([.$A168]-1)*[.$E$3]))/4000" office:value-type="percentage" office:value="0.4939916" calcext:value-type="percentage">
            <text:p>49.40%</text:p>
          </table:table-cell>
          <table:table-cell table:formula="of:=2+(([.$A168]-1)*[.$F$3])" office:value-type="float" office:value="2.79" calcext:value-type="float">
            <text:p>2.79</text:p>
          </table:table-cell>
          <table:table-cell table:formula="of:=10+([.$C168]/4)" office:value-type="float" office:value="340.72" calcext:value-type="float">
            <text:p>340.72</text:p>
          </table:table-cell>
          <table:table-cell table:formula="of:=([.$G168]+([.$G$3]*[.$A168]))*(1+([.$A168]-1)*[.$H$3])*((1-[.$E168])+[.$E168]*[.F168])" office:value-type="float" office:value="1499.48986775555" calcext:value-type="float">
            <text:p>1499.48986775555</text:p>
          </table:table-cell>
          <table:table-cell table:formula="of:=1/(1+([.$A168]-1)*[.$D$3])" office:value-type="float" office:value="0.716845878136201" calcext:value-type="float">
            <text:p>0.716845878136201</text:p>
          </table:table-cell>
          <table:table-cell table:formula="of:=[.$H168]/[.$I168]" office:value-type="float" office:value="2091.788365519" calcext:value-type="float">
            <text:p>2091.788365519</text:p>
          </table:table-cell>
          <table:table-cell table:formula="of:=[.$J168]*3" office:value-type="float" office:value="6275.36509655699" calcext:value-type="float">
            <text:p>6275.36509655699</text:p>
          </table:table-cell>
          <table:table-cell table:formula="of:=[.$K168]*60" office:value-type="float" office:value="376521.905793419" calcext:value-type="float">
            <text:p>376521.90579341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([.$A169]-1)*0.02" office:value-type="float" office:value="4.18" calcext:value-type="float">
            <text:p>4.18</text:p>
          </table:table-cell>
          <table:table-cell table:formula="of:=2*[.$A169]*[.$B169]" office:value-type="float" office:value="1337.6" calcext:value-type="float">
            <text:p>1337.6</text:p>
          </table:table-cell>
          <table:table-cell table:formula="of:=1.5*[.$A169]*[.$B169]" office:value-type="float" office:value="1003.2" calcext:value-type="float">
            <text:p>1003.2</text:p>
          </table:table-cell>
          <table:table-cell table:formula="of:=0.05+([.$D169]*(1+([.$A169]-1)*[.$E$3]))/4000" office:value-type="percentage" office:value="0.500186" calcext:value-type="percentage">
            <text:p>50.02%</text:p>
          </table:table-cell>
          <table:table-cell table:formula="of:=2+(([.$A169]-1)*[.$F$3])" office:value-type="float" office:value="2.795" calcext:value-type="float">
            <text:p>2.795</text:p>
          </table:table-cell>
          <table:table-cell table:formula="of:=10+([.$C169]/4)" office:value-type="float" office:value="344.4" calcext:value-type="float">
            <text:p>344.4</text:p>
          </table:table-cell>
          <table:table-cell table:formula="of:=([.$G169]+([.$G$3]*[.$A169]))*(1+([.$A169]-1)*[.$H$3])*((1-[.$E169])+[.$E169]*[.F169])" office:value-type="float" office:value="1528.03809367969" calcext:value-type="float">
            <text:p>1528.03809367969</text:p>
          </table:table-cell>
          <table:table-cell table:formula="of:=1/(1+([.$A169]-1)*[.$D$3])" office:value-type="float" office:value="0.715563506261181" calcext:value-type="float">
            <text:p>0.715563506261181</text:p>
          </table:table-cell>
          <table:table-cell table:formula="of:=[.$H169]/[.$I169]" office:value-type="float" office:value="2135.43323591737" calcext:value-type="float">
            <text:p>2135.43323591737</text:p>
          </table:table-cell>
          <table:table-cell table:formula="of:=[.$J169]*3" office:value-type="float" office:value="6406.29970775212" calcext:value-type="float">
            <text:p>6406.29970775212</text:p>
          </table:table-cell>
          <table:table-cell table:formula="of:=[.$K169]*60" office:value-type="float" office:value="384377.982465127" calcext:value-type="float">
            <text:p>384377.98246512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([.$A170]-1)*0.02" office:value-type="float" office:value="4.2" calcext:value-type="float">
            <text:p>4.2</text:p>
          </table:table-cell>
          <table:table-cell table:formula="of:=2*[.$A170]*[.$B170]" office:value-type="float" office:value="1352.4" calcext:value-type="float">
            <text:p>1352.4</text:p>
          </table:table-cell>
          <table:table-cell table:formula="of:=1.5*[.$A170]*[.$B170]" office:value-type="float" office:value="1014.3" calcext:value-type="float">
            <text:p>1014.3</text:p>
          </table:table-cell>
          <table:table-cell table:formula="of:=0.05+([.$D170]*(1+([.$A170]-1)*[.$E$3]))/4000" office:value-type="percentage" office:value="0.506435" calcext:value-type="percentage">
            <text:p>50.64%</text:p>
          </table:table-cell>
          <table:table-cell table:formula="of:=2+(([.$A170]-1)*[.$F$3])" office:value-type="float" office:value="2.8" calcext:value-type="float">
            <text:p>2.8</text:p>
          </table:table-cell>
          <table:table-cell table:formula="of:=10+([.$C170]/4)" office:value-type="float" office:value="348.1" calcext:value-type="float">
            <text:p>348.1</text:p>
          </table:table-cell>
          <table:table-cell table:formula="of:=([.$G170]+([.$G$3]*[.$A170]))*(1+([.$A170]-1)*[.$H$3])*((1-[.$E170])+[.$E170]*[.F170])" office:value-type="float" office:value="1557.09904848" calcext:value-type="float">
            <text:p>1557.09904848</text:p>
          </table:table-cell>
          <table:table-cell table:formula="of:=1/(1+([.$A170]-1)*[.$D$3])" office:value-type="float" office:value="0.714285714285714" calcext:value-type="float">
            <text:p>0.714285714285714</text:p>
          </table:table-cell>
          <table:table-cell table:formula="of:=[.$H170]/[.$I170]" office:value-type="float" office:value="2179.938667872" calcext:value-type="float">
            <text:p>2179.938667872</text:p>
          </table:table-cell>
          <table:table-cell table:formula="of:=[.$J170]*3" office:value-type="float" office:value="6539.816003616" calcext:value-type="float">
            <text:p>6539.816003616</text:p>
          </table:table-cell>
          <table:table-cell table:formula="of:=[.$K170]*60" office:value-type="float" office:value="392388.96021696" calcext:value-type="float">
            <text:p>392388.9602169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([.$A171]-1)*0.02" office:value-type="float" office:value="4.22" calcext:value-type="float">
            <text:p>4.22</text:p>
          </table:table-cell>
          <table:table-cell table:formula="of:=2*[.$A171]*[.$B171]" office:value-type="float" office:value="1367.28" calcext:value-type="float">
            <text:p>1367.28</text:p>
          </table:table-cell>
          <table:table-cell table:formula="of:=1.5*[.$A171]*[.$B171]" office:value-type="float" office:value="1025.46" calcext:value-type="float">
            <text:p>1025.46</text:p>
          </table:table-cell>
          <table:table-cell table:formula="of:=0.05+([.$D171]*(1+([.$A171]-1)*[.$E$3]))/4000" office:value-type="percentage" office:value="0.512738825" calcext:value-type="percentage">
            <text:p>51.27%</text:p>
          </table:table-cell>
          <table:table-cell table:formula="of:=2+(([.$A171]-1)*[.$F$3])" office:value-type="float" office:value="2.805" calcext:value-type="float">
            <text:p>2.805</text:p>
          </table:table-cell>
          <table:table-cell table:formula="of:=10+([.$C171]/4)" office:value-type="float" office:value="351.82" calcext:value-type="float">
            <text:p>351.82</text:p>
          </table:table-cell>
          <table:table-cell table:formula="of:=([.$G171]+([.$G$3]*[.$A171]))*(1+([.$A171]-1)*[.$H$3])*((1-[.$E171])+[.$E171]*[.F171])" office:value-type="float" office:value="1586.68146648721" calcext:value-type="float">
            <text:p>1586.68146648721</text:p>
          </table:table-cell>
          <table:table-cell table:formula="of:=1/(1+([.$A171]-1)*[.$D$3])" office:value-type="float" office:value="0.71301247771836" calcext:value-type="float">
            <text:p>0.71301247771836</text:p>
          </table:table-cell>
          <table:table-cell table:formula="of:=[.$H171]/[.$I171]" office:value-type="float" office:value="2225.32075674831" calcext:value-type="float">
            <text:p>2225.32075674831</text:p>
          </table:table-cell>
          <table:table-cell table:formula="of:=[.$J171]*3" office:value-type="float" office:value="6675.96227024494" calcext:value-type="float">
            <text:p>6675.96227024494</text:p>
          </table:table-cell>
          <table:table-cell table:formula="of:=[.$K171]*60" office:value-type="float" office:value="400557.736214696" calcext:value-type="float">
            <text:p>400557.73621469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([.$A172]-1)*0.02" office:value-type="float" office:value="4.24" calcext:value-type="float">
            <text:p>4.24</text:p>
          </table:table-cell>
          <table:table-cell table:formula="of:=2*[.$A172]*[.$B172]" office:value-type="float" office:value="1382.24" calcext:value-type="float">
            <text:p>1382.24</text:p>
          </table:table-cell>
          <table:table-cell table:formula="of:=1.5*[.$A172]*[.$B172]" office:value-type="float" office:value="1036.68" calcext:value-type="float">
            <text:p>1036.68</text:p>
          </table:table-cell>
          <table:table-cell table:formula="of:=0.05+([.$D172]*(1+([.$A172]-1)*[.$E$3]))/4000" office:value-type="percentage" office:value="0.5190977" calcext:value-type="percentage">
            <text:p>51.91%</text:p>
          </table:table-cell>
          <table:table-cell table:formula="of:=2+(([.$A172]-1)*[.$F$3])" office:value-type="float" office:value="2.81" calcext:value-type="float">
            <text:p>2.81</text:p>
          </table:table-cell>
          <table:table-cell table:formula="of:=10+([.$C172]/4)" office:value-type="float" office:value="355.56" calcext:value-type="float">
            <text:p>355.56</text:p>
          </table:table-cell>
          <table:table-cell table:formula="of:=([.$G172]+([.$G$3]*[.$A172]))*(1+([.$A172]-1)*[.$H$3])*((1-[.$E172])+[.$E172]*[.F172])" office:value-type="float" office:value="1616.79420973401" calcext:value-type="float">
            <text:p>1616.79420973401</text:p>
          </table:table-cell>
          <table:table-cell table:formula="of:=1/(1+([.$A172]-1)*[.$D$3])" office:value-type="float" office:value="0.711743772241993" calcext:value-type="float">
            <text:p>0.711743772241993</text:p>
          </table:table-cell>
          <table:table-cell table:formula="of:=[.$H172]/[.$I172]" office:value-type="float" office:value="2271.59586467629" calcext:value-type="float">
            <text:p>2271.59586467629</text:p>
          </table:table-cell>
          <table:table-cell table:formula="of:=[.$J172]*3" office:value-type="float" office:value="6814.78759402886" calcext:value-type="float">
            <text:p>6814.78759402886</text:p>
          </table:table-cell>
          <table:table-cell table:formula="of:=[.$K172]*60" office:value-type="float" office:value="408887.255641732" calcext:value-type="float">
            <text:p>408887.25564173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([.$A173]-1)*0.02" office:value-type="float" office:value="4.26" calcext:value-type="float">
            <text:p>4.26</text:p>
          </table:table-cell>
          <table:table-cell table:formula="of:=2*[.$A173]*[.$B173]" office:value-type="float" office:value="1397.28" calcext:value-type="float">
            <text:p>1397.28</text:p>
          </table:table-cell>
          <table:table-cell table:formula="of:=1.5*[.$A173]*[.$B173]" office:value-type="float" office:value="1047.96" calcext:value-type="float">
            <text:p>1047.96</text:p>
          </table:table-cell>
          <table:table-cell table:formula="of:=0.05+([.$D173]*(1+([.$A173]-1)*[.$E$3]))/4000" office:value-type="percentage" office:value="0.52551185" calcext:value-type="percentage">
            <text:p>52.55%</text:p>
          </table:table-cell>
          <table:table-cell table:formula="of:=2+(([.$A173]-1)*[.$F$3])" office:value-type="float" office:value="2.815" calcext:value-type="float">
            <text:p>2.815</text:p>
          </table:table-cell>
          <table:table-cell table:formula="of:=10+([.$C173]/4)" office:value-type="float" office:value="359.32" calcext:value-type="float">
            <text:p>359.32</text:p>
          </table:table-cell>
          <table:table-cell table:formula="of:=([.$G173]+([.$G$3]*[.$A173]))*(1+([.$A173]-1)*[.$H$3])*((1-[.$E173])+[.$E173]*[.F173])" office:value-type="float" office:value="1647.4462693622" calcext:value-type="float">
            <text:p>1647.4462693622</text:p>
          </table:table-cell>
          <table:table-cell table:formula="of:=1/(1+([.$A173]-1)*[.$D$3])" office:value-type="float" office:value="0.710479573712256" calcext:value-type="float">
            <text:p>0.710479573712256</text:p>
          </table:table-cell>
          <table:table-cell table:formula="of:=[.$H173]/[.$I173]" office:value-type="float" office:value="2318.78062412729" calcext:value-type="float">
            <text:p>2318.78062412729</text:p>
          </table:table-cell>
          <table:table-cell table:formula="of:=[.$J173]*3" office:value-type="float" office:value="6956.34187238187" calcext:value-type="float">
            <text:p>6956.34187238187</text:p>
          </table:table-cell>
          <table:table-cell table:formula="of:=[.$K173]*60" office:value-type="float" office:value="417380.512342912" calcext:value-type="float">
            <text:p>417380.51234291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([.$A174]-1)*0.02" office:value-type="float" office:value="4.28" calcext:value-type="float">
            <text:p>4.28</text:p>
          </table:table-cell>
          <table:table-cell table:formula="of:=2*[.$A174]*[.$B174]" office:value-type="float" office:value="1412.4" calcext:value-type="float">
            <text:p>1412.4</text:p>
          </table:table-cell>
          <table:table-cell table:formula="of:=1.5*[.$A174]*[.$B174]" office:value-type="float" office:value="1059.3" calcext:value-type="float">
            <text:p>1059.3</text:p>
          </table:table-cell>
          <table:table-cell table:formula="of:=0.05+([.$D174]*(1+([.$A174]-1)*[.$E$3]))/4000" office:value-type="percentage" office:value="0.5319815" calcext:value-type="percentage">
            <text:p>53.20%</text:p>
          </table:table-cell>
          <table:table-cell table:formula="of:=2+(([.$A174]-1)*[.$F$3])" office:value-type="float" office:value="2.82" calcext:value-type="float">
            <text:p>2.82</text:p>
          </table:table-cell>
          <table:table-cell table:formula="of:=10+([.$C174]/4)" office:value-type="float" office:value="363.1" calcext:value-type="float">
            <text:p>363.1</text:p>
          </table:table-cell>
          <table:table-cell table:formula="of:=([.$G174]+([.$G$3]*[.$A174]))*(1+([.$A174]-1)*[.$H$3])*((1-[.$E174])+[.$E174]*[.F174])" office:value-type="float" office:value="1678.6467670399" calcext:value-type="float">
            <text:p>1678.6467670399</text:p>
          </table:table-cell>
          <table:table-cell table:formula="of:=1/(1+([.$A174]-1)*[.$D$3])" office:value-type="float" office:value="0.709219858156028" calcext:value-type="float">
            <text:p>0.709219858156028</text:p>
          </table:table-cell>
          <table:table-cell table:formula="of:=[.$H174]/[.$I174]" office:value-type="float" office:value="2366.89194152625" calcext:value-type="float">
            <text:p>2366.89194152625</text:p>
          </table:table-cell>
          <table:table-cell table:formula="of:=[.$J174]*3" office:value-type="float" office:value="7100.67582457876" calcext:value-type="float">
            <text:p>7100.67582457876</text:p>
          </table:table-cell>
          <table:table-cell table:formula="of:=[.$K174]*60" office:value-type="float" office:value="426040.549474725" calcext:value-type="float">
            <text:p>426040.54947472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([.$A175]-1)*0.02" office:value-type="float" office:value="4.3" calcext:value-type="float">
            <text:p>4.3</text:p>
          </table:table-cell>
          <table:table-cell table:formula="of:=2*[.$A175]*[.$B175]" office:value-type="float" office:value="1427.6" calcext:value-type="float">
            <text:p>1427.6</text:p>
          </table:table-cell>
          <table:table-cell table:formula="of:=1.5*[.$A175]*[.$B175]" office:value-type="float" office:value="1070.7" calcext:value-type="float">
            <text:p>1070.7</text:p>
          </table:table-cell>
          <table:table-cell table:formula="of:=0.05+([.$D175]*(1+([.$A175]-1)*[.$E$3]))/4000" office:value-type="percentage" office:value="0.538506875" calcext:value-type="percentage">
            <text:p>53.85%</text:p>
          </table:table-cell>
          <table:table-cell table:formula="of:=2+(([.$A175]-1)*[.$F$3])" office:value-type="float" office:value="2.825" calcext:value-type="float">
            <text:p>2.825</text:p>
          </table:table-cell>
          <table:table-cell table:formula="of:=10+([.$C175]/4)" office:value-type="float" office:value="366.9" calcext:value-type="float">
            <text:p>366.9</text:p>
          </table:table-cell>
          <table:table-cell table:formula="of:=([.$G175]+([.$G$3]*[.$A175]))*(1+([.$A175]-1)*[.$H$3])*((1-[.$E175])+[.$E175]*[.F175])" office:value-type="float" office:value="1710.40495638899" calcext:value-type="float">
            <text:p>1710.40495638899</text:p>
          </table:table-cell>
          <table:table-cell table:formula="of:=1/(1+([.$A175]-1)*[.$D$3])" office:value-type="float" office:value="0.707964601769912" calcext:value-type="float">
            <text:p>0.707964601769912</text:p>
          </table:table-cell>
          <table:table-cell table:formula="of:=[.$H175]/[.$I175]" office:value-type="float" office:value="2415.94700089945" calcext:value-type="float">
            <text:p>2415.94700089945</text:p>
          </table:table-cell>
          <table:table-cell table:formula="of:=[.$J175]*3" office:value-type="float" office:value="7247.84100269836" calcext:value-type="float">
            <text:p>7247.84100269836</text:p>
          </table:table-cell>
          <table:table-cell table:formula="of:=[.$K175]*60" office:value-type="float" office:value="434870.460161902" calcext:value-type="float">
            <text:p>434870.46016190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([.$A176]-1)*0.02" office:value-type="float" office:value="4.32" calcext:value-type="float">
            <text:p>4.32</text:p>
          </table:table-cell>
          <table:table-cell table:formula="of:=2*[.$A176]*[.$B176]" office:value-type="float" office:value="1442.88" calcext:value-type="float">
            <text:p>1442.88</text:p>
          </table:table-cell>
          <table:table-cell table:formula="of:=1.5*[.$A176]*[.$B176]" office:value-type="float" office:value="1082.16" calcext:value-type="float">
            <text:p>1082.16</text:p>
          </table:table-cell>
          <table:table-cell table:formula="of:=0.05+([.$D176]*(1+([.$A176]-1)*[.$E$3]))/4000" office:value-type="percentage" office:value="0.5450882" calcext:value-type="percentage">
            <text:p>54.51%</text:p>
          </table:table-cell>
          <table:table-cell table:formula="of:=2+(([.$A176]-1)*[.$F$3])" office:value-type="float" office:value="2.83" calcext:value-type="float">
            <text:p>2.83</text:p>
          </table:table-cell>
          <table:table-cell table:formula="of:=10+([.$C176]/4)" office:value-type="float" office:value="370.72" calcext:value-type="float">
            <text:p>370.72</text:p>
          </table:table-cell>
          <table:table-cell table:formula="of:=([.$G176]+([.$G$3]*[.$A176]))*(1+([.$A176]-1)*[.$H$3])*((1-[.$E176])+[.$E176]*[.F176])" office:value-type="float" office:value="1742.73022442268" calcext:value-type="float">
            <text:p>1742.73022442268</text:p>
          </table:table-cell>
          <table:table-cell table:formula="of:=1/(1+([.$A176]-1)*[.$D$3])" office:value-type="float" office:value="0.706713780918728" calcext:value-type="float">
            <text:p>0.706713780918728</text:p>
          </table:table-cell>
          <table:table-cell table:formula="of:=[.$H176]/[.$I176]" office:value-type="float" office:value="2465.9632675581" calcext:value-type="float">
            <text:p>2465.9632675581</text:p>
          </table:table-cell>
          <table:table-cell table:formula="of:=[.$J176]*3" office:value-type="float" office:value="7397.8898026743" calcext:value-type="float">
            <text:p>7397.8898026743</text:p>
          </table:table-cell>
          <table:table-cell table:formula="of:=[.$K176]*60" office:value-type="float" office:value="443873.388160458" calcext:value-type="float">
            <text:p>443873.38816045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([.$A177]-1)*0.02" office:value-type="float" office:value="4.34" calcext:value-type="float">
            <text:p>4.34</text:p>
          </table:table-cell>
          <table:table-cell table:formula="of:=2*[.$A177]*[.$B177]" office:value-type="float" office:value="1458.24" calcext:value-type="float">
            <text:p>1458.24</text:p>
          </table:table-cell>
          <table:table-cell table:formula="of:=1.5*[.$A177]*[.$B177]" office:value-type="float" office:value="1093.68" calcext:value-type="float">
            <text:p>1093.68</text:p>
          </table:table-cell>
          <table:table-cell table:formula="of:=0.05+([.$D177]*(1+([.$A177]-1)*[.$E$3]))/4000" office:value-type="percentage" office:value="0.5517257" calcext:value-type="percentage">
            <text:p>55.17%</text:p>
          </table:table-cell>
          <table:table-cell table:formula="of:=2+(([.$A177]-1)*[.$F$3])" office:value-type="float" office:value="2.835" calcext:value-type="float">
            <text:p>2.835</text:p>
          </table:table-cell>
          <table:table-cell table:formula="of:=10+([.$C177]/4)" office:value-type="float" office:value="374.56" calcext:value-type="float">
            <text:p>374.56</text:p>
          </table:table-cell>
          <table:table-cell table:formula="of:=([.$G177]+([.$G$3]*[.$A177]))*(1+([.$A177]-1)*[.$H$3])*((1-[.$E177])+[.$E177]*[.F177])" office:value-type="float" office:value="1775.63209299324" calcext:value-type="float">
            <text:p>1775.63209299324</text:p>
          </table:table-cell>
          <table:table-cell table:formula="of:=1/(1+([.$A177]-1)*[.$D$3])" office:value-type="float" office:value="0.705467372134039" calcext:value-type="float">
            <text:p>0.705467372134039</text:p>
          </table:table-cell>
          <table:table-cell table:formula="of:=[.$H177]/[.$I177]" office:value-type="float" office:value="2516.95849181792" calcext:value-type="float">
            <text:p>2516.95849181792</text:p>
          </table:table-cell>
          <table:table-cell table:formula="of:=[.$J177]*3" office:value-type="float" office:value="7550.87547545377" calcext:value-type="float">
            <text:p>7550.87547545377</text:p>
          </table:table-cell>
          <table:table-cell table:formula="of:=[.$K177]*60" office:value-type="float" office:value="453052.528527226" calcext:value-type="float">
            <text:p>453052.52852722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([.$A178]-1)*0.02" office:value-type="float" office:value="4.36" calcext:value-type="float">
            <text:p>4.36</text:p>
          </table:table-cell>
          <table:table-cell table:formula="of:=2*[.$A178]*[.$B178]" office:value-type="float" office:value="1473.68" calcext:value-type="float">
            <text:p>1473.68</text:p>
          </table:table-cell>
          <table:table-cell table:formula="of:=1.5*[.$A178]*[.$B178]" office:value-type="float" office:value="1105.26" calcext:value-type="float">
            <text:p>1105.26</text:p>
          </table:table-cell>
          <table:table-cell table:formula="of:=0.05+([.$D178]*(1+([.$A178]-1)*[.$E$3]))/4000" office:value-type="percentage" office:value="0.5584196" calcext:value-type="percentage">
            <text:p>55.84%</text:p>
          </table:table-cell>
          <table:table-cell table:formula="of:=2+(([.$A178]-1)*[.$F$3])" office:value-type="float" office:value="2.84" calcext:value-type="float">
            <text:p>2.84</text:p>
          </table:table-cell>
          <table:table-cell table:formula="of:=10+([.$C178]/4)" office:value-type="float" office:value="378.42" calcext:value-type="float">
            <text:p>378.42</text:p>
          </table:table-cell>
          <table:table-cell table:formula="of:=([.$G178]+([.$G$3]*[.$A178]))*(1+([.$A178]-1)*[.$H$3])*((1-[.$E178])+[.$E178]*[.F178])" office:value-type="float" office:value="1809.12022025005" calcext:value-type="float">
            <text:p>1809.12022025005</text:p>
          </table:table-cell>
          <table:table-cell table:formula="of:=1/(1+([.$A178]-1)*[.$D$3])" office:value-type="float" office:value="0.704225352112676" calcext:value-type="float">
            <text:p>0.704225352112676</text:p>
          </table:table-cell>
          <table:table-cell table:formula="of:=[.$H178]/[.$I178]" office:value-type="float" office:value="2568.95071275508" calcext:value-type="float">
            <text:p>2568.95071275508</text:p>
          </table:table-cell>
          <table:table-cell table:formula="of:=[.$J178]*3" office:value-type="float" office:value="7706.85213826523" calcext:value-type="float">
            <text:p>7706.85213826523</text:p>
          </table:table-cell>
          <table:table-cell table:formula="of:=[.$K178]*60" office:value-type="float" office:value="462411.128295914" calcext:value-type="float">
            <text:p>462411.12829591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([.$A179]-1)*0.02" office:value-type="float" office:value="4.38" calcext:value-type="float">
            <text:p>4.38</text:p>
          </table:table-cell>
          <table:table-cell table:formula="of:=2*[.$A179]*[.$B179]" office:value-type="float" office:value="1489.2" calcext:value-type="float">
            <text:p>1489.2</text:p>
          </table:table-cell>
          <table:table-cell table:formula="of:=1.5*[.$A179]*[.$B179]" office:value-type="float" office:value="1116.9" calcext:value-type="float">
            <text:p>1116.9</text:p>
          </table:table-cell>
          <table:table-cell table:formula="of:=0.05+([.$D179]*(1+([.$A179]-1)*[.$E$3]))/4000" office:value-type="percentage" office:value="0.565170125" calcext:value-type="percentage">
            <text:p>56.52%</text:p>
          </table:table-cell>
          <table:table-cell table:formula="of:=2+(([.$A179]-1)*[.$F$3])" office:value-type="float" office:value="2.845" calcext:value-type="float">
            <text:p>2.845</text:p>
          </table:table-cell>
          <table:table-cell table:formula="of:=10+([.$C179]/4)" office:value-type="float" office:value="382.3" calcext:value-type="float">
            <text:p>382.3</text:p>
          </table:table-cell>
          <table:table-cell table:formula="of:=([.$G179]+([.$G$3]*[.$A179]))*(1+([.$A179]-1)*[.$H$3])*((1-[.$E179])+[.$E179]*[.F179])" office:value-type="float" office:value="1843.20440210791" calcext:value-type="float">
            <text:p>1843.20440210791</text:p>
          </table:table-cell>
          <table:table-cell table:formula="of:=1/(1+([.$A179]-1)*[.$D$3])" office:value-type="float" office:value="0.70298769771529" calcext:value-type="float">
            <text:p>0.70298769771529</text:p>
          </table:table-cell>
          <table:table-cell table:formula="of:=[.$H179]/[.$I179]" office:value-type="float" office:value="2621.9582619985" calcext:value-type="float">
            <text:p>2621.9582619985</text:p>
          </table:table-cell>
          <table:table-cell table:formula="of:=[.$J179]*3" office:value-type="float" office:value="7865.87478599551" calcext:value-type="float">
            <text:p>7865.87478599551</text:p>
          </table:table-cell>
          <table:table-cell table:formula="of:=[.$K179]*60" office:value-type="float" office:value="471952.48715973" calcext:value-type="float">
            <text:p>471952.4871597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([.$A180]-1)*0.02" office:value-type="float" office:value="4.4" calcext:value-type="float">
            <text:p>4.4</text:p>
          </table:table-cell>
          <table:table-cell table:formula="of:=2*[.$A180]*[.$B180]" office:value-type="float" office:value="1504.8" calcext:value-type="float">
            <text:p>1504.8</text:p>
          </table:table-cell>
          <table:table-cell table:formula="of:=1.5*[.$A180]*[.$B180]" office:value-type="float" office:value="1128.6" calcext:value-type="float">
            <text:p>1128.6</text:p>
          </table:table-cell>
          <table:table-cell table:formula="of:=0.05+([.$D180]*(1+([.$A180]-1)*[.$E$3]))/4000" office:value-type="percentage" office:value="0.5719775" calcext:value-type="percentage">
            <text:p>57.20%</text:p>
          </table:table-cell>
          <table:table-cell table:formula="of:=2+(([.$A180]-1)*[.$F$3])" office:value-type="float" office:value="2.85" calcext:value-type="float">
            <text:p>2.85</text:p>
          </table:table-cell>
          <table:table-cell table:formula="of:=10+([.$C180]/4)" office:value-type="float" office:value="386.2" calcext:value-type="float">
            <text:p>386.2</text:p>
          </table:table-cell>
          <table:table-cell table:formula="of:=([.$G180]+([.$G$3]*[.$A180]))*(1+([.$A180]-1)*[.$H$3])*((1-[.$E180])+[.$E180]*[.F180])" office:value-type="float" office:value="1877.89457372563" calcext:value-type="float">
            <text:p>1877.89457372563</text:p>
          </table:table-cell>
          <table:table-cell table:formula="of:=1/(1+([.$A180]-1)*[.$D$3])" office:value-type="float" office:value="0.701754385964912" calcext:value-type="float">
            <text:p>0.701754385964912</text:p>
          </table:table-cell>
          <table:table-cell table:formula="of:=[.$H180]/[.$I180]" office:value-type="float" office:value="2675.99976755902" calcext:value-type="float">
            <text:p>2675.99976755902</text:p>
          </table:table-cell>
          <table:table-cell table:formula="of:=[.$J180]*3" office:value-type="float" office:value="8027.99930267705" calcext:value-type="float">
            <text:p>8027.99930267705</text:p>
          </table:table-cell>
          <table:table-cell table:formula="of:=[.$K180]*60" office:value-type="float" office:value="481679.958160623" calcext:value-type="float">
            <text:p>481679.95816062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([.$A181]-1)*0.02" office:value-type="float" office:value="4.42" calcext:value-type="float">
            <text:p>4.42</text:p>
          </table:table-cell>
          <table:table-cell table:formula="of:=2*[.$A181]*[.$B181]" office:value-type="float" office:value="1520.48" calcext:value-type="float">
            <text:p>1520.48</text:p>
          </table:table-cell>
          <table:table-cell table:formula="of:=1.5*[.$A181]*[.$B181]" office:value-type="float" office:value="1140.36" calcext:value-type="float">
            <text:p>1140.36</text:p>
          </table:table-cell>
          <table:table-cell table:formula="of:=0.05+([.$D181]*(1+([.$A181]-1)*[.$E$3]))/4000" office:value-type="percentage" office:value="0.57884195" calcext:value-type="percentage">
            <text:p>57.88%</text:p>
          </table:table-cell>
          <table:table-cell table:formula="of:=2+(([.$A181]-1)*[.$F$3])" office:value-type="float" office:value="2.855" calcext:value-type="float">
            <text:p>2.855</text:p>
          </table:table-cell>
          <table:table-cell table:formula="of:=10+([.$C181]/4)" office:value-type="float" office:value="390.12" calcext:value-type="float">
            <text:p>390.12</text:p>
          </table:table-cell>
          <table:table-cell table:formula="of:=([.$G181]+([.$G$3]*[.$A181]))*(1+([.$A181]-1)*[.$H$3])*((1-[.$E181])+[.$E181]*[.F181])" office:value-type="float" office:value="1913.20081099501" calcext:value-type="float">
            <text:p>1913.20081099501</text:p>
          </table:table-cell>
          <table:table-cell table:formula="of:=1/(1+([.$A181]-1)*[.$D$3])" office:value-type="float" office:value="0.700525394045534" calcext:value-type="float">
            <text:p>0.700525394045534</text:p>
          </table:table-cell>
          <table:table-cell table:formula="of:=[.$H181]/[.$I181]" office:value-type="float" office:value="2731.09415769537" calcext:value-type="float">
            <text:p>2731.09415769537</text:p>
          </table:table-cell>
          <table:table-cell table:formula="of:=[.$J181]*3" office:value-type="float" office:value="8193.28247308611" calcext:value-type="float">
            <text:p>8193.28247308611</text:p>
          </table:table-cell>
          <table:table-cell table:formula="of:=[.$K181]*60" office:value-type="float" office:value="491596.948385167" calcext:value-type="float">
            <text:p>491596.94838516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([.$A182]-1)*0.02" office:value-type="float" office:value="4.44" calcext:value-type="float">
            <text:p>4.44</text:p>
          </table:table-cell>
          <table:table-cell table:formula="of:=2*[.$A182]*[.$B182]" office:value-type="float" office:value="1536.24" calcext:value-type="float">
            <text:p>1536.24</text:p>
          </table:table-cell>
          <table:table-cell table:formula="of:=1.5*[.$A182]*[.$B182]" office:value-type="float" office:value="1152.18" calcext:value-type="float">
            <text:p>1152.18</text:p>
          </table:table-cell>
          <table:table-cell table:formula="of:=0.05+([.$D182]*(1+([.$A182]-1)*[.$E$3]))/4000" office:value-type="percentage" office:value="0.5857637" calcext:value-type="percentage">
            <text:p>58.58%</text:p>
          </table:table-cell>
          <table:table-cell table:formula="of:=2+(([.$A182]-1)*[.$F$3])" office:value-type="float" office:value="2.86" calcext:value-type="float">
            <text:p>2.86</text:p>
          </table:table-cell>
          <table:table-cell table:formula="of:=10+([.$C182]/4)" office:value-type="float" office:value="394.06" calcext:value-type="float">
            <text:p>394.06</text:p>
          </table:table-cell>
          <table:table-cell table:formula="of:=([.$G182]+([.$G$3]*[.$A182]))*(1+([.$A182]-1)*[.$H$3])*((1-[.$E182])+[.$E182]*[.F182])" office:value-type="float" office:value="1949.1333320402" calcext:value-type="float">
            <text:p>1949.1333320402</text:p>
          </table:table-cell>
          <table:table-cell table:formula="of:=1/(1+([.$A182]-1)*[.$D$3])" office:value-type="float" office:value="0.699300699300699" calcext:value-type="float">
            <text:p>0.699300699300699</text:p>
          </table:table-cell>
          <table:table-cell table:formula="of:=[.$H182]/[.$I182]" office:value-type="float" office:value="2787.26066481749" calcext:value-type="float">
            <text:p>2787.26066481749</text:p>
          </table:table-cell>
          <table:table-cell table:formula="of:=[.$J182]*3" office:value-type="float" office:value="8361.78199445247" calcext:value-type="float">
            <text:p>8361.78199445247</text:p>
          </table:table-cell>
          <table:table-cell table:formula="of:=[.$K182]*60" office:value-type="float" office:value="501706.919667148" calcext:value-type="float">
            <text:p>501706.91966714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([.$A183]-1)*0.02" office:value-type="float" office:value="4.46" calcext:value-type="float">
            <text:p>4.46</text:p>
          </table:table-cell>
          <table:table-cell table:formula="of:=2*[.$A183]*[.$B183]" office:value-type="float" office:value="1552.08" calcext:value-type="float">
            <text:p>1552.08</text:p>
          </table:table-cell>
          <table:table-cell table:formula="of:=1.5*[.$A183]*[.$B183]" office:value-type="float" office:value="1164.06" calcext:value-type="float">
            <text:p>1164.06</text:p>
          </table:table-cell>
          <table:table-cell table:formula="of:=0.05+([.$D183]*(1+([.$A183]-1)*[.$E$3]))/4000" office:value-type="percentage" office:value="0.592742975" calcext:value-type="percentage">
            <text:p>59.27%</text:p>
          </table:table-cell>
          <table:table-cell table:formula="of:=2+(([.$A183]-1)*[.$F$3])" office:value-type="float" office:value="2.865" calcext:value-type="float">
            <text:p>2.865</text:p>
          </table:table-cell>
          <table:table-cell table:formula="of:=10+([.$C183]/4)" office:value-type="float" office:value="398.02" calcext:value-type="float">
            <text:p>398.02</text:p>
          </table:table-cell>
          <table:table-cell table:formula="of:=([.$G183]+([.$G$3]*[.$A183]))*(1+([.$A183]-1)*[.$H$3])*((1-[.$E183])+[.$E183]*[.F183])" office:value-type="float" office:value="1985.70249872749" calcext:value-type="float">
            <text:p>1985.70249872749</text:p>
          </table:table-cell>
          <table:table-cell table:formula="of:=1/(1+([.$A183]-1)*[.$D$3])" office:value-type="float" office:value="0.698080279232112" calcext:value-type="float">
            <text:p>0.698080279232112</text:p>
          </table:table-cell>
          <table:table-cell table:formula="of:=[.$H183]/[.$I183]" office:value-type="float" office:value="2844.51882942713" calcext:value-type="float">
            <text:p>2844.51882942713</text:p>
          </table:table-cell>
          <table:table-cell table:formula="of:=[.$J183]*3" office:value-type="float" office:value="8533.5564882814" calcext:value-type="float">
            <text:p>8533.5564882814</text:p>
          </table:table-cell>
          <table:table-cell table:formula="of:=[.$K183]*60" office:value-type="float" office:value="512013.389296884" calcext:value-type="float">
            <text:p>512013.38929688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([.$A184]-1)*0.02" office:value-type="float" office:value="4.48" calcext:value-type="float">
            <text:p>4.48</text:p>
          </table:table-cell>
          <table:table-cell table:formula="of:=2*[.$A184]*[.$B184]" office:value-type="float" office:value="1568" calcext:value-type="float">
            <text:p>1568</text:p>
          </table:table-cell>
          <table:table-cell table:formula="of:=1.5*[.$A184]*[.$B184]" office:value-type="float" office:value="1176" calcext:value-type="float">
            <text:p>1176</text:p>
          </table:table-cell>
          <table:table-cell table:formula="of:=0.05+([.$D184]*(1+([.$A184]-1)*[.$E$3]))/4000" office:value-type="percentage" office:value="0.59978" calcext:value-type="percentage">
            <text:p>59.98%</text:p>
          </table:table-cell>
          <table:table-cell table:formula="of:=2+(([.$A184]-1)*[.$F$3])" office:value-type="float" office:value="2.87" calcext:value-type="float">
            <text:p>2.87</text:p>
          </table:table-cell>
          <table:table-cell table:formula="of:=10+([.$C184]/4)" office:value-type="float" office:value="402" calcext:value-type="float">
            <text:p>402</text:p>
          </table:table-cell>
          <table:table-cell table:formula="of:=([.$G184]+([.$G$3]*[.$A184]))*(1+([.$A184]-1)*[.$H$3])*((1-[.$E184])+[.$E184]*[.F184])" office:value-type="float" office:value="2022.9188181855" calcext:value-type="float">
            <text:p>2022.9188181855</text:p>
          </table:table-cell>
          <table:table-cell table:formula="of:=1/(1+([.$A184]-1)*[.$D$3])" office:value-type="float" office:value="0.696864111498258" calcext:value-type="float">
            <text:p>0.696864111498258</text:p>
          </table:table-cell>
          <table:table-cell table:formula="of:=[.$H184]/[.$I184]" office:value-type="float" office:value="2902.88850409619" calcext:value-type="float">
            <text:p>2902.88850409619</text:p>
          </table:table-cell>
          <table:table-cell table:formula="of:=[.$J184]*3" office:value-type="float" office:value="8708.66551228858" calcext:value-type="float">
            <text:p>8708.66551228858</text:p>
          </table:table-cell>
          <table:table-cell table:formula="of:=[.$K184]*60" office:value-type="float" office:value="522519.930737315" calcext:value-type="float">
            <text:p>522519.93073731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([.$A185]-1)*0.02" office:value-type="float" office:value="4.5" calcext:value-type="float">
            <text:p>4.5</text:p>
          </table:table-cell>
          <table:table-cell table:formula="of:=2*[.$A185]*[.$B185]" office:value-type="float" office:value="1584" calcext:value-type="float">
            <text:p>1584</text:p>
          </table:table-cell>
          <table:table-cell table:formula="of:=1.5*[.$A185]*[.$B185]" office:value-type="float" office:value="1188" calcext:value-type="float">
            <text:p>1188</text:p>
          </table:table-cell>
          <table:table-cell table:formula="of:=0.05+([.$D185]*(1+([.$A185]-1)*[.$E$3]))/4000" office:value-type="percentage" office:value="0.606875" calcext:value-type="percentage">
            <text:p>60.69%</text:p>
          </table:table-cell>
          <table:table-cell table:formula="of:=2+(([.$A185]-1)*[.$F$3])" office:value-type="float" office:value="2.875" calcext:value-type="float">
            <text:p>2.875</text:p>
          </table:table-cell>
          <table:table-cell table:formula="of:=10+([.$C185]/4)" office:value-type="float" office:value="406" calcext:value-type="float">
            <text:p>406</text:p>
          </table:table-cell>
          <table:table-cell table:formula="of:=([.$G185]+([.$G$3]*[.$A185]))*(1+([.$A185]-1)*[.$H$3])*((1-[.$E185])+[.$E185]*[.F185])" office:value-type="float" office:value="2060.79294433594" calcext:value-type="float">
            <text:p>2060.79294433594</text:p>
          </table:table-cell>
          <table:table-cell table:formula="of:=1/(1+([.$A185]-1)*[.$D$3])" office:value-type="float" office:value="0.695652173913044" calcext:value-type="float">
            <text:p>0.695652173913044</text:p>
          </table:table-cell>
          <table:table-cell table:formula="of:=[.$H185]/[.$I185]" office:value-type="float" office:value="2962.38985748291" calcext:value-type="float">
            <text:p>2962.38985748291</text:p>
          </table:table-cell>
          <table:table-cell table:formula="of:=[.$J185]*3" office:value-type="float" office:value="8887.16957244873" calcext:value-type="float">
            <text:p>8887.16957244873</text:p>
          </table:table-cell>
          <table:table-cell table:formula="of:=[.$K185]*60" office:value-type="float" office:value="533230.174346924" calcext:value-type="float">
            <text:p>533230.17434692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([.$A186]-1)*0.02" office:value-type="float" office:value="4.52" calcext:value-type="float">
            <text:p>4.52</text:p>
          </table:table-cell>
          <table:table-cell table:formula="of:=2*[.$A186]*[.$B186]" office:value-type="float" office:value="1600.08" calcext:value-type="float">
            <text:p>1600.08</text:p>
          </table:table-cell>
          <table:table-cell table:formula="of:=1.5*[.$A186]*[.$B186]" office:value-type="float" office:value="1200.06" calcext:value-type="float">
            <text:p>1200.06</text:p>
          </table:table-cell>
          <table:table-cell table:formula="of:=0.05+([.$D186]*(1+([.$A186]-1)*[.$E$3]))/4000" office:value-type="percentage" office:value="0.6140282" calcext:value-type="percentage">
            <text:p>61.40%</text:p>
          </table:table-cell>
          <table:table-cell table:formula="of:=2+(([.$A186]-1)*[.$F$3])" office:value-type="float" office:value="2.88" calcext:value-type="float">
            <text:p>2.88</text:p>
          </table:table-cell>
          <table:table-cell table:formula="of:=10+([.$C186]/4)" office:value-type="float" office:value="410.02" calcext:value-type="float">
            <text:p>410.02</text:p>
          </table:table-cell>
          <table:table-cell table:formula="of:=([.$G186]+([.$G$3]*[.$A186]))*(1+([.$A186]-1)*[.$H$3])*((1-[.$E186])+[.$E186]*[.F186])" office:value-type="float" office:value="2099.33567943485" calcext:value-type="float">
            <text:p>2099.33567943485</text:p>
          </table:table-cell>
          <table:table-cell table:formula="of:=1/(1+([.$A186]-1)*[.$D$3])" office:value-type="float" office:value="0.694444444444444" calcext:value-type="float">
            <text:p>0.694444444444444</text:p>
          </table:table-cell>
          <table:table-cell table:formula="of:=[.$H186]/[.$I186]" office:value-type="float" office:value="3023.04337838619" calcext:value-type="float">
            <text:p>3023.04337838619</text:p>
          </table:table-cell>
          <table:table-cell table:formula="of:=[.$J186]*3" office:value-type="float" office:value="9069.13013515856" calcext:value-type="float">
            <text:p>9069.13013515856</text:p>
          </table:table-cell>
          <table:table-cell table:formula="of:=[.$K186]*60" office:value-type="float" office:value="544147.808109514" calcext:value-type="float">
            <text:p>544147.80810951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([.$A187]-1)*0.02" office:value-type="float" office:value="4.54" calcext:value-type="float">
            <text:p>4.54</text:p>
          </table:table-cell>
          <table:table-cell table:formula="of:=2*[.$A187]*[.$B187]" office:value-type="float" office:value="1616.24" calcext:value-type="float">
            <text:p>1616.24</text:p>
          </table:table-cell>
          <table:table-cell table:formula="of:=1.5*[.$A187]*[.$B187]" office:value-type="float" office:value="1212.18" calcext:value-type="float">
            <text:p>1212.18</text:p>
          </table:table-cell>
          <table:table-cell table:formula="of:=0.05+([.$D187]*(1+([.$A187]-1)*[.$E$3]))/4000" office:value-type="percentage" office:value="0.621239825" calcext:value-type="percentage">
            <text:p>62.12%</text:p>
          </table:table-cell>
          <table:table-cell table:formula="of:=2+(([.$A187]-1)*[.$F$3])" office:value-type="float" office:value="2.885" calcext:value-type="float">
            <text:p>2.885</text:p>
          </table:table-cell>
          <table:table-cell table:formula="of:=10+([.$C187]/4)" office:value-type="float" office:value="414.06" calcext:value-type="float">
            <text:p>414.06</text:p>
          </table:table-cell>
          <table:table-cell table:formula="of:=([.$G187]+([.$G$3]*[.$A187]))*(1+([.$A187]-1)*[.$H$3])*((1-[.$E187])+[.$E187]*[.F187])" office:value-type="float" office:value="2138.55797562444" calcext:value-type="float">
            <text:p>2138.55797562444</text:p>
          </table:table-cell>
          <table:table-cell table:formula="of:=1/(1+([.$A187]-1)*[.$D$3])" office:value-type="float" office:value="0.693240901213172" calcext:value-type="float">
            <text:p>0.693240901213172</text:p>
          </table:table-cell>
          <table:table-cell table:formula="of:=[.$H187]/[.$I187]" office:value-type="float" office:value="3084.86987983826" calcext:value-type="float">
            <text:p>3084.86987983826</text:p>
          </table:table-cell>
          <table:table-cell table:formula="of:=[.$J187]*3" office:value-type="float" office:value="9254.60963951477" calcext:value-type="float">
            <text:p>9254.60963951477</text:p>
          </table:table-cell>
          <table:table-cell table:formula="of:=[.$K187]*60" office:value-type="float" office:value="555276.578370887" calcext:value-type="float">
            <text:p>555276.57837088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([.$A188]-1)*0.02" office:value-type="float" office:value="4.56" calcext:value-type="float">
            <text:p>4.56</text:p>
          </table:table-cell>
          <table:table-cell table:formula="of:=2*[.$A188]*[.$B188]" office:value-type="float" office:value="1632.48" calcext:value-type="float">
            <text:p>1632.48</text:p>
          </table:table-cell>
          <table:table-cell table:formula="of:=1.5*[.$A188]*[.$B188]" office:value-type="float" office:value="1224.36" calcext:value-type="float">
            <text:p>1224.36</text:p>
          </table:table-cell>
          <table:table-cell table:formula="of:=0.05+([.$D188]*(1+([.$A188]-1)*[.$E$3]))/4000" office:value-type="percentage" office:value="0.6285101" calcext:value-type="percentage">
            <text:p>62.85%</text:p>
          </table:table-cell>
          <table:table-cell table:formula="of:=2+(([.$A188]-1)*[.$F$3])" office:value-type="float" office:value="2.89" calcext:value-type="float">
            <text:p>2.89</text:p>
          </table:table-cell>
          <table:table-cell table:formula="of:=10+([.$C188]/4)" office:value-type="float" office:value="418.12" calcext:value-type="float">
            <text:p>418.12</text:p>
          </table:table-cell>
          <table:table-cell table:formula="of:=([.$G188]+([.$G$3]*[.$A188]))*(1+([.$A188]-1)*[.$H$3])*((1-[.$E188])+[.$E188]*[.F188])" office:value-type="float" office:value="2178.47093649549" calcext:value-type="float">
            <text:p>2178.47093649549</text:p>
          </table:table-cell>
          <table:table-cell table:formula="of:=1/(1+([.$A188]-1)*[.$D$3])" office:value-type="float" office:value="0.692041522491349" calcext:value-type="float">
            <text:p>0.692041522491349</text:p>
          </table:table-cell>
          <table:table-cell table:formula="of:=[.$H188]/[.$I188]" office:value-type="float" office:value="3147.89050323598" calcext:value-type="float">
            <text:p>3147.89050323598</text:p>
          </table:table-cell>
          <table:table-cell table:formula="of:=[.$J188]*3" office:value-type="float" office:value="9443.67150970794" calcext:value-type="float">
            <text:p>9443.67150970794</text:p>
          </table:table-cell>
          <table:table-cell table:formula="of:=[.$K188]*60" office:value-type="float" office:value="566620.290582476" calcext:value-type="float">
            <text:p>566620.29058247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([.$A189]-1)*0.02" office:value-type="float" office:value="4.58" calcext:value-type="float">
            <text:p>4.58</text:p>
          </table:table-cell>
          <table:table-cell table:formula="of:=2*[.$A189]*[.$B189]" office:value-type="float" office:value="1648.8" calcext:value-type="float">
            <text:p>1648.8</text:p>
          </table:table-cell>
          <table:table-cell table:formula="of:=1.5*[.$A189]*[.$B189]" office:value-type="float" office:value="1236.6" calcext:value-type="float">
            <text:p>1236.6</text:p>
          </table:table-cell>
          <table:table-cell table:formula="of:=0.05+([.$D189]*(1+([.$A189]-1)*[.$E$3]))/4000" office:value-type="percentage" office:value="0.63583925" calcext:value-type="percentage">
            <text:p>63.58%</text:p>
          </table:table-cell>
          <table:table-cell table:formula="of:=2+(([.$A189]-1)*[.$F$3])" office:value-type="float" office:value="2.895" calcext:value-type="float">
            <text:p>2.895</text:p>
          </table:table-cell>
          <table:table-cell table:formula="of:=10+([.$C189]/4)" office:value-type="float" office:value="422.2" calcext:value-type="float">
            <text:p>422.2</text:p>
          </table:table-cell>
          <table:table-cell table:formula="of:=([.$G189]+([.$G$3]*[.$A189]))*(1+([.$A189]-1)*[.$H$3])*((1-[.$E189])+[.$E189]*[.F189])" office:value-type="float" office:value="2219.08581866038" calcext:value-type="float">
            <text:p>2219.08581866038</text:p>
          </table:table-cell>
          <table:table-cell table:formula="of:=1/(1+([.$A189]-1)*[.$D$3])" office:value-type="float" office:value="0.690846286701209" calcext:value-type="float">
            <text:p>0.690846286701209</text:p>
          </table:table-cell>
          <table:table-cell table:formula="of:=[.$H189]/[.$I189]" office:value-type="float" office:value="3212.1267225109" calcext:value-type="float">
            <text:p>3212.1267225109</text:p>
          </table:table-cell>
          <table:table-cell table:formula="of:=[.$J189]*3" office:value-type="float" office:value="9636.38016753271" calcext:value-type="float">
            <text:p>9636.38016753271</text:p>
          </table:table-cell>
          <table:table-cell table:formula="of:=[.$K189]*60" office:value-type="float" office:value="578182.810051963" calcext:value-type="float">
            <text:p>578182.81005196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([.$A190]-1)*0.02" office:value-type="float" office:value="4.6" calcext:value-type="float">
            <text:p>4.6</text:p>
          </table:table-cell>
          <table:table-cell table:formula="of:=2*[.$A190]*[.$B190]" office:value-type="float" office:value="1665.2" calcext:value-type="float">
            <text:p>1665.2</text:p>
          </table:table-cell>
          <table:table-cell table:formula="of:=1.5*[.$A190]*[.$B190]" office:value-type="float" office:value="1248.9" calcext:value-type="float">
            <text:p>1248.9</text:p>
          </table:table-cell>
          <table:table-cell table:formula="of:=0.05+([.$D190]*(1+([.$A190]-1)*[.$E$3]))/4000" office:value-type="percentage" office:value="0.6432275" calcext:value-type="percentage">
            <text:p>64.32%</text:p>
          </table:table-cell>
          <table:table-cell table:formula="of:=2+(([.$A190]-1)*[.$F$3])" office:value-type="float" office:value="2.9" calcext:value-type="float">
            <text:p>2.9</text:p>
          </table:table-cell>
          <table:table-cell table:formula="of:=10+([.$C190]/4)" office:value-type="float" office:value="426.3" calcext:value-type="float">
            <text:p>426.3</text:p>
          </table:table-cell>
          <table:table-cell table:formula="of:=([.$G190]+([.$G$3]*[.$A190]))*(1+([.$A190]-1)*[.$H$3])*((1-[.$E190])+[.$E190]*[.F190])" office:value-type="float" office:value="2260.41403333687" calcext:value-type="float">
            <text:p>2260.41403333687</text:p>
          </table:table-cell>
          <table:table-cell table:formula="of:=1/(1+([.$A190]-1)*[.$D$3])" office:value-type="float" office:value="0.689655172413793" calcext:value-type="float">
            <text:p>0.689655172413793</text:p>
          </table:table-cell>
          <table:table-cell table:formula="of:=[.$H190]/[.$I190]" office:value-type="float" office:value="3277.60034833847" calcext:value-type="float">
            <text:p>3277.60034833847</text:p>
          </table:table-cell>
          <table:table-cell table:formula="of:=[.$J190]*3" office:value-type="float" office:value="9832.8010450154" calcext:value-type="float">
            <text:p>9832.8010450154</text:p>
          </table:table-cell>
          <table:table-cell table:formula="of:=[.$K190]*60" office:value-type="float" office:value="589968.062700924" calcext:value-type="float">
            <text:p>589968.062700924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([.$A191]-1)*0.02" office:value-type="float" office:value="4.62" calcext:value-type="float">
            <text:p>4.62</text:p>
          </table:table-cell>
          <table:table-cell table:formula="of:=2*[.$A191]*[.$B191]" office:value-type="float" office:value="1681.68" calcext:value-type="float">
            <text:p>1681.68</text:p>
          </table:table-cell>
          <table:table-cell table:formula="of:=1.5*[.$A191]*[.$B191]" office:value-type="float" office:value="1261.26" calcext:value-type="float">
            <text:p>1261.26</text:p>
          </table:table-cell>
          <table:table-cell table:formula="of:=0.05+([.$D191]*(1+([.$A191]-1)*[.$E$3]))/4000" office:value-type="percentage" office:value="0.650675075" calcext:value-type="percentage">
            <text:p>65.07%</text:p>
          </table:table-cell>
          <table:table-cell table:formula="of:=2+(([.$A191]-1)*[.$F$3])" office:value-type="float" office:value="2.905" calcext:value-type="float">
            <text:p>2.905</text:p>
          </table:table-cell>
          <table:table-cell table:formula="of:=10+([.$C191]/4)" office:value-type="float" office:value="430.42" calcext:value-type="float">
            <text:p>430.42</text:p>
          </table:table-cell>
          <table:table-cell table:formula="of:=([.$G191]+([.$G$3]*[.$A191]))*(1+([.$A191]-1)*[.$H$3])*((1-[.$E191])+[.$E191]*[.F191])" office:value-type="float" office:value="2302.46714794249" calcext:value-type="float">
            <text:p>2302.46714794249</text:p>
          </table:table-cell>
          <table:table-cell table:formula="of:=1/(1+([.$A191]-1)*[.$D$3])" office:value-type="float" office:value="0.688468158347676" calcext:value-type="float">
            <text:p>0.688468158347676</text:p>
          </table:table-cell>
          <table:table-cell table:formula="of:=[.$H191]/[.$I191]" office:value-type="float" office:value="3344.33353238647" calcext:value-type="float">
            <text:p>3344.33353238647</text:p>
          </table:table-cell>
          <table:table-cell table:formula="of:=[.$J191]*3" office:value-type="float" office:value="10033.0005971594" calcext:value-type="float">
            <text:p>10033.0005971594</text:p>
          </table:table-cell>
          <table:table-cell table:formula="of:=[.$K191]*60" office:value-type="float" office:value="601980.035829564" calcext:value-type="float">
            <text:p>601980.035829564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([.$A192]-1)*0.02" office:value-type="float" office:value="4.64" calcext:value-type="float">
            <text:p>4.64</text:p>
          </table:table-cell>
          <table:table-cell table:formula="of:=2*[.$A192]*[.$B192]" office:value-type="float" office:value="1698.24" calcext:value-type="float">
            <text:p>1698.24</text:p>
          </table:table-cell>
          <table:table-cell table:formula="of:=1.5*[.$A192]*[.$B192]" office:value-type="float" office:value="1273.68" calcext:value-type="float">
            <text:p>1273.68</text:p>
          </table:table-cell>
          <table:table-cell table:formula="of:=0.05+([.$D192]*(1+([.$A192]-1)*[.$E$3]))/4000" office:value-type="percentage" office:value="0.6581822" calcext:value-type="percentage">
            <text:p>65.82%</text:p>
          </table:table-cell>
          <table:table-cell table:formula="of:=2+(([.$A192]-1)*[.$F$3])" office:value-type="float" office:value="2.91" calcext:value-type="float">
            <text:p>2.91</text:p>
          </table:table-cell>
          <table:table-cell table:formula="of:=10+([.$C192]/4)" office:value-type="float" office:value="434.56" calcext:value-type="float">
            <text:p>434.56</text:p>
          </table:table-cell>
          <table:table-cell table:formula="of:=([.$G192]+([.$G$3]*[.$A192]))*(1+([.$A192]-1)*[.$H$3])*((1-[.$E192])+[.$E192]*[.F192])" office:value-type="float" office:value="2345.25688769969" calcext:value-type="float">
            <text:p>2345.25688769969</text:p>
          </table:table-cell>
          <table:table-cell table:formula="of:=1/(1+([.$A192]-1)*[.$D$3])" office:value-type="float" office:value="0.687285223367698" calcext:value-type="float">
            <text:p>0.687285223367698</text:p>
          </table:table-cell>
          <table:table-cell table:formula="of:=[.$H192]/[.$I192]" office:value-type="float" office:value="3412.34877160305" calcext:value-type="float">
            <text:p>3412.34877160305</text:p>
          </table:table-cell>
          <table:table-cell table:formula="of:=[.$J192]*3" office:value-type="float" office:value="10237.0463148091" calcext:value-type="float">
            <text:p>10237.0463148091</text:p>
          </table:table-cell>
          <table:table-cell table:formula="of:=[.$K192]*60" office:value-type="float" office:value="614222.778888549" calcext:value-type="float">
            <text:p>614222.77888854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([.$A193]-1)*0.02" office:value-type="float" office:value="4.66" calcext:value-type="float">
            <text:p>4.66</text:p>
          </table:table-cell>
          <table:table-cell table:formula="of:=2*[.$A193]*[.$B193]" office:value-type="float" office:value="1714.88" calcext:value-type="float">
            <text:p>1714.88</text:p>
          </table:table-cell>
          <table:table-cell table:formula="of:=1.5*[.$A193]*[.$B193]" office:value-type="float" office:value="1286.16" calcext:value-type="float">
            <text:p>1286.16</text:p>
          </table:table-cell>
          <table:table-cell table:formula="of:=0.05+([.$D193]*(1+([.$A193]-1)*[.$E$3]))/4000" office:value-type="percentage" office:value="0.6657491" calcext:value-type="percentage">
            <text:p>66.57%</text:p>
          </table:table-cell>
          <table:table-cell table:formula="of:=2+(([.$A193]-1)*[.$F$3])" office:value-type="float" office:value="2.915" calcext:value-type="float">
            <text:p>2.915</text:p>
          </table:table-cell>
          <table:table-cell table:formula="of:=10+([.$C193]/4)" office:value-type="float" office:value="438.72" calcext:value-type="float">
            <text:p>438.72</text:p>
          </table:table-cell>
          <table:table-cell table:formula="of:=([.$G193]+([.$G$3]*[.$A193]))*(1+([.$A193]-1)*[.$H$3])*((1-[.$E193])+[.$E193]*[.F193])" office:value-type="float" office:value="2388.79513725183" calcext:value-type="float">
            <text:p>2388.79513725183</text:p>
          </table:table-cell>
          <table:table-cell table:formula="of:=1/(1+([.$A193]-1)*[.$D$3])" office:value-type="float" office:value="0.686106346483705" calcext:value-type="float">
            <text:p>0.686106346483705</text:p>
          </table:table-cell>
          <table:table-cell table:formula="of:=[.$H193]/[.$I193]" office:value-type="float" office:value="3481.66891254455" calcext:value-type="float">
            <text:p>3481.66891254455</text:p>
          </table:table-cell>
          <table:table-cell table:formula="of:=[.$J193]*3" office:value-type="float" office:value="10445.0067376336" calcext:value-type="float">
            <text:p>10445.0067376336</text:p>
          </table:table-cell>
          <table:table-cell table:formula="of:=[.$K193]*60" office:value-type="float" office:value="626700.404258018" calcext:value-type="float">
            <text:p>626700.40425801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([.$A194]-1)*0.02" office:value-type="float" office:value="4.68" calcext:value-type="float">
            <text:p>4.68</text:p>
          </table:table-cell>
          <table:table-cell table:formula="of:=2*[.$A194]*[.$B194]" office:value-type="float" office:value="1731.6" calcext:value-type="float">
            <text:p>1731.6</text:p>
          </table:table-cell>
          <table:table-cell table:formula="of:=1.5*[.$A194]*[.$B194]" office:value-type="float" office:value="1298.7" calcext:value-type="float">
            <text:p>1298.7</text:p>
          </table:table-cell>
          <table:table-cell table:formula="of:=0.05+([.$D194]*(1+([.$A194]-1)*[.$E$3]))/4000" office:value-type="percentage" office:value="0.673376" calcext:value-type="percentage">
            <text:p>67.34%</text:p>
          </table:table-cell>
          <table:table-cell table:formula="of:=2+(([.$A194]-1)*[.$F$3])" office:value-type="float" office:value="2.92" calcext:value-type="float">
            <text:p>2.92</text:p>
          </table:table-cell>
          <table:table-cell table:formula="of:=10+([.$C194]/4)" office:value-type="float" office:value="442.9" calcext:value-type="float">
            <text:p>442.9</text:p>
          </table:table-cell>
          <table:table-cell table:formula="of:=([.$G194]+([.$G$3]*[.$A194]))*(1+([.$A194]-1)*[.$H$3])*((1-[.$E194])+[.$E194]*[.F194])" office:value-type="float" office:value="2433.09394228992" calcext:value-type="float">
            <text:p>2433.09394228992</text:p>
          </table:table-cell>
          <table:table-cell table:formula="of:=1/(1+([.$A194]-1)*[.$D$3])" office:value-type="float" office:value="0.684931506849315" calcext:value-type="float">
            <text:p>0.684931506849315</text:p>
          </table:table-cell>
          <table:table-cell table:formula="of:=[.$H194]/[.$I194]" office:value-type="float" office:value="3552.31715574328" calcext:value-type="float">
            <text:p>3552.31715574328</text:p>
          </table:table-cell>
          <table:table-cell table:formula="of:=[.$J194]*3" office:value-type="float" office:value="10656.9514672298" calcext:value-type="float">
            <text:p>10656.9514672298</text:p>
          </table:table-cell>
          <table:table-cell table:formula="of:=[.$K194]*60" office:value-type="float" office:value="639417.088033791" calcext:value-type="float">
            <text:p>639417.08803379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([.$A195]-1)*0.02" office:value-type="float" office:value="4.7" calcext:value-type="float">
            <text:p>4.7</text:p>
          </table:table-cell>
          <table:table-cell table:formula="of:=2*[.$A195]*[.$B195]" office:value-type="float" office:value="1748.4" calcext:value-type="float">
            <text:p>1748.4</text:p>
          </table:table-cell>
          <table:table-cell table:formula="of:=1.5*[.$A195]*[.$B195]" office:value-type="float" office:value="1311.3" calcext:value-type="float">
            <text:p>1311.3</text:p>
          </table:table-cell>
          <table:table-cell table:formula="of:=0.05+([.$D195]*(1+([.$A195]-1)*[.$E$3]))/4000" office:value-type="percentage" office:value="0.681063125" calcext:value-type="percentage">
            <text:p>68.11%</text:p>
          </table:table-cell>
          <table:table-cell table:formula="of:=2+(([.$A195]-1)*[.$F$3])" office:value-type="float" office:value="2.925" calcext:value-type="float">
            <text:p>2.925</text:p>
          </table:table-cell>
          <table:table-cell table:formula="of:=10+([.$C195]/4)" office:value-type="float" office:value="447.1" calcext:value-type="float">
            <text:p>447.1</text:p>
          </table:table-cell>
          <table:table-cell table:formula="of:=([.$G195]+([.$G$3]*[.$A195]))*(1+([.$A195]-1)*[.$H$3])*((1-[.$E195])+[.$E195]*[.F195])" office:value-type="float" office:value="2478.16551119021" calcext:value-type="float">
            <text:p>2478.16551119021</text:p>
          </table:table-cell>
          <table:table-cell table:formula="of:=1/(1+([.$A195]-1)*[.$D$3])" office:value-type="float" office:value="0.683760683760684" calcext:value-type="float">
            <text:p>0.683760683760684</text:p>
          </table:table-cell>
          <table:table-cell table:formula="of:=[.$H195]/[.$I195]" office:value-type="float" office:value="3624.31706011568" calcext:value-type="float">
            <text:p>3624.31706011568</text:p>
          </table:table-cell>
          <table:table-cell table:formula="of:=[.$J195]*3" office:value-type="float" office:value="10872.951180347" calcext:value-type="float">
            <text:p>10872.951180347</text:p>
          </table:table-cell>
          <table:table-cell table:formula="of:=[.$K195]*60" office:value-type="float" office:value="652377.070820821" calcext:value-type="float">
            <text:p>652377.07082082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([.$A196]-1)*0.02" office:value-type="float" office:value="4.72" calcext:value-type="float">
            <text:p>4.72</text:p>
          </table:table-cell>
          <table:table-cell table:formula="of:=2*[.$A196]*[.$B196]" office:value-type="float" office:value="1765.28" calcext:value-type="float">
            <text:p>1765.28</text:p>
          </table:table-cell>
          <table:table-cell table:formula="of:=1.5*[.$A196]*[.$B196]" office:value-type="float" office:value="1323.96" calcext:value-type="float">
            <text:p>1323.96</text:p>
          </table:table-cell>
          <table:table-cell table:formula="of:=0.05+([.$D196]*(1+([.$A196]-1)*[.$E$3]))/4000" office:value-type="percentage" office:value="0.6888107" calcext:value-type="percentage">
            <text:p>68.88%</text:p>
          </table:table-cell>
          <table:table-cell table:formula="of:=2+(([.$A196]-1)*[.$F$3])" office:value-type="float" office:value="2.93" calcext:value-type="float">
            <text:p>2.93</text:p>
          </table:table-cell>
          <table:table-cell table:formula="of:=10+([.$C196]/4)" office:value-type="float" office:value="451.32" calcext:value-type="float">
            <text:p>451.32</text:p>
          </table:table-cell>
          <table:table-cell table:formula="of:=([.$G196]+([.$G$3]*[.$A196]))*(1+([.$A196]-1)*[.$H$3])*((1-[.$E196])+[.$E196]*[.F196])" office:value-type="float" office:value="2524.02221666268" calcext:value-type="float">
            <text:p>2524.02221666268</text:p>
          </table:table-cell>
          <table:table-cell table:formula="of:=1/(1+([.$A196]-1)*[.$D$3])" office:value-type="float" office:value="0.68259385665529" calcext:value-type="float">
            <text:p>0.68259385665529</text:p>
          </table:table-cell>
          <table:table-cell table:formula="of:=[.$H196]/[.$I196]" office:value-type="float" office:value="3697.69254741083" calcext:value-type="float">
            <text:p>3697.69254741083</text:p>
          </table:table-cell>
          <table:table-cell table:formula="of:=[.$J196]*3" office:value-type="float" office:value="11093.0776422325" calcext:value-type="float">
            <text:p>11093.0776422325</text:p>
          </table:table-cell>
          <table:table-cell table:formula="of:=[.$K196]*60" office:value-type="float" office:value="665584.658533949" calcext:value-type="float">
            <text:p>665584.65853394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([.$A197]-1)*0.02" office:value-type="float" office:value="4.74" calcext:value-type="float">
            <text:p>4.74</text:p>
          </table:table-cell>
          <table:table-cell table:formula="of:=2*[.$A197]*[.$B197]" office:value-type="float" office:value="1782.24" calcext:value-type="float">
            <text:p>1782.24</text:p>
          </table:table-cell>
          <table:table-cell table:formula="of:=1.5*[.$A197]*[.$B197]" office:value-type="float" office:value="1336.68" calcext:value-type="float">
            <text:p>1336.68</text:p>
          </table:table-cell>
          <table:table-cell table:formula="of:=0.05+([.$D197]*(1+([.$A197]-1)*[.$E$3]))/4000" office:value-type="percentage" office:value="0.69661895" calcext:value-type="percentage">
            <text:p>69.66%</text:p>
          </table:table-cell>
          <table:table-cell table:formula="of:=2+(([.$A197]-1)*[.$F$3])" office:value-type="float" office:value="2.935" calcext:value-type="float">
            <text:p>2.935</text:p>
          </table:table-cell>
          <table:table-cell table:formula="of:=10+([.$C197]/4)" office:value-type="float" office:value="455.56" calcext:value-type="float">
            <text:p>455.56</text:p>
          </table:table-cell>
          <table:table-cell table:formula="of:=([.$G197]+([.$G$3]*[.$A197]))*(1+([.$A197]-1)*[.$H$3])*((1-[.$E197])+[.$E197]*[.F197])" office:value-type="float" office:value="2570.67659741047" calcext:value-type="float">
            <text:p>2570.67659741047</text:p>
          </table:table-cell>
          <table:table-cell table:formula="of:=1/(1+([.$A197]-1)*[.$D$3])" office:value-type="float" office:value="0.681431005110733" calcext:value-type="float">
            <text:p>0.681431005110733</text:p>
          </table:table-cell>
          <table:table-cell table:formula="of:=[.$H197]/[.$I197]" office:value-type="float" office:value="3772.46790669987" calcext:value-type="float">
            <text:p>3772.46790669987</text:p>
          </table:table-cell>
          <table:table-cell table:formula="of:=[.$J197]*3" office:value-type="float" office:value="11317.4037200996" calcext:value-type="float">
            <text:p>11317.4037200996</text:p>
          </table:table-cell>
          <table:table-cell table:formula="of:=[.$K197]*60" office:value-type="float" office:value="679044.223205976" calcext:value-type="float">
            <text:p>679044.22320597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([.$A198]-1)*0.02" office:value-type="float" office:value="4.76" calcext:value-type="float">
            <text:p>4.76</text:p>
          </table:table-cell>
          <table:table-cell table:formula="of:=2*[.$A198]*[.$B198]" office:value-type="float" office:value="1799.28" calcext:value-type="float">
            <text:p>1799.28</text:p>
          </table:table-cell>
          <table:table-cell table:formula="of:=1.5*[.$A198]*[.$B198]" office:value-type="float" office:value="1349.46" calcext:value-type="float">
            <text:p>1349.46</text:p>
          </table:table-cell>
          <table:table-cell table:formula="of:=0.05+([.$D198]*(1+([.$A198]-1)*[.$E$3]))/4000" office:value-type="percentage" office:value="0.7044881" calcext:value-type="percentage">
            <text:p>70.45%</text:p>
          </table:table-cell>
          <table:table-cell table:formula="of:=2+(([.$A198]-1)*[.$F$3])" office:value-type="float" office:value="2.94" calcext:value-type="float">
            <text:p>2.94</text:p>
          </table:table-cell>
          <table:table-cell table:formula="of:=10+([.$C198]/4)" office:value-type="float" office:value="459.82" calcext:value-type="float">
            <text:p>459.82</text:p>
          </table:table-cell>
          <table:table-cell table:formula="of:=([.$G198]+([.$G$3]*[.$A198]))*(1+([.$A198]-1)*[.$H$3])*((1-[.$E198])+[.$E198]*[.F198])" office:value-type="float" office:value="2618.14135980022" calcext:value-type="float">
            <text:p>2618.14135980022</text:p>
          </table:table-cell>
          <table:table-cell table:formula="of:=1/(1+([.$A198]-1)*[.$D$3])" office:value-type="float" office:value="0.680272108843537" calcext:value-type="float">
            <text:p>0.680272108843537</text:p>
          </table:table-cell>
          <table:table-cell table:formula="of:=[.$H198]/[.$I198]" office:value-type="float" office:value="3848.66779890633" calcext:value-type="float">
            <text:p>3848.66779890633</text:p>
          </table:table-cell>
          <table:table-cell table:formula="of:=[.$J198]*3" office:value-type="float" office:value="11546.003396719" calcext:value-type="float">
            <text:p>11546.003396719</text:p>
          </table:table-cell>
          <table:table-cell table:formula="of:=[.$K198]*60" office:value-type="float" office:value="692760.203803139" calcext:value-type="float">
            <text:p>692760.20380313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([.$A199]-1)*0.02" office:value-type="float" office:value="4.78" calcext:value-type="float">
            <text:p>4.78</text:p>
          </table:table-cell>
          <table:table-cell table:formula="of:=2*[.$A199]*[.$B199]" office:value-type="float" office:value="1816.4" calcext:value-type="float">
            <text:p>1816.4</text:p>
          </table:table-cell>
          <table:table-cell table:formula="of:=1.5*[.$A199]*[.$B199]" office:value-type="float" office:value="1362.3" calcext:value-type="float">
            <text:p>1362.3</text:p>
          </table:table-cell>
          <table:table-cell table:formula="of:=0.05+([.$D199]*(1+([.$A199]-1)*[.$E$3]))/4000" office:value-type="percentage" office:value="0.712418375" calcext:value-type="percentage">
            <text:p>71.24%</text:p>
          </table:table-cell>
          <table:table-cell table:formula="of:=2+(([.$A199]-1)*[.$F$3])" office:value-type="float" office:value="2.945" calcext:value-type="float">
            <text:p>2.945</text:p>
          </table:table-cell>
          <table:table-cell table:formula="of:=10+([.$C199]/4)" office:value-type="float" office:value="464.1" calcext:value-type="float">
            <text:p>464.1</text:p>
          </table:table-cell>
          <table:table-cell table:formula="of:=([.$G199]+([.$G$3]*[.$A199]))*(1+([.$A199]-1)*[.$H$3])*((1-[.$E199])+[.$E199]*[.F199])" office:value-type="float" office:value="2666.42937954341" calcext:value-type="float">
            <text:p>2666.42937954341</text:p>
          </table:table-cell>
          <table:table-cell table:formula="of:=1/(1+([.$A199]-1)*[.$D$3])" office:value-type="float" office:value="0.67911714770798" calcext:value-type="float">
            <text:p>0.67911714770798</text:p>
          </table:table-cell>
          <table:table-cell table:formula="of:=[.$H199]/[.$I199]" office:value-type="float" office:value="3926.31726137768" calcext:value-type="float">
            <text:p>3926.31726137768</text:p>
          </table:table-cell>
          <table:table-cell table:formula="of:=[.$J199]*3" office:value-type="float" office:value="11778.951784133" calcext:value-type="float">
            <text:p>11778.951784133</text:p>
          </table:table-cell>
          <table:table-cell table:formula="of:=[.$K199]*60" office:value-type="float" office:value="706737.107047982" calcext:value-type="float">
            <text:p>706737.10704798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([.$A200]-1)*0.02" office:value-type="float" office:value="4.8" calcext:value-type="float">
            <text:p>4.8</text:p>
          </table:table-cell>
          <table:table-cell table:formula="of:=2*[.$A200]*[.$B200]" office:value-type="float" office:value="1833.6" calcext:value-type="float">
            <text:p>1833.6</text:p>
          </table:table-cell>
          <table:table-cell table:formula="of:=1.5*[.$A200]*[.$B200]" office:value-type="float" office:value="1375.2" calcext:value-type="float">
            <text:p>1375.2</text:p>
          </table:table-cell>
          <table:table-cell table:formula="of:=0.05+([.$D200]*(1+([.$A200]-1)*[.$E$3]))/4000" office:value-type="percentage" office:value="0.72041" calcext:value-type="percentage">
            <text:p>72.04%</text:p>
          </table:table-cell>
          <table:table-cell table:formula="of:=2+(([.$A200]-1)*[.$F$3])" office:value-type="float" office:value="2.95" calcext:value-type="float">
            <text:p>2.95</text:p>
          </table:table-cell>
          <table:table-cell table:formula="of:=10+([.$C200]/4)" office:value-type="float" office:value="468.4" calcext:value-type="float">
            <text:p>468.4</text:p>
          </table:table-cell>
          <table:table-cell table:formula="of:=([.$G200]+([.$G$3]*[.$A200]))*(1+([.$A200]-1)*[.$H$3])*((1-[.$E200])+[.$E200]*[.F200])" office:value-type="float" office:value="2715.55370338875" calcext:value-type="float">
            <text:p>2715.55370338875</text:p>
          </table:table-cell>
          <table:table-cell table:formula="of:=1/(1+([.$A200]-1)*[.$D$3])" office:value-type="float" office:value="0.677966101694915" calcext:value-type="float">
            <text:p>0.677966101694915</text:p>
          </table:table-cell>
          <table:table-cell table:formula="of:=[.$H200]/[.$I200]" office:value-type="float" office:value="4005.44171249841" calcext:value-type="float">
            <text:p>4005.44171249841</text:p>
          </table:table-cell>
          <table:table-cell table:formula="of:=[.$J200]*3" office:value-type="float" office:value="12016.3251374952" calcext:value-type="float">
            <text:p>12016.3251374952</text:p>
          </table:table-cell>
          <table:table-cell table:formula="of:=[.$K200]*60" office:value-type="float" office:value="720979.508249713" calcext:value-type="float">
            <text:p>720979.50824971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([.$A201]-1)*0.02" office:value-type="float" office:value="4.82" calcext:value-type="float">
            <text:p>4.82</text:p>
          </table:table-cell>
          <table:table-cell table:formula="of:=2*[.$A201]*[.$B201]" office:value-type="float" office:value="1850.88" calcext:value-type="float">
            <text:p>1850.88</text:p>
          </table:table-cell>
          <table:table-cell table:formula="of:=1.5*[.$A201]*[.$B201]" office:value-type="float" office:value="1388.16" calcext:value-type="float">
            <text:p>1388.16</text:p>
          </table:table-cell>
          <table:table-cell table:formula="of:=0.05+([.$D201]*(1+([.$A201]-1)*[.$E$3]))/4000" office:value-type="percentage" office:value="0.7284632" calcext:value-type="percentage">
            <text:p>72.85%</text:p>
          </table:table-cell>
          <table:table-cell table:formula="of:=2+(([.$A201]-1)*[.$F$3])" office:value-type="float" office:value="2.955" calcext:value-type="float">
            <text:p>2.955</text:p>
          </table:table-cell>
          <table:table-cell table:formula="of:=10+([.$C201]/4)" office:value-type="float" office:value="472.72" calcext:value-type="float">
            <text:p>472.72</text:p>
          </table:table-cell>
          <table:table-cell table:formula="of:=([.$G201]+([.$G$3]*[.$A201]))*(1+([.$A201]-1)*[.$H$3])*((1-[.$E201])+[.$E201]*[.F201])" office:value-type="float" office:value="2765.52755082559" calcext:value-type="float">
            <text:p>2765.52755082559</text:p>
          </table:table-cell>
          <table:table-cell table:formula="of:=1/(1+([.$A201]-1)*[.$D$3])" office:value-type="float" office:value="0.676818950930626" calcext:value-type="float">
            <text:p>0.676818950930626</text:p>
          </table:table-cell>
          <table:table-cell table:formula="of:=[.$H201]/[.$I201]" office:value-type="float" office:value="4086.06695634481" calcext:value-type="float">
            <text:p>4086.06695634481</text:p>
          </table:table-cell>
          <table:table-cell table:formula="of:=[.$J201]*3" office:value-type="float" office:value="12258.2008690344" calcext:value-type="float">
            <text:p>12258.2008690344</text:p>
          </table:table-cell>
          <table:table-cell table:formula="of:=[.$K201]*60" office:value-type="float" office:value="735492.052142066" calcext:value-type="float">
            <text:p>735492.05214206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([.$A202]-1)*0.02" office:value-type="float" office:value="4.84" calcext:value-type="float">
            <text:p>4.84</text:p>
          </table:table-cell>
          <table:table-cell table:formula="of:=2*[.$A202]*[.$B202]" office:value-type="float" office:value="1868.24" calcext:value-type="float">
            <text:p>1868.24</text:p>
          </table:table-cell>
          <table:table-cell table:formula="of:=1.5*[.$A202]*[.$B202]" office:value-type="float" office:value="1401.18" calcext:value-type="float">
            <text:p>1401.18</text:p>
          </table:table-cell>
          <table:table-cell table:formula="of:=0.05+([.$D202]*(1+([.$A202]-1)*[.$E$3]))/4000" office:value-type="percentage" office:value="0.7365782" calcext:value-type="percentage">
            <text:p>73.66%</text:p>
          </table:table-cell>
          <table:table-cell table:formula="of:=2+(([.$A202]-1)*[.$F$3])" office:value-type="float" office:value="2.96" calcext:value-type="float">
            <text:p>2.96</text:p>
          </table:table-cell>
          <table:table-cell table:formula="of:=10+([.$C202]/4)" office:value-type="float" office:value="477.06" calcext:value-type="float">
            <text:p>477.06</text:p>
          </table:table-cell>
          <table:table-cell table:formula="of:=([.$G202]+([.$G$3]*[.$A202]))*(1+([.$A202]-1)*[.$H$3])*((1-[.$E202])+[.$E202]*[.F202])" office:value-type="float" office:value="2816.36431579847" calcext:value-type="float">
            <text:p>2816.36431579847</text:p>
          </table:table-cell>
          <table:table-cell table:formula="of:=1/(1+([.$A202]-1)*[.$D$3])" office:value-type="float" office:value="0.675675675675676" calcext:value-type="float">
            <text:p>0.675675675675676</text:p>
          </table:table-cell>
          <table:table-cell table:formula="of:=[.$H202]/[.$I202]" office:value-type="float" office:value="4168.21918738174" calcext:value-type="float">
            <text:p>4168.21918738174</text:p>
          </table:table-cell>
          <table:table-cell table:formula="of:=[.$J202]*3" office:value-type="float" office:value="12504.6575621452" calcext:value-type="float">
            <text:p>12504.6575621452</text:p>
          </table:table-cell>
          <table:table-cell table:formula="of:=[.$K202]*60" office:value-type="float" office:value="750279.453728713" calcext:value-type="float">
            <text:p>750279.45372871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([.$A203]-1)*0.02" office:value-type="float" office:value="4.86" calcext:value-type="float">
            <text:p>4.86</text:p>
          </table:table-cell>
          <table:table-cell table:formula="of:=2*[.$A203]*[.$B203]" office:value-type="float" office:value="1885.68" calcext:value-type="float">
            <text:p>1885.68</text:p>
          </table:table-cell>
          <table:table-cell table:formula="of:=1.5*[.$A203]*[.$B203]" office:value-type="float" office:value="1414.26" calcext:value-type="float">
            <text:p>1414.26</text:p>
          </table:table-cell>
          <table:table-cell table:formula="of:=0.05+([.$D203]*(1+([.$A203]-1)*[.$E$3]))/4000" office:value-type="percentage" office:value="0.744755225" calcext:value-type="percentage">
            <text:p>74.48%</text:p>
          </table:table-cell>
          <table:table-cell table:formula="of:=2+(([.$A203]-1)*[.$F$3])" office:value-type="float" office:value="2.965" calcext:value-type="float">
            <text:p>2.965</text:p>
          </table:table-cell>
          <table:table-cell table:formula="of:=10+([.$C203]/4)" office:value-type="float" office:value="481.42" calcext:value-type="float">
            <text:p>481.42</text:p>
          </table:table-cell>
          <table:table-cell table:formula="of:=([.$G203]+([.$G$3]*[.$A203]))*(1+([.$A203]-1)*[.$H$3])*((1-[.$E203])+[.$E203]*[.F203])" office:value-type="float" office:value="2868.07756843277" calcext:value-type="float">
            <text:p>2868.07756843277</text:p>
          </table:table-cell>
          <table:table-cell table:formula="of:=1/(1+([.$A203]-1)*[.$D$3])" office:value-type="float" office:value="0.674536256323778" calcext:value-type="float">
            <text:p>0.674536256323778</text:p>
          </table:table-cell>
          <table:table-cell table:formula="of:=[.$H203]/[.$I203]" office:value-type="float" office:value="4251.92499520158" calcext:value-type="float">
            <text:p>4251.92499520158</text:p>
          </table:table-cell>
          <table:table-cell table:formula="of:=[.$J203]*3" office:value-type="float" office:value="12755.7749856047" calcext:value-type="float">
            <text:p>12755.7749856047</text:p>
          </table:table-cell>
          <table:table-cell table:formula="of:=[.$K203]*60" office:value-type="float" office:value="765346.499136285" calcext:value-type="float">
            <text:p>765346.499136285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([.$A204]-1)*0.02" office:value-type="float" office:value="4.88" calcext:value-type="float">
            <text:p>4.88</text:p>
          </table:table-cell>
          <table:table-cell table:formula="of:=2*[.$A204]*[.$B204]" office:value-type="float" office:value="1903.2" calcext:value-type="float">
            <text:p>1903.2</text:p>
          </table:table-cell>
          <table:table-cell table:formula="of:=1.5*[.$A204]*[.$B204]" office:value-type="float" office:value="1427.4" calcext:value-type="float">
            <text:p>1427.4</text:p>
          </table:table-cell>
          <table:table-cell table:formula="of:=0.05+([.$D204]*(1+([.$A204]-1)*[.$E$3]))/4000" office:value-type="percentage" office:value="0.7529945" calcext:value-type="percentage">
            <text:p>75.30%</text:p>
          </table:table-cell>
          <table:table-cell table:formula="of:=2+(([.$A204]-1)*[.$F$3])" office:value-type="float" office:value="2.97" calcext:value-type="float">
            <text:p>2.97</text:p>
          </table:table-cell>
          <table:table-cell table:formula="of:=10+([.$C204]/4)" office:value-type="float" office:value="485.8" calcext:value-type="float">
            <text:p>485.8</text:p>
          </table:table-cell>
          <table:table-cell table:formula="of:=([.$G204]+([.$G$3]*[.$A204]))*(1+([.$A204]-1)*[.$H$3])*((1-[.$E204])+[.$E204]*[.F204])" office:value-type="float" office:value="2920.68105677153" calcext:value-type="float">
            <text:p>2920.68105677153</text:p>
          </table:table-cell>
          <table:table-cell table:formula="of:=1/(1+([.$A204]-1)*[.$D$3])" office:value-type="float" office:value="0.673400673400673" calcext:value-type="float">
            <text:p>0.673400673400673</text:p>
          </table:table-cell>
          <table:table-cell table:formula="of:=[.$H204]/[.$I204]" office:value-type="float" office:value="4337.21136930572" calcext:value-type="float">
            <text:p>4337.21136930572</text:p>
          </table:table-cell>
          <table:table-cell table:formula="of:=[.$J204]*3" office:value-type="float" office:value="13011.6341079172" calcext:value-type="float">
            <text:p>13011.6341079172</text:p>
          </table:table-cell>
          <table:table-cell table:formula="of:=[.$K204]*60" office:value-type="float" office:value="780698.04647503" calcext:value-type="float">
            <text:p>780698.0464750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([.$A205]-1)*0.02" office:value-type="float" office:value="4.9" calcext:value-type="float">
            <text:p>4.9</text:p>
          </table:table-cell>
          <table:table-cell table:formula="of:=2*[.$A205]*[.$B205]" office:value-type="float" office:value="1920.8" calcext:value-type="float">
            <text:p>1920.8</text:p>
          </table:table-cell>
          <table:table-cell table:formula="of:=1.5*[.$A205]*[.$B205]" office:value-type="float" office:value="1440.6" calcext:value-type="float">
            <text:p>1440.6</text:p>
          </table:table-cell>
          <table:table-cell table:formula="of:=0.05+([.$D205]*(1+([.$A205]-1)*[.$E$3]))/4000" office:value-type="percentage" office:value="0.76129625" calcext:value-type="percentage">
            <text:p>76.13%</text:p>
          </table:table-cell>
          <table:table-cell table:formula="of:=2+(([.$A205]-1)*[.$F$3])" office:value-type="float" office:value="2.975" calcext:value-type="float">
            <text:p>2.975</text:p>
          </table:table-cell>
          <table:table-cell table:formula="of:=10+([.$C205]/4)" office:value-type="float" office:value="490.2" calcext:value-type="float">
            <text:p>490.2</text:p>
          </table:table-cell>
          <table:table-cell table:formula="of:=([.$G205]+([.$G$3]*[.$A205]))*(1+([.$A205]-1)*[.$H$3])*((1-[.$E205])+[.$E205]*[.F205])" office:value-type="float" office:value="2974.18870852348" calcext:value-type="float">
            <text:p>2974.18870852348</text:p>
          </table:table-cell>
          <table:table-cell table:formula="of:=1/(1+([.$A205]-1)*[.$D$3])" office:value-type="float" office:value="0.672268907563025" calcext:value-type="float">
            <text:p>0.672268907563025</text:p>
          </table:table-cell>
          <table:table-cell table:formula="of:=[.$H205]/[.$I205]" office:value-type="float" office:value="4424.10570392867" calcext:value-type="float">
            <text:p>4424.10570392867</text:p>
          </table:table-cell>
          <table:table-cell table:formula="of:=[.$J205]*3" office:value-type="float" office:value="13272.317111786" calcext:value-type="float">
            <text:p>13272.317111786</text:p>
          </table:table-cell>
          <table:table-cell table:formula="of:=[.$K205]*60" office:value-type="float" office:value="796339.026707161" calcext:value-type="float">
            <text:p>796339.02670716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([.$A206]-1)*0.02" office:value-type="float" office:value="4.92" calcext:value-type="float">
            <text:p>4.92</text:p>
          </table:table-cell>
          <table:table-cell table:formula="of:=2*[.$A206]*[.$B206]" office:value-type="float" office:value="1938.48" calcext:value-type="float">
            <text:p>1938.48</text:p>
          </table:table-cell>
          <table:table-cell table:formula="of:=1.5*[.$A206]*[.$B206]" office:value-type="float" office:value="1453.86" calcext:value-type="float">
            <text:p>1453.86</text:p>
          </table:table-cell>
          <table:table-cell table:formula="of:=0.05+([.$D206]*(1+([.$A206]-1)*[.$E$3]))/4000" office:value-type="percentage" office:value="0.7696607" calcext:value-type="percentage">
            <text:p>76.97%</text:p>
          </table:table-cell>
          <table:table-cell table:formula="of:=2+(([.$A206]-1)*[.$F$3])" office:value-type="float" office:value="2.98" calcext:value-type="float">
            <text:p>2.98</text:p>
          </table:table-cell>
          <table:table-cell table:formula="of:=10+([.$C206]/4)" office:value-type="float" office:value="494.62" calcext:value-type="float">
            <text:p>494.62</text:p>
          </table:table-cell>
          <table:table-cell table:formula="of:=([.$G206]+([.$G$3]*[.$A206]))*(1+([.$A206]-1)*[.$H$3])*((1-[.$E206])+[.$E206]*[.F206])" office:value-type="float" office:value="3028.61463282229" calcext:value-type="float">
            <text:p>3028.61463282229</text:p>
          </table:table-cell>
          <table:table-cell table:formula="of:=1/(1+([.$A206]-1)*[.$D$3])" office:value-type="float" office:value="0.671140939597316" calcext:value-type="float">
            <text:p>0.671140939597316</text:p>
          </table:table-cell>
          <table:table-cell table:formula="of:=[.$H206]/[.$I206]" office:value-type="float" office:value="4512.63580290521" calcext:value-type="float">
            <text:p>4512.63580290521</text:p>
          </table:table-cell>
          <table:table-cell table:formula="of:=[.$J206]*3" office:value-type="float" office:value="13537.9074087156" calcext:value-type="float">
            <text:p>13537.9074087156</text:p>
          </table:table-cell>
          <table:table-cell table:formula="of:=[.$K206]*60" office:value-type="float" office:value="812274.444522938" calcext:value-type="float">
            <text:p>812274.44452293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([.$A207]-1)*0.02" office:value-type="float" office:value="4.94" calcext:value-type="float">
            <text:p>4.94</text:p>
          </table:table-cell>
          <table:table-cell table:formula="of:=2*[.$A207]*[.$B207]" office:value-type="float" office:value="1956.24" calcext:value-type="float">
            <text:p>1956.24</text:p>
          </table:table-cell>
          <table:table-cell table:formula="of:=1.5*[.$A207]*[.$B207]" office:value-type="float" office:value="1467.18" calcext:value-type="float">
            <text:p>1467.18</text:p>
          </table:table-cell>
          <table:table-cell table:formula="of:=0.05+([.$D207]*(1+([.$A207]-1)*[.$E$3]))/4000" office:value-type="percentage" office:value="0.778088075" calcext:value-type="percentage">
            <text:p>77.81%</text:p>
          </table:table-cell>
          <table:table-cell table:formula="of:=2+(([.$A207]-1)*[.$F$3])" office:value-type="float" office:value="2.985" calcext:value-type="float">
            <text:p>2.985</text:p>
          </table:table-cell>
          <table:table-cell table:formula="of:=10+([.$C207]/4)" office:value-type="float" office:value="499.06" calcext:value-type="float">
            <text:p>499.06</text:p>
          </table:table-cell>
          <table:table-cell table:formula="of:=([.$G207]+([.$G$3]*[.$A207]))*(1+([.$A207]-1)*[.$H$3])*((1-[.$E207])+[.$E207]*[.F207])" office:value-type="float" office:value="3083.97312199714" calcext:value-type="float">
            <text:p>3083.97312199714</text:p>
          </table:table-cell>
          <table:table-cell table:formula="of:=1/(1+([.$A207]-1)*[.$D$3])" office:value-type="float" office:value="0.670016750418761" calcext:value-type="float">
            <text:p>0.670016750418761</text:p>
          </table:table-cell>
          <table:table-cell table:formula="of:=[.$H207]/[.$I207]" office:value-type="float" office:value="4602.82988458073" calcext:value-type="float">
            <text:p>4602.82988458073</text:p>
          </table:table-cell>
          <table:table-cell table:formula="of:=[.$J207]*3" office:value-type="float" office:value="13808.4896537422" calcext:value-type="float">
            <text:p>13808.4896537422</text:p>
          </table:table-cell>
          <table:table-cell table:formula="of:=[.$K207]*60" office:value-type="float" office:value="828509.379224531" calcext:value-type="float">
            <text:p>828509.37922453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([.$A208]-1)*0.02" office:value-type="float" office:value="4.96" calcext:value-type="float">
            <text:p>4.96</text:p>
          </table:table-cell>
          <table:table-cell table:formula="of:=2*[.$A208]*[.$B208]" office:value-type="float" office:value="1974.08" calcext:value-type="float">
            <text:p>1974.08</text:p>
          </table:table-cell>
          <table:table-cell table:formula="of:=1.5*[.$A208]*[.$B208]" office:value-type="float" office:value="1480.56" calcext:value-type="float">
            <text:p>1480.56</text:p>
          </table:table-cell>
          <table:table-cell table:formula="of:=0.05+([.$D208]*(1+([.$A208]-1)*[.$E$3]))/4000" office:value-type="percentage" office:value="0.7865786" calcext:value-type="percentage">
            <text:p>78.66%</text:p>
          </table:table-cell>
          <table:table-cell table:formula="of:=2+(([.$A208]-1)*[.$F$3])" office:value-type="float" office:value="2.99" calcext:value-type="float">
            <text:p>2.99</text:p>
          </table:table-cell>
          <table:table-cell table:formula="of:=10+([.$C208]/4)" office:value-type="float" office:value="503.52" calcext:value-type="float">
            <text:p>503.52</text:p>
          </table:table-cell>
          <table:table-cell table:formula="of:=([.$G208]+([.$G$3]*[.$A208]))*(1+([.$A208]-1)*[.$H$3])*((1-[.$E208])+[.$E208]*[.F208])" office:value-type="float" office:value="3140.27865335452" calcext:value-type="float">
            <text:p>3140.27865335452</text:p>
          </table:table-cell>
          <table:table-cell table:formula="of:=1/(1+([.$A208]-1)*[.$D$3])" office:value-type="float" office:value="0.668896321070234" calcext:value-type="float">
            <text:p>0.668896321070234</text:p>
          </table:table-cell>
          <table:table-cell table:formula="of:=[.$H208]/[.$I208]" office:value-type="float" office:value="4694.716586765" calcext:value-type="float">
            <text:p>4694.716586765</text:p>
          </table:table-cell>
          <table:table-cell table:formula="of:=[.$J208]*3" office:value-type="float" office:value="14084.149760295" calcext:value-type="float">
            <text:p>14084.149760295</text:p>
          </table:table-cell>
          <table:table-cell table:formula="of:=[.$K208]*60" office:value-type="float" office:value="845048.9856177" calcext:value-type="float">
            <text:p>845048.985617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209]-1)*0.02" office:value-type="float" office:value="4.98" calcext:value-type="float">
            <text:p>4.98</text:p>
          </table:table-cell>
          <table:table-cell table:formula="of:=2*[.$A209]*[.$B209]" office:value-type="float" office:value="1992" calcext:value-type="float">
            <text:p>1992</text:p>
          </table:table-cell>
          <table:table-cell table:formula="of:=1.5*[.$A209]*[.$B209]" office:value-type="float" office:value="1494" calcext:value-type="float">
            <text:p>1494</text:p>
          </table:table-cell>
          <table:table-cell table:formula="of:=0.05+([.$D209]*(1+([.$A209]-1)*[.$E$3]))/4000" office:value-type="percentage" office:value="0.7951325" calcext:value-type="percentage">
            <text:p>79.51%</text:p>
          </table:table-cell>
          <table:table-cell table:formula="of:=2+(([.$A209]-1)*[.$F$3])" office:value-type="float" office:value="2.995" calcext:value-type="float">
            <text:p>2.995</text:p>
          </table:table-cell>
          <table:table-cell table:formula="of:=10+([.$C209]/4)" office:value-type="float" office:value="508" calcext:value-type="float">
            <text:p>508</text:p>
          </table:table-cell>
          <table:table-cell table:formula="of:=([.$G209]+([.$G$3]*[.$A209]))*(1+([.$A209]-1)*[.$H$3])*((1-[.$E209])+[.$E209]*[.F209])" office:value-type="float" office:value="3197.54589097144" calcext:value-type="float">
            <text:p>3197.54589097144</text:p>
          </table:table-cell>
          <table:table-cell table:formula="of:=1/(1+([.$A209]-1)*[.$D$3])" office:value-type="float" office:value="0.667779632721202" calcext:value-type="float">
            <text:p>0.667779632721202</text:p>
          </table:table-cell>
          <table:table-cell table:formula="of:=[.$H209]/[.$I209]" office:value-type="float" office:value="4788.32497172973" calcext:value-type="float">
            <text:p>4788.32497172973</text:p>
          </table:table-cell>
          <table:table-cell table:formula="of:=[.$J209]*3" office:value-type="float" office:value="14364.9749151892" calcext:value-type="float">
            <text:p>14364.9749151892</text:p>
          </table:table-cell>
          <table:table-cell table:formula="of:=[.$K209]*60" office:value-type="float" office:value="861898.494911351" calcext:value-type="float">
            <text:p>861898.494911351</text:p>
          </table:table-cell>
          <table:table-cell table:number-columns-repeated="4"/>
        </table:table-row>
      </table:table>
      <table:table table:name="Defence Calc" table:style-name="ta1">
        <office:forms form:automatic-focus="false" form:apply-design-mode="false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7"/>
        <table:table-column table:style-name="co9" table:default-cell-style-name="ce7"/>
        <table:table-column table:style-name="co29" table:default-cell-style-name="Default"/>
        <table:table-column table:style-name="co2" table:default-cell-style-name="ce7"/>
        <table:table-column table:style-name="co8" table:default-cell-style-name="Default"/>
        <table:table-column table:style-name="co30" table:default-cell-style-name="Default"/>
        <table:table-column table:style-name="co8" table:number-columns-repeated="5" table:default-cell-style-name="Default"/>
        <table:table-row table:style-name="ro1">
          <table:table-cell table:style-name="ce5" office:value-type="string" calcext:value-type="string">
            <text:p>Armour</text:p>
          </table:table-cell>
          <table:table-cell table:style-name="ce5"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Evas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Flat Armour/Barrier</text:p>
          </table:table-cell>
          <table:table-cell office:value-type="string" calcext:value-type="string">
            <text:p>% Armour/Barrier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Base Multi</text:p>
          </table:table-cell>
          <table:table-cell table:style-name="ce5" office:value-type="string" calcext:value-type="string">
            <text:p>Slot Multi</text:p>
          </table:table-cell>
          <table:table-cell table:style-name="ce5" office:value-type="string" calcext:value-type="string">
            <text:p>Max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table:formula="of:=4/3" office:value-type="float" office:value="1.33333333333333" calcext:value-type="float">
            <text:p>1.33333333333333</text:p>
          </table:table-cell>
          <table:table-cell table:style-name="ce5" table:formula="of:=16/7" office:value-type="float" office:value="2.28571428571429" calcext:value-type="float">
            <text:p>2.28571428571429</text:p>
          </table:table-cell>
          <table:table-cell table:style-name="ce5" office:value-type="string" calcext:value-type="string">
            <text:p>Per level</text:p>
          </table:table-cell>
          <table:table-cell table:style-name="ce7" table:formula="of:=[.D2]/200" office:value-type="percentage" office:value="0.00125" calcext:value-type="percentage">
            <text:p>0.13%</text:p>
          </table:table-cell>
          <table:table-cell table:style-name="ce7" table:formula="of:=[.E2]/200" office:value-type="percentage" office:value="0.0005" calcext:value-type="percentage">
            <text:p>0.05%</text:p>
          </table:table-cell>
          <table:table-cell table:formula="of:=[.F2]/200" office:value-type="percentage" office:value="0.00125" calcext:value-type="percentage">
            <text:p>0.13%</text:p>
          </table:table-cell>
          <table:table-cell table:style-name="ce6" table:formula="of:=[.G2]/200" office:value-type="float" office:value="5" calcext:value-type="float">
            <text:p>5</text:p>
          </table:table-cell>
          <table:table-cell table:style-name="ce7" table:formula="of:=[.H2]/200" office:value-type="percentage" office:value="0.005" calcext:value-type="percentage">
            <text:p>0.50%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5]-1)*0.02" office:value-type="float" office:value="2.98" calcext:value-type="float">
            <text:p>2.98</text:p>
          </table:table-cell>
          <table:table-cell table:formula="of:=1.5*[.$A5]*[.$B5]" office:value-type="float" office:value="447" calcext:value-type="float">
            <text:p>447</text:p>
          </table:table-cell>
          <table:table-cell table:formula="of:=100+([.$C5]*10)" office:value-type="float" office:value="4570" calcext:value-type="float">
            <text:p>4570</text:p>
          </table:table-cell>
          <table:table-cell table:formula="of:=[.$D5]*(1+[.$A5]*[.$D$3]*[.$B$3])" office:value-type="float" office:value="5875.71428571429" calcext:value-type="float">
            <text:p>5875.71428571429</text:p>
          </table:table-cell>
          <table:table-cell table:formula="of:=[.$A5]*[.$E$3]*([.$B$3]+[.$A$3])" office:value-type="percentage" office:value="0.180952380952381" calcext:value-type="percentage">
            <text:p>18.10%</text:p>
          </table:table-cell>
          <table:table-cell table:formula="of:=([.$A5]-1)*[.$F$3]*[.$B$3]" office:value-type="percentage" office:value="0.282857142857143" calcext:value-type="percentage">
            <text:p>28.29%</text:p>
          </table:table-cell>
          <table:table-cell table:formula="of:=([.$C5]+[.$G$3]*[.$A$3]*([.$A5]-1))*(1+[.$H$3]*[.$B$3]*([.$A5]-1))" office:value-type="float" office:value="2359.49142857143" calcext:value-type="float">
            <text:p>2359.49142857143</text:p>
          </table:table-cell>
          <table:table-cell table:formula="of:=1.7/PI()*ATAN([.$H5]*0.0007)" office:value-type="percentage" office:value="0.555398337942193" calcext:value-type="percentage">
            <text:p>55.54%</text:p>
          </table:table-cell>
          <table:table-cell table:formula="of:=[.$E5]/(1-[.$F5])/(1-([.$G5]+[.$I5])/2)" office:value-type="float" office:value="12350.1115619435" calcext:value-type="float">
            <text:p>12350.1115619435</text:p>
          </table:table-cell>
          <table:table-cell table:formula="of:=[.$J5]*3" office:value-type="float" office:value="37050.3346858306" calcext:value-type="float">
            <text:p>37050.334685830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6]-1)*0.02" office:value-type="float" office:value="4.98" calcext:value-type="float">
            <text:p>4.98</text:p>
          </table:table-cell>
          <table:table-cell table:formula="of:=1.5*[.$A6]*[.$B6]" office:value-type="float" office:value="1494" calcext:value-type="float">
            <text:p>1494</text:p>
          </table:table-cell>
          <table:table-cell table:formula="of:=100+([.$C6]*10)" office:value-type="float" office:value="15040" calcext:value-type="float">
            <text:p>15040</text:p>
          </table:table-cell>
          <table:table-cell table:formula="of:=[.$D6]*(1+[.$A6]*[.$D$3]*[.$B$3])" office:value-type="float" office:value="23634.2857142857" calcext:value-type="float">
            <text:p>23634.2857142857</text:p>
          </table:table-cell>
          <table:table-cell table:formula="of:=[.$A6]*[.$E$3]*([.$B$3]+[.$A$3])" office:value-type="percentage" office:value="0.361904761904762" calcext:value-type="percentage">
            <text:p>36.19%</text:p>
          </table:table-cell>
          <table:table-cell table:formula="of:=([.$A6]-1)*[.$F$3]*[.$B$3]" office:value-type="percentage" office:value="0.568571428571429" calcext:value-type="percentage">
            <text:p>56.86%</text:p>
          </table:table-cell>
          <table:table-cell table:formula="of:=([.$C6]+[.$G$3]*[.$A$3]*([.$A6]-1))*(1+[.$H$3]*[.$B$3]*([.$A6]-1))" office:value-type="float" office:value="9235.66857142857" calcext:value-type="float">
            <text:p>9235.66857142857</text:p>
          </table:table-cell>
          <table:table-cell table:formula="of:=1.7/PI()*ATAN([.$H6]*0.0007)" office:value-type="percentage" office:value="0.766956730184637" calcext:value-type="percentage">
            <text:p>76.70%</text:p>
          </table:table-cell>
          <table:table-cell table:formula="of:=[.$E6]/(1-[.$F6])/(1-([.$G6]+[.$I6])/2)" office:value-type="float" office:value="111483.447969173" calcext:value-type="float">
            <text:p>111483.447969173</text:p>
          </table:table-cell>
          <table:table-cell table:formula="of:=[.$J6]*3" office:value-type="float" office:value="334450.343907518" calcext:value-type="float">
            <text:p>334450.3439075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6" table:number-rows-spanned="1">
            <text:p>Player Character Stats</text:p>
          </table:table-cell>
          <table:covered-table-cell table:number-columns-repeated="6" table:style-name="ce12"/>
          <table:covered-table-cell/>
          <table:covered-table-cell table:style-name="Default"/>
          <table:covered-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arity Multi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Base Health</text:p>
          </table:table-cell>
          <table:table-cell office:value-type="string" calcext:value-type="string">
            <text:p>Total Health</text:p>
          </table:table-cell>
          <table:table-cell table:style-name="Default" office:value-type="string" calcext:value-type="string">
            <text:p>Evasion</text:p>
          </table:table-cell>
          <table:table-cell table:style-name="Default" office:value-type="string" calcext:value-type="string">
            <text:p>Avg Resist</text:p>
          </table:table-cell>
          <table:table-cell office:value-type="string" calcext:value-type="string">
            <text:p>Armour/Barrier</text:p>
          </table:table-cell>
          <table:table-cell table:style-name="Default" office:value-type="string" calcext:value-type="string">
            <text:p>Armour/Barrier Effect</text:p>
          </table:table-cell>
          <table:table-cell office:value-type="string" calcext:value-type="string">
            <text:p>Effective HP</text:p>
          </table:table-cell>
          <table:table-cell office:value-type="string" calcext:value-type="string">
            <text:p>Party Effective H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$A10]-1)*0.02" office:value-type="float" office:value="1" calcext:value-type="float">
            <text:p>1</text:p>
          </table:table-cell>
          <table:table-cell table:formula="of:=1.5*[.$A10]*[.$B10]" office:value-type="float" office:value="1.5" calcext:value-type="float">
            <text:p>1.5</text:p>
          </table:table-cell>
          <table:table-cell table:formula="of:=100+([.$C10]*10)" office:value-type="float" office:value="115" calcext:value-type="float">
            <text:p>115</text:p>
          </table:table-cell>
          <table:table-cell table:formula="of:=[.$D10]*(1+([.$A10]-1)*[.$D$3]*[.$B$3])" office:value-type="float" office:value="115" calcext:value-type="float">
            <text:p>115</text:p>
          </table:table-cell>
          <table:table-cell table:formula="of:=([.$A10]-1)*[.$E$3]*([.$B$3]+[.$A$3])" office:value-type="percentage" office:value="0" calcext:value-type="percentage">
            <text:p>0.00%</text:p>
          </table:table-cell>
          <table:table-cell table:formula="of:=([.$A10]-1)*[.$F$3]*[.$B$3]" office:value-type="percentage" office:value="0" calcext:value-type="percentage">
            <text:p>0.00%</text:p>
          </table:table-cell>
          <table:table-cell table:formula="of:=([.$C10]+[.$G$3]*[.$A$3]*([.$A10]-1))*(1+[.$H$3]*[.$B$3]*([.$A10]-1))" office:value-type="float" office:value="1.5" calcext:value-type="float">
            <text:p>1.5</text:p>
          </table:table-cell>
          <table:table-cell table:formula="of:=1.7/PI()*ATAN([.$H10]*0.0007)" office:value-type="percentage" office:value="0.000568182938030898" calcext:value-type="percentage">
            <text:p>0.06%</text:p>
          </table:table-cell>
          <table:table-cell table:style-name="ce6" table:formula="of:=[.$E10]/(1-[.$F10])/(1-([.$G10]+[.$I10])/2)" office:value-type="float" office:value="115.03267980299" calcext:value-type="float">
            <text:p>115.03267980299</text:p>
          </table:table-cell>
          <table:table-cell table:formula="of:=[.$J10]*3" office:value-type="float" office:value="345.09803940897" calcext:value-type="float">
            <text:p>345.098039408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$A11]-1)*0.02" office:value-type="float" office:value="1.02" calcext:value-type="float">
            <text:p>1.02</text:p>
          </table:table-cell>
          <table:table-cell table:formula="of:=1.5*[.$A11]*[.$B11]" office:value-type="float" office:value="3.06" calcext:value-type="float">
            <text:p>3.06</text:p>
          </table:table-cell>
          <table:table-cell table:formula="of:=100+([.$C11]*10)" office:value-type="float" office:value="130.6" calcext:value-type="float">
            <text:p>130.6</text:p>
          </table:table-cell>
          <table:table-cell table:formula="of:=[.$D11]*(1+([.$A11]-1)*[.$D$3]*[.$B$3])" office:value-type="float" office:value="130.973142857143" calcext:value-type="float">
            <text:p>130.973142857143</text:p>
          </table:table-cell>
          <table:table-cell table:formula="of:=([.$A11]-1)*[.$E$3]*([.$B$3]+[.$A$3])" office:value-type="percentage" office:value="0.00180952380952381" calcext:value-type="percentage">
            <text:p>0.18%</text:p>
          </table:table-cell>
          <table:table-cell table:formula="of:=([.$A11]-1)*[.$F$3]*[.$B$3]" office:value-type="percentage" office:value="0.00285714285714286" calcext:value-type="percentage">
            <text:p>0.29%</text:p>
          </table:table-cell>
          <table:table-cell table:formula="of:=([.$C11]+[.$G$3]*[.$A$3]*([.$A11]-1))*(1+[.$H$3]*[.$B$3]*([.$A11]-1))" office:value-type="float" office:value="9.83782857142855" calcext:value-type="float">
            <text:p>9.83782857142855</text:p>
          </table:table-cell>
          <table:table-cell table:formula="of:=1.7/PI()*ATAN([.$H11]*0.0007)" office:value-type="percentage" office:value="0.00372640002481357" calcext:value-type="percentage">
            <text:p>0.37%</text:p>
          </table:table-cell>
          <table:table-cell table:formula="of:=[.$E11]/(1-[.$F11])/(1-([.$G11]+[.$I11])/2)" office:value-type="float" office:value="131.64391318415" calcext:value-type="float">
            <text:p>131.64391318415</text:p>
          </table:table-cell>
          <table:table-cell table:formula="of:=[.$J11]*3" office:value-type="float" office:value="394.931739552451" calcext:value-type="float">
            <text:p>394.9317395524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$A12]-1)*0.02" office:value-type="float" office:value="1.04" calcext:value-type="float">
            <text:p>1.04</text:p>
          </table:table-cell>
          <table:table-cell table:formula="of:=1.5*[.$A12]*[.$B12]" office:value-type="float" office:value="4.68" calcext:value-type="float">
            <text:p>4.68</text:p>
          </table:table-cell>
          <table:table-cell table:formula="of:=100+([.$C12]*10)" office:value-type="float" office:value="146.8" calcext:value-type="float">
            <text:p>146.8</text:p>
          </table:table-cell>
          <table:table-cell table:formula="of:=[.$D12]*(1+([.$A12]-1)*[.$D$3]*[.$B$3])" office:value-type="float" office:value="147.638857142857" calcext:value-type="float">
            <text:p>147.638857142857</text:p>
          </table:table-cell>
          <table:table-cell table:formula="of:=([.$A12]-1)*[.$E$3]*([.$B$3]+[.$A$3])" office:value-type="percentage" office:value="0.00361904761904762" calcext:value-type="percentage">
            <text:p>0.36%</text:p>
          </table:table-cell>
          <table:table-cell table:formula="of:=([.$A12]-1)*[.$F$3]*[.$B$3]" office:value-type="percentage" office:value="0.00571428571428571" calcext:value-type="percentage">
            <text:p>0.57%</text:p>
          </table:table-cell>
          <table:table-cell table:formula="of:=([.$C12]+[.$G$3]*[.$A$3]*([.$A12]-1))*(1+[.$H$3]*[.$B$3]*([.$A12]-1))" office:value-type="float" office:value="18.4250666666666" calcext:value-type="float">
            <text:p>18.4250666666666</text:p>
          </table:table-cell>
          <table:table-cell table:formula="of:=1.7/PI()*ATAN([.$H12]*0.0007)" office:value-type="percentage" office:value="0.00697882128875554" calcext:value-type="percentage">
            <text:p>0.70%</text:p>
          </table:table-cell>
          <table:table-cell table:formula="of:=[.$E12]/(1-[.$F12])/(1-([.$G12]+[.$I12])/2)" office:value-type="float" office:value="149.12151761137" calcext:value-type="float">
            <text:p>149.12151761137</text:p>
          </table:table-cell>
          <table:table-cell table:formula="of:=[.$J12]*3" office:value-type="float" office:value="447.364552834109" calcext:value-type="float">
            <text:p>447.3645528341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$A13]-1)*0.02" office:value-type="float" office:value="1.06" calcext:value-type="float">
            <text:p>1.06</text:p>
          </table:table-cell>
          <table:table-cell table:formula="of:=1.5*[.$A13]*[.$B13]" office:value-type="float" office:value="6.36" calcext:value-type="float">
            <text:p>6.36</text:p>
          </table:table-cell>
          <table:table-cell table:formula="of:=100+([.$C13]*10)" office:value-type="float" office:value="163.6" calcext:value-type="float">
            <text:p>163.6</text:p>
          </table:table-cell>
          <table:table-cell table:formula="of:=[.$D13]*(1+([.$A13]-1)*[.$D$3]*[.$B$3])" office:value-type="float" office:value="165.002285714286" calcext:value-type="float">
            <text:p>165.002285714286</text:p>
          </table:table-cell>
          <table:table-cell table:formula="of:=([.$A13]-1)*[.$E$3]*([.$B$3]+[.$A$3])" office:value-type="percentage" office:value="0.00542857142857142" calcext:value-type="percentage">
            <text:p>0.54%</text:p>
          </table:table-cell>
          <table:table-cell table:formula="of:=([.$A13]-1)*[.$F$3]*[.$B$3]" office:value-type="percentage" office:value="0.00857142857142857" calcext:value-type="percentage">
            <text:p>0.86%</text:p>
          </table:table-cell>
          <table:table-cell table:formula="of:=([.$C13]+[.$G$3]*[.$A$3]*([.$A13]-1))*(1+[.$H$3]*[.$B$3]*([.$A13]-1))" office:value-type="float" office:value="27.2637714285714" calcext:value-type="float">
            <text:p>27.2637714285714</text:p>
          </table:table-cell>
          <table:table-cell table:formula="of:=1.7/PI()*ATAN([.$H13]*0.0007)" office:value-type="percentage" office:value="0.0103259567663962" calcext:value-type="percentage">
            <text:p>1.03%</text:p>
          </table:table-cell>
          <table:table-cell table:formula="of:=[.$E13]/(1-[.$F13])/(1-([.$G13]+[.$I13])/2)" office:value-type="float" office:value="167.485419722579" calcext:value-type="float">
            <text:p>167.485419722579</text:p>
          </table:table-cell>
          <table:table-cell table:formula="of:=[.$J13]*3" office:value-type="float" office:value="502.456259167736" calcext:value-type="float">
            <text:p>502.4562591677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$A14]-1)*0.02" office:value-type="float" office:value="1.08" calcext:value-type="float">
            <text:p>1.08</text:p>
          </table:table-cell>
          <table:table-cell table:formula="of:=1.5*[.$A14]*[.$B14]" office:value-type="float" office:value="8.1" calcext:value-type="float">
            <text:p>8.1</text:p>
          </table:table-cell>
          <table:table-cell table:formula="of:=100+([.$C14]*10)" office:value-type="float" office:value="181" calcext:value-type="float">
            <text:p>181</text:p>
          </table:table-cell>
          <table:table-cell table:formula="of:=[.$D14]*(1+([.$A14]-1)*[.$D$3]*[.$B$3])" office:value-type="float" office:value="183.068571428571" calcext:value-type="float">
            <text:p>183.068571428571</text:p>
          </table:table-cell>
          <table:table-cell table:formula="of:=([.$A14]-1)*[.$E$3]*([.$B$3]+[.$A$3])" office:value-type="percentage" office:value="0.00723809523809523" calcext:value-type="percentage">
            <text:p>0.72%</text:p>
          </table:table-cell>
          <table:table-cell table:formula="of:=([.$A14]-1)*[.$F$3]*[.$B$3]" office:value-type="percentage" office:value="0.0114285714285714" calcext:value-type="percentage">
            <text:p>1.14%</text:p>
          </table:table-cell>
          <table:table-cell table:formula="of:=([.$C14]+[.$G$3]*[.$A$3]*([.$A14]-1))*(1+[.$H$3]*[.$B$3]*([.$A14]-1))" office:value-type="float" office:value="36.3559999999999" calcext:value-type="float">
            <text:p>36.3559999999999</text:p>
          </table:table-cell>
          <table:table-cell table:formula="of:=1.7/PI()*ATAN([.$H14]*0.0007)" office:value-type="percentage" office:value="0.0137682724428685" calcext:value-type="percentage">
            <text:p>1.38%</text:p>
          </table:table-cell>
          <table:table-cell table:formula="of:=[.$E14]/(1-[.$F14])/(1-([.$G14]+[.$I14])/2)" office:value-type="float" office:value="186.756132634762" calcext:value-type="float">
            <text:p>186.756132634762</text:p>
          </table:table-cell>
          <table:table-cell table:formula="of:=[.$J14]*3" office:value-type="float" office:value="560.268397904286" calcext:value-type="float">
            <text:p>560.2683979042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$A15]-1)*0.02" office:value-type="float" office:value="1.1" calcext:value-type="float">
            <text:p>1.1</text:p>
          </table:table-cell>
          <table:table-cell table:formula="of:=1.5*[.$A15]*[.$B15]" office:value-type="float" office:value="9.9" calcext:value-type="float">
            <text:p>9.9</text:p>
          </table:table-cell>
          <table:table-cell table:formula="of:=100+([.$C15]*10)" office:value-type="float" office:value="199" calcext:value-type="float">
            <text:p>199</text:p>
          </table:table-cell>
          <table:table-cell table:formula="of:=[.$D15]*(1+([.$A15]-1)*[.$D$3]*[.$B$3])" office:value-type="float" office:value="201.842857142857" calcext:value-type="float">
            <text:p>201.842857142857</text:p>
          </table:table-cell>
          <table:table-cell table:formula="of:=([.$A15]-1)*[.$E$3]*([.$B$3]+[.$A$3])" office:value-type="percentage" office:value="0.00904761904761904" calcext:value-type="percentage">
            <text:p>0.90%</text:p>
          </table:table-cell>
          <table:table-cell table:formula="of:=([.$A15]-1)*[.$F$3]*[.$B$3]" office:value-type="percentage" office:value="0.0142857142857143" calcext:value-type="percentage">
            <text:p>1.43%</text:p>
          </table:table-cell>
          <table:table-cell table:formula="of:=([.$C15]+[.$G$3]*[.$A$3]*([.$A15]-1))*(1+[.$H$3]*[.$B$3]*([.$A15]-1))" office:value-type="float" office:value="45.7038095238094" calcext:value-type="float">
            <text:p>45.7038095238094</text:p>
          </table:table-cell>
          <table:table-cell table:formula="of:=1.7/PI()*ATAN([.$H15]*0.0007)" office:value-type="percentage" office:value="0.0173061866846205" calcext:value-type="percentage">
            <text:p>1.73%</text:p>
          </table:table-cell>
          <table:table-cell table:formula="of:=[.$E15]/(1-[.$F15])/(1-([.$G15]+[.$I15])/2)" office:value-type="float" office:value="206.954775400269" calcext:value-type="float">
            <text:p>206.954775400269</text:p>
          </table:table-cell>
          <table:table-cell table:formula="of:=[.$J15]*3" office:value-type="float" office:value="620.864326200806" calcext:value-type="float">
            <text:p>620.8643262008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$A16]-1)*0.02" office:value-type="float" office:value="1.12" calcext:value-type="float">
            <text:p>1.12</text:p>
          </table:table-cell>
          <table:table-cell table:formula="of:=1.5*[.$A16]*[.$B16]" office:value-type="float" office:value="11.76" calcext:value-type="float">
            <text:p>11.76</text:p>
          </table:table-cell>
          <table:table-cell table:formula="of:=100+([.$C16]*10)" office:value-type="float" office:value="217.6" calcext:value-type="float">
            <text:p>217.6</text:p>
          </table:table-cell>
          <table:table-cell table:formula="of:=[.$D16]*(1+([.$A16]-1)*[.$D$3]*[.$B$3])" office:value-type="float" office:value="221.330285714286" calcext:value-type="float">
            <text:p>221.330285714286</text:p>
          </table:table-cell>
          <table:table-cell table:formula="of:=([.$A16]-1)*[.$E$3]*([.$B$3]+[.$A$3])" office:value-type="percentage" office:value="0.0108571428571428" calcext:value-type="percentage">
            <text:p>1.09%</text:p>
          </table:table-cell>
          <table:table-cell table:formula="of:=([.$A16]-1)*[.$F$3]*[.$B$3]" office:value-type="percentage" office:value="0.0171428571428571" calcext:value-type="percentage">
            <text:p>1.71%</text:p>
          </table:table-cell>
          <table:table-cell table:formula="of:=([.$C16]+[.$G$3]*[.$A$3]*([.$A16]-1))*(1+[.$H$3]*[.$B$3]*([.$A16]-1))" office:value-type="float" office:value="55.3092571428571" calcext:value-type="float">
            <text:p>55.3092571428571</text:p>
          </table:table-cell>
          <table:table-cell table:formula="of:=1.7/PI()*ATAN([.$H16]*0.0007)" office:value-type="percentage" office:value="0.020940066546064" calcext:value-type="percentage">
            <text:p>2.09%</text:p>
          </table:table-cell>
          <table:table-cell table:formula="of:=[.$E16]/(1-[.$F16])/(1-([.$G16]+[.$I16])/2)" office:value-type="float" office:value="228.103092826234" calcext:value-type="float">
            <text:p>228.103092826234</text:p>
          </table:table-cell>
          <table:table-cell table:formula="of:=[.$J16]*3" office:value-type="float" office:value="684.309278478701" calcext:value-type="float">
            <text:p>684.3092784787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$A17]-1)*0.02" office:value-type="float" office:value="1.14" calcext:value-type="float">
            <text:p>1.14</text:p>
          </table:table-cell>
          <table:table-cell table:formula="of:=1.5*[.$A17]*[.$B17]" office:value-type="float" office:value="13.68" calcext:value-type="float">
            <text:p>13.68</text:p>
          </table:table-cell>
          <table:table-cell table:formula="of:=100+([.$C17]*10)" office:value-type="float" office:value="236.8" calcext:value-type="float">
            <text:p>236.8</text:p>
          </table:table-cell>
          <table:table-cell table:formula="of:=[.$D17]*(1+([.$A17]-1)*[.$D$3]*[.$B$3])" office:value-type="float" office:value="241.536" calcext:value-type="float">
            <text:p>241.536</text:p>
          </table:table-cell>
          <table:table-cell table:formula="of:=([.$A17]-1)*[.$E$3]*([.$B$3]+[.$A$3])" office:value-type="percentage" office:value="0.0126666666666667" calcext:value-type="percentage">
            <text:p>1.27%</text:p>
          </table:table-cell>
          <table:table-cell table:formula="of:=([.$A17]-1)*[.$F$3]*[.$B$3]" office:value-type="percentage" office:value="0.02" calcext:value-type="percentage">
            <text:p>2.00%</text:p>
          </table:table-cell>
          <table:table-cell table:formula="of:=([.$C17]+[.$G$3]*[.$A$3]*([.$A17]-1))*(1+[.$H$3]*[.$B$3]*([.$A17]-1))" office:value-type="float" office:value="65.1743999999999" calcext:value-type="float">
            <text:p>65.1743999999999</text:p>
          </table:table-cell>
          <table:table-cell table:formula="of:=1.7/PI()*ATAN([.$H17]*0.0007)" office:value-type="percentage" office:value="0.0246702239573704" calcext:value-type="percentage">
            <text:p>2.47%</text:p>
          </table:table-cell>
          <table:table-cell table:formula="of:=[.$E17]/(1-[.$F17])/(1-([.$G17]+[.$I17])/2)" office:value-type="float" office:value="250.223475627374" calcext:value-type="float">
            <text:p>250.223475627374</text:p>
          </table:table-cell>
          <table:table-cell table:formula="of:=[.$J17]*3" office:value-type="float" office:value="750.670426882122" calcext:value-type="float">
            <text:p>750.6704268821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$A18]-1)*0.02" office:value-type="float" office:value="1.16" calcext:value-type="float">
            <text:p>1.16</text:p>
          </table:table-cell>
          <table:table-cell table:formula="of:=1.5*[.$A18]*[.$B18]" office:value-type="float" office:value="15.66" calcext:value-type="float">
            <text:p>15.66</text:p>
          </table:table-cell>
          <table:table-cell table:formula="of:=100+([.$C18]*10)" office:value-type="float" office:value="256.6" calcext:value-type="float">
            <text:p>256.6</text:p>
          </table:table-cell>
          <table:table-cell table:formula="of:=[.$D18]*(1+([.$A18]-1)*[.$D$3]*[.$B$3])" office:value-type="float" office:value="262.465142857143" calcext:value-type="float">
            <text:p>262.465142857143</text:p>
          </table:table-cell>
          <table:table-cell table:formula="of:=([.$A18]-1)*[.$E$3]*([.$B$3]+[.$A$3])" office:value-type="percentage" office:value="0.0144761904761905" calcext:value-type="percentage">
            <text:p>1.45%</text:p>
          </table:table-cell>
          <table:table-cell table:formula="of:=([.$A18]-1)*[.$F$3]*[.$B$3]" office:value-type="percentage" office:value="0.0228571428571429" calcext:value-type="percentage">
            <text:p>2.29%</text:p>
          </table:table-cell>
          <table:table-cell table:formula="of:=([.$C18]+[.$G$3]*[.$A$3]*([.$A18]-1))*(1+[.$H$3]*[.$B$3]*([.$A18]-1))" office:value-type="float" office:value="75.3012952380951" calcext:value-type="float">
            <text:p>75.3012952380951</text:p>
          </table:table-cell>
          <table:table-cell table:formula="of:=1.7/PI()*ATAN([.$H18]*0.0007)" office:value-type="percentage" office:value="0.028496911802172" calcext:value-type="percentage">
            <text:p>2.85%</text:p>
          </table:table-cell>
          <table:table-cell table:formula="of:=[.$E18]/(1-[.$F18])/(1-([.$G18]+[.$I18])/2)" office:value-type="float" office:value="273.338980878093" calcext:value-type="float">
            <text:p>273.338980878093</text:p>
          </table:table-cell>
          <table:table-cell table:formula="of:=[.$J18]*3" office:value-type="float" office:value="820.016942634279" calcext:value-type="float">
            <text:p>820.01694263427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$A19]-1)*0.02" office:value-type="float" office:value="1.18" calcext:value-type="float">
            <text:p>1.18</text:p>
          </table:table-cell>
          <table:table-cell table:formula="of:=1.5*[.$A19]*[.$B19]" office:value-type="float" office:value="17.7" calcext:value-type="float">
            <text:p>17.7</text:p>
          </table:table-cell>
          <table:table-cell table:formula="of:=100+([.$C19]*10)" office:value-type="float" office:value="277" calcext:value-type="float">
            <text:p>277</text:p>
          </table:table-cell>
          <table:table-cell table:formula="of:=[.$D19]*(1+([.$A19]-1)*[.$D$3]*[.$B$3])" office:value-type="float" office:value="284.122857142857" calcext:value-type="float">
            <text:p>284.122857142857</text:p>
          </table:table-cell>
          <table:table-cell table:formula="of:=([.$A19]-1)*[.$E$3]*([.$B$3]+[.$A$3])" office:value-type="percentage" office:value="0.0162857142857143" calcext:value-type="percentage">
            <text:p>1.63%</text:p>
          </table:table-cell>
          <table:table-cell table:formula="of:=([.$A19]-1)*[.$F$3]*[.$B$3]" office:value-type="percentage" office:value="0.0257142857142857" calcext:value-type="percentage">
            <text:p>2.57%</text:p>
          </table:table-cell>
          <table:table-cell table:formula="of:=([.$C19]+[.$G$3]*[.$A$3]*([.$A19]-1))*(1+[.$H$3]*[.$B$3]*([.$A19]-1))" office:value-type="float" office:value="85.6919999999998" calcext:value-type="float">
            <text:p>85.6919999999998</text:p>
          </table:table-cell>
          <table:table-cell table:formula="of:=1.7/PI()*ATAN([.$H19]*0.0007)" office:value-type="percentage" office:value="0.0324203198955669" calcext:value-type="percentage">
            <text:p>3.24%</text:p>
          </table:table-cell>
          <table:table-cell table:formula="of:=[.$E19]/(1-[.$F19])/(1-([.$G19]+[.$I19])/2)" office:value-type="float" office:value="297.473352725261" calcext:value-type="float">
            <text:p>297.473352725261</text:p>
          </table:table-cell>
          <table:table-cell table:formula="of:=[.$J19]*3" office:value-type="float" office:value="892.420058175783" calcext:value-type="float">
            <text:p>892.4200581757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$A20]-1)*0.02" office:value-type="float" office:value="1.2" calcext:value-type="float">
            <text:p>1.2</text:p>
          </table:table-cell>
          <table:table-cell table:formula="of:=1.5*[.$A20]*[.$B20]" office:value-type="float" office:value="19.8" calcext:value-type="float">
            <text:p>19.8</text:p>
          </table:table-cell>
          <table:table-cell table:formula="of:=100+([.$C20]*10)" office:value-type="float" office:value="298" calcext:value-type="float">
            <text:p>298</text:p>
          </table:table-cell>
          <table:table-cell table:formula="of:=[.$D20]*(1+([.$A20]-1)*[.$D$3]*[.$B$3])" office:value-type="float" office:value="306.514285714286" calcext:value-type="float">
            <text:p>306.514285714286</text:p>
          </table:table-cell>
          <table:table-cell table:formula="of:=([.$A20]-1)*[.$E$3]*([.$B$3]+[.$A$3])" office:value-type="percentage" office:value="0.0180952380952381" calcext:value-type="percentage">
            <text:p>1.81%</text:p>
          </table:table-cell>
          <table:table-cell table:formula="of:=([.$A20]-1)*[.$F$3]*[.$B$3]" office:value-type="percentage" office:value="0.0285714285714286" calcext:value-type="percentage">
            <text:p>2.86%</text:p>
          </table:table-cell>
          <table:table-cell table:formula="of:=([.$C20]+[.$G$3]*[.$A$3]*([.$A20]-1))*(1+[.$H$3]*[.$B$3]*([.$A20]-1))" office:value-type="float" office:value="96.3485714285713" calcext:value-type="float">
            <text:p>96.3485714285713</text:p>
          </table:table-cell>
          <table:table-cell table:formula="of:=1.7/PI()*ATAN([.$H20]*0.0007)" office:value-type="percentage" office:value="0.0364405708745716" calcext:value-type="percentage">
            <text:p>3.64%</text:p>
          </table:table-cell>
          <table:table-cell table:formula="of:=[.$E20]/(1-[.$F20])/(1-([.$G20]+[.$I20])/2)" office:value-type="float" office:value="322.65104331833" calcext:value-type="float">
            <text:p>322.65104331833</text:p>
          </table:table-cell>
          <table:table-cell table:formula="of:=[.$J20]*3" office:value-type="float" office:value="967.953129954989" calcext:value-type="float">
            <text:p>967.9531299549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$A21]-1)*0.02" office:value-type="float" office:value="1.22" calcext:value-type="float">
            <text:p>1.22</text:p>
          </table:table-cell>
          <table:table-cell table:formula="of:=1.5*[.$A21]*[.$B21]" office:value-type="float" office:value="21.96" calcext:value-type="float">
            <text:p>21.96</text:p>
          </table:table-cell>
          <table:table-cell table:formula="of:=100+([.$C21]*10)" office:value-type="float" office:value="319.6" calcext:value-type="float">
            <text:p>319.6</text:p>
          </table:table-cell>
          <table:table-cell table:formula="of:=[.$D21]*(1+([.$A21]-1)*[.$D$3]*[.$B$3])" office:value-type="float" office:value="329.644571428572" calcext:value-type="float">
            <text:p>329.644571428572</text:p>
          </table:table-cell>
          <table:table-cell table:formula="of:=([.$A21]-1)*[.$E$3]*([.$B$3]+[.$A$3])" office:value-type="percentage" office:value="0.0199047619047619" calcext:value-type="percentage">
            <text:p>1.99%</text:p>
          </table:table-cell>
          <table:table-cell table:formula="of:=([.$A21]-1)*[.$F$3]*[.$B$3]" office:value-type="percentage" office:value="0.0314285714285714" calcext:value-type="percentage">
            <text:p>3.14%</text:p>
          </table:table-cell>
          <table:table-cell table:formula="of:=([.$C21]+[.$G$3]*[.$A$3]*([.$A21]-1))*(1+[.$H$3]*[.$B$3]*([.$A21]-1))" office:value-type="float" office:value="107.273066666666" calcext:value-type="float">
            <text:p>107.273066666666</text:p>
          </table:table-cell>
          <table:table-cell table:formula="of:=1.7/PI()*ATAN([.$H21]*0.0007)" office:value-type="percentage" office:value="0.0405577160149905" calcext:value-type="percentage">
            <text:p>4.06%</text:p>
          </table:table-cell>
          <table:table-cell table:formula="of:=[.$E21]/(1-[.$F21])/(1-([.$G21]+[.$I21])/2)" office:value-type="float" office:value="348.897233908534" calcext:value-type="float">
            <text:p>348.897233908534</text:p>
          </table:table-cell>
          <table:table-cell table:formula="of:=[.$J21]*3" office:value-type="float" office:value="1046.6917017256" calcext:value-type="float">
            <text:p>1046.69170172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$A22]-1)*0.02" office:value-type="float" office:value="1.24" calcext:value-type="float">
            <text:p>1.24</text:p>
          </table:table-cell>
          <table:table-cell table:formula="of:=1.5*[.$A22]*[.$B22]" office:value-type="float" office:value="24.18" calcext:value-type="float">
            <text:p>24.18</text:p>
          </table:table-cell>
          <table:table-cell table:formula="of:=100+([.$C22]*10)" office:value-type="float" office:value="341.8" calcext:value-type="float">
            <text:p>341.8</text:p>
          </table:table-cell>
          <table:table-cell table:formula="of:=[.$D22]*(1+([.$A22]-1)*[.$D$3]*[.$B$3])" office:value-type="float" office:value="353.518857142857" calcext:value-type="float">
            <text:p>353.518857142857</text:p>
          </table:table-cell>
          <table:table-cell table:formula="of:=([.$A22]-1)*[.$E$3]*([.$B$3]+[.$A$3])" office:value-type="percentage" office:value="0.0217142857142857" calcext:value-type="percentage">
            <text:p>2.17%</text:p>
          </table:table-cell>
          <table:table-cell table:formula="of:=([.$A22]-1)*[.$F$3]*[.$B$3]" office:value-type="percentage" office:value="0.0342857142857143" calcext:value-type="percentage">
            <text:p>3.43%</text:p>
          </table:table-cell>
          <table:table-cell table:formula="of:=([.$C22]+[.$G$3]*[.$A$3]*([.$A22]-1))*(1+[.$H$3]*[.$B$3]*([.$A22]-1))" office:value-type="float" office:value="118.467542857143" calcext:value-type="float">
            <text:p>118.467542857143</text:p>
          </table:table-cell>
          <table:table-cell table:formula="of:=1.7/PI()*ATAN([.$H22]*0.0007)" office:value-type="percentage" office:value="0.0447717309905861" calcext:value-type="percentage">
            <text:p>4.48%</text:p>
          </table:table-cell>
          <table:table-cell table:formula="of:=[.$E22]/(1-[.$F22])/(1-([.$G22]+[.$I22])/2)" office:value-type="float" office:value="376.237856063931" calcext:value-type="float">
            <text:p>376.237856063931</text:p>
          </table:table-cell>
          <table:table-cell table:formula="of:=[.$J22]*3" office:value-type="float" office:value="1128.71356819179" calcext:value-type="float">
            <text:p>1128.7135681917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$A23]-1)*0.02" office:value-type="float" office:value="1.26" calcext:value-type="float">
            <text:p>1.26</text:p>
          </table:table-cell>
          <table:table-cell table:formula="of:=1.5*[.$A23]*[.$B23]" office:value-type="float" office:value="26.46" calcext:value-type="float">
            <text:p>26.46</text:p>
          </table:table-cell>
          <table:table-cell table:formula="of:=100+([.$C23]*10)" office:value-type="float" office:value="364.6" calcext:value-type="float">
            <text:p>364.6</text:p>
          </table:table-cell>
          <table:table-cell table:formula="of:=[.$D23]*(1+([.$A23]-1)*[.$D$3]*[.$B$3])" office:value-type="float" office:value="378.142285714286" calcext:value-type="float">
            <text:p>378.142285714286</text:p>
          </table:table-cell>
          <table:table-cell table:formula="of:=([.$A23]-1)*[.$E$3]*([.$B$3]+[.$A$3])" office:value-type="percentage" office:value="0.0235238095238095" calcext:value-type="percentage">
            <text:p>2.35%</text:p>
          </table:table-cell>
          <table:table-cell table:formula="of:=([.$A23]-1)*[.$F$3]*[.$B$3]" office:value-type="percentage" office:value="0.0371428571428571" calcext:value-type="percentage">
            <text:p>3.71%</text:p>
          </table:table-cell>
          <table:table-cell table:formula="of:=([.$C23]+[.$G$3]*[.$A$3]*([.$A23]-1))*(1+[.$H$3]*[.$B$3]*([.$A23]-1))" office:value-type="float" office:value="129.934057142857" calcext:value-type="float">
            <text:p>129.934057142857</text:p>
          </table:table-cell>
          <table:table-cell table:formula="of:=1.7/PI()*ATAN([.$H23]*0.0007)" office:value-type="percentage" office:value="0.0490825115924051" calcext:value-type="percentage">
            <text:p>4.91%</text:p>
          </table:table-cell>
          <table:table-cell table:formula="of:=[.$E23]/(1-[.$F23])/(1-([.$G23]+[.$I23])/2)" office:value-type="float" office:value="404.699612941952" calcext:value-type="float">
            <text:p>404.699612941952</text:p>
          </table:table-cell>
          <table:table-cell table:formula="of:=[.$J23]*3" office:value-type="float" office:value="1214.09883882586" calcext:value-type="float">
            <text:p>1214.098838825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$A24]-1)*0.02" office:value-type="float" office:value="1.28" calcext:value-type="float">
            <text:p>1.28</text:p>
          </table:table-cell>
          <table:table-cell table:formula="of:=1.5*[.$A24]*[.$B24]" office:value-type="float" office:value="28.8" calcext:value-type="float">
            <text:p>28.8</text:p>
          </table:table-cell>
          <table:table-cell table:formula="of:=100+([.$C24]*10)" office:value-type="float" office:value="388" calcext:value-type="float">
            <text:p>388</text:p>
          </table:table-cell>
          <table:table-cell table:formula="of:=[.$D24]*(1+([.$A24]-1)*[.$D$3]*[.$B$3])" office:value-type="float" office:value="403.52" calcext:value-type="float">
            <text:p>403.52</text:p>
          </table:table-cell>
          <table:table-cell table:formula="of:=([.$A24]-1)*[.$E$3]*([.$B$3]+[.$A$3])" office:value-type="percentage" office:value="0.0253333333333333" calcext:value-type="percentage">
            <text:p>2.53%</text:p>
          </table:table-cell>
          <table:table-cell table:formula="of:=([.$A24]-1)*[.$F$3]*[.$B$3]" office:value-type="percentage" office:value="0.04" calcext:value-type="percentage">
            <text:p>4.00%</text:p>
          </table:table-cell>
          <table:table-cell table:formula="of:=([.$C24]+[.$G$3]*[.$A$3]*([.$A24]-1))*(1+[.$H$3]*[.$B$3]*([.$A24]-1))" office:value-type="float" office:value="141.674666666666" calcext:value-type="float">
            <text:p>141.674666666666</text:p>
          </table:table-cell>
          <table:table-cell table:formula="of:=1.7/PI()*ATAN([.$H24]*0.0007)" office:value-type="percentage" office:value="0.053489869428145" calcext:value-type="percentage">
            <text:p>5.35%</text:p>
          </table:table-cell>
          <table:table-cell table:formula="of:=[.$E24]/(1-[.$F24])/(1-([.$G24]+[.$I24])/2)" office:value-type="float" office:value="434.310000555995" calcext:value-type="float">
            <text:p>434.310000555995</text:p>
          </table:table-cell>
          <table:table-cell table:formula="of:=[.$J24]*3" office:value-type="float" office:value="1302.93000166799" calcext:value-type="float">
            <text:p>1302.930001667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$A25]-1)*0.02" office:value-type="float" office:value="1.3" calcext:value-type="float">
            <text:p>1.3</text:p>
          </table:table-cell>
          <table:table-cell table:formula="of:=1.5*[.$A25]*[.$B25]" office:value-type="float" office:value="31.2" calcext:value-type="float">
            <text:p>31.2</text:p>
          </table:table-cell>
          <table:table-cell table:formula="of:=100+([.$C25]*10)" office:value-type="float" office:value="412" calcext:value-type="float">
            <text:p>412</text:p>
          </table:table-cell>
          <table:table-cell table:formula="of:=[.$D25]*(1+([.$A25]-1)*[.$D$3]*[.$B$3])" office:value-type="float" office:value="429.657142857143" calcext:value-type="float">
            <text:p>429.657142857143</text:p>
          </table:table-cell>
          <table:table-cell table:formula="of:=([.$A25]-1)*[.$E$3]*([.$B$3]+[.$A$3])" office:value-type="percentage" office:value="0.0271428571428571" calcext:value-type="percentage">
            <text:p>2.71%</text:p>
          </table:table-cell>
          <table:table-cell table:formula="of:=([.$A25]-1)*[.$F$3]*[.$B$3]" office:value-type="percentage" office:value="0.0428571428571429" calcext:value-type="percentage">
            <text:p>4.29%</text:p>
          </table:table-cell>
          <table:table-cell table:formula="of:=([.$C25]+[.$G$3]*[.$A$3]*([.$A25]-1))*(1+[.$H$3]*[.$B$3]*([.$A25]-1))" office:value-type="float" office:value="153.691428571428" calcext:value-type="float">
            <text:p>153.691428571428</text:p>
          </table:table-cell>
          <table:table-cell table:formula="of:=1.7/PI()*ATAN([.$H25]*0.0007)" office:value-type="percentage" office:value="0.0579935276234965" calcext:value-type="percentage">
            <text:p>5.80%</text:p>
          </table:table-cell>
          <table:table-cell table:formula="of:=[.$E25]/(1-[.$F25])/(1-([.$G25]+[.$I25])/2)" office:value-type="float" office:value="465.097328967513" calcext:value-type="float">
            <text:p>465.097328967513</text:p>
          </table:table-cell>
          <table:table-cell table:formula="of:=[.$J25]*3" office:value-type="float" office:value="1395.29198690254" calcext:value-type="float">
            <text:p>1395.291986902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$A26]-1)*0.02" office:value-type="float" office:value="1.32" calcext:value-type="float">
            <text:p>1.32</text:p>
          </table:table-cell>
          <table:table-cell table:formula="of:=1.5*[.$A26]*[.$B26]" office:value-type="float" office:value="33.66" calcext:value-type="float">
            <text:p>33.66</text:p>
          </table:table-cell>
          <table:table-cell table:formula="of:=100+([.$C26]*10)" office:value-type="float" office:value="436.6" calcext:value-type="float">
            <text:p>436.6</text:p>
          </table:table-cell>
          <table:table-cell table:formula="of:=[.$D26]*(1+([.$A26]-1)*[.$D$3]*[.$B$3])" office:value-type="float" office:value="456.558857142857" calcext:value-type="float">
            <text:p>456.558857142857</text:p>
          </table:table-cell>
          <table:table-cell table:formula="of:=([.$A26]-1)*[.$E$3]*([.$B$3]+[.$A$3])" office:value-type="percentage" office:value="0.0289523809523809" calcext:value-type="percentage">
            <text:p>2.90%</text:p>
          </table:table-cell>
          <table:table-cell table:formula="of:=([.$A26]-1)*[.$F$3]*[.$B$3]" office:value-type="percentage" office:value="0.0457142857142857" calcext:value-type="percentage">
            <text:p>4.57%</text:p>
          </table:table-cell>
          <table:table-cell table:formula="of:=([.$C26]+[.$G$3]*[.$A$3]*([.$A26]-1))*(1+[.$H$3]*[.$B$3]*([.$A26]-1))" office:value-type="float" office:value="165.9864" calcext:value-type="float">
            <text:p>165.9864</text:p>
          </table:table-cell>
          <table:table-cell table:formula="of:=1.7/PI()*ATAN([.$H26]*0.0007)" office:value-type="percentage" office:value="0.0625931165494622" calcext:value-type="percentage">
            <text:p>6.26%</text:p>
          </table:table-cell>
          <table:table-cell table:formula="of:=[.$E26]/(1-[.$F26])/(1-([.$G26]+[.$I26])/2)" office:value-type="float" office:value="497.090743330021" calcext:value-type="float">
            <text:p>497.090743330021</text:p>
          </table:table-cell>
          <table:table-cell table:formula="of:=[.$J26]*3" office:value-type="float" office:value="1491.27222999006" calcext:value-type="float">
            <text:p>1491.272229990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$A27]-1)*0.02" office:value-type="float" office:value="1.34" calcext:value-type="float">
            <text:p>1.34</text:p>
          </table:table-cell>
          <table:table-cell table:formula="of:=1.5*[.$A27]*[.$B27]" office:value-type="float" office:value="36.18" calcext:value-type="float">
            <text:p>36.18</text:p>
          </table:table-cell>
          <table:table-cell table:formula="of:=100+([.$C27]*10)" office:value-type="float" office:value="461.8" calcext:value-type="float">
            <text:p>461.8</text:p>
          </table:table-cell>
          <table:table-cell table:formula="of:=[.$D27]*(1+([.$A27]-1)*[.$D$3]*[.$B$3])" office:value-type="float" office:value="484.230285714286" calcext:value-type="float">
            <text:p>484.230285714286</text:p>
          </table:table-cell>
          <table:table-cell table:formula="of:=([.$A27]-1)*[.$E$3]*([.$B$3]+[.$A$3])" office:value-type="percentage" office:value="0.0307619047619047" calcext:value-type="percentage">
            <text:p>3.08%</text:p>
          </table:table-cell>
          <table:table-cell table:formula="of:=([.$A27]-1)*[.$F$3]*[.$B$3]" office:value-type="percentage" office:value="0.0485714285714286" calcext:value-type="percentage">
            <text:p>4.86%</text:p>
          </table:table-cell>
          <table:table-cell table:formula="of:=([.$C27]+[.$G$3]*[.$A$3]*([.$A27]-1))*(1+[.$H$3]*[.$B$3]*([.$A27]-1))" office:value-type="float" office:value="178.561638095238" calcext:value-type="float">
            <text:p>178.561638095238</text:p>
          </table:table-cell>
          <table:table-cell table:formula="of:=1.7/PI()*ATAN([.$H27]*0.0007)" office:value-type="percentage" office:value="0.0672881696016912" calcext:value-type="percentage">
            <text:p>6.73%</text:p>
          </table:table-cell>
          <table:table-cell table:formula="of:=[.$E27]/(1-[.$F27])/(1-([.$G27]+[.$I27])/2)" office:value-type="float" office:value="530.320244706607" calcext:value-type="float">
            <text:p>530.320244706607</text:p>
          </table:table-cell>
          <table:table-cell table:formula="of:=[.$J27]*3" office:value-type="float" office:value="1590.96073411982" calcext:value-type="float">
            <text:p>1590.960734119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$A28]-1)*0.02" office:value-type="float" office:value="1.36" calcext:value-type="float">
            <text:p>1.36</text:p>
          </table:table-cell>
          <table:table-cell table:formula="of:=1.5*[.$A28]*[.$B28]" office:value-type="float" office:value="38.76" calcext:value-type="float">
            <text:p>38.76</text:p>
          </table:table-cell>
          <table:table-cell table:formula="of:=100+([.$C28]*10)" office:value-type="float" office:value="487.6" calcext:value-type="float">
            <text:p>487.6</text:p>
          </table:table-cell>
          <table:table-cell table:formula="of:=[.$D28]*(1+([.$A28]-1)*[.$D$3]*[.$B$3])" office:value-type="float" office:value="512.676571428572" calcext:value-type="float">
            <text:p>512.676571428572</text:p>
          </table:table-cell>
          <table:table-cell table:formula="of:=([.$A28]-1)*[.$E$3]*([.$B$3]+[.$A$3])" office:value-type="percentage" office:value="0.0325714285714285" calcext:value-type="percentage">
            <text:p>3.26%</text:p>
          </table:table-cell>
          <table:table-cell table:formula="of:=([.$A28]-1)*[.$F$3]*[.$B$3]" office:value-type="percentage" office:value="0.0514285714285714" calcext:value-type="percentage">
            <text:p>5.14%</text:p>
          </table:table-cell>
          <table:table-cell table:formula="of:=([.$C28]+[.$G$3]*[.$A$3]*([.$A28]-1))*(1+[.$H$3]*[.$B$3]*([.$A28]-1))" office:value-type="float" office:value="191.4192" calcext:value-type="float">
            <text:p>191.4192</text:p>
          </table:table-cell>
          <table:table-cell table:formula="of:=1.7/PI()*ATAN([.$H28]*0.0007)" office:value-type="percentage" office:value="0.0720781190598672" calcext:value-type="percentage">
            <text:p>7.21%</text:p>
          </table:table-cell>
          <table:table-cell table:formula="of:=[.$E28]/(1-[.$F28])/(1-([.$G28]+[.$I28])/2)" office:value-type="float" office:value="564.816710577872" calcext:value-type="float">
            <text:p>564.816710577872</text:p>
          </table:table-cell>
          <table:table-cell table:formula="of:=[.$J28]*3" office:value-type="float" office:value="1694.45013173362" calcext:value-type="float">
            <text:p>1694.4501317336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$A29]-1)*0.02" office:value-type="float" office:value="1.38" calcext:value-type="float">
            <text:p>1.38</text:p>
          </table:table-cell>
          <table:table-cell table:formula="of:=1.5*[.$A29]*[.$B29]" office:value-type="float" office:value="41.4" calcext:value-type="float">
            <text:p>41.4</text:p>
          </table:table-cell>
          <table:table-cell table:formula="of:=100+([.$C29]*10)" office:value-type="float" office:value="514" calcext:value-type="float">
            <text:p>514</text:p>
          </table:table-cell>
          <table:table-cell table:formula="of:=[.$D29]*(1+([.$A29]-1)*[.$D$3]*[.$B$3])" office:value-type="float" office:value="541.902857142857" calcext:value-type="float">
            <text:p>541.902857142857</text:p>
          </table:table-cell>
          <table:table-cell table:formula="of:=([.$A29]-1)*[.$E$3]*([.$B$3]+[.$A$3])" office:value-type="percentage" office:value="0.0343809523809523" calcext:value-type="percentage">
            <text:p>3.44%</text:p>
          </table:table-cell>
          <table:table-cell table:formula="of:=([.$A29]-1)*[.$F$3]*[.$B$3]" office:value-type="percentage" office:value="0.0542857142857143" calcext:value-type="percentage">
            <text:p>5.43%</text:p>
          </table:table-cell>
          <table:table-cell table:formula="of:=([.$C29]+[.$G$3]*[.$A$3]*([.$A29]-1))*(1+[.$H$3]*[.$B$3]*([.$A29]-1))" office:value-type="float" office:value="204.561142857143" calcext:value-type="float">
            <text:p>204.561142857143</text:p>
          </table:table-cell>
          <table:table-cell table:formula="of:=1.7/PI()*ATAN([.$H29]*0.0007)" office:value-type="percentage" office:value="0.0769622920570927" calcext:value-type="percentage">
            <text:p>7.70%</text:p>
          </table:table-cell>
          <table:table-cell table:formula="of:=[.$E29]/(1-[.$F29])/(1-([.$G29]+[.$I29])/2)" office:value-type="float" office:value="600.611914952951" calcext:value-type="float">
            <text:p>600.611914952951</text:p>
          </table:table-cell>
          <table:table-cell table:formula="of:=[.$J29]*3" office:value-type="float" office:value="1801.83574485885" calcext:value-type="float">
            <text:p>1801.8357448588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$A30]-1)*0.02" office:value-type="float" office:value="1.4" calcext:value-type="float">
            <text:p>1.4</text:p>
          </table:table-cell>
          <table:table-cell table:formula="of:=1.5*[.$A30]*[.$B30]" office:value-type="float" office:value="44.1" calcext:value-type="float">
            <text:p>44.1</text:p>
          </table:table-cell>
          <table:table-cell table:formula="of:=100+([.$C30]*10)" office:value-type="float" office:value="541" calcext:value-type="float">
            <text:p>541</text:p>
          </table:table-cell>
          <table:table-cell table:formula="of:=[.$D30]*(1+([.$A30]-1)*[.$D$3]*[.$B$3])" office:value-type="float" office:value="571.914285714286" calcext:value-type="float">
            <text:p>571.914285714286</text:p>
          </table:table-cell>
          <table:table-cell table:formula="of:=([.$A30]-1)*[.$E$3]*([.$B$3]+[.$A$3])" office:value-type="percentage" office:value="0.0361904761904762" calcext:value-type="percentage">
            <text:p>3.62%</text:p>
          </table:table-cell>
          <table:table-cell table:formula="of:=([.$A30]-1)*[.$F$3]*[.$B$3]" office:value-type="percentage" office:value="0.0571428571428571" calcext:value-type="percentage">
            <text:p>5.71%</text:p>
          </table:table-cell>
          <table:table-cell table:formula="of:=([.$C30]+[.$G$3]*[.$A$3]*([.$A30]-1))*(1+[.$H$3]*[.$B$3]*([.$A30]-1))" office:value-type="float" office:value="217.989523809524" calcext:value-type="float">
            <text:p>217.989523809524</text:p>
          </table:table-cell>
          <table:table-cell table:formula="of:=1.7/PI()*ATAN([.$H30]*0.0007)" office:value-type="percentage" office:value="0.0819399066910145" calcext:value-type="percentage">
            <text:p>8.19%</text:p>
          </table:table-cell>
          <table:table-cell table:formula="of:=[.$E30]/(1-[.$F30])/(1-([.$G30]+[.$I30])/2)" office:value-type="float" office:value="637.738547992328" calcext:value-type="float">
            <text:p>637.738547992328</text:p>
          </table:table-cell>
          <table:table-cell table:formula="of:=[.$J30]*3" office:value-type="float" office:value="1913.21564397698" calcext:value-type="float">
            <text:p>1913.2156439769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([.$A31]-1)*0.02" office:value-type="float" office:value="1.42" calcext:value-type="float">
            <text:p>1.42</text:p>
          </table:table-cell>
          <table:table-cell table:formula="of:=1.5*[.$A31]*[.$B31]" office:value-type="float" office:value="46.86" calcext:value-type="float">
            <text:p>46.86</text:p>
          </table:table-cell>
          <table:table-cell table:formula="of:=100+([.$C31]*10)" office:value-type="float" office:value="568.6" calcext:value-type="float">
            <text:p>568.6</text:p>
          </table:table-cell>
          <table:table-cell table:formula="of:=[.$D31]*(1+([.$A31]-1)*[.$D$3]*[.$B$3])" office:value-type="float" office:value="602.716" calcext:value-type="float">
            <text:p>602.716</text:p>
          </table:table-cell>
          <table:table-cell table:formula="of:=([.$A31]-1)*[.$E$3]*([.$B$3]+[.$A$3])" office:value-type="percentage" office:value="0.038" calcext:value-type="percentage">
            <text:p>3.80%</text:p>
          </table:table-cell>
          <table:table-cell table:formula="of:=([.$A31]-1)*[.$F$3]*[.$B$3]" office:value-type="percentage" office:value="0.06" calcext:value-type="percentage">
            <text:p>6.00%</text:p>
          </table:table-cell>
          <table:table-cell table:formula="of:=([.$C31]+[.$G$3]*[.$A$3]*([.$A31]-1))*(1+[.$H$3]*[.$B$3]*([.$A31]-1))" office:value-type="float" office:value="231.7064" calcext:value-type="float">
            <text:p>231.7064</text:p>
          </table:table-cell>
          <table:table-cell table:formula="of:=1.7/PI()*ATAN([.$H31]*0.0007)" office:value-type="percentage" office:value="0.087010068310067" calcext:value-type="percentage">
            <text:p>8.70%</text:p>
          </table:table-cell>
          <table:table-cell table:formula="of:=[.$E31]/(1-[.$F31])/(1-([.$G31]+[.$I31])/2)" office:value-type="float" office:value="676.230235047761" calcext:value-type="float">
            <text:p>676.230235047761</text:p>
          </table:table-cell>
          <table:table-cell table:formula="of:=[.$J31]*3" office:value-type="float" office:value="2028.69070514328" calcext:value-type="float">
            <text:p>2028.690705143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([.$A32]-1)*0.02" office:value-type="float" office:value="1.44" calcext:value-type="float">
            <text:p>1.44</text:p>
          </table:table-cell>
          <table:table-cell table:formula="of:=1.5*[.$A32]*[.$B32]" office:value-type="float" office:value="49.68" calcext:value-type="float">
            <text:p>49.68</text:p>
          </table:table-cell>
          <table:table-cell table:formula="of:=100+([.$C32]*10)" office:value-type="float" office:value="596.8" calcext:value-type="float">
            <text:p>596.8</text:p>
          </table:table-cell>
          <table:table-cell table:formula="of:=[.$D32]*(1+([.$A32]-1)*[.$D$3]*[.$B$3])" office:value-type="float" office:value="634.313142857143" calcext:value-type="float">
            <text:p>634.313142857143</text:p>
          </table:table-cell>
          <table:table-cell table:formula="of:=([.$A32]-1)*[.$E$3]*([.$B$3]+[.$A$3])" office:value-type="percentage" office:value="0.0398095238095238" calcext:value-type="percentage">
            <text:p>3.98%</text:p>
          </table:table-cell>
          <table:table-cell table:formula="of:=([.$A32]-1)*[.$F$3]*[.$B$3]" office:value-type="percentage" office:value="0.0628571428571429" calcext:value-type="percentage">
            <text:p>6.29%</text:p>
          </table:table-cell>
          <table:table-cell table:formula="of:=([.$C32]+[.$G$3]*[.$A$3]*([.$A32]-1))*(1+[.$H$3]*[.$B$3]*([.$A32]-1))" office:value-type="float" office:value="245.713828571428" calcext:value-type="float">
            <text:p>245.713828571428</text:p>
          </table:table-cell>
          <table:table-cell table:formula="of:=1.7/PI()*ATAN([.$H32]*0.0007)" office:value-type="percentage" office:value="0.0921717660096575" calcext:value-type="percentage">
            <text:p>9.22%</text:p>
          </table:table-cell>
          <table:table-cell table:formula="of:=[.$E32]/(1-[.$F32])/(1-([.$G32]+[.$I32])/2)" office:value-type="float" office:value="716.12155502183" calcext:value-type="float">
            <text:p>716.12155502183</text:p>
          </table:table-cell>
          <table:table-cell table:formula="of:=[.$J32]*3" office:value-type="float" office:value="2148.36466506549" calcext:value-type="float">
            <text:p>2148.3646650654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([.$A33]-1)*0.02" office:value-type="float" office:value="1.46" calcext:value-type="float">
            <text:p>1.46</text:p>
          </table:table-cell>
          <table:table-cell table:formula="of:=1.5*[.$A33]*[.$B33]" office:value-type="float" office:value="52.56" calcext:value-type="float">
            <text:p>52.56</text:p>
          </table:table-cell>
          <table:table-cell table:formula="of:=100+([.$C33]*10)" office:value-type="float" office:value="625.6" calcext:value-type="float">
            <text:p>625.6</text:p>
          </table:table-cell>
          <table:table-cell table:formula="of:=[.$D33]*(1+([.$A33]-1)*[.$D$3]*[.$B$3])" office:value-type="float" office:value="666.710857142857" calcext:value-type="float">
            <text:p>666.710857142857</text:p>
          </table:table-cell>
          <table:table-cell table:formula="of:=([.$A33]-1)*[.$E$3]*([.$B$3]+[.$A$3])" office:value-type="percentage" office:value="0.0416190476190476" calcext:value-type="percentage">
            <text:p>4.16%</text:p>
          </table:table-cell>
          <table:table-cell table:formula="of:=([.$A33]-1)*[.$F$3]*[.$B$3]" office:value-type="percentage" office:value="0.0657142857142857" calcext:value-type="percentage">
            <text:p>6.57%</text:p>
          </table:table-cell>
          <table:table-cell table:formula="of:=([.$C33]+[.$G$3]*[.$A$3]*([.$A33]-1))*(1+[.$H$3]*[.$B$3]*([.$A33]-1))" office:value-type="float" office:value="260.013866666666" calcext:value-type="float">
            <text:p>260.013866666666</text:p>
          </table:table-cell>
          <table:table-cell table:formula="of:=1.7/PI()*ATAN([.$H33]*0.0007)" office:value-type="percentage" office:value="0.0974238693743175" calcext:value-type="percentage">
            <text:p>9.74%</text:p>
          </table:table-cell>
          <table:table-cell table:formula="of:=[.$E33]/(1-[.$F33])/(1-([.$G33]+[.$I33])/2)" office:value-type="float" office:value="757.44805794749" calcext:value-type="float">
            <text:p>757.44805794749</text:p>
          </table:table-cell>
          <table:table-cell table:formula="of:=[.$J33]*3" office:value-type="float" office:value="2272.34417384247" calcext:value-type="float">
            <text:p>2272.3441738424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([.$A34]-1)*0.02" office:value-type="float" office:value="1.48" calcext:value-type="float">
            <text:p>1.48</text:p>
          </table:table-cell>
          <table:table-cell table:formula="of:=1.5*[.$A34]*[.$B34]" office:value-type="float" office:value="55.5" calcext:value-type="float">
            <text:p>55.5</text:p>
          </table:table-cell>
          <table:table-cell table:formula="of:=100+([.$C34]*10)" office:value-type="float" office:value="655" calcext:value-type="float">
            <text:p>655</text:p>
          </table:table-cell>
          <table:table-cell table:formula="of:=[.$D34]*(1+([.$A34]-1)*[.$D$3]*[.$B$3])" office:value-type="float" office:value="699.914285714286" calcext:value-type="float">
            <text:p>699.914285714286</text:p>
          </table:table-cell>
          <table:table-cell table:formula="of:=([.$A34]-1)*[.$E$3]*([.$B$3]+[.$A$3])" office:value-type="percentage" office:value="0.0434285714285714" calcext:value-type="percentage">
            <text:p>4.34%</text:p>
          </table:table-cell>
          <table:table-cell table:formula="of:=([.$A34]-1)*[.$F$3]*[.$B$3]" office:value-type="percentage" office:value="0.0685714285714286" calcext:value-type="percentage">
            <text:p>6.86%</text:p>
          </table:table-cell>
          <table:table-cell table:formula="of:=([.$C34]+[.$G$3]*[.$A$3]*([.$A34]-1))*(1+[.$H$3]*[.$B$3]*([.$A34]-1))" office:value-type="float" office:value="274.608571428571" calcext:value-type="float">
            <text:p>274.608571428571</text:p>
          </table:table-cell>
          <table:table-cell table:formula="of:=1.7/PI()*ATAN([.$H34]*0.0007)" office:value-type="percentage" office:value="0.102765125502767" calcext:value-type="percentage">
            <text:p>10.28%</text:p>
          </table:table-cell>
          <table:table-cell table:formula="of:=[.$E34]/(1-[.$F34])/(1-([.$G34]+[.$I34])/2)" office:value-type="float" office:value="800.246281686716" calcext:value-type="float">
            <text:p>800.246281686716</text:p>
          </table:table-cell>
          <table:table-cell table:formula="of:=[.$J34]*3" office:value-type="float" office:value="2400.73884506015" calcext:value-type="float">
            <text:p>2400.7388450601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([.$A35]-1)*0.02" office:value-type="float" office:value="1.5" calcext:value-type="float">
            <text:p>1.5</text:p>
          </table:table-cell>
          <table:table-cell table:formula="of:=1.5*[.$A35]*[.$B35]" office:value-type="float" office:value="58.5" calcext:value-type="float">
            <text:p>58.5</text:p>
          </table:table-cell>
          <table:table-cell table:formula="of:=100+([.$C35]*10)" office:value-type="float" office:value="685" calcext:value-type="float">
            <text:p>685</text:p>
          </table:table-cell>
          <table:table-cell table:formula="of:=[.$D35]*(1+([.$A35]-1)*[.$D$3]*[.$B$3])" office:value-type="float" office:value="733.928571428572" calcext:value-type="float">
            <text:p>733.928571428572</text:p>
          </table:table-cell>
          <table:table-cell table:formula="of:=([.$A35]-1)*[.$E$3]*([.$B$3]+[.$A$3])" office:value-type="percentage" office:value="0.0452380952380952" calcext:value-type="percentage">
            <text:p>4.52%</text:p>
          </table:table-cell>
          <table:table-cell table:formula="of:=([.$A35]-1)*[.$F$3]*[.$B$3]" office:value-type="percentage" office:value="0.0714285714285714" calcext:value-type="percentage">
            <text:p>7.14%</text:p>
          </table:table-cell>
          <table:table-cell table:formula="of:=([.$C35]+[.$G$3]*[.$A$3]*([.$A35]-1))*(1+[.$H$3]*[.$B$3]*([.$A35]-1))" office:value-type="float" office:value="289.5" calcext:value-type="float">
            <text:p>289.5</text:p>
          </table:table-cell>
          <table:table-cell table:formula="of:=1.7/PI()*ATAN([.$H35]*0.0007)" office:value-type="percentage" office:value="0.10819415635343" calcext:value-type="percentage">
            <text:p>10.82%</text:p>
          </table:table-cell>
          <table:table-cell table:formula="of:=[.$E35]/(1-[.$F35])/(1-([.$G35]+[.$I35])/2)" office:value-type="float" office:value="844.553767646915" calcext:value-type="float">
            <text:p>844.553767646915</text:p>
          </table:table-cell>
          <table:table-cell table:formula="of:=[.$J35]*3" office:value-type="float" office:value="2533.66130294074" calcext:value-type="float">
            <text:p>2533.661302940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([.$A36]-1)*0.02" office:value-type="float" office:value="1.52" calcext:value-type="float">
            <text:p>1.52</text:p>
          </table:table-cell>
          <table:table-cell table:formula="of:=1.5*[.$A36]*[.$B36]" office:value-type="float" office:value="61.56" calcext:value-type="float">
            <text:p>61.56</text:p>
          </table:table-cell>
          <table:table-cell table:formula="of:=100+([.$C36]*10)" office:value-type="float" office:value="715.6" calcext:value-type="float">
            <text:p>715.6</text:p>
          </table:table-cell>
          <table:table-cell table:formula="of:=[.$D36]*(1+([.$A36]-1)*[.$D$3]*[.$B$3])" office:value-type="float" office:value="768.758857142857" calcext:value-type="float">
            <text:p>768.758857142857</text:p>
          </table:table-cell>
          <table:table-cell table:formula="of:=([.$A36]-1)*[.$E$3]*([.$B$3]+[.$A$3])" office:value-type="percentage" office:value="0.047047619047619" calcext:value-type="percentage">
            <text:p>4.70%</text:p>
          </table:table-cell>
          <table:table-cell table:formula="of:=([.$A36]-1)*[.$F$3]*[.$B$3]" office:value-type="percentage" office:value="0.0742857142857143" calcext:value-type="percentage">
            <text:p>7.43%</text:p>
          </table:table-cell>
          <table:table-cell table:formula="of:=([.$C36]+[.$G$3]*[.$A$3]*([.$A36]-1))*(1+[.$H$3]*[.$B$3]*([.$A36]-1))" office:value-type="float" office:value="304.690209523809" calcext:value-type="float">
            <text:p>304.690209523809</text:p>
          </table:table-cell>
          <table:table-cell table:formula="of:=1.7/PI()*ATAN([.$H36]*0.0007)" office:value-type="percentage" office:value="0.113709456448179" calcext:value-type="percentage">
            <text:p>11.37%</text:p>
          </table:table-cell>
          <table:table-cell table:formula="of:=[.$E36]/(1-[.$F36])/(1-([.$G36]+[.$I36])/2)" office:value-type="float" office:value="890.409075414364" calcext:value-type="float">
            <text:p>890.409075414364</text:p>
          </table:table-cell>
          <table:table-cell table:formula="of:=[.$J36]*3" office:value-type="float" office:value="2671.22722624309" calcext:value-type="float">
            <text:p>2671.2272262430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([.$A37]-1)*0.02" office:value-type="float" office:value="1.54" calcext:value-type="float">
            <text:p>1.54</text:p>
          </table:table-cell>
          <table:table-cell table:formula="of:=1.5*[.$A37]*[.$B37]" office:value-type="float" office:value="64.68" calcext:value-type="float">
            <text:p>64.68</text:p>
          </table:table-cell>
          <table:table-cell table:formula="of:=100+([.$C37]*10)" office:value-type="float" office:value="746.8" calcext:value-type="float">
            <text:p>746.8</text:p>
          </table:table-cell>
          <table:table-cell table:formula="of:=[.$D37]*(1+([.$A37]-1)*[.$D$3]*[.$B$3])" office:value-type="float" office:value="804.410285714286" calcext:value-type="float">
            <text:p>804.410285714286</text:p>
          </table:table-cell>
          <table:table-cell table:formula="of:=([.$A37]-1)*[.$E$3]*([.$B$3]+[.$A$3])" office:value-type="percentage" office:value="0.0488571428571428" calcext:value-type="percentage">
            <text:p>4.89%</text:p>
          </table:table-cell>
          <table:table-cell table:formula="of:=([.$A37]-1)*[.$F$3]*[.$B$3]" office:value-type="percentage" office:value="0.0771428571428571" calcext:value-type="percentage">
            <text:p>7.71%</text:p>
          </table:table-cell>
          <table:table-cell table:formula="of:=([.$C37]+[.$G$3]*[.$A$3]*([.$A37]-1))*(1+[.$H$3]*[.$B$3]*([.$A37]-1))" office:value-type="float" office:value="320.181257142857" calcext:value-type="float">
            <text:p>320.181257142857</text:p>
          </table:table-cell>
          <table:table-cell table:formula="of:=1.7/PI()*ATAN([.$H37]*0.0007)" office:value-type="percentage" office:value="0.119309390971877" calcext:value-type="percentage">
            <text:p>11.93%</text:p>
          </table:table-cell>
          <table:table-cell table:formula="of:=[.$E37]/(1-[.$F37])/(1-([.$G37]+[.$I37])/2)" office:value-type="float" office:value="937.851796205642" calcext:value-type="float">
            <text:p>937.851796205642</text:p>
          </table:table-cell>
          <table:table-cell table:formula="of:=[.$J37]*3" office:value-type="float" office:value="2813.55538861692" calcext:value-type="float">
            <text:p>2813.5553886169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([.$A38]-1)*0.02" office:value-type="float" office:value="1.56" calcext:value-type="float">
            <text:p>1.56</text:p>
          </table:table-cell>
          <table:table-cell table:formula="of:=1.5*[.$A38]*[.$B38]" office:value-type="float" office:value="67.86" calcext:value-type="float">
            <text:p>67.86</text:p>
          </table:table-cell>
          <table:table-cell table:formula="of:=100+([.$C38]*10)" office:value-type="float" office:value="778.6" calcext:value-type="float">
            <text:p>778.6</text:p>
          </table:table-cell>
          <table:table-cell table:formula="of:=[.$D38]*(1+([.$A38]-1)*[.$D$3]*[.$B$3])" office:value-type="float" office:value="840.888" calcext:value-type="float">
            <text:p>840.888</text:p>
          </table:table-cell>
          <table:table-cell table:formula="of:=([.$A38]-1)*[.$E$3]*([.$B$3]+[.$A$3])" office:value-type="percentage" office:value="0.0506666666666666" calcext:value-type="percentage">
            <text:p>5.07%</text:p>
          </table:table-cell>
          <table:table-cell table:formula="of:=([.$A38]-1)*[.$F$3]*[.$B$3]" office:value-type="percentage" office:value="0.08" calcext:value-type="percentage">
            <text:p>8.00%</text:p>
          </table:table-cell>
          <table:table-cell table:formula="of:=([.$C38]+[.$G$3]*[.$A$3]*([.$A38]-1))*(1+[.$H$3]*[.$B$3]*([.$A38]-1))" office:value-type="float" office:value="335.9752" calcext:value-type="float">
            <text:p>335.9752</text:p>
          </table:table-cell>
          <table:table-cell table:formula="of:=1.7/PI()*ATAN([.$H38]*0.0007)" office:value-type="percentage" office:value="0.124992194304679" calcext:value-type="percentage">
            <text:p>12.50%</text:p>
          </table:table-cell>
          <table:table-cell table:formula="of:=[.$E38]/(1-[.$F38])/(1-([.$G38]+[.$I38])/2)" office:value-type="float" office:value="986.922565040847" calcext:value-type="float">
            <text:p>986.922565040847</text:p>
          </table:table-cell>
          <table:table-cell table:formula="of:=[.$J38]*3" office:value-type="float" office:value="2960.76769512254" calcext:value-type="float">
            <text:p>2960.7676951225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([.$A39]-1)*0.02" office:value-type="float" office:value="1.58" calcext:value-type="float">
            <text:p>1.58</text:p>
          </table:table-cell>
          <table:table-cell table:formula="of:=1.5*[.$A39]*[.$B39]" office:value-type="float" office:value="71.1" calcext:value-type="float">
            <text:p>71.1</text:p>
          </table:table-cell>
          <table:table-cell table:formula="of:=100+([.$C39]*10)" office:value-type="float" office:value="811" calcext:value-type="float">
            <text:p>811</text:p>
          </table:table-cell>
          <table:table-cell table:formula="of:=[.$D39]*(1+([.$A39]-1)*[.$D$3]*[.$B$3])" office:value-type="float" office:value="878.197142857143" calcext:value-type="float">
            <text:p>878.197142857143</text:p>
          </table:table-cell>
          <table:table-cell table:formula="of:=([.$A39]-1)*[.$E$3]*([.$B$3]+[.$A$3])" office:value-type="percentage" office:value="0.0524761904761904" calcext:value-type="percentage">
            <text:p>5.25%</text:p>
          </table:table-cell>
          <table:table-cell table:formula="of:=([.$A39]-1)*[.$F$3]*[.$B$3]" office:value-type="percentage" office:value="0.0828571428571429" calcext:value-type="percentage">
            <text:p>8.29%</text:p>
          </table:table-cell>
          <table:table-cell table:formula="of:=([.$C39]+[.$G$3]*[.$A$3]*([.$A39]-1))*(1+[.$H$3]*[.$B$3]*([.$A39]-1))" office:value-type="float" office:value="352.074095238095" calcext:value-type="float">
            <text:p>352.074095238095</text:p>
          </table:table-cell>
          <table:table-cell table:formula="of:=1.7/PI()*ATAN([.$H39]*0.0007)" office:value-type="percentage" office:value="0.130755969022935" calcext:value-type="percentage">
            <text:p>13.08%</text:p>
          </table:table-cell>
          <table:table-cell table:formula="of:=[.$E39]/(1-[.$F39])/(1-([.$G39]+[.$I39])/2)" office:value-type="float" office:value="1037.66307154656" calcext:value-type="float">
            <text:p>1037.66307154656</text:p>
          </table:table-cell>
          <table:table-cell table:formula="of:=[.$J39]*3" office:value-type="float" office:value="3112.98921463967" calcext:value-type="float">
            <text:p>3112.989214639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+([.$A40]-1)*0.02" office:value-type="float" office:value="1.6" calcext:value-type="float">
            <text:p>1.6</text:p>
          </table:table-cell>
          <table:table-cell table:formula="of:=1.5*[.$A40]*[.$B40]" office:value-type="float" office:value="74.4" calcext:value-type="float">
            <text:p>74.4</text:p>
          </table:table-cell>
          <table:table-cell table:formula="of:=100+([.$C40]*10)" office:value-type="float" office:value="844" calcext:value-type="float">
            <text:p>844</text:p>
          </table:table-cell>
          <table:table-cell table:formula="of:=[.$D40]*(1+([.$A40]-1)*[.$D$3]*[.$B$3])" office:value-type="float" office:value="916.342857142857" calcext:value-type="float">
            <text:p>916.342857142857</text:p>
          </table:table-cell>
          <table:table-cell table:formula="of:=([.$A40]-1)*[.$E$3]*([.$B$3]+[.$A$3])" office:value-type="percentage" office:value="0.0542857142857142" calcext:value-type="percentage">
            <text:p>5.43%</text:p>
          </table:table-cell>
          <table:table-cell table:formula="of:=([.$A40]-1)*[.$F$3]*[.$B$3]" office:value-type="percentage" office:value="0.0857142857142857" calcext:value-type="percentage">
            <text:p>8.57%</text:p>
          </table:table-cell>
          <table:table-cell table:formula="of:=([.$C40]+[.$G$3]*[.$A$3]*([.$A40]-1))*(1+[.$H$3]*[.$B$3]*([.$A40]-1))" office:value-type="float" office:value="368.48" calcext:value-type="float">
            <text:p>368.48</text:p>
          </table:table-cell>
          <table:table-cell table:formula="of:=1.7/PI()*ATAN([.$H40]*0.0007)" office:value-type="percentage" office:value="0.136598685402895" calcext:value-type="percentage">
            <text:p>13.66%</text:p>
          </table:table-cell>
          <table:table-cell table:formula="of:=[.$E40]/(1-[.$F40])/(1-([.$G40]+[.$I40])/2)" office:value-type="float" office:value="1090.11606930185" calcext:value-type="float">
            <text:p>1090.11606930185</text:p>
          </table:table-cell>
          <table:table-cell table:formula="of:=[.$J40]*3" office:value-type="float" office:value="3270.34820790555" calcext:value-type="float">
            <text:p>3270.3482079055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+([.$A41]-1)*0.02" office:value-type="float" office:value="1.62" calcext:value-type="float">
            <text:p>1.62</text:p>
          </table:table-cell>
          <table:table-cell table:formula="of:=1.5*[.$A41]*[.$B41]" office:value-type="float" office:value="77.76" calcext:value-type="float">
            <text:p>77.76</text:p>
          </table:table-cell>
          <table:table-cell table:formula="of:=100+([.$C41]*10)" office:value-type="float" office:value="877.6" calcext:value-type="float">
            <text:p>877.6</text:p>
          </table:table-cell>
          <table:table-cell table:formula="of:=[.$D41]*(1+([.$A41]-1)*[.$D$3]*[.$B$3])" office:value-type="float" office:value="955.330285714286" calcext:value-type="float">
            <text:p>955.330285714286</text:p>
          </table:table-cell>
          <table:table-cell table:formula="of:=([.$A41]-1)*[.$E$3]*([.$B$3]+[.$A$3])" office:value-type="percentage" office:value="0.056095238095238" calcext:value-type="percentage">
            <text:p>5.61%</text:p>
          </table:table-cell>
          <table:table-cell table:formula="of:=([.$A41]-1)*[.$F$3]*[.$B$3]" office:value-type="percentage" office:value="0.0885714285714286" calcext:value-type="percentage">
            <text:p>8.86%</text:p>
          </table:table-cell>
          <table:table-cell table:formula="of:=([.$C41]+[.$G$3]*[.$A$3]*([.$A41]-1))*(1+[.$H$3]*[.$B$3]*([.$A41]-1))" office:value-type="float" office:value="385.194971428571" calcext:value-type="float">
            <text:p>385.194971428571</text:p>
          </table:table-cell>
          <table:table-cell table:formula="of:=1.7/PI()*ATAN([.$H41]*0.0007)" office:value-type="percentage" office:value="0.142518181459288" calcext:value-type="percentage">
            <text:p>14.25%</text:p>
          </table:table-cell>
          <table:table-cell table:formula="of:=[.$E41]/(1-[.$F41])/(1-([.$G41]+[.$I41])/2)" office:value-type="float" office:value="1144.32538364753" calcext:value-type="float">
            <text:p>1144.32538364753</text:p>
          </table:table-cell>
          <table:table-cell table:formula="of:=[.$J41]*3" office:value-type="float" office:value="3432.97615094258" calcext:value-type="float">
            <text:p>3432.9761509425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+([.$A42]-1)*0.02" office:value-type="float" office:value="1.64" calcext:value-type="float">
            <text:p>1.64</text:p>
          </table:table-cell>
          <table:table-cell table:formula="of:=1.5*[.$A42]*[.$B42]" office:value-type="float" office:value="81.18" calcext:value-type="float">
            <text:p>81.18</text:p>
          </table:table-cell>
          <table:table-cell table:formula="of:=100+([.$C42]*10)" office:value-type="float" office:value="911.8" calcext:value-type="float">
            <text:p>911.8</text:p>
          </table:table-cell>
          <table:table-cell table:formula="of:=[.$D42]*(1+([.$A42]-1)*[.$D$3]*[.$B$3])" office:value-type="float" office:value="995.164571428572" calcext:value-type="float">
            <text:p>995.164571428572</text:p>
          </table:table-cell>
          <table:table-cell table:formula="of:=([.$A42]-1)*[.$E$3]*([.$B$3]+[.$A$3])" office:value-type="percentage" office:value="0.0579047619047619" calcext:value-type="percentage">
            <text:p>5.79%</text:p>
          </table:table-cell>
          <table:table-cell table:formula="of:=([.$A42]-1)*[.$F$3]*[.$B$3]" office:value-type="percentage" office:value="0.0914285714285714" calcext:value-type="percentage">
            <text:p>9.14%</text:p>
          </table:table-cell>
          <table:table-cell table:formula="of:=([.$C42]+[.$G$3]*[.$A$3]*([.$A42]-1))*(1+[.$H$3]*[.$B$3]*([.$A42]-1))" office:value-type="float" office:value="402.221066666666" calcext:value-type="float">
            <text:p>402.221066666666</text:p>
          </table:table-cell>
          <table:table-cell table:formula="of:=1.7/PI()*ATAN([.$H42]*0.0007)" office:value-type="percentage" office:value="0.148512163548117" calcext:value-type="percentage">
            <text:p>14.85%</text:p>
          </table:table-cell>
          <table:table-cell table:formula="of:=[.$E42]/(1-[.$F42])/(1-([.$G42]+[.$I42])/2)" office:value-type="float" office:value="1200.33591788679" calcext:value-type="float">
            <text:p>1200.33591788679</text:p>
          </table:table-cell>
          <table:table-cell table:formula="of:=[.$J42]*3" office:value-type="float" office:value="3601.00775366037" calcext:value-type="float">
            <text:p>3601.0077536603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+([.$A43]-1)*0.02" office:value-type="float" office:value="1.66" calcext:value-type="float">
            <text:p>1.66</text:p>
          </table:table-cell>
          <table:table-cell table:formula="of:=1.5*[.$A43]*[.$B43]" office:value-type="float" office:value="84.66" calcext:value-type="float">
            <text:p>84.66</text:p>
          </table:table-cell>
          <table:table-cell table:formula="of:=100+([.$C43]*10)" office:value-type="float" office:value="946.6" calcext:value-type="float">
            <text:p>946.6</text:p>
          </table:table-cell>
          <table:table-cell table:formula="of:=[.$D43]*(1+([.$A43]-1)*[.$D$3]*[.$B$3])" office:value-type="float" office:value="1035.85085714286" calcext:value-type="float">
            <text:p>1035.85085714286</text:p>
          </table:table-cell>
          <table:table-cell table:formula="of:=([.$A43]-1)*[.$E$3]*([.$B$3]+[.$A$3])" office:value-type="percentage" office:value="0.0597142857142857" calcext:value-type="percentage">
            <text:p>5.97%</text:p>
          </table:table-cell>
          <table:table-cell table:formula="of:=([.$A43]-1)*[.$F$3]*[.$B$3]" office:value-type="percentage" office:value="0.0942857142857143" calcext:value-type="percentage">
            <text:p>9.43%</text:p>
          </table:table-cell>
          <table:table-cell table:formula="of:=([.$C43]+[.$G$3]*[.$A$3]*([.$A43]-1))*(1+[.$H$3]*[.$B$3]*([.$A43]-1))" office:value-type="float" office:value="419.560342857142" calcext:value-type="float">
            <text:p>419.560342857142</text:p>
          </table:table-cell>
          <table:table-cell table:formula="of:=1.7/PI()*ATAN([.$H43]*0.0007)" office:value-type="percentage" office:value="0.154578207559782" calcext:value-type="percentage">
            <text:p>15.46%</text:p>
          </table:table-cell>
          <table:table-cell table:formula="of:=[.$E43]/(1-[.$F43])/(1-([.$G43]+[.$I43])/2)" office:value-type="float" office:value="1258.19365781517" calcext:value-type="float">
            <text:p>1258.19365781517</text:p>
          </table:table-cell>
          <table:table-cell table:formula="of:=[.$J43]*3" office:value-type="float" office:value="3774.5809734455" calcext:value-type="float">
            <text:p>3774.580973445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+([.$A44]-1)*0.02" office:value-type="float" office:value="1.68" calcext:value-type="float">
            <text:p>1.68</text:p>
          </table:table-cell>
          <table:table-cell table:formula="of:=1.5*[.$A44]*[.$B44]" office:value-type="float" office:value="88.2" calcext:value-type="float">
            <text:p>88.2</text:p>
          </table:table-cell>
          <table:table-cell table:formula="of:=100+([.$C44]*10)" office:value-type="float" office:value="982" calcext:value-type="float">
            <text:p>982</text:p>
          </table:table-cell>
          <table:table-cell table:formula="of:=[.$D44]*(1+([.$A44]-1)*[.$D$3]*[.$B$3])" office:value-type="float" office:value="1077.39428571429" calcext:value-type="float">
            <text:p>1077.39428571429</text:p>
          </table:table-cell>
          <table:table-cell table:formula="of:=([.$A44]-1)*[.$E$3]*([.$B$3]+[.$A$3])" office:value-type="percentage" office:value="0.0615238095238095" calcext:value-type="percentage">
            <text:p>6.15%</text:p>
          </table:table-cell>
          <table:table-cell table:formula="of:=([.$A44]-1)*[.$F$3]*[.$B$3]" office:value-type="percentage" office:value="0.0971428571428571" calcext:value-type="percentage">
            <text:p>9.71%</text:p>
          </table:table-cell>
          <table:table-cell table:formula="of:=([.$C44]+[.$G$3]*[.$A$3]*([.$A44]-1))*(1+[.$H$3]*[.$B$3]*([.$A44]-1))" office:value-type="float" office:value="437.214857142857" calcext:value-type="float">
            <text:p>437.214857142857</text:p>
          </table:table-cell>
          <table:table-cell table:formula="of:=1.7/PI()*ATAN([.$H44]*0.0007)" office:value-type="percentage" office:value="0.16071376072482" calcext:value-type="percentage">
            <text:p>16.07%</text:p>
          </table:table-cell>
          <table:table-cell table:formula="of:=[.$E44]/(1-[.$F44])/(1-([.$G44]+[.$I44])/2)" office:value-type="float" office:value="1317.94567452829" calcext:value-type="float">
            <text:p>1317.94567452829</text:p>
          </table:table-cell>
          <table:table-cell table:formula="of:=[.$J44]*3" office:value-type="float" office:value="3953.83702358488" calcext:value-type="float">
            <text:p>3953.8370235848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+([.$A45]-1)*0.02" office:value-type="float" office:value="1.7" calcext:value-type="float">
            <text:p>1.7</text:p>
          </table:table-cell>
          <table:table-cell table:formula="of:=1.5*[.$A45]*[.$B45]" office:value-type="float" office:value="91.8" calcext:value-type="float">
            <text:p>91.8</text:p>
          </table:table-cell>
          <table:table-cell table:formula="of:=100+([.$C45]*10)" office:value-type="float" office:value="1018" calcext:value-type="float">
            <text:p>1018</text:p>
          </table:table-cell>
          <table:table-cell table:formula="of:=[.$D45]*(1+([.$A45]-1)*[.$D$3]*[.$B$3])" office:value-type="float" office:value="1119.8" calcext:value-type="float">
            <text:p>1119.8</text:p>
          </table:table-cell>
          <table:table-cell table:formula="of:=([.$A45]-1)*[.$E$3]*([.$B$3]+[.$A$3])" office:value-type="percentage" office:value="0.0633333333333333" calcext:value-type="percentage">
            <text:p>6.33%</text:p>
          </table:table-cell>
          <table:table-cell table:formula="of:=([.$A45]-1)*[.$F$3]*[.$B$3]" office:value-type="percentage" office:value="0.1" calcext:value-type="percentage">
            <text:p>10.00%</text:p>
          </table:table-cell>
          <table:table-cell table:formula="of:=([.$C45]+[.$G$3]*[.$A$3]*([.$A45]-1))*(1+[.$H$3]*[.$B$3]*([.$A45]-1))" office:value-type="float" office:value="455.186666666666" calcext:value-type="float">
            <text:p>455.186666666666</text:p>
          </table:table-cell>
          <table:table-cell table:formula="of:=1.7/PI()*ATAN([.$H45]*0.0007)" office:value-type="percentage" office:value="0.166916144050252" calcext:value-type="percentage">
            <text:p>16.69%</text:p>
          </table:table-cell>
          <table:table-cell table:formula="of:=[.$E45]/(1-[.$F45])/(1-([.$G45]+[.$I45])/2)" office:value-type="float" office:value="1379.64012546839" calcext:value-type="float">
            <text:p>1379.64012546839</text:p>
          </table:table-cell>
          <table:table-cell table:formula="of:=[.$J45]*3" office:value-type="float" office:value="4138.92037640517" calcext:value-type="float">
            <text:p>4138.920376405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+([.$A46]-1)*0.02" office:value-type="float" office:value="1.72" calcext:value-type="float">
            <text:p>1.72</text:p>
          </table:table-cell>
          <table:table-cell table:formula="of:=1.5*[.$A46]*[.$B46]" office:value-type="float" office:value="95.46" calcext:value-type="float">
            <text:p>95.46</text:p>
          </table:table-cell>
          <table:table-cell table:formula="of:=100+([.$C46]*10)" office:value-type="float" office:value="1054.6" calcext:value-type="float">
            <text:p>1054.6</text:p>
          </table:table-cell>
          <table:table-cell table:formula="of:=[.$D46]*(1+([.$A46]-1)*[.$D$3]*[.$B$3])" office:value-type="float" office:value="1163.07314285714" calcext:value-type="float">
            <text:p>1163.07314285714</text:p>
          </table:table-cell>
          <table:table-cell table:formula="of:=([.$A46]-1)*[.$E$3]*([.$B$3]+[.$A$3])" office:value-type="percentage" office:value="0.0651428571428571" calcext:value-type="percentage">
            <text:p>6.51%</text:p>
          </table:table-cell>
          <table:table-cell table:formula="of:=([.$A46]-1)*[.$F$3]*[.$B$3]" office:value-type="percentage" office:value="0.102857142857143" calcext:value-type="percentage">
            <text:p>10.29%</text:p>
          </table:table-cell>
          <table:table-cell table:formula="of:=([.$C46]+[.$G$3]*[.$A$3]*([.$A46]-1))*(1+[.$H$3]*[.$B$3]*([.$A46]-1))" office:value-type="float" office:value="473.477828571428" calcext:value-type="float">
            <text:p>473.477828571428</text:p>
          </table:table-cell>
          <table:table-cell table:formula="of:=1.7/PI()*ATAN([.$H46]*0.0007)" office:value-type="percentage" office:value="0.173182555399683" calcext:value-type="percentage">
            <text:p>17.32%</text:p>
          </table:table-cell>
          <table:table-cell table:formula="of:=[.$E46]/(1-[.$F46])/(1-([.$G46]+[.$I46])/2)" office:value-type="float" office:value="1443.32625368357" calcext:value-type="float">
            <text:p>1443.32625368357</text:p>
          </table:table-cell>
          <table:table-cell table:formula="of:=[.$J46]*3" office:value-type="float" office:value="4329.97876105073" calcext:value-type="float">
            <text:p>4329.9787610507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+([.$A47]-1)*0.02" office:value-type="float" office:value="1.74" calcext:value-type="float">
            <text:p>1.74</text:p>
          </table:table-cell>
          <table:table-cell table:formula="of:=1.5*[.$A47]*[.$B47]" office:value-type="float" office:value="99.18" calcext:value-type="float">
            <text:p>99.18</text:p>
          </table:table-cell>
          <table:table-cell table:formula="of:=100+([.$C47]*10)" office:value-type="float" office:value="1091.8" calcext:value-type="float">
            <text:p>1091.8</text:p>
          </table:table-cell>
          <table:table-cell table:formula="of:=[.$D47]*(1+([.$A47]-1)*[.$D$3]*[.$B$3])" office:value-type="float" office:value="1207.21885714286" calcext:value-type="float">
            <text:p>1207.21885714286</text:p>
          </table:table-cell>
          <table:table-cell table:formula="of:=([.$A47]-1)*[.$E$3]*([.$B$3]+[.$A$3])" office:value-type="percentage" office:value="0.0669523809523809" calcext:value-type="percentage">
            <text:p>6.70%</text:p>
          </table:table-cell>
          <table:table-cell table:formula="of:=([.$A47]-1)*[.$F$3]*[.$B$3]" office:value-type="percentage" office:value="0.105714285714286" calcext:value-type="percentage">
            <text:p>10.57%</text:p>
          </table:table-cell>
          <table:table-cell table:formula="of:=([.$C47]+[.$G$3]*[.$A$3]*([.$A47]-1))*(1+[.$H$3]*[.$B$3]*([.$A47]-1))" office:value-type="float" office:value="492.090399999999" calcext:value-type="float">
            <text:p>492.090399999999</text:p>
          </table:table-cell>
          <table:table-cell table:formula="of:=1.7/PI()*ATAN([.$H47]*0.0007)" office:value-type="percentage" office:value="0.179510073225015" calcext:value-type="percentage">
            <text:p>17.95%</text:p>
          </table:table-cell>
          <table:table-cell table:formula="of:=[.$E47]/(1-[.$F47])/(1-([.$G47]+[.$I47])/2)" office:value-type="float" office:value="1509.05438528868" calcext:value-type="float">
            <text:p>1509.05438528868</text:p>
          </table:table-cell>
          <table:table-cell table:formula="of:=[.$J47]*3" office:value-type="float" office:value="4527.16315586604" calcext:value-type="float">
            <text:p>4527.163155866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+([.$A48]-1)*0.02" office:value-type="float" office:value="1.76" calcext:value-type="float">
            <text:p>1.76</text:p>
          </table:table-cell>
          <table:table-cell table:formula="of:=1.5*[.$A48]*[.$B48]" office:value-type="float" office:value="102.96" calcext:value-type="float">
            <text:p>102.96</text:p>
          </table:table-cell>
          <table:table-cell table:formula="of:=100+([.$C48]*10)" office:value-type="float" office:value="1129.6" calcext:value-type="float">
            <text:p>1129.6</text:p>
          </table:table-cell>
          <table:table-cell table:formula="of:=[.$D48]*(1+([.$A48]-1)*[.$D$3]*[.$B$3])" office:value-type="float" office:value="1252.24228571429" calcext:value-type="float">
            <text:p>1252.24228571429</text:p>
          </table:table-cell>
          <table:table-cell table:formula="of:=([.$A48]-1)*[.$E$3]*([.$B$3]+[.$A$3])" office:value-type="percentage" office:value="0.0687619047619047" calcext:value-type="percentage">
            <text:p>6.88%</text:p>
          </table:table-cell>
          <table:table-cell table:formula="of:=([.$A48]-1)*[.$F$3]*[.$B$3]" office:value-type="percentage" office:value="0.108571428571429" calcext:value-type="percentage">
            <text:p>10.86%</text:p>
          </table:table-cell>
          <table:table-cell table:formula="of:=([.$C48]+[.$G$3]*[.$A$3]*([.$A48]-1))*(1+[.$H$3]*[.$B$3]*([.$A48]-1))" office:value-type="float" office:value="511.026438095237" calcext:value-type="float">
            <text:p>511.026438095237</text:p>
          </table:table-cell>
          <table:table-cell table:formula="of:=1.7/PI()*ATAN([.$H48]*0.0007)" office:value-type="percentage" office:value="0.185895660951964" calcext:value-type="percentage">
            <text:p>18.59%</text:p>
          </table:table-cell>
          <table:table-cell table:formula="of:=[.$E48]/(1-[.$F48])/(1-([.$G48]+[.$I48])/2)" office:value-type="float" office:value="1576.87592513167" calcext:value-type="float">
            <text:p>1576.87592513167</text:p>
          </table:table-cell>
          <table:table-cell table:formula="of:=[.$J48]*3" office:value-type="float" office:value="4730.62777539502" calcext:value-type="float">
            <text:p>4730.627775395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+([.$A49]-1)*0.02" office:value-type="float" office:value="1.78" calcext:value-type="float">
            <text:p>1.78</text:p>
          </table:table-cell>
          <table:table-cell table:formula="of:=1.5*[.$A49]*[.$B49]" office:value-type="float" office:value="106.8" calcext:value-type="float">
            <text:p>106.8</text:p>
          </table:table-cell>
          <table:table-cell table:formula="of:=100+([.$C49]*10)" office:value-type="float" office:value="1168" calcext:value-type="float">
            <text:p>1168</text:p>
          </table:table-cell>
          <table:table-cell table:formula="of:=[.$D49]*(1+([.$A49]-1)*[.$D$3]*[.$B$3])" office:value-type="float" office:value="1298.14857142857" calcext:value-type="float">
            <text:p>1298.14857142857</text:p>
          </table:table-cell>
          <table:table-cell table:formula="of:=([.$A49]-1)*[.$E$3]*([.$B$3]+[.$A$3])" office:value-type="percentage" office:value="0.0705714285714285" calcext:value-type="percentage">
            <text:p>7.06%</text:p>
          </table:table-cell>
          <table:table-cell table:formula="of:=([.$A49]-1)*[.$F$3]*[.$B$3]" office:value-type="percentage" office:value="0.111428571428571" calcext:value-type="percentage">
            <text:p>11.14%</text:p>
          </table:table-cell>
          <table:table-cell table:formula="of:=([.$C49]+[.$G$3]*[.$A$3]*([.$A49]-1))*(1+[.$H$3]*[.$B$3]*([.$A49]-1))" office:value-type="float" office:value="530.287999999999" calcext:value-type="float">
            <text:p>530.287999999999</text:p>
          </table:table-cell>
          <table:table-cell table:formula="of:=1.7/PI()*ATAN([.$H49]*0.0007)" office:value-type="percentage" office:value="0.192336172015528" calcext:value-type="percentage">
            <text:p>19.23%</text:p>
          </table:table-cell>
          <table:table-cell table:formula="of:=[.$E49]/(1-[.$F49])/(1-([.$G49]+[.$I49])/2)" office:value-type="float" office:value="1646.84335068606" calcext:value-type="float">
            <text:p>1646.84335068606</text:p>
          </table:table-cell>
          <table:table-cell table:formula="of:=[.$J49]*3" office:value-type="float" office:value="4940.53005205818" calcext:value-type="float">
            <text:p>4940.5300520581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+([.$A50]-1)*0.02" office:value-type="float" office:value="1.8" calcext:value-type="float">
            <text:p>1.8</text:p>
          </table:table-cell>
          <table:table-cell table:formula="of:=1.5*[.$A50]*[.$B50]" office:value-type="float" office:value="110.7" calcext:value-type="float">
            <text:p>110.7</text:p>
          </table:table-cell>
          <table:table-cell table:formula="of:=100+([.$C50]*10)" office:value-type="float" office:value="1207" calcext:value-type="float">
            <text:p>1207</text:p>
          </table:table-cell>
          <table:table-cell table:formula="of:=[.$D50]*(1+([.$A50]-1)*[.$D$3]*[.$B$3])" office:value-type="float" office:value="1344.94285714286" calcext:value-type="float">
            <text:p>1344.94285714286</text:p>
          </table:table-cell>
          <table:table-cell table:formula="of:=([.$A50]-1)*[.$E$3]*([.$B$3]+[.$A$3])" office:value-type="percentage" office:value="0.0723809523809523" calcext:value-type="percentage">
            <text:p>7.24%</text:p>
          </table:table-cell>
          <table:table-cell table:formula="of:=([.$A50]-1)*[.$F$3]*[.$B$3]" office:value-type="percentage" office:value="0.114285714285714" calcext:value-type="percentage">
            <text:p>11.43%</text:p>
          </table:table-cell>
          <table:table-cell table:formula="of:=([.$C50]+[.$G$3]*[.$A$3]*([.$A50]-1))*(1+[.$H$3]*[.$B$3]*([.$A50]-1))" office:value-type="float" office:value="549.877142857142" calcext:value-type="float">
            <text:p>549.877142857142</text:p>
          </table:table-cell>
          <table:table-cell table:formula="of:=1.7/PI()*ATAN([.$H50]*0.0007)" office:value-type="percentage" office:value="0.198828355535256" calcext:value-type="percentage">
            <text:p>19.88%</text:p>
          </table:table-cell>
          <table:table-cell table:formula="of:=[.$E50]/(1-[.$F50])/(1-([.$G50]+[.$I50])/2)" office:value-type="float" office:value="1719.01020420646" calcext:value-type="float">
            <text:p>1719.01020420646</text:p>
          </table:table-cell>
          <table:table-cell table:formula="of:=[.$J50]*3" office:value-type="float" office:value="5157.03061261939" calcext:value-type="float">
            <text:p>5157.0306126193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+([.$A51]-1)*0.02" office:value-type="float" office:value="1.82" calcext:value-type="float">
            <text:p>1.82</text:p>
          </table:table-cell>
          <table:table-cell table:formula="of:=1.5*[.$A51]*[.$B51]" office:value-type="float" office:value="114.66" calcext:value-type="float">
            <text:p>114.66</text:p>
          </table:table-cell>
          <table:table-cell table:formula="of:=100+([.$C51]*10)" office:value-type="float" office:value="1246.6" calcext:value-type="float">
            <text:p>1246.6</text:p>
          </table:table-cell>
          <table:table-cell table:formula="of:=[.$D51]*(1+([.$A51]-1)*[.$D$3]*[.$B$3])" office:value-type="float" office:value="1392.63028571429" calcext:value-type="float">
            <text:p>1392.63028571429</text:p>
          </table:table-cell>
          <table:table-cell table:formula="of:=([.$A51]-1)*[.$E$3]*([.$B$3]+[.$A$3])" office:value-type="percentage" office:value="0.0741904761904761" calcext:value-type="percentage">
            <text:p>7.42%</text:p>
          </table:table-cell>
          <table:table-cell table:formula="of:=([.$A51]-1)*[.$F$3]*[.$B$3]" office:value-type="percentage" office:value="0.117142857142857" calcext:value-type="percentage">
            <text:p>11.71%</text:p>
          </table:table-cell>
          <table:table-cell table:formula="of:=([.$C51]+[.$G$3]*[.$A$3]*([.$A51]-1))*(1+[.$H$3]*[.$B$3]*([.$A51]-1))" office:value-type="float" office:value="569.795923809523" calcext:value-type="float">
            <text:p>569.795923809523</text:p>
          </table:table-cell>
          <table:table-cell table:formula="of:=1.7/PI()*ATAN([.$H51]*0.0007)" office:value-type="percentage" office:value="0.205368862613732" calcext:value-type="percentage">
            <text:p>20.54%</text:p>
          </table:table-cell>
          <table:table-cell table:formula="of:=[.$E51]/(1-[.$F51])/(1-([.$G51]+[.$I51])/2)" office:value-type="float" office:value="1793.43108320196" calcext:value-type="float">
            <text:p>1793.43108320196</text:p>
          </table:table-cell>
          <table:table-cell table:formula="of:=[.$J51]*3" office:value-type="float" office:value="5380.29324960587" calcext:value-type="float">
            <text:p>5380.2932496058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+([.$A52]-1)*0.02" office:value-type="float" office:value="1.84" calcext:value-type="float">
            <text:p>1.84</text:p>
          </table:table-cell>
          <table:table-cell table:formula="of:=1.5*[.$A52]*[.$B52]" office:value-type="float" office:value="118.68" calcext:value-type="float">
            <text:p>118.68</text:p>
          </table:table-cell>
          <table:table-cell table:formula="of:=100+([.$C52]*10)" office:value-type="float" office:value="1286.8" calcext:value-type="float">
            <text:p>1286.8</text:p>
          </table:table-cell>
          <table:table-cell table:formula="of:=[.$D52]*(1+([.$A52]-1)*[.$D$3]*[.$B$3])" office:value-type="float" office:value="1441.216" calcext:value-type="float">
            <text:p>1441.216</text:p>
          </table:table-cell>
          <table:table-cell table:formula="of:=([.$A52]-1)*[.$E$3]*([.$B$3]+[.$A$3])" office:value-type="percentage" office:value="0.0759999999999999" calcext:value-type="percentage">
            <text:p>7.60%</text:p>
          </table:table-cell>
          <table:table-cell table:formula="of:=([.$A52]-1)*[.$F$3]*[.$B$3]" office:value-type="percentage" office:value="0.12" calcext:value-type="percentage">
            <text:p>12.00%</text:p>
          </table:table-cell>
          <table:table-cell table:formula="of:=([.$C52]+[.$G$3]*[.$A$3]*([.$A52]-1))*(1+[.$H$3]*[.$B$3]*([.$A52]-1))" office:value-type="float" office:value="590.046399999999" calcext:value-type="float">
            <text:p>590.046399999999</text:p>
          </table:table-cell>
          <table:table-cell table:formula="of:=1.7/PI()*ATAN([.$H52]*0.0007)" office:value-type="percentage" office:value="0.211954253235107" calcext:value-type="percentage">
            <text:p>21.20%</text:p>
          </table:table-cell>
          <table:table-cell table:formula="of:=[.$E52]/(1-[.$F52])/(1-([.$G52]+[.$I52])/2)" office:value-type="float" office:value="1870.16162929903" calcext:value-type="float">
            <text:p>1870.16162929903</text:p>
          </table:table-cell>
          <table:table-cell table:formula="of:=[.$J52]*3" office:value-type="float" office:value="5610.48488789709" calcext:value-type="float">
            <text:p>5610.484887897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+([.$A53]-1)*0.02" office:value-type="float" office:value="1.86" calcext:value-type="float">
            <text:p>1.86</text:p>
          </table:table-cell>
          <table:table-cell table:formula="of:=1.5*[.$A53]*[.$B53]" office:value-type="float" office:value="122.76" calcext:value-type="float">
            <text:p>122.76</text:p>
          </table:table-cell>
          <table:table-cell table:formula="of:=100+([.$C53]*10)" office:value-type="float" office:value="1327.6" calcext:value-type="float">
            <text:p>1327.6</text:p>
          </table:table-cell>
          <table:table-cell table:formula="of:=[.$D53]*(1+([.$A53]-1)*[.$D$3]*[.$B$3])" office:value-type="float" office:value="1490.70514285714" calcext:value-type="float">
            <text:p>1490.70514285714</text:p>
          </table:table-cell>
          <table:table-cell table:formula="of:=([.$A53]-1)*[.$E$3]*([.$B$3]+[.$A$3])" office:value-type="percentage" office:value="0.0778095238095238" calcext:value-type="percentage">
            <text:p>7.78%</text:p>
          </table:table-cell>
          <table:table-cell table:formula="of:=([.$A53]-1)*[.$F$3]*[.$B$3]" office:value-type="percentage" office:value="0.122857142857143" calcext:value-type="percentage">
            <text:p>12.29%</text:p>
          </table:table-cell>
          <table:table-cell table:formula="of:=([.$C53]+[.$G$3]*[.$A$3]*([.$A53]-1))*(1+[.$H$3]*[.$B$3]*([.$A53]-1))" office:value-type="float" office:value="610.630628571428" calcext:value-type="float">
            <text:p>610.630628571428</text:p>
          </table:table-cell>
          <table:table-cell table:formula="of:=1.7/PI()*ATAN([.$H53]*0.0007)" office:value-type="percentage" office:value="0.218581003733999" calcext:value-type="percentage">
            <text:p>21.86%</text:p>
          </table:table-cell>
          <table:table-cell table:formula="of:=[.$E53]/(1-[.$F53])/(1-([.$G53]+[.$I53])/2)" office:value-type="float" office:value="1949.25851558353" calcext:value-type="float">
            <text:p>1949.25851558353</text:p>
          </table:table-cell>
          <table:table-cell table:formula="of:=[.$J53]*3" office:value-type="float" office:value="5847.77554675059" calcext:value-type="float">
            <text:p>5847.7755467505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+([.$A54]-1)*0.02" office:value-type="float" office:value="1.88" calcext:value-type="float">
            <text:p>1.88</text:p>
          </table:table-cell>
          <table:table-cell table:formula="of:=1.5*[.$A54]*[.$B54]" office:value-type="float" office:value="126.9" calcext:value-type="float">
            <text:p>126.9</text:p>
          </table:table-cell>
          <table:table-cell table:formula="of:=100+([.$C54]*10)" office:value-type="float" office:value="1369" calcext:value-type="float">
            <text:p>1369</text:p>
          </table:table-cell>
          <table:table-cell table:formula="of:=[.$D54]*(1+([.$A54]-1)*[.$D$3]*[.$B$3])" office:value-type="float" office:value="1541.10285714286" calcext:value-type="float">
            <text:p>1541.10285714286</text:p>
          </table:table-cell>
          <table:table-cell table:formula="of:=([.$A54]-1)*[.$E$3]*([.$B$3]+[.$A$3])" office:value-type="percentage" office:value="0.0796190476190475" calcext:value-type="percentage">
            <text:p>7.96%</text:p>
          </table:table-cell>
          <table:table-cell table:formula="of:=([.$A54]-1)*[.$F$3]*[.$B$3]" office:value-type="percentage" office:value="0.125714285714286" calcext:value-type="percentage">
            <text:p>12.57%</text:p>
          </table:table-cell>
          <table:table-cell table:formula="of:=([.$C54]+[.$G$3]*[.$A$3]*([.$A54]-1))*(1+[.$H$3]*[.$B$3]*([.$A54]-1))" office:value-type="float" office:value="631.550666666666" calcext:value-type="float">
            <text:p>631.550666666666</text:p>
          </table:table-cell>
          <table:table-cell table:formula="of:=1.7/PI()*ATAN([.$H54]*0.0007)" office:value-type="percentage" office:value="0.225245514798707" calcext:value-type="percentage">
            <text:p>22.52%</text:p>
          </table:table-cell>
          <table:table-cell table:formula="of:=[.$E54]/(1-[.$F54])/(1-([.$G54]+[.$I54])/2)" office:value-type="float" office:value="2030.77943252783" calcext:value-type="float">
            <text:p>2030.77943252783</text:p>
          </table:table-cell>
          <table:table-cell table:formula="of:=[.$J54]*3" office:value-type="float" office:value="6092.33829758349" calcext:value-type="float">
            <text:p>6092.3382975834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+([.$A55]-1)*0.02" office:value-type="float" office:value="1.9" calcext:value-type="float">
            <text:p>1.9</text:p>
          </table:table-cell>
          <table:table-cell table:formula="of:=1.5*[.$A55]*[.$B55]" office:value-type="float" office:value="131.1" calcext:value-type="float">
            <text:p>131.1</text:p>
          </table:table-cell>
          <table:table-cell table:formula="of:=100+([.$C55]*10)" office:value-type="float" office:value="1411" calcext:value-type="float">
            <text:p>1411</text:p>
          </table:table-cell>
          <table:table-cell table:formula="of:=[.$D55]*(1+([.$A55]-1)*[.$D$3]*[.$B$3])" office:value-type="float" office:value="1592.41428571429" calcext:value-type="float">
            <text:p>1592.41428571429</text:p>
          </table:table-cell>
          <table:table-cell table:formula="of:=([.$A55]-1)*[.$E$3]*([.$B$3]+[.$A$3])" office:value-type="percentage" office:value="0.0814285714285714" calcext:value-type="percentage">
            <text:p>8.14%</text:p>
          </table:table-cell>
          <table:table-cell table:formula="of:=([.$A55]-1)*[.$F$3]*[.$B$3]" office:value-type="percentage" office:value="0.128571428571429" calcext:value-type="percentage">
            <text:p>12.86%</text:p>
          </table:table-cell>
          <table:table-cell table:formula="of:=([.$C55]+[.$G$3]*[.$A$3]*([.$A55]-1))*(1+[.$H$3]*[.$B$3]*([.$A55]-1))" office:value-type="float" office:value="652.808571428571" calcext:value-type="float">
            <text:p>652.808571428571</text:p>
          </table:table-cell>
          <table:table-cell table:formula="of:=1.7/PI()*ATAN([.$H55]*0.0007)" office:value-type="percentage" office:value="0.231944119966499" calcext:value-type="percentage">
            <text:p>23.19%</text:p>
          </table:table-cell>
          <table:table-cell table:formula="of:=[.$E55]/(1-[.$F55])/(1-([.$G55]+[.$I55])/2)" office:value-type="float" office:value="2114.78307262592" calcext:value-type="float">
            <text:p>2114.78307262592</text:p>
          </table:table-cell>
          <table:table-cell table:formula="of:=[.$J55]*3" office:value-type="float" office:value="6344.34921787776" calcext:value-type="float">
            <text:p>6344.3492178777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+([.$A56]-1)*0.02" office:value-type="float" office:value="1.92" calcext:value-type="float">
            <text:p>1.92</text:p>
          </table:table-cell>
          <table:table-cell table:formula="of:=1.5*[.$A56]*[.$B56]" office:value-type="float" office:value="135.36" calcext:value-type="float">
            <text:p>135.36</text:p>
          </table:table-cell>
          <table:table-cell table:formula="of:=100+([.$C56]*10)" office:value-type="float" office:value="1453.6" calcext:value-type="float">
            <text:p>1453.6</text:p>
          </table:table-cell>
          <table:table-cell table:formula="of:=[.$D56]*(1+([.$A56]-1)*[.$D$3]*[.$B$3])" office:value-type="float" office:value="1644.64457142857" calcext:value-type="float">
            <text:p>1644.64457142857</text:p>
          </table:table-cell>
          <table:table-cell table:formula="of:=([.$A56]-1)*[.$E$3]*([.$B$3]+[.$A$3])" office:value-type="percentage" office:value="0.0832380952380952" calcext:value-type="percentage">
            <text:p>8.32%</text:p>
          </table:table-cell>
          <table:table-cell table:formula="of:=([.$A56]-1)*[.$F$3]*[.$B$3]" office:value-type="percentage" office:value="0.131428571428571" calcext:value-type="percentage">
            <text:p>13.14%</text:p>
          </table:table-cell>
          <table:table-cell table:formula="of:=([.$C56]+[.$G$3]*[.$A$3]*([.$A56]-1))*(1+[.$H$3]*[.$B$3]*([.$A56]-1))" office:value-type="float" office:value="674.406399999999" calcext:value-type="float">
            <text:p>674.406399999999</text:p>
          </table:table-cell>
          <table:table-cell table:formula="of:=1.7/PI()*ATAN([.$H56]*0.0007)" office:value-type="percentage" office:value="0.238673094562961" calcext:value-type="percentage">
            <text:p>23.87%</text:p>
          </table:table-cell>
          <table:table-cell table:formula="of:=[.$E56]/(1-[.$F56])/(1-([.$G56]+[.$I56])/2)" office:value-type="float" office:value="2201.3291138746" calcext:value-type="float">
            <text:p>2201.3291138746</text:p>
          </table:table-cell>
          <table:table-cell table:formula="of:=[.$J56]*3" office:value-type="float" office:value="6603.98734162379" calcext:value-type="float">
            <text:p>6603.9873416237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+([.$A57]-1)*0.02" office:value-type="float" office:value="1.94" calcext:value-type="float">
            <text:p>1.94</text:p>
          </table:table-cell>
          <table:table-cell table:formula="of:=1.5*[.$A57]*[.$B57]" office:value-type="float" office:value="139.68" calcext:value-type="float">
            <text:p>139.68</text:p>
          </table:table-cell>
          <table:table-cell table:formula="of:=100+([.$C57]*10)" office:value-type="float" office:value="1496.8" calcext:value-type="float">
            <text:p>1496.8</text:p>
          </table:table-cell>
          <table:table-cell table:formula="of:=[.$D57]*(1+([.$A57]-1)*[.$D$3]*[.$B$3])" office:value-type="float" office:value="1697.79885714286" calcext:value-type="float">
            <text:p>1697.79885714286</text:p>
          </table:table-cell>
          <table:table-cell table:formula="of:=([.$A57]-1)*[.$E$3]*([.$B$3]+[.$A$3])" office:value-type="percentage" office:value="0.085047619047619" calcext:value-type="percentage">
            <text:p>8.50%</text:p>
          </table:table-cell>
          <table:table-cell table:formula="of:=([.$A57]-1)*[.$F$3]*[.$B$3]" office:value-type="percentage" office:value="0.134285714285714" calcext:value-type="percentage">
            <text:p>13.43%</text:p>
          </table:table-cell>
          <table:table-cell table:formula="of:=([.$C57]+[.$G$3]*[.$A$3]*([.$A57]-1))*(1+[.$H$3]*[.$B$3]*([.$A57]-1))" office:value-type="float" office:value="696.346209523809" calcext:value-type="float">
            <text:p>696.346209523809</text:p>
          </table:table-cell>
          <table:table-cell table:formula="of:=1.7/PI()*ATAN([.$H57]*0.0007)" office:value-type="percentage" office:value="0.245428665032028" calcext:value-type="percentage">
            <text:p>24.54%</text:p>
          </table:table-cell>
          <table:table-cell table:formula="of:=[.$E57]/(1-[.$F57])/(1-([.$G57]+[.$I57])/2)" office:value-type="float" office:value="2290.47820225317" calcext:value-type="float">
            <text:p>2290.47820225317</text:p>
          </table:table-cell>
          <table:table-cell table:formula="of:=[.$J57]*3" office:value-type="float" office:value="6871.43460675951" calcext:value-type="float">
            <text:p>6871.4346067595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+([.$A58]-1)*0.02" office:value-type="float" office:value="1.96" calcext:value-type="float">
            <text:p>1.96</text:p>
          </table:table-cell>
          <table:table-cell table:formula="of:=1.5*[.$A58]*[.$B58]" office:value-type="float" office:value="144.06" calcext:value-type="float">
            <text:p>144.06</text:p>
          </table:table-cell>
          <table:table-cell table:formula="of:=100+([.$C58]*10)" office:value-type="float" office:value="1540.6" calcext:value-type="float">
            <text:p>1540.6</text:p>
          </table:table-cell>
          <table:table-cell table:formula="of:=[.$D58]*(1+([.$A58]-1)*[.$D$3]*[.$B$3])" office:value-type="float" office:value="1751.88228571429" calcext:value-type="float">
            <text:p>1751.88228571429</text:p>
          </table:table-cell>
          <table:table-cell table:formula="of:=([.$A58]-1)*[.$E$3]*([.$B$3]+[.$A$3])" office:value-type="percentage" office:value="0.0868571428571428" calcext:value-type="percentage">
            <text:p>8.69%</text:p>
          </table:table-cell>
          <table:table-cell table:formula="of:=([.$A58]-1)*[.$F$3]*[.$B$3]" office:value-type="percentage" office:value="0.137142857142857" calcext:value-type="percentage">
            <text:p>13.71%</text:p>
          </table:table-cell>
          <table:table-cell table:formula="of:=([.$C58]+[.$G$3]*[.$A$3]*([.$A58]-1))*(1+[.$H$3]*[.$B$3]*([.$A58]-1))" office:value-type="float" office:value="718.630057142856" calcext:value-type="float">
            <text:p>718.630057142856</text:p>
          </table:table-cell>
          <table:table-cell table:formula="of:=1.7/PI()*ATAN([.$H58]*0.0007)" office:value-type="percentage" office:value="0.252207018598547" calcext:value-type="percentage">
            <text:p>25.22%</text:p>
          </table:table-cell>
          <table:table-cell table:formula="of:=[.$E58]/(1-[.$F58])/(1-([.$G58]+[.$I58])/2)" office:value-type="float" office:value="2382.2919333672" calcext:value-type="float">
            <text:p>2382.2919333672</text:p>
          </table:table-cell>
          <table:table-cell table:formula="of:=[.$J58]*3" office:value-type="float" office:value="7146.87580010159" calcext:value-type="float">
            <text:p>7146.8758001015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([.$A59]-1)*0.02" office:value-type="float" office:value="1.98" calcext:value-type="float">
            <text:p>1.98</text:p>
          </table:table-cell>
          <table:table-cell table:formula="of:=1.5*[.$A59]*[.$B59]" office:value-type="float" office:value="148.5" calcext:value-type="float">
            <text:p>148.5</text:p>
          </table:table-cell>
          <table:table-cell table:formula="of:=100+([.$C59]*10)" office:value-type="float" office:value="1585" calcext:value-type="float">
            <text:p>1585</text:p>
          </table:table-cell>
          <table:table-cell table:formula="of:=[.$D59]*(1+([.$A59]-1)*[.$D$3]*[.$B$3])" office:value-type="float" office:value="1806.9" calcext:value-type="float">
            <text:p>1806.9</text:p>
          </table:table-cell>
          <table:table-cell table:formula="of:=([.$A59]-1)*[.$E$3]*([.$B$3]+[.$A$3])" office:value-type="percentage" office:value="0.0886666666666666" calcext:value-type="percentage">
            <text:p>8.87%</text:p>
          </table:table-cell>
          <table:table-cell table:formula="of:=([.$A59]-1)*[.$F$3]*[.$B$3]" office:value-type="percentage" office:value="0.14" calcext:value-type="percentage">
            <text:p>14.00%</text:p>
          </table:table-cell>
          <table:table-cell table:formula="of:=([.$C59]+[.$G$3]*[.$A$3]*([.$A59]-1))*(1+[.$H$3]*[.$B$3]*([.$A59]-1))" office:value-type="float" office:value="741.259999999999" calcext:value-type="float">
            <text:p>741.259999999999</text:p>
          </table:table-cell>
          <table:table-cell table:formula="of:=1.7/PI()*ATAN([.$H59]*0.0007)" office:value-type="percentage" office:value="0.259004313201083" calcext:value-type="percentage">
            <text:p>25.90%</text:p>
          </table:table-cell>
          <table:table-cell table:formula="of:=[.$E59]/(1-[.$F59])/(1-([.$G59]+[.$I59])/2)" office:value-type="float" office:value="2476.83283343289" calcext:value-type="float">
            <text:p>2476.83283343289</text:p>
          </table:table-cell>
          <table:table-cell table:formula="of:=[.$J59]*3" office:value-type="float" office:value="7430.49850029865" calcext:value-type="float">
            <text:p>7430.4985002986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+([.$A60]-1)*0.02" office:value-type="float" office:value="2" calcext:value-type="float">
            <text:p>2</text:p>
          </table:table-cell>
          <table:table-cell table:formula="of:=1.5*[.$A60]*[.$B60]" office:value-type="float" office:value="153" calcext:value-type="float">
            <text:p>153</text:p>
          </table:table-cell>
          <table:table-cell table:formula="of:=100+([.$C60]*10)" office:value-type="float" office:value="1630" calcext:value-type="float">
            <text:p>1630</text:p>
          </table:table-cell>
          <table:table-cell table:formula="of:=[.$D60]*(1+([.$A60]-1)*[.$D$3]*[.$B$3])" office:value-type="float" office:value="1862.85714285714" calcext:value-type="float">
            <text:p>1862.85714285714</text:p>
          </table:table-cell>
          <table:table-cell table:formula="of:=([.$A60]-1)*[.$E$3]*([.$B$3]+[.$A$3])" office:value-type="percentage" office:value="0.0904761904761904" calcext:value-type="percentage">
            <text:p>9.05%</text:p>
          </table:table-cell>
          <table:table-cell table:formula="of:=([.$A60]-1)*[.$F$3]*[.$B$3]" office:value-type="percentage" office:value="0.142857142857143" calcext:value-type="percentage">
            <text:p>14.29%</text:p>
          </table:table-cell>
          <table:table-cell table:formula="of:=([.$C60]+[.$G$3]*[.$A$3]*([.$A60]-1))*(1+[.$H$3]*[.$B$3]*([.$A60]-1))" office:value-type="float" office:value="764.238095238095" calcext:value-type="float">
            <text:p>764.238095238095</text:p>
          </table:table-cell>
          <table:table-cell table:formula="of:=1.7/PI()*ATAN([.$H60]*0.0007)" office:value-type="percentage" office:value="0.265816687629273" calcext:value-type="percentage">
            <text:p>26.58%</text:p>
          </table:table-cell>
          <table:table-cell table:formula="of:=[.$E60]/(1-[.$F60])/(1-([.$G60]+[.$I60])/2)" office:value-type="float" office:value="2574.16433978846" calcext:value-type="float">
            <text:p>2574.16433978846</text:p>
          </table:table-cell>
          <table:table-cell table:formula="of:=[.$J60]*3" office:value-type="float" office:value="7722.49301936538" calcext:value-type="float">
            <text:p>7722.4930193653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+([.$A61]-1)*0.02" office:value-type="float" office:value="2.02" calcext:value-type="float">
            <text:p>2.02</text:p>
          </table:table-cell>
          <table:table-cell table:formula="of:=1.5*[.$A61]*[.$B61]" office:value-type="float" office:value="157.56" calcext:value-type="float">
            <text:p>157.56</text:p>
          </table:table-cell>
          <table:table-cell table:formula="of:=100+([.$C61]*10)" office:value-type="float" office:value="1675.6" calcext:value-type="float">
            <text:p>1675.6</text:p>
          </table:table-cell>
          <table:table-cell table:formula="of:=[.$D61]*(1+([.$A61]-1)*[.$D$3]*[.$B$3])" office:value-type="float" office:value="1919.75885714286" calcext:value-type="float">
            <text:p>1919.75885714286</text:p>
          </table:table-cell>
          <table:table-cell table:formula="of:=([.$A61]-1)*[.$E$3]*([.$B$3]+[.$A$3])" office:value-type="percentage" office:value="0.0922857142857142" calcext:value-type="percentage">
            <text:p>9.23%</text:p>
          </table:table-cell>
          <table:table-cell table:formula="of:=([.$A61]-1)*[.$F$3]*[.$B$3]" office:value-type="percentage" office:value="0.145714285714286" calcext:value-type="percentage">
            <text:p>14.57%</text:p>
          </table:table-cell>
          <table:table-cell table:formula="of:=([.$C61]+[.$G$3]*[.$A$3]*([.$A61]-1))*(1+[.$H$3]*[.$B$3]*([.$A61]-1))" office:value-type="float" office:value="787.566399999999" calcext:value-type="float">
            <text:p>787.566399999999</text:p>
          </table:table-cell>
          <table:table-cell table:formula="of:=1.7/PI()*ATAN([.$H61]*0.0007)" office:value-type="percentage" office:value="0.272640271797438" calcext:value-type="percentage">
            <text:p>27.26%</text:p>
          </table:table-cell>
          <table:table-cell table:formula="of:=[.$E61]/(1-[.$F61])/(1-([.$G61]+[.$I61])/2)" office:value-type="float" office:value="2674.35078112603" calcext:value-type="float">
            <text:p>2674.35078112603</text:p>
          </table:table-cell>
          <table:table-cell table:formula="of:=[.$J61]*3" office:value-type="float" office:value="8023.05234337808" calcext:value-type="float">
            <text:p>8023.0523433780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+([.$A62]-1)*0.02" office:value-type="float" office:value="2.04" calcext:value-type="float">
            <text:p>2.04</text:p>
          </table:table-cell>
          <table:table-cell table:formula="of:=1.5*[.$A62]*[.$B62]" office:value-type="float" office:value="162.18" calcext:value-type="float">
            <text:p>162.18</text:p>
          </table:table-cell>
          <table:table-cell table:formula="of:=100+([.$C62]*10)" office:value-type="float" office:value="1721.8" calcext:value-type="float">
            <text:p>1721.8</text:p>
          </table:table-cell>
          <table:table-cell table:formula="of:=[.$D62]*(1+([.$A62]-1)*[.$D$3]*[.$B$3])" office:value-type="float" office:value="1977.61028571429" calcext:value-type="float">
            <text:p>1977.61028571429</text:p>
          </table:table-cell>
          <table:table-cell table:formula="of:=([.$A62]-1)*[.$E$3]*([.$B$3]+[.$A$3])" office:value-type="percentage" office:value="0.094095238095238" calcext:value-type="percentage">
            <text:p>9.41%</text:p>
          </table:table-cell>
          <table:table-cell table:formula="of:=([.$A62]-1)*[.$F$3]*[.$B$3]" office:value-type="percentage" office:value="0.148571428571429" calcext:value-type="percentage">
            <text:p>14.86%</text:p>
          </table:table-cell>
          <table:table-cell table:formula="of:=([.$C62]+[.$G$3]*[.$A$3]*([.$A62]-1))*(1+[.$H$3]*[.$B$3]*([.$A62]-1))" office:value-type="float" office:value="811.246971428571" calcext:value-type="float">
            <text:p>811.246971428571</text:p>
          </table:table-cell>
          <table:table-cell table:formula="of:=1.7/PI()*ATAN([.$H62]*0.0007)" office:value-type="percentage" office:value="0.279471197084424" calcext:value-type="percentage">
            <text:p>27.95%</text:p>
          </table:table-cell>
          <table:table-cell table:formula="of:=[.$E62]/(1-[.$F62])/(1-([.$G62]+[.$I62])/2)" office:value-type="float" office:value="2777.45735764301" calcext:value-type="float">
            <text:p>2777.45735764301</text:p>
          </table:table-cell>
          <table:table-cell table:formula="of:=[.$J62]*3" office:value-type="float" office:value="8332.37207292903" calcext:value-type="float">
            <text:p>8332.3720729290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+([.$A63]-1)*0.02" office:value-type="float" office:value="2.06" calcext:value-type="float">
            <text:p>2.06</text:p>
          </table:table-cell>
          <table:table-cell table:formula="of:=1.5*[.$A63]*[.$B63]" office:value-type="float" office:value="166.86" calcext:value-type="float">
            <text:p>166.86</text:p>
          </table:table-cell>
          <table:table-cell table:formula="of:=100+([.$C63]*10)" office:value-type="float" office:value="1768.6" calcext:value-type="float">
            <text:p>1768.6</text:p>
          </table:table-cell>
          <table:table-cell table:formula="of:=[.$D63]*(1+([.$A63]-1)*[.$D$3]*[.$B$3])" office:value-type="float" office:value="2036.41657142857" calcext:value-type="float">
            <text:p>2036.41657142857</text:p>
          </table:table-cell>
          <table:table-cell table:formula="of:=([.$A63]-1)*[.$E$3]*([.$B$3]+[.$A$3])" office:value-type="percentage" office:value="0.0959047619047618" calcext:value-type="percentage">
            <text:p>9.59%</text:p>
          </table:table-cell>
          <table:table-cell table:formula="of:=([.$A63]-1)*[.$F$3]*[.$B$3]" office:value-type="percentage" office:value="0.151428571428571" calcext:value-type="percentage">
            <text:p>15.14%</text:p>
          </table:table-cell>
          <table:table-cell table:formula="of:=([.$C63]+[.$G$3]*[.$A$3]*([.$A63]-1))*(1+[.$H$3]*[.$B$3]*([.$A63]-1))" office:value-type="float" office:value="835.281866666666" calcext:value-type="float">
            <text:p>835.281866666666</text:p>
          </table:table-cell>
          <table:table-cell table:formula="of:=1.7/PI()*ATAN([.$H63]*0.0007)" office:value-type="percentage" office:value="0.286305606668762" calcext:value-type="percentage">
            <text:p>28.63%</text:p>
          </table:table-cell>
          <table:table-cell table:formula="of:=[.$E63]/(1-[.$F63])/(1-([.$G63]+[.$I63])/2)" office:value-type="float" office:value="2883.55012131511" calcext:value-type="float">
            <text:p>2883.55012131511</text:p>
          </table:table-cell>
          <table:table-cell table:formula="of:=[.$J63]*3" office:value-type="float" office:value="8650.65036394533" calcext:value-type="float">
            <text:p>8650.6503639453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$A64]-1)*0.02" office:value-type="float" office:value="2.08" calcext:value-type="float">
            <text:p>2.08</text:p>
          </table:table-cell>
          <table:table-cell table:formula="of:=1.5*[.$A64]*[.$B64]" office:value-type="float" office:value="171.6" calcext:value-type="float">
            <text:p>171.6</text:p>
          </table:table-cell>
          <table:table-cell table:formula="of:=100+([.$C64]*10)" office:value-type="float" office:value="1816" calcext:value-type="float">
            <text:p>1816</text:p>
          </table:table-cell>
          <table:table-cell table:formula="of:=[.$D64]*(1+([.$A64]-1)*[.$D$3]*[.$B$3])" office:value-type="float" office:value="2096.18285714286" calcext:value-type="float">
            <text:p>2096.18285714286</text:p>
          </table:table-cell>
          <table:table-cell table:formula="of:=([.$A64]-1)*[.$E$3]*([.$B$3]+[.$A$3])" office:value-type="percentage" office:value="0.0977142857142856" calcext:value-type="percentage">
            <text:p>9.77%</text:p>
          </table:table-cell>
          <table:table-cell table:formula="of:=([.$A64]-1)*[.$F$3]*[.$B$3]" office:value-type="percentage" office:value="0.154285714285714" calcext:value-type="percentage">
            <text:p>15.43%</text:p>
          </table:table-cell>
          <table:table-cell table:formula="of:=([.$C64]+[.$G$3]*[.$A$3]*([.$A64]-1))*(1+[.$H$3]*[.$B$3]*([.$A64]-1))" office:value-type="float" office:value="859.673142857142" calcext:value-type="float">
            <text:p>859.673142857142</text:p>
          </table:table-cell>
          <table:table-cell table:formula="of:=1.7/PI()*ATAN([.$H64]*0.0007)" office:value-type="percentage" office:value="0.293139665788322" calcext:value-type="percentage">
            <text:p>29.31%</text:p>
          </table:table-cell>
          <table:table-cell table:formula="of:=[.$E64]/(1-[.$F64])/(1-([.$G64]+[.$I64])/2)" office:value-type="float" office:value="2992.69595649365" calcext:value-type="float">
            <text:p>2992.69595649365</text:p>
          </table:table-cell>
          <table:table-cell table:formula="of:=[.$J64]*3" office:value-type="float" office:value="8978.08786948094" calcext:value-type="float">
            <text:p>8978.0878694809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+([.$A65]-1)*0.02" office:value-type="float" office:value="2.1" calcext:value-type="float">
            <text:p>2.1</text:p>
          </table:table-cell>
          <table:table-cell table:formula="of:=1.5*[.$A65]*[.$B65]" office:value-type="float" office:value="176.4" calcext:value-type="float">
            <text:p>176.4</text:p>
          </table:table-cell>
          <table:table-cell table:formula="of:=100+([.$C65]*10)" office:value-type="float" office:value="1864" calcext:value-type="float">
            <text:p>1864</text:p>
          </table:table-cell>
          <table:table-cell table:formula="of:=[.$D65]*(1+([.$A65]-1)*[.$D$3]*[.$B$3])" office:value-type="float" office:value="2156.91428571429" calcext:value-type="float">
            <text:p>2156.91428571429</text:p>
          </table:table-cell>
          <table:table-cell table:formula="of:=([.$A65]-1)*[.$E$3]*([.$B$3]+[.$A$3])" office:value-type="percentage" office:value="0.0995238095238094" calcext:value-type="percentage">
            <text:p>9.95%</text:p>
          </table:table-cell>
          <table:table-cell table:formula="of:=([.$A65]-1)*[.$F$3]*[.$B$3]" office:value-type="percentage" office:value="0.157142857142857" calcext:value-type="percentage">
            <text:p>15.71%</text:p>
          </table:table-cell>
          <table:table-cell table:formula="of:=([.$C65]+[.$G$3]*[.$A$3]*([.$A65]-1))*(1+[.$H$3]*[.$B$3]*([.$A65]-1))" office:value-type="float" office:value="884.422857142857" calcext:value-type="float">
            <text:p>884.422857142857</text:p>
          </table:table-cell>
          <table:table-cell table:formula="of:=1.7/PI()*ATAN([.$H65]*0.0007)" office:value-type="percentage" office:value="0.299969571854563" calcext:value-type="percentage">
            <text:p>30.00%</text:p>
          </table:table-cell>
          <table:table-cell table:formula="of:=[.$E65]/(1-[.$F65])/(1-([.$G65]+[.$I65])/2)" office:value-type="float" office:value="3104.96256102852" calcext:value-type="float">
            <text:p>3104.96256102852</text:p>
          </table:table-cell>
          <table:table-cell table:formula="of:=[.$J65]*3" office:value-type="float" office:value="9314.88768308555" calcext:value-type="float">
            <text:p>9314.8876830855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+([.$A66]-1)*0.02" office:value-type="float" office:value="2.12" calcext:value-type="float">
            <text:p>2.12</text:p>
          </table:table-cell>
          <table:table-cell table:formula="of:=1.5*[.$A66]*[.$B66]" office:value-type="float" office:value="181.26" calcext:value-type="float">
            <text:p>181.26</text:p>
          </table:table-cell>
          <table:table-cell table:formula="of:=100+([.$C66]*10)" office:value-type="float" office:value="1912.6" calcext:value-type="float">
            <text:p>1912.6</text:p>
          </table:table-cell>
          <table:table-cell table:formula="of:=[.$D66]*(1+([.$A66]-1)*[.$D$3]*[.$B$3])" office:value-type="float" office:value="2218.616" calcext:value-type="float">
            <text:p>2218.616</text:p>
          </table:table-cell>
          <table:table-cell table:formula="of:=([.$A66]-1)*[.$E$3]*([.$B$3]+[.$A$3])" office:value-type="percentage" office:value="0.101333333333333" calcext:value-type="percentage">
            <text:p>10.13%</text:p>
          </table:table-cell>
          <table:table-cell table:formula="of:=([.$A66]-1)*[.$F$3]*[.$B$3]" office:value-type="percentage" office:value="0.16" calcext:value-type="percentage">
            <text:p>16.00%</text:p>
          </table:table-cell>
          <table:table-cell table:formula="of:=([.$C66]+[.$G$3]*[.$A$3]*([.$A66]-1))*(1+[.$H$3]*[.$B$3]*([.$A66]-1))" office:value-type="float" office:value="909.533066666666" calcext:value-type="float">
            <text:p>909.533066666666</text:p>
          </table:table-cell>
          <table:table-cell table:formula="of:=1.7/PI()*ATAN([.$H66]*0.0007)" office:value-type="percentage" office:value="0.30679156435333" calcext:value-type="percentage">
            <text:p>30.68%</text:p>
          </table:table-cell>
          <table:table-cell table:formula="of:=[.$E66]/(1-[.$F66])/(1-([.$G66]+[.$I66])/2)" office:value-type="float" office:value="3220.41842811424" calcext:value-type="float">
            <text:p>3220.41842811424</text:p>
          </table:table-cell>
          <table:table-cell table:formula="of:=[.$J66]*3" office:value-type="float" office:value="9661.25528434271" calcext:value-type="float">
            <text:p>9661.2552843427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+([.$A67]-1)*0.02" office:value-type="float" office:value="2.14" calcext:value-type="float">
            <text:p>2.14</text:p>
          </table:table-cell>
          <table:table-cell table:formula="of:=1.5*[.$A67]*[.$B67]" office:value-type="float" office:value="186.18" calcext:value-type="float">
            <text:p>186.18</text:p>
          </table:table-cell>
          <table:table-cell table:formula="of:=100+([.$C67]*10)" office:value-type="float" office:value="1961.8" calcext:value-type="float">
            <text:p>1961.8</text:p>
          </table:table-cell>
          <table:table-cell table:formula="of:=[.$D67]*(1+([.$A67]-1)*[.$D$3]*[.$B$3])" office:value-type="float" office:value="2281.29314285714" calcext:value-type="float">
            <text:p>2281.29314285714</text:p>
          </table:table-cell>
          <table:table-cell table:formula="of:=([.$A67]-1)*[.$E$3]*([.$B$3]+[.$A$3])" office:value-type="percentage" office:value="0.103142857142857" calcext:value-type="percentage">
            <text:p>10.31%</text:p>
          </table:table-cell>
          <table:table-cell table:formula="of:=([.$A67]-1)*[.$F$3]*[.$B$3]" office:value-type="percentage" office:value="0.162857142857143" calcext:value-type="percentage">
            <text:p>16.29%</text:p>
          </table:table-cell>
          <table:table-cell table:formula="of:=([.$C67]+[.$G$3]*[.$A$3]*([.$A67]-1))*(1+[.$H$3]*[.$B$3]*([.$A67]-1))" office:value-type="float" office:value="935.005828571428" calcext:value-type="float">
            <text:p>935.005828571428</text:p>
          </table:table-cell>
          <table:table-cell table:formula="of:=1.7/PI()*ATAN([.$H67]*0.0007)" office:value-type="percentage" office:value="0.313601934466861" calcext:value-type="percentage">
            <text:p>31.36%</text:p>
          </table:table-cell>
          <table:table-cell table:formula="of:=[.$E67]/(1-[.$F67])/(1-([.$G67]+[.$I67])/2)" office:value-type="float" office:value="3339.13282905052" calcext:value-type="float">
            <text:p>3339.13282905052</text:p>
          </table:table-cell>
          <table:table-cell table:formula="of:=[.$J67]*3" office:value-type="float" office:value="10017.3984871516" calcext:value-type="float">
            <text:p>10017.398487151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+([.$A68]-1)*0.02" office:value-type="float" office:value="2.16" calcext:value-type="float">
            <text:p>2.16</text:p>
          </table:table-cell>
          <table:table-cell table:formula="of:=1.5*[.$A68]*[.$B68]" office:value-type="float" office:value="191.16" calcext:value-type="float">
            <text:p>191.16</text:p>
          </table:table-cell>
          <table:table-cell table:formula="of:=100+([.$C68]*10)" office:value-type="float" office:value="2011.6" calcext:value-type="float">
            <text:p>2011.6</text:p>
          </table:table-cell>
          <table:table-cell table:formula="of:=[.$D68]*(1+([.$A68]-1)*[.$D$3]*[.$B$3])" office:value-type="float" office:value="2344.95085714286" calcext:value-type="float">
            <text:p>2344.95085714286</text:p>
          </table:table-cell>
          <table:table-cell table:formula="of:=([.$A68]-1)*[.$E$3]*([.$B$3]+[.$A$3])" office:value-type="percentage" office:value="0.104952380952381" calcext:value-type="percentage">
            <text:p>10.50%</text:p>
          </table:table-cell>
          <table:table-cell table:formula="of:=([.$A68]-1)*[.$F$3]*[.$B$3]" office:value-type="percentage" office:value="0.165714285714286" calcext:value-type="percentage">
            <text:p>16.57%</text:p>
          </table:table-cell>
          <table:table-cell table:formula="of:=([.$C68]+[.$G$3]*[.$A$3]*([.$A68]-1))*(1+[.$H$3]*[.$B$3]*([.$A68]-1))" office:value-type="float" office:value="960.843199999999" calcext:value-type="float">
            <text:p>960.843199999999</text:p>
          </table:table-cell>
          <table:table-cell table:formula="of:=1.7/PI()*ATAN([.$H68]*0.0007)" office:value-type="percentage" office:value="0.320397034355113" calcext:value-type="percentage">
            <text:p>32.04%</text:p>
          </table:table-cell>
          <table:table-cell table:formula="of:=[.$E68]/(1-[.$F68])/(1-([.$G68]+[.$I68])/2)" office:value-type="float" office:value="3461.1757971007" calcext:value-type="float">
            <text:p>3461.1757971007</text:p>
          </table:table-cell>
          <table:table-cell table:formula="of:=[.$J68]*3" office:value-type="float" office:value="10383.5273913021" calcext:value-type="float">
            <text:p>10383.527391302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+([.$A69]-1)*0.02" office:value-type="float" office:value="2.18" calcext:value-type="float">
            <text:p>2.18</text:p>
          </table:table-cell>
          <table:table-cell table:formula="of:=1.5*[.$A69]*[.$B69]" office:value-type="float" office:value="196.2" calcext:value-type="float">
            <text:p>196.2</text:p>
          </table:table-cell>
          <table:table-cell table:formula="of:=100+([.$C69]*10)" office:value-type="float" office:value="2062" calcext:value-type="float">
            <text:p>2062</text:p>
          </table:table-cell>
          <table:table-cell table:formula="of:=[.$D69]*(1+([.$A69]-1)*[.$D$3]*[.$B$3])" office:value-type="float" office:value="2409.59428571429" calcext:value-type="float">
            <text:p>2409.59428571429</text:p>
          </table:table-cell>
          <table:table-cell table:formula="of:=([.$A69]-1)*[.$E$3]*([.$B$3]+[.$A$3])" office:value-type="percentage" office:value="0.106761904761905" calcext:value-type="percentage">
            <text:p>10.68%</text:p>
          </table:table-cell>
          <table:table-cell table:formula="of:=([.$A69]-1)*[.$F$3]*[.$B$3]" office:value-type="percentage" office:value="0.168571428571429" calcext:value-type="percentage">
            <text:p>16.86%</text:p>
          </table:table-cell>
          <table:table-cell table:formula="of:=([.$C69]+[.$G$3]*[.$A$3]*([.$A69]-1))*(1+[.$H$3]*[.$B$3]*([.$A69]-1))" office:value-type="float" office:value="987.047238095237" calcext:value-type="float">
            <text:p>987.047238095237</text:p>
          </table:table-cell>
          <table:table-cell table:formula="of:=1.7/PI()*ATAN([.$H69]*0.0007)" office:value-type="percentage" office:value="0.327173286038768" calcext:value-type="percentage">
            <text:p>32.72%</text:p>
          </table:table-cell>
          <table:table-cell table:formula="of:=[.$E69]/(1-[.$F69])/(1-([.$G69]+[.$I69])/2)" office:value-type="float" office:value="3586.61811262142" calcext:value-type="float">
            <text:p>3586.61811262142</text:p>
          </table:table-cell>
          <table:table-cell table:formula="of:=[.$J69]*3" office:value-type="float" office:value="10759.8543378643" calcext:value-type="float">
            <text:p>10759.854337864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+([.$A70]-1)*0.02" office:value-type="float" office:value="2.2" calcext:value-type="float">
            <text:p>2.2</text:p>
          </table:table-cell>
          <table:table-cell table:formula="of:=1.5*[.$A70]*[.$B70]" office:value-type="float" office:value="201.3" calcext:value-type="float">
            <text:p>201.3</text:p>
          </table:table-cell>
          <table:table-cell table:formula="of:=100+([.$C70]*10)" office:value-type="float" office:value="2113" calcext:value-type="float">
            <text:p>2113</text:p>
          </table:table-cell>
          <table:table-cell table:formula="of:=[.$D70]*(1+([.$A70]-1)*[.$D$3]*[.$B$3])" office:value-type="float" office:value="2475.22857142857" calcext:value-type="float">
            <text:p>2475.22857142857</text:p>
          </table:table-cell>
          <table:table-cell table:formula="of:=([.$A70]-1)*[.$E$3]*([.$B$3]+[.$A$3])" office:value-type="percentage" office:value="0.108571428571428" calcext:value-type="percentage">
            <text:p>10.86%</text:p>
          </table:table-cell>
          <table:table-cell table:formula="of:=([.$A70]-1)*[.$F$3]*[.$B$3]" office:value-type="percentage" office:value="0.171428571428571" calcext:value-type="percentage">
            <text:p>17.14%</text:p>
          </table:table-cell>
          <table:table-cell table:formula="of:=([.$C70]+[.$G$3]*[.$A$3]*([.$A70]-1))*(1+[.$H$3]*[.$B$3]*([.$A70]-1))" office:value-type="float" office:value="1013.62" calcext:value-type="float">
            <text:p>1013.62</text:p>
          </table:table-cell>
          <table:table-cell table:formula="of:=1.7/PI()*ATAN([.$H70]*0.0007)" office:value-type="percentage" office:value="0.333927189831098" calcext:value-type="percentage">
            <text:p>33.39%</text:p>
          </table:table-cell>
          <table:table-cell table:formula="of:=[.$E70]/(1-[.$F70])/(1-([.$G70]+[.$I70])/2)" office:value-type="float" office:value="3715.531289625" calcext:value-type="float">
            <text:p>3715.531289625</text:p>
          </table:table-cell>
          <table:table-cell table:formula="of:=[.$J70]*3" office:value-type="float" office:value="11146.593868875" calcext:value-type="float">
            <text:p>11146.59386887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+([.$A71]-1)*0.02" office:value-type="float" office:value="2.22" calcext:value-type="float">
            <text:p>2.22</text:p>
          </table:table-cell>
          <table:table-cell table:formula="of:=1.5*[.$A71]*[.$B71]" office:value-type="float" office:value="206.46" calcext:value-type="float">
            <text:p>206.46</text:p>
          </table:table-cell>
          <table:table-cell table:formula="of:=100+([.$C71]*10)" office:value-type="float" office:value="2164.6" calcext:value-type="float">
            <text:p>2164.6</text:p>
          </table:table-cell>
          <table:table-cell table:formula="of:=[.$D71]*(1+([.$A71]-1)*[.$D$3]*[.$B$3])" office:value-type="float" office:value="2541.85885714286" calcext:value-type="float">
            <text:p>2541.85885714286</text:p>
          </table:table-cell>
          <table:table-cell table:formula="of:=([.$A71]-1)*[.$E$3]*([.$B$3]+[.$A$3])" office:value-type="percentage" office:value="0.110380952380952" calcext:value-type="percentage">
            <text:p>11.04%</text:p>
          </table:table-cell>
          <table:table-cell table:formula="of:=([.$A71]-1)*[.$F$3]*[.$B$3]" office:value-type="percentage" office:value="0.174285714285714" calcext:value-type="percentage">
            <text:p>17.43%</text:p>
          </table:table-cell>
          <table:table-cell table:formula="of:=([.$C71]+[.$G$3]*[.$A$3]*([.$A71]-1))*(1+[.$H$3]*[.$B$3]*([.$A71]-1))" office:value-type="float" office:value="1040.56354285714" calcext:value-type="float">
            <text:p>1040.56354285714</text:p>
          </table:table-cell>
          <table:table-cell table:formula="of:=1.7/PI()*ATAN([.$H71]*0.0007)" office:value-type="percentage" office:value="0.34065533227129" calcext:value-type="percentage">
            <text:p>34.07%</text:p>
          </table:table-cell>
          <table:table-cell table:formula="of:=[.$E71]/(1-[.$F71])/(1-([.$G71]+[.$I71])/2)" office:value-type="float" office:value="3847.98756392308" calcext:value-type="float">
            <text:p>3847.98756392308</text:p>
          </table:table-cell>
          <table:table-cell table:formula="of:=[.$J71]*3" office:value-type="float" office:value="11543.9626917692" calcext:value-type="float">
            <text:p>11543.962691769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+([.$A72]-1)*0.02" office:value-type="float" office:value="2.24" calcext:value-type="float">
            <text:p>2.24</text:p>
          </table:table-cell>
          <table:table-cell table:formula="of:=1.5*[.$A72]*[.$B72]" office:value-type="float" office:value="211.68" calcext:value-type="float">
            <text:p>211.68</text:p>
          </table:table-cell>
          <table:table-cell table:formula="of:=100+([.$C72]*10)" office:value-type="float" office:value="2216.8" calcext:value-type="float">
            <text:p>2216.8</text:p>
          </table:table-cell>
          <table:table-cell table:formula="of:=[.$D72]*(1+([.$A72]-1)*[.$D$3]*[.$B$3])" office:value-type="float" office:value="2609.49028571429" calcext:value-type="float">
            <text:p>2609.49028571429</text:p>
          </table:table-cell>
          <table:table-cell table:formula="of:=([.$A72]-1)*[.$E$3]*([.$B$3]+[.$A$3])" office:value-type="percentage" office:value="0.112190476190476" calcext:value-type="percentage">
            <text:p>11.22%</text:p>
          </table:table-cell>
          <table:table-cell table:formula="of:=([.$A72]-1)*[.$F$3]*[.$B$3]" office:value-type="percentage" office:value="0.177142857142857" calcext:value-type="percentage">
            <text:p>17.71%</text:p>
          </table:table-cell>
          <table:table-cell table:formula="of:=([.$C72]+[.$G$3]*[.$A$3]*([.$A72]-1))*(1+[.$H$3]*[.$B$3]*([.$A72]-1))" office:value-type="float" office:value="1067.87992380952" calcext:value-type="float">
            <text:p>1067.87992380952</text:p>
          </table:table-cell>
          <table:table-cell table:formula="of:=1.7/PI()*ATAN([.$H72]*0.0007)" office:value-type="percentage" office:value="0.347354393517664" calcext:value-type="percentage">
            <text:p>34.74%</text:p>
          </table:table-cell>
          <table:table-cell table:formula="of:=[.$E72]/(1-[.$F72])/(1-([.$G72]+[.$I72])/2)" office:value-type="float" office:value="3984.059882985" calcext:value-type="float">
            <text:p>3984.059882985</text:p>
          </table:table-cell>
          <table:table-cell table:formula="of:=[.$J72]*3" office:value-type="float" office:value="11952.179648955" calcext:value-type="float">
            <text:p>11952.17964895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+([.$A73]-1)*0.02" office:value-type="float" office:value="2.26" calcext:value-type="float">
            <text:p>2.26</text:p>
          </table:table-cell>
          <table:table-cell table:formula="of:=1.5*[.$A73]*[.$B73]" office:value-type="float" office:value="216.96" calcext:value-type="float">
            <text:p>216.96</text:p>
          </table:table-cell>
          <table:table-cell table:formula="of:=100+([.$C73]*10)" office:value-type="float" office:value="2269.6" calcext:value-type="float">
            <text:p>2269.6</text:p>
          </table:table-cell>
          <table:table-cell table:formula="of:=[.$D73]*(1+([.$A73]-1)*[.$D$3]*[.$B$3])" office:value-type="float" office:value="2678.128" calcext:value-type="float">
            <text:p>2678.128</text:p>
          </table:table-cell>
          <table:table-cell table:formula="of:=([.$A73]-1)*[.$E$3]*([.$B$3]+[.$A$3])" office:value-type="percentage" office:value="0.114" calcext:value-type="percentage">
            <text:p>11.40%</text:p>
          </table:table-cell>
          <table:table-cell table:formula="of:=([.$A73]-1)*[.$F$3]*[.$B$3]" office:value-type="percentage" office:value="0.18" calcext:value-type="percentage">
            <text:p>18.00%</text:p>
          </table:table-cell>
          <table:table-cell table:formula="of:=([.$C73]+[.$G$3]*[.$A$3]*([.$A73]-1))*(1+[.$H$3]*[.$B$3]*([.$A73]-1))" office:value-type="float" office:value="1095.5712" calcext:value-type="float">
            <text:p>1095.5712</text:p>
          </table:table-cell>
          <table:table-cell table:formula="of:=1.7/PI()*ATAN([.$H73]*0.0007)" office:value-type="percentage" office:value="0.354021154165402" calcext:value-type="percentage">
            <text:p>35.40%</text:p>
          </table:table-cell>
          <table:table-cell table:formula="of:=[.$E73]/(1-[.$F73])/(1-([.$G73]+[.$I73])/2)" office:value-type="float" office:value="4123.82189762942" calcext:value-type="float">
            <text:p>4123.82189762942</text:p>
          </table:table-cell>
          <table:table-cell table:formula="of:=[.$J73]*3" office:value-type="float" office:value="12371.4656928883" calcext:value-type="float">
            <text:p>12371.465692888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+([.$A74]-1)*0.02" office:value-type="float" office:value="2.28" calcext:value-type="float">
            <text:p>2.28</text:p>
          </table:table-cell>
          <table:table-cell table:formula="of:=1.5*[.$A74]*[.$B74]" office:value-type="float" office:value="222.3" calcext:value-type="float">
            <text:p>222.3</text:p>
          </table:table-cell>
          <table:table-cell table:formula="of:=100+([.$C74]*10)" office:value-type="float" office:value="2323" calcext:value-type="float">
            <text:p>2323</text:p>
          </table:table-cell>
          <table:table-cell table:formula="of:=[.$D74]*(1+([.$A74]-1)*[.$D$3]*[.$B$3])" office:value-type="float" office:value="2747.77714285714" calcext:value-type="float">
            <text:p>2747.77714285714</text:p>
          </table:table-cell>
          <table:table-cell table:formula="of:=([.$A74]-1)*[.$E$3]*([.$B$3]+[.$A$3])" office:value-type="percentage" office:value="0.115809523809524" calcext:value-type="percentage">
            <text:p>11.58%</text:p>
          </table:table-cell>
          <table:table-cell table:formula="of:=([.$A74]-1)*[.$F$3]*[.$B$3]" office:value-type="percentage" office:value="0.182857142857143" calcext:value-type="percentage">
            <text:p>18.29%</text:p>
          </table:table-cell>
          <table:table-cell table:formula="of:=([.$C74]+[.$G$3]*[.$A$3]*([.$A74]-1))*(1+[.$H$3]*[.$B$3]*([.$A74]-1))" office:value-type="float" office:value="1123.63942857143" calcext:value-type="float">
            <text:p>1123.63942857143</text:p>
          </table:table-cell>
          <table:table-cell table:formula="of:=1.7/PI()*ATAN([.$H74]*0.0007)" office:value-type="percentage" office:value="0.360652501459832" calcext:value-type="percentage">
            <text:p>36.07%</text:p>
          </table:table-cell>
          <table:table-cell table:formula="of:=[.$E74]/(1-[.$F74])/(1-([.$G74]+[.$I74])/2)" office:value-type="float" office:value="4267.34795565093" calcext:value-type="float">
            <text:p>4267.34795565093</text:p>
          </table:table-cell>
          <table:table-cell table:formula="of:=[.$J74]*3" office:value-type="float" office:value="12802.0438669528" calcext:value-type="float">
            <text:p>12802.043866952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+([.$A75]-1)*0.02" office:value-type="float" office:value="2.3" calcext:value-type="float">
            <text:p>2.3</text:p>
          </table:table-cell>
          <table:table-cell table:formula="of:=1.5*[.$A75]*[.$B75]" office:value-type="float" office:value="227.7" calcext:value-type="float">
            <text:p>227.7</text:p>
          </table:table-cell>
          <table:table-cell table:formula="of:=100+([.$C75]*10)" office:value-type="float" office:value="2377" calcext:value-type="float">
            <text:p>2377</text:p>
          </table:table-cell>
          <table:table-cell table:formula="of:=[.$D75]*(1+([.$A75]-1)*[.$D$3]*[.$B$3])" office:value-type="float" office:value="2818.44285714286" calcext:value-type="float">
            <text:p>2818.44285714286</text:p>
          </table:table-cell>
          <table:table-cell table:formula="of:=([.$A75]-1)*[.$E$3]*([.$B$3]+[.$A$3])" office:value-type="percentage" office:value="0.117619047619048" calcext:value-type="percentage">
            <text:p>11.76%</text:p>
          </table:table-cell>
          <table:table-cell table:formula="of:=([.$A75]-1)*[.$F$3]*[.$B$3]" office:value-type="percentage" office:value="0.185714285714286" calcext:value-type="percentage">
            <text:p>18.57%</text:p>
          </table:table-cell>
          <table:table-cell table:formula="of:=([.$C75]+[.$G$3]*[.$A$3]*([.$A75]-1))*(1+[.$H$3]*[.$B$3]*([.$A75]-1))" office:value-type="float" office:value="1152.08666666667" calcext:value-type="float">
            <text:p>1152.08666666667</text:p>
          </table:table-cell>
          <table:table-cell table:formula="of:=1.7/PI()*ATAN([.$H75]*0.0007)" office:value-type="percentage" office:value="0.367245434882815" calcext:value-type="percentage">
            <text:p>36.72%</text:p>
          </table:table-cell>
          <table:table-cell table:formula="of:=[.$E75]/(1-[.$F75])/(1-([.$G75]+[.$I75])/2)" office:value-type="float" office:value="4414.71309746687" calcext:value-type="float">
            <text:p>4414.71309746687</text:p>
          </table:table-cell>
          <table:table-cell table:formula="of:=[.$J75]*3" office:value-type="float" office:value="13244.1392924006" calcext:value-type="float">
            <text:p>13244.139292400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+([.$A76]-1)*0.02" office:value-type="float" office:value="2.32" calcext:value-type="float">
            <text:p>2.32</text:p>
          </table:table-cell>
          <table:table-cell table:formula="of:=1.5*[.$A76]*[.$B76]" office:value-type="float" office:value="233.16" calcext:value-type="float">
            <text:p>233.16</text:p>
          </table:table-cell>
          <table:table-cell table:formula="of:=100+([.$C76]*10)" office:value-type="float" office:value="2431.6" calcext:value-type="float">
            <text:p>2431.6</text:p>
          </table:table-cell>
          <table:table-cell table:formula="of:=[.$D76]*(1+([.$A76]-1)*[.$D$3]*[.$B$3])" office:value-type="float" office:value="2890.13028571429" calcext:value-type="float">
            <text:p>2890.13028571429</text:p>
          </table:table-cell>
          <table:table-cell table:formula="of:=([.$A76]-1)*[.$E$3]*([.$B$3]+[.$A$3])" office:value-type="percentage" office:value="0.119428571428571" calcext:value-type="percentage">
            <text:p>11.94%</text:p>
          </table:table-cell>
          <table:table-cell table:formula="of:=([.$A76]-1)*[.$F$3]*[.$B$3]" office:value-type="percentage" office:value="0.188571428571429" calcext:value-type="percentage">
            <text:p>18.86%</text:p>
          </table:table-cell>
          <table:table-cell table:formula="of:=([.$C76]+[.$G$3]*[.$A$3]*([.$A76]-1))*(1+[.$H$3]*[.$B$3]*([.$A76]-1))" office:value-type="float" office:value="1180.91497142857" calcext:value-type="float">
            <text:p>1180.91497142857</text:p>
          </table:table-cell>
          <table:table-cell table:formula="of:=1.7/PI()*ATAN([.$H76]*0.0007)" office:value-type="percentage" office:value="0.373797071096349" calcext:value-type="percentage">
            <text:p>37.38%</text:p>
          </table:table-cell>
          <table:table-cell table:formula="of:=[.$E76]/(1-[.$F76])/(1-([.$G76]+[.$I76])/2)" office:value-type="float" office:value="4565.99305385255" calcext:value-type="float">
            <text:p>4565.99305385255</text:p>
          </table:table-cell>
          <table:table-cell table:formula="of:=[.$J76]*3" office:value-type="float" office:value="13697.9791615577" calcext:value-type="float">
            <text:p>13697.979161557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+([.$A77]-1)*0.02" office:value-type="float" office:value="2.34" calcext:value-type="float">
            <text:p>2.34</text:p>
          </table:table-cell>
          <table:table-cell table:formula="of:=1.5*[.$A77]*[.$B77]" office:value-type="float" office:value="238.68" calcext:value-type="float">
            <text:p>238.68</text:p>
          </table:table-cell>
          <table:table-cell table:formula="of:=100+([.$C77]*10)" office:value-type="float" office:value="2486.8" calcext:value-type="float">
            <text:p>2486.8</text:p>
          </table:table-cell>
          <table:table-cell table:formula="of:=[.$D77]*(1+([.$A77]-1)*[.$D$3]*[.$B$3])" office:value-type="float" office:value="2962.84457142857" calcext:value-type="float">
            <text:p>2962.84457142857</text:p>
          </table:table-cell>
          <table:table-cell table:formula="of:=([.$A77]-1)*[.$E$3]*([.$B$3]+[.$A$3])" office:value-type="percentage" office:value="0.121238095238095" calcext:value-type="percentage">
            <text:p>12.12%</text:p>
          </table:table-cell>
          <table:table-cell table:formula="of:=([.$A77]-1)*[.$F$3]*[.$B$3]" office:value-type="percentage" office:value="0.191428571428571" calcext:value-type="percentage">
            <text:p>19.14%</text:p>
          </table:table-cell>
          <table:table-cell table:formula="of:=([.$C77]+[.$G$3]*[.$A$3]*([.$A77]-1))*(1+[.$H$3]*[.$B$3]*([.$A77]-1))" office:value-type="float" office:value="1210.1264" calcext:value-type="float">
            <text:p>1210.1264</text:p>
          </table:table-cell>
          <table:table-cell table:formula="of:=1.7/PI()*ATAN([.$H77]*0.0007)" office:value-type="percentage" office:value="0.380304648233944" calcext:value-type="percentage">
            <text:p>38.03%</text:p>
          </table:table-cell>
          <table:table-cell table:formula="of:=[.$E77]/(1-[.$F77])/(1-([.$G77]+[.$I77])/2)" office:value-type="float" office:value="4721.26424581599" calcext:value-type="float">
            <text:p>4721.26424581599</text:p>
          </table:table-cell>
          <table:table-cell table:formula="of:=[.$J77]*3" office:value-type="float" office:value="14163.792737448" calcext:value-type="float">
            <text:p>14163.79273744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+([.$A78]-1)*0.02" office:value-type="float" office:value="2.36" calcext:value-type="float">
            <text:p>2.36</text:p>
          </table:table-cell>
          <table:table-cell table:formula="of:=1.5*[.$A78]*[.$B78]" office:value-type="float" office:value="244.26" calcext:value-type="float">
            <text:p>244.26</text:p>
          </table:table-cell>
          <table:table-cell table:formula="of:=100+([.$C78]*10)" office:value-type="float" office:value="2542.6" calcext:value-type="float">
            <text:p>2542.6</text:p>
          </table:table-cell>
          <table:table-cell table:formula="of:=[.$D78]*(1+([.$A78]-1)*[.$D$3]*[.$B$3])" office:value-type="float" office:value="3036.59085714286" calcext:value-type="float">
            <text:p>3036.59085714286</text:p>
          </table:table-cell>
          <table:table-cell table:formula="of:=([.$A78]-1)*[.$E$3]*([.$B$3]+[.$A$3])" office:value-type="percentage" office:value="0.123047619047619" calcext:value-type="percentage">
            <text:p>12.30%</text:p>
          </table:table-cell>
          <table:table-cell table:formula="of:=([.$A78]-1)*[.$F$3]*[.$B$3]" office:value-type="percentage" office:value="0.194285714285714" calcext:value-type="percentage">
            <text:p>19.43%</text:p>
          </table:table-cell>
          <table:table-cell table:formula="of:=([.$C78]+[.$G$3]*[.$A$3]*([.$A78]-1))*(1+[.$H$3]*[.$B$3]*([.$A78]-1))" office:value-type="float" office:value="1239.72300952381" calcext:value-type="float">
            <text:p>1239.72300952381</text:p>
          </table:table-cell>
          <table:table-cell table:formula="of:=1.7/PI()*ATAN([.$H78]*0.0007)" office:value-type="percentage" office:value="0.386765529536577" calcext:value-type="percentage">
            <text:p>38.68%</text:p>
          </table:table-cell>
          <table:table-cell table:formula="of:=[.$E78]/(1-[.$F78])/(1-([.$G78]+[.$I78])/2)" office:value-type="float" office:value="4880.60378664683" calcext:value-type="float">
            <text:p>4880.60378664683</text:p>
          </table:table-cell>
          <table:table-cell table:formula="of:=[.$J78]*3" office:value-type="float" office:value="14641.8113599405" calcext:value-type="float">
            <text:p>14641.81135994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+([.$A79]-1)*0.02" office:value-type="float" office:value="2.38" calcext:value-type="float">
            <text:p>2.38</text:p>
          </table:table-cell>
          <table:table-cell table:formula="of:=1.5*[.$A79]*[.$B79]" office:value-type="float" office:value="249.9" calcext:value-type="float">
            <text:p>249.9</text:p>
          </table:table-cell>
          <table:table-cell table:formula="of:=100+([.$C79]*10)" office:value-type="float" office:value="2599" calcext:value-type="float">
            <text:p>2599</text:p>
          </table:table-cell>
          <table:table-cell table:formula="of:=[.$D79]*(1+([.$A79]-1)*[.$D$3]*[.$B$3])" office:value-type="float" office:value="3111.37428571429" calcext:value-type="float">
            <text:p>3111.37428571429</text:p>
          </table:table-cell>
          <table:table-cell table:formula="of:=([.$A79]-1)*[.$E$3]*([.$B$3]+[.$A$3])" office:value-type="percentage" office:value="0.124857142857143" calcext:value-type="percentage">
            <text:p>12.49%</text:p>
          </table:table-cell>
          <table:table-cell table:formula="of:=([.$A79]-1)*[.$F$3]*[.$B$3]" office:value-type="percentage" office:value="0.197142857142857" calcext:value-type="percentage">
            <text:p>19.71%</text:p>
          </table:table-cell>
          <table:table-cell table:formula="of:=([.$C79]+[.$G$3]*[.$A$3]*([.$A79]-1))*(1+[.$H$3]*[.$B$3]*([.$A79]-1))" office:value-type="float" office:value="1269.70685714286" calcext:value-type="float">
            <text:p>1269.70685714286</text:p>
          </table:table-cell>
          <table:table-cell table:formula="of:=1.7/PI()*ATAN([.$H79]*0.0007)" office:value-type="percentage" office:value="0.39317720633605" calcext:value-type="percentage">
            <text:p>39.32%</text:p>
          </table:table-cell>
          <table:table-cell table:formula="of:=[.$E79]/(1-[.$F79])/(1-([.$G79]+[.$I79])/2)" office:value-type="float" office:value="5044.08948615778" calcext:value-type="float">
            <text:p>5044.08948615778</text:p>
          </table:table-cell>
          <table:table-cell table:formula="of:=[.$J79]*3" office:value-type="float" office:value="15132.2684584733" calcext:value-type="float">
            <text:p>15132.268458473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+([.$A80]-1)*0.02" office:value-type="float" office:value="2.4" calcext:value-type="float">
            <text:p>2.4</text:p>
          </table:table-cell>
          <table:table-cell table:formula="of:=1.5*[.$A80]*[.$B80]" office:value-type="float" office:value="255.6" calcext:value-type="float">
            <text:p>255.6</text:p>
          </table:table-cell>
          <table:table-cell table:formula="of:=100+([.$C80]*10)" office:value-type="float" office:value="2656" calcext:value-type="float">
            <text:p>2656</text:p>
          </table:table-cell>
          <table:table-cell table:formula="of:=[.$D80]*(1+([.$A80]-1)*[.$D$3]*[.$B$3])" office:value-type="float" office:value="3187.2" calcext:value-type="float">
            <text:p>3187.2</text:p>
          </table:table-cell>
          <table:table-cell table:formula="of:=([.$A80]-1)*[.$E$3]*([.$B$3]+[.$A$3])" office:value-type="percentage" office:value="0.126666666666667" calcext:value-type="percentage">
            <text:p>12.67%</text:p>
          </table:table-cell>
          <table:table-cell table:formula="of:=([.$A80]-1)*[.$F$3]*[.$B$3]" office:value-type="percentage" office:value="0.2" calcext:value-type="percentage">
            <text:p>20.00%</text:p>
          </table:table-cell>
          <table:table-cell table:formula="of:=([.$C80]+[.$G$3]*[.$A$3]*([.$A80]-1))*(1+[.$H$3]*[.$B$3]*([.$A80]-1))" office:value-type="float" office:value="1300.08" calcext:value-type="float">
            <text:p>1300.08</text:p>
          </table:table-cell>
          <table:table-cell table:formula="of:=1.7/PI()*ATAN([.$H80]*0.0007)" office:value-type="percentage" office:value="0.399537300394185" calcext:value-type="percentage">
            <text:p>39.95%</text:p>
          </table:table-cell>
          <table:table-cell table:formula="of:=[.$E80]/(1-[.$F80])/(1-([.$G80]+[.$I80])/2)" office:value-type="float" office:value="5211.79985712175" calcext:value-type="float">
            <text:p>5211.79985712175</text:p>
          </table:table-cell>
          <table:table-cell table:formula="of:=[.$J80]*3" office:value-type="float" office:value="15635.3995713653" calcext:value-type="float">
            <text:p>15635.399571365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+([.$A81]-1)*0.02" office:value-type="float" office:value="2.42" calcext:value-type="float">
            <text:p>2.42</text:p>
          </table:table-cell>
          <table:table-cell table:formula="of:=1.5*[.$A81]*[.$B81]" office:value-type="float" office:value="261.36" calcext:value-type="float">
            <text:p>261.36</text:p>
          </table:table-cell>
          <table:table-cell table:formula="of:=100+([.$C81]*10)" office:value-type="float" office:value="2713.6" calcext:value-type="float">
            <text:p>2713.6</text:p>
          </table:table-cell>
          <table:table-cell table:formula="of:=[.$D81]*(1+([.$A81]-1)*[.$D$3]*[.$B$3])" office:value-type="float" office:value="3264.07314285714" calcext:value-type="float">
            <text:p>3264.07314285714</text:p>
          </table:table-cell>
          <table:table-cell table:formula="of:=([.$A81]-1)*[.$E$3]*([.$B$3]+[.$A$3])" office:value-type="percentage" office:value="0.12847619047619" calcext:value-type="percentage">
            <text:p>12.85%</text:p>
          </table:table-cell>
          <table:table-cell table:formula="of:=([.$A81]-1)*[.$F$3]*[.$B$3]" office:value-type="percentage" office:value="0.202857142857143" calcext:value-type="percentage">
            <text:p>20.29%</text:p>
          </table:table-cell>
          <table:table-cell table:formula="of:=([.$C81]+[.$G$3]*[.$A$3]*([.$A81]-1))*(1+[.$H$3]*[.$B$3]*([.$A81]-1))" office:value-type="float" office:value="1330.84449523809" calcext:value-type="float">
            <text:p>1330.84449523809</text:p>
          </table:table-cell>
          <table:table-cell table:formula="of:=1.7/PI()*ATAN([.$H81]*0.0007)" office:value-type="percentage" office:value="0.405843565611562" calcext:value-type="percentage">
            <text:p>40.58%</text:p>
          </table:table-cell>
          <table:table-cell table:formula="of:=[.$E81]/(1-[.$F81])/(1-([.$G81]+[.$I81])/2)" office:value-type="float" office:value="5383.81412389306" calcext:value-type="float">
            <text:p>5383.81412389306</text:p>
          </table:table-cell>
          <table:table-cell table:formula="of:=[.$J81]*3" office:value-type="float" office:value="16151.4423716792" calcext:value-type="float">
            <text:p>16151.442371679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+([.$A82]-1)*0.02" office:value-type="float" office:value="2.44" calcext:value-type="float">
            <text:p>2.44</text:p>
          </table:table-cell>
          <table:table-cell table:formula="of:=1.5*[.$A82]*[.$B82]" office:value-type="float" office:value="267.18" calcext:value-type="float">
            <text:p>267.18</text:p>
          </table:table-cell>
          <table:table-cell table:formula="of:=100+([.$C82]*10)" office:value-type="float" office:value="2771.8" calcext:value-type="float">
            <text:p>2771.8</text:p>
          </table:table-cell>
          <table:table-cell table:formula="of:=[.$D82]*(1+([.$A82]-1)*[.$D$3]*[.$B$3])" office:value-type="float" office:value="3341.99885714286" calcext:value-type="float">
            <text:p>3341.99885714286</text:p>
          </table:table-cell>
          <table:table-cell table:formula="of:=([.$A82]-1)*[.$E$3]*([.$B$3]+[.$A$3])" office:value-type="percentage" office:value="0.130285714285714" calcext:value-type="percentage">
            <text:p>13.03%</text:p>
          </table:table-cell>
          <table:table-cell table:formula="of:=([.$A82]-1)*[.$F$3]*[.$B$3]" office:value-type="percentage" office:value="0.205714285714286" calcext:value-type="percentage">
            <text:p>20.57%</text:p>
          </table:table-cell>
          <table:table-cell table:formula="of:=([.$C82]+[.$G$3]*[.$A$3]*([.$A82]-1))*(1+[.$H$3]*[.$B$3]*([.$A82]-1))" office:value-type="float" office:value="1362.0024" calcext:value-type="float">
            <text:p>1362.0024</text:p>
          </table:table-cell>
          <table:table-cell table:formula="of:=1.7/PI()*ATAN([.$H82]*0.0007)" office:value-type="percentage" office:value="0.412093889124245" calcext:value-type="percentage">
            <text:p>41.21%</text:p>
          </table:table-cell>
          <table:table-cell table:formula="of:=[.$E82]/(1-[.$F82])/(1-([.$G82]+[.$I82])/2)" office:value-type="float" office:value="5560.21223318794" calcext:value-type="float">
            <text:p>5560.21223318794</text:p>
          </table:table-cell>
          <table:table-cell table:formula="of:=[.$J82]*3" office:value-type="float" office:value="16680.6366995638" calcext:value-type="float">
            <text:p>16680.636699563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+([.$A83]-1)*0.02" office:value-type="float" office:value="2.46" calcext:value-type="float">
            <text:p>2.46</text:p>
          </table:table-cell>
          <table:table-cell table:formula="of:=1.5*[.$A83]*[.$B83]" office:value-type="float" office:value="273.06" calcext:value-type="float">
            <text:p>273.06</text:p>
          </table:table-cell>
          <table:table-cell table:formula="of:=100+([.$C83]*10)" office:value-type="float" office:value="2830.6" calcext:value-type="float">
            <text:p>2830.6</text:p>
          </table:table-cell>
          <table:table-cell table:formula="of:=[.$D83]*(1+([.$A83]-1)*[.$D$3]*[.$B$3])" office:value-type="float" office:value="3420.98228571429" calcext:value-type="float">
            <text:p>3420.98228571429</text:p>
          </table:table-cell>
          <table:table-cell table:formula="of:=([.$A83]-1)*[.$E$3]*([.$B$3]+[.$A$3])" office:value-type="percentage" office:value="0.132095238095238" calcext:value-type="percentage">
            <text:p>13.21%</text:p>
          </table:table-cell>
          <table:table-cell table:formula="of:=([.$A83]-1)*[.$F$3]*[.$B$3]" office:value-type="percentage" office:value="0.208571428571429" calcext:value-type="percentage">
            <text:p>20.86%</text:p>
          </table:table-cell>
          <table:table-cell table:formula="of:=([.$C83]+[.$G$3]*[.$A$3]*([.$A83]-1))*(1+[.$H$3]*[.$B$3]*([.$A83]-1))" office:value-type="float" office:value="1393.55577142857" calcext:value-type="float">
            <text:p>1393.55577142857</text:p>
          </table:table-cell>
          <table:table-cell table:formula="of:=1.7/PI()*ATAN([.$H83]*0.0007)" office:value-type="percentage" office:value="0.418286291811221" calcext:value-type="percentage">
            <text:p>41.83%</text:p>
          </table:table-cell>
          <table:table-cell table:formula="of:=[.$E83]/(1-[.$F83])/(1-([.$G83]+[.$I83])/2)" office:value-type="float" office:value="5741.07486698696" calcext:value-type="float">
            <text:p>5741.07486698696</text:p>
          </table:table-cell>
          <table:table-cell table:formula="of:=[.$J83]*3" office:value-type="float" office:value="17223.2246009609" calcext:value-type="float">
            <text:p>17223.224600960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+([.$A84]-1)*0.02" office:value-type="float" office:value="2.48" calcext:value-type="float">
            <text:p>2.48</text:p>
          </table:table-cell>
          <table:table-cell table:formula="of:=1.5*[.$A84]*[.$B84]" office:value-type="float" office:value="279" calcext:value-type="float">
            <text:p>279</text:p>
          </table:table-cell>
          <table:table-cell table:formula="of:=100+([.$C84]*10)" office:value-type="float" office:value="2890" calcext:value-type="float">
            <text:p>2890</text:p>
          </table:table-cell>
          <table:table-cell table:formula="of:=[.$D84]*(1+([.$A84]-1)*[.$D$3]*[.$B$3])" office:value-type="float" office:value="3501.02857142857" calcext:value-type="float">
            <text:p>3501.02857142857</text:p>
          </table:table-cell>
          <table:table-cell table:formula="of:=([.$A84]-1)*[.$E$3]*([.$B$3]+[.$A$3])" office:value-type="percentage" office:value="0.133904761904762" calcext:value-type="percentage">
            <text:p>13.39%</text:p>
          </table:table-cell>
          <table:table-cell table:formula="of:=([.$A84]-1)*[.$F$3]*[.$B$3]" office:value-type="percentage" office:value="0.211428571428571" calcext:value-type="percentage">
            <text:p>21.14%</text:p>
          </table:table-cell>
          <table:table-cell table:formula="of:=([.$C84]+[.$G$3]*[.$A$3]*([.$A84]-1))*(1+[.$H$3]*[.$B$3]*([.$A84]-1))" office:value-type="float" office:value="1425.50666666667" calcext:value-type="float">
            <text:p>1425.50666666667</text:p>
          </table:table-cell>
          <table:table-cell table:formula="of:=1.7/PI()*ATAN([.$H84]*0.0007)" office:value-type="percentage" office:value="0.424418928239007" calcext:value-type="percentage">
            <text:p>42.44%</text:p>
          </table:table-cell>
          <table:table-cell table:formula="of:=[.$E84]/(1-[.$F84])/(1-([.$G84]+[.$I84])/2)" office:value-type="float" office:value="5926.4834575114" calcext:value-type="float">
            <text:p>5926.4834575114</text:p>
          </table:table-cell>
          <table:table-cell table:formula="of:=[.$J84]*3" office:value-type="float" office:value="17779.4503725342" calcext:value-type="float">
            <text:p>17779.450372534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+([.$A85]-1)*0.02" office:value-type="float" office:value="2.5" calcext:value-type="float">
            <text:p>2.5</text:p>
          </table:table-cell>
          <table:table-cell table:formula="of:=1.5*[.$A85]*[.$B85]" office:value-type="float" office:value="285" calcext:value-type="float">
            <text:p>285</text:p>
          </table:table-cell>
          <table:table-cell table:formula="of:=100+([.$C85]*10)" office:value-type="float" office:value="2950" calcext:value-type="float">
            <text:p>2950</text:p>
          </table:table-cell>
          <table:table-cell table:formula="of:=[.$D85]*(1+([.$A85]-1)*[.$D$3]*[.$B$3])" office:value-type="float" office:value="3582.14285714286" calcext:value-type="float">
            <text:p>3582.14285714286</text:p>
          </table:table-cell>
          <table:table-cell table:formula="of:=([.$A85]-1)*[.$E$3]*([.$B$3]+[.$A$3])" office:value-type="percentage" office:value="0.135714285714286" calcext:value-type="percentage">
            <text:p>13.57%</text:p>
          </table:table-cell>
          <table:table-cell table:formula="of:=([.$A85]-1)*[.$F$3]*[.$B$3]" office:value-type="percentage" office:value="0.214285714285714" calcext:value-type="percentage">
            <text:p>21.43%</text:p>
          </table:table-cell>
          <table:table-cell table:formula="of:=([.$C85]+[.$G$3]*[.$A$3]*([.$A85]-1))*(1+[.$H$3]*[.$B$3]*([.$A85]-1))" office:value-type="float" office:value="1457.85714285714" calcext:value-type="float">
            <text:p>1457.85714285714</text:p>
          </table:table-cell>
          <table:table-cell table:formula="of:=1.7/PI()*ATAN([.$H85]*0.0007)" office:value-type="percentage" office:value="0.430490086073083" calcext:value-type="percentage">
            <text:p>43.05%</text:p>
          </table:table-cell>
          <table:table-cell table:formula="of:=[.$E85]/(1-[.$F85])/(1-([.$G85]+[.$I85])/2)" office:value-type="float" office:value="6116.52020421544" calcext:value-type="float">
            <text:p>6116.52020421544</text:p>
          </table:table-cell>
          <table:table-cell table:formula="of:=[.$J85]*3" office:value-type="float" office:value="18349.5606126463" calcext:value-type="float">
            <text:p>18349.560612646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+([.$A86]-1)*0.02" office:value-type="float" office:value="2.52" calcext:value-type="float">
            <text:p>2.52</text:p>
          </table:table-cell>
          <table:table-cell table:formula="of:=1.5*[.$A86]*[.$B86]" office:value-type="float" office:value="291.06" calcext:value-type="float">
            <text:p>291.06</text:p>
          </table:table-cell>
          <table:table-cell table:formula="of:=100+([.$C86]*10)" office:value-type="float" office:value="3010.6" calcext:value-type="float">
            <text:p>3010.6</text:p>
          </table:table-cell>
          <table:table-cell table:formula="of:=[.$D86]*(1+([.$A86]-1)*[.$D$3]*[.$B$3])" office:value-type="float" office:value="3664.33028571429" calcext:value-type="float">
            <text:p>3664.33028571429</text:p>
          </table:table-cell>
          <table:table-cell table:formula="of:=([.$A86]-1)*[.$E$3]*([.$B$3]+[.$A$3])" office:value-type="percentage" office:value="0.137523809523809" calcext:value-type="percentage">
            <text:p>13.75%</text:p>
          </table:table-cell>
          <table:table-cell table:formula="of:=([.$A86]-1)*[.$F$3]*[.$B$3]" office:value-type="percentage" office:value="0.217142857142857" calcext:value-type="percentage">
            <text:p>21.71%</text:p>
          </table:table-cell>
          <table:table-cell table:formula="of:=([.$C86]+[.$G$3]*[.$A$3]*([.$A86]-1))*(1+[.$H$3]*[.$B$3]*([.$A86]-1))" office:value-type="float" office:value="1490.60925714286" calcext:value-type="float">
            <text:p>1490.60925714286</text:p>
          </table:table-cell>
          <table:table-cell table:formula="of:=1.7/PI()*ATAN([.$H86]*0.0007)" office:value-type="percentage" office:value="0.436498184988429" calcext:value-type="percentage">
            <text:p>43.65%</text:p>
          </table:table-cell>
          <table:table-cell table:formula="of:=[.$E86]/(1-[.$F86])/(1-([.$G86]+[.$I86])/2)" office:value-type="float" office:value="6311.2680927281" calcext:value-type="float">
            <text:p>6311.2680927281</text:p>
          </table:table-cell>
          <table:table-cell table:formula="of:=[.$J86]*3" office:value-type="float" office:value="18933.8042781843" calcext:value-type="float">
            <text:p>18933.804278184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+([.$A87]-1)*0.02" office:value-type="float" office:value="2.54" calcext:value-type="float">
            <text:p>2.54</text:p>
          </table:table-cell>
          <table:table-cell table:formula="of:=1.5*[.$A87]*[.$B87]" office:value-type="float" office:value="297.18" calcext:value-type="float">
            <text:p>297.18</text:p>
          </table:table-cell>
          <table:table-cell table:formula="of:=100+([.$C87]*10)" office:value-type="float" office:value="3071.8" calcext:value-type="float">
            <text:p>3071.8</text:p>
          </table:table-cell>
          <table:table-cell table:formula="of:=[.$D87]*(1+([.$A87]-1)*[.$D$3]*[.$B$3])" office:value-type="float" office:value="3747.596" calcext:value-type="float">
            <text:p>3747.596</text:p>
          </table:table-cell>
          <table:table-cell table:formula="of:=([.$A87]-1)*[.$E$3]*([.$B$3]+[.$A$3])" office:value-type="percentage" office:value="0.139333333333333" calcext:value-type="percentage">
            <text:p>13.93%</text:p>
          </table:table-cell>
          <table:table-cell table:formula="of:=([.$A87]-1)*[.$F$3]*[.$B$3]" office:value-type="percentage" office:value="0.22" calcext:value-type="percentage">
            <text:p>22.00%</text:p>
          </table:table-cell>
          <table:table-cell table:formula="of:=([.$C87]+[.$G$3]*[.$A$3]*([.$A87]-1))*(1+[.$H$3]*[.$B$3]*([.$A87]-1))" office:value-type="float" office:value="1523.76506666667" calcext:value-type="float">
            <text:p>1523.76506666667</text:p>
          </table:table-cell>
          <table:table-cell table:formula="of:=1.7/PI()*ATAN([.$H87]*0.0007)" office:value-type="percentage" office:value="0.442441775113556" calcext:value-type="percentage">
            <text:p>44.24%</text:p>
          </table:table-cell>
          <table:table-cell table:formula="of:=[.$E87]/(1-[.$F87])/(1-([.$G87]+[.$I87])/2)" office:value-type="float" office:value="6510.8109156718" calcext:value-type="float">
            <text:p>6510.8109156718</text:p>
          </table:table-cell>
          <table:table-cell table:formula="of:=[.$J87]*3" office:value-type="float" office:value="19532.4327470154" calcext:value-type="float">
            <text:p>19532.432747015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+([.$A88]-1)*0.02" office:value-type="float" office:value="2.56" calcext:value-type="float">
            <text:p>2.56</text:p>
          </table:table-cell>
          <table:table-cell table:formula="of:=1.5*[.$A88]*[.$B88]" office:value-type="float" office:value="303.36" calcext:value-type="float">
            <text:p>303.36</text:p>
          </table:table-cell>
          <table:table-cell table:formula="of:=100+([.$C88]*10)" office:value-type="float" office:value="3133.6" calcext:value-type="float">
            <text:p>3133.6</text:p>
          </table:table-cell>
          <table:table-cell table:formula="of:=[.$D88]*(1+([.$A88]-1)*[.$D$3]*[.$B$3])" office:value-type="float" office:value="3831.94514285714" calcext:value-type="float">
            <text:p>3831.94514285714</text:p>
          </table:table-cell>
          <table:table-cell table:formula="of:=([.$A88]-1)*[.$E$3]*([.$B$3]+[.$A$3])" office:value-type="percentage" office:value="0.141142857142857" calcext:value-type="percentage">
            <text:p>14.11%</text:p>
          </table:table-cell>
          <table:table-cell table:formula="of:=([.$A88]-1)*[.$F$3]*[.$B$3]" office:value-type="percentage" office:value="0.222857142857143" calcext:value-type="percentage">
            <text:p>22.29%</text:p>
          </table:table-cell>
          <table:table-cell table:formula="of:=([.$C88]+[.$G$3]*[.$A$3]*([.$A88]-1))*(1+[.$H$3]*[.$B$3]*([.$A88]-1))" office:value-type="float" office:value="1557.32662857143" calcext:value-type="float">
            <text:p>1557.32662857143</text:p>
          </table:table-cell>
          <table:table-cell table:formula="of:=1.7/PI()*ATAN([.$H88]*0.0007)" office:value-type="percentage" office:value="0.448319535043976" calcext:value-type="percentage">
            <text:p>44.83%</text:p>
          </table:table-cell>
          <table:table-cell table:formula="of:=[.$E88]/(1-[.$F88])/(1-([.$G88]+[.$I88])/2)" office:value-type="float" office:value="6715.23329527861" calcext:value-type="float">
            <text:p>6715.23329527861</text:p>
          </table:table-cell>
          <table:table-cell table:formula="of:=[.$J88]*3" office:value-type="float" office:value="20145.6998858358" calcext:value-type="float">
            <text:p>20145.699885835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+([.$A89]-1)*0.02" office:value-type="float" office:value="2.58" calcext:value-type="float">
            <text:p>2.58</text:p>
          </table:table-cell>
          <table:table-cell table:formula="of:=1.5*[.$A89]*[.$B89]" office:value-type="float" office:value="309.6" calcext:value-type="float">
            <text:p>309.6</text:p>
          </table:table-cell>
          <table:table-cell table:formula="of:=100+([.$C89]*10)" office:value-type="float" office:value="3196" calcext:value-type="float">
            <text:p>3196</text:p>
          </table:table-cell>
          <table:table-cell table:formula="of:=[.$D89]*(1+([.$A89]-1)*[.$D$3]*[.$B$3])" office:value-type="float" office:value="3917.38285714286" calcext:value-type="float">
            <text:p>3917.38285714286</text:p>
          </table:table-cell>
          <table:table-cell table:formula="of:=([.$A89]-1)*[.$E$3]*([.$B$3]+[.$A$3])" office:value-type="percentage" office:value="0.142952380952381" calcext:value-type="percentage">
            <text:p>14.30%</text:p>
          </table:table-cell>
          <table:table-cell table:formula="of:=([.$A89]-1)*[.$F$3]*[.$B$3]" office:value-type="percentage" office:value="0.225714285714286" calcext:value-type="percentage">
            <text:p>22.57%</text:p>
          </table:table-cell>
          <table:table-cell table:formula="of:=([.$C89]+[.$G$3]*[.$A$3]*([.$A89]-1))*(1+[.$H$3]*[.$B$3]*([.$A89]-1))" office:value-type="float" office:value="1591.296" calcext:value-type="float">
            <text:p>1591.296</text:p>
          </table:table-cell>
          <table:table-cell table:formula="of:=1.7/PI()*ATAN([.$H89]*0.0007)" office:value-type="percentage" office:value="0.454130269462115" calcext:value-type="percentage">
            <text:p>45.41%</text:p>
          </table:table-cell>
          <table:table-cell table:formula="of:=[.$E89]/(1-[.$F89])/(1-([.$G89]+[.$I89])/2)" office:value-type="float" office:value="6924.62070772147" calcext:value-type="float">
            <text:p>6924.62070772147</text:p>
          </table:table-cell>
          <table:table-cell table:formula="of:=[.$J89]*3" office:value-type="float" office:value="20773.8621231644" calcext:value-type="float">
            <text:p>20773.862123164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+([.$A90]-1)*0.02" office:value-type="float" office:value="2.6" calcext:value-type="float">
            <text:p>2.6</text:p>
          </table:table-cell>
          <table:table-cell table:formula="of:=1.5*[.$A90]*[.$B90]" office:value-type="float" office:value="315.9" calcext:value-type="float">
            <text:p>315.9</text:p>
          </table:table-cell>
          <table:table-cell table:formula="of:=100+([.$C90]*10)" office:value-type="float" office:value="3259" calcext:value-type="float">
            <text:p>3259</text:p>
          </table:table-cell>
          <table:table-cell table:formula="of:=[.$D90]*(1+([.$A90]-1)*[.$D$3]*[.$B$3])" office:value-type="float" office:value="4003.91428571429" calcext:value-type="float">
            <text:p>4003.91428571429</text:p>
          </table:table-cell>
          <table:table-cell table:formula="of:=([.$A90]-1)*[.$E$3]*([.$B$3]+[.$A$3])" office:value-type="percentage" office:value="0.144761904761905" calcext:value-type="percentage">
            <text:p>14.48%</text:p>
          </table:table-cell>
          <table:table-cell table:formula="of:=([.$A90]-1)*[.$F$3]*[.$B$3]" office:value-type="percentage" office:value="0.228571428571429" calcext:value-type="percentage">
            <text:p>22.86%</text:p>
          </table:table-cell>
          <table:table-cell table:formula="of:=([.$C90]+[.$G$3]*[.$A$3]*([.$A90]-1))*(1+[.$H$3]*[.$B$3]*([.$A90]-1))" office:value-type="float" office:value="1625.67523809524" calcext:value-type="float">
            <text:p>1625.67523809524</text:p>
          </table:table-cell>
          <table:table-cell table:formula="of:=1.7/PI()*ATAN([.$H90]*0.0007)" office:value-type="percentage" office:value="0.459872906401256" calcext:value-type="percentage">
            <text:p>45.99%</text:p>
          </table:table-cell>
          <table:table-cell table:formula="of:=[.$E90]/(1-[.$F90])/(1-([.$G90]+[.$I90])/2)" office:value-type="float" office:value="7139.05950907432" calcext:value-type="float">
            <text:p>7139.05950907432</text:p>
          </table:table-cell>
          <table:table-cell table:formula="of:=[.$J90]*3" office:value-type="float" office:value="21417.178527223" calcext:value-type="float">
            <text:p>21417.17852722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+([.$A91]-1)*0.02" office:value-type="float" office:value="2.62" calcext:value-type="float">
            <text:p>2.62</text:p>
          </table:table-cell>
          <table:table-cell table:formula="of:=1.5*[.$A91]*[.$B91]" office:value-type="float" office:value="322.26" calcext:value-type="float">
            <text:p>322.26</text:p>
          </table:table-cell>
          <table:table-cell table:formula="of:=100+([.$C91]*10)" office:value-type="float" office:value="3322.6" calcext:value-type="float">
            <text:p>3322.6</text:p>
          </table:table-cell>
          <table:table-cell table:formula="of:=[.$D91]*(1+([.$A91]-1)*[.$D$3]*[.$B$3])" office:value-type="float" office:value="4091.54457142857" calcext:value-type="float">
            <text:p>4091.54457142857</text:p>
          </table:table-cell>
          <table:table-cell table:formula="of:=([.$A91]-1)*[.$E$3]*([.$B$3]+[.$A$3])" office:value-type="percentage" office:value="0.146571428571428" calcext:value-type="percentage">
            <text:p>14.66%</text:p>
          </table:table-cell>
          <table:table-cell table:formula="of:=([.$A91]-1)*[.$F$3]*[.$B$3]" office:value-type="percentage" office:value="0.231428571428571" calcext:value-type="percentage">
            <text:p>23.14%</text:p>
          </table:table-cell>
          <table:table-cell table:formula="of:=([.$C91]+[.$G$3]*[.$A$3]*([.$A91]-1))*(1+[.$H$3]*[.$B$3]*([.$A91]-1))" office:value-type="float" office:value="1660.4664" calcext:value-type="float">
            <text:p>1660.4664</text:p>
          </table:table-cell>
          <table:table-cell table:formula="of:=1.7/PI()*ATAN([.$H91]*0.0007)" office:value-type="percentage" office:value="0.465546494191224" calcext:value-type="percentage">
            <text:p>46.55%</text:p>
          </table:table-cell>
          <table:table-cell table:formula="of:=[.$E91]/(1-[.$F91])/(1-([.$G91]+[.$I91])/2)" office:value-type="float" office:value="7358.63696281333" calcext:value-type="float">
            <text:p>7358.63696281333</text:p>
          </table:table-cell>
          <table:table-cell table:formula="of:=[.$J91]*3" office:value-type="float" office:value="22075.91088844" calcext:value-type="float">
            <text:p>22075.9108884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+([.$A92]-1)*0.02" office:value-type="float" office:value="2.64" calcext:value-type="float">
            <text:p>2.64</text:p>
          </table:table-cell>
          <table:table-cell table:formula="of:=1.5*[.$A92]*[.$B92]" office:value-type="float" office:value="328.68" calcext:value-type="float">
            <text:p>328.68</text:p>
          </table:table-cell>
          <table:table-cell table:formula="of:=100+([.$C92]*10)" office:value-type="float" office:value="3386.8" calcext:value-type="float">
            <text:p>3386.8</text:p>
          </table:table-cell>
          <table:table-cell table:formula="of:=[.$D92]*(1+([.$A92]-1)*[.$D$3]*[.$B$3])" office:value-type="float" office:value="4180.27885714286" calcext:value-type="float">
            <text:p>4180.27885714286</text:p>
          </table:table-cell>
          <table:table-cell table:formula="of:=([.$A92]-1)*[.$E$3]*([.$B$3]+[.$A$3])" office:value-type="percentage" office:value="0.148380952380952" calcext:value-type="percentage">
            <text:p>14.84%</text:p>
          </table:table-cell>
          <table:table-cell table:formula="of:=([.$A92]-1)*[.$F$3]*[.$B$3]" office:value-type="percentage" office:value="0.234285714285714" calcext:value-type="percentage">
            <text:p>23.43%</text:p>
          </table:table-cell>
          <table:table-cell table:formula="of:=([.$C92]+[.$G$3]*[.$A$3]*([.$A92]-1))*(1+[.$H$3]*[.$B$3]*([.$A92]-1))" office:value-type="float" office:value="1695.67154285714" calcext:value-type="float">
            <text:p>1695.67154285714</text:p>
          </table:table-cell>
          <table:table-cell table:formula="of:=1.7/PI()*ATAN([.$H92]*0.0007)" office:value-type="percentage" office:value="0.471150198123257" calcext:value-type="percentage">
            <text:p>47.12%</text:p>
          </table:table-cell>
          <table:table-cell table:formula="of:=[.$E92]/(1-[.$F92])/(1-([.$G92]+[.$I92])/2)" office:value-type="float" office:value="7583.44126877104" calcext:value-type="float">
            <text:p>7583.44126877104</text:p>
          </table:table-cell>
          <table:table-cell table:formula="of:=[.$J92]*3" office:value-type="float" office:value="22750.3238063131" calcext:value-type="float">
            <text:p>22750.323806313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+([.$A93]-1)*0.02" office:value-type="float" office:value="2.66" calcext:value-type="float">
            <text:p>2.66</text:p>
          </table:table-cell>
          <table:table-cell table:formula="of:=1.5*[.$A93]*[.$B93]" office:value-type="float" office:value="335.16" calcext:value-type="float">
            <text:p>335.16</text:p>
          </table:table-cell>
          <table:table-cell table:formula="of:=100+([.$C93]*10)" office:value-type="float" office:value="3451.6" calcext:value-type="float">
            <text:p>3451.6</text:p>
          </table:table-cell>
          <table:table-cell table:formula="of:=[.$D93]*(1+([.$A93]-1)*[.$D$3]*[.$B$3])" office:value-type="float" office:value="4270.12228571429" calcext:value-type="float">
            <text:p>4270.12228571429</text:p>
          </table:table-cell>
          <table:table-cell table:formula="of:=([.$A93]-1)*[.$E$3]*([.$B$3]+[.$A$3])" office:value-type="percentage" office:value="0.150190476190476" calcext:value-type="percentage">
            <text:p>15.02%</text:p>
          </table:table-cell>
          <table:table-cell table:formula="of:=([.$A93]-1)*[.$F$3]*[.$B$3]" office:value-type="percentage" office:value="0.237142857142857" calcext:value-type="percentage">
            <text:p>23.71%</text:p>
          </table:table-cell>
          <table:table-cell table:formula="of:=([.$C93]+[.$G$3]*[.$A$3]*([.$A93]-1))*(1+[.$H$3]*[.$B$3]*([.$A93]-1))" office:value-type="float" office:value="1731.29272380952" calcext:value-type="float">
            <text:p>1731.29272380952</text:p>
          </table:table-cell>
          <table:table-cell table:formula="of:=1.7/PI()*ATAN([.$H93]*0.0007)" office:value-type="percentage" office:value="0.476683296870885" calcext:value-type="percentage">
            <text:p>47.67%</text:p>
          </table:table-cell>
          <table:table-cell table:formula="of:=[.$E93]/(1-[.$F93])/(1-([.$G93]+[.$I93])/2)" office:value-type="float" office:value="7813.56159345527" calcext:value-type="float">
            <text:p>7813.56159345527</text:p>
          </table:table-cell>
          <table:table-cell table:formula="of:=[.$J93]*3" office:value-type="float" office:value="23440.6847803658" calcext:value-type="float">
            <text:p>23440.684780365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+([.$A94]-1)*0.02" office:value-type="float" office:value="2.68" calcext:value-type="float">
            <text:p>2.68</text:p>
          </table:table-cell>
          <table:table-cell table:formula="of:=1.5*[.$A94]*[.$B94]" office:value-type="float" office:value="341.7" calcext:value-type="float">
            <text:p>341.7</text:p>
          </table:table-cell>
          <table:table-cell table:formula="of:=100+([.$C94]*10)" office:value-type="float" office:value="3517" calcext:value-type="float">
            <text:p>3517</text:p>
          </table:table-cell>
          <table:table-cell table:formula="of:=[.$D94]*(1+([.$A94]-1)*[.$D$3]*[.$B$3])" office:value-type="float" office:value="4361.08" calcext:value-type="float">
            <text:p>4361.08</text:p>
          </table:table-cell>
          <table:table-cell table:formula="of:=([.$A94]-1)*[.$E$3]*([.$B$3]+[.$A$3])" office:value-type="percentage" office:value="0.152" calcext:value-type="percentage">
            <text:p>15.20%</text:p>
          </table:table-cell>
          <table:table-cell table:formula="of:=([.$A94]-1)*[.$F$3]*[.$B$3]" office:value-type="percentage" office:value="0.24" calcext:value-type="percentage">
            <text:p>24.00%</text:p>
          </table:table-cell>
          <table:table-cell table:formula="of:=([.$C94]+[.$G$3]*[.$A$3]*([.$A94]-1))*(1+[.$H$3]*[.$B$3]*([.$A94]-1))" office:value-type="float" office:value="1767.332" calcext:value-type="float">
            <text:p>1767.332</text:p>
          </table:table-cell>
          <table:table-cell table:formula="of:=1.7/PI()*ATAN([.$H94]*0.0007)" office:value-type="percentage" office:value="0.482145178702663" calcext:value-type="percentage">
            <text:p>48.21%</text:p>
          </table:table-cell>
          <table:table-cell table:formula="of:=[.$E94]/(1-[.$F94])/(1-([.$G94]+[.$I94])/2)" office:value-type="float" office:value="8049.08810164638" calcext:value-type="float">
            <text:p>8049.08810164638</text:p>
          </table:table-cell>
          <table:table-cell table:formula="of:=[.$J94]*3" office:value-type="float" office:value="24147.2643049391" calcext:value-type="float">
            <text:p>24147.264304939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+([.$A95]-1)*0.02" office:value-type="float" office:value="2.7" calcext:value-type="float">
            <text:p>2.7</text:p>
          </table:table-cell>
          <table:table-cell table:formula="of:=1.5*[.$A95]*[.$B95]" office:value-type="float" office:value="348.3" calcext:value-type="float">
            <text:p>348.3</text:p>
          </table:table-cell>
          <table:table-cell table:formula="of:=100+([.$C95]*10)" office:value-type="float" office:value="3583" calcext:value-type="float">
            <text:p>3583</text:p>
          </table:table-cell>
          <table:table-cell table:formula="of:=[.$D95]*(1+([.$A95]-1)*[.$D$3]*[.$B$3])" office:value-type="float" office:value="4453.15714285714" calcext:value-type="float">
            <text:p>4453.15714285714</text:p>
          </table:table-cell>
          <table:table-cell table:formula="of:=([.$A95]-1)*[.$E$3]*([.$B$3]+[.$A$3])" office:value-type="percentage" office:value="0.153809523809524" calcext:value-type="percentage">
            <text:p>15.38%</text:p>
          </table:table-cell>
          <table:table-cell table:formula="of:=([.$A95]-1)*[.$F$3]*[.$B$3]" office:value-type="percentage" office:value="0.242857142857143" calcext:value-type="percentage">
            <text:p>24.29%</text:p>
          </table:table-cell>
          <table:table-cell table:formula="of:=([.$C95]+[.$G$3]*[.$A$3]*([.$A95]-1))*(1+[.$H$3]*[.$B$3]*([.$A95]-1))" office:value-type="float" office:value="1803.79142857143" calcext:value-type="float">
            <text:p>1803.79142857143</text:p>
          </table:table-cell>
          <table:table-cell table:formula="of:=1.7/PI()*ATAN([.$H95]*0.0007)" office:value-type="percentage" office:value="0.487535337521383" calcext:value-type="percentage">
            <text:p>48.75%</text:p>
          </table:table-cell>
          <table:table-cell table:formula="of:=[.$E95]/(1-[.$F95])/(1-([.$G95]+[.$I95])/2)" office:value-type="float" office:value="8290.11198918822" calcext:value-type="float">
            <text:p>8290.11198918822</text:p>
          </table:table-cell>
          <table:table-cell table:formula="of:=[.$J95]*3" office:value-type="float" office:value="24870.3359675647" calcext:value-type="float">
            <text:p>24870.335967564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+([.$A96]-1)*0.02" office:value-type="float" office:value="2.72" calcext:value-type="float">
            <text:p>2.72</text:p>
          </table:table-cell>
          <table:table-cell table:formula="of:=1.5*[.$A96]*[.$B96]" office:value-type="float" office:value="354.96" calcext:value-type="float">
            <text:p>354.96</text:p>
          </table:table-cell>
          <table:table-cell table:formula="of:=100+([.$C96]*10)" office:value-type="float" office:value="3649.6" calcext:value-type="float">
            <text:p>3649.6</text:p>
          </table:table-cell>
          <table:table-cell table:formula="of:=[.$D96]*(1+([.$A96]-1)*[.$D$3]*[.$B$3])" office:value-type="float" office:value="4546.35885714286" calcext:value-type="float">
            <text:p>4546.35885714286</text:p>
          </table:table-cell>
          <table:table-cell table:formula="of:=([.$A96]-1)*[.$E$3]*([.$B$3]+[.$A$3])" office:value-type="percentage" office:value="0.155619047619048" calcext:value-type="percentage">
            <text:p>15.56%</text:p>
          </table:table-cell>
          <table:table-cell table:formula="of:=([.$A96]-1)*[.$F$3]*[.$B$3]" office:value-type="percentage" office:value="0.245714285714286" calcext:value-type="percentage">
            <text:p>24.57%</text:p>
          </table:table-cell>
          <table:table-cell table:formula="of:=([.$C96]+[.$G$3]*[.$A$3]*([.$A96]-1))*(1+[.$H$3]*[.$B$3]*([.$A96]-1))" office:value-type="float" office:value="1840.67306666667" calcext:value-type="float">
            <text:p>1840.67306666667</text:p>
          </table:table-cell>
          <table:table-cell table:formula="of:=1.7/PI()*ATAN([.$H96]*0.0007)" office:value-type="percentage" office:value="0.492853368762916" calcext:value-type="percentage">
            <text:p>49.29%</text:p>
          </table:table-cell>
          <table:table-cell table:formula="of:=[.$E96]/(1-[.$F96])/(1-([.$G96]+[.$I96])/2)" office:value-type="float" office:value="8536.72551689132" calcext:value-type="float">
            <text:p>8536.72551689132</text:p>
          </table:table-cell>
          <table:table-cell table:formula="of:=[.$J96]*3" office:value-type="float" office:value="25610.176550674" calcext:value-type="float">
            <text:p>25610.17655067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+([.$A97]-1)*0.02" office:value-type="float" office:value="2.74" calcext:value-type="float">
            <text:p>2.74</text:p>
          </table:table-cell>
          <table:table-cell table:formula="of:=1.5*[.$A97]*[.$B97]" office:value-type="float" office:value="361.68" calcext:value-type="float">
            <text:p>361.68</text:p>
          </table:table-cell>
          <table:table-cell table:formula="of:=100+([.$C97]*10)" office:value-type="float" office:value="3716.8" calcext:value-type="float">
            <text:p>3716.8</text:p>
          </table:table-cell>
          <table:table-cell table:formula="of:=[.$D97]*(1+([.$A97]-1)*[.$D$3]*[.$B$3])" office:value-type="float" office:value="4640.69028571429" calcext:value-type="float">
            <text:p>4640.69028571429</text:p>
          </table:table-cell>
          <table:table-cell table:formula="of:=([.$A97]-1)*[.$E$3]*([.$B$3]+[.$A$3])" office:value-type="percentage" office:value="0.157428571428571" calcext:value-type="percentage">
            <text:p>15.74%</text:p>
          </table:table-cell>
          <table:table-cell table:formula="of:=([.$A97]-1)*[.$F$3]*[.$B$3]" office:value-type="percentage" office:value="0.248571428571429" calcext:value-type="percentage">
            <text:p>24.86%</text:p>
          </table:table-cell>
          <table:table-cell table:formula="of:=([.$C97]+[.$G$3]*[.$A$3]*([.$A97]-1))*(1+[.$H$3]*[.$B$3]*([.$A97]-1))" office:value-type="float" office:value="1877.97897142857" calcext:value-type="float">
            <text:p>1877.97897142857</text:p>
          </table:table-cell>
          <table:table-cell table:formula="of:=1.7/PI()*ATAN([.$H97]*0.0007)" office:value-type="percentage" office:value="0.498098965186187" calcext:value-type="percentage">
            <text:p>49.81%</text:p>
          </table:table-cell>
          <table:table-cell table:formula="of:=[.$E97]/(1-[.$F97])/(1-([.$G97]+[.$I97])/2)" office:value-type="float" office:value="8789.02204547029" calcext:value-type="float">
            <text:p>8789.02204547029</text:p>
          </table:table-cell>
          <table:table-cell table:formula="of:=[.$J97]*3" office:value-type="float" office:value="26367.0661364109" calcext:value-type="float">
            <text:p>26367.066136410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+([.$A98]-1)*0.02" office:value-type="float" office:value="2.76" calcext:value-type="float">
            <text:p>2.76</text:p>
          </table:table-cell>
          <table:table-cell table:formula="of:=1.5*[.$A98]*[.$B98]" office:value-type="float" office:value="368.46" calcext:value-type="float">
            <text:p>368.46</text:p>
          </table:table-cell>
          <table:table-cell table:formula="of:=100+([.$C98]*10)" office:value-type="float" office:value="3784.6" calcext:value-type="float">
            <text:p>3784.6</text:p>
          </table:table-cell>
          <table:table-cell table:formula="of:=[.$D98]*(1+([.$A98]-1)*[.$D$3]*[.$B$3])" office:value-type="float" office:value="4736.15657142857" calcext:value-type="float">
            <text:p>4736.15657142857</text:p>
          </table:table-cell>
          <table:table-cell table:formula="of:=([.$A98]-1)*[.$E$3]*([.$B$3]+[.$A$3])" office:value-type="percentage" office:value="0.159238095238095" calcext:value-type="percentage">
            <text:p>15.92%</text:p>
          </table:table-cell>
          <table:table-cell table:formula="of:=([.$A98]-1)*[.$F$3]*[.$B$3]" office:value-type="percentage" office:value="0.251428571428571" calcext:value-type="percentage">
            <text:p>25.14%</text:p>
          </table:table-cell>
          <table:table-cell table:formula="of:=([.$C98]+[.$G$3]*[.$A$3]*([.$A98]-1))*(1+[.$H$3]*[.$B$3]*([.$A98]-1))" office:value-type="float" office:value="1915.7112" calcext:value-type="float">
            <text:p>1915.7112</text:p>
          </table:table-cell>
          <table:table-cell table:formula="of:=1.7/PI()*ATAN([.$H98]*0.0007)" office:value-type="percentage" office:value="0.50327191258396" calcext:value-type="percentage">
            <text:p>50.33%</text:p>
          </table:table-cell>
          <table:table-cell table:formula="of:=[.$E98]/(1-[.$F98])/(1-([.$G98]+[.$I98])/2)" office:value-type="float" office:value="9047.09607144146" calcext:value-type="float">
            <text:p>9047.09607144146</text:p>
          </table:table-cell>
          <table:table-cell table:formula="of:=[.$J98]*3" office:value-type="float" office:value="27141.2882143244" calcext:value-type="float">
            <text:p>27141.288214324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+([.$A99]-1)*0.02" office:value-type="float" office:value="2.78" calcext:value-type="float">
            <text:p>2.78</text:p>
          </table:table-cell>
          <table:table-cell table:formula="of:=1.5*[.$A99]*[.$B99]" office:value-type="float" office:value="375.3" calcext:value-type="float">
            <text:p>375.3</text:p>
          </table:table-cell>
          <table:table-cell table:formula="of:=100+([.$C99]*10)" office:value-type="float" office:value="3853" calcext:value-type="float">
            <text:p>3853</text:p>
          </table:table-cell>
          <table:table-cell table:formula="of:=[.$D99]*(1+([.$A99]-1)*[.$D$3]*[.$B$3])" office:value-type="float" office:value="4832.76285714286" calcext:value-type="float">
            <text:p>4832.76285714286</text:p>
          </table:table-cell>
          <table:table-cell table:formula="of:=([.$A99]-1)*[.$E$3]*([.$B$3]+[.$A$3])" office:value-type="percentage" office:value="0.161047619047619" calcext:value-type="percentage">
            <text:p>16.10%</text:p>
          </table:table-cell>
          <table:table-cell table:formula="of:=([.$A99]-1)*[.$F$3]*[.$B$3]" office:value-type="percentage" office:value="0.254285714285714" calcext:value-type="percentage">
            <text:p>25.43%</text:p>
          </table:table-cell>
          <table:table-cell table:formula="of:=([.$C99]+[.$G$3]*[.$A$3]*([.$A99]-1))*(1+[.$H$3]*[.$B$3]*([.$A99]-1))" office:value-type="float" office:value="1953.87180952381" calcext:value-type="float">
            <text:p>1953.87180952381</text:p>
          </table:table-cell>
          <table:table-cell table:formula="of:=1.7/PI()*ATAN([.$H99]*0.0007)" office:value-type="percentage" office:value="0.508372085442204" calcext:value-type="percentage">
            <text:p>50.84%</text:p>
          </table:table-cell>
          <table:table-cell table:formula="of:=[.$E99]/(1-[.$F99])/(1-([.$G99]+[.$I99])/2)" office:value-type="float" office:value="9311.04326391124" calcext:value-type="float">
            <text:p>9311.04326391124</text:p>
          </table:table-cell>
          <table:table-cell table:formula="of:=[.$J99]*3" office:value-type="float" office:value="27933.1297917337" calcext:value-type="float">
            <text:p>27933.129791733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+([.$A100]-1)*0.02" office:value-type="float" office:value="2.8" calcext:value-type="float">
            <text:p>2.8</text:p>
          </table:table-cell>
          <table:table-cell table:formula="of:=1.5*[.$A100]*[.$B100]" office:value-type="float" office:value="382.2" calcext:value-type="float">
            <text:p>382.2</text:p>
          </table:table-cell>
          <table:table-cell table:formula="of:=100+([.$C100]*10)" office:value-type="float" office:value="3922" calcext:value-type="float">
            <text:p>3922</text:p>
          </table:table-cell>
          <table:table-cell table:formula="of:=[.$D100]*(1+([.$A100]-1)*[.$D$3]*[.$B$3])" office:value-type="float" office:value="4930.51428571429" calcext:value-type="float">
            <text:p>4930.51428571429</text:p>
          </table:table-cell>
          <table:table-cell table:formula="of:=([.$A100]-1)*[.$E$3]*([.$B$3]+[.$A$3])" office:value-type="percentage" office:value="0.162857142857143" calcext:value-type="percentage">
            <text:p>16.29%</text:p>
          </table:table-cell>
          <table:table-cell table:formula="of:=([.$A100]-1)*[.$F$3]*[.$B$3]" office:value-type="percentage" office:value="0.257142857142857" calcext:value-type="percentage">
            <text:p>25.71%</text:p>
          </table:table-cell>
          <table:table-cell table:formula="of:=([.$C100]+[.$G$3]*[.$A$3]*([.$A100]-1))*(1+[.$H$3]*[.$B$3]*([.$A100]-1))" office:value-type="float" office:value="1992.46285714286" calcext:value-type="float">
            <text:p>1992.46285714286</text:p>
          </table:table-cell>
          <table:table-cell table:formula="of:=1.7/PI()*ATAN([.$H100]*0.0007)" office:value-type="percentage" office:value="0.513399442573789" calcext:value-type="percentage">
            <text:p>51.34%</text:p>
          </table:table-cell>
          <table:table-cell table:formula="of:=[.$E100]/(1-[.$F100])/(1-([.$G100]+[.$I100])/2)" office:value-type="float" office:value="9580.96050219069" calcext:value-type="float">
            <text:p>9580.96050219069</text:p>
          </table:table-cell>
          <table:table-cell table:formula="of:=[.$J100]*3" office:value-type="float" office:value="28742.8815065721" calcext:value-type="float">
            <text:p>28742.881506572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+([.$A101]-1)*0.02" office:value-type="float" office:value="2.82" calcext:value-type="float">
            <text:p>2.82</text:p>
          </table:table-cell>
          <table:table-cell table:formula="of:=1.5*[.$A101]*[.$B101]" office:value-type="float" office:value="389.16" calcext:value-type="float">
            <text:p>389.16</text:p>
          </table:table-cell>
          <table:table-cell table:formula="of:=100+([.$C101]*10)" office:value-type="float" office:value="3991.6" calcext:value-type="float">
            <text:p>3991.6</text:p>
          </table:table-cell>
          <table:table-cell table:formula="of:=[.$D101]*(1+([.$A101]-1)*[.$D$3]*[.$B$3])" office:value-type="float" office:value="5029.416" calcext:value-type="float">
            <text:p>5029.416</text:p>
          </table:table-cell>
          <table:table-cell table:formula="of:=([.$A101]-1)*[.$E$3]*([.$B$3]+[.$A$3])" office:value-type="percentage" office:value="0.164666666666667" calcext:value-type="percentage">
            <text:p>16.47%</text:p>
          </table:table-cell>
          <table:table-cell table:formula="of:=([.$A101]-1)*[.$F$3]*[.$B$3]" office:value-type="percentage" office:value="0.26" calcext:value-type="percentage">
            <text:p>26.00%</text:p>
          </table:table-cell>
          <table:table-cell table:formula="of:=([.$C101]+[.$G$3]*[.$A$3]*([.$A101]-1))*(1+[.$H$3]*[.$B$3]*([.$A101]-1))" office:value-type="float" office:value="2031.4864" calcext:value-type="float">
            <text:p>2031.4864</text:p>
          </table:table-cell>
          <table:table-cell table:formula="of:=1.7/PI()*ATAN([.$H101]*0.0007)" office:value-type="percentage" office:value="0.518354022750239" calcext:value-type="percentage">
            <text:p>51.84%</text:p>
          </table:table-cell>
          <table:table-cell table:formula="of:=[.$E101]/(1-[.$F101])/(1-([.$G101]+[.$I101])/2)" office:value-type="float" office:value="9856.94591417664" calcext:value-type="float">
            <text:p>9856.94591417664</text:p>
          </table:table-cell>
          <table:table-cell table:formula="of:=[.$J101]*3" office:value-type="float" office:value="29570.8377425299" calcext:value-type="float">
            <text:p>29570.837742529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+([.$A102]-1)*0.02" office:value-type="float" office:value="2.84" calcext:value-type="float">
            <text:p>2.84</text:p>
          </table:table-cell>
          <table:table-cell table:formula="of:=1.5*[.$A102]*[.$B102]" office:value-type="float" office:value="396.18" calcext:value-type="float">
            <text:p>396.18</text:p>
          </table:table-cell>
          <table:table-cell table:formula="of:=100+([.$C102]*10)" office:value-type="float" office:value="4061.8" calcext:value-type="float">
            <text:p>4061.8</text:p>
          </table:table-cell>
          <table:table-cell table:formula="of:=[.$D102]*(1+([.$A102]-1)*[.$D$3]*[.$B$3])" office:value-type="float" office:value="5129.47314285715" calcext:value-type="float">
            <text:p>5129.47314285715</text:p>
          </table:table-cell>
          <table:table-cell table:formula="of:=([.$A102]-1)*[.$E$3]*([.$B$3]+[.$A$3])" office:value-type="percentage" office:value="0.16647619047619" calcext:value-type="percentage">
            <text:p>16.65%</text:p>
          </table:table-cell>
          <table:table-cell table:formula="of:=([.$A102]-1)*[.$F$3]*[.$B$3]" office:value-type="percentage" office:value="0.262857142857143" calcext:value-type="percentage">
            <text:p>26.29%</text:p>
          </table:table-cell>
          <table:table-cell table:formula="of:=([.$C102]+[.$G$3]*[.$A$3]*([.$A102]-1))*(1+[.$H$3]*[.$B$3]*([.$A102]-1))" office:value-type="float" office:value="2070.94449523809" calcext:value-type="float">
            <text:p>2070.94449523809</text:p>
          </table:table-cell>
          <table:table-cell table:formula="of:=1.7/PI()*ATAN([.$H102]*0.0007)" office:value-type="percentage" office:value="0.523235940353179" calcext:value-type="percentage">
            <text:p>52.32%</text:p>
          </table:table-cell>
          <table:table-cell table:formula="of:=[.$E102]/(1-[.$F102])/(1-([.$G102]+[.$I102])/2)" office:value-type="float" office:value="10139.0989154451" calcext:value-type="float">
            <text:p>10139.0989154451</text:p>
          </table:table-cell>
          <table:table-cell table:formula="of:=[.$J102]*3" office:value-type="float" office:value="30417.2967463352" calcext:value-type="float">
            <text:p>30417.296746335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+([.$A103]-1)*0.02" office:value-type="float" office:value="2.86" calcext:value-type="float">
            <text:p>2.86</text:p>
          </table:table-cell>
          <table:table-cell table:formula="of:=1.5*[.$A103]*[.$B103]" office:value-type="float" office:value="403.26" calcext:value-type="float">
            <text:p>403.26</text:p>
          </table:table-cell>
          <table:table-cell table:formula="of:=100+([.$C103]*10)" office:value-type="float" office:value="4132.6" calcext:value-type="float">
            <text:p>4132.6</text:p>
          </table:table-cell>
          <table:table-cell table:formula="of:=[.$D103]*(1+([.$A103]-1)*[.$D$3]*[.$B$3])" office:value-type="float" office:value="5230.69085714286" calcext:value-type="float">
            <text:p>5230.69085714286</text:p>
          </table:table-cell>
          <table:table-cell table:formula="of:=([.$A103]-1)*[.$E$3]*([.$B$3]+[.$A$3])" office:value-type="percentage" office:value="0.168285714285714" calcext:value-type="percentage">
            <text:p>16.83%</text:p>
          </table:table-cell>
          <table:table-cell table:formula="of:=([.$A103]-1)*[.$F$3]*[.$B$3]" office:value-type="percentage" office:value="0.265714285714286" calcext:value-type="percentage">
            <text:p>26.57%</text:p>
          </table:table-cell>
          <table:table-cell table:formula="of:=([.$C103]+[.$G$3]*[.$A$3]*([.$A103]-1))*(1+[.$H$3]*[.$B$3]*([.$A103]-1))" office:value-type="float" office:value="2110.8392" calcext:value-type="float">
            <text:p>2110.8392</text:p>
          </table:table-cell>
          <table:table-cell table:formula="of:=1.7/PI()*ATAN([.$H103]*0.0007)" office:value-type="percentage" office:value="0.528045381065094" calcext:value-type="percentage">
            <text:p>52.80%</text:p>
          </table:table-cell>
          <table:table-cell table:formula="of:=[.$E103]/(1-[.$F103])/(1-([.$G103]+[.$I103])/2)" office:value-type="float" office:value="10427.5202490081" calcext:value-type="float">
            <text:p>10427.5202490081</text:p>
          </table:table-cell>
          <table:table-cell table:formula="of:=[.$J103]*3" office:value-type="float" office:value="31282.5607470242" calcext:value-type="float">
            <text:p>31282.560747024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+([.$A104]-1)*0.02" office:value-type="float" office:value="2.88" calcext:value-type="float">
            <text:p>2.88</text:p>
          </table:table-cell>
          <table:table-cell table:formula="of:=1.5*[.$A104]*[.$B104]" office:value-type="float" office:value="410.4" calcext:value-type="float">
            <text:p>410.4</text:p>
          </table:table-cell>
          <table:table-cell table:formula="of:=100+([.$C104]*10)" office:value-type="float" office:value="4204" calcext:value-type="float">
            <text:p>4204</text:p>
          </table:table-cell>
          <table:table-cell table:formula="of:=[.$D104]*(1+([.$A104]-1)*[.$D$3]*[.$B$3])" office:value-type="float" office:value="5333.07428571429" calcext:value-type="float">
            <text:p>5333.07428571429</text:p>
          </table:table-cell>
          <table:table-cell table:formula="of:=([.$A104]-1)*[.$E$3]*([.$B$3]+[.$A$3])" office:value-type="percentage" office:value="0.170095238095238" calcext:value-type="percentage">
            <text:p>17.01%</text:p>
          </table:table-cell>
          <table:table-cell table:formula="of:=([.$A104]-1)*[.$F$3]*[.$B$3]" office:value-type="percentage" office:value="0.268571428571429" calcext:value-type="percentage">
            <text:p>26.86%</text:p>
          </table:table-cell>
          <table:table-cell table:formula="of:=([.$C104]+[.$G$3]*[.$A$3]*([.$A104]-1))*(1+[.$H$3]*[.$B$3]*([.$A104]-1))" office:value-type="float" office:value="2151.17257142857" calcext:value-type="float">
            <text:p>2151.17257142857</text:p>
          </table:table-cell>
          <table:table-cell table:formula="of:=1.7/PI()*ATAN([.$H104]*0.0007)" office:value-type="percentage" office:value="0.532782597616958" calcext:value-type="percentage">
            <text:p>53.28%</text:p>
          </table:table-cell>
          <table:table-cell table:formula="of:=[.$E104]/(1-[.$F104])/(1-([.$G104]+[.$I104])/2)" office:value-type="float" office:value="10722.3120256903" calcext:value-type="float">
            <text:p>10722.3120256903</text:p>
          </table:table-cell>
          <table:table-cell table:formula="of:=[.$J104]*3" office:value-type="float" office:value="32166.936077071" calcext:value-type="float">
            <text:p>32166.93607707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+([.$A105]-1)*0.02" office:value-type="float" office:value="2.9" calcext:value-type="float">
            <text:p>2.9</text:p>
          </table:table-cell>
          <table:table-cell table:formula="of:=1.5*[.$A105]*[.$B105]" office:value-type="float" office:value="417.6" calcext:value-type="float">
            <text:p>417.6</text:p>
          </table:table-cell>
          <table:table-cell table:formula="of:=100+([.$C105]*10)" office:value-type="float" office:value="4276" calcext:value-type="float">
            <text:p>4276</text:p>
          </table:table-cell>
          <table:table-cell table:formula="of:=[.$D105]*(1+([.$A105]-1)*[.$D$3]*[.$B$3])" office:value-type="float" office:value="5436.62857142857" calcext:value-type="float">
            <text:p>5436.62857142857</text:p>
          </table:table-cell>
          <table:table-cell table:formula="of:=([.$A105]-1)*[.$E$3]*([.$B$3]+[.$A$3])" office:value-type="percentage" office:value="0.171904761904762" calcext:value-type="percentage">
            <text:p>17.19%</text:p>
          </table:table-cell>
          <table:table-cell table:formula="of:=([.$A105]-1)*[.$F$3]*[.$B$3]" office:value-type="percentage" office:value="0.271428571428571" calcext:value-type="percentage">
            <text:p>27.14%</text:p>
          </table:table-cell>
          <table:table-cell table:formula="of:=([.$C105]+[.$G$3]*[.$A$3]*([.$A105]-1))*(1+[.$H$3]*[.$B$3]*([.$A105]-1))" office:value-type="float" office:value="2191.94666666667" calcext:value-type="float">
            <text:p>2191.94666666667</text:p>
          </table:table-cell>
          <table:table-cell table:formula="of:=1.7/PI()*ATAN([.$H105]*0.0007)" office:value-type="percentage" office:value="0.537447905608357" calcext:value-type="percentage">
            <text:p>53.74%</text:p>
          </table:table-cell>
          <table:table-cell table:formula="of:=[.$E105]/(1-[.$F105])/(1-([.$G105]+[.$I105])/2)" office:value-type="float" office:value="11023.5777650878" calcext:value-type="float">
            <text:p>11023.5777650878</text:p>
          </table:table-cell>
          <table:table-cell table:formula="of:=[.$J105]*3" office:value-type="float" office:value="33070.7332952633" calcext:value-type="float">
            <text:p>33070.733295263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+([.$A106]-1)*0.02" office:value-type="float" office:value="2.92" calcext:value-type="float">
            <text:p>2.92</text:p>
          </table:table-cell>
          <table:table-cell table:formula="of:=1.5*[.$A106]*[.$B106]" office:value-type="float" office:value="424.86" calcext:value-type="float">
            <text:p>424.86</text:p>
          </table:table-cell>
          <table:table-cell table:formula="of:=100+([.$C106]*10)" office:value-type="float" office:value="4348.6" calcext:value-type="float">
            <text:p>4348.6</text:p>
          </table:table-cell>
          <table:table-cell table:formula="of:=[.$D106]*(1+([.$A106]-1)*[.$D$3]*[.$B$3])" office:value-type="float" office:value="5541.35885714286" calcext:value-type="float">
            <text:p>5541.35885714286</text:p>
          </table:table-cell>
          <table:table-cell table:formula="of:=([.$A106]-1)*[.$E$3]*([.$B$3]+[.$A$3])" office:value-type="percentage" office:value="0.173714285714286" calcext:value-type="percentage">
            <text:p>17.37%</text:p>
          </table:table-cell>
          <table:table-cell table:formula="of:=([.$A106]-1)*[.$F$3]*[.$B$3]" office:value-type="percentage" office:value="0.274285714285714" calcext:value-type="percentage">
            <text:p>27.43%</text:p>
          </table:table-cell>
          <table:table-cell table:formula="of:=([.$C106]+[.$G$3]*[.$A$3]*([.$A106]-1))*(1+[.$H$3]*[.$B$3]*([.$A106]-1))" office:value-type="float" office:value="2233.16354285714" calcext:value-type="float">
            <text:p>2233.16354285714</text:p>
          </table:table-cell>
          <table:table-cell table:formula="of:=1.7/PI()*ATAN([.$H106]*0.0007)" office:value-type="percentage" office:value="0.542041679413807" calcext:value-type="percentage">
            <text:p>54.20%</text:p>
          </table:table-cell>
          <table:table-cell table:formula="of:=[.$E106]/(1-[.$F106])/(1-([.$G106]+[.$I106])/2)" office:value-type="float" office:value="11331.4224370747" calcext:value-type="float">
            <text:p>11331.4224370747</text:p>
          </table:table-cell>
          <table:table-cell table:formula="of:=[.$J106]*3" office:value-type="float" office:value="33994.2673112242" calcext:value-type="float">
            <text:p>33994.267311224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+([.$A107]-1)*0.02" office:value-type="float" office:value="2.94" calcext:value-type="float">
            <text:p>2.94</text:p>
          </table:table-cell>
          <table:table-cell table:formula="of:=1.5*[.$A107]*[.$B107]" office:value-type="float" office:value="432.18" calcext:value-type="float">
            <text:p>432.18</text:p>
          </table:table-cell>
          <table:table-cell table:formula="of:=100+([.$C107]*10)" office:value-type="float" office:value="4421.8" calcext:value-type="float">
            <text:p>4421.8</text:p>
          </table:table-cell>
          <table:table-cell table:formula="of:=[.$D107]*(1+([.$A107]-1)*[.$D$3]*[.$B$3])" office:value-type="float" office:value="5647.27028571429" calcext:value-type="float">
            <text:p>5647.27028571429</text:p>
          </table:table-cell>
          <table:table-cell table:formula="of:=([.$A107]-1)*[.$E$3]*([.$B$3]+[.$A$3])" office:value-type="percentage" office:value="0.175523809523809" calcext:value-type="percentage">
            <text:p>17.55%</text:p>
          </table:table-cell>
          <table:table-cell table:formula="of:=([.$A107]-1)*[.$F$3]*[.$B$3]" office:value-type="percentage" office:value="0.277142857142857" calcext:value-type="percentage">
            <text:p>27.71%</text:p>
          </table:table-cell>
          <table:table-cell table:formula="of:=([.$C107]+[.$G$3]*[.$A$3]*([.$A107]-1))*(1+[.$H$3]*[.$B$3]*([.$A107]-1))" office:value-type="float" office:value="2274.82525714286" calcext:value-type="float">
            <text:p>2274.82525714286</text:p>
          </table:table-cell>
          <table:table-cell table:formula="of:=1.7/PI()*ATAN([.$H107]*0.0007)" office:value-type="percentage" office:value="0.546564348187153" calcext:value-type="percentage">
            <text:p>54.66%</text:p>
          </table:table-cell>
          <table:table-cell table:formula="of:=[.$E107]/(1-[.$F107])/(1-([.$G107]+[.$I107])/2)" office:value-type="float" office:value="11645.9525038324" calcext:value-type="float">
            <text:p>11645.9525038324</text:p>
          </table:table-cell>
          <table:table-cell table:formula="of:=[.$J107]*3" office:value-type="float" office:value="34937.8575114973" calcext:value-type="float">
            <text:p>34937.857511497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+([.$A108]-1)*0.02" office:value-type="float" office:value="2.96" calcext:value-type="float">
            <text:p>2.96</text:p>
          </table:table-cell>
          <table:table-cell table:formula="of:=1.5*[.$A108]*[.$B108]" office:value-type="float" office:value="439.56" calcext:value-type="float">
            <text:p>439.56</text:p>
          </table:table-cell>
          <table:table-cell table:formula="of:=100+([.$C108]*10)" office:value-type="float" office:value="4495.6" calcext:value-type="float">
            <text:p>4495.6</text:p>
          </table:table-cell>
          <table:table-cell table:formula="of:=[.$D108]*(1+([.$A108]-1)*[.$D$3]*[.$B$3])" office:value-type="float" office:value="5754.368" calcext:value-type="float">
            <text:p>5754.368</text:p>
          </table:table-cell>
          <table:table-cell table:formula="of:=([.$A108]-1)*[.$E$3]*([.$B$3]+[.$A$3])" office:value-type="percentage" office:value="0.177333333333333" calcext:value-type="percentage">
            <text:p>17.73%</text:p>
          </table:table-cell>
          <table:table-cell table:formula="of:=([.$A108]-1)*[.$F$3]*[.$B$3]" office:value-type="percentage" office:value="0.28" calcext:value-type="percentage">
            <text:p>28.00%</text:p>
          </table:table-cell>
          <table:table-cell table:formula="of:=([.$C108]+[.$G$3]*[.$A$3]*([.$A108]-1))*(1+[.$H$3]*[.$B$3]*([.$A108]-1))" office:value-type="float" office:value="2316.93386666667" calcext:value-type="float">
            <text:p>2316.93386666667</text:p>
          </table:table-cell>
          <table:table-cell table:formula="of:=1.7/PI()*ATAN([.$H108]*0.0007)" office:value-type="percentage" office:value="0.551016391974214" calcext:value-type="percentage">
            <text:p>55.10%</text:p>
          </table:table-cell>
          <table:table-cell table:formula="of:=[.$E108]/(1-[.$F108])/(1-([.$G108]+[.$I108])/2)" office:value-type="float" office:value="11967.2759623764" calcext:value-type="float">
            <text:p>11967.2759623764</text:p>
          </table:table-cell>
          <table:table-cell table:formula="of:=[.$J108]*3" office:value-type="float" office:value="35901.8278871293" calcext:value-type="float">
            <text:p>35901.827887129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([.$A109]-1)*0.02" office:value-type="float" office:value="2.98" calcext:value-type="float">
            <text:p>2.98</text:p>
          </table:table-cell>
          <table:table-cell table:formula="of:=1.5*[.$A109]*[.$B109]" office:value-type="float" office:value="447" calcext:value-type="float">
            <text:p>447</text:p>
          </table:table-cell>
          <table:table-cell table:formula="of:=100+([.$C109]*10)" office:value-type="float" office:value="4570" calcext:value-type="float">
            <text:p>4570</text:p>
          </table:table-cell>
          <table:table-cell table:formula="of:=[.$D109]*(1+([.$A109]-1)*[.$D$3]*[.$B$3])" office:value-type="float" office:value="5862.65714285715" calcext:value-type="float">
            <text:p>5862.65714285715</text:p>
          </table:table-cell>
          <table:table-cell table:formula="of:=([.$A109]-1)*[.$E$3]*([.$B$3]+[.$A$3])" office:value-type="percentage" office:value="0.179142857142857" calcext:value-type="percentage">
            <text:p>17.91%</text:p>
          </table:table-cell>
          <table:table-cell table:formula="of:=([.$A109]-1)*[.$F$3]*[.$B$3]" office:value-type="percentage" office:value="0.282857142857143" calcext:value-type="percentage">
            <text:p>28.29%</text:p>
          </table:table-cell>
          <table:table-cell table:formula="of:=([.$C109]+[.$G$3]*[.$A$3]*([.$A109]-1))*(1+[.$H$3]*[.$B$3]*([.$A109]-1))" office:value-type="float" office:value="2359.49142857143" calcext:value-type="float">
            <text:p>2359.49142857143</text:p>
          </table:table-cell>
          <table:table-cell table:formula="of:=1.7/PI()*ATAN([.$H109]*0.0007)" office:value-type="percentage" office:value="0.555398337942193" calcext:value-type="percentage">
            <text:p>55.54%</text:p>
          </table:table-cell>
          <table:table-cell table:formula="of:=[.$E109]/(1-[.$F109])/(1-([.$G109]+[.$I109])/2)" office:value-type="float" office:value="12295.5023875646" calcext:value-type="float">
            <text:p>12295.5023875646</text:p>
          </table:table-cell>
          <table:table-cell table:formula="of:=[.$J109]*3" office:value-type="float" office:value="36886.5071626939" calcext:value-type="float">
            <text:p>36886.507162693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+([.$A110]-1)*0.02" office:value-type="float" office:value="3" calcext:value-type="float">
            <text:p>3</text:p>
          </table:table-cell>
          <table:table-cell table:formula="of:=1.5*[.$A110]*[.$B110]" office:value-type="float" office:value="454.5" calcext:value-type="float">
            <text:p>454.5</text:p>
          </table:table-cell>
          <table:table-cell table:formula="of:=100+([.$C110]*10)" office:value-type="float" office:value="4645" calcext:value-type="float">
            <text:p>4645</text:p>
          </table:table-cell>
          <table:table-cell table:formula="of:=[.$D110]*(1+([.$A110]-1)*[.$D$3]*[.$B$3])" office:value-type="float" office:value="5972.14285714286" calcext:value-type="float">
            <text:p>5972.14285714286</text:p>
          </table:table-cell>
          <table:table-cell table:formula="of:=([.$A110]-1)*[.$E$3]*([.$B$3]+[.$A$3])" office:value-type="percentage" office:value="0.180952380952381" calcext:value-type="percentage">
            <text:p>18.10%</text:p>
          </table:table-cell>
          <table:table-cell table:formula="of:=([.$A110]-1)*[.$F$3]*[.$B$3]" office:value-type="percentage" office:value="0.285714285714286" calcext:value-type="percentage">
            <text:p>28.57%</text:p>
          </table:table-cell>
          <table:table-cell table:formula="of:=([.$C110]+[.$G$3]*[.$A$3]*([.$A110]-1))*(1+[.$H$3]*[.$B$3]*([.$A110]-1))" office:value-type="float" office:value="2402.5" calcext:value-type="float">
            <text:p>2402.5</text:p>
          </table:table-cell>
          <table:table-cell table:formula="of:=1.7/PI()*ATAN([.$H110]*0.0007)" office:value-type="percentage" office:value="0.559710756732852" calcext:value-type="percentage">
            <text:p>55.97%</text:p>
          </table:table-cell>
          <table:table-cell table:formula="of:=[.$E110]/(1-[.$F110])/(1-([.$G110]+[.$I110])/2)" office:value-type="float" office:value="12630.7429755734" calcext:value-type="float">
            <text:p>12630.7429755734</text:p>
          </table:table-cell>
          <table:table-cell table:formula="of:=[.$J110]*3" office:value-type="float" office:value="37892.2289267201" calcext:value-type="float">
            <text:p>37892.228926720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+([.$A111]-1)*0.02" office:value-type="float" office:value="3.02" calcext:value-type="float">
            <text:p>3.02</text:p>
          </table:table-cell>
          <table:table-cell table:formula="of:=1.5*[.$A111]*[.$B111]" office:value-type="float" office:value="462.06" calcext:value-type="float">
            <text:p>462.06</text:p>
          </table:table-cell>
          <table:table-cell table:formula="of:=100+([.$C111]*10)" office:value-type="float" office:value="4720.6" calcext:value-type="float">
            <text:p>4720.6</text:p>
          </table:table-cell>
          <table:table-cell table:formula="of:=[.$D111]*(1+([.$A111]-1)*[.$D$3]*[.$B$3])" office:value-type="float" office:value="6082.83028571429" calcext:value-type="float">
            <text:p>6082.83028571429</text:p>
          </table:table-cell>
          <table:table-cell table:formula="of:=([.$A111]-1)*[.$E$3]*([.$B$3]+[.$A$3])" office:value-type="percentage" office:value="0.182761904761905" calcext:value-type="percentage">
            <text:p>18.28%</text:p>
          </table:table-cell>
          <table:table-cell table:formula="of:=([.$A111]-1)*[.$F$3]*[.$B$3]" office:value-type="percentage" office:value="0.288571428571429" calcext:value-type="percentage">
            <text:p>28.86%</text:p>
          </table:table-cell>
          <table:table-cell table:formula="of:=([.$C111]+[.$G$3]*[.$A$3]*([.$A111]-1))*(1+[.$H$3]*[.$B$3]*([.$A111]-1))" office:value-type="float" office:value="2445.96163809524" calcext:value-type="float">
            <text:p>2445.96163809524</text:p>
          </table:table-cell>
          <table:table-cell table:formula="of:=1.7/PI()*ATAN([.$H111]*0.0007)" office:value-type="percentage" office:value="0.563954258945046" calcext:value-type="percentage">
            <text:p>56.40%</text:p>
          </table:table-cell>
          <table:table-cell table:formula="of:=[.$E111]/(1-[.$F111])/(1-([.$G111]+[.$I111])/2)" office:value-type="float" office:value="12973.1105878329" calcext:value-type="float">
            <text:p>12973.1105878329</text:p>
          </table:table-cell>
          <table:table-cell table:formula="of:=[.$J111]*3" office:value-type="float" office:value="38919.3317634988" calcext:value-type="float">
            <text:p>38919.331763498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+([.$A112]-1)*0.02" office:value-type="float" office:value="3.04" calcext:value-type="float">
            <text:p>3.04</text:p>
          </table:table-cell>
          <table:table-cell table:formula="of:=1.5*[.$A112]*[.$B112]" office:value-type="float" office:value="469.68" calcext:value-type="float">
            <text:p>469.68</text:p>
          </table:table-cell>
          <table:table-cell table:formula="of:=100+([.$C112]*10)" office:value-type="float" office:value="4796.8" calcext:value-type="float">
            <text:p>4796.8</text:p>
          </table:table-cell>
          <table:table-cell table:formula="of:=[.$D112]*(1+([.$A112]-1)*[.$D$3]*[.$B$3])" office:value-type="float" office:value="6194.72457142858" calcext:value-type="float">
            <text:p>6194.72457142858</text:p>
          </table:table-cell>
          <table:table-cell table:formula="of:=([.$A112]-1)*[.$E$3]*([.$B$3]+[.$A$3])" office:value-type="percentage" office:value="0.184571428571428" calcext:value-type="percentage">
            <text:p>18.46%</text:p>
          </table:table-cell>
          <table:table-cell table:formula="of:=([.$A112]-1)*[.$F$3]*[.$B$3]" office:value-type="percentage" office:value="0.291428571428571" calcext:value-type="percentage">
            <text:p>29.14%</text:p>
          </table:table-cell>
          <table:table-cell table:formula="of:=([.$C112]+[.$G$3]*[.$A$3]*([.$A112]-1))*(1+[.$H$3]*[.$B$3]*([.$A112]-1))" office:value-type="float" office:value="2489.8784" calcext:value-type="float">
            <text:p>2489.8784</text:p>
          </table:table-cell>
          <table:table-cell table:formula="of:=1.7/PI()*ATAN([.$H112]*0.0007)" office:value-type="percentage" office:value="0.568129491750869" calcext:value-type="percentage">
            <text:p>56.81%</text:p>
          </table:table-cell>
          <table:table-cell table:formula="of:=[.$E112]/(1-[.$F112])/(1-([.$G112]+[.$I112])/2)" office:value-type="float" office:value="13322.7197954178" calcext:value-type="float">
            <text:p>13322.7197954178</text:p>
          </table:table-cell>
          <table:table-cell table:formula="of:=[.$J112]*3" office:value-type="float" office:value="39968.1593862535" calcext:value-type="float">
            <text:p>39968.159386253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+([.$A113]-1)*0.02" office:value-type="float" office:value="3.06" calcext:value-type="float">
            <text:p>3.06</text:p>
          </table:table-cell>
          <table:table-cell table:formula="of:=1.5*[.$A113]*[.$B113]" office:value-type="float" office:value="477.36" calcext:value-type="float">
            <text:p>477.36</text:p>
          </table:table-cell>
          <table:table-cell table:formula="of:=100+([.$C113]*10)" office:value-type="float" office:value="4873.6" calcext:value-type="float">
            <text:p>4873.6</text:p>
          </table:table-cell>
          <table:table-cell table:formula="of:=[.$D113]*(1+([.$A113]-1)*[.$D$3]*[.$B$3])" office:value-type="float" office:value="6307.83085714286" calcext:value-type="float">
            <text:p>6307.83085714286</text:p>
          </table:table-cell>
          <table:table-cell table:formula="of:=([.$A113]-1)*[.$E$3]*([.$B$3]+[.$A$3])" office:value-type="percentage" office:value="0.186380952380952" calcext:value-type="percentage">
            <text:p>18.64%</text:p>
          </table:table-cell>
          <table:table-cell table:formula="of:=([.$A113]-1)*[.$F$3]*[.$B$3]" office:value-type="percentage" office:value="0.294285714285714" calcext:value-type="percentage">
            <text:p>29.43%</text:p>
          </table:table-cell>
          <table:table-cell table:formula="of:=([.$C113]+[.$G$3]*[.$A$3]*([.$A113]-1))*(1+[.$H$3]*[.$B$3]*([.$A113]-1))" office:value-type="float" office:value="2534.25234285714" calcext:value-type="float">
            <text:p>2534.25234285714</text:p>
          </table:table-cell>
          <table:table-cell table:formula="of:=1.7/PI()*ATAN([.$H113]*0.0007)" office:value-type="percentage" office:value="0.572237135648509" calcext:value-type="percentage">
            <text:p>57.22%</text:p>
          </table:table-cell>
          <table:table-cell table:formula="of:=[.$E113]/(1-[.$F113])/(1-([.$G113]+[.$I113])/2)" office:value-type="float" office:value="13679.686923892" calcext:value-type="float">
            <text:p>13679.686923892</text:p>
          </table:table-cell>
          <table:table-cell table:formula="of:=[.$J113]*3" office:value-type="float" office:value="41039.0607716759" calcext:value-type="float">
            <text:p>41039.060771675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+([.$A114]-1)*0.02" office:value-type="float" office:value="3.08" calcext:value-type="float">
            <text:p>3.08</text:p>
          </table:table-cell>
          <table:table-cell table:formula="of:=1.5*[.$A114]*[.$B114]" office:value-type="float" office:value="485.1" calcext:value-type="float">
            <text:p>485.1</text:p>
          </table:table-cell>
          <table:table-cell table:formula="of:=100+([.$C114]*10)" office:value-type="float" office:value="4951" calcext:value-type="float">
            <text:p>4951</text:p>
          </table:table-cell>
          <table:table-cell table:formula="of:=[.$D114]*(1+([.$A114]-1)*[.$D$3]*[.$B$3])" office:value-type="float" office:value="6422.15428571429" calcext:value-type="float">
            <text:p>6422.15428571429</text:p>
          </table:table-cell>
          <table:table-cell table:formula="of:=([.$A114]-1)*[.$E$3]*([.$B$3]+[.$A$3])" office:value-type="percentage" office:value="0.188190476190476" calcext:value-type="percentage">
            <text:p>18.82%</text:p>
          </table:table-cell>
          <table:table-cell table:formula="of:=([.$A114]-1)*[.$F$3]*[.$B$3]" office:value-type="percentage" office:value="0.297142857142857" calcext:value-type="percentage">
            <text:p>29.71%</text:p>
          </table:table-cell>
          <table:table-cell table:formula="of:=([.$C114]+[.$G$3]*[.$A$3]*([.$A114]-1))*(1+[.$H$3]*[.$B$3]*([.$A114]-1))" office:value-type="float" office:value="2579.08552380952" calcext:value-type="float">
            <text:p>2579.08552380952</text:p>
          </table:table-cell>
          <table:table-cell table:formula="of:=1.7/PI()*ATAN([.$H114]*0.0007)" office:value-type="percentage" office:value="0.576277901353762" calcext:value-type="percentage">
            <text:p>57.63%</text:p>
          </table:table-cell>
          <table:table-cell table:formula="of:=[.$E114]/(1-[.$F114])/(1-([.$G114]+[.$I114])/2)" office:value-type="float" office:value="14044.1300986115" calcext:value-type="float">
            <text:p>14044.1300986115</text:p>
          </table:table-cell>
          <table:table-cell table:formula="of:=[.$J114]*3" office:value-type="float" office:value="42132.3902958344" calcext:value-type="float">
            <text:p>42132.3902958344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+([.$A115]-1)*0.02" office:value-type="float" office:value="3.1" calcext:value-type="float">
            <text:p>3.1</text:p>
          </table:table-cell>
          <table:table-cell table:formula="of:=1.5*[.$A115]*[.$B115]" office:value-type="float" office:value="492.9" calcext:value-type="float">
            <text:p>492.9</text:p>
          </table:table-cell>
          <table:table-cell table:formula="of:=100+([.$C115]*10)" office:value-type="float" office:value="5029" calcext:value-type="float">
            <text:p>5029</text:p>
          </table:table-cell>
          <table:table-cell table:formula="of:=[.$D115]*(1+([.$A115]-1)*[.$D$3]*[.$B$3])" office:value-type="float" office:value="6537.7" calcext:value-type="float">
            <text:p>6537.7</text:p>
          </table:table-cell>
          <table:table-cell table:formula="of:=([.$A115]-1)*[.$E$3]*([.$B$3]+[.$A$3])" office:value-type="percentage" office:value="0.19" calcext:value-type="percentage">
            <text:p>19.00%</text:p>
          </table:table-cell>
          <table:table-cell table:formula="of:=([.$A115]-1)*[.$F$3]*[.$B$3]" office:value-type="percentage" office:value="0.3" calcext:value-type="percentage">
            <text:p>30.00%</text:p>
          </table:table-cell>
          <table:table-cell table:formula="of:=([.$C115]+[.$G$3]*[.$A$3]*([.$A115]-1))*(1+[.$H$3]*[.$B$3]*([.$A115]-1))" office:value-type="float" office:value="2624.38" calcext:value-type="float">
            <text:p>2624.38</text:p>
          </table:table-cell>
          <table:table-cell table:formula="of:=1.7/PI()*ATAN([.$H115]*0.0007)" office:value-type="percentage" office:value="0.580252526831233" calcext:value-type="percentage">
            <text:p>58.03%</text:p>
          </table:table-cell>
          <table:table-cell table:formula="of:=[.$E115]/(1-[.$F115])/(1-([.$G115]+[.$I115])/2)" office:value-type="float" office:value="14416.1692904928" calcext:value-type="float">
            <text:p>14416.1692904928</text:p>
          </table:table-cell>
          <table:table-cell table:formula="of:=[.$J115]*3" office:value-type="float" office:value="43248.5078714784" calcext:value-type="float">
            <text:p>43248.507871478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+([.$A116]-1)*0.02" office:value-type="float" office:value="3.12" calcext:value-type="float">
            <text:p>3.12</text:p>
          </table:table-cell>
          <table:table-cell table:formula="of:=1.5*[.$A116]*[.$B116]" office:value-type="float" office:value="500.76" calcext:value-type="float">
            <text:p>500.76</text:p>
          </table:table-cell>
          <table:table-cell table:formula="of:=100+([.$C116]*10)" office:value-type="float" office:value="5107.6" calcext:value-type="float">
            <text:p>5107.6</text:p>
          </table:table-cell>
          <table:table-cell table:formula="of:=[.$D116]*(1+([.$A116]-1)*[.$D$3]*[.$B$3])" office:value-type="float" office:value="6654.47314285715" calcext:value-type="float">
            <text:p>6654.47314285715</text:p>
          </table:table-cell>
          <table:table-cell table:formula="of:=([.$A116]-1)*[.$E$3]*([.$B$3]+[.$A$3])" office:value-type="percentage" office:value="0.191809523809524" calcext:value-type="percentage">
            <text:p>19.18%</text:p>
          </table:table-cell>
          <table:table-cell table:formula="of:=([.$A116]-1)*[.$F$3]*[.$B$3]" office:value-type="percentage" office:value="0.302857142857143" calcext:value-type="percentage">
            <text:p>30.29%</text:p>
          </table:table-cell>
          <table:table-cell table:formula="of:=([.$C116]+[.$G$3]*[.$A$3]*([.$A116]-1))*(1+[.$H$3]*[.$B$3]*([.$A116]-1))" office:value-type="float" office:value="2670.13782857143" calcext:value-type="float">
            <text:p>2670.13782857143</text:p>
          </table:table-cell>
          <table:table-cell table:formula="of:=1.7/PI()*ATAN([.$H116]*0.0007)" office:value-type="percentage" office:value="0.584161774465301" calcext:value-type="percentage">
            <text:p>58.42%</text:p>
          </table:table-cell>
          <table:table-cell table:formula="of:=[.$E116]/(1-[.$F116])/(1-([.$G116]+[.$I116])/2)" office:value-type="float" office:value="14795.9263622557" calcext:value-type="float">
            <text:p>14795.9263622557</text:p>
          </table:table-cell>
          <table:table-cell table:formula="of:=[.$J116]*3" office:value-type="float" office:value="44387.7790867671" calcext:value-type="float">
            <text:p>44387.779086767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+([.$A117]-1)*0.02" office:value-type="float" office:value="3.14" calcext:value-type="float">
            <text:p>3.14</text:p>
          </table:table-cell>
          <table:table-cell table:formula="of:=1.5*[.$A117]*[.$B117]" office:value-type="float" office:value="508.68" calcext:value-type="float">
            <text:p>508.68</text:p>
          </table:table-cell>
          <table:table-cell table:formula="of:=100+([.$C117]*10)" office:value-type="float" office:value="5186.8" calcext:value-type="float">
            <text:p>5186.8</text:p>
          </table:table-cell>
          <table:table-cell table:formula="of:=[.$D117]*(1+([.$A117]-1)*[.$D$3]*[.$B$3])" office:value-type="float" office:value="6772.47885714286" calcext:value-type="float">
            <text:p>6772.47885714286</text:p>
          </table:table-cell>
          <table:table-cell table:formula="of:=([.$A117]-1)*[.$E$3]*([.$B$3]+[.$A$3])" office:value-type="percentage" office:value="0.193619047619047" calcext:value-type="percentage">
            <text:p>19.36%</text:p>
          </table:table-cell>
          <table:table-cell table:formula="of:=([.$A117]-1)*[.$F$3]*[.$B$3]" office:value-type="percentage" office:value="0.305714285714286" calcext:value-type="percentage">
            <text:p>30.57%</text:p>
          </table:table-cell>
          <table:table-cell table:formula="of:=([.$C117]+[.$G$3]*[.$A$3]*([.$A117]-1))*(1+[.$H$3]*[.$B$3]*([.$A117]-1))" office:value-type="float" office:value="2716.36106666667" calcext:value-type="float">
            <text:p>2716.36106666667</text:p>
          </table:table-cell>
          <table:table-cell table:formula="of:=1.7/PI()*ATAN([.$H117]*0.0007)" office:value-type="percentage" office:value="0.588006428370191" calcext:value-type="percentage">
            <text:p>58.80%</text:p>
          </table:table-cell>
          <table:table-cell table:formula="of:=[.$E117]/(1-[.$F117])/(1-([.$G117]+[.$I117])/2)" office:value-type="float" office:value="15183.5251151549" calcext:value-type="float">
            <text:p>15183.5251151549</text:p>
          </table:table-cell>
          <table:table-cell table:formula="of:=[.$J117]*3" office:value-type="float" office:value="45550.5753454646" calcext:value-type="float">
            <text:p>45550.575345464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+([.$A118]-1)*0.02" office:value-type="float" office:value="3.16" calcext:value-type="float">
            <text:p>3.16</text:p>
          </table:table-cell>
          <table:table-cell table:formula="of:=1.5*[.$A118]*[.$B118]" office:value-type="float" office:value="516.66" calcext:value-type="float">
            <text:p>516.66</text:p>
          </table:table-cell>
          <table:table-cell table:formula="of:=100+([.$C118]*10)" office:value-type="float" office:value="5266.6" calcext:value-type="float">
            <text:p>5266.6</text:p>
          </table:table-cell>
          <table:table-cell table:formula="of:=[.$D118]*(1+([.$A118]-1)*[.$D$3]*[.$B$3])" office:value-type="float" office:value="6891.72228571429" calcext:value-type="float">
            <text:p>6891.72228571429</text:p>
          </table:table-cell>
          <table:table-cell table:formula="of:=([.$A118]-1)*[.$E$3]*([.$B$3]+[.$A$3])" office:value-type="percentage" office:value="0.195428571428571" calcext:value-type="percentage">
            <text:p>19.54%</text:p>
          </table:table-cell>
          <table:table-cell table:formula="of:=([.$A118]-1)*[.$F$3]*[.$B$3]" office:value-type="percentage" office:value="0.308571428571429" calcext:value-type="percentage">
            <text:p>30.86%</text:p>
          </table:table-cell>
          <table:table-cell table:formula="of:=([.$C118]+[.$G$3]*[.$A$3]*([.$A118]-1))*(1+[.$H$3]*[.$B$3]*([.$A118]-1))" office:value-type="float" office:value="2763.05177142857" calcext:value-type="float">
            <text:p>2763.05177142857</text:p>
          </table:table-cell>
          <table:table-cell table:formula="of:=1.7/PI()*ATAN([.$H118]*0.0007)" office:value-type="percentage" office:value="0.591787291837769" calcext:value-type="percentage">
            <text:p>59.18%</text:p>
          </table:table-cell>
          <table:table-cell table:formula="of:=[.$E118]/(1-[.$F118])/(1-([.$G118]+[.$I118])/2)" office:value-type="float" office:value="15579.0913362157" calcext:value-type="float">
            <text:p>15579.0913362157</text:p>
          </table:table-cell>
          <table:table-cell table:formula="of:=[.$J118]*3" office:value-type="float" office:value="46737.274008647" calcext:value-type="float">
            <text:p>46737.27400864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+([.$A119]-1)*0.02" office:value-type="float" office:value="3.18" calcext:value-type="float">
            <text:p>3.18</text:p>
          </table:table-cell>
          <table:table-cell table:formula="of:=1.5*[.$A119]*[.$B119]" office:value-type="float" office:value="524.7" calcext:value-type="float">
            <text:p>524.7</text:p>
          </table:table-cell>
          <table:table-cell table:formula="of:=100+([.$C119]*10)" office:value-type="float" office:value="5347" calcext:value-type="float">
            <text:p>5347</text:p>
          </table:table-cell>
          <table:table-cell table:formula="of:=[.$D119]*(1+([.$A119]-1)*[.$D$3]*[.$B$3])" office:value-type="float" office:value="7012.20857142858" calcext:value-type="float">
            <text:p>7012.20857142858</text:p>
          </table:table-cell>
          <table:table-cell table:formula="of:=([.$A119]-1)*[.$E$3]*([.$B$3]+[.$A$3])" office:value-type="percentage" office:value="0.197238095238095" calcext:value-type="percentage">
            <text:p>19.72%</text:p>
          </table:table-cell>
          <table:table-cell table:formula="of:=([.$A119]-1)*[.$F$3]*[.$B$3]" office:value-type="percentage" office:value="0.311428571428571" calcext:value-type="percentage">
            <text:p>31.14%</text:p>
          </table:table-cell>
          <table:table-cell table:formula="of:=([.$C119]+[.$G$3]*[.$A$3]*([.$A119]-1))*(1+[.$H$3]*[.$B$3]*([.$A119]-1))" office:value-type="float" office:value="2810.212" calcext:value-type="float">
            <text:p>2810.212</text:p>
          </table:table-cell>
          <table:table-cell table:formula="of:=1.7/PI()*ATAN([.$H119]*0.0007)" office:value-type="percentage" office:value="0.595505184921084" calcext:value-type="percentage">
            <text:p>59.55%</text:p>
          </table:table-cell>
          <table:table-cell table:formula="of:=[.$E119]/(1-[.$F119])/(1-([.$G119]+[.$I119])/2)" office:value-type="float" office:value="15982.7528459934" calcext:value-type="float">
            <text:p>15982.7528459934</text:p>
          </table:table-cell>
          <table:table-cell table:formula="of:=[.$J119]*3" office:value-type="float" office:value="47948.2585379802" calcext:value-type="float">
            <text:p>47948.258537980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+([.$A120]-1)*0.02" office:value-type="float" office:value="3.2" calcext:value-type="float">
            <text:p>3.2</text:p>
          </table:table-cell>
          <table:table-cell table:formula="of:=1.5*[.$A120]*[.$B120]" office:value-type="float" office:value="532.8" calcext:value-type="float">
            <text:p>532.8</text:p>
          </table:table-cell>
          <table:table-cell table:formula="of:=100+([.$C120]*10)" office:value-type="float" office:value="5428" calcext:value-type="float">
            <text:p>5428</text:p>
          </table:table-cell>
          <table:table-cell table:formula="of:=[.$D120]*(1+([.$A120]-1)*[.$D$3]*[.$B$3])" office:value-type="float" office:value="7133.94285714286" calcext:value-type="float">
            <text:p>7133.94285714286</text:p>
          </table:table-cell>
          <table:table-cell table:formula="of:=([.$A120]-1)*[.$E$3]*([.$B$3]+[.$A$3])" office:value-type="percentage" office:value="0.199047619047619" calcext:value-type="percentage">
            <text:p>19.90%</text:p>
          </table:table-cell>
          <table:table-cell table:formula="of:=([.$A120]-1)*[.$F$3]*[.$B$3]" office:value-type="percentage" office:value="0.314285714285714" calcext:value-type="percentage">
            <text:p>31.43%</text:p>
          </table:table-cell>
          <table:table-cell table:formula="of:=([.$C120]+[.$G$3]*[.$A$3]*([.$A120]-1))*(1+[.$H$3]*[.$B$3]*([.$A120]-1))" office:value-type="float" office:value="2857.84380952381" calcext:value-type="float">
            <text:p>2857.84380952381</text:p>
          </table:table-cell>
          <table:table-cell table:formula="of:=1.7/PI()*ATAN([.$H120]*0.0007)" office:value-type="percentage" office:value="0.599160942151151" calcext:value-type="percentage">
            <text:p>59.92%</text:p>
          </table:table-cell>
          <table:table-cell table:formula="of:=[.$E120]/(1-[.$F120])/(1-([.$G120]+[.$I120])/2)" office:value-type="float" office:value="16394.6395468767" calcext:value-type="float">
            <text:p>16394.6395468767</text:p>
          </table:table-cell>
          <table:table-cell table:formula="of:=[.$J120]*3" office:value-type="float" office:value="49183.91864063" calcext:value-type="float">
            <text:p>49183.9186406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+([.$A121]-1)*0.02" office:value-type="float" office:value="3.22" calcext:value-type="float">
            <text:p>3.22</text:p>
          </table:table-cell>
          <table:table-cell table:formula="of:=1.5*[.$A121]*[.$B121]" office:value-type="float" office:value="540.96" calcext:value-type="float">
            <text:p>540.96</text:p>
          </table:table-cell>
          <table:table-cell table:formula="of:=100+([.$C121]*10)" office:value-type="float" office:value="5509.6" calcext:value-type="float">
            <text:p>5509.6</text:p>
          </table:table-cell>
          <table:table-cell table:formula="of:=[.$D121]*(1+([.$A121]-1)*[.$D$3]*[.$B$3])" office:value-type="float" office:value="7256.93028571429" calcext:value-type="float">
            <text:p>7256.93028571429</text:p>
          </table:table-cell>
          <table:table-cell table:formula="of:=([.$A121]-1)*[.$E$3]*([.$B$3]+[.$A$3])" office:value-type="percentage" office:value="0.200857142857143" calcext:value-type="percentage">
            <text:p>20.09%</text:p>
          </table:table-cell>
          <table:table-cell table:formula="of:=([.$A121]-1)*[.$F$3]*[.$B$3]" office:value-type="percentage" office:value="0.317142857142857" calcext:value-type="percentage">
            <text:p>31.71%</text:p>
          </table:table-cell>
          <table:table-cell table:formula="of:=([.$C121]+[.$G$3]*[.$A$3]*([.$A121]-1))*(1+[.$H$3]*[.$B$3]*([.$A121]-1))" office:value-type="float" office:value="2905.94925714286" calcext:value-type="float">
            <text:p>2905.94925714286</text:p>
          </table:table-cell>
          <table:table-cell table:formula="of:=1.7/PI()*ATAN([.$H121]*0.0007)" office:value-type="percentage" office:value="0.602755410384023" calcext:value-type="percentage">
            <text:p>60.28%</text:p>
          </table:table-cell>
          <table:table-cell table:formula="of:=[.$E121]/(1-[.$F121])/(1-([.$G121]+[.$I121])/2)" office:value-type="float" office:value="16814.8834719583" calcext:value-type="float">
            <text:p>16814.8834719583</text:p>
          </table:table-cell>
          <table:table-cell table:formula="of:=[.$J121]*3" office:value-type="float" office:value="50444.6504158749" calcext:value-type="float">
            <text:p>50444.650415874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+([.$A122]-1)*0.02" office:value-type="float" office:value="3.24" calcext:value-type="float">
            <text:p>3.24</text:p>
          </table:table-cell>
          <table:table-cell table:formula="of:=1.5*[.$A122]*[.$B122]" office:value-type="float" office:value="549.18" calcext:value-type="float">
            <text:p>549.18</text:p>
          </table:table-cell>
          <table:table-cell table:formula="of:=100+([.$C122]*10)" office:value-type="float" office:value="5591.8" calcext:value-type="float">
            <text:p>5591.8</text:p>
          </table:table-cell>
          <table:table-cell table:formula="of:=[.$D122]*(1+([.$A122]-1)*[.$D$3]*[.$B$3])" office:value-type="float" office:value="7381.17600000001" calcext:value-type="float">
            <text:p>7381.17600000001</text:p>
          </table:table-cell>
          <table:table-cell table:formula="of:=([.$A122]-1)*[.$E$3]*([.$B$3]+[.$A$3])" office:value-type="percentage" office:value="0.202666666666666" calcext:value-type="percentage">
            <text:p>20.27%</text:p>
          </table:table-cell>
          <table:table-cell table:formula="of:=([.$A122]-1)*[.$F$3]*[.$B$3]" office:value-type="percentage" office:value="0.32" calcext:value-type="percentage">
            <text:p>32.00%</text:p>
          </table:table-cell>
          <table:table-cell table:formula="of:=([.$C122]+[.$G$3]*[.$A$3]*([.$A122]-1))*(1+[.$H$3]*[.$B$3]*([.$A122]-1))" office:value-type="float" office:value="2954.5304" calcext:value-type="float">
            <text:p>2954.5304</text:p>
          </table:table-cell>
          <table:table-cell table:formula="of:=1.7/PI()*ATAN([.$H122]*0.0007)" office:value-type="percentage" office:value="0.606289446774822" calcext:value-type="percentage">
            <text:p>60.63%</text:p>
          </table:table-cell>
          <table:table-cell table:formula="of:=[.$E122]/(1-[.$F122])/(1-([.$G122]+[.$I122])/2)" office:value-type="float" office:value="17243.6188344996" calcext:value-type="float">
            <text:p>17243.6188344996</text:p>
          </table:table-cell>
          <table:table-cell table:formula="of:=[.$J122]*3" office:value-type="float" office:value="51730.8565034988" calcext:value-type="float">
            <text:p>51730.856503498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+([.$A123]-1)*0.02" office:value-type="float" office:value="3.26" calcext:value-type="float">
            <text:p>3.26</text:p>
          </table:table-cell>
          <table:table-cell table:formula="of:=1.5*[.$A123]*[.$B123]" office:value-type="float" office:value="557.46" calcext:value-type="float">
            <text:p>557.46</text:p>
          </table:table-cell>
          <table:table-cell table:formula="of:=100+([.$C123]*10)" office:value-type="float" office:value="5674.6" calcext:value-type="float">
            <text:p>5674.6</text:p>
          </table:table-cell>
          <table:table-cell table:formula="of:=[.$D123]*(1+([.$A123]-1)*[.$D$3]*[.$B$3])" office:value-type="float" office:value="7506.68514285715" calcext:value-type="float">
            <text:p>7506.68514285715</text:p>
          </table:table-cell>
          <table:table-cell table:formula="of:=([.$A123]-1)*[.$E$3]*([.$B$3]+[.$A$3])" office:value-type="percentage" office:value="0.20447619047619" calcext:value-type="percentage">
            <text:p>20.45%</text:p>
          </table:table-cell>
          <table:table-cell table:formula="of:=([.$A123]-1)*[.$F$3]*[.$B$3]" office:value-type="percentage" office:value="0.322857142857143" calcext:value-type="percentage">
            <text:p>32.29%</text:p>
          </table:table-cell>
          <table:table-cell table:formula="of:=([.$C123]+[.$G$3]*[.$A$3]*([.$A123]-1))*(1+[.$H$3]*[.$B$3]*([.$A123]-1))" office:value-type="float" office:value="3003.58929523809" calcext:value-type="float">
            <text:p>3003.58929523809</text:p>
          </table:table-cell>
          <table:table-cell table:formula="of:=1.7/PI()*ATAN([.$H123]*0.0007)" office:value-type="percentage" office:value="0.609763916875094" calcext:value-type="percentage">
            <text:p>60.98%</text:p>
          </table:table-cell>
          <table:table-cell table:formula="of:=[.$E123]/(1-[.$F123])/(1-([.$G123]+[.$I123])/2)" office:value-type="float" office:value="17680.9820780146" calcext:value-type="float">
            <text:p>17680.9820780146</text:p>
          </table:table-cell>
          <table:table-cell table:formula="of:=[.$J123]*3" office:value-type="float" office:value="53042.9462340439" calcext:value-type="float">
            <text:p>53042.946234043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+([.$A124]-1)*0.02" office:value-type="float" office:value="3.28" calcext:value-type="float">
            <text:p>3.28</text:p>
          </table:table-cell>
          <table:table-cell table:formula="of:=1.5*[.$A124]*[.$B124]" office:value-type="float" office:value="565.8" calcext:value-type="float">
            <text:p>565.8</text:p>
          </table:table-cell>
          <table:table-cell table:formula="of:=100+([.$C124]*10)" office:value-type="float" office:value="5758" calcext:value-type="float">
            <text:p>5758</text:p>
          </table:table-cell>
          <table:table-cell table:formula="of:=[.$D124]*(1+([.$A124]-1)*[.$D$3]*[.$B$3])" office:value-type="float" office:value="7633.46285714286" calcext:value-type="float">
            <text:p>7633.46285714286</text:p>
          </table:table-cell>
          <table:table-cell table:formula="of:=([.$A124]-1)*[.$E$3]*([.$B$3]+[.$A$3])" office:value-type="percentage" office:value="0.206285714285714" calcext:value-type="percentage">
            <text:p>20.63%</text:p>
          </table:table-cell>
          <table:table-cell table:formula="of:=([.$A124]-1)*[.$F$3]*[.$B$3]" office:value-type="percentage" office:value="0.325714285714286" calcext:value-type="percentage">
            <text:p>32.57%</text:p>
          </table:table-cell>
          <table:table-cell table:formula="of:=([.$C124]+[.$G$3]*[.$A$3]*([.$A124]-1))*(1+[.$H$3]*[.$B$3]*([.$A124]-1))" office:value-type="float" office:value="3053.128" calcext:value-type="float">
            <text:p>3053.128</text:p>
          </table:table-cell>
          <table:table-cell table:formula="of:=1.7/PI()*ATAN([.$H124]*0.0007)" office:value-type="percentage" office:value="0.613179692849583" calcext:value-type="percentage">
            <text:p>61.32%</text:p>
          </table:table-cell>
          <table:table-cell table:formula="of:=[.$E124]/(1-[.$F124])/(1-([.$G124]+[.$I124])/2)" office:value-type="float" office:value="18127.111927004" calcext:value-type="float">
            <text:p>18127.111927004</text:p>
          </table:table-cell>
          <table:table-cell table:formula="of:=[.$J124]*3" office:value-type="float" office:value="54381.335781012" calcext:value-type="float">
            <text:p>54381.33578101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+([.$A125]-1)*0.02" office:value-type="float" office:value="3.3" calcext:value-type="float">
            <text:p>3.3</text:p>
          </table:table-cell>
          <table:table-cell table:formula="of:=1.5*[.$A125]*[.$B125]" office:value-type="float" office:value="574.2" calcext:value-type="float">
            <text:p>574.2</text:p>
          </table:table-cell>
          <table:table-cell table:formula="of:=100+([.$C125]*10)" office:value-type="float" office:value="5842" calcext:value-type="float">
            <text:p>5842</text:p>
          </table:table-cell>
          <table:table-cell table:formula="of:=[.$D125]*(1+([.$A125]-1)*[.$D$3]*[.$B$3])" office:value-type="float" office:value="7761.51428571429" calcext:value-type="float">
            <text:p>7761.51428571429</text:p>
          </table:table-cell>
          <table:table-cell table:formula="of:=([.$A125]-1)*[.$E$3]*([.$B$3]+[.$A$3])" office:value-type="percentage" office:value="0.208095238095238" calcext:value-type="percentage">
            <text:p>20.81%</text:p>
          </table:table-cell>
          <table:table-cell table:formula="of:=([.$A125]-1)*[.$F$3]*[.$B$3]" office:value-type="percentage" office:value="0.328571428571429" calcext:value-type="percentage">
            <text:p>32.86%</text:p>
          </table:table-cell>
          <table:table-cell table:formula="of:=([.$C125]+[.$G$3]*[.$A$3]*([.$A125]-1))*(1+[.$H$3]*[.$B$3]*([.$A125]-1))" office:value-type="float" office:value="3103.14857142857" calcext:value-type="float">
            <text:p>3103.14857142857</text:p>
          </table:table-cell>
          <table:table-cell table:formula="of:=1.7/PI()*ATAN([.$H125]*0.0007)" office:value-type="percentage" office:value="0.616537651808346" calcext:value-type="percentage">
            <text:p>61.65%</text:p>
          </table:table-cell>
          <table:table-cell table:formula="of:=[.$E125]/(1-[.$F125])/(1-([.$G125]+[.$I125])/2)" office:value-type="float" office:value="18582.1494383685" calcext:value-type="float">
            <text:p>18582.1494383685</text:p>
          </table:table-cell>
          <table:table-cell table:formula="of:=[.$J125]*3" office:value-type="float" office:value="55746.4483151056" calcext:value-type="float">
            <text:p>55746.448315105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+([.$A126]-1)*0.02" office:value-type="float" office:value="3.32" calcext:value-type="float">
            <text:p>3.32</text:p>
          </table:table-cell>
          <table:table-cell table:formula="of:=1.5*[.$A126]*[.$B126]" office:value-type="float" office:value="582.66" calcext:value-type="float">
            <text:p>582.66</text:p>
          </table:table-cell>
          <table:table-cell table:formula="of:=100+([.$C126]*10)" office:value-type="float" office:value="5926.6" calcext:value-type="float">
            <text:p>5926.6</text:p>
          </table:table-cell>
          <table:table-cell table:formula="of:=[.$D126]*(1+([.$A126]-1)*[.$D$3]*[.$B$3])" office:value-type="float" office:value="7890.84457142857" calcext:value-type="float">
            <text:p>7890.84457142857</text:p>
          </table:table-cell>
          <table:table-cell table:formula="of:=([.$A126]-1)*[.$E$3]*([.$B$3]+[.$A$3])" office:value-type="percentage" office:value="0.209904761904762" calcext:value-type="percentage">
            <text:p>20.99%</text:p>
          </table:table-cell>
          <table:table-cell table:formula="of:=([.$A126]-1)*[.$F$3]*[.$B$3]" office:value-type="percentage" office:value="0.331428571428571" calcext:value-type="percentage">
            <text:p>33.14%</text:p>
          </table:table-cell>
          <table:table-cell table:formula="of:=([.$C126]+[.$G$3]*[.$A$3]*([.$A126]-1))*(1+[.$H$3]*[.$B$3]*([.$A126]-1))" office:value-type="float" office:value="3153.65306666667" calcext:value-type="float">
            <text:p>3153.65306666667</text:p>
          </table:table-cell>
          <table:table-cell table:formula="of:=1.7/PI()*ATAN([.$H126]*0.0007)" office:value-type="percentage" office:value="0.619838674249964" calcext:value-type="percentage">
            <text:p>61.98%</text:p>
          </table:table-cell>
          <table:table-cell table:formula="of:=[.$E126]/(1-[.$F126])/(1-([.$G126]+[.$I126])/2)" office:value-type="float" office:value="19046.2380535351" calcext:value-type="float">
            <text:p>19046.2380535351</text:p>
          </table:table-cell>
          <table:table-cell table:formula="of:=[.$J126]*3" office:value-type="float" office:value="57138.7141606054" calcext:value-type="float">
            <text:p>57138.714160605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+([.$A127]-1)*0.02" office:value-type="float" office:value="3.34" calcext:value-type="float">
            <text:p>3.34</text:p>
          </table:table-cell>
          <table:table-cell table:formula="of:=1.5*[.$A127]*[.$B127]" office:value-type="float" office:value="591.18" calcext:value-type="float">
            <text:p>591.18</text:p>
          </table:table-cell>
          <table:table-cell table:formula="of:=100+([.$C127]*10)" office:value-type="float" office:value="6011.8" calcext:value-type="float">
            <text:p>6011.8</text:p>
          </table:table-cell>
          <table:table-cell table:formula="of:=[.$D127]*(1+([.$A127]-1)*[.$D$3]*[.$B$3])" office:value-type="float" office:value="8021.45885714286" calcext:value-type="float">
            <text:p>8021.45885714286</text:p>
          </table:table-cell>
          <table:table-cell table:formula="of:=([.$A127]-1)*[.$E$3]*([.$B$3]+[.$A$3])" office:value-type="percentage" office:value="0.211714285714286" calcext:value-type="percentage">
            <text:p>21.17%</text:p>
          </table:table-cell>
          <table:table-cell table:formula="of:=([.$A127]-1)*[.$F$3]*[.$B$3]" office:value-type="percentage" office:value="0.334285714285714" calcext:value-type="percentage">
            <text:p>33.43%</text:p>
          </table:table-cell>
          <table:table-cell table:formula="of:=([.$C127]+[.$G$3]*[.$A$3]*([.$A127]-1))*(1+[.$H$3]*[.$B$3]*([.$A127]-1))" office:value-type="float" office:value="3204.64354285714" calcext:value-type="float">
            <text:p>3204.64354285714</text:p>
          </table:table-cell>
          <table:table-cell table:formula="of:=1.7/PI()*ATAN([.$H127]*0.0007)" office:value-type="percentage" office:value="0.623083642611497" calcext:value-type="percentage">
            <text:p>62.31%</text:p>
          </table:table-cell>
          <table:table-cell table:formula="of:=[.$E127]/(1-[.$F127])/(1-([.$G127]+[.$I127])/2)" office:value-type="float" office:value="19519.5236513279" calcext:value-type="float">
            <text:p>19519.5236513279</text:p>
          </table:table-cell>
          <table:table-cell table:formula="of:=[.$J127]*3" office:value-type="float" office:value="58558.5709539837" calcext:value-type="float">
            <text:p>58558.5709539837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+([.$A128]-1)*0.02" office:value-type="float" office:value="3.36" calcext:value-type="float">
            <text:p>3.36</text:p>
          </table:table-cell>
          <table:table-cell table:formula="of:=1.5*[.$A128]*[.$B128]" office:value-type="float" office:value="599.76" calcext:value-type="float">
            <text:p>599.76</text:p>
          </table:table-cell>
          <table:table-cell table:formula="of:=100+([.$C128]*10)" office:value-type="float" office:value="6097.6" calcext:value-type="float">
            <text:p>6097.6</text:p>
          </table:table-cell>
          <table:table-cell table:formula="of:=[.$D128]*(1+([.$A128]-1)*[.$D$3]*[.$B$3])" office:value-type="float" office:value="8153.36228571429" calcext:value-type="float">
            <text:p>8153.36228571429</text:p>
          </table:table-cell>
          <table:table-cell table:formula="of:=([.$A128]-1)*[.$E$3]*([.$B$3]+[.$A$3])" office:value-type="percentage" office:value="0.213523809523809" calcext:value-type="percentage">
            <text:p>21.35%</text:p>
          </table:table-cell>
          <table:table-cell table:formula="of:=([.$A128]-1)*[.$F$3]*[.$B$3]" office:value-type="percentage" office:value="0.337142857142857" calcext:value-type="percentage">
            <text:p>33.71%</text:p>
          </table:table-cell>
          <table:table-cell table:formula="of:=([.$C128]+[.$G$3]*[.$A$3]*([.$A128]-1))*(1+[.$H$3]*[.$B$3]*([.$A128]-1))" office:value-type="float" office:value="3256.12205714286" calcext:value-type="float">
            <text:p>3256.12205714286</text:p>
          </table:table-cell>
          <table:table-cell table:formula="of:=1.7/PI()*ATAN([.$H128]*0.0007)" office:value-type="percentage" office:value="0.626273439920793" calcext:value-type="percentage">
            <text:p>62.63%</text:p>
          </table:table-cell>
          <table:table-cell table:formula="of:=[.$E128]/(1-[.$F128])/(1-([.$G128]+[.$I128])/2)" office:value-type="float" office:value="20002.1546016196" calcext:value-type="float">
            <text:p>20002.1546016196</text:p>
          </table:table-cell>
          <table:table-cell table:formula="of:=[.$J128]*3" office:value-type="float" office:value="60006.4638048588" calcext:value-type="float">
            <text:p>60006.463804858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+([.$A129]-1)*0.02" office:value-type="float" office:value="3.38" calcext:value-type="float">
            <text:p>3.38</text:p>
          </table:table-cell>
          <table:table-cell table:formula="of:=1.5*[.$A129]*[.$B129]" office:value-type="float" office:value="608.4" calcext:value-type="float">
            <text:p>608.4</text:p>
          </table:table-cell>
          <table:table-cell table:formula="of:=100+([.$C129]*10)" office:value-type="float" office:value="6184" calcext:value-type="float">
            <text:p>6184</text:p>
          </table:table-cell>
          <table:table-cell table:formula="of:=[.$D129]*(1+([.$A129]-1)*[.$D$3]*[.$B$3])" office:value-type="float" office:value="8286.56000000001" calcext:value-type="float">
            <text:p>8286.56000000001</text:p>
          </table:table-cell>
          <table:table-cell table:formula="of:=([.$A129]-1)*[.$E$3]*([.$B$3]+[.$A$3])" office:value-type="percentage" office:value="0.215333333333333" calcext:value-type="percentage">
            <text:p>21.53%</text:p>
          </table:table-cell>
          <table:table-cell table:formula="of:=([.$A129]-1)*[.$F$3]*[.$B$3]" office:value-type="percentage" office:value="0.34" calcext:value-type="percentage">
            <text:p>34.00%</text:p>
          </table:table-cell>
          <table:table-cell table:formula="of:=([.$C129]+[.$G$3]*[.$A$3]*([.$A129]-1))*(1+[.$H$3]*[.$B$3]*([.$A129]-1))" office:value-type="float" office:value="3308.09066666667" calcext:value-type="float">
            <text:p>3308.09066666667</text:p>
          </table:table-cell>
          <table:table-cell table:formula="of:=1.7/PI()*ATAN([.$H129]*0.0007)" office:value-type="percentage" office:value="0.62940894854668" calcext:value-type="percentage">
            <text:p>62.94%</text:p>
          </table:table-cell>
          <table:table-cell table:formula="of:=[.$E129]/(1-[.$F129])/(1-([.$G129]+[.$I129])/2)" office:value-type="float" office:value="20494.2818197994" calcext:value-type="float">
            <text:p>20494.2818197994</text:p>
          </table:table-cell>
          <table:table-cell table:formula="of:=[.$J129]*3" office:value-type="float" office:value="61482.8454593983" calcext:value-type="float">
            <text:p>61482.845459398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+([.$A130]-1)*0.02" office:value-type="float" office:value="3.4" calcext:value-type="float">
            <text:p>3.4</text:p>
          </table:table-cell>
          <table:table-cell table:formula="of:=1.5*[.$A130]*[.$B130]" office:value-type="float" office:value="617.1" calcext:value-type="float">
            <text:p>617.1</text:p>
          </table:table-cell>
          <table:table-cell table:formula="of:=100+([.$C130]*10)" office:value-type="float" office:value="6271" calcext:value-type="float">
            <text:p>6271</text:p>
          </table:table-cell>
          <table:table-cell table:formula="of:=[.$D130]*(1+([.$A130]-1)*[.$D$3]*[.$B$3])" office:value-type="float" office:value="8421.05714285715" calcext:value-type="float">
            <text:p>8421.05714285715</text:p>
          </table:table-cell>
          <table:table-cell table:formula="of:=([.$A130]-1)*[.$E$3]*([.$B$3]+[.$A$3])" office:value-type="percentage" office:value="0.217142857142857" calcext:value-type="percentage">
            <text:p>21.71%</text:p>
          </table:table-cell>
          <table:table-cell table:formula="of:=([.$A130]-1)*[.$F$3]*[.$B$3]" office:value-type="percentage" office:value="0.342857142857143" calcext:value-type="percentage">
            <text:p>34.29%</text:p>
          </table:table-cell>
          <table:table-cell table:formula="of:=([.$C130]+[.$G$3]*[.$A$3]*([.$A130]-1))*(1+[.$H$3]*[.$B$3]*([.$A130]-1))" office:value-type="float" office:value="3360.55142857143" calcext:value-type="float">
            <text:p>3360.55142857143</text:p>
          </table:table-cell>
          <table:table-cell table:formula="of:=1.7/PI()*ATAN([.$H130]*0.0007)" office:value-type="percentage" office:value="0.632491049042637" calcext:value-type="percentage">
            <text:p>63.25%</text:p>
          </table:table-cell>
          <table:table-cell table:formula="of:=[.$E130]/(1-[.$F130])/(1-([.$G130]+[.$I130])/2)" office:value-type="float" office:value="20996.0588220933" calcext:value-type="float">
            <text:p>20996.0588220933</text:p>
          </table:table-cell>
          <table:table-cell table:formula="of:=[.$J130]*3" office:value-type="float" office:value="62988.17646628" calcext:value-type="float">
            <text:p>62988.17646628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+([.$A131]-1)*0.02" office:value-type="float" office:value="3.42" calcext:value-type="float">
            <text:p>3.42</text:p>
          </table:table-cell>
          <table:table-cell table:formula="of:=1.5*[.$A131]*[.$B131]" office:value-type="float" office:value="625.86" calcext:value-type="float">
            <text:p>625.86</text:p>
          </table:table-cell>
          <table:table-cell table:formula="of:=100+([.$C131]*10)" office:value-type="float" office:value="6358.6" calcext:value-type="float">
            <text:p>6358.6</text:p>
          </table:table-cell>
          <table:table-cell table:formula="of:=[.$D131]*(1+([.$A131]-1)*[.$D$3]*[.$B$3])" office:value-type="float" office:value="8556.85885714286" calcext:value-type="float">
            <text:p>8556.85885714286</text:p>
          </table:table-cell>
          <table:table-cell table:formula="of:=([.$A131]-1)*[.$E$3]*([.$B$3]+[.$A$3])" office:value-type="percentage" office:value="0.218952380952381" calcext:value-type="percentage">
            <text:p>21.90%</text:p>
          </table:table-cell>
          <table:table-cell table:formula="of:=([.$A131]-1)*[.$F$3]*[.$B$3]" office:value-type="percentage" office:value="0.345714285714286" calcext:value-type="percentage">
            <text:p>34.57%</text:p>
          </table:table-cell>
          <table:table-cell table:formula="of:=([.$C131]+[.$G$3]*[.$A$3]*([.$A131]-1))*(1+[.$H$3]*[.$B$3]*([.$A131]-1))" office:value-type="float" office:value="3413.5064" calcext:value-type="float">
            <text:p>3413.5064</text:p>
          </table:table-cell>
          <table:table-cell table:formula="of:=1.7/PI()*ATAN([.$H131]*0.0007)" office:value-type="percentage" office:value="0.635520619079487" calcext:value-type="percentage">
            <text:p>63.55%</text:p>
          </table:table-cell>
          <table:table-cell table:formula="of:=[.$E131]/(1-[.$F131])/(1-([.$G131]+[.$I131])/2)" office:value-type="float" office:value="21507.6417817758" calcext:value-type="float">
            <text:p>21507.6417817758</text:p>
          </table:table-cell>
          <table:table-cell table:formula="of:=[.$J131]*3" office:value-type="float" office:value="64522.9253453275" calcext:value-type="float">
            <text:p>64522.9253453275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+([.$A132]-1)*0.02" office:value-type="float" office:value="3.44" calcext:value-type="float">
            <text:p>3.44</text:p>
          </table:table-cell>
          <table:table-cell table:formula="of:=1.5*[.$A132]*[.$B132]" office:value-type="float" office:value="634.68" calcext:value-type="float">
            <text:p>634.68</text:p>
          </table:table-cell>
          <table:table-cell table:formula="of:=100+([.$C132]*10)" office:value-type="float" office:value="6446.8" calcext:value-type="float">
            <text:p>6446.8</text:p>
          </table:table-cell>
          <table:table-cell table:formula="of:=[.$D132]*(1+([.$A132]-1)*[.$D$3]*[.$B$3])" office:value-type="float" office:value="8693.97028571429" calcext:value-type="float">
            <text:p>8693.97028571429</text:p>
          </table:table-cell>
          <table:table-cell table:formula="of:=([.$A132]-1)*[.$E$3]*([.$B$3]+[.$A$3])" office:value-type="percentage" office:value="0.220761904761905" calcext:value-type="percentage">
            <text:p>22.08%</text:p>
          </table:table-cell>
          <table:table-cell table:formula="of:=([.$A132]-1)*[.$F$3]*[.$B$3]" office:value-type="percentage" office:value="0.348571428571429" calcext:value-type="percentage">
            <text:p>34.86%</text:p>
          </table:table-cell>
          <table:table-cell table:formula="of:=([.$C132]+[.$G$3]*[.$A$3]*([.$A132]-1))*(1+[.$H$3]*[.$B$3]*([.$A132]-1))" office:value-type="float" office:value="3466.95763809524" calcext:value-type="float">
            <text:p>3466.95763809524</text:p>
          </table:table-cell>
          <table:table-cell table:formula="of:=1.7/PI()*ATAN([.$H132]*0.0007)" office:value-type="percentage" office:value="0.638498532462787" calcext:value-type="percentage">
            <text:p>63.85%</text:p>
          </table:table-cell>
          <table:table-cell table:formula="of:=[.$E132]/(1-[.$F132])/(1-([.$G132]+[.$I132])/2)" office:value-type="float" office:value="22029.1895863118" calcext:value-type="float">
            <text:p>22029.1895863118</text:p>
          </table:table-cell>
          <table:table-cell table:formula="of:=[.$J132]*3" office:value-type="float" office:value="66087.5687589353" calcext:value-type="float">
            <text:p>66087.5687589353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+([.$A133]-1)*0.02" office:value-type="float" office:value="3.46" calcext:value-type="float">
            <text:p>3.46</text:p>
          </table:table-cell>
          <table:table-cell table:formula="of:=1.5*[.$A133]*[.$B133]" office:value-type="float" office:value="643.56" calcext:value-type="float">
            <text:p>643.56</text:p>
          </table:table-cell>
          <table:table-cell table:formula="of:=100+([.$C133]*10)" office:value-type="float" office:value="6535.6" calcext:value-type="float">
            <text:p>6535.6</text:p>
          </table:table-cell>
          <table:table-cell table:formula="of:=[.$D133]*(1+([.$A133]-1)*[.$D$3]*[.$B$3])" office:value-type="float" office:value="8832.39657142858" calcext:value-type="float">
            <text:p>8832.39657142858</text:p>
          </table:table-cell>
          <table:table-cell table:formula="of:=([.$A133]-1)*[.$E$3]*([.$B$3]+[.$A$3])" office:value-type="percentage" office:value="0.222571428571428" calcext:value-type="percentage">
            <text:p>22.26%</text:p>
          </table:table-cell>
          <table:table-cell table:formula="of:=([.$A133]-1)*[.$F$3]*[.$B$3]" office:value-type="percentage" office:value="0.351428571428571" calcext:value-type="percentage">
            <text:p>35.14%</text:p>
          </table:table-cell>
          <table:table-cell table:formula="of:=([.$C133]+[.$G$3]*[.$A$3]*([.$A133]-1))*(1+[.$H$3]*[.$B$3]*([.$A133]-1))" office:value-type="float" office:value="3520.9072" calcext:value-type="float">
            <text:p>3520.9072</text:p>
          </table:table-cell>
          <table:table-cell table:formula="of:=1.7/PI()*ATAN([.$H133]*0.0007)" office:value-type="percentage" office:value="0.641425658230586" calcext:value-type="percentage">
            <text:p>64.14%</text:p>
          </table:table-cell>
          <table:table-cell table:formula="of:=[.$E133]/(1-[.$F133])/(1-([.$G133]+[.$I133])/2)" office:value-type="float" office:value="22560.863895468" calcext:value-type="float">
            <text:p>22560.863895468</text:p>
          </table:table-cell>
          <table:table-cell table:formula="of:=[.$J133]*3" office:value-type="float" office:value="67682.591686404" calcext:value-type="float">
            <text:p>67682.591686404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+([.$A134]-1)*0.02" office:value-type="float" office:value="3.48" calcext:value-type="float">
            <text:p>3.48</text:p>
          </table:table-cell>
          <table:table-cell table:formula="of:=1.5*[.$A134]*[.$B134]" office:value-type="float" office:value="652.5" calcext:value-type="float">
            <text:p>652.5</text:p>
          </table:table-cell>
          <table:table-cell table:formula="of:=100+([.$C134]*10)" office:value-type="float" office:value="6625" calcext:value-type="float">
            <text:p>6625</text:p>
          </table:table-cell>
          <table:table-cell table:formula="of:=[.$D134]*(1+([.$A134]-1)*[.$D$3]*[.$B$3])" office:value-type="float" office:value="8972.14285714286" calcext:value-type="float">
            <text:p>8972.14285714286</text:p>
          </table:table-cell>
          <table:table-cell table:formula="of:=([.$A134]-1)*[.$E$3]*([.$B$3]+[.$A$3])" office:value-type="percentage" office:value="0.224380952380952" calcext:value-type="percentage">
            <text:p>22.44%</text:p>
          </table:table-cell>
          <table:table-cell table:formula="of:=([.$A134]-1)*[.$F$3]*[.$B$3]" office:value-type="percentage" office:value="0.354285714285714" calcext:value-type="percentage">
            <text:p>35.43%</text:p>
          </table:table-cell>
          <table:table-cell table:formula="of:=([.$C134]+[.$G$3]*[.$A$3]*([.$A134]-1))*(1+[.$H$3]*[.$B$3]*([.$A134]-1))" office:value-type="float" office:value="3575.35714285714" calcext:value-type="float">
            <text:p>3575.35714285714</text:p>
          </table:table-cell>
          <table:table-cell table:formula="of:=1.7/PI()*ATAN([.$H134]*0.0007)" office:value-type="percentage" office:value="0.644302859827362" calcext:value-type="percentage">
            <text:p>64.43%</text:p>
          </table:table-cell>
          <table:table-cell table:formula="of:=[.$E134]/(1-[.$F134])/(1-([.$G134]+[.$I134])/2)" office:value-type="float" office:value="23102.829200436" calcext:value-type="float">
            <text:p>23102.829200436</text:p>
          </table:table-cell>
          <table:table-cell table:formula="of:=[.$J134]*3" office:value-type="float" office:value="69308.4876013079" calcext:value-type="float">
            <text:p>69308.4876013079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+([.$A135]-1)*0.02" office:value-type="float" office:value="3.5" calcext:value-type="float">
            <text:p>3.5</text:p>
          </table:table-cell>
          <table:table-cell table:formula="of:=1.5*[.$A135]*[.$B135]" office:value-type="float" office:value="661.5" calcext:value-type="float">
            <text:p>661.5</text:p>
          </table:table-cell>
          <table:table-cell table:formula="of:=100+([.$C135]*10)" office:value-type="float" office:value="6715" calcext:value-type="float">
            <text:p>6715</text:p>
          </table:table-cell>
          <table:table-cell table:formula="of:=[.$D135]*(1+([.$A135]-1)*[.$D$3]*[.$B$3])" office:value-type="float" office:value="9113.21428571429" calcext:value-type="float">
            <text:p>9113.21428571429</text:p>
          </table:table-cell>
          <table:table-cell table:formula="of:=([.$A135]-1)*[.$E$3]*([.$B$3]+[.$A$3])" office:value-type="percentage" office:value="0.226190476190476" calcext:value-type="percentage">
            <text:p>22.62%</text:p>
          </table:table-cell>
          <table:table-cell table:formula="of:=([.$A135]-1)*[.$F$3]*[.$B$3]" office:value-type="percentage" office:value="0.357142857142857" calcext:value-type="percentage">
            <text:p>35.71%</text:p>
          </table:table-cell>
          <table:table-cell table:formula="of:=([.$C135]+[.$G$3]*[.$A$3]*([.$A135]-1))*(1+[.$H$3]*[.$B$3]*([.$A135]-1))" office:value-type="float" office:value="3630.30952380952" calcext:value-type="float">
            <text:p>3630.30952380952</text:p>
          </table:table-cell>
          <table:table-cell table:formula="of:=1.7/PI()*ATAN([.$H135]*0.0007)" office:value-type="percentage" office:value="0.647130994350013" calcext:value-type="percentage">
            <text:p>64.71%</text:p>
          </table:table-cell>
          <table:table-cell table:formula="of:=[.$E135]/(1-[.$F135])/(1-([.$G135]+[.$I135])/2)" office:value-type="float" office:value="23655.2528840064" calcext:value-type="float">
            <text:p>23655.2528840064</text:p>
          </table:table-cell>
          <table:table-cell table:formula="of:=[.$J135]*3" office:value-type="float" office:value="70965.7586520191" calcext:value-type="float">
            <text:p>70965.758652019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+([.$A136]-1)*0.02" office:value-type="float" office:value="3.52" calcext:value-type="float">
            <text:p>3.52</text:p>
          </table:table-cell>
          <table:table-cell table:formula="of:=1.5*[.$A136]*[.$B136]" office:value-type="float" office:value="670.56" calcext:value-type="float">
            <text:p>670.56</text:p>
          </table:table-cell>
          <table:table-cell table:formula="of:=100+([.$C136]*10)" office:value-type="float" office:value="6805.6" calcext:value-type="float">
            <text:p>6805.6</text:p>
          </table:table-cell>
          <table:table-cell table:formula="of:=[.$D136]*(1+([.$A136]-1)*[.$D$3]*[.$B$3])" office:value-type="float" office:value="9255.61600000001" calcext:value-type="float">
            <text:p>9255.61600000001</text:p>
          </table:table-cell>
          <table:table-cell table:formula="of:=([.$A136]-1)*[.$E$3]*([.$B$3]+[.$A$3])" office:value-type="percentage" office:value="0.228" calcext:value-type="percentage">
            <text:p>22.80%</text:p>
          </table:table-cell>
          <table:table-cell table:formula="of:=([.$A136]-1)*[.$F$3]*[.$B$3]" office:value-type="percentage" office:value="0.36" calcext:value-type="percentage">
            <text:p>36.00%</text:p>
          </table:table-cell>
          <table:table-cell table:formula="of:=([.$C136]+[.$G$3]*[.$A$3]*([.$A136]-1))*(1+[.$H$3]*[.$B$3]*([.$A136]-1))" office:value-type="float" office:value="3685.7664" calcext:value-type="float">
            <text:p>3685.7664</text:p>
          </table:table-cell>
          <table:table-cell table:formula="of:=1.7/PI()*ATAN([.$H136]*0.0007)" office:value-type="percentage" office:value="0.649910911861914" calcext:value-type="percentage">
            <text:p>64.99%</text:p>
          </table:table-cell>
          <table:table-cell table:formula="of:=[.$E136]/(1-[.$F136])/(1-([.$G136]+[.$I136])/2)" office:value-type="float" office:value="24218.3052818394" calcext:value-type="float">
            <text:p>24218.3052818394</text:p>
          </table:table-cell>
          <table:table-cell table:formula="of:=[.$J136]*3" office:value-type="float" office:value="72654.9158455181" calcext:value-type="float">
            <text:p>72654.915845518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+([.$A137]-1)*0.02" office:value-type="float" office:value="3.54" calcext:value-type="float">
            <text:p>3.54</text:p>
          </table:table-cell>
          <table:table-cell table:formula="of:=1.5*[.$A137]*[.$B137]" office:value-type="float" office:value="679.68" calcext:value-type="float">
            <text:p>679.68</text:p>
          </table:table-cell>
          <table:table-cell table:formula="of:=100+([.$C137]*10)" office:value-type="float" office:value="6896.8" calcext:value-type="float">
            <text:p>6896.8</text:p>
          </table:table-cell>
          <table:table-cell table:formula="of:=[.$D137]*(1+([.$A137]-1)*[.$D$3]*[.$B$3])" office:value-type="float" office:value="9399.35314285715" calcext:value-type="float">
            <text:p>9399.35314285715</text:p>
          </table:table-cell>
          <table:table-cell table:formula="of:=([.$A137]-1)*[.$E$3]*([.$B$3]+[.$A$3])" office:value-type="percentage" office:value="0.229809523809524" calcext:value-type="percentage">
            <text:p>22.98%</text:p>
          </table:table-cell>
          <table:table-cell table:formula="of:=([.$A137]-1)*[.$F$3]*[.$B$3]" office:value-type="percentage" office:value="0.362857142857143" calcext:value-type="percentage">
            <text:p>36.29%</text:p>
          </table:table-cell>
          <table:table-cell table:formula="of:=([.$C137]+[.$G$3]*[.$A$3]*([.$A137]-1))*(1+[.$H$3]*[.$B$3]*([.$A137]-1))" office:value-type="float" office:value="3741.72982857143" calcext:value-type="float">
            <text:p>3741.72982857143</text:p>
          </table:table-cell>
          <table:table-cell table:formula="of:=1.7/PI()*ATAN([.$H137]*0.0007)" office:value-type="percentage" office:value="0.652643454771159" calcext:value-type="percentage">
            <text:p>65.26%</text:p>
          </table:table-cell>
          <table:table-cell table:formula="of:=[.$E137]/(1-[.$F137])/(1-([.$G137]+[.$I137])/2)" office:value-type="float" office:value="24792.1597448728" calcext:value-type="float">
            <text:p>24792.1597448728</text:p>
          </table:table-cell>
          <table:table-cell table:formula="of:=[.$J137]*3" office:value-type="float" office:value="74376.4792346183" calcext:value-type="float">
            <text:p>74376.479234618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+([.$A138]-1)*0.02" office:value-type="float" office:value="3.56" calcext:value-type="float">
            <text:p>3.56</text:p>
          </table:table-cell>
          <table:table-cell table:formula="of:=1.5*[.$A138]*[.$B138]" office:value-type="float" office:value="688.86" calcext:value-type="float">
            <text:p>688.86</text:p>
          </table:table-cell>
          <table:table-cell table:formula="of:=100+([.$C138]*10)" office:value-type="float" office:value="6988.6" calcext:value-type="float">
            <text:p>6988.6</text:p>
          </table:table-cell>
          <table:table-cell table:formula="of:=[.$D138]*(1+([.$A138]-1)*[.$D$3]*[.$B$3])" office:value-type="float" office:value="9544.43085714286" calcext:value-type="float">
            <text:p>9544.43085714286</text:p>
          </table:table-cell>
          <table:table-cell table:formula="of:=([.$A138]-1)*[.$E$3]*([.$B$3]+[.$A$3])" office:value-type="percentage" office:value="0.231619047619047" calcext:value-type="percentage">
            <text:p>23.16%</text:p>
          </table:table-cell>
          <table:table-cell table:formula="of:=([.$A138]-1)*[.$F$3]*[.$B$3]" office:value-type="percentage" office:value="0.365714285714286" calcext:value-type="percentage">
            <text:p>36.57%</text:p>
          </table:table-cell>
          <table:table-cell table:formula="of:=([.$C138]+[.$G$3]*[.$A$3]*([.$A138]-1))*(1+[.$H$3]*[.$B$3]*([.$A138]-1))" office:value-type="float" office:value="3798.20186666667" calcext:value-type="float">
            <text:p>3798.20186666667</text:p>
          </table:table-cell>
          <table:table-cell table:formula="of:=1.7/PI()*ATAN([.$H138]*0.0007)" office:value-type="percentage" office:value="0.655329457269226" calcext:value-type="percentage">
            <text:p>65.53%</text:p>
          </table:table-cell>
          <table:table-cell table:formula="of:=[.$E138]/(1-[.$F138])/(1-([.$G138]+[.$I138])/2)" office:value-type="float" office:value="25376.9927029129" calcext:value-type="float">
            <text:p>25376.9927029129</text:p>
          </table:table-cell>
          <table:table-cell table:formula="of:=[.$J138]*3" office:value-type="float" office:value="76130.9781087388" calcext:value-type="float">
            <text:p>76130.978108738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+([.$A139]-1)*0.02" office:value-type="float" office:value="3.58" calcext:value-type="float">
            <text:p>3.58</text:p>
          </table:table-cell>
          <table:table-cell table:formula="of:=1.5*[.$A139]*[.$B139]" office:value-type="float" office:value="698.1" calcext:value-type="float">
            <text:p>698.1</text:p>
          </table:table-cell>
          <table:table-cell table:formula="of:=100+([.$C139]*10)" office:value-type="float" office:value="7081" calcext:value-type="float">
            <text:p>7081</text:p>
          </table:table-cell>
          <table:table-cell table:formula="of:=[.$D139]*(1+([.$A139]-1)*[.$D$3]*[.$B$3])" office:value-type="float" office:value="9690.85428571429" calcext:value-type="float">
            <text:p>9690.85428571429</text:p>
          </table:table-cell>
          <table:table-cell table:formula="of:=([.$A139]-1)*[.$E$3]*([.$B$3]+[.$A$3])" office:value-type="percentage" office:value="0.233428571428571" calcext:value-type="percentage">
            <text:p>23.34%</text:p>
          </table:table-cell>
          <table:table-cell table:formula="of:=([.$A139]-1)*[.$F$3]*[.$B$3]" office:value-type="percentage" office:value="0.368571428571429" calcext:value-type="percentage">
            <text:p>36.86%</text:p>
          </table:table-cell>
          <table:table-cell table:formula="of:=([.$C139]+[.$G$3]*[.$A$3]*([.$A139]-1))*(1+[.$H$3]*[.$B$3]*([.$A139]-1))" office:value-type="float" office:value="3855.18457142857" calcext:value-type="float">
            <text:p>3855.18457142857</text:p>
          </table:table-cell>
          <table:table-cell table:formula="of:=1.7/PI()*ATAN([.$H139]*0.0007)" office:value-type="percentage" office:value="0.657969744826466" calcext:value-type="percentage">
            <text:p>65.80%</text:p>
          </table:table-cell>
          <table:table-cell table:formula="of:=[.$E139]/(1-[.$F139])/(1-([.$G139]+[.$I139])/2)" office:value-type="float" office:value="25972.9837294533" calcext:value-type="float">
            <text:p>25972.9837294533</text:p>
          </table:table-cell>
          <table:table-cell table:formula="of:=[.$J139]*3" office:value-type="float" office:value="77918.9511883598" calcext:value-type="float">
            <text:p>77918.951188359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+([.$A140]-1)*0.02" office:value-type="float" office:value="3.6" calcext:value-type="float">
            <text:p>3.6</text:p>
          </table:table-cell>
          <table:table-cell table:formula="of:=1.5*[.$A140]*[.$B140]" office:value-type="float" office:value="707.4" calcext:value-type="float">
            <text:p>707.4</text:p>
          </table:table-cell>
          <table:table-cell table:formula="of:=100+([.$C140]*10)" office:value-type="float" office:value="7174" calcext:value-type="float">
            <text:p>7174</text:p>
          </table:table-cell>
          <table:table-cell table:formula="of:=[.$D140]*(1+([.$A140]-1)*[.$D$3]*[.$B$3])" office:value-type="float" office:value="9838.62857142858" calcext:value-type="float">
            <text:p>9838.62857142858</text:p>
          </table:table-cell>
          <table:table-cell table:formula="of:=([.$A140]-1)*[.$E$3]*([.$B$3]+[.$A$3])" office:value-type="percentage" office:value="0.235238095238095" calcext:value-type="percentage">
            <text:p>23.52%</text:p>
          </table:table-cell>
          <table:table-cell table:formula="of:=([.$A140]-1)*[.$F$3]*[.$B$3]" office:value-type="percentage" office:value="0.371428571428571" calcext:value-type="percentage">
            <text:p>37.14%</text:p>
          </table:table-cell>
          <table:table-cell table:formula="of:=([.$C140]+[.$G$3]*[.$A$3]*([.$A140]-1))*(1+[.$H$3]*[.$B$3]*([.$A140]-1))" office:value-type="float" office:value="3912.68" calcext:value-type="float">
            <text:p>3912.68</text:p>
          </table:table-cell>
          <table:table-cell table:formula="of:=1.7/PI()*ATAN([.$H140]*0.0007)" office:value-type="percentage" office:value="0.660565133740928" calcext:value-type="percentage">
            <text:p>66.06%</text:p>
          </table:table-cell>
          <table:table-cell table:formula="of:=[.$E140]/(1-[.$F140])/(1-([.$G140]+[.$I140])/2)" office:value-type="float" office:value="26580.3156077662" calcext:value-type="float">
            <text:p>26580.3156077662</text:p>
          </table:table-cell>
          <table:table-cell table:formula="of:=[.$J140]*3" office:value-type="float" office:value="79740.9468232987" calcext:value-type="float">
            <text:p>79740.9468232987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+([.$A141]-1)*0.02" office:value-type="float" office:value="3.62" calcext:value-type="float">
            <text:p>3.62</text:p>
          </table:table-cell>
          <table:table-cell table:formula="of:=1.5*[.$A141]*[.$B141]" office:value-type="float" office:value="716.76" calcext:value-type="float">
            <text:p>716.76</text:p>
          </table:table-cell>
          <table:table-cell table:formula="of:=100+([.$C141]*10)" office:value-type="float" office:value="7267.6" calcext:value-type="float">
            <text:p>7267.6</text:p>
          </table:table-cell>
          <table:table-cell table:formula="of:=[.$D141]*(1+([.$A141]-1)*[.$D$3]*[.$B$3])" office:value-type="float" office:value="9987.75885714286" calcext:value-type="float">
            <text:p>9987.75885714286</text:p>
          </table:table-cell>
          <table:table-cell table:formula="of:=([.$A141]-1)*[.$E$3]*([.$B$3]+[.$A$3])" office:value-type="percentage" office:value="0.237047619047619" calcext:value-type="percentage">
            <text:p>23.70%</text:p>
          </table:table-cell>
          <table:table-cell table:formula="of:=([.$A141]-1)*[.$F$3]*[.$B$3]" office:value-type="percentage" office:value="0.374285714285714" calcext:value-type="percentage">
            <text:p>37.43%</text:p>
          </table:table-cell>
          <table:table-cell table:formula="of:=([.$C141]+[.$G$3]*[.$A$3]*([.$A141]-1))*(1+[.$H$3]*[.$B$3]*([.$A141]-1))" office:value-type="float" office:value="3970.69020952381" calcext:value-type="float">
            <text:p>3970.69020952381</text:p>
          </table:table-cell>
          <table:table-cell table:formula="of:=1.7/PI()*ATAN([.$H141]*0.0007)" office:value-type="percentage" office:value="0.66311643073717" calcext:value-type="percentage">
            <text:p>66.31%</text:p>
          </table:table-cell>
          <table:table-cell table:formula="of:=[.$E141]/(1-[.$F141])/(1-([.$G141]+[.$I141])/2)" office:value-type="float" office:value="27199.1743983157" calcext:value-type="float">
            <text:p>27199.1743983157</text:p>
          </table:table-cell>
          <table:table-cell table:formula="of:=[.$J141]*3" office:value-type="float" office:value="81597.5231949471" calcext:value-type="float">
            <text:p>81597.5231949471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+([.$A142]-1)*0.02" office:value-type="float" office:value="3.64" calcext:value-type="float">
            <text:p>3.64</text:p>
          </table:table-cell>
          <table:table-cell table:formula="of:=1.5*[.$A142]*[.$B142]" office:value-type="float" office:value="726.18" calcext:value-type="float">
            <text:p>726.18</text:p>
          </table:table-cell>
          <table:table-cell table:formula="of:=100+([.$C142]*10)" office:value-type="float" office:value="7361.8" calcext:value-type="float">
            <text:p>7361.8</text:p>
          </table:table-cell>
          <table:table-cell table:formula="of:=[.$D142]*(1+([.$A142]-1)*[.$D$3]*[.$B$3])" office:value-type="float" office:value="10138.2502857143" calcext:value-type="float">
            <text:p>10138.2502857143</text:p>
          </table:table-cell>
          <table:table-cell table:formula="of:=([.$A142]-1)*[.$E$3]*([.$B$3]+[.$A$3])" office:value-type="percentage" office:value="0.238857142857143" calcext:value-type="percentage">
            <text:p>23.89%</text:p>
          </table:table-cell>
          <table:table-cell table:formula="of:=([.$A142]-1)*[.$F$3]*[.$B$3]" office:value-type="percentage" office:value="0.377142857142857" calcext:value-type="percentage">
            <text:p>37.71%</text:p>
          </table:table-cell>
          <table:table-cell table:formula="of:=([.$C142]+[.$G$3]*[.$A$3]*([.$A142]-1))*(1+[.$H$3]*[.$B$3]*([.$A142]-1))" office:value-type="float" office:value="4029.21725714286" calcext:value-type="float">
            <text:p>4029.21725714286</text:p>
          </table:table-cell>
          <table:table-cell table:formula="of:=1.7/PI()*ATAN([.$H142]*0.0007)" office:value-type="percentage" office:value="0.665624432611876" calcext:value-type="percentage">
            <text:p>66.56%</text:p>
          </table:table-cell>
          <table:table-cell table:formula="of:=[.$E142]/(1-[.$F142])/(1-([.$G142]+[.$I142])/2)" office:value-type="float" office:value="27829.7495075371" calcext:value-type="float">
            <text:p>27829.7495075371</text:p>
          </table:table-cell>
          <table:table-cell table:formula="of:=[.$J142]*3" office:value-type="float" office:value="83489.2485226112" calcext:value-type="float">
            <text:p>83489.248522611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+([.$A143]-1)*0.02" office:value-type="float" office:value="3.66" calcext:value-type="float">
            <text:p>3.66</text:p>
          </table:table-cell>
          <table:table-cell table:formula="of:=1.5*[.$A143]*[.$B143]" office:value-type="float" office:value="735.66" calcext:value-type="float">
            <text:p>735.66</text:p>
          </table:table-cell>
          <table:table-cell table:formula="of:=100+([.$C143]*10)" office:value-type="float" office:value="7456.6" calcext:value-type="float">
            <text:p>7456.6</text:p>
          </table:table-cell>
          <table:table-cell table:formula="of:=[.$D143]*(1+([.$A143]-1)*[.$D$3]*[.$B$3])" office:value-type="float" office:value="10290.108" calcext:value-type="float">
            <text:p>10290.108</text:p>
          </table:table-cell>
          <table:table-cell table:formula="of:=([.$A143]-1)*[.$E$3]*([.$B$3]+[.$A$3])" office:value-type="percentage" office:value="0.240666666666666" calcext:value-type="percentage">
            <text:p>24.07%</text:p>
          </table:table-cell>
          <table:table-cell table:formula="of:=([.$A143]-1)*[.$F$3]*[.$B$3]" office:value-type="percentage" office:value="0.38" calcext:value-type="percentage">
            <text:p>38.00%</text:p>
          </table:table-cell>
          <table:table-cell table:formula="of:=([.$C143]+[.$G$3]*[.$A$3]*([.$A143]-1))*(1+[.$H$3]*[.$B$3]*([.$A143]-1))" office:value-type="float" office:value="4088.2632" calcext:value-type="float">
            <text:p>4088.2632</text:p>
          </table:table-cell>
          <table:table-cell table:formula="of:=1.7/PI()*ATAN([.$H143]*0.0007)" office:value-type="percentage" office:value="0.668089925923211" calcext:value-type="percentage">
            <text:p>66.81%</text:p>
          </table:table-cell>
          <table:table-cell table:formula="of:=[.$E143]/(1-[.$F143])/(1-([.$G143]+[.$I143])/2)" office:value-type="float" office:value="28472.2337580341" calcext:value-type="float">
            <text:p>28472.2337580341</text:p>
          </table:table-cell>
          <table:table-cell table:formula="of:=[.$J143]*3" office:value-type="float" office:value="85416.7012741022" calcext:value-type="float">
            <text:p>85416.7012741022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+([.$A144]-1)*0.02" office:value-type="float" office:value="3.68" calcext:value-type="float">
            <text:p>3.68</text:p>
          </table:table-cell>
          <table:table-cell table:formula="of:=1.5*[.$A144]*[.$B144]" office:value-type="float" office:value="745.2" calcext:value-type="float">
            <text:p>745.2</text:p>
          </table:table-cell>
          <table:table-cell table:formula="of:=100+([.$C144]*10)" office:value-type="float" office:value="7552" calcext:value-type="float">
            <text:p>7552</text:p>
          </table:table-cell>
          <table:table-cell table:formula="of:=[.$D144]*(1+([.$A144]-1)*[.$D$3]*[.$B$3])" office:value-type="float" office:value="10443.3371428571" calcext:value-type="float">
            <text:p>10443.3371428571</text:p>
          </table:table-cell>
          <table:table-cell table:formula="of:=([.$A144]-1)*[.$E$3]*([.$B$3]+[.$A$3])" office:value-type="percentage" office:value="0.24247619047619" calcext:value-type="percentage">
            <text:p>24.25%</text:p>
          </table:table-cell>
          <table:table-cell table:formula="of:=([.$A144]-1)*[.$F$3]*[.$B$3]" office:value-type="percentage" office:value="0.382857142857143" calcext:value-type="percentage">
            <text:p>38.29%</text:p>
          </table:table-cell>
          <table:table-cell table:formula="of:=([.$C144]+[.$G$3]*[.$A$3]*([.$A144]-1))*(1+[.$H$3]*[.$B$3]*([.$A144]-1))" office:value-type="float" office:value="4147.8300952381" calcext:value-type="float">
            <text:p>4147.8300952381</text:p>
          </table:table-cell>
          <table:table-cell table:formula="of:=1.7/PI()*ATAN([.$H144]*0.0007)" office:value-type="percentage" office:value="0.670513686720989" calcext:value-type="percentage">
            <text:p>67.05%</text:p>
          </table:table-cell>
          <table:table-cell table:formula="of:=[.$E144]/(1-[.$F144])/(1-([.$G144]+[.$I144])/2)" office:value-type="float" office:value="29126.8234602418" calcext:value-type="float">
            <text:p>29126.8234602418</text:p>
          </table:table-cell>
          <table:table-cell table:formula="of:=[.$J144]*3" office:value-type="float" office:value="87380.4703807253" calcext:value-type="float">
            <text:p>87380.4703807253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+([.$A145]-1)*0.02" office:value-type="float" office:value="3.7" calcext:value-type="float">
            <text:p>3.7</text:p>
          </table:table-cell>
          <table:table-cell table:formula="of:=1.5*[.$A145]*[.$B145]" office:value-type="float" office:value="754.8" calcext:value-type="float">
            <text:p>754.8</text:p>
          </table:table-cell>
          <table:table-cell table:formula="of:=100+([.$C145]*10)" office:value-type="float" office:value="7648" calcext:value-type="float">
            <text:p>7648</text:p>
          </table:table-cell>
          <table:table-cell table:formula="of:=[.$D145]*(1+([.$A145]-1)*[.$D$3]*[.$B$3])" office:value-type="float" office:value="10597.9428571429" calcext:value-type="float">
            <text:p>10597.9428571429</text:p>
          </table:table-cell>
          <table:table-cell table:formula="of:=([.$A145]-1)*[.$E$3]*([.$B$3]+[.$A$3])" office:value-type="percentage" office:value="0.244285714285714" calcext:value-type="percentage">
            <text:p>24.43%</text:p>
          </table:table-cell>
          <table:table-cell table:formula="of:=([.$A145]-1)*[.$F$3]*[.$B$3]" office:value-type="percentage" office:value="0.385714285714286" calcext:value-type="percentage">
            <text:p>38.57%</text:p>
          </table:table-cell>
          <table:table-cell table:formula="of:=([.$C145]+[.$G$3]*[.$A$3]*([.$A145]-1))*(1+[.$H$3]*[.$B$3]*([.$A145]-1))" office:value-type="float" office:value="4207.92" calcext:value-type="float">
            <text:p>4207.92</text:p>
          </table:table-cell>
          <table:table-cell table:formula="of:=1.7/PI()*ATAN([.$H145]*0.0007)" office:value-type="percentage" office:value="0.672896480314891" calcext:value-type="percentage">
            <text:p>67.29%</text:p>
          </table:table-cell>
          <table:table-cell table:formula="of:=[.$E145]/(1-[.$F145])/(1-([.$G145]+[.$I145])/2)" office:value-type="float" office:value="29793.7184856052" calcext:value-type="float">
            <text:p>29793.7184856052</text:p>
          </table:table-cell>
          <table:table-cell table:formula="of:=[.$J145]*3" office:value-type="float" office:value="89381.1554568157" calcext:value-type="float">
            <text:p>89381.1554568157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+([.$A146]-1)*0.02" office:value-type="float" office:value="3.72" calcext:value-type="float">
            <text:p>3.72</text:p>
          </table:table-cell>
          <table:table-cell table:formula="of:=1.5*[.$A146]*[.$B146]" office:value-type="float" office:value="764.46" calcext:value-type="float">
            <text:p>764.46</text:p>
          </table:table-cell>
          <table:table-cell table:formula="of:=100+([.$C146]*10)" office:value-type="float" office:value="7744.6" calcext:value-type="float">
            <text:p>7744.6</text:p>
          </table:table-cell>
          <table:table-cell table:formula="of:=[.$D146]*(1+([.$A146]-1)*[.$D$3]*[.$B$3])" office:value-type="float" office:value="10753.9302857143" calcext:value-type="float">
            <text:p>10753.9302857143</text:p>
          </table:table-cell>
          <table:table-cell table:formula="of:=([.$A146]-1)*[.$E$3]*([.$B$3]+[.$A$3])" office:value-type="percentage" office:value="0.246095238095238" calcext:value-type="percentage">
            <text:p>24.61%</text:p>
          </table:table-cell>
          <table:table-cell table:formula="of:=([.$A146]-1)*[.$F$3]*[.$B$3]" office:value-type="percentage" office:value="0.388571428571429" calcext:value-type="percentage">
            <text:p>38.86%</text:p>
          </table:table-cell>
          <table:table-cell table:formula="of:=([.$C146]+[.$G$3]*[.$A$3]*([.$A146]-1))*(1+[.$H$3]*[.$B$3]*([.$A146]-1))" office:value-type="float" office:value="4268.53497142857" calcext:value-type="float">
            <text:p>4268.53497142857</text:p>
          </table:table-cell>
          <table:table-cell table:formula="of:=1.7/PI()*ATAN([.$H146]*0.0007)" office:value-type="percentage" office:value="0.67523906107808" calcext:value-type="percentage">
            <text:p>67.52%</text:p>
          </table:table-cell>
          <table:table-cell table:formula="of:=[.$E146]/(1-[.$F146])/(1-([.$G146]+[.$I146])/2)" office:value-type="float" office:value="30473.1223413271" calcext:value-type="float">
            <text:p>30473.1223413271</text:p>
          </table:table-cell>
          <table:table-cell table:formula="of:=[.$J146]*3" office:value-type="float" office:value="91419.3670239812" calcext:value-type="float">
            <text:p>91419.3670239812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+([.$A147]-1)*0.02" office:value-type="float" office:value="3.74" calcext:value-type="float">
            <text:p>3.74</text:p>
          </table:table-cell>
          <table:table-cell table:formula="of:=1.5*[.$A147]*[.$B147]" office:value-type="float" office:value="774.18" calcext:value-type="float">
            <text:p>774.18</text:p>
          </table:table-cell>
          <table:table-cell table:formula="of:=100+([.$C147]*10)" office:value-type="float" office:value="7841.8" calcext:value-type="float">
            <text:p>7841.8</text:p>
          </table:table-cell>
          <table:table-cell table:formula="of:=[.$D147]*(1+([.$A147]-1)*[.$D$3]*[.$B$3])" office:value-type="float" office:value="10911.3045714286" calcext:value-type="float">
            <text:p>10911.3045714286</text:p>
          </table:table-cell>
          <table:table-cell table:formula="of:=([.$A147]-1)*[.$E$3]*([.$B$3]+[.$A$3])" office:value-type="percentage" office:value="0.247904761904762" calcext:value-type="percentage">
            <text:p>24.79%</text:p>
          </table:table-cell>
          <table:table-cell table:formula="of:=([.$A147]-1)*[.$F$3]*[.$B$3]" office:value-type="percentage" office:value="0.391428571428571" calcext:value-type="percentage">
            <text:p>39.14%</text:p>
          </table:table-cell>
          <table:table-cell table:formula="of:=([.$C147]+[.$G$3]*[.$A$3]*([.$A147]-1))*(1+[.$H$3]*[.$B$3]*([.$A147]-1))" office:value-type="float" office:value="4329.67706666667" calcext:value-type="float">
            <text:p>4329.67706666667</text:p>
          </table:table-cell>
          <table:table-cell table:formula="of:=1.7/PI()*ATAN([.$H147]*0.0007)" office:value-type="percentage" office:value="0.677542172283708" calcext:value-type="percentage">
            <text:p>67.75%</text:p>
          </table:table-cell>
          <table:table-cell table:formula="of:=[.$E147]/(1-[.$F147])/(1-([.$G147]+[.$I147])/2)" office:value-type="float" office:value="31165.2422467348" calcext:value-type="float">
            <text:p>31165.2422467348</text:p>
          </table:table-cell>
          <table:table-cell table:formula="of:=[.$J147]*3" office:value-type="float" office:value="93495.7267402045" calcext:value-type="float">
            <text:p>93495.7267402045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+([.$A148]-1)*0.02" office:value-type="float" office:value="3.76" calcext:value-type="float">
            <text:p>3.76</text:p>
          </table:table-cell>
          <table:table-cell table:formula="of:=1.5*[.$A148]*[.$B148]" office:value-type="float" office:value="783.96" calcext:value-type="float">
            <text:p>783.96</text:p>
          </table:table-cell>
          <table:table-cell table:formula="of:=100+([.$C148]*10)" office:value-type="float" office:value="7939.6" calcext:value-type="float">
            <text:p>7939.6</text:p>
          </table:table-cell>
          <table:table-cell table:formula="of:=[.$D148]*(1+([.$A148]-1)*[.$D$3]*[.$B$3])" office:value-type="float" office:value="11070.0708571429" calcext:value-type="float">
            <text:p>11070.0708571429</text:p>
          </table:table-cell>
          <table:table-cell table:formula="of:=([.$A148]-1)*[.$E$3]*([.$B$3]+[.$A$3])" office:value-type="percentage" office:value="0.249714285714286" calcext:value-type="percentage">
            <text:p>24.97%</text:p>
          </table:table-cell>
          <table:table-cell table:formula="of:=([.$A148]-1)*[.$F$3]*[.$B$3]" office:value-type="percentage" office:value="0.394285714285714" calcext:value-type="percentage">
            <text:p>39.43%</text:p>
          </table:table-cell>
          <table:table-cell table:formula="of:=([.$C148]+[.$G$3]*[.$A$3]*([.$A148]-1))*(1+[.$H$3]*[.$B$3]*([.$A148]-1))" office:value-type="float" office:value="4391.34834285714" calcext:value-type="float">
            <text:p>4391.34834285714</text:p>
          </table:table-cell>
          <table:table-cell table:formula="of:=1.7/PI()*ATAN([.$H148]*0.0007)" office:value-type="percentage" office:value="0.679806545971939" calcext:value-type="percentage">
            <text:p>67.98%</text:p>
          </table:table-cell>
          <table:table-cell table:formula="of:=[.$E148]/(1-[.$F148])/(1-([.$G148]+[.$I148])/2)" office:value-type="float" office:value="31870.2892113231" calcext:value-type="float">
            <text:p>31870.2892113231</text:p>
          </table:table-cell>
          <table:table-cell table:formula="of:=[.$J148]*3" office:value-type="float" office:value="95610.8676339692" calcext:value-type="float">
            <text:p>95610.867633969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+([.$A149]-1)*0.02" office:value-type="float" office:value="3.78" calcext:value-type="float">
            <text:p>3.78</text:p>
          </table:table-cell>
          <table:table-cell table:formula="of:=1.5*[.$A149]*[.$B149]" office:value-type="float" office:value="793.8" calcext:value-type="float">
            <text:p>793.8</text:p>
          </table:table-cell>
          <table:table-cell table:formula="of:=100+([.$C149]*10)" office:value-type="float" office:value="8038" calcext:value-type="float">
            <text:p>8038</text:p>
          </table:table-cell>
          <table:table-cell table:formula="of:=[.$D149]*(1+([.$A149]-1)*[.$D$3]*[.$B$3])" office:value-type="float" office:value="11230.2342857143" calcext:value-type="float">
            <text:p>11230.2342857143</text:p>
          </table:table-cell>
          <table:table-cell table:formula="of:=([.$A149]-1)*[.$E$3]*([.$B$3]+[.$A$3])" office:value-type="percentage" office:value="0.251523809523809" calcext:value-type="percentage">
            <text:p>25.15%</text:p>
          </table:table-cell>
          <table:table-cell table:formula="of:=([.$A149]-1)*[.$F$3]*[.$B$3]" office:value-type="percentage" office:value="0.397142857142857" calcext:value-type="percentage">
            <text:p>39.71%</text:p>
          </table:table-cell>
          <table:table-cell table:formula="of:=([.$C149]+[.$G$3]*[.$A$3]*([.$A149]-1))*(1+[.$H$3]*[.$B$3]*([.$A149]-1))" office:value-type="float" office:value="4453.55085714286" calcext:value-type="float">
            <text:p>4453.55085714286</text:p>
          </table:table-cell>
          <table:table-cell table:formula="of:=1.7/PI()*ATAN([.$H149]*0.0007)" office:value-type="percentage" office:value="0.682032902845237" calcext:value-type="percentage">
            <text:p>68.20%</text:p>
          </table:table-cell>
          <table:table-cell table:formula="of:=[.$E149]/(1-[.$F149])/(1-([.$G149]+[.$I149])/2)" office:value-type="float" office:value="32588.4781145235" calcext:value-type="float">
            <text:p>32588.4781145235</text:p>
          </table:table-cell>
          <table:table-cell table:formula="of:=[.$J149]*3" office:value-type="float" office:value="97765.4343435706" calcext:value-type="float">
            <text:p>97765.4343435706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+([.$A150]-1)*0.02" office:value-type="float" office:value="3.8" calcext:value-type="float">
            <text:p>3.8</text:p>
          </table:table-cell>
          <table:table-cell table:formula="of:=1.5*[.$A150]*[.$B150]" office:value-type="float" office:value="803.7" calcext:value-type="float">
            <text:p>803.7</text:p>
          </table:table-cell>
          <table:table-cell table:formula="of:=100+([.$C150]*10)" office:value-type="float" office:value="8137" calcext:value-type="float">
            <text:p>8137</text:p>
          </table:table-cell>
          <table:table-cell table:formula="of:=[.$D150]*(1+([.$A150]-1)*[.$D$3]*[.$B$3])" office:value-type="float" office:value="11391.8" calcext:value-type="float">
            <text:p>11391.8</text:p>
          </table:table-cell>
          <table:table-cell table:formula="of:=([.$A150]-1)*[.$E$3]*([.$B$3]+[.$A$3])" office:value-type="percentage" office:value="0.253333333333333" calcext:value-type="percentage">
            <text:p>25.33%</text:p>
          </table:table-cell>
          <table:table-cell table:formula="of:=([.$A150]-1)*[.$F$3]*[.$B$3]" office:value-type="percentage" office:value="0.4" calcext:value-type="percentage">
            <text:p>40.00%</text:p>
          </table:table-cell>
          <table:table-cell table:formula="of:=([.$C150]+[.$G$3]*[.$A$3]*([.$A150]-1))*(1+[.$H$3]*[.$B$3]*([.$A150]-1))" office:value-type="float" office:value="4516.28666666667" calcext:value-type="float">
            <text:p>4516.28666666667</text:p>
          </table:table-cell>
          <table:table-cell table:formula="of:=1.7/PI()*ATAN([.$H150]*0.0007)" office:value-type="percentage" office:value="0.684221952189789" calcext:value-type="percentage">
            <text:p>68.42%</text:p>
          </table:table-cell>
          <table:table-cell table:formula="of:=[.$E150]/(1-[.$F150])/(1-([.$G150]+[.$I150])/2)" office:value-type="float" office:value="33320.0277872612" calcext:value-type="float">
            <text:p>33320.0277872612</text:p>
          </table:table-cell>
          <table:table-cell table:formula="of:=[.$J150]*3" office:value-type="float" office:value="99960.0833617835" calcext:value-type="float">
            <text:p>99960.083361783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+([.$A151]-1)*0.02" office:value-type="float" office:value="3.82" calcext:value-type="float">
            <text:p>3.82</text:p>
          </table:table-cell>
          <table:table-cell table:formula="of:=1.5*[.$A151]*[.$B151]" office:value-type="float" office:value="813.66" calcext:value-type="float">
            <text:p>813.66</text:p>
          </table:table-cell>
          <table:table-cell table:formula="of:=100+([.$C151]*10)" office:value-type="float" office:value="8236.6" calcext:value-type="float">
            <text:p>8236.6</text:p>
          </table:table-cell>
          <table:table-cell table:formula="of:=[.$D151]*(1+([.$A151]-1)*[.$D$3]*[.$B$3])" office:value-type="float" office:value="11554.7731428571" calcext:value-type="float">
            <text:p>11554.7731428571</text:p>
          </table:table-cell>
          <table:table-cell table:formula="of:=([.$A151]-1)*[.$E$3]*([.$B$3]+[.$A$3])" office:value-type="percentage" office:value="0.255142857142857" calcext:value-type="percentage">
            <text:p>25.51%</text:p>
          </table:table-cell>
          <table:table-cell table:formula="of:=([.$A151]-1)*[.$F$3]*[.$B$3]" office:value-type="percentage" office:value="0.402857142857143" calcext:value-type="percentage">
            <text:p>40.29%</text:p>
          </table:table-cell>
          <table:table-cell table:formula="of:=([.$C151]+[.$G$3]*[.$A$3]*([.$A151]-1))*(1+[.$H$3]*[.$B$3]*([.$A151]-1))" office:value-type="float" office:value="4579.55782857143" calcext:value-type="float">
            <text:p>4579.55782857143</text:p>
          </table:table-cell>
          <table:table-cell table:formula="of:=1.7/PI()*ATAN([.$H151]*0.0007)" office:value-type="percentage" office:value="0.686374391821061" calcext:value-type="percentage">
            <text:p>68.64%</text:p>
          </table:table-cell>
          <table:table-cell table:formula="of:=[.$E151]/(1-[.$F151])/(1-([.$G151]+[.$I151])/2)" office:value-type="float" office:value="34065.1610953514" calcext:value-type="float">
            <text:p>34065.1610953514</text:p>
          </table:table-cell>
          <table:table-cell table:formula="of:=[.$J151]*3" office:value-type="float" office:value="102195.483286054" calcext:value-type="float">
            <text:p>102195.483286054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+([.$A152]-1)*0.02" office:value-type="float" office:value="3.84" calcext:value-type="float">
            <text:p>3.84</text:p>
          </table:table-cell>
          <table:table-cell table:formula="of:=1.5*[.$A152]*[.$B152]" office:value-type="float" office:value="823.68" calcext:value-type="float">
            <text:p>823.68</text:p>
          </table:table-cell>
          <table:table-cell table:formula="of:=100+([.$C152]*10)" office:value-type="float" office:value="8336.8" calcext:value-type="float">
            <text:p>8336.8</text:p>
          </table:table-cell>
          <table:table-cell table:formula="of:=[.$D152]*(1+([.$A152]-1)*[.$D$3]*[.$B$3])" office:value-type="float" office:value="11719.1588571429" calcext:value-type="float">
            <text:p>11719.1588571429</text:p>
          </table:table-cell>
          <table:table-cell table:formula="of:=([.$A152]-1)*[.$E$3]*([.$B$3]+[.$A$3])" office:value-type="percentage" office:value="0.256952380952381" calcext:value-type="percentage">
            <text:p>25.70%</text:p>
          </table:table-cell>
          <table:table-cell table:formula="of:=([.$A152]-1)*[.$F$3]*[.$B$3]" office:value-type="percentage" office:value="0.405714285714286" calcext:value-type="percentage">
            <text:p>40.57%</text:p>
          </table:table-cell>
          <table:table-cell table:formula="of:=([.$C152]+[.$G$3]*[.$A$3]*([.$A152]-1))*(1+[.$H$3]*[.$B$3]*([.$A152]-1))" office:value-type="float" office:value="4643.3664" calcext:value-type="float">
            <text:p>4643.3664</text:p>
          </table:table-cell>
          <table:table-cell table:formula="of:=1.7/PI()*ATAN([.$H152]*0.0007)" office:value-type="percentage" office:value="0.688490908051587" calcext:value-type="percentage">
            <text:p>68.85%</text:p>
          </table:table-cell>
          <table:table-cell table:formula="of:=[.$E152]/(1-[.$F152])/(1-([.$G152]+[.$I152])/2)" office:value-type="float" office:value="34824.1050247989" calcext:value-type="float">
            <text:p>34824.1050247989</text:p>
          </table:table-cell>
          <table:table-cell table:formula="of:=[.$J152]*3" office:value-type="float" office:value="104472.315074397" calcext:value-type="float">
            <text:p>104472.315074397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+([.$A153]-1)*0.02" office:value-type="float" office:value="3.86" calcext:value-type="float">
            <text:p>3.86</text:p>
          </table:table-cell>
          <table:table-cell table:formula="of:=1.5*[.$A153]*[.$B153]" office:value-type="float" office:value="833.76" calcext:value-type="float">
            <text:p>833.76</text:p>
          </table:table-cell>
          <table:table-cell table:formula="of:=100+([.$C153]*10)" office:value-type="float" office:value="8437.6" calcext:value-type="float">
            <text:p>8437.6</text:p>
          </table:table-cell>
          <table:table-cell table:formula="of:=[.$D153]*(1+([.$A153]-1)*[.$D$3]*[.$B$3])" office:value-type="float" office:value="11884.9622857143" calcext:value-type="float">
            <text:p>11884.9622857143</text:p>
          </table:table-cell>
          <table:table-cell table:formula="of:=([.$A153]-1)*[.$E$3]*([.$B$3]+[.$A$3])" office:value-type="percentage" office:value="0.258761904761905" calcext:value-type="percentage">
            <text:p>25.88%</text:p>
          </table:table-cell>
          <table:table-cell table:formula="of:=([.$A153]-1)*[.$F$3]*[.$B$3]" office:value-type="percentage" office:value="0.408571428571429" calcext:value-type="percentage">
            <text:p>40.86%</text:p>
          </table:table-cell>
          <table:table-cell table:formula="of:=([.$C153]+[.$G$3]*[.$A$3]*([.$A153]-1))*(1+[.$H$3]*[.$B$3]*([.$A153]-1))" office:value-type="float" office:value="4707.71443809524" calcext:value-type="float">
            <text:p>4707.71443809524</text:p>
          </table:table-cell>
          <table:table-cell table:formula="of:=1.7/PI()*ATAN([.$H153]*0.0007)" office:value-type="percentage" office:value="0.690572175679219" calcext:value-type="percentage">
            <text:p>69.06%</text:p>
          </table:table-cell>
          <table:table-cell table:formula="of:=[.$E153]/(1-[.$F153])/(1-([.$G153]+[.$I153])/2)" office:value-type="float" office:value="35597.090769056" calcext:value-type="float">
            <text:p>35597.090769056</text:p>
          </table:table-cell>
          <table:table-cell table:formula="of:=[.$J153]*3" office:value-type="float" office:value="106791.272307168" calcext:value-type="float">
            <text:p>106791.2723071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+([.$A154]-1)*0.02" office:value-type="float" office:value="3.88" calcext:value-type="float">
            <text:p>3.88</text:p>
          </table:table-cell>
          <table:table-cell table:formula="of:=1.5*[.$A154]*[.$B154]" office:value-type="float" office:value="843.9" calcext:value-type="float">
            <text:p>843.9</text:p>
          </table:table-cell>
          <table:table-cell table:formula="of:=100+([.$C154]*10)" office:value-type="float" office:value="8539" calcext:value-type="float">
            <text:p>8539</text:p>
          </table:table-cell>
          <table:table-cell table:formula="of:=[.$D154]*(1+([.$A154]-1)*[.$D$3]*[.$B$3])" office:value-type="float" office:value="12052.1885714286" calcext:value-type="float">
            <text:p>12052.1885714286</text:p>
          </table:table-cell>
          <table:table-cell table:formula="of:=([.$A154]-1)*[.$E$3]*([.$B$3]+[.$A$3])" office:value-type="percentage" office:value="0.260571428571428" calcext:value-type="percentage">
            <text:p>26.06%</text:p>
          </table:table-cell>
          <table:table-cell table:formula="of:=([.$A154]-1)*[.$F$3]*[.$B$3]" office:value-type="percentage" office:value="0.411428571428571" calcext:value-type="percentage">
            <text:p>41.14%</text:p>
          </table:table-cell>
          <table:table-cell table:formula="of:=([.$C154]+[.$G$3]*[.$A$3]*([.$A154]-1))*(1+[.$H$3]*[.$B$3]*([.$A154]-1))" office:value-type="float" office:value="4772.604" calcext:value-type="float">
            <text:p>4772.604</text:p>
          </table:table-cell>
          <table:table-cell table:formula="of:=1.7/PI()*ATAN([.$H154]*0.0007)" office:value-type="percentage" office:value="0.692618857994148" calcext:value-type="percentage">
            <text:p>69.26%</text:p>
          </table:table-cell>
          <table:table-cell table:formula="of:=[.$E154]/(1-[.$F154])/(1-([.$G154]+[.$I154])/2)" office:value-type="float" office:value="36384.3538183042" calcext:value-type="float">
            <text:p>36384.3538183042</text:p>
          </table:table-cell>
          <table:table-cell table:formula="of:=[.$J154]*3" office:value-type="float" office:value="109153.061454913" calcext:value-type="float">
            <text:p>109153.061454913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+([.$A155]-1)*0.02" office:value-type="float" office:value="3.9" calcext:value-type="float">
            <text:p>3.9</text:p>
          </table:table-cell>
          <table:table-cell table:formula="of:=1.5*[.$A155]*[.$B155]" office:value-type="float" office:value="854.1" calcext:value-type="float">
            <text:p>854.1</text:p>
          </table:table-cell>
          <table:table-cell table:formula="of:=100+([.$C155]*10)" office:value-type="float" office:value="8641" calcext:value-type="float">
            <text:p>8641</text:p>
          </table:table-cell>
          <table:table-cell table:formula="of:=[.$D155]*(1+([.$A155]-1)*[.$D$3]*[.$B$3])" office:value-type="float" office:value="12220.8428571429" calcext:value-type="float">
            <text:p>12220.8428571429</text:p>
          </table:table-cell>
          <table:table-cell table:formula="of:=([.$A155]-1)*[.$E$3]*([.$B$3]+[.$A$3])" office:value-type="percentage" office:value="0.262380952380952" calcext:value-type="percentage">
            <text:p>26.24%</text:p>
          </table:table-cell>
          <table:table-cell table:formula="of:=([.$A155]-1)*[.$F$3]*[.$B$3]" office:value-type="percentage" office:value="0.414285714285714" calcext:value-type="percentage">
            <text:p>41.43%</text:p>
          </table:table-cell>
          <table:table-cell table:formula="of:=([.$C155]+[.$G$3]*[.$A$3]*([.$A155]-1))*(1+[.$H$3]*[.$B$3]*([.$A155]-1))" office:value-type="float" office:value="4838.03714285714" calcext:value-type="float">
            <text:p>4838.03714285714</text:p>
          </table:table-cell>
          <table:table-cell table:formula="of:=1.7/PI()*ATAN([.$H155]*0.0007)" office:value-type="percentage" office:value="0.694631606803132" calcext:value-type="percentage">
            <text:p>69.46%</text:p>
          </table:table-cell>
          <table:table-cell table:formula="of:=[.$E155]/(1-[.$F155])/(1-([.$G155]+[.$I155])/2)" office:value-type="float" office:value="37186.1340508198" calcext:value-type="float">
            <text:p>37186.1340508198</text:p>
          </table:table-cell>
          <table:table-cell table:formula="of:=[.$J155]*3" office:value-type="float" office:value="111558.402152459" calcext:value-type="float">
            <text:p>111558.40215245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+([.$A156]-1)*0.02" office:value-type="float" office:value="3.92" calcext:value-type="float">
            <text:p>3.92</text:p>
          </table:table-cell>
          <table:table-cell table:formula="of:=1.5*[.$A156]*[.$B156]" office:value-type="float" office:value="864.36" calcext:value-type="float">
            <text:p>864.36</text:p>
          </table:table-cell>
          <table:table-cell table:formula="of:=100+([.$C156]*10)" office:value-type="float" office:value="8743.6" calcext:value-type="float">
            <text:p>8743.6</text:p>
          </table:table-cell>
          <table:table-cell table:formula="of:=[.$D156]*(1+([.$A156]-1)*[.$D$3]*[.$B$3])" office:value-type="float" office:value="12390.9302857143" calcext:value-type="float">
            <text:p>12390.9302857143</text:p>
          </table:table-cell>
          <table:table-cell table:formula="of:=([.$A156]-1)*[.$E$3]*([.$B$3]+[.$A$3])" office:value-type="percentage" office:value="0.264190476190476" calcext:value-type="percentage">
            <text:p>26.42%</text:p>
          </table:table-cell>
          <table:table-cell table:formula="of:=([.$A156]-1)*[.$F$3]*[.$B$3]" office:value-type="percentage" office:value="0.417142857142857" calcext:value-type="percentage">
            <text:p>41.71%</text:p>
          </table:table-cell>
          <table:table-cell table:formula="of:=([.$C156]+[.$G$3]*[.$A$3]*([.$A156]-1))*(1+[.$H$3]*[.$B$3]*([.$A156]-1))" office:value-type="float" office:value="4904.01592380952" calcext:value-type="float">
            <text:p>4904.01592380952</text:p>
          </table:table-cell>
          <table:table-cell table:formula="of:=1.7/PI()*ATAN([.$H156]*0.0007)" office:value-type="percentage" office:value="0.69661106246945" calcext:value-type="percentage">
            <text:p>69.66%</text:p>
          </table:table-cell>
          <table:table-cell table:formula="of:=[.$E156]/(1-[.$F156])/(1-([.$G156]+[.$I156])/2)" office:value-type="float" office:value="38002.6758264888" calcext:value-type="float">
            <text:p>38002.6758264888</text:p>
          </table:table-cell>
          <table:table-cell table:formula="of:=[.$J156]*3" office:value-type="float" office:value="114008.027479466" calcext:value-type="float">
            <text:p>114008.02747946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+([.$A157]-1)*0.02" office:value-type="float" office:value="3.94" calcext:value-type="float">
            <text:p>3.94</text:p>
          </table:table-cell>
          <table:table-cell table:formula="of:=1.5*[.$A157]*[.$B157]" office:value-type="float" office:value="874.68" calcext:value-type="float">
            <text:p>874.68</text:p>
          </table:table-cell>
          <table:table-cell table:formula="of:=100+([.$C157]*10)" office:value-type="float" office:value="8846.8" calcext:value-type="float">
            <text:p>8846.8</text:p>
          </table:table-cell>
          <table:table-cell table:formula="of:=[.$D157]*(1+([.$A157]-1)*[.$D$3]*[.$B$3])" office:value-type="float" office:value="12562.456" calcext:value-type="float">
            <text:p>12562.456</text:p>
          </table:table-cell>
          <table:table-cell table:formula="of:=([.$A157]-1)*[.$E$3]*([.$B$3]+[.$A$3])" office:value-type="percentage" office:value="0.266" calcext:value-type="percentage">
            <text:p>26.60%</text:p>
          </table:table-cell>
          <table:table-cell table:formula="of:=([.$A157]-1)*[.$F$3]*[.$B$3]" office:value-type="percentage" office:value="0.42" calcext:value-type="percentage">
            <text:p>42.00%</text:p>
          </table:table-cell>
          <table:table-cell table:formula="of:=([.$C157]+[.$G$3]*[.$A$3]*([.$A157]-1))*(1+[.$H$3]*[.$B$3]*([.$A157]-1))" office:value-type="float" office:value="4970.5424" calcext:value-type="float">
            <text:p>4970.5424</text:p>
          </table:table-cell>
          <table:table-cell table:formula="of:=1.7/PI()*ATAN([.$H157]*0.0007)" office:value-type="percentage" office:value="0.698557853967191" calcext:value-type="percentage">
            <text:p>69.86%</text:p>
          </table:table-cell>
          <table:table-cell table:formula="of:=[.$E157]/(1-[.$F157])/(1-([.$G157]+[.$I157])/2)" office:value-type="float" office:value="38834.2280825376" calcext:value-type="float">
            <text:p>38834.2280825376</text:p>
          </table:table-cell>
          <table:table-cell table:formula="of:=[.$J157]*3" office:value-type="float" office:value="116502.684247613" calcext:value-type="float">
            <text:p>116502.684247613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+([.$A158]-1)*0.02" office:value-type="float" office:value="3.96" calcext:value-type="float">
            <text:p>3.96</text:p>
          </table:table-cell>
          <table:table-cell table:formula="of:=1.5*[.$A158]*[.$B158]" office:value-type="float" office:value="885.06" calcext:value-type="float">
            <text:p>885.06</text:p>
          </table:table-cell>
          <table:table-cell table:formula="of:=100+([.$C158]*10)" office:value-type="float" office:value="8950.6" calcext:value-type="float">
            <text:p>8950.6</text:p>
          </table:table-cell>
          <table:table-cell table:formula="of:=[.$D158]*(1+([.$A158]-1)*[.$D$3]*[.$B$3])" office:value-type="float" office:value="12735.4251428571" calcext:value-type="float">
            <text:p>12735.4251428571</text:p>
          </table:table-cell>
          <table:table-cell table:formula="of:=([.$A158]-1)*[.$E$3]*([.$B$3]+[.$A$3])" office:value-type="percentage" office:value="0.267809523809524" calcext:value-type="percentage">
            <text:p>26.78%</text:p>
          </table:table-cell>
          <table:table-cell table:formula="of:=([.$A158]-1)*[.$F$3]*[.$B$3]" office:value-type="percentage" office:value="0.422857142857143" calcext:value-type="percentage">
            <text:p>42.29%</text:p>
          </table:table-cell>
          <table:table-cell table:formula="of:=([.$C158]+[.$G$3]*[.$A$3]*([.$A158]-1))*(1+[.$H$3]*[.$B$3]*([.$A158]-1))" office:value-type="float" office:value="5037.61862857143" calcext:value-type="float">
            <text:p>5037.61862857143</text:p>
          </table:table-cell>
          <table:table-cell table:formula="of:=1.7/PI()*ATAN([.$H158]*0.0007)" office:value-type="percentage" office:value="0.700472598948593" calcext:value-type="percentage">
            <text:p>70.05%</text:p>
          </table:table-cell>
          <table:table-cell table:formula="of:=[.$E158]/(1-[.$F158])/(1-([.$G158]+[.$I158])/2)" office:value-type="float" office:value="39681.0444315462" calcext:value-type="float">
            <text:p>39681.0444315462</text:p>
          </table:table-cell>
          <table:table-cell table:formula="of:=[.$J158]*3" office:value-type="float" office:value="119043.133294639" calcext:value-type="float">
            <text:p>119043.13329463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+([.$A159]-1)*0.02" office:value-type="float" office:value="3.98" calcext:value-type="float">
            <text:p>3.98</text:p>
          </table:table-cell>
          <table:table-cell table:formula="of:=1.5*[.$A159]*[.$B159]" office:value-type="float" office:value="895.5" calcext:value-type="float">
            <text:p>895.5</text:p>
          </table:table-cell>
          <table:table-cell table:formula="of:=100+([.$C159]*10)" office:value-type="float" office:value="9055" calcext:value-type="float">
            <text:p>9055</text:p>
          </table:table-cell>
          <table:table-cell table:formula="of:=[.$D159]*(1+([.$A159]-1)*[.$D$3]*[.$B$3])" office:value-type="float" office:value="12909.8428571429" calcext:value-type="float">
            <text:p>12909.8428571429</text:p>
          </table:table-cell>
          <table:table-cell table:formula="of:=([.$A159]-1)*[.$E$3]*([.$B$3]+[.$A$3])" office:value-type="percentage" office:value="0.269619047619047" calcext:value-type="percentage">
            <text:p>26.96%</text:p>
          </table:table-cell>
          <table:table-cell table:formula="of:=([.$A159]-1)*[.$F$3]*[.$B$3]" office:value-type="percentage" office:value="0.425714285714286" calcext:value-type="percentage">
            <text:p>42.57%</text:p>
          </table:table-cell>
          <table:table-cell table:formula="of:=([.$C159]+[.$G$3]*[.$A$3]*([.$A159]-1))*(1+[.$H$3]*[.$B$3]*([.$A159]-1))" office:value-type="float" office:value="5105.24666666667" calcext:value-type="float">
            <text:p>5105.24666666667</text:p>
          </table:table-cell>
          <table:table-cell table:formula="of:=1.7/PI()*ATAN([.$H159]*0.0007)" office:value-type="percentage" office:value="0.702355903823209" calcext:value-type="percentage">
            <text:p>70.24%</text:p>
          </table:table-cell>
          <table:table-cell table:formula="of:=[.$E159]/(1-[.$F159])/(1-([.$G159]+[.$I159])/2)" office:value-type="float" office:value="40543.3832618154" calcext:value-type="float">
            <text:p>40543.3832618154</text:p>
          </table:table-cell>
          <table:table-cell table:formula="of:=[.$J159]*3" office:value-type="float" office:value="121630.149785446" calcext:value-type="float">
            <text:p>121630.14978544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+([.$A160]-1)*0.02" office:value-type="float" office:value="4" calcext:value-type="float">
            <text:p>4</text:p>
          </table:table-cell>
          <table:table-cell table:formula="of:=1.5*[.$A160]*[.$B160]" office:value-type="float" office:value="906" calcext:value-type="float">
            <text:p>906</text:p>
          </table:table-cell>
          <table:table-cell table:formula="of:=100+([.$C160]*10)" office:value-type="float" office:value="9160" calcext:value-type="float">
            <text:p>9160</text:p>
          </table:table-cell>
          <table:table-cell table:formula="of:=[.$D160]*(1+([.$A160]-1)*[.$D$3]*[.$B$3])" office:value-type="float" office:value="13085.7142857143" calcext:value-type="float">
            <text:p>13085.7142857143</text:p>
          </table:table-cell>
          <table:table-cell table:formula="of:=([.$A160]-1)*[.$E$3]*([.$B$3]+[.$A$3])" office:value-type="percentage" office:value="0.271428571428571" calcext:value-type="percentage">
            <text:p>27.14%</text:p>
          </table:table-cell>
          <table:table-cell table:formula="of:=([.$A160]-1)*[.$F$3]*[.$B$3]" office:value-type="percentage" office:value="0.428571428571429" calcext:value-type="percentage">
            <text:p>42.86%</text:p>
          </table:table-cell>
          <table:table-cell table:formula="of:=([.$C160]+[.$G$3]*[.$A$3]*([.$A160]-1))*(1+[.$H$3]*[.$B$3]*([.$A160]-1))" office:value-type="float" office:value="5173.42857142857" calcext:value-type="float">
            <text:p>5173.42857142857</text:p>
          </table:table-cell>
          <table:table-cell table:formula="of:=1.7/PI()*ATAN([.$H160]*0.0007)" office:value-type="percentage" office:value="0.704208363847764" calcext:value-type="percentage">
            <text:p>70.42%</text:p>
          </table:table-cell>
          <table:table-cell table:formula="of:=[.$E160]/(1-[.$F160])/(1-([.$G160]+[.$I160])/2)" office:value-type="float" office:value="41421.507840157" calcext:value-type="float">
            <text:p>41421.507840157</text:p>
          </table:table-cell>
          <table:table-cell table:formula="of:=[.$J160]*3" office:value-type="float" office:value="124264.523520471" calcext:value-type="float">
            <text:p>124264.52352047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+([.$A161]-1)*0.02" office:value-type="float" office:value="4.02" calcext:value-type="float">
            <text:p>4.02</text:p>
          </table:table-cell>
          <table:table-cell table:formula="of:=1.5*[.$A161]*[.$B161]" office:value-type="float" office:value="916.56" calcext:value-type="float">
            <text:p>916.56</text:p>
          </table:table-cell>
          <table:table-cell table:formula="of:=100+([.$C161]*10)" office:value-type="float" office:value="9265.6" calcext:value-type="float">
            <text:p>9265.6</text:p>
          </table:table-cell>
          <table:table-cell table:formula="of:=[.$D161]*(1+([.$A161]-1)*[.$D$3]*[.$B$3])" office:value-type="float" office:value="13263.0445714286" calcext:value-type="float">
            <text:p>13263.0445714286</text:p>
          </table:table-cell>
          <table:table-cell table:formula="of:=([.$A161]-1)*[.$E$3]*([.$B$3]+[.$A$3])" office:value-type="percentage" office:value="0.273238095238095" calcext:value-type="percentage">
            <text:p>27.32%</text:p>
          </table:table-cell>
          <table:table-cell table:formula="of:=([.$A161]-1)*[.$F$3]*[.$B$3]" office:value-type="percentage" office:value="0.431428571428571" calcext:value-type="percentage">
            <text:p>43.14%</text:p>
          </table:table-cell>
          <table:table-cell table:formula="of:=([.$C161]+[.$G$3]*[.$A$3]*([.$A161]-1))*(1+[.$H$3]*[.$B$3]*([.$A161]-1))" office:value-type="float" office:value="5242.1664" calcext:value-type="float">
            <text:p>5242.1664</text:p>
          </table:table-cell>
          <table:table-cell table:formula="of:=1.7/PI()*ATAN([.$H161]*0.0007)" office:value-type="percentage" office:value="0.706030563225658" calcext:value-type="percentage">
            <text:p>70.60%</text:p>
          </table:table-cell>
          <table:table-cell table:formula="of:=[.$E161]/(1-[.$F161])/(1-([.$G161]+[.$I161])/2)" office:value-type="float" office:value="42315.686417182" calcext:value-type="float">
            <text:p>42315.686417182</text:p>
          </table:table-cell>
          <table:table-cell table:formula="of:=[.$J161]*3" office:value-type="float" office:value="126947.059251546" calcext:value-type="float">
            <text:p>126947.059251546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+([.$A162]-1)*0.02" office:value-type="float" office:value="4.04" calcext:value-type="float">
            <text:p>4.04</text:p>
          </table:table-cell>
          <table:table-cell table:formula="of:=1.5*[.$A162]*[.$B162]" office:value-type="float" office:value="927.18" calcext:value-type="float">
            <text:p>927.18</text:p>
          </table:table-cell>
          <table:table-cell table:formula="of:=100+([.$C162]*10)" office:value-type="float" office:value="9371.8" calcext:value-type="float">
            <text:p>9371.8</text:p>
          </table:table-cell>
          <table:table-cell table:formula="of:=[.$D162]*(1+([.$A162]-1)*[.$D$3]*[.$B$3])" office:value-type="float" office:value="13441.8388571429" calcext:value-type="float">
            <text:p>13441.8388571429</text:p>
          </table:table-cell>
          <table:table-cell table:formula="of:=([.$A162]-1)*[.$E$3]*([.$B$3]+[.$A$3])" office:value-type="percentage" office:value="0.275047619047619" calcext:value-type="percentage">
            <text:p>27.50%</text:p>
          </table:table-cell>
          <table:table-cell table:formula="of:=([.$A162]-1)*[.$F$3]*[.$B$3]" office:value-type="percentage" office:value="0.434285714285714" calcext:value-type="percentage">
            <text:p>43.43%</text:p>
          </table:table-cell>
          <table:table-cell table:formula="of:=([.$C162]+[.$G$3]*[.$A$3]*([.$A162]-1))*(1+[.$H$3]*[.$B$3]*([.$A162]-1))" office:value-type="float" office:value="5311.46220952381" calcext:value-type="float">
            <text:p>5311.46220952381</text:p>
          </table:table-cell>
          <table:table-cell table:formula="of:=1.7/PI()*ATAN([.$H162]*0.0007)" office:value-type="percentage" office:value="0.707823075215113" calcext:value-type="percentage">
            <text:p>70.78%</text:p>
          </table:table-cell>
          <table:table-cell table:formula="of:=[.$E162]/(1-[.$F162])/(1-([.$G162]+[.$I162])/2)" office:value-type="float" office:value="43226.1923351625" calcext:value-type="float">
            <text:p>43226.1923351625</text:p>
          </table:table-cell>
          <table:table-cell table:formula="of:=[.$J162]*3" office:value-type="float" office:value="129678.577005488" calcext:value-type="float">
            <text:p>129678.577005488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+([.$A163]-1)*0.02" office:value-type="float" office:value="4.06" calcext:value-type="float">
            <text:p>4.06</text:p>
          </table:table-cell>
          <table:table-cell table:formula="of:=1.5*[.$A163]*[.$B163]" office:value-type="float" office:value="937.86" calcext:value-type="float">
            <text:p>937.86</text:p>
          </table:table-cell>
          <table:table-cell table:formula="of:=100+([.$C163]*10)" office:value-type="float" office:value="9478.6" calcext:value-type="float">
            <text:p>9478.6</text:p>
          </table:table-cell>
          <table:table-cell table:formula="of:=[.$D163]*(1+([.$A163]-1)*[.$D$3]*[.$B$3])" office:value-type="float" office:value="13622.1022857143" calcext:value-type="float">
            <text:p>13622.1022857143</text:p>
          </table:table-cell>
          <table:table-cell table:formula="of:=([.$A163]-1)*[.$E$3]*([.$B$3]+[.$A$3])" office:value-type="percentage" office:value="0.276857142857143" calcext:value-type="percentage">
            <text:p>27.69%</text:p>
          </table:table-cell>
          <table:table-cell table:formula="of:=([.$A163]-1)*[.$F$3]*[.$B$3]" office:value-type="percentage" office:value="0.437142857142857" calcext:value-type="percentage">
            <text:p>43.71%</text:p>
          </table:table-cell>
          <table:table-cell table:formula="of:=([.$C163]+[.$G$3]*[.$A$3]*([.$A163]-1))*(1+[.$H$3]*[.$B$3]*([.$A163]-1))" office:value-type="float" office:value="5381.31805714286" calcext:value-type="float">
            <text:p>5381.31805714286</text:p>
          </table:table-cell>
          <table:table-cell table:formula="of:=1.7/PI()*ATAN([.$H163]*0.0007)" office:value-type="percentage" office:value="0.709586462245062" calcext:value-type="percentage">
            <text:p>70.96%</text:p>
          </table:table-cell>
          <table:table-cell table:formula="of:=[.$E163]/(1-[.$F163])/(1-([.$G163]+[.$I163])/2)" office:value-type="float" office:value="44153.3041385442" calcext:value-type="float">
            <text:p>44153.3041385442</text:p>
          </table:table-cell>
          <table:table-cell table:formula="of:=[.$J163]*3" office:value-type="float" office:value="132459.912415633" calcext:value-type="float">
            <text:p>132459.91241563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+([.$A164]-1)*0.02" office:value-type="float" office:value="4.08" calcext:value-type="float">
            <text:p>4.08</text:p>
          </table:table-cell>
          <table:table-cell table:formula="of:=1.5*[.$A164]*[.$B164]" office:value-type="float" office:value="948.6" calcext:value-type="float">
            <text:p>948.6</text:p>
          </table:table-cell>
          <table:table-cell table:formula="of:=100+([.$C164]*10)" office:value-type="float" office:value="9586" calcext:value-type="float">
            <text:p>9586</text:p>
          </table:table-cell>
          <table:table-cell table:formula="of:=[.$D164]*(1+([.$A164]-1)*[.$D$3]*[.$B$3])" office:value-type="float" office:value="13803.84" calcext:value-type="float">
            <text:p>13803.84</text:p>
          </table:table-cell>
          <table:table-cell table:formula="of:=([.$A164]-1)*[.$E$3]*([.$B$3]+[.$A$3])" office:value-type="percentage" office:value="0.278666666666666" calcext:value-type="percentage">
            <text:p>27.87%</text:p>
          </table:table-cell>
          <table:table-cell table:formula="of:=([.$A164]-1)*[.$F$3]*[.$B$3]" office:value-type="percentage" office:value="0.44" calcext:value-type="percentage">
            <text:p>44.00%</text:p>
          </table:table-cell>
          <table:table-cell table:formula="of:=([.$C164]+[.$G$3]*[.$A$3]*([.$A164]-1))*(1+[.$H$3]*[.$B$3]*([.$A164]-1))" office:value-type="float" office:value="5451.736" calcext:value-type="float">
            <text:p>5451.736</text:p>
          </table:table-cell>
          <table:table-cell table:formula="of:=1.7/PI()*ATAN([.$H164]*0.0007)" office:value-type="percentage" office:value="0.711321276037906" calcext:value-type="percentage">
            <text:p>71.13%</text:p>
          </table:table-cell>
          <table:table-cell table:formula="of:=[.$E164]/(1-[.$F164])/(1-([.$G164]+[.$I164])/2)" office:value-type="float" office:value="45097.3056871889" calcext:value-type="float">
            <text:p>45097.3056871889</text:p>
          </table:table-cell>
          <table:table-cell table:formula="of:=[.$J164]*3" office:value-type="float" office:value="135291.917061567" calcext:value-type="float">
            <text:p>135291.917061567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+([.$A165]-1)*0.02" office:value-type="float" office:value="4.1" calcext:value-type="float">
            <text:p>4.1</text:p>
          </table:table-cell>
          <table:table-cell table:formula="of:=1.5*[.$A165]*[.$B165]" office:value-type="float" office:value="959.4" calcext:value-type="float">
            <text:p>959.4</text:p>
          </table:table-cell>
          <table:table-cell table:formula="of:=100+([.$C165]*10)" office:value-type="float" office:value="9694" calcext:value-type="float">
            <text:p>9694</text:p>
          </table:table-cell>
          <table:table-cell table:formula="of:=[.$D165]*(1+([.$A165]-1)*[.$D$3]*[.$B$3])" office:value-type="float" office:value="13987.0571428572" calcext:value-type="float">
            <text:p>13987.0571428572</text:p>
          </table:table-cell>
          <table:table-cell table:formula="of:=([.$A165]-1)*[.$E$3]*([.$B$3]+[.$A$3])" office:value-type="percentage" office:value="0.28047619047619" calcext:value-type="percentage">
            <text:p>28.05%</text:p>
          </table:table-cell>
          <table:table-cell table:formula="of:=([.$A165]-1)*[.$F$3]*[.$B$3]" office:value-type="percentage" office:value="0.442857142857143" calcext:value-type="percentage">
            <text:p>44.29%</text:p>
          </table:table-cell>
          <table:table-cell table:formula="of:=([.$C165]+[.$G$3]*[.$A$3]*([.$A165]-1))*(1+[.$H$3]*[.$B$3]*([.$A165]-1))" office:value-type="float" office:value="5522.7180952381" calcext:value-type="float">
            <text:p>5522.7180952381</text:p>
          </table:table-cell>
          <table:table-cell table:formula="of:=1.7/PI()*ATAN([.$H165]*0.0007)" office:value-type="percentage" office:value="0.713028057738356" calcext:value-type="percentage">
            <text:p>71.30%</text:p>
          </table:table-cell>
          <table:table-cell table:formula="of:=[.$E165]/(1-[.$F165])/(1-([.$G165]+[.$I165])/2)" office:value-type="float" office:value="46058.4862724309" calcext:value-type="float">
            <text:p>46058.4862724309</text:p>
          </table:table-cell>
          <table:table-cell table:formula="of:=[.$J165]*3" office:value-type="float" office:value="138175.458817293" calcext:value-type="float">
            <text:p>138175.45881729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+([.$A166]-1)*0.02" office:value-type="float" office:value="4.12" calcext:value-type="float">
            <text:p>4.12</text:p>
          </table:table-cell>
          <table:table-cell table:formula="of:=1.5*[.$A166]*[.$B166]" office:value-type="float" office:value="970.26" calcext:value-type="float">
            <text:p>970.26</text:p>
          </table:table-cell>
          <table:table-cell table:formula="of:=100+([.$C166]*10)" office:value-type="float" office:value="9802.6" calcext:value-type="float">
            <text:p>9802.6</text:p>
          </table:table-cell>
          <table:table-cell table:formula="of:=[.$D166]*(1+([.$A166]-1)*[.$D$3]*[.$B$3])" office:value-type="float" office:value="14171.7588571429" calcext:value-type="float">
            <text:p>14171.7588571429</text:p>
          </table:table-cell>
          <table:table-cell table:formula="of:=([.$A166]-1)*[.$E$3]*([.$B$3]+[.$A$3])" office:value-type="percentage" office:value="0.282285714285714" calcext:value-type="percentage">
            <text:p>28.23%</text:p>
          </table:table-cell>
          <table:table-cell table:formula="of:=([.$A166]-1)*[.$F$3]*[.$B$3]" office:value-type="percentage" office:value="0.445714285714286" calcext:value-type="percentage">
            <text:p>44.57%</text:p>
          </table:table-cell>
          <table:table-cell table:formula="of:=([.$C166]+[.$G$3]*[.$A$3]*([.$A166]-1))*(1+[.$H$3]*[.$B$3]*([.$A166]-1))" office:value-type="float" office:value="5594.2664" calcext:value-type="float">
            <text:p>5594.2664</text:p>
          </table:table-cell>
          <table:table-cell table:formula="of:=1.7/PI()*ATAN([.$H166]*0.0007)" office:value-type="percentage" office:value="0.714707338047627" calcext:value-type="percentage">
            <text:p>71.47%</text:p>
          </table:table-cell>
          <table:table-cell table:formula="of:=[.$E166]/(1-[.$F166])/(1-([.$G166]+[.$I166])/2)" office:value-type="float" office:value="47037.1407360297" calcext:value-type="float">
            <text:p>47037.1407360297</text:p>
          </table:table-cell>
          <table:table-cell table:formula="of:=[.$J166]*3" office:value-type="float" office:value="141111.422208089" calcext:value-type="float">
            <text:p>141111.422208089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+([.$A167]-1)*0.02" office:value-type="float" office:value="4.14" calcext:value-type="float">
            <text:p>4.14</text:p>
          </table:table-cell>
          <table:table-cell table:formula="of:=1.5*[.$A167]*[.$B167]" office:value-type="float" office:value="981.18" calcext:value-type="float">
            <text:p>981.18</text:p>
          </table:table-cell>
          <table:table-cell table:formula="of:=100+([.$C167]*10)" office:value-type="float" office:value="9911.8" calcext:value-type="float">
            <text:p>9911.8</text:p>
          </table:table-cell>
          <table:table-cell table:formula="of:=[.$D167]*(1+([.$A167]-1)*[.$D$3]*[.$B$3])" office:value-type="float" office:value="14357.9502857143" calcext:value-type="float">
            <text:p>14357.9502857143</text:p>
          </table:table-cell>
          <table:table-cell table:formula="of:=([.$A167]-1)*[.$E$3]*([.$B$3]+[.$A$3])" office:value-type="percentage" office:value="0.284095238095238" calcext:value-type="percentage">
            <text:p>28.41%</text:p>
          </table:table-cell>
          <table:table-cell table:formula="of:=([.$A167]-1)*[.$F$3]*[.$B$3]" office:value-type="percentage" office:value="0.448571428571429" calcext:value-type="percentage">
            <text:p>44.86%</text:p>
          </table:table-cell>
          <table:table-cell table:formula="of:=([.$C167]+[.$G$3]*[.$A$3]*([.$A167]-1))*(1+[.$H$3]*[.$B$3]*([.$A167]-1))" office:value-type="float" office:value="5666.38297142857" calcext:value-type="float">
            <text:p>5666.38297142857</text:p>
          </table:table-cell>
          <table:table-cell table:formula="of:=1.7/PI()*ATAN([.$H167]*0.0007)" office:value-type="percentage" office:value="0.716359637362285" calcext:value-type="percentage">
            <text:p>71.64%</text:p>
          </table:table-cell>
          <table:table-cell table:formula="of:=[.$E167]/(1-[.$F167])/(1-([.$G167]+[.$I167])/2)" office:value-type="float" office:value="48033.5695921079" calcext:value-type="float">
            <text:p>48033.5695921079</text:p>
          </table:table-cell>
          <table:table-cell table:formula="of:=[.$J167]*3" office:value-type="float" office:value="144100.708776324" calcext:value-type="float">
            <text:p>144100.70877632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+([.$A168]-1)*0.02" office:value-type="float" office:value="4.16" calcext:value-type="float">
            <text:p>4.16</text:p>
          </table:table-cell>
          <table:table-cell table:formula="of:=1.5*[.$A168]*[.$B168]" office:value-type="float" office:value="992.16" calcext:value-type="float">
            <text:p>992.16</text:p>
          </table:table-cell>
          <table:table-cell table:formula="of:=100+([.$C168]*10)" office:value-type="float" office:value="10021.6" calcext:value-type="float">
            <text:p>10021.6</text:p>
          </table:table-cell>
          <table:table-cell table:formula="of:=[.$D168]*(1+([.$A168]-1)*[.$D$3]*[.$B$3])" office:value-type="float" office:value="14545.6365714286" calcext:value-type="float">
            <text:p>14545.6365714286</text:p>
          </table:table-cell>
          <table:table-cell table:formula="of:=([.$A168]-1)*[.$E$3]*([.$B$3]+[.$A$3])" office:value-type="percentage" office:value="0.285904761904762" calcext:value-type="percentage">
            <text:p>28.59%</text:p>
          </table:table-cell>
          <table:table-cell table:formula="of:=([.$A168]-1)*[.$F$3]*[.$B$3]" office:value-type="percentage" office:value="0.451428571428571" calcext:value-type="percentage">
            <text:p>45.14%</text:p>
          </table:table-cell>
          <table:table-cell table:formula="of:=([.$C168]+[.$G$3]*[.$A$3]*([.$A168]-1))*(1+[.$H$3]*[.$B$3]*([.$A168]-1))" office:value-type="float" office:value="5739.06986666667" calcext:value-type="float">
            <text:p>5739.06986666667</text:p>
          </table:table-cell>
          <table:table-cell table:formula="of:=1.7/PI()*ATAN([.$H168]*0.0007)" office:value-type="percentage" office:value="0.717985465917124" calcext:value-type="percentage">
            <text:p>71.80%</text:p>
          </table:table-cell>
          <table:table-cell table:formula="of:=[.$E168]/(1-[.$F168])/(1-([.$G168]+[.$I168])/2)" office:value-type="float" office:value="49048.0791521629" calcext:value-type="float">
            <text:p>49048.0791521629</text:p>
          </table:table-cell>
          <table:table-cell table:formula="of:=[.$J168]*3" office:value-type="float" office:value="147144.237456489" calcext:value-type="float">
            <text:p>147144.23745648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+([.$A169]-1)*0.02" office:value-type="float" office:value="4.18" calcext:value-type="float">
            <text:p>4.18</text:p>
          </table:table-cell>
          <table:table-cell table:formula="of:=1.5*[.$A169]*[.$B169]" office:value-type="float" office:value="1003.2" calcext:value-type="float">
            <text:p>1003.2</text:p>
          </table:table-cell>
          <table:table-cell table:formula="of:=100+([.$C169]*10)" office:value-type="float" office:value="10132" calcext:value-type="float">
            <text:p>10132</text:p>
          </table:table-cell>
          <table:table-cell table:formula="of:=[.$D169]*(1+([.$A169]-1)*[.$D$3]*[.$B$3])" office:value-type="float" office:value="14734.8228571429" calcext:value-type="float">
            <text:p>14734.8228571429</text:p>
          </table:table-cell>
          <table:table-cell table:formula="of:=([.$A169]-1)*[.$E$3]*([.$B$3]+[.$A$3])" office:value-type="percentage" office:value="0.287714285714285" calcext:value-type="percentage">
            <text:p>28.77%</text:p>
          </table:table-cell>
          <table:table-cell table:formula="of:=([.$A169]-1)*[.$F$3]*[.$B$3]" office:value-type="percentage" office:value="0.454285714285714" calcext:value-type="percentage">
            <text:p>45.43%</text:p>
          </table:table-cell>
          <table:table-cell table:formula="of:=([.$C169]+[.$G$3]*[.$A$3]*([.$A169]-1))*(1+[.$H$3]*[.$B$3]*([.$A169]-1))" office:value-type="float" office:value="5812.32914285714" calcext:value-type="float">
            <text:p>5812.32914285714</text:p>
          </table:table-cell>
          <table:table-cell table:formula="of:=1.7/PI()*ATAN([.$H169]*0.0007)" office:value-type="percentage" office:value="0.719585323931485" calcext:value-type="percentage">
            <text:p>71.96%</text:p>
          </table:table-cell>
          <table:table-cell table:formula="of:=[.$E169]/(1-[.$F169])/(1-([.$G169]+[.$I169])/2)" office:value-type="float" office:value="50080.9816532454" calcext:value-type="float">
            <text:p>50080.9816532454</text:p>
          </table:table-cell>
          <table:table-cell table:formula="of:=[.$J169]*3" office:value-type="float" office:value="150242.944959736" calcext:value-type="float">
            <text:p>150242.94495973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+([.$A170]-1)*0.02" office:value-type="float" office:value="4.2" calcext:value-type="float">
            <text:p>4.2</text:p>
          </table:table-cell>
          <table:table-cell table:formula="of:=1.5*[.$A170]*[.$B170]" office:value-type="float" office:value="1014.3" calcext:value-type="float">
            <text:p>1014.3</text:p>
          </table:table-cell>
          <table:table-cell table:formula="of:=100+([.$C170]*10)" office:value-type="float" office:value="10243" calcext:value-type="float">
            <text:p>10243</text:p>
          </table:table-cell>
          <table:table-cell table:formula="of:=[.$D170]*(1+([.$A170]-1)*[.$D$3]*[.$B$3])" office:value-type="float" office:value="14925.5142857143" calcext:value-type="float">
            <text:p>14925.5142857143</text:p>
          </table:table-cell>
          <table:table-cell table:formula="of:=([.$A170]-1)*[.$E$3]*([.$B$3]+[.$A$3])" office:value-type="percentage" office:value="0.289523809523809" calcext:value-type="percentage">
            <text:p>28.95%</text:p>
          </table:table-cell>
          <table:table-cell table:formula="of:=([.$A170]-1)*[.$F$3]*[.$B$3]" office:value-type="percentage" office:value="0.457142857142857" calcext:value-type="percentage">
            <text:p>45.71%</text:p>
          </table:table-cell>
          <table:table-cell table:formula="of:=([.$C170]+[.$G$3]*[.$A$3]*([.$A170]-1))*(1+[.$H$3]*[.$B$3]*([.$A170]-1))" office:value-type="float" office:value="5886.16285714286" calcext:value-type="float">
            <text:p>5886.16285714286</text:p>
          </table:table-cell>
          <table:table-cell table:formula="of:=1.7/PI()*ATAN([.$H170]*0.0007)" office:value-type="percentage" office:value="0.721159701758471" calcext:value-type="percentage">
            <text:p>72.12%</text:p>
          </table:table-cell>
          <table:table-cell table:formula="of:=[.$E170]/(1-[.$F170])/(1-([.$G170]+[.$I170])/2)" office:value-type="float" office:value="51132.5953894" calcext:value-type="float">
            <text:p>51132.5953894</text:p>
          </table:table-cell>
          <table:table-cell table:formula="of:=[.$J170]*3" office:value-type="float" office:value="153397.7861682" calcext:value-type="float">
            <text:p>153397.7861682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+([.$A171]-1)*0.02" office:value-type="float" office:value="4.22" calcext:value-type="float">
            <text:p>4.22</text:p>
          </table:table-cell>
          <table:table-cell table:formula="of:=1.5*[.$A171]*[.$B171]" office:value-type="float" office:value="1025.46" calcext:value-type="float">
            <text:p>1025.46</text:p>
          </table:table-cell>
          <table:table-cell table:formula="of:=100+([.$C171]*10)" office:value-type="float" office:value="10354.6" calcext:value-type="float">
            <text:p>10354.6</text:p>
          </table:table-cell>
          <table:table-cell table:formula="of:=[.$D171]*(1+([.$A171]-1)*[.$D$3]*[.$B$3])" office:value-type="float" office:value="15117.716" calcext:value-type="float">
            <text:p>15117.716</text:p>
          </table:table-cell>
          <table:table-cell table:formula="of:=([.$A171]-1)*[.$E$3]*([.$B$3]+[.$A$3])" office:value-type="percentage" office:value="0.291333333333333" calcext:value-type="percentage">
            <text:p>29.13%</text:p>
          </table:table-cell>
          <table:table-cell table:formula="of:=([.$A171]-1)*[.$F$3]*[.$B$3]" office:value-type="percentage" office:value="0.46" calcext:value-type="percentage">
            <text:p>46.00%</text:p>
          </table:table-cell>
          <table:table-cell table:formula="of:=([.$C171]+[.$G$3]*[.$A$3]*([.$A171]-1))*(1+[.$H$3]*[.$B$3]*([.$A171]-1))" office:value-type="float" office:value="5960.57306666667" calcext:value-type="float">
            <text:p>5960.57306666667</text:p>
          </table:table-cell>
          <table:table-cell table:formula="of:=1.7/PI()*ATAN([.$H171]*0.0007)" office:value-type="percentage" office:value="0.722709080036562" calcext:value-type="percentage">
            <text:p>72.27%</text:p>
          </table:table-cell>
          <table:table-cell table:formula="of:=[.$E171]/(1-[.$F171])/(1-([.$G171]+[.$I171])/2)" office:value-type="float" office:value="52203.2448464655" calcext:value-type="float">
            <text:p>52203.2448464655</text:p>
          </table:table-cell>
          <table:table-cell table:formula="of:=[.$J171]*3" office:value-type="float" office:value="156609.734539397" calcext:value-type="float">
            <text:p>156609.734539397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+([.$A172]-1)*0.02" office:value-type="float" office:value="4.24" calcext:value-type="float">
            <text:p>4.24</text:p>
          </table:table-cell>
          <table:table-cell table:formula="of:=1.5*[.$A172]*[.$B172]" office:value-type="float" office:value="1036.68" calcext:value-type="float">
            <text:p>1036.68</text:p>
          </table:table-cell>
          <table:table-cell table:formula="of:=100+([.$C172]*10)" office:value-type="float" office:value="10466.8" calcext:value-type="float">
            <text:p>10466.8</text:p>
          </table:table-cell>
          <table:table-cell table:formula="of:=[.$D172]*(1+([.$A172]-1)*[.$D$3]*[.$B$3])" office:value-type="float" office:value="15311.4331428572" calcext:value-type="float">
            <text:p>15311.4331428572</text:p>
          </table:table-cell>
          <table:table-cell table:formula="of:=([.$A172]-1)*[.$E$3]*([.$B$3]+[.$A$3])" office:value-type="percentage" office:value="0.293142857142857" calcext:value-type="percentage">
            <text:p>29.31%</text:p>
          </table:table-cell>
          <table:table-cell table:formula="of:=([.$A172]-1)*[.$F$3]*[.$B$3]" office:value-type="percentage" office:value="0.462857142857143" calcext:value-type="percentage">
            <text:p>46.29%</text:p>
          </table:table-cell>
          <table:table-cell table:formula="of:=([.$C172]+[.$G$3]*[.$A$3]*([.$A172]-1))*(1+[.$H$3]*[.$B$3]*([.$A172]-1))" office:value-type="float" office:value="6035.56182857143" calcext:value-type="float">
            <text:p>6035.56182857143</text:p>
          </table:table-cell>
          <table:table-cell table:formula="of:=1.7/PI()*ATAN([.$H172]*0.0007)" office:value-type="percentage" office:value="0.724233929843167" calcext:value-type="percentage">
            <text:p>72.42%</text:p>
          </table:table-cell>
          <table:table-cell table:formula="of:=[.$E172]/(1-[.$F172])/(1-([.$G172]+[.$I172])/2)" office:value-type="float" office:value="53293.2608403371" calcext:value-type="float">
            <text:p>53293.2608403371</text:p>
          </table:table-cell>
          <table:table-cell table:formula="of:=[.$J172]*3" office:value-type="float" office:value="159879.782521011" calcext:value-type="float">
            <text:p>159879.78252101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+([.$A173]-1)*0.02" office:value-type="float" office:value="4.26" calcext:value-type="float">
            <text:p>4.26</text:p>
          </table:table-cell>
          <table:table-cell table:formula="of:=1.5*[.$A173]*[.$B173]" office:value-type="float" office:value="1047.96" calcext:value-type="float">
            <text:p>1047.96</text:p>
          </table:table-cell>
          <table:table-cell table:formula="of:=100+([.$C173]*10)" office:value-type="float" office:value="10579.6" calcext:value-type="float">
            <text:p>10579.6</text:p>
          </table:table-cell>
          <table:table-cell table:formula="of:=[.$D173]*(1+([.$A173]-1)*[.$D$3]*[.$B$3])" office:value-type="float" office:value="15506.6708571429" calcext:value-type="float">
            <text:p>15506.6708571429</text:p>
          </table:table-cell>
          <table:table-cell table:formula="of:=([.$A173]-1)*[.$E$3]*([.$B$3]+[.$A$3])" office:value-type="percentage" office:value="0.294952380952381" calcext:value-type="percentage">
            <text:p>29.50%</text:p>
          </table:table-cell>
          <table:table-cell table:formula="of:=([.$A173]-1)*[.$F$3]*[.$B$3]" office:value-type="percentage" office:value="0.465714285714286" calcext:value-type="percentage">
            <text:p>46.57%</text:p>
          </table:table-cell>
          <table:table-cell table:formula="of:=([.$C173]+[.$G$3]*[.$A$3]*([.$A173]-1))*(1+[.$H$3]*[.$B$3]*([.$A173]-1))" office:value-type="float" office:value="6111.1312" calcext:value-type="float">
            <text:p>6111.1312</text:p>
          </table:table-cell>
          <table:table-cell table:formula="of:=1.7/PI()*ATAN([.$H173]*0.0007)" office:value-type="percentage" office:value="0.725734712849691" calcext:value-type="percentage">
            <text:p>72.57%</text:p>
          </table:table-cell>
          <table:table-cell table:formula="of:=[.$E173]/(1-[.$F173])/(1-([.$G173]+[.$I173])/2)" office:value-type="float" office:value="54402.980658795" calcext:value-type="float">
            <text:p>54402.980658795</text:p>
          </table:table-cell>
          <table:table-cell table:formula="of:=[.$J173]*3" office:value-type="float" office:value="163208.941976385" calcext:value-type="float">
            <text:p>163208.94197638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+([.$A174]-1)*0.02" office:value-type="float" office:value="4.28" calcext:value-type="float">
            <text:p>4.28</text:p>
          </table:table-cell>
          <table:table-cell table:formula="of:=1.5*[.$A174]*[.$B174]" office:value-type="float" office:value="1059.3" calcext:value-type="float">
            <text:p>1059.3</text:p>
          </table:table-cell>
          <table:table-cell table:formula="of:=100+([.$C174]*10)" office:value-type="float" office:value="10693" calcext:value-type="float">
            <text:p>10693</text:p>
          </table:table-cell>
          <table:table-cell table:formula="of:=[.$D174]*(1+([.$A174]-1)*[.$D$3]*[.$B$3])" office:value-type="float" office:value="15703.4342857143" calcext:value-type="float">
            <text:p>15703.4342857143</text:p>
          </table:table-cell>
          <table:table-cell table:formula="of:=([.$A174]-1)*[.$E$3]*([.$B$3]+[.$A$3])" office:value-type="percentage" office:value="0.296761904761905" calcext:value-type="percentage">
            <text:p>29.68%</text:p>
          </table:table-cell>
          <table:table-cell table:formula="of:=([.$A174]-1)*[.$F$3]*[.$B$3]" office:value-type="percentage" office:value="0.468571428571429" calcext:value-type="percentage">
            <text:p>46.86%</text:p>
          </table:table-cell>
          <table:table-cell table:formula="of:=([.$C174]+[.$G$3]*[.$A$3]*([.$A174]-1))*(1+[.$H$3]*[.$B$3]*([.$A174]-1))" office:value-type="float" office:value="6187.28323809524" calcext:value-type="float">
            <text:p>6187.28323809524</text:p>
          </table:table-cell>
          <table:table-cell table:formula="of:=1.7/PI()*ATAN([.$H174]*0.0007)" office:value-type="percentage" office:value="0.727211881477718" calcext:value-type="percentage">
            <text:p>72.72%</text:p>
          </table:table-cell>
          <table:table-cell table:formula="of:=[.$E174]/(1-[.$F174])/(1-([.$G174]+[.$I174])/2)" office:value-type="float" office:value="55532.7482070057" calcext:value-type="float">
            <text:p>55532.7482070057</text:p>
          </table:table-cell>
          <table:table-cell table:formula="of:=[.$J174]*3" office:value-type="float" office:value="166598.244621017" calcext:value-type="float">
            <text:p>166598.24462101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+([.$A175]-1)*0.02" office:value-type="float" office:value="4.3" calcext:value-type="float">
            <text:p>4.3</text:p>
          </table:table-cell>
          <table:table-cell table:formula="of:=1.5*[.$A175]*[.$B175]" office:value-type="float" office:value="1070.7" calcext:value-type="float">
            <text:p>1070.7</text:p>
          </table:table-cell>
          <table:table-cell table:formula="of:=100+([.$C175]*10)" office:value-type="float" office:value="10807" calcext:value-type="float">
            <text:p>10807</text:p>
          </table:table-cell>
          <table:table-cell table:formula="of:=[.$D175]*(1+([.$A175]-1)*[.$D$3]*[.$B$3])" office:value-type="float" office:value="15901.7285714286" calcext:value-type="float">
            <text:p>15901.7285714286</text:p>
          </table:table-cell>
          <table:table-cell table:formula="of:=([.$A175]-1)*[.$E$3]*([.$B$3]+[.$A$3])" office:value-type="percentage" office:value="0.298571428571428" calcext:value-type="percentage">
            <text:p>29.86%</text:p>
          </table:table-cell>
          <table:table-cell table:formula="of:=([.$A175]-1)*[.$F$3]*[.$B$3]" office:value-type="percentage" office:value="0.471428571428571" calcext:value-type="percentage">
            <text:p>47.14%</text:p>
          </table:table-cell>
          <table:table-cell table:formula="of:=([.$C175]+[.$G$3]*[.$A$3]*([.$A175]-1))*(1+[.$H$3]*[.$B$3]*([.$A175]-1))" office:value-type="float" office:value="6264.02" calcext:value-type="float">
            <text:p>6264.02</text:p>
          </table:table-cell>
          <table:table-cell table:formula="of:=1.7/PI()*ATAN([.$H175]*0.0007)" office:value-type="percentage" office:value="0.728665879055969" calcext:value-type="percentage">
            <text:p>72.87%</text:p>
          </table:table-cell>
          <table:table-cell table:formula="of:=[.$E175]/(1-[.$F175])/(1-([.$G175]+[.$I175])/2)" office:value-type="float" office:value="56682.9141568108" calcext:value-type="float">
            <text:p>56682.9141568108</text:p>
          </table:table-cell>
          <table:table-cell table:formula="of:=[.$J175]*3" office:value-type="float" office:value="170048.742470432" calcext:value-type="float">
            <text:p>170048.74247043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+([.$A176]-1)*0.02" office:value-type="float" office:value="4.32" calcext:value-type="float">
            <text:p>4.32</text:p>
          </table:table-cell>
          <table:table-cell table:formula="of:=1.5*[.$A176]*[.$B176]" office:value-type="float" office:value="1082.16" calcext:value-type="float">
            <text:p>1082.16</text:p>
          </table:table-cell>
          <table:table-cell table:formula="of:=100+([.$C176]*10)" office:value-type="float" office:value="10921.6" calcext:value-type="float">
            <text:p>10921.6</text:p>
          </table:table-cell>
          <table:table-cell table:formula="of:=[.$D176]*(1+([.$A176]-1)*[.$D$3]*[.$B$3])" office:value-type="float" office:value="16101.5588571429" calcext:value-type="float">
            <text:p>16101.5588571429</text:p>
          </table:table-cell>
          <table:table-cell table:formula="of:=([.$A176]-1)*[.$E$3]*([.$B$3]+[.$A$3])" office:value-type="percentage" office:value="0.300380952380952" calcext:value-type="percentage">
            <text:p>30.04%</text:p>
          </table:table-cell>
          <table:table-cell table:formula="of:=([.$A176]-1)*[.$F$3]*[.$B$3]" office:value-type="percentage" office:value="0.474285714285714" calcext:value-type="percentage">
            <text:p>47.43%</text:p>
          </table:table-cell>
          <table:table-cell table:formula="of:=([.$C176]+[.$G$3]*[.$A$3]*([.$A176]-1))*(1+[.$H$3]*[.$B$3]*([.$A176]-1))" office:value-type="float" office:value="6341.34354285714" calcext:value-type="float">
            <text:p>6341.34354285714</text:p>
          </table:table-cell>
          <table:table-cell table:formula="of:=1.7/PI()*ATAN([.$H176]*0.0007)" office:value-type="percentage" office:value="0.730097139977684" calcext:value-type="percentage">
            <text:p>73.01%</text:p>
          </table:table-cell>
          <table:table-cell table:formula="of:=[.$E176]/(1-[.$F176])/(1-([.$G176]+[.$I176])/2)" office:value-type="float" office:value="57853.8360999139" calcext:value-type="float">
            <text:p>57853.8360999139</text:p>
          </table:table-cell>
          <table:table-cell table:formula="of:=[.$J176]*3" office:value-type="float" office:value="173561.508299742" calcext:value-type="float">
            <text:p>173561.50829974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+([.$A177]-1)*0.02" office:value-type="float" office:value="4.34" calcext:value-type="float">
            <text:p>4.34</text:p>
          </table:table-cell>
          <table:table-cell table:formula="of:=1.5*[.$A177]*[.$B177]" office:value-type="float" office:value="1093.68" calcext:value-type="float">
            <text:p>1093.68</text:p>
          </table:table-cell>
          <table:table-cell table:formula="of:=100+([.$C177]*10)" office:value-type="float" office:value="11036.8" calcext:value-type="float">
            <text:p>11036.8</text:p>
          </table:table-cell>
          <table:table-cell table:formula="of:=[.$D177]*(1+([.$A177]-1)*[.$D$3]*[.$B$3])" office:value-type="float" office:value="16302.9302857143" calcext:value-type="float">
            <text:p>16302.9302857143</text:p>
          </table:table-cell>
          <table:table-cell table:formula="of:=([.$A177]-1)*[.$E$3]*([.$B$3]+[.$A$3])" office:value-type="percentage" office:value="0.302190476190476" calcext:value-type="percentage">
            <text:p>30.22%</text:p>
          </table:table-cell>
          <table:table-cell table:formula="of:=([.$A177]-1)*[.$F$3]*[.$B$3]" office:value-type="percentage" office:value="0.477142857142857" calcext:value-type="percentage">
            <text:p>47.71%</text:p>
          </table:table-cell>
          <table:table-cell table:formula="of:=([.$C177]+[.$G$3]*[.$A$3]*([.$A177]-1))*(1+[.$H$3]*[.$B$3]*([.$A177]-1))" office:value-type="float" office:value="6419.25592380953" calcext:value-type="float">
            <text:p>6419.25592380953</text:p>
          </table:table-cell>
          <table:table-cell table:formula="of:=1.7/PI()*ATAN([.$H177]*0.0007)" office:value-type="percentage" office:value="0.731506089858153" calcext:value-type="percentage">
            <text:p>73.15%</text:p>
          </table:table-cell>
          <table:table-cell table:formula="of:=[.$E177]/(1-[.$F177])/(1-([.$G177]+[.$I177])/2)" office:value-type="float" office:value="59045.8787050879" calcext:value-type="float">
            <text:p>59045.8787050879</text:p>
          </table:table-cell>
          <table:table-cell table:formula="of:=[.$J177]*3" office:value-type="float" office:value="177137.636115264" calcext:value-type="float">
            <text:p>177137.636115264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+([.$A178]-1)*0.02" office:value-type="float" office:value="4.36" calcext:value-type="float">
            <text:p>4.36</text:p>
          </table:table-cell>
          <table:table-cell table:formula="of:=1.5*[.$A178]*[.$B178]" office:value-type="float" office:value="1105.26" calcext:value-type="float">
            <text:p>1105.26</text:p>
          </table:table-cell>
          <table:table-cell table:formula="of:=100+([.$C178]*10)" office:value-type="float" office:value="11152.6" calcext:value-type="float">
            <text:p>11152.6</text:p>
          </table:table-cell>
          <table:table-cell table:formula="of:=[.$D178]*(1+([.$A178]-1)*[.$D$3]*[.$B$3])" office:value-type="float" office:value="16505.848" calcext:value-type="float">
            <text:p>16505.848</text:p>
          </table:table-cell>
          <table:table-cell table:formula="of:=([.$A178]-1)*[.$E$3]*([.$B$3]+[.$A$3])" office:value-type="percentage" office:value="0.304" calcext:value-type="percentage">
            <text:p>30.40%</text:p>
          </table:table-cell>
          <table:table-cell table:formula="of:=([.$A178]-1)*[.$F$3]*[.$B$3]" office:value-type="percentage" office:value="0.48" calcext:value-type="percentage">
            <text:p>48.00%</text:p>
          </table:table-cell>
          <table:table-cell table:formula="of:=([.$C178]+[.$G$3]*[.$A$3]*([.$A178]-1))*(1+[.$H$3]*[.$B$3]*([.$A178]-1))" office:value-type="float" office:value="6497.7592" calcext:value-type="float">
            <text:p>6497.7592</text:p>
          </table:table-cell>
          <table:table-cell table:formula="of:=1.7/PI()*ATAN([.$H178]*0.0007)" office:value-type="percentage" office:value="0.7328931456921" calcext:value-type="percentage">
            <text:p>73.29%</text:p>
          </table:table-cell>
          <table:table-cell table:formula="of:=[.$E178]/(1-[.$F178])/(1-([.$G178]+[.$I178])/2)" office:value-type="float" office:value="60259.4138795234" calcext:value-type="float">
            <text:p>60259.4138795234</text:p>
          </table:table-cell>
          <table:table-cell table:formula="of:=[.$J178]*3" office:value-type="float" office:value="180778.24163857" calcext:value-type="float">
            <text:p>180778.2416385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+([.$A179]-1)*0.02" office:value-type="float" office:value="4.38" calcext:value-type="float">
            <text:p>4.38</text:p>
          </table:table-cell>
          <table:table-cell table:formula="of:=1.5*[.$A179]*[.$B179]" office:value-type="float" office:value="1116.9" calcext:value-type="float">
            <text:p>1116.9</text:p>
          </table:table-cell>
          <table:table-cell table:formula="of:=100+([.$C179]*10)" office:value-type="float" office:value="11269" calcext:value-type="float">
            <text:p>11269</text:p>
          </table:table-cell>
          <table:table-cell table:formula="of:=[.$D179]*(1+([.$A179]-1)*[.$D$3]*[.$B$3])" office:value-type="float" office:value="16710.3171428572" calcext:value-type="float">
            <text:p>16710.3171428572</text:p>
          </table:table-cell>
          <table:table-cell table:formula="of:=([.$A179]-1)*[.$E$3]*([.$B$3]+[.$A$3])" office:value-type="percentage" office:value="0.305809523809524" calcext:value-type="percentage">
            <text:p>30.58%</text:p>
          </table:table-cell>
          <table:table-cell table:formula="of:=([.$A179]-1)*[.$F$3]*[.$B$3]" office:value-type="percentage" office:value="0.482857142857143" calcext:value-type="percentage">
            <text:p>48.29%</text:p>
          </table:table-cell>
          <table:table-cell table:formula="of:=([.$C179]+[.$G$3]*[.$A$3]*([.$A179]-1))*(1+[.$H$3]*[.$B$3]*([.$A179]-1))" office:value-type="float" office:value="6576.85542857143" calcext:value-type="float">
            <text:p>6576.85542857143</text:p>
          </table:table-cell>
          <table:table-cell table:formula="of:=1.7/PI()*ATAN([.$H179]*0.0007)" office:value-type="percentage" office:value="0.734258716010686" calcext:value-type="percentage">
            <text:p>73.43%</text:p>
          </table:table-cell>
          <table:table-cell table:formula="of:=[.$E179]/(1-[.$F179])/(1-([.$G179]+[.$I179])/2)" office:value-type="float" office:value="61494.820934446" calcext:value-type="float">
            <text:p>61494.820934446</text:p>
          </table:table-cell>
          <table:table-cell table:formula="of:=[.$J179]*3" office:value-type="float" office:value="184484.462803338" calcext:value-type="float">
            <text:p>184484.46280333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+([.$A180]-1)*0.02" office:value-type="float" office:value="4.4" calcext:value-type="float">
            <text:p>4.4</text:p>
          </table:table-cell>
          <table:table-cell table:formula="of:=1.5*[.$A180]*[.$B180]" office:value-type="float" office:value="1128.6" calcext:value-type="float">
            <text:p>1128.6</text:p>
          </table:table-cell>
          <table:table-cell table:formula="of:=100+([.$C180]*10)" office:value-type="float" office:value="11386" calcext:value-type="float">
            <text:p>11386</text:p>
          </table:table-cell>
          <table:table-cell table:formula="of:=[.$D180]*(1+([.$A180]-1)*[.$D$3]*[.$B$3])" office:value-type="float" office:value="16916.3428571429" calcext:value-type="float">
            <text:p>16916.3428571429</text:p>
          </table:table-cell>
          <table:table-cell table:formula="of:=([.$A180]-1)*[.$E$3]*([.$B$3]+[.$A$3])" office:value-type="percentage" office:value="0.307619047619047" calcext:value-type="percentage">
            <text:p>30.76%</text:p>
          </table:table-cell>
          <table:table-cell table:formula="of:=([.$A180]-1)*[.$F$3]*[.$B$3]" office:value-type="percentage" office:value="0.485714285714286" calcext:value-type="percentage">
            <text:p>48.57%</text:p>
          </table:table-cell>
          <table:table-cell table:formula="of:=([.$C180]+[.$G$3]*[.$A$3]*([.$A180]-1))*(1+[.$H$3]*[.$B$3]*([.$A180]-1))" office:value-type="float" office:value="6656.54666666667" calcext:value-type="float">
            <text:p>6656.54666666667</text:p>
          </table:table-cell>
          <table:table-cell table:formula="of:=1.7/PI()*ATAN([.$H180]*0.0007)" office:value-type="percentage" office:value="0.735603201037893" calcext:value-type="percentage">
            <text:p>73.56%</text:p>
          </table:table-cell>
          <table:table-cell table:formula="of:=[.$E180]/(1-[.$F180])/(1-([.$G180]+[.$I180])/2)" office:value-type="float" office:value="62752.4867551325" calcext:value-type="float">
            <text:p>62752.4867551325</text:p>
          </table:table-cell>
          <table:table-cell table:formula="of:=[.$J180]*3" office:value-type="float" office:value="188257.460265397" calcext:value-type="float">
            <text:p>188257.460265397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+([.$A181]-1)*0.02" office:value-type="float" office:value="4.42" calcext:value-type="float">
            <text:p>4.42</text:p>
          </table:table-cell>
          <table:table-cell table:formula="of:=1.5*[.$A181]*[.$B181]" office:value-type="float" office:value="1140.36" calcext:value-type="float">
            <text:p>1140.36</text:p>
          </table:table-cell>
          <table:table-cell table:formula="of:=100+([.$C181]*10)" office:value-type="float" office:value="11503.6" calcext:value-type="float">
            <text:p>11503.6</text:p>
          </table:table-cell>
          <table:table-cell table:formula="of:=[.$D181]*(1+([.$A181]-1)*[.$D$3]*[.$B$3])" office:value-type="float" office:value="17123.9302857143" calcext:value-type="float">
            <text:p>17123.9302857143</text:p>
          </table:table-cell>
          <table:table-cell table:formula="of:=([.$A181]-1)*[.$E$3]*([.$B$3]+[.$A$3])" office:value-type="percentage" office:value="0.309428571428571" calcext:value-type="percentage">
            <text:p>30.94%</text:p>
          </table:table-cell>
          <table:table-cell table:formula="of:=([.$A181]-1)*[.$F$3]*[.$B$3]" office:value-type="percentage" office:value="0.488571428571429" calcext:value-type="percentage">
            <text:p>48.86%</text:p>
          </table:table-cell>
          <table:table-cell table:formula="of:=([.$C181]+[.$G$3]*[.$A$3]*([.$A181]-1))*(1+[.$H$3]*[.$B$3]*([.$A181]-1))" office:value-type="float" office:value="6736.83497142857" calcext:value-type="float">
            <text:p>6736.83497142857</text:p>
          </table:table-cell>
          <table:table-cell table:formula="of:=1.7/PI()*ATAN([.$H181]*0.0007)" office:value-type="percentage" office:value="0.73692699284609" calcext:value-type="percentage">
            <text:p>73.69%</text:p>
          </table:table-cell>
          <table:table-cell table:formula="of:=[.$E181]/(1-[.$F181])/(1-([.$G181]+[.$I181])/2)" office:value-type="float" office:value="64032.8059754617" calcext:value-type="float">
            <text:p>64032.8059754617</text:p>
          </table:table-cell>
          <table:table-cell table:formula="of:=[.$J181]*3" office:value-type="float" office:value="192098.417926385" calcext:value-type="float">
            <text:p>192098.41792638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+([.$A182]-1)*0.02" office:value-type="float" office:value="4.44" calcext:value-type="float">
            <text:p>4.44</text:p>
          </table:table-cell>
          <table:table-cell table:formula="of:=1.5*[.$A182]*[.$B182]" office:value-type="float" office:value="1152.18" calcext:value-type="float">
            <text:p>1152.18</text:p>
          </table:table-cell>
          <table:table-cell table:formula="of:=100+([.$C182]*10)" office:value-type="float" office:value="11621.8" calcext:value-type="float">
            <text:p>11621.8</text:p>
          </table:table-cell>
          <table:table-cell table:formula="of:=[.$D182]*(1+([.$A182]-1)*[.$D$3]*[.$B$3])" office:value-type="float" office:value="17333.0845714286" calcext:value-type="float">
            <text:p>17333.0845714286</text:p>
          </table:table-cell>
          <table:table-cell table:formula="of:=([.$A182]-1)*[.$E$3]*([.$B$3]+[.$A$3])" office:value-type="percentage" office:value="0.311238095238095" calcext:value-type="percentage">
            <text:p>31.12%</text:p>
          </table:table-cell>
          <table:table-cell table:formula="of:=([.$A182]-1)*[.$F$3]*[.$B$3]" office:value-type="percentage" office:value="0.491428571428571" calcext:value-type="percentage">
            <text:p>49.14%</text:p>
          </table:table-cell>
          <table:table-cell table:formula="of:=([.$C182]+[.$G$3]*[.$A$3]*([.$A182]-1))*(1+[.$H$3]*[.$B$3]*([.$A182]-1))" office:value-type="float" office:value="6817.7224" calcext:value-type="float">
            <text:p>6817.7224</text:p>
          </table:table-cell>
          <table:table-cell table:formula="of:=1.7/PI()*ATAN([.$H182]*0.0007)" office:value-type="percentage" office:value="0.738230475510597" calcext:value-type="percentage">
            <text:p>73.82%</text:p>
          </table:table-cell>
          <table:table-cell table:formula="of:=[.$E182]/(1-[.$F182])/(1-([.$G182]+[.$I182])/2)" office:value-type="float" office:value="65336.1811571407" calcext:value-type="float">
            <text:p>65336.1811571407</text:p>
          </table:table-cell>
          <table:table-cell table:formula="of:=[.$J182]*3" office:value-type="float" office:value="196008.543471422" calcext:value-type="float">
            <text:p>196008.54347142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+([.$A183]-1)*0.02" office:value-type="float" office:value="4.46" calcext:value-type="float">
            <text:p>4.46</text:p>
          </table:table-cell>
          <table:table-cell table:formula="of:=1.5*[.$A183]*[.$B183]" office:value-type="float" office:value="1164.06" calcext:value-type="float">
            <text:p>1164.06</text:p>
          </table:table-cell>
          <table:table-cell table:formula="of:=100+([.$C183]*10)" office:value-type="float" office:value="11740.6" calcext:value-type="float">
            <text:p>11740.6</text:p>
          </table:table-cell>
          <table:table-cell table:formula="of:=[.$D183]*(1+([.$A183]-1)*[.$D$3]*[.$B$3])" office:value-type="float" office:value="17543.8108571429" calcext:value-type="float">
            <text:p>17543.8108571429</text:p>
          </table:table-cell>
          <table:table-cell table:formula="of:=([.$A183]-1)*[.$E$3]*([.$B$3]+[.$A$3])" office:value-type="percentage" office:value="0.313047619047619" calcext:value-type="percentage">
            <text:p>31.30%</text:p>
          </table:table-cell>
          <table:table-cell table:formula="of:=([.$A183]-1)*[.$F$3]*[.$B$3]" office:value-type="percentage" office:value="0.494285714285714" calcext:value-type="percentage">
            <text:p>49.43%</text:p>
          </table:table-cell>
          <table:table-cell table:formula="of:=([.$C183]+[.$G$3]*[.$A$3]*([.$A183]-1))*(1+[.$H$3]*[.$B$3]*([.$A183]-1))" office:value-type="float" office:value="6899.21100952381" calcext:value-type="float">
            <text:p>6899.21100952381</text:p>
          </table:table-cell>
          <table:table-cell table:formula="of:=1.7/PI()*ATAN([.$H183]*0.0007)" office:value-type="percentage" office:value="0.739514025263066" calcext:value-type="percentage">
            <text:p>73.95%</text:p>
          </table:table-cell>
          <table:table-cell table:formula="of:=[.$E183]/(1-[.$F183])/(1-([.$G183]+[.$I183])/2)" office:value-type="float" office:value="66663.022973749" calcext:value-type="float">
            <text:p>66663.022973749</text:p>
          </table:table-cell>
          <table:table-cell table:formula="of:=[.$J183]*3" office:value-type="float" office:value="199989.068921247" calcext:value-type="float">
            <text:p>199989.06892124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+([.$A184]-1)*0.02" office:value-type="float" office:value="4.48" calcext:value-type="float">
            <text:p>4.48</text:p>
          </table:table-cell>
          <table:table-cell table:formula="of:=1.5*[.$A184]*[.$B184]" office:value-type="float" office:value="1176" calcext:value-type="float">
            <text:p>1176</text:p>
          </table:table-cell>
          <table:table-cell table:formula="of:=100+([.$C184]*10)" office:value-type="float" office:value="11860" calcext:value-type="float">
            <text:p>11860</text:p>
          </table:table-cell>
          <table:table-cell table:formula="of:=[.$D184]*(1+([.$A184]-1)*[.$D$3]*[.$B$3])" office:value-type="float" office:value="17756.1142857143" calcext:value-type="float">
            <text:p>17756.1142857143</text:p>
          </table:table-cell>
          <table:table-cell table:formula="of:=([.$A184]-1)*[.$E$3]*([.$B$3]+[.$A$3])" office:value-type="percentage" office:value="0.314857142857143" calcext:value-type="percentage">
            <text:p>31.49%</text:p>
          </table:table-cell>
          <table:table-cell table:formula="of:=([.$A184]-1)*[.$F$3]*[.$B$3]" office:value-type="percentage" office:value="0.497142857142857" calcext:value-type="percentage">
            <text:p>49.71%</text:p>
          </table:table-cell>
          <table:table-cell table:formula="of:=([.$C184]+[.$G$3]*[.$A$3]*([.$A184]-1))*(1+[.$H$3]*[.$B$3]*([.$A184]-1))" office:value-type="float" office:value="6981.30285714286" calcext:value-type="float">
            <text:p>6981.30285714286</text:p>
          </table:table-cell>
          <table:table-cell table:formula="of:=1.7/PI()*ATAN([.$H184]*0.0007)" office:value-type="percentage" office:value="0.740778010643548" calcext:value-type="percentage">
            <text:p>74.08%</text:p>
          </table:table-cell>
          <table:table-cell table:formula="of:=[.$E184]/(1-[.$F184])/(1-([.$G184]+[.$I184])/2)" office:value-type="float" office:value="68013.7503997533" calcext:value-type="float">
            <text:p>68013.7503997533</text:p>
          </table:table-cell>
          <table:table-cell table:formula="of:=[.$J184]*3" office:value-type="float" office:value="204041.25119926" calcext:value-type="float">
            <text:p>204041.2511992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+([.$A185]-1)*0.02" office:value-type="float" office:value="4.5" calcext:value-type="float">
            <text:p>4.5</text:p>
          </table:table-cell>
          <table:table-cell table:formula="of:=1.5*[.$A185]*[.$B185]" office:value-type="float" office:value="1188" calcext:value-type="float">
            <text:p>1188</text:p>
          </table:table-cell>
          <table:table-cell table:formula="of:=100+([.$C185]*10)" office:value-type="float" office:value="11980" calcext:value-type="float">
            <text:p>11980</text:p>
          </table:table-cell>
          <table:table-cell table:formula="of:=[.$D185]*(1+([.$A185]-1)*[.$D$3]*[.$B$3])" office:value-type="float" office:value="17970" calcext:value-type="float">
            <text:p>17970</text:p>
          </table:table-cell>
          <table:table-cell table:formula="of:=([.$A185]-1)*[.$E$3]*([.$B$3]+[.$A$3])" office:value-type="percentage" office:value="0.316666666666666" calcext:value-type="percentage">
            <text:p>31.67%</text:p>
          </table:table-cell>
          <table:table-cell table:formula="of:=([.$A185]-1)*[.$F$3]*[.$B$3]" office:value-type="percentage" office:value="0.5" calcext:value-type="percentage">
            <text:p>50.00%</text:p>
          </table:table-cell>
          <table:table-cell table:formula="of:=([.$C185]+[.$G$3]*[.$A$3]*([.$A185]-1))*(1+[.$H$3]*[.$B$3]*([.$A185]-1))" office:value-type="float" office:value="7064" calcext:value-type="float">
            <text:p>7064</text:p>
          </table:table-cell>
          <table:table-cell table:formula="of:=1.7/PI()*ATAN([.$H185]*0.0007)" office:value-type="percentage" office:value="0.742022792651087" calcext:value-type="percentage">
            <text:p>74.20%</text:p>
          </table:table-cell>
          <table:table-cell table:formula="of:=[.$E185]/(1-[.$F185])/(1-([.$G185]+[.$I185])/2)" office:value-type="float" office:value="69388.7909046437" calcext:value-type="float">
            <text:p>69388.7909046437</text:p>
          </table:table-cell>
          <table:table-cell table:formula="of:=[.$J185]*3" office:value-type="float" office:value="208166.372713931" calcext:value-type="float">
            <text:p>208166.37271393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+([.$A186]-1)*0.02" office:value-type="float" office:value="4.52" calcext:value-type="float">
            <text:p>4.52</text:p>
          </table:table-cell>
          <table:table-cell table:formula="of:=1.5*[.$A186]*[.$B186]" office:value-type="float" office:value="1200.06" calcext:value-type="float">
            <text:p>1200.06</text:p>
          </table:table-cell>
          <table:table-cell table:formula="of:=100+([.$C186]*10)" office:value-type="float" office:value="12100.6" calcext:value-type="float">
            <text:p>12100.6</text:p>
          </table:table-cell>
          <table:table-cell table:formula="of:=[.$D186]*(1+([.$A186]-1)*[.$D$3]*[.$B$3])" office:value-type="float" office:value="18185.4731428572" calcext:value-type="float">
            <text:p>18185.4731428572</text:p>
          </table:table-cell>
          <table:table-cell table:formula="of:=([.$A186]-1)*[.$E$3]*([.$B$3]+[.$A$3])" office:value-type="percentage" office:value="0.31847619047619" calcext:value-type="percentage">
            <text:p>31.85%</text:p>
          </table:table-cell>
          <table:table-cell table:formula="of:=([.$A186]-1)*[.$F$3]*[.$B$3]" office:value-type="percentage" office:value="0.502857142857143" calcext:value-type="percentage">
            <text:p>50.29%</text:p>
          </table:table-cell>
          <table:table-cell table:formula="of:=([.$C186]+[.$G$3]*[.$A$3]*([.$A186]-1))*(1+[.$H$3]*[.$B$3]*([.$A186]-1))" office:value-type="float" office:value="7147.3044952381" calcext:value-type="float">
            <text:p>7147.3044952381</text:p>
          </table:table-cell>
          <table:table-cell table:formula="of:=1.7/PI()*ATAN([.$H186]*0.0007)" office:value-type="percentage" office:value="0.743248724892748" calcext:value-type="percentage">
            <text:p>74.32%</text:p>
          </table:table-cell>
          <table:table-cell table:formula="of:=[.$E186]/(1-[.$F186])/(1-([.$G186]+[.$I186])/2)" office:value-type="float" office:value="70788.5806523566" calcext:value-type="float">
            <text:p>70788.5806523566</text:p>
          </table:table-cell>
          <table:table-cell table:formula="of:=[.$J186]*3" office:value-type="float" office:value="212365.74195707" calcext:value-type="float">
            <text:p>212365.74195707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+([.$A187]-1)*0.02" office:value-type="float" office:value="4.54" calcext:value-type="float">
            <text:p>4.54</text:p>
          </table:table-cell>
          <table:table-cell table:formula="of:=1.5*[.$A187]*[.$B187]" office:value-type="float" office:value="1212.18" calcext:value-type="float">
            <text:p>1212.18</text:p>
          </table:table-cell>
          <table:table-cell table:formula="of:=100+([.$C187]*10)" office:value-type="float" office:value="12221.8" calcext:value-type="float">
            <text:p>12221.8</text:p>
          </table:table-cell>
          <table:table-cell table:formula="of:=[.$D187]*(1+([.$A187]-1)*[.$D$3]*[.$B$3])" office:value-type="float" office:value="18402.5388571429" calcext:value-type="float">
            <text:p>18402.5388571429</text:p>
          </table:table-cell>
          <table:table-cell table:formula="of:=([.$A187]-1)*[.$E$3]*([.$B$3]+[.$A$3])" office:value-type="percentage" office:value="0.320285714285714" calcext:value-type="percentage">
            <text:p>32.03%</text:p>
          </table:table-cell>
          <table:table-cell table:formula="of:=([.$A187]-1)*[.$F$3]*[.$B$3]" office:value-type="percentage" office:value="0.505714285714286" calcext:value-type="percentage">
            <text:p>50.57%</text:p>
          </table:table-cell>
          <table:table-cell table:formula="of:=([.$C187]+[.$G$3]*[.$A$3]*([.$A187]-1))*(1+[.$H$3]*[.$B$3]*([.$A187]-1))" office:value-type="float" office:value="7231.2184" calcext:value-type="float">
            <text:p>7231.2184</text:p>
          </table:table-cell>
          <table:table-cell table:formula="of:=1.7/PI()*ATAN([.$H187]*0.0007)" office:value-type="percentage" office:value="0.744456153730943" calcext:value-type="percentage">
            <text:p>74.45%</text:p>
          </table:table-cell>
          <table:table-cell table:formula="of:=[.$E187]/(1-[.$F187])/(1-([.$G187]+[.$I187])/2)" office:value-type="float" office:value="72213.5647061441" calcext:value-type="float">
            <text:p>72213.5647061441</text:p>
          </table:table-cell>
          <table:table-cell table:formula="of:=[.$J187]*3" office:value-type="float" office:value="216640.694118432" calcext:value-type="float">
            <text:p>216640.694118432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+([.$A188]-1)*0.02" office:value-type="float" office:value="4.56" calcext:value-type="float">
            <text:p>4.56</text:p>
          </table:table-cell>
          <table:table-cell table:formula="of:=1.5*[.$A188]*[.$B188]" office:value-type="float" office:value="1224.36" calcext:value-type="float">
            <text:p>1224.36</text:p>
          </table:table-cell>
          <table:table-cell table:formula="of:=100+([.$C188]*10)" office:value-type="float" office:value="12343.6" calcext:value-type="float">
            <text:p>12343.6</text:p>
          </table:table-cell>
          <table:table-cell table:formula="of:=[.$D188]*(1+([.$A188]-1)*[.$D$3]*[.$B$3])" office:value-type="float" office:value="18621.2022857143" calcext:value-type="float">
            <text:p>18621.2022857143</text:p>
          </table:table-cell>
          <table:table-cell table:formula="of:=([.$A188]-1)*[.$E$3]*([.$B$3]+[.$A$3])" office:value-type="percentage" office:value="0.322095238095238" calcext:value-type="percentage">
            <text:p>32.21%</text:p>
          </table:table-cell>
          <table:table-cell table:formula="of:=([.$A188]-1)*[.$F$3]*[.$B$3]" office:value-type="percentage" office:value="0.508571428571429" calcext:value-type="percentage">
            <text:p>50.86%</text:p>
          </table:table-cell>
          <table:table-cell table:formula="of:=([.$C188]+[.$G$3]*[.$A$3]*([.$A188]-1))*(1+[.$H$3]*[.$B$3]*([.$A188]-1))" office:value-type="float" office:value="7315.74377142857" calcext:value-type="float">
            <text:p>7315.74377142857</text:p>
          </table:table-cell>
          <table:table-cell table:formula="of:=1.7/PI()*ATAN([.$H188]*0.0007)" office:value-type="percentage" office:value="0.745645418428983" calcext:value-type="percentage">
            <text:p>74.56%</text:p>
          </table:table-cell>
          <table:table-cell table:formula="of:=[.$E188]/(1-[.$F188])/(1-([.$G188]+[.$I188])/2)" office:value-type="float" office:value="73664.197239067" calcext:value-type="float">
            <text:p>73664.197239067</text:p>
          </table:table-cell>
          <table:table-cell table:formula="of:=[.$J188]*3" office:value-type="float" office:value="220992.591717201" calcext:value-type="float">
            <text:p>220992.59171720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+([.$A189]-1)*0.02" office:value-type="float" office:value="4.58" calcext:value-type="float">
            <text:p>4.58</text:p>
          </table:table-cell>
          <table:table-cell table:formula="of:=1.5*[.$A189]*[.$B189]" office:value-type="float" office:value="1236.6" calcext:value-type="float">
            <text:p>1236.6</text:p>
          </table:table-cell>
          <table:table-cell table:formula="of:=100+([.$C189]*10)" office:value-type="float" office:value="12466" calcext:value-type="float">
            <text:p>12466</text:p>
          </table:table-cell>
          <table:table-cell table:formula="of:=[.$D189]*(1+([.$A189]-1)*[.$D$3]*[.$B$3])" office:value-type="float" office:value="18841.4685714286" calcext:value-type="float">
            <text:p>18841.4685714286</text:p>
          </table:table-cell>
          <table:table-cell table:formula="of:=([.$A189]-1)*[.$E$3]*([.$B$3]+[.$A$3])" office:value-type="percentage" office:value="0.323904761904762" calcext:value-type="percentage">
            <text:p>32.39%</text:p>
          </table:table-cell>
          <table:table-cell table:formula="of:=([.$A189]-1)*[.$F$3]*[.$B$3]" office:value-type="percentage" office:value="0.511428571428572" calcext:value-type="percentage">
            <text:p>51.14%</text:p>
          </table:table-cell>
          <table:table-cell table:formula="of:=([.$C189]+[.$G$3]*[.$A$3]*([.$A189]-1))*(1+[.$H$3]*[.$B$3]*([.$A189]-1))" office:value-type="float" office:value="7400.88266666667" calcext:value-type="float">
            <text:p>7400.88266666667</text:p>
          </table:table-cell>
          <table:table-cell table:formula="of:=1.7/PI()*ATAN([.$H189]*0.0007)" office:value-type="percentage" office:value="0.746816851294765" calcext:value-type="percentage">
            <text:p>74.68%</text:p>
          </table:table-cell>
          <table:table-cell table:formula="of:=[.$E189]/(1-[.$F189])/(1-([.$G189]+[.$I189])/2)" office:value-type="float" office:value="75140.9417502846" calcext:value-type="float">
            <text:p>75140.9417502846</text:p>
          </table:table-cell>
          <table:table-cell table:formula="of:=[.$J189]*3" office:value-type="float" office:value="225422.825250854" calcext:value-type="float">
            <text:p>225422.825250854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+([.$A190]-1)*0.02" office:value-type="float" office:value="4.6" calcext:value-type="float">
            <text:p>4.6</text:p>
          </table:table-cell>
          <table:table-cell table:formula="of:=1.5*[.$A190]*[.$B190]" office:value-type="float" office:value="1248.9" calcext:value-type="float">
            <text:p>1248.9</text:p>
          </table:table-cell>
          <table:table-cell table:formula="of:=100+([.$C190]*10)" office:value-type="float" office:value="12589" calcext:value-type="float">
            <text:p>12589</text:p>
          </table:table-cell>
          <table:table-cell table:formula="of:=[.$D190]*(1+([.$A190]-1)*[.$D$3]*[.$B$3])" office:value-type="float" office:value="19063.3428571429" calcext:value-type="float">
            <text:p>19063.3428571429</text:p>
          </table:table-cell>
          <table:table-cell table:formula="of:=([.$A190]-1)*[.$E$3]*([.$B$3]+[.$A$3])" office:value-type="percentage" office:value="0.325714285714285" calcext:value-type="percentage">
            <text:p>32.57%</text:p>
          </table:table-cell>
          <table:table-cell table:formula="of:=([.$A190]-1)*[.$F$3]*[.$B$3]" office:value-type="percentage" office:value="0.514285714285714" calcext:value-type="percentage">
            <text:p>51.43%</text:p>
          </table:table-cell>
          <table:table-cell table:formula="of:=([.$C190]+[.$G$3]*[.$A$3]*([.$A190]-1))*(1+[.$H$3]*[.$B$3]*([.$A190]-1))" office:value-type="float" office:value="7486.63714285714" calcext:value-type="float">
            <text:p>7486.63714285714</text:p>
          </table:table-cell>
          <table:table-cell table:formula="of:=1.7/PI()*ATAN([.$H190]*0.0007)" office:value-type="percentage" office:value="0.74797077782251" calcext:value-type="percentage">
            <text:p>74.80%</text:p>
          </table:table-cell>
          <table:table-cell table:formula="of:=[.$E190]/(1-[.$F190])/(1-([.$G190]+[.$I190])/2)" office:value-type="float" office:value="76644.2712873276" calcext:value-type="float">
            <text:p>76644.2712873276</text:p>
          </table:table-cell>
          <table:table-cell table:formula="of:=[.$J190]*3" office:value-type="float" office:value="229932.813861983" calcext:value-type="float">
            <text:p>229932.813861983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+([.$A191]-1)*0.02" office:value-type="float" office:value="4.62" calcext:value-type="float">
            <text:p>4.62</text:p>
          </table:table-cell>
          <table:table-cell table:formula="of:=1.5*[.$A191]*[.$B191]" office:value-type="float" office:value="1261.26" calcext:value-type="float">
            <text:p>1261.26</text:p>
          </table:table-cell>
          <table:table-cell table:formula="of:=100+([.$C191]*10)" office:value-type="float" office:value="12712.6" calcext:value-type="float">
            <text:p>12712.6</text:p>
          </table:table-cell>
          <table:table-cell table:formula="of:=[.$D191]*(1+([.$A191]-1)*[.$D$3]*[.$B$3])" office:value-type="float" office:value="19286.8302857143" calcext:value-type="float">
            <text:p>19286.8302857143</text:p>
          </table:table-cell>
          <table:table-cell table:formula="of:=([.$A191]-1)*[.$E$3]*([.$B$3]+[.$A$3])" office:value-type="percentage" office:value="0.327523809523809" calcext:value-type="percentage">
            <text:p>32.75%</text:p>
          </table:table-cell>
          <table:table-cell table:formula="of:=([.$A191]-1)*[.$F$3]*[.$B$3]" office:value-type="percentage" office:value="0.517142857142857" calcext:value-type="percentage">
            <text:p>51.71%</text:p>
          </table:table-cell>
          <table:table-cell table:formula="of:=([.$C191]+[.$G$3]*[.$A$3]*([.$A191]-1))*(1+[.$H$3]*[.$B$3]*([.$A191]-1))" office:value-type="float" office:value="7573.00925714286" calcext:value-type="float">
            <text:p>7573.00925714286</text:p>
          </table:table-cell>
          <table:table-cell table:formula="of:=1.7/PI()*ATAN([.$H191]*0.0007)" office:value-type="percentage" office:value="0.749107516832519" calcext:value-type="percentage">
            <text:p>74.91%</text:p>
          </table:table-cell>
          <table:table-cell table:formula="of:=[.$E191]/(1-[.$F191])/(1-([.$G191]+[.$I191])/2)" office:value-type="float" office:value="78174.6686745447" calcext:value-type="float">
            <text:p>78174.6686745447</text:p>
          </table:table-cell>
          <table:table-cell table:formula="of:=[.$J191]*3" office:value-type="float" office:value="234524.006023634" calcext:value-type="float">
            <text:p>234524.00602363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+([.$A192]-1)*0.02" office:value-type="float" office:value="4.64" calcext:value-type="float">
            <text:p>4.64</text:p>
          </table:table-cell>
          <table:table-cell table:formula="of:=1.5*[.$A192]*[.$B192]" office:value-type="float" office:value="1273.68" calcext:value-type="float">
            <text:p>1273.68</text:p>
          </table:table-cell>
          <table:table-cell table:formula="of:=100+([.$C192]*10)" office:value-type="float" office:value="12836.8" calcext:value-type="float">
            <text:p>12836.8</text:p>
          </table:table-cell>
          <table:table-cell table:formula="of:=[.$D192]*(1+([.$A192]-1)*[.$D$3]*[.$B$3])" office:value-type="float" office:value="19511.936" calcext:value-type="float">
            <text:p>19511.936</text:p>
          </table:table-cell>
          <table:table-cell table:formula="of:=([.$A192]-1)*[.$E$3]*([.$B$3]+[.$A$3])" office:value-type="percentage" office:value="0.329333333333333" calcext:value-type="percentage">
            <text:p>32.93%</text:p>
          </table:table-cell>
          <table:table-cell table:formula="of:=([.$A192]-1)*[.$F$3]*[.$B$3]" office:value-type="percentage" office:value="0.52" calcext:value-type="percentage">
            <text:p>52.00%</text:p>
          </table:table-cell>
          <table:table-cell table:formula="of:=([.$C192]+[.$G$3]*[.$A$3]*([.$A192]-1))*(1+[.$H$3]*[.$B$3]*([.$A192]-1))" office:value-type="float" office:value="7660.00106666667" calcext:value-type="float">
            <text:p>7660.00106666667</text:p>
          </table:table-cell>
          <table:table-cell table:formula="of:=1.7/PI()*ATAN([.$H192]*0.0007)" office:value-type="percentage" office:value="0.750227380608855" calcext:value-type="percentage">
            <text:p>75.02%</text:p>
          </table:table-cell>
          <table:table-cell table:formula="of:=[.$E192]/(1-[.$F192])/(1-([.$G192]+[.$I192])/2)" office:value-type="float" office:value="79732.6267479164" calcext:value-type="float">
            <text:p>79732.6267479164</text:p>
          </table:table-cell>
          <table:table-cell table:formula="of:=[.$J192]*3" office:value-type="float" office:value="239197.880243749" calcext:value-type="float">
            <text:p>239197.88024374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+([.$A193]-1)*0.02" office:value-type="float" office:value="4.66" calcext:value-type="float">
            <text:p>4.66</text:p>
          </table:table-cell>
          <table:table-cell table:formula="of:=1.5*[.$A193]*[.$B193]" office:value-type="float" office:value="1286.16" calcext:value-type="float">
            <text:p>1286.16</text:p>
          </table:table-cell>
          <table:table-cell table:formula="of:=100+([.$C193]*10)" office:value-type="float" office:value="12961.6" calcext:value-type="float">
            <text:p>12961.6</text:p>
          </table:table-cell>
          <table:table-cell table:formula="of:=[.$D193]*(1+([.$A193]-1)*[.$D$3]*[.$B$3])" office:value-type="float" office:value="19738.6651428572" calcext:value-type="float">
            <text:p>19738.6651428572</text:p>
          </table:table-cell>
          <table:table-cell table:formula="of:=([.$A193]-1)*[.$E$3]*([.$B$3]+[.$A$3])" office:value-type="percentage" office:value="0.331142857142857" calcext:value-type="percentage">
            <text:p>33.11%</text:p>
          </table:table-cell>
          <table:table-cell table:formula="of:=([.$A193]-1)*[.$F$3]*[.$B$3]" office:value-type="percentage" office:value="0.522857142857143" calcext:value-type="percentage">
            <text:p>52.29%</text:p>
          </table:table-cell>
          <table:table-cell table:formula="of:=([.$C193]+[.$G$3]*[.$A$3]*([.$A193]-1))*(1+[.$H$3]*[.$B$3]*([.$A193]-1))" office:value-type="float" office:value="7747.61462857143" calcext:value-type="float">
            <text:p>7747.61462857143</text:p>
          </table:table-cell>
          <table:table-cell table:formula="of:=1.7/PI()*ATAN([.$H193]*0.0007)" office:value-type="percentage" office:value="0.751330675034942" calcext:value-type="percentage">
            <text:p>75.13%</text:p>
          </table:table-cell>
          <table:table-cell table:formula="of:=[.$E193]/(1-[.$F193])/(1-([.$G193]+[.$I193])/2)" office:value-type="float" office:value="81318.6485964458" calcext:value-type="float">
            <text:p>81318.6485964458</text:p>
          </table:table-cell>
          <table:table-cell table:formula="of:=[.$J193]*3" office:value-type="float" office:value="243955.945789338" calcext:value-type="float">
            <text:p>243955.94578933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+([.$A194]-1)*0.02" office:value-type="float" office:value="4.68" calcext:value-type="float">
            <text:p>4.68</text:p>
          </table:table-cell>
          <table:table-cell table:formula="of:=1.5*[.$A194]*[.$B194]" office:value-type="float" office:value="1298.7" calcext:value-type="float">
            <text:p>1298.7</text:p>
          </table:table-cell>
          <table:table-cell table:formula="of:=100+([.$C194]*10)" office:value-type="float" office:value="13087" calcext:value-type="float">
            <text:p>13087</text:p>
          </table:table-cell>
          <table:table-cell table:formula="of:=[.$D194]*(1+([.$A194]-1)*[.$D$3]*[.$B$3])" office:value-type="float" office:value="19967.0228571429" calcext:value-type="float">
            <text:p>19967.0228571429</text:p>
          </table:table-cell>
          <table:table-cell table:formula="of:=([.$A194]-1)*[.$E$3]*([.$B$3]+[.$A$3])" office:value-type="percentage" office:value="0.332952380952381" calcext:value-type="percentage">
            <text:p>33.30%</text:p>
          </table:table-cell>
          <table:table-cell table:formula="of:=([.$A194]-1)*[.$F$3]*[.$B$3]" office:value-type="percentage" office:value="0.525714285714286" calcext:value-type="percentage">
            <text:p>52.57%</text:p>
          </table:table-cell>
          <table:table-cell table:formula="of:=([.$C194]+[.$G$3]*[.$A$3]*([.$A194]-1))*(1+[.$H$3]*[.$B$3]*([.$A194]-1))" office:value-type="float" office:value="7835.852" calcext:value-type="float">
            <text:p>7835.852</text:p>
          </table:table-cell>
          <table:table-cell table:formula="of:=1.7/PI()*ATAN([.$H194]*0.0007)" office:value-type="percentage" office:value="0.75241769972702" calcext:value-type="percentage">
            <text:p>75.24%</text:p>
          </table:table-cell>
          <table:table-cell table:formula="of:=[.$E194]/(1-[.$F194])/(1-([.$G194]+[.$I194])/2)" office:value-type="float" office:value="82933.2478103339" calcext:value-type="float">
            <text:p>82933.2478103339</text:p>
          </table:table-cell>
          <table:table-cell table:formula="of:=[.$J194]*3" office:value-type="float" office:value="248799.743431002" calcext:value-type="float">
            <text:p>248799.743431002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+([.$A195]-1)*0.02" office:value-type="float" office:value="4.7" calcext:value-type="float">
            <text:p>4.7</text:p>
          </table:table-cell>
          <table:table-cell table:formula="of:=1.5*[.$A195]*[.$B195]" office:value-type="float" office:value="1311.3" calcext:value-type="float">
            <text:p>1311.3</text:p>
          </table:table-cell>
          <table:table-cell table:formula="of:=100+([.$C195]*10)" office:value-type="float" office:value="13213" calcext:value-type="float">
            <text:p>13213</text:p>
          </table:table-cell>
          <table:table-cell table:formula="of:=[.$D195]*(1+([.$A195]-1)*[.$D$3]*[.$B$3])" office:value-type="float" office:value="20197.0142857143" calcext:value-type="float">
            <text:p>20197.0142857143</text:p>
          </table:table-cell>
          <table:table-cell table:formula="of:=([.$A195]-1)*[.$E$3]*([.$B$3]+[.$A$3])" office:value-type="percentage" office:value="0.334761904761904" calcext:value-type="percentage">
            <text:p>33.48%</text:p>
          </table:table-cell>
          <table:table-cell table:formula="of:=([.$A195]-1)*[.$F$3]*[.$B$3]" office:value-type="percentage" office:value="0.528571428571429" calcext:value-type="percentage">
            <text:p>52.86%</text:p>
          </table:table-cell>
          <table:table-cell table:formula="of:=([.$C195]+[.$G$3]*[.$A$3]*([.$A195]-1))*(1+[.$H$3]*[.$B$3]*([.$A195]-1))" office:value-type="float" office:value="7924.71523809524" calcext:value-type="float">
            <text:p>7924.71523809524</text:p>
          </table:table-cell>
          <table:table-cell table:formula="of:=1.7/PI()*ATAN([.$H195]*0.0007)" office:value-type="percentage" office:value="0.753488748165435" calcext:value-type="percentage">
            <text:p>75.35%</text:p>
          </table:table-cell>
          <table:table-cell table:formula="of:=[.$E195]/(1-[.$F195])/(1-([.$G195]+[.$I195])/2)" office:value-type="float" office:value="84576.9487361596" calcext:value-type="float">
            <text:p>84576.9487361596</text:p>
          </table:table-cell>
          <table:table-cell table:formula="of:=[.$J195]*3" office:value-type="float" office:value="253730.846208479" calcext:value-type="float">
            <text:p>253730.84620847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+([.$A196]-1)*0.02" office:value-type="float" office:value="4.72" calcext:value-type="float">
            <text:p>4.72</text:p>
          </table:table-cell>
          <table:table-cell table:formula="of:=1.5*[.$A196]*[.$B196]" office:value-type="float" office:value="1323.96" calcext:value-type="float">
            <text:p>1323.96</text:p>
          </table:table-cell>
          <table:table-cell table:formula="of:=100+([.$C196]*10)" office:value-type="float" office:value="13339.6" calcext:value-type="float">
            <text:p>13339.6</text:p>
          </table:table-cell>
          <table:table-cell table:formula="of:=[.$D196]*(1+([.$A196]-1)*[.$D$3]*[.$B$3])" office:value-type="float" office:value="20428.6445714286" calcext:value-type="float">
            <text:p>20428.6445714286</text:p>
          </table:table-cell>
          <table:table-cell table:formula="of:=([.$A196]-1)*[.$E$3]*([.$B$3]+[.$A$3])" office:value-type="percentage" office:value="0.336571428571428" calcext:value-type="percentage">
            <text:p>33.66%</text:p>
          </table:table-cell>
          <table:table-cell table:formula="of:=([.$A196]-1)*[.$F$3]*[.$B$3]" office:value-type="percentage" office:value="0.531428571428572" calcext:value-type="percentage">
            <text:p>53.14%</text:p>
          </table:table-cell>
          <table:table-cell table:formula="of:=([.$C196]+[.$G$3]*[.$A$3]*([.$A196]-1))*(1+[.$H$3]*[.$B$3]*([.$A196]-1))" office:value-type="float" office:value="8014.2064" calcext:value-type="float">
            <text:p>8014.2064</text:p>
          </table:table-cell>
          <table:table-cell table:formula="of:=1.7/PI()*ATAN([.$H196]*0.0007)" office:value-type="percentage" office:value="0.754544107823738" calcext:value-type="percentage">
            <text:p>75.45%</text:p>
          </table:table-cell>
          <table:table-cell table:formula="of:=[.$E196]/(1-[.$F196])/(1-([.$G196]+[.$I196])/2)" office:value-type="float" office:value="86250.2867392931" calcext:value-type="float">
            <text:p>86250.2867392931</text:p>
          </table:table-cell>
          <table:table-cell table:formula="of:=[.$J196]*3" office:value-type="float" office:value="258750.860217879" calcext:value-type="float">
            <text:p>258750.86021787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+([.$A197]-1)*0.02" office:value-type="float" office:value="4.74" calcext:value-type="float">
            <text:p>4.74</text:p>
          </table:table-cell>
          <table:table-cell table:formula="of:=1.5*[.$A197]*[.$B197]" office:value-type="float" office:value="1336.68" calcext:value-type="float">
            <text:p>1336.68</text:p>
          </table:table-cell>
          <table:table-cell table:formula="of:=100+([.$C197]*10)" office:value-type="float" office:value="13466.8" calcext:value-type="float">
            <text:p>13466.8</text:p>
          </table:table-cell>
          <table:table-cell table:formula="of:=[.$D197]*(1+([.$A197]-1)*[.$D$3]*[.$B$3])" office:value-type="float" office:value="20661.9188571429" calcext:value-type="float">
            <text:p>20661.9188571429</text:p>
          </table:table-cell>
          <table:table-cell table:formula="of:=([.$A197]-1)*[.$E$3]*([.$B$3]+[.$A$3])" office:value-type="percentage" office:value="0.338380952380952" calcext:value-type="percentage">
            <text:p>33.84%</text:p>
          </table:table-cell>
          <table:table-cell table:formula="of:=([.$A197]-1)*[.$F$3]*[.$B$3]" office:value-type="percentage" office:value="0.534285714285714" calcext:value-type="percentage">
            <text:p>53.43%</text:p>
          </table:table-cell>
          <table:table-cell table:formula="of:=([.$C197]+[.$G$3]*[.$A$3]*([.$A197]-1))*(1+[.$H$3]*[.$B$3]*([.$A197]-1))" office:value-type="float" office:value="8104.32754285714" calcext:value-type="float">
            <text:p>8104.32754285714</text:p>
          </table:table-cell>
          <table:table-cell table:formula="of:=1.7/PI()*ATAN([.$H197]*0.0007)" office:value-type="percentage" office:value="0.75558406029558" calcext:value-type="percentage">
            <text:p>75.56%</text:p>
          </table:table-cell>
          <table:table-cell table:formula="of:=[.$E197]/(1-[.$F197])/(1-([.$G197]+[.$I197])/2)" office:value-type="float" office:value="87953.8084737752" calcext:value-type="float">
            <text:p>87953.8084737752</text:p>
          </table:table-cell>
          <table:table-cell table:formula="of:=[.$J197]*3" office:value-type="float" office:value="263861.425421326" calcext:value-type="float">
            <text:p>263861.42542132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+([.$A198]-1)*0.02" office:value-type="float" office:value="4.76" calcext:value-type="float">
            <text:p>4.76</text:p>
          </table:table-cell>
          <table:table-cell table:formula="of:=1.5*[.$A198]*[.$B198]" office:value-type="float" office:value="1349.46" calcext:value-type="float">
            <text:p>1349.46</text:p>
          </table:table-cell>
          <table:table-cell table:formula="of:=100+([.$C198]*10)" office:value-type="float" office:value="13594.6" calcext:value-type="float">
            <text:p>13594.6</text:p>
          </table:table-cell>
          <table:table-cell table:formula="of:=[.$D198]*(1+([.$A198]-1)*[.$D$3]*[.$B$3])" office:value-type="float" office:value="20896.8422857143" calcext:value-type="float">
            <text:p>20896.8422857143</text:p>
          </table:table-cell>
          <table:table-cell table:formula="of:=([.$A198]-1)*[.$E$3]*([.$B$3]+[.$A$3])" office:value-type="percentage" office:value="0.340190476190476" calcext:value-type="percentage">
            <text:p>34.02%</text:p>
          </table:table-cell>
          <table:table-cell table:formula="of:=([.$A198]-1)*[.$F$3]*[.$B$3]" office:value-type="percentage" office:value="0.537142857142857" calcext:value-type="percentage">
            <text:p>53.71%</text:p>
          </table:table-cell>
          <table:table-cell table:formula="of:=([.$C198]+[.$G$3]*[.$A$3]*([.$A198]-1))*(1+[.$H$3]*[.$B$3]*([.$A198]-1))" office:value-type="float" office:value="8195.08072380953" calcext:value-type="float">
            <text:p>8195.08072380953</text:p>
          </table:table-cell>
          <table:table-cell table:formula="of:=1.7/PI()*ATAN([.$H198]*0.0007)" office:value-type="percentage" office:value="0.756608881419382" calcext:value-type="percentage">
            <text:p>75.66%</text:p>
          </table:table-cell>
          <table:table-cell table:formula="of:=[.$E198]/(1-[.$F198])/(1-([.$G198]+[.$I198])/2)" office:value-type="float" office:value="89688.0721599117" calcext:value-type="float">
            <text:p>89688.0721599117</text:p>
          </table:table-cell>
          <table:table-cell table:formula="of:=[.$J198]*3" office:value-type="float" office:value="269064.216479735" calcext:value-type="float">
            <text:p>269064.21647973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+([.$A199]-1)*0.02" office:value-type="float" office:value="4.78" calcext:value-type="float">
            <text:p>4.78</text:p>
          </table:table-cell>
          <table:table-cell table:formula="of:=1.5*[.$A199]*[.$B199]" office:value-type="float" office:value="1362.3" calcext:value-type="float">
            <text:p>1362.3</text:p>
          </table:table-cell>
          <table:table-cell table:formula="of:=100+([.$C199]*10)" office:value-type="float" office:value="13723" calcext:value-type="float">
            <text:p>13723</text:p>
          </table:table-cell>
          <table:table-cell table:formula="of:=[.$D199]*(1+([.$A199]-1)*[.$D$3]*[.$B$3])" office:value-type="float" office:value="21133.42" calcext:value-type="float">
            <text:p>21133.42</text:p>
          </table:table-cell>
          <table:table-cell table:formula="of:=([.$A199]-1)*[.$E$3]*([.$B$3]+[.$A$3])" office:value-type="percentage" office:value="0.342" calcext:value-type="percentage">
            <text:p>34.20%</text:p>
          </table:table-cell>
          <table:table-cell table:formula="of:=([.$A199]-1)*[.$F$3]*[.$B$3]" office:value-type="percentage" office:value="0.54" calcext:value-type="percentage">
            <text:p>54.00%</text:p>
          </table:table-cell>
          <table:table-cell table:formula="of:=([.$C199]+[.$G$3]*[.$A$3]*([.$A199]-1))*(1+[.$H$3]*[.$B$3]*([.$A199]-1))" office:value-type="float" office:value="8286.468" calcext:value-type="float">
            <text:p>8286.468</text:p>
          </table:table-cell>
          <table:table-cell table:formula="of:=1.7/PI()*ATAN([.$H199]*0.0007)" office:value-type="percentage" office:value="0.757618841400781" calcext:value-type="percentage">
            <text:p>75.76%</text:p>
          </table:table-cell>
          <table:table-cell table:formula="of:=[.$E199]/(1-[.$F199])/(1-([.$G199]+[.$I199])/2)" office:value-type="float" office:value="91453.6478698301" calcext:value-type="float">
            <text:p>91453.6478698301</text:p>
          </table:table-cell>
          <table:table-cell table:formula="of:=[.$J199]*3" office:value-type="float" office:value="274360.94360949" calcext:value-type="float">
            <text:p>274360.9436094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+([.$A200]-1)*0.02" office:value-type="float" office:value="4.8" calcext:value-type="float">
            <text:p>4.8</text:p>
          </table:table-cell>
          <table:table-cell table:formula="of:=1.5*[.$A200]*[.$B200]" office:value-type="float" office:value="1375.2" calcext:value-type="float">
            <text:p>1375.2</text:p>
          </table:table-cell>
          <table:table-cell table:formula="of:=100+([.$C200]*10)" office:value-type="float" office:value="13852" calcext:value-type="float">
            <text:p>13852</text:p>
          </table:table-cell>
          <table:table-cell table:formula="of:=[.$D200]*(1+([.$A200]-1)*[.$D$3]*[.$B$3])" office:value-type="float" office:value="21371.6571428572" calcext:value-type="float">
            <text:p>21371.6571428572</text:p>
          </table:table-cell>
          <table:table-cell table:formula="of:=([.$A200]-1)*[.$E$3]*([.$B$3]+[.$A$3])" office:value-type="percentage" office:value="0.343809523809523" calcext:value-type="percentage">
            <text:p>34.38%</text:p>
          </table:table-cell>
          <table:table-cell table:formula="of:=([.$A200]-1)*[.$F$3]*[.$B$3]" office:value-type="percentage" office:value="0.542857142857143" calcext:value-type="percentage">
            <text:p>54.29%</text:p>
          </table:table-cell>
          <table:table-cell table:formula="of:=([.$C200]+[.$G$3]*[.$A$3]*([.$A200]-1))*(1+[.$H$3]*[.$B$3]*([.$A200]-1))" office:value-type="float" office:value="8378.49142857143" calcext:value-type="float">
            <text:p>8378.49142857143</text:p>
          </table:table-cell>
          <table:table-cell table:formula="of:=1.7/PI()*ATAN([.$H200]*0.0007)" office:value-type="percentage" office:value="0.758614204932841" calcext:value-type="percentage">
            <text:p>75.86%</text:p>
          </table:table-cell>
          <table:table-cell table:formula="of:=[.$E200]/(1-[.$F200])/(1-([.$G200]+[.$I200])/2)" office:value-type="float" office:value="93251.117821266" calcext:value-type="float">
            <text:p>93251.117821266</text:p>
          </table:table-cell>
          <table:table-cell table:formula="of:=[.$J200]*3" office:value-type="float" office:value="279753.353463798" calcext:value-type="float">
            <text:p>279753.353463798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+([.$A201]-1)*0.02" office:value-type="float" office:value="4.82" calcext:value-type="float">
            <text:p>4.82</text:p>
          </table:table-cell>
          <table:table-cell table:formula="of:=1.5*[.$A201]*[.$B201]" office:value-type="float" office:value="1388.16" calcext:value-type="float">
            <text:p>1388.16</text:p>
          </table:table-cell>
          <table:table-cell table:formula="of:=100+([.$C201]*10)" office:value-type="float" office:value="13981.6" calcext:value-type="float">
            <text:p>13981.6</text:p>
          </table:table-cell>
          <table:table-cell table:formula="of:=[.$D201]*(1+([.$A201]-1)*[.$D$3]*[.$B$3])" office:value-type="float" office:value="21611.5588571429" calcext:value-type="float">
            <text:p>21611.5588571429</text:p>
          </table:table-cell>
          <table:table-cell table:formula="of:=([.$A201]-1)*[.$E$3]*([.$B$3]+[.$A$3])" office:value-type="percentage" office:value="0.345619047619047" calcext:value-type="percentage">
            <text:p>34.56%</text:p>
          </table:table-cell>
          <table:table-cell table:formula="of:=([.$A201]-1)*[.$F$3]*[.$B$3]" office:value-type="percentage" office:value="0.545714285714286" calcext:value-type="percentage">
            <text:p>54.57%</text:p>
          </table:table-cell>
          <table:table-cell table:formula="of:=([.$C201]+[.$G$3]*[.$A$3]*([.$A201]-1))*(1+[.$H$3]*[.$B$3]*([.$A201]-1))" office:value-type="float" office:value="8471.15306666667" calcext:value-type="float">
            <text:p>8471.15306666667</text:p>
          </table:table-cell>
          <table:table-cell table:formula="of:=1.7/PI()*ATAN([.$H201]*0.0007)" office:value-type="percentage" office:value="0.759595231314045" calcext:value-type="percentage">
            <text:p>75.96%</text:p>
          </table:table-cell>
          <table:table-cell table:formula="of:=[.$E201]/(1-[.$F201])/(1-([.$G201]+[.$I201])/2)" office:value-type="float" office:value="95081.0766798512" calcext:value-type="float">
            <text:p>95081.0766798512</text:p>
          </table:table-cell>
          <table:table-cell table:formula="of:=[.$J201]*3" office:value-type="float" office:value="285243.230039554" calcext:value-type="float">
            <text:p>285243.230039554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+([.$A202]-1)*0.02" office:value-type="float" office:value="4.84" calcext:value-type="float">
            <text:p>4.84</text:p>
          </table:table-cell>
          <table:table-cell table:formula="of:=1.5*[.$A202]*[.$B202]" office:value-type="float" office:value="1401.18" calcext:value-type="float">
            <text:p>1401.18</text:p>
          </table:table-cell>
          <table:table-cell table:formula="of:=100+([.$C202]*10)" office:value-type="float" office:value="14111.8" calcext:value-type="float">
            <text:p>14111.8</text:p>
          </table:table-cell>
          <table:table-cell table:formula="of:=[.$D202]*(1+([.$A202]-1)*[.$D$3]*[.$B$3])" office:value-type="float" office:value="21853.1302857143" calcext:value-type="float">
            <text:p>21853.1302857143</text:p>
          </table:table-cell>
          <table:table-cell table:formula="of:=([.$A202]-1)*[.$E$3]*([.$B$3]+[.$A$3])" office:value-type="percentage" office:value="0.347428571428571" calcext:value-type="percentage">
            <text:p>34.74%</text:p>
          </table:table-cell>
          <table:table-cell table:formula="of:=([.$A202]-1)*[.$F$3]*[.$B$3]" office:value-type="percentage" office:value="0.548571428571429" calcext:value-type="percentage">
            <text:p>54.86%</text:p>
          </table:table-cell>
          <table:table-cell table:formula="of:=([.$C202]+[.$G$3]*[.$A$3]*([.$A202]-1))*(1+[.$H$3]*[.$B$3]*([.$A202]-1))" office:value-type="float" office:value="8564.45497142857" calcext:value-type="float">
            <text:p>8564.45497142857</text:p>
          </table:table-cell>
          <table:table-cell table:formula="of:=1.7/PI()*ATAN([.$H202]*0.0007)" office:value-type="percentage" office:value="0.76056217456405" calcext:value-type="percentage">
            <text:p>76.06%</text:p>
          </table:table-cell>
          <table:table-cell table:formula="of:=[.$E202]/(1-[.$F202])/(1-([.$G202]+[.$I202])/2)" office:value-type="float" office:value="96944.1318701822" calcext:value-type="float">
            <text:p>96944.1318701822</text:p>
          </table:table-cell>
          <table:table-cell table:formula="of:=[.$J202]*3" office:value-type="float" office:value="290832.395610547" calcext:value-type="float">
            <text:p>290832.395610547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+([.$A203]-1)*0.02" office:value-type="float" office:value="4.86" calcext:value-type="float">
            <text:p>4.86</text:p>
          </table:table-cell>
          <table:table-cell table:formula="of:=1.5*[.$A203]*[.$B203]" office:value-type="float" office:value="1414.26" calcext:value-type="float">
            <text:p>1414.26</text:p>
          </table:table-cell>
          <table:table-cell table:formula="of:=100+([.$C203]*10)" office:value-type="float" office:value="14242.6" calcext:value-type="float">
            <text:p>14242.6</text:p>
          </table:table-cell>
          <table:table-cell table:formula="of:=[.$D203]*(1+([.$A203]-1)*[.$D$3]*[.$B$3])" office:value-type="float" office:value="22096.3765714286" calcext:value-type="float">
            <text:p>22096.3765714286</text:p>
          </table:table-cell>
          <table:table-cell table:formula="of:=([.$A203]-1)*[.$E$3]*([.$B$3]+[.$A$3])" office:value-type="percentage" office:value="0.349238095238095" calcext:value-type="percentage">
            <text:p>34.92%</text:p>
          </table:table-cell>
          <table:table-cell table:formula="of:=([.$A203]-1)*[.$F$3]*[.$B$3]" office:value-type="percentage" office:value="0.551428571428571" calcext:value-type="percentage">
            <text:p>55.14%</text:p>
          </table:table-cell>
          <table:table-cell table:formula="of:=([.$C203]+[.$G$3]*[.$A$3]*([.$A203]-1))*(1+[.$H$3]*[.$B$3]*([.$A203]-1))" office:value-type="float" office:value="8658.3992" calcext:value-type="float">
            <text:p>8658.3992</text:p>
          </table:table-cell>
          <table:table-cell table:formula="of:=1.7/PI()*ATAN([.$H203]*0.0007)" office:value-type="percentage" office:value="0.761515283537239" calcext:value-type="percentage">
            <text:p>76.15%</text:p>
          </table:table-cell>
          <table:table-cell table:formula="of:=[.$E203]/(1-[.$F203])/(1-([.$G203]+[.$I203])/2)" office:value-type="float" office:value="98840.9038959681" calcext:value-type="float">
            <text:p>98840.9038959681</text:p>
          </table:table-cell>
          <table:table-cell table:formula="of:=[.$J203]*3" office:value-type="float" office:value="296522.711687904" calcext:value-type="float">
            <text:p>296522.711687904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+([.$A204]-1)*0.02" office:value-type="float" office:value="4.88" calcext:value-type="float">
            <text:p>4.88</text:p>
          </table:table-cell>
          <table:table-cell table:formula="of:=1.5*[.$A204]*[.$B204]" office:value-type="float" office:value="1427.4" calcext:value-type="float">
            <text:p>1427.4</text:p>
          </table:table-cell>
          <table:table-cell table:formula="of:=100+([.$C204]*10)" office:value-type="float" office:value="14374" calcext:value-type="float">
            <text:p>14374</text:p>
          </table:table-cell>
          <table:table-cell table:formula="of:=[.$D204]*(1+([.$A204]-1)*[.$D$3]*[.$B$3])" office:value-type="float" office:value="22341.3028571429" calcext:value-type="float">
            <text:p>22341.3028571429</text:p>
          </table:table-cell>
          <table:table-cell table:formula="of:=([.$A204]-1)*[.$E$3]*([.$B$3]+[.$A$3])" office:value-type="percentage" office:value="0.351047619047619" calcext:value-type="percentage">
            <text:p>35.10%</text:p>
          </table:table-cell>
          <table:table-cell table:formula="of:=([.$A204]-1)*[.$F$3]*[.$B$3]" office:value-type="percentage" office:value="0.554285714285714" calcext:value-type="percentage">
            <text:p>55.43%</text:p>
          </table:table-cell>
          <table:table-cell table:formula="of:=([.$C204]+[.$G$3]*[.$A$3]*([.$A204]-1))*(1+[.$H$3]*[.$B$3]*([.$A204]-1))" office:value-type="float" office:value="8752.98780952381" calcext:value-type="float">
            <text:p>8752.98780952381</text:p>
          </table:table-cell>
          <table:table-cell table:formula="of:=1.7/PI()*ATAN([.$H204]*0.0007)" office:value-type="percentage" office:value="0.76245480203406" calcext:value-type="percentage">
            <text:p>76.25%</text:p>
          </table:table-cell>
          <table:table-cell table:formula="of:=[.$E204]/(1-[.$F204])/(1-([.$G204]+[.$I204])/2)" office:value-type="float" office:value="100772.026669559" calcext:value-type="float">
            <text:p>100772.026669559</text:p>
          </table:table-cell>
          <table:table-cell table:formula="of:=[.$J204]*3" office:value-type="float" office:value="302316.080008676" calcext:value-type="float">
            <text:p>302316.080008676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+([.$A205]-1)*0.02" office:value-type="float" office:value="4.9" calcext:value-type="float">
            <text:p>4.9</text:p>
          </table:table-cell>
          <table:table-cell table:formula="of:=1.5*[.$A205]*[.$B205]" office:value-type="float" office:value="1440.6" calcext:value-type="float">
            <text:p>1440.6</text:p>
          </table:table-cell>
          <table:table-cell table:formula="of:=100+([.$C205]*10)" office:value-type="float" office:value="14506" calcext:value-type="float">
            <text:p>14506</text:p>
          </table:table-cell>
          <table:table-cell table:formula="of:=[.$D205]*(1+([.$A205]-1)*[.$D$3]*[.$B$3])" office:value-type="float" office:value="22587.9142857143" calcext:value-type="float">
            <text:p>22587.9142857143</text:p>
          </table:table-cell>
          <table:table-cell table:formula="of:=([.$A205]-1)*[.$E$3]*([.$B$3]+[.$A$3])" office:value-type="percentage" office:value="0.352857142857143" calcext:value-type="percentage">
            <text:p>35.29%</text:p>
          </table:table-cell>
          <table:table-cell table:formula="of:=([.$A205]-1)*[.$F$3]*[.$B$3]" office:value-type="percentage" office:value="0.557142857142857" calcext:value-type="percentage">
            <text:p>55.71%</text:p>
          </table:table-cell>
          <table:table-cell table:formula="of:=([.$C205]+[.$G$3]*[.$A$3]*([.$A205]-1))*(1+[.$H$3]*[.$B$3]*([.$A205]-1))" office:value-type="float" office:value="8848.22285714286" calcext:value-type="float">
            <text:p>8848.22285714286</text:p>
          </table:table-cell>
          <table:table-cell table:formula="of:=1.7/PI()*ATAN([.$H205]*0.0007)" office:value-type="percentage" office:value="0.763380968910181" calcext:value-type="percentage">
            <text:p>76.34%</text:p>
          </table:table-cell>
          <table:table-cell table:formula="of:=[.$E205]/(1-[.$F205])/(1-([.$G205]+[.$I205])/2)" office:value-type="float" office:value="102738.147851168" calcext:value-type="float">
            <text:p>102738.147851168</text:p>
          </table:table-cell>
          <table:table-cell table:formula="of:=[.$J205]*3" office:value-type="float" office:value="308214.443553505" calcext:value-type="float">
            <text:p>308214.44355350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+([.$A206]-1)*0.02" office:value-type="float" office:value="4.92" calcext:value-type="float">
            <text:p>4.92</text:p>
          </table:table-cell>
          <table:table-cell table:formula="of:=1.5*[.$A206]*[.$B206]" office:value-type="float" office:value="1453.86" calcext:value-type="float">
            <text:p>1453.86</text:p>
          </table:table-cell>
          <table:table-cell table:formula="of:=100+([.$C206]*10)" office:value-type="float" office:value="14638.6" calcext:value-type="float">
            <text:p>14638.6</text:p>
          </table:table-cell>
          <table:table-cell table:formula="of:=[.$D206]*(1+([.$A206]-1)*[.$D$3]*[.$B$3])" office:value-type="float" office:value="22836.216" calcext:value-type="float">
            <text:p>22836.216</text:p>
          </table:table-cell>
          <table:table-cell table:formula="of:=([.$A206]-1)*[.$E$3]*([.$B$3]+[.$A$3])" office:value-type="percentage" office:value="0.354666666666666" calcext:value-type="percentage">
            <text:p>35.47%</text:p>
          </table:table-cell>
          <table:table-cell table:formula="of:=([.$A206]-1)*[.$F$3]*[.$B$3]" office:value-type="percentage" office:value="0.56" calcext:value-type="percentage">
            <text:p>56.00%</text:p>
          </table:table-cell>
          <table:table-cell table:formula="of:=([.$C206]+[.$G$3]*[.$A$3]*([.$A206]-1))*(1+[.$H$3]*[.$B$3]*([.$A206]-1))" office:value-type="float" office:value="8944.1064" calcext:value-type="float">
            <text:p>8944.1064</text:p>
          </table:table-cell>
          <table:table-cell table:formula="of:=1.7/PI()*ATAN([.$H206]*0.0007)" office:value-type="percentage" office:value="0.764294018183474" calcext:value-type="percentage">
            <text:p>76.43%</text:p>
          </table:table-cell>
          <table:table-cell table:formula="of:=[.$E206]/(1-[.$F206])/(1-([.$G206]+[.$I206])/2)" office:value-type="float" office:value="104739.929198128" calcext:value-type="float">
            <text:p>104739.929198128</text:p>
          </table:table-cell>
          <table:table-cell table:formula="of:=[.$J206]*3" office:value-type="float" office:value="314219.787594385" calcext:value-type="float">
            <text:p>314219.787594385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+([.$A207]-1)*0.02" office:value-type="float" office:value="4.94" calcext:value-type="float">
            <text:p>4.94</text:p>
          </table:table-cell>
          <table:table-cell table:formula="of:=1.5*[.$A207]*[.$B207]" office:value-type="float" office:value="1467.18" calcext:value-type="float">
            <text:p>1467.18</text:p>
          </table:table-cell>
          <table:table-cell table:formula="of:=100+([.$C207]*10)" office:value-type="float" office:value="14771.8" calcext:value-type="float">
            <text:p>14771.8</text:p>
          </table:table-cell>
          <table:table-cell table:formula="of:=[.$D207]*(1+([.$A207]-1)*[.$D$3]*[.$B$3])" office:value-type="float" office:value="23086.2131428572" calcext:value-type="float">
            <text:p>23086.2131428572</text:p>
          </table:table-cell>
          <table:table-cell table:formula="of:=([.$A207]-1)*[.$E$3]*([.$B$3]+[.$A$3])" office:value-type="percentage" office:value="0.35647619047619" calcext:value-type="percentage">
            <text:p>35.65%</text:p>
          </table:table-cell>
          <table:table-cell table:formula="of:=([.$A207]-1)*[.$F$3]*[.$B$3]" office:value-type="percentage" office:value="0.562857142857143" calcext:value-type="percentage">
            <text:p>56.29%</text:p>
          </table:table-cell>
          <table:table-cell table:formula="of:=([.$C207]+[.$G$3]*[.$A$3]*([.$A207]-1))*(1+[.$H$3]*[.$B$3]*([.$A207]-1))" office:value-type="float" office:value="9040.6404952381" calcext:value-type="float">
            <text:p>9040.6404952381</text:p>
          </table:table-cell>
          <table:table-cell table:formula="of:=1.7/PI()*ATAN([.$H207]*0.0007)" office:value-type="percentage" office:value="0.765194179138842" calcext:value-type="percentage">
            <text:p>76.52%</text:p>
          </table:table-cell>
          <table:table-cell table:formula="of:=[.$E207]/(1-[.$F207])/(1-([.$G207]+[.$I207])/2)" office:value-type="float" office:value="106778.046924504" calcext:value-type="float">
            <text:p>106778.046924504</text:p>
          </table:table-cell>
          <table:table-cell table:formula="of:=[.$J207]*3" office:value-type="float" office:value="320334.140773512" calcext:value-type="float">
            <text:p>320334.14077351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+([.$A208]-1)*0.02" office:value-type="float" office:value="4.96" calcext:value-type="float">
            <text:p>4.96</text:p>
          </table:table-cell>
          <table:table-cell table:formula="of:=1.5*[.$A208]*[.$B208]" office:value-type="float" office:value="1480.56" calcext:value-type="float">
            <text:p>1480.56</text:p>
          </table:table-cell>
          <table:table-cell table:formula="of:=100+([.$C208]*10)" office:value-type="float" office:value="14905.6" calcext:value-type="float">
            <text:p>14905.6</text:p>
          </table:table-cell>
          <table:table-cell table:formula="of:=[.$D208]*(1+([.$A208]-1)*[.$D$3]*[.$B$3])" office:value-type="float" office:value="23337.9108571429" calcext:value-type="float">
            <text:p>23337.9108571429</text:p>
          </table:table-cell>
          <table:table-cell table:formula="of:=([.$A208]-1)*[.$E$3]*([.$B$3]+[.$A$3])" office:value-type="percentage" office:value="0.358285714285714" calcext:value-type="percentage">
            <text:p>35.83%</text:p>
          </table:table-cell>
          <table:table-cell table:formula="of:=([.$A208]-1)*[.$F$3]*[.$B$3]" office:value-type="percentage" office:value="0.565714285714286" calcext:value-type="percentage">
            <text:p>56.57%</text:p>
          </table:table-cell>
          <table:table-cell table:formula="of:=([.$C208]+[.$G$3]*[.$A$3]*([.$A208]-1))*(1+[.$H$3]*[.$B$3]*([.$A208]-1))" office:value-type="float" office:value="9137.8272" calcext:value-type="float">
            <text:p>9137.8272</text:p>
          </table:table-cell>
          <table:table-cell table:formula="of:=1.7/PI()*ATAN([.$H208]*0.0007)" office:value-type="percentage" office:value="0.766081676430914" calcext:value-type="percentage">
            <text:p>76.61%</text:p>
          </table:table-cell>
          <table:table-cell table:formula="of:=[.$E208]/(1-[.$F208])/(1-([.$G208]+[.$I208])/2)" office:value-type="float" office:value="108853.192071428" calcext:value-type="float">
            <text:p>108853.192071428</text:p>
          </table:table-cell>
          <table:table-cell table:formula="of:=[.$J208]*3" office:value-type="float" office:value="326559.576214283" calcext:value-type="float">
            <text:p>326559.57621428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([.$A209]-1)*0.02" office:value-type="float" office:value="4.98" calcext:value-type="float">
            <text:p>4.98</text:p>
          </table:table-cell>
          <table:table-cell table:formula="of:=1.5*[.$A209]*[.$B209]" office:value-type="float" office:value="1494" calcext:value-type="float">
            <text:p>1494</text:p>
          </table:table-cell>
          <table:table-cell table:formula="of:=100+([.$C209]*10)" office:value-type="float" office:value="15040" calcext:value-type="float">
            <text:p>15040</text:p>
          </table:table-cell>
          <table:table-cell table:formula="of:=[.$D209]*(1+([.$A209]-1)*[.$D$3]*[.$B$3])" office:value-type="float" office:value="23591.3142857143" calcext:value-type="float">
            <text:p>23591.3142857143</text:p>
          </table:table-cell>
          <table:table-cell table:formula="of:=([.$A209]-1)*[.$E$3]*([.$B$3]+[.$A$3])" office:value-type="percentage" office:value="0.360095238095238" calcext:value-type="percentage">
            <text:p>36.01%</text:p>
          </table:table-cell>
          <table:table-cell table:formula="of:=([.$A209]-1)*[.$F$3]*[.$B$3]" office:value-type="percentage" office:value="0.568571428571429" calcext:value-type="percentage">
            <text:p>56.86%</text:p>
          </table:table-cell>
          <table:table-cell table:formula="of:=([.$C209]+[.$G$3]*[.$A$3]*([.$A209]-1))*(1+[.$H$3]*[.$B$3]*([.$A209]-1))" office:value-type="float" office:value="9235.66857142857" calcext:value-type="float">
            <text:p>9235.66857142857</text:p>
          </table:table-cell>
          <table:table-cell table:formula="of:=1.7/PI()*ATAN([.$H209]*0.0007)" office:value-type="percentage" office:value="0.766956730184637" calcext:value-type="percentage">
            <text:p>76.70%</text:p>
          </table:table-cell>
          <table:table-cell table:formula="of:=[.$E209]/(1-[.$F209])/(1-([.$G209]+[.$I209])/2)" office:value-type="float" office:value="110966.070888527" calcext:value-type="float">
            <text:p>110966.070888527</text:p>
          </table:table-cell>
          <table:table-cell table:formula="of:=[.$J209]*3" office:value-type="float" office:value="332898.212665582" calcext:value-type="float">
            <text:p>332898.2126655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00-00-00</text:date>, <text:time style:data-style-name="N2" text:time-value="21:02:24.096664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5:47:32.574483991</meta:creation-date>
    <dc:date>2025-11-21T16:04:14.253568320</dc:date>
    <meta:editing-duration>P7DT17H12M50S</meta:editing-duration>
    <meta:editing-cycles>61</meta:editing-cycles>
    <meta:generator>LibreOffice/24.2.7.2$Linux_X86_64 LibreOffice_project/420$Build-2</meta:generator>
    <meta:document-statistic meta:table-count="4" meta:cell-count="906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97cm" svg:height="20.403cm" xlink:href=".." xlink:type="simple" chart:class="chart:line" chart:style-name="ch1">
        <chart:legend chart:legend-position="bottom" svg:x="8.664cm" svg:y="19.804cm" style:legend-expansion="wide" chart:style-name="ch2"/>
        <chart:plot-area chart:style-name="ch3" table:cell-range-address="'Experience Curve'.A1:'Experience Curve'.C201" chart:data-source-has-labels="both" svg:x="0.509cm" svg:y="0.408cm" svg:width="24.479cm" svg:height="18.804cm">
          <chart:coordinate-region svg:x="3.618cm" svg:y="0.607cm" svg:width="21.337cm" svg:height="17.681cm"/>
          <chart:axis chart:dimension="x" chart:name="primary-x" chart:style-name="ch4" chartooo:axis-type="auto">
            <chartooo:date-scale/>
            <chart:categories table:cell-range-address="'Experience Curve'.A2:'Experience Curve'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ence Curve'.B2:'Experience Curve'.B201" chart:label-cell-address="'Experience Curve'.B1:'Experience Curve'.B1" chart:class="chart:line">
            <chart:data-point chart:repeated="200"/>
          </chart:series>
          <chart:series chart:style-name="ch8" chart:values-cell-range-address="'Experience Curve'.C2:'Experience Curve'.C201" chart:label-cell-address="'Experience Curve'.C1:'Experience Curve'.C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XP Required</text:p>
                <draw:g>
                  <svg:desc>'Experience Curve'.B1:'Experience Curve'.B1</svg:desc>
                </draw:g>
              </table:table-cell>
              <table:table-cell office:value-type="string">
                <text:p>New XP Required</text:p>
                <draw:g>
                  <svg:desc>'Experience Curve'.C1:'Experience Curve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xperience Curve'.A2:'Experience Curve'.A201</svg:desc>
                </draw:g>
              </table:table-cell>
              <table:table-cell office:value-type="float" office:value="0">
                <text:p>0</text:p>
                <draw:g>
                  <svg:desc>'Experience Curve'.B2:'Experience Curve'.B201</svg:desc>
                </draw:g>
              </table:table-cell>
              <table:table-cell office:value-type="float" office:value="0.122462048309373">
                <text:p>0.122462048309373</text:p>
                <draw:g>
                  <svg:desc>'Experience Curve'.C2:'Experience Curve'.C2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.2599210498949">
                <text:p>15.2599210498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80.4142135623731">
                <text:p>80.41421356237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7">
                <text:p>657</text:p>
              </table:table-cell>
              <table:table-cell office:value-type="float" office:value="255.587401051968">
                <text:p>255.587401051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72">
                <text:p>2172</text:p>
              </table:table-cell>
              <table:table-cell office:value-type="float" office:value="624.781797436281">
                <text:p>624.7817974362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15">
                <text:p>571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70">
                <text:p>12870</text:p>
              </table:table-cell>
              <table:table-cell office:value-type="float" office:value="2401.24492409662">
                <text:p>2401.244924096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893">
                <text:p>25893</text:p>
              </table:table-cell>
              <table:table-cell office:value-type="float" office:value="4096.51984209979">
                <text:p>4096.51984209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832">
                <text:p>47832</text:p>
              </table:table-cell>
              <table:table-cell office:value-type="float" office:value="6561.82842712475">
                <text:p>6561.82842712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47">
                <text:p>82647</text:p>
              </table:table-cell>
              <table:table-cell office:value-type="float" office:value="10001.1748021039">
                <text:p>10001.17480210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330">
                <text:p>135330</text:p>
              </table:table-cell>
              <table:table-cell office:value-type="float" office:value="14642.5635948726">
                <text:p>14642.5635948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2025">
                <text:p>212025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20148">
                <text:p>320148</text:p>
              </table:table-cell>
              <table:table-cell office:value-type="float" office:value="28563.4898481932">
                <text:p>28563.48984819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8507">
                <text:p>468507</text:p>
              </table:table-cell>
              <table:table-cell office:value-type="float" office:value="38419.0396841996">
                <text:p>38419.03968419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7422">
                <text:p>667422</text:p>
              </table:table-cell>
              <table:table-cell office:value-type="float" office:value="50628.6568542495">
                <text:p>50628.65685424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8845">
                <text:p>928845</text:p>
              </table:table-cell>
              <table:table-cell office:value-type="float" office:value="65540.3496042079">
                <text:p>65540.34960420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66480">
                <text:p>1266480</text:p>
              </table:table-cell>
              <table:table-cell office:value-type="float" office:value="83526.1271897451">
                <text:p>83526.12718974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95903">
                <text:p>1695903</text:p>
              </table:table-cell>
              <table:table-cell office:value-type="float" office:value="104982">
                <text:p>1049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34682">
                <text:p>2234682</text:p>
              </table:table-cell>
              <table:table-cell office:value-type="float" office:value="130327.979696386">
                <text:p>130327.9796963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02497">
                <text:p>2902497</text:p>
              </table:table-cell>
              <table:table-cell office:value-type="float" office:value="160008.079368399">
                <text:p>160008.0793683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721260">
                <text:p>3721260</text:p>
              </table:table-cell>
              <table:table-cell office:value-type="float" office:value="194490.313708499">
                <text:p>194490.3137084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15235">
                <text:p>4715235</text:p>
              </table:table-cell>
              <table:table-cell office:value-type="float" office:value="234266.699208416">
                <text:p>234266.6992084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911158">
                <text:p>5911158</text:p>
              </table:table-cell>
              <table:table-cell office:value-type="float" office:value="279853.25437949">
                <text:p>279853.254379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38357">
                <text:p>7338357</text:p>
              </table:table-cell>
              <table:table-cell office:value-type="float" office:value="331790">
                <text:p>3317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028872">
                <text:p>9028872</text:p>
              </table:table-cell>
              <table:table-cell office:value-type="float" office:value="390640.959392773">
                <text:p>390640.9593927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017575">
                <text:p>11017575</text:p>
              </table:table-cell>
              <table:table-cell office:value-type="float" office:value="456994.158736798">
                <text:p>456994.1587367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342290">
                <text:p>13342290</text:p>
              </table:table-cell>
              <table:table-cell office:value-type="float" office:value="531461.627416998">
                <text:p>531461.6274169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43913">
                <text:p>16043913</text:p>
              </table:table-cell>
              <table:table-cell office:value-type="float" office:value="614679.398416832">
                <text:p>614679.3984168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166532">
                <text:p>19166532</text:p>
              </table:table-cell>
              <table:table-cell office:value-type="float" office:value="707307.508758981">
                <text:p>707307.5087589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7547">
                <text:p>22757547</text:p>
              </table:table-cell>
              <table:table-cell office:value-type="float" office:value="810030">
                <text:p>81003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867790">
                <text:p>26867790</text:p>
              </table:table-cell>
              <table:table-cell office:value-type="float" office:value="923554.918785546">
                <text:p>923554.9187855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551645">
                <text:p>31551645</text:p>
              </table:table-cell>
              <table:table-cell office:value-type="float" office:value="1048614.3174736">
                <text:p>1048614.31747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867168">
                <text:p>36867168</text:p>
              </table:table-cell>
              <table:table-cell office:value-type="float" office:value="1185964.254834">
                <text:p>1185964.2548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876207">
                <text:p>42876207</text:p>
              </table:table-cell>
              <table:table-cell office:value-type="float" office:value="1336384.79683366">
                <text:p>1336384.796833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644522">
                <text:p>49644522</text:p>
              </table:table-cell>
              <table:table-cell office:value-type="float" office:value="1500680.01751796">
                <text:p>1500680.017517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241905">
                <text:p>57241905</text:p>
              </table:table-cell>
              <table:table-cell office:value-type="float" office:value="1679678">
                <text:p>16796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5742300">
                <text:p>65742300</text:p>
              </table:table-cell>
              <table:table-cell office:value-type="float" office:value="1874230.83757109">
                <text:p>1874230.83757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5223923">
                <text:p>75223923</text:p>
              </table:table-cell>
              <table:table-cell office:value-type="float" office:value="2085214.63494719">
                <text:p>2085214.63494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5769382">
                <text:p>85769382</text:p>
              </table:table-cell>
              <table:table-cell office:value-type="float" office:value="2313529.50966799">
                <text:p>2313529.509667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465797">
                <text:p>97465797</text:p>
              </table:table-cell>
              <table:table-cell office:value-type="float" office:value="2560099.59366733">
                <text:p>2560099.593667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404920">
                <text:p>110404920</text:p>
              </table:table-cell>
              <table:table-cell office:value-type="float" office:value="2825873.03503592">
                <text:p>2825873.035035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4683255">
                <text:p>124683255</text:p>
              </table:table-cell>
              <table:table-cell office:value-type="float" office:value="3111822">
                <text:p>31118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0402178">
                <text:p>140402178</text:p>
              </table:table-cell>
              <table:table-cell office:value-type="float" office:value="3418942.67514218">
                <text:p>3418942.675142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7668057">
                <text:p>157668057</text:p>
              </table:table-cell>
              <table:table-cell office:value-type="float" office:value="3748255.26989439">
                <text:p>3748255.269894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6592372">
                <text:p>176592372</text:p>
              </table:table-cell>
              <table:table-cell office:value-type="float" office:value="4100804.01933598">
                <text:p>4100804.019335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7291835">
                <text:p>197291835</text:p>
              </table:table-cell>
              <table:table-cell office:value-type="float" office:value="4477657.18733465">
                <text:p>4477657.187334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9888510">
                <text:p>219888510</text:p>
              </table:table-cell>
              <table:table-cell office:value-type="float" office:value="4879907.07007184">
                <text:p>4879907.070071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4509933">
                <text:p>244509933</text:p>
              </table:table-cell>
              <table:table-cell office:value-type="float" office:value="5308670">
                <text:p>53086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71289232">
                <text:p>271289232</text:p>
              </table:table-cell>
              <table:table-cell office:value-type="float" office:value="5765086.35028437">
                <text:p>5765086.350284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365247">
                <text:p>300365247</text:p>
              </table:table-cell>
              <table:table-cell office:value-type="float" office:value="6250320.53978877">
                <text:p>6250320.539788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31882650">
                <text:p>331882650</text:p>
              </table:table-cell>
              <table:table-cell office:value-type="float" office:value="6765561.03867197">
                <text:p>6765561.038671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65992065">
                <text:p>365992065</text:p>
              </table:table-cell>
              <table:table-cell office:value-type="float" office:value="7312020.3746693">
                <text:p>7312020.37466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2850188">
                <text:p>402850188</text:p>
              </table:table-cell>
              <table:table-cell office:value-type="float" office:value="7890935.14014369">
                <text:p>7890935.140143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2619907">
                <text:p>442619907</text:p>
              </table:table-cell>
              <table:table-cell office:value-type="float" office:value="8503566">
                <text:p>850356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85470422">
                <text:p>485470422</text:p>
              </table:table-cell>
              <table:table-cell office:value-type="float" office:value="9151197.70056873">
                <text:p>9151197.700568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1577365">
                <text:p>531577365</text:p>
              </table:table-cell>
              <table:table-cell office:value-type="float" office:value="9835139.07957755">
                <text:p>9835139.079577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81122920">
                <text:p>581122920</text:p>
              </table:table-cell>
              <table:table-cell office:value-type="float" office:value="10556723.0773439">
                <text:p>10556723.07734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34295943">
                <text:p>634295943</text:p>
              </table:table-cell>
              <table:table-cell office:value-type="float" office:value="11317306.7493386">
                <text:p>11317306.74933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91292082">
                <text:p>691292082</text:p>
              </table:table-cell>
              <table:table-cell office:value-type="float" office:value="12118271.2802874">
                <text:p>12118271.2802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2313897">
                <text:p>752313897</text:p>
              </table:table-cell>
              <table:table-cell office:value-type="float" office:value="12961022">
                <text:p>129610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17570980">
                <text:p>817570980</text:p>
              </table:table-cell>
              <table:table-cell office:value-type="float" office:value="13846988.4011375">
                <text:p>13846988.40113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87280075">
                <text:p>887280075</text:p>
              </table:table-cell>
              <table:table-cell office:value-type="float" office:value="14777624.1591551">
                <text:p>14777624.15915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61665198">
                <text:p>961665198</text:p>
              </table:table-cell>
              <table:table-cell office:value-type="float" office:value="15754407.1546879">
                <text:p>15754407.1546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40957757">
                <text:p>1040957757</text:p>
              </table:table-cell>
              <table:table-cell office:value-type="float" office:value="16778839.4986772">
                <text:p>16778839.49867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25396672">
                <text:p>1125396672</text:p>
              </table:table-cell>
              <table:table-cell office:value-type="float" office:value="17852447.5605748">
                <text:p>17852447.560574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15228495">
                <text:p>1215228495</text:p>
              </table:table-cell>
              <table:table-cell office:value-type="float" office:value="18976782">
                <text:p>189767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10707530">
                <text:p>1310707530</text:p>
              </table:table-cell>
              <table:table-cell office:value-type="float" office:value="20153417.8022749">
                <text:p>20153417.80227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12095953">
                <text:p>1412095953</text:p>
              </table:table-cell>
              <table:table-cell office:value-type="float" office:value="21383954.3183102">
                <text:p>21383954.3183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19663932">
                <text:p>1519663932</text:p>
              </table:table-cell>
              <table:table-cell office:value-type="float" office:value="22670015.3093757">
                <text:p>22670015.30937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33689747">
                <text:p>1633689747</text:p>
              </table:table-cell>
              <table:table-cell office:value-type="float" office:value="24013248.9973544">
                <text:p>24013248.99735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54459910">
                <text:p>1754459910</text:p>
              </table:table-cell>
              <table:table-cell office:value-type="float" office:value="25415328.1211495">
                <text:p>25415328.121149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82269285">
                <text:p>1882269285</text:p>
              </table:table-cell>
              <table:table-cell office:value-type="float" office:value="26877950">
                <text:p>2687795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17421208">
                <text:p>2017421208</text:p>
              </table:table-cell>
              <table:table-cell office:value-type="float" office:value="28402836.6045499">
                <text:p>28402836.60454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60227607">
                <text:p>2160227607</text:p>
              </table:table-cell>
              <table:table-cell office:value-type="float" office:value="29991734.6366204">
                <text:p>29991734.63662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11009122">
                <text:p>2311009122</text:p>
              </table:table-cell>
              <table:table-cell office:value-type="float" office:value="31646415.6187515">
                <text:p>31646415.61875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70095225">
                <text:p>2470095225</text:p>
              </table:table-cell>
              <table:table-cell office:value-type="float" office:value="33368675.9947089">
                <text:p>33368675.99470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37824340">
                <text:p>2637824340</text:p>
              </table:table-cell>
              <table:table-cell office:value-type="float" office:value="35160337.242299">
                <text:p>35160337.2422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14543963">
                <text:p>2814543963</text:p>
              </table:table-cell>
              <table:table-cell office:value-type="float" office:value="37023246">
                <text:p>370232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00610782">
                <text:p>3000610782</text:p>
              </table:table-cell>
              <table:table-cell office:value-type="float" office:value="38959274.2090998">
                <text:p>38959274.20909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96390797">
                <text:p>3196390797</text:p>
              </table:table-cell>
              <table:table-cell office:value-type="float" office:value="40970319.2732407">
                <text:p>40970319.273240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02259440">
                <text:p>3402259440</text:p>
              </table:table-cell>
              <table:table-cell office:value-type="float" office:value="43058304.237503">
                <text:p>43058304.2375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618601695">
                <text:p>3618601695</text:p>
              </table:table-cell>
              <table:table-cell office:value-type="float" office:value="45225177.9894177">
                <text:p>45225177.98941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845812218">
                <text:p>3845812218</text:p>
              </table:table-cell>
              <table:table-cell office:value-type="float" office:value="47472915.484598">
                <text:p>47472915.4845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84295457">
                <text:p>4084295457</text:p>
              </table:table-cell>
              <table:table-cell office:value-type="float" office:value="49803518">
                <text:p>498035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334465772">
                <text:p>4334465772</text:p>
              </table:table-cell>
              <table:table-cell office:value-type="float" office:value="52219013.4181995">
                <text:p>52219013.41819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596747555">
                <text:p>4596747555</text:p>
              </table:table-cell>
              <table:table-cell office:value-type="float" office:value="54721456.5464815">
                <text:p>54721456.54648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871575350">
                <text:p>4871575350</text:p>
              </table:table-cell>
              <table:table-cell office:value-type="float" office:value="57312929.4750059">
                <text:p>57312929.47500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59393973">
                <text:p>5159393973</text:p>
              </table:table-cell>
              <table:table-cell office:value-type="float" office:value="59995541.9788355">
                <text:p>59995541.97883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460658632">
                <text:p>5460658632</text:p>
              </table:table-cell>
              <table:table-cell office:value-type="float" office:value="62771431.969196">
                <text:p>62771431.9691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75835047">
                <text:p>5775835047</text:p>
              </table:table-cell>
              <table:table-cell office:value-type="float" office:value="65642766">
                <text:p>6564276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105399570">
                <text:p>6105399570</text:p>
              </table:table-cell>
              <table:table-cell office:value-type="float" office:value="68611739.836399">
                <text:p>68611739.8363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449839305">
                <text:p>6449839305</text:p>
              </table:table-cell>
              <table:table-cell office:value-type="float" office:value="71680579.092963">
                <text:p>71680579.0929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809652228">
                <text:p>6809652228</text:p>
              </table:table-cell>
              <table:table-cell office:value-type="float" office:value="74851539.9500118">
                <text:p>74851539.95001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85347307">
                <text:p>7185347307</text:p>
              </table:table-cell>
              <table:table-cell office:value-type="float" office:value="78126909.9576709">
                <text:p>78126909.95767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577444622">
                <text:p>7577444622</text:p>
              </table:table-cell>
              <table:table-cell office:value-type="float" office:value="81509008.938392">
                <text:p>81509008.9383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986475485">
                <text:p>7986475485</text:p>
              </table:table-cell>
              <table:table-cell office:value-type="float" office:value="85000190">
                <text:p>8500019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412982560">
                <text:p>8412982560</text:p>
              </table:table-cell>
              <table:table-cell office:value-type="float" office:value="88602840.672798">
                <text:p>88602840.6727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857519983">
                <text:p>8857519983</text:p>
              </table:table-cell>
              <table:table-cell office:value-type="float" office:value="92319384.1859259">
                <text:p>92319384.18592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320653482">
                <text:p>9320653482</text:p>
              </table:table-cell>
              <table:table-cell office:value-type="float" office:value="96152280.9000237">
                <text:p>96152280.90002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02960497">
                <text:p>9802960497</text:p>
              </table:table-cell>
              <table:table-cell office:value-type="float" office:value="100104029.915342">
                <text:p>100104029.91534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305030300">
                <text:p>10305030300</text:p>
              </table:table-cell>
              <table:table-cell office:value-type="float" office:value="104177170.876784">
                <text:p>104177170.8767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827464115">
                <text:p>10827464115</text:p>
              </table:table-cell>
              <table:table-cell office:value-type="float" office:value="108374286">
                <text:p>10837428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370875238">
                <text:p>11370875238</text:p>
              </table:table-cell>
              <table:table-cell office:value-type="float" office:value="112698002.345596">
                <text:p>112698002.3455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935889157">
                <text:p>11935889157</text:p>
              </table:table-cell>
              <table:table-cell office:value-type="float" office:value="117150994.371852">
                <text:p>117150994.3718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523143672">
                <text:p>12523143672</text:p>
              </table:table-cell>
              <table:table-cell office:value-type="float" office:value="121735986.800047">
                <text:p>121735986.8000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133289015">
                <text:p>13133289015</text:p>
              </table:table-cell>
              <table:table-cell office:value-type="float" office:value="126455757.830684">
                <text:p>126455757.83068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766987970">
                <text:p>13766987970</text:p>
              </table:table-cell>
              <table:table-cell office:value-type="float" office:value="131313142.753568">
                <text:p>131313142.7535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424915993">
                <text:p>14424915993</text:p>
              </table:table-cell>
              <table:table-cell office:value-type="float" office:value="136311038">
                <text:p>1363110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107761332">
                <text:p>15107761332</text:p>
              </table:table-cell>
              <table:table-cell office:value-type="float" office:value="141452405.691192">
                <text:p>141452405.6911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816225147">
                <text:p>15816225147</text:p>
              </table:table-cell>
              <table:table-cell office:value-type="float" office:value="146740278.743704">
                <text:p>146740278.7437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551021630">
                <text:p>16551021630</text:p>
              </table:table-cell>
              <table:table-cell office:value-type="float" office:value="152177766.600095">
                <text:p>152177766.60009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312878125">
                <text:p>17312878125</text:p>
              </table:table-cell>
              <table:table-cell office:value-type="float" office:value="157768061.661367">
                <text:p>157768061.6613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102535248">
                <text:p>18102535248</text:p>
              </table:table-cell>
              <table:table-cell office:value-type="float" office:value="163514446.507136">
                <text:p>163514446.5071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920747007">
                <text:p>18920747007</text:p>
              </table:table-cell>
              <table:table-cell office:value-type="float" office:value="169420302">
                <text:p>1694203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9768280922">
                <text:p>19768280922</text:p>
              </table:table-cell>
              <table:table-cell office:value-type="float" office:value="175489116.382384">
                <text:p>175489116.38238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0645918145">
                <text:p>20645918145</text:p>
              </table:table-cell>
              <table:table-cell office:value-type="float" office:value="181724495.487407">
                <text:p>181724495.4874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1554453580">
                <text:p>21554453580</text:p>
              </table:table-cell>
              <table:table-cell office:value-type="float" office:value="188130174.200189">
                <text:p>188130174.2001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2494696003">
                <text:p>22494696003</text:p>
              </table:table-cell>
              <table:table-cell office:value-type="float" office:value="194710029.322734">
                <text:p>194710029.3227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467468182">
                <text:p>23467468182</text:p>
              </table:table-cell>
              <table:table-cell office:value-type="float" office:value="201468094.014273">
                <text:p>201468094.014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473606997">
                <text:p>24473606997</text:p>
              </table:table-cell>
              <table:table-cell office:value-type="float" office:value="208408574">
                <text:p>2084085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5513963560">
                <text:p>25513963560</text:p>
              </table:table-cell>
              <table:table-cell office:value-type="float" office:value="215535865.764768">
                <text:p>215535865.76476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6589403335">
                <text:p>26589403335</text:p>
              </table:table-cell>
              <table:table-cell office:value-type="float" office:value="222854576.974815">
                <text:p>222854576.9748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700806258">
                <text:p>27700806258</text:p>
              </table:table-cell>
              <table:table-cell office:value-type="float" office:value="230369549.400379">
                <text:p>230369549.4003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8849066857">
                <text:p>28849066857</text:p>
              </table:table-cell>
              <table:table-cell office:value-type="float" office:value="238085884.645469">
                <text:p>238085884.64546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0035094372">
                <text:p>30035094372</text:p>
              </table:table-cell>
              <table:table-cell office:value-type="float" office:value="246008973.028545">
                <text:p>246008973.02854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259812875">
                <text:p>31259812875</text:p>
              </table:table-cell>
              <table:table-cell office:value-type="float" office:value="254144526">
                <text:p>25414452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524161390">
                <text:p>32524161390</text:p>
              </table:table-cell>
              <table:table-cell office:value-type="float" office:value="262498612.529536">
                <text:p>262498612.5295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829094013">
                <text:p>33829094013</text:p>
              </table:table-cell>
              <table:table-cell office:value-type="float" office:value="271077699.949629">
                <text:p>271077699.94962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175580032">
                <text:p>35175580032</text:p>
              </table:table-cell>
              <table:table-cell office:value-type="float" office:value="279888699.800758">
                <text:p>279888699.8007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564604047">
                <text:p>36564604047</text:p>
              </table:table-cell>
              <table:table-cell office:value-type="float" office:value="288939019.290937">
                <text:p>288939019.29093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7997166090">
                <text:p>37997166090</text:p>
              </table:table-cell>
              <table:table-cell office:value-type="float" office:value="298236619.057091">
                <text:p>298236619.0570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9474281745">
                <text:p>39474281745</text:p>
              </table:table-cell>
              <table:table-cell office:value-type="float" office:value="307790078">
                <text:p>3077900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0996982268">
                <text:p>40996982268</text:p>
              </table:table-cell>
              <table:table-cell office:value-type="float" office:value="317608666.059072">
                <text:p>317608666.0590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2566314707">
                <text:p>42566314707</text:p>
              </table:table-cell>
              <table:table-cell office:value-type="float" office:value="327702425.899258">
                <text:p>327702425.89925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4183342022">
                <text:p>44183342022</text:p>
              </table:table-cell>
              <table:table-cell office:value-type="float" office:value="338082264.601516">
                <text:p>338082264.60151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5849143205">
                <text:p>45849143205</text:p>
              </table:table-cell>
              <table:table-cell office:value-type="float" office:value="348760056.581874">
                <text:p>348760056.58187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7564813400">
                <text:p>47564813400</text:p>
              </table:table-cell>
              <table:table-cell office:value-type="float" office:value="359748759.114182">
                <text:p>359748759.11418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9331464023">
                <text:p>49331464023</text:p>
              </table:table-cell>
              <table:table-cell office:value-type="float" office:value="371062542">
                <text:p>37106254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1150222882">
                <text:p>51150222882</text:p>
              </table:table-cell>
              <table:table-cell office:value-type="float" office:value="382716933.118144">
                <text:p>382716933.11814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022234297">
                <text:p>53022234297</text:p>
              </table:table-cell>
              <table:table-cell office:value-type="float" office:value="394728981.798517">
                <text:p>394728981.7985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4948659220">
                <text:p>54948659220</text:p>
              </table:table-cell>
              <table:table-cell office:value-type="float" office:value="407117442.203031">
                <text:p>407117442.2030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6930675355">
                <text:p>56930675355</text:p>
              </table:table-cell>
              <table:table-cell office:value-type="float" office:value="419902979.163749">
                <text:p>419902979.16374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8969477278">
                <text:p>58969477278</text:p>
              </table:table-cell>
              <table:table-cell office:value-type="float" office:value="433108399.228364">
                <text:p>433108399.22836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1066276557">
                <text:p>61066276557</text:p>
              </table:table-cell>
              <table:table-cell office:value-type="float" office:value="446758910">
                <text:p>44675891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222301872">
                <text:p>63222301872</text:p>
              </table:table-cell>
              <table:table-cell office:value-type="float" office:value="460882411.236289">
                <text:p>460882411.23628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5438799135">
                <text:p>65438799135</text:p>
              </table:table-cell>
              <table:table-cell office:value-type="float" office:value="475509821.597033">
                <text:p>475509821.5970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7717031610">
                <text:p>67717031610</text:p>
              </table:table-cell>
              <table:table-cell office:value-type="float" office:value="490675445.406063">
                <text:p>490675445.40606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0058280033">
                <text:p>70058280033</text:p>
              </table:table-cell>
              <table:table-cell office:value-type="float" office:value="506417384.327498">
                <text:p>506417384.32749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2463842732">
                <text:p>72463842732</text:p>
              </table:table-cell>
              <table:table-cell office:value-type="float" office:value="522777999.456727">
                <text:p>522777999.4567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4935035747">
                <text:p>74935035747</text:p>
              </table:table-cell>
              <table:table-cell office:value-type="float" office:value="539804430">
                <text:p>53980443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7473192950">
                <text:p>77473192950</text:p>
              </table:table-cell>
              <table:table-cell office:value-type="float" office:value="557549175.472578">
                <text:p>557549175.4725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079666165">
                <text:p>80079666165</text:p>
              </table:table-cell>
              <table:table-cell office:value-type="float" office:value="576070749.194066">
                <text:p>576070749.1940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755825288">
                <text:p>82755825288</text:p>
              </table:table-cell>
              <table:table-cell office:value-type="float" office:value="595434411.812126">
                <text:p>595434411.8121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5503058407">
                <text:p>85503058407</text:p>
              </table:table-cell>
              <table:table-cell office:value-type="float" office:value="615712994.654995">
                <text:p>615712994.6549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8322771922">
                <text:p>88322771922</text:p>
              </table:table-cell>
              <table:table-cell office:value-type="float" office:value="636987823.913454">
                <text:p>636987823.91345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1216390665">
                <text:p>91216390665</text:p>
              </table:table-cell>
              <table:table-cell office:value-type="float" office:value="659349758">
                <text:p>65934975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4185358020">
                <text:p>94185358020</text:p>
              </table:table-cell>
              <table:table-cell office:value-type="float" office:value="682900351.945155">
                <text:p>682900351.9451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7231136043">
                <text:p>97231136043</text:p>
              </table:table-cell>
              <table:table-cell office:value-type="float" office:value="707753164.388132">
                <text:p>707753164.3881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0355205582">
                <text:p>100355205582</text:p>
              </table:table-cell>
              <table:table-cell office:value-type="float" office:value="734035224.624252">
                <text:p>734035224.6242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559066397">
                <text:p>103559066397</text:p>
              </table:table-cell>
              <table:table-cell office:value-type="float" office:value="761888679.309991">
                <text:p>761888679.30999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6844237280">
                <text:p>106844237280</text:p>
              </table:table-cell>
              <table:table-cell office:value-type="float" office:value="791472640.826909">
                <text:p>791472640.8269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0212256175">
                <text:p>110212256175</text:p>
              </table:table-cell>
              <table:table-cell office:value-type="float" office:value="822965262">
                <text:p>8229652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3664680298">
                <text:p>113664680298</text:p>
              </table:table-cell>
              <table:table-cell office:value-type="float" office:value="856566064.89031">
                <text:p>856566064.8903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7203086257">
                <text:p>117203086257</text:p>
              </table:table-cell>
              <table:table-cell office:value-type="float" office:value="892498554.776264">
                <text:p>892498554.77626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20829070172">
                <text:p>120829070172</text:p>
              </table:table-cell>
              <table:table-cell office:value-type="float" office:value="931013154.248503">
                <text:p>931013154.24850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24544247795">
                <text:p>124544247795</text:p>
              </table:table-cell>
              <table:table-cell office:value-type="float" office:value="972390496.619982">
                <text:p>972390496.61998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28350254630">
                <text:p>128350254630</text:p>
              </table:table-cell>
              <table:table-cell office:value-type="float" office:value="1016945122.65382">
                <text:p>1016945122.6538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32248746053">
                <text:p>132248746053</text:p>
              </table:table-cell>
              <table:table-cell office:value-type="float" office:value="1065029630">
                <text:p>106502963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36241397432">
                <text:p>136241397432</text:p>
              </table:table-cell>
              <table:table-cell office:value-type="float" office:value="1117039330.78062">
                <text:p>1117039330.780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0329904247">
                <text:p>140329904247</text:p>
              </table:table-cell>
              <table:table-cell office:value-type="float" office:value="1173417479.55253">
                <text:p>1173417479.5525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4515982210">
                <text:p>144515982210</text:p>
              </table:table-cell>
              <table:table-cell office:value-type="float" office:value="1234661141.49701">
                <text:p>1234661141.497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48801367385">
                <text:p>148801367385</text:p>
              </table:table-cell>
              <table:table-cell office:value-type="float" office:value="1301327779.23996">
                <text:p>1301327779.239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3187816308">
                <text:p>153187816308</text:p>
              </table:table-cell>
              <table:table-cell office:value-type="float" office:value="1374042646.30763">
                <text:p>1374042646.307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7677106107">
                <text:p>157677106107</text:p>
              </table:table-cell>
              <table:table-cell office:value-type="float" office:value="1453507086">
                <text:p>14535070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62271034622">
                <text:p>162271034622</text:p>
              </table:table-cell>
              <table:table-cell office:value-type="float" office:value="1540507846.56124">
                <text:p>1540507846.5612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66971420525">
                <text:p>166971420525</text:p>
              </table:table-cell>
              <table:table-cell office:value-type="float" office:value="1635927537.10506">
                <text:p>1635927537.105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1780103440">
                <text:p>171780103440</text:p>
              </table:table-cell>
              <table:table-cell office:value-type="float" office:value="1740756363.99401">
                <text:p>1740756363.994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6698944063">
                <text:p>176698944063</text:p>
              </table:table-cell>
              <table:table-cell office:value-type="float" office:value="1856105304.47993">
                <text:p>1856105304.4799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81729824282">
                <text:p>181729824282</text:p>
              </table:table-cell>
              <table:table-cell office:value-type="float" office:value="1983220893.61527">
                <text:p>1983220893.615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6874647297">
                <text:p>186874647297</text:p>
              </table:table-cell>
              <table:table-cell office:value-type="float" office:value="2123501822">
                <text:p>21235018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92135337740">
                <text:p>192135337740</text:p>
              </table:table-cell>
              <table:table-cell office:value-type="float" office:value="2278517566.12248">
                <text:p>2278517566.122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97513841795">
                <text:p>197513841795</text:p>
              </table:table-cell>
              <table:table-cell office:value-type="float" office:value="2450029300.21012">
                <text:p>2450029300.210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03012127318">
                <text:p>203012127318</text:p>
              </table:table-cell>
              <table:table-cell office:value-type="float" office:value="2640013368.98802">
                <text:p>2640013368.9880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632183957">
                <text:p>208632183957</text:p>
              </table:table-cell>
              <table:table-cell office:value-type="float" office:value="2850687634.95985">
                <text:p>2850687634.9598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14376023272">
                <text:p>214376023272</text:p>
              </table:table-cell>
              <table:table-cell office:value-type="float" office:value="3084541052.23054">
                <text:p>3084541052.2305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20245678855">
                <text:p>220245678855</text:p>
              </table:table-cell>
              <table:table-cell office:value-type="float" office:value="3344366862">
                <text:p>33443668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26243206450">
                <text:p>226243206450</text:p>
              </table:table-cell>
              <table:table-cell office:value-type="float" office:value="3633299853.24497">
                <text:p>3633299853.244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2370684073">
                <text:p>232370684073</text:p>
              </table:table-cell>
              <table:table-cell office:value-type="float" office:value="3954858186.42023">
                <text:p>3954858186.420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8630212132">
                <text:p>238630212132</text:p>
              </table:table-cell>
              <table:table-cell office:value-type="float" office:value="4312990338.97605">
                <text:p>4312990338.976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45023913547">
                <text:p>245023913547</text:p>
              </table:table-cell>
              <table:table-cell office:value-type="float" office:value="4712127799.91971">
                <text:p>4712127799.9197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51553933870">
                <text:p>251553933870</text:p>
              </table:table-cell>
              <table:table-cell office:value-type="float" office:value="5157244217.46108">
                <text:p>5157244217.461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8222441405">
                <text:p>258222441405</text:p>
              </table:table-cell>
              <table:table-cell office:value-type="float" office:value="5653921790">
                <text:p>565392179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65031627328">
                <text:p>265031627328</text:p>
              </table:table-cell>
              <table:table-cell office:value-type="float" office:value="6208425787.48992">
                <text:p>6208425787.489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71983705807">
                <text:p>271983705807</text:p>
              </table:table-cell>
              <table:table-cell office:value-type="float" office:value="6827788198.84047">
                <text:p>6827788198.84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79080914122">
                <text:p>279080914122</text:p>
              </table:table-cell>
              <table:table-cell office:value-type="float" office:value="7519901622.9521">
                <text:p>7519901622.95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86325512785">
                <text:p>286325512785</text:p>
              </table:table-cell>
              <table:table-cell office:value-type="float" office:value="8293624657.8394">
                <text:p>8293624657.83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93719785660">
                <text:p>293719785660</text:p>
              </table:table-cell>
              <table:table-cell office:value-type="float" office:value="9158900195.92217">
                <text:p>9158900195.922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01266040083">
                <text:p>301266040083</text:p>
              </table:table-cell>
              <table:table-cell office:value-type="float" office:value="10126888206">
                <text:p>1012688820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8966606982">
                <text:p>308966606982</text:p>
              </table:table-cell>
              <table:table-cell office:value-type="float" office:value="11210114775.9798">
                <text:p>11210114775.97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6823840997">
                <text:p>316823840997</text:p>
              </table:table-cell>
              <table:table-cell office:value-type="float" office:value="12422639407.6809">
                <text:p>12422639407.6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76cm" svg:height="20.038cm" xlink:href=".." xlink:type="simple" chart:class="chart:line" chart:style-name="ch1">
        <chart:legend chart:legend-position="bottom" svg:x="13.07cm" svg:y="19.439cm" style:legend-expansion="wide" chart:style-name="ch2"/>
        <chart:plot-area chart:style-name="ch3" table:cell-range-address="'Armour+Barrier Curve'.D13:'Armour+Barrier Curve'.F213" chart:data-source-has-labels="both" svg:x="0.665cm" svg:y="0.4cm" svg:width="31.946cm" svg:height="18.455cm">
          <chart:coordinate-region svg:x="2.294cm" svg:y="0.599cm" svg:width="30.317cm" svg:height="15.629cm"/>
          <chart:axis chart:dimension="x" chart:name="primary-x" chart:style-name="ch4" chartooo:axis-type="auto">
            <chartooo:date-scale/>
            <chart:categories table:cell-range-address="'Armour+Barrier Curve'.D14:'Armour+Barrier Curve'.D2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rmour+Barrier Curve'.E14:'Armour+Barrier Curve'.E213" chart:label-cell-address="'Armour+Barrier Curve'.E13:'Armour+Barrier Curve'.E13" chart:class="chart:line">
            <chart:data-point chart:repeated="200"/>
          </chart:series>
          <chart:series chart:style-name="ch7" chart:values-cell-range-address="'Armour+Barrier Curve'.F14:'Armour+Barrier Curve'.F213" chart:label-cell-address="'Armour+Barrier Curve'.F13:'Armour+Barrier Curve'.F13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our/Barrier Effect</text:p>
                <draw:g>
                  <svg:desc>'Armour+Barrier Curve'.E13:'Armour+Barrier Curve'.E13</svg:desc>
                </draw:g>
              </table:table-cell>
              <table:table-cell office:value-type="string">
                <text:p>New Effect</text:p>
                <draw:g>
                  <svg:desc>'Armour+Barrier Curve'.F13:'Armour+Barrier Curve'.F1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>1.5</text:p>
                <draw:g>
                  <svg:desc>'Armour+Barrier Curve'.D14:'Armour+Barrier Curve'.D213</svg:desc>
                </draw:g>
              </table:table-cell>
              <table:table-cell office:value-type="float" office:value="0.00427907490172407">
                <text:p>0.00427907490172407</text:p>
                <draw:g>
                  <svg:desc>'Armour+Barrier Curve'.E14:'Armour+Barrier Curve'.E213</svg:desc>
                </draw:g>
              </table:table-cell>
              <table:table-cell office:value-type="float" office:value="0.000568182938030898">
                <text:p>0.000568182938030898</text:p>
                <draw:g>
                  <svg:desc>'Armour+Barrier Curve'.F14:'Armour+Barrier Curve'.F213</svg:desc>
                </draw:g>
              </table:table-cell>
            </table:table-row>
            <table:table-row>
              <table:table-cell office:value-type="float" office:value="9.83782857142855">
                <text:p>9.83782857142855</text:p>
              </table:table-cell>
              <table:table-cell office:value-type="float" office:value="0.0260019402951366">
                <text:p>0.0260019402951366</text:p>
              </table:table-cell>
              <table:table-cell office:value-type="float" office:value="0.00372640002481357">
                <text:p>0.00372640002481357</text:p>
              </table:table-cell>
            </table:table-row>
            <table:table-row>
              <table:table-cell office:value-type="float" office:value="18.4250666666666">
                <text:p>18.4250666666666</text:p>
              </table:table-cell>
              <table:table-cell office:value-type="float" office:value="0.0454150749600835">
                <text:p>0.0454150749600835</text:p>
              </table:table-cell>
              <table:table-cell office:value-type="float" office:value="0.00697882128875554">
                <text:p>0.00697882128875554</text:p>
              </table:table-cell>
            </table:table-row>
            <table:table-row>
              <table:table-cell office:value-type="float" office:value="27.2637714285714">
                <text:p>27.2637714285714</text:p>
              </table:table-cell>
              <table:table-cell office:value-type="float" office:value="0.0630019663124895">
                <text:p>0.0630019663124895</text:p>
              </table:table-cell>
              <table:table-cell office:value-type="float" office:value="0.0103259567663962">
                <text:p>0.0103259567663962</text:p>
              </table:table-cell>
            </table:table-row>
            <table:table-row>
              <table:table-cell office:value-type="float" office:value="36.3559999999999">
                <text:p>36.3559999999999</text:p>
              </table:table-cell>
              <table:table-cell office:value-type="float" office:value="0.0791075044405144">
                <text:p>0.0791075044405144</text:p>
              </table:table-cell>
              <table:table-cell office:value-type="float" office:value="0.0137682724428685">
                <text:p>0.0137682724428685</text:p>
              </table:table-cell>
            </table:table-row>
            <table:table-row>
              <table:table-cell office:value-type="float" office:value="45.7038095238094">
                <text:p>45.7038095238094</text:p>
              </table:table-cell>
              <table:table-cell office:value-type="float" office:value="0.0939864070098486">
                <text:p>0.0939864070098486</text:p>
              </table:table-cell>
              <table:table-cell office:value-type="float" office:value="0.0173061866846205">
                <text:p>0.0173061866846205</text:p>
              </table:table-cell>
            </table:table-row>
            <table:table-row>
              <table:table-cell office:value-type="float" office:value="55.3092571428571">
                <text:p>55.3092571428571</text:p>
              </table:table-cell>
              <table:table-cell office:value-type="float" office:value="0.107832181635336">
                <text:p>0.107832181635336</text:p>
              </table:table-cell>
              <table:table-cell office:value-type="float" office:value="0.020940066546064">
                <text:p>0.020940066546064</text:p>
              </table:table-cell>
            </table:table-row>
            <table:table-row>
              <table:table-cell office:value-type="float" office:value="65.1743999999999">
                <text:p>65.1743999999999</text:p>
              </table:table-cell>
              <table:table-cell office:value-type="float" office:value="0.120795318047132">
                <text:p>0.120795318047132</text:p>
              </table:table-cell>
              <table:table-cell office:value-type="float" office:value="0.0246702239573704">
                <text:p>0.0246702239573704</text:p>
              </table:table-cell>
            </table:table-row>
            <table:table-row>
              <table:table-cell office:value-type="float" office:value="75.3012952380951">
                <text:p>75.3012952380951</text:p>
              </table:table-cell>
              <table:table-cell office:value-type="float" office:value="0.132995185326188">
                <text:p>0.132995185326188</text:p>
              </table:table-cell>
              <table:table-cell office:value-type="float" office:value="0.028496911802172">
                <text:p>0.028496911802172</text:p>
              </table:table-cell>
            </table:table-row>
            <table:table-row>
              <table:table-cell office:value-type="float" office:value="85.6919999999998">
                <text:p>85.6919999999998</text:p>
              </table:table-cell>
              <table:table-cell office:value-type="float" office:value="0.144528079785695">
                <text:p>0.144528079785695</text:p>
              </table:table-cell>
              <table:table-cell office:value-type="float" office:value="0.0324203198955669">
                <text:p>0.0324203198955669</text:p>
              </table:table-cell>
            </table:table-row>
            <table:table-row>
              <table:table-cell office:value-type="float" office:value="96.3485714285713">
                <text:p>96.3485714285713</text:p>
              </table:table-cell>
              <table:table-cell office:value-type="float" office:value="0.155472827706341">
                <text:p>0.155472827706341</text:p>
              </table:table-cell>
              <table:table-cell office:value-type="float" office:value="0.0364405708745716">
                <text:p>0.0364405708745716</text:p>
              </table:table-cell>
            </table:table-row>
            <table:table-row>
              <table:table-cell office:value-type="float" office:value="107.273066666666">
                <text:p>107.273066666666</text:p>
              </table:table-cell>
              <table:table-cell office:value-type="float" office:value="0.165894783613119">
                <text:p>0.165894783613119</text:p>
              </table:table-cell>
              <table:table-cell office:value-type="float" office:value="0.0405577160149905">
                <text:p>0.0405577160149905</text:p>
              </table:table-cell>
            </table:table-row>
            <table:table-row>
              <table:table-cell office:value-type="float" office:value="118.467542857143">
                <text:p>118.467542857143</text:p>
              </table:table-cell>
              <table:table-cell office:value-type="float" office:value="0.175848745758645">
                <text:p>0.175848745758645</text:p>
              </table:table-cell>
              <table:table-cell office:value-type="float" office:value="0.0447717309905861">
                <text:p>0.0447717309905861</text:p>
              </table:table-cell>
            </table:table-row>
            <table:table-row>
              <table:table-cell office:value-type="float" office:value="129.934057142857">
                <text:p>129.934057142857</text:p>
              </table:table-cell>
              <table:table-cell office:value-type="float" office:value="0.185381122725897">
                <text:p>0.185381122725897</text:p>
              </table:table-cell>
              <table:table-cell office:value-type="float" office:value="0.0490825115924051">
                <text:p>0.0490825115924051</text:p>
              </table:table-cell>
            </table:table-row>
            <table:table-row>
              <table:table-cell office:value-type="float" office:value="141.674666666666">
                <text:p>141.674666666666</text:p>
              </table:table-cell>
              <table:table-cell office:value-type="float" office:value="0.194531570776561">
                <text:p>0.194531570776561</text:p>
              </table:table-cell>
              <table:table-cell office:value-type="float" office:value="0.053489869428145">
                <text:p>0.053489869428145</text:p>
              </table:table-cell>
            </table:table-row>
            <table:table-row>
              <table:table-cell office:value-type="float" office:value="153.691428571428">
                <text:p>153.691428571428</text:p>
              </table:table-cell>
              <table:table-cell office:value-type="float" office:value="0.203334249912672">
                <text:p>0.203334249912672</text:p>
              </table:table-cell>
              <table:table-cell office:value-type="float" office:value="0.0579935276234966">
                <text:p>0.0579935276234966</text:p>
              </table:table-cell>
            </table:table-row>
            <table:table-row>
              <table:table-cell office:value-type="float" office:value="165.9864">
                <text:p>165.9864</text:p>
              </table:table-cell>
              <table:table-cell office:value-type="float" office:value="0.211818800495551">
                <text:p>0.211818800495551</text:p>
              </table:table-cell>
              <table:table-cell office:value-type="float" office:value="0.0625931165494622">
                <text:p>0.0625931165494622</text:p>
              </table:table-cell>
            </table:table-row>
            <table:table-row>
              <table:table-cell office:value-type="float" office:value="178.561638095238">
                <text:p>178.561638095238</text:p>
              </table:table-cell>
              <table:table-cell office:value-type="float" office:value="0.220011111875643">
                <text:p>0.220011111875643</text:p>
              </table:table-cell>
              <table:table-cell office:value-type="float" office:value="0.0672881696016913">
                <text:p>0.0672881696016913</text:p>
              </table:table-cell>
            </table:table-row>
            <table:table-row>
              <table:table-cell office:value-type="float" office:value="191.4192">
                <text:p>191.4192</text:p>
              </table:table-cell>
              <table:table-cell office:value-type="float" office:value="0.227933934038299">
                <text:p>0.227933934038299</text:p>
              </table:table-cell>
              <table:table-cell office:value-type="float" office:value="0.0720781190598672">
                <text:p>0.0720781190598672</text:p>
              </table:table-cell>
            </table:table-row>
            <table:table-row>
              <table:table-cell office:value-type="float" office:value="204.561142857143">
                <text:p>204.561142857143</text:p>
              </table:table-cell>
              <table:table-cell office:value-type="float" office:value="0.235607369248095">
                <text:p>0.235607369248095</text:p>
              </table:table-cell>
              <table:table-cell office:value-type="float" office:value="0.0769622920570927">
                <text:p>0.0769622920570927</text:p>
              </table:table-cell>
            </table:table-row>
            <table:table-row>
              <table:table-cell office:value-type="float" office:value="217.989523809524">
                <text:p>217.989523809524</text:p>
              </table:table-cell>
              <table:table-cell office:value-type="float" office:value="0.243049270891815">
                <text:p>0.243049270891815</text:p>
              </table:table-cell>
              <table:table-cell office:value-type="float" office:value="0.0819399066910145">
                <text:p>0.0819399066910145</text:p>
              </table:table-cell>
            </table:table-row>
            <table:table-row>
              <table:table-cell office:value-type="float" office:value="231.7064">
                <text:p>231.7064</text:p>
              </table:table-cell>
              <table:table-cell office:value-type="float" office:value="0.250275569787654">
                <text:p>0.250275569787654</text:p>
              </table:table-cell>
              <table:table-cell office:value-type="float" office:value="0.087010068310067">
                <text:p>0.087010068310067</text:p>
              </table:table-cell>
            </table:table-row>
            <table:table-row>
              <table:table-cell office:value-type="float" office:value="245.713828571428">
                <text:p>245.713828571428</text:p>
              </table:table-cell>
              <table:table-cell office:value-type="float" office:value="0.257300543244337">
                <text:p>0.257300543244337</text:p>
              </table:table-cell>
              <table:table-cell office:value-type="float" office:value="0.0921717660096576">
                <text:p>0.0921717660096576</text:p>
              </table:table-cell>
            </table:table-row>
            <table:table-row>
              <table:table-cell office:value-type="float" office:value="260.013866666666">
                <text:p>260.013866666666</text:p>
              </table:table-cell>
              <table:table-cell office:value-type="float" office:value="0.264137038523213">
                <text:p>0.264137038523213</text:p>
              </table:table-cell>
              <table:table-cell office:value-type="float" office:value="0.0974238693743176">
                <text:p>0.0974238693743176</text:p>
              </table:table-cell>
            </table:table-row>
            <table:table-row>
              <table:table-cell office:value-type="float" office:value="274.608571428571">
                <text:p>274.608571428571</text:p>
              </table:table-cell>
              <table:table-cell office:value-type="float" office:value="0.27079665967923">
                <text:p>0.27079665967923</text:p>
              </table:table-cell>
              <table:table-cell office:value-type="float" office:value="0.102765125502767">
                <text:p>0.102765125502767</text:p>
              </table:table-cell>
            </table:table-row>
            <table:table-row>
              <table:table-cell office:value-type="float" office:value="289.5">
                <text:p>289.5</text:p>
              </table:table-cell>
              <table:table-cell office:value-type="float" office:value="0.277289924760167">
                <text:p>0.277289924760167</text:p>
              </table:table-cell>
              <table:table-cell office:value-type="float" office:value="0.10819415635343">
                <text:p>0.10819415635343</text:p>
              </table:table-cell>
            </table:table-row>
            <table:table-row>
              <table:table-cell office:value-type="float" office:value="304.690209523809">
                <text:p>304.690209523809</text:p>
              </table:table-cell>
              <table:table-cell office:value-type="float" office:value="0.283626398838967">
                <text:p>0.283626398838967</text:p>
              </table:table-cell>
              <table:table-cell office:value-type="float" office:value="0.113709456448179">
                <text:p>0.113709456448179</text:p>
              </table:table-cell>
            </table:table-row>
            <table:table-row>
              <table:table-cell office:value-type="float" office:value="320.181257142857">
                <text:p>320.181257142857</text:p>
              </table:table-cell>
              <table:table-cell office:value-type="float" office:value="0.289814807209112">
                <text:p>0.289814807209112</text:p>
              </table:table-cell>
              <table:table-cell office:value-type="float" office:value="0.119309390971877">
                <text:p>0.119309390971877</text:p>
              </table:table-cell>
            </table:table-row>
            <table:table-row>
              <table:table-cell office:value-type="float" office:value="335.9752">
                <text:p>335.9752</text:p>
              </table:table-cell>
              <table:table-cell office:value-type="float" office:value="0.29586313219381">
                <text:p>0.29586313219381</text:p>
              </table:table-cell>
              <table:table-cell office:value-type="float" office:value="0.124992194304679">
                <text:p>0.124992194304679</text:p>
              </table:table-cell>
            </table:table-row>
            <table:table-row>
              <table:table-cell office:value-type="float" office:value="352.074095238095">
                <text:p>352.074095238095</text:p>
              </table:table-cell>
              <table:table-cell office:value-type="float" office:value="0.301778696338895">
                <text:p>0.301778696338895</text:p>
              </table:table-cell>
              <table:table-cell office:value-type="float" office:value="0.130755969022935">
                <text:p>0.130755969022935</text:p>
              </table:table-cell>
            </table:table-row>
            <table:table-row>
              <table:table-cell office:value-type="float" office:value="368.48">
                <text:p>368.48</text:p>
              </table:table-cell>
              <table:table-cell office:value-type="float" office:value="0.307568234227787">
                <text:p>0.307568234227787</text:p>
              </table:table-cell>
              <table:table-cell office:value-type="float" office:value="0.136598685402895">
                <text:p>0.136598685402895</text:p>
              </table:table-cell>
            </table:table-row>
            <table:table-row>
              <table:table-cell office:value-type="float" office:value="385.194971428571">
                <text:p>385.194971428571</text:p>
              </table:table-cell>
              <table:table-cell office:value-type="float" office:value="0.313237954738868">
                <text:p>0.313237954738868</text:p>
              </table:table-cell>
              <table:table-cell office:value-type="float" office:value="0.142518181459288">
                <text:p>0.142518181459288</text:p>
              </table:table-cell>
            </table:table-row>
            <table:table-row>
              <table:table-cell office:value-type="float" office:value="402.221066666666">
                <text:p>402.221066666666</text:p>
              </table:table-cell>
              <table:table-cell office:value-type="float" office:value="0.318793595234448">
                <text:p>0.318793595234448</text:p>
              </table:table-cell>
              <table:table-cell office:value-type="float" office:value="0.148512163548118">
                <text:p>0.148512163548118</text:p>
              </table:table-cell>
            </table:table-row>
            <table:table-row>
              <table:table-cell office:value-type="float" office:value="419.560342857142">
                <text:p>419.560342857142</text:p>
              </table:table-cell>
              <table:table-cell office:value-type="float" office:value="0.324240468906534">
                <text:p>0.324240468906534</text:p>
              </table:table-cell>
              <table:table-cell office:value-type="float" office:value="0.154578207559782">
                <text:p>0.154578207559782</text:p>
              </table:table-cell>
            </table:table-row>
            <table:table-row>
              <table:table-cell office:value-type="float" office:value="437.214857142857">
                <text:p>437.214857142857</text:p>
              </table:table-cell>
              <table:table-cell office:value-type="float" office:value="0.329583506292749">
                <text:p>0.329583506292749</text:p>
              </table:table-cell>
              <table:table-cell office:value-type="float" office:value="0.16071376072482">
                <text:p>0.16071376072482</text:p>
              </table:table-cell>
            </table:table-row>
            <table:table-row>
              <table:table-cell office:value-type="float" office:value="455.186666666666">
                <text:p>455.186666666666</text:p>
              </table:table-cell>
              <table:table-cell office:value-type="float" office:value="0.334827291804814">
                <text:p>0.334827291804814</text:p>
              </table:table-cell>
              <table:table-cell office:value-type="float" office:value="0.166916144050252">
                <text:p>0.166916144050252</text:p>
              </table:table-cell>
            </table:table-row>
            <table:table-row>
              <table:table-cell office:value-type="float" office:value="473.477828571428">
                <text:p>473.477828571428</text:p>
              </table:table-cell>
              <table:table-cell office:value-type="float" office:value="0.33997609597318">
                <text:p>0.33997609597318</text:p>
              </table:table-cell>
              <table:table-cell office:value-type="float" office:value="0.173182555399683">
                <text:p>0.173182555399683</text:p>
              </table:table-cell>
            </table:table-row>
            <table:table-row>
              <table:table-cell office:value-type="float" office:value="492.090399999999">
                <text:p>492.090399999999</text:p>
              </table:table-cell>
              <table:table-cell office:value-type="float" office:value="0.345033903998224">
                <text:p>0.345033903998224</text:p>
              </table:table-cell>
              <table:table-cell office:value-type="float" office:value="0.179510073225015">
                <text:p>0.179510073225015</text:p>
              </table:table-cell>
            </table:table-row>
            <table:table-row>
              <table:table-cell office:value-type="float" office:value="511.026438095237">
                <text:p>511.026438095237</text:p>
              </table:table-cell>
              <table:table-cell office:value-type="float" office:value="0.350004441105484">
                <text:p>0.350004441105484</text:p>
              </table:table-cell>
              <table:table-cell office:value-type="float" office:value="0.185895660951964">
                <text:p>0.185895660951964</text:p>
              </table:table-cell>
            </table:table-row>
            <table:table-row>
              <table:table-cell office:value-type="float" office:value="530.287999999999">
                <text:p>530.287999999999</text:p>
              </table:table-cell>
              <table:table-cell office:value-type="float" office:value="0.354891195125933">
                <text:p>0.354891195125933</text:p>
              </table:table-cell>
              <table:table-cell office:value-type="float" office:value="0.192336172015528">
                <text:p>0.192336172015528</text:p>
              </table:table-cell>
            </table:table-row>
            <table:table-row>
              <table:table-cell office:value-type="float" office:value="549.877142857142">
                <text:p>549.877142857142</text:p>
              </table:table-cell>
              <table:table-cell office:value-type="float" office:value="0.359697436658871">
                <text:p>0.359697436658871</text:p>
              </table:table-cell>
              <table:table-cell office:value-type="float" office:value="0.198828355535256">
                <text:p>0.198828355535256</text:p>
              </table:table-cell>
            </table:table-row>
            <table:table-row>
              <table:table-cell office:value-type="float" office:value="569.795923809523">
                <text:p>569.795923809523</text:p>
              </table:table-cell>
              <table:table-cell office:value-type="float" office:value="0.364426237122365">
                <text:p>0.364426237122365</text:p>
              </table:table-cell>
              <table:table-cell office:value-type="float" office:value="0.205368862613732">
                <text:p>0.205368862613732</text:p>
              </table:table-cell>
            </table:table-row>
            <table:table-row>
              <table:table-cell office:value-type="float" office:value="590.046399999999">
                <text:p>590.046399999999</text:p>
              </table:table-cell>
              <table:table-cell office:value-type="float" office:value="0.36908048495216">
                <text:p>0.36908048495216</text:p>
              </table:table-cell>
              <table:table-cell office:value-type="float" office:value="0.211954253235107">
                <text:p>0.211954253235107</text:p>
              </table:table-cell>
            </table:table-row>
            <table:table-row>
              <table:table-cell office:value-type="float" office:value="610.630628571428">
                <text:p>610.630628571428</text:p>
              </table:table-cell>
              <table:table-cell office:value-type="float" office:value="0.373662900173076">
                <text:p>0.373662900173076</text:p>
              </table:table-cell>
              <table:table-cell office:value-type="float" office:value="0.218581003733999">
                <text:p>0.218581003733999</text:p>
              </table:table-cell>
            </table:table-row>
            <table:table-row>
              <table:table-cell office:value-type="float" office:value="631.550666666666">
                <text:p>631.550666666666</text:p>
              </table:table-cell>
              <table:table-cell office:value-type="float" office:value="0.378176047535905">
                <text:p>0.378176047535905</text:p>
              </table:table-cell>
              <table:table-cell office:value-type="float" office:value="0.225245514798707">
                <text:p>0.225245514798707</text:p>
              </table:table-cell>
            </table:table-row>
            <table:table-row>
              <table:table-cell office:value-type="float" office:value="652.808571428571">
                <text:p>652.808571428571</text:p>
              </table:table-cell>
              <table:table-cell office:value-type="float" office:value="0.382622348386578">
                <text:p>0.382622348386578</text:p>
              </table:table-cell>
              <table:table-cell office:value-type="float" office:value="0.231944119966499">
                <text:p>0.231944119966499</text:p>
              </table:table-cell>
            </table:table-row>
            <table:table-row>
              <table:table-cell office:value-type="float" office:value="674.406399999999">
                <text:p>674.406399999999</text:p>
              </table:table-cell>
              <table:table-cell office:value-type="float" office:value="0.387004091412145">
                <text:p>0.387004091412145</text:p>
              </table:table-cell>
              <table:table-cell office:value-type="float" office:value="0.238673094562962">
                <text:p>0.238673094562962</text:p>
              </table:table-cell>
            </table:table-row>
            <table:table-row>
              <table:table-cell office:value-type="float" office:value="696.346209523809">
                <text:p>696.346209523809</text:p>
              </table:table-cell>
              <table:table-cell office:value-type="float" office:value="0.391323442389233">
                <text:p>0.391323442389233</text:p>
              </table:table-cell>
              <table:table-cell office:value-type="float" office:value="0.245428665032028">
                <text:p>0.245428665032028</text:p>
              </table:table-cell>
            </table:table-row>
            <table:table-row>
              <table:table-cell office:value-type="float" office:value="718.630057142856">
                <text:p>718.630057142856</text:p>
              </table:table-cell>
              <table:table-cell office:value-type="float" office:value="0.395582453044506">
                <text:p>0.395582453044506</text:p>
              </table:table-cell>
              <table:table-cell office:value-type="float" office:value="0.252207018598547">
                <text:p>0.252207018598547</text:p>
              </table:table-cell>
            </table:table-row>
            <table:table-row>
              <table:table-cell office:value-type="float" office:value="741.259999999999">
                <text:p>741.259999999999</text:p>
              </table:table-cell>
              <table:table-cell office:value-type="float" office:value="0.399783069122847">
                <text:p>0.399783069122847</text:p>
              </table:table-cell>
              <table:table-cell office:value-type="float" office:value="0.259004313201083">
                <text:p>0.259004313201083</text:p>
              </table:table-cell>
            </table:table-row>
            <table:table-row>
              <table:table-cell office:value-type="float" office:value="764.238095238095">
                <text:p>764.238095238095</text:p>
              </table:table-cell>
              <table:table-cell office:value-type="float" office:value="0.40392713774715">
                <text:p>0.40392713774715</text:p>
              </table:table-cell>
              <table:table-cell office:value-type="float" office:value="0.265816687629273">
                <text:p>0.265816687629273</text:p>
              </table:table-cell>
            </table:table-row>
            <table:table-row>
              <table:table-cell office:value-type="float" office:value="787.566399999999">
                <text:p>787.566399999999</text:p>
              </table:table-cell>
              <table:table-cell office:value-type="float" office:value="0.408016414143393">
                <text:p>0.408016414143393</text:p>
              </table:table-cell>
              <table:table-cell office:value-type="float" office:value="0.272640271797438">
                <text:p>0.272640271797438</text:p>
              </table:table-cell>
            </table:table-row>
            <table:table-row>
              <table:table-cell office:value-type="float" office:value="811.246971428571">
                <text:p>811.246971428571</text:p>
              </table:table-cell>
              <table:table-cell office:value-type="float" office:value="0.412052567795864">
                <text:p>0.412052567795864</text:p>
              </table:table-cell>
              <table:table-cell office:value-type="float" office:value="0.279471197084424">
                <text:p>0.279471197084424</text:p>
              </table:table-cell>
            </table:table-row>
            <table:table-row>
              <table:table-cell office:value-type="float" office:value="835.281866666666">
                <text:p>835.281866666666</text:p>
              </table:table-cell>
              <table:table-cell office:value-type="float" office:value="0.416037188089798">
                <text:p>0.416037188089798</text:p>
              </table:table-cell>
              <table:table-cell office:value-type="float" office:value="0.286305606668762">
                <text:p>0.286305606668762</text:p>
              </table:table-cell>
            </table:table-row>
            <table:table-row>
              <table:table-cell office:value-type="float" office:value="859.673142857142">
                <text:p>859.673142857142</text:p>
              </table:table-cell>
              <table:table-cell office:value-type="float" office:value="0.419971789492063">
                <text:p>0.419971789492063</text:p>
              </table:table-cell>
              <table:table-cell office:value-type="float" office:value="0.293139665788322">
                <text:p>0.293139665788322</text:p>
              </table:table-cell>
            </table:table-row>
            <table:table-row>
              <table:table-cell office:value-type="float" office:value="884.422857142857">
                <text:p>884.422857142857</text:p>
              </table:table-cell>
              <table:table-cell office:value-type="float" office:value="0.423857816314765">
                <text:p>0.423857816314765</text:p>
              </table:table-cell>
              <table:table-cell office:value-type="float" office:value="0.299969571854563">
                <text:p>0.299969571854563</text:p>
              </table:table-cell>
            </table:table-row>
            <table:table-row>
              <table:table-cell office:value-type="float" office:value="909.533066666666">
                <text:p>909.533066666666</text:p>
              </table:table-cell>
              <table:table-cell office:value-type="float" office:value="0.427696647101653">
                <text:p>0.427696647101653</text:p>
              </table:table-cell>
              <table:table-cell office:value-type="float" office:value="0.30679156435333">
                <text:p>0.30679156435333</text:p>
              </table:table-cell>
            </table:table-row>
            <table:table-row>
              <table:table-cell office:value-type="float" office:value="935.005828571428">
                <text:p>935.005828571428</text:p>
              </table:table-cell>
              <table:table-cell office:value-type="float" office:value="0.431489598672788">
                <text:p>0.431489598672788</text:p>
              </table:table-cell>
              <table:table-cell office:value-type="float" office:value="0.313601934466861">
                <text:p>0.313601934466861</text:p>
              </table:table-cell>
            </table:table-row>
            <table:table-row>
              <table:table-cell office:value-type="float" office:value="960.843199999999">
                <text:p>960.843199999999</text:p>
              </table:table-cell>
              <table:table-cell office:value-type="float" office:value="0.435237929859127">
                <text:p>0.435237929859127</text:p>
              </table:table-cell>
              <table:table-cell office:value-type="float" office:value="0.320397034355113">
                <text:p>0.320397034355113</text:p>
              </table:table-cell>
            </table:table-row>
            <table:table-row>
              <table:table-cell office:value-type="float" office:value="987.047238095237">
                <text:p>987.047238095237</text:p>
              </table:table-cell>
              <table:table-cell office:value-type="float" office:value="0.438942844955266">
                <text:p>0.438942844955266</text:p>
              </table:table-cell>
              <table:table-cell office:value-type="float" office:value="0.327173286038768">
                <text:p>0.327173286038768</text:p>
              </table:table-cell>
            </table:table-row>
            <table:table-row>
              <table:table-cell office:value-type="float" office:value="1013.62">
                <text:p>1013.62</text:p>
              </table:table-cell>
              <table:table-cell office:value-type="float" office:value="0.442605496915651">
                <text:p>0.442605496915651</text:p>
              </table:table-cell>
              <table:table-cell office:value-type="float" office:value="0.333927189831098">
                <text:p>0.333927189831098</text:p>
              </table:table-cell>
            </table:table-row>
            <table:table-row>
              <table:table-cell office:value-type="float" office:value="1040.56354285714">
                <text:p>1040.56354285714</text:p>
              </table:table-cell>
              <table:table-cell office:value-type="float" office:value="0.446226990316923">
                <text:p>0.446226990316923</text:p>
              </table:table-cell>
              <table:table-cell office:value-type="float" office:value="0.34065533227129">
                <text:p>0.34065533227129</text:p>
              </table:table-cell>
            </table:table-row>
            <table:table-row>
              <table:table-cell office:value-type="float" office:value="1067.87992380952">
                <text:p>1067.87992380952</text:p>
              </table:table-cell>
              <table:table-cell office:value-type="float" office:value="0.449808384106771">
                <text:p>0.449808384106771</text:p>
              </table:table-cell>
              <table:table-cell office:value-type="float" office:value="0.347354393517664">
                <text:p>0.347354393517664</text:p>
              </table:table-cell>
            </table:table-row>
            <table:table-row>
              <table:table-cell office:value-type="float" office:value="1095.5712">
                <text:p>1095.5712</text:p>
              </table:table-cell>
              <table:table-cell office:value-type="float" office:value="0.453350694157607">
                <text:p>0.453350694157607</text:p>
              </table:table-cell>
              <table:table-cell office:value-type="float" office:value="0.354021154165402">
                <text:p>0.354021154165402</text:p>
              </table:table-cell>
            </table:table-row>
            <table:table-row>
              <table:table-cell office:value-type="float" office:value="1123.63942857143">
                <text:p>1123.63942857143</text:p>
              </table:table-cell>
              <table:table-cell office:value-type="float" office:value="0.456854895641568">
                <text:p>0.456854895641568</text:p>
              </table:table-cell>
              <table:table-cell office:value-type="float" office:value="0.360652501459833">
                <text:p>0.360652501459833</text:p>
              </table:table-cell>
            </table:table-row>
            <table:table-row>
              <table:table-cell office:value-type="float" office:value="1152.08666666667">
                <text:p>1152.08666666667</text:p>
              </table:table-cell>
              <table:table-cell office:value-type="float" office:value="0.460321925241749">
                <text:p>0.460321925241749</text:p>
              </table:table-cell>
              <table:table-cell office:value-type="float" office:value="0.367245434882815">
                <text:p>0.367245434882815</text:p>
              </table:table-cell>
            </table:table-row>
            <table:table-row>
              <table:table-cell office:value-type="float" office:value="1180.91497142857">
                <text:p>1180.91497142857</text:p>
              </table:table-cell>
              <table:table-cell office:value-type="float" office:value="0.463752683213116">
                <text:p>0.463752683213116</text:p>
              </table:table-cell>
              <table:table-cell office:value-type="float" office:value="0.373797071096349">
                <text:p>0.373797071096349</text:p>
              </table:table-cell>
            </table:table-row>
            <table:table-row>
              <table:table-cell office:value-type="float" office:value="1210.1264">
                <text:p>1210.1264</text:p>
              </table:table-cell>
              <table:table-cell office:value-type="float" office:value="0.467148035305288">
                <text:p>0.467148035305288</text:p>
              </table:table-cell>
              <table:table-cell office:value-type="float" office:value="0.380304648233944">
                <text:p>0.380304648233944</text:p>
              </table:table-cell>
            </table:table-row>
            <table:table-row>
              <table:table-cell office:value-type="float" office:value="1239.72300952381">
                <text:p>1239.72300952381</text:p>
              </table:table-cell>
              <table:table-cell office:value-type="float" office:value="0.470508814558236">
                <text:p>0.470508814558236</text:p>
              </table:table-cell>
              <table:table-cell office:value-type="float" office:value="0.386765529536578">
                <text:p>0.386765529536578</text:p>
              </table:table-cell>
            </table:table-row>
            <table:table-row>
              <table:table-cell office:value-type="float" office:value="1269.70685714286">
                <text:p>1269.70685714286</text:p>
              </table:table-cell>
              <table:table-cell office:value-type="float" office:value="0.473835822980912">
                <text:p>0.473835822980912</text:p>
              </table:table-cell>
              <table:table-cell office:value-type="float" office:value="0.393177206336051">
                <text:p>0.393177206336051</text:p>
              </table:table-cell>
            </table:table-row>
            <table:table-row>
              <table:table-cell office:value-type="float" office:value="1300.08">
                <text:p>1300.08</text:p>
              </table:table-cell>
              <table:table-cell office:value-type="float" office:value="0.477129833121923">
                <text:p>0.477129833121923</text:p>
              </table:table-cell>
              <table:table-cell office:value-type="float" office:value="0.399537300394185">
                <text:p>0.399537300394185</text:p>
              </table:table-cell>
            </table:table-row>
            <table:table-row>
              <table:table-cell office:value-type="float" office:value="1330.84449523809">
                <text:p>1330.84449523809</text:p>
              </table:table-cell>
              <table:table-cell office:value-type="float" office:value="0.480391589540536">
                <text:p>0.480391589540536</text:p>
              </table:table-cell>
              <table:table-cell office:value-type="float" office:value="0.405843565611562">
                <text:p>0.405843565611562</text:p>
              </table:table-cell>
            </table:table-row>
            <table:table-row>
              <table:table-cell office:value-type="float" office:value="1362.0024">
                <text:p>1362.0024</text:p>
              </table:table-cell>
              <table:table-cell office:value-type="float" office:value="0.483621810185576">
                <text:p>0.483621810185576</text:p>
              </table:table-cell>
              <table:table-cell office:value-type="float" office:value="0.412093889124245">
                <text:p>0.412093889124245</text:p>
              </table:table-cell>
            </table:table-row>
            <table:table-row>
              <table:table-cell office:value-type="float" office:value="1393.55577142857">
                <text:p>1393.55577142857</text:p>
              </table:table-cell>
              <table:table-cell office:value-type="float" office:value="0.486821187689089">
                <text:p>0.486821187689089</text:p>
              </table:table-cell>
              <table:table-cell office:value-type="float" office:value="0.418286291811221">
                <text:p>0.418286291811221</text:p>
              </table:table-cell>
            </table:table-row>
            <table:table-row>
              <table:table-cell office:value-type="float" office:value="1425.50666666667">
                <text:p>1425.50666666667</text:p>
              </table:table-cell>
              <table:table-cell office:value-type="float" office:value="0.48999039058109">
                <text:p>0.48999039058109</text:p>
              </table:table-cell>
              <table:table-cell office:value-type="float" office:value="0.424418928239007">
                <text:p>0.424418928239007</text:p>
              </table:table-cell>
            </table:table-row>
            <table:table-row>
              <table:table-cell office:value-type="float" office:value="1457.85714285714">
                <text:p>1457.85714285714</text:p>
              </table:table-cell>
              <table:table-cell office:value-type="float" office:value="0.493130064431133">
                <text:p>0.493130064431133</text:p>
              </table:table-cell>
              <table:table-cell office:value-type="float" office:value="0.430490086073084">
                <text:p>0.430490086073084</text:p>
              </table:table-cell>
            </table:table-row>
            <table:table-row>
              <table:table-cell office:value-type="float" office:value="1490.60925714286">
                <text:p>1490.60925714286</text:p>
              </table:table-cell>
              <table:table-cell office:value-type="float" office:value="0.496240832921981">
                <text:p>0.496240832921981</text:p>
              </table:table-cell>
              <table:table-cell office:value-type="float" office:value="0.43649818498843">
                <text:p>0.43649818498843</text:p>
              </table:table-cell>
            </table:table-row>
            <table:table-row>
              <table:table-cell office:value-type="float" office:value="1523.76506666667">
                <text:p>1523.76506666667</text:p>
              </table:table-cell>
              <table:table-cell office:value-type="float" office:value="0.499323298860204">
                <text:p>0.499323298860204</text:p>
              </table:table-cell>
              <table:table-cell office:value-type="float" office:value="0.442441775113556">
                <text:p>0.442441775113556</text:p>
              </table:table-cell>
            </table:table-row>
            <table:table-row>
              <table:table-cell office:value-type="float" office:value="1557.32662857143">
                <text:p>1557.32662857143</text:p>
              </table:table-cell>
              <table:table-cell office:value-type="float" office:value="0.502378045128148">
                <text:p>0.502378045128148</text:p>
              </table:table-cell>
              <table:table-cell office:value-type="float" office:value="0.448319535043976">
                <text:p>0.448319535043976</text:p>
              </table:table-cell>
            </table:table-row>
            <table:table-row>
              <table:table-cell office:value-type="float" office:value="1591.296">
                <text:p>1591.296</text:p>
              </table:table-cell>
              <table:table-cell office:value-type="float" office:value="0.505405635581326">
                <text:p>0.505405635581326</text:p>
              </table:table-cell>
              <table:table-cell office:value-type="float" office:value="0.454130269462115">
                <text:p>0.454130269462115</text:p>
              </table:table-cell>
            </table:table-row>
            <table:table-row>
              <table:table-cell office:value-type="float" office:value="1625.67523809524">
                <text:p>1625.67523809524</text:p>
              </table:table-cell>
              <table:table-cell office:value-type="float" office:value="0.508406615894997">
                <text:p>0.508406615894997</text:p>
              </table:table-cell>
              <table:table-cell office:value-type="float" office:value="0.459872906401257">
                <text:p>0.459872906401257</text:p>
              </table:table-cell>
            </table:table-row>
            <table:table-row>
              <table:table-cell office:value-type="float" office:value="1660.4664">
                <text:p>1660.4664</text:p>
              </table:table-cell>
              <table:table-cell office:value-type="float" office:value="0.51138151436337">
                <text:p>0.51138151436337</text:p>
              </table:table-cell>
              <table:table-cell office:value-type="float" office:value="0.465546494191224">
                <text:p>0.465546494191224</text:p>
              </table:table-cell>
            </table:table-row>
            <table:table-row>
              <table:table-cell office:value-type="float" office:value="1695.67154285714">
                <text:p>1695.67154285714</text:p>
              </table:table-cell>
              <table:table-cell office:value-type="float" office:value="0.514330842654602">
                <text:p>0.514330842654602</text:p>
              </table:table-cell>
              <table:table-cell office:value-type="float" office:value="0.471150198123257">
                <text:p>0.471150198123257</text:p>
              </table:table-cell>
            </table:table-row>
            <table:table-row>
              <table:table-cell office:value-type="float" office:value="1731.29272380952">
                <text:p>1731.29272380952</text:p>
              </table:table-cell>
              <table:table-cell office:value-type="float" office:value="0.517255096524531">
                <text:p>0.517255096524531</text:p>
              </table:table-cell>
              <table:table-cell office:value-type="float" office:value="0.476683296870885">
                <text:p>0.476683296870885</text:p>
              </table:table-cell>
            </table:table-row>
            <table:table-row>
              <table:table-cell office:value-type="float" office:value="1767.332">
                <text:p>1767.332</text:p>
              </table:table-cell>
              <table:table-cell office:value-type="float" office:value="0.520154756491841">
                <text:p>0.520154756491841</text:p>
              </table:table-cell>
              <table:table-cell office:value-type="float" office:value="0.482145178702664">
                <text:p>0.482145178702664</text:p>
              </table:table-cell>
            </table:table-row>
            <table:table-row>
              <table:table-cell office:value-type="float" office:value="1803.79142857143">
                <text:p>1803.79142857143</text:p>
              </table:table-cell>
              <table:table-cell office:value-type="float" office:value="0.523030288477154">
                <text:p>0.523030288477154</text:p>
              </table:table-cell>
              <table:table-cell office:value-type="float" office:value="0.487535337521384">
                <text:p>0.487535337521384</text:p>
              </table:table-cell>
            </table:table-row>
            <table:table-row>
              <table:table-cell office:value-type="float" office:value="1840.67306666667">
                <text:p>1840.67306666667</text:p>
              </table:table-cell>
              <table:table-cell office:value-type="float" office:value="0.525882144408367">
                <text:p>0.525882144408367</text:p>
              </table:table-cell>
              <table:table-cell office:value-type="float" office:value="0.492853368762917">
                <text:p>0.492853368762917</text:p>
              </table:table-cell>
            </table:table-row>
            <table:table-row>
              <table:table-cell office:value-type="float" office:value="1877.97897142857">
                <text:p>1877.97897142857</text:p>
              </table:table-cell>
              <table:table-cell office:value-type="float" office:value="0.528710762794369">
                <text:p>0.528710762794369</text:p>
              </table:table-cell>
              <table:table-cell office:value-type="float" office:value="0.498098965186187">
                <text:p>0.498098965186187</text:p>
              </table:table-cell>
            </table:table-row>
            <table:table-row>
              <table:table-cell office:value-type="float" office:value="1915.7112">
                <text:p>1915.7112</text:p>
              </table:table-cell>
              <table:table-cell office:value-type="float" office:value="0.531516569269115">
                <text:p>0.531516569269115</text:p>
              </table:table-cell>
              <table:table-cell office:value-type="float" office:value="0.503271912583961">
                <text:p>0.503271912583961</text:p>
              </table:table-cell>
            </table:table-row>
            <table:table-row>
              <table:table-cell office:value-type="float" office:value="1953.87180952381">
                <text:p>1953.87180952381</text:p>
              </table:table-cell>
              <table:table-cell office:value-type="float" office:value="0.534299977107899">
                <text:p>0.534299977107899</text:p>
              </table:table-cell>
              <table:table-cell office:value-type="float" office:value="0.508372085442204">
                <text:p>0.508372085442204</text:p>
              </table:table-cell>
            </table:table-row>
            <table:table-row>
              <table:table-cell office:value-type="float" office:value="1992.46285714286">
                <text:p>1992.46285714286</text:p>
              </table:table-cell>
              <table:table-cell office:value-type="float" office:value="0.537061387717536">
                <text:p>0.537061387717536</text:p>
              </table:table-cell>
              <table:table-cell office:value-type="float" office:value="0.51339944257379">
                <text:p>0.51339944257379</text:p>
              </table:table-cell>
            </table:table-row>
            <table:table-row>
              <table:table-cell office:value-type="float" office:value="2031.4864">
                <text:p>2031.4864</text:p>
              </table:table-cell>
              <table:table-cell office:value-type="float" office:value="0.539801191102022">
                <text:p>0.539801191102022</text:p>
              </table:table-cell>
              <table:table-cell office:value-type="float" office:value="0.518354022750239">
                <text:p>0.518354022750239</text:p>
              </table:table-cell>
            </table:table-row>
            <table:table-row>
              <table:table-cell office:value-type="float" office:value="2070.94449523809">
                <text:p>2070.94449523809</text:p>
              </table:table-cell>
              <table:table-cell office:value-type="float" office:value="0.542519766305155">
                <text:p>0.542519766305155</text:p>
              </table:table-cell>
              <table:table-cell office:value-type="float" office:value="0.523235940353179">
                <text:p>0.523235940353179</text:p>
              </table:table-cell>
            </table:table-row>
            <table:table-row>
              <table:table-cell office:value-type="float" office:value="2110.8392">
                <text:p>2110.8392</text:p>
              </table:table-cell>
              <table:table-cell office:value-type="float" office:value="0.545217481831488">
                <text:p>0.545217481831488</text:p>
              </table:table-cell>
              <table:table-cell office:value-type="float" office:value="0.528045381065094">
                <text:p>0.528045381065094</text:p>
              </table:table-cell>
            </table:table-row>
            <table:table-row>
              <table:table-cell office:value-type="float" office:value="2151.17257142857">
                <text:p>2151.17257142857</text:p>
              </table:table-cell>
              <table:table-cell office:value-type="float" office:value="0.547894696046876">
                <text:p>0.547894696046876</text:p>
              </table:table-cell>
              <table:table-cell office:value-type="float" office:value="0.532782597616958">
                <text:p>0.532782597616958</text:p>
              </table:table-cell>
            </table:table-row>
            <table:table-row>
              <table:table-cell office:value-type="float" office:value="2191.94666666667">
                <text:p>2191.94666666667</text:p>
              </table:table-cell>
              <table:table-cell office:value-type="float" office:value="0.55055175755982">
                <text:p>0.55055175755982</text:p>
              </table:table-cell>
              <table:table-cell office:value-type="float" office:value="0.537447905608357">
                <text:p>0.537447905608357</text:p>
              </table:table-cell>
            </table:table-row>
            <table:table-row>
              <table:table-cell office:value-type="float" office:value="2233.16354285714">
                <text:p>2233.16354285714</text:p>
              </table:table-cell>
              <table:table-cell office:value-type="float" office:value="0.553189005584705">
                <text:p>0.553189005584705</text:p>
              </table:table-cell>
              <table:table-cell office:value-type="float" office:value="0.542041679413807">
                <text:p>0.542041679413807</text:p>
              </table:table-cell>
            </table:table-row>
            <table:table-row>
              <table:table-cell office:value-type="float" office:value="2274.82525714286">
                <text:p>2274.82525714286</text:p>
              </table:table-cell>
              <table:table-cell office:value-type="float" office:value="0.555806770287959">
                <text:p>0.555806770287959</text:p>
              </table:table-cell>
              <table:table-cell office:value-type="float" office:value="0.546564348187153">
                <text:p>0.546564348187153</text:p>
              </table:table-cell>
            </table:table-row>
            <table:table-row>
              <table:table-cell office:value-type="float" office:value="2316.93386666667">
                <text:p>2316.93386666667</text:p>
              </table:table-cell>
              <table:table-cell office:value-type="float" office:value="0.558405373118125">
                <text:p>0.558405373118125</text:p>
              </table:table-cell>
              <table:table-cell office:value-type="float" office:value="0.551016391974215">
                <text:p>0.551016391974215</text:p>
              </table:table-cell>
            </table:table-row>
            <table:table-row>
              <table:table-cell office:value-type="float" office:value="2359.49142857143">
                <text:p>2359.49142857143</text:p>
              </table:table-cell>
              <table:table-cell office:value-type="float" office:value="0.560985127120704">
                <text:p>0.560985127120704</text:p>
              </table:table-cell>
              <table:table-cell office:value-type="float" office:value="0.555398337942193">
                <text:p>0.555398337942193</text:p>
              </table:table-cell>
            </table:table-row>
            <table:table-row>
              <table:table-cell office:value-type="float" office:value="2402.5">
                <text:p>2402.5</text:p>
              </table:table-cell>
              <table:table-cell office:value-type="float" office:value="0.563546337238656">
                <text:p>0.563546337238656</text:p>
              </table:table-cell>
              <table:table-cell office:value-type="float" office:value="0.559710756732852">
                <text:p>0.559710756732852</text:p>
              </table:table-cell>
            </table:table-row>
            <table:table-row>
              <table:table-cell office:value-type="float" office:value="2445.96163809524">
                <text:p>2445.96163809524</text:p>
              </table:table-cell>
              <table:table-cell office:value-type="float" office:value="0.56608930059931">
                <text:p>0.56608930059931</text:p>
              </table:table-cell>
              <table:table-cell office:value-type="float" office:value="0.563954258945046">
                <text:p>0.563954258945046</text:p>
              </table:table-cell>
            </table:table-row>
            <table:table-row>
              <table:table-cell office:value-type="float" office:value="2489.8784">
                <text:p>2489.8784</text:p>
              </table:table-cell>
              <table:table-cell office:value-type="float" office:value="0.568614306788451">
                <text:p>0.568614306788451</text:p>
              </table:table-cell>
              <table:table-cell office:value-type="float" office:value="0.56812949175087">
                <text:p>0.56812949175087</text:p>
              </table:table-cell>
            </table:table-row>
            <table:table-row>
              <table:table-cell office:value-type="float" office:value="2534.25234285714">
                <text:p>2534.25234285714</text:p>
              </table:table-cell>
              <table:table-cell office:value-type="float" office:value="0.571121638112245">
                <text:p>0.571121638112245</text:p>
              </table:table-cell>
              <table:table-cell office:value-type="float" office:value="0.572237135648509">
                <text:p>0.572237135648509</text:p>
              </table:table-cell>
            </table:table-row>
            <table:table-row>
              <table:table-cell office:value-type="float" office:value="2579.08552380952">
                <text:p>2579.08552380952</text:p>
              </table:table-cell>
              <table:table-cell office:value-type="float" office:value="0.57361156984768">
                <text:p>0.57361156984768</text:p>
              </table:table-cell>
              <table:table-cell office:value-type="float" office:value="0.576277901353763">
                <text:p>0.576277901353763</text:p>
              </table:table-cell>
            </table:table-row>
            <table:table-row>
              <table:table-cell office:value-type="float" office:value="2624.38">
                <text:p>2624.38</text:p>
              </table:table-cell>
              <table:table-cell office:value-type="float" office:value="0.576084370482109">
                <text:p>0.576084370482109</text:p>
              </table:table-cell>
              <table:table-cell office:value-type="float" office:value="0.580252526831234">
                <text:p>0.580252526831234</text:p>
              </table:table-cell>
            </table:table-row>
            <table:table-row>
              <table:table-cell office:value-type="float" office:value="2670.13782857143">
                <text:p>2670.13782857143</text:p>
              </table:table-cell>
              <table:table-cell office:value-type="float" office:value="0.578540301942469">
                <text:p>0.578540301942469</text:p>
              </table:table-cell>
              <table:table-cell office:value-type="float" office:value="0.584161774465302">
                <text:p>0.584161774465302</text:p>
              </table:table-cell>
            </table:table-row>
            <table:table-row>
              <table:table-cell office:value-type="float" office:value="2716.36106666667">
                <text:p>2716.36106666667</text:p>
              </table:table-cell>
              <table:table-cell office:value-type="float" office:value="0.580979619814724">
                <text:p>0.580979619814724</text:p>
              </table:table-cell>
              <table:table-cell office:value-type="float" office:value="0.588006428370191">
                <text:p>0.588006428370191</text:p>
              </table:table-cell>
            </table:table-row>
            <table:table-row>
              <table:table-cell office:value-type="float" office:value="2763.05177142857">
                <text:p>2763.05177142857</text:p>
              </table:table-cell>
              <table:table-cell office:value-type="float" office:value="0.583402573554016">
                <text:p>0.583402573554016</text:p>
              </table:table-cell>
              <table:table-cell office:value-type="float" office:value="0.591787291837769">
                <text:p>0.591787291837769</text:p>
              </table:table-cell>
            </table:table-row>
            <table:table-row>
              <table:table-cell office:value-type="float" office:value="2810.212">
                <text:p>2810.212</text:p>
              </table:table-cell>
              <table:table-cell office:value-type="float" office:value="0.585809406686012">
                <text:p>0.585809406686012</text:p>
              </table:table-cell>
              <table:table-cell office:value-type="float" office:value="0.595505184921085">
                <text:p>0.595505184921085</text:p>
              </table:table-cell>
            </table:table-row>
            <table:table-row>
              <table:table-cell office:value-type="float" office:value="2857.84380952381">
                <text:p>2857.84380952381</text:p>
              </table:table-cell>
              <table:table-cell office:value-type="float" office:value="0.588200356999884">
                <text:p>0.588200356999884</text:p>
              </table:table-cell>
              <table:table-cell office:value-type="float" office:value="0.599160942151152">
                <text:p>0.599160942151152</text:p>
              </table:table-cell>
            </table:table-row>
            <table:table-row>
              <table:table-cell office:value-type="float" office:value="2905.94925714286">
                <text:p>2905.94925714286</text:p>
              </table:table-cell>
              <table:table-cell office:value-type="float" office:value="0.590575656733343">
                <text:p>0.590575656733343</text:p>
              </table:table-cell>
              <table:table-cell office:value-type="float" office:value="0.602755410384023">
                <text:p>0.602755410384023</text:p>
              </table:table-cell>
            </table:table-row>
            <table:table-row>
              <table:table-cell office:value-type="float" office:value="2954.5304">
                <text:p>2954.5304</text:p>
              </table:table-cell>
              <table:table-cell office:value-type="float" office:value="0.592935532750123">
                <text:p>0.592935532750123</text:p>
              </table:table-cell>
              <table:table-cell office:value-type="float" office:value="0.606289446774822">
                <text:p>0.606289446774822</text:p>
              </table:table-cell>
            </table:table-row>
            <table:table-row>
              <table:table-cell office:value-type="float" office:value="3003.58929523809">
                <text:p>3003.58929523809</text:p>
              </table:table-cell>
              <table:table-cell office:value-type="float" office:value="0.595280206710279">
                <text:p>0.595280206710279</text:p>
              </table:table-cell>
              <table:table-cell office:value-type="float" office:value="0.609763916875094">
                <text:p>0.609763916875094</text:p>
              </table:table-cell>
            </table:table-row>
            <table:table-row>
              <table:table-cell office:value-type="float" office:value="3053.128">
                <text:p>3053.128</text:p>
              </table:table-cell>
              <table:table-cell office:value-type="float" office:value="0.597609895233663">
                <text:p>0.597609895233663</text:p>
              </table:table-cell>
              <table:table-cell office:value-type="float" office:value="0.613179692849583">
                <text:p>0.613179692849583</text:p>
              </table:table-cell>
            </table:table-row>
            <table:table-row>
              <table:table-cell office:value-type="float" office:value="3103.14857142857">
                <text:p>3103.14857142857</text:p>
              </table:table-cell>
              <table:table-cell office:value-type="float" office:value="0.59992481005689">
                <text:p>0.59992481005689</text:p>
              </table:table-cell>
              <table:table-cell office:value-type="float" office:value="0.616537651808346">
                <text:p>0.616537651808346</text:p>
              </table:table-cell>
            </table:table-row>
            <table:table-row>
              <table:table-cell office:value-type="float" office:value="3153.65306666667">
                <text:p>3153.65306666667</text:p>
              </table:table-cell>
              <table:table-cell office:value-type="float" office:value="0.602225158184124">
                <text:p>0.602225158184124</text:p>
              </table:table-cell>
              <table:table-cell office:value-type="float" office:value="0.619838674249964">
                <text:p>0.619838674249964</text:p>
              </table:table-cell>
            </table:table-row>
            <table:table-row>
              <table:table-cell office:value-type="float" office:value="3204.64354285714">
                <text:p>3204.64354285714</text:p>
              </table:table-cell>
              <table:table-cell office:value-type="float" office:value="0.604511142031965">
                <text:p>0.604511142031965</text:p>
              </table:table-cell>
              <table:table-cell office:value-type="float" office:value="0.623083642611498">
                <text:p>0.623083642611498</text:p>
              </table:table-cell>
            </table:table-row>
            <table:table-row>
              <table:table-cell office:value-type="float" office:value="3256.12205714286">
                <text:p>3256.12205714286</text:p>
              </table:table-cell>
              <table:table-cell office:value-type="float" office:value="0.606782959568719">
                <text:p>0.606782959568719</text:p>
              </table:table-cell>
              <table:table-cell office:value-type="float" office:value="0.626273439920793">
                <text:p>0.626273439920793</text:p>
              </table:table-cell>
            </table:table-row>
            <table:table-row>
              <table:table-cell office:value-type="float" office:value="3308.09066666667">
                <text:p>3308.09066666667</text:p>
              </table:table-cell>
              <table:table-cell office:value-type="float" office:value="0.609040804448315">
                <text:p>0.609040804448315</text:p>
              </table:table-cell>
              <table:table-cell office:value-type="float" office:value="0.62940894854668">
                <text:p>0.62940894854668</text:p>
              </table:table-cell>
            </table:table-row>
            <table:table-row>
              <table:table-cell office:value-type="float" office:value="3360.55142857143">
                <text:p>3360.55142857143</text:p>
              </table:table-cell>
              <table:table-cell office:value-type="float" office:value="0.611284866139116">
                <text:p>0.611284866139116</text:p>
              </table:table-cell>
              <table:table-cell office:value-type="float" office:value="0.632491049042637">
                <text:p>0.632491049042637</text:p>
              </table:table-cell>
            </table:table-row>
            <table:table-row>
              <table:table-cell office:value-type="float" office:value="3413.5064">
                <text:p>3413.5064</text:p>
              </table:table-cell>
              <table:table-cell office:value-type="float" office:value="0.613515330047862">
                <text:p>0.613515330047862</text:p>
              </table:table-cell>
              <table:table-cell office:value-type="float" office:value="0.635520619079487">
                <text:p>0.635520619079487</text:p>
              </table:table-cell>
            </table:table-row>
            <table:table-row>
              <table:table-cell office:value-type="float" office:value="3466.95763809524">
                <text:p>3466.95763809524</text:p>
              </table:table-cell>
              <table:table-cell office:value-type="float" office:value="0.615732377638956">
                <text:p>0.615732377638956</text:p>
              </table:table-cell>
              <table:table-cell office:value-type="float" office:value="0.638498532462787">
                <text:p>0.638498532462787</text:p>
              </table:table-cell>
            </table:table-row>
            <table:table-row>
              <table:table-cell office:value-type="float" office:value="3520.9072">
                <text:p>3520.9072</text:p>
              </table:table-cell>
              <table:table-cell office:value-type="float" office:value="0.617936186549323">
                <text:p>0.617936186549323</text:p>
              </table:table-cell>
              <table:table-cell office:value-type="float" office:value="0.641425658230587">
                <text:p>0.641425658230587</text:p>
              </table:table-cell>
            </table:table-row>
            <table:table-row>
              <table:table-cell office:value-type="float" office:value="3575.35714285714">
                <text:p>3575.35714285714</text:p>
              </table:table-cell>
              <table:table-cell office:value-type="float" office:value="0.620126930699017">
                <text:p>0.620126930699017</text:p>
              </table:table-cell>
              <table:table-cell office:value-type="float" office:value="0.644302859827362">
                <text:p>0.644302859827362</text:p>
              </table:table-cell>
            </table:table-row>
            <table:table-row>
              <table:table-cell office:value-type="float" office:value="3630.30952380952">
                <text:p>3630.30952380952</text:p>
              </table:table-cell>
              <table:table-cell office:value-type="float" office:value="0.62230478039779">
                <text:p>0.62230478039779</text:p>
              </table:table-cell>
              <table:table-cell office:value-type="float" office:value="0.647130994350013">
                <text:p>0.647130994350013</text:p>
              </table:table-cell>
            </table:table-row>
            <table:table-row>
              <table:table-cell office:value-type="float" office:value="3685.7664">
                <text:p>3685.7664</text:p>
              </table:table-cell>
              <table:table-cell office:value-type="float" office:value="0.62446990244778">
                <text:p>0.62446990244778</text:p>
              </table:table-cell>
              <table:table-cell office:value-type="float" office:value="0.649910911861914">
                <text:p>0.649910911861914</text:p>
              </table:table-cell>
            </table:table-row>
            <table:table-row>
              <table:table-cell office:value-type="float" office:value="3741.72982857143">
                <text:p>3741.72982857143</text:p>
              </table:table-cell>
              <table:table-cell office:value-type="float" office:value="0.626622460242503">
                <text:p>0.626622460242503</text:p>
              </table:table-cell>
              <table:table-cell office:value-type="float" office:value="0.652643454771159">
                <text:p>0.652643454771159</text:p>
              </table:table-cell>
            </table:table-row>
            <table:table-row>
              <table:table-cell office:value-type="float" office:value="3798.20186666667">
                <text:p>3798.20186666667</text:p>
              </table:table-cell>
              <table:table-cell office:value-type="float" office:value="0.628762613862302">
                <text:p>0.628762613862302</text:p>
              </table:table-cell>
              <table:table-cell office:value-type="float" office:value="0.655329457269226">
                <text:p>0.655329457269226</text:p>
              </table:table-cell>
            </table:table-row>
            <table:table-row>
              <table:table-cell office:value-type="float" office:value="3855.18457142857">
                <text:p>3855.18457142857</text:p>
              </table:table-cell>
              <table:table-cell office:value-type="float" office:value="0.630890520166411">
                <text:p>0.630890520166411</text:p>
              </table:table-cell>
              <table:table-cell office:value-type="float" office:value="0.657969744826467">
                <text:p>0.657969744826467</text:p>
              </table:table-cell>
            </table:table-row>
            <table:table-row>
              <table:table-cell office:value-type="float" office:value="3912.68">
                <text:p>3912.68</text:p>
              </table:table-cell>
              <table:table-cell office:value-type="float" office:value="0.63300633288177">
                <text:p>0.63300633288177</text:p>
              </table:table-cell>
              <table:table-cell office:value-type="float" office:value="0.660565133740928">
                <text:p>0.660565133740928</text:p>
              </table:table-cell>
            </table:table-row>
            <table:table-row>
              <table:table-cell office:value-type="float" office:value="3970.69020952381">
                <text:p>3970.69020952381</text:p>
              </table:table-cell>
              <table:table-cell office:value-type="float" office:value="0.635110202688746">
                <text:p>0.635110202688746</text:p>
              </table:table-cell>
              <table:table-cell office:value-type="float" office:value="0.66311643073717">
                <text:p>0.66311643073717</text:p>
              </table:table-cell>
            </table:table-row>
            <table:table-row>
              <table:table-cell office:value-type="float" office:value="4029.21725714286">
                <text:p>4029.21725714286</text:p>
              </table:table-cell>
              <table:table-cell office:value-type="float" office:value="0.637202277303869">
                <text:p>0.637202277303869</text:p>
              </table:table-cell>
              <table:table-cell office:value-type="float" office:value="0.665624432611876">
                <text:p>0.665624432611876</text:p>
              </table:table-cell>
            </table:table-row>
            <table:table-row>
              <table:table-cell office:value-type="float" office:value="4088.2632">
                <text:p>4088.2632</text:p>
              </table:table-cell>
              <table:table-cell office:value-type="float" office:value="0.639282701559727">
                <text:p>0.639282701559727</text:p>
              </table:table-cell>
              <table:table-cell office:value-type="float" office:value="0.668089925923212">
                <text:p>0.668089925923212</text:p>
              </table:table-cell>
            </table:table-row>
            <table:table-row>
              <table:table-cell office:value-type="float" office:value="4147.8300952381">
                <text:p>4147.8300952381</text:p>
              </table:table-cell>
              <table:table-cell office:value-type="float" office:value="0.641351617482126">
                <text:p>0.641351617482126</text:p>
              </table:table-cell>
              <table:table-cell office:value-type="float" office:value="0.67051368672099">
                <text:p>0.67051368672099</text:p>
              </table:table-cell>
            </table:table-row>
            <table:table-row>
              <table:table-cell office:value-type="float" office:value="4207.92">
                <text:p>4207.92</text:p>
              </table:table-cell>
              <table:table-cell office:value-type="float" office:value="0.643409164364639">
                <text:p>0.643409164364639</text:p>
              </table:table-cell>
              <table:table-cell office:value-type="float" office:value="0.672896480314892">
                <text:p>0.672896480314892</text:p>
              </table:table-cell>
            </table:table-row>
            <table:table-row>
              <table:table-cell office:value-type="float" office:value="4268.53497142857">
                <text:p>4268.53497142857</text:p>
              </table:table-cell>
              <table:table-cell office:value-type="float" office:value="0.645455478840633">
                <text:p>0.645455478840633</text:p>
              </table:table-cell>
              <table:table-cell office:value-type="float" office:value="0.67523906107808">
                <text:p>0.67523906107808</text:p>
              </table:table-cell>
            </table:table-row>
            <table:table-row>
              <table:table-cell office:value-type="float" office:value="4329.67706666667">
                <text:p>4329.67706666667</text:p>
              </table:table-cell>
              <table:table-cell office:value-type="float" office:value="0.647490694952897">
                <text:p>0.647490694952897</text:p>
              </table:table-cell>
              <table:table-cell office:value-type="float" office:value="0.677542172283708">
                <text:p>0.677542172283708</text:p>
              </table:table-cell>
            </table:table-row>
            <table:table-row>
              <table:table-cell office:value-type="float" office:value="4391.34834285714">
                <text:p>4391.34834285714</text:p>
              </table:table-cell>
              <table:table-cell office:value-type="float" office:value="0.649514944220959">
                <text:p>0.649514944220959</text:p>
              </table:table-cell>
              <table:table-cell office:value-type="float" office:value="0.679806545971939">
                <text:p>0.679806545971939</text:p>
              </table:table-cell>
            </table:table-row>
            <table:table-row>
              <table:table-cell office:value-type="float" office:value="4453.55085714286">
                <text:p>4453.55085714286</text:p>
              </table:table-cell>
              <table:table-cell office:value-type="float" office:value="0.651528355706177">
                <text:p>0.651528355706177</text:p>
              </table:table-cell>
              <table:table-cell office:value-type="float" office:value="0.682032902845237">
                <text:p>0.682032902845237</text:p>
              </table:table-cell>
            </table:table-row>
            <table:table-row>
              <table:table-cell office:value-type="float" office:value="4516.28666666667">
                <text:p>4516.28666666667</text:p>
              </table:table-cell>
              <table:table-cell office:value-type="float" office:value="0.653531056074709">
                <text:p>0.653531056074709</text:p>
              </table:table-cell>
              <table:table-cell office:value-type="float" office:value="0.68422195218979">
                <text:p>0.68422195218979</text:p>
              </table:table-cell>
            </table:table-row>
            <table:table-row>
              <table:table-cell office:value-type="float" office:value="4579.55782857143">
                <text:p>4579.55782857143</text:p>
              </table:table-cell>
              <table:table-cell office:value-type="float" office:value="0.65552316965843">
                <text:p>0.65552316965843</text:p>
              </table:table-cell>
              <table:table-cell office:value-type="float" office:value="0.686374391821061">
                <text:p>0.686374391821061</text:p>
              </table:table-cell>
            </table:table-row>
            <table:table-row>
              <table:table-cell office:value-type="float" office:value="4643.3664">
                <text:p>4643.3664</text:p>
              </table:table-cell>
              <table:table-cell office:value-type="float" office:value="0.657504818513888">
                <text:p>0.657504818513888</text:p>
              </table:table-cell>
              <table:table-cell office:value-type="float" office:value="0.688490908051587">
                <text:p>0.688490908051587</text:p>
              </table:table-cell>
            </table:table-row>
            <table:table-row>
              <table:table-cell office:value-type="float" office:value="4707.71443809524">
                <text:p>4707.71443809524</text:p>
              </table:table-cell>
              <table:table-cell office:value-type="float" office:value="0.65947612247937">
                <text:p>0.65947612247937</text:p>
              </table:table-cell>
              <table:table-cell office:value-type="float" office:value="0.69057217567922">
                <text:p>0.69057217567922</text:p>
              </table:table-cell>
            </table:table-row>
            <table:table-row>
              <table:table-cell office:value-type="float" office:value="4772.604">
                <text:p>4772.604</text:p>
              </table:table-cell>
              <table:table-cell office:value-type="float" office:value="0.661437199230149">
                <text:p>0.661437199230149</text:p>
              </table:table-cell>
              <table:table-cell office:value-type="float" office:value="0.692618857994149">
                <text:p>0.692618857994149</text:p>
              </table:table-cell>
            </table:table-row>
            <table:table-row>
              <table:table-cell office:value-type="float" office:value="4838.03714285714">
                <text:p>4838.03714285714</text:p>
              </table:table-cell>
              <table:table-cell office:value-type="float" office:value="0.663388164331995">
                <text:p>0.663388164331995</text:p>
              </table:table-cell>
              <table:table-cell office:value-type="float" office:value="0.694631606803133">
                <text:p>0.694631606803133</text:p>
              </table:table-cell>
            </table:table-row>
            <table:table-row>
              <table:table-cell office:value-type="float" office:value="4904.01592380952">
                <text:p>4904.01592380952</text:p>
              </table:table-cell>
              <table:table-cell office:value-type="float" office:value="0.665329131292992">
                <text:p>0.665329131292992</text:p>
              </table:table-cell>
              <table:table-cell office:value-type="float" office:value="0.69661106246945">
                <text:p>0.69661106246945</text:p>
              </table:table-cell>
            </table:table-row>
            <table:table-row>
              <table:table-cell office:value-type="float" office:value="4970.5424">
                <text:p>4970.5424</text:p>
              </table:table-cell>
              <table:table-cell office:value-type="float" office:value="0.667260211613754">
                <text:p>0.667260211613754</text:p>
              </table:table-cell>
              <table:table-cell office:value-type="float" office:value="0.698557853967191">
                <text:p>0.698557853967191</text:p>
              </table:table-cell>
            </table:table-row>
            <table:table-row>
              <table:table-cell office:value-type="float" office:value="5037.61862857143">
                <text:p>5037.61862857143</text:p>
              </table:table-cell>
              <table:table-cell office:value-type="float" office:value="0.669181514836076">
                <text:p>0.669181514836076</text:p>
              </table:table-cell>
              <table:table-cell office:value-type="float" office:value="0.700472598948594">
                <text:p>0.700472598948594</text:p>
              </table:table-cell>
            </table:table-row>
            <table:table-row>
              <table:table-cell office:value-type="float" office:value="5105.24666666667">
                <text:p>5105.24666666667</text:p>
              </table:table-cell>
              <table:table-cell office:value-type="float" office:value="0.671093148590095">
                <text:p>0.671093148590095</text:p>
              </table:table-cell>
              <table:table-cell office:value-type="float" office:value="0.702355903823209">
                <text:p>0.702355903823209</text:p>
              </table:table-cell>
            </table:table-row>
            <table:table-row>
              <table:table-cell office:value-type="float" office:value="5173.42857142857">
                <text:p>5173.42857142857</text:p>
              </table:table-cell>
              <table:table-cell office:value-type="float" office:value="0.672995218640008">
                <text:p>0.672995218640008</text:p>
              </table:table-cell>
              <table:table-cell office:value-type="float" office:value="0.704208363847764">
                <text:p>0.704208363847764</text:p>
              </table:table-cell>
            </table:table-row>
            <table:table-row>
              <table:table-cell office:value-type="float" office:value="5242.1664">
                <text:p>5242.1664</text:p>
              </table:table-cell>
              <table:table-cell office:value-type="float" office:value="0.674887828928399">
                <text:p>0.674887828928399</text:p>
              </table:table-cell>
              <table:table-cell office:value-type="float" office:value="0.706030563225658">
                <text:p>0.706030563225658</text:p>
              </table:table-cell>
            </table:table-row>
            <table:table-row>
              <table:table-cell office:value-type="float" office:value="5311.46220952381">
                <text:p>5311.46220952381</text:p>
              </table:table-cell>
              <table:table-cell office:value-type="float" office:value="0.676771081619241">
                <text:p>0.676771081619241</text:p>
              </table:table-cell>
              <table:table-cell office:value-type="float" office:value="0.707823075215113">
                <text:p>0.707823075215113</text:p>
              </table:table-cell>
            </table:table-row>
            <table:table-row>
              <table:table-cell office:value-type="float" office:value="5381.31805714286">
                <text:p>5381.31805714286</text:p>
              </table:table-cell>
              <table:table-cell office:value-type="float" office:value="0.678645077139593">
                <text:p>0.678645077139593</text:p>
              </table:table-cell>
              <table:table-cell office:value-type="float" office:value="0.709586462245063">
                <text:p>0.709586462245063</text:p>
              </table:table-cell>
            </table:table-row>
            <table:table-row>
              <table:table-cell office:value-type="float" office:value="5451.736">
                <text:p>5451.736</text:p>
              </table:table-cell>
              <table:table-cell office:value-type="float" office:value="0.680509914220071">
                <text:p>0.680509914220071</text:p>
              </table:table-cell>
              <table:table-cell office:value-type="float" office:value="0.711321276037906">
                <text:p>0.711321276037906</text:p>
              </table:table-cell>
            </table:table-row>
            <table:table-row>
              <table:table-cell office:value-type="float" office:value="5522.7180952381">
                <text:p>5522.7180952381</text:p>
              </table:table-cell>
              <table:table-cell office:value-type="float" office:value="0.682365689934114">
                <text:p>0.682365689934114</text:p>
              </table:table-cell>
              <table:table-cell office:value-type="float" office:value="0.713028057738356">
                <text:p>0.713028057738356</text:p>
              </table:table-cell>
            </table:table-row>
            <table:table-row>
              <table:table-cell office:value-type="float" office:value="5594.2664">
                <text:p>5594.2664</text:p>
              </table:table-cell>
              <table:table-cell office:value-type="float" office:value="0.684212499736102">
                <text:p>0.684212499736102</text:p>
              </table:table-cell>
              <table:table-cell office:value-type="float" office:value="0.714707338047627">
                <text:p>0.714707338047627</text:p>
              </table:table-cell>
            </table:table-row>
            <table:table-row>
              <table:table-cell office:value-type="float" office:value="5666.38297142857">
                <text:p>5666.38297142857</text:p>
              </table:table-cell>
              <table:table-cell office:value-type="float" office:value="0.686050437498353">
                <text:p>0.686050437498353</text:p>
              </table:table-cell>
              <table:table-cell office:value-type="float" office:value="0.716359637362285">
                <text:p>0.716359637362285</text:p>
              </table:table-cell>
            </table:table-row>
            <table:table-row>
              <table:table-cell office:value-type="float" office:value="5739.06986666667">
                <text:p>5739.06986666667</text:p>
              </table:table-cell>
              <table:table-cell office:value-type="float" office:value="0.687879595547056">
                <text:p>0.687879595547056</text:p>
              </table:table-cell>
              <table:table-cell office:value-type="float" office:value="0.717985465917124">
                <text:p>0.717985465917124</text:p>
              </table:table-cell>
            </table:table-row>
            <table:table-row>
              <table:table-cell office:value-type="float" office:value="5812.32914285714">
                <text:p>5812.32914285714</text:p>
              </table:table-cell>
              <table:table-cell office:value-type="float" office:value="0.689700064697163">
                <text:p>0.689700064697163</text:p>
              </table:table-cell>
              <table:table-cell office:value-type="float" office:value="0.719585323931485">
                <text:p>0.719585323931485</text:p>
              </table:table-cell>
            </table:table-row>
            <table:table-row>
              <table:table-cell office:value-type="float" office:value="5886.16285714286">
                <text:p>5886.16285714286</text:p>
              </table:table-cell>
              <table:table-cell office:value-type="float" office:value="0.691511934286284">
                <text:p>0.691511934286284</text:p>
              </table:table-cell>
              <table:table-cell office:value-type="float" office:value="0.721159701758471">
                <text:p>0.721159701758471</text:p>
              </table:table-cell>
            </table:table-row>
            <table:table-row>
              <table:table-cell office:value-type="float" office:value="5960.57306666667">
                <text:p>5960.57306666667</text:p>
              </table:table-cell>
              <table:table-cell office:value-type="float" office:value="0.693315292207611">
                <text:p>0.693315292207611</text:p>
              </table:table-cell>
              <table:table-cell office:value-type="float" office:value="0.722709080036562">
                <text:p>0.722709080036562</text:p>
              </table:table-cell>
            </table:table-row>
            <table:table-row>
              <table:table-cell office:value-type="float" office:value="6035.56182857143">
                <text:p>6035.56182857143</text:p>
              </table:table-cell>
              <table:table-cell office:value-type="float" office:value="0.69511022494192">
                <text:p>0.69511022494192</text:p>
              </table:table-cell>
              <table:table-cell office:value-type="float" office:value="0.724233929843167">
                <text:p>0.724233929843167</text:p>
              </table:table-cell>
            </table:table-row>
            <table:table-row>
              <table:table-cell office:value-type="float" office:value="6111.1312">
                <text:p>6111.1312</text:p>
              </table:table-cell>
              <table:table-cell office:value-type="float" office:value="0.696896817588666">
                <text:p>0.696896817588666</text:p>
              </table:table-cell>
              <table:table-cell office:value-type="float" office:value="0.725734712849691">
                <text:p>0.725734712849691</text:p>
              </table:table-cell>
            </table:table-row>
            <table:table-row>
              <table:table-cell office:value-type="float" office:value="6187.28323809524">
                <text:p>6187.28323809524</text:p>
              </table:table-cell>
              <table:table-cell office:value-type="float" office:value="0.698675153896211">
                <text:p>0.698675153896211</text:p>
              </table:table-cell>
              <table:table-cell office:value-type="float" office:value="0.727211881477719">
                <text:p>0.727211881477719</text:p>
              </table:table-cell>
            </table:table-row>
            <table:table-row>
              <table:table-cell office:value-type="float" office:value="6264.02">
                <text:p>6264.02</text:p>
              </table:table-cell>
              <table:table-cell office:value-type="float" office:value="0.70044531629121">
                <text:p>0.70044531629121</text:p>
              </table:table-cell>
              <table:table-cell office:value-type="float" office:value="0.728665879055969">
                <text:p>0.728665879055969</text:p>
              </table:table-cell>
            </table:table-row>
            <table:table-row>
              <table:table-cell office:value-type="float" office:value="6341.34354285714">
                <text:p>6341.34354285714</text:p>
              </table:table-cell>
              <table:table-cell office:value-type="float" office:value="0.702207385907192">
                <text:p>0.702207385907192</text:p>
              </table:table-cell>
              <table:table-cell office:value-type="float" office:value="0.730097139977684">
                <text:p>0.730097139977684</text:p>
              </table:table-cell>
            </table:table-row>
            <table:table-row>
              <table:table-cell office:value-type="float" office:value="6419.25592380953">
                <text:p>6419.25592380953</text:p>
              </table:table-cell>
              <table:table-cell office:value-type="float" office:value="0.70396144261235">
                <text:p>0.70396144261235</text:p>
              </table:table-cell>
              <table:table-cell office:value-type="float" office:value="0.731506089858153">
                <text:p>0.731506089858153</text:p>
              </table:table-cell>
            </table:table-row>
            <table:table-row>
              <table:table-cell office:value-type="float" office:value="6497.7592">
                <text:p>6497.7592</text:p>
              </table:table-cell>
              <table:table-cell office:value-type="float" office:value="0.705707565036573">
                <text:p>0.705707565036573</text:p>
              </table:table-cell>
              <table:table-cell office:value-type="float" office:value="0.7328931456921">
                <text:p>0.7328931456921</text:p>
              </table:table-cell>
            </table:table-row>
            <table:table-row>
              <table:table-cell office:value-type="float" office:value="6576.85542857143">
                <text:p>6576.85542857143</text:p>
              </table:table-cell>
              <table:table-cell office:value-type="float" office:value="0.70744583059775">
                <text:p>0.70744583059775</text:p>
              </table:table-cell>
              <table:table-cell office:value-type="float" office:value="0.734258716010686">
                <text:p>0.734258716010686</text:p>
              </table:table-cell>
            </table:table-row>
            <table:table-row>
              <table:table-cell office:value-type="float" office:value="6656.54666666667">
                <text:p>6656.54666666667</text:p>
              </table:table-cell>
              <table:table-cell office:value-type="float" office:value="0.709176315527358">
                <text:p>0.709176315527358</text:p>
              </table:table-cell>
              <table:table-cell office:value-type="float" office:value="0.735603201037893">
                <text:p>0.735603201037893</text:p>
              </table:table-cell>
            </table:table-row>
            <table:table-row>
              <table:table-cell office:value-type="float" office:value="6736.83497142857">
                <text:p>6736.83497142857</text:p>
              </table:table-cell>
              <table:table-cell office:value-type="float" office:value="0.71089909489537">
                <text:p>0.71089909489537</text:p>
              </table:table-cell>
              <table:table-cell office:value-type="float" office:value="0.73692699284609">
                <text:p>0.73692699284609</text:p>
              </table:table-cell>
            </table:table-row>
            <table:table-row>
              <table:table-cell office:value-type="float" office:value="6817.7224">
                <text:p>6817.7224</text:p>
              </table:table-cell>
              <table:table-cell office:value-type="float" office:value="0.712614242634494">
                <text:p>0.712614242634494</text:p>
              </table:table-cell>
              <table:table-cell office:value-type="float" office:value="0.738230475510597">
                <text:p>0.738230475510597</text:p>
              </table:table-cell>
            </table:table-row>
            <table:table-row>
              <table:table-cell office:value-type="float" office:value="6899.21100952381">
                <text:p>6899.21100952381</text:p>
              </table:table-cell>
              <table:table-cell office:value-type="float" office:value="0.714321831563774">
                <text:p>0.714321831563774</text:p>
              </table:table-cell>
              <table:table-cell office:value-type="float" office:value="0.739514025263067">
                <text:p>0.739514025263067</text:p>
              </table:table-cell>
            </table:table-row>
            <table:table-row>
              <table:table-cell office:value-type="float" office:value="6981.30285714286">
                <text:p>6981.30285714286</text:p>
              </table:table-cell>
              <table:table-cell office:value-type="float" office:value="0.716021933411567">
                <text:p>0.716021933411567</text:p>
              </table:table-cell>
              <table:table-cell office:value-type="float" office:value="0.740778010643548">
                <text:p>0.740778010643548</text:p>
              </table:table-cell>
            </table:table-row>
            <table:table-row>
              <table:table-cell office:value-type="float" office:value="7064">
                <text:p>7064</text:p>
              </table:table-cell>
              <table:table-cell office:value-type="float" office:value="0.717714618837914">
                <text:p>0.717714618837914</text:p>
              </table:table-cell>
              <table:table-cell office:value-type="float" office:value="0.742022792651087">
                <text:p>0.742022792651087</text:p>
              </table:table-cell>
            </table:table-row>
            <table:table-row>
              <table:table-cell office:value-type="float" office:value="7147.3044952381">
                <text:p>7147.3044952381</text:p>
              </table:table-cell>
              <table:table-cell office:value-type="float" office:value="0.719399957456341">
                <text:p>0.719399957456341</text:p>
              </table:table-cell>
              <table:table-cell office:value-type="float" office:value="0.743248724892748">
                <text:p>0.743248724892748</text:p>
              </table:table-cell>
            </table:table-row>
            <table:table-row>
              <table:table-cell office:value-type="float" office:value="7231.2184">
                <text:p>7231.2184</text:p>
              </table:table-cell>
              <table:table-cell office:value-type="float" office:value="0.721078017855077">
                <text:p>0.721078017855077</text:p>
              </table:table-cell>
              <table:table-cell office:value-type="float" office:value="0.744456153730943">
                <text:p>0.744456153730943</text:p>
              </table:table-cell>
            </table:table-row>
            <table:table-row>
              <table:table-cell office:value-type="float" office:value="7315.74377142857">
                <text:p>7315.74377142857</text:p>
              </table:table-cell>
              <table:table-cell office:value-type="float" office:value="0.722748867617744">
                <text:p>0.722748867617744</text:p>
              </table:table-cell>
              <table:table-cell office:value-type="float" office:value="0.745645418428984">
                <text:p>0.745645418428984</text:p>
              </table:table-cell>
            </table:table-row>
            <table:table-row>
              <table:table-cell office:value-type="float" office:value="7400.88266666667">
                <text:p>7400.88266666667</text:p>
              </table:table-cell>
              <table:table-cell office:value-type="float" office:value="0.724412573343502">
                <text:p>0.724412573343502</text:p>
              </table:table-cell>
              <table:table-cell office:value-type="float" office:value="0.746816851294765">
                <text:p>0.746816851294765</text:p>
              </table:table-cell>
            </table:table-row>
            <table:table-row>
              <table:table-cell office:value-type="float" office:value="7486.63714285714">
                <text:p>7486.63714285714</text:p>
              </table:table-cell>
              <table:table-cell office:value-type="float" office:value="0.72606920066669">
                <text:p>0.72606920066669</text:p>
              </table:table-cell>
              <table:table-cell office:value-type="float" office:value="0.747970777822511">
                <text:p>0.747970777822511</text:p>
              </table:table-cell>
            </table:table-row>
            <table:table-row>
              <table:table-cell office:value-type="float" office:value="7573.00925714286">
                <text:p>7573.00925714286</text:p>
              </table:table-cell>
              <table:table-cell office:value-type="float" office:value="0.727718814275967">
                <text:p>0.727718814275967</text:p>
              </table:table-cell>
              <table:table-cell office:value-type="float" office:value="0.749107516832519">
                <text:p>0.749107516832519</text:p>
              </table:table-cell>
            </table:table-row>
            <table:table-row>
              <table:table-cell office:value-type="float" office:value="7660.00106666667">
                <text:p>7660.00106666667</text:p>
              </table:table-cell>
              <table:table-cell office:value-type="float" office:value="0.72936147793297">
                <text:p>0.72936147793297</text:p>
              </table:table-cell>
              <table:table-cell office:value-type="float" office:value="0.750227380608855">
                <text:p>0.750227380608855</text:p>
              </table:table-cell>
            </table:table-row>
            <table:table-row>
              <table:table-cell office:value-type="float" office:value="7747.61462857143">
                <text:p>7747.61462857143</text:p>
              </table:table-cell>
              <table:table-cell office:value-type="float" office:value="0.730997254490502">
                <text:p>0.730997254490502</text:p>
              </table:table-cell>
              <table:table-cell office:value-type="float" office:value="0.751330675034942">
                <text:p>0.751330675034942</text:p>
              </table:table-cell>
            </table:table-row>
            <table:table-row>
              <table:table-cell office:value-type="float" office:value="7835.852">
                <text:p>7835.852</text:p>
              </table:table-cell>
              <table:table-cell office:value-type="float" office:value="0.732626205910275">
                <text:p>0.732626205910275</text:p>
              </table:table-cell>
              <table:table-cell office:value-type="float" office:value="0.75241769972702">
                <text:p>0.75241769972702</text:p>
              </table:table-cell>
            </table:table-row>
            <table:table-row>
              <table:table-cell office:value-type="float" office:value="7924.71523809524">
                <text:p>7924.71523809524</text:p>
              </table:table-cell>
              <table:table-cell office:value-type="float" office:value="0.734248393280204">
                <text:p>0.734248393280204</text:p>
              </table:table-cell>
              <table:table-cell office:value-type="float" office:value="0.753488748165435">
                <text:p>0.753488748165435</text:p>
              </table:table-cell>
            </table:table-row>
            <table:table-row>
              <table:table-cell office:value-type="float" office:value="8014.2064">
                <text:p>8014.2064</text:p>
              </table:table-cell>
              <table:table-cell office:value-type="float" office:value="0.735863876831282">
                <text:p>0.735863876831282</text:p>
              </table:table-cell>
              <table:table-cell office:value-type="float" office:value="0.754544107823738">
                <text:p>0.754544107823738</text:p>
              </table:table-cell>
            </table:table-row>
            <table:table-row>
              <table:table-cell office:value-type="float" office:value="8104.32754285714">
                <text:p>8104.32754285714</text:p>
              </table:table-cell>
              <table:table-cell office:value-type="float" office:value="0.737472715954033">
                <text:p>0.737472715954033</text:p>
              </table:table-cell>
              <table:table-cell office:value-type="float" office:value="0.755584060295581">
                <text:p>0.755584060295581</text:p>
              </table:table-cell>
            </table:table-row>
            <table:table-row>
              <table:table-cell office:value-type="float" office:value="8195.08072380953">
                <text:p>8195.08072380953</text:p>
              </table:table-cell>
              <table:table-cell office:value-type="float" office:value="0.739074969214573">
                <text:p>0.739074969214573</text:p>
              </table:table-cell>
              <table:table-cell office:value-type="float" office:value="0.756608881419382">
                <text:p>0.756608881419382</text:p>
              </table:table-cell>
            </table:table-row>
            <table:table-row>
              <table:table-cell office:value-type="float" office:value="8286.468">
                <text:p>8286.468</text:p>
              </table:table-cell>
              <table:table-cell office:value-type="float" office:value="0.740670694370277">
                <text:p>0.740670694370277</text:p>
              </table:table-cell>
              <table:table-cell office:value-type="float" office:value="0.757618841400781">
                <text:p>0.757618841400781</text:p>
              </table:table-cell>
            </table:table-row>
            <table:table-row>
              <table:table-cell office:value-type="float" office:value="8378.49142857143">
                <text:p>8378.49142857143</text:p>
              </table:table-cell>
              <table:table-cell office:value-type="float" office:value="0.742259948385063">
                <text:p>0.742259948385063</text:p>
              </table:table-cell>
              <table:table-cell office:value-type="float" office:value="0.758614204932841">
                <text:p>0.758614204932841</text:p>
              </table:table-cell>
            </table:table-row>
            <table:table-row>
              <table:table-cell office:value-type="float" office:value="8471.15306666667">
                <text:p>8471.15306666667</text:p>
              </table:table-cell>
              <table:table-cell office:value-type="float" office:value="0.74384278744432">
                <text:p>0.74384278744432</text:p>
              </table:table-cell>
              <table:table-cell office:value-type="float" office:value="0.759595231314045">
                <text:p>0.759595231314045</text:p>
              </table:table-cell>
            </table:table-row>
            <table:table-row>
              <table:table-cell office:value-type="float" office:value="8564.45497142857">
                <text:p>8564.45497142857</text:p>
              </table:table-cell>
              <table:table-cell office:value-type="float" office:value="0.745419266969467">
                <text:p>0.745419266969467</text:p>
              </table:table-cell>
              <table:table-cell office:value-type="float" office:value="0.76056217456405">
                <text:p>0.76056217456405</text:p>
              </table:table-cell>
            </table:table-row>
            <table:table-row>
              <table:table-cell office:value-type="float" office:value="8658.3992">
                <text:p>8658.3992</text:p>
              </table:table-cell>
              <table:table-cell office:value-type="float" office:value="0.746989441632181">
                <text:p>0.746989441632181</text:p>
              </table:table-cell>
              <table:table-cell office:value-type="float" office:value="0.761515283537239">
                <text:p>0.761515283537239</text:p>
              </table:table-cell>
            </table:table-row>
            <table:table-row>
              <table:table-cell office:value-type="float" office:value="8752.98780952381">
                <text:p>8752.98780952381</text:p>
              </table:table-cell>
              <table:table-cell office:value-type="float" office:value="0.74855336536827">
                <text:p>0.74855336536827</text:p>
              </table:table-cell>
              <table:table-cell office:value-type="float" office:value="0.76245480203406">
                <text:p>0.76245480203406</text:p>
              </table:table-cell>
            </table:table-row>
            <table:table-row>
              <table:table-cell office:value-type="float" office:value="8848.22285714286">
                <text:p>8848.22285714286</text:p>
              </table:table-cell>
              <table:table-cell office:value-type="float" office:value="0.750111091391237">
                <text:p>0.750111091391237</text:p>
              </table:table-cell>
              <table:table-cell office:value-type="float" office:value="0.763380968910181">
                <text:p>0.763380968910181</text:p>
              </table:table-cell>
            </table:table-row>
            <table:table-row>
              <table:table-cell office:value-type="float" office:value="8944.1064">
                <text:p>8944.1064</text:p>
              </table:table-cell>
              <table:table-cell office:value-type="float" office:value="0.751662672205519">
                <text:p>0.751662672205519</text:p>
              </table:table-cell>
              <table:table-cell office:value-type="float" office:value="0.764294018183474">
                <text:p>0.764294018183474</text:p>
              </table:table-cell>
            </table:table-row>
            <table:table-row>
              <table:table-cell office:value-type="float" office:value="9040.6404952381">
                <text:p>9040.6404952381</text:p>
              </table:table-cell>
              <table:table-cell office:value-type="float" office:value="0.753208159619414">
                <text:p>0.753208159619414</text:p>
              </table:table-cell>
              <table:table-cell office:value-type="float" office:value="0.765194179138842">
                <text:p>0.765194179138842</text:p>
              </table:table-cell>
            </table:table-row>
            <table:table-row>
              <table:table-cell office:value-type="float" office:value="9137.8272">
                <text:p>9137.8272</text:p>
              </table:table-cell>
              <table:table-cell office:value-type="float" office:value="0.754747604757716">
                <text:p>0.754747604757716</text:p>
              </table:table-cell>
              <table:table-cell office:value-type="float" office:value="0.766081676430915">
                <text:p>0.766081676430915</text:p>
              </table:table-cell>
            </table:table-row>
            <table:table-row>
              <table:table-cell office:value-type="float" office:value="9235.66857142857">
                <text:p>9235.66857142857</text:p>
              </table:table-cell>
              <table:table-cell office:value-type="float" office:value="0.756281058074058">
                <text:p>0.756281058074058</text:p>
              </table:table-cell>
              <table:table-cell office:value-type="float" office:value="0.766956730184638">
                <text:p>0.766956730184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